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6.19pt"/>
    </style:style>
    <style:style style:name="co5" style:family="table-column">
      <style:table-column-properties fo:break-before="auto" style:column-width="65.2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76.79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15846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B-Combined" table:style-name="ta1">
        <table:table-column table:style-name="co1" table:default-cell-style-name="Default"/>
        <table:table-column table:style-name="co2" table:number-columns-repeated="37" table:default-cell-style-name="Default"/>
        <table:table-column table:style-name="co3" table:number-columns-repeated="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0.1536772991" calcext:value-type="float">
            <text:p>0.1536772991</text:p>
          </table:table-cell>
          <table:table-cell table:style-name="ce1" office:value-type="float" office:value="0.1338590549" calcext:value-type="float">
            <text:p>0.1338590549</text:p>
          </table:table-cell>
          <table:table-cell table:style-name="ce1" office:value-type="float" office:value="0.1221636963" calcext:value-type="float">
            <text:p>0.1221636963</text:p>
          </table:table-cell>
          <table:table-cell table:style-name="ce1" office:value-type="float" office:value="0.1197286504" calcext:value-type="float">
            <text:p>0.1197286504</text:p>
          </table:table-cell>
          <table:table-cell table:style-name="ce1" office:value-type="float" office:value="0.1188721579" calcext:value-type="float">
            <text:p>0.1188721579</text:p>
          </table:table-cell>
          <table:table-cell table:style-name="ce1" office:value-type="float" office:value="0.110793335" calcext:value-type="float">
            <text:p>0.110793335</text:p>
          </table:table-cell>
          <table:table-cell table:style-name="ce1" office:value-type="float" office:value="0.1034369376" calcext:value-type="float">
            <text:p>0.1034369376</text:p>
          </table:table-cell>
          <table:table-cell table:style-name="ce2" office:value-type="float" office:value="0.1447541011" calcext:value-type="float">
            <text:p>0.1447541011</text:p>
          </table:table-cell>
          <table:table-cell table:style-name="ce2" office:value-type="float" office:value="0.1349675267" calcext:value-type="float">
            <text:p>0.1349675267</text:p>
          </table:table-cell>
          <table:table-cell table:style-name="ce2" office:value-type="float" office:value="0.1194717068" calcext:value-type="float">
            <text:p>0.1194717068</text:p>
          </table:table-cell>
          <table:table-cell table:style-name="ce2" office:value-type="float" office:value="0.1182401934" calcext:value-type="float">
            <text:p>0.1182401934</text:p>
          </table:table-cell>
          <table:table-cell table:style-name="ce2" office:value-type="float" office:value="0.1099504452" calcext:value-type="float">
            <text:p>0.1099504452</text:p>
          </table:table-cell>
          <table:table-cell table:style-name="ce2" office:value-type="float" office:value="0.1048572825" calcext:value-type="float">
            <text:p>0.1048572825</text:p>
          </table:table-cell>
          <table:table-cell table:style-name="ce2" office:value-type="float" office:value="0.1035671821" calcext:value-type="float">
            <text:p>0.1035671821</text:p>
          </table:table-cell>
          <table:table-cell table:style-name="ce2" office:value-type="float" office:value="0.1032875666" calcext:value-type="float">
            <text:p>0.1032875666</text:p>
          </table:table-cell>
          <table:table-cell table:style-name="ce2" office:value-type="float" office:value="0.1018954787" calcext:value-type="float">
            <text:p>0.1018954787</text:p>
          </table:table-cell>
          <table:table-cell office:value-type="string" calcext:value-type="string">
            <text:p>Hard Ensemble</text:p>
          </table:table-cell>
          <table:table-cell office:value-type="string" calcext:value-type="string">
            <text:p>Soft Ensemble</text:p>
          </table:table-cell>
          <table:table-cell table:number-columns-repeated="28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B2:.Q2])/COUNT([.B2:.Q2]));0)" office:value-type="float" office:value="0" calcext:value-type="float">
            <text:p>0</text:p>
          </table:table-cell>
          <table:table-cell table:formula="of:=ROUND(([.B2]*[.$B$1]+[.C2]*[.$C$1]+[.D2]*[.$D$1]+[.E2]*[.$E$1]+[.F2]*[.$F$1]+[.G2]*[.$G$1]+[.H2]*[.$H$1]+[.I2]*[.$I$1]+[.J2]*[.$J$1]+[.K2]*[.$K$1]+[.L2]*[.$L$1]+[.M2]*[.$M$1]+[.N2]*[.$N$1]+[.O2]*[.$O$1]+[.P2]*[.$P$1]+[.Q2]*[.$Q$1])/COUNT([.B2:.Q2]))" office:value-type="float" office:value="0" calcext:value-type="float">
            <text:p>0</text:p>
          </table:table-cell>
          <table:table-cell table:formula="of:=IF([.R2]&lt;&gt;[.S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3:.Q3])/COUNT([.B3:.Q3]));0)" office:value-type="float" office:value="0" calcext:value-type="float">
            <text:p>0</text:p>
          </table:table-cell>
          <table:table-cell table:formula="of:=ROUND(([.B3]*[.$B$1]+[.C3]*[.$C$1]+[.D3]*[.$D$1]+[.E3]*[.$E$1]+[.F3]*[.$F$1]+[.G3]*[.$G$1]+[.H3]*[.$H$1]+[.I3]*[.$I$1]+[.J3]*[.$J$1]+[.K3]*[.$K$1]+[.L3]*[.$L$1]+[.M3]*[.$M$1]+[.N3]*[.$N$1]+[.O3]*[.$O$1]+[.P3]*[.$P$1]+[.Q3]*[.$Q$1])/COUNT([.B3:.Q3]))" office:value-type="float" office:value="0" calcext:value-type="float">
            <text:p>0</text:p>
          </table:table-cell>
          <table:table-cell table:formula="of:=IF([.R3]&lt;&gt;[.S3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4:.Q4])/COUNT([.B4:.Q4]));0)" office:value-type="float" office:value="0" calcext:value-type="float">
            <text:p>0</text:p>
          </table:table-cell>
          <table:table-cell table:formula="of:=ROUND(([.B4]*[.$B$1]+[.C4]*[.$C$1]+[.D4]*[.$D$1]+[.E4]*[.$E$1]+[.F4]*[.$F$1]+[.G4]*[.$G$1]+[.H4]*[.$H$1]+[.I4]*[.$I$1]+[.J4]*[.$J$1]+[.K4]*[.$K$1]+[.L4]*[.$L$1]+[.M4]*[.$M$1]+[.N4]*[.$N$1]+[.O4]*[.$O$1]+[.P4]*[.$P$1]+[.Q4]*[.$Q$1])/COUNT([.B4:.Q4]))" office:value-type="float" office:value="0" calcext:value-type="float">
            <text:p>0</text:p>
          </table:table-cell>
          <table:table-cell table:formula="of:=IF([.R4]&lt;&gt;[.S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5:.Q5])/COUNT([.B5:.Q5]));0)" office:value-type="float" office:value="0" calcext:value-type="float">
            <text:p>0</text:p>
          </table:table-cell>
          <table:table-cell table:formula="of:=ROUND(([.B5]*[.$B$1]+[.C5]*[.$C$1]+[.D5]*[.$D$1]+[.E5]*[.$E$1]+[.F5]*[.$F$1]+[.G5]*[.$G$1]+[.H5]*[.$H$1]+[.I5]*[.$I$1]+[.J5]*[.$J$1]+[.K5]*[.$K$1]+[.L5]*[.$L$1]+[.M5]*[.$M$1]+[.N5]*[.$N$1]+[.O5]*[.$O$1]+[.P5]*[.$P$1]+[.Q5]*[.$Q$1])/COUNT([.B5:.Q5]))" office:value-type="float" office:value="0" calcext:value-type="float">
            <text:p>0</text:p>
          </table:table-cell>
          <table:table-cell table:formula="of:=IF([.R5]&lt;&gt;[.S5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6:.Q6])/COUNT([.B6:.Q6]));0)" office:value-type="float" office:value="0" calcext:value-type="float">
            <text:p>0</text:p>
          </table:table-cell>
          <table:table-cell table:formula="of:=ROUND(([.B6]*[.$B$1]+[.C6]*[.$C$1]+[.D6]*[.$D$1]+[.E6]*[.$E$1]+[.F6]*[.$F$1]+[.G6]*[.$G$1]+[.H6]*[.$H$1]+[.I6]*[.$I$1]+[.J6]*[.$J$1]+[.K6]*[.$K$1]+[.L6]*[.$L$1]+[.M6]*[.$M$1]+[.N6]*[.$N$1]+[.O6]*[.$O$1]+[.P6]*[.$P$1]+[.Q6]*[.$Q$1])/COUNT([.B6:.Q6]))" office:value-type="float" office:value="0" calcext:value-type="float">
            <text:p>0</text:p>
          </table:table-cell>
          <table:table-cell table:formula="of:=IF([.R6]&lt;&gt;[.S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7:.Q7])/COUNT([.B7:.Q7]));0)" office:value-type="float" office:value="0" calcext:value-type="float">
            <text:p>0</text:p>
          </table:table-cell>
          <table:table-cell table:formula="of:=ROUND(([.B7]*[.$B$1]+[.C7]*[.$C$1]+[.D7]*[.$D$1]+[.E7]*[.$E$1]+[.F7]*[.$F$1]+[.G7]*[.$G$1]+[.H7]*[.$H$1]+[.I7]*[.$I$1]+[.J7]*[.$J$1]+[.K7]*[.$K$1]+[.L7]*[.$L$1]+[.M7]*[.$M$1]+[.N7]*[.$N$1]+[.O7]*[.$O$1]+[.P7]*[.$P$1]+[.Q7]*[.$Q$1])/COUNT([.B7:.Q7]))" office:value-type="float" office:value="0" calcext:value-type="float">
            <text:p>0</text:p>
          </table:table-cell>
          <table:table-cell table:formula="of:=IF([.R7]&lt;&gt;[.S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8:.Q8])/COUNT([.B8:.Q8]));0)" office:value-type="float" office:value="0" calcext:value-type="float">
            <text:p>0</text:p>
          </table:table-cell>
          <table:table-cell table:formula="of:=ROUND(([.B8]*[.$B$1]+[.C8]*[.$C$1]+[.D8]*[.$D$1]+[.E8]*[.$E$1]+[.F8]*[.$F$1]+[.G8]*[.$G$1]+[.H8]*[.$H$1]+[.I8]*[.$I$1]+[.J8]*[.$J$1]+[.K8]*[.$K$1]+[.L8]*[.$L$1]+[.M8]*[.$M$1]+[.N8]*[.$N$1]+[.O8]*[.$O$1]+[.P8]*[.$P$1]+[.Q8]*[.$Q$1])/COUNT([.B8:.Q8]))" office:value-type="float" office:value="0" calcext:value-type="float">
            <text:p>0</text:p>
          </table:table-cell>
          <table:table-cell table:formula="of:=IF([.R8]&lt;&gt;[.S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9:.Q9])/COUNT([.B9:.Q9]));0)" office:value-type="float" office:value="0" calcext:value-type="float">
            <text:p>0</text:p>
          </table:table-cell>
          <table:table-cell table:formula="of:=ROUND(([.B9]*[.$B$1]+[.C9]*[.$C$1]+[.D9]*[.$D$1]+[.E9]*[.$E$1]+[.F9]*[.$F$1]+[.G9]*[.$G$1]+[.H9]*[.$H$1]+[.I9]*[.$I$1]+[.J9]*[.$J$1]+[.K9]*[.$K$1]+[.L9]*[.$L$1]+[.M9]*[.$M$1]+[.N9]*[.$N$1]+[.O9]*[.$O$1]+[.P9]*[.$P$1]+[.Q9]*[.$Q$1])/COUNT([.B9:.Q9]))" office:value-type="float" office:value="0" calcext:value-type="float">
            <text:p>0</text:p>
          </table:table-cell>
          <table:table-cell table:formula="of:=IF([.R9]&lt;&gt;[.S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0:.Q10])/COUNT([.B10:.Q10]));0)" office:value-type="float" office:value="0" calcext:value-type="float">
            <text:p>0</text:p>
          </table:table-cell>
          <table:table-cell table:formula="of:=ROUND(([.B10]*[.$B$1]+[.C10]*[.$C$1]+[.D10]*[.$D$1]+[.E10]*[.$E$1]+[.F10]*[.$F$1]+[.G10]*[.$G$1]+[.H10]*[.$H$1]+[.I10]*[.$I$1]+[.J10]*[.$J$1]+[.K10]*[.$K$1]+[.L10]*[.$L$1]+[.M10]*[.$M$1]+[.N10]*[.$N$1]+[.O10]*[.$O$1]+[.P10]*[.$P$1]+[.Q10]*[.$Q$1])/COUNT([.B10:.Q10]))" office:value-type="float" office:value="0" calcext:value-type="float">
            <text:p>0</text:p>
          </table:table-cell>
          <table:table-cell table:formula="of:=IF([.R10]&lt;&gt;[.S1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1:.Q11])/COUNT([.B11:.Q11]));0)" office:value-type="float" office:value="0" calcext:value-type="float">
            <text:p>0</text:p>
          </table:table-cell>
          <table:table-cell table:formula="of:=ROUND(([.B11]*[.$B$1]+[.C11]*[.$C$1]+[.D11]*[.$D$1]+[.E11]*[.$E$1]+[.F11]*[.$F$1]+[.G11]*[.$G$1]+[.H11]*[.$H$1]+[.I11]*[.$I$1]+[.J11]*[.$J$1]+[.K11]*[.$K$1]+[.L11]*[.$L$1]+[.M11]*[.$M$1]+[.N11]*[.$N$1]+[.O11]*[.$O$1]+[.P11]*[.$P$1]+[.Q11]*[.$Q$1])/COUNT([.B11:.Q11]))" office:value-type="float" office:value="0" calcext:value-type="float">
            <text:p>0</text:p>
          </table:table-cell>
          <table:table-cell table:formula="of:=IF([.R11]&lt;&gt;[.S1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2:.Q12])/COUNT([.B12:.Q12]));0)" office:value-type="float" office:value="0" calcext:value-type="float">
            <text:p>0</text:p>
          </table:table-cell>
          <table:table-cell table:formula="of:=ROUND(([.B12]*[.$B$1]+[.C12]*[.$C$1]+[.D12]*[.$D$1]+[.E12]*[.$E$1]+[.F12]*[.$F$1]+[.G12]*[.$G$1]+[.H12]*[.$H$1]+[.I12]*[.$I$1]+[.J12]*[.$J$1]+[.K12]*[.$K$1]+[.L12]*[.$L$1]+[.M12]*[.$M$1]+[.N12]*[.$N$1]+[.O12]*[.$O$1]+[.P12]*[.$P$1]+[.Q12]*[.$Q$1])/COUNT([.B12:.Q12]))" office:value-type="float" office:value="0" calcext:value-type="float">
            <text:p>0</text:p>
          </table:table-cell>
          <table:table-cell table:formula="of:=IF([.R12]&lt;&gt;[.S1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3:.Q13])/COUNT([.B13:.Q13]));0)" office:value-type="float" office:value="0" calcext:value-type="float">
            <text:p>0</text:p>
          </table:table-cell>
          <table:table-cell table:formula="of:=ROUND(([.B13]*[.$B$1]+[.C13]*[.$C$1]+[.D13]*[.$D$1]+[.E13]*[.$E$1]+[.F13]*[.$F$1]+[.G13]*[.$G$1]+[.H13]*[.$H$1]+[.I13]*[.$I$1]+[.J13]*[.$J$1]+[.K13]*[.$K$1]+[.L13]*[.$L$1]+[.M13]*[.$M$1]+[.N13]*[.$N$1]+[.O13]*[.$O$1]+[.P13]*[.$P$1]+[.Q13]*[.$Q$1])/COUNT([.B13:.Q13]))" office:value-type="float" office:value="0" calcext:value-type="float">
            <text:p>0</text:p>
          </table:table-cell>
          <table:table-cell table:formula="of:=IF([.R13]&lt;&gt;[.S1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4:.Q14])/COUNT([.B14:.Q14]));0)" office:value-type="float" office:value="0" calcext:value-type="float">
            <text:p>0</text:p>
          </table:table-cell>
          <table:table-cell table:formula="of:=ROUND(([.B14]*[.$B$1]+[.C14]*[.$C$1]+[.D14]*[.$D$1]+[.E14]*[.$E$1]+[.F14]*[.$F$1]+[.G14]*[.$G$1]+[.H14]*[.$H$1]+[.I14]*[.$I$1]+[.J14]*[.$J$1]+[.K14]*[.$K$1]+[.L14]*[.$L$1]+[.M14]*[.$M$1]+[.N14]*[.$N$1]+[.O14]*[.$O$1]+[.P14]*[.$P$1]+[.Q14]*[.$Q$1])/COUNT([.B14:.Q14]))" office:value-type="float" office:value="0" calcext:value-type="float">
            <text:p>0</text:p>
          </table:table-cell>
          <table:table-cell table:formula="of:=IF([.R14]&lt;&gt;[.S1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5:.Q15])/COUNT([.B15:.Q15]));0)" office:value-type="float" office:value="0" calcext:value-type="float">
            <text:p>0</text:p>
          </table:table-cell>
          <table:table-cell table:formula="of:=ROUND(([.B15]*[.$B$1]+[.C15]*[.$C$1]+[.D15]*[.$D$1]+[.E15]*[.$E$1]+[.F15]*[.$F$1]+[.G15]*[.$G$1]+[.H15]*[.$H$1]+[.I15]*[.$I$1]+[.J15]*[.$J$1]+[.K15]*[.$K$1]+[.L15]*[.$L$1]+[.M15]*[.$M$1]+[.N15]*[.$N$1]+[.O15]*[.$O$1]+[.P15]*[.$P$1]+[.Q15]*[.$Q$1])/COUNT([.B15:.Q15]))" office:value-type="float" office:value="0" calcext:value-type="float">
            <text:p>0</text:p>
          </table:table-cell>
          <table:table-cell table:formula="of:=IF([.R15]&lt;&gt;[.S1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ROUND((SUM([.B16:.Q16])/COUNT([.B16:.Q16]));0)" office:value-type="float" office:value="0" calcext:value-type="float">
            <text:p>0</text:p>
          </table:table-cell>
          <table:table-cell table:formula="of:=ROUND(([.B16]*[.$B$1]+[.C16]*[.$C$1]+[.D16]*[.$D$1]+[.E16]*[.$E$1]+[.F16]*[.$F$1]+[.G16]*[.$G$1]+[.H16]*[.$H$1]+[.I16]*[.$I$1]+[.J16]*[.$J$1]+[.K16]*[.$K$1]+[.L16]*[.$L$1]+[.M16]*[.$M$1]+[.N16]*[.$N$1]+[.O16]*[.$O$1]+[.P16]*[.$P$1]+[.Q16]*[.$Q$1])/COUNT([.B16:.Q16]))" office:value-type="float" office:value="0" calcext:value-type="float">
            <text:p>0</text:p>
          </table:table-cell>
          <table:table-cell table:formula="of:=IF([.R16]&lt;&gt;[.S1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7:.Q17])/COUNT([.B17:.Q17]));0)" office:value-type="float" office:value="0" calcext:value-type="float">
            <text:p>0</text:p>
          </table:table-cell>
          <table:table-cell table:formula="of:=ROUND(([.B17]*[.$B$1]+[.C17]*[.$C$1]+[.D17]*[.$D$1]+[.E17]*[.$E$1]+[.F17]*[.$F$1]+[.G17]*[.$G$1]+[.H17]*[.$H$1]+[.I17]*[.$I$1]+[.J17]*[.$J$1]+[.K17]*[.$K$1]+[.L17]*[.$L$1]+[.M17]*[.$M$1]+[.N17]*[.$N$1]+[.O17]*[.$O$1]+[.P17]*[.$P$1]+[.Q17]*[.$Q$1])/COUNT([.B17:.Q17]))" office:value-type="float" office:value="0" calcext:value-type="float">
            <text:p>0</text:p>
          </table:table-cell>
          <table:table-cell table:formula="of:=IF([.R17]&lt;&gt;[.S1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:.Q18])/COUNT([.B18:.Q18]));0)" office:value-type="float" office:value="0" calcext:value-type="float">
            <text:p>0</text:p>
          </table:table-cell>
          <table:table-cell table:formula="of:=ROUND(([.B18]*[.$B$1]+[.C18]*[.$C$1]+[.D18]*[.$D$1]+[.E18]*[.$E$1]+[.F18]*[.$F$1]+[.G18]*[.$G$1]+[.H18]*[.$H$1]+[.I18]*[.$I$1]+[.J18]*[.$J$1]+[.K18]*[.$K$1]+[.L18]*[.$L$1]+[.M18]*[.$M$1]+[.N18]*[.$N$1]+[.O18]*[.$O$1]+[.P18]*[.$P$1]+[.Q18]*[.$Q$1])/COUNT([.B18:.Q18]))" office:value-type="float" office:value="0" calcext:value-type="float">
            <text:p>0</text:p>
          </table:table-cell>
          <table:table-cell table:formula="of:=IF([.R18]&lt;&gt;[.S1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9:.Q19])/COUNT([.B19:.Q19]));0)" office:value-type="float" office:value="0" calcext:value-type="float">
            <text:p>0</text:p>
          </table:table-cell>
          <table:table-cell table:formula="of:=ROUND(([.B19]*[.$B$1]+[.C19]*[.$C$1]+[.D19]*[.$D$1]+[.E19]*[.$E$1]+[.F19]*[.$F$1]+[.G19]*[.$G$1]+[.H19]*[.$H$1]+[.I19]*[.$I$1]+[.J19]*[.$J$1]+[.K19]*[.$K$1]+[.L19]*[.$L$1]+[.M19]*[.$M$1]+[.N19]*[.$N$1]+[.O19]*[.$O$1]+[.P19]*[.$P$1]+[.Q19]*[.$Q$1])/COUNT([.B19:.Q19]))" office:value-type="float" office:value="0" calcext:value-type="float">
            <text:p>0</text:p>
          </table:table-cell>
          <table:table-cell table:formula="of:=IF([.R19]&lt;&gt;[.S1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20:.Q20])/COUNT([.B20:.Q20]));0)" office:value-type="float" office:value="0" calcext:value-type="float">
            <text:p>0</text:p>
          </table:table-cell>
          <table:table-cell table:formula="of:=ROUND(([.B20]*[.$B$1]+[.C20]*[.$C$1]+[.D20]*[.$D$1]+[.E20]*[.$E$1]+[.F20]*[.$F$1]+[.G20]*[.$G$1]+[.H20]*[.$H$1]+[.I20]*[.$I$1]+[.J20]*[.$J$1]+[.K20]*[.$K$1]+[.L20]*[.$L$1]+[.M20]*[.$M$1]+[.N20]*[.$N$1]+[.O20]*[.$O$1]+[.P20]*[.$P$1]+[.Q20]*[.$Q$1])/COUNT([.B20:.Q20]))" office:value-type="float" office:value="0" calcext:value-type="float">
            <text:p>0</text:p>
          </table:table-cell>
          <table:table-cell table:formula="of:=IF([.R20]&lt;&gt;[.S2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21:.Q21])/COUNT([.B21:.Q21]));0)" office:value-type="float" office:value="0" calcext:value-type="float">
            <text:p>0</text:p>
          </table:table-cell>
          <table:table-cell table:formula="of:=ROUND(([.B21]*[.$B$1]+[.C21]*[.$C$1]+[.D21]*[.$D$1]+[.E21]*[.$E$1]+[.F21]*[.$F$1]+[.G21]*[.$G$1]+[.H21]*[.$H$1]+[.I21]*[.$I$1]+[.J21]*[.$J$1]+[.K21]*[.$K$1]+[.L21]*[.$L$1]+[.M21]*[.$M$1]+[.N21]*[.$N$1]+[.O21]*[.$O$1]+[.P21]*[.$P$1]+[.Q21]*[.$Q$1])/COUNT([.B21:.Q21]))" office:value-type="float" office:value="0" calcext:value-type="float">
            <text:p>0</text:p>
          </table:table-cell>
          <table:table-cell table:formula="of:=IF([.R21]&lt;&gt;[.S2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22:.Q22])/COUNT([.B22:.Q22]));0)" office:value-type="float" office:value="0" calcext:value-type="float">
            <text:p>0</text:p>
          </table:table-cell>
          <table:table-cell table:formula="of:=ROUND(([.B22]*[.$B$1]+[.C22]*[.$C$1]+[.D22]*[.$D$1]+[.E22]*[.$E$1]+[.F22]*[.$F$1]+[.G22]*[.$G$1]+[.H22]*[.$H$1]+[.I22]*[.$I$1]+[.J22]*[.$J$1]+[.K22]*[.$K$1]+[.L22]*[.$L$1]+[.M22]*[.$M$1]+[.N22]*[.$N$1]+[.O22]*[.$O$1]+[.P22]*[.$P$1]+[.Q22]*[.$Q$1])/COUNT([.B22:.Q22]))" office:value-type="float" office:value="0" calcext:value-type="float">
            <text:p>0</text:p>
          </table:table-cell>
          <table:table-cell table:formula="of:=IF([.R22]&lt;&gt;[.S2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23:.Q23])/COUNT([.B23:.Q23]));0)" office:value-type="float" office:value="0" calcext:value-type="float">
            <text:p>0</text:p>
          </table:table-cell>
          <table:table-cell table:formula="of:=ROUND(([.B23]*[.$B$1]+[.C23]*[.$C$1]+[.D23]*[.$D$1]+[.E23]*[.$E$1]+[.F23]*[.$F$1]+[.G23]*[.$G$1]+[.H23]*[.$H$1]+[.I23]*[.$I$1]+[.J23]*[.$J$1]+[.K23]*[.$K$1]+[.L23]*[.$L$1]+[.M23]*[.$M$1]+[.N23]*[.$N$1]+[.O23]*[.$O$1]+[.P23]*[.$P$1]+[.Q23]*[.$Q$1])/COUNT([.B23:.Q23]))" office:value-type="float" office:value="0" calcext:value-type="float">
            <text:p>0</text:p>
          </table:table-cell>
          <table:table-cell table:formula="of:=IF([.R23]&lt;&gt;[.S2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B24:.Q24])/COUNT([.B24:.Q24]));0)" office:value-type="float" office:value="0" calcext:value-type="float">
            <text:p>0</text:p>
          </table:table-cell>
          <table:table-cell table:formula="of:=ROUND(([.B24]*[.$B$1]+[.C24]*[.$C$1]+[.D24]*[.$D$1]+[.E24]*[.$E$1]+[.F24]*[.$F$1]+[.G24]*[.$G$1]+[.H24]*[.$H$1]+[.I24]*[.$I$1]+[.J24]*[.$J$1]+[.K24]*[.$K$1]+[.L24]*[.$L$1]+[.M24]*[.$M$1]+[.N24]*[.$N$1]+[.O24]*[.$O$1]+[.P24]*[.$P$1]+[.Q24]*[.$Q$1])/COUNT([.B24:.Q24]))" office:value-type="float" office:value="0" calcext:value-type="float">
            <text:p>0</text:p>
          </table:table-cell>
          <table:table-cell table:formula="of:=IF([.R24]&lt;&gt;[.S24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25:.Q25])/COUNT([.B25:.Q25]));0)" office:value-type="float" office:value="0" calcext:value-type="float">
            <text:p>0</text:p>
          </table:table-cell>
          <table:table-cell table:formula="of:=ROUND(([.B25]*[.$B$1]+[.C25]*[.$C$1]+[.D25]*[.$D$1]+[.E25]*[.$E$1]+[.F25]*[.$F$1]+[.G25]*[.$G$1]+[.H25]*[.$H$1]+[.I25]*[.$I$1]+[.J25]*[.$J$1]+[.K25]*[.$K$1]+[.L25]*[.$L$1]+[.M25]*[.$M$1]+[.N25]*[.$N$1]+[.O25]*[.$O$1]+[.P25]*[.$P$1]+[.Q25]*[.$Q$1])/COUNT([.B25:.Q25]))" office:value-type="float" office:value="0" calcext:value-type="float">
            <text:p>0</text:p>
          </table:table-cell>
          <table:table-cell table:formula="of:=IF([.R25]&lt;&gt;[.S2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26:.Q26])/COUNT([.B26:.Q26]));0)" office:value-type="float" office:value="0" calcext:value-type="float">
            <text:p>0</text:p>
          </table:table-cell>
          <table:table-cell table:formula="of:=ROUND(([.B26]*[.$B$1]+[.C26]*[.$C$1]+[.D26]*[.$D$1]+[.E26]*[.$E$1]+[.F26]*[.$F$1]+[.G26]*[.$G$1]+[.H26]*[.$H$1]+[.I26]*[.$I$1]+[.J26]*[.$J$1]+[.K26]*[.$K$1]+[.L26]*[.$L$1]+[.M26]*[.$M$1]+[.N26]*[.$N$1]+[.O26]*[.$O$1]+[.P26]*[.$P$1]+[.Q26]*[.$Q$1])/COUNT([.B26:.Q26]))" office:value-type="float" office:value="0" calcext:value-type="float">
            <text:p>0</text:p>
          </table:table-cell>
          <table:table-cell table:formula="of:=IF([.R26]&lt;&gt;[.S2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27:.Q27])/COUNT([.B27:.Q27]));0)" office:value-type="float" office:value="0" calcext:value-type="float">
            <text:p>0</text:p>
          </table:table-cell>
          <table:table-cell table:formula="of:=ROUND(([.B27]*[.$B$1]+[.C27]*[.$C$1]+[.D27]*[.$D$1]+[.E27]*[.$E$1]+[.F27]*[.$F$1]+[.G27]*[.$G$1]+[.H27]*[.$H$1]+[.I27]*[.$I$1]+[.J27]*[.$J$1]+[.K27]*[.$K$1]+[.L27]*[.$L$1]+[.M27]*[.$M$1]+[.N27]*[.$N$1]+[.O27]*[.$O$1]+[.P27]*[.$P$1]+[.Q27]*[.$Q$1])/COUNT([.B27:.Q27]))" office:value-type="float" office:value="0" calcext:value-type="float">
            <text:p>0</text:p>
          </table:table-cell>
          <table:table-cell table:formula="of:=IF([.R27]&lt;&gt;[.S2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28:.Q28])/COUNT([.B28:.Q28]));0)" office:value-type="float" office:value="0" calcext:value-type="float">
            <text:p>0</text:p>
          </table:table-cell>
          <table:table-cell table:formula="of:=ROUND(([.B28]*[.$B$1]+[.C28]*[.$C$1]+[.D28]*[.$D$1]+[.E28]*[.$E$1]+[.F28]*[.$F$1]+[.G28]*[.$G$1]+[.H28]*[.$H$1]+[.I28]*[.$I$1]+[.J28]*[.$J$1]+[.K28]*[.$K$1]+[.L28]*[.$L$1]+[.M28]*[.$M$1]+[.N28]*[.$N$1]+[.O28]*[.$O$1]+[.P28]*[.$P$1]+[.Q28]*[.$Q$1])/COUNT([.B28:.Q28]))" office:value-type="float" office:value="0" calcext:value-type="float">
            <text:p>0</text:p>
          </table:table-cell>
          <table:table-cell table:formula="of:=IF([.R28]&lt;&gt;[.S2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29:.Q29])/COUNT([.B29:.Q29]));0)" office:value-type="float" office:value="0" calcext:value-type="float">
            <text:p>0</text:p>
          </table:table-cell>
          <table:table-cell table:formula="of:=ROUND(([.B29]*[.$B$1]+[.C29]*[.$C$1]+[.D29]*[.$D$1]+[.E29]*[.$E$1]+[.F29]*[.$F$1]+[.G29]*[.$G$1]+[.H29]*[.$H$1]+[.I29]*[.$I$1]+[.J29]*[.$J$1]+[.K29]*[.$K$1]+[.L29]*[.$L$1]+[.M29]*[.$M$1]+[.N29]*[.$N$1]+[.O29]*[.$O$1]+[.P29]*[.$P$1]+[.Q29]*[.$Q$1])/COUNT([.B29:.Q29]))" office:value-type="float" office:value="0" calcext:value-type="float">
            <text:p>0</text:p>
          </table:table-cell>
          <table:table-cell table:formula="of:=IF([.R29]&lt;&gt;[.S2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30:.Q30])/COUNT([.B30:.Q30]));0)" office:value-type="float" office:value="0" calcext:value-type="float">
            <text:p>0</text:p>
          </table:table-cell>
          <table:table-cell table:formula="of:=ROUND(([.B30]*[.$B$1]+[.C30]*[.$C$1]+[.D30]*[.$D$1]+[.E30]*[.$E$1]+[.F30]*[.$F$1]+[.G30]*[.$G$1]+[.H30]*[.$H$1]+[.I30]*[.$I$1]+[.J30]*[.$J$1]+[.K30]*[.$K$1]+[.L30]*[.$L$1]+[.M30]*[.$M$1]+[.N30]*[.$N$1]+[.O30]*[.$O$1]+[.P30]*[.$P$1]+[.Q30]*[.$Q$1])/COUNT([.B30:.Q30]))" office:value-type="float" office:value="0" calcext:value-type="float">
            <text:p>0</text:p>
          </table:table-cell>
          <table:table-cell table:formula="of:=IF([.R30]&lt;&gt;[.S3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31:.Q31])/COUNT([.B31:.Q31]));0)" office:value-type="float" office:value="0" calcext:value-type="float">
            <text:p>0</text:p>
          </table:table-cell>
          <table:table-cell table:formula="of:=ROUND(([.B31]*[.$B$1]+[.C31]*[.$C$1]+[.D31]*[.$D$1]+[.E31]*[.$E$1]+[.F31]*[.$F$1]+[.G31]*[.$G$1]+[.H31]*[.$H$1]+[.I31]*[.$I$1]+[.J31]*[.$J$1]+[.K31]*[.$K$1]+[.L31]*[.$L$1]+[.M31]*[.$M$1]+[.N31]*[.$N$1]+[.O31]*[.$O$1]+[.P31]*[.$P$1]+[.Q31]*[.$Q$1])/COUNT([.B31:.Q31]))" office:value-type="float" office:value="0" calcext:value-type="float">
            <text:p>0</text:p>
          </table:table-cell>
          <table:table-cell table:formula="of:=IF([.R31]&lt;&gt;[.S3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32:.Q32])/COUNT([.B32:.Q32]));0)" office:value-type="float" office:value="0" calcext:value-type="float">
            <text:p>0</text:p>
          </table:table-cell>
          <table:table-cell table:formula="of:=ROUND(([.B32]*[.$B$1]+[.C32]*[.$C$1]+[.D32]*[.$D$1]+[.E32]*[.$E$1]+[.F32]*[.$F$1]+[.G32]*[.$G$1]+[.H32]*[.$H$1]+[.I32]*[.$I$1]+[.J32]*[.$J$1]+[.K32]*[.$K$1]+[.L32]*[.$L$1]+[.M32]*[.$M$1]+[.N32]*[.$N$1]+[.O32]*[.$O$1]+[.P32]*[.$P$1]+[.Q32]*[.$Q$1])/COUNT([.B32:.Q32]))" office:value-type="float" office:value="0" calcext:value-type="float">
            <text:p>0</text:p>
          </table:table-cell>
          <table:table-cell table:formula="of:=IF([.R32]&lt;&gt;[.S3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33:.Q33])/COUNT([.B33:.Q33]));0)" office:value-type="float" office:value="0" calcext:value-type="float">
            <text:p>0</text:p>
          </table:table-cell>
          <table:table-cell table:formula="of:=ROUND(([.B33]*[.$B$1]+[.C33]*[.$C$1]+[.D33]*[.$D$1]+[.E33]*[.$E$1]+[.F33]*[.$F$1]+[.G33]*[.$G$1]+[.H33]*[.$H$1]+[.I33]*[.$I$1]+[.J33]*[.$J$1]+[.K33]*[.$K$1]+[.L33]*[.$L$1]+[.M33]*[.$M$1]+[.N33]*[.$N$1]+[.O33]*[.$O$1]+[.P33]*[.$P$1]+[.Q33]*[.$Q$1])/COUNT([.B33:.Q33]))" office:value-type="float" office:value="0" calcext:value-type="float">
            <text:p>0</text:p>
          </table:table-cell>
          <table:table-cell table:formula="of:=IF([.R33]&lt;&gt;[.S3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B34:.Q34])/COUNT([.B34:.Q34]));0)" office:value-type="float" office:value="0" calcext:value-type="float">
            <text:p>0</text:p>
          </table:table-cell>
          <table:table-cell table:formula="of:=ROUND(([.B34]*[.$B$1]+[.C34]*[.$C$1]+[.D34]*[.$D$1]+[.E34]*[.$E$1]+[.F34]*[.$F$1]+[.G34]*[.$G$1]+[.H34]*[.$H$1]+[.I34]*[.$I$1]+[.J34]*[.$J$1]+[.K34]*[.$K$1]+[.L34]*[.$L$1]+[.M34]*[.$M$1]+[.N34]*[.$N$1]+[.O34]*[.$O$1]+[.P34]*[.$P$1]+[.Q34]*[.$Q$1])/COUNT([.B34:.Q34]))" office:value-type="float" office:value="0" calcext:value-type="float">
            <text:p>0</text:p>
          </table:table-cell>
          <table:table-cell table:formula="of:=IF([.R34]&lt;&gt;[.S3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35:.Q35])/COUNT([.B35:.Q35]));0)" office:value-type="float" office:value="0" calcext:value-type="float">
            <text:p>0</text:p>
          </table:table-cell>
          <table:table-cell table:formula="of:=ROUND(([.B35]*[.$B$1]+[.C35]*[.$C$1]+[.D35]*[.$D$1]+[.E35]*[.$E$1]+[.F35]*[.$F$1]+[.G35]*[.$G$1]+[.H35]*[.$H$1]+[.I35]*[.$I$1]+[.J35]*[.$J$1]+[.K35]*[.$K$1]+[.L35]*[.$L$1]+[.M35]*[.$M$1]+[.N35]*[.$N$1]+[.O35]*[.$O$1]+[.P35]*[.$P$1]+[.Q35]*[.$Q$1])/COUNT([.B35:.Q35]))" office:value-type="float" office:value="0" calcext:value-type="float">
            <text:p>0</text:p>
          </table:table-cell>
          <table:table-cell table:formula="of:=IF([.R35]&lt;&gt;[.S3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36:.Q36])/COUNT([.B36:.Q36]));0)" office:value-type="float" office:value="0" calcext:value-type="float">
            <text:p>0</text:p>
          </table:table-cell>
          <table:table-cell table:formula="of:=ROUND(([.B36]*[.$B$1]+[.C36]*[.$C$1]+[.D36]*[.$D$1]+[.E36]*[.$E$1]+[.F36]*[.$F$1]+[.G36]*[.$G$1]+[.H36]*[.$H$1]+[.I36]*[.$I$1]+[.J36]*[.$J$1]+[.K36]*[.$K$1]+[.L36]*[.$L$1]+[.M36]*[.$M$1]+[.N36]*[.$N$1]+[.O36]*[.$O$1]+[.P36]*[.$P$1]+[.Q36]*[.$Q$1])/COUNT([.B36:.Q36]))" office:value-type="float" office:value="0" calcext:value-type="float">
            <text:p>0</text:p>
          </table:table-cell>
          <table:table-cell table:formula="of:=IF([.R36]&lt;&gt;[.S3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37:.Q37])/COUNT([.B37:.Q37]));0)" office:value-type="float" office:value="0" calcext:value-type="float">
            <text:p>0</text:p>
          </table:table-cell>
          <table:table-cell table:formula="of:=ROUND(([.B37]*[.$B$1]+[.C37]*[.$C$1]+[.D37]*[.$D$1]+[.E37]*[.$E$1]+[.F37]*[.$F$1]+[.G37]*[.$G$1]+[.H37]*[.$H$1]+[.I37]*[.$I$1]+[.J37]*[.$J$1]+[.K37]*[.$K$1]+[.L37]*[.$L$1]+[.M37]*[.$M$1]+[.N37]*[.$N$1]+[.O37]*[.$O$1]+[.P37]*[.$P$1]+[.Q37]*[.$Q$1])/COUNT([.B37:.Q37]))" office:value-type="float" office:value="0" calcext:value-type="float">
            <text:p>0</text:p>
          </table:table-cell>
          <table:table-cell table:formula="of:=IF([.R37]&lt;&gt;[.S3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38:.Q38])/COUNT([.B38:.Q38]));0)" office:value-type="float" office:value="0" calcext:value-type="float">
            <text:p>0</text:p>
          </table:table-cell>
          <table:table-cell table:formula="of:=ROUND(([.B38]*[.$B$1]+[.C38]*[.$C$1]+[.D38]*[.$D$1]+[.E38]*[.$E$1]+[.F38]*[.$F$1]+[.G38]*[.$G$1]+[.H38]*[.$H$1]+[.I38]*[.$I$1]+[.J38]*[.$J$1]+[.K38]*[.$K$1]+[.L38]*[.$L$1]+[.M38]*[.$M$1]+[.N38]*[.$N$1]+[.O38]*[.$O$1]+[.P38]*[.$P$1]+[.Q38]*[.$Q$1])/COUNT([.B38:.Q38]))" office:value-type="float" office:value="0" calcext:value-type="float">
            <text:p>0</text:p>
          </table:table-cell>
          <table:table-cell table:formula="of:=IF([.R38]&lt;&gt;[.S3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39:.Q39])/COUNT([.B39:.Q39]));0)" office:value-type="float" office:value="0" calcext:value-type="float">
            <text:p>0</text:p>
          </table:table-cell>
          <table:table-cell table:formula="of:=ROUND(([.B39]*[.$B$1]+[.C39]*[.$C$1]+[.D39]*[.$D$1]+[.E39]*[.$E$1]+[.F39]*[.$F$1]+[.G39]*[.$G$1]+[.H39]*[.$H$1]+[.I39]*[.$I$1]+[.J39]*[.$J$1]+[.K39]*[.$K$1]+[.L39]*[.$L$1]+[.M39]*[.$M$1]+[.N39]*[.$N$1]+[.O39]*[.$O$1]+[.P39]*[.$P$1]+[.Q39]*[.$Q$1])/COUNT([.B39:.Q39]))" office:value-type="float" office:value="0" calcext:value-type="float">
            <text:p>0</text:p>
          </table:table-cell>
          <table:table-cell table:formula="of:=IF([.R39]&lt;&gt;[.S39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ROUND((SUM([.B40:.Q40])/COUNT([.B40:.Q40]));0)" office:value-type="float" office:value="0" calcext:value-type="float">
            <text:p>0</text:p>
          </table:table-cell>
          <table:table-cell table:formula="of:=ROUND(([.B40]*[.$B$1]+[.C40]*[.$C$1]+[.D40]*[.$D$1]+[.E40]*[.$E$1]+[.F40]*[.$F$1]+[.G40]*[.$G$1]+[.H40]*[.$H$1]+[.I40]*[.$I$1]+[.J40]*[.$J$1]+[.K40]*[.$K$1]+[.L40]*[.$L$1]+[.M40]*[.$M$1]+[.N40]*[.$N$1]+[.O40]*[.$O$1]+[.P40]*[.$P$1]+[.Q40]*[.$Q$1])/COUNT([.B40:.Q40]))" office:value-type="float" office:value="0" calcext:value-type="float">
            <text:p>0</text:p>
          </table:table-cell>
          <table:table-cell table:formula="of:=IF([.R40]&lt;&gt;[.S4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41:.Q41])/COUNT([.B41:.Q41]));0)" office:value-type="float" office:value="0" calcext:value-type="float">
            <text:p>0</text:p>
          </table:table-cell>
          <table:table-cell table:formula="of:=ROUND(([.B41]*[.$B$1]+[.C41]*[.$C$1]+[.D41]*[.$D$1]+[.E41]*[.$E$1]+[.F41]*[.$F$1]+[.G41]*[.$G$1]+[.H41]*[.$H$1]+[.I41]*[.$I$1]+[.J41]*[.$J$1]+[.K41]*[.$K$1]+[.L41]*[.$L$1]+[.M41]*[.$M$1]+[.N41]*[.$N$1]+[.O41]*[.$O$1]+[.P41]*[.$P$1]+[.Q41]*[.$Q$1])/COUNT([.B41:.Q41]))" office:value-type="float" office:value="0" calcext:value-type="float">
            <text:p>0</text:p>
          </table:table-cell>
          <table:table-cell table:formula="of:=IF([.R41]&lt;&gt;[.S4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42:.Q42])/COUNT([.B42:.Q42]));0)" office:value-type="float" office:value="0" calcext:value-type="float">
            <text:p>0</text:p>
          </table:table-cell>
          <table:table-cell table:formula="of:=ROUND(([.B42]*[.$B$1]+[.C42]*[.$C$1]+[.D42]*[.$D$1]+[.E42]*[.$E$1]+[.F42]*[.$F$1]+[.G42]*[.$G$1]+[.H42]*[.$H$1]+[.I42]*[.$I$1]+[.J42]*[.$J$1]+[.K42]*[.$K$1]+[.L42]*[.$L$1]+[.M42]*[.$M$1]+[.N42]*[.$N$1]+[.O42]*[.$O$1]+[.P42]*[.$P$1]+[.Q42]*[.$Q$1])/COUNT([.B42:.Q42]))" office:value-type="float" office:value="0" calcext:value-type="float">
            <text:p>0</text:p>
          </table:table-cell>
          <table:table-cell table:formula="of:=IF([.R42]&lt;&gt;[.S4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43:.Q43])/COUNT([.B43:.Q43]));0)" office:value-type="float" office:value="0" calcext:value-type="float">
            <text:p>0</text:p>
          </table:table-cell>
          <table:table-cell table:formula="of:=ROUND(([.B43]*[.$B$1]+[.C43]*[.$C$1]+[.D43]*[.$D$1]+[.E43]*[.$E$1]+[.F43]*[.$F$1]+[.G43]*[.$G$1]+[.H43]*[.$H$1]+[.I43]*[.$I$1]+[.J43]*[.$J$1]+[.K43]*[.$K$1]+[.L43]*[.$L$1]+[.M43]*[.$M$1]+[.N43]*[.$N$1]+[.O43]*[.$O$1]+[.P43]*[.$P$1]+[.Q43]*[.$Q$1])/COUNT([.B43:.Q43]))" office:value-type="float" office:value="0" calcext:value-type="float">
            <text:p>0</text:p>
          </table:table-cell>
          <table:table-cell table:formula="of:=IF([.R43]&lt;&gt;[.S4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44:.Q44])/COUNT([.B44:.Q44]));0)" office:value-type="float" office:value="0" calcext:value-type="float">
            <text:p>0</text:p>
          </table:table-cell>
          <table:table-cell table:formula="of:=ROUND(([.B44]*[.$B$1]+[.C44]*[.$C$1]+[.D44]*[.$D$1]+[.E44]*[.$E$1]+[.F44]*[.$F$1]+[.G44]*[.$G$1]+[.H44]*[.$H$1]+[.I44]*[.$I$1]+[.J44]*[.$J$1]+[.K44]*[.$K$1]+[.L44]*[.$L$1]+[.M44]*[.$M$1]+[.N44]*[.$N$1]+[.O44]*[.$O$1]+[.P44]*[.$P$1]+[.Q44]*[.$Q$1])/COUNT([.B44:.Q44]))" office:value-type="float" office:value="0" calcext:value-type="float">
            <text:p>0</text:p>
          </table:table-cell>
          <table:table-cell table:formula="of:=IF([.R44]&lt;&gt;[.S44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45:.Q45])/COUNT([.B45:.Q45]));0)" office:value-type="float" office:value="0" calcext:value-type="float">
            <text:p>0</text:p>
          </table:table-cell>
          <table:table-cell table:formula="of:=ROUND(([.B45]*[.$B$1]+[.C45]*[.$C$1]+[.D45]*[.$D$1]+[.E45]*[.$E$1]+[.F45]*[.$F$1]+[.G45]*[.$G$1]+[.H45]*[.$H$1]+[.I45]*[.$I$1]+[.J45]*[.$J$1]+[.K45]*[.$K$1]+[.L45]*[.$L$1]+[.M45]*[.$M$1]+[.N45]*[.$N$1]+[.O45]*[.$O$1]+[.P45]*[.$P$1]+[.Q45]*[.$Q$1])/COUNT([.B45:.Q45]))" office:value-type="float" office:value="0" calcext:value-type="float">
            <text:p>0</text:p>
          </table:table-cell>
          <table:table-cell table:formula="of:=IF([.R45]&lt;&gt;[.S45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46:.Q46])/COUNT([.B46:.Q46]));0)" office:value-type="float" office:value="0" calcext:value-type="float">
            <text:p>0</text:p>
          </table:table-cell>
          <table:table-cell table:formula="of:=ROUND(([.B46]*[.$B$1]+[.C46]*[.$C$1]+[.D46]*[.$D$1]+[.E46]*[.$E$1]+[.F46]*[.$F$1]+[.G46]*[.$G$1]+[.H46]*[.$H$1]+[.I46]*[.$I$1]+[.J46]*[.$J$1]+[.K46]*[.$K$1]+[.L46]*[.$L$1]+[.M46]*[.$M$1]+[.N46]*[.$N$1]+[.O46]*[.$O$1]+[.P46]*[.$P$1]+[.Q46]*[.$Q$1])/COUNT([.B46:.Q46]))" office:value-type="float" office:value="0" calcext:value-type="float">
            <text:p>0</text:p>
          </table:table-cell>
          <table:table-cell table:formula="of:=IF([.R46]&lt;&gt;[.S46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47:.Q47])/COUNT([.B47:.Q47]));0)" office:value-type="float" office:value="0" calcext:value-type="float">
            <text:p>0</text:p>
          </table:table-cell>
          <table:table-cell table:formula="of:=ROUND(([.B47]*[.$B$1]+[.C47]*[.$C$1]+[.D47]*[.$D$1]+[.E47]*[.$E$1]+[.F47]*[.$F$1]+[.G47]*[.$G$1]+[.H47]*[.$H$1]+[.I47]*[.$I$1]+[.J47]*[.$J$1]+[.K47]*[.$K$1]+[.L47]*[.$L$1]+[.M47]*[.$M$1]+[.N47]*[.$N$1]+[.O47]*[.$O$1]+[.P47]*[.$P$1]+[.Q47]*[.$Q$1])/COUNT([.B47:.Q47]))" office:value-type="float" office:value="0" calcext:value-type="float">
            <text:p>0</text:p>
          </table:table-cell>
          <table:table-cell table:formula="of:=IF([.R47]&lt;&gt;[.S4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48:.Q48])/COUNT([.B48:.Q48]));0)" office:value-type="float" office:value="0" calcext:value-type="float">
            <text:p>0</text:p>
          </table:table-cell>
          <table:table-cell table:formula="of:=ROUND(([.B48]*[.$B$1]+[.C48]*[.$C$1]+[.D48]*[.$D$1]+[.E48]*[.$E$1]+[.F48]*[.$F$1]+[.G48]*[.$G$1]+[.H48]*[.$H$1]+[.I48]*[.$I$1]+[.J48]*[.$J$1]+[.K48]*[.$K$1]+[.L48]*[.$L$1]+[.M48]*[.$M$1]+[.N48]*[.$N$1]+[.O48]*[.$O$1]+[.P48]*[.$P$1]+[.Q48]*[.$Q$1])/COUNT([.B48:.Q48]))" office:value-type="float" office:value="0" calcext:value-type="float">
            <text:p>0</text:p>
          </table:table-cell>
          <table:table-cell table:formula="of:=IF([.R48]&lt;&gt;[.S4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49:.Q49])/COUNT([.B49:.Q49]));0)" office:value-type="float" office:value="0" calcext:value-type="float">
            <text:p>0</text:p>
          </table:table-cell>
          <table:table-cell table:formula="of:=ROUND(([.B49]*[.$B$1]+[.C49]*[.$C$1]+[.D49]*[.$D$1]+[.E49]*[.$E$1]+[.F49]*[.$F$1]+[.G49]*[.$G$1]+[.H49]*[.$H$1]+[.I49]*[.$I$1]+[.J49]*[.$J$1]+[.K49]*[.$K$1]+[.L49]*[.$L$1]+[.M49]*[.$M$1]+[.N49]*[.$N$1]+[.O49]*[.$O$1]+[.P49]*[.$P$1]+[.Q49]*[.$Q$1])/COUNT([.B49:.Q49]))" office:value-type="float" office:value="0" calcext:value-type="float">
            <text:p>0</text:p>
          </table:table-cell>
          <table:table-cell table:formula="of:=IF([.R49]&lt;&gt;[.S4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B50:.Q50])/COUNT([.B50:.Q50]));0)" office:value-type="float" office:value="0" calcext:value-type="float">
            <text:p>0</text:p>
          </table:table-cell>
          <table:table-cell table:formula="of:=ROUND(([.B50]*[.$B$1]+[.C50]*[.$C$1]+[.D50]*[.$D$1]+[.E50]*[.$E$1]+[.F50]*[.$F$1]+[.G50]*[.$G$1]+[.H50]*[.$H$1]+[.I50]*[.$I$1]+[.J50]*[.$J$1]+[.K50]*[.$K$1]+[.L50]*[.$L$1]+[.M50]*[.$M$1]+[.N50]*[.$N$1]+[.O50]*[.$O$1]+[.P50]*[.$P$1]+[.Q50]*[.$Q$1])/COUNT([.B50:.Q50]))" office:value-type="float" office:value="0" calcext:value-type="float">
            <text:p>0</text:p>
          </table:table-cell>
          <table:table-cell table:formula="of:=IF([.R50]&lt;&gt;[.S5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51:.Q51])/COUNT([.B51:.Q51]));0)" office:value-type="float" office:value="0" calcext:value-type="float">
            <text:p>0</text:p>
          </table:table-cell>
          <table:table-cell table:formula="of:=ROUND(([.B51]*[.$B$1]+[.C51]*[.$C$1]+[.D51]*[.$D$1]+[.E51]*[.$E$1]+[.F51]*[.$F$1]+[.G51]*[.$G$1]+[.H51]*[.$H$1]+[.I51]*[.$I$1]+[.J51]*[.$J$1]+[.K51]*[.$K$1]+[.L51]*[.$L$1]+[.M51]*[.$M$1]+[.N51]*[.$N$1]+[.O51]*[.$O$1]+[.P51]*[.$P$1]+[.Q51]*[.$Q$1])/COUNT([.B51:.Q51]))" office:value-type="float" office:value="0" calcext:value-type="float">
            <text:p>0</text:p>
          </table:table-cell>
          <table:table-cell table:formula="of:=IF([.R51]&lt;&gt;[.S5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52:.Q52])/COUNT([.B52:.Q52]));0)" office:value-type="float" office:value="0" calcext:value-type="float">
            <text:p>0</text:p>
          </table:table-cell>
          <table:table-cell table:formula="of:=ROUND(([.B52]*[.$B$1]+[.C52]*[.$C$1]+[.D52]*[.$D$1]+[.E52]*[.$E$1]+[.F52]*[.$F$1]+[.G52]*[.$G$1]+[.H52]*[.$H$1]+[.I52]*[.$I$1]+[.J52]*[.$J$1]+[.K52]*[.$K$1]+[.L52]*[.$L$1]+[.M52]*[.$M$1]+[.N52]*[.$N$1]+[.O52]*[.$O$1]+[.P52]*[.$P$1]+[.Q52]*[.$Q$1])/COUNT([.B52:.Q52]))" office:value-type="float" office:value="0" calcext:value-type="float">
            <text:p>0</text:p>
          </table:table-cell>
          <table:table-cell table:formula="of:=IF([.R52]&lt;&gt;[.S5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53:.Q53])/COUNT([.B53:.Q53]));0)" office:value-type="float" office:value="0" calcext:value-type="float">
            <text:p>0</text:p>
          </table:table-cell>
          <table:table-cell table:formula="of:=ROUND(([.B53]*[.$B$1]+[.C53]*[.$C$1]+[.D53]*[.$D$1]+[.E53]*[.$E$1]+[.F53]*[.$F$1]+[.G53]*[.$G$1]+[.H53]*[.$H$1]+[.I53]*[.$I$1]+[.J53]*[.$J$1]+[.K53]*[.$K$1]+[.L53]*[.$L$1]+[.M53]*[.$M$1]+[.N53]*[.$N$1]+[.O53]*[.$O$1]+[.P53]*[.$P$1]+[.Q53]*[.$Q$1])/COUNT([.B53:.Q53]))" office:value-type="float" office:value="0" calcext:value-type="float">
            <text:p>0</text:p>
          </table:table-cell>
          <table:table-cell table:formula="of:=IF([.R53]&lt;&gt;[.S5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54:.Q54])/COUNT([.B54:.Q54]));0)" office:value-type="float" office:value="0" calcext:value-type="float">
            <text:p>0</text:p>
          </table:table-cell>
          <table:table-cell table:formula="of:=ROUND(([.B54]*[.$B$1]+[.C54]*[.$C$1]+[.D54]*[.$D$1]+[.E54]*[.$E$1]+[.F54]*[.$F$1]+[.G54]*[.$G$1]+[.H54]*[.$H$1]+[.I54]*[.$I$1]+[.J54]*[.$J$1]+[.K54]*[.$K$1]+[.L54]*[.$L$1]+[.M54]*[.$M$1]+[.N54]*[.$N$1]+[.O54]*[.$O$1]+[.P54]*[.$P$1]+[.Q54]*[.$Q$1])/COUNT([.B54:.Q54]))" office:value-type="float" office:value="0" calcext:value-type="float">
            <text:p>0</text:p>
          </table:table-cell>
          <table:table-cell table:formula="of:=IF([.R54]&lt;&gt;[.S54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55:.Q55])/COUNT([.B55:.Q55]));0)" office:value-type="float" office:value="0" calcext:value-type="float">
            <text:p>0</text:p>
          </table:table-cell>
          <table:table-cell table:formula="of:=ROUND(([.B55]*[.$B$1]+[.C55]*[.$C$1]+[.D55]*[.$D$1]+[.E55]*[.$E$1]+[.F55]*[.$F$1]+[.G55]*[.$G$1]+[.H55]*[.$H$1]+[.I55]*[.$I$1]+[.J55]*[.$J$1]+[.K55]*[.$K$1]+[.L55]*[.$L$1]+[.M55]*[.$M$1]+[.N55]*[.$N$1]+[.O55]*[.$O$1]+[.P55]*[.$P$1]+[.Q55]*[.$Q$1])/COUNT([.B55:.Q55]))" office:value-type="float" office:value="0" calcext:value-type="float">
            <text:p>0</text:p>
          </table:table-cell>
          <table:table-cell table:formula="of:=IF([.R55]&lt;&gt;[.S55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56:.Q56])/COUNT([.B56:.Q56]));0)" office:value-type="float" office:value="0" calcext:value-type="float">
            <text:p>0</text:p>
          </table:table-cell>
          <table:table-cell table:formula="of:=ROUND(([.B56]*[.$B$1]+[.C56]*[.$C$1]+[.D56]*[.$D$1]+[.E56]*[.$E$1]+[.F56]*[.$F$1]+[.G56]*[.$G$1]+[.H56]*[.$H$1]+[.I56]*[.$I$1]+[.J56]*[.$J$1]+[.K56]*[.$K$1]+[.L56]*[.$L$1]+[.M56]*[.$M$1]+[.N56]*[.$N$1]+[.O56]*[.$O$1]+[.P56]*[.$P$1]+[.Q56]*[.$Q$1])/COUNT([.B56:.Q56]))" office:value-type="float" office:value="0" calcext:value-type="float">
            <text:p>0</text:p>
          </table:table-cell>
          <table:table-cell table:formula="of:=IF([.R56]&lt;&gt;[.S56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57:.Q57])/COUNT([.B57:.Q57]));0)" office:value-type="float" office:value="0" calcext:value-type="float">
            <text:p>0</text:p>
          </table:table-cell>
          <table:table-cell table:formula="of:=ROUND(([.B57]*[.$B$1]+[.C57]*[.$C$1]+[.D57]*[.$D$1]+[.E57]*[.$E$1]+[.F57]*[.$F$1]+[.G57]*[.$G$1]+[.H57]*[.$H$1]+[.I57]*[.$I$1]+[.J57]*[.$J$1]+[.K57]*[.$K$1]+[.L57]*[.$L$1]+[.M57]*[.$M$1]+[.N57]*[.$N$1]+[.O57]*[.$O$1]+[.P57]*[.$P$1]+[.Q57]*[.$Q$1])/COUNT([.B57:.Q57]))" office:value-type="float" office:value="0" calcext:value-type="float">
            <text:p>0</text:p>
          </table:table-cell>
          <table:table-cell table:formula="of:=IF([.R57]&lt;&gt;[.S5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58:.Q58])/COUNT([.B58:.Q58]));0)" office:value-type="float" office:value="0" calcext:value-type="float">
            <text:p>0</text:p>
          </table:table-cell>
          <table:table-cell table:formula="of:=ROUND(([.B58]*[.$B$1]+[.C58]*[.$C$1]+[.D58]*[.$D$1]+[.E58]*[.$E$1]+[.F58]*[.$F$1]+[.G58]*[.$G$1]+[.H58]*[.$H$1]+[.I58]*[.$I$1]+[.J58]*[.$J$1]+[.K58]*[.$K$1]+[.L58]*[.$L$1]+[.M58]*[.$M$1]+[.N58]*[.$N$1]+[.O58]*[.$O$1]+[.P58]*[.$P$1]+[.Q58]*[.$Q$1])/COUNT([.B58:.Q58]))" office:value-type="float" office:value="0" calcext:value-type="float">
            <text:p>0</text:p>
          </table:table-cell>
          <table:table-cell table:formula="of:=IF([.R58]&lt;&gt;[.S5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59:.Q59])/COUNT([.B59:.Q59]));0)" office:value-type="float" office:value="0" calcext:value-type="float">
            <text:p>0</text:p>
          </table:table-cell>
          <table:table-cell table:formula="of:=ROUND(([.B59]*[.$B$1]+[.C59]*[.$C$1]+[.D59]*[.$D$1]+[.E59]*[.$E$1]+[.F59]*[.$F$1]+[.G59]*[.$G$1]+[.H59]*[.$H$1]+[.I59]*[.$I$1]+[.J59]*[.$J$1]+[.K59]*[.$K$1]+[.L59]*[.$L$1]+[.M59]*[.$M$1]+[.N59]*[.$N$1]+[.O59]*[.$O$1]+[.P59]*[.$P$1]+[.Q59]*[.$Q$1])/COUNT([.B59:.Q59]))" office:value-type="float" office:value="0" calcext:value-type="float">
            <text:p>0</text:p>
          </table:table-cell>
          <table:table-cell table:formula="of:=IF([.R59]&lt;&gt;[.S5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60:.Q60])/COUNT([.B60:.Q60]));0)" office:value-type="float" office:value="0" calcext:value-type="float">
            <text:p>0</text:p>
          </table:table-cell>
          <table:table-cell table:formula="of:=ROUND(([.B60]*[.$B$1]+[.C60]*[.$C$1]+[.D60]*[.$D$1]+[.E60]*[.$E$1]+[.F60]*[.$F$1]+[.G60]*[.$G$1]+[.H60]*[.$H$1]+[.I60]*[.$I$1]+[.J60]*[.$J$1]+[.K60]*[.$K$1]+[.L60]*[.$L$1]+[.M60]*[.$M$1]+[.N60]*[.$N$1]+[.O60]*[.$O$1]+[.P60]*[.$P$1]+[.Q60]*[.$Q$1])/COUNT([.B60:.Q60]))" office:value-type="float" office:value="0" calcext:value-type="float">
            <text:p>0</text:p>
          </table:table-cell>
          <table:table-cell table:formula="of:=IF([.R60]&lt;&gt;[.S6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61:.Q61])/COUNT([.B61:.Q61]));0)" office:value-type="float" office:value="0" calcext:value-type="float">
            <text:p>0</text:p>
          </table:table-cell>
          <table:table-cell table:formula="of:=ROUND(([.B61]*[.$B$1]+[.C61]*[.$C$1]+[.D61]*[.$D$1]+[.E61]*[.$E$1]+[.F61]*[.$F$1]+[.G61]*[.$G$1]+[.H61]*[.$H$1]+[.I61]*[.$I$1]+[.J61]*[.$J$1]+[.K61]*[.$K$1]+[.L61]*[.$L$1]+[.M61]*[.$M$1]+[.N61]*[.$N$1]+[.O61]*[.$O$1]+[.P61]*[.$P$1]+[.Q61]*[.$Q$1])/COUNT([.B61:.Q61]))" office:value-type="float" office:value="0" calcext:value-type="float">
            <text:p>0</text:p>
          </table:table-cell>
          <table:table-cell table:formula="of:=IF([.R61]&lt;&gt;[.S6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62:.Q62])/COUNT([.B62:.Q62]));0)" office:value-type="float" office:value="0" calcext:value-type="float">
            <text:p>0</text:p>
          </table:table-cell>
          <table:table-cell table:formula="of:=ROUND(([.B62]*[.$B$1]+[.C62]*[.$C$1]+[.D62]*[.$D$1]+[.E62]*[.$E$1]+[.F62]*[.$F$1]+[.G62]*[.$G$1]+[.H62]*[.$H$1]+[.I62]*[.$I$1]+[.J62]*[.$J$1]+[.K62]*[.$K$1]+[.L62]*[.$L$1]+[.M62]*[.$M$1]+[.N62]*[.$N$1]+[.O62]*[.$O$1]+[.P62]*[.$P$1]+[.Q62]*[.$Q$1])/COUNT([.B62:.Q62]))" office:value-type="float" office:value="0" calcext:value-type="float">
            <text:p>0</text:p>
          </table:table-cell>
          <table:table-cell table:formula="of:=IF([.R62]&lt;&gt;[.S6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(SUM([.B63:.Q63])/COUNT([.B63:.Q63]));0)" office:value-type="float" office:value="0" calcext:value-type="float">
            <text:p>0</text:p>
          </table:table-cell>
          <table:table-cell table:formula="of:=ROUND(([.B63]*[.$B$1]+[.C63]*[.$C$1]+[.D63]*[.$D$1]+[.E63]*[.$E$1]+[.F63]*[.$F$1]+[.G63]*[.$G$1]+[.H63]*[.$H$1]+[.I63]*[.$I$1]+[.J63]*[.$J$1]+[.K63]*[.$K$1]+[.L63]*[.$L$1]+[.M63]*[.$M$1]+[.N63]*[.$N$1]+[.O63]*[.$O$1]+[.P63]*[.$P$1]+[.Q63]*[.$Q$1])/COUNT([.B63:.Q63]))" office:value-type="float" office:value="0" calcext:value-type="float">
            <text:p>0</text:p>
          </table:table-cell>
          <table:table-cell table:formula="of:=IF([.R63]&lt;&gt;[.S6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64:.Q64])/COUNT([.B64:.Q64]));0)" office:value-type="float" office:value="0" calcext:value-type="float">
            <text:p>0</text:p>
          </table:table-cell>
          <table:table-cell table:formula="of:=ROUND(([.B64]*[.$B$1]+[.C64]*[.$C$1]+[.D64]*[.$D$1]+[.E64]*[.$E$1]+[.F64]*[.$F$1]+[.G64]*[.$G$1]+[.H64]*[.$H$1]+[.I64]*[.$I$1]+[.J64]*[.$J$1]+[.K64]*[.$K$1]+[.L64]*[.$L$1]+[.M64]*[.$M$1]+[.N64]*[.$N$1]+[.O64]*[.$O$1]+[.P64]*[.$P$1]+[.Q64]*[.$Q$1])/COUNT([.B64:.Q64]))" office:value-type="float" office:value="0" calcext:value-type="float">
            <text:p>0</text:p>
          </table:table-cell>
          <table:table-cell table:formula="of:=IF([.R64]&lt;&gt;[.S6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65:.Q65])/COUNT([.B65:.Q65]));0)" office:value-type="float" office:value="0" calcext:value-type="float">
            <text:p>0</text:p>
          </table:table-cell>
          <table:table-cell table:formula="of:=ROUND(([.B65]*[.$B$1]+[.C65]*[.$C$1]+[.D65]*[.$D$1]+[.E65]*[.$E$1]+[.F65]*[.$F$1]+[.G65]*[.$G$1]+[.H65]*[.$H$1]+[.I65]*[.$I$1]+[.J65]*[.$J$1]+[.K65]*[.$K$1]+[.L65]*[.$L$1]+[.M65]*[.$M$1]+[.N65]*[.$N$1]+[.O65]*[.$O$1]+[.P65]*[.$P$1]+[.Q65]*[.$Q$1])/COUNT([.B65:.Q65]))" office:value-type="float" office:value="0" calcext:value-type="float">
            <text:p>0</text:p>
          </table:table-cell>
          <table:table-cell table:formula="of:=IF([.R65]&lt;&gt;[.S6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66:.Q66])/COUNT([.B66:.Q66]));0)" office:value-type="float" office:value="0" calcext:value-type="float">
            <text:p>0</text:p>
          </table:table-cell>
          <table:table-cell table:formula="of:=ROUND(([.B66]*[.$B$1]+[.C66]*[.$C$1]+[.D66]*[.$D$1]+[.E66]*[.$E$1]+[.F66]*[.$F$1]+[.G66]*[.$G$1]+[.H66]*[.$H$1]+[.I66]*[.$I$1]+[.J66]*[.$J$1]+[.K66]*[.$K$1]+[.L66]*[.$L$1]+[.M66]*[.$M$1]+[.N66]*[.$N$1]+[.O66]*[.$O$1]+[.P66]*[.$P$1]+[.Q66]*[.$Q$1])/COUNT([.B66:.Q66]))" office:value-type="float" office:value="0" calcext:value-type="float">
            <text:p>0</text:p>
          </table:table-cell>
          <table:table-cell table:formula="of:=IF([.R66]&lt;&gt;[.S6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67:.Q67])/COUNT([.B67:.Q67]));0)" office:value-type="float" office:value="0" calcext:value-type="float">
            <text:p>0</text:p>
          </table:table-cell>
          <table:table-cell table:formula="of:=ROUND(([.B67]*[.$B$1]+[.C67]*[.$C$1]+[.D67]*[.$D$1]+[.E67]*[.$E$1]+[.F67]*[.$F$1]+[.G67]*[.$G$1]+[.H67]*[.$H$1]+[.I67]*[.$I$1]+[.J67]*[.$J$1]+[.K67]*[.$K$1]+[.L67]*[.$L$1]+[.M67]*[.$M$1]+[.N67]*[.$N$1]+[.O67]*[.$O$1]+[.P67]*[.$P$1]+[.Q67]*[.$Q$1])/COUNT([.B67:.Q67]))" office:value-type="float" office:value="0" calcext:value-type="float">
            <text:p>0</text:p>
          </table:table-cell>
          <table:table-cell table:formula="of:=IF([.R67]&lt;&gt;[.S6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68:.Q68])/COUNT([.B68:.Q68]));0)" office:value-type="float" office:value="0" calcext:value-type="float">
            <text:p>0</text:p>
          </table:table-cell>
          <table:table-cell table:formula="of:=ROUND(([.B68]*[.$B$1]+[.C68]*[.$C$1]+[.D68]*[.$D$1]+[.E68]*[.$E$1]+[.F68]*[.$F$1]+[.G68]*[.$G$1]+[.H68]*[.$H$1]+[.I68]*[.$I$1]+[.J68]*[.$J$1]+[.K68]*[.$K$1]+[.L68]*[.$L$1]+[.M68]*[.$M$1]+[.N68]*[.$N$1]+[.O68]*[.$O$1]+[.P68]*[.$P$1]+[.Q68]*[.$Q$1])/COUNT([.B68:.Q68]))" office:value-type="float" office:value="0" calcext:value-type="float">
            <text:p>0</text:p>
          </table:table-cell>
          <table:table-cell table:formula="of:=IF([.R68]&lt;&gt;[.S6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B69:.Q69])/COUNT([.B69:.Q69]));0)" office:value-type="float" office:value="0" calcext:value-type="float">
            <text:p>0</text:p>
          </table:table-cell>
          <table:table-cell table:formula="of:=ROUND(([.B69]*[.$B$1]+[.C69]*[.$C$1]+[.D69]*[.$D$1]+[.E69]*[.$E$1]+[.F69]*[.$F$1]+[.G69]*[.$G$1]+[.H69]*[.$H$1]+[.I69]*[.$I$1]+[.J69]*[.$J$1]+[.K69]*[.$K$1]+[.L69]*[.$L$1]+[.M69]*[.$M$1]+[.N69]*[.$N$1]+[.O69]*[.$O$1]+[.P69]*[.$P$1]+[.Q69]*[.$Q$1])/COUNT([.B69:.Q69]))" office:value-type="float" office:value="0" calcext:value-type="float">
            <text:p>0</text:p>
          </table:table-cell>
          <table:table-cell table:formula="of:=IF([.R69]&lt;&gt;[.S69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70:.Q70])/COUNT([.B70:.Q70]));0)" office:value-type="float" office:value="0" calcext:value-type="float">
            <text:p>0</text:p>
          </table:table-cell>
          <table:table-cell table:formula="of:=ROUND(([.B70]*[.$B$1]+[.C70]*[.$C$1]+[.D70]*[.$D$1]+[.E70]*[.$E$1]+[.F70]*[.$F$1]+[.G70]*[.$G$1]+[.H70]*[.$H$1]+[.I70]*[.$I$1]+[.J70]*[.$J$1]+[.K70]*[.$K$1]+[.L70]*[.$L$1]+[.M70]*[.$M$1]+[.N70]*[.$N$1]+[.O70]*[.$O$1]+[.P70]*[.$P$1]+[.Q70]*[.$Q$1])/COUNT([.B70:.Q70]))" office:value-type="float" office:value="0" calcext:value-type="float">
            <text:p>0</text:p>
          </table:table-cell>
          <table:table-cell table:formula="of:=IF([.R70]&lt;&gt;[.S7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71:.Q71])/COUNT([.B71:.Q71]));0)" office:value-type="float" office:value="0" calcext:value-type="float">
            <text:p>0</text:p>
          </table:table-cell>
          <table:table-cell table:formula="of:=ROUND(([.B71]*[.$B$1]+[.C71]*[.$C$1]+[.D71]*[.$D$1]+[.E71]*[.$E$1]+[.F71]*[.$F$1]+[.G71]*[.$G$1]+[.H71]*[.$H$1]+[.I71]*[.$I$1]+[.J71]*[.$J$1]+[.K71]*[.$K$1]+[.L71]*[.$L$1]+[.M71]*[.$M$1]+[.N71]*[.$N$1]+[.O71]*[.$O$1]+[.P71]*[.$P$1]+[.Q71]*[.$Q$1])/COUNT([.B71:.Q71]))" office:value-type="float" office:value="0" calcext:value-type="float">
            <text:p>0</text:p>
          </table:table-cell>
          <table:table-cell table:formula="of:=IF([.R71]&lt;&gt;[.S7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72:.Q72])/COUNT([.B72:.Q72]));0)" office:value-type="float" office:value="0" calcext:value-type="float">
            <text:p>0</text:p>
          </table:table-cell>
          <table:table-cell table:formula="of:=ROUND(([.B72]*[.$B$1]+[.C72]*[.$C$1]+[.D72]*[.$D$1]+[.E72]*[.$E$1]+[.F72]*[.$F$1]+[.G72]*[.$G$1]+[.H72]*[.$H$1]+[.I72]*[.$I$1]+[.J72]*[.$J$1]+[.K72]*[.$K$1]+[.L72]*[.$L$1]+[.M72]*[.$M$1]+[.N72]*[.$N$1]+[.O72]*[.$O$1]+[.P72]*[.$P$1]+[.Q72]*[.$Q$1])/COUNT([.B72:.Q72]))" office:value-type="float" office:value="0" calcext:value-type="float">
            <text:p>0</text:p>
          </table:table-cell>
          <table:table-cell table:formula="of:=IF([.R72]&lt;&gt;[.S7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73:.Q73])/COUNT([.B73:.Q73]));0)" office:value-type="float" office:value="0" calcext:value-type="float">
            <text:p>0</text:p>
          </table:table-cell>
          <table:table-cell table:formula="of:=ROUND(([.B73]*[.$B$1]+[.C73]*[.$C$1]+[.D73]*[.$D$1]+[.E73]*[.$E$1]+[.F73]*[.$F$1]+[.G73]*[.$G$1]+[.H73]*[.$H$1]+[.I73]*[.$I$1]+[.J73]*[.$J$1]+[.K73]*[.$K$1]+[.L73]*[.$L$1]+[.M73]*[.$M$1]+[.N73]*[.$N$1]+[.O73]*[.$O$1]+[.P73]*[.$P$1]+[.Q73]*[.$Q$1])/COUNT([.B73:.Q73]))" office:value-type="float" office:value="0" calcext:value-type="float">
            <text:p>0</text:p>
          </table:table-cell>
          <table:table-cell table:formula="of:=IF([.R73]&lt;&gt;[.S7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74:.Q74])/COUNT([.B74:.Q74]));0)" office:value-type="float" office:value="0" calcext:value-type="float">
            <text:p>0</text:p>
          </table:table-cell>
          <table:table-cell table:formula="of:=ROUND(([.B74]*[.$B$1]+[.C74]*[.$C$1]+[.D74]*[.$D$1]+[.E74]*[.$E$1]+[.F74]*[.$F$1]+[.G74]*[.$G$1]+[.H74]*[.$H$1]+[.I74]*[.$I$1]+[.J74]*[.$J$1]+[.K74]*[.$K$1]+[.L74]*[.$L$1]+[.M74]*[.$M$1]+[.N74]*[.$N$1]+[.O74]*[.$O$1]+[.P74]*[.$P$1]+[.Q74]*[.$Q$1])/COUNT([.B74:.Q74]))" office:value-type="float" office:value="0" calcext:value-type="float">
            <text:p>0</text:p>
          </table:table-cell>
          <table:table-cell table:formula="of:=IF([.R74]&lt;&gt;[.S7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75:.Q75])/COUNT([.B75:.Q75]));0)" office:value-type="float" office:value="0" calcext:value-type="float">
            <text:p>0</text:p>
          </table:table-cell>
          <table:table-cell table:formula="of:=ROUND(([.B75]*[.$B$1]+[.C75]*[.$C$1]+[.D75]*[.$D$1]+[.E75]*[.$E$1]+[.F75]*[.$F$1]+[.G75]*[.$G$1]+[.H75]*[.$H$1]+[.I75]*[.$I$1]+[.J75]*[.$J$1]+[.K75]*[.$K$1]+[.L75]*[.$L$1]+[.M75]*[.$M$1]+[.N75]*[.$N$1]+[.O75]*[.$O$1]+[.P75]*[.$P$1]+[.Q75]*[.$Q$1])/COUNT([.B75:.Q75]))" office:value-type="float" office:value="0" calcext:value-type="float">
            <text:p>0</text:p>
          </table:table-cell>
          <table:table-cell table:formula="of:=IF([.R75]&lt;&gt;[.S75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76:.Q76])/COUNT([.B76:.Q76]));0)" office:value-type="float" office:value="0" calcext:value-type="float">
            <text:p>0</text:p>
          </table:table-cell>
          <table:table-cell table:formula="of:=ROUND(([.B76]*[.$B$1]+[.C76]*[.$C$1]+[.D76]*[.$D$1]+[.E76]*[.$E$1]+[.F76]*[.$F$1]+[.G76]*[.$G$1]+[.H76]*[.$H$1]+[.I76]*[.$I$1]+[.J76]*[.$J$1]+[.K76]*[.$K$1]+[.L76]*[.$L$1]+[.M76]*[.$M$1]+[.N76]*[.$N$1]+[.O76]*[.$O$1]+[.P76]*[.$P$1]+[.Q76]*[.$Q$1])/COUNT([.B76:.Q76]))" office:value-type="float" office:value="0" calcext:value-type="float">
            <text:p>0</text:p>
          </table:table-cell>
          <table:table-cell table:formula="of:=IF([.R76]&lt;&gt;[.S76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77:.Q77])/COUNT([.B77:.Q77]));0)" office:value-type="float" office:value="0" calcext:value-type="float">
            <text:p>0</text:p>
          </table:table-cell>
          <table:table-cell table:formula="of:=ROUND(([.B77]*[.$B$1]+[.C77]*[.$C$1]+[.D77]*[.$D$1]+[.E77]*[.$E$1]+[.F77]*[.$F$1]+[.G77]*[.$G$1]+[.H77]*[.$H$1]+[.I77]*[.$I$1]+[.J77]*[.$J$1]+[.K77]*[.$K$1]+[.L77]*[.$L$1]+[.M77]*[.$M$1]+[.N77]*[.$N$1]+[.O77]*[.$O$1]+[.P77]*[.$P$1]+[.Q77]*[.$Q$1])/COUNT([.B77:.Q77]))" office:value-type="float" office:value="0" calcext:value-type="float">
            <text:p>0</text:p>
          </table:table-cell>
          <table:table-cell table:formula="of:=IF([.R77]&lt;&gt;[.S7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78:.Q78])/COUNT([.B78:.Q78]));0)" office:value-type="float" office:value="0" calcext:value-type="float">
            <text:p>0</text:p>
          </table:table-cell>
          <table:table-cell table:formula="of:=ROUND(([.B78]*[.$B$1]+[.C78]*[.$C$1]+[.D78]*[.$D$1]+[.E78]*[.$E$1]+[.F78]*[.$F$1]+[.G78]*[.$G$1]+[.H78]*[.$H$1]+[.I78]*[.$I$1]+[.J78]*[.$J$1]+[.K78]*[.$K$1]+[.L78]*[.$L$1]+[.M78]*[.$M$1]+[.N78]*[.$N$1]+[.O78]*[.$O$1]+[.P78]*[.$P$1]+[.Q78]*[.$Q$1])/COUNT([.B78:.Q78]))" office:value-type="float" office:value="0" calcext:value-type="float">
            <text:p>0</text:p>
          </table:table-cell>
          <table:table-cell table:formula="of:=IF([.R78]&lt;&gt;[.S78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79:.Q79])/COUNT([.B79:.Q79]));0)" office:value-type="float" office:value="0" calcext:value-type="float">
            <text:p>0</text:p>
          </table:table-cell>
          <table:table-cell table:formula="of:=ROUND(([.B79]*[.$B$1]+[.C79]*[.$C$1]+[.D79]*[.$D$1]+[.E79]*[.$E$1]+[.F79]*[.$F$1]+[.G79]*[.$G$1]+[.H79]*[.$H$1]+[.I79]*[.$I$1]+[.J79]*[.$J$1]+[.K79]*[.$K$1]+[.L79]*[.$L$1]+[.M79]*[.$M$1]+[.N79]*[.$N$1]+[.O79]*[.$O$1]+[.P79]*[.$P$1]+[.Q79]*[.$Q$1])/COUNT([.B79:.Q79]))" office:value-type="float" office:value="0" calcext:value-type="float">
            <text:p>0</text:p>
          </table:table-cell>
          <table:table-cell table:formula="of:=IF([.R79]&lt;&gt;[.S7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80:.Q80])/COUNT([.B80:.Q80]));0)" office:value-type="float" office:value="0" calcext:value-type="float">
            <text:p>0</text:p>
          </table:table-cell>
          <table:table-cell table:formula="of:=ROUND(([.B80]*[.$B$1]+[.C80]*[.$C$1]+[.D80]*[.$D$1]+[.E80]*[.$E$1]+[.F80]*[.$F$1]+[.G80]*[.$G$1]+[.H80]*[.$H$1]+[.I80]*[.$I$1]+[.J80]*[.$J$1]+[.K80]*[.$K$1]+[.L80]*[.$L$1]+[.M80]*[.$M$1]+[.N80]*[.$N$1]+[.O80]*[.$O$1]+[.P80]*[.$P$1]+[.Q80]*[.$Q$1])/COUNT([.B80:.Q80]))" office:value-type="float" office:value="0" calcext:value-type="float">
            <text:p>0</text:p>
          </table:table-cell>
          <table:table-cell table:formula="of:=IF([.R80]&lt;&gt;[.S8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81:.Q81])/COUNT([.B81:.Q81]));0)" office:value-type="float" office:value="0" calcext:value-type="float">
            <text:p>0</text:p>
          </table:table-cell>
          <table:table-cell table:formula="of:=ROUND(([.B81]*[.$B$1]+[.C81]*[.$C$1]+[.D81]*[.$D$1]+[.E81]*[.$E$1]+[.F81]*[.$F$1]+[.G81]*[.$G$1]+[.H81]*[.$H$1]+[.I81]*[.$I$1]+[.J81]*[.$J$1]+[.K81]*[.$K$1]+[.L81]*[.$L$1]+[.M81]*[.$M$1]+[.N81]*[.$N$1]+[.O81]*[.$O$1]+[.P81]*[.$P$1]+[.Q81]*[.$Q$1])/COUNT([.B81:.Q81]))" office:value-type="float" office:value="0" calcext:value-type="float">
            <text:p>0</text:p>
          </table:table-cell>
          <table:table-cell table:formula="of:=IF([.R81]&lt;&gt;[.S81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B82:.Q82])/COUNT([.B82:.Q82]));0)" office:value-type="float" office:value="0" calcext:value-type="float">
            <text:p>0</text:p>
          </table:table-cell>
          <table:table-cell table:formula="of:=ROUND(([.B82]*[.$B$1]+[.C82]*[.$C$1]+[.D82]*[.$D$1]+[.E82]*[.$E$1]+[.F82]*[.$F$1]+[.G82]*[.$G$1]+[.H82]*[.$H$1]+[.I82]*[.$I$1]+[.J82]*[.$J$1]+[.K82]*[.$K$1]+[.L82]*[.$L$1]+[.M82]*[.$M$1]+[.N82]*[.$N$1]+[.O82]*[.$O$1]+[.P82]*[.$P$1]+[.Q82]*[.$Q$1])/COUNT([.B82:.Q82]))" office:value-type="float" office:value="0" calcext:value-type="float">
            <text:p>0</text:p>
          </table:table-cell>
          <table:table-cell table:formula="of:=IF([.R82]&lt;&gt;[.S8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83:.Q83])/COUNT([.B83:.Q83]));0)" office:value-type="float" office:value="0" calcext:value-type="float">
            <text:p>0</text:p>
          </table:table-cell>
          <table:table-cell table:formula="of:=ROUND(([.B83]*[.$B$1]+[.C83]*[.$C$1]+[.D83]*[.$D$1]+[.E83]*[.$E$1]+[.F83]*[.$F$1]+[.G83]*[.$G$1]+[.H83]*[.$H$1]+[.I83]*[.$I$1]+[.J83]*[.$J$1]+[.K83]*[.$K$1]+[.L83]*[.$L$1]+[.M83]*[.$M$1]+[.N83]*[.$N$1]+[.O83]*[.$O$1]+[.P83]*[.$P$1]+[.Q83]*[.$Q$1])/COUNT([.B83:.Q83]))" office:value-type="float" office:value="0" calcext:value-type="float">
            <text:p>0</text:p>
          </table:table-cell>
          <table:table-cell table:formula="of:=IF([.R83]&lt;&gt;[.S8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84:.Q84])/COUNT([.B84:.Q84]));0)" office:value-type="float" office:value="0" calcext:value-type="float">
            <text:p>0</text:p>
          </table:table-cell>
          <table:table-cell table:formula="of:=ROUND(([.B84]*[.$B$1]+[.C84]*[.$C$1]+[.D84]*[.$D$1]+[.E84]*[.$E$1]+[.F84]*[.$F$1]+[.G84]*[.$G$1]+[.H84]*[.$H$1]+[.I84]*[.$I$1]+[.J84]*[.$J$1]+[.K84]*[.$K$1]+[.L84]*[.$L$1]+[.M84]*[.$M$1]+[.N84]*[.$N$1]+[.O84]*[.$O$1]+[.P84]*[.$P$1]+[.Q84]*[.$Q$1])/COUNT([.B84:.Q84]))" office:value-type="float" office:value="0" calcext:value-type="float">
            <text:p>0</text:p>
          </table:table-cell>
          <table:table-cell table:formula="of:=IF([.R84]&lt;&gt;[.S8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85:.Q85])/COUNT([.B85:.Q85]));0)" office:value-type="float" office:value="0" calcext:value-type="float">
            <text:p>0</text:p>
          </table:table-cell>
          <table:table-cell table:formula="of:=ROUND(([.B85]*[.$B$1]+[.C85]*[.$C$1]+[.D85]*[.$D$1]+[.E85]*[.$E$1]+[.F85]*[.$F$1]+[.G85]*[.$G$1]+[.H85]*[.$H$1]+[.I85]*[.$I$1]+[.J85]*[.$J$1]+[.K85]*[.$K$1]+[.L85]*[.$L$1]+[.M85]*[.$M$1]+[.N85]*[.$N$1]+[.O85]*[.$O$1]+[.P85]*[.$P$1]+[.Q85]*[.$Q$1])/COUNT([.B85:.Q85]))" office:value-type="float" office:value="0" calcext:value-type="float">
            <text:p>0</text:p>
          </table:table-cell>
          <table:table-cell table:formula="of:=IF([.R85]&lt;&gt;[.S8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86:.Q86])/COUNT([.B86:.Q86]));0)" office:value-type="float" office:value="0" calcext:value-type="float">
            <text:p>0</text:p>
          </table:table-cell>
          <table:table-cell table:formula="of:=ROUND(([.B86]*[.$B$1]+[.C86]*[.$C$1]+[.D86]*[.$D$1]+[.E86]*[.$E$1]+[.F86]*[.$F$1]+[.G86]*[.$G$1]+[.H86]*[.$H$1]+[.I86]*[.$I$1]+[.J86]*[.$J$1]+[.K86]*[.$K$1]+[.L86]*[.$L$1]+[.M86]*[.$M$1]+[.N86]*[.$N$1]+[.O86]*[.$O$1]+[.P86]*[.$P$1]+[.Q86]*[.$Q$1])/COUNT([.B86:.Q86]))" office:value-type="float" office:value="0" calcext:value-type="float">
            <text:p>0</text:p>
          </table:table-cell>
          <table:table-cell table:formula="of:=IF([.R86]&lt;&gt;[.S8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87:.Q87])/COUNT([.B87:.Q87]));0)" office:value-type="float" office:value="0" calcext:value-type="float">
            <text:p>0</text:p>
          </table:table-cell>
          <table:table-cell table:formula="of:=ROUND(([.B87]*[.$B$1]+[.C87]*[.$C$1]+[.D87]*[.$D$1]+[.E87]*[.$E$1]+[.F87]*[.$F$1]+[.G87]*[.$G$1]+[.H87]*[.$H$1]+[.I87]*[.$I$1]+[.J87]*[.$J$1]+[.K87]*[.$K$1]+[.L87]*[.$L$1]+[.M87]*[.$M$1]+[.N87]*[.$N$1]+[.O87]*[.$O$1]+[.P87]*[.$P$1]+[.Q87]*[.$Q$1])/COUNT([.B87:.Q87]))" office:value-type="float" office:value="0" calcext:value-type="float">
            <text:p>0</text:p>
          </table:table-cell>
          <table:table-cell table:formula="of:=IF([.R87]&lt;&gt;[.S8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88:.Q88])/COUNT([.B88:.Q88]));0)" office:value-type="float" office:value="0" calcext:value-type="float">
            <text:p>0</text:p>
          </table:table-cell>
          <table:table-cell table:formula="of:=ROUND(([.B88]*[.$B$1]+[.C88]*[.$C$1]+[.D88]*[.$D$1]+[.E88]*[.$E$1]+[.F88]*[.$F$1]+[.G88]*[.$G$1]+[.H88]*[.$H$1]+[.I88]*[.$I$1]+[.J88]*[.$J$1]+[.K88]*[.$K$1]+[.L88]*[.$L$1]+[.M88]*[.$M$1]+[.N88]*[.$N$1]+[.O88]*[.$O$1]+[.P88]*[.$P$1]+[.Q88]*[.$Q$1])/COUNT([.B88:.Q88]))" office:value-type="float" office:value="0" calcext:value-type="float">
            <text:p>0</text:p>
          </table:table-cell>
          <table:table-cell table:formula="of:=IF([.R88]&lt;&gt;[.S8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89:.Q89])/COUNT([.B89:.Q89]));0)" office:value-type="float" office:value="0" calcext:value-type="float">
            <text:p>0</text:p>
          </table:table-cell>
          <table:table-cell table:formula="of:=ROUND(([.B89]*[.$B$1]+[.C89]*[.$C$1]+[.D89]*[.$D$1]+[.E89]*[.$E$1]+[.F89]*[.$F$1]+[.G89]*[.$G$1]+[.H89]*[.$H$1]+[.I89]*[.$I$1]+[.J89]*[.$J$1]+[.K89]*[.$K$1]+[.L89]*[.$L$1]+[.M89]*[.$M$1]+[.N89]*[.$N$1]+[.O89]*[.$O$1]+[.P89]*[.$P$1]+[.Q89]*[.$Q$1])/COUNT([.B89:.Q89]))" office:value-type="float" office:value="0" calcext:value-type="float">
            <text:p>0</text:p>
          </table:table-cell>
          <table:table-cell table:formula="of:=IF([.R89]&lt;&gt;[.S8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90:.Q90])/COUNT([.B90:.Q90]));0)" office:value-type="float" office:value="0" calcext:value-type="float">
            <text:p>0</text:p>
          </table:table-cell>
          <table:table-cell table:formula="of:=ROUND(([.B90]*[.$B$1]+[.C90]*[.$C$1]+[.D90]*[.$D$1]+[.E90]*[.$E$1]+[.F90]*[.$F$1]+[.G90]*[.$G$1]+[.H90]*[.$H$1]+[.I90]*[.$I$1]+[.J90]*[.$J$1]+[.K90]*[.$K$1]+[.L90]*[.$L$1]+[.M90]*[.$M$1]+[.N90]*[.$N$1]+[.O90]*[.$O$1]+[.P90]*[.$P$1]+[.Q90]*[.$Q$1])/COUNT([.B90:.Q90]))" office:value-type="float" office:value="0" calcext:value-type="float">
            <text:p>0</text:p>
          </table:table-cell>
          <table:table-cell table:formula="of:=IF([.R90]&lt;&gt;[.S9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91:.Q91])/COUNT([.B91:.Q91]));0)" office:value-type="float" office:value="0" calcext:value-type="float">
            <text:p>0</text:p>
          </table:table-cell>
          <table:table-cell table:formula="of:=ROUND(([.B91]*[.$B$1]+[.C91]*[.$C$1]+[.D91]*[.$D$1]+[.E91]*[.$E$1]+[.F91]*[.$F$1]+[.G91]*[.$G$1]+[.H91]*[.$H$1]+[.I91]*[.$I$1]+[.J91]*[.$J$1]+[.K91]*[.$K$1]+[.L91]*[.$L$1]+[.M91]*[.$M$1]+[.N91]*[.$N$1]+[.O91]*[.$O$1]+[.P91]*[.$P$1]+[.Q91]*[.$Q$1])/COUNT([.B91:.Q91]))" office:value-type="float" office:value="0" calcext:value-type="float">
            <text:p>0</text:p>
          </table:table-cell>
          <table:table-cell table:formula="of:=IF([.R91]&lt;&gt;[.S9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92:.Q92])/COUNT([.B92:.Q92]));0)" office:value-type="float" office:value="0" calcext:value-type="float">
            <text:p>0</text:p>
          </table:table-cell>
          <table:table-cell table:formula="of:=ROUND(([.B92]*[.$B$1]+[.C92]*[.$C$1]+[.D92]*[.$D$1]+[.E92]*[.$E$1]+[.F92]*[.$F$1]+[.G92]*[.$G$1]+[.H92]*[.$H$1]+[.I92]*[.$I$1]+[.J92]*[.$J$1]+[.K92]*[.$K$1]+[.L92]*[.$L$1]+[.M92]*[.$M$1]+[.N92]*[.$N$1]+[.O92]*[.$O$1]+[.P92]*[.$P$1]+[.Q92]*[.$Q$1])/COUNT([.B92:.Q92]))" office:value-type="float" office:value="0" calcext:value-type="float">
            <text:p>0</text:p>
          </table:table-cell>
          <table:table-cell table:formula="of:=IF([.R92]&lt;&gt;[.S9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93:.Q93])/COUNT([.B93:.Q93]));0)" office:value-type="float" office:value="0" calcext:value-type="float">
            <text:p>0</text:p>
          </table:table-cell>
          <table:table-cell table:formula="of:=ROUND(([.B93]*[.$B$1]+[.C93]*[.$C$1]+[.D93]*[.$D$1]+[.E93]*[.$E$1]+[.F93]*[.$F$1]+[.G93]*[.$G$1]+[.H93]*[.$H$1]+[.I93]*[.$I$1]+[.J93]*[.$J$1]+[.K93]*[.$K$1]+[.L93]*[.$L$1]+[.M93]*[.$M$1]+[.N93]*[.$N$1]+[.O93]*[.$O$1]+[.P93]*[.$P$1]+[.Q93]*[.$Q$1])/COUNT([.B93:.Q93]))" office:value-type="float" office:value="0" calcext:value-type="float">
            <text:p>0</text:p>
          </table:table-cell>
          <table:table-cell table:formula="of:=IF([.R93]&lt;&gt;[.S9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94:.Q94])/COUNT([.B94:.Q94]));0)" office:value-type="float" office:value="0" calcext:value-type="float">
            <text:p>0</text:p>
          </table:table-cell>
          <table:table-cell table:formula="of:=ROUND(([.B94]*[.$B$1]+[.C94]*[.$C$1]+[.D94]*[.$D$1]+[.E94]*[.$E$1]+[.F94]*[.$F$1]+[.G94]*[.$G$1]+[.H94]*[.$H$1]+[.I94]*[.$I$1]+[.J94]*[.$J$1]+[.K94]*[.$K$1]+[.L94]*[.$L$1]+[.M94]*[.$M$1]+[.N94]*[.$N$1]+[.O94]*[.$O$1]+[.P94]*[.$P$1]+[.Q94]*[.$Q$1])/COUNT([.B94:.Q94]))" office:value-type="float" office:value="0" calcext:value-type="float">
            <text:p>0</text:p>
          </table:table-cell>
          <table:table-cell table:formula="of:=IF([.R94]&lt;&gt;[.S9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95:.Q95])/COUNT([.B95:.Q95]));0)" office:value-type="float" office:value="0" calcext:value-type="float">
            <text:p>0</text:p>
          </table:table-cell>
          <table:table-cell table:formula="of:=ROUND(([.B95]*[.$B$1]+[.C95]*[.$C$1]+[.D95]*[.$D$1]+[.E95]*[.$E$1]+[.F95]*[.$F$1]+[.G95]*[.$G$1]+[.H95]*[.$H$1]+[.I95]*[.$I$1]+[.J95]*[.$J$1]+[.K95]*[.$K$1]+[.L95]*[.$L$1]+[.M95]*[.$M$1]+[.N95]*[.$N$1]+[.O95]*[.$O$1]+[.P95]*[.$P$1]+[.Q95]*[.$Q$1])/COUNT([.B95:.Q95]))" office:value-type="float" office:value="0" calcext:value-type="float">
            <text:p>0</text:p>
          </table:table-cell>
          <table:table-cell table:formula="of:=IF([.R95]&lt;&gt;[.S9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96:.Q96])/COUNT([.B96:.Q96]));0)" office:value-type="float" office:value="0" calcext:value-type="float">
            <text:p>0</text:p>
          </table:table-cell>
          <table:table-cell table:formula="of:=ROUND(([.B96]*[.$B$1]+[.C96]*[.$C$1]+[.D96]*[.$D$1]+[.E96]*[.$E$1]+[.F96]*[.$F$1]+[.G96]*[.$G$1]+[.H96]*[.$H$1]+[.I96]*[.$I$1]+[.J96]*[.$J$1]+[.K96]*[.$K$1]+[.L96]*[.$L$1]+[.M96]*[.$M$1]+[.N96]*[.$N$1]+[.O96]*[.$O$1]+[.P96]*[.$P$1]+[.Q96]*[.$Q$1])/COUNT([.B96:.Q96]))" office:value-type="float" office:value="0" calcext:value-type="float">
            <text:p>0</text:p>
          </table:table-cell>
          <table:table-cell table:formula="of:=IF([.R96]&lt;&gt;[.S9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97:.Q97])/COUNT([.B97:.Q97]));0)" office:value-type="float" office:value="0" calcext:value-type="float">
            <text:p>0</text:p>
          </table:table-cell>
          <table:table-cell table:formula="of:=ROUND(([.B97]*[.$B$1]+[.C97]*[.$C$1]+[.D97]*[.$D$1]+[.E97]*[.$E$1]+[.F97]*[.$F$1]+[.G97]*[.$G$1]+[.H97]*[.$H$1]+[.I97]*[.$I$1]+[.J97]*[.$J$1]+[.K97]*[.$K$1]+[.L97]*[.$L$1]+[.M97]*[.$M$1]+[.N97]*[.$N$1]+[.O97]*[.$O$1]+[.P97]*[.$P$1]+[.Q97]*[.$Q$1])/COUNT([.B97:.Q97]))" office:value-type="float" office:value="0" calcext:value-type="float">
            <text:p>0</text:p>
          </table:table-cell>
          <table:table-cell table:formula="of:=IF([.R97]&lt;&gt;[.S9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B98:.Q98])/COUNT([.B98:.Q98]));0)" office:value-type="float" office:value="0" calcext:value-type="float">
            <text:p>0</text:p>
          </table:table-cell>
          <table:table-cell table:formula="of:=ROUND(([.B98]*[.$B$1]+[.C98]*[.$C$1]+[.D98]*[.$D$1]+[.E98]*[.$E$1]+[.F98]*[.$F$1]+[.G98]*[.$G$1]+[.H98]*[.$H$1]+[.I98]*[.$I$1]+[.J98]*[.$J$1]+[.K98]*[.$K$1]+[.L98]*[.$L$1]+[.M98]*[.$M$1]+[.N98]*[.$N$1]+[.O98]*[.$O$1]+[.P98]*[.$P$1]+[.Q98]*[.$Q$1])/COUNT([.B98:.Q98]))" office:value-type="float" office:value="0" calcext:value-type="float">
            <text:p>0</text:p>
          </table:table-cell>
          <table:table-cell table:formula="of:=IF([.R98]&lt;&gt;[.S9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99:.Q99])/COUNT([.B99:.Q99]));0)" office:value-type="float" office:value="0" calcext:value-type="float">
            <text:p>0</text:p>
          </table:table-cell>
          <table:table-cell table:formula="of:=ROUND(([.B99]*[.$B$1]+[.C99]*[.$C$1]+[.D99]*[.$D$1]+[.E99]*[.$E$1]+[.F99]*[.$F$1]+[.G99]*[.$G$1]+[.H99]*[.$H$1]+[.I99]*[.$I$1]+[.J99]*[.$J$1]+[.K99]*[.$K$1]+[.L99]*[.$L$1]+[.M99]*[.$M$1]+[.N99]*[.$N$1]+[.O99]*[.$O$1]+[.P99]*[.$P$1]+[.Q99]*[.$Q$1])/COUNT([.B99:.Q99]))" office:value-type="float" office:value="0" calcext:value-type="float">
            <text:p>0</text:p>
          </table:table-cell>
          <table:table-cell table:formula="of:=IF([.R99]&lt;&gt;[.S9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00:.Q100])/COUNT([.B100:.Q100]));0)" office:value-type="float" office:value="0" calcext:value-type="float">
            <text:p>0</text:p>
          </table:table-cell>
          <table:table-cell table:formula="of:=ROUND(([.B100]*[.$B$1]+[.C100]*[.$C$1]+[.D100]*[.$D$1]+[.E100]*[.$E$1]+[.F100]*[.$F$1]+[.G100]*[.$G$1]+[.H100]*[.$H$1]+[.I100]*[.$I$1]+[.J100]*[.$J$1]+[.K100]*[.$K$1]+[.L100]*[.$L$1]+[.M100]*[.$M$1]+[.N100]*[.$N$1]+[.O100]*[.$O$1]+[.P100]*[.$P$1]+[.Q100]*[.$Q$1])/COUNT([.B100:.Q100]))" office:value-type="float" office:value="0" calcext:value-type="float">
            <text:p>0</text:p>
          </table:table-cell>
          <table:table-cell table:formula="of:=IF([.R100]&lt;&gt;[.S10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01:.Q101])/COUNT([.B101:.Q101]));0)" office:value-type="float" office:value="0" calcext:value-type="float">
            <text:p>0</text:p>
          </table:table-cell>
          <table:table-cell table:formula="of:=ROUND(([.B101]*[.$B$1]+[.C101]*[.$C$1]+[.D101]*[.$D$1]+[.E101]*[.$E$1]+[.F101]*[.$F$1]+[.G101]*[.$G$1]+[.H101]*[.$H$1]+[.I101]*[.$I$1]+[.J101]*[.$J$1]+[.K101]*[.$K$1]+[.L101]*[.$L$1]+[.M101]*[.$M$1]+[.N101]*[.$N$1]+[.O101]*[.$O$1]+[.P101]*[.$P$1]+[.Q101]*[.$Q$1])/COUNT([.B101:.Q101]))" office:value-type="float" office:value="0" calcext:value-type="float">
            <text:p>0</text:p>
          </table:table-cell>
          <table:table-cell table:formula="of:=IF([.R101]&lt;&gt;[.S10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02:.Q102])/COUNT([.B102:.Q102]));0)" office:value-type="float" office:value="0" calcext:value-type="float">
            <text:p>0</text:p>
          </table:table-cell>
          <table:table-cell table:formula="of:=ROUND(([.B102]*[.$B$1]+[.C102]*[.$C$1]+[.D102]*[.$D$1]+[.E102]*[.$E$1]+[.F102]*[.$F$1]+[.G102]*[.$G$1]+[.H102]*[.$H$1]+[.I102]*[.$I$1]+[.J102]*[.$J$1]+[.K102]*[.$K$1]+[.L102]*[.$L$1]+[.M102]*[.$M$1]+[.N102]*[.$N$1]+[.O102]*[.$O$1]+[.P102]*[.$P$1]+[.Q102]*[.$Q$1])/COUNT([.B102:.Q102]))" office:value-type="float" office:value="0" calcext:value-type="float">
            <text:p>0</text:p>
          </table:table-cell>
          <table:table-cell table:formula="of:=IF([.R102]&lt;&gt;[.S10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(SUM([.B103:.Q103])/COUNT([.B103:.Q103]));0)" office:value-type="float" office:value="0" calcext:value-type="float">
            <text:p>0</text:p>
          </table:table-cell>
          <table:table-cell table:formula="of:=ROUND(([.B103]*[.$B$1]+[.C103]*[.$C$1]+[.D103]*[.$D$1]+[.E103]*[.$E$1]+[.F103]*[.$F$1]+[.G103]*[.$G$1]+[.H103]*[.$H$1]+[.I103]*[.$I$1]+[.J103]*[.$J$1]+[.K103]*[.$K$1]+[.L103]*[.$L$1]+[.M103]*[.$M$1]+[.N103]*[.$N$1]+[.O103]*[.$O$1]+[.P103]*[.$P$1]+[.Q103]*[.$Q$1])/COUNT([.B103:.Q103]))" office:value-type="float" office:value="0" calcext:value-type="float">
            <text:p>0</text:p>
          </table:table-cell>
          <table:table-cell table:formula="of:=IF([.R103]&lt;&gt;[.S10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B104:.Q104])/COUNT([.B104:.Q104]));0)" office:value-type="float" office:value="0" calcext:value-type="float">
            <text:p>0</text:p>
          </table:table-cell>
          <table:table-cell table:formula="of:=ROUND(([.B104]*[.$B$1]+[.C104]*[.$C$1]+[.D104]*[.$D$1]+[.E104]*[.$E$1]+[.F104]*[.$F$1]+[.G104]*[.$G$1]+[.H104]*[.$H$1]+[.I104]*[.$I$1]+[.J104]*[.$J$1]+[.K104]*[.$K$1]+[.L104]*[.$L$1]+[.M104]*[.$M$1]+[.N104]*[.$N$1]+[.O104]*[.$O$1]+[.P104]*[.$P$1]+[.Q104]*[.$Q$1])/COUNT([.B104:.Q104]))" office:value-type="float" office:value="0" calcext:value-type="float">
            <text:p>0</text:p>
          </table:table-cell>
          <table:table-cell table:formula="of:=IF([.R104]&lt;&gt;[.S10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105:.Q105])/COUNT([.B105:.Q105]));0)" office:value-type="float" office:value="0" calcext:value-type="float">
            <text:p>0</text:p>
          </table:table-cell>
          <table:table-cell table:formula="of:=ROUND(([.B105]*[.$B$1]+[.C105]*[.$C$1]+[.D105]*[.$D$1]+[.E105]*[.$E$1]+[.F105]*[.$F$1]+[.G105]*[.$G$1]+[.H105]*[.$H$1]+[.I105]*[.$I$1]+[.J105]*[.$J$1]+[.K105]*[.$K$1]+[.L105]*[.$L$1]+[.M105]*[.$M$1]+[.N105]*[.$N$1]+[.O105]*[.$O$1]+[.P105]*[.$P$1]+[.Q105]*[.$Q$1])/COUNT([.B105:.Q105]))" office:value-type="float" office:value="0" calcext:value-type="float">
            <text:p>0</text:p>
          </table:table-cell>
          <table:table-cell table:formula="of:=IF([.R105]&lt;&gt;[.S10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06:.Q106])/COUNT([.B106:.Q106]));0)" office:value-type="float" office:value="0" calcext:value-type="float">
            <text:p>0</text:p>
          </table:table-cell>
          <table:table-cell table:formula="of:=ROUND(([.B106]*[.$B$1]+[.C106]*[.$C$1]+[.D106]*[.$D$1]+[.E106]*[.$E$1]+[.F106]*[.$F$1]+[.G106]*[.$G$1]+[.H106]*[.$H$1]+[.I106]*[.$I$1]+[.J106]*[.$J$1]+[.K106]*[.$K$1]+[.L106]*[.$L$1]+[.M106]*[.$M$1]+[.N106]*[.$N$1]+[.O106]*[.$O$1]+[.P106]*[.$P$1]+[.Q106]*[.$Q$1])/COUNT([.B106:.Q106]))" office:value-type="float" office:value="0" calcext:value-type="float">
            <text:p>0</text:p>
          </table:table-cell>
          <table:table-cell table:formula="of:=IF([.R106]&lt;&gt;[.S10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107:.Q107])/COUNT([.B107:.Q107]));0)" office:value-type="float" office:value="0" calcext:value-type="float">
            <text:p>0</text:p>
          </table:table-cell>
          <table:table-cell table:formula="of:=ROUND(([.B107]*[.$B$1]+[.C107]*[.$C$1]+[.D107]*[.$D$1]+[.E107]*[.$E$1]+[.F107]*[.$F$1]+[.G107]*[.$G$1]+[.H107]*[.$H$1]+[.I107]*[.$I$1]+[.J107]*[.$J$1]+[.K107]*[.$K$1]+[.L107]*[.$L$1]+[.M107]*[.$M$1]+[.N107]*[.$N$1]+[.O107]*[.$O$1]+[.P107]*[.$P$1]+[.Q107]*[.$Q$1])/COUNT([.B107:.Q107]))" office:value-type="float" office:value="0" calcext:value-type="float">
            <text:p>0</text:p>
          </table:table-cell>
          <table:table-cell table:formula="of:=IF([.R107]&lt;&gt;[.S10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08:.Q108])/COUNT([.B108:.Q108]));0)" office:value-type="float" office:value="0" calcext:value-type="float">
            <text:p>0</text:p>
          </table:table-cell>
          <table:table-cell table:formula="of:=ROUND(([.B108]*[.$B$1]+[.C108]*[.$C$1]+[.D108]*[.$D$1]+[.E108]*[.$E$1]+[.F108]*[.$F$1]+[.G108]*[.$G$1]+[.H108]*[.$H$1]+[.I108]*[.$I$1]+[.J108]*[.$J$1]+[.K108]*[.$K$1]+[.L108]*[.$L$1]+[.M108]*[.$M$1]+[.N108]*[.$N$1]+[.O108]*[.$O$1]+[.P108]*[.$P$1]+[.Q108]*[.$Q$1])/COUNT([.B108:.Q108]))" office:value-type="float" office:value="0" calcext:value-type="float">
            <text:p>0</text:p>
          </table:table-cell>
          <table:table-cell table:formula="of:=IF([.R108]&lt;&gt;[.S108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09:.Q109])/COUNT([.B109:.Q109]));0)" office:value-type="float" office:value="0" calcext:value-type="float">
            <text:p>0</text:p>
          </table:table-cell>
          <table:table-cell table:formula="of:=ROUND(([.B109]*[.$B$1]+[.C109]*[.$C$1]+[.D109]*[.$D$1]+[.E109]*[.$E$1]+[.F109]*[.$F$1]+[.G109]*[.$G$1]+[.H109]*[.$H$1]+[.I109]*[.$I$1]+[.J109]*[.$J$1]+[.K109]*[.$K$1]+[.L109]*[.$L$1]+[.M109]*[.$M$1]+[.N109]*[.$N$1]+[.O109]*[.$O$1]+[.P109]*[.$P$1]+[.Q109]*[.$Q$1])/COUNT([.B109:.Q109]))" office:value-type="float" office:value="0" calcext:value-type="float">
            <text:p>0</text:p>
          </table:table-cell>
          <table:table-cell table:formula="of:=IF([.R109]&lt;&gt;[.S10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10:.Q110])/COUNT([.B110:.Q110]));0)" office:value-type="float" office:value="0" calcext:value-type="float">
            <text:p>0</text:p>
          </table:table-cell>
          <table:table-cell table:formula="of:=ROUND(([.B110]*[.$B$1]+[.C110]*[.$C$1]+[.D110]*[.$D$1]+[.E110]*[.$E$1]+[.F110]*[.$F$1]+[.G110]*[.$G$1]+[.H110]*[.$H$1]+[.I110]*[.$I$1]+[.J110]*[.$J$1]+[.K110]*[.$K$1]+[.L110]*[.$L$1]+[.M110]*[.$M$1]+[.N110]*[.$N$1]+[.O110]*[.$O$1]+[.P110]*[.$P$1]+[.Q110]*[.$Q$1])/COUNT([.B110:.Q110]))" office:value-type="float" office:value="0" calcext:value-type="float">
            <text:p>0</text:p>
          </table:table-cell>
          <table:table-cell table:formula="of:=IF([.R110]&lt;&gt;[.S11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11:.Q111])/COUNT([.B111:.Q111]));0)" office:value-type="float" office:value="0" calcext:value-type="float">
            <text:p>0</text:p>
          </table:table-cell>
          <table:table-cell table:formula="of:=ROUND(([.B111]*[.$B$1]+[.C111]*[.$C$1]+[.D111]*[.$D$1]+[.E111]*[.$E$1]+[.F111]*[.$F$1]+[.G111]*[.$G$1]+[.H111]*[.$H$1]+[.I111]*[.$I$1]+[.J111]*[.$J$1]+[.K111]*[.$K$1]+[.L111]*[.$L$1]+[.M111]*[.$M$1]+[.N111]*[.$N$1]+[.O111]*[.$O$1]+[.P111]*[.$P$1]+[.Q111]*[.$Q$1])/COUNT([.B111:.Q111]))" office:value-type="float" office:value="0" calcext:value-type="float">
            <text:p>0</text:p>
          </table:table-cell>
          <table:table-cell table:formula="of:=IF([.R111]&lt;&gt;[.S111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12:.Q112])/COUNT([.B112:.Q112]));0)" office:value-type="float" office:value="0" calcext:value-type="float">
            <text:p>0</text:p>
          </table:table-cell>
          <table:table-cell table:formula="of:=ROUND(([.B112]*[.$B$1]+[.C112]*[.$C$1]+[.D112]*[.$D$1]+[.E112]*[.$E$1]+[.F112]*[.$F$1]+[.G112]*[.$G$1]+[.H112]*[.$H$1]+[.I112]*[.$I$1]+[.J112]*[.$J$1]+[.K112]*[.$K$1]+[.L112]*[.$L$1]+[.M112]*[.$M$1]+[.N112]*[.$N$1]+[.O112]*[.$O$1]+[.P112]*[.$P$1]+[.Q112]*[.$Q$1])/COUNT([.B112:.Q112]))" office:value-type="float" office:value="0" calcext:value-type="float">
            <text:p>0</text:p>
          </table:table-cell>
          <table:table-cell table:formula="of:=IF([.R112]&lt;&gt;[.S11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13:.Q113])/COUNT([.B113:.Q113]));0)" office:value-type="float" office:value="0" calcext:value-type="float">
            <text:p>0</text:p>
          </table:table-cell>
          <table:table-cell table:formula="of:=ROUND(([.B113]*[.$B$1]+[.C113]*[.$C$1]+[.D113]*[.$D$1]+[.E113]*[.$E$1]+[.F113]*[.$F$1]+[.G113]*[.$G$1]+[.H113]*[.$H$1]+[.I113]*[.$I$1]+[.J113]*[.$J$1]+[.K113]*[.$K$1]+[.L113]*[.$L$1]+[.M113]*[.$M$1]+[.N113]*[.$N$1]+[.O113]*[.$O$1]+[.P113]*[.$P$1]+[.Q113]*[.$Q$1])/COUNT([.B113:.Q113]))" office:value-type="float" office:value="0" calcext:value-type="float">
            <text:p>0</text:p>
          </table:table-cell>
          <table:table-cell table:formula="of:=IF([.R113]&lt;&gt;[.S11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114:.Q114])/COUNT([.B114:.Q114]));0)" office:value-type="float" office:value="0" calcext:value-type="float">
            <text:p>0</text:p>
          </table:table-cell>
          <table:table-cell table:formula="of:=ROUND(([.B114]*[.$B$1]+[.C114]*[.$C$1]+[.D114]*[.$D$1]+[.E114]*[.$E$1]+[.F114]*[.$F$1]+[.G114]*[.$G$1]+[.H114]*[.$H$1]+[.I114]*[.$I$1]+[.J114]*[.$J$1]+[.K114]*[.$K$1]+[.L114]*[.$L$1]+[.M114]*[.$M$1]+[.N114]*[.$N$1]+[.O114]*[.$O$1]+[.P114]*[.$P$1]+[.Q114]*[.$Q$1])/COUNT([.B114:.Q114]))" office:value-type="float" office:value="0" calcext:value-type="float">
            <text:p>0</text:p>
          </table:table-cell>
          <table:table-cell table:formula="of:=IF([.R114]&lt;&gt;[.S11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15:.Q115])/COUNT([.B115:.Q115]));0)" office:value-type="float" office:value="0" calcext:value-type="float">
            <text:p>0</text:p>
          </table:table-cell>
          <table:table-cell table:formula="of:=ROUND(([.B115]*[.$B$1]+[.C115]*[.$C$1]+[.D115]*[.$D$1]+[.E115]*[.$E$1]+[.F115]*[.$F$1]+[.G115]*[.$G$1]+[.H115]*[.$H$1]+[.I115]*[.$I$1]+[.J115]*[.$J$1]+[.K115]*[.$K$1]+[.L115]*[.$L$1]+[.M115]*[.$M$1]+[.N115]*[.$N$1]+[.O115]*[.$O$1]+[.P115]*[.$P$1]+[.Q115]*[.$Q$1])/COUNT([.B115:.Q115]))" office:value-type="float" office:value="0" calcext:value-type="float">
            <text:p>0</text:p>
          </table:table-cell>
          <table:table-cell table:formula="of:=IF([.R115]&lt;&gt;[.S115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16:.Q116])/COUNT([.B116:.Q116]));0)" office:value-type="float" office:value="0" calcext:value-type="float">
            <text:p>0</text:p>
          </table:table-cell>
          <table:table-cell table:formula="of:=ROUND(([.B116]*[.$B$1]+[.C116]*[.$C$1]+[.D116]*[.$D$1]+[.E116]*[.$E$1]+[.F116]*[.$F$1]+[.G116]*[.$G$1]+[.H116]*[.$H$1]+[.I116]*[.$I$1]+[.J116]*[.$J$1]+[.K116]*[.$K$1]+[.L116]*[.$L$1]+[.M116]*[.$M$1]+[.N116]*[.$N$1]+[.O116]*[.$O$1]+[.P116]*[.$P$1]+[.Q116]*[.$Q$1])/COUNT([.B116:.Q116]))" office:value-type="float" office:value="0" calcext:value-type="float">
            <text:p>0</text:p>
          </table:table-cell>
          <table:table-cell table:formula="of:=IF([.R116]&lt;&gt;[.S11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B117:.Q117])/COUNT([.B117:.Q117]));0)" office:value-type="float" office:value="0" calcext:value-type="float">
            <text:p>0</text:p>
          </table:table-cell>
          <table:table-cell table:formula="of:=ROUND(([.B117]*[.$B$1]+[.C117]*[.$C$1]+[.D117]*[.$D$1]+[.E117]*[.$E$1]+[.F117]*[.$F$1]+[.G117]*[.$G$1]+[.H117]*[.$H$1]+[.I117]*[.$I$1]+[.J117]*[.$J$1]+[.K117]*[.$K$1]+[.L117]*[.$L$1]+[.M117]*[.$M$1]+[.N117]*[.$N$1]+[.O117]*[.$O$1]+[.P117]*[.$P$1]+[.Q117]*[.$Q$1])/COUNT([.B117:.Q117]))" office:value-type="float" office:value="0" calcext:value-type="float">
            <text:p>0</text:p>
          </table:table-cell>
          <table:table-cell table:formula="of:=IF([.R117]&lt;&gt;[.S11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18:.Q118])/COUNT([.B118:.Q118]));0)" office:value-type="float" office:value="0" calcext:value-type="float">
            <text:p>0</text:p>
          </table:table-cell>
          <table:table-cell table:formula="of:=ROUND(([.B118]*[.$B$1]+[.C118]*[.$C$1]+[.D118]*[.$D$1]+[.E118]*[.$E$1]+[.F118]*[.$F$1]+[.G118]*[.$G$1]+[.H118]*[.$H$1]+[.I118]*[.$I$1]+[.J118]*[.$J$1]+[.K118]*[.$K$1]+[.L118]*[.$L$1]+[.M118]*[.$M$1]+[.N118]*[.$N$1]+[.O118]*[.$O$1]+[.P118]*[.$P$1]+[.Q118]*[.$Q$1])/COUNT([.B118:.Q118]))" office:value-type="float" office:value="0" calcext:value-type="float">
            <text:p>0</text:p>
          </table:table-cell>
          <table:table-cell table:formula="of:=IF([.R118]&lt;&gt;[.S11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19:.Q119])/COUNT([.B119:.Q119]));0)" office:value-type="float" office:value="0" calcext:value-type="float">
            <text:p>0</text:p>
          </table:table-cell>
          <table:table-cell table:formula="of:=ROUND(([.B119]*[.$B$1]+[.C119]*[.$C$1]+[.D119]*[.$D$1]+[.E119]*[.$E$1]+[.F119]*[.$F$1]+[.G119]*[.$G$1]+[.H119]*[.$H$1]+[.I119]*[.$I$1]+[.J119]*[.$J$1]+[.K119]*[.$K$1]+[.L119]*[.$L$1]+[.M119]*[.$M$1]+[.N119]*[.$N$1]+[.O119]*[.$O$1]+[.P119]*[.$P$1]+[.Q119]*[.$Q$1])/COUNT([.B119:.Q119]))" office:value-type="float" office:value="0" calcext:value-type="float">
            <text:p>0</text:p>
          </table:table-cell>
          <table:table-cell table:formula="of:=IF([.R119]&lt;&gt;[.S11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20:.Q120])/COUNT([.B120:.Q120]));0)" office:value-type="float" office:value="0" calcext:value-type="float">
            <text:p>0</text:p>
          </table:table-cell>
          <table:table-cell table:formula="of:=ROUND(([.B120]*[.$B$1]+[.C120]*[.$C$1]+[.D120]*[.$D$1]+[.E120]*[.$E$1]+[.F120]*[.$F$1]+[.G120]*[.$G$1]+[.H120]*[.$H$1]+[.I120]*[.$I$1]+[.J120]*[.$J$1]+[.K120]*[.$K$1]+[.L120]*[.$L$1]+[.M120]*[.$M$1]+[.N120]*[.$N$1]+[.O120]*[.$O$1]+[.P120]*[.$P$1]+[.Q120]*[.$Q$1])/COUNT([.B120:.Q120]))" office:value-type="float" office:value="0" calcext:value-type="float">
            <text:p>0</text:p>
          </table:table-cell>
          <table:table-cell table:formula="of:=IF([.R120]&lt;&gt;[.S120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21:.Q121])/COUNT([.B121:.Q121]));0)" office:value-type="float" office:value="0" calcext:value-type="float">
            <text:p>0</text:p>
          </table:table-cell>
          <table:table-cell table:formula="of:=ROUND(([.B121]*[.$B$1]+[.C121]*[.$C$1]+[.D121]*[.$D$1]+[.E121]*[.$E$1]+[.F121]*[.$F$1]+[.G121]*[.$G$1]+[.H121]*[.$H$1]+[.I121]*[.$I$1]+[.J121]*[.$J$1]+[.K121]*[.$K$1]+[.L121]*[.$L$1]+[.M121]*[.$M$1]+[.N121]*[.$N$1]+[.O121]*[.$O$1]+[.P121]*[.$P$1]+[.Q121]*[.$Q$1])/COUNT([.B121:.Q121]))" office:value-type="float" office:value="0" calcext:value-type="float">
            <text:p>0</text:p>
          </table:table-cell>
          <table:table-cell table:formula="of:=IF([.R121]&lt;&gt;[.S12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22:.Q122])/COUNT([.B122:.Q122]));0)" office:value-type="float" office:value="0" calcext:value-type="float">
            <text:p>0</text:p>
          </table:table-cell>
          <table:table-cell table:formula="of:=ROUND(([.B122]*[.$B$1]+[.C122]*[.$C$1]+[.D122]*[.$D$1]+[.E122]*[.$E$1]+[.F122]*[.$F$1]+[.G122]*[.$G$1]+[.H122]*[.$H$1]+[.I122]*[.$I$1]+[.J122]*[.$J$1]+[.K122]*[.$K$1]+[.L122]*[.$L$1]+[.M122]*[.$M$1]+[.N122]*[.$N$1]+[.O122]*[.$O$1]+[.P122]*[.$P$1]+[.Q122]*[.$Q$1])/COUNT([.B122:.Q122]))" office:value-type="float" office:value="0" calcext:value-type="float">
            <text:p>0</text:p>
          </table:table-cell>
          <table:table-cell table:formula="of:=IF([.R122]&lt;&gt;[.S122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23:.Q123])/COUNT([.B123:.Q123]));0)" office:value-type="float" office:value="0" calcext:value-type="float">
            <text:p>0</text:p>
          </table:table-cell>
          <table:table-cell table:formula="of:=ROUND(([.B123]*[.$B$1]+[.C123]*[.$C$1]+[.D123]*[.$D$1]+[.E123]*[.$E$1]+[.F123]*[.$F$1]+[.G123]*[.$G$1]+[.H123]*[.$H$1]+[.I123]*[.$I$1]+[.J123]*[.$J$1]+[.K123]*[.$K$1]+[.L123]*[.$L$1]+[.M123]*[.$M$1]+[.N123]*[.$N$1]+[.O123]*[.$O$1]+[.P123]*[.$P$1]+[.Q123]*[.$Q$1])/COUNT([.B123:.Q123]))" office:value-type="float" office:value="0" calcext:value-type="float">
            <text:p>0</text:p>
          </table:table-cell>
          <table:table-cell table:formula="of:=IF([.R123]&lt;&gt;[.S12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B124:.Q124])/COUNT([.B124:.Q124]));0)" office:value-type="float" office:value="0" calcext:value-type="float">
            <text:p>0</text:p>
          </table:table-cell>
          <table:table-cell table:formula="of:=ROUND(([.B124]*[.$B$1]+[.C124]*[.$C$1]+[.D124]*[.$D$1]+[.E124]*[.$E$1]+[.F124]*[.$F$1]+[.G124]*[.$G$1]+[.H124]*[.$H$1]+[.I124]*[.$I$1]+[.J124]*[.$J$1]+[.K124]*[.$K$1]+[.L124]*[.$L$1]+[.M124]*[.$M$1]+[.N124]*[.$N$1]+[.O124]*[.$O$1]+[.P124]*[.$P$1]+[.Q124]*[.$Q$1])/COUNT([.B124:.Q124]))" office:value-type="float" office:value="0" calcext:value-type="float">
            <text:p>0</text:p>
          </table:table-cell>
          <table:table-cell table:formula="of:=IF([.R124]&lt;&gt;[.S124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25:.Q125])/COUNT([.B125:.Q125]));0)" office:value-type="float" office:value="0" calcext:value-type="float">
            <text:p>0</text:p>
          </table:table-cell>
          <table:table-cell table:formula="of:=ROUND(([.B125]*[.$B$1]+[.C125]*[.$C$1]+[.D125]*[.$D$1]+[.E125]*[.$E$1]+[.F125]*[.$F$1]+[.G125]*[.$G$1]+[.H125]*[.$H$1]+[.I125]*[.$I$1]+[.J125]*[.$J$1]+[.K125]*[.$K$1]+[.L125]*[.$L$1]+[.M125]*[.$M$1]+[.N125]*[.$N$1]+[.O125]*[.$O$1]+[.P125]*[.$P$1]+[.Q125]*[.$Q$1])/COUNT([.B125:.Q125]))" office:value-type="float" office:value="0" calcext:value-type="float">
            <text:p>0</text:p>
          </table:table-cell>
          <table:table-cell table:formula="of:=IF([.R125]&lt;&gt;[.S12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26:.Q126])/COUNT([.B126:.Q126]));0)" office:value-type="float" office:value="0" calcext:value-type="float">
            <text:p>0</text:p>
          </table:table-cell>
          <table:table-cell table:formula="of:=ROUND(([.B126]*[.$B$1]+[.C126]*[.$C$1]+[.D126]*[.$D$1]+[.E126]*[.$E$1]+[.F126]*[.$F$1]+[.G126]*[.$G$1]+[.H126]*[.$H$1]+[.I126]*[.$I$1]+[.J126]*[.$J$1]+[.K126]*[.$K$1]+[.L126]*[.$L$1]+[.M126]*[.$M$1]+[.N126]*[.$N$1]+[.O126]*[.$O$1]+[.P126]*[.$P$1]+[.Q126]*[.$Q$1])/COUNT([.B126:.Q126]))" office:value-type="float" office:value="0" calcext:value-type="float">
            <text:p>0</text:p>
          </table:table-cell>
          <table:table-cell table:formula="of:=IF([.R126]&lt;&gt;[.S126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27:.Q127])/COUNT([.B127:.Q127]));0)" office:value-type="float" office:value="0" calcext:value-type="float">
            <text:p>0</text:p>
          </table:table-cell>
          <table:table-cell table:formula="of:=ROUND(([.B127]*[.$B$1]+[.C127]*[.$C$1]+[.D127]*[.$D$1]+[.E127]*[.$E$1]+[.F127]*[.$F$1]+[.G127]*[.$G$1]+[.H127]*[.$H$1]+[.I127]*[.$I$1]+[.J127]*[.$J$1]+[.K127]*[.$K$1]+[.L127]*[.$L$1]+[.M127]*[.$M$1]+[.N127]*[.$N$1]+[.O127]*[.$O$1]+[.P127]*[.$P$1]+[.Q127]*[.$Q$1])/COUNT([.B127:.Q127]))" office:value-type="float" office:value="0" calcext:value-type="float">
            <text:p>0</text:p>
          </table:table-cell>
          <table:table-cell table:formula="of:=IF([.R127]&lt;&gt;[.S12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28:.Q128])/COUNT([.B128:.Q128]));0)" office:value-type="float" office:value="0" calcext:value-type="float">
            <text:p>0</text:p>
          </table:table-cell>
          <table:table-cell table:formula="of:=ROUND(([.B128]*[.$B$1]+[.C128]*[.$C$1]+[.D128]*[.$D$1]+[.E128]*[.$E$1]+[.F128]*[.$F$1]+[.G128]*[.$G$1]+[.H128]*[.$H$1]+[.I128]*[.$I$1]+[.J128]*[.$J$1]+[.K128]*[.$K$1]+[.L128]*[.$L$1]+[.M128]*[.$M$1]+[.N128]*[.$N$1]+[.O128]*[.$O$1]+[.P128]*[.$P$1]+[.Q128]*[.$Q$1])/COUNT([.B128:.Q128]))" office:value-type="float" office:value="0" calcext:value-type="float">
            <text:p>0</text:p>
          </table:table-cell>
          <table:table-cell table:formula="of:=IF([.R128]&lt;&gt;[.S128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B129:.Q129])/COUNT([.B129:.Q129]));0)" office:value-type="float" office:value="0" calcext:value-type="float">
            <text:p>0</text:p>
          </table:table-cell>
          <table:table-cell table:formula="of:=ROUND(([.B129]*[.$B$1]+[.C129]*[.$C$1]+[.D129]*[.$D$1]+[.E129]*[.$E$1]+[.F129]*[.$F$1]+[.G129]*[.$G$1]+[.H129]*[.$H$1]+[.I129]*[.$I$1]+[.J129]*[.$J$1]+[.K129]*[.$K$1]+[.L129]*[.$L$1]+[.M129]*[.$M$1]+[.N129]*[.$N$1]+[.O129]*[.$O$1]+[.P129]*[.$P$1]+[.Q129]*[.$Q$1])/COUNT([.B129:.Q129]))" office:value-type="float" office:value="0" calcext:value-type="float">
            <text:p>0</text:p>
          </table:table-cell>
          <table:table-cell table:formula="of:=IF([.R129]&lt;&gt;[.S129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30:.Q130])/COUNT([.B130:.Q130]));0)" office:value-type="float" office:value="0" calcext:value-type="float">
            <text:p>0</text:p>
          </table:table-cell>
          <table:table-cell table:formula="of:=ROUND(([.B130]*[.$B$1]+[.C130]*[.$C$1]+[.D130]*[.$D$1]+[.E130]*[.$E$1]+[.F130]*[.$F$1]+[.G130]*[.$G$1]+[.H130]*[.$H$1]+[.I130]*[.$I$1]+[.J130]*[.$J$1]+[.K130]*[.$K$1]+[.L130]*[.$L$1]+[.M130]*[.$M$1]+[.N130]*[.$N$1]+[.O130]*[.$O$1]+[.P130]*[.$P$1]+[.Q130]*[.$Q$1])/COUNT([.B130:.Q130]))" office:value-type="float" office:value="0" calcext:value-type="float">
            <text:p>0</text:p>
          </table:table-cell>
          <table:table-cell table:formula="of:=IF([.R130]&lt;&gt;[.S13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131:.Q131])/COUNT([.B131:.Q131]));0)" office:value-type="float" office:value="0" calcext:value-type="float">
            <text:p>0</text:p>
          </table:table-cell>
          <table:table-cell table:formula="of:=ROUND(([.B131]*[.$B$1]+[.C131]*[.$C$1]+[.D131]*[.$D$1]+[.E131]*[.$E$1]+[.F131]*[.$F$1]+[.G131]*[.$G$1]+[.H131]*[.$H$1]+[.I131]*[.$I$1]+[.J131]*[.$J$1]+[.K131]*[.$K$1]+[.L131]*[.$L$1]+[.M131]*[.$M$1]+[.N131]*[.$N$1]+[.O131]*[.$O$1]+[.P131]*[.$P$1]+[.Q131]*[.$Q$1])/COUNT([.B131:.Q131]))" office:value-type="float" office:value="0" calcext:value-type="float">
            <text:p>0</text:p>
          </table:table-cell>
          <table:table-cell table:formula="of:=IF([.R131]&lt;&gt;[.S131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32:.Q132])/COUNT([.B132:.Q132]));0)" office:value-type="float" office:value="0" calcext:value-type="float">
            <text:p>0</text:p>
          </table:table-cell>
          <table:table-cell table:formula="of:=ROUND(([.B132]*[.$B$1]+[.C132]*[.$C$1]+[.D132]*[.$D$1]+[.E132]*[.$E$1]+[.F132]*[.$F$1]+[.G132]*[.$G$1]+[.H132]*[.$H$1]+[.I132]*[.$I$1]+[.J132]*[.$J$1]+[.K132]*[.$K$1]+[.L132]*[.$L$1]+[.M132]*[.$M$1]+[.N132]*[.$N$1]+[.O132]*[.$O$1]+[.P132]*[.$P$1]+[.Q132]*[.$Q$1])/COUNT([.B132:.Q132]))" office:value-type="float" office:value="0" calcext:value-type="float">
            <text:p>0</text:p>
          </table:table-cell>
          <table:table-cell table:formula="of:=IF([.R132]&lt;&gt;[.S13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133:.Q133])/COUNT([.B133:.Q133]));0)" office:value-type="float" office:value="0" calcext:value-type="float">
            <text:p>0</text:p>
          </table:table-cell>
          <table:table-cell table:formula="of:=ROUND(([.B133]*[.$B$1]+[.C133]*[.$C$1]+[.D133]*[.$D$1]+[.E133]*[.$E$1]+[.F133]*[.$F$1]+[.G133]*[.$G$1]+[.H133]*[.$H$1]+[.I133]*[.$I$1]+[.J133]*[.$J$1]+[.K133]*[.$K$1]+[.L133]*[.$L$1]+[.M133]*[.$M$1]+[.N133]*[.$N$1]+[.O133]*[.$O$1]+[.P133]*[.$P$1]+[.Q133]*[.$Q$1])/COUNT([.B133:.Q133]))" office:value-type="float" office:value="0" calcext:value-type="float">
            <text:p>0</text:p>
          </table:table-cell>
          <table:table-cell table:formula="of:=IF([.R133]&lt;&gt;[.S133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34:.Q134])/COUNT([.B134:.Q134]));0)" office:value-type="float" office:value="0" calcext:value-type="float">
            <text:p>0</text:p>
          </table:table-cell>
          <table:table-cell table:formula="of:=ROUND(([.B134]*[.$B$1]+[.C134]*[.$C$1]+[.D134]*[.$D$1]+[.E134]*[.$E$1]+[.F134]*[.$F$1]+[.G134]*[.$G$1]+[.H134]*[.$H$1]+[.I134]*[.$I$1]+[.J134]*[.$J$1]+[.K134]*[.$K$1]+[.L134]*[.$L$1]+[.M134]*[.$M$1]+[.N134]*[.$N$1]+[.O134]*[.$O$1]+[.P134]*[.$P$1]+[.Q134]*[.$Q$1])/COUNT([.B134:.Q134]))" office:value-type="float" office:value="0" calcext:value-type="float">
            <text:p>0</text:p>
          </table:table-cell>
          <table:table-cell table:formula="of:=IF([.R134]&lt;&gt;[.S13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35:.Q135])/COUNT([.B135:.Q135]));0)" office:value-type="float" office:value="0" calcext:value-type="float">
            <text:p>0</text:p>
          </table:table-cell>
          <table:table-cell table:formula="of:=ROUND(([.B135]*[.$B$1]+[.C135]*[.$C$1]+[.D135]*[.$D$1]+[.E135]*[.$E$1]+[.F135]*[.$F$1]+[.G135]*[.$G$1]+[.H135]*[.$H$1]+[.I135]*[.$I$1]+[.J135]*[.$J$1]+[.K135]*[.$K$1]+[.L135]*[.$L$1]+[.M135]*[.$M$1]+[.N135]*[.$N$1]+[.O135]*[.$O$1]+[.P135]*[.$P$1]+[.Q135]*[.$Q$1])/COUNT([.B135:.Q135]))" office:value-type="float" office:value="0" calcext:value-type="float">
            <text:p>0</text:p>
          </table:table-cell>
          <table:table-cell table:formula="of:=IF([.R135]&lt;&gt;[.S13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36:.Q136])/COUNT([.B136:.Q136]));0)" office:value-type="float" office:value="0" calcext:value-type="float">
            <text:p>0</text:p>
          </table:table-cell>
          <table:table-cell table:formula="of:=ROUND(([.B136]*[.$B$1]+[.C136]*[.$C$1]+[.D136]*[.$D$1]+[.E136]*[.$E$1]+[.F136]*[.$F$1]+[.G136]*[.$G$1]+[.H136]*[.$H$1]+[.I136]*[.$I$1]+[.J136]*[.$J$1]+[.K136]*[.$K$1]+[.L136]*[.$L$1]+[.M136]*[.$M$1]+[.N136]*[.$N$1]+[.O136]*[.$O$1]+[.P136]*[.$P$1]+[.Q136]*[.$Q$1])/COUNT([.B136:.Q136]))" office:value-type="float" office:value="0" calcext:value-type="float">
            <text:p>0</text:p>
          </table:table-cell>
          <table:table-cell table:formula="of:=IF([.R136]&lt;&gt;[.S13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137:.Q137])/COUNT([.B137:.Q137]));0)" office:value-type="float" office:value="0" calcext:value-type="float">
            <text:p>0</text:p>
          </table:table-cell>
          <table:table-cell table:formula="of:=ROUND(([.B137]*[.$B$1]+[.C137]*[.$C$1]+[.D137]*[.$D$1]+[.E137]*[.$E$1]+[.F137]*[.$F$1]+[.G137]*[.$G$1]+[.H137]*[.$H$1]+[.I137]*[.$I$1]+[.J137]*[.$J$1]+[.K137]*[.$K$1]+[.L137]*[.$L$1]+[.M137]*[.$M$1]+[.N137]*[.$N$1]+[.O137]*[.$O$1]+[.P137]*[.$P$1]+[.Q137]*[.$Q$1])/COUNT([.B137:.Q137]))" office:value-type="float" office:value="0" calcext:value-type="float">
            <text:p>0</text:p>
          </table:table-cell>
          <table:table-cell table:formula="of:=IF([.R137]&lt;&gt;[.S13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B138:.Q138])/COUNT([.B138:.Q138]));0)" office:value-type="float" office:value="0" calcext:value-type="float">
            <text:p>0</text:p>
          </table:table-cell>
          <table:table-cell table:formula="of:=ROUND(([.B138]*[.$B$1]+[.C138]*[.$C$1]+[.D138]*[.$D$1]+[.E138]*[.$E$1]+[.F138]*[.$F$1]+[.G138]*[.$G$1]+[.H138]*[.$H$1]+[.I138]*[.$I$1]+[.J138]*[.$J$1]+[.K138]*[.$K$1]+[.L138]*[.$L$1]+[.M138]*[.$M$1]+[.N138]*[.$N$1]+[.O138]*[.$O$1]+[.P138]*[.$P$1]+[.Q138]*[.$Q$1])/COUNT([.B138:.Q138]))" office:value-type="float" office:value="0" calcext:value-type="float">
            <text:p>0</text:p>
          </table:table-cell>
          <table:table-cell table:formula="of:=IF([.R138]&lt;&gt;[.S13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139:.Q139])/COUNT([.B139:.Q139]));0)" office:value-type="float" office:value="0" calcext:value-type="float">
            <text:p>0</text:p>
          </table:table-cell>
          <table:table-cell table:formula="of:=ROUND(([.B139]*[.$B$1]+[.C139]*[.$C$1]+[.D139]*[.$D$1]+[.E139]*[.$E$1]+[.F139]*[.$F$1]+[.G139]*[.$G$1]+[.H139]*[.$H$1]+[.I139]*[.$I$1]+[.J139]*[.$J$1]+[.K139]*[.$K$1]+[.L139]*[.$L$1]+[.M139]*[.$M$1]+[.N139]*[.$N$1]+[.O139]*[.$O$1]+[.P139]*[.$P$1]+[.Q139]*[.$Q$1])/COUNT([.B139:.Q139]))" office:value-type="float" office:value="0" calcext:value-type="float">
            <text:p>0</text:p>
          </table:table-cell>
          <table:table-cell table:formula="of:=IF([.R139]&lt;&gt;[.S13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40:.Q140])/COUNT([.B140:.Q140]));0)" office:value-type="float" office:value="0" calcext:value-type="float">
            <text:p>0</text:p>
          </table:table-cell>
          <table:table-cell table:formula="of:=ROUND(([.B140]*[.$B$1]+[.C140]*[.$C$1]+[.D140]*[.$D$1]+[.E140]*[.$E$1]+[.F140]*[.$F$1]+[.G140]*[.$G$1]+[.H140]*[.$H$1]+[.I140]*[.$I$1]+[.J140]*[.$J$1]+[.K140]*[.$K$1]+[.L140]*[.$L$1]+[.M140]*[.$M$1]+[.N140]*[.$N$1]+[.O140]*[.$O$1]+[.P140]*[.$P$1]+[.Q140]*[.$Q$1])/COUNT([.B140:.Q140]))" office:value-type="float" office:value="0" calcext:value-type="float">
            <text:p>0</text:p>
          </table:table-cell>
          <table:table-cell table:formula="of:=IF([.R140]&lt;&gt;[.S14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41:.Q141])/COUNT([.B141:.Q141]));0)" office:value-type="float" office:value="0" calcext:value-type="float">
            <text:p>0</text:p>
          </table:table-cell>
          <table:table-cell table:formula="of:=ROUND(([.B141]*[.$B$1]+[.C141]*[.$C$1]+[.D141]*[.$D$1]+[.E141]*[.$E$1]+[.F141]*[.$F$1]+[.G141]*[.$G$1]+[.H141]*[.$H$1]+[.I141]*[.$I$1]+[.J141]*[.$J$1]+[.K141]*[.$K$1]+[.L141]*[.$L$1]+[.M141]*[.$M$1]+[.N141]*[.$N$1]+[.O141]*[.$O$1]+[.P141]*[.$P$1]+[.Q141]*[.$Q$1])/COUNT([.B141:.Q141]))" office:value-type="float" office:value="0" calcext:value-type="float">
            <text:p>0</text:p>
          </table:table-cell>
          <table:table-cell table:formula="of:=IF([.R141]&lt;&gt;[.S14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B142:.Q142])/COUNT([.B142:.Q142]));0)" office:value-type="float" office:value="0" calcext:value-type="float">
            <text:p>0</text:p>
          </table:table-cell>
          <table:table-cell table:formula="of:=ROUND(([.B142]*[.$B$1]+[.C142]*[.$C$1]+[.D142]*[.$D$1]+[.E142]*[.$E$1]+[.F142]*[.$F$1]+[.G142]*[.$G$1]+[.H142]*[.$H$1]+[.I142]*[.$I$1]+[.J142]*[.$J$1]+[.K142]*[.$K$1]+[.L142]*[.$L$1]+[.M142]*[.$M$1]+[.N142]*[.$N$1]+[.O142]*[.$O$1]+[.P142]*[.$P$1]+[.Q142]*[.$Q$1])/COUNT([.B142:.Q142]))" office:value-type="float" office:value="0" calcext:value-type="float">
            <text:p>0</text:p>
          </table:table-cell>
          <table:table-cell table:formula="of:=IF([.R142]&lt;&gt;[.S14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43:.Q143])/COUNT([.B143:.Q143]));0)" office:value-type="float" office:value="0" calcext:value-type="float">
            <text:p>0</text:p>
          </table:table-cell>
          <table:table-cell table:formula="of:=ROUND(([.B143]*[.$B$1]+[.C143]*[.$C$1]+[.D143]*[.$D$1]+[.E143]*[.$E$1]+[.F143]*[.$F$1]+[.G143]*[.$G$1]+[.H143]*[.$H$1]+[.I143]*[.$I$1]+[.J143]*[.$J$1]+[.K143]*[.$K$1]+[.L143]*[.$L$1]+[.M143]*[.$M$1]+[.N143]*[.$N$1]+[.O143]*[.$O$1]+[.P143]*[.$P$1]+[.Q143]*[.$Q$1])/COUNT([.B143:.Q143]))" office:value-type="float" office:value="0" calcext:value-type="float">
            <text:p>0</text:p>
          </table:table-cell>
          <table:table-cell table:formula="of:=IF([.R143]&lt;&gt;[.S14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44:.Q144])/COUNT([.B144:.Q144]));0)" office:value-type="float" office:value="0" calcext:value-type="float">
            <text:p>0</text:p>
          </table:table-cell>
          <table:table-cell table:formula="of:=ROUND(([.B144]*[.$B$1]+[.C144]*[.$C$1]+[.D144]*[.$D$1]+[.E144]*[.$E$1]+[.F144]*[.$F$1]+[.G144]*[.$G$1]+[.H144]*[.$H$1]+[.I144]*[.$I$1]+[.J144]*[.$J$1]+[.K144]*[.$K$1]+[.L144]*[.$L$1]+[.M144]*[.$M$1]+[.N144]*[.$N$1]+[.O144]*[.$O$1]+[.P144]*[.$P$1]+[.Q144]*[.$Q$1])/COUNT([.B144:.Q144]))" office:value-type="float" office:value="0" calcext:value-type="float">
            <text:p>0</text:p>
          </table:table-cell>
          <table:table-cell table:formula="of:=IF([.R144]&lt;&gt;[.S14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45:.Q145])/COUNT([.B145:.Q145]));0)" office:value-type="float" office:value="0" calcext:value-type="float">
            <text:p>0</text:p>
          </table:table-cell>
          <table:table-cell table:formula="of:=ROUND(([.B145]*[.$B$1]+[.C145]*[.$C$1]+[.D145]*[.$D$1]+[.E145]*[.$E$1]+[.F145]*[.$F$1]+[.G145]*[.$G$1]+[.H145]*[.$H$1]+[.I145]*[.$I$1]+[.J145]*[.$J$1]+[.K145]*[.$K$1]+[.L145]*[.$L$1]+[.M145]*[.$M$1]+[.N145]*[.$N$1]+[.O145]*[.$O$1]+[.P145]*[.$P$1]+[.Q145]*[.$Q$1])/COUNT([.B145:.Q145]))" office:value-type="float" office:value="0" calcext:value-type="float">
            <text:p>0</text:p>
          </table:table-cell>
          <table:table-cell table:formula="of:=IF([.R145]&lt;&gt;[.S145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B146:.Q146])/COUNT([.B146:.Q146]));0)" office:value-type="float" office:value="0" calcext:value-type="float">
            <text:p>0</text:p>
          </table:table-cell>
          <table:table-cell table:formula="of:=ROUND(([.B146]*[.$B$1]+[.C146]*[.$C$1]+[.D146]*[.$D$1]+[.E146]*[.$E$1]+[.F146]*[.$F$1]+[.G146]*[.$G$1]+[.H146]*[.$H$1]+[.I146]*[.$I$1]+[.J146]*[.$J$1]+[.K146]*[.$K$1]+[.L146]*[.$L$1]+[.M146]*[.$M$1]+[.N146]*[.$N$1]+[.O146]*[.$O$1]+[.P146]*[.$P$1]+[.Q146]*[.$Q$1])/COUNT([.B146:.Q146]))" office:value-type="float" office:value="0" calcext:value-type="float">
            <text:p>0</text:p>
          </table:table-cell>
          <table:table-cell table:formula="of:=IF([.R146]&lt;&gt;[.S146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47:.Q147])/COUNT([.B147:.Q147]));0)" office:value-type="float" office:value="0" calcext:value-type="float">
            <text:p>0</text:p>
          </table:table-cell>
          <table:table-cell table:formula="of:=ROUND(([.B147]*[.$B$1]+[.C147]*[.$C$1]+[.D147]*[.$D$1]+[.E147]*[.$E$1]+[.F147]*[.$F$1]+[.G147]*[.$G$1]+[.H147]*[.$H$1]+[.I147]*[.$I$1]+[.J147]*[.$J$1]+[.K147]*[.$K$1]+[.L147]*[.$L$1]+[.M147]*[.$M$1]+[.N147]*[.$N$1]+[.O147]*[.$O$1]+[.P147]*[.$P$1]+[.Q147]*[.$Q$1])/COUNT([.B147:.Q147]))" office:value-type="float" office:value="0" calcext:value-type="float">
            <text:p>0</text:p>
          </table:table-cell>
          <table:table-cell table:formula="of:=IF([.R147]&lt;&gt;[.S14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B148:.Q148])/COUNT([.B148:.Q148]));0)" office:value-type="float" office:value="0" calcext:value-type="float">
            <text:p>0</text:p>
          </table:table-cell>
          <table:table-cell table:formula="of:=ROUND(([.B148]*[.$B$1]+[.C148]*[.$C$1]+[.D148]*[.$D$1]+[.E148]*[.$E$1]+[.F148]*[.$F$1]+[.G148]*[.$G$1]+[.H148]*[.$H$1]+[.I148]*[.$I$1]+[.J148]*[.$J$1]+[.K148]*[.$K$1]+[.L148]*[.$L$1]+[.M148]*[.$M$1]+[.N148]*[.$N$1]+[.O148]*[.$O$1]+[.P148]*[.$P$1]+[.Q148]*[.$Q$1])/COUNT([.B148:.Q148]))" office:value-type="float" office:value="0" calcext:value-type="float">
            <text:p>0</text:p>
          </table:table-cell>
          <table:table-cell table:formula="of:=IF([.R148]&lt;&gt;[.S14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49:.Q149])/COUNT([.B149:.Q149]));0)" office:value-type="float" office:value="0" calcext:value-type="float">
            <text:p>0</text:p>
          </table:table-cell>
          <table:table-cell table:formula="of:=ROUND(([.B149]*[.$B$1]+[.C149]*[.$C$1]+[.D149]*[.$D$1]+[.E149]*[.$E$1]+[.F149]*[.$F$1]+[.G149]*[.$G$1]+[.H149]*[.$H$1]+[.I149]*[.$I$1]+[.J149]*[.$J$1]+[.K149]*[.$K$1]+[.L149]*[.$L$1]+[.M149]*[.$M$1]+[.N149]*[.$N$1]+[.O149]*[.$O$1]+[.P149]*[.$P$1]+[.Q149]*[.$Q$1])/COUNT([.B149:.Q149]))" office:value-type="float" office:value="0" calcext:value-type="float">
            <text:p>0</text:p>
          </table:table-cell>
          <table:table-cell table:formula="of:=IF([.R149]&lt;&gt;[.S14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150:.Q150])/COUNT([.B150:.Q150]));0)" office:value-type="float" office:value="0" calcext:value-type="float">
            <text:p>0</text:p>
          </table:table-cell>
          <table:table-cell table:formula="of:=ROUND(([.B150]*[.$B$1]+[.C150]*[.$C$1]+[.D150]*[.$D$1]+[.E150]*[.$E$1]+[.F150]*[.$F$1]+[.G150]*[.$G$1]+[.H150]*[.$H$1]+[.I150]*[.$I$1]+[.J150]*[.$J$1]+[.K150]*[.$K$1]+[.L150]*[.$L$1]+[.M150]*[.$M$1]+[.N150]*[.$N$1]+[.O150]*[.$O$1]+[.P150]*[.$P$1]+[.Q150]*[.$Q$1])/COUNT([.B150:.Q150]))" office:value-type="float" office:value="0" calcext:value-type="float">
            <text:p>0</text:p>
          </table:table-cell>
          <table:table-cell table:formula="of:=IF([.R150]&lt;&gt;[.S150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151:.Q151])/COUNT([.B151:.Q151]));0)" office:value-type="float" office:value="0" calcext:value-type="float">
            <text:p>0</text:p>
          </table:table-cell>
          <table:table-cell table:formula="of:=ROUND(([.B151]*[.$B$1]+[.C151]*[.$C$1]+[.D151]*[.$D$1]+[.E151]*[.$E$1]+[.F151]*[.$F$1]+[.G151]*[.$G$1]+[.H151]*[.$H$1]+[.I151]*[.$I$1]+[.J151]*[.$J$1]+[.K151]*[.$K$1]+[.L151]*[.$L$1]+[.M151]*[.$M$1]+[.N151]*[.$N$1]+[.O151]*[.$O$1]+[.P151]*[.$P$1]+[.Q151]*[.$Q$1])/COUNT([.B151:.Q151]))" office:value-type="float" office:value="0" calcext:value-type="float">
            <text:p>0</text:p>
          </table:table-cell>
          <table:table-cell table:formula="of:=IF([.R151]&lt;&gt;[.S151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52:.Q152])/COUNT([.B152:.Q152]));0)" office:value-type="float" office:value="0" calcext:value-type="float">
            <text:p>0</text:p>
          </table:table-cell>
          <table:table-cell table:formula="of:=ROUND(([.B152]*[.$B$1]+[.C152]*[.$C$1]+[.D152]*[.$D$1]+[.E152]*[.$E$1]+[.F152]*[.$F$1]+[.G152]*[.$G$1]+[.H152]*[.$H$1]+[.I152]*[.$I$1]+[.J152]*[.$J$1]+[.K152]*[.$K$1]+[.L152]*[.$L$1]+[.M152]*[.$M$1]+[.N152]*[.$N$1]+[.O152]*[.$O$1]+[.P152]*[.$P$1]+[.Q152]*[.$Q$1])/COUNT([.B152:.Q152]))" office:value-type="float" office:value="0" calcext:value-type="float">
            <text:p>0</text:p>
          </table:table-cell>
          <table:table-cell table:formula="of:=IF([.R152]&lt;&gt;[.S152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53:.Q153])/COUNT([.B153:.Q153]));0)" office:value-type="float" office:value="0" calcext:value-type="float">
            <text:p>0</text:p>
          </table:table-cell>
          <table:table-cell table:formula="of:=ROUND(([.B153]*[.$B$1]+[.C153]*[.$C$1]+[.D153]*[.$D$1]+[.E153]*[.$E$1]+[.F153]*[.$F$1]+[.G153]*[.$G$1]+[.H153]*[.$H$1]+[.I153]*[.$I$1]+[.J153]*[.$J$1]+[.K153]*[.$K$1]+[.L153]*[.$L$1]+[.M153]*[.$M$1]+[.N153]*[.$N$1]+[.O153]*[.$O$1]+[.P153]*[.$P$1]+[.Q153]*[.$Q$1])/COUNT([.B153:.Q153]))" office:value-type="float" office:value="0" calcext:value-type="float">
            <text:p>0</text:p>
          </table:table-cell>
          <table:table-cell table:formula="of:=IF([.R153]&lt;&gt;[.S15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54:.Q154])/COUNT([.B154:.Q154]));0)" office:value-type="float" office:value="0" calcext:value-type="float">
            <text:p>0</text:p>
          </table:table-cell>
          <table:table-cell table:formula="of:=ROUND(([.B154]*[.$B$1]+[.C154]*[.$C$1]+[.D154]*[.$D$1]+[.E154]*[.$E$1]+[.F154]*[.$F$1]+[.G154]*[.$G$1]+[.H154]*[.$H$1]+[.I154]*[.$I$1]+[.J154]*[.$J$1]+[.K154]*[.$K$1]+[.L154]*[.$L$1]+[.M154]*[.$M$1]+[.N154]*[.$N$1]+[.O154]*[.$O$1]+[.P154]*[.$P$1]+[.Q154]*[.$Q$1])/COUNT([.B154:.Q154]))" office:value-type="float" office:value="0" calcext:value-type="float">
            <text:p>0</text:p>
          </table:table-cell>
          <table:table-cell table:formula="of:=IF([.R154]&lt;&gt;[.S154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55:.Q155])/COUNT([.B155:.Q155]));0)" office:value-type="float" office:value="0" calcext:value-type="float">
            <text:p>0</text:p>
          </table:table-cell>
          <table:table-cell table:formula="of:=ROUND(([.B155]*[.$B$1]+[.C155]*[.$C$1]+[.D155]*[.$D$1]+[.E155]*[.$E$1]+[.F155]*[.$F$1]+[.G155]*[.$G$1]+[.H155]*[.$H$1]+[.I155]*[.$I$1]+[.J155]*[.$J$1]+[.K155]*[.$K$1]+[.L155]*[.$L$1]+[.M155]*[.$M$1]+[.N155]*[.$N$1]+[.O155]*[.$O$1]+[.P155]*[.$P$1]+[.Q155]*[.$Q$1])/COUNT([.B155:.Q155]))" office:value-type="float" office:value="0" calcext:value-type="float">
            <text:p>0</text:p>
          </table:table-cell>
          <table:table-cell table:formula="of:=IF([.R155]&lt;&gt;[.S15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56:.Q156])/COUNT([.B156:.Q156]));0)" office:value-type="float" office:value="0" calcext:value-type="float">
            <text:p>0</text:p>
          </table:table-cell>
          <table:table-cell table:formula="of:=ROUND(([.B156]*[.$B$1]+[.C156]*[.$C$1]+[.D156]*[.$D$1]+[.E156]*[.$E$1]+[.F156]*[.$F$1]+[.G156]*[.$G$1]+[.H156]*[.$H$1]+[.I156]*[.$I$1]+[.J156]*[.$J$1]+[.K156]*[.$K$1]+[.L156]*[.$L$1]+[.M156]*[.$M$1]+[.N156]*[.$N$1]+[.O156]*[.$O$1]+[.P156]*[.$P$1]+[.Q156]*[.$Q$1])/COUNT([.B156:.Q156]))" office:value-type="float" office:value="0" calcext:value-type="float">
            <text:p>0</text:p>
          </table:table-cell>
          <table:table-cell table:formula="of:=IF([.R156]&lt;&gt;[.S156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B157:.Q157])/COUNT([.B157:.Q157]));0)" office:value-type="float" office:value="0" calcext:value-type="float">
            <text:p>0</text:p>
          </table:table-cell>
          <table:table-cell table:formula="of:=ROUND(([.B157]*[.$B$1]+[.C157]*[.$C$1]+[.D157]*[.$D$1]+[.E157]*[.$E$1]+[.F157]*[.$F$1]+[.G157]*[.$G$1]+[.H157]*[.$H$1]+[.I157]*[.$I$1]+[.J157]*[.$J$1]+[.K157]*[.$K$1]+[.L157]*[.$L$1]+[.M157]*[.$M$1]+[.N157]*[.$N$1]+[.O157]*[.$O$1]+[.P157]*[.$P$1]+[.Q157]*[.$Q$1])/COUNT([.B157:.Q157]))" office:value-type="float" office:value="0" calcext:value-type="float">
            <text:p>0</text:p>
          </table:table-cell>
          <table:table-cell table:formula="of:=IF([.R157]&lt;&gt;[.S15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B158:.Q158])/COUNT([.B158:.Q158]));0)" office:value-type="float" office:value="0" calcext:value-type="float">
            <text:p>0</text:p>
          </table:table-cell>
          <table:table-cell table:formula="of:=ROUND(([.B158]*[.$B$1]+[.C158]*[.$C$1]+[.D158]*[.$D$1]+[.E158]*[.$E$1]+[.F158]*[.$F$1]+[.G158]*[.$G$1]+[.H158]*[.$H$1]+[.I158]*[.$I$1]+[.J158]*[.$J$1]+[.K158]*[.$K$1]+[.L158]*[.$L$1]+[.M158]*[.$M$1]+[.N158]*[.$N$1]+[.O158]*[.$O$1]+[.P158]*[.$P$1]+[.Q158]*[.$Q$1])/COUNT([.B158:.Q158]))" office:value-type="float" office:value="0" calcext:value-type="float">
            <text:p>0</text:p>
          </table:table-cell>
          <table:table-cell table:formula="of:=IF([.R158]&lt;&gt;[.S15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59:.Q159])/COUNT([.B159:.Q159]));0)" office:value-type="float" office:value="0" calcext:value-type="float">
            <text:p>0</text:p>
          </table:table-cell>
          <table:table-cell table:formula="of:=ROUND(([.B159]*[.$B$1]+[.C159]*[.$C$1]+[.D159]*[.$D$1]+[.E159]*[.$E$1]+[.F159]*[.$F$1]+[.G159]*[.$G$1]+[.H159]*[.$H$1]+[.I159]*[.$I$1]+[.J159]*[.$J$1]+[.K159]*[.$K$1]+[.L159]*[.$L$1]+[.M159]*[.$M$1]+[.N159]*[.$N$1]+[.O159]*[.$O$1]+[.P159]*[.$P$1]+[.Q159]*[.$Q$1])/COUNT([.B159:.Q159]))" office:value-type="float" office:value="0" calcext:value-type="float">
            <text:p>0</text:p>
          </table:table-cell>
          <table:table-cell table:formula="of:=IF([.R159]&lt;&gt;[.S15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60:.Q160])/COUNT([.B160:.Q160]));0)" office:value-type="float" office:value="0" calcext:value-type="float">
            <text:p>0</text:p>
          </table:table-cell>
          <table:table-cell table:formula="of:=ROUND(([.B160]*[.$B$1]+[.C160]*[.$C$1]+[.D160]*[.$D$1]+[.E160]*[.$E$1]+[.F160]*[.$F$1]+[.G160]*[.$G$1]+[.H160]*[.$H$1]+[.I160]*[.$I$1]+[.J160]*[.$J$1]+[.K160]*[.$K$1]+[.L160]*[.$L$1]+[.M160]*[.$M$1]+[.N160]*[.$N$1]+[.O160]*[.$O$1]+[.P160]*[.$P$1]+[.Q160]*[.$Q$1])/COUNT([.B160:.Q160]))" office:value-type="float" office:value="0" calcext:value-type="float">
            <text:p>0</text:p>
          </table:table-cell>
          <table:table-cell table:formula="of:=IF([.R160]&lt;&gt;[.S160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B161:.Q161])/COUNT([.B161:.Q161]));0)" office:value-type="float" office:value="0" calcext:value-type="float">
            <text:p>0</text:p>
          </table:table-cell>
          <table:table-cell table:formula="of:=ROUND(([.B161]*[.$B$1]+[.C161]*[.$C$1]+[.D161]*[.$D$1]+[.E161]*[.$E$1]+[.F161]*[.$F$1]+[.G161]*[.$G$1]+[.H161]*[.$H$1]+[.I161]*[.$I$1]+[.J161]*[.$J$1]+[.K161]*[.$K$1]+[.L161]*[.$L$1]+[.M161]*[.$M$1]+[.N161]*[.$N$1]+[.O161]*[.$O$1]+[.P161]*[.$P$1]+[.Q161]*[.$Q$1])/COUNT([.B161:.Q161]))" office:value-type="float" office:value="0" calcext:value-type="float">
            <text:p>0</text:p>
          </table:table-cell>
          <table:table-cell table:formula="of:=IF([.R161]&lt;&gt;[.S16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62:.Q162])/COUNT([.B162:.Q162]));0)" office:value-type="float" office:value="0" calcext:value-type="float">
            <text:p>0</text:p>
          </table:table-cell>
          <table:table-cell table:formula="of:=ROUND(([.B162]*[.$B$1]+[.C162]*[.$C$1]+[.D162]*[.$D$1]+[.E162]*[.$E$1]+[.F162]*[.$F$1]+[.G162]*[.$G$1]+[.H162]*[.$H$1]+[.I162]*[.$I$1]+[.J162]*[.$J$1]+[.K162]*[.$K$1]+[.L162]*[.$L$1]+[.M162]*[.$M$1]+[.N162]*[.$N$1]+[.O162]*[.$O$1]+[.P162]*[.$P$1]+[.Q162]*[.$Q$1])/COUNT([.B162:.Q162]))" office:value-type="float" office:value="0" calcext:value-type="float">
            <text:p>0</text:p>
          </table:table-cell>
          <table:table-cell table:formula="of:=IF([.R162]&lt;&gt;[.S162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63:.Q163])/COUNT([.B163:.Q163]));0)" office:value-type="float" office:value="0" calcext:value-type="float">
            <text:p>0</text:p>
          </table:table-cell>
          <table:table-cell table:formula="of:=ROUND(([.B163]*[.$B$1]+[.C163]*[.$C$1]+[.D163]*[.$D$1]+[.E163]*[.$E$1]+[.F163]*[.$F$1]+[.G163]*[.$G$1]+[.H163]*[.$H$1]+[.I163]*[.$I$1]+[.J163]*[.$J$1]+[.K163]*[.$K$1]+[.L163]*[.$L$1]+[.M163]*[.$M$1]+[.N163]*[.$N$1]+[.O163]*[.$O$1]+[.P163]*[.$P$1]+[.Q163]*[.$Q$1])/COUNT([.B163:.Q163]))" office:value-type="float" office:value="0" calcext:value-type="float">
            <text:p>0</text:p>
          </table:table-cell>
          <table:table-cell table:formula="of:=IF([.R163]&lt;&gt;[.S16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B164:.Q164])/COUNT([.B164:.Q164]));0)" office:value-type="float" office:value="0" calcext:value-type="float">
            <text:p>0</text:p>
          </table:table-cell>
          <table:table-cell table:formula="of:=ROUND(([.B164]*[.$B$1]+[.C164]*[.$C$1]+[.D164]*[.$D$1]+[.E164]*[.$E$1]+[.F164]*[.$F$1]+[.G164]*[.$G$1]+[.H164]*[.$H$1]+[.I164]*[.$I$1]+[.J164]*[.$J$1]+[.K164]*[.$K$1]+[.L164]*[.$L$1]+[.M164]*[.$M$1]+[.N164]*[.$N$1]+[.O164]*[.$O$1]+[.P164]*[.$P$1]+[.Q164]*[.$Q$1])/COUNT([.B164:.Q164]))" office:value-type="float" office:value="0" calcext:value-type="float">
            <text:p>0</text:p>
          </table:table-cell>
          <table:table-cell table:formula="of:=IF([.R164]&lt;&gt;[.S16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65:.Q165])/COUNT([.B165:.Q165]));0)" office:value-type="float" office:value="0" calcext:value-type="float">
            <text:p>0</text:p>
          </table:table-cell>
          <table:table-cell table:formula="of:=ROUND(([.B165]*[.$B$1]+[.C165]*[.$C$1]+[.D165]*[.$D$1]+[.E165]*[.$E$1]+[.F165]*[.$F$1]+[.G165]*[.$G$1]+[.H165]*[.$H$1]+[.I165]*[.$I$1]+[.J165]*[.$J$1]+[.K165]*[.$K$1]+[.L165]*[.$L$1]+[.M165]*[.$M$1]+[.N165]*[.$N$1]+[.O165]*[.$O$1]+[.P165]*[.$P$1]+[.Q165]*[.$Q$1])/COUNT([.B165:.Q165]))" office:value-type="float" office:value="0" calcext:value-type="float">
            <text:p>0</text:p>
          </table:table-cell>
          <table:table-cell table:formula="of:=IF([.R165]&lt;&gt;[.S165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66:.Q166])/COUNT([.B166:.Q166]));0)" office:value-type="float" office:value="0" calcext:value-type="float">
            <text:p>0</text:p>
          </table:table-cell>
          <table:table-cell table:formula="of:=ROUND(([.B166]*[.$B$1]+[.C166]*[.$C$1]+[.D166]*[.$D$1]+[.E166]*[.$E$1]+[.F166]*[.$F$1]+[.G166]*[.$G$1]+[.H166]*[.$H$1]+[.I166]*[.$I$1]+[.J166]*[.$J$1]+[.K166]*[.$K$1]+[.L166]*[.$L$1]+[.M166]*[.$M$1]+[.N166]*[.$N$1]+[.O166]*[.$O$1]+[.P166]*[.$P$1]+[.Q166]*[.$Q$1])/COUNT([.B166:.Q166]))" office:value-type="float" office:value="0" calcext:value-type="float">
            <text:p>0</text:p>
          </table:table-cell>
          <table:table-cell table:formula="of:=IF([.R166]&lt;&gt;[.S16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67:.Q167])/COUNT([.B167:.Q167]));0)" office:value-type="float" office:value="0" calcext:value-type="float">
            <text:p>0</text:p>
          </table:table-cell>
          <table:table-cell table:formula="of:=ROUND(([.B167]*[.$B$1]+[.C167]*[.$C$1]+[.D167]*[.$D$1]+[.E167]*[.$E$1]+[.F167]*[.$F$1]+[.G167]*[.$G$1]+[.H167]*[.$H$1]+[.I167]*[.$I$1]+[.J167]*[.$J$1]+[.K167]*[.$K$1]+[.L167]*[.$L$1]+[.M167]*[.$M$1]+[.N167]*[.$N$1]+[.O167]*[.$O$1]+[.P167]*[.$P$1]+[.Q167]*[.$Q$1])/COUNT([.B167:.Q167]))" office:value-type="float" office:value="0" calcext:value-type="float">
            <text:p>0</text:p>
          </table:table-cell>
          <table:table-cell table:formula="of:=IF([.R167]&lt;&gt;[.S16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68:.Q168])/COUNT([.B168:.Q168]));0)" office:value-type="float" office:value="0" calcext:value-type="float">
            <text:p>0</text:p>
          </table:table-cell>
          <table:table-cell table:formula="of:=ROUND(([.B168]*[.$B$1]+[.C168]*[.$C$1]+[.D168]*[.$D$1]+[.E168]*[.$E$1]+[.F168]*[.$F$1]+[.G168]*[.$G$1]+[.H168]*[.$H$1]+[.I168]*[.$I$1]+[.J168]*[.$J$1]+[.K168]*[.$K$1]+[.L168]*[.$L$1]+[.M168]*[.$M$1]+[.N168]*[.$N$1]+[.O168]*[.$O$1]+[.P168]*[.$P$1]+[.Q168]*[.$Q$1])/COUNT([.B168:.Q168]))" office:value-type="float" office:value="0" calcext:value-type="float">
            <text:p>0</text:p>
          </table:table-cell>
          <table:table-cell table:formula="of:=IF([.R168]&lt;&gt;[.S168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69:.Q169])/COUNT([.B169:.Q169]));0)" office:value-type="float" office:value="0" calcext:value-type="float">
            <text:p>0</text:p>
          </table:table-cell>
          <table:table-cell table:formula="of:=ROUND(([.B169]*[.$B$1]+[.C169]*[.$C$1]+[.D169]*[.$D$1]+[.E169]*[.$E$1]+[.F169]*[.$F$1]+[.G169]*[.$G$1]+[.H169]*[.$H$1]+[.I169]*[.$I$1]+[.J169]*[.$J$1]+[.K169]*[.$K$1]+[.L169]*[.$L$1]+[.M169]*[.$M$1]+[.N169]*[.$N$1]+[.O169]*[.$O$1]+[.P169]*[.$P$1]+[.Q169]*[.$Q$1])/COUNT([.B169:.Q169]))" office:value-type="float" office:value="0" calcext:value-type="float">
            <text:p>0</text:p>
          </table:table-cell>
          <table:table-cell table:formula="of:=IF([.R169]&lt;&gt;[.S16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70:.Q170])/COUNT([.B170:.Q170]));0)" office:value-type="float" office:value="0" calcext:value-type="float">
            <text:p>0</text:p>
          </table:table-cell>
          <table:table-cell table:formula="of:=ROUND(([.B170]*[.$B$1]+[.C170]*[.$C$1]+[.D170]*[.$D$1]+[.E170]*[.$E$1]+[.F170]*[.$F$1]+[.G170]*[.$G$1]+[.H170]*[.$H$1]+[.I170]*[.$I$1]+[.J170]*[.$J$1]+[.K170]*[.$K$1]+[.L170]*[.$L$1]+[.M170]*[.$M$1]+[.N170]*[.$N$1]+[.O170]*[.$O$1]+[.P170]*[.$P$1]+[.Q170]*[.$Q$1])/COUNT([.B170:.Q170]))" office:value-type="float" office:value="0" calcext:value-type="float">
            <text:p>0</text:p>
          </table:table-cell>
          <table:table-cell table:formula="of:=IF([.R170]&lt;&gt;[.S170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71:.Q171])/COUNT([.B171:.Q171]));0)" office:value-type="float" office:value="0" calcext:value-type="float">
            <text:p>0</text:p>
          </table:table-cell>
          <table:table-cell table:formula="of:=ROUND(([.B171]*[.$B$1]+[.C171]*[.$C$1]+[.D171]*[.$D$1]+[.E171]*[.$E$1]+[.F171]*[.$F$1]+[.G171]*[.$G$1]+[.H171]*[.$H$1]+[.I171]*[.$I$1]+[.J171]*[.$J$1]+[.K171]*[.$K$1]+[.L171]*[.$L$1]+[.M171]*[.$M$1]+[.N171]*[.$N$1]+[.O171]*[.$O$1]+[.P171]*[.$P$1]+[.Q171]*[.$Q$1])/COUNT([.B171:.Q171]))" office:value-type="float" office:value="0" calcext:value-type="float">
            <text:p>0</text:p>
          </table:table-cell>
          <table:table-cell table:formula="of:=IF([.R171]&lt;&gt;[.S171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72:.Q172])/COUNT([.B172:.Q172]));0)" office:value-type="float" office:value="0" calcext:value-type="float">
            <text:p>0</text:p>
          </table:table-cell>
          <table:table-cell table:formula="of:=ROUND(([.B172]*[.$B$1]+[.C172]*[.$C$1]+[.D172]*[.$D$1]+[.E172]*[.$E$1]+[.F172]*[.$F$1]+[.G172]*[.$G$1]+[.H172]*[.$H$1]+[.I172]*[.$I$1]+[.J172]*[.$J$1]+[.K172]*[.$K$1]+[.L172]*[.$L$1]+[.M172]*[.$M$1]+[.N172]*[.$N$1]+[.O172]*[.$O$1]+[.P172]*[.$P$1]+[.Q172]*[.$Q$1])/COUNT([.B172:.Q172]))" office:value-type="float" office:value="0" calcext:value-type="float">
            <text:p>0</text:p>
          </table:table-cell>
          <table:table-cell table:formula="of:=IF([.R172]&lt;&gt;[.S17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73:.Q173])/COUNT([.B173:.Q173]));0)" office:value-type="float" office:value="0" calcext:value-type="float">
            <text:p>0</text:p>
          </table:table-cell>
          <table:table-cell table:formula="of:=ROUND(([.B173]*[.$B$1]+[.C173]*[.$C$1]+[.D173]*[.$D$1]+[.E173]*[.$E$1]+[.F173]*[.$F$1]+[.G173]*[.$G$1]+[.H173]*[.$H$1]+[.I173]*[.$I$1]+[.J173]*[.$J$1]+[.K173]*[.$K$1]+[.L173]*[.$L$1]+[.M173]*[.$M$1]+[.N173]*[.$N$1]+[.O173]*[.$O$1]+[.P173]*[.$P$1]+[.Q173]*[.$Q$1])/COUNT([.B173:.Q173]))" office:value-type="float" office:value="0" calcext:value-type="float">
            <text:p>0</text:p>
          </table:table-cell>
          <table:table-cell table:formula="of:=IF([.R173]&lt;&gt;[.S173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74:.Q174])/COUNT([.B174:.Q174]));0)" office:value-type="float" office:value="0" calcext:value-type="float">
            <text:p>0</text:p>
          </table:table-cell>
          <table:table-cell table:formula="of:=ROUND(([.B174]*[.$B$1]+[.C174]*[.$C$1]+[.D174]*[.$D$1]+[.E174]*[.$E$1]+[.F174]*[.$F$1]+[.G174]*[.$G$1]+[.H174]*[.$H$1]+[.I174]*[.$I$1]+[.J174]*[.$J$1]+[.K174]*[.$K$1]+[.L174]*[.$L$1]+[.M174]*[.$M$1]+[.N174]*[.$N$1]+[.O174]*[.$O$1]+[.P174]*[.$P$1]+[.Q174]*[.$Q$1])/COUNT([.B174:.Q174]))" office:value-type="float" office:value="0" calcext:value-type="float">
            <text:p>0</text:p>
          </table:table-cell>
          <table:table-cell table:formula="of:=IF([.R174]&lt;&gt;[.S174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75:.Q175])/COUNT([.B175:.Q175]));0)" office:value-type="float" office:value="1" calcext:value-type="float">
            <text:p>1</text:p>
          </table:table-cell>
          <table:table-cell table:formula="of:=ROUND(([.B175]*[.$B$1]+[.C175]*[.$C$1]+[.D175]*[.$D$1]+[.E175]*[.$E$1]+[.F175]*[.$F$1]+[.G175]*[.$G$1]+[.H175]*[.$H$1]+[.I175]*[.$I$1]+[.J175]*[.$J$1]+[.K175]*[.$K$1]+[.L175]*[.$L$1]+[.M175]*[.$M$1]+[.N175]*[.$N$1]+[.O175]*[.$O$1]+[.P175]*[.$P$1]+[.Q175]*[.$Q$1])/COUNT([.B175:.Q175]))" office:value-type="float" office:value="0" calcext:value-type="float">
            <text:p>0</text:p>
          </table:table-cell>
          <table:table-cell table:formula="of:=IF([.R175]&lt;&gt;[.S175];&quot;X&quot;;&quot;&quot;)" office:value-type="string" office:string-value="X" calcext:value-type="string">
            <text:p>X</text:p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76:.Q176])/COUNT([.B176:.Q176]));0)" office:value-type="float" office:value="0" calcext:value-type="float">
            <text:p>0</text:p>
          </table:table-cell>
          <table:table-cell table:formula="of:=ROUND(([.B176]*[.$B$1]+[.C176]*[.$C$1]+[.D176]*[.$D$1]+[.E176]*[.$E$1]+[.F176]*[.$F$1]+[.G176]*[.$G$1]+[.H176]*[.$H$1]+[.I176]*[.$I$1]+[.J176]*[.$J$1]+[.K176]*[.$K$1]+[.L176]*[.$L$1]+[.M176]*[.$M$1]+[.N176]*[.$N$1]+[.O176]*[.$O$1]+[.P176]*[.$P$1]+[.Q176]*[.$Q$1])/COUNT([.B176:.Q176]))" office:value-type="float" office:value="0" calcext:value-type="float">
            <text:p>0</text:p>
          </table:table-cell>
          <table:table-cell table:formula="of:=IF([.R176]&lt;&gt;[.S17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77:.Q177])/COUNT([.B177:.Q177]));0)" office:value-type="float" office:value="0" calcext:value-type="float">
            <text:p>0</text:p>
          </table:table-cell>
          <table:table-cell table:formula="of:=ROUND(([.B177]*[.$B$1]+[.C177]*[.$C$1]+[.D177]*[.$D$1]+[.E177]*[.$E$1]+[.F177]*[.$F$1]+[.G177]*[.$G$1]+[.H177]*[.$H$1]+[.I177]*[.$I$1]+[.J177]*[.$J$1]+[.K177]*[.$K$1]+[.L177]*[.$L$1]+[.M177]*[.$M$1]+[.N177]*[.$N$1]+[.O177]*[.$O$1]+[.P177]*[.$P$1]+[.Q177]*[.$Q$1])/COUNT([.B177:.Q177]))" office:value-type="float" office:value="0" calcext:value-type="float">
            <text:p>0</text:p>
          </table:table-cell>
          <table:table-cell table:formula="of:=IF([.R177]&lt;&gt;[.S17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B178:.Q178])/COUNT([.B178:.Q178]));0)" office:value-type="float" office:value="0" calcext:value-type="float">
            <text:p>0</text:p>
          </table:table-cell>
          <table:table-cell table:formula="of:=ROUND(([.B178]*[.$B$1]+[.C178]*[.$C$1]+[.D178]*[.$D$1]+[.E178]*[.$E$1]+[.F178]*[.$F$1]+[.G178]*[.$G$1]+[.H178]*[.$H$1]+[.I178]*[.$I$1]+[.J178]*[.$J$1]+[.K178]*[.$K$1]+[.L178]*[.$L$1]+[.M178]*[.$M$1]+[.N178]*[.$N$1]+[.O178]*[.$O$1]+[.P178]*[.$P$1]+[.Q178]*[.$Q$1])/COUNT([.B178:.Q178]))" office:value-type="float" office:value="0" calcext:value-type="float">
            <text:p>0</text:p>
          </table:table-cell>
          <table:table-cell table:formula="of:=IF([.R178]&lt;&gt;[.S17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79:.Q179])/COUNT([.B179:.Q179]));0)" office:value-type="float" office:value="0" calcext:value-type="float">
            <text:p>0</text:p>
          </table:table-cell>
          <table:table-cell table:formula="of:=ROUND(([.B179]*[.$B$1]+[.C179]*[.$C$1]+[.D179]*[.$D$1]+[.E179]*[.$E$1]+[.F179]*[.$F$1]+[.G179]*[.$G$1]+[.H179]*[.$H$1]+[.I179]*[.$I$1]+[.J179]*[.$J$1]+[.K179]*[.$K$1]+[.L179]*[.$L$1]+[.M179]*[.$M$1]+[.N179]*[.$N$1]+[.O179]*[.$O$1]+[.P179]*[.$P$1]+[.Q179]*[.$Q$1])/COUNT([.B179:.Q179]))" office:value-type="float" office:value="0" calcext:value-type="float">
            <text:p>0</text:p>
          </table:table-cell>
          <table:table-cell table:formula="of:=IF([.R179]&lt;&gt;[.S17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0:.Q180])/COUNT([.B180:.Q180]));0)" office:value-type="float" office:value="0" calcext:value-type="float">
            <text:p>0</text:p>
          </table:table-cell>
          <table:table-cell table:formula="of:=ROUND(([.B180]*[.$B$1]+[.C180]*[.$C$1]+[.D180]*[.$D$1]+[.E180]*[.$E$1]+[.F180]*[.$F$1]+[.G180]*[.$G$1]+[.H180]*[.$H$1]+[.I180]*[.$I$1]+[.J180]*[.$J$1]+[.K180]*[.$K$1]+[.L180]*[.$L$1]+[.M180]*[.$M$1]+[.N180]*[.$N$1]+[.O180]*[.$O$1]+[.P180]*[.$P$1]+[.Q180]*[.$Q$1])/COUNT([.B180:.Q180]))" office:value-type="float" office:value="0" calcext:value-type="float">
            <text:p>0</text:p>
          </table:table-cell>
          <table:table-cell table:formula="of:=IF([.R180]&lt;&gt;[.S18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1:.Q181])/COUNT([.B181:.Q181]));0)" office:value-type="float" office:value="0" calcext:value-type="float">
            <text:p>0</text:p>
          </table:table-cell>
          <table:table-cell table:formula="of:=ROUND(([.B181]*[.$B$1]+[.C181]*[.$C$1]+[.D181]*[.$D$1]+[.E181]*[.$E$1]+[.F181]*[.$F$1]+[.G181]*[.$G$1]+[.H181]*[.$H$1]+[.I181]*[.$I$1]+[.J181]*[.$J$1]+[.K181]*[.$K$1]+[.L181]*[.$L$1]+[.M181]*[.$M$1]+[.N181]*[.$N$1]+[.O181]*[.$O$1]+[.P181]*[.$P$1]+[.Q181]*[.$Q$1])/COUNT([.B181:.Q181]))" office:value-type="float" office:value="0" calcext:value-type="float">
            <text:p>0</text:p>
          </table:table-cell>
          <table:table-cell table:formula="of:=IF([.R181]&lt;&gt;[.S18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2:.Q182])/COUNT([.B182:.Q182]));0)" office:value-type="float" office:value="0" calcext:value-type="float">
            <text:p>0</text:p>
          </table:table-cell>
          <table:table-cell table:formula="of:=ROUND(([.B182]*[.$B$1]+[.C182]*[.$C$1]+[.D182]*[.$D$1]+[.E182]*[.$E$1]+[.F182]*[.$F$1]+[.G182]*[.$G$1]+[.H182]*[.$H$1]+[.I182]*[.$I$1]+[.J182]*[.$J$1]+[.K182]*[.$K$1]+[.L182]*[.$L$1]+[.M182]*[.$M$1]+[.N182]*[.$N$1]+[.O182]*[.$O$1]+[.P182]*[.$P$1]+[.Q182]*[.$Q$1])/COUNT([.B182:.Q182]))" office:value-type="float" office:value="0" calcext:value-type="float">
            <text:p>0</text:p>
          </table:table-cell>
          <table:table-cell table:formula="of:=IF([.R182]&lt;&gt;[.S18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3:.Q183])/COUNT([.B183:.Q183]));0)" office:value-type="float" office:value="0" calcext:value-type="float">
            <text:p>0</text:p>
          </table:table-cell>
          <table:table-cell table:formula="of:=ROUND(([.B183]*[.$B$1]+[.C183]*[.$C$1]+[.D183]*[.$D$1]+[.E183]*[.$E$1]+[.F183]*[.$F$1]+[.G183]*[.$G$1]+[.H183]*[.$H$1]+[.I183]*[.$I$1]+[.J183]*[.$J$1]+[.K183]*[.$K$1]+[.L183]*[.$L$1]+[.M183]*[.$M$1]+[.N183]*[.$N$1]+[.O183]*[.$O$1]+[.P183]*[.$P$1]+[.Q183]*[.$Q$1])/COUNT([.B183:.Q183]))" office:value-type="float" office:value="0" calcext:value-type="float">
            <text:p>0</text:p>
          </table:table-cell>
          <table:table-cell table:formula="of:=IF([.R183]&lt;&gt;[.S18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B184:.Q184])/COUNT([.B184:.Q184]));0)" office:value-type="float" office:value="0" calcext:value-type="float">
            <text:p>0</text:p>
          </table:table-cell>
          <table:table-cell table:formula="of:=ROUND(([.B184]*[.$B$1]+[.C184]*[.$C$1]+[.D184]*[.$D$1]+[.E184]*[.$E$1]+[.F184]*[.$F$1]+[.G184]*[.$G$1]+[.H184]*[.$H$1]+[.I184]*[.$I$1]+[.J184]*[.$J$1]+[.K184]*[.$K$1]+[.L184]*[.$L$1]+[.M184]*[.$M$1]+[.N184]*[.$N$1]+[.O184]*[.$O$1]+[.P184]*[.$P$1]+[.Q184]*[.$Q$1])/COUNT([.B184:.Q184]))" office:value-type="float" office:value="0" calcext:value-type="float">
            <text:p>0</text:p>
          </table:table-cell>
          <table:table-cell table:formula="of:=IF([.R184]&lt;&gt;[.S18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5:.Q185])/COUNT([.B185:.Q185]));0)" office:value-type="float" office:value="0" calcext:value-type="float">
            <text:p>0</text:p>
          </table:table-cell>
          <table:table-cell table:formula="of:=ROUND(([.B185]*[.$B$1]+[.C185]*[.$C$1]+[.D185]*[.$D$1]+[.E185]*[.$E$1]+[.F185]*[.$F$1]+[.G185]*[.$G$1]+[.H185]*[.$H$1]+[.I185]*[.$I$1]+[.J185]*[.$J$1]+[.K185]*[.$K$1]+[.L185]*[.$L$1]+[.M185]*[.$M$1]+[.N185]*[.$N$1]+[.O185]*[.$O$1]+[.P185]*[.$P$1]+[.Q185]*[.$Q$1])/COUNT([.B185:.Q185]))" office:value-type="float" office:value="0" calcext:value-type="float">
            <text:p>0</text:p>
          </table:table-cell>
          <table:table-cell table:formula="of:=IF([.R185]&lt;&gt;[.S18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6:.Q186])/COUNT([.B186:.Q186]));0)" office:value-type="float" office:value="0" calcext:value-type="float">
            <text:p>0</text:p>
          </table:table-cell>
          <table:table-cell table:formula="of:=ROUND(([.B186]*[.$B$1]+[.C186]*[.$C$1]+[.D186]*[.$D$1]+[.E186]*[.$E$1]+[.F186]*[.$F$1]+[.G186]*[.$G$1]+[.H186]*[.$H$1]+[.I186]*[.$I$1]+[.J186]*[.$J$1]+[.K186]*[.$K$1]+[.L186]*[.$L$1]+[.M186]*[.$M$1]+[.N186]*[.$N$1]+[.O186]*[.$O$1]+[.P186]*[.$P$1]+[.Q186]*[.$Q$1])/COUNT([.B186:.Q186]))" office:value-type="float" office:value="0" calcext:value-type="float">
            <text:p>0</text:p>
          </table:table-cell>
          <table:table-cell table:formula="of:=IF([.R186]&lt;&gt;[.S18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7:.Q187])/COUNT([.B187:.Q187]));0)" office:value-type="float" office:value="0" calcext:value-type="float">
            <text:p>0</text:p>
          </table:table-cell>
          <table:table-cell table:formula="of:=ROUND(([.B187]*[.$B$1]+[.C187]*[.$C$1]+[.D187]*[.$D$1]+[.E187]*[.$E$1]+[.F187]*[.$F$1]+[.G187]*[.$G$1]+[.H187]*[.$H$1]+[.I187]*[.$I$1]+[.J187]*[.$J$1]+[.K187]*[.$K$1]+[.L187]*[.$L$1]+[.M187]*[.$M$1]+[.N187]*[.$N$1]+[.O187]*[.$O$1]+[.P187]*[.$P$1]+[.Q187]*[.$Q$1])/COUNT([.B187:.Q187]))" office:value-type="float" office:value="0" calcext:value-type="float">
            <text:p>0</text:p>
          </table:table-cell>
          <table:table-cell table:formula="of:=IF([.R187]&lt;&gt;[.S18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188:.Q188])/COUNT([.B188:.Q188]));0)" office:value-type="float" office:value="0" calcext:value-type="float">
            <text:p>0</text:p>
          </table:table-cell>
          <table:table-cell table:formula="of:=ROUND(([.B188]*[.$B$1]+[.C188]*[.$C$1]+[.D188]*[.$D$1]+[.E188]*[.$E$1]+[.F188]*[.$F$1]+[.G188]*[.$G$1]+[.H188]*[.$H$1]+[.I188]*[.$I$1]+[.J188]*[.$J$1]+[.K188]*[.$K$1]+[.L188]*[.$L$1]+[.M188]*[.$M$1]+[.N188]*[.$N$1]+[.O188]*[.$O$1]+[.P188]*[.$P$1]+[.Q188]*[.$Q$1])/COUNT([.B188:.Q188]))" office:value-type="float" office:value="0" calcext:value-type="float">
            <text:p>0</text:p>
          </table:table-cell>
          <table:table-cell table:formula="of:=IF([.R188]&lt;&gt;[.S18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89:.Q189])/COUNT([.B189:.Q189]));0)" office:value-type="float" office:value="0" calcext:value-type="float">
            <text:p>0</text:p>
          </table:table-cell>
          <table:table-cell table:formula="of:=ROUND(([.B189]*[.$B$1]+[.C189]*[.$C$1]+[.D189]*[.$D$1]+[.E189]*[.$E$1]+[.F189]*[.$F$1]+[.G189]*[.$G$1]+[.H189]*[.$H$1]+[.I189]*[.$I$1]+[.J189]*[.$J$1]+[.K189]*[.$K$1]+[.L189]*[.$L$1]+[.M189]*[.$M$1]+[.N189]*[.$N$1]+[.O189]*[.$O$1]+[.P189]*[.$P$1]+[.Q189]*[.$Q$1])/COUNT([.B189:.Q189]))" office:value-type="float" office:value="0" calcext:value-type="float">
            <text:p>0</text:p>
          </table:table-cell>
          <table:table-cell table:formula="of:=IF([.R189]&lt;&gt;[.S18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(SUM([.B190:.Q190])/COUNT([.B190:.Q190]));0)" office:value-type="float" office:value="0" calcext:value-type="float">
            <text:p>0</text:p>
          </table:table-cell>
          <table:table-cell table:formula="of:=ROUND(([.B190]*[.$B$1]+[.C190]*[.$C$1]+[.D190]*[.$D$1]+[.E190]*[.$E$1]+[.F190]*[.$F$1]+[.G190]*[.$G$1]+[.H190]*[.$H$1]+[.I190]*[.$I$1]+[.J190]*[.$J$1]+[.K190]*[.$K$1]+[.L190]*[.$L$1]+[.M190]*[.$M$1]+[.N190]*[.$N$1]+[.O190]*[.$O$1]+[.P190]*[.$P$1]+[.Q190]*[.$Q$1])/COUNT([.B190:.Q190]))" office:value-type="float" office:value="0" calcext:value-type="float">
            <text:p>0</text:p>
          </table:table-cell>
          <table:table-cell table:formula="of:=IF([.R190]&lt;&gt;[.S19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91:.Q191])/COUNT([.B191:.Q191]));0)" office:value-type="float" office:value="0" calcext:value-type="float">
            <text:p>0</text:p>
          </table:table-cell>
          <table:table-cell table:formula="of:=ROUND(([.B191]*[.$B$1]+[.C191]*[.$C$1]+[.D191]*[.$D$1]+[.E191]*[.$E$1]+[.F191]*[.$F$1]+[.G191]*[.$G$1]+[.H191]*[.$H$1]+[.I191]*[.$I$1]+[.J191]*[.$J$1]+[.K191]*[.$K$1]+[.L191]*[.$L$1]+[.M191]*[.$M$1]+[.N191]*[.$N$1]+[.O191]*[.$O$1]+[.P191]*[.$P$1]+[.Q191]*[.$Q$1])/COUNT([.B191:.Q191]))" office:value-type="float" office:value="0" calcext:value-type="float">
            <text:p>0</text:p>
          </table:table-cell>
          <table:table-cell table:formula="of:=IF([.R191]&lt;&gt;[.S19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92:.Q192])/COUNT([.B192:.Q192]));0)" office:value-type="float" office:value="0" calcext:value-type="float">
            <text:p>0</text:p>
          </table:table-cell>
          <table:table-cell table:formula="of:=ROUND(([.B192]*[.$B$1]+[.C192]*[.$C$1]+[.D192]*[.$D$1]+[.E192]*[.$E$1]+[.F192]*[.$F$1]+[.G192]*[.$G$1]+[.H192]*[.$H$1]+[.I192]*[.$I$1]+[.J192]*[.$J$1]+[.K192]*[.$K$1]+[.L192]*[.$L$1]+[.M192]*[.$M$1]+[.N192]*[.$N$1]+[.O192]*[.$O$1]+[.P192]*[.$P$1]+[.Q192]*[.$Q$1])/COUNT([.B192:.Q192]))" office:value-type="float" office:value="0" calcext:value-type="float">
            <text:p>0</text:p>
          </table:table-cell>
          <table:table-cell table:formula="of:=IF([.R192]&lt;&gt;[.S192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93:.Q193])/COUNT([.B193:.Q193]));0)" office:value-type="float" office:value="0" calcext:value-type="float">
            <text:p>0</text:p>
          </table:table-cell>
          <table:table-cell table:formula="of:=ROUND(([.B193]*[.$B$1]+[.C193]*[.$C$1]+[.D193]*[.$D$1]+[.E193]*[.$E$1]+[.F193]*[.$F$1]+[.G193]*[.$G$1]+[.H193]*[.$H$1]+[.I193]*[.$I$1]+[.J193]*[.$J$1]+[.K193]*[.$K$1]+[.L193]*[.$L$1]+[.M193]*[.$M$1]+[.N193]*[.$N$1]+[.O193]*[.$O$1]+[.P193]*[.$P$1]+[.Q193]*[.$Q$1])/COUNT([.B193:.Q193]))" office:value-type="float" office:value="0" calcext:value-type="float">
            <text:p>0</text:p>
          </table:table-cell>
          <table:table-cell table:formula="of:=IF([.R193]&lt;&gt;[.S19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94:.Q194])/COUNT([.B194:.Q194]));0)" office:value-type="float" office:value="0" calcext:value-type="float">
            <text:p>0</text:p>
          </table:table-cell>
          <table:table-cell table:formula="of:=ROUND(([.B194]*[.$B$1]+[.C194]*[.$C$1]+[.D194]*[.$D$1]+[.E194]*[.$E$1]+[.F194]*[.$F$1]+[.G194]*[.$G$1]+[.H194]*[.$H$1]+[.I194]*[.$I$1]+[.J194]*[.$J$1]+[.K194]*[.$K$1]+[.L194]*[.$L$1]+[.M194]*[.$M$1]+[.N194]*[.$N$1]+[.O194]*[.$O$1]+[.P194]*[.$P$1]+[.Q194]*[.$Q$1])/COUNT([.B194:.Q194]))" office:value-type="float" office:value="0" calcext:value-type="float">
            <text:p>0</text:p>
          </table:table-cell>
          <table:table-cell table:formula="of:=IF([.R194]&lt;&gt;[.S19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B195:.Q195])/COUNT([.B195:.Q195]));0)" office:value-type="float" office:value="0" calcext:value-type="float">
            <text:p>0</text:p>
          </table:table-cell>
          <table:table-cell table:formula="of:=ROUND(([.B195]*[.$B$1]+[.C195]*[.$C$1]+[.D195]*[.$D$1]+[.E195]*[.$E$1]+[.F195]*[.$F$1]+[.G195]*[.$G$1]+[.H195]*[.$H$1]+[.I195]*[.$I$1]+[.J195]*[.$J$1]+[.K195]*[.$K$1]+[.L195]*[.$L$1]+[.M195]*[.$M$1]+[.N195]*[.$N$1]+[.O195]*[.$O$1]+[.P195]*[.$P$1]+[.Q195]*[.$Q$1])/COUNT([.B195:.Q195]))" office:value-type="float" office:value="0" calcext:value-type="float">
            <text:p>0</text:p>
          </table:table-cell>
          <table:table-cell table:formula="of:=IF([.R195]&lt;&gt;[.S19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B196:.Q196])/COUNT([.B196:.Q196]));0)" office:value-type="float" office:value="0" calcext:value-type="float">
            <text:p>0</text:p>
          </table:table-cell>
          <table:table-cell table:formula="of:=ROUND(([.B196]*[.$B$1]+[.C196]*[.$C$1]+[.D196]*[.$D$1]+[.E196]*[.$E$1]+[.F196]*[.$F$1]+[.G196]*[.$G$1]+[.H196]*[.$H$1]+[.I196]*[.$I$1]+[.J196]*[.$J$1]+[.K196]*[.$K$1]+[.L196]*[.$L$1]+[.M196]*[.$M$1]+[.N196]*[.$N$1]+[.O196]*[.$O$1]+[.P196]*[.$P$1]+[.Q196]*[.$Q$1])/COUNT([.B196:.Q196]))" office:value-type="float" office:value="0" calcext:value-type="float">
            <text:p>0</text:p>
          </table:table-cell>
          <table:table-cell table:formula="of:=IF([.R196]&lt;&gt;[.S196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97:.Q197])/COUNT([.B197:.Q197]));0)" office:value-type="float" office:value="0" calcext:value-type="float">
            <text:p>0</text:p>
          </table:table-cell>
          <table:table-cell table:formula="of:=ROUND(([.B197]*[.$B$1]+[.C197]*[.$C$1]+[.D197]*[.$D$1]+[.E197]*[.$E$1]+[.F197]*[.$F$1]+[.G197]*[.$G$1]+[.H197]*[.$H$1]+[.I197]*[.$I$1]+[.J197]*[.$J$1]+[.K197]*[.$K$1]+[.L197]*[.$L$1]+[.M197]*[.$M$1]+[.N197]*[.$N$1]+[.O197]*[.$O$1]+[.P197]*[.$P$1]+[.Q197]*[.$Q$1])/COUNT([.B197:.Q197]))" office:value-type="float" office:value="0" calcext:value-type="float">
            <text:p>0</text:p>
          </table:table-cell>
          <table:table-cell table:formula="of:=IF([.R197]&lt;&gt;[.S197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B198:.Q198])/COUNT([.B198:.Q198]));0)" office:value-type="float" office:value="0" calcext:value-type="float">
            <text:p>0</text:p>
          </table:table-cell>
          <table:table-cell table:formula="of:=ROUND(([.B198]*[.$B$1]+[.C198]*[.$C$1]+[.D198]*[.$D$1]+[.E198]*[.$E$1]+[.F198]*[.$F$1]+[.G198]*[.$G$1]+[.H198]*[.$H$1]+[.I198]*[.$I$1]+[.J198]*[.$J$1]+[.K198]*[.$K$1]+[.L198]*[.$L$1]+[.M198]*[.$M$1]+[.N198]*[.$N$1]+[.O198]*[.$O$1]+[.P198]*[.$P$1]+[.Q198]*[.$Q$1])/COUNT([.B198:.Q198]))" office:value-type="float" office:value="0" calcext:value-type="float">
            <text:p>0</text:p>
          </table:table-cell>
          <table:table-cell table:formula="of:=IF([.R198]&lt;&gt;[.S19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199:.Q199])/COUNT([.B199:.Q199]));0)" office:value-type="float" office:value="0" calcext:value-type="float">
            <text:p>0</text:p>
          </table:table-cell>
          <table:table-cell table:formula="of:=ROUND(([.B199]*[.$B$1]+[.C199]*[.$C$1]+[.D199]*[.$D$1]+[.E199]*[.$E$1]+[.F199]*[.$F$1]+[.G199]*[.$G$1]+[.H199]*[.$H$1]+[.I199]*[.$I$1]+[.J199]*[.$J$1]+[.K199]*[.$K$1]+[.L199]*[.$L$1]+[.M199]*[.$M$1]+[.N199]*[.$N$1]+[.O199]*[.$O$1]+[.P199]*[.$P$1]+[.Q199]*[.$Q$1])/COUNT([.B199:.Q199]))" office:value-type="float" office:value="0" calcext:value-type="float">
            <text:p>0</text:p>
          </table:table-cell>
          <table:table-cell table:formula="of:=IF([.R199]&lt;&gt;[.S19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B200:.Q200])/COUNT([.B200:.Q200]));0)" office:value-type="float" office:value="0" calcext:value-type="float">
            <text:p>0</text:p>
          </table:table-cell>
          <table:table-cell table:formula="of:=ROUND(([.B200]*[.$B$1]+[.C200]*[.$C$1]+[.D200]*[.$D$1]+[.E200]*[.$E$1]+[.F200]*[.$F$1]+[.G200]*[.$G$1]+[.H200]*[.$H$1]+[.I200]*[.$I$1]+[.J200]*[.$J$1]+[.K200]*[.$K$1]+[.L200]*[.$L$1]+[.M200]*[.$M$1]+[.N200]*[.$N$1]+[.O200]*[.$O$1]+[.P200]*[.$P$1]+[.Q200]*[.$Q$1])/COUNT([.B200:.Q200]))" office:value-type="float" office:value="0" calcext:value-type="float">
            <text:p>0</text:p>
          </table:table-cell>
          <table:table-cell table:formula="of:=IF([.R200]&lt;&gt;[.S20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B201:.Q201])/COUNT([.B201:.Q201]));0)" office:value-type="float" office:value="0" calcext:value-type="float">
            <text:p>0</text:p>
          </table:table-cell>
          <table:table-cell table:formula="of:=ROUND(([.B201]*[.$B$1]+[.C201]*[.$C$1]+[.D201]*[.$D$1]+[.E201]*[.$E$1]+[.F201]*[.$F$1]+[.G201]*[.$G$1]+[.H201]*[.$H$1]+[.I201]*[.$I$1]+[.J201]*[.$J$1]+[.K201]*[.$K$1]+[.L201]*[.$L$1]+[.M201]*[.$M$1]+[.N201]*[.$N$1]+[.O201]*[.$O$1]+[.P201]*[.$P$1]+[.Q201]*[.$Q$1])/COUNT([.B201:.Q201]))" office:value-type="float" office:value="0" calcext:value-type="float">
            <text:p>0</text:p>
          </table:table-cell>
          <table:table-cell table:formula="of:=IF([.R201]&lt;&gt;[.S201];&quot;X&quot;;&quot;&quot;)">
            <text:p/>
          </table:table-cell>
          <table:table-cell table:number-columns-repeated="2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B202:.Q202])/COUNT([.B202:.Q202]));0)" office:value-type="float" office:value="0" calcext:value-type="float">
            <text:p>0</text:p>
          </table:table-cell>
          <table:table-cell table:formula="of:=ROUND(([.B202]*[.$B$1]+[.C202]*[.$C$1]+[.D202]*[.$D$1]+[.E202]*[.$E$1]+[.F202]*[.$F$1]+[.G202]*[.$G$1]+[.H202]*[.$H$1]+[.I202]*[.$I$1]+[.J202]*[.$J$1]+[.K202]*[.$K$1]+[.L202]*[.$L$1]+[.M202]*[.$M$1]+[.N202]*[.$N$1]+[.O202]*[.$O$1]+[.P202]*[.$P$1]+[.Q202]*[.$Q$1])/COUNT([.B202:.Q202]))" office:value-type="float" office:value="0" calcext:value-type="float">
            <text:p>0</text:p>
          </table:table-cell>
          <table:table-cell table:formula="of:=IF([.R202]&lt;&gt;[.S202];&quot;X&quot;;&quot;&quot;)">
            <text:p/>
          </table:table-cell>
          <table:table-cell table:number-columns-repeated="281"/>
        </table:table-row>
      </table:table>
      <table:table table:name="Sheet2" table:style-name="ta1">
        <table:table-column table:style-name="co9" table:number-columns-repeated="3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table:formula="of:=CHAR([.A1])" office:value-type="string" office:string-value="B" calcext:value-type="string">
            <text:p>B</text:p>
          </table:table-cell>
          <table:table-cell table:formula="of:=CONCATENATE([.B1];&quot;2*$&quot;;[.B1];&quot;$1+&quot;)" office:value-type="string" office:string-value="B2*$B$1+" calcext:value-type="string">
            <text:p>B2*$B$1+</text:p>
          </table:table-cell>
        </table:table-row>
        <table:table-row table:style-name="ro1">
          <table:table-cell table:formula="of:=[.A1]+1" office:value-type="float" office:value="67" calcext:value-type="float">
            <text:p>67</text:p>
          </table:table-cell>
          <table:table-cell table:formula="of:=CHAR([.A2])" office:value-type="string" office:string-value="C" calcext:value-type="string">
            <text:p>C</text:p>
          </table:table-cell>
          <table:table-cell table:formula="of:=CONCATENATE([.B2];&quot;2*$&quot;;[.B2];&quot;$1+&quot;)" office:value-type="string" office:string-value="C2*$C$1+" calcext:value-type="string">
            <text:p>C2*$C$1+</text:p>
          </table:table-cell>
        </table:table-row>
        <table:table-row table:style-name="ro1">
          <table:table-cell table:formula="of:=[.A2]+1" office:value-type="float" office:value="68" calcext:value-type="float">
            <text:p>68</text:p>
          </table:table-cell>
          <table:table-cell table:formula="of:=CHAR([.A3])" office:value-type="string" office:string-value="D" calcext:value-type="string">
            <text:p>D</text:p>
          </table:table-cell>
          <table:table-cell table:formula="of:=CONCATENATE([.B3];&quot;2*$&quot;;[.B3];&quot;$1+&quot;)" office:value-type="string" office:string-value="D2*$D$1+" calcext:value-type="string">
            <text:p>D2*$D$1+</text:p>
          </table:table-cell>
        </table:table-row>
        <table:table-row table:style-name="ro1">
          <table:table-cell table:formula="of:=[.A3]+1" office:value-type="float" office:value="69" calcext:value-type="float">
            <text:p>69</text:p>
          </table:table-cell>
          <table:table-cell table:formula="of:=CHAR([.A4])" office:value-type="string" office:string-value="E" calcext:value-type="string">
            <text:p>E</text:p>
          </table:table-cell>
          <table:table-cell table:formula="of:=CONCATENATE([.B4];&quot;2*$&quot;;[.B4];&quot;$1+&quot;)" office:value-type="string" office:string-value="E2*$E$1+" calcext:value-type="string">
            <text:p>E2*$E$1+</text:p>
          </table:table-cell>
        </table:table-row>
        <table:table-row table:style-name="ro1">
          <table:table-cell table:formula="of:=[.A4]+1" office:value-type="float" office:value="70" calcext:value-type="float">
            <text:p>70</text:p>
          </table:table-cell>
          <table:table-cell table:formula="of:=CHAR([.A5])" office:value-type="string" office:string-value="F" calcext:value-type="string">
            <text:p>F</text:p>
          </table:table-cell>
          <table:table-cell table:formula="of:=CONCATENATE([.B5];&quot;2*$&quot;;[.B5];&quot;$1+&quot;)" office:value-type="string" office:string-value="F2*$F$1+" calcext:value-type="string">
            <text:p>F2*$F$1+</text:p>
          </table:table-cell>
        </table:table-row>
        <table:table-row table:style-name="ro1">
          <table:table-cell table:formula="of:=[.A5]+1" office:value-type="float" office:value="71" calcext:value-type="float">
            <text:p>71</text:p>
          </table:table-cell>
          <table:table-cell table:formula="of:=CHAR([.A6])" office:value-type="string" office:string-value="G" calcext:value-type="string">
            <text:p>G</text:p>
          </table:table-cell>
          <table:table-cell table:formula="of:=CONCATENATE([.B6];&quot;2*$&quot;;[.B6];&quot;$1+&quot;)" office:value-type="string" office:string-value="G2*$G$1+" calcext:value-type="string">
            <text:p>G2*$G$1+</text:p>
          </table:table-cell>
        </table:table-row>
        <table:table-row table:style-name="ro1">
          <table:table-cell table:formula="of:=[.A6]+1" office:value-type="float" office:value="72" calcext:value-type="float">
            <text:p>72</text:p>
          </table:table-cell>
          <table:table-cell table:formula="of:=CHAR([.A7])" office:value-type="string" office:string-value="H" calcext:value-type="string">
            <text:p>H</text:p>
          </table:table-cell>
          <table:table-cell table:formula="of:=CONCATENATE([.B7];&quot;2*$&quot;;[.B7];&quot;$1+&quot;)" office:value-type="string" office:string-value="H2*$H$1+" calcext:value-type="string">
            <text:p>H2*$H$1+</text:p>
          </table:table-cell>
        </table:table-row>
        <table:table-row table:style-name="ro1">
          <table:table-cell table:formula="of:=[.A7]+1" office:value-type="float" office:value="73" calcext:value-type="float">
            <text:p>73</text:p>
          </table:table-cell>
          <table:table-cell table:formula="of:=CHAR([.A8])" office:value-type="string" office:string-value="I" calcext:value-type="string">
            <text:p>I</text:p>
          </table:table-cell>
          <table:table-cell table:formula="of:=CONCATENATE([.B8];&quot;2*$&quot;;[.B8];&quot;$1+&quot;)" office:value-type="string" office:string-value="I2*$I$1+" calcext:value-type="string">
            <text:p>I2*$I$1+</text:p>
          </table:table-cell>
        </table:table-row>
        <table:table-row table:style-name="ro1">
          <table:table-cell table:formula="of:=[.A8]+1" office:value-type="float" office:value="74" calcext:value-type="float">
            <text:p>74</text:p>
          </table:table-cell>
          <table:table-cell table:formula="of:=CHAR([.A9])" office:value-type="string" office:string-value="J" calcext:value-type="string">
            <text:p>J</text:p>
          </table:table-cell>
          <table:table-cell table:formula="of:=CONCATENATE([.B9];&quot;2*$&quot;;[.B9];&quot;$1+&quot;)" office:value-type="string" office:string-value="J2*$J$1+" calcext:value-type="string">
            <text:p>J2*$J$1+</text:p>
          </table:table-cell>
        </table:table-row>
        <table:table-row table:style-name="ro1">
          <table:table-cell table:formula="of:=[.A9]+1" office:value-type="float" office:value="75" calcext:value-type="float">
            <text:p>75</text:p>
          </table:table-cell>
          <table:table-cell table:formula="of:=CHAR([.A10])" office:value-type="string" office:string-value="K" calcext:value-type="string">
            <text:p>K</text:p>
          </table:table-cell>
          <table:table-cell table:formula="of:=CONCATENATE([.B10];&quot;2*$&quot;;[.B10];&quot;$1+&quot;)" office:value-type="string" office:string-value="K2*$K$1+" calcext:value-type="string">
            <text:p>K2*$K$1+</text:p>
          </table:table-cell>
        </table:table-row>
        <table:table-row table:style-name="ro1">
          <table:table-cell table:formula="of:=[.A10]+1" office:value-type="float" office:value="76" calcext:value-type="float">
            <text:p>76</text:p>
          </table:table-cell>
          <table:table-cell table:formula="of:=CHAR([.A11])" office:value-type="string" office:string-value="L" calcext:value-type="string">
            <text:p>L</text:p>
          </table:table-cell>
          <table:table-cell table:formula="of:=CONCATENATE([.B11];&quot;2*$&quot;;[.B11];&quot;$1+&quot;)" office:value-type="string" office:string-value="L2*$L$1+" calcext:value-type="string">
            <text:p>L2*$L$1+</text:p>
          </table:table-cell>
        </table:table-row>
        <table:table-row table:style-name="ro1">
          <table:table-cell table:formula="of:=[.A11]+1" office:value-type="float" office:value="77" calcext:value-type="float">
            <text:p>77</text:p>
          </table:table-cell>
          <table:table-cell table:formula="of:=CHAR([.A12])" office:value-type="string" office:string-value="M" calcext:value-type="string">
            <text:p>M</text:p>
          </table:table-cell>
          <table:table-cell table:formula="of:=CONCATENATE([.B12];&quot;2*$&quot;;[.B12];&quot;$1+&quot;)" office:value-type="string" office:string-value="M2*$M$1+" calcext:value-type="string">
            <text:p>M2*$M$1+</text:p>
          </table:table-cell>
        </table:table-row>
        <table:table-row table:style-name="ro1">
          <table:table-cell table:formula="of:=[.A12]+1" office:value-type="float" office:value="78" calcext:value-type="float">
            <text:p>78</text:p>
          </table:table-cell>
          <table:table-cell table:formula="of:=CHAR([.A13])" office:value-type="string" office:string-value="N" calcext:value-type="string">
            <text:p>N</text:p>
          </table:table-cell>
          <table:table-cell table:formula="of:=CONCATENATE([.B13];&quot;2*$&quot;;[.B13];&quot;$1+&quot;)" office:value-type="string" office:string-value="N2*$N$1+" calcext:value-type="string">
            <text:p>N2*$N$1+</text:p>
          </table:table-cell>
        </table:table-row>
        <table:table-row table:style-name="ro1">
          <table:table-cell table:formula="of:=[.A13]+1" office:value-type="float" office:value="79" calcext:value-type="float">
            <text:p>79</text:p>
          </table:table-cell>
          <table:table-cell table:formula="of:=CHAR([.A14])" office:value-type="string" office:string-value="O" calcext:value-type="string">
            <text:p>O</text:p>
          </table:table-cell>
          <table:table-cell table:formula="of:=CONCATENATE([.B14];&quot;2*$&quot;;[.B14];&quot;$1+&quot;)" office:value-type="string" office:string-value="O2*$O$1+" calcext:value-type="string">
            <text:p>O2*$O$1+</text:p>
          </table:table-cell>
        </table:table-row>
        <table:table-row table:style-name="ro1">
          <table:table-cell table:formula="of:=[.A14]+1" office:value-type="float" office:value="80" calcext:value-type="float">
            <text:p>80</text:p>
          </table:table-cell>
          <table:table-cell table:formula="of:=CHAR([.A15])" office:value-type="string" office:string-value="P" calcext:value-type="string">
            <text:p>P</text:p>
          </table:table-cell>
          <table:table-cell table:formula="of:=CONCATENATE([.B15];&quot;2*$&quot;;[.B15];&quot;$1+&quot;)" office:value-type="string" office:string-value="P2*$P$1+" calcext:value-type="string">
            <text:p>P2*$P$1+</text:p>
          </table:table-cell>
        </table:table-row>
        <table:table-row table:style-name="ro1">
          <table:table-cell table:formula="of:=[.A15]+1" office:value-type="float" office:value="81" calcext:value-type="float">
            <text:p>81</text:p>
          </table:table-cell>
          <table:table-cell table:formula="of:=CHAR([.A16])" office:value-type="string" office:string-value="Q" calcext:value-type="string">
            <text:p>Q</text:p>
          </table:table-cell>
          <table:table-cell table:formula="of:=CONCATENATE([.B16];&quot;2*$&quot;;[.B16];&quot;$1+&quot;)" office:value-type="string" office:string-value="Q2*$Q$1+" calcext:value-type="string">
            <text:p>Q2*$Q$1+</text:p>
          </table:table-cell>
        </table:table-row>
        <table:table-row table:style-name="ro1">
          <table:table-cell table:formula="of:=[.A16]+1" office:value-type="float" office:value="82" calcext:value-type="float">
            <text:p>82</text:p>
          </table:table-cell>
          <table:table-cell table:formula="of:=CHAR([.A17])" office:value-type="string" office:string-value="R" calcext:value-type="string">
            <text:p>R</text:p>
          </table:table-cell>
          <table:table-cell table:formula="of:=CONCATENATE([.B17];&quot;2*$&quot;;[.B17];&quot;$1+&quot;)" office:value-type="string" office:string-value="R2*$R$1+" calcext:value-type="string">
            <text:p>R2*$R$1+</text:p>
          </table:table-cell>
        </table:table-row>
        <table:table-row table:style-name="ro1">
          <table:table-cell table:formula="of:=[.A17]+1" office:value-type="float" office:value="83" calcext:value-type="float">
            <text:p>83</text:p>
          </table:table-cell>
          <table:table-cell table:formula="of:=CHAR([.A18])" office:value-type="string" office:string-value="S" calcext:value-type="string">
            <text:p>S</text:p>
          </table:table-cell>
          <table:table-cell table:formula="of:=CONCATENATE([.B18];&quot;2*$&quot;;[.B18];&quot;$1+&quot;)" office:value-type="string" office:string-value="S2*$S$1+" calcext:value-type="string">
            <text:p>S2*$S$1+</text:p>
          </table:table-cell>
        </table:table-row>
        <table:table-row table:style-name="ro1">
          <table:table-cell table:formula="of:=[.A18]+1" office:value-type="float" office:value="84" calcext:value-type="float">
            <text:p>84</text:p>
          </table:table-cell>
          <table:table-cell table:formula="of:=CHAR([.A19])" office:value-type="string" office:string-value="T" calcext:value-type="string">
            <text:p>T</text:p>
          </table:table-cell>
          <table:table-cell table:formula="of:=CONCATENATE([.B19];&quot;2*$&quot;;[.B19];&quot;$1+&quot;)" office:value-type="string" office:string-value="T2*$T$1+" calcext:value-type="string">
            <text:p>T2*$T$1+</text:p>
          </table:table-cell>
        </table:table-row>
        <table:table-row table:style-name="ro1">
          <table:table-cell table:formula="of:=[.A19]+1" office:value-type="float" office:value="85" calcext:value-type="float">
            <text:p>85</text:p>
          </table:table-cell>
          <table:table-cell table:formula="of:=CHAR([.A20])" office:value-type="string" office:string-value="U" calcext:value-type="string">
            <text:p>U</text:p>
          </table:table-cell>
          <table:table-cell table:formula="of:=CONCATENATE([.B20];&quot;2*$&quot;;[.B20];&quot;$1+&quot;)" office:value-type="string" office:string-value="U2*$U$1+" calcext:value-type="string">
            <text:p>U2*$U$1+</text:p>
          </table:table-cell>
        </table:table-row>
        <table:table-row table:style-name="ro1">
          <table:table-cell table:formula="of:=[.A20]+1" office:value-type="float" office:value="86" calcext:value-type="float">
            <text:p>86</text:p>
          </table:table-cell>
          <table:table-cell table:formula="of:=CHAR([.A21])" office:value-type="string" office:string-value="V" calcext:value-type="string">
            <text:p>V</text:p>
          </table:table-cell>
          <table:table-cell table:formula="of:=CONCATENATE([.B21];&quot;2*$&quot;;[.B21];&quot;$1+&quot;)" office:value-type="string" office:string-value="V2*$V$1+" calcext:value-type="string">
            <text:p>V2*$V$1+</text:p>
          </table:table-cell>
        </table:table-row>
        <table:table-row table:style-name="ro1">
          <table:table-cell table:formula="of:=[.A21]+1" office:value-type="float" office:value="87" calcext:value-type="float">
            <text:p>87</text:p>
          </table:table-cell>
          <table:table-cell table:formula="of:=CHAR([.A22])" office:value-type="string" office:string-value="W" calcext:value-type="string">
            <text:p>W</text:p>
          </table:table-cell>
          <table:table-cell table:formula="of:=CONCATENATE([.B22];&quot;2*$&quot;;[.B22];&quot;$1+&quot;)" office:value-type="string" office:string-value="W2*$W$1+" calcext:value-type="string">
            <text:p>W2*$W$1+</text:p>
          </table:table-cell>
        </table:table-row>
        <table:table-row table:style-name="ro1">
          <table:table-cell table:formula="of:=[.A22]+1" office:value-type="float" office:value="88" calcext:value-type="float">
            <text:p>88</text:p>
          </table:table-cell>
          <table:table-cell table:formula="of:=CHAR([.A23])" office:value-type="string" office:string-value="X" calcext:value-type="string">
            <text:p>X</text:p>
          </table:table-cell>
          <table:table-cell table:formula="of:=CONCATENATE([.B23];&quot;2*$&quot;;[.B23];&quot;$1+&quot;)" office:value-type="string" office:string-value="X2*$X$1+" calcext:value-type="string">
            <text:p>X2*$X$1+</text:p>
          </table:table-cell>
        </table:table-row>
        <table:table-row table:style-name="ro1">
          <table:table-cell table:formula="of:=[.A23]+1" office:value-type="float" office:value="89" calcext:value-type="float">
            <text:p>89</text:p>
          </table:table-cell>
          <table:table-cell table:formula="of:=CHAR([.A24])" office:value-type="string" office:string-value="Y" calcext:value-type="string">
            <text:p>Y</text:p>
          </table:table-cell>
          <table:table-cell table:formula="of:=CONCATENATE([.B24];&quot;2*$&quot;;[.B24];&quot;$1+&quot;)" office:value-type="string" office:string-value="Y2*$Y$1+" calcext:value-type="string">
            <text:p>Y2*$Y$1+</text:p>
          </table:table-cell>
        </table:table-row>
        <table:table-row table:style-name="ro1">
          <table:table-cell table:formula="of:=[.A24]+1" office:value-type="float" office:value="90" calcext:value-type="float">
            <text:p>90</text:p>
          </table:table-cell>
          <table:table-cell table:formula="of:=CHAR([.A25])" office:value-type="string" office:string-value="Z" calcext:value-type="string">
            <text:p>Z</text:p>
          </table:table-cell>
          <table:table-cell table:formula="of:=CONCATENATE([.B25];&quot;2*$&quot;;[.B25];&quot;$1+&quot;)" office:value-type="string" office:string-value="Z2*$Z$1+" calcext:value-type="string">
            <text:p>Z2*$Z$1+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A&quot;;CHAR([.A26]))" office:value-type="string" office:string-value="AA" calcext:value-type="string">
            <text:p>AA</text:p>
          </table:table-cell>
          <table:table-cell table:formula="of:=CONCATENATE([.B26];&quot;2*$&quot;;[.B26];&quot;$1+&quot;)" office:value-type="string" office:string-value="AA2*$AA$1+" calcext:value-type="string">
            <text:p>AA2*$AA$1+</text:p>
          </table:table-cell>
        </table:table-row>
        <table:table-row table:style-name="ro1">
          <table:table-cell table:formula="of:=[.A26]+1" office:value-type="float" office:value="66" calcext:value-type="float">
            <text:p>66</text:p>
          </table:table-cell>
          <table:table-cell table:formula="of:=COM.MICROSOFT.CONCAT(&quot;A&quot;;CHAR([.A27]))" office:value-type="string" office:string-value="AB" calcext:value-type="string">
            <text:p>AB</text:p>
          </table:table-cell>
          <table:table-cell table:formula="of:=CONCATENATE([.B27];&quot;2*$&quot;;[.B27];&quot;$1+&quot;)" office:value-type="string" office:string-value="AB2*$AB$1+" calcext:value-type="string">
            <text:p>AB2*$AB$1+</text:p>
          </table:table-cell>
        </table:table-row>
        <table:table-row table:style-name="ro1">
          <table:table-cell table:formula="of:=[.A27]+1" office:value-type="float" office:value="67" calcext:value-type="float">
            <text:p>67</text:p>
          </table:table-cell>
          <table:table-cell table:formula="of:=COM.MICROSOFT.CONCAT(&quot;A&quot;;CHAR([.A28]))" office:value-type="string" office:string-value="AC" calcext:value-type="string">
            <text:p>AC</text:p>
          </table:table-cell>
          <table:table-cell table:formula="of:=CONCATENATE([.B28];&quot;2*$&quot;;[.B28];&quot;$1+&quot;)" office:value-type="string" office:string-value="AC2*$AC$1+" calcext:value-type="string">
            <text:p>AC2*$AC$1+</text:p>
          </table:table-cell>
        </table:table-row>
        <table:table-row table:style-name="ro1">
          <table:table-cell table:formula="of:=[.A28]+1" office:value-type="float" office:value="68" calcext:value-type="float">
            <text:p>68</text:p>
          </table:table-cell>
          <table:table-cell table:formula="of:=COM.MICROSOFT.CONCAT(&quot;A&quot;;CHAR([.A29]))" office:value-type="string" office:string-value="AD" calcext:value-type="string">
            <text:p>AD</text:p>
          </table:table-cell>
          <table:table-cell table:formula="of:=CONCATENATE([.B29];&quot;2*$&quot;;[.B29];&quot;$1+&quot;)" office:value-type="string" office:string-value="AD2*$AD$1+" calcext:value-type="string">
            <text:p>AD2*$AD$1+</text:p>
          </table:table-cell>
        </table:table-row>
        <table:table-row table:style-name="ro1">
          <table:table-cell table:formula="of:=[.A29]+1" office:value-type="float" office:value="69" calcext:value-type="float">
            <text:p>69</text:p>
          </table:table-cell>
          <table:table-cell table:formula="of:=COM.MICROSOFT.CONCAT(&quot;A&quot;;CHAR([.A30]))" office:value-type="string" office:string-value="AE" calcext:value-type="string">
            <text:p>AE</text:p>
          </table:table-cell>
          <table:table-cell table:formula="of:=CONCATENATE([.B30];&quot;2*$&quot;;[.B30];&quot;$1+&quot;)" office:value-type="string" office:string-value="AE2*$AE$1+" calcext:value-type="string">
            <text:p>AE2*$AE$1+</text:p>
          </table:table-cell>
        </table:table-row>
        <table:table-row table:style-name="ro1">
          <table:table-cell table:formula="of:=[.A30]+1" office:value-type="float" office:value="70" calcext:value-type="float">
            <text:p>70</text:p>
          </table:table-cell>
          <table:table-cell table:formula="of:=COM.MICROSOFT.CONCAT(&quot;A&quot;;CHAR([.A31]))" office:value-type="string" office:string-value="AF" calcext:value-type="string">
            <text:p>AF</text:p>
          </table:table-cell>
          <table:table-cell table:formula="of:=CONCATENATE([.B31];&quot;2*$&quot;;[.B31];&quot;$1+&quot;)" office:value-type="string" office:string-value="AF2*$AF$1+" calcext:value-type="string">
            <text:p>AF2*$AF$1+</text:p>
          </table:table-cell>
        </table:table-row>
        <table:table-row table:style-name="ro1">
          <table:table-cell table:formula="of:=[.A31]+1" office:value-type="float" office:value="71" calcext:value-type="float">
            <text:p>71</text:p>
          </table:table-cell>
          <table:table-cell table:formula="of:=COM.MICROSOFT.CONCAT(&quot;A&quot;;CHAR([.A32]))" office:value-type="string" office:string-value="AG" calcext:value-type="string">
            <text:p>AG</text:p>
          </table:table-cell>
          <table:table-cell table:formula="of:=CONCATENATE([.B32];&quot;2*$&quot;;[.B32];&quot;$1+&quot;)" office:value-type="string" office:string-value="AG2*$AG$1+" calcext:value-type="string">
            <text:p>AG2*$AG$1+</text:p>
          </table:table-cell>
        </table:table-row>
        <table:table-row table:style-name="ro1">
          <table:table-cell table:formula="of:=[.A32]+1" office:value-type="float" office:value="72" calcext:value-type="float">
            <text:p>72</text:p>
          </table:table-cell>
          <table:table-cell table:formula="of:=COM.MICROSOFT.CONCAT(&quot;A&quot;;CHAR([.A33]))" office:value-type="string" office:string-value="AH" calcext:value-type="string">
            <text:p>AH</text:p>
          </table:table-cell>
          <table:table-cell table:formula="of:=CONCATENATE([.B33];&quot;2*$&quot;;[.B33];&quot;$1+&quot;)" office:value-type="string" office:string-value="AH2*$AH$1+" calcext:value-type="string">
            <text:p>AH2*$AH$1+</text:p>
          </table:table-cell>
        </table:table-row>
        <table:table-row table:style-name="ro1">
          <table:table-cell table:formula="of:=[.A33]+1" office:value-type="float" office:value="73" calcext:value-type="float">
            <text:p>73</text:p>
          </table:table-cell>
          <table:table-cell table:formula="of:=COM.MICROSOFT.CONCAT(&quot;A&quot;;CHAR([.A34]))" office:value-type="string" office:string-value="AI" calcext:value-type="string">
            <text:p>AI</text:p>
          </table:table-cell>
          <table:table-cell table:formula="of:=CONCATENATE([.B34];&quot;2*$&quot;;[.B34];&quot;$1+&quot;)" office:value-type="string" office:string-value="AI2*$AI$1+" calcext:value-type="string">
            <text:p>AI2*$AI$1+</text:p>
          </table:table-cell>
        </table:table-row>
        <table:table-row table:style-name="ro1">
          <table:table-cell table:formula="of:=[.A34]+1" office:value-type="float" office:value="74" calcext:value-type="float">
            <text:p>74</text:p>
          </table:table-cell>
          <table:table-cell table:formula="of:=COM.MICROSOFT.CONCAT(&quot;A&quot;;CHAR([.A35]))" office:value-type="string" office:string-value="AJ" calcext:value-type="string">
            <text:p>AJ</text:p>
          </table:table-cell>
          <table:table-cell table:formula="of:=CONCATENATE([.B35];&quot;2*$&quot;;[.B35];&quot;$1+&quot;)" office:value-type="string" office:string-value="AJ2*$AJ$1+" calcext:value-type="string">
            <text:p>AJ2*$AJ$1+</text:p>
          </table:table-cell>
        </table:table-row>
        <table:table-row table:style-name="ro1">
          <table:table-cell table:formula="of:=[.A35]+1" office:value-type="float" office:value="75" calcext:value-type="float">
            <text:p>75</text:p>
          </table:table-cell>
          <table:table-cell table:formula="of:=COM.MICROSOFT.CONCAT(&quot;A&quot;;CHAR([.A36]))" office:value-type="string" office:string-value="AK" calcext:value-type="string">
            <text:p>AK</text:p>
          </table:table-cell>
          <table:table-cell table:formula="of:=CONCATENATE([.B36];&quot;2*$&quot;;[.B36];&quot;$1+&quot;)" office:value-type="string" office:string-value="AK2*$AK$1+" calcext:value-type="string">
            <text:p>AK2*$AK$1+</text:p>
          </table:table-cell>
        </table:table-row>
        <table:table-row table:style-name="ro1">
          <table:table-cell table:formula="of:=[.A36]+1" office:value-type="float" office:value="76" calcext:value-type="float">
            <text:p>76</text:p>
          </table:table-cell>
          <table:table-cell table:formula="of:=COM.MICROSOFT.CONCAT(&quot;A&quot;;CHAR([.A37]))" office:value-type="string" office:string-value="AL" calcext:value-type="string">
            <text:p>AL</text:p>
          </table:table-cell>
          <table:table-cell table:formula="of:=CONCATENATE([.B37];&quot;2*$&quot;;[.B37];&quot;$1+&quot;)" office:value-type="string" office:string-value="AL2*$AL$1+" calcext:value-type="string">
            <text:p>AL2*$AL$1+</text:p>
          </table:table-cell>
        </table:table-row>
        <table:table-row table:style-name="ro1">
          <table:table-cell table:formula="of:=[.A37]+1" office:value-type="float" office:value="77" calcext:value-type="float">
            <text:p>77</text:p>
          </table:table-cell>
          <table:table-cell table:formula="of:=COM.MICROSOFT.CONCAT(&quot;A&quot;;CHAR([.A38]))" office:value-type="string" office:string-value="AM" calcext:value-type="string">
            <text:p>AM</text:p>
          </table:table-cell>
          <table:table-cell table:formula="of:=CONCATENATE([.B38];&quot;2*$&quot;;[.B38];&quot;$1+&quot;)" office:value-type="string" office:string-value="AM2*$AM$1+" calcext:value-type="string">
            <text:p>AM2*$AM$1+</text:p>
          </table:table-cell>
        </table:table-row>
        <table:table-row table:style-name="ro1">
          <table:table-cell table:formula="of:=[.A38]+1" office:value-type="float" office:value="78" calcext:value-type="float">
            <text:p>78</text:p>
          </table:table-cell>
          <table:table-cell table:formula="of:=COM.MICROSOFT.CONCAT(&quot;A&quot;;CHAR([.A39]))" office:value-type="string" office:string-value="AN" calcext:value-type="string">
            <text:p>AN</text:p>
          </table:table-cell>
          <table:table-cell table:formula="of:=CONCATENATE([.B39];&quot;2*$&quot;;[.B39];&quot;$1+&quot;)" office:value-type="string" office:string-value="AN2*$AN$1+" calcext:value-type="string">
            <text:p>AN2*$AN$1+</text:p>
          </table:table-cell>
        </table:table-row>
        <table:table-row table:style-name="ro1">
          <table:table-cell table:formula="of:=[.A39]+1" office:value-type="float" office:value="79" calcext:value-type="float">
            <text:p>79</text:p>
          </table:table-cell>
          <table:table-cell table:formula="of:=COM.MICROSOFT.CONCAT(&quot;A&quot;;CHAR([.A40]))" office:value-type="string" office:string-value="AO" calcext:value-type="string">
            <text:p>AO</text:p>
          </table:table-cell>
          <table:table-cell table:formula="of:=CONCATENATE([.B40];&quot;2*$&quot;;[.B40];&quot;$1+&quot;)" office:value-type="string" office:string-value="AO2*$AO$1+" calcext:value-type="string">
            <text:p>AO2*$AO$1+</text:p>
          </table:table-cell>
        </table:table-row>
        <table:table-row table:style-name="ro1">
          <table:table-cell table:formula="of:=[.A40]+1" office:value-type="float" office:value="80" calcext:value-type="float">
            <text:p>80</text:p>
          </table:table-cell>
          <table:table-cell table:formula="of:=COM.MICROSOFT.CONCAT(&quot;A&quot;;CHAR([.A41]))" office:value-type="string" office:string-value="AP" calcext:value-type="string">
            <text:p>AP</text:p>
          </table:table-cell>
          <table:table-cell table:formula="of:=CONCATENATE([.B41];&quot;2*$&quot;;[.B41];&quot;$1+&quot;)" office:value-type="string" office:string-value="AP2*$AP$1+" calcext:value-type="string">
            <text:p>AP2*$AP$1+</text:p>
          </table:table-cell>
        </table:table-row>
        <table:table-row table:style-name="ro1">
          <table:table-cell table:formula="of:=[.A41]+1" office:value-type="float" office:value="81" calcext:value-type="float">
            <text:p>81</text:p>
          </table:table-cell>
          <table:table-cell table:formula="of:=COM.MICROSOFT.CONCAT(&quot;A&quot;;CHAR([.A42]))" office:value-type="string" office:string-value="AQ" calcext:value-type="string">
            <text:p>AQ</text:p>
          </table:table-cell>
          <table:table-cell table:formula="of:=CONCATENATE([.B42];&quot;2*$&quot;;[.B42];&quot;$1+&quot;)" office:value-type="string" office:string-value="AQ2*$AQ$1+" calcext:value-type="string">
            <text:p>AQ2*$AQ$1+</text:p>
          </table:table-cell>
        </table:table-row>
        <table:table-row table:style-name="ro1">
          <table:table-cell table:formula="of:=[.A42]+1" office:value-type="float" office:value="82" calcext:value-type="float">
            <text:p>82</text:p>
          </table:table-cell>
          <table:table-cell table:formula="of:=COM.MICROSOFT.CONCAT(&quot;A&quot;;CHAR([.A43]))" office:value-type="string" office:string-value="AR" calcext:value-type="string">
            <text:p>AR</text:p>
          </table:table-cell>
          <table:table-cell table:formula="of:=CONCATENATE([.B43];&quot;2*$&quot;;[.B43];&quot;$1+&quot;)" office:value-type="string" office:string-value="AR2*$AR$1+" calcext:value-type="string">
            <text:p>AR2*$AR$1+</text:p>
          </table:table-cell>
        </table:table-row>
        <table:table-row table:style-name="ro1">
          <table:table-cell table:formula="of:=[.A43]+1" office:value-type="float" office:value="83" calcext:value-type="float">
            <text:p>83</text:p>
          </table:table-cell>
          <table:table-cell table:formula="of:=COM.MICROSOFT.CONCAT(&quot;A&quot;;CHAR([.A44]))" office:value-type="string" office:string-value="AS" calcext:value-type="string">
            <text:p>AS</text:p>
          </table:table-cell>
          <table:table-cell table:formula="of:=CONCATENATE([.B44];&quot;2*$&quot;;[.B44];&quot;$1+&quot;)" office:value-type="string" office:string-value="AS2*$AS$1+" calcext:value-type="string">
            <text:p>AS2*$AS$1+</text:p>
          </table:table-cell>
        </table:table-row>
        <table:table-row table:style-name="ro1">
          <table:table-cell table:formula="of:=[.A44]+1" office:value-type="float" office:value="84" calcext:value-type="float">
            <text:p>84</text:p>
          </table:table-cell>
          <table:table-cell table:formula="of:=COM.MICROSOFT.CONCAT(&quot;A&quot;;CHAR([.A45]))" office:value-type="string" office:string-value="AT" calcext:value-type="string">
            <text:p>AT</text:p>
          </table:table-cell>
          <table:table-cell table:formula="of:=CONCATENATE([.B45];&quot;2*$&quot;;[.B45];&quot;$1+&quot;)" office:value-type="string" office:string-value="AT2*$AT$1+" calcext:value-type="string">
            <text:p>AT2*$AT$1+</text:p>
          </table:table-cell>
        </table:table-row>
        <table:table-row table:style-name="ro1">
          <table:table-cell table:formula="of:=[.A45]+1" office:value-type="float" office:value="85" calcext:value-type="float">
            <text:p>85</text:p>
          </table:table-cell>
          <table:table-cell table:formula="of:=COM.MICROSOFT.CONCAT(&quot;A&quot;;CHAR([.A46]))" office:value-type="string" office:string-value="AU" calcext:value-type="string">
            <text:p>AU</text:p>
          </table:table-cell>
          <table:table-cell table:formula="of:=CONCATENATE([.B46];&quot;2*$&quot;;[.B46];&quot;$1+&quot;)" office:value-type="string" office:string-value="AU2*$AU$1+" calcext:value-type="string">
            <text:p>AU2*$AU$1+</text:p>
          </table:table-cell>
        </table:table-row>
        <table:table-row table:style-name="ro1">
          <table:table-cell table:formula="of:=[.A46]+1" office:value-type="float" office:value="86" calcext:value-type="float">
            <text:p>86</text:p>
          </table:table-cell>
          <table:table-cell table:formula="of:=COM.MICROSOFT.CONCAT(&quot;A&quot;;CHAR([.A47]))" office:value-type="string" office:string-value="AV" calcext:value-type="string">
            <text:p>AV</text:p>
          </table:table-cell>
          <table:table-cell table:formula="of:=CONCATENATE([.B47];&quot;2*$&quot;;[.B47];&quot;$1+&quot;)" office:value-type="string" office:string-value="AV2*$AV$1+" calcext:value-type="string">
            <text:p>AV2*$AV$1+</text:p>
          </table:table-cell>
        </table:table-row>
        <table:table-row table:style-name="ro1">
          <table:table-cell table:formula="of:=[.A47]+1" office:value-type="float" office:value="87" calcext:value-type="float">
            <text:p>87</text:p>
          </table:table-cell>
          <table:table-cell table:formula="of:=COM.MICROSOFT.CONCAT(&quot;A&quot;;CHAR([.A48]))" office:value-type="string" office:string-value="AW" calcext:value-type="string">
            <text:p>AW</text:p>
          </table:table-cell>
          <table:table-cell table:formula="of:=CONCATENATE([.B48];&quot;2*$&quot;;[.B48];&quot;$1+&quot;)" office:value-type="string" office:string-value="AW2*$AW$1+" calcext:value-type="string">
            <text:p>AW2*$AW$1+</text:p>
          </table:table-cell>
        </table:table-row>
        <table:table-row table:style-name="ro1">
          <table:table-cell table:formula="of:=[.A48]+1" office:value-type="float" office:value="88" calcext:value-type="float">
            <text:p>88</text:p>
          </table:table-cell>
          <table:table-cell table:formula="of:=COM.MICROSOFT.CONCAT(&quot;A&quot;;CHAR([.A49]))" office:value-type="string" office:string-value="AX" calcext:value-type="string">
            <text:p>AX</text:p>
          </table:table-cell>
          <table:table-cell table:formula="of:=CONCATENATE([.B49];&quot;2*$&quot;;[.B49];&quot;$1+&quot;)" office:value-type="string" office:string-value="AX2*$AX$1+" calcext:value-type="string">
            <text:p>AX2*$AX$1+</text:p>
          </table:table-cell>
        </table:table-row>
        <table:table-row table:style-name="ro1">
          <table:table-cell table:formula="of:=[.A49]+1" office:value-type="float" office:value="89" calcext:value-type="float">
            <text:p>89</text:p>
          </table:table-cell>
          <table:table-cell table:formula="of:=COM.MICROSOFT.CONCAT(&quot;A&quot;;CHAR([.A50]))" office:value-type="string" office:string-value="AY" calcext:value-type="string">
            <text:p>AY</text:p>
          </table:table-cell>
          <table:table-cell table:formula="of:=CONCATENATE([.B50];&quot;2*$&quot;;[.B50];&quot;$1+&quot;)" office:value-type="string" office:string-value="AY2*$AY$1+" calcext:value-type="string">
            <text:p>AY2*$AY$1+</text:p>
          </table:table-cell>
        </table:table-row>
        <table:table-row table:style-name="ro1">
          <table:table-cell table:formula="of:=[.A50]+1" office:value-type="float" office:value="90" calcext:value-type="float">
            <text:p>90</text:p>
          </table:table-cell>
          <table:table-cell table:formula="of:=COM.MICROSOFT.CONCAT(&quot;A&quot;;CHAR([.A51]))" office:value-type="string" office:string-value="AZ" calcext:value-type="string">
            <text:p>AZ</text:p>
          </table:table-cell>
          <table:table-cell table:formula="of:=CONCATENATE([.B51];&quot;2*$&quot;;[.B51];&quot;$1+&quot;)" office:value-type="string" office:string-value="AZ2*$AZ$1+" calcext:value-type="string">
            <text:p>AZ2*$AZ$1+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B&quot;;CHAR([.A52]))" office:value-type="string" office:string-value="BA" calcext:value-type="string">
            <text:p>BA</text:p>
          </table:table-cell>
          <table:table-cell table:formula="of:=CONCATENATE([.B52];&quot;2*$&quot;;[.B52];&quot;$1+&quot;)" office:value-type="string" office:string-value="BA2*$BA$1+" calcext:value-type="string">
            <text:p>BA2*$BA$1+</text:p>
          </table:table-cell>
        </table:table-row>
        <table:table-row table:style-name="ro1">
          <table:table-cell table:formula="of:=[.A52]+1" office:value-type="float" office:value="66" calcext:value-type="float">
            <text:p>66</text:p>
          </table:table-cell>
          <table:table-cell table:formula="of:=COM.MICROSOFT.CONCAT(&quot;B&quot;;CHAR([.A53]))" office:value-type="string" office:string-value="BB" calcext:value-type="string">
            <text:p>BB</text:p>
          </table:table-cell>
          <table:table-cell table:formula="of:=CONCATENATE([.B53];&quot;2*$&quot;;[.B53];&quot;$1+&quot;)" office:value-type="string" office:string-value="BB2*$BB$1+" calcext:value-type="string">
            <text:p>BB2*$BB$1+</text:p>
          </table:table-cell>
        </table:table-row>
        <table:table-row table:style-name="ro1">
          <table:table-cell table:formula="of:=[.A53]+1" office:value-type="float" office:value="67" calcext:value-type="float">
            <text:p>67</text:p>
          </table:table-cell>
          <table:table-cell table:formula="of:=COM.MICROSOFT.CONCAT(&quot;B&quot;;CHAR([.A54]))" office:value-type="string" office:string-value="BC" calcext:value-type="string">
            <text:p>BC</text:p>
          </table:table-cell>
          <table:table-cell table:formula="of:=CONCATENATE([.B54];&quot;2*$&quot;;[.B54];&quot;$1+&quot;)" office:value-type="string" office:string-value="BC2*$BC$1+" calcext:value-type="string">
            <text:p>BC2*$BC$1+</text:p>
          </table:table-cell>
        </table:table-row>
        <table:table-row table:style-name="ro1">
          <table:table-cell table:formula="of:=[.A54]+1" office:value-type="float" office:value="68" calcext:value-type="float">
            <text:p>68</text:p>
          </table:table-cell>
          <table:table-cell table:formula="of:=COM.MICROSOFT.CONCAT(&quot;B&quot;;CHAR([.A55]))" office:value-type="string" office:string-value="BD" calcext:value-type="string">
            <text:p>BD</text:p>
          </table:table-cell>
          <table:table-cell table:formula="of:=CONCATENATE([.B55];&quot;2*$&quot;;[.B55];&quot;$1+&quot;)" office:value-type="string" office:string-value="BD2*$BD$1+" calcext:value-type="string">
            <text:p>BD2*$BD$1+</text:p>
          </table:table-cell>
        </table:table-row>
        <table:table-row table:style-name="ro1">
          <table:table-cell table:formula="of:=[.A55]+1" office:value-type="float" office:value="69" calcext:value-type="float">
            <text:p>69</text:p>
          </table:table-cell>
          <table:table-cell table:formula="of:=COM.MICROSOFT.CONCAT(&quot;B&quot;;CHAR([.A56]))" office:value-type="string" office:string-value="BE" calcext:value-type="string">
            <text:p>BE</text:p>
          </table:table-cell>
          <table:table-cell table:formula="of:=CONCATENATE([.B56];&quot;2*$&quot;;[.B56];&quot;$1+&quot;)" office:value-type="string" office:string-value="BE2*$BE$1+" calcext:value-type="string">
            <text:p>BE2*$BE$1+</text:p>
          </table:table-cell>
        </table:table-row>
        <table:table-row table:style-name="ro1">
          <table:table-cell table:formula="of:=[.A56]+1" office:value-type="float" office:value="70" calcext:value-type="float">
            <text:p>70</text:p>
          </table:table-cell>
          <table:table-cell table:formula="of:=COM.MICROSOFT.CONCAT(&quot;B&quot;;CHAR([.A57]))" office:value-type="string" office:string-value="BF" calcext:value-type="string">
            <text:p>BF</text:p>
          </table:table-cell>
          <table:table-cell table:formula="of:=CONCATENATE([.B57];&quot;2*$&quot;;[.B57];&quot;$1+&quot;)" office:value-type="string" office:string-value="BF2*$BF$1+" calcext:value-type="string">
            <text:p>BF2*$BF$1+</text:p>
          </table:table-cell>
        </table:table-row>
        <table:table-row table:style-name="ro1">
          <table:table-cell table:formula="of:=[.A57]+1" office:value-type="float" office:value="71" calcext:value-type="float">
            <text:p>71</text:p>
          </table:table-cell>
          <table:table-cell table:formula="of:=COM.MICROSOFT.CONCAT(&quot;B&quot;;CHAR([.A58]))" office:value-type="string" office:string-value="BG" calcext:value-type="string">
            <text:p>BG</text:p>
          </table:table-cell>
          <table:table-cell table:formula="of:=CONCATENATE([.B58];&quot;2*$&quot;;[.B58];&quot;$1+&quot;)" office:value-type="string" office:string-value="BG2*$BG$1+" calcext:value-type="string">
            <text:p>BG2*$BG$1+</text:p>
          </table:table-cell>
        </table:table-row>
        <table:table-row table:style-name="ro1">
          <table:table-cell table:formula="of:=[.A58]+1" office:value-type="float" office:value="72" calcext:value-type="float">
            <text:p>72</text:p>
          </table:table-cell>
          <table:table-cell table:formula="of:=COM.MICROSOFT.CONCAT(&quot;B&quot;;CHAR([.A59]))" office:value-type="string" office:string-value="BH" calcext:value-type="string">
            <text:p>BH</text:p>
          </table:table-cell>
          <table:table-cell table:formula="of:=CONCATENATE([.B59];&quot;2*$&quot;;[.B59];&quot;$1+&quot;)" office:value-type="string" office:string-value="BH2*$BH$1+" calcext:value-type="string">
            <text:p>BH2*$BH$1+</text:p>
          </table:table-cell>
        </table:table-row>
        <table:table-row table:style-name="ro1">
          <table:table-cell table:formula="of:=[.A59]+1" office:value-type="float" office:value="73" calcext:value-type="float">
            <text:p>73</text:p>
          </table:table-cell>
          <table:table-cell table:formula="of:=COM.MICROSOFT.CONCAT(&quot;B&quot;;CHAR([.A60]))" office:value-type="string" office:string-value="BI" calcext:value-type="string">
            <text:p>BI</text:p>
          </table:table-cell>
          <table:table-cell table:formula="of:=CONCATENATE([.B60];&quot;2*$&quot;;[.B60];&quot;$1+&quot;)" office:value-type="string" office:string-value="BI2*$BI$1+" calcext:value-type="string">
            <text:p>BI2*$BI$1+</text:p>
          </table:table-cell>
        </table:table-row>
        <table:table-row table:style-name="ro1">
          <table:table-cell table:formula="of:=[.A60]+1" office:value-type="float" office:value="74" calcext:value-type="float">
            <text:p>74</text:p>
          </table:table-cell>
          <table:table-cell table:formula="of:=COM.MICROSOFT.CONCAT(&quot;B&quot;;CHAR([.A61]))" office:value-type="string" office:string-value="BJ" calcext:value-type="string">
            <text:p>BJ</text:p>
          </table:table-cell>
          <table:table-cell table:formula="of:=CONCATENATE([.B61];&quot;2*$&quot;;[.B61];&quot;$1+&quot;)" office:value-type="string" office:string-value="BJ2*$BJ$1+" calcext:value-type="string">
            <text:p>BJ2*$BJ$1+</text:p>
          </table:table-cell>
        </table:table-row>
        <table:table-row table:style-name="ro1">
          <table:table-cell table:formula="of:=[.A61]+1" office:value-type="float" office:value="75" calcext:value-type="float">
            <text:p>75</text:p>
          </table:table-cell>
          <table:table-cell table:formula="of:=COM.MICROSOFT.CONCAT(&quot;B&quot;;CHAR([.A62]))" office:value-type="string" office:string-value="BK" calcext:value-type="string">
            <text:p>BK</text:p>
          </table:table-cell>
          <table:table-cell table:formula="of:=CONCATENATE([.B62];&quot;2*$&quot;;[.B62];&quot;$1+&quot;)" office:value-type="string" office:string-value="BK2*$BK$1+" calcext:value-type="string">
            <text:p>BK2*$BK$1+</text:p>
          </table:table-cell>
        </table:table-row>
        <table:table-row table:style-name="ro1">
          <table:table-cell table:formula="of:=[.A62]+1" office:value-type="float" office:value="76" calcext:value-type="float">
            <text:p>76</text:p>
          </table:table-cell>
          <table:table-cell table:formula="of:=COM.MICROSOFT.CONCAT(&quot;B&quot;;CHAR([.A63]))" office:value-type="string" office:string-value="BL" calcext:value-type="string">
            <text:p>BL</text:p>
          </table:table-cell>
          <table:table-cell table:formula="of:=CONCATENATE([.B63];&quot;2*$&quot;;[.B63];&quot;$1+&quot;)" office:value-type="string" office:string-value="BL2*$BL$1+" calcext:value-type="string">
            <text:p>BL2*$BL$1+</text:p>
          </table:table-cell>
        </table:table-row>
        <table:table-row table:style-name="ro1">
          <table:table-cell table:formula="of:=[.A63]+1" office:value-type="float" office:value="77" calcext:value-type="float">
            <text:p>77</text:p>
          </table:table-cell>
          <table:table-cell table:formula="of:=COM.MICROSOFT.CONCAT(&quot;B&quot;;CHAR([.A64]))" office:value-type="string" office:string-value="BM" calcext:value-type="string">
            <text:p>BM</text:p>
          </table:table-cell>
          <table:table-cell table:formula="of:=CONCATENATE([.B64];&quot;2*$&quot;;[.B64];&quot;$1+&quot;)" office:value-type="string" office:string-value="BM2*$BM$1+" calcext:value-type="string">
            <text:p>BM2*$BM$1+</text:p>
          </table:table-cell>
        </table:table-row>
        <table:table-row table:style-name="ro1">
          <table:table-cell table:formula="of:=[.A64]+1" office:value-type="float" office:value="78" calcext:value-type="float">
            <text:p>78</text:p>
          </table:table-cell>
          <table:table-cell table:formula="of:=COM.MICROSOFT.CONCAT(&quot;B&quot;;CHAR([.A65]))" office:value-type="string" office:string-value="BN" calcext:value-type="string">
            <text:p>BN</text:p>
          </table:table-cell>
          <table:table-cell table:formula="of:=CONCATENATE([.B65];&quot;2*$&quot;;[.B65];&quot;$1+&quot;)" office:value-type="string" office:string-value="BN2*$BN$1+" calcext:value-type="string">
            <text:p>BN2*$BN$1+</text:p>
          </table:table-cell>
        </table:table-row>
        <table:table-row table:style-name="ro1">
          <table:table-cell table:formula="of:=[.A65]+1" office:value-type="float" office:value="79" calcext:value-type="float">
            <text:p>79</text:p>
          </table:table-cell>
          <table:table-cell table:formula="of:=COM.MICROSOFT.CONCAT(&quot;B&quot;;CHAR([.A66]))" office:value-type="string" office:string-value="BO" calcext:value-type="string">
            <text:p>BO</text:p>
          </table:table-cell>
          <table:table-cell table:formula="of:=CONCATENATE([.B66];&quot;2*$&quot;;[.B66];&quot;$1+&quot;)" office:value-type="string" office:string-value="BO2*$BO$1+" calcext:value-type="string">
            <text:p>BO2*$BO$1+</text:p>
          </table:table-cell>
        </table:table-row>
        <table:table-row table:style-name="ro1">
          <table:table-cell table:formula="of:=[.A66]+1" office:value-type="float" office:value="80" calcext:value-type="float">
            <text:p>80</text:p>
          </table:table-cell>
          <table:table-cell table:formula="of:=COM.MICROSOFT.CONCAT(&quot;B&quot;;CHAR([.A67]))" office:value-type="string" office:string-value="BP" calcext:value-type="string">
            <text:p>BP</text:p>
          </table:table-cell>
          <table:table-cell table:formula="of:=CONCATENATE([.B67];&quot;2*$&quot;;[.B67];&quot;$1+&quot;)" office:value-type="string" office:string-value="BP2*$BP$1+" calcext:value-type="string">
            <text:p>BP2*$BP$1+</text:p>
          </table:table-cell>
        </table:table-row>
        <table:table-row table:style-name="ro1">
          <table:table-cell table:formula="of:=[.A67]+1" office:value-type="float" office:value="81" calcext:value-type="float">
            <text:p>81</text:p>
          </table:table-cell>
          <table:table-cell table:formula="of:=COM.MICROSOFT.CONCAT(&quot;B&quot;;CHAR([.A68]))" office:value-type="string" office:string-value="BQ" calcext:value-type="string">
            <text:p>BQ</text:p>
          </table:table-cell>
          <table:table-cell table:formula="of:=CONCATENATE([.B68];&quot;2*$&quot;;[.B68];&quot;$1+&quot;)" office:value-type="string" office:string-value="BQ2*$BQ$1+" calcext:value-type="string">
            <text:p>BQ2*$BQ$1+</text:p>
          </table:table-cell>
        </table:table-row>
        <table:table-row table:style-name="ro1">
          <table:table-cell table:formula="of:=[.A68]+1" office:value-type="float" office:value="82" calcext:value-type="float">
            <text:p>82</text:p>
          </table:table-cell>
          <table:table-cell table:formula="of:=COM.MICROSOFT.CONCAT(&quot;B&quot;;CHAR([.A69]))" office:value-type="string" office:string-value="BR" calcext:value-type="string">
            <text:p>BR</text:p>
          </table:table-cell>
          <table:table-cell table:formula="of:=CONCATENATE([.B69];&quot;2*$&quot;;[.B69];&quot;$1+&quot;)" office:value-type="string" office:string-value="BR2*$BR$1+" calcext:value-type="string">
            <text:p>BR2*$BR$1+</text:p>
          </table:table-cell>
        </table:table-row>
        <table:table-row table:style-name="ro1">
          <table:table-cell table:formula="of:=[.A69]+1" office:value-type="float" office:value="83" calcext:value-type="float">
            <text:p>83</text:p>
          </table:table-cell>
          <table:table-cell table:formula="of:=COM.MICROSOFT.CONCAT(&quot;B&quot;;CHAR([.A70]))" office:value-type="string" office:string-value="BS" calcext:value-type="string">
            <text:p>BS</text:p>
          </table:table-cell>
          <table:table-cell table:formula="of:=CONCATENATE([.B70];&quot;2*$&quot;;[.B70];&quot;$1+&quot;)" office:value-type="string" office:string-value="BS2*$BS$1+" calcext:value-type="string">
            <text:p>BS2*$BS$1+</text:p>
          </table:table-cell>
        </table:table-row>
        <table:table-row table:style-name="ro1">
          <table:table-cell table:formula="of:=[.A70]+1" office:value-type="float" office:value="84" calcext:value-type="float">
            <text:p>84</text:p>
          </table:table-cell>
          <table:table-cell table:formula="of:=COM.MICROSOFT.CONCAT(&quot;B&quot;;CHAR([.A71]))" office:value-type="string" office:string-value="BT" calcext:value-type="string">
            <text:p>BT</text:p>
          </table:table-cell>
          <table:table-cell table:formula="of:=CONCATENATE([.B71];&quot;2*$&quot;;[.B71];&quot;$1+&quot;)" office:value-type="string" office:string-value="BT2*$BT$1+" calcext:value-type="string">
            <text:p>BT2*$BT$1+</text:p>
          </table:table-cell>
        </table:table-row>
        <table:table-row table:style-name="ro1">
          <table:table-cell table:formula="of:=[.A71]+1" office:value-type="float" office:value="85" calcext:value-type="float">
            <text:p>85</text:p>
          </table:table-cell>
          <table:table-cell table:formula="of:=COM.MICROSOFT.CONCAT(&quot;B&quot;;CHAR([.A72]))" office:value-type="string" office:string-value="BU" calcext:value-type="string">
            <text:p>BU</text:p>
          </table:table-cell>
          <table:table-cell table:formula="of:=CONCATENATE([.B72];&quot;2*$&quot;;[.B72];&quot;$1+&quot;)" office:value-type="string" office:string-value="BU2*$BU$1+" calcext:value-type="string">
            <text:p>BU2*$BU$1+</text:p>
          </table:table-cell>
        </table:table-row>
        <table:table-row table:style-name="ro1">
          <table:table-cell table:formula="of:=[.A72]+1" office:value-type="float" office:value="86" calcext:value-type="float">
            <text:p>86</text:p>
          </table:table-cell>
          <table:table-cell table:formula="of:=COM.MICROSOFT.CONCAT(&quot;B&quot;;CHAR([.A73]))" office:value-type="string" office:string-value="BV" calcext:value-type="string">
            <text:p>BV</text:p>
          </table:table-cell>
          <table:table-cell table:formula="of:=CONCATENATE([.B73];&quot;2*$&quot;;[.B73];&quot;$1+&quot;)" office:value-type="string" office:string-value="BV2*$BV$1+" calcext:value-type="string">
            <text:p>BV2*$BV$1+</text:p>
          </table:table-cell>
        </table:table-row>
        <table:table-row table:style-name="ro1">
          <table:table-cell table:formula="of:=[.A73]+1" office:value-type="float" office:value="87" calcext:value-type="float">
            <text:p>87</text:p>
          </table:table-cell>
          <table:table-cell table:formula="of:=COM.MICROSOFT.CONCAT(&quot;B&quot;;CHAR([.A74]))" office:value-type="string" office:string-value="BW" calcext:value-type="string">
            <text:p>BW</text:p>
          </table:table-cell>
          <table:table-cell table:formula="of:=CONCATENATE([.B74];&quot;2*$&quot;;[.B74];&quot;$1+&quot;)" office:value-type="string" office:string-value="BW2*$BW$1+" calcext:value-type="string">
            <text:p>BW2*$BW$1+</text:p>
          </table:table-cell>
        </table:table-row>
        <table:table-row table:style-name="ro1">
          <table:table-cell table:formula="of:=[.A74]+1" office:value-type="float" office:value="88" calcext:value-type="float">
            <text:p>88</text:p>
          </table:table-cell>
          <table:table-cell table:formula="of:=COM.MICROSOFT.CONCAT(&quot;B&quot;;CHAR([.A75]))" office:value-type="string" office:string-value="BX" calcext:value-type="string">
            <text:p>BX</text:p>
          </table:table-cell>
          <table:table-cell table:formula="of:=CONCATENATE([.B75];&quot;2*$&quot;;[.B75];&quot;$1+&quot;)" office:value-type="string" office:string-value="BX2*$BX$1+" calcext:value-type="string">
            <text:p>BX2*$BX$1+</text:p>
          </table:table-cell>
        </table:table-row>
        <table:table-row table:style-name="ro1">
          <table:table-cell table:formula="of:=[.A75]+1" office:value-type="float" office:value="89" calcext:value-type="float">
            <text:p>89</text:p>
          </table:table-cell>
          <table:table-cell table:formula="of:=COM.MICROSOFT.CONCAT(&quot;B&quot;;CHAR([.A76]))" office:value-type="string" office:string-value="BY" calcext:value-type="string">
            <text:p>BY</text:p>
          </table:table-cell>
          <table:table-cell table:formula="of:=CONCATENATE([.B76];&quot;2*$&quot;;[.B76];&quot;$1+&quot;)" office:value-type="string" office:string-value="BY2*$BY$1+" calcext:value-type="string">
            <text:p>BY2*$BY$1+</text:p>
          </table:table-cell>
        </table:table-row>
        <table:table-row table:style-name="ro1">
          <table:table-cell table:formula="of:=[.A76]+1" office:value-type="float" office:value="90" calcext:value-type="float">
            <text:p>90</text:p>
          </table:table-cell>
          <table:table-cell table:formula="of:=COM.MICROSOFT.CONCAT(&quot;B&quot;;CHAR([.A77]))" office:value-type="string" office:string-value="BZ" calcext:value-type="string">
            <text:p>BZ</text:p>
          </table:table-cell>
          <table:table-cell table:formula="of:=CONCATENATE([.B77];&quot;2*$&quot;;[.B77];&quot;$1+&quot;)" office:value-type="string" office:string-value="BZ2*$BZ$1+" calcext:value-type="string">
            <text:p>BZ2*$BZ$1+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C&quot;;CHAR([.A78]))" office:value-type="string" office:string-value="CA" calcext:value-type="string">
            <text:p>CA</text:p>
          </table:table-cell>
          <table:table-cell table:formula="of:=CONCATENATE([.B78];&quot;2*$&quot;;[.B78];&quot;$1+&quot;)" office:value-type="string" office:string-value="CA2*$CA$1+" calcext:value-type="string">
            <text:p>CA2*$CA$1+</text:p>
          </table:table-cell>
        </table:table-row>
        <table:table-row table:style-name="ro1">
          <table:table-cell table:formula="of:=[.A78]+1" office:value-type="float" office:value="66" calcext:value-type="float">
            <text:p>66</text:p>
          </table:table-cell>
          <table:table-cell table:formula="of:=COM.MICROSOFT.CONCAT(&quot;C&quot;;CHAR([.A79]))" office:value-type="string" office:string-value="CB" calcext:value-type="string">
            <text:p>CB</text:p>
          </table:table-cell>
          <table:table-cell table:formula="of:=CONCATENATE([.B79];&quot;2*$&quot;;[.B79];&quot;$1+&quot;)" office:value-type="string" office:string-value="CB2*$CB$1+" calcext:value-type="string">
            <text:p>CB2*$CB$1+</text:p>
          </table:table-cell>
        </table:table-row>
        <table:table-row table:style-name="ro1">
          <table:table-cell table:formula="of:=[.A79]+1" office:value-type="float" office:value="67" calcext:value-type="float">
            <text:p>67</text:p>
          </table:table-cell>
          <table:table-cell table:formula="of:=COM.MICROSOFT.CONCAT(&quot;C&quot;;CHAR([.A80]))" office:value-type="string" office:string-value="CC" calcext:value-type="string">
            <text:p>CC</text:p>
          </table:table-cell>
          <table:table-cell table:formula="of:=CONCATENATE([.B80];&quot;2*$&quot;;[.B80];&quot;$1&quot;)" office:value-type="string" office:string-value="CC2*$CC$1" calcext:value-type="string">
            <text:p>CC2*$CC$1</text:p>
          </table:table-cell>
        </table:table-row>
      </table:table>
      <table:table table:name="Sheet4" table:style-name="ta1">
        <table:table-column table:style-name="co9" table:number-columns-repeated="20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formula="of:=[.DY1]+1" office:value-type="float" office:value="129" calcext:value-type="float">
            <text:p>129</text:p>
          </table:table-cell>
          <table:table-cell table:formula="of:=[.DZ1]+1" office:value-type="float" office:value="130" calcext:value-type="float">
            <text:p>130</text:p>
          </table:table-cell>
          <table:table-cell table:formula="of:=[.EA1]+1" office:value-type="float" office:value="131" calcext:value-type="float">
            <text:p>131</text:p>
          </table:table-cell>
          <table:table-cell table:formula="of:=[.EB1]+1" office:value-type="float" office:value="132" calcext:value-type="float">
            <text:p>132</text:p>
          </table:table-cell>
          <table:table-cell table:formula="of:=[.EC1]+1" office:value-type="float" office:value="133" calcext:value-type="float">
            <text:p>133</text:p>
          </table:table-cell>
          <table:table-cell table:formula="of:=[.ED1]+1" office:value-type="float" office:value="134" calcext:value-type="float">
            <text:p>134</text:p>
          </table:table-cell>
          <table:table-cell table:formula="of:=[.EE1]+1" office:value-type="float" office:value="135" calcext:value-type="float">
            <text:p>135</text:p>
          </table:table-cell>
          <table:table-cell table:formula="of:=[.EF1]+1" office:value-type="float" office:value="136" calcext:value-type="float">
            <text:p>136</text:p>
          </table:table-cell>
          <table:table-cell table:formula="of:=[.EG1]+1" office:value-type="float" office:value="137" calcext:value-type="float">
            <text:p>137</text:p>
          </table:table-cell>
          <table:table-cell table:formula="of:=[.EH1]+1" office:value-type="float" office:value="138" calcext:value-type="float">
            <text:p>138</text:p>
          </table:table-cell>
          <table:table-cell table:formula="of:=[.EI1]+1" office:value-type="float" office:value="139" calcext:value-type="float">
            <text:p>139</text:p>
          </table:table-cell>
          <table:table-cell table:formula="of:=[.EJ1]+1" office:value-type="float" office:value="140" calcext:value-type="float">
            <text:p>140</text:p>
          </table:table-cell>
          <table:table-cell table:formula="of:=[.EK1]+1" office:value-type="float" office:value="141" calcext:value-type="float">
            <text:p>141</text:p>
          </table:table-cell>
          <table:table-cell table:formula="of:=[.EL1]+1" office:value-type="float" office:value="142" calcext:value-type="float">
            <text:p>142</text:p>
          </table:table-cell>
          <table:table-cell table:formula="of:=[.EM1]+1" office:value-type="float" office:value="143" calcext:value-type="float">
            <text:p>143</text:p>
          </table:table-cell>
          <table:table-cell table:formula="of:=[.EN1]+1" office:value-type="float" office:value="144" calcext:value-type="float">
            <text:p>144</text:p>
          </table:table-cell>
          <table:table-cell table:formula="of:=[.EO1]+1" office:value-type="float" office:value="145" calcext:value-type="float">
            <text:p>145</text:p>
          </table:table-cell>
          <table:table-cell table:formula="of:=[.EP1]+1" office:value-type="float" office:value="146" calcext:value-type="float">
            <text:p>146</text:p>
          </table:table-cell>
          <table:table-cell table:formula="of:=[.EQ1]+1" office:value-type="float" office:value="147" calcext:value-type="float">
            <text:p>147</text:p>
          </table:table-cell>
          <table:table-cell table:formula="of:=[.ER1]+1" office:value-type="float" office:value="148" calcext:value-type="float">
            <text:p>148</text:p>
          </table:table-cell>
          <table:table-cell table:formula="of:=[.ES1]+1" office:value-type="float" office:value="149" calcext:value-type="float">
            <text:p>149</text:p>
          </table:table-cell>
          <table:table-cell table:formula="of:=[.ET1]+1" office:value-type="float" office:value="150" calcext:value-type="float">
            <text:p>150</text:p>
          </table:table-cell>
          <table:table-cell table:formula="of:=[.EU1]+1" office:value-type="float" office:value="151" calcext:value-type="float">
            <text:p>151</text:p>
          </table:table-cell>
          <table:table-cell table:formula="of:=[.EV1]+1" office:value-type="float" office:value="152" calcext:value-type="float">
            <text:p>152</text:p>
          </table:table-cell>
          <table:table-cell table:formula="of:=[.EW1]+1" office:value-type="float" office:value="153" calcext:value-type="float">
            <text:p>153</text:p>
          </table:table-cell>
          <table:table-cell table:formula="of:=[.EX1]+1" office:value-type="float" office:value="154" calcext:value-type="float">
            <text:p>154</text:p>
          </table:table-cell>
          <table:table-cell table:formula="of:=[.EY1]+1" office:value-type="float" office:value="155" calcext:value-type="float">
            <text:p>155</text:p>
          </table:table-cell>
          <table:table-cell table:formula="of:=[.EZ1]+1" office:value-type="float" office:value="156" calcext:value-type="float">
            <text:p>156</text:p>
          </table:table-cell>
          <table:table-cell table:formula="of:=[.FA1]+1" office:value-type="float" office:value="157" calcext:value-type="float">
            <text:p>157</text:p>
          </table:table-cell>
          <table:table-cell table:formula="of:=[.FB1]+1" office:value-type="float" office:value="158" calcext:value-type="float">
            <text:p>158</text:p>
          </table:table-cell>
          <table:table-cell table:formula="of:=[.FC1]+1" office:value-type="float" office:value="159" calcext:value-type="float">
            <text:p>159</text:p>
          </table:table-cell>
          <table:table-cell table:formula="of:=[.FD1]+1" office:value-type="float" office:value="160" calcext:value-type="float">
            <text:p>160</text:p>
          </table:table-cell>
          <table:table-cell table:formula="of:=[.FE1]+1" office:value-type="float" office:value="161" calcext:value-type="float">
            <text:p>161</text:p>
          </table:table-cell>
          <table:table-cell table:formula="of:=[.FF1]+1" office:value-type="float" office:value="162" calcext:value-type="float">
            <text:p>162</text:p>
          </table:table-cell>
          <table:table-cell table:formula="of:=[.FG1]+1" office:value-type="float" office:value="163" calcext:value-type="float">
            <text:p>163</text:p>
          </table:table-cell>
          <table:table-cell table:formula="of:=[.FH1]+1" office:value-type="float" office:value="164" calcext:value-type="float">
            <text:p>164</text:p>
          </table:table-cell>
          <table:table-cell table:formula="of:=[.FI1]+1" office:value-type="float" office:value="165" calcext:value-type="float">
            <text:p>165</text:p>
          </table:table-cell>
          <table:table-cell table:formula="of:=[.FJ1]+1" office:value-type="float" office:value="166" calcext:value-type="float">
            <text:p>166</text:p>
          </table:table-cell>
          <table:table-cell table:formula="of:=[.FK1]+1" office:value-type="float" office:value="167" calcext:value-type="float">
            <text:p>167</text:p>
          </table:table-cell>
          <table:table-cell table:formula="of:=[.FL1]+1" office:value-type="float" office:value="168" calcext:value-type="float">
            <text:p>168</text:p>
          </table:table-cell>
          <table:table-cell table:formula="of:=[.FM1]+1" office:value-type="float" office:value="169" calcext:value-type="float">
            <text:p>169</text:p>
          </table:table-cell>
          <table:table-cell table:formula="of:=[.FN1]+1" office:value-type="float" office:value="170" calcext:value-type="float">
            <text:p>170</text:p>
          </table:table-cell>
          <table:table-cell table:formula="of:=[.FO1]+1" office:value-type="float" office:value="171" calcext:value-type="float">
            <text:p>171</text:p>
          </table:table-cell>
          <table:table-cell table:formula="of:=[.FP1]+1" office:value-type="float" office:value="172" calcext:value-type="float">
            <text:p>172</text:p>
          </table:table-cell>
          <table:table-cell table:formula="of:=[.FQ1]+1" office:value-type="float" office:value="173" calcext:value-type="float">
            <text:p>173</text:p>
          </table:table-cell>
          <table:table-cell table:formula="of:=[.FR1]+1" office:value-type="float" office:value="174" calcext:value-type="float">
            <text:p>174</text:p>
          </table:table-cell>
          <table:table-cell table:formula="of:=[.FS1]+1" office:value-type="float" office:value="175" calcext:value-type="float">
            <text:p>175</text:p>
          </table:table-cell>
          <table:table-cell table:formula="of:=[.FT1]+1" office:value-type="float" office:value="176" calcext:value-type="float">
            <text:p>176</text:p>
          </table:table-cell>
          <table:table-cell table:formula="of:=[.FU1]+1" office:value-type="float" office:value="177" calcext:value-type="float">
            <text:p>177</text:p>
          </table:table-cell>
          <table:table-cell table:formula="of:=[.FV1]+1" office:value-type="float" office:value="178" calcext:value-type="float">
            <text:p>178</text:p>
          </table:table-cell>
          <table:table-cell table:formula="of:=[.FW1]+1" office:value-type="float" office:value="179" calcext:value-type="float">
            <text:p>179</text:p>
          </table:table-cell>
          <table:table-cell table:formula="of:=[.FX1]+1" office:value-type="float" office:value="180" calcext:value-type="float">
            <text:p>180</text:p>
          </table:table-cell>
          <table:table-cell table:formula="of:=[.FY1]+1" office:value-type="float" office:value="181" calcext:value-type="float">
            <text:p>181</text:p>
          </table:table-cell>
          <table:table-cell table:formula="of:=[.FZ1]+1" office:value-type="float" office:value="182" calcext:value-type="float">
            <text:p>182</text:p>
          </table:table-cell>
          <table:table-cell table:formula="of:=[.GA1]+1" office:value-type="float" office:value="183" calcext:value-type="float">
            <text:p>183</text:p>
          </table:table-cell>
          <table:table-cell table:formula="of:=[.GB1]+1" office:value-type="float" office:value="184" calcext:value-type="float">
            <text:p>184</text:p>
          </table:table-cell>
          <table:table-cell table:formula="of:=[.GC1]+1" office:value-type="float" office:value="185" calcext:value-type="float">
            <text:p>185</text:p>
          </table:table-cell>
          <table:table-cell table:formula="of:=[.GD1]+1" office:value-type="float" office:value="186" calcext:value-type="float">
            <text:p>186</text:p>
          </table:table-cell>
          <table:table-cell table:formula="of:=[.GE1]+1" office:value-type="float" office:value="187" calcext:value-type="float">
            <text:p>187</text:p>
          </table:table-cell>
          <table:table-cell table:formula="of:=[.GF1]+1" office:value-type="float" office:value="188" calcext:value-type="float">
            <text:p>188</text:p>
          </table:table-cell>
          <table:table-cell table:formula="of:=[.GG1]+1" office:value-type="float" office:value="189" calcext:value-type="float">
            <text:p>189</text:p>
          </table:table-cell>
          <table:table-cell table:formula="of:=[.GH1]+1" office:value-type="float" office:value="190" calcext:value-type="float">
            <text:p>190</text:p>
          </table:table-cell>
          <table:table-cell table:formula="of:=[.GI1]+1" office:value-type="float" office:value="191" calcext:value-type="float">
            <text:p>191</text:p>
          </table:table-cell>
          <table:table-cell table:formula="of:=[.GJ1]+1" office:value-type="float" office:value="192" calcext:value-type="float">
            <text:p>192</text:p>
          </table:table-cell>
          <table:table-cell table:formula="of:=[.GK1]+1" office:value-type="float" office:value="193" calcext:value-type="float">
            <text:p>193</text:p>
          </table:table-cell>
          <table:table-cell table:formula="of:=[.GL1]+1" office:value-type="float" office:value="194" calcext:value-type="float">
            <text:p>194</text:p>
          </table:table-cell>
          <table:table-cell table:formula="of:=[.GM1]+1" office:value-type="float" office:value="195" calcext:value-type="float">
            <text:p>195</text:p>
          </table:table-cell>
          <table:table-cell table:formula="of:=[.GN1]+1" office:value-type="float" office:value="196" calcext:value-type="float">
            <text:p>196</text:p>
          </table:table-cell>
          <table:table-cell table:formula="of:=[.GO1]+1" office:value-type="float" office:value="197" calcext:value-type="float">
            <text:p>197</text:p>
          </table:table-cell>
          <table:table-cell table:formula="of:=[.GP1]+1" office:value-type="float" office:value="198" calcext:value-type="float">
            <text:p>198</text:p>
          </table:table-cell>
          <table:table-cell table:formula="of:=[.GQ1]+1" office:value-type="float" office:value="199" calcext:value-type="float">
            <text:p>199</text:p>
          </table:table-cell>
          <table:table-cell table:formula="of:=[.GR1]+1" office:value-type="float" office:value="200" calcext:value-type="float">
            <text:p>200</text:p>
          </table:table-cell>
          <table:table-cell table:formula="of:=[.GS1]+1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1536772991" calcext:value-type="float">
            <text:p>0.153677299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7541011" calcext:value-type="float">
            <text:p>0.1447541011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9675267" calcext:value-type="float">
            <text:p>0.13496752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8590549" calcext:value-type="float">
            <text:p>0.13385905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1636963" calcext:value-type="float">
            <text:p>0.122163696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97286504" calcext:value-type="float">
            <text:p>0.11972865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4717068" calcext:value-type="float">
            <text:p>0.119471706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8721579" calcext:value-type="float">
            <text:p>0.118872157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2401934" calcext:value-type="float">
            <text:p>0.11824019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793335" calcext:value-type="float">
            <text:p>0.11079333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9504452" calcext:value-type="float">
            <text:p>0.1099504452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8572825" calcext:value-type="float">
            <text:p>0.10485728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5671821" calcext:value-type="float">
            <text:p>0.1035671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4369376" calcext:value-type="float">
            <text:p>0.1034369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2875666" calcext:value-type="float">
            <text:p>0.103287566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8954787" calcext:value-type="float">
            <text:p>0.1018954787</text:p>
          </table:table-cell>
          <table:table-cell table:number-columns-repeated="201" office:value-type="float" office:value="0" calcext:value-type="float">
            <text:p>0</text:p>
          </table:table-cell>
        </table:table-row>
      </table:table>
      <table:table table:name="B-Reshuffled-Har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7" table:default-cell-style-name="Default"/>
        <table:table-column table:style-name="co3" table:number-columns-repeated="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.1536772991" calcext:value-type="float">
            <text:p>0.1536772991</text:p>
          </table:table-cell>
          <table:table-cell table:style-name="ce5" office:value-type="float" office:value="0.1447541011" calcext:value-type="float">
            <text:p>0.1447541011</text:p>
          </table:table-cell>
          <table:table-cell table:style-name="ce5" office:value-type="float" office:value="0.1349675267" calcext:value-type="float">
            <text:p>0.1349675267</text:p>
          </table:table-cell>
          <table:table-cell table:style-name="ce5" office:value-type="float" office:value="0.1338590549" calcext:value-type="float">
            <text:p>0.1338590549</text:p>
          </table:table-cell>
          <table:table-cell table:style-name="ce5" office:value-type="float" office:value="0.1221636963" calcext:value-type="float">
            <text:p>0.1221636963</text:p>
          </table:table-cell>
          <table:table-cell table:style-name="ce5" office:value-type="float" office:value="0.1197286504" calcext:value-type="float">
            <text:p>0.1197286504</text:p>
          </table:table-cell>
          <table:table-cell table:style-name="ce5" office:value-type="float" office:value="0.1194717068" calcext:value-type="float">
            <text:p>0.1194717068</text:p>
          </table:table-cell>
          <table:table-cell table:style-name="ce5" office:value-type="float" office:value="0.1188721579" calcext:value-type="float">
            <text:p>0.1188721579</text:p>
          </table:table-cell>
          <table:table-cell table:style-name="ce5" office:value-type="float" office:value="0.1182401934" calcext:value-type="float">
            <text:p>0.1182401934</text:p>
          </table:table-cell>
          <table:table-cell table:style-name="ce5" office:value-type="float" office:value="0.110793335" calcext:value-type="float">
            <text:p>0.110793335</text:p>
          </table:table-cell>
          <table:table-cell table:style-name="ce5" office:value-type="float" office:value="0.1099504452" calcext:value-type="float">
            <text:p>0.1099504452</text:p>
          </table:table-cell>
          <table:table-cell table:style-name="ce5" office:value-type="float" office:value="0.1048572825" calcext:value-type="float">
            <text:p>0.1048572825</text:p>
          </table:table-cell>
          <table:table-cell table:style-name="ce5" office:value-type="float" office:value="0.1035671821" calcext:value-type="float">
            <text:p>0.1035671821</text:p>
          </table:table-cell>
          <table:table-cell table:style-name="ce5" office:value-type="float" office:value="0.1034369376" calcext:value-type="float">
            <text:p>0.1034369376</text:p>
          </table:table-cell>
          <table:table-cell table:style-name="ce5" office:value-type="float" office:value="0.1032875666" calcext:value-type="float">
            <text:p>0.1032875666</text:p>
          </table:table-cell>
          <table:table-cell table:style-name="ce5" office:value-type="float" office:value="0.1018954787" calcext:value-type="float">
            <text:p>0.10189547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R1]+1" office:value-type="float" office:value="2" calcext:value-type="float">
            <text:p>2</text:p>
          </table:table-cell>
          <table:table-cell table:style-name="ce5" table:formula="of:=[.S1]+1" office:value-type="float" office:value="3" calcext:value-type="float">
            <text:p>3</text:p>
          </table:table-cell>
          <table:table-cell table:style-name="ce5" table:formula="of:=[.T1]+1" office:value-type="float" office:value="4" calcext:value-type="float">
            <text:p>4</text:p>
          </table:table-cell>
          <table:table-cell table:style-name="ce5" table:formula="of:=[.U1]+1" office:value-type="float" office:value="5" calcext:value-type="float">
            <text:p>5</text:p>
          </table:table-cell>
          <table:table-cell table:style-name="ce5" table:formula="of:=[.V1]+1" office:value-type="float" office:value="6" calcext:value-type="float">
            <text:p>6</text:p>
          </table:table-cell>
          <table:table-cell table:style-name="ce5" table:formula="of:=[.W1]+1" office:value-type="float" office:value="7" calcext:value-type="float">
            <text:p>7</text:p>
          </table:table-cell>
          <table:table-cell table:style-name="ce5" table:formula="of:=[.X1]+1" office:value-type="float" office:value="8" calcext:value-type="float">
            <text:p>8</text:p>
          </table:table-cell>
          <table:table-cell table:style-name="ce5" table:formula="of:=[.Y1]+1" office:value-type="float" office:value="9" calcext:value-type="float">
            <text:p>9</text:p>
          </table:table-cell>
          <table:table-cell table:style-name="ce5" table:formula="of:=[.Z1]+1" office:value-type="float" office:value="10" calcext:value-type="float">
            <text:p>10</text:p>
          </table:table-cell>
          <table:table-cell table:style-name="ce5" table:formula="of:=[.AA1]+1" office:value-type="float" office:value="11" calcext:value-type="float">
            <text:p>11</text:p>
          </table:table-cell>
          <table:table-cell table:style-name="ce5" table:formula="of:=[.AB1]+1" office:value-type="float" office:value="12" calcext:value-type="float">
            <text:p>12</text:p>
          </table:table-cell>
          <table:table-cell table:style-name="ce5" table:formula="of:=[.AC1]+1" office:value-type="float" office:value="13" calcext:value-type="float">
            <text:p>13</text:p>
          </table:table-cell>
          <table:table-cell table:style-name="ce5" table:formula="of:=[.AD1]+1" office:value-type="float" office:value="14" calcext:value-type="float">
            <text:p>14</text:p>
          </table:table-cell>
          <table:table-cell table:style-name="ce5" table:formula="of:=[.AE1]+1" office:value-type="float" office:value="15" calcext:value-type="float">
            <text:p>15</text:p>
          </table:table-cell>
          <table:table-cell table:style-name="ce5" table:formula="of:=[.AF1]+1" office:value-type="float" office:value="16" calcext:value-type="float">
            <text:p>16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2:.B2])/COUNT([.$B2:.B2]));0)" office:value-type="float" office:value="0" calcext:value-type="float">
            <text:p>0</text:p>
          </table:table-cell>
          <table:table-cell table:formula="of:=ROUND((SUM([.$B2:.C2])/COUNT([.$B2:.C2]));0)" office:value-type="float" office:value="1" calcext:value-type="float">
            <text:p>1</text:p>
          </table:table-cell>
          <table:table-cell table:formula="of:=ROUND((SUM([.$B2:.D2])/COUNT([.$B2:.D2]));0)" office:value-type="float" office:value="0" calcext:value-type="float">
            <text:p>0</text:p>
          </table:table-cell>
          <table:table-cell table:formula="of:=ROUND((SUM([.$B2:.E2])/COUNT([.$B2:.E2]));0)" office:value-type="float" office:value="0" calcext:value-type="float">
            <text:p>0</text:p>
          </table:table-cell>
          <table:table-cell table:formula="of:=ROUND((SUM([.$B2:.F2])/COUNT([.$B2:.F2]));0)" office:value-type="float" office:value="0" calcext:value-type="float">
            <text:p>0</text:p>
          </table:table-cell>
          <table:table-cell table:formula="of:=ROUND((SUM([.$B2:.G2])/COUNT([.$B2:.G2]));0)" office:value-type="float" office:value="0" calcext:value-type="float">
            <text:p>0</text:p>
          </table:table-cell>
          <table:table-cell table:formula="of:=ROUND((SUM([.$B2:.H2])/COUNT([.$B2:.H2]));0)" office:value-type="float" office:value="0" calcext:value-type="float">
            <text:p>0</text:p>
          </table:table-cell>
          <table:table-cell table:formula="of:=ROUND((SUM([.$B2:.I2])/COUNT([.$B2:.I2]));0)" office:value-type="float" office:value="0" calcext:value-type="float">
            <text:p>0</text:p>
          </table:table-cell>
          <table:table-cell table:formula="of:=ROUND((SUM([.$B2:.J2])/COUNT([.$B2:.J2]));0)" office:value-type="float" office:value="0" calcext:value-type="float">
            <text:p>0</text:p>
          </table:table-cell>
          <table:table-cell table:formula="of:=ROUND((SUM([.$B2:.K2])/COUNT([.$B2:.K2]));0)" office:value-type="float" office:value="0" calcext:value-type="float">
            <text:p>0</text:p>
          </table:table-cell>
          <table:table-cell table:formula="of:=ROUND((SUM([.$B2:.L2])/COUNT([.$B2:.L2]));0)" office:value-type="float" office:value="0" calcext:value-type="float">
            <text:p>0</text:p>
          </table:table-cell>
          <table:table-cell table:formula="of:=ROUND((SUM([.$B2:.M2])/COUNT([.$B2:.M2]));0)" office:value-type="float" office:value="0" calcext:value-type="float">
            <text:p>0</text:p>
          </table:table-cell>
          <table:table-cell table:formula="of:=ROUND((SUM([.$B2:.N2])/COUNT([.$B2:.N2]));0)" office:value-type="float" office:value="0" calcext:value-type="float">
            <text:p>0</text:p>
          </table:table-cell>
          <table:table-cell table:formula="of:=ROUND((SUM([.$B2:.O2])/COUNT([.$B2:.O2]));0)" office:value-type="float" office:value="0" calcext:value-type="float">
            <text:p>0</text:p>
          </table:table-cell>
          <table:table-cell table:formula="of:=ROUND((SUM([.$B2:.P2])/COUNT([.$B2:.P2]));0)" office:value-type="float" office:value="0" calcext:value-type="float">
            <text:p>0</text:p>
          </table:table-cell>
          <table:table-cell table:formula="of:=ROUND((SUM([.$B2:.Q2])/COUNT([.$B2:.Q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3:.B3])/COUNT([.$B3:.B3]));0)" office:value-type="float" office:value="0" calcext:value-type="float">
            <text:p>0</text:p>
          </table:table-cell>
          <table:table-cell table:formula="of:=ROUND((SUM([.$B3:.C3])/COUNT([.$B3:.C3]));0)" office:value-type="float" office:value="0" calcext:value-type="float">
            <text:p>0</text:p>
          </table:table-cell>
          <table:table-cell table:formula="of:=ROUND((SUM([.$B3:.D3])/COUNT([.$B3:.D3]));0)" office:value-type="float" office:value="0" calcext:value-type="float">
            <text:p>0</text:p>
          </table:table-cell>
          <table:table-cell table:formula="of:=ROUND((SUM([.$B3:.E3])/COUNT([.$B3:.E3]));0)" office:value-type="float" office:value="0" calcext:value-type="float">
            <text:p>0</text:p>
          </table:table-cell>
          <table:table-cell table:formula="of:=ROUND((SUM([.$B3:.F3])/COUNT([.$B3:.F3]));0)" office:value-type="float" office:value="0" calcext:value-type="float">
            <text:p>0</text:p>
          </table:table-cell>
          <table:table-cell table:formula="of:=ROUND((SUM([.$B3:.G3])/COUNT([.$B3:.G3]));0)" office:value-type="float" office:value="0" calcext:value-type="float">
            <text:p>0</text:p>
          </table:table-cell>
          <table:table-cell table:formula="of:=ROUND((SUM([.$B3:.H3])/COUNT([.$B3:.H3]));0)" office:value-type="float" office:value="0" calcext:value-type="float">
            <text:p>0</text:p>
          </table:table-cell>
          <table:table-cell table:formula="of:=ROUND((SUM([.$B3:.I3])/COUNT([.$B3:.I3]));0)" office:value-type="float" office:value="0" calcext:value-type="float">
            <text:p>0</text:p>
          </table:table-cell>
          <table:table-cell table:formula="of:=ROUND((SUM([.$B3:.J3])/COUNT([.$B3:.J3]));0)" office:value-type="float" office:value="0" calcext:value-type="float">
            <text:p>0</text:p>
          </table:table-cell>
          <table:table-cell table:formula="of:=ROUND((SUM([.$B3:.K3])/COUNT([.$B3:.K3]));0)" office:value-type="float" office:value="0" calcext:value-type="float">
            <text:p>0</text:p>
          </table:table-cell>
          <table:table-cell table:formula="of:=ROUND((SUM([.$B3:.L3])/COUNT([.$B3:.L3]));0)" office:value-type="float" office:value="0" calcext:value-type="float">
            <text:p>0</text:p>
          </table:table-cell>
          <table:table-cell table:formula="of:=ROUND((SUM([.$B3:.M3])/COUNT([.$B3:.M3]));0)" office:value-type="float" office:value="0" calcext:value-type="float">
            <text:p>0</text:p>
          </table:table-cell>
          <table:table-cell table:formula="of:=ROUND((SUM([.$B3:.N3])/COUNT([.$B3:.N3]));0)" office:value-type="float" office:value="0" calcext:value-type="float">
            <text:p>0</text:p>
          </table:table-cell>
          <table:table-cell table:formula="of:=ROUND((SUM([.$B3:.O3])/COUNT([.$B3:.O3]));0)" office:value-type="float" office:value="0" calcext:value-type="float">
            <text:p>0</text:p>
          </table:table-cell>
          <table:table-cell table:formula="of:=ROUND((SUM([.$B3:.P3])/COUNT([.$B3:.P3]));0)" office:value-type="float" office:value="0" calcext:value-type="float">
            <text:p>0</text:p>
          </table:table-cell>
          <table:table-cell table:formula="of:=ROUND((SUM([.$B3:.Q3])/COUNT([.$B3:.Q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:.B4])/COUNT([.$B4:.B4]));0)" office:value-type="float" office:value="0" calcext:value-type="float">
            <text:p>0</text:p>
          </table:table-cell>
          <table:table-cell table:formula="of:=ROUND((SUM([.$B4:.C4])/COUNT([.$B4:.C4]));0)" office:value-type="float" office:value="0" calcext:value-type="float">
            <text:p>0</text:p>
          </table:table-cell>
          <table:table-cell table:formula="of:=ROUND((SUM([.$B4:.D4])/COUNT([.$B4:.D4]));0)" office:value-type="float" office:value="0" calcext:value-type="float">
            <text:p>0</text:p>
          </table:table-cell>
          <table:table-cell table:formula="of:=ROUND((SUM([.$B4:.E4])/COUNT([.$B4:.E4]));0)" office:value-type="float" office:value="0" calcext:value-type="float">
            <text:p>0</text:p>
          </table:table-cell>
          <table:table-cell table:formula="of:=ROUND((SUM([.$B4:.F4])/COUNT([.$B4:.F4]));0)" office:value-type="float" office:value="0" calcext:value-type="float">
            <text:p>0</text:p>
          </table:table-cell>
          <table:table-cell table:formula="of:=ROUND((SUM([.$B4:.G4])/COUNT([.$B4:.G4]));0)" office:value-type="float" office:value="0" calcext:value-type="float">
            <text:p>0</text:p>
          </table:table-cell>
          <table:table-cell table:formula="of:=ROUND((SUM([.$B4:.H4])/COUNT([.$B4:.H4]));0)" office:value-type="float" office:value="0" calcext:value-type="float">
            <text:p>0</text:p>
          </table:table-cell>
          <table:table-cell table:formula="of:=ROUND((SUM([.$B4:.I4])/COUNT([.$B4:.I4]));0)" office:value-type="float" office:value="0" calcext:value-type="float">
            <text:p>0</text:p>
          </table:table-cell>
          <table:table-cell table:formula="of:=ROUND((SUM([.$B4:.J4])/COUNT([.$B4:.J4]));0)" office:value-type="float" office:value="0" calcext:value-type="float">
            <text:p>0</text:p>
          </table:table-cell>
          <table:table-cell table:formula="of:=ROUND((SUM([.$B4:.K4])/COUNT([.$B4:.K4]));0)" office:value-type="float" office:value="0" calcext:value-type="float">
            <text:p>0</text:p>
          </table:table-cell>
          <table:table-cell table:formula="of:=ROUND((SUM([.$B4:.L4])/COUNT([.$B4:.L4]));0)" office:value-type="float" office:value="0" calcext:value-type="float">
            <text:p>0</text:p>
          </table:table-cell>
          <table:table-cell table:formula="of:=ROUND((SUM([.$B4:.M4])/COUNT([.$B4:.M4]));0)" office:value-type="float" office:value="0" calcext:value-type="float">
            <text:p>0</text:p>
          </table:table-cell>
          <table:table-cell table:formula="of:=ROUND((SUM([.$B4:.N4])/COUNT([.$B4:.N4]));0)" office:value-type="float" office:value="0" calcext:value-type="float">
            <text:p>0</text:p>
          </table:table-cell>
          <table:table-cell table:formula="of:=ROUND((SUM([.$B4:.O4])/COUNT([.$B4:.O4]));0)" office:value-type="float" office:value="0" calcext:value-type="float">
            <text:p>0</text:p>
          </table:table-cell>
          <table:table-cell table:formula="of:=ROUND((SUM([.$B4:.P4])/COUNT([.$B4:.P4]));0)" office:value-type="float" office:value="0" calcext:value-type="float">
            <text:p>0</text:p>
          </table:table-cell>
          <table:table-cell table:formula="of:=ROUND((SUM([.$B4:.Q4])/COUNT([.$B4:.Q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5:.B5])/COUNT([.$B5:.B5]));0)" office:value-type="float" office:value="0" calcext:value-type="float">
            <text:p>0</text:p>
          </table:table-cell>
          <table:table-cell table:formula="of:=ROUND((SUM([.$B5:.C5])/COUNT([.$B5:.C5]));0)" office:value-type="float" office:value="0" calcext:value-type="float">
            <text:p>0</text:p>
          </table:table-cell>
          <table:table-cell table:formula="of:=ROUND((SUM([.$B5:.D5])/COUNT([.$B5:.D5]));0)" office:value-type="float" office:value="0" calcext:value-type="float">
            <text:p>0</text:p>
          </table:table-cell>
          <table:table-cell table:formula="of:=ROUND((SUM([.$B5:.E5])/COUNT([.$B5:.E5]));0)" office:value-type="float" office:value="0" calcext:value-type="float">
            <text:p>0</text:p>
          </table:table-cell>
          <table:table-cell table:formula="of:=ROUND((SUM([.$B5:.F5])/COUNT([.$B5:.F5]));0)" office:value-type="float" office:value="0" calcext:value-type="float">
            <text:p>0</text:p>
          </table:table-cell>
          <table:table-cell table:formula="of:=ROUND((SUM([.$B5:.G5])/COUNT([.$B5:.G5]));0)" office:value-type="float" office:value="0" calcext:value-type="float">
            <text:p>0</text:p>
          </table:table-cell>
          <table:table-cell table:formula="of:=ROUND((SUM([.$B5:.H5])/COUNT([.$B5:.H5]));0)" office:value-type="float" office:value="0" calcext:value-type="float">
            <text:p>0</text:p>
          </table:table-cell>
          <table:table-cell table:formula="of:=ROUND((SUM([.$B5:.I5])/COUNT([.$B5:.I5]));0)" office:value-type="float" office:value="0" calcext:value-type="float">
            <text:p>0</text:p>
          </table:table-cell>
          <table:table-cell table:formula="of:=ROUND((SUM([.$B5:.J5])/COUNT([.$B5:.J5]));0)" office:value-type="float" office:value="0" calcext:value-type="float">
            <text:p>0</text:p>
          </table:table-cell>
          <table:table-cell table:formula="of:=ROUND((SUM([.$B5:.K5])/COUNT([.$B5:.K5]));0)" office:value-type="float" office:value="0" calcext:value-type="float">
            <text:p>0</text:p>
          </table:table-cell>
          <table:table-cell table:formula="of:=ROUND((SUM([.$B5:.L5])/COUNT([.$B5:.L5]));0)" office:value-type="float" office:value="0" calcext:value-type="float">
            <text:p>0</text:p>
          </table:table-cell>
          <table:table-cell table:formula="of:=ROUND((SUM([.$B5:.M5])/COUNT([.$B5:.M5]));0)" office:value-type="float" office:value="0" calcext:value-type="float">
            <text:p>0</text:p>
          </table:table-cell>
          <table:table-cell table:formula="of:=ROUND((SUM([.$B5:.N5])/COUNT([.$B5:.N5]));0)" office:value-type="float" office:value="0" calcext:value-type="float">
            <text:p>0</text:p>
          </table:table-cell>
          <table:table-cell table:formula="of:=ROUND((SUM([.$B5:.O5])/COUNT([.$B5:.O5]));0)" office:value-type="float" office:value="0" calcext:value-type="float">
            <text:p>0</text:p>
          </table:table-cell>
          <table:table-cell table:formula="of:=ROUND((SUM([.$B5:.P5])/COUNT([.$B5:.P5]));0)" office:value-type="float" office:value="0" calcext:value-type="float">
            <text:p>0</text:p>
          </table:table-cell>
          <table:table-cell table:formula="of:=ROUND((SUM([.$B5:.Q5])/COUNT([.$B5:.Q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6:.B6])/COUNT([.$B6:.B6]));0)" office:value-type="float" office:value="0" calcext:value-type="float">
            <text:p>0</text:p>
          </table:table-cell>
          <table:table-cell table:formula="of:=ROUND((SUM([.$B6:.C6])/COUNT([.$B6:.C6]));0)" office:value-type="float" office:value="0" calcext:value-type="float">
            <text:p>0</text:p>
          </table:table-cell>
          <table:table-cell table:formula="of:=ROUND((SUM([.$B6:.D6])/COUNT([.$B6:.D6]));0)" office:value-type="float" office:value="0" calcext:value-type="float">
            <text:p>0</text:p>
          </table:table-cell>
          <table:table-cell table:formula="of:=ROUND((SUM([.$B6:.E6])/COUNT([.$B6:.E6]));0)" office:value-type="float" office:value="0" calcext:value-type="float">
            <text:p>0</text:p>
          </table:table-cell>
          <table:table-cell table:formula="of:=ROUND((SUM([.$B6:.F6])/COUNT([.$B6:.F6]));0)" office:value-type="float" office:value="0" calcext:value-type="float">
            <text:p>0</text:p>
          </table:table-cell>
          <table:table-cell table:formula="of:=ROUND((SUM([.$B6:.G6])/COUNT([.$B6:.G6]));0)" office:value-type="float" office:value="0" calcext:value-type="float">
            <text:p>0</text:p>
          </table:table-cell>
          <table:table-cell table:formula="of:=ROUND((SUM([.$B6:.H6])/COUNT([.$B6:.H6]));0)" office:value-type="float" office:value="0" calcext:value-type="float">
            <text:p>0</text:p>
          </table:table-cell>
          <table:table-cell table:formula="of:=ROUND((SUM([.$B6:.I6])/COUNT([.$B6:.I6]));0)" office:value-type="float" office:value="0" calcext:value-type="float">
            <text:p>0</text:p>
          </table:table-cell>
          <table:table-cell table:formula="of:=ROUND((SUM([.$B6:.J6])/COUNT([.$B6:.J6]));0)" office:value-type="float" office:value="0" calcext:value-type="float">
            <text:p>0</text:p>
          </table:table-cell>
          <table:table-cell table:formula="of:=ROUND((SUM([.$B6:.K6])/COUNT([.$B6:.K6]));0)" office:value-type="float" office:value="0" calcext:value-type="float">
            <text:p>0</text:p>
          </table:table-cell>
          <table:table-cell table:formula="of:=ROUND((SUM([.$B6:.L6])/COUNT([.$B6:.L6]));0)" office:value-type="float" office:value="0" calcext:value-type="float">
            <text:p>0</text:p>
          </table:table-cell>
          <table:table-cell table:formula="of:=ROUND((SUM([.$B6:.M6])/COUNT([.$B6:.M6]));0)" office:value-type="float" office:value="0" calcext:value-type="float">
            <text:p>0</text:p>
          </table:table-cell>
          <table:table-cell table:formula="of:=ROUND((SUM([.$B6:.N6])/COUNT([.$B6:.N6]));0)" office:value-type="float" office:value="0" calcext:value-type="float">
            <text:p>0</text:p>
          </table:table-cell>
          <table:table-cell table:formula="of:=ROUND((SUM([.$B6:.O6])/COUNT([.$B6:.O6]));0)" office:value-type="float" office:value="0" calcext:value-type="float">
            <text:p>0</text:p>
          </table:table-cell>
          <table:table-cell table:formula="of:=ROUND((SUM([.$B6:.P6])/COUNT([.$B6:.P6]));0)" office:value-type="float" office:value="0" calcext:value-type="float">
            <text:p>0</text:p>
          </table:table-cell>
          <table:table-cell table:formula="of:=ROUND((SUM([.$B6:.Q6])/COUNT([.$B6:.Q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7:.B7])/COUNT([.$B7:.B7]));0)" office:value-type="float" office:value="0" calcext:value-type="float">
            <text:p>0</text:p>
          </table:table-cell>
          <table:table-cell table:formula="of:=ROUND((SUM([.$B7:.C7])/COUNT([.$B7:.C7]));0)" office:value-type="float" office:value="0" calcext:value-type="float">
            <text:p>0</text:p>
          </table:table-cell>
          <table:table-cell table:formula="of:=ROUND((SUM([.$B7:.D7])/COUNT([.$B7:.D7]));0)" office:value-type="float" office:value="0" calcext:value-type="float">
            <text:p>0</text:p>
          </table:table-cell>
          <table:table-cell table:formula="of:=ROUND((SUM([.$B7:.E7])/COUNT([.$B7:.E7]));0)" office:value-type="float" office:value="0" calcext:value-type="float">
            <text:p>0</text:p>
          </table:table-cell>
          <table:table-cell table:formula="of:=ROUND((SUM([.$B7:.F7])/COUNT([.$B7:.F7]));0)" office:value-type="float" office:value="0" calcext:value-type="float">
            <text:p>0</text:p>
          </table:table-cell>
          <table:table-cell table:formula="of:=ROUND((SUM([.$B7:.G7])/COUNT([.$B7:.G7]));0)" office:value-type="float" office:value="0" calcext:value-type="float">
            <text:p>0</text:p>
          </table:table-cell>
          <table:table-cell table:formula="of:=ROUND((SUM([.$B7:.H7])/COUNT([.$B7:.H7]));0)" office:value-type="float" office:value="0" calcext:value-type="float">
            <text:p>0</text:p>
          </table:table-cell>
          <table:table-cell table:formula="of:=ROUND((SUM([.$B7:.I7])/COUNT([.$B7:.I7]));0)" office:value-type="float" office:value="0" calcext:value-type="float">
            <text:p>0</text:p>
          </table:table-cell>
          <table:table-cell table:formula="of:=ROUND((SUM([.$B7:.J7])/COUNT([.$B7:.J7]));0)" office:value-type="float" office:value="0" calcext:value-type="float">
            <text:p>0</text:p>
          </table:table-cell>
          <table:table-cell table:formula="of:=ROUND((SUM([.$B7:.K7])/COUNT([.$B7:.K7]));0)" office:value-type="float" office:value="0" calcext:value-type="float">
            <text:p>0</text:p>
          </table:table-cell>
          <table:table-cell table:formula="of:=ROUND((SUM([.$B7:.L7])/COUNT([.$B7:.L7]));0)" office:value-type="float" office:value="0" calcext:value-type="float">
            <text:p>0</text:p>
          </table:table-cell>
          <table:table-cell table:formula="of:=ROUND((SUM([.$B7:.M7])/COUNT([.$B7:.M7]));0)" office:value-type="float" office:value="0" calcext:value-type="float">
            <text:p>0</text:p>
          </table:table-cell>
          <table:table-cell table:formula="of:=ROUND((SUM([.$B7:.N7])/COUNT([.$B7:.N7]));0)" office:value-type="float" office:value="0" calcext:value-type="float">
            <text:p>0</text:p>
          </table:table-cell>
          <table:table-cell table:formula="of:=ROUND((SUM([.$B7:.O7])/COUNT([.$B7:.O7]));0)" office:value-type="float" office:value="0" calcext:value-type="float">
            <text:p>0</text:p>
          </table:table-cell>
          <table:table-cell table:formula="of:=ROUND((SUM([.$B7:.P7])/COUNT([.$B7:.P7]));0)" office:value-type="float" office:value="0" calcext:value-type="float">
            <text:p>0</text:p>
          </table:table-cell>
          <table:table-cell table:formula="of:=ROUND((SUM([.$B7:.Q7])/COUNT([.$B7:.Q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8:.B8])/COUNT([.$B8:.B8]));0)" office:value-type="float" office:value="0" calcext:value-type="float">
            <text:p>0</text:p>
          </table:table-cell>
          <table:table-cell table:formula="of:=ROUND((SUM([.$B8:.C8])/COUNT([.$B8:.C8]));0)" office:value-type="float" office:value="0" calcext:value-type="float">
            <text:p>0</text:p>
          </table:table-cell>
          <table:table-cell table:formula="of:=ROUND((SUM([.$B8:.D8])/COUNT([.$B8:.D8]));0)" office:value-type="float" office:value="0" calcext:value-type="float">
            <text:p>0</text:p>
          </table:table-cell>
          <table:table-cell table:formula="of:=ROUND((SUM([.$B8:.E8])/COUNT([.$B8:.E8]));0)" office:value-type="float" office:value="1" calcext:value-type="float">
            <text:p>1</text:p>
          </table:table-cell>
          <table:table-cell table:formula="of:=ROUND((SUM([.$B8:.F8])/COUNT([.$B8:.F8]));0)" office:value-type="float" office:value="0" calcext:value-type="float">
            <text:p>0</text:p>
          </table:table-cell>
          <table:table-cell table:formula="of:=ROUND((SUM([.$B8:.G8])/COUNT([.$B8:.G8]));0)" office:value-type="float" office:value="0" calcext:value-type="float">
            <text:p>0</text:p>
          </table:table-cell>
          <table:table-cell table:formula="of:=ROUND((SUM([.$B8:.H8])/COUNT([.$B8:.H8]));0)" office:value-type="float" office:value="0" calcext:value-type="float">
            <text:p>0</text:p>
          </table:table-cell>
          <table:table-cell table:formula="of:=ROUND((SUM([.$B8:.I8])/COUNT([.$B8:.I8]));0)" office:value-type="float" office:value="0" calcext:value-type="float">
            <text:p>0</text:p>
          </table:table-cell>
          <table:table-cell table:formula="of:=ROUND((SUM([.$B8:.J8])/COUNT([.$B8:.J8]));0)" office:value-type="float" office:value="0" calcext:value-type="float">
            <text:p>0</text:p>
          </table:table-cell>
          <table:table-cell table:formula="of:=ROUND((SUM([.$B8:.K8])/COUNT([.$B8:.K8]));0)" office:value-type="float" office:value="0" calcext:value-type="float">
            <text:p>0</text:p>
          </table:table-cell>
          <table:table-cell table:formula="of:=ROUND((SUM([.$B8:.L8])/COUNT([.$B8:.L8]));0)" office:value-type="float" office:value="0" calcext:value-type="float">
            <text:p>0</text:p>
          </table:table-cell>
          <table:table-cell table:formula="of:=ROUND((SUM([.$B8:.M8])/COUNT([.$B8:.M8]));0)" office:value-type="float" office:value="0" calcext:value-type="float">
            <text:p>0</text:p>
          </table:table-cell>
          <table:table-cell table:formula="of:=ROUND((SUM([.$B8:.N8])/COUNT([.$B8:.N8]));0)" office:value-type="float" office:value="0" calcext:value-type="float">
            <text:p>0</text:p>
          </table:table-cell>
          <table:table-cell table:formula="of:=ROUND((SUM([.$B8:.O8])/COUNT([.$B8:.O8]));0)" office:value-type="float" office:value="0" calcext:value-type="float">
            <text:p>0</text:p>
          </table:table-cell>
          <table:table-cell table:formula="of:=ROUND((SUM([.$B8:.P8])/COUNT([.$B8:.P8]));0)" office:value-type="float" office:value="0" calcext:value-type="float">
            <text:p>0</text:p>
          </table:table-cell>
          <table:table-cell table:formula="of:=ROUND((SUM([.$B8:.Q8])/COUNT([.$B8:.Q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9:.B9])/COUNT([.$B9:.B9]));0)" office:value-type="float" office:value="0" calcext:value-type="float">
            <text:p>0</text:p>
          </table:table-cell>
          <table:table-cell table:formula="of:=ROUND((SUM([.$B9:.C9])/COUNT([.$B9:.C9]));0)" office:value-type="float" office:value="0" calcext:value-type="float">
            <text:p>0</text:p>
          </table:table-cell>
          <table:table-cell table:formula="of:=ROUND((SUM([.$B9:.D9])/COUNT([.$B9:.D9]));0)" office:value-type="float" office:value="0" calcext:value-type="float">
            <text:p>0</text:p>
          </table:table-cell>
          <table:table-cell table:formula="of:=ROUND((SUM([.$B9:.E9])/COUNT([.$B9:.E9]));0)" office:value-type="float" office:value="0" calcext:value-type="float">
            <text:p>0</text:p>
          </table:table-cell>
          <table:table-cell table:formula="of:=ROUND((SUM([.$B9:.F9])/COUNT([.$B9:.F9]));0)" office:value-type="float" office:value="0" calcext:value-type="float">
            <text:p>0</text:p>
          </table:table-cell>
          <table:table-cell table:formula="of:=ROUND((SUM([.$B9:.G9])/COUNT([.$B9:.G9]));0)" office:value-type="float" office:value="0" calcext:value-type="float">
            <text:p>0</text:p>
          </table:table-cell>
          <table:table-cell table:formula="of:=ROUND((SUM([.$B9:.H9])/COUNT([.$B9:.H9]));0)" office:value-type="float" office:value="0" calcext:value-type="float">
            <text:p>0</text:p>
          </table:table-cell>
          <table:table-cell table:formula="of:=ROUND((SUM([.$B9:.I9])/COUNT([.$B9:.I9]));0)" office:value-type="float" office:value="0" calcext:value-type="float">
            <text:p>0</text:p>
          </table:table-cell>
          <table:table-cell table:formula="of:=ROUND((SUM([.$B9:.J9])/COUNT([.$B9:.J9]));0)" office:value-type="float" office:value="0" calcext:value-type="float">
            <text:p>0</text:p>
          </table:table-cell>
          <table:table-cell table:formula="of:=ROUND((SUM([.$B9:.K9])/COUNT([.$B9:.K9]));0)" office:value-type="float" office:value="0" calcext:value-type="float">
            <text:p>0</text:p>
          </table:table-cell>
          <table:table-cell table:formula="of:=ROUND((SUM([.$B9:.L9])/COUNT([.$B9:.L9]));0)" office:value-type="float" office:value="0" calcext:value-type="float">
            <text:p>0</text:p>
          </table:table-cell>
          <table:table-cell table:formula="of:=ROUND((SUM([.$B9:.M9])/COUNT([.$B9:.M9]));0)" office:value-type="float" office:value="0" calcext:value-type="float">
            <text:p>0</text:p>
          </table:table-cell>
          <table:table-cell table:formula="of:=ROUND((SUM([.$B9:.N9])/COUNT([.$B9:.N9]));0)" office:value-type="float" office:value="0" calcext:value-type="float">
            <text:p>0</text:p>
          </table:table-cell>
          <table:table-cell table:formula="of:=ROUND((SUM([.$B9:.O9])/COUNT([.$B9:.O9]));0)" office:value-type="float" office:value="0" calcext:value-type="float">
            <text:p>0</text:p>
          </table:table-cell>
          <table:table-cell table:formula="of:=ROUND((SUM([.$B9:.P9])/COUNT([.$B9:.P9]));0)" office:value-type="float" office:value="0" calcext:value-type="float">
            <text:p>0</text:p>
          </table:table-cell>
          <table:table-cell table:formula="of:=ROUND((SUM([.$B9:.Q9])/COUNT([.$B9:.Q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0:.B10])/COUNT([.$B10:.B10]));0)" office:value-type="float" office:value="0" calcext:value-type="float">
            <text:p>0</text:p>
          </table:table-cell>
          <table:table-cell table:formula="of:=ROUND((SUM([.$B10:.C10])/COUNT([.$B10:.C10]));0)" office:value-type="float" office:value="0" calcext:value-type="float">
            <text:p>0</text:p>
          </table:table-cell>
          <table:table-cell table:formula="of:=ROUND((SUM([.$B10:.D10])/COUNT([.$B10:.D10]));0)" office:value-type="float" office:value="0" calcext:value-type="float">
            <text:p>0</text:p>
          </table:table-cell>
          <table:table-cell table:formula="of:=ROUND((SUM([.$B10:.E10])/COUNT([.$B10:.E10]));0)" office:value-type="float" office:value="0" calcext:value-type="float">
            <text:p>0</text:p>
          </table:table-cell>
          <table:table-cell table:formula="of:=ROUND((SUM([.$B10:.F10])/COUNT([.$B10:.F10]));0)" office:value-type="float" office:value="0" calcext:value-type="float">
            <text:p>0</text:p>
          </table:table-cell>
          <table:table-cell table:formula="of:=ROUND((SUM([.$B10:.G10])/COUNT([.$B10:.G10]));0)" office:value-type="float" office:value="0" calcext:value-type="float">
            <text:p>0</text:p>
          </table:table-cell>
          <table:table-cell table:formula="of:=ROUND((SUM([.$B10:.H10])/COUNT([.$B10:.H10]));0)" office:value-type="float" office:value="0" calcext:value-type="float">
            <text:p>0</text:p>
          </table:table-cell>
          <table:table-cell table:formula="of:=ROUND((SUM([.$B10:.I10])/COUNT([.$B10:.I10]));0)" office:value-type="float" office:value="0" calcext:value-type="float">
            <text:p>0</text:p>
          </table:table-cell>
          <table:table-cell table:formula="of:=ROUND((SUM([.$B10:.J10])/COUNT([.$B10:.J10]));0)" office:value-type="float" office:value="0" calcext:value-type="float">
            <text:p>0</text:p>
          </table:table-cell>
          <table:table-cell table:formula="of:=ROUND((SUM([.$B10:.K10])/COUNT([.$B10:.K10]));0)" office:value-type="float" office:value="0" calcext:value-type="float">
            <text:p>0</text:p>
          </table:table-cell>
          <table:table-cell table:formula="of:=ROUND((SUM([.$B10:.L10])/COUNT([.$B10:.L10]));0)" office:value-type="float" office:value="0" calcext:value-type="float">
            <text:p>0</text:p>
          </table:table-cell>
          <table:table-cell table:formula="of:=ROUND((SUM([.$B10:.M10])/COUNT([.$B10:.M10]));0)" office:value-type="float" office:value="0" calcext:value-type="float">
            <text:p>0</text:p>
          </table:table-cell>
          <table:table-cell table:formula="of:=ROUND((SUM([.$B10:.N10])/COUNT([.$B10:.N10]));0)" office:value-type="float" office:value="0" calcext:value-type="float">
            <text:p>0</text:p>
          </table:table-cell>
          <table:table-cell table:formula="of:=ROUND((SUM([.$B10:.O10])/COUNT([.$B10:.O10]));0)" office:value-type="float" office:value="0" calcext:value-type="float">
            <text:p>0</text:p>
          </table:table-cell>
          <table:table-cell table:formula="of:=ROUND((SUM([.$B10:.P10])/COUNT([.$B10:.P10]));0)" office:value-type="float" office:value="0" calcext:value-type="float">
            <text:p>0</text:p>
          </table:table-cell>
          <table:table-cell table:formula="of:=ROUND((SUM([.$B10:.Q10])/COUNT([.$B10:.Q1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1:.B11])/COUNT([.$B11:.B11]));0)" office:value-type="float" office:value="0" calcext:value-type="float">
            <text:p>0</text:p>
          </table:table-cell>
          <table:table-cell table:formula="of:=ROUND((SUM([.$B11:.C11])/COUNT([.$B11:.C11]));0)" office:value-type="float" office:value="0" calcext:value-type="float">
            <text:p>0</text:p>
          </table:table-cell>
          <table:table-cell table:formula="of:=ROUND((SUM([.$B11:.D11])/COUNT([.$B11:.D11]));0)" office:value-type="float" office:value="0" calcext:value-type="float">
            <text:p>0</text:p>
          </table:table-cell>
          <table:table-cell table:formula="of:=ROUND((SUM([.$B11:.E11])/COUNT([.$B11:.E11]));0)" office:value-type="float" office:value="0" calcext:value-type="float">
            <text:p>0</text:p>
          </table:table-cell>
          <table:table-cell table:formula="of:=ROUND((SUM([.$B11:.F11])/COUNT([.$B11:.F11]));0)" office:value-type="float" office:value="0" calcext:value-type="float">
            <text:p>0</text:p>
          </table:table-cell>
          <table:table-cell table:formula="of:=ROUND((SUM([.$B11:.G11])/COUNT([.$B11:.G11]));0)" office:value-type="float" office:value="0" calcext:value-type="float">
            <text:p>0</text:p>
          </table:table-cell>
          <table:table-cell table:formula="of:=ROUND((SUM([.$B11:.H11])/COUNT([.$B11:.H11]));0)" office:value-type="float" office:value="0" calcext:value-type="float">
            <text:p>0</text:p>
          </table:table-cell>
          <table:table-cell table:formula="of:=ROUND((SUM([.$B11:.I11])/COUNT([.$B11:.I11]));0)" office:value-type="float" office:value="0" calcext:value-type="float">
            <text:p>0</text:p>
          </table:table-cell>
          <table:table-cell table:formula="of:=ROUND((SUM([.$B11:.J11])/COUNT([.$B11:.J11]));0)" office:value-type="float" office:value="0" calcext:value-type="float">
            <text:p>0</text:p>
          </table:table-cell>
          <table:table-cell table:formula="of:=ROUND((SUM([.$B11:.K11])/COUNT([.$B11:.K11]));0)" office:value-type="float" office:value="0" calcext:value-type="float">
            <text:p>0</text:p>
          </table:table-cell>
          <table:table-cell table:formula="of:=ROUND((SUM([.$B11:.L11])/COUNT([.$B11:.L11]));0)" office:value-type="float" office:value="0" calcext:value-type="float">
            <text:p>0</text:p>
          </table:table-cell>
          <table:table-cell table:formula="of:=ROUND((SUM([.$B11:.M11])/COUNT([.$B11:.M11]));0)" office:value-type="float" office:value="0" calcext:value-type="float">
            <text:p>0</text:p>
          </table:table-cell>
          <table:table-cell table:formula="of:=ROUND((SUM([.$B11:.N11])/COUNT([.$B11:.N11]));0)" office:value-type="float" office:value="0" calcext:value-type="float">
            <text:p>0</text:p>
          </table:table-cell>
          <table:table-cell table:formula="of:=ROUND((SUM([.$B11:.O11])/COUNT([.$B11:.O11]));0)" office:value-type="float" office:value="0" calcext:value-type="float">
            <text:p>0</text:p>
          </table:table-cell>
          <table:table-cell table:formula="of:=ROUND((SUM([.$B11:.P11])/COUNT([.$B11:.P11]));0)" office:value-type="float" office:value="0" calcext:value-type="float">
            <text:p>0</text:p>
          </table:table-cell>
          <table:table-cell table:formula="of:=ROUND((SUM([.$B11:.Q11])/COUNT([.$B11:.Q1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2:.B12])/COUNT([.$B12:.B12]));0)" office:value-type="float" office:value="0" calcext:value-type="float">
            <text:p>0</text:p>
          </table:table-cell>
          <table:table-cell table:formula="of:=ROUND((SUM([.$B12:.C12])/COUNT([.$B12:.C12]));0)" office:value-type="float" office:value="0" calcext:value-type="float">
            <text:p>0</text:p>
          </table:table-cell>
          <table:table-cell table:formula="of:=ROUND((SUM([.$B12:.D12])/COUNT([.$B12:.D12]));0)" office:value-type="float" office:value="0" calcext:value-type="float">
            <text:p>0</text:p>
          </table:table-cell>
          <table:table-cell table:formula="of:=ROUND((SUM([.$B12:.E12])/COUNT([.$B12:.E12]));0)" office:value-type="float" office:value="0" calcext:value-type="float">
            <text:p>0</text:p>
          </table:table-cell>
          <table:table-cell table:formula="of:=ROUND((SUM([.$B12:.F12])/COUNT([.$B12:.F12]));0)" office:value-type="float" office:value="0" calcext:value-type="float">
            <text:p>0</text:p>
          </table:table-cell>
          <table:table-cell table:formula="of:=ROUND((SUM([.$B12:.G12])/COUNT([.$B12:.G12]));0)" office:value-type="float" office:value="0" calcext:value-type="float">
            <text:p>0</text:p>
          </table:table-cell>
          <table:table-cell table:formula="of:=ROUND((SUM([.$B12:.H12])/COUNT([.$B12:.H12]));0)" office:value-type="float" office:value="0" calcext:value-type="float">
            <text:p>0</text:p>
          </table:table-cell>
          <table:table-cell table:formula="of:=ROUND((SUM([.$B12:.I12])/COUNT([.$B12:.I12]));0)" office:value-type="float" office:value="0" calcext:value-type="float">
            <text:p>0</text:p>
          </table:table-cell>
          <table:table-cell table:formula="of:=ROUND((SUM([.$B12:.J12])/COUNT([.$B12:.J12]));0)" office:value-type="float" office:value="0" calcext:value-type="float">
            <text:p>0</text:p>
          </table:table-cell>
          <table:table-cell table:formula="of:=ROUND((SUM([.$B12:.K12])/COUNT([.$B12:.K12]));0)" office:value-type="float" office:value="0" calcext:value-type="float">
            <text:p>0</text:p>
          </table:table-cell>
          <table:table-cell table:formula="of:=ROUND((SUM([.$B12:.L12])/COUNT([.$B12:.L12]));0)" office:value-type="float" office:value="0" calcext:value-type="float">
            <text:p>0</text:p>
          </table:table-cell>
          <table:table-cell table:formula="of:=ROUND((SUM([.$B12:.M12])/COUNT([.$B12:.M12]));0)" office:value-type="float" office:value="0" calcext:value-type="float">
            <text:p>0</text:p>
          </table:table-cell>
          <table:table-cell table:formula="of:=ROUND((SUM([.$B12:.N12])/COUNT([.$B12:.N12]));0)" office:value-type="float" office:value="0" calcext:value-type="float">
            <text:p>0</text:p>
          </table:table-cell>
          <table:table-cell table:formula="of:=ROUND((SUM([.$B12:.O12])/COUNT([.$B12:.O12]));0)" office:value-type="float" office:value="0" calcext:value-type="float">
            <text:p>0</text:p>
          </table:table-cell>
          <table:table-cell table:formula="of:=ROUND((SUM([.$B12:.P12])/COUNT([.$B12:.P12]));0)" office:value-type="float" office:value="0" calcext:value-type="float">
            <text:p>0</text:p>
          </table:table-cell>
          <table:table-cell table:formula="of:=ROUND((SUM([.$B12:.Q12])/COUNT([.$B12:.Q1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3:.B13])/COUNT([.$B13:.B13]));0)" office:value-type="float" office:value="0" calcext:value-type="float">
            <text:p>0</text:p>
          </table:table-cell>
          <table:table-cell table:formula="of:=ROUND((SUM([.$B13:.C13])/COUNT([.$B13:.C13]));0)" office:value-type="float" office:value="0" calcext:value-type="float">
            <text:p>0</text:p>
          </table:table-cell>
          <table:table-cell table:formula="of:=ROUND((SUM([.$B13:.D13])/COUNT([.$B13:.D13]));0)" office:value-type="float" office:value="0" calcext:value-type="float">
            <text:p>0</text:p>
          </table:table-cell>
          <table:table-cell table:formula="of:=ROUND((SUM([.$B13:.E13])/COUNT([.$B13:.E13]));0)" office:value-type="float" office:value="0" calcext:value-type="float">
            <text:p>0</text:p>
          </table:table-cell>
          <table:table-cell table:formula="of:=ROUND((SUM([.$B13:.F13])/COUNT([.$B13:.F13]));0)" office:value-type="float" office:value="0" calcext:value-type="float">
            <text:p>0</text:p>
          </table:table-cell>
          <table:table-cell table:formula="of:=ROUND((SUM([.$B13:.G13])/COUNT([.$B13:.G13]));0)" office:value-type="float" office:value="0" calcext:value-type="float">
            <text:p>0</text:p>
          </table:table-cell>
          <table:table-cell table:formula="of:=ROUND((SUM([.$B13:.H13])/COUNT([.$B13:.H13]));0)" office:value-type="float" office:value="0" calcext:value-type="float">
            <text:p>0</text:p>
          </table:table-cell>
          <table:table-cell table:formula="of:=ROUND((SUM([.$B13:.I13])/COUNT([.$B13:.I13]));0)" office:value-type="float" office:value="0" calcext:value-type="float">
            <text:p>0</text:p>
          </table:table-cell>
          <table:table-cell table:formula="of:=ROUND((SUM([.$B13:.J13])/COUNT([.$B13:.J13]));0)" office:value-type="float" office:value="0" calcext:value-type="float">
            <text:p>0</text:p>
          </table:table-cell>
          <table:table-cell table:formula="of:=ROUND((SUM([.$B13:.K13])/COUNT([.$B13:.K13]));0)" office:value-type="float" office:value="0" calcext:value-type="float">
            <text:p>0</text:p>
          </table:table-cell>
          <table:table-cell table:formula="of:=ROUND((SUM([.$B13:.L13])/COUNT([.$B13:.L13]));0)" office:value-type="float" office:value="0" calcext:value-type="float">
            <text:p>0</text:p>
          </table:table-cell>
          <table:table-cell table:formula="of:=ROUND((SUM([.$B13:.M13])/COUNT([.$B13:.M13]));0)" office:value-type="float" office:value="0" calcext:value-type="float">
            <text:p>0</text:p>
          </table:table-cell>
          <table:table-cell table:formula="of:=ROUND((SUM([.$B13:.N13])/COUNT([.$B13:.N13]));0)" office:value-type="float" office:value="0" calcext:value-type="float">
            <text:p>0</text:p>
          </table:table-cell>
          <table:table-cell table:formula="of:=ROUND((SUM([.$B13:.O13])/COUNT([.$B13:.O13]));0)" office:value-type="float" office:value="0" calcext:value-type="float">
            <text:p>0</text:p>
          </table:table-cell>
          <table:table-cell table:formula="of:=ROUND((SUM([.$B13:.P13])/COUNT([.$B13:.P13]));0)" office:value-type="float" office:value="0" calcext:value-type="float">
            <text:p>0</text:p>
          </table:table-cell>
          <table:table-cell table:formula="of:=ROUND((SUM([.$B13:.Q13])/COUNT([.$B13:.Q1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4:.B14])/COUNT([.$B14:.B14]));0)" office:value-type="float" office:value="0" calcext:value-type="float">
            <text:p>0</text:p>
          </table:table-cell>
          <table:table-cell table:formula="of:=ROUND((SUM([.$B14:.C14])/COUNT([.$B14:.C14]));0)" office:value-type="float" office:value="0" calcext:value-type="float">
            <text:p>0</text:p>
          </table:table-cell>
          <table:table-cell table:formula="of:=ROUND((SUM([.$B14:.D14])/COUNT([.$B14:.D14]));0)" office:value-type="float" office:value="0" calcext:value-type="float">
            <text:p>0</text:p>
          </table:table-cell>
          <table:table-cell table:formula="of:=ROUND((SUM([.$B14:.E14])/COUNT([.$B14:.E14]));0)" office:value-type="float" office:value="0" calcext:value-type="float">
            <text:p>0</text:p>
          </table:table-cell>
          <table:table-cell table:formula="of:=ROUND((SUM([.$B14:.F14])/COUNT([.$B14:.F14]));0)" office:value-type="float" office:value="0" calcext:value-type="float">
            <text:p>0</text:p>
          </table:table-cell>
          <table:table-cell table:formula="of:=ROUND((SUM([.$B14:.G14])/COUNT([.$B14:.G14]));0)" office:value-type="float" office:value="0" calcext:value-type="float">
            <text:p>0</text:p>
          </table:table-cell>
          <table:table-cell table:formula="of:=ROUND((SUM([.$B14:.H14])/COUNT([.$B14:.H14]));0)" office:value-type="float" office:value="0" calcext:value-type="float">
            <text:p>0</text:p>
          </table:table-cell>
          <table:table-cell table:formula="of:=ROUND((SUM([.$B14:.I14])/COUNT([.$B14:.I14]));0)" office:value-type="float" office:value="0" calcext:value-type="float">
            <text:p>0</text:p>
          </table:table-cell>
          <table:table-cell table:formula="of:=ROUND((SUM([.$B14:.J14])/COUNT([.$B14:.J14]));0)" office:value-type="float" office:value="0" calcext:value-type="float">
            <text:p>0</text:p>
          </table:table-cell>
          <table:table-cell table:formula="of:=ROUND((SUM([.$B14:.K14])/COUNT([.$B14:.K14]));0)" office:value-type="float" office:value="0" calcext:value-type="float">
            <text:p>0</text:p>
          </table:table-cell>
          <table:table-cell table:formula="of:=ROUND((SUM([.$B14:.L14])/COUNT([.$B14:.L14]));0)" office:value-type="float" office:value="0" calcext:value-type="float">
            <text:p>0</text:p>
          </table:table-cell>
          <table:table-cell table:formula="of:=ROUND((SUM([.$B14:.M14])/COUNT([.$B14:.M14]));0)" office:value-type="float" office:value="0" calcext:value-type="float">
            <text:p>0</text:p>
          </table:table-cell>
          <table:table-cell table:formula="of:=ROUND((SUM([.$B14:.N14])/COUNT([.$B14:.N14]));0)" office:value-type="float" office:value="0" calcext:value-type="float">
            <text:p>0</text:p>
          </table:table-cell>
          <table:table-cell table:formula="of:=ROUND((SUM([.$B14:.O14])/COUNT([.$B14:.O14]));0)" office:value-type="float" office:value="0" calcext:value-type="float">
            <text:p>0</text:p>
          </table:table-cell>
          <table:table-cell table:formula="of:=ROUND((SUM([.$B14:.P14])/COUNT([.$B14:.P14]));0)" office:value-type="float" office:value="0" calcext:value-type="float">
            <text:p>0</text:p>
          </table:table-cell>
          <table:table-cell table:formula="of:=ROUND((SUM([.$B14:.Q14])/COUNT([.$B14:.Q1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5:.B15])/COUNT([.$B15:.B15]));0)" office:value-type="float" office:value="0" calcext:value-type="float">
            <text:p>0</text:p>
          </table:table-cell>
          <table:table-cell table:formula="of:=ROUND((SUM([.$B15:.C15])/COUNT([.$B15:.C15]));0)" office:value-type="float" office:value="0" calcext:value-type="float">
            <text:p>0</text:p>
          </table:table-cell>
          <table:table-cell table:formula="of:=ROUND((SUM([.$B15:.D15])/COUNT([.$B15:.D15]));0)" office:value-type="float" office:value="0" calcext:value-type="float">
            <text:p>0</text:p>
          </table:table-cell>
          <table:table-cell table:formula="of:=ROUND((SUM([.$B15:.E15])/COUNT([.$B15:.E15]));0)" office:value-type="float" office:value="0" calcext:value-type="float">
            <text:p>0</text:p>
          </table:table-cell>
          <table:table-cell table:formula="of:=ROUND((SUM([.$B15:.F15])/COUNT([.$B15:.F15]));0)" office:value-type="float" office:value="0" calcext:value-type="float">
            <text:p>0</text:p>
          </table:table-cell>
          <table:table-cell table:formula="of:=ROUND((SUM([.$B15:.G15])/COUNT([.$B15:.G15]));0)" office:value-type="float" office:value="0" calcext:value-type="float">
            <text:p>0</text:p>
          </table:table-cell>
          <table:table-cell table:formula="of:=ROUND((SUM([.$B15:.H15])/COUNT([.$B15:.H15]));0)" office:value-type="float" office:value="0" calcext:value-type="float">
            <text:p>0</text:p>
          </table:table-cell>
          <table:table-cell table:formula="of:=ROUND((SUM([.$B15:.I15])/COUNT([.$B15:.I15]));0)" office:value-type="float" office:value="0" calcext:value-type="float">
            <text:p>0</text:p>
          </table:table-cell>
          <table:table-cell table:formula="of:=ROUND((SUM([.$B15:.J15])/COUNT([.$B15:.J15]));0)" office:value-type="float" office:value="0" calcext:value-type="float">
            <text:p>0</text:p>
          </table:table-cell>
          <table:table-cell table:formula="of:=ROUND((SUM([.$B15:.K15])/COUNT([.$B15:.K15]));0)" office:value-type="float" office:value="0" calcext:value-type="float">
            <text:p>0</text:p>
          </table:table-cell>
          <table:table-cell table:formula="of:=ROUND((SUM([.$B15:.L15])/COUNT([.$B15:.L15]));0)" office:value-type="float" office:value="0" calcext:value-type="float">
            <text:p>0</text:p>
          </table:table-cell>
          <table:table-cell table:formula="of:=ROUND((SUM([.$B15:.M15])/COUNT([.$B15:.M15]));0)" office:value-type="float" office:value="0" calcext:value-type="float">
            <text:p>0</text:p>
          </table:table-cell>
          <table:table-cell table:formula="of:=ROUND((SUM([.$B15:.N15])/COUNT([.$B15:.N15]));0)" office:value-type="float" office:value="0" calcext:value-type="float">
            <text:p>0</text:p>
          </table:table-cell>
          <table:table-cell table:formula="of:=ROUND((SUM([.$B15:.O15])/COUNT([.$B15:.O15]));0)" office:value-type="float" office:value="0" calcext:value-type="float">
            <text:p>0</text:p>
          </table:table-cell>
          <table:table-cell table:formula="of:=ROUND((SUM([.$B15:.P15])/COUNT([.$B15:.P15]));0)" office:value-type="float" office:value="0" calcext:value-type="float">
            <text:p>0</text:p>
          </table:table-cell>
          <table:table-cell table:formula="of:=ROUND((SUM([.$B15:.Q15])/COUNT([.$B15:.Q1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$B16:.B16])/COUNT([.$B16:.B16]));0)" office:value-type="float" office:value="0" calcext:value-type="float">
            <text:p>0</text:p>
          </table:table-cell>
          <table:table-cell table:formula="of:=ROUND((SUM([.$B16:.C16])/COUNT([.$B16:.C16]));0)" office:value-type="float" office:value="0" calcext:value-type="float">
            <text:p>0</text:p>
          </table:table-cell>
          <table:table-cell table:formula="of:=ROUND((SUM([.$B16:.D16])/COUNT([.$B16:.D16]));0)" office:value-type="float" office:value="0" calcext:value-type="float">
            <text:p>0</text:p>
          </table:table-cell>
          <table:table-cell table:formula="of:=ROUND((SUM([.$B16:.E16])/COUNT([.$B16:.E16]));0)" office:value-type="float" office:value="0" calcext:value-type="float">
            <text:p>0</text:p>
          </table:table-cell>
          <table:table-cell table:formula="of:=ROUND((SUM([.$B16:.F16])/COUNT([.$B16:.F16]));0)" office:value-type="float" office:value="0" calcext:value-type="float">
            <text:p>0</text:p>
          </table:table-cell>
          <table:table-cell table:formula="of:=ROUND((SUM([.$B16:.G16])/COUNT([.$B16:.G16]));0)" office:value-type="float" office:value="0" calcext:value-type="float">
            <text:p>0</text:p>
          </table:table-cell>
          <table:table-cell table:formula="of:=ROUND((SUM([.$B16:.H16])/COUNT([.$B16:.H16]));0)" office:value-type="float" office:value="0" calcext:value-type="float">
            <text:p>0</text:p>
          </table:table-cell>
          <table:table-cell table:formula="of:=ROUND((SUM([.$B16:.I16])/COUNT([.$B16:.I16]));0)" office:value-type="float" office:value="0" calcext:value-type="float">
            <text:p>0</text:p>
          </table:table-cell>
          <table:table-cell table:formula="of:=ROUND((SUM([.$B16:.J16])/COUNT([.$B16:.J16]));0)" office:value-type="float" office:value="0" calcext:value-type="float">
            <text:p>0</text:p>
          </table:table-cell>
          <table:table-cell table:formula="of:=ROUND((SUM([.$B16:.K16])/COUNT([.$B16:.K16]));0)" office:value-type="float" office:value="0" calcext:value-type="float">
            <text:p>0</text:p>
          </table:table-cell>
          <table:table-cell table:formula="of:=ROUND((SUM([.$B16:.L16])/COUNT([.$B16:.L16]));0)" office:value-type="float" office:value="0" calcext:value-type="float">
            <text:p>0</text:p>
          </table:table-cell>
          <table:table-cell table:formula="of:=ROUND((SUM([.$B16:.M16])/COUNT([.$B16:.M16]));0)" office:value-type="float" office:value="0" calcext:value-type="float">
            <text:p>0</text:p>
          </table:table-cell>
          <table:table-cell table:formula="of:=ROUND((SUM([.$B16:.N16])/COUNT([.$B16:.N16]));0)" office:value-type="float" office:value="0" calcext:value-type="float">
            <text:p>0</text:p>
          </table:table-cell>
          <table:table-cell table:formula="of:=ROUND((SUM([.$B16:.O16])/COUNT([.$B16:.O16]));0)" office:value-type="float" office:value="0" calcext:value-type="float">
            <text:p>0</text:p>
          </table:table-cell>
          <table:table-cell table:formula="of:=ROUND((SUM([.$B16:.P16])/COUNT([.$B16:.P16]));0)" office:value-type="float" office:value="0" calcext:value-type="float">
            <text:p>0</text:p>
          </table:table-cell>
          <table:table-cell table:formula="of:=ROUND((SUM([.$B16:.Q16])/COUNT([.$B16:.Q1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7:.B17])/COUNT([.$B17:.B17]));0)" office:value-type="float" office:value="0" calcext:value-type="float">
            <text:p>0</text:p>
          </table:table-cell>
          <table:table-cell table:formula="of:=ROUND((SUM([.$B17:.C17])/COUNT([.$B17:.C17]));0)" office:value-type="float" office:value="0" calcext:value-type="float">
            <text:p>0</text:p>
          </table:table-cell>
          <table:table-cell table:formula="of:=ROUND((SUM([.$B17:.D17])/COUNT([.$B17:.D17]));0)" office:value-type="float" office:value="0" calcext:value-type="float">
            <text:p>0</text:p>
          </table:table-cell>
          <table:table-cell table:formula="of:=ROUND((SUM([.$B17:.E17])/COUNT([.$B17:.E17]));0)" office:value-type="float" office:value="0" calcext:value-type="float">
            <text:p>0</text:p>
          </table:table-cell>
          <table:table-cell table:formula="of:=ROUND((SUM([.$B17:.F17])/COUNT([.$B17:.F17]));0)" office:value-type="float" office:value="0" calcext:value-type="float">
            <text:p>0</text:p>
          </table:table-cell>
          <table:table-cell table:formula="of:=ROUND((SUM([.$B17:.G17])/COUNT([.$B17:.G17]));0)" office:value-type="float" office:value="0" calcext:value-type="float">
            <text:p>0</text:p>
          </table:table-cell>
          <table:table-cell table:formula="of:=ROUND((SUM([.$B17:.H17])/COUNT([.$B17:.H17]));0)" office:value-type="float" office:value="0" calcext:value-type="float">
            <text:p>0</text:p>
          </table:table-cell>
          <table:table-cell table:formula="of:=ROUND((SUM([.$B17:.I17])/COUNT([.$B17:.I17]));0)" office:value-type="float" office:value="0" calcext:value-type="float">
            <text:p>0</text:p>
          </table:table-cell>
          <table:table-cell table:formula="of:=ROUND((SUM([.$B17:.J17])/COUNT([.$B17:.J17]));0)" office:value-type="float" office:value="0" calcext:value-type="float">
            <text:p>0</text:p>
          </table:table-cell>
          <table:table-cell table:formula="of:=ROUND((SUM([.$B17:.K17])/COUNT([.$B17:.K17]));0)" office:value-type="float" office:value="0" calcext:value-type="float">
            <text:p>0</text:p>
          </table:table-cell>
          <table:table-cell table:formula="of:=ROUND((SUM([.$B17:.L17])/COUNT([.$B17:.L17]));0)" office:value-type="float" office:value="0" calcext:value-type="float">
            <text:p>0</text:p>
          </table:table-cell>
          <table:table-cell table:formula="of:=ROUND((SUM([.$B17:.M17])/COUNT([.$B17:.M17]));0)" office:value-type="float" office:value="0" calcext:value-type="float">
            <text:p>0</text:p>
          </table:table-cell>
          <table:table-cell table:formula="of:=ROUND((SUM([.$B17:.N17])/COUNT([.$B17:.N17]));0)" office:value-type="float" office:value="0" calcext:value-type="float">
            <text:p>0</text:p>
          </table:table-cell>
          <table:table-cell table:formula="of:=ROUND((SUM([.$B17:.O17])/COUNT([.$B17:.O17]));0)" office:value-type="float" office:value="0" calcext:value-type="float">
            <text:p>0</text:p>
          </table:table-cell>
          <table:table-cell table:formula="of:=ROUND((SUM([.$B17:.P17])/COUNT([.$B17:.P17]));0)" office:value-type="float" office:value="0" calcext:value-type="float">
            <text:p>0</text:p>
          </table:table-cell>
          <table:table-cell table:formula="of:=ROUND((SUM([.$B17:.Q17])/COUNT([.$B17:.Q1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:.B18])/COUNT([.$B18:.B18]));0)" office:value-type="float" office:value="0" calcext:value-type="float">
            <text:p>0</text:p>
          </table:table-cell>
          <table:table-cell table:formula="of:=ROUND((SUM([.$B18:.C18])/COUNT([.$B18:.C18]));0)" office:value-type="float" office:value="0" calcext:value-type="float">
            <text:p>0</text:p>
          </table:table-cell>
          <table:table-cell table:formula="of:=ROUND((SUM([.$B18:.D18])/COUNT([.$B18:.D18]));0)" office:value-type="float" office:value="0" calcext:value-type="float">
            <text:p>0</text:p>
          </table:table-cell>
          <table:table-cell table:formula="of:=ROUND((SUM([.$B18:.E18])/COUNT([.$B18:.E18]));0)" office:value-type="float" office:value="0" calcext:value-type="float">
            <text:p>0</text:p>
          </table:table-cell>
          <table:table-cell table:formula="of:=ROUND((SUM([.$B18:.F18])/COUNT([.$B18:.F18]));0)" office:value-type="float" office:value="0" calcext:value-type="float">
            <text:p>0</text:p>
          </table:table-cell>
          <table:table-cell table:formula="of:=ROUND((SUM([.$B18:.G18])/COUNT([.$B18:.G18]));0)" office:value-type="float" office:value="0" calcext:value-type="float">
            <text:p>0</text:p>
          </table:table-cell>
          <table:table-cell table:formula="of:=ROUND((SUM([.$B18:.H18])/COUNT([.$B18:.H18]));0)" office:value-type="float" office:value="0" calcext:value-type="float">
            <text:p>0</text:p>
          </table:table-cell>
          <table:table-cell table:formula="of:=ROUND((SUM([.$B18:.I18])/COUNT([.$B18:.I18]));0)" office:value-type="float" office:value="0" calcext:value-type="float">
            <text:p>0</text:p>
          </table:table-cell>
          <table:table-cell table:formula="of:=ROUND((SUM([.$B18:.J18])/COUNT([.$B18:.J18]));0)" office:value-type="float" office:value="0" calcext:value-type="float">
            <text:p>0</text:p>
          </table:table-cell>
          <table:table-cell table:formula="of:=ROUND((SUM([.$B18:.K18])/COUNT([.$B18:.K18]));0)" office:value-type="float" office:value="0" calcext:value-type="float">
            <text:p>0</text:p>
          </table:table-cell>
          <table:table-cell table:formula="of:=ROUND((SUM([.$B18:.L18])/COUNT([.$B18:.L18]));0)" office:value-type="float" office:value="0" calcext:value-type="float">
            <text:p>0</text:p>
          </table:table-cell>
          <table:table-cell table:formula="of:=ROUND((SUM([.$B18:.M18])/COUNT([.$B18:.M18]));0)" office:value-type="float" office:value="0" calcext:value-type="float">
            <text:p>0</text:p>
          </table:table-cell>
          <table:table-cell table:formula="of:=ROUND((SUM([.$B18:.N18])/COUNT([.$B18:.N18]));0)" office:value-type="float" office:value="0" calcext:value-type="float">
            <text:p>0</text:p>
          </table:table-cell>
          <table:table-cell table:formula="of:=ROUND((SUM([.$B18:.O18])/COUNT([.$B18:.O18]));0)" office:value-type="float" office:value="0" calcext:value-type="float">
            <text:p>0</text:p>
          </table:table-cell>
          <table:table-cell table:formula="of:=ROUND((SUM([.$B18:.P18])/COUNT([.$B18:.P18]));0)" office:value-type="float" office:value="0" calcext:value-type="float">
            <text:p>0</text:p>
          </table:table-cell>
          <table:table-cell table:formula="of:=ROUND((SUM([.$B18:.Q18])/COUNT([.$B18:.Q1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9:.B19])/COUNT([.$B19:.B19]));0)" office:value-type="float" office:value="0" calcext:value-type="float">
            <text:p>0</text:p>
          </table:table-cell>
          <table:table-cell table:formula="of:=ROUND((SUM([.$B19:.C19])/COUNT([.$B19:.C19]));0)" office:value-type="float" office:value="0" calcext:value-type="float">
            <text:p>0</text:p>
          </table:table-cell>
          <table:table-cell table:formula="of:=ROUND((SUM([.$B19:.D19])/COUNT([.$B19:.D19]));0)" office:value-type="float" office:value="0" calcext:value-type="float">
            <text:p>0</text:p>
          </table:table-cell>
          <table:table-cell table:formula="of:=ROUND((SUM([.$B19:.E19])/COUNT([.$B19:.E19]));0)" office:value-type="float" office:value="0" calcext:value-type="float">
            <text:p>0</text:p>
          </table:table-cell>
          <table:table-cell table:formula="of:=ROUND((SUM([.$B19:.F19])/COUNT([.$B19:.F19]));0)" office:value-type="float" office:value="0" calcext:value-type="float">
            <text:p>0</text:p>
          </table:table-cell>
          <table:table-cell table:formula="of:=ROUND((SUM([.$B19:.G19])/COUNT([.$B19:.G19]));0)" office:value-type="float" office:value="0" calcext:value-type="float">
            <text:p>0</text:p>
          </table:table-cell>
          <table:table-cell table:formula="of:=ROUND((SUM([.$B19:.H19])/COUNT([.$B19:.H19]));0)" office:value-type="float" office:value="0" calcext:value-type="float">
            <text:p>0</text:p>
          </table:table-cell>
          <table:table-cell table:formula="of:=ROUND((SUM([.$B19:.I19])/COUNT([.$B19:.I19]));0)" office:value-type="float" office:value="0" calcext:value-type="float">
            <text:p>0</text:p>
          </table:table-cell>
          <table:table-cell table:formula="of:=ROUND((SUM([.$B19:.J19])/COUNT([.$B19:.J19]));0)" office:value-type="float" office:value="0" calcext:value-type="float">
            <text:p>0</text:p>
          </table:table-cell>
          <table:table-cell table:formula="of:=ROUND((SUM([.$B19:.K19])/COUNT([.$B19:.K19]));0)" office:value-type="float" office:value="0" calcext:value-type="float">
            <text:p>0</text:p>
          </table:table-cell>
          <table:table-cell table:formula="of:=ROUND((SUM([.$B19:.L19])/COUNT([.$B19:.L19]));0)" office:value-type="float" office:value="0" calcext:value-type="float">
            <text:p>0</text:p>
          </table:table-cell>
          <table:table-cell table:formula="of:=ROUND((SUM([.$B19:.M19])/COUNT([.$B19:.M19]));0)" office:value-type="float" office:value="0" calcext:value-type="float">
            <text:p>0</text:p>
          </table:table-cell>
          <table:table-cell table:formula="of:=ROUND((SUM([.$B19:.N19])/COUNT([.$B19:.N19]));0)" office:value-type="float" office:value="0" calcext:value-type="float">
            <text:p>0</text:p>
          </table:table-cell>
          <table:table-cell table:formula="of:=ROUND((SUM([.$B19:.O19])/COUNT([.$B19:.O19]));0)" office:value-type="float" office:value="0" calcext:value-type="float">
            <text:p>0</text:p>
          </table:table-cell>
          <table:table-cell table:formula="of:=ROUND((SUM([.$B19:.P19])/COUNT([.$B19:.P19]));0)" office:value-type="float" office:value="0" calcext:value-type="float">
            <text:p>0</text:p>
          </table:table-cell>
          <table:table-cell table:formula="of:=ROUND((SUM([.$B19:.Q19])/COUNT([.$B19:.Q1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20:.B20])/COUNT([.$B20:.B20]));0)" office:value-type="float" office:value="0" calcext:value-type="float">
            <text:p>0</text:p>
          </table:table-cell>
          <table:table-cell table:formula="of:=ROUND((SUM([.$B20:.C20])/COUNT([.$B20:.C20]));0)" office:value-type="float" office:value="1" calcext:value-type="float">
            <text:p>1</text:p>
          </table:table-cell>
          <table:table-cell table:formula="of:=ROUND((SUM([.$B20:.D20])/COUNT([.$B20:.D20]));0)" office:value-type="float" office:value="1" calcext:value-type="float">
            <text:p>1</text:p>
          </table:table-cell>
          <table:table-cell table:formula="of:=ROUND((SUM([.$B20:.E20])/COUNT([.$B20:.E20]));0)" office:value-type="float" office:value="1" calcext:value-type="float">
            <text:p>1</text:p>
          </table:table-cell>
          <table:table-cell table:formula="of:=ROUND((SUM([.$B20:.F20])/COUNT([.$B20:.F20]));0)" office:value-type="float" office:value="0" calcext:value-type="float">
            <text:p>0</text:p>
          </table:table-cell>
          <table:table-cell table:formula="of:=ROUND((SUM([.$B20:.G20])/COUNT([.$B20:.G20]));0)" office:value-type="float" office:value="0" calcext:value-type="float">
            <text:p>0</text:p>
          </table:table-cell>
          <table:table-cell table:formula="of:=ROUND((SUM([.$B20:.H20])/COUNT([.$B20:.H20]));0)" office:value-type="float" office:value="0" calcext:value-type="float">
            <text:p>0</text:p>
          </table:table-cell>
          <table:table-cell table:formula="of:=ROUND((SUM([.$B20:.I20])/COUNT([.$B20:.I20]));0)" office:value-type="float" office:value="0" calcext:value-type="float">
            <text:p>0</text:p>
          </table:table-cell>
          <table:table-cell table:formula="of:=ROUND((SUM([.$B20:.J20])/COUNT([.$B20:.J20]));0)" office:value-type="float" office:value="0" calcext:value-type="float">
            <text:p>0</text:p>
          </table:table-cell>
          <table:table-cell table:formula="of:=ROUND((SUM([.$B20:.K20])/COUNT([.$B20:.K20]));0)" office:value-type="float" office:value="0" calcext:value-type="float">
            <text:p>0</text:p>
          </table:table-cell>
          <table:table-cell table:formula="of:=ROUND((SUM([.$B20:.L20])/COUNT([.$B20:.L20]));0)" office:value-type="float" office:value="0" calcext:value-type="float">
            <text:p>0</text:p>
          </table:table-cell>
          <table:table-cell table:formula="of:=ROUND((SUM([.$B20:.M20])/COUNT([.$B20:.M20]));0)" office:value-type="float" office:value="0" calcext:value-type="float">
            <text:p>0</text:p>
          </table:table-cell>
          <table:table-cell table:formula="of:=ROUND((SUM([.$B20:.N20])/COUNT([.$B20:.N20]));0)" office:value-type="float" office:value="0" calcext:value-type="float">
            <text:p>0</text:p>
          </table:table-cell>
          <table:table-cell table:formula="of:=ROUND((SUM([.$B20:.O20])/COUNT([.$B20:.O20]));0)" office:value-type="float" office:value="0" calcext:value-type="float">
            <text:p>0</text:p>
          </table:table-cell>
          <table:table-cell table:formula="of:=ROUND((SUM([.$B20:.P20])/COUNT([.$B20:.P20]));0)" office:value-type="float" office:value="0" calcext:value-type="float">
            <text:p>0</text:p>
          </table:table-cell>
          <table:table-cell table:formula="of:=ROUND((SUM([.$B20:.Q20])/COUNT([.$B20:.Q2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21:.B21])/COUNT([.$B21:.B21]));0)" office:value-type="float" office:value="0" calcext:value-type="float">
            <text:p>0</text:p>
          </table:table-cell>
          <table:table-cell table:formula="of:=ROUND((SUM([.$B21:.C21])/COUNT([.$B21:.C21]));0)" office:value-type="float" office:value="0" calcext:value-type="float">
            <text:p>0</text:p>
          </table:table-cell>
          <table:table-cell table:formula="of:=ROUND((SUM([.$B21:.D21])/COUNT([.$B21:.D21]));0)" office:value-type="float" office:value="0" calcext:value-type="float">
            <text:p>0</text:p>
          </table:table-cell>
          <table:table-cell table:formula="of:=ROUND((SUM([.$B21:.E21])/COUNT([.$B21:.E21]));0)" office:value-type="float" office:value="0" calcext:value-type="float">
            <text:p>0</text:p>
          </table:table-cell>
          <table:table-cell table:formula="of:=ROUND((SUM([.$B21:.F21])/COUNT([.$B21:.F21]));0)" office:value-type="float" office:value="0" calcext:value-type="float">
            <text:p>0</text:p>
          </table:table-cell>
          <table:table-cell table:formula="of:=ROUND((SUM([.$B21:.G21])/COUNT([.$B21:.G21]));0)" office:value-type="float" office:value="0" calcext:value-type="float">
            <text:p>0</text:p>
          </table:table-cell>
          <table:table-cell table:formula="of:=ROUND((SUM([.$B21:.H21])/COUNT([.$B21:.H21]));0)" office:value-type="float" office:value="0" calcext:value-type="float">
            <text:p>0</text:p>
          </table:table-cell>
          <table:table-cell table:formula="of:=ROUND((SUM([.$B21:.I21])/COUNT([.$B21:.I21]));0)" office:value-type="float" office:value="0" calcext:value-type="float">
            <text:p>0</text:p>
          </table:table-cell>
          <table:table-cell table:formula="of:=ROUND((SUM([.$B21:.J21])/COUNT([.$B21:.J21]));0)" office:value-type="float" office:value="0" calcext:value-type="float">
            <text:p>0</text:p>
          </table:table-cell>
          <table:table-cell table:formula="of:=ROUND((SUM([.$B21:.K21])/COUNT([.$B21:.K21]));0)" office:value-type="float" office:value="0" calcext:value-type="float">
            <text:p>0</text:p>
          </table:table-cell>
          <table:table-cell table:formula="of:=ROUND((SUM([.$B21:.L21])/COUNT([.$B21:.L21]));0)" office:value-type="float" office:value="0" calcext:value-type="float">
            <text:p>0</text:p>
          </table:table-cell>
          <table:table-cell table:formula="of:=ROUND((SUM([.$B21:.M21])/COUNT([.$B21:.M21]));0)" office:value-type="float" office:value="0" calcext:value-type="float">
            <text:p>0</text:p>
          </table:table-cell>
          <table:table-cell table:formula="of:=ROUND((SUM([.$B21:.N21])/COUNT([.$B21:.N21]));0)" office:value-type="float" office:value="0" calcext:value-type="float">
            <text:p>0</text:p>
          </table:table-cell>
          <table:table-cell table:formula="of:=ROUND((SUM([.$B21:.O21])/COUNT([.$B21:.O21]));0)" office:value-type="float" office:value="0" calcext:value-type="float">
            <text:p>0</text:p>
          </table:table-cell>
          <table:table-cell table:formula="of:=ROUND((SUM([.$B21:.P21])/COUNT([.$B21:.P21]));0)" office:value-type="float" office:value="0" calcext:value-type="float">
            <text:p>0</text:p>
          </table:table-cell>
          <table:table-cell table:formula="of:=ROUND((SUM([.$B21:.Q21])/COUNT([.$B21:.Q2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$B22:.B22])/COUNT([.$B22:.B22]));0)" office:value-type="float" office:value="0" calcext:value-type="float">
            <text:p>0</text:p>
          </table:table-cell>
          <table:table-cell table:formula="of:=ROUND((SUM([.$B22:.C22])/COUNT([.$B22:.C22]));0)" office:value-type="float" office:value="0" calcext:value-type="float">
            <text:p>0</text:p>
          </table:table-cell>
          <table:table-cell table:formula="of:=ROUND((SUM([.$B22:.D22])/COUNT([.$B22:.D22]));0)" office:value-type="float" office:value="0" calcext:value-type="float">
            <text:p>0</text:p>
          </table:table-cell>
          <table:table-cell table:formula="of:=ROUND((SUM([.$B22:.E22])/COUNT([.$B22:.E22]));0)" office:value-type="float" office:value="0" calcext:value-type="float">
            <text:p>0</text:p>
          </table:table-cell>
          <table:table-cell table:formula="of:=ROUND((SUM([.$B22:.F22])/COUNT([.$B22:.F22]));0)" office:value-type="float" office:value="0" calcext:value-type="float">
            <text:p>0</text:p>
          </table:table-cell>
          <table:table-cell table:formula="of:=ROUND((SUM([.$B22:.G22])/COUNT([.$B22:.G22]));0)" office:value-type="float" office:value="0" calcext:value-type="float">
            <text:p>0</text:p>
          </table:table-cell>
          <table:table-cell table:formula="of:=ROUND((SUM([.$B22:.H22])/COUNT([.$B22:.H22]));0)" office:value-type="float" office:value="0" calcext:value-type="float">
            <text:p>0</text:p>
          </table:table-cell>
          <table:table-cell table:formula="of:=ROUND((SUM([.$B22:.I22])/COUNT([.$B22:.I22]));0)" office:value-type="float" office:value="0" calcext:value-type="float">
            <text:p>0</text:p>
          </table:table-cell>
          <table:table-cell table:formula="of:=ROUND((SUM([.$B22:.J22])/COUNT([.$B22:.J22]));0)" office:value-type="float" office:value="0" calcext:value-type="float">
            <text:p>0</text:p>
          </table:table-cell>
          <table:table-cell table:formula="of:=ROUND((SUM([.$B22:.K22])/COUNT([.$B22:.K22]));0)" office:value-type="float" office:value="0" calcext:value-type="float">
            <text:p>0</text:p>
          </table:table-cell>
          <table:table-cell table:formula="of:=ROUND((SUM([.$B22:.L22])/COUNT([.$B22:.L22]));0)" office:value-type="float" office:value="0" calcext:value-type="float">
            <text:p>0</text:p>
          </table:table-cell>
          <table:table-cell table:formula="of:=ROUND((SUM([.$B22:.M22])/COUNT([.$B22:.M22]));0)" office:value-type="float" office:value="0" calcext:value-type="float">
            <text:p>0</text:p>
          </table:table-cell>
          <table:table-cell table:formula="of:=ROUND((SUM([.$B22:.N22])/COUNT([.$B22:.N22]));0)" office:value-type="float" office:value="0" calcext:value-type="float">
            <text:p>0</text:p>
          </table:table-cell>
          <table:table-cell table:formula="of:=ROUND((SUM([.$B22:.O22])/COUNT([.$B22:.O22]));0)" office:value-type="float" office:value="0" calcext:value-type="float">
            <text:p>0</text:p>
          </table:table-cell>
          <table:table-cell table:formula="of:=ROUND((SUM([.$B22:.P22])/COUNT([.$B22:.P22]));0)" office:value-type="float" office:value="0" calcext:value-type="float">
            <text:p>0</text:p>
          </table:table-cell>
          <table:table-cell table:formula="of:=ROUND((SUM([.$B22:.Q22])/COUNT([.$B22:.Q2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23:.B23])/COUNT([.$B23:.B23]));0)" office:value-type="float" office:value="0" calcext:value-type="float">
            <text:p>0</text:p>
          </table:table-cell>
          <table:table-cell table:formula="of:=ROUND((SUM([.$B23:.C23])/COUNT([.$B23:.C23]));0)" office:value-type="float" office:value="0" calcext:value-type="float">
            <text:p>0</text:p>
          </table:table-cell>
          <table:table-cell table:formula="of:=ROUND((SUM([.$B23:.D23])/COUNT([.$B23:.D23]));0)" office:value-type="float" office:value="0" calcext:value-type="float">
            <text:p>0</text:p>
          </table:table-cell>
          <table:table-cell table:formula="of:=ROUND((SUM([.$B23:.E23])/COUNT([.$B23:.E23]));0)" office:value-type="float" office:value="0" calcext:value-type="float">
            <text:p>0</text:p>
          </table:table-cell>
          <table:table-cell table:formula="of:=ROUND((SUM([.$B23:.F23])/COUNT([.$B23:.F23]));0)" office:value-type="float" office:value="0" calcext:value-type="float">
            <text:p>0</text:p>
          </table:table-cell>
          <table:table-cell table:formula="of:=ROUND((SUM([.$B23:.G23])/COUNT([.$B23:.G23]));0)" office:value-type="float" office:value="0" calcext:value-type="float">
            <text:p>0</text:p>
          </table:table-cell>
          <table:table-cell table:formula="of:=ROUND((SUM([.$B23:.H23])/COUNT([.$B23:.H23]));0)" office:value-type="float" office:value="0" calcext:value-type="float">
            <text:p>0</text:p>
          </table:table-cell>
          <table:table-cell table:formula="of:=ROUND((SUM([.$B23:.I23])/COUNT([.$B23:.I23]));0)" office:value-type="float" office:value="0" calcext:value-type="float">
            <text:p>0</text:p>
          </table:table-cell>
          <table:table-cell table:formula="of:=ROUND((SUM([.$B23:.J23])/COUNT([.$B23:.J23]));0)" office:value-type="float" office:value="0" calcext:value-type="float">
            <text:p>0</text:p>
          </table:table-cell>
          <table:table-cell table:formula="of:=ROUND((SUM([.$B23:.K23])/COUNT([.$B23:.K23]));0)" office:value-type="float" office:value="0" calcext:value-type="float">
            <text:p>0</text:p>
          </table:table-cell>
          <table:table-cell table:formula="of:=ROUND((SUM([.$B23:.L23])/COUNT([.$B23:.L23]));0)" office:value-type="float" office:value="0" calcext:value-type="float">
            <text:p>0</text:p>
          </table:table-cell>
          <table:table-cell table:formula="of:=ROUND((SUM([.$B23:.M23])/COUNT([.$B23:.M23]));0)" office:value-type="float" office:value="0" calcext:value-type="float">
            <text:p>0</text:p>
          </table:table-cell>
          <table:table-cell table:formula="of:=ROUND((SUM([.$B23:.N23])/COUNT([.$B23:.N23]));0)" office:value-type="float" office:value="0" calcext:value-type="float">
            <text:p>0</text:p>
          </table:table-cell>
          <table:table-cell table:formula="of:=ROUND((SUM([.$B23:.O23])/COUNT([.$B23:.O23]));0)" office:value-type="float" office:value="0" calcext:value-type="float">
            <text:p>0</text:p>
          </table:table-cell>
          <table:table-cell table:formula="of:=ROUND((SUM([.$B23:.P23])/COUNT([.$B23:.P23]));0)" office:value-type="float" office:value="0" calcext:value-type="float">
            <text:p>0</text:p>
          </table:table-cell>
          <table:table-cell table:formula="of:=ROUND((SUM([.$B23:.Q23])/COUNT([.$B23:.Q2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4:.B24])/COUNT([.$B24:.B24]));0)" office:value-type="float" office:value="0" calcext:value-type="float">
            <text:p>0</text:p>
          </table:table-cell>
          <table:table-cell table:formula="of:=ROUND((SUM([.$B24:.C24])/COUNT([.$B24:.C24]));0)" office:value-type="float" office:value="0" calcext:value-type="float">
            <text:p>0</text:p>
          </table:table-cell>
          <table:table-cell table:formula="of:=ROUND((SUM([.$B24:.D24])/COUNT([.$B24:.D24]));0)" office:value-type="float" office:value="0" calcext:value-type="float">
            <text:p>0</text:p>
          </table:table-cell>
          <table:table-cell table:formula="of:=ROUND((SUM([.$B24:.E24])/COUNT([.$B24:.E24]));0)" office:value-type="float" office:value="0" calcext:value-type="float">
            <text:p>0</text:p>
          </table:table-cell>
          <table:table-cell table:formula="of:=ROUND((SUM([.$B24:.F24])/COUNT([.$B24:.F24]));0)" office:value-type="float" office:value="0" calcext:value-type="float">
            <text:p>0</text:p>
          </table:table-cell>
          <table:table-cell table:formula="of:=ROUND((SUM([.$B24:.G24])/COUNT([.$B24:.G24]));0)" office:value-type="float" office:value="0" calcext:value-type="float">
            <text:p>0</text:p>
          </table:table-cell>
          <table:table-cell table:formula="of:=ROUND((SUM([.$B24:.H24])/COUNT([.$B24:.H24]));0)" office:value-type="float" office:value="0" calcext:value-type="float">
            <text:p>0</text:p>
          </table:table-cell>
          <table:table-cell table:formula="of:=ROUND((SUM([.$B24:.I24])/COUNT([.$B24:.I24]));0)" office:value-type="float" office:value="0" calcext:value-type="float">
            <text:p>0</text:p>
          </table:table-cell>
          <table:table-cell table:formula="of:=ROUND((SUM([.$B24:.J24])/COUNT([.$B24:.J24]));0)" office:value-type="float" office:value="0" calcext:value-type="float">
            <text:p>0</text:p>
          </table:table-cell>
          <table:table-cell table:formula="of:=ROUND((SUM([.$B24:.K24])/COUNT([.$B24:.K24]));0)" office:value-type="float" office:value="0" calcext:value-type="float">
            <text:p>0</text:p>
          </table:table-cell>
          <table:table-cell table:formula="of:=ROUND((SUM([.$B24:.L24])/COUNT([.$B24:.L24]));0)" office:value-type="float" office:value="0" calcext:value-type="float">
            <text:p>0</text:p>
          </table:table-cell>
          <table:table-cell table:formula="of:=ROUND((SUM([.$B24:.M24])/COUNT([.$B24:.M24]));0)" office:value-type="float" office:value="0" calcext:value-type="float">
            <text:p>0</text:p>
          </table:table-cell>
          <table:table-cell table:formula="of:=ROUND((SUM([.$B24:.N24])/COUNT([.$B24:.N24]));0)" office:value-type="float" office:value="0" calcext:value-type="float">
            <text:p>0</text:p>
          </table:table-cell>
          <table:table-cell table:formula="of:=ROUND((SUM([.$B24:.O24])/COUNT([.$B24:.O24]));0)" office:value-type="float" office:value="0" calcext:value-type="float">
            <text:p>0</text:p>
          </table:table-cell>
          <table:table-cell table:formula="of:=ROUND((SUM([.$B24:.P24])/COUNT([.$B24:.P24]));0)" office:value-type="float" office:value="0" calcext:value-type="float">
            <text:p>0</text:p>
          </table:table-cell>
          <table:table-cell table:formula="of:=ROUND((SUM([.$B24:.Q24])/COUNT([.$B24:.Q2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25:.B25])/COUNT([.$B25:.B25]));0)" office:value-type="float" office:value="1" calcext:value-type="float">
            <text:p>1</text:p>
          </table:table-cell>
          <table:table-cell table:formula="of:=ROUND((SUM([.$B25:.C25])/COUNT([.$B25:.C25]));0)" office:value-type="float" office:value="1" calcext:value-type="float">
            <text:p>1</text:p>
          </table:table-cell>
          <table:table-cell table:formula="of:=ROUND((SUM([.$B25:.D25])/COUNT([.$B25:.D25]));0)" office:value-type="float" office:value="1" calcext:value-type="float">
            <text:p>1</text:p>
          </table:table-cell>
          <table:table-cell table:formula="of:=ROUND((SUM([.$B25:.E25])/COUNT([.$B25:.E25]));0)" office:value-type="float" office:value="1" calcext:value-type="float">
            <text:p>1</text:p>
          </table:table-cell>
          <table:table-cell table:formula="of:=ROUND((SUM([.$B25:.F25])/COUNT([.$B25:.F25]));0)" office:value-type="float" office:value="0" calcext:value-type="float">
            <text:p>0</text:p>
          </table:table-cell>
          <table:table-cell table:formula="of:=ROUND((SUM([.$B25:.G25])/COUNT([.$B25:.G25]));0)" office:value-type="float" office:value="0" calcext:value-type="float">
            <text:p>0</text:p>
          </table:table-cell>
          <table:table-cell table:formula="of:=ROUND((SUM([.$B25:.H25])/COUNT([.$B25:.H25]));0)" office:value-type="float" office:value="0" calcext:value-type="float">
            <text:p>0</text:p>
          </table:table-cell>
          <table:table-cell table:formula="of:=ROUND((SUM([.$B25:.I25])/COUNT([.$B25:.I25]));0)" office:value-type="float" office:value="0" calcext:value-type="float">
            <text:p>0</text:p>
          </table:table-cell>
          <table:table-cell table:formula="of:=ROUND((SUM([.$B25:.J25])/COUNT([.$B25:.J25]));0)" office:value-type="float" office:value="0" calcext:value-type="float">
            <text:p>0</text:p>
          </table:table-cell>
          <table:table-cell table:formula="of:=ROUND((SUM([.$B25:.K25])/COUNT([.$B25:.K25]));0)" office:value-type="float" office:value="0" calcext:value-type="float">
            <text:p>0</text:p>
          </table:table-cell>
          <table:table-cell table:formula="of:=ROUND((SUM([.$B25:.L25])/COUNT([.$B25:.L25]));0)" office:value-type="float" office:value="0" calcext:value-type="float">
            <text:p>0</text:p>
          </table:table-cell>
          <table:table-cell table:formula="of:=ROUND((SUM([.$B25:.M25])/COUNT([.$B25:.M25]));0)" office:value-type="float" office:value="0" calcext:value-type="float">
            <text:p>0</text:p>
          </table:table-cell>
          <table:table-cell table:formula="of:=ROUND((SUM([.$B25:.N25])/COUNT([.$B25:.N25]));0)" office:value-type="float" office:value="0" calcext:value-type="float">
            <text:p>0</text:p>
          </table:table-cell>
          <table:table-cell table:formula="of:=ROUND((SUM([.$B25:.O25])/COUNT([.$B25:.O25]));0)" office:value-type="float" office:value="0" calcext:value-type="float">
            <text:p>0</text:p>
          </table:table-cell>
          <table:table-cell table:formula="of:=ROUND((SUM([.$B25:.P25])/COUNT([.$B25:.P25]));0)" office:value-type="float" office:value="0" calcext:value-type="float">
            <text:p>0</text:p>
          </table:table-cell>
          <table:table-cell table:formula="of:=ROUND((SUM([.$B25:.Q25])/COUNT([.$B25:.Q2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6:.B26])/COUNT([.$B26:.B26]));0)" office:value-type="float" office:value="0" calcext:value-type="float">
            <text:p>0</text:p>
          </table:table-cell>
          <table:table-cell table:formula="of:=ROUND((SUM([.$B26:.C26])/COUNT([.$B26:.C26]));0)" office:value-type="float" office:value="0" calcext:value-type="float">
            <text:p>0</text:p>
          </table:table-cell>
          <table:table-cell table:formula="of:=ROUND((SUM([.$B26:.D26])/COUNT([.$B26:.D26]));0)" office:value-type="float" office:value="0" calcext:value-type="float">
            <text:p>0</text:p>
          </table:table-cell>
          <table:table-cell table:formula="of:=ROUND((SUM([.$B26:.E26])/COUNT([.$B26:.E26]));0)" office:value-type="float" office:value="0" calcext:value-type="float">
            <text:p>0</text:p>
          </table:table-cell>
          <table:table-cell table:formula="of:=ROUND((SUM([.$B26:.F26])/COUNT([.$B26:.F26]));0)" office:value-type="float" office:value="0" calcext:value-type="float">
            <text:p>0</text:p>
          </table:table-cell>
          <table:table-cell table:formula="of:=ROUND((SUM([.$B26:.G26])/COUNT([.$B26:.G26]));0)" office:value-type="float" office:value="0" calcext:value-type="float">
            <text:p>0</text:p>
          </table:table-cell>
          <table:table-cell table:formula="of:=ROUND((SUM([.$B26:.H26])/COUNT([.$B26:.H26]));0)" office:value-type="float" office:value="0" calcext:value-type="float">
            <text:p>0</text:p>
          </table:table-cell>
          <table:table-cell table:formula="of:=ROUND((SUM([.$B26:.I26])/COUNT([.$B26:.I26]));0)" office:value-type="float" office:value="0" calcext:value-type="float">
            <text:p>0</text:p>
          </table:table-cell>
          <table:table-cell table:formula="of:=ROUND((SUM([.$B26:.J26])/COUNT([.$B26:.J26]));0)" office:value-type="float" office:value="0" calcext:value-type="float">
            <text:p>0</text:p>
          </table:table-cell>
          <table:table-cell table:formula="of:=ROUND((SUM([.$B26:.K26])/COUNT([.$B26:.K26]));0)" office:value-type="float" office:value="0" calcext:value-type="float">
            <text:p>0</text:p>
          </table:table-cell>
          <table:table-cell table:formula="of:=ROUND((SUM([.$B26:.L26])/COUNT([.$B26:.L26]));0)" office:value-type="float" office:value="0" calcext:value-type="float">
            <text:p>0</text:p>
          </table:table-cell>
          <table:table-cell table:formula="of:=ROUND((SUM([.$B26:.M26])/COUNT([.$B26:.M26]));0)" office:value-type="float" office:value="0" calcext:value-type="float">
            <text:p>0</text:p>
          </table:table-cell>
          <table:table-cell table:formula="of:=ROUND((SUM([.$B26:.N26])/COUNT([.$B26:.N26]));0)" office:value-type="float" office:value="0" calcext:value-type="float">
            <text:p>0</text:p>
          </table:table-cell>
          <table:table-cell table:formula="of:=ROUND((SUM([.$B26:.O26])/COUNT([.$B26:.O26]));0)" office:value-type="float" office:value="0" calcext:value-type="float">
            <text:p>0</text:p>
          </table:table-cell>
          <table:table-cell table:formula="of:=ROUND((SUM([.$B26:.P26])/COUNT([.$B26:.P26]));0)" office:value-type="float" office:value="0" calcext:value-type="float">
            <text:p>0</text:p>
          </table:table-cell>
          <table:table-cell table:formula="of:=ROUND((SUM([.$B26:.Q26])/COUNT([.$B26:.Q2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7:.B27])/COUNT([.$B27:.B27]));0)" office:value-type="float" office:value="0" calcext:value-type="float">
            <text:p>0</text:p>
          </table:table-cell>
          <table:table-cell table:formula="of:=ROUND((SUM([.$B27:.C27])/COUNT([.$B27:.C27]));0)" office:value-type="float" office:value="0" calcext:value-type="float">
            <text:p>0</text:p>
          </table:table-cell>
          <table:table-cell table:formula="of:=ROUND((SUM([.$B27:.D27])/COUNT([.$B27:.D27]));0)" office:value-type="float" office:value="0" calcext:value-type="float">
            <text:p>0</text:p>
          </table:table-cell>
          <table:table-cell table:formula="of:=ROUND((SUM([.$B27:.E27])/COUNT([.$B27:.E27]));0)" office:value-type="float" office:value="0" calcext:value-type="float">
            <text:p>0</text:p>
          </table:table-cell>
          <table:table-cell table:formula="of:=ROUND((SUM([.$B27:.F27])/COUNT([.$B27:.F27]));0)" office:value-type="float" office:value="0" calcext:value-type="float">
            <text:p>0</text:p>
          </table:table-cell>
          <table:table-cell table:formula="of:=ROUND((SUM([.$B27:.G27])/COUNT([.$B27:.G27]));0)" office:value-type="float" office:value="0" calcext:value-type="float">
            <text:p>0</text:p>
          </table:table-cell>
          <table:table-cell table:formula="of:=ROUND((SUM([.$B27:.H27])/COUNT([.$B27:.H27]));0)" office:value-type="float" office:value="0" calcext:value-type="float">
            <text:p>0</text:p>
          </table:table-cell>
          <table:table-cell table:formula="of:=ROUND((SUM([.$B27:.I27])/COUNT([.$B27:.I27]));0)" office:value-type="float" office:value="0" calcext:value-type="float">
            <text:p>0</text:p>
          </table:table-cell>
          <table:table-cell table:formula="of:=ROUND((SUM([.$B27:.J27])/COUNT([.$B27:.J27]));0)" office:value-type="float" office:value="0" calcext:value-type="float">
            <text:p>0</text:p>
          </table:table-cell>
          <table:table-cell table:formula="of:=ROUND((SUM([.$B27:.K27])/COUNT([.$B27:.K27]));0)" office:value-type="float" office:value="0" calcext:value-type="float">
            <text:p>0</text:p>
          </table:table-cell>
          <table:table-cell table:formula="of:=ROUND((SUM([.$B27:.L27])/COUNT([.$B27:.L27]));0)" office:value-type="float" office:value="0" calcext:value-type="float">
            <text:p>0</text:p>
          </table:table-cell>
          <table:table-cell table:formula="of:=ROUND((SUM([.$B27:.M27])/COUNT([.$B27:.M27]));0)" office:value-type="float" office:value="0" calcext:value-type="float">
            <text:p>0</text:p>
          </table:table-cell>
          <table:table-cell table:formula="of:=ROUND((SUM([.$B27:.N27])/COUNT([.$B27:.N27]));0)" office:value-type="float" office:value="0" calcext:value-type="float">
            <text:p>0</text:p>
          </table:table-cell>
          <table:table-cell table:formula="of:=ROUND((SUM([.$B27:.O27])/COUNT([.$B27:.O27]));0)" office:value-type="float" office:value="0" calcext:value-type="float">
            <text:p>0</text:p>
          </table:table-cell>
          <table:table-cell table:formula="of:=ROUND((SUM([.$B27:.P27])/COUNT([.$B27:.P27]));0)" office:value-type="float" office:value="0" calcext:value-type="float">
            <text:p>0</text:p>
          </table:table-cell>
          <table:table-cell table:formula="of:=ROUND((SUM([.$B27:.Q27])/COUNT([.$B27:.Q2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28:.B28])/COUNT([.$B28:.B28]));0)" office:value-type="float" office:value="0" calcext:value-type="float">
            <text:p>0</text:p>
          </table:table-cell>
          <table:table-cell table:formula="of:=ROUND((SUM([.$B28:.C28])/COUNT([.$B28:.C28]));0)" office:value-type="float" office:value="0" calcext:value-type="float">
            <text:p>0</text:p>
          </table:table-cell>
          <table:table-cell table:formula="of:=ROUND((SUM([.$B28:.D28])/COUNT([.$B28:.D28]));0)" office:value-type="float" office:value="0" calcext:value-type="float">
            <text:p>0</text:p>
          </table:table-cell>
          <table:table-cell table:formula="of:=ROUND((SUM([.$B28:.E28])/COUNT([.$B28:.E28]));0)" office:value-type="float" office:value="0" calcext:value-type="float">
            <text:p>0</text:p>
          </table:table-cell>
          <table:table-cell table:formula="of:=ROUND((SUM([.$B28:.F28])/COUNT([.$B28:.F28]));0)" office:value-type="float" office:value="0" calcext:value-type="float">
            <text:p>0</text:p>
          </table:table-cell>
          <table:table-cell table:formula="of:=ROUND((SUM([.$B28:.G28])/COUNT([.$B28:.G28]));0)" office:value-type="float" office:value="0" calcext:value-type="float">
            <text:p>0</text:p>
          </table:table-cell>
          <table:table-cell table:formula="of:=ROUND((SUM([.$B28:.H28])/COUNT([.$B28:.H28]));0)" office:value-type="float" office:value="0" calcext:value-type="float">
            <text:p>0</text:p>
          </table:table-cell>
          <table:table-cell table:formula="of:=ROUND((SUM([.$B28:.I28])/COUNT([.$B28:.I28]));0)" office:value-type="float" office:value="0" calcext:value-type="float">
            <text:p>0</text:p>
          </table:table-cell>
          <table:table-cell table:formula="of:=ROUND((SUM([.$B28:.J28])/COUNT([.$B28:.J28]));0)" office:value-type="float" office:value="0" calcext:value-type="float">
            <text:p>0</text:p>
          </table:table-cell>
          <table:table-cell table:formula="of:=ROUND((SUM([.$B28:.K28])/COUNT([.$B28:.K28]));0)" office:value-type="float" office:value="0" calcext:value-type="float">
            <text:p>0</text:p>
          </table:table-cell>
          <table:table-cell table:formula="of:=ROUND((SUM([.$B28:.L28])/COUNT([.$B28:.L28]));0)" office:value-type="float" office:value="0" calcext:value-type="float">
            <text:p>0</text:p>
          </table:table-cell>
          <table:table-cell table:formula="of:=ROUND((SUM([.$B28:.M28])/COUNT([.$B28:.M28]));0)" office:value-type="float" office:value="0" calcext:value-type="float">
            <text:p>0</text:p>
          </table:table-cell>
          <table:table-cell table:formula="of:=ROUND((SUM([.$B28:.N28])/COUNT([.$B28:.N28]));0)" office:value-type="float" office:value="0" calcext:value-type="float">
            <text:p>0</text:p>
          </table:table-cell>
          <table:table-cell table:formula="of:=ROUND((SUM([.$B28:.O28])/COUNT([.$B28:.O28]));0)" office:value-type="float" office:value="0" calcext:value-type="float">
            <text:p>0</text:p>
          </table:table-cell>
          <table:table-cell table:formula="of:=ROUND((SUM([.$B28:.P28])/COUNT([.$B28:.P28]));0)" office:value-type="float" office:value="0" calcext:value-type="float">
            <text:p>0</text:p>
          </table:table-cell>
          <table:table-cell table:formula="of:=ROUND((SUM([.$B28:.Q28])/COUNT([.$B28:.Q2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29:.B29])/COUNT([.$B29:.B29]));0)" office:value-type="float" office:value="0" calcext:value-type="float">
            <text:p>0</text:p>
          </table:table-cell>
          <table:table-cell table:formula="of:=ROUND((SUM([.$B29:.C29])/COUNT([.$B29:.C29]));0)" office:value-type="float" office:value="0" calcext:value-type="float">
            <text:p>0</text:p>
          </table:table-cell>
          <table:table-cell table:formula="of:=ROUND((SUM([.$B29:.D29])/COUNT([.$B29:.D29]));0)" office:value-type="float" office:value="0" calcext:value-type="float">
            <text:p>0</text:p>
          </table:table-cell>
          <table:table-cell table:formula="of:=ROUND((SUM([.$B29:.E29])/COUNT([.$B29:.E29]));0)" office:value-type="float" office:value="0" calcext:value-type="float">
            <text:p>0</text:p>
          </table:table-cell>
          <table:table-cell table:formula="of:=ROUND((SUM([.$B29:.F29])/COUNT([.$B29:.F29]));0)" office:value-type="float" office:value="0" calcext:value-type="float">
            <text:p>0</text:p>
          </table:table-cell>
          <table:table-cell table:formula="of:=ROUND((SUM([.$B29:.G29])/COUNT([.$B29:.G29]));0)" office:value-type="float" office:value="0" calcext:value-type="float">
            <text:p>0</text:p>
          </table:table-cell>
          <table:table-cell table:formula="of:=ROUND((SUM([.$B29:.H29])/COUNT([.$B29:.H29]));0)" office:value-type="float" office:value="0" calcext:value-type="float">
            <text:p>0</text:p>
          </table:table-cell>
          <table:table-cell table:formula="of:=ROUND((SUM([.$B29:.I29])/COUNT([.$B29:.I29]));0)" office:value-type="float" office:value="0" calcext:value-type="float">
            <text:p>0</text:p>
          </table:table-cell>
          <table:table-cell table:formula="of:=ROUND((SUM([.$B29:.J29])/COUNT([.$B29:.J29]));0)" office:value-type="float" office:value="0" calcext:value-type="float">
            <text:p>0</text:p>
          </table:table-cell>
          <table:table-cell table:formula="of:=ROUND((SUM([.$B29:.K29])/COUNT([.$B29:.K29]));0)" office:value-type="float" office:value="0" calcext:value-type="float">
            <text:p>0</text:p>
          </table:table-cell>
          <table:table-cell table:formula="of:=ROUND((SUM([.$B29:.L29])/COUNT([.$B29:.L29]));0)" office:value-type="float" office:value="0" calcext:value-type="float">
            <text:p>0</text:p>
          </table:table-cell>
          <table:table-cell table:formula="of:=ROUND((SUM([.$B29:.M29])/COUNT([.$B29:.M29]));0)" office:value-type="float" office:value="0" calcext:value-type="float">
            <text:p>0</text:p>
          </table:table-cell>
          <table:table-cell table:formula="of:=ROUND((SUM([.$B29:.N29])/COUNT([.$B29:.N29]));0)" office:value-type="float" office:value="0" calcext:value-type="float">
            <text:p>0</text:p>
          </table:table-cell>
          <table:table-cell table:formula="of:=ROUND((SUM([.$B29:.O29])/COUNT([.$B29:.O29]));0)" office:value-type="float" office:value="0" calcext:value-type="float">
            <text:p>0</text:p>
          </table:table-cell>
          <table:table-cell table:formula="of:=ROUND((SUM([.$B29:.P29])/COUNT([.$B29:.P29]));0)" office:value-type="float" office:value="0" calcext:value-type="float">
            <text:p>0</text:p>
          </table:table-cell>
          <table:table-cell table:formula="of:=ROUND((SUM([.$B29:.Q29])/COUNT([.$B29:.Q2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30:.B30])/COUNT([.$B30:.B30]));0)" office:value-type="float" office:value="0" calcext:value-type="float">
            <text:p>0</text:p>
          </table:table-cell>
          <table:table-cell table:formula="of:=ROUND((SUM([.$B30:.C30])/COUNT([.$B30:.C30]));0)" office:value-type="float" office:value="0" calcext:value-type="float">
            <text:p>0</text:p>
          </table:table-cell>
          <table:table-cell table:formula="of:=ROUND((SUM([.$B30:.D30])/COUNT([.$B30:.D30]));0)" office:value-type="float" office:value="0" calcext:value-type="float">
            <text:p>0</text:p>
          </table:table-cell>
          <table:table-cell table:formula="of:=ROUND((SUM([.$B30:.E30])/COUNT([.$B30:.E30]));0)" office:value-type="float" office:value="0" calcext:value-type="float">
            <text:p>0</text:p>
          </table:table-cell>
          <table:table-cell table:formula="of:=ROUND((SUM([.$B30:.F30])/COUNT([.$B30:.F30]));0)" office:value-type="float" office:value="0" calcext:value-type="float">
            <text:p>0</text:p>
          </table:table-cell>
          <table:table-cell table:formula="of:=ROUND((SUM([.$B30:.G30])/COUNT([.$B30:.G30]));0)" office:value-type="float" office:value="0" calcext:value-type="float">
            <text:p>0</text:p>
          </table:table-cell>
          <table:table-cell table:formula="of:=ROUND((SUM([.$B30:.H30])/COUNT([.$B30:.H30]));0)" office:value-type="float" office:value="0" calcext:value-type="float">
            <text:p>0</text:p>
          </table:table-cell>
          <table:table-cell table:formula="of:=ROUND((SUM([.$B30:.I30])/COUNT([.$B30:.I30]));0)" office:value-type="float" office:value="0" calcext:value-type="float">
            <text:p>0</text:p>
          </table:table-cell>
          <table:table-cell table:formula="of:=ROUND((SUM([.$B30:.J30])/COUNT([.$B30:.J30]));0)" office:value-type="float" office:value="0" calcext:value-type="float">
            <text:p>0</text:p>
          </table:table-cell>
          <table:table-cell table:formula="of:=ROUND((SUM([.$B30:.K30])/COUNT([.$B30:.K30]));0)" office:value-type="float" office:value="0" calcext:value-type="float">
            <text:p>0</text:p>
          </table:table-cell>
          <table:table-cell table:formula="of:=ROUND((SUM([.$B30:.L30])/COUNT([.$B30:.L30]));0)" office:value-type="float" office:value="0" calcext:value-type="float">
            <text:p>0</text:p>
          </table:table-cell>
          <table:table-cell table:formula="of:=ROUND((SUM([.$B30:.M30])/COUNT([.$B30:.M30]));0)" office:value-type="float" office:value="0" calcext:value-type="float">
            <text:p>0</text:p>
          </table:table-cell>
          <table:table-cell table:formula="of:=ROUND((SUM([.$B30:.N30])/COUNT([.$B30:.N30]));0)" office:value-type="float" office:value="0" calcext:value-type="float">
            <text:p>0</text:p>
          </table:table-cell>
          <table:table-cell table:formula="of:=ROUND((SUM([.$B30:.O30])/COUNT([.$B30:.O30]));0)" office:value-type="float" office:value="0" calcext:value-type="float">
            <text:p>0</text:p>
          </table:table-cell>
          <table:table-cell table:formula="of:=ROUND((SUM([.$B30:.P30])/COUNT([.$B30:.P30]));0)" office:value-type="float" office:value="0" calcext:value-type="float">
            <text:p>0</text:p>
          </table:table-cell>
          <table:table-cell table:formula="of:=ROUND((SUM([.$B30:.Q30])/COUNT([.$B30:.Q3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31:.B31])/COUNT([.$B31:.B31]));0)" office:value-type="float" office:value="0" calcext:value-type="float">
            <text:p>0</text:p>
          </table:table-cell>
          <table:table-cell table:formula="of:=ROUND((SUM([.$B31:.C31])/COUNT([.$B31:.C31]));0)" office:value-type="float" office:value="0" calcext:value-type="float">
            <text:p>0</text:p>
          </table:table-cell>
          <table:table-cell table:formula="of:=ROUND((SUM([.$B31:.D31])/COUNT([.$B31:.D31]));0)" office:value-type="float" office:value="0" calcext:value-type="float">
            <text:p>0</text:p>
          </table:table-cell>
          <table:table-cell table:formula="of:=ROUND((SUM([.$B31:.E31])/COUNT([.$B31:.E31]));0)" office:value-type="float" office:value="0" calcext:value-type="float">
            <text:p>0</text:p>
          </table:table-cell>
          <table:table-cell table:formula="of:=ROUND((SUM([.$B31:.F31])/COUNT([.$B31:.F31]));0)" office:value-type="float" office:value="0" calcext:value-type="float">
            <text:p>0</text:p>
          </table:table-cell>
          <table:table-cell table:formula="of:=ROUND((SUM([.$B31:.G31])/COUNT([.$B31:.G31]));0)" office:value-type="float" office:value="0" calcext:value-type="float">
            <text:p>0</text:p>
          </table:table-cell>
          <table:table-cell table:formula="of:=ROUND((SUM([.$B31:.H31])/COUNT([.$B31:.H31]));0)" office:value-type="float" office:value="0" calcext:value-type="float">
            <text:p>0</text:p>
          </table:table-cell>
          <table:table-cell table:formula="of:=ROUND((SUM([.$B31:.I31])/COUNT([.$B31:.I31]));0)" office:value-type="float" office:value="0" calcext:value-type="float">
            <text:p>0</text:p>
          </table:table-cell>
          <table:table-cell table:formula="of:=ROUND((SUM([.$B31:.J31])/COUNT([.$B31:.J31]));0)" office:value-type="float" office:value="0" calcext:value-type="float">
            <text:p>0</text:p>
          </table:table-cell>
          <table:table-cell table:formula="of:=ROUND((SUM([.$B31:.K31])/COUNT([.$B31:.K31]));0)" office:value-type="float" office:value="0" calcext:value-type="float">
            <text:p>0</text:p>
          </table:table-cell>
          <table:table-cell table:formula="of:=ROUND((SUM([.$B31:.L31])/COUNT([.$B31:.L31]));0)" office:value-type="float" office:value="0" calcext:value-type="float">
            <text:p>0</text:p>
          </table:table-cell>
          <table:table-cell table:formula="of:=ROUND((SUM([.$B31:.M31])/COUNT([.$B31:.M31]));0)" office:value-type="float" office:value="0" calcext:value-type="float">
            <text:p>0</text:p>
          </table:table-cell>
          <table:table-cell table:formula="of:=ROUND((SUM([.$B31:.N31])/COUNT([.$B31:.N31]));0)" office:value-type="float" office:value="0" calcext:value-type="float">
            <text:p>0</text:p>
          </table:table-cell>
          <table:table-cell table:formula="of:=ROUND((SUM([.$B31:.O31])/COUNT([.$B31:.O31]));0)" office:value-type="float" office:value="0" calcext:value-type="float">
            <text:p>0</text:p>
          </table:table-cell>
          <table:table-cell table:formula="of:=ROUND((SUM([.$B31:.P31])/COUNT([.$B31:.P31]));0)" office:value-type="float" office:value="0" calcext:value-type="float">
            <text:p>0</text:p>
          </table:table-cell>
          <table:table-cell table:formula="of:=ROUND((SUM([.$B31:.Q31])/COUNT([.$B31:.Q3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32:.B32])/COUNT([.$B32:.B32]));0)" office:value-type="float" office:value="0" calcext:value-type="float">
            <text:p>0</text:p>
          </table:table-cell>
          <table:table-cell table:formula="of:=ROUND((SUM([.$B32:.C32])/COUNT([.$B32:.C32]));0)" office:value-type="float" office:value="0" calcext:value-type="float">
            <text:p>0</text:p>
          </table:table-cell>
          <table:table-cell table:formula="of:=ROUND((SUM([.$B32:.D32])/COUNT([.$B32:.D32]));0)" office:value-type="float" office:value="0" calcext:value-type="float">
            <text:p>0</text:p>
          </table:table-cell>
          <table:table-cell table:formula="of:=ROUND((SUM([.$B32:.E32])/COUNT([.$B32:.E32]));0)" office:value-type="float" office:value="0" calcext:value-type="float">
            <text:p>0</text:p>
          </table:table-cell>
          <table:table-cell table:formula="of:=ROUND((SUM([.$B32:.F32])/COUNT([.$B32:.F32]));0)" office:value-type="float" office:value="0" calcext:value-type="float">
            <text:p>0</text:p>
          </table:table-cell>
          <table:table-cell table:formula="of:=ROUND((SUM([.$B32:.G32])/COUNT([.$B32:.G32]));0)" office:value-type="float" office:value="0" calcext:value-type="float">
            <text:p>0</text:p>
          </table:table-cell>
          <table:table-cell table:formula="of:=ROUND((SUM([.$B32:.H32])/COUNT([.$B32:.H32]));0)" office:value-type="float" office:value="0" calcext:value-type="float">
            <text:p>0</text:p>
          </table:table-cell>
          <table:table-cell table:formula="of:=ROUND((SUM([.$B32:.I32])/COUNT([.$B32:.I32]));0)" office:value-type="float" office:value="0" calcext:value-type="float">
            <text:p>0</text:p>
          </table:table-cell>
          <table:table-cell table:formula="of:=ROUND((SUM([.$B32:.J32])/COUNT([.$B32:.J32]));0)" office:value-type="float" office:value="0" calcext:value-type="float">
            <text:p>0</text:p>
          </table:table-cell>
          <table:table-cell table:formula="of:=ROUND((SUM([.$B32:.K32])/COUNT([.$B32:.K32]));0)" office:value-type="float" office:value="0" calcext:value-type="float">
            <text:p>0</text:p>
          </table:table-cell>
          <table:table-cell table:formula="of:=ROUND((SUM([.$B32:.L32])/COUNT([.$B32:.L32]));0)" office:value-type="float" office:value="0" calcext:value-type="float">
            <text:p>0</text:p>
          </table:table-cell>
          <table:table-cell table:formula="of:=ROUND((SUM([.$B32:.M32])/COUNT([.$B32:.M32]));0)" office:value-type="float" office:value="0" calcext:value-type="float">
            <text:p>0</text:p>
          </table:table-cell>
          <table:table-cell table:formula="of:=ROUND((SUM([.$B32:.N32])/COUNT([.$B32:.N32]));0)" office:value-type="float" office:value="0" calcext:value-type="float">
            <text:p>0</text:p>
          </table:table-cell>
          <table:table-cell table:formula="of:=ROUND((SUM([.$B32:.O32])/COUNT([.$B32:.O32]));0)" office:value-type="float" office:value="0" calcext:value-type="float">
            <text:p>0</text:p>
          </table:table-cell>
          <table:table-cell table:formula="of:=ROUND((SUM([.$B32:.P32])/COUNT([.$B32:.P32]));0)" office:value-type="float" office:value="0" calcext:value-type="float">
            <text:p>0</text:p>
          </table:table-cell>
          <table:table-cell table:formula="of:=ROUND((SUM([.$B32:.Q32])/COUNT([.$B32:.Q3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33:.B33])/COUNT([.$B33:.B33]));0)" office:value-type="float" office:value="0" calcext:value-type="float">
            <text:p>0</text:p>
          </table:table-cell>
          <table:table-cell table:formula="of:=ROUND((SUM([.$B33:.C33])/COUNT([.$B33:.C33]));0)" office:value-type="float" office:value="0" calcext:value-type="float">
            <text:p>0</text:p>
          </table:table-cell>
          <table:table-cell table:formula="of:=ROUND((SUM([.$B33:.D33])/COUNT([.$B33:.D33]));0)" office:value-type="float" office:value="0" calcext:value-type="float">
            <text:p>0</text:p>
          </table:table-cell>
          <table:table-cell table:formula="of:=ROUND((SUM([.$B33:.E33])/COUNT([.$B33:.E33]));0)" office:value-type="float" office:value="0" calcext:value-type="float">
            <text:p>0</text:p>
          </table:table-cell>
          <table:table-cell table:formula="of:=ROUND((SUM([.$B33:.F33])/COUNT([.$B33:.F33]));0)" office:value-type="float" office:value="0" calcext:value-type="float">
            <text:p>0</text:p>
          </table:table-cell>
          <table:table-cell table:formula="of:=ROUND((SUM([.$B33:.G33])/COUNT([.$B33:.G33]));0)" office:value-type="float" office:value="0" calcext:value-type="float">
            <text:p>0</text:p>
          </table:table-cell>
          <table:table-cell table:formula="of:=ROUND((SUM([.$B33:.H33])/COUNT([.$B33:.H33]));0)" office:value-type="float" office:value="0" calcext:value-type="float">
            <text:p>0</text:p>
          </table:table-cell>
          <table:table-cell table:formula="of:=ROUND((SUM([.$B33:.I33])/COUNT([.$B33:.I33]));0)" office:value-type="float" office:value="0" calcext:value-type="float">
            <text:p>0</text:p>
          </table:table-cell>
          <table:table-cell table:formula="of:=ROUND((SUM([.$B33:.J33])/COUNT([.$B33:.J33]));0)" office:value-type="float" office:value="0" calcext:value-type="float">
            <text:p>0</text:p>
          </table:table-cell>
          <table:table-cell table:formula="of:=ROUND((SUM([.$B33:.K33])/COUNT([.$B33:.K33]));0)" office:value-type="float" office:value="0" calcext:value-type="float">
            <text:p>0</text:p>
          </table:table-cell>
          <table:table-cell table:formula="of:=ROUND((SUM([.$B33:.L33])/COUNT([.$B33:.L33]));0)" office:value-type="float" office:value="0" calcext:value-type="float">
            <text:p>0</text:p>
          </table:table-cell>
          <table:table-cell table:formula="of:=ROUND((SUM([.$B33:.M33])/COUNT([.$B33:.M33]));0)" office:value-type="float" office:value="0" calcext:value-type="float">
            <text:p>0</text:p>
          </table:table-cell>
          <table:table-cell table:formula="of:=ROUND((SUM([.$B33:.N33])/COUNT([.$B33:.N33]));0)" office:value-type="float" office:value="0" calcext:value-type="float">
            <text:p>0</text:p>
          </table:table-cell>
          <table:table-cell table:formula="of:=ROUND((SUM([.$B33:.O33])/COUNT([.$B33:.O33]));0)" office:value-type="float" office:value="0" calcext:value-type="float">
            <text:p>0</text:p>
          </table:table-cell>
          <table:table-cell table:formula="of:=ROUND((SUM([.$B33:.P33])/COUNT([.$B33:.P33]));0)" office:value-type="float" office:value="0" calcext:value-type="float">
            <text:p>0</text:p>
          </table:table-cell>
          <table:table-cell table:formula="of:=ROUND((SUM([.$B33:.Q33])/COUNT([.$B33:.Q3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$B34:.B34])/COUNT([.$B34:.B34]));0)" office:value-type="float" office:value="0" calcext:value-type="float">
            <text:p>0</text:p>
          </table:table-cell>
          <table:table-cell table:formula="of:=ROUND((SUM([.$B34:.C34])/COUNT([.$B34:.C34]));0)" office:value-type="float" office:value="0" calcext:value-type="float">
            <text:p>0</text:p>
          </table:table-cell>
          <table:table-cell table:formula="of:=ROUND((SUM([.$B34:.D34])/COUNT([.$B34:.D34]));0)" office:value-type="float" office:value="0" calcext:value-type="float">
            <text:p>0</text:p>
          </table:table-cell>
          <table:table-cell table:formula="of:=ROUND((SUM([.$B34:.E34])/COUNT([.$B34:.E34]));0)" office:value-type="float" office:value="0" calcext:value-type="float">
            <text:p>0</text:p>
          </table:table-cell>
          <table:table-cell table:formula="of:=ROUND((SUM([.$B34:.F34])/COUNT([.$B34:.F34]));0)" office:value-type="float" office:value="0" calcext:value-type="float">
            <text:p>0</text:p>
          </table:table-cell>
          <table:table-cell table:formula="of:=ROUND((SUM([.$B34:.G34])/COUNT([.$B34:.G34]));0)" office:value-type="float" office:value="0" calcext:value-type="float">
            <text:p>0</text:p>
          </table:table-cell>
          <table:table-cell table:formula="of:=ROUND((SUM([.$B34:.H34])/COUNT([.$B34:.H34]));0)" office:value-type="float" office:value="0" calcext:value-type="float">
            <text:p>0</text:p>
          </table:table-cell>
          <table:table-cell table:formula="of:=ROUND((SUM([.$B34:.I34])/COUNT([.$B34:.I34]));0)" office:value-type="float" office:value="0" calcext:value-type="float">
            <text:p>0</text:p>
          </table:table-cell>
          <table:table-cell table:formula="of:=ROUND((SUM([.$B34:.J34])/COUNT([.$B34:.J34]));0)" office:value-type="float" office:value="0" calcext:value-type="float">
            <text:p>0</text:p>
          </table:table-cell>
          <table:table-cell table:formula="of:=ROUND((SUM([.$B34:.K34])/COUNT([.$B34:.K34]));0)" office:value-type="float" office:value="0" calcext:value-type="float">
            <text:p>0</text:p>
          </table:table-cell>
          <table:table-cell table:formula="of:=ROUND((SUM([.$B34:.L34])/COUNT([.$B34:.L34]));0)" office:value-type="float" office:value="0" calcext:value-type="float">
            <text:p>0</text:p>
          </table:table-cell>
          <table:table-cell table:formula="of:=ROUND((SUM([.$B34:.M34])/COUNT([.$B34:.M34]));0)" office:value-type="float" office:value="0" calcext:value-type="float">
            <text:p>0</text:p>
          </table:table-cell>
          <table:table-cell table:formula="of:=ROUND((SUM([.$B34:.N34])/COUNT([.$B34:.N34]));0)" office:value-type="float" office:value="0" calcext:value-type="float">
            <text:p>0</text:p>
          </table:table-cell>
          <table:table-cell table:formula="of:=ROUND((SUM([.$B34:.O34])/COUNT([.$B34:.O34]));0)" office:value-type="float" office:value="0" calcext:value-type="float">
            <text:p>0</text:p>
          </table:table-cell>
          <table:table-cell table:formula="of:=ROUND((SUM([.$B34:.P34])/COUNT([.$B34:.P34]));0)" office:value-type="float" office:value="0" calcext:value-type="float">
            <text:p>0</text:p>
          </table:table-cell>
          <table:table-cell table:formula="of:=ROUND((SUM([.$B34:.Q34])/COUNT([.$B34:.Q3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35:.B35])/COUNT([.$B35:.B35]));0)" office:value-type="float" office:value="0" calcext:value-type="float">
            <text:p>0</text:p>
          </table:table-cell>
          <table:table-cell table:formula="of:=ROUND((SUM([.$B35:.C35])/COUNT([.$B35:.C35]));0)" office:value-type="float" office:value="0" calcext:value-type="float">
            <text:p>0</text:p>
          </table:table-cell>
          <table:table-cell table:formula="of:=ROUND((SUM([.$B35:.D35])/COUNT([.$B35:.D35]));0)" office:value-type="float" office:value="0" calcext:value-type="float">
            <text:p>0</text:p>
          </table:table-cell>
          <table:table-cell table:formula="of:=ROUND((SUM([.$B35:.E35])/COUNT([.$B35:.E35]));0)" office:value-type="float" office:value="0" calcext:value-type="float">
            <text:p>0</text:p>
          </table:table-cell>
          <table:table-cell table:formula="of:=ROUND((SUM([.$B35:.F35])/COUNT([.$B35:.F35]));0)" office:value-type="float" office:value="0" calcext:value-type="float">
            <text:p>0</text:p>
          </table:table-cell>
          <table:table-cell table:formula="of:=ROUND((SUM([.$B35:.G35])/COUNT([.$B35:.G35]));0)" office:value-type="float" office:value="0" calcext:value-type="float">
            <text:p>0</text:p>
          </table:table-cell>
          <table:table-cell table:formula="of:=ROUND((SUM([.$B35:.H35])/COUNT([.$B35:.H35]));0)" office:value-type="float" office:value="0" calcext:value-type="float">
            <text:p>0</text:p>
          </table:table-cell>
          <table:table-cell table:formula="of:=ROUND((SUM([.$B35:.I35])/COUNT([.$B35:.I35]));0)" office:value-type="float" office:value="0" calcext:value-type="float">
            <text:p>0</text:p>
          </table:table-cell>
          <table:table-cell table:formula="of:=ROUND((SUM([.$B35:.J35])/COUNT([.$B35:.J35]));0)" office:value-type="float" office:value="0" calcext:value-type="float">
            <text:p>0</text:p>
          </table:table-cell>
          <table:table-cell table:formula="of:=ROUND((SUM([.$B35:.K35])/COUNT([.$B35:.K35]));0)" office:value-type="float" office:value="0" calcext:value-type="float">
            <text:p>0</text:p>
          </table:table-cell>
          <table:table-cell table:formula="of:=ROUND((SUM([.$B35:.L35])/COUNT([.$B35:.L35]));0)" office:value-type="float" office:value="0" calcext:value-type="float">
            <text:p>0</text:p>
          </table:table-cell>
          <table:table-cell table:formula="of:=ROUND((SUM([.$B35:.M35])/COUNT([.$B35:.M35]));0)" office:value-type="float" office:value="0" calcext:value-type="float">
            <text:p>0</text:p>
          </table:table-cell>
          <table:table-cell table:formula="of:=ROUND((SUM([.$B35:.N35])/COUNT([.$B35:.N35]));0)" office:value-type="float" office:value="0" calcext:value-type="float">
            <text:p>0</text:p>
          </table:table-cell>
          <table:table-cell table:formula="of:=ROUND((SUM([.$B35:.O35])/COUNT([.$B35:.O35]));0)" office:value-type="float" office:value="0" calcext:value-type="float">
            <text:p>0</text:p>
          </table:table-cell>
          <table:table-cell table:formula="of:=ROUND((SUM([.$B35:.P35])/COUNT([.$B35:.P35]));0)" office:value-type="float" office:value="0" calcext:value-type="float">
            <text:p>0</text:p>
          </table:table-cell>
          <table:table-cell table:formula="of:=ROUND((SUM([.$B35:.Q35])/COUNT([.$B35:.Q3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36:.B36])/COUNT([.$B36:.B36]));0)" office:value-type="float" office:value="0" calcext:value-type="float">
            <text:p>0</text:p>
          </table:table-cell>
          <table:table-cell table:formula="of:=ROUND((SUM([.$B36:.C36])/COUNT([.$B36:.C36]));0)" office:value-type="float" office:value="0" calcext:value-type="float">
            <text:p>0</text:p>
          </table:table-cell>
          <table:table-cell table:formula="of:=ROUND((SUM([.$B36:.D36])/COUNT([.$B36:.D36]));0)" office:value-type="float" office:value="0" calcext:value-type="float">
            <text:p>0</text:p>
          </table:table-cell>
          <table:table-cell table:formula="of:=ROUND((SUM([.$B36:.E36])/COUNT([.$B36:.E36]));0)" office:value-type="float" office:value="0" calcext:value-type="float">
            <text:p>0</text:p>
          </table:table-cell>
          <table:table-cell table:formula="of:=ROUND((SUM([.$B36:.F36])/COUNT([.$B36:.F36]));0)" office:value-type="float" office:value="0" calcext:value-type="float">
            <text:p>0</text:p>
          </table:table-cell>
          <table:table-cell table:formula="of:=ROUND((SUM([.$B36:.G36])/COUNT([.$B36:.G36]));0)" office:value-type="float" office:value="0" calcext:value-type="float">
            <text:p>0</text:p>
          </table:table-cell>
          <table:table-cell table:formula="of:=ROUND((SUM([.$B36:.H36])/COUNT([.$B36:.H36]));0)" office:value-type="float" office:value="0" calcext:value-type="float">
            <text:p>0</text:p>
          </table:table-cell>
          <table:table-cell table:formula="of:=ROUND((SUM([.$B36:.I36])/COUNT([.$B36:.I36]));0)" office:value-type="float" office:value="0" calcext:value-type="float">
            <text:p>0</text:p>
          </table:table-cell>
          <table:table-cell table:formula="of:=ROUND((SUM([.$B36:.J36])/COUNT([.$B36:.J36]));0)" office:value-type="float" office:value="0" calcext:value-type="float">
            <text:p>0</text:p>
          </table:table-cell>
          <table:table-cell table:formula="of:=ROUND((SUM([.$B36:.K36])/COUNT([.$B36:.K36]));0)" office:value-type="float" office:value="0" calcext:value-type="float">
            <text:p>0</text:p>
          </table:table-cell>
          <table:table-cell table:formula="of:=ROUND((SUM([.$B36:.L36])/COUNT([.$B36:.L36]));0)" office:value-type="float" office:value="0" calcext:value-type="float">
            <text:p>0</text:p>
          </table:table-cell>
          <table:table-cell table:formula="of:=ROUND((SUM([.$B36:.M36])/COUNT([.$B36:.M36]));0)" office:value-type="float" office:value="0" calcext:value-type="float">
            <text:p>0</text:p>
          </table:table-cell>
          <table:table-cell table:formula="of:=ROUND((SUM([.$B36:.N36])/COUNT([.$B36:.N36]));0)" office:value-type="float" office:value="0" calcext:value-type="float">
            <text:p>0</text:p>
          </table:table-cell>
          <table:table-cell table:formula="of:=ROUND((SUM([.$B36:.O36])/COUNT([.$B36:.O36]));0)" office:value-type="float" office:value="0" calcext:value-type="float">
            <text:p>0</text:p>
          </table:table-cell>
          <table:table-cell table:formula="of:=ROUND((SUM([.$B36:.P36])/COUNT([.$B36:.P36]));0)" office:value-type="float" office:value="0" calcext:value-type="float">
            <text:p>0</text:p>
          </table:table-cell>
          <table:table-cell table:formula="of:=ROUND((SUM([.$B36:.Q36])/COUNT([.$B36:.Q3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37:.B37])/COUNT([.$B37:.B37]));0)" office:value-type="float" office:value="0" calcext:value-type="float">
            <text:p>0</text:p>
          </table:table-cell>
          <table:table-cell table:formula="of:=ROUND((SUM([.$B37:.C37])/COUNT([.$B37:.C37]));0)" office:value-type="float" office:value="0" calcext:value-type="float">
            <text:p>0</text:p>
          </table:table-cell>
          <table:table-cell table:formula="of:=ROUND((SUM([.$B37:.D37])/COUNT([.$B37:.D37]));0)" office:value-type="float" office:value="0" calcext:value-type="float">
            <text:p>0</text:p>
          </table:table-cell>
          <table:table-cell table:formula="of:=ROUND((SUM([.$B37:.E37])/COUNT([.$B37:.E37]));0)" office:value-type="float" office:value="0" calcext:value-type="float">
            <text:p>0</text:p>
          </table:table-cell>
          <table:table-cell table:formula="of:=ROUND((SUM([.$B37:.F37])/COUNT([.$B37:.F37]));0)" office:value-type="float" office:value="0" calcext:value-type="float">
            <text:p>0</text:p>
          </table:table-cell>
          <table:table-cell table:formula="of:=ROUND((SUM([.$B37:.G37])/COUNT([.$B37:.G37]));0)" office:value-type="float" office:value="0" calcext:value-type="float">
            <text:p>0</text:p>
          </table:table-cell>
          <table:table-cell table:formula="of:=ROUND((SUM([.$B37:.H37])/COUNT([.$B37:.H37]));0)" office:value-type="float" office:value="0" calcext:value-type="float">
            <text:p>0</text:p>
          </table:table-cell>
          <table:table-cell table:formula="of:=ROUND((SUM([.$B37:.I37])/COUNT([.$B37:.I37]));0)" office:value-type="float" office:value="0" calcext:value-type="float">
            <text:p>0</text:p>
          </table:table-cell>
          <table:table-cell table:formula="of:=ROUND((SUM([.$B37:.J37])/COUNT([.$B37:.J37]));0)" office:value-type="float" office:value="0" calcext:value-type="float">
            <text:p>0</text:p>
          </table:table-cell>
          <table:table-cell table:formula="of:=ROUND((SUM([.$B37:.K37])/COUNT([.$B37:.K37]));0)" office:value-type="float" office:value="0" calcext:value-type="float">
            <text:p>0</text:p>
          </table:table-cell>
          <table:table-cell table:formula="of:=ROUND((SUM([.$B37:.L37])/COUNT([.$B37:.L37]));0)" office:value-type="float" office:value="0" calcext:value-type="float">
            <text:p>0</text:p>
          </table:table-cell>
          <table:table-cell table:formula="of:=ROUND((SUM([.$B37:.M37])/COUNT([.$B37:.M37]));0)" office:value-type="float" office:value="0" calcext:value-type="float">
            <text:p>0</text:p>
          </table:table-cell>
          <table:table-cell table:formula="of:=ROUND((SUM([.$B37:.N37])/COUNT([.$B37:.N37]));0)" office:value-type="float" office:value="0" calcext:value-type="float">
            <text:p>0</text:p>
          </table:table-cell>
          <table:table-cell table:formula="of:=ROUND((SUM([.$B37:.O37])/COUNT([.$B37:.O37]));0)" office:value-type="float" office:value="0" calcext:value-type="float">
            <text:p>0</text:p>
          </table:table-cell>
          <table:table-cell table:formula="of:=ROUND((SUM([.$B37:.P37])/COUNT([.$B37:.P37]));0)" office:value-type="float" office:value="0" calcext:value-type="float">
            <text:p>0</text:p>
          </table:table-cell>
          <table:table-cell table:formula="of:=ROUND((SUM([.$B37:.Q37])/COUNT([.$B37:.Q3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38:.B38])/COUNT([.$B38:.B38]));0)" office:value-type="float" office:value="0" calcext:value-type="float">
            <text:p>0</text:p>
          </table:table-cell>
          <table:table-cell table:formula="of:=ROUND((SUM([.$B38:.C38])/COUNT([.$B38:.C38]));0)" office:value-type="float" office:value="0" calcext:value-type="float">
            <text:p>0</text:p>
          </table:table-cell>
          <table:table-cell table:formula="of:=ROUND((SUM([.$B38:.D38])/COUNT([.$B38:.D38]));0)" office:value-type="float" office:value="0" calcext:value-type="float">
            <text:p>0</text:p>
          </table:table-cell>
          <table:table-cell table:formula="of:=ROUND((SUM([.$B38:.E38])/COUNT([.$B38:.E38]));0)" office:value-type="float" office:value="0" calcext:value-type="float">
            <text:p>0</text:p>
          </table:table-cell>
          <table:table-cell table:formula="of:=ROUND((SUM([.$B38:.F38])/COUNT([.$B38:.F38]));0)" office:value-type="float" office:value="0" calcext:value-type="float">
            <text:p>0</text:p>
          </table:table-cell>
          <table:table-cell table:formula="of:=ROUND((SUM([.$B38:.G38])/COUNT([.$B38:.G38]));0)" office:value-type="float" office:value="0" calcext:value-type="float">
            <text:p>0</text:p>
          </table:table-cell>
          <table:table-cell table:formula="of:=ROUND((SUM([.$B38:.H38])/COUNT([.$B38:.H38]));0)" office:value-type="float" office:value="0" calcext:value-type="float">
            <text:p>0</text:p>
          </table:table-cell>
          <table:table-cell table:formula="of:=ROUND((SUM([.$B38:.I38])/COUNT([.$B38:.I38]));0)" office:value-type="float" office:value="0" calcext:value-type="float">
            <text:p>0</text:p>
          </table:table-cell>
          <table:table-cell table:formula="of:=ROUND((SUM([.$B38:.J38])/COUNT([.$B38:.J38]));0)" office:value-type="float" office:value="0" calcext:value-type="float">
            <text:p>0</text:p>
          </table:table-cell>
          <table:table-cell table:formula="of:=ROUND((SUM([.$B38:.K38])/COUNT([.$B38:.K38]));0)" office:value-type="float" office:value="0" calcext:value-type="float">
            <text:p>0</text:p>
          </table:table-cell>
          <table:table-cell table:formula="of:=ROUND((SUM([.$B38:.L38])/COUNT([.$B38:.L38]));0)" office:value-type="float" office:value="0" calcext:value-type="float">
            <text:p>0</text:p>
          </table:table-cell>
          <table:table-cell table:formula="of:=ROUND((SUM([.$B38:.M38])/COUNT([.$B38:.M38]));0)" office:value-type="float" office:value="0" calcext:value-type="float">
            <text:p>0</text:p>
          </table:table-cell>
          <table:table-cell table:formula="of:=ROUND((SUM([.$B38:.N38])/COUNT([.$B38:.N38]));0)" office:value-type="float" office:value="0" calcext:value-type="float">
            <text:p>0</text:p>
          </table:table-cell>
          <table:table-cell table:formula="of:=ROUND((SUM([.$B38:.O38])/COUNT([.$B38:.O38]));0)" office:value-type="float" office:value="0" calcext:value-type="float">
            <text:p>0</text:p>
          </table:table-cell>
          <table:table-cell table:formula="of:=ROUND((SUM([.$B38:.P38])/COUNT([.$B38:.P38]));0)" office:value-type="float" office:value="0" calcext:value-type="float">
            <text:p>0</text:p>
          </table:table-cell>
          <table:table-cell table:formula="of:=ROUND((SUM([.$B38:.Q38])/COUNT([.$B38:.Q3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39:.B39])/COUNT([.$B39:.B39]));0)" office:value-type="float" office:value="0" calcext:value-type="float">
            <text:p>0</text:p>
          </table:table-cell>
          <table:table-cell table:formula="of:=ROUND((SUM([.$B39:.C39])/COUNT([.$B39:.C39]));0)" office:value-type="float" office:value="0" calcext:value-type="float">
            <text:p>0</text:p>
          </table:table-cell>
          <table:table-cell table:formula="of:=ROUND((SUM([.$B39:.D39])/COUNT([.$B39:.D39]));0)" office:value-type="float" office:value="0" calcext:value-type="float">
            <text:p>0</text:p>
          </table:table-cell>
          <table:table-cell table:formula="of:=ROUND((SUM([.$B39:.E39])/COUNT([.$B39:.E39]));0)" office:value-type="float" office:value="0" calcext:value-type="float">
            <text:p>0</text:p>
          </table:table-cell>
          <table:table-cell table:formula="of:=ROUND((SUM([.$B39:.F39])/COUNT([.$B39:.F39]));0)" office:value-type="float" office:value="0" calcext:value-type="float">
            <text:p>0</text:p>
          </table:table-cell>
          <table:table-cell table:formula="of:=ROUND((SUM([.$B39:.G39])/COUNT([.$B39:.G39]));0)" office:value-type="float" office:value="0" calcext:value-type="float">
            <text:p>0</text:p>
          </table:table-cell>
          <table:table-cell table:formula="of:=ROUND((SUM([.$B39:.H39])/COUNT([.$B39:.H39]));0)" office:value-type="float" office:value="0" calcext:value-type="float">
            <text:p>0</text:p>
          </table:table-cell>
          <table:table-cell table:formula="of:=ROUND((SUM([.$B39:.I39])/COUNT([.$B39:.I39]));0)" office:value-type="float" office:value="0" calcext:value-type="float">
            <text:p>0</text:p>
          </table:table-cell>
          <table:table-cell table:formula="of:=ROUND((SUM([.$B39:.J39])/COUNT([.$B39:.J39]));0)" office:value-type="float" office:value="0" calcext:value-type="float">
            <text:p>0</text:p>
          </table:table-cell>
          <table:table-cell table:formula="of:=ROUND((SUM([.$B39:.K39])/COUNT([.$B39:.K39]));0)" office:value-type="float" office:value="0" calcext:value-type="float">
            <text:p>0</text:p>
          </table:table-cell>
          <table:table-cell table:formula="of:=ROUND((SUM([.$B39:.L39])/COUNT([.$B39:.L39]));0)" office:value-type="float" office:value="0" calcext:value-type="float">
            <text:p>0</text:p>
          </table:table-cell>
          <table:table-cell table:formula="of:=ROUND((SUM([.$B39:.M39])/COUNT([.$B39:.M39]));0)" office:value-type="float" office:value="0" calcext:value-type="float">
            <text:p>0</text:p>
          </table:table-cell>
          <table:table-cell table:formula="of:=ROUND((SUM([.$B39:.N39])/COUNT([.$B39:.N39]));0)" office:value-type="float" office:value="0" calcext:value-type="float">
            <text:p>0</text:p>
          </table:table-cell>
          <table:table-cell table:formula="of:=ROUND((SUM([.$B39:.O39])/COUNT([.$B39:.O39]));0)" office:value-type="float" office:value="0" calcext:value-type="float">
            <text:p>0</text:p>
          </table:table-cell>
          <table:table-cell table:formula="of:=ROUND((SUM([.$B39:.P39])/COUNT([.$B39:.P39]));0)" office:value-type="float" office:value="0" calcext:value-type="float">
            <text:p>0</text:p>
          </table:table-cell>
          <table:table-cell table:formula="of:=ROUND((SUM([.$B39:.Q39])/COUNT([.$B39:.Q3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$B40:.B40])/COUNT([.$B40:.B40]));0)" office:value-type="float" office:value="1" calcext:value-type="float">
            <text:p>1</text:p>
          </table:table-cell>
          <table:table-cell table:formula="of:=ROUND((SUM([.$B40:.C40])/COUNT([.$B40:.C40]));0)" office:value-type="float" office:value="1" calcext:value-type="float">
            <text:p>1</text:p>
          </table:table-cell>
          <table:table-cell table:formula="of:=ROUND((SUM([.$B40:.D40])/COUNT([.$B40:.D40]));0)" office:value-type="float" office:value="0" calcext:value-type="float">
            <text:p>0</text:p>
          </table:table-cell>
          <table:table-cell table:formula="of:=ROUND((SUM([.$B40:.E40])/COUNT([.$B40:.E40]));0)" office:value-type="float" office:value="1" calcext:value-type="float">
            <text:p>1</text:p>
          </table:table-cell>
          <table:table-cell table:formula="of:=ROUND((SUM([.$B40:.F40])/COUNT([.$B40:.F40]));0)" office:value-type="float" office:value="0" calcext:value-type="float">
            <text:p>0</text:p>
          </table:table-cell>
          <table:table-cell table:formula="of:=ROUND((SUM([.$B40:.G40])/COUNT([.$B40:.G40]));0)" office:value-type="float" office:value="0" calcext:value-type="float">
            <text:p>0</text:p>
          </table:table-cell>
          <table:table-cell table:formula="of:=ROUND((SUM([.$B40:.H40])/COUNT([.$B40:.H40]));0)" office:value-type="float" office:value="0" calcext:value-type="float">
            <text:p>0</text:p>
          </table:table-cell>
          <table:table-cell table:formula="of:=ROUND((SUM([.$B40:.I40])/COUNT([.$B40:.I40]));0)" office:value-type="float" office:value="0" calcext:value-type="float">
            <text:p>0</text:p>
          </table:table-cell>
          <table:table-cell table:formula="of:=ROUND((SUM([.$B40:.J40])/COUNT([.$B40:.J40]));0)" office:value-type="float" office:value="0" calcext:value-type="float">
            <text:p>0</text:p>
          </table:table-cell>
          <table:table-cell table:formula="of:=ROUND((SUM([.$B40:.K40])/COUNT([.$B40:.K40]));0)" office:value-type="float" office:value="0" calcext:value-type="float">
            <text:p>0</text:p>
          </table:table-cell>
          <table:table-cell table:formula="of:=ROUND((SUM([.$B40:.L40])/COUNT([.$B40:.L40]));0)" office:value-type="float" office:value="0" calcext:value-type="float">
            <text:p>0</text:p>
          </table:table-cell>
          <table:table-cell table:formula="of:=ROUND((SUM([.$B40:.M40])/COUNT([.$B40:.M40]));0)" office:value-type="float" office:value="0" calcext:value-type="float">
            <text:p>0</text:p>
          </table:table-cell>
          <table:table-cell table:formula="of:=ROUND((SUM([.$B40:.N40])/COUNT([.$B40:.N40]));0)" office:value-type="float" office:value="0" calcext:value-type="float">
            <text:p>0</text:p>
          </table:table-cell>
          <table:table-cell table:formula="of:=ROUND((SUM([.$B40:.O40])/COUNT([.$B40:.O40]));0)" office:value-type="float" office:value="0" calcext:value-type="float">
            <text:p>0</text:p>
          </table:table-cell>
          <table:table-cell table:formula="of:=ROUND((SUM([.$B40:.P40])/COUNT([.$B40:.P40]));0)" office:value-type="float" office:value="0" calcext:value-type="float">
            <text:p>0</text:p>
          </table:table-cell>
          <table:table-cell table:formula="of:=ROUND((SUM([.$B40:.Q40])/COUNT([.$B40:.Q4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41:.B41])/COUNT([.$B41:.B41]));0)" office:value-type="float" office:value="0" calcext:value-type="float">
            <text:p>0</text:p>
          </table:table-cell>
          <table:table-cell table:formula="of:=ROUND((SUM([.$B41:.C41])/COUNT([.$B41:.C41]));0)" office:value-type="float" office:value="0" calcext:value-type="float">
            <text:p>0</text:p>
          </table:table-cell>
          <table:table-cell table:formula="of:=ROUND((SUM([.$B41:.D41])/COUNT([.$B41:.D41]));0)" office:value-type="float" office:value="0" calcext:value-type="float">
            <text:p>0</text:p>
          </table:table-cell>
          <table:table-cell table:formula="of:=ROUND((SUM([.$B41:.E41])/COUNT([.$B41:.E41]));0)" office:value-type="float" office:value="0" calcext:value-type="float">
            <text:p>0</text:p>
          </table:table-cell>
          <table:table-cell table:formula="of:=ROUND((SUM([.$B41:.F41])/COUNT([.$B41:.F41]));0)" office:value-type="float" office:value="0" calcext:value-type="float">
            <text:p>0</text:p>
          </table:table-cell>
          <table:table-cell table:formula="of:=ROUND((SUM([.$B41:.G41])/COUNT([.$B41:.G41]));0)" office:value-type="float" office:value="0" calcext:value-type="float">
            <text:p>0</text:p>
          </table:table-cell>
          <table:table-cell table:formula="of:=ROUND((SUM([.$B41:.H41])/COUNT([.$B41:.H41]));0)" office:value-type="float" office:value="0" calcext:value-type="float">
            <text:p>0</text:p>
          </table:table-cell>
          <table:table-cell table:formula="of:=ROUND((SUM([.$B41:.I41])/COUNT([.$B41:.I41]));0)" office:value-type="float" office:value="0" calcext:value-type="float">
            <text:p>0</text:p>
          </table:table-cell>
          <table:table-cell table:formula="of:=ROUND((SUM([.$B41:.J41])/COUNT([.$B41:.J41]));0)" office:value-type="float" office:value="0" calcext:value-type="float">
            <text:p>0</text:p>
          </table:table-cell>
          <table:table-cell table:formula="of:=ROUND((SUM([.$B41:.K41])/COUNT([.$B41:.K41]));0)" office:value-type="float" office:value="0" calcext:value-type="float">
            <text:p>0</text:p>
          </table:table-cell>
          <table:table-cell table:formula="of:=ROUND((SUM([.$B41:.L41])/COUNT([.$B41:.L41]));0)" office:value-type="float" office:value="0" calcext:value-type="float">
            <text:p>0</text:p>
          </table:table-cell>
          <table:table-cell table:formula="of:=ROUND((SUM([.$B41:.M41])/COUNT([.$B41:.M41]));0)" office:value-type="float" office:value="0" calcext:value-type="float">
            <text:p>0</text:p>
          </table:table-cell>
          <table:table-cell table:formula="of:=ROUND((SUM([.$B41:.N41])/COUNT([.$B41:.N41]));0)" office:value-type="float" office:value="0" calcext:value-type="float">
            <text:p>0</text:p>
          </table:table-cell>
          <table:table-cell table:formula="of:=ROUND((SUM([.$B41:.O41])/COUNT([.$B41:.O41]));0)" office:value-type="float" office:value="0" calcext:value-type="float">
            <text:p>0</text:p>
          </table:table-cell>
          <table:table-cell table:formula="of:=ROUND((SUM([.$B41:.P41])/COUNT([.$B41:.P41]));0)" office:value-type="float" office:value="0" calcext:value-type="float">
            <text:p>0</text:p>
          </table:table-cell>
          <table:table-cell table:formula="of:=ROUND((SUM([.$B41:.Q41])/COUNT([.$B41:.Q4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42:.B42])/COUNT([.$B42:.B42]));0)" office:value-type="float" office:value="0" calcext:value-type="float">
            <text:p>0</text:p>
          </table:table-cell>
          <table:table-cell table:formula="of:=ROUND((SUM([.$B42:.C42])/COUNT([.$B42:.C42]));0)" office:value-type="float" office:value="0" calcext:value-type="float">
            <text:p>0</text:p>
          </table:table-cell>
          <table:table-cell table:formula="of:=ROUND((SUM([.$B42:.D42])/COUNT([.$B42:.D42]));0)" office:value-type="float" office:value="0" calcext:value-type="float">
            <text:p>0</text:p>
          </table:table-cell>
          <table:table-cell table:formula="of:=ROUND((SUM([.$B42:.E42])/COUNT([.$B42:.E42]));0)" office:value-type="float" office:value="0" calcext:value-type="float">
            <text:p>0</text:p>
          </table:table-cell>
          <table:table-cell table:formula="of:=ROUND((SUM([.$B42:.F42])/COUNT([.$B42:.F42]));0)" office:value-type="float" office:value="0" calcext:value-type="float">
            <text:p>0</text:p>
          </table:table-cell>
          <table:table-cell table:formula="of:=ROUND((SUM([.$B42:.G42])/COUNT([.$B42:.G42]));0)" office:value-type="float" office:value="0" calcext:value-type="float">
            <text:p>0</text:p>
          </table:table-cell>
          <table:table-cell table:formula="of:=ROUND((SUM([.$B42:.H42])/COUNT([.$B42:.H42]));0)" office:value-type="float" office:value="0" calcext:value-type="float">
            <text:p>0</text:p>
          </table:table-cell>
          <table:table-cell table:formula="of:=ROUND((SUM([.$B42:.I42])/COUNT([.$B42:.I42]));0)" office:value-type="float" office:value="0" calcext:value-type="float">
            <text:p>0</text:p>
          </table:table-cell>
          <table:table-cell table:formula="of:=ROUND((SUM([.$B42:.J42])/COUNT([.$B42:.J42]));0)" office:value-type="float" office:value="0" calcext:value-type="float">
            <text:p>0</text:p>
          </table:table-cell>
          <table:table-cell table:formula="of:=ROUND((SUM([.$B42:.K42])/COUNT([.$B42:.K42]));0)" office:value-type="float" office:value="0" calcext:value-type="float">
            <text:p>0</text:p>
          </table:table-cell>
          <table:table-cell table:formula="of:=ROUND((SUM([.$B42:.L42])/COUNT([.$B42:.L42]));0)" office:value-type="float" office:value="0" calcext:value-type="float">
            <text:p>0</text:p>
          </table:table-cell>
          <table:table-cell table:formula="of:=ROUND((SUM([.$B42:.M42])/COUNT([.$B42:.M42]));0)" office:value-type="float" office:value="0" calcext:value-type="float">
            <text:p>0</text:p>
          </table:table-cell>
          <table:table-cell table:formula="of:=ROUND((SUM([.$B42:.N42])/COUNT([.$B42:.N42]));0)" office:value-type="float" office:value="0" calcext:value-type="float">
            <text:p>0</text:p>
          </table:table-cell>
          <table:table-cell table:formula="of:=ROUND((SUM([.$B42:.O42])/COUNT([.$B42:.O42]));0)" office:value-type="float" office:value="0" calcext:value-type="float">
            <text:p>0</text:p>
          </table:table-cell>
          <table:table-cell table:formula="of:=ROUND((SUM([.$B42:.P42])/COUNT([.$B42:.P42]));0)" office:value-type="float" office:value="0" calcext:value-type="float">
            <text:p>0</text:p>
          </table:table-cell>
          <table:table-cell table:formula="of:=ROUND((SUM([.$B42:.Q42])/COUNT([.$B42:.Q4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3:.B43])/COUNT([.$B43:.B43]));0)" office:value-type="float" office:value="0" calcext:value-type="float">
            <text:p>0</text:p>
          </table:table-cell>
          <table:table-cell table:formula="of:=ROUND((SUM([.$B43:.C43])/COUNT([.$B43:.C43]));0)" office:value-type="float" office:value="0" calcext:value-type="float">
            <text:p>0</text:p>
          </table:table-cell>
          <table:table-cell table:formula="of:=ROUND((SUM([.$B43:.D43])/COUNT([.$B43:.D43]));0)" office:value-type="float" office:value="0" calcext:value-type="float">
            <text:p>0</text:p>
          </table:table-cell>
          <table:table-cell table:formula="of:=ROUND((SUM([.$B43:.E43])/COUNT([.$B43:.E43]));0)" office:value-type="float" office:value="0" calcext:value-type="float">
            <text:p>0</text:p>
          </table:table-cell>
          <table:table-cell table:formula="of:=ROUND((SUM([.$B43:.F43])/COUNT([.$B43:.F43]));0)" office:value-type="float" office:value="0" calcext:value-type="float">
            <text:p>0</text:p>
          </table:table-cell>
          <table:table-cell table:formula="of:=ROUND((SUM([.$B43:.G43])/COUNT([.$B43:.G43]));0)" office:value-type="float" office:value="0" calcext:value-type="float">
            <text:p>0</text:p>
          </table:table-cell>
          <table:table-cell table:formula="of:=ROUND((SUM([.$B43:.H43])/COUNT([.$B43:.H43]));0)" office:value-type="float" office:value="0" calcext:value-type="float">
            <text:p>0</text:p>
          </table:table-cell>
          <table:table-cell table:formula="of:=ROUND((SUM([.$B43:.I43])/COUNT([.$B43:.I43]));0)" office:value-type="float" office:value="0" calcext:value-type="float">
            <text:p>0</text:p>
          </table:table-cell>
          <table:table-cell table:formula="of:=ROUND((SUM([.$B43:.J43])/COUNT([.$B43:.J43]));0)" office:value-type="float" office:value="0" calcext:value-type="float">
            <text:p>0</text:p>
          </table:table-cell>
          <table:table-cell table:formula="of:=ROUND((SUM([.$B43:.K43])/COUNT([.$B43:.K43]));0)" office:value-type="float" office:value="0" calcext:value-type="float">
            <text:p>0</text:p>
          </table:table-cell>
          <table:table-cell table:formula="of:=ROUND((SUM([.$B43:.L43])/COUNT([.$B43:.L43]));0)" office:value-type="float" office:value="0" calcext:value-type="float">
            <text:p>0</text:p>
          </table:table-cell>
          <table:table-cell table:formula="of:=ROUND((SUM([.$B43:.M43])/COUNT([.$B43:.M43]));0)" office:value-type="float" office:value="0" calcext:value-type="float">
            <text:p>0</text:p>
          </table:table-cell>
          <table:table-cell table:formula="of:=ROUND((SUM([.$B43:.N43])/COUNT([.$B43:.N43]));0)" office:value-type="float" office:value="0" calcext:value-type="float">
            <text:p>0</text:p>
          </table:table-cell>
          <table:table-cell table:formula="of:=ROUND((SUM([.$B43:.O43])/COUNT([.$B43:.O43]));0)" office:value-type="float" office:value="0" calcext:value-type="float">
            <text:p>0</text:p>
          </table:table-cell>
          <table:table-cell table:formula="of:=ROUND((SUM([.$B43:.P43])/COUNT([.$B43:.P43]));0)" office:value-type="float" office:value="0" calcext:value-type="float">
            <text:p>0</text:p>
          </table:table-cell>
          <table:table-cell table:formula="of:=ROUND((SUM([.$B43:.Q43])/COUNT([.$B43:.Q4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44:.B44])/COUNT([.$B44:.B44]));0)" office:value-type="float" office:value="0" calcext:value-type="float">
            <text:p>0</text:p>
          </table:table-cell>
          <table:table-cell table:formula="of:=ROUND((SUM([.$B44:.C44])/COUNT([.$B44:.C44]));0)" office:value-type="float" office:value="0" calcext:value-type="float">
            <text:p>0</text:p>
          </table:table-cell>
          <table:table-cell table:formula="of:=ROUND((SUM([.$B44:.D44])/COUNT([.$B44:.D44]));0)" office:value-type="float" office:value="0" calcext:value-type="float">
            <text:p>0</text:p>
          </table:table-cell>
          <table:table-cell table:formula="of:=ROUND((SUM([.$B44:.E44])/COUNT([.$B44:.E44]));0)" office:value-type="float" office:value="0" calcext:value-type="float">
            <text:p>0</text:p>
          </table:table-cell>
          <table:table-cell table:formula="of:=ROUND((SUM([.$B44:.F44])/COUNT([.$B44:.F44]));0)" office:value-type="float" office:value="0" calcext:value-type="float">
            <text:p>0</text:p>
          </table:table-cell>
          <table:table-cell table:formula="of:=ROUND((SUM([.$B44:.G44])/COUNT([.$B44:.G44]));0)" office:value-type="float" office:value="0" calcext:value-type="float">
            <text:p>0</text:p>
          </table:table-cell>
          <table:table-cell table:formula="of:=ROUND((SUM([.$B44:.H44])/COUNT([.$B44:.H44]));0)" office:value-type="float" office:value="0" calcext:value-type="float">
            <text:p>0</text:p>
          </table:table-cell>
          <table:table-cell table:formula="of:=ROUND((SUM([.$B44:.I44])/COUNT([.$B44:.I44]));0)" office:value-type="float" office:value="0" calcext:value-type="float">
            <text:p>0</text:p>
          </table:table-cell>
          <table:table-cell table:formula="of:=ROUND((SUM([.$B44:.J44])/COUNT([.$B44:.J44]));0)" office:value-type="float" office:value="0" calcext:value-type="float">
            <text:p>0</text:p>
          </table:table-cell>
          <table:table-cell table:formula="of:=ROUND((SUM([.$B44:.K44])/COUNT([.$B44:.K44]));0)" office:value-type="float" office:value="0" calcext:value-type="float">
            <text:p>0</text:p>
          </table:table-cell>
          <table:table-cell table:formula="of:=ROUND((SUM([.$B44:.L44])/COUNT([.$B44:.L44]));0)" office:value-type="float" office:value="0" calcext:value-type="float">
            <text:p>0</text:p>
          </table:table-cell>
          <table:table-cell table:formula="of:=ROUND((SUM([.$B44:.M44])/COUNT([.$B44:.M44]));0)" office:value-type="float" office:value="0" calcext:value-type="float">
            <text:p>0</text:p>
          </table:table-cell>
          <table:table-cell table:formula="of:=ROUND((SUM([.$B44:.N44])/COUNT([.$B44:.N44]));0)" office:value-type="float" office:value="0" calcext:value-type="float">
            <text:p>0</text:p>
          </table:table-cell>
          <table:table-cell table:formula="of:=ROUND((SUM([.$B44:.O44])/COUNT([.$B44:.O44]));0)" office:value-type="float" office:value="0" calcext:value-type="float">
            <text:p>0</text:p>
          </table:table-cell>
          <table:table-cell table:formula="of:=ROUND((SUM([.$B44:.P44])/COUNT([.$B44:.P44]));0)" office:value-type="float" office:value="0" calcext:value-type="float">
            <text:p>0</text:p>
          </table:table-cell>
          <table:table-cell table:formula="of:=ROUND((SUM([.$B44:.Q44])/COUNT([.$B44:.Q4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45:.B45])/COUNT([.$B45:.B45]));0)" office:value-type="float" office:value="0" calcext:value-type="float">
            <text:p>0</text:p>
          </table:table-cell>
          <table:table-cell table:formula="of:=ROUND((SUM([.$B45:.C45])/COUNT([.$B45:.C45]));0)" office:value-type="float" office:value="0" calcext:value-type="float">
            <text:p>0</text:p>
          </table:table-cell>
          <table:table-cell table:formula="of:=ROUND((SUM([.$B45:.D45])/COUNT([.$B45:.D45]));0)" office:value-type="float" office:value="0" calcext:value-type="float">
            <text:p>0</text:p>
          </table:table-cell>
          <table:table-cell table:formula="of:=ROUND((SUM([.$B45:.E45])/COUNT([.$B45:.E45]));0)" office:value-type="float" office:value="0" calcext:value-type="float">
            <text:p>0</text:p>
          </table:table-cell>
          <table:table-cell table:formula="of:=ROUND((SUM([.$B45:.F45])/COUNT([.$B45:.F45]));0)" office:value-type="float" office:value="0" calcext:value-type="float">
            <text:p>0</text:p>
          </table:table-cell>
          <table:table-cell table:formula="of:=ROUND((SUM([.$B45:.G45])/COUNT([.$B45:.G45]));0)" office:value-type="float" office:value="0" calcext:value-type="float">
            <text:p>0</text:p>
          </table:table-cell>
          <table:table-cell table:formula="of:=ROUND((SUM([.$B45:.H45])/COUNT([.$B45:.H45]));0)" office:value-type="float" office:value="0" calcext:value-type="float">
            <text:p>0</text:p>
          </table:table-cell>
          <table:table-cell table:formula="of:=ROUND((SUM([.$B45:.I45])/COUNT([.$B45:.I45]));0)" office:value-type="float" office:value="0" calcext:value-type="float">
            <text:p>0</text:p>
          </table:table-cell>
          <table:table-cell table:formula="of:=ROUND((SUM([.$B45:.J45])/COUNT([.$B45:.J45]));0)" office:value-type="float" office:value="0" calcext:value-type="float">
            <text:p>0</text:p>
          </table:table-cell>
          <table:table-cell table:formula="of:=ROUND((SUM([.$B45:.K45])/COUNT([.$B45:.K45]));0)" office:value-type="float" office:value="0" calcext:value-type="float">
            <text:p>0</text:p>
          </table:table-cell>
          <table:table-cell table:formula="of:=ROUND((SUM([.$B45:.L45])/COUNT([.$B45:.L45]));0)" office:value-type="float" office:value="0" calcext:value-type="float">
            <text:p>0</text:p>
          </table:table-cell>
          <table:table-cell table:formula="of:=ROUND((SUM([.$B45:.M45])/COUNT([.$B45:.M45]));0)" office:value-type="float" office:value="0" calcext:value-type="float">
            <text:p>0</text:p>
          </table:table-cell>
          <table:table-cell table:formula="of:=ROUND((SUM([.$B45:.N45])/COUNT([.$B45:.N45]));0)" office:value-type="float" office:value="0" calcext:value-type="float">
            <text:p>0</text:p>
          </table:table-cell>
          <table:table-cell table:formula="of:=ROUND((SUM([.$B45:.O45])/COUNT([.$B45:.O45]));0)" office:value-type="float" office:value="0" calcext:value-type="float">
            <text:p>0</text:p>
          </table:table-cell>
          <table:table-cell table:formula="of:=ROUND((SUM([.$B45:.P45])/COUNT([.$B45:.P45]));0)" office:value-type="float" office:value="0" calcext:value-type="float">
            <text:p>0</text:p>
          </table:table-cell>
          <table:table-cell table:formula="of:=ROUND((SUM([.$B45:.Q45])/COUNT([.$B45:.Q4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46:.B46])/COUNT([.$B46:.B46]));0)" office:value-type="float" office:value="0" calcext:value-type="float">
            <text:p>0</text:p>
          </table:table-cell>
          <table:table-cell table:formula="of:=ROUND((SUM([.$B46:.C46])/COUNT([.$B46:.C46]));0)" office:value-type="float" office:value="0" calcext:value-type="float">
            <text:p>0</text:p>
          </table:table-cell>
          <table:table-cell table:formula="of:=ROUND((SUM([.$B46:.D46])/COUNT([.$B46:.D46]));0)" office:value-type="float" office:value="0" calcext:value-type="float">
            <text:p>0</text:p>
          </table:table-cell>
          <table:table-cell table:formula="of:=ROUND((SUM([.$B46:.E46])/COUNT([.$B46:.E46]));0)" office:value-type="float" office:value="0" calcext:value-type="float">
            <text:p>0</text:p>
          </table:table-cell>
          <table:table-cell table:formula="of:=ROUND((SUM([.$B46:.F46])/COUNT([.$B46:.F46]));0)" office:value-type="float" office:value="0" calcext:value-type="float">
            <text:p>0</text:p>
          </table:table-cell>
          <table:table-cell table:formula="of:=ROUND((SUM([.$B46:.G46])/COUNT([.$B46:.G46]));0)" office:value-type="float" office:value="0" calcext:value-type="float">
            <text:p>0</text:p>
          </table:table-cell>
          <table:table-cell table:formula="of:=ROUND((SUM([.$B46:.H46])/COUNT([.$B46:.H46]));0)" office:value-type="float" office:value="0" calcext:value-type="float">
            <text:p>0</text:p>
          </table:table-cell>
          <table:table-cell table:formula="of:=ROUND((SUM([.$B46:.I46])/COUNT([.$B46:.I46]));0)" office:value-type="float" office:value="0" calcext:value-type="float">
            <text:p>0</text:p>
          </table:table-cell>
          <table:table-cell table:formula="of:=ROUND((SUM([.$B46:.J46])/COUNT([.$B46:.J46]));0)" office:value-type="float" office:value="0" calcext:value-type="float">
            <text:p>0</text:p>
          </table:table-cell>
          <table:table-cell table:formula="of:=ROUND((SUM([.$B46:.K46])/COUNT([.$B46:.K46]));0)" office:value-type="float" office:value="0" calcext:value-type="float">
            <text:p>0</text:p>
          </table:table-cell>
          <table:table-cell table:formula="of:=ROUND((SUM([.$B46:.L46])/COUNT([.$B46:.L46]));0)" office:value-type="float" office:value="0" calcext:value-type="float">
            <text:p>0</text:p>
          </table:table-cell>
          <table:table-cell table:formula="of:=ROUND((SUM([.$B46:.M46])/COUNT([.$B46:.M46]));0)" office:value-type="float" office:value="0" calcext:value-type="float">
            <text:p>0</text:p>
          </table:table-cell>
          <table:table-cell table:formula="of:=ROUND((SUM([.$B46:.N46])/COUNT([.$B46:.N46]));0)" office:value-type="float" office:value="0" calcext:value-type="float">
            <text:p>0</text:p>
          </table:table-cell>
          <table:table-cell table:formula="of:=ROUND((SUM([.$B46:.O46])/COUNT([.$B46:.O46]));0)" office:value-type="float" office:value="0" calcext:value-type="float">
            <text:p>0</text:p>
          </table:table-cell>
          <table:table-cell table:formula="of:=ROUND((SUM([.$B46:.P46])/COUNT([.$B46:.P46]));0)" office:value-type="float" office:value="0" calcext:value-type="float">
            <text:p>0</text:p>
          </table:table-cell>
          <table:table-cell table:formula="of:=ROUND((SUM([.$B46:.Q46])/COUNT([.$B46:.Q4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7:.B47])/COUNT([.$B47:.B47]));0)" office:value-type="float" office:value="0" calcext:value-type="float">
            <text:p>0</text:p>
          </table:table-cell>
          <table:table-cell table:formula="of:=ROUND((SUM([.$B47:.C47])/COUNT([.$B47:.C47]));0)" office:value-type="float" office:value="0" calcext:value-type="float">
            <text:p>0</text:p>
          </table:table-cell>
          <table:table-cell table:formula="of:=ROUND((SUM([.$B47:.D47])/COUNT([.$B47:.D47]));0)" office:value-type="float" office:value="0" calcext:value-type="float">
            <text:p>0</text:p>
          </table:table-cell>
          <table:table-cell table:formula="of:=ROUND((SUM([.$B47:.E47])/COUNT([.$B47:.E47]));0)" office:value-type="float" office:value="0" calcext:value-type="float">
            <text:p>0</text:p>
          </table:table-cell>
          <table:table-cell table:formula="of:=ROUND((SUM([.$B47:.F47])/COUNT([.$B47:.F47]));0)" office:value-type="float" office:value="0" calcext:value-type="float">
            <text:p>0</text:p>
          </table:table-cell>
          <table:table-cell table:formula="of:=ROUND((SUM([.$B47:.G47])/COUNT([.$B47:.G47]));0)" office:value-type="float" office:value="0" calcext:value-type="float">
            <text:p>0</text:p>
          </table:table-cell>
          <table:table-cell table:formula="of:=ROUND((SUM([.$B47:.H47])/COUNT([.$B47:.H47]));0)" office:value-type="float" office:value="0" calcext:value-type="float">
            <text:p>0</text:p>
          </table:table-cell>
          <table:table-cell table:formula="of:=ROUND((SUM([.$B47:.I47])/COUNT([.$B47:.I47]));0)" office:value-type="float" office:value="0" calcext:value-type="float">
            <text:p>0</text:p>
          </table:table-cell>
          <table:table-cell table:formula="of:=ROUND((SUM([.$B47:.J47])/COUNT([.$B47:.J47]));0)" office:value-type="float" office:value="0" calcext:value-type="float">
            <text:p>0</text:p>
          </table:table-cell>
          <table:table-cell table:formula="of:=ROUND((SUM([.$B47:.K47])/COUNT([.$B47:.K47]));0)" office:value-type="float" office:value="0" calcext:value-type="float">
            <text:p>0</text:p>
          </table:table-cell>
          <table:table-cell table:formula="of:=ROUND((SUM([.$B47:.L47])/COUNT([.$B47:.L47]));0)" office:value-type="float" office:value="0" calcext:value-type="float">
            <text:p>0</text:p>
          </table:table-cell>
          <table:table-cell table:formula="of:=ROUND((SUM([.$B47:.M47])/COUNT([.$B47:.M47]));0)" office:value-type="float" office:value="0" calcext:value-type="float">
            <text:p>0</text:p>
          </table:table-cell>
          <table:table-cell table:formula="of:=ROUND((SUM([.$B47:.N47])/COUNT([.$B47:.N47]));0)" office:value-type="float" office:value="0" calcext:value-type="float">
            <text:p>0</text:p>
          </table:table-cell>
          <table:table-cell table:formula="of:=ROUND((SUM([.$B47:.O47])/COUNT([.$B47:.O47]));0)" office:value-type="float" office:value="0" calcext:value-type="float">
            <text:p>0</text:p>
          </table:table-cell>
          <table:table-cell table:formula="of:=ROUND((SUM([.$B47:.P47])/COUNT([.$B47:.P47]));0)" office:value-type="float" office:value="0" calcext:value-type="float">
            <text:p>0</text:p>
          </table:table-cell>
          <table:table-cell table:formula="of:=ROUND((SUM([.$B47:.Q47])/COUNT([.$B47:.Q4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8:.B48])/COUNT([.$B48:.B48]));0)" office:value-type="float" office:value="0" calcext:value-type="float">
            <text:p>0</text:p>
          </table:table-cell>
          <table:table-cell table:formula="of:=ROUND((SUM([.$B48:.C48])/COUNT([.$B48:.C48]));0)" office:value-type="float" office:value="0" calcext:value-type="float">
            <text:p>0</text:p>
          </table:table-cell>
          <table:table-cell table:formula="of:=ROUND((SUM([.$B48:.D48])/COUNT([.$B48:.D48]));0)" office:value-type="float" office:value="0" calcext:value-type="float">
            <text:p>0</text:p>
          </table:table-cell>
          <table:table-cell table:formula="of:=ROUND((SUM([.$B48:.E48])/COUNT([.$B48:.E48]));0)" office:value-type="float" office:value="0" calcext:value-type="float">
            <text:p>0</text:p>
          </table:table-cell>
          <table:table-cell table:formula="of:=ROUND((SUM([.$B48:.F48])/COUNT([.$B48:.F48]));0)" office:value-type="float" office:value="0" calcext:value-type="float">
            <text:p>0</text:p>
          </table:table-cell>
          <table:table-cell table:formula="of:=ROUND((SUM([.$B48:.G48])/COUNT([.$B48:.G48]));0)" office:value-type="float" office:value="0" calcext:value-type="float">
            <text:p>0</text:p>
          </table:table-cell>
          <table:table-cell table:formula="of:=ROUND((SUM([.$B48:.H48])/COUNT([.$B48:.H48]));0)" office:value-type="float" office:value="0" calcext:value-type="float">
            <text:p>0</text:p>
          </table:table-cell>
          <table:table-cell table:formula="of:=ROUND((SUM([.$B48:.I48])/COUNT([.$B48:.I48]));0)" office:value-type="float" office:value="0" calcext:value-type="float">
            <text:p>0</text:p>
          </table:table-cell>
          <table:table-cell table:formula="of:=ROUND((SUM([.$B48:.J48])/COUNT([.$B48:.J48]));0)" office:value-type="float" office:value="0" calcext:value-type="float">
            <text:p>0</text:p>
          </table:table-cell>
          <table:table-cell table:formula="of:=ROUND((SUM([.$B48:.K48])/COUNT([.$B48:.K48]));0)" office:value-type="float" office:value="0" calcext:value-type="float">
            <text:p>0</text:p>
          </table:table-cell>
          <table:table-cell table:formula="of:=ROUND((SUM([.$B48:.L48])/COUNT([.$B48:.L48]));0)" office:value-type="float" office:value="0" calcext:value-type="float">
            <text:p>0</text:p>
          </table:table-cell>
          <table:table-cell table:formula="of:=ROUND((SUM([.$B48:.M48])/COUNT([.$B48:.M48]));0)" office:value-type="float" office:value="0" calcext:value-type="float">
            <text:p>0</text:p>
          </table:table-cell>
          <table:table-cell table:formula="of:=ROUND((SUM([.$B48:.N48])/COUNT([.$B48:.N48]));0)" office:value-type="float" office:value="0" calcext:value-type="float">
            <text:p>0</text:p>
          </table:table-cell>
          <table:table-cell table:formula="of:=ROUND((SUM([.$B48:.O48])/COUNT([.$B48:.O48]));0)" office:value-type="float" office:value="0" calcext:value-type="float">
            <text:p>0</text:p>
          </table:table-cell>
          <table:table-cell table:formula="of:=ROUND((SUM([.$B48:.P48])/COUNT([.$B48:.P48]));0)" office:value-type="float" office:value="0" calcext:value-type="float">
            <text:p>0</text:p>
          </table:table-cell>
          <table:table-cell table:formula="of:=ROUND((SUM([.$B48:.Q48])/COUNT([.$B48:.Q4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49:.B49])/COUNT([.$B49:.B49]));0)" office:value-type="float" office:value="0" calcext:value-type="float">
            <text:p>0</text:p>
          </table:table-cell>
          <table:table-cell table:formula="of:=ROUND((SUM([.$B49:.C49])/COUNT([.$B49:.C49]));0)" office:value-type="float" office:value="0" calcext:value-type="float">
            <text:p>0</text:p>
          </table:table-cell>
          <table:table-cell table:formula="of:=ROUND((SUM([.$B49:.D49])/COUNT([.$B49:.D49]));0)" office:value-type="float" office:value="0" calcext:value-type="float">
            <text:p>0</text:p>
          </table:table-cell>
          <table:table-cell table:formula="of:=ROUND((SUM([.$B49:.E49])/COUNT([.$B49:.E49]));0)" office:value-type="float" office:value="0" calcext:value-type="float">
            <text:p>0</text:p>
          </table:table-cell>
          <table:table-cell table:formula="of:=ROUND((SUM([.$B49:.F49])/COUNT([.$B49:.F49]));0)" office:value-type="float" office:value="0" calcext:value-type="float">
            <text:p>0</text:p>
          </table:table-cell>
          <table:table-cell table:formula="of:=ROUND((SUM([.$B49:.G49])/COUNT([.$B49:.G49]));0)" office:value-type="float" office:value="0" calcext:value-type="float">
            <text:p>0</text:p>
          </table:table-cell>
          <table:table-cell table:formula="of:=ROUND((SUM([.$B49:.H49])/COUNT([.$B49:.H49]));0)" office:value-type="float" office:value="0" calcext:value-type="float">
            <text:p>0</text:p>
          </table:table-cell>
          <table:table-cell table:formula="of:=ROUND((SUM([.$B49:.I49])/COUNT([.$B49:.I49]));0)" office:value-type="float" office:value="0" calcext:value-type="float">
            <text:p>0</text:p>
          </table:table-cell>
          <table:table-cell table:formula="of:=ROUND((SUM([.$B49:.J49])/COUNT([.$B49:.J49]));0)" office:value-type="float" office:value="0" calcext:value-type="float">
            <text:p>0</text:p>
          </table:table-cell>
          <table:table-cell table:formula="of:=ROUND((SUM([.$B49:.K49])/COUNT([.$B49:.K49]));0)" office:value-type="float" office:value="0" calcext:value-type="float">
            <text:p>0</text:p>
          </table:table-cell>
          <table:table-cell table:formula="of:=ROUND((SUM([.$B49:.L49])/COUNT([.$B49:.L49]));0)" office:value-type="float" office:value="0" calcext:value-type="float">
            <text:p>0</text:p>
          </table:table-cell>
          <table:table-cell table:formula="of:=ROUND((SUM([.$B49:.M49])/COUNT([.$B49:.M49]));0)" office:value-type="float" office:value="0" calcext:value-type="float">
            <text:p>0</text:p>
          </table:table-cell>
          <table:table-cell table:formula="of:=ROUND((SUM([.$B49:.N49])/COUNT([.$B49:.N49]));0)" office:value-type="float" office:value="0" calcext:value-type="float">
            <text:p>0</text:p>
          </table:table-cell>
          <table:table-cell table:formula="of:=ROUND((SUM([.$B49:.O49])/COUNT([.$B49:.O49]));0)" office:value-type="float" office:value="0" calcext:value-type="float">
            <text:p>0</text:p>
          </table:table-cell>
          <table:table-cell table:formula="of:=ROUND((SUM([.$B49:.P49])/COUNT([.$B49:.P49]));0)" office:value-type="float" office:value="0" calcext:value-type="float">
            <text:p>0</text:p>
          </table:table-cell>
          <table:table-cell table:formula="of:=ROUND((SUM([.$B49:.Q49])/COUNT([.$B49:.Q4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(SUM([.$B50:.B50])/COUNT([.$B50:.B50]));0)" office:value-type="float" office:value="0" calcext:value-type="float">
            <text:p>0</text:p>
          </table:table-cell>
          <table:table-cell table:formula="of:=ROUND((SUM([.$B50:.C50])/COUNT([.$B50:.C50]));0)" office:value-type="float" office:value="0" calcext:value-type="float">
            <text:p>0</text:p>
          </table:table-cell>
          <table:table-cell table:formula="of:=ROUND((SUM([.$B50:.D50])/COUNT([.$B50:.D50]));0)" office:value-type="float" office:value="0" calcext:value-type="float">
            <text:p>0</text:p>
          </table:table-cell>
          <table:table-cell table:formula="of:=ROUND((SUM([.$B50:.E50])/COUNT([.$B50:.E50]));0)" office:value-type="float" office:value="0" calcext:value-type="float">
            <text:p>0</text:p>
          </table:table-cell>
          <table:table-cell table:formula="of:=ROUND((SUM([.$B50:.F50])/COUNT([.$B50:.F50]));0)" office:value-type="float" office:value="0" calcext:value-type="float">
            <text:p>0</text:p>
          </table:table-cell>
          <table:table-cell table:formula="of:=ROUND((SUM([.$B50:.G50])/COUNT([.$B50:.G50]));0)" office:value-type="float" office:value="0" calcext:value-type="float">
            <text:p>0</text:p>
          </table:table-cell>
          <table:table-cell table:formula="of:=ROUND((SUM([.$B50:.H50])/COUNT([.$B50:.H50]));0)" office:value-type="float" office:value="0" calcext:value-type="float">
            <text:p>0</text:p>
          </table:table-cell>
          <table:table-cell table:formula="of:=ROUND((SUM([.$B50:.I50])/COUNT([.$B50:.I50]));0)" office:value-type="float" office:value="0" calcext:value-type="float">
            <text:p>0</text:p>
          </table:table-cell>
          <table:table-cell table:formula="of:=ROUND((SUM([.$B50:.J50])/COUNT([.$B50:.J50]));0)" office:value-type="float" office:value="0" calcext:value-type="float">
            <text:p>0</text:p>
          </table:table-cell>
          <table:table-cell table:formula="of:=ROUND((SUM([.$B50:.K50])/COUNT([.$B50:.K50]));0)" office:value-type="float" office:value="0" calcext:value-type="float">
            <text:p>0</text:p>
          </table:table-cell>
          <table:table-cell table:formula="of:=ROUND((SUM([.$B50:.L50])/COUNT([.$B50:.L50]));0)" office:value-type="float" office:value="0" calcext:value-type="float">
            <text:p>0</text:p>
          </table:table-cell>
          <table:table-cell table:formula="of:=ROUND((SUM([.$B50:.M50])/COUNT([.$B50:.M50]));0)" office:value-type="float" office:value="0" calcext:value-type="float">
            <text:p>0</text:p>
          </table:table-cell>
          <table:table-cell table:formula="of:=ROUND((SUM([.$B50:.N50])/COUNT([.$B50:.N50]));0)" office:value-type="float" office:value="0" calcext:value-type="float">
            <text:p>0</text:p>
          </table:table-cell>
          <table:table-cell table:formula="of:=ROUND((SUM([.$B50:.O50])/COUNT([.$B50:.O50]));0)" office:value-type="float" office:value="0" calcext:value-type="float">
            <text:p>0</text:p>
          </table:table-cell>
          <table:table-cell table:formula="of:=ROUND((SUM([.$B50:.P50])/COUNT([.$B50:.P50]));0)" office:value-type="float" office:value="0" calcext:value-type="float">
            <text:p>0</text:p>
          </table:table-cell>
          <table:table-cell table:formula="of:=ROUND((SUM([.$B50:.Q50])/COUNT([.$B50:.Q5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51:.B51])/COUNT([.$B51:.B51]));0)" office:value-type="float" office:value="0" calcext:value-type="float">
            <text:p>0</text:p>
          </table:table-cell>
          <table:table-cell table:formula="of:=ROUND((SUM([.$B51:.C51])/COUNT([.$B51:.C51]));0)" office:value-type="float" office:value="0" calcext:value-type="float">
            <text:p>0</text:p>
          </table:table-cell>
          <table:table-cell table:formula="of:=ROUND((SUM([.$B51:.D51])/COUNT([.$B51:.D51]));0)" office:value-type="float" office:value="0" calcext:value-type="float">
            <text:p>0</text:p>
          </table:table-cell>
          <table:table-cell table:formula="of:=ROUND((SUM([.$B51:.E51])/COUNT([.$B51:.E51]));0)" office:value-type="float" office:value="0" calcext:value-type="float">
            <text:p>0</text:p>
          </table:table-cell>
          <table:table-cell table:formula="of:=ROUND((SUM([.$B51:.F51])/COUNT([.$B51:.F51]));0)" office:value-type="float" office:value="0" calcext:value-type="float">
            <text:p>0</text:p>
          </table:table-cell>
          <table:table-cell table:formula="of:=ROUND((SUM([.$B51:.G51])/COUNT([.$B51:.G51]));0)" office:value-type="float" office:value="0" calcext:value-type="float">
            <text:p>0</text:p>
          </table:table-cell>
          <table:table-cell table:formula="of:=ROUND((SUM([.$B51:.H51])/COUNT([.$B51:.H51]));0)" office:value-type="float" office:value="0" calcext:value-type="float">
            <text:p>0</text:p>
          </table:table-cell>
          <table:table-cell table:formula="of:=ROUND((SUM([.$B51:.I51])/COUNT([.$B51:.I51]));0)" office:value-type="float" office:value="0" calcext:value-type="float">
            <text:p>0</text:p>
          </table:table-cell>
          <table:table-cell table:formula="of:=ROUND((SUM([.$B51:.J51])/COUNT([.$B51:.J51]));0)" office:value-type="float" office:value="0" calcext:value-type="float">
            <text:p>0</text:p>
          </table:table-cell>
          <table:table-cell table:formula="of:=ROUND((SUM([.$B51:.K51])/COUNT([.$B51:.K51]));0)" office:value-type="float" office:value="0" calcext:value-type="float">
            <text:p>0</text:p>
          </table:table-cell>
          <table:table-cell table:formula="of:=ROUND((SUM([.$B51:.L51])/COUNT([.$B51:.L51]));0)" office:value-type="float" office:value="0" calcext:value-type="float">
            <text:p>0</text:p>
          </table:table-cell>
          <table:table-cell table:formula="of:=ROUND((SUM([.$B51:.M51])/COUNT([.$B51:.M51]));0)" office:value-type="float" office:value="0" calcext:value-type="float">
            <text:p>0</text:p>
          </table:table-cell>
          <table:table-cell table:formula="of:=ROUND((SUM([.$B51:.N51])/COUNT([.$B51:.N51]));0)" office:value-type="float" office:value="0" calcext:value-type="float">
            <text:p>0</text:p>
          </table:table-cell>
          <table:table-cell table:formula="of:=ROUND((SUM([.$B51:.O51])/COUNT([.$B51:.O51]));0)" office:value-type="float" office:value="0" calcext:value-type="float">
            <text:p>0</text:p>
          </table:table-cell>
          <table:table-cell table:formula="of:=ROUND((SUM([.$B51:.P51])/COUNT([.$B51:.P51]));0)" office:value-type="float" office:value="0" calcext:value-type="float">
            <text:p>0</text:p>
          </table:table-cell>
          <table:table-cell table:formula="of:=ROUND((SUM([.$B51:.Q51])/COUNT([.$B51:.Q5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52:.B52])/COUNT([.$B52:.B52]));0)" office:value-type="float" office:value="0" calcext:value-type="float">
            <text:p>0</text:p>
          </table:table-cell>
          <table:table-cell table:formula="of:=ROUND((SUM([.$B52:.C52])/COUNT([.$B52:.C52]));0)" office:value-type="float" office:value="0" calcext:value-type="float">
            <text:p>0</text:p>
          </table:table-cell>
          <table:table-cell table:formula="of:=ROUND((SUM([.$B52:.D52])/COUNT([.$B52:.D52]));0)" office:value-type="float" office:value="0" calcext:value-type="float">
            <text:p>0</text:p>
          </table:table-cell>
          <table:table-cell table:formula="of:=ROUND((SUM([.$B52:.E52])/COUNT([.$B52:.E52]));0)" office:value-type="float" office:value="0" calcext:value-type="float">
            <text:p>0</text:p>
          </table:table-cell>
          <table:table-cell table:formula="of:=ROUND((SUM([.$B52:.F52])/COUNT([.$B52:.F52]));0)" office:value-type="float" office:value="0" calcext:value-type="float">
            <text:p>0</text:p>
          </table:table-cell>
          <table:table-cell table:formula="of:=ROUND((SUM([.$B52:.G52])/COUNT([.$B52:.G52]));0)" office:value-type="float" office:value="0" calcext:value-type="float">
            <text:p>0</text:p>
          </table:table-cell>
          <table:table-cell table:formula="of:=ROUND((SUM([.$B52:.H52])/COUNT([.$B52:.H52]));0)" office:value-type="float" office:value="0" calcext:value-type="float">
            <text:p>0</text:p>
          </table:table-cell>
          <table:table-cell table:formula="of:=ROUND((SUM([.$B52:.I52])/COUNT([.$B52:.I52]));0)" office:value-type="float" office:value="0" calcext:value-type="float">
            <text:p>0</text:p>
          </table:table-cell>
          <table:table-cell table:formula="of:=ROUND((SUM([.$B52:.J52])/COUNT([.$B52:.J52]));0)" office:value-type="float" office:value="0" calcext:value-type="float">
            <text:p>0</text:p>
          </table:table-cell>
          <table:table-cell table:formula="of:=ROUND((SUM([.$B52:.K52])/COUNT([.$B52:.K52]));0)" office:value-type="float" office:value="0" calcext:value-type="float">
            <text:p>0</text:p>
          </table:table-cell>
          <table:table-cell table:formula="of:=ROUND((SUM([.$B52:.L52])/COUNT([.$B52:.L52]));0)" office:value-type="float" office:value="0" calcext:value-type="float">
            <text:p>0</text:p>
          </table:table-cell>
          <table:table-cell table:formula="of:=ROUND((SUM([.$B52:.M52])/COUNT([.$B52:.M52]));0)" office:value-type="float" office:value="0" calcext:value-type="float">
            <text:p>0</text:p>
          </table:table-cell>
          <table:table-cell table:formula="of:=ROUND((SUM([.$B52:.N52])/COUNT([.$B52:.N52]));0)" office:value-type="float" office:value="0" calcext:value-type="float">
            <text:p>0</text:p>
          </table:table-cell>
          <table:table-cell table:formula="of:=ROUND((SUM([.$B52:.O52])/COUNT([.$B52:.O52]));0)" office:value-type="float" office:value="0" calcext:value-type="float">
            <text:p>0</text:p>
          </table:table-cell>
          <table:table-cell table:formula="of:=ROUND((SUM([.$B52:.P52])/COUNT([.$B52:.P52]));0)" office:value-type="float" office:value="0" calcext:value-type="float">
            <text:p>0</text:p>
          </table:table-cell>
          <table:table-cell table:formula="of:=ROUND((SUM([.$B52:.Q52])/COUNT([.$B52:.Q5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53:.B53])/COUNT([.$B53:.B53]));0)" office:value-type="float" office:value="0" calcext:value-type="float">
            <text:p>0</text:p>
          </table:table-cell>
          <table:table-cell table:formula="of:=ROUND((SUM([.$B53:.C53])/COUNT([.$B53:.C53]));0)" office:value-type="float" office:value="0" calcext:value-type="float">
            <text:p>0</text:p>
          </table:table-cell>
          <table:table-cell table:formula="of:=ROUND((SUM([.$B53:.D53])/COUNT([.$B53:.D53]));0)" office:value-type="float" office:value="0" calcext:value-type="float">
            <text:p>0</text:p>
          </table:table-cell>
          <table:table-cell table:formula="of:=ROUND((SUM([.$B53:.E53])/COUNT([.$B53:.E53]));0)" office:value-type="float" office:value="0" calcext:value-type="float">
            <text:p>0</text:p>
          </table:table-cell>
          <table:table-cell table:formula="of:=ROUND((SUM([.$B53:.F53])/COUNT([.$B53:.F53]));0)" office:value-type="float" office:value="0" calcext:value-type="float">
            <text:p>0</text:p>
          </table:table-cell>
          <table:table-cell table:formula="of:=ROUND((SUM([.$B53:.G53])/COUNT([.$B53:.G53]));0)" office:value-type="float" office:value="0" calcext:value-type="float">
            <text:p>0</text:p>
          </table:table-cell>
          <table:table-cell table:formula="of:=ROUND((SUM([.$B53:.H53])/COUNT([.$B53:.H53]));0)" office:value-type="float" office:value="0" calcext:value-type="float">
            <text:p>0</text:p>
          </table:table-cell>
          <table:table-cell table:formula="of:=ROUND((SUM([.$B53:.I53])/COUNT([.$B53:.I53]));0)" office:value-type="float" office:value="0" calcext:value-type="float">
            <text:p>0</text:p>
          </table:table-cell>
          <table:table-cell table:formula="of:=ROUND((SUM([.$B53:.J53])/COUNT([.$B53:.J53]));0)" office:value-type="float" office:value="0" calcext:value-type="float">
            <text:p>0</text:p>
          </table:table-cell>
          <table:table-cell table:formula="of:=ROUND((SUM([.$B53:.K53])/COUNT([.$B53:.K53]));0)" office:value-type="float" office:value="0" calcext:value-type="float">
            <text:p>0</text:p>
          </table:table-cell>
          <table:table-cell table:formula="of:=ROUND((SUM([.$B53:.L53])/COUNT([.$B53:.L53]));0)" office:value-type="float" office:value="0" calcext:value-type="float">
            <text:p>0</text:p>
          </table:table-cell>
          <table:table-cell table:formula="of:=ROUND((SUM([.$B53:.M53])/COUNT([.$B53:.M53]));0)" office:value-type="float" office:value="0" calcext:value-type="float">
            <text:p>0</text:p>
          </table:table-cell>
          <table:table-cell table:formula="of:=ROUND((SUM([.$B53:.N53])/COUNT([.$B53:.N53]));0)" office:value-type="float" office:value="0" calcext:value-type="float">
            <text:p>0</text:p>
          </table:table-cell>
          <table:table-cell table:formula="of:=ROUND((SUM([.$B53:.O53])/COUNT([.$B53:.O53]));0)" office:value-type="float" office:value="0" calcext:value-type="float">
            <text:p>0</text:p>
          </table:table-cell>
          <table:table-cell table:formula="of:=ROUND((SUM([.$B53:.P53])/COUNT([.$B53:.P53]));0)" office:value-type="float" office:value="0" calcext:value-type="float">
            <text:p>0</text:p>
          </table:table-cell>
          <table:table-cell table:formula="of:=ROUND((SUM([.$B53:.Q53])/COUNT([.$B53:.Q5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54:.B54])/COUNT([.$B54:.B54]));0)" office:value-type="float" office:value="0" calcext:value-type="float">
            <text:p>0</text:p>
          </table:table-cell>
          <table:table-cell table:formula="of:=ROUND((SUM([.$B54:.C54])/COUNT([.$B54:.C54]));0)" office:value-type="float" office:value="0" calcext:value-type="float">
            <text:p>0</text:p>
          </table:table-cell>
          <table:table-cell table:formula="of:=ROUND((SUM([.$B54:.D54])/COUNT([.$B54:.D54]));0)" office:value-type="float" office:value="0" calcext:value-type="float">
            <text:p>0</text:p>
          </table:table-cell>
          <table:table-cell table:formula="of:=ROUND((SUM([.$B54:.E54])/COUNT([.$B54:.E54]));0)" office:value-type="float" office:value="0" calcext:value-type="float">
            <text:p>0</text:p>
          </table:table-cell>
          <table:table-cell table:formula="of:=ROUND((SUM([.$B54:.F54])/COUNT([.$B54:.F54]));0)" office:value-type="float" office:value="0" calcext:value-type="float">
            <text:p>0</text:p>
          </table:table-cell>
          <table:table-cell table:formula="of:=ROUND((SUM([.$B54:.G54])/COUNT([.$B54:.G54]));0)" office:value-type="float" office:value="0" calcext:value-type="float">
            <text:p>0</text:p>
          </table:table-cell>
          <table:table-cell table:formula="of:=ROUND((SUM([.$B54:.H54])/COUNT([.$B54:.H54]));0)" office:value-type="float" office:value="0" calcext:value-type="float">
            <text:p>0</text:p>
          </table:table-cell>
          <table:table-cell table:formula="of:=ROUND((SUM([.$B54:.I54])/COUNT([.$B54:.I54]));0)" office:value-type="float" office:value="0" calcext:value-type="float">
            <text:p>0</text:p>
          </table:table-cell>
          <table:table-cell table:formula="of:=ROUND((SUM([.$B54:.J54])/COUNT([.$B54:.J54]));0)" office:value-type="float" office:value="0" calcext:value-type="float">
            <text:p>0</text:p>
          </table:table-cell>
          <table:table-cell table:formula="of:=ROUND((SUM([.$B54:.K54])/COUNT([.$B54:.K54]));0)" office:value-type="float" office:value="0" calcext:value-type="float">
            <text:p>0</text:p>
          </table:table-cell>
          <table:table-cell table:formula="of:=ROUND((SUM([.$B54:.L54])/COUNT([.$B54:.L54]));0)" office:value-type="float" office:value="0" calcext:value-type="float">
            <text:p>0</text:p>
          </table:table-cell>
          <table:table-cell table:formula="of:=ROUND((SUM([.$B54:.M54])/COUNT([.$B54:.M54]));0)" office:value-type="float" office:value="0" calcext:value-type="float">
            <text:p>0</text:p>
          </table:table-cell>
          <table:table-cell table:formula="of:=ROUND((SUM([.$B54:.N54])/COUNT([.$B54:.N54]));0)" office:value-type="float" office:value="0" calcext:value-type="float">
            <text:p>0</text:p>
          </table:table-cell>
          <table:table-cell table:formula="of:=ROUND((SUM([.$B54:.O54])/COUNT([.$B54:.O54]));0)" office:value-type="float" office:value="0" calcext:value-type="float">
            <text:p>0</text:p>
          </table:table-cell>
          <table:table-cell table:formula="of:=ROUND((SUM([.$B54:.P54])/COUNT([.$B54:.P54]));0)" office:value-type="float" office:value="0" calcext:value-type="float">
            <text:p>0</text:p>
          </table:table-cell>
          <table:table-cell table:formula="of:=ROUND((SUM([.$B54:.Q54])/COUNT([.$B54:.Q5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55:.B55])/COUNT([.$B55:.B55]));0)" office:value-type="float" office:value="0" calcext:value-type="float">
            <text:p>0</text:p>
          </table:table-cell>
          <table:table-cell table:formula="of:=ROUND((SUM([.$B55:.C55])/COUNT([.$B55:.C55]));0)" office:value-type="float" office:value="0" calcext:value-type="float">
            <text:p>0</text:p>
          </table:table-cell>
          <table:table-cell table:formula="of:=ROUND((SUM([.$B55:.D55])/COUNT([.$B55:.D55]));0)" office:value-type="float" office:value="0" calcext:value-type="float">
            <text:p>0</text:p>
          </table:table-cell>
          <table:table-cell table:formula="of:=ROUND((SUM([.$B55:.E55])/COUNT([.$B55:.E55]));0)" office:value-type="float" office:value="0" calcext:value-type="float">
            <text:p>0</text:p>
          </table:table-cell>
          <table:table-cell table:formula="of:=ROUND((SUM([.$B55:.F55])/COUNT([.$B55:.F55]));0)" office:value-type="float" office:value="0" calcext:value-type="float">
            <text:p>0</text:p>
          </table:table-cell>
          <table:table-cell table:formula="of:=ROUND((SUM([.$B55:.G55])/COUNT([.$B55:.G55]));0)" office:value-type="float" office:value="0" calcext:value-type="float">
            <text:p>0</text:p>
          </table:table-cell>
          <table:table-cell table:formula="of:=ROUND((SUM([.$B55:.H55])/COUNT([.$B55:.H55]));0)" office:value-type="float" office:value="0" calcext:value-type="float">
            <text:p>0</text:p>
          </table:table-cell>
          <table:table-cell table:formula="of:=ROUND((SUM([.$B55:.I55])/COUNT([.$B55:.I55]));0)" office:value-type="float" office:value="0" calcext:value-type="float">
            <text:p>0</text:p>
          </table:table-cell>
          <table:table-cell table:formula="of:=ROUND((SUM([.$B55:.J55])/COUNT([.$B55:.J55]));0)" office:value-type="float" office:value="0" calcext:value-type="float">
            <text:p>0</text:p>
          </table:table-cell>
          <table:table-cell table:formula="of:=ROUND((SUM([.$B55:.K55])/COUNT([.$B55:.K55]));0)" office:value-type="float" office:value="0" calcext:value-type="float">
            <text:p>0</text:p>
          </table:table-cell>
          <table:table-cell table:formula="of:=ROUND((SUM([.$B55:.L55])/COUNT([.$B55:.L55]));0)" office:value-type="float" office:value="0" calcext:value-type="float">
            <text:p>0</text:p>
          </table:table-cell>
          <table:table-cell table:formula="of:=ROUND((SUM([.$B55:.M55])/COUNT([.$B55:.M55]));0)" office:value-type="float" office:value="0" calcext:value-type="float">
            <text:p>0</text:p>
          </table:table-cell>
          <table:table-cell table:formula="of:=ROUND((SUM([.$B55:.N55])/COUNT([.$B55:.N55]));0)" office:value-type="float" office:value="0" calcext:value-type="float">
            <text:p>0</text:p>
          </table:table-cell>
          <table:table-cell table:formula="of:=ROUND((SUM([.$B55:.O55])/COUNT([.$B55:.O55]));0)" office:value-type="float" office:value="0" calcext:value-type="float">
            <text:p>0</text:p>
          </table:table-cell>
          <table:table-cell table:formula="of:=ROUND((SUM([.$B55:.P55])/COUNT([.$B55:.P55]));0)" office:value-type="float" office:value="0" calcext:value-type="float">
            <text:p>0</text:p>
          </table:table-cell>
          <table:table-cell table:formula="of:=ROUND((SUM([.$B55:.Q55])/COUNT([.$B55:.Q5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56:.B56])/COUNT([.$B56:.B56]));0)" office:value-type="float" office:value="0" calcext:value-type="float">
            <text:p>0</text:p>
          </table:table-cell>
          <table:table-cell table:formula="of:=ROUND((SUM([.$B56:.C56])/COUNT([.$B56:.C56]));0)" office:value-type="float" office:value="0" calcext:value-type="float">
            <text:p>0</text:p>
          </table:table-cell>
          <table:table-cell table:formula="of:=ROUND((SUM([.$B56:.D56])/COUNT([.$B56:.D56]));0)" office:value-type="float" office:value="0" calcext:value-type="float">
            <text:p>0</text:p>
          </table:table-cell>
          <table:table-cell table:formula="of:=ROUND((SUM([.$B56:.E56])/COUNT([.$B56:.E56]));0)" office:value-type="float" office:value="0" calcext:value-type="float">
            <text:p>0</text:p>
          </table:table-cell>
          <table:table-cell table:formula="of:=ROUND((SUM([.$B56:.F56])/COUNT([.$B56:.F56]));0)" office:value-type="float" office:value="0" calcext:value-type="float">
            <text:p>0</text:p>
          </table:table-cell>
          <table:table-cell table:formula="of:=ROUND((SUM([.$B56:.G56])/COUNT([.$B56:.G56]));0)" office:value-type="float" office:value="0" calcext:value-type="float">
            <text:p>0</text:p>
          </table:table-cell>
          <table:table-cell table:formula="of:=ROUND((SUM([.$B56:.H56])/COUNT([.$B56:.H56]));0)" office:value-type="float" office:value="0" calcext:value-type="float">
            <text:p>0</text:p>
          </table:table-cell>
          <table:table-cell table:formula="of:=ROUND((SUM([.$B56:.I56])/COUNT([.$B56:.I56]));0)" office:value-type="float" office:value="0" calcext:value-type="float">
            <text:p>0</text:p>
          </table:table-cell>
          <table:table-cell table:formula="of:=ROUND((SUM([.$B56:.J56])/COUNT([.$B56:.J56]));0)" office:value-type="float" office:value="0" calcext:value-type="float">
            <text:p>0</text:p>
          </table:table-cell>
          <table:table-cell table:formula="of:=ROUND((SUM([.$B56:.K56])/COUNT([.$B56:.K56]));0)" office:value-type="float" office:value="0" calcext:value-type="float">
            <text:p>0</text:p>
          </table:table-cell>
          <table:table-cell table:formula="of:=ROUND((SUM([.$B56:.L56])/COUNT([.$B56:.L56]));0)" office:value-type="float" office:value="0" calcext:value-type="float">
            <text:p>0</text:p>
          </table:table-cell>
          <table:table-cell table:formula="of:=ROUND((SUM([.$B56:.M56])/COUNT([.$B56:.M56]));0)" office:value-type="float" office:value="0" calcext:value-type="float">
            <text:p>0</text:p>
          </table:table-cell>
          <table:table-cell table:formula="of:=ROUND((SUM([.$B56:.N56])/COUNT([.$B56:.N56]));0)" office:value-type="float" office:value="0" calcext:value-type="float">
            <text:p>0</text:p>
          </table:table-cell>
          <table:table-cell table:formula="of:=ROUND((SUM([.$B56:.O56])/COUNT([.$B56:.O56]));0)" office:value-type="float" office:value="0" calcext:value-type="float">
            <text:p>0</text:p>
          </table:table-cell>
          <table:table-cell table:formula="of:=ROUND((SUM([.$B56:.P56])/COUNT([.$B56:.P56]));0)" office:value-type="float" office:value="0" calcext:value-type="float">
            <text:p>0</text:p>
          </table:table-cell>
          <table:table-cell table:formula="of:=ROUND((SUM([.$B56:.Q56])/COUNT([.$B56:.Q5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57:.B57])/COUNT([.$B57:.B57]));0)" office:value-type="float" office:value="0" calcext:value-type="float">
            <text:p>0</text:p>
          </table:table-cell>
          <table:table-cell table:formula="of:=ROUND((SUM([.$B57:.C57])/COUNT([.$B57:.C57]));0)" office:value-type="float" office:value="0" calcext:value-type="float">
            <text:p>0</text:p>
          </table:table-cell>
          <table:table-cell table:formula="of:=ROUND((SUM([.$B57:.D57])/COUNT([.$B57:.D57]));0)" office:value-type="float" office:value="0" calcext:value-type="float">
            <text:p>0</text:p>
          </table:table-cell>
          <table:table-cell table:formula="of:=ROUND((SUM([.$B57:.E57])/COUNT([.$B57:.E57]));0)" office:value-type="float" office:value="0" calcext:value-type="float">
            <text:p>0</text:p>
          </table:table-cell>
          <table:table-cell table:formula="of:=ROUND((SUM([.$B57:.F57])/COUNT([.$B57:.F57]));0)" office:value-type="float" office:value="0" calcext:value-type="float">
            <text:p>0</text:p>
          </table:table-cell>
          <table:table-cell table:formula="of:=ROUND((SUM([.$B57:.G57])/COUNT([.$B57:.G57]));0)" office:value-type="float" office:value="0" calcext:value-type="float">
            <text:p>0</text:p>
          </table:table-cell>
          <table:table-cell table:formula="of:=ROUND((SUM([.$B57:.H57])/COUNT([.$B57:.H57]));0)" office:value-type="float" office:value="0" calcext:value-type="float">
            <text:p>0</text:p>
          </table:table-cell>
          <table:table-cell table:formula="of:=ROUND((SUM([.$B57:.I57])/COUNT([.$B57:.I57]));0)" office:value-type="float" office:value="0" calcext:value-type="float">
            <text:p>0</text:p>
          </table:table-cell>
          <table:table-cell table:formula="of:=ROUND((SUM([.$B57:.J57])/COUNT([.$B57:.J57]));0)" office:value-type="float" office:value="0" calcext:value-type="float">
            <text:p>0</text:p>
          </table:table-cell>
          <table:table-cell table:formula="of:=ROUND((SUM([.$B57:.K57])/COUNT([.$B57:.K57]));0)" office:value-type="float" office:value="0" calcext:value-type="float">
            <text:p>0</text:p>
          </table:table-cell>
          <table:table-cell table:formula="of:=ROUND((SUM([.$B57:.L57])/COUNT([.$B57:.L57]));0)" office:value-type="float" office:value="0" calcext:value-type="float">
            <text:p>0</text:p>
          </table:table-cell>
          <table:table-cell table:formula="of:=ROUND((SUM([.$B57:.M57])/COUNT([.$B57:.M57]));0)" office:value-type="float" office:value="0" calcext:value-type="float">
            <text:p>0</text:p>
          </table:table-cell>
          <table:table-cell table:formula="of:=ROUND((SUM([.$B57:.N57])/COUNT([.$B57:.N57]));0)" office:value-type="float" office:value="0" calcext:value-type="float">
            <text:p>0</text:p>
          </table:table-cell>
          <table:table-cell table:formula="of:=ROUND((SUM([.$B57:.O57])/COUNT([.$B57:.O57]));0)" office:value-type="float" office:value="0" calcext:value-type="float">
            <text:p>0</text:p>
          </table:table-cell>
          <table:table-cell table:formula="of:=ROUND((SUM([.$B57:.P57])/COUNT([.$B57:.P57]));0)" office:value-type="float" office:value="0" calcext:value-type="float">
            <text:p>0</text:p>
          </table:table-cell>
          <table:table-cell table:formula="of:=ROUND((SUM([.$B57:.Q57])/COUNT([.$B57:.Q5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58:.B58])/COUNT([.$B58:.B58]));0)" office:value-type="float" office:value="0" calcext:value-type="float">
            <text:p>0</text:p>
          </table:table-cell>
          <table:table-cell table:formula="of:=ROUND((SUM([.$B58:.C58])/COUNT([.$B58:.C58]));0)" office:value-type="float" office:value="0" calcext:value-type="float">
            <text:p>0</text:p>
          </table:table-cell>
          <table:table-cell table:formula="of:=ROUND((SUM([.$B58:.D58])/COUNT([.$B58:.D58]));0)" office:value-type="float" office:value="0" calcext:value-type="float">
            <text:p>0</text:p>
          </table:table-cell>
          <table:table-cell table:formula="of:=ROUND((SUM([.$B58:.E58])/COUNT([.$B58:.E58]));0)" office:value-type="float" office:value="0" calcext:value-type="float">
            <text:p>0</text:p>
          </table:table-cell>
          <table:table-cell table:formula="of:=ROUND((SUM([.$B58:.F58])/COUNT([.$B58:.F58]));0)" office:value-type="float" office:value="0" calcext:value-type="float">
            <text:p>0</text:p>
          </table:table-cell>
          <table:table-cell table:formula="of:=ROUND((SUM([.$B58:.G58])/COUNT([.$B58:.G58]));0)" office:value-type="float" office:value="0" calcext:value-type="float">
            <text:p>0</text:p>
          </table:table-cell>
          <table:table-cell table:formula="of:=ROUND((SUM([.$B58:.H58])/COUNT([.$B58:.H58]));0)" office:value-type="float" office:value="0" calcext:value-type="float">
            <text:p>0</text:p>
          </table:table-cell>
          <table:table-cell table:formula="of:=ROUND((SUM([.$B58:.I58])/COUNT([.$B58:.I58]));0)" office:value-type="float" office:value="0" calcext:value-type="float">
            <text:p>0</text:p>
          </table:table-cell>
          <table:table-cell table:formula="of:=ROUND((SUM([.$B58:.J58])/COUNT([.$B58:.J58]));0)" office:value-type="float" office:value="0" calcext:value-type="float">
            <text:p>0</text:p>
          </table:table-cell>
          <table:table-cell table:formula="of:=ROUND((SUM([.$B58:.K58])/COUNT([.$B58:.K58]));0)" office:value-type="float" office:value="0" calcext:value-type="float">
            <text:p>0</text:p>
          </table:table-cell>
          <table:table-cell table:formula="of:=ROUND((SUM([.$B58:.L58])/COUNT([.$B58:.L58]));0)" office:value-type="float" office:value="0" calcext:value-type="float">
            <text:p>0</text:p>
          </table:table-cell>
          <table:table-cell table:formula="of:=ROUND((SUM([.$B58:.M58])/COUNT([.$B58:.M58]));0)" office:value-type="float" office:value="0" calcext:value-type="float">
            <text:p>0</text:p>
          </table:table-cell>
          <table:table-cell table:formula="of:=ROUND((SUM([.$B58:.N58])/COUNT([.$B58:.N58]));0)" office:value-type="float" office:value="0" calcext:value-type="float">
            <text:p>0</text:p>
          </table:table-cell>
          <table:table-cell table:formula="of:=ROUND((SUM([.$B58:.O58])/COUNT([.$B58:.O58]));0)" office:value-type="float" office:value="0" calcext:value-type="float">
            <text:p>0</text:p>
          </table:table-cell>
          <table:table-cell table:formula="of:=ROUND((SUM([.$B58:.P58])/COUNT([.$B58:.P58]));0)" office:value-type="float" office:value="0" calcext:value-type="float">
            <text:p>0</text:p>
          </table:table-cell>
          <table:table-cell table:formula="of:=ROUND((SUM([.$B58:.Q58])/COUNT([.$B58:.Q5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59:.B59])/COUNT([.$B59:.B59]));0)" office:value-type="float" office:value="0" calcext:value-type="float">
            <text:p>0</text:p>
          </table:table-cell>
          <table:table-cell table:formula="of:=ROUND((SUM([.$B59:.C59])/COUNT([.$B59:.C59]));0)" office:value-type="float" office:value="0" calcext:value-type="float">
            <text:p>0</text:p>
          </table:table-cell>
          <table:table-cell table:formula="of:=ROUND((SUM([.$B59:.D59])/COUNT([.$B59:.D59]));0)" office:value-type="float" office:value="0" calcext:value-type="float">
            <text:p>0</text:p>
          </table:table-cell>
          <table:table-cell table:formula="of:=ROUND((SUM([.$B59:.E59])/COUNT([.$B59:.E59]));0)" office:value-type="float" office:value="0" calcext:value-type="float">
            <text:p>0</text:p>
          </table:table-cell>
          <table:table-cell table:formula="of:=ROUND((SUM([.$B59:.F59])/COUNT([.$B59:.F59]));0)" office:value-type="float" office:value="0" calcext:value-type="float">
            <text:p>0</text:p>
          </table:table-cell>
          <table:table-cell table:formula="of:=ROUND((SUM([.$B59:.G59])/COUNT([.$B59:.G59]));0)" office:value-type="float" office:value="0" calcext:value-type="float">
            <text:p>0</text:p>
          </table:table-cell>
          <table:table-cell table:formula="of:=ROUND((SUM([.$B59:.H59])/COUNT([.$B59:.H59]));0)" office:value-type="float" office:value="0" calcext:value-type="float">
            <text:p>0</text:p>
          </table:table-cell>
          <table:table-cell table:formula="of:=ROUND((SUM([.$B59:.I59])/COUNT([.$B59:.I59]));0)" office:value-type="float" office:value="0" calcext:value-type="float">
            <text:p>0</text:p>
          </table:table-cell>
          <table:table-cell table:formula="of:=ROUND((SUM([.$B59:.J59])/COUNT([.$B59:.J59]));0)" office:value-type="float" office:value="0" calcext:value-type="float">
            <text:p>0</text:p>
          </table:table-cell>
          <table:table-cell table:formula="of:=ROUND((SUM([.$B59:.K59])/COUNT([.$B59:.K59]));0)" office:value-type="float" office:value="0" calcext:value-type="float">
            <text:p>0</text:p>
          </table:table-cell>
          <table:table-cell table:formula="of:=ROUND((SUM([.$B59:.L59])/COUNT([.$B59:.L59]));0)" office:value-type="float" office:value="0" calcext:value-type="float">
            <text:p>0</text:p>
          </table:table-cell>
          <table:table-cell table:formula="of:=ROUND((SUM([.$B59:.M59])/COUNT([.$B59:.M59]));0)" office:value-type="float" office:value="0" calcext:value-type="float">
            <text:p>0</text:p>
          </table:table-cell>
          <table:table-cell table:formula="of:=ROUND((SUM([.$B59:.N59])/COUNT([.$B59:.N59]));0)" office:value-type="float" office:value="0" calcext:value-type="float">
            <text:p>0</text:p>
          </table:table-cell>
          <table:table-cell table:formula="of:=ROUND((SUM([.$B59:.O59])/COUNT([.$B59:.O59]));0)" office:value-type="float" office:value="0" calcext:value-type="float">
            <text:p>0</text:p>
          </table:table-cell>
          <table:table-cell table:formula="of:=ROUND((SUM([.$B59:.P59])/COUNT([.$B59:.P59]));0)" office:value-type="float" office:value="0" calcext:value-type="float">
            <text:p>0</text:p>
          </table:table-cell>
          <table:table-cell table:formula="of:=ROUND((SUM([.$B59:.Q59])/COUNT([.$B59:.Q5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60:.B60])/COUNT([.$B60:.B60]));0)" office:value-type="float" office:value="0" calcext:value-type="float">
            <text:p>0</text:p>
          </table:table-cell>
          <table:table-cell table:formula="of:=ROUND((SUM([.$B60:.C60])/COUNT([.$B60:.C60]));0)" office:value-type="float" office:value="0" calcext:value-type="float">
            <text:p>0</text:p>
          </table:table-cell>
          <table:table-cell table:formula="of:=ROUND((SUM([.$B60:.D60])/COUNT([.$B60:.D60]));0)" office:value-type="float" office:value="0" calcext:value-type="float">
            <text:p>0</text:p>
          </table:table-cell>
          <table:table-cell table:formula="of:=ROUND((SUM([.$B60:.E60])/COUNT([.$B60:.E60]));0)" office:value-type="float" office:value="0" calcext:value-type="float">
            <text:p>0</text:p>
          </table:table-cell>
          <table:table-cell table:formula="of:=ROUND((SUM([.$B60:.F60])/COUNT([.$B60:.F60]));0)" office:value-type="float" office:value="0" calcext:value-type="float">
            <text:p>0</text:p>
          </table:table-cell>
          <table:table-cell table:formula="of:=ROUND((SUM([.$B60:.G60])/COUNT([.$B60:.G60]));0)" office:value-type="float" office:value="0" calcext:value-type="float">
            <text:p>0</text:p>
          </table:table-cell>
          <table:table-cell table:formula="of:=ROUND((SUM([.$B60:.H60])/COUNT([.$B60:.H60]));0)" office:value-type="float" office:value="0" calcext:value-type="float">
            <text:p>0</text:p>
          </table:table-cell>
          <table:table-cell table:formula="of:=ROUND((SUM([.$B60:.I60])/COUNT([.$B60:.I60]));0)" office:value-type="float" office:value="0" calcext:value-type="float">
            <text:p>0</text:p>
          </table:table-cell>
          <table:table-cell table:formula="of:=ROUND((SUM([.$B60:.J60])/COUNT([.$B60:.J60]));0)" office:value-type="float" office:value="0" calcext:value-type="float">
            <text:p>0</text:p>
          </table:table-cell>
          <table:table-cell table:formula="of:=ROUND((SUM([.$B60:.K60])/COUNT([.$B60:.K60]));0)" office:value-type="float" office:value="0" calcext:value-type="float">
            <text:p>0</text:p>
          </table:table-cell>
          <table:table-cell table:formula="of:=ROUND((SUM([.$B60:.L60])/COUNT([.$B60:.L60]));0)" office:value-type="float" office:value="0" calcext:value-type="float">
            <text:p>0</text:p>
          </table:table-cell>
          <table:table-cell table:formula="of:=ROUND((SUM([.$B60:.M60])/COUNT([.$B60:.M60]));0)" office:value-type="float" office:value="0" calcext:value-type="float">
            <text:p>0</text:p>
          </table:table-cell>
          <table:table-cell table:formula="of:=ROUND((SUM([.$B60:.N60])/COUNT([.$B60:.N60]));0)" office:value-type="float" office:value="0" calcext:value-type="float">
            <text:p>0</text:p>
          </table:table-cell>
          <table:table-cell table:formula="of:=ROUND((SUM([.$B60:.O60])/COUNT([.$B60:.O60]));0)" office:value-type="float" office:value="0" calcext:value-type="float">
            <text:p>0</text:p>
          </table:table-cell>
          <table:table-cell table:formula="of:=ROUND((SUM([.$B60:.P60])/COUNT([.$B60:.P60]));0)" office:value-type="float" office:value="0" calcext:value-type="float">
            <text:p>0</text:p>
          </table:table-cell>
          <table:table-cell table:formula="of:=ROUND((SUM([.$B60:.Q60])/COUNT([.$B60:.Q6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61:.B61])/COUNT([.$B61:.B61]));0)" office:value-type="float" office:value="0" calcext:value-type="float">
            <text:p>0</text:p>
          </table:table-cell>
          <table:table-cell table:formula="of:=ROUND((SUM([.$B61:.C61])/COUNT([.$B61:.C61]));0)" office:value-type="float" office:value="0" calcext:value-type="float">
            <text:p>0</text:p>
          </table:table-cell>
          <table:table-cell table:formula="of:=ROUND((SUM([.$B61:.D61])/COUNT([.$B61:.D61]));0)" office:value-type="float" office:value="0" calcext:value-type="float">
            <text:p>0</text:p>
          </table:table-cell>
          <table:table-cell table:formula="of:=ROUND((SUM([.$B61:.E61])/COUNT([.$B61:.E61]));0)" office:value-type="float" office:value="0" calcext:value-type="float">
            <text:p>0</text:p>
          </table:table-cell>
          <table:table-cell table:formula="of:=ROUND((SUM([.$B61:.F61])/COUNT([.$B61:.F61]));0)" office:value-type="float" office:value="0" calcext:value-type="float">
            <text:p>0</text:p>
          </table:table-cell>
          <table:table-cell table:formula="of:=ROUND((SUM([.$B61:.G61])/COUNT([.$B61:.G61]));0)" office:value-type="float" office:value="0" calcext:value-type="float">
            <text:p>0</text:p>
          </table:table-cell>
          <table:table-cell table:formula="of:=ROUND((SUM([.$B61:.H61])/COUNT([.$B61:.H61]));0)" office:value-type="float" office:value="0" calcext:value-type="float">
            <text:p>0</text:p>
          </table:table-cell>
          <table:table-cell table:formula="of:=ROUND((SUM([.$B61:.I61])/COUNT([.$B61:.I61]));0)" office:value-type="float" office:value="0" calcext:value-type="float">
            <text:p>0</text:p>
          </table:table-cell>
          <table:table-cell table:formula="of:=ROUND((SUM([.$B61:.J61])/COUNT([.$B61:.J61]));0)" office:value-type="float" office:value="0" calcext:value-type="float">
            <text:p>0</text:p>
          </table:table-cell>
          <table:table-cell table:formula="of:=ROUND((SUM([.$B61:.K61])/COUNT([.$B61:.K61]));0)" office:value-type="float" office:value="0" calcext:value-type="float">
            <text:p>0</text:p>
          </table:table-cell>
          <table:table-cell table:formula="of:=ROUND((SUM([.$B61:.L61])/COUNT([.$B61:.L61]));0)" office:value-type="float" office:value="0" calcext:value-type="float">
            <text:p>0</text:p>
          </table:table-cell>
          <table:table-cell table:formula="of:=ROUND((SUM([.$B61:.M61])/COUNT([.$B61:.M61]));0)" office:value-type="float" office:value="0" calcext:value-type="float">
            <text:p>0</text:p>
          </table:table-cell>
          <table:table-cell table:formula="of:=ROUND((SUM([.$B61:.N61])/COUNT([.$B61:.N61]));0)" office:value-type="float" office:value="0" calcext:value-type="float">
            <text:p>0</text:p>
          </table:table-cell>
          <table:table-cell table:formula="of:=ROUND((SUM([.$B61:.O61])/COUNT([.$B61:.O61]));0)" office:value-type="float" office:value="0" calcext:value-type="float">
            <text:p>0</text:p>
          </table:table-cell>
          <table:table-cell table:formula="of:=ROUND((SUM([.$B61:.P61])/COUNT([.$B61:.P61]));0)" office:value-type="float" office:value="0" calcext:value-type="float">
            <text:p>0</text:p>
          </table:table-cell>
          <table:table-cell table:formula="of:=ROUND((SUM([.$B61:.Q61])/COUNT([.$B61:.Q6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62:.B62])/COUNT([.$B62:.B62]));0)" office:value-type="float" office:value="0" calcext:value-type="float">
            <text:p>0</text:p>
          </table:table-cell>
          <table:table-cell table:formula="of:=ROUND((SUM([.$B62:.C62])/COUNT([.$B62:.C62]));0)" office:value-type="float" office:value="0" calcext:value-type="float">
            <text:p>0</text:p>
          </table:table-cell>
          <table:table-cell table:formula="of:=ROUND((SUM([.$B62:.D62])/COUNT([.$B62:.D62]));0)" office:value-type="float" office:value="0" calcext:value-type="float">
            <text:p>0</text:p>
          </table:table-cell>
          <table:table-cell table:formula="of:=ROUND((SUM([.$B62:.E62])/COUNT([.$B62:.E62]));0)" office:value-type="float" office:value="0" calcext:value-type="float">
            <text:p>0</text:p>
          </table:table-cell>
          <table:table-cell table:formula="of:=ROUND((SUM([.$B62:.F62])/COUNT([.$B62:.F62]));0)" office:value-type="float" office:value="0" calcext:value-type="float">
            <text:p>0</text:p>
          </table:table-cell>
          <table:table-cell table:formula="of:=ROUND((SUM([.$B62:.G62])/COUNT([.$B62:.G62]));0)" office:value-type="float" office:value="0" calcext:value-type="float">
            <text:p>0</text:p>
          </table:table-cell>
          <table:table-cell table:formula="of:=ROUND((SUM([.$B62:.H62])/COUNT([.$B62:.H62]));0)" office:value-type="float" office:value="0" calcext:value-type="float">
            <text:p>0</text:p>
          </table:table-cell>
          <table:table-cell table:formula="of:=ROUND((SUM([.$B62:.I62])/COUNT([.$B62:.I62]));0)" office:value-type="float" office:value="0" calcext:value-type="float">
            <text:p>0</text:p>
          </table:table-cell>
          <table:table-cell table:formula="of:=ROUND((SUM([.$B62:.J62])/COUNT([.$B62:.J62]));0)" office:value-type="float" office:value="0" calcext:value-type="float">
            <text:p>0</text:p>
          </table:table-cell>
          <table:table-cell table:formula="of:=ROUND((SUM([.$B62:.K62])/COUNT([.$B62:.K62]));0)" office:value-type="float" office:value="0" calcext:value-type="float">
            <text:p>0</text:p>
          </table:table-cell>
          <table:table-cell table:formula="of:=ROUND((SUM([.$B62:.L62])/COUNT([.$B62:.L62]));0)" office:value-type="float" office:value="0" calcext:value-type="float">
            <text:p>0</text:p>
          </table:table-cell>
          <table:table-cell table:formula="of:=ROUND((SUM([.$B62:.M62])/COUNT([.$B62:.M62]));0)" office:value-type="float" office:value="0" calcext:value-type="float">
            <text:p>0</text:p>
          </table:table-cell>
          <table:table-cell table:formula="of:=ROUND((SUM([.$B62:.N62])/COUNT([.$B62:.N62]));0)" office:value-type="float" office:value="0" calcext:value-type="float">
            <text:p>0</text:p>
          </table:table-cell>
          <table:table-cell table:formula="of:=ROUND((SUM([.$B62:.O62])/COUNT([.$B62:.O62]));0)" office:value-type="float" office:value="0" calcext:value-type="float">
            <text:p>0</text:p>
          </table:table-cell>
          <table:table-cell table:formula="of:=ROUND((SUM([.$B62:.P62])/COUNT([.$B62:.P62]));0)" office:value-type="float" office:value="0" calcext:value-type="float">
            <text:p>0</text:p>
          </table:table-cell>
          <table:table-cell table:formula="of:=ROUND((SUM([.$B62:.Q62])/COUNT([.$B62:.Q6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63:.B63])/COUNT([.$B63:.B63]));0)" office:value-type="float" office:value="0" calcext:value-type="float">
            <text:p>0</text:p>
          </table:table-cell>
          <table:table-cell table:formula="of:=ROUND((SUM([.$B63:.C63])/COUNT([.$B63:.C63]));0)" office:value-type="float" office:value="0" calcext:value-type="float">
            <text:p>0</text:p>
          </table:table-cell>
          <table:table-cell table:formula="of:=ROUND((SUM([.$B63:.D63])/COUNT([.$B63:.D63]));0)" office:value-type="float" office:value="0" calcext:value-type="float">
            <text:p>0</text:p>
          </table:table-cell>
          <table:table-cell table:formula="of:=ROUND((SUM([.$B63:.E63])/COUNT([.$B63:.E63]));0)" office:value-type="float" office:value="0" calcext:value-type="float">
            <text:p>0</text:p>
          </table:table-cell>
          <table:table-cell table:formula="of:=ROUND((SUM([.$B63:.F63])/COUNT([.$B63:.F63]));0)" office:value-type="float" office:value="0" calcext:value-type="float">
            <text:p>0</text:p>
          </table:table-cell>
          <table:table-cell table:formula="of:=ROUND((SUM([.$B63:.G63])/COUNT([.$B63:.G63]));0)" office:value-type="float" office:value="0" calcext:value-type="float">
            <text:p>0</text:p>
          </table:table-cell>
          <table:table-cell table:formula="of:=ROUND((SUM([.$B63:.H63])/COUNT([.$B63:.H63]));0)" office:value-type="float" office:value="0" calcext:value-type="float">
            <text:p>0</text:p>
          </table:table-cell>
          <table:table-cell table:formula="of:=ROUND((SUM([.$B63:.I63])/COUNT([.$B63:.I63]));0)" office:value-type="float" office:value="0" calcext:value-type="float">
            <text:p>0</text:p>
          </table:table-cell>
          <table:table-cell table:formula="of:=ROUND((SUM([.$B63:.J63])/COUNT([.$B63:.J63]));0)" office:value-type="float" office:value="0" calcext:value-type="float">
            <text:p>0</text:p>
          </table:table-cell>
          <table:table-cell table:formula="of:=ROUND((SUM([.$B63:.K63])/COUNT([.$B63:.K63]));0)" office:value-type="float" office:value="0" calcext:value-type="float">
            <text:p>0</text:p>
          </table:table-cell>
          <table:table-cell table:formula="of:=ROUND((SUM([.$B63:.L63])/COUNT([.$B63:.L63]));0)" office:value-type="float" office:value="0" calcext:value-type="float">
            <text:p>0</text:p>
          </table:table-cell>
          <table:table-cell table:formula="of:=ROUND((SUM([.$B63:.M63])/COUNT([.$B63:.M63]));0)" office:value-type="float" office:value="0" calcext:value-type="float">
            <text:p>0</text:p>
          </table:table-cell>
          <table:table-cell table:formula="of:=ROUND((SUM([.$B63:.N63])/COUNT([.$B63:.N63]));0)" office:value-type="float" office:value="0" calcext:value-type="float">
            <text:p>0</text:p>
          </table:table-cell>
          <table:table-cell table:formula="of:=ROUND((SUM([.$B63:.O63])/COUNT([.$B63:.O63]));0)" office:value-type="float" office:value="0" calcext:value-type="float">
            <text:p>0</text:p>
          </table:table-cell>
          <table:table-cell table:formula="of:=ROUND((SUM([.$B63:.P63])/COUNT([.$B63:.P63]));0)" office:value-type="float" office:value="0" calcext:value-type="float">
            <text:p>0</text:p>
          </table:table-cell>
          <table:table-cell table:formula="of:=ROUND((SUM([.$B63:.Q63])/COUNT([.$B63:.Q6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64:.B64])/COUNT([.$B64:.B64]));0)" office:value-type="float" office:value="0" calcext:value-type="float">
            <text:p>0</text:p>
          </table:table-cell>
          <table:table-cell table:formula="of:=ROUND((SUM([.$B64:.C64])/COUNT([.$B64:.C64]));0)" office:value-type="float" office:value="0" calcext:value-type="float">
            <text:p>0</text:p>
          </table:table-cell>
          <table:table-cell table:formula="of:=ROUND((SUM([.$B64:.D64])/COUNT([.$B64:.D64]));0)" office:value-type="float" office:value="0" calcext:value-type="float">
            <text:p>0</text:p>
          </table:table-cell>
          <table:table-cell table:formula="of:=ROUND((SUM([.$B64:.E64])/COUNT([.$B64:.E64]));0)" office:value-type="float" office:value="0" calcext:value-type="float">
            <text:p>0</text:p>
          </table:table-cell>
          <table:table-cell table:formula="of:=ROUND((SUM([.$B64:.F64])/COUNT([.$B64:.F64]));0)" office:value-type="float" office:value="0" calcext:value-type="float">
            <text:p>0</text:p>
          </table:table-cell>
          <table:table-cell table:formula="of:=ROUND((SUM([.$B64:.G64])/COUNT([.$B64:.G64]));0)" office:value-type="float" office:value="0" calcext:value-type="float">
            <text:p>0</text:p>
          </table:table-cell>
          <table:table-cell table:formula="of:=ROUND((SUM([.$B64:.H64])/COUNT([.$B64:.H64]));0)" office:value-type="float" office:value="0" calcext:value-type="float">
            <text:p>0</text:p>
          </table:table-cell>
          <table:table-cell table:formula="of:=ROUND((SUM([.$B64:.I64])/COUNT([.$B64:.I64]));0)" office:value-type="float" office:value="0" calcext:value-type="float">
            <text:p>0</text:p>
          </table:table-cell>
          <table:table-cell table:formula="of:=ROUND((SUM([.$B64:.J64])/COUNT([.$B64:.J64]));0)" office:value-type="float" office:value="0" calcext:value-type="float">
            <text:p>0</text:p>
          </table:table-cell>
          <table:table-cell table:formula="of:=ROUND((SUM([.$B64:.K64])/COUNT([.$B64:.K64]));0)" office:value-type="float" office:value="0" calcext:value-type="float">
            <text:p>0</text:p>
          </table:table-cell>
          <table:table-cell table:formula="of:=ROUND((SUM([.$B64:.L64])/COUNT([.$B64:.L64]));0)" office:value-type="float" office:value="0" calcext:value-type="float">
            <text:p>0</text:p>
          </table:table-cell>
          <table:table-cell table:formula="of:=ROUND((SUM([.$B64:.M64])/COUNT([.$B64:.M64]));0)" office:value-type="float" office:value="0" calcext:value-type="float">
            <text:p>0</text:p>
          </table:table-cell>
          <table:table-cell table:formula="of:=ROUND((SUM([.$B64:.N64])/COUNT([.$B64:.N64]));0)" office:value-type="float" office:value="0" calcext:value-type="float">
            <text:p>0</text:p>
          </table:table-cell>
          <table:table-cell table:formula="of:=ROUND((SUM([.$B64:.O64])/COUNT([.$B64:.O64]));0)" office:value-type="float" office:value="0" calcext:value-type="float">
            <text:p>0</text:p>
          </table:table-cell>
          <table:table-cell table:formula="of:=ROUND((SUM([.$B64:.P64])/COUNT([.$B64:.P64]));0)" office:value-type="float" office:value="0" calcext:value-type="float">
            <text:p>0</text:p>
          </table:table-cell>
          <table:table-cell table:formula="of:=ROUND((SUM([.$B64:.Q64])/COUNT([.$B64:.Q6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65:.B65])/COUNT([.$B65:.B65]));0)" office:value-type="float" office:value="0" calcext:value-type="float">
            <text:p>0</text:p>
          </table:table-cell>
          <table:table-cell table:formula="of:=ROUND((SUM([.$B65:.C65])/COUNT([.$B65:.C65]));0)" office:value-type="float" office:value="0" calcext:value-type="float">
            <text:p>0</text:p>
          </table:table-cell>
          <table:table-cell table:formula="of:=ROUND((SUM([.$B65:.D65])/COUNT([.$B65:.D65]));0)" office:value-type="float" office:value="0" calcext:value-type="float">
            <text:p>0</text:p>
          </table:table-cell>
          <table:table-cell table:formula="of:=ROUND((SUM([.$B65:.E65])/COUNT([.$B65:.E65]));0)" office:value-type="float" office:value="0" calcext:value-type="float">
            <text:p>0</text:p>
          </table:table-cell>
          <table:table-cell table:formula="of:=ROUND((SUM([.$B65:.F65])/COUNT([.$B65:.F65]));0)" office:value-type="float" office:value="0" calcext:value-type="float">
            <text:p>0</text:p>
          </table:table-cell>
          <table:table-cell table:formula="of:=ROUND((SUM([.$B65:.G65])/COUNT([.$B65:.G65]));0)" office:value-type="float" office:value="0" calcext:value-type="float">
            <text:p>0</text:p>
          </table:table-cell>
          <table:table-cell table:formula="of:=ROUND((SUM([.$B65:.H65])/COUNT([.$B65:.H65]));0)" office:value-type="float" office:value="0" calcext:value-type="float">
            <text:p>0</text:p>
          </table:table-cell>
          <table:table-cell table:formula="of:=ROUND((SUM([.$B65:.I65])/COUNT([.$B65:.I65]));0)" office:value-type="float" office:value="0" calcext:value-type="float">
            <text:p>0</text:p>
          </table:table-cell>
          <table:table-cell table:formula="of:=ROUND((SUM([.$B65:.J65])/COUNT([.$B65:.J65]));0)" office:value-type="float" office:value="0" calcext:value-type="float">
            <text:p>0</text:p>
          </table:table-cell>
          <table:table-cell table:formula="of:=ROUND((SUM([.$B65:.K65])/COUNT([.$B65:.K65]));0)" office:value-type="float" office:value="0" calcext:value-type="float">
            <text:p>0</text:p>
          </table:table-cell>
          <table:table-cell table:formula="of:=ROUND((SUM([.$B65:.L65])/COUNT([.$B65:.L65]));0)" office:value-type="float" office:value="0" calcext:value-type="float">
            <text:p>0</text:p>
          </table:table-cell>
          <table:table-cell table:formula="of:=ROUND((SUM([.$B65:.M65])/COUNT([.$B65:.M65]));0)" office:value-type="float" office:value="0" calcext:value-type="float">
            <text:p>0</text:p>
          </table:table-cell>
          <table:table-cell table:formula="of:=ROUND((SUM([.$B65:.N65])/COUNT([.$B65:.N65]));0)" office:value-type="float" office:value="0" calcext:value-type="float">
            <text:p>0</text:p>
          </table:table-cell>
          <table:table-cell table:formula="of:=ROUND((SUM([.$B65:.O65])/COUNT([.$B65:.O65]));0)" office:value-type="float" office:value="0" calcext:value-type="float">
            <text:p>0</text:p>
          </table:table-cell>
          <table:table-cell table:formula="of:=ROUND((SUM([.$B65:.P65])/COUNT([.$B65:.P65]));0)" office:value-type="float" office:value="0" calcext:value-type="float">
            <text:p>0</text:p>
          </table:table-cell>
          <table:table-cell table:formula="of:=ROUND((SUM([.$B65:.Q65])/COUNT([.$B65:.Q6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66:.B66])/COUNT([.$B66:.B66]));0)" office:value-type="float" office:value="0" calcext:value-type="float">
            <text:p>0</text:p>
          </table:table-cell>
          <table:table-cell table:formula="of:=ROUND((SUM([.$B66:.C66])/COUNT([.$B66:.C66]));0)" office:value-type="float" office:value="0" calcext:value-type="float">
            <text:p>0</text:p>
          </table:table-cell>
          <table:table-cell table:formula="of:=ROUND((SUM([.$B66:.D66])/COUNT([.$B66:.D66]));0)" office:value-type="float" office:value="0" calcext:value-type="float">
            <text:p>0</text:p>
          </table:table-cell>
          <table:table-cell table:formula="of:=ROUND((SUM([.$B66:.E66])/COUNT([.$B66:.E66]));0)" office:value-type="float" office:value="0" calcext:value-type="float">
            <text:p>0</text:p>
          </table:table-cell>
          <table:table-cell table:formula="of:=ROUND((SUM([.$B66:.F66])/COUNT([.$B66:.F66]));0)" office:value-type="float" office:value="0" calcext:value-type="float">
            <text:p>0</text:p>
          </table:table-cell>
          <table:table-cell table:formula="of:=ROUND((SUM([.$B66:.G66])/COUNT([.$B66:.G66]));0)" office:value-type="float" office:value="0" calcext:value-type="float">
            <text:p>0</text:p>
          </table:table-cell>
          <table:table-cell table:formula="of:=ROUND((SUM([.$B66:.H66])/COUNT([.$B66:.H66]));0)" office:value-type="float" office:value="0" calcext:value-type="float">
            <text:p>0</text:p>
          </table:table-cell>
          <table:table-cell table:formula="of:=ROUND((SUM([.$B66:.I66])/COUNT([.$B66:.I66]));0)" office:value-type="float" office:value="0" calcext:value-type="float">
            <text:p>0</text:p>
          </table:table-cell>
          <table:table-cell table:formula="of:=ROUND((SUM([.$B66:.J66])/COUNT([.$B66:.J66]));0)" office:value-type="float" office:value="0" calcext:value-type="float">
            <text:p>0</text:p>
          </table:table-cell>
          <table:table-cell table:formula="of:=ROUND((SUM([.$B66:.K66])/COUNT([.$B66:.K66]));0)" office:value-type="float" office:value="0" calcext:value-type="float">
            <text:p>0</text:p>
          </table:table-cell>
          <table:table-cell table:formula="of:=ROUND((SUM([.$B66:.L66])/COUNT([.$B66:.L66]));0)" office:value-type="float" office:value="0" calcext:value-type="float">
            <text:p>0</text:p>
          </table:table-cell>
          <table:table-cell table:formula="of:=ROUND((SUM([.$B66:.M66])/COUNT([.$B66:.M66]));0)" office:value-type="float" office:value="0" calcext:value-type="float">
            <text:p>0</text:p>
          </table:table-cell>
          <table:table-cell table:formula="of:=ROUND((SUM([.$B66:.N66])/COUNT([.$B66:.N66]));0)" office:value-type="float" office:value="0" calcext:value-type="float">
            <text:p>0</text:p>
          </table:table-cell>
          <table:table-cell table:formula="of:=ROUND((SUM([.$B66:.O66])/COUNT([.$B66:.O66]));0)" office:value-type="float" office:value="0" calcext:value-type="float">
            <text:p>0</text:p>
          </table:table-cell>
          <table:table-cell table:formula="of:=ROUND((SUM([.$B66:.P66])/COUNT([.$B66:.P66]));0)" office:value-type="float" office:value="0" calcext:value-type="float">
            <text:p>0</text:p>
          </table:table-cell>
          <table:table-cell table:formula="of:=ROUND((SUM([.$B66:.Q66])/COUNT([.$B66:.Q6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67:.B67])/COUNT([.$B67:.B67]));0)" office:value-type="float" office:value="0" calcext:value-type="float">
            <text:p>0</text:p>
          </table:table-cell>
          <table:table-cell table:formula="of:=ROUND((SUM([.$B67:.C67])/COUNT([.$B67:.C67]));0)" office:value-type="float" office:value="0" calcext:value-type="float">
            <text:p>0</text:p>
          </table:table-cell>
          <table:table-cell table:formula="of:=ROUND((SUM([.$B67:.D67])/COUNT([.$B67:.D67]));0)" office:value-type="float" office:value="0" calcext:value-type="float">
            <text:p>0</text:p>
          </table:table-cell>
          <table:table-cell table:formula="of:=ROUND((SUM([.$B67:.E67])/COUNT([.$B67:.E67]));0)" office:value-type="float" office:value="0" calcext:value-type="float">
            <text:p>0</text:p>
          </table:table-cell>
          <table:table-cell table:formula="of:=ROUND((SUM([.$B67:.F67])/COUNT([.$B67:.F67]));0)" office:value-type="float" office:value="0" calcext:value-type="float">
            <text:p>0</text:p>
          </table:table-cell>
          <table:table-cell table:formula="of:=ROUND((SUM([.$B67:.G67])/COUNT([.$B67:.G67]));0)" office:value-type="float" office:value="0" calcext:value-type="float">
            <text:p>0</text:p>
          </table:table-cell>
          <table:table-cell table:formula="of:=ROUND((SUM([.$B67:.H67])/COUNT([.$B67:.H67]));0)" office:value-type="float" office:value="0" calcext:value-type="float">
            <text:p>0</text:p>
          </table:table-cell>
          <table:table-cell table:formula="of:=ROUND((SUM([.$B67:.I67])/COUNT([.$B67:.I67]));0)" office:value-type="float" office:value="0" calcext:value-type="float">
            <text:p>0</text:p>
          </table:table-cell>
          <table:table-cell table:formula="of:=ROUND((SUM([.$B67:.J67])/COUNT([.$B67:.J67]));0)" office:value-type="float" office:value="0" calcext:value-type="float">
            <text:p>0</text:p>
          </table:table-cell>
          <table:table-cell table:formula="of:=ROUND((SUM([.$B67:.K67])/COUNT([.$B67:.K67]));0)" office:value-type="float" office:value="0" calcext:value-type="float">
            <text:p>0</text:p>
          </table:table-cell>
          <table:table-cell table:formula="of:=ROUND((SUM([.$B67:.L67])/COUNT([.$B67:.L67]));0)" office:value-type="float" office:value="0" calcext:value-type="float">
            <text:p>0</text:p>
          </table:table-cell>
          <table:table-cell table:formula="of:=ROUND((SUM([.$B67:.M67])/COUNT([.$B67:.M67]));0)" office:value-type="float" office:value="0" calcext:value-type="float">
            <text:p>0</text:p>
          </table:table-cell>
          <table:table-cell table:formula="of:=ROUND((SUM([.$B67:.N67])/COUNT([.$B67:.N67]));0)" office:value-type="float" office:value="0" calcext:value-type="float">
            <text:p>0</text:p>
          </table:table-cell>
          <table:table-cell table:formula="of:=ROUND((SUM([.$B67:.O67])/COUNT([.$B67:.O67]));0)" office:value-type="float" office:value="0" calcext:value-type="float">
            <text:p>0</text:p>
          </table:table-cell>
          <table:table-cell table:formula="of:=ROUND((SUM([.$B67:.P67])/COUNT([.$B67:.P67]));0)" office:value-type="float" office:value="0" calcext:value-type="float">
            <text:p>0</text:p>
          </table:table-cell>
          <table:table-cell table:formula="of:=ROUND((SUM([.$B67:.Q67])/COUNT([.$B67:.Q6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68:.B68])/COUNT([.$B68:.B68]));0)" office:value-type="float" office:value="0" calcext:value-type="float">
            <text:p>0</text:p>
          </table:table-cell>
          <table:table-cell table:formula="of:=ROUND((SUM([.$B68:.C68])/COUNT([.$B68:.C68]));0)" office:value-type="float" office:value="0" calcext:value-type="float">
            <text:p>0</text:p>
          </table:table-cell>
          <table:table-cell table:formula="of:=ROUND((SUM([.$B68:.D68])/COUNT([.$B68:.D68]));0)" office:value-type="float" office:value="0" calcext:value-type="float">
            <text:p>0</text:p>
          </table:table-cell>
          <table:table-cell table:formula="of:=ROUND((SUM([.$B68:.E68])/COUNT([.$B68:.E68]));0)" office:value-type="float" office:value="0" calcext:value-type="float">
            <text:p>0</text:p>
          </table:table-cell>
          <table:table-cell table:formula="of:=ROUND((SUM([.$B68:.F68])/COUNT([.$B68:.F68]));0)" office:value-type="float" office:value="0" calcext:value-type="float">
            <text:p>0</text:p>
          </table:table-cell>
          <table:table-cell table:formula="of:=ROUND((SUM([.$B68:.G68])/COUNT([.$B68:.G68]));0)" office:value-type="float" office:value="0" calcext:value-type="float">
            <text:p>0</text:p>
          </table:table-cell>
          <table:table-cell table:formula="of:=ROUND((SUM([.$B68:.H68])/COUNT([.$B68:.H68]));0)" office:value-type="float" office:value="0" calcext:value-type="float">
            <text:p>0</text:p>
          </table:table-cell>
          <table:table-cell table:formula="of:=ROUND((SUM([.$B68:.I68])/COUNT([.$B68:.I68]));0)" office:value-type="float" office:value="0" calcext:value-type="float">
            <text:p>0</text:p>
          </table:table-cell>
          <table:table-cell table:formula="of:=ROUND((SUM([.$B68:.J68])/COUNT([.$B68:.J68]));0)" office:value-type="float" office:value="0" calcext:value-type="float">
            <text:p>0</text:p>
          </table:table-cell>
          <table:table-cell table:formula="of:=ROUND((SUM([.$B68:.K68])/COUNT([.$B68:.K68]));0)" office:value-type="float" office:value="0" calcext:value-type="float">
            <text:p>0</text:p>
          </table:table-cell>
          <table:table-cell table:formula="of:=ROUND((SUM([.$B68:.L68])/COUNT([.$B68:.L68]));0)" office:value-type="float" office:value="0" calcext:value-type="float">
            <text:p>0</text:p>
          </table:table-cell>
          <table:table-cell table:formula="of:=ROUND((SUM([.$B68:.M68])/COUNT([.$B68:.M68]));0)" office:value-type="float" office:value="0" calcext:value-type="float">
            <text:p>0</text:p>
          </table:table-cell>
          <table:table-cell table:formula="of:=ROUND((SUM([.$B68:.N68])/COUNT([.$B68:.N68]));0)" office:value-type="float" office:value="0" calcext:value-type="float">
            <text:p>0</text:p>
          </table:table-cell>
          <table:table-cell table:formula="of:=ROUND((SUM([.$B68:.O68])/COUNT([.$B68:.O68]));0)" office:value-type="float" office:value="0" calcext:value-type="float">
            <text:p>0</text:p>
          </table:table-cell>
          <table:table-cell table:formula="of:=ROUND((SUM([.$B68:.P68])/COUNT([.$B68:.P68]));0)" office:value-type="float" office:value="0" calcext:value-type="float">
            <text:p>0</text:p>
          </table:table-cell>
          <table:table-cell table:formula="of:=ROUND((SUM([.$B68:.Q68])/COUNT([.$B68:.Q6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$B69:.B69])/COUNT([.$B69:.B69]));0)" office:value-type="float" office:value="1" calcext:value-type="float">
            <text:p>1</text:p>
          </table:table-cell>
          <table:table-cell table:formula="of:=ROUND((SUM([.$B69:.C69])/COUNT([.$B69:.C69]));0)" office:value-type="float" office:value="1" calcext:value-type="float">
            <text:p>1</text:p>
          </table:table-cell>
          <table:table-cell table:formula="of:=ROUND((SUM([.$B69:.D69])/COUNT([.$B69:.D69]));0)" office:value-type="float" office:value="0" calcext:value-type="float">
            <text:p>0</text:p>
          </table:table-cell>
          <table:table-cell table:formula="of:=ROUND((SUM([.$B69:.E69])/COUNT([.$B69:.E69]));0)" office:value-type="float" office:value="1" calcext:value-type="float">
            <text:p>1</text:p>
          </table:table-cell>
          <table:table-cell table:formula="of:=ROUND((SUM([.$B69:.F69])/COUNT([.$B69:.F69]));0)" office:value-type="float" office:value="1" calcext:value-type="float">
            <text:p>1</text:p>
          </table:table-cell>
          <table:table-cell table:formula="of:=ROUND((SUM([.$B69:.G69])/COUNT([.$B69:.G69]));0)" office:value-type="float" office:value="1" calcext:value-type="float">
            <text:p>1</text:p>
          </table:table-cell>
          <table:table-cell table:formula="of:=ROUND((SUM([.$B69:.H69])/COUNT([.$B69:.H69]));0)" office:value-type="float" office:value="1" calcext:value-type="float">
            <text:p>1</text:p>
          </table:table-cell>
          <table:table-cell table:formula="of:=ROUND((SUM([.$B69:.I69])/COUNT([.$B69:.I69]));0)" office:value-type="float" office:value="1" calcext:value-type="float">
            <text:p>1</text:p>
          </table:table-cell>
          <table:table-cell table:formula="of:=ROUND((SUM([.$B69:.J69])/COUNT([.$B69:.J69]));0)" office:value-type="float" office:value="0" calcext:value-type="float">
            <text:p>0</text:p>
          </table:table-cell>
          <table:table-cell table:formula="of:=ROUND((SUM([.$B69:.K69])/COUNT([.$B69:.K69]));0)" office:value-type="float" office:value="0" calcext:value-type="float">
            <text:p>0</text:p>
          </table:table-cell>
          <table:table-cell table:formula="of:=ROUND((SUM([.$B69:.L69])/COUNT([.$B69:.L69]));0)" office:value-type="float" office:value="0" calcext:value-type="float">
            <text:p>0</text:p>
          </table:table-cell>
          <table:table-cell table:formula="of:=ROUND((SUM([.$B69:.M69])/COUNT([.$B69:.M69]));0)" office:value-type="float" office:value="0" calcext:value-type="float">
            <text:p>0</text:p>
          </table:table-cell>
          <table:table-cell table:formula="of:=ROUND((SUM([.$B69:.N69])/COUNT([.$B69:.N69]));0)" office:value-type="float" office:value="0" calcext:value-type="float">
            <text:p>0</text:p>
          </table:table-cell>
          <table:table-cell table:formula="of:=ROUND((SUM([.$B69:.O69])/COUNT([.$B69:.O69]));0)" office:value-type="float" office:value="0" calcext:value-type="float">
            <text:p>0</text:p>
          </table:table-cell>
          <table:table-cell table:formula="of:=ROUND((SUM([.$B69:.P69])/COUNT([.$B69:.P69]));0)" office:value-type="float" office:value="0" calcext:value-type="float">
            <text:p>0</text:p>
          </table:table-cell>
          <table:table-cell table:formula="of:=ROUND((SUM([.$B69:.Q69])/COUNT([.$B69:.Q6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70:.B70])/COUNT([.$B70:.B70]));0)" office:value-type="float" office:value="0" calcext:value-type="float">
            <text:p>0</text:p>
          </table:table-cell>
          <table:table-cell table:formula="of:=ROUND((SUM([.$B70:.C70])/COUNT([.$B70:.C70]));0)" office:value-type="float" office:value="0" calcext:value-type="float">
            <text:p>0</text:p>
          </table:table-cell>
          <table:table-cell table:formula="of:=ROUND((SUM([.$B70:.D70])/COUNT([.$B70:.D70]));0)" office:value-type="float" office:value="0" calcext:value-type="float">
            <text:p>0</text:p>
          </table:table-cell>
          <table:table-cell table:formula="of:=ROUND((SUM([.$B70:.E70])/COUNT([.$B70:.E70]));0)" office:value-type="float" office:value="0" calcext:value-type="float">
            <text:p>0</text:p>
          </table:table-cell>
          <table:table-cell table:formula="of:=ROUND((SUM([.$B70:.F70])/COUNT([.$B70:.F70]));0)" office:value-type="float" office:value="0" calcext:value-type="float">
            <text:p>0</text:p>
          </table:table-cell>
          <table:table-cell table:formula="of:=ROUND((SUM([.$B70:.G70])/COUNT([.$B70:.G70]));0)" office:value-type="float" office:value="0" calcext:value-type="float">
            <text:p>0</text:p>
          </table:table-cell>
          <table:table-cell table:formula="of:=ROUND((SUM([.$B70:.H70])/COUNT([.$B70:.H70]));0)" office:value-type="float" office:value="0" calcext:value-type="float">
            <text:p>0</text:p>
          </table:table-cell>
          <table:table-cell table:formula="of:=ROUND((SUM([.$B70:.I70])/COUNT([.$B70:.I70]));0)" office:value-type="float" office:value="0" calcext:value-type="float">
            <text:p>0</text:p>
          </table:table-cell>
          <table:table-cell table:formula="of:=ROUND((SUM([.$B70:.J70])/COUNT([.$B70:.J70]));0)" office:value-type="float" office:value="0" calcext:value-type="float">
            <text:p>0</text:p>
          </table:table-cell>
          <table:table-cell table:formula="of:=ROUND((SUM([.$B70:.K70])/COUNT([.$B70:.K70]));0)" office:value-type="float" office:value="0" calcext:value-type="float">
            <text:p>0</text:p>
          </table:table-cell>
          <table:table-cell table:formula="of:=ROUND((SUM([.$B70:.L70])/COUNT([.$B70:.L70]));0)" office:value-type="float" office:value="0" calcext:value-type="float">
            <text:p>0</text:p>
          </table:table-cell>
          <table:table-cell table:formula="of:=ROUND((SUM([.$B70:.M70])/COUNT([.$B70:.M70]));0)" office:value-type="float" office:value="0" calcext:value-type="float">
            <text:p>0</text:p>
          </table:table-cell>
          <table:table-cell table:formula="of:=ROUND((SUM([.$B70:.N70])/COUNT([.$B70:.N70]));0)" office:value-type="float" office:value="0" calcext:value-type="float">
            <text:p>0</text:p>
          </table:table-cell>
          <table:table-cell table:formula="of:=ROUND((SUM([.$B70:.O70])/COUNT([.$B70:.O70]));0)" office:value-type="float" office:value="0" calcext:value-type="float">
            <text:p>0</text:p>
          </table:table-cell>
          <table:table-cell table:formula="of:=ROUND((SUM([.$B70:.P70])/COUNT([.$B70:.P70]));0)" office:value-type="float" office:value="0" calcext:value-type="float">
            <text:p>0</text:p>
          </table:table-cell>
          <table:table-cell table:formula="of:=ROUND((SUM([.$B70:.Q70])/COUNT([.$B70:.Q7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71:.B71])/COUNT([.$B71:.B71]));0)" office:value-type="float" office:value="0" calcext:value-type="float">
            <text:p>0</text:p>
          </table:table-cell>
          <table:table-cell table:formula="of:=ROUND((SUM([.$B71:.C71])/COUNT([.$B71:.C71]));0)" office:value-type="float" office:value="0" calcext:value-type="float">
            <text:p>0</text:p>
          </table:table-cell>
          <table:table-cell table:formula="of:=ROUND((SUM([.$B71:.D71])/COUNT([.$B71:.D71]));0)" office:value-type="float" office:value="0" calcext:value-type="float">
            <text:p>0</text:p>
          </table:table-cell>
          <table:table-cell table:formula="of:=ROUND((SUM([.$B71:.E71])/COUNT([.$B71:.E71]));0)" office:value-type="float" office:value="0" calcext:value-type="float">
            <text:p>0</text:p>
          </table:table-cell>
          <table:table-cell table:formula="of:=ROUND((SUM([.$B71:.F71])/COUNT([.$B71:.F71]));0)" office:value-type="float" office:value="0" calcext:value-type="float">
            <text:p>0</text:p>
          </table:table-cell>
          <table:table-cell table:formula="of:=ROUND((SUM([.$B71:.G71])/COUNT([.$B71:.G71]));0)" office:value-type="float" office:value="0" calcext:value-type="float">
            <text:p>0</text:p>
          </table:table-cell>
          <table:table-cell table:formula="of:=ROUND((SUM([.$B71:.H71])/COUNT([.$B71:.H71]));0)" office:value-type="float" office:value="0" calcext:value-type="float">
            <text:p>0</text:p>
          </table:table-cell>
          <table:table-cell table:formula="of:=ROUND((SUM([.$B71:.I71])/COUNT([.$B71:.I71]));0)" office:value-type="float" office:value="0" calcext:value-type="float">
            <text:p>0</text:p>
          </table:table-cell>
          <table:table-cell table:formula="of:=ROUND((SUM([.$B71:.J71])/COUNT([.$B71:.J71]));0)" office:value-type="float" office:value="0" calcext:value-type="float">
            <text:p>0</text:p>
          </table:table-cell>
          <table:table-cell table:formula="of:=ROUND((SUM([.$B71:.K71])/COUNT([.$B71:.K71]));0)" office:value-type="float" office:value="0" calcext:value-type="float">
            <text:p>0</text:p>
          </table:table-cell>
          <table:table-cell table:formula="of:=ROUND((SUM([.$B71:.L71])/COUNT([.$B71:.L71]));0)" office:value-type="float" office:value="0" calcext:value-type="float">
            <text:p>0</text:p>
          </table:table-cell>
          <table:table-cell table:formula="of:=ROUND((SUM([.$B71:.M71])/COUNT([.$B71:.M71]));0)" office:value-type="float" office:value="0" calcext:value-type="float">
            <text:p>0</text:p>
          </table:table-cell>
          <table:table-cell table:formula="of:=ROUND((SUM([.$B71:.N71])/COUNT([.$B71:.N71]));0)" office:value-type="float" office:value="0" calcext:value-type="float">
            <text:p>0</text:p>
          </table:table-cell>
          <table:table-cell table:formula="of:=ROUND((SUM([.$B71:.O71])/COUNT([.$B71:.O71]));0)" office:value-type="float" office:value="0" calcext:value-type="float">
            <text:p>0</text:p>
          </table:table-cell>
          <table:table-cell table:formula="of:=ROUND((SUM([.$B71:.P71])/COUNT([.$B71:.P71]));0)" office:value-type="float" office:value="0" calcext:value-type="float">
            <text:p>0</text:p>
          </table:table-cell>
          <table:table-cell table:formula="of:=ROUND((SUM([.$B71:.Q71])/COUNT([.$B71:.Q7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72:.B72])/COUNT([.$B72:.B72]));0)" office:value-type="float" office:value="0" calcext:value-type="float">
            <text:p>0</text:p>
          </table:table-cell>
          <table:table-cell table:formula="of:=ROUND((SUM([.$B72:.C72])/COUNT([.$B72:.C72]));0)" office:value-type="float" office:value="0" calcext:value-type="float">
            <text:p>0</text:p>
          </table:table-cell>
          <table:table-cell table:formula="of:=ROUND((SUM([.$B72:.D72])/COUNT([.$B72:.D72]));0)" office:value-type="float" office:value="0" calcext:value-type="float">
            <text:p>0</text:p>
          </table:table-cell>
          <table:table-cell table:formula="of:=ROUND((SUM([.$B72:.E72])/COUNT([.$B72:.E72]));0)" office:value-type="float" office:value="0" calcext:value-type="float">
            <text:p>0</text:p>
          </table:table-cell>
          <table:table-cell table:formula="of:=ROUND((SUM([.$B72:.F72])/COUNT([.$B72:.F72]));0)" office:value-type="float" office:value="0" calcext:value-type="float">
            <text:p>0</text:p>
          </table:table-cell>
          <table:table-cell table:formula="of:=ROUND((SUM([.$B72:.G72])/COUNT([.$B72:.G72]));0)" office:value-type="float" office:value="0" calcext:value-type="float">
            <text:p>0</text:p>
          </table:table-cell>
          <table:table-cell table:formula="of:=ROUND((SUM([.$B72:.H72])/COUNT([.$B72:.H72]));0)" office:value-type="float" office:value="0" calcext:value-type="float">
            <text:p>0</text:p>
          </table:table-cell>
          <table:table-cell table:formula="of:=ROUND((SUM([.$B72:.I72])/COUNT([.$B72:.I72]));0)" office:value-type="float" office:value="0" calcext:value-type="float">
            <text:p>0</text:p>
          </table:table-cell>
          <table:table-cell table:formula="of:=ROUND((SUM([.$B72:.J72])/COUNT([.$B72:.J72]));0)" office:value-type="float" office:value="0" calcext:value-type="float">
            <text:p>0</text:p>
          </table:table-cell>
          <table:table-cell table:formula="of:=ROUND((SUM([.$B72:.K72])/COUNT([.$B72:.K72]));0)" office:value-type="float" office:value="0" calcext:value-type="float">
            <text:p>0</text:p>
          </table:table-cell>
          <table:table-cell table:formula="of:=ROUND((SUM([.$B72:.L72])/COUNT([.$B72:.L72]));0)" office:value-type="float" office:value="0" calcext:value-type="float">
            <text:p>0</text:p>
          </table:table-cell>
          <table:table-cell table:formula="of:=ROUND((SUM([.$B72:.M72])/COUNT([.$B72:.M72]));0)" office:value-type="float" office:value="0" calcext:value-type="float">
            <text:p>0</text:p>
          </table:table-cell>
          <table:table-cell table:formula="of:=ROUND((SUM([.$B72:.N72])/COUNT([.$B72:.N72]));0)" office:value-type="float" office:value="0" calcext:value-type="float">
            <text:p>0</text:p>
          </table:table-cell>
          <table:table-cell table:formula="of:=ROUND((SUM([.$B72:.O72])/COUNT([.$B72:.O72]));0)" office:value-type="float" office:value="0" calcext:value-type="float">
            <text:p>0</text:p>
          </table:table-cell>
          <table:table-cell table:formula="of:=ROUND((SUM([.$B72:.P72])/COUNT([.$B72:.P72]));0)" office:value-type="float" office:value="0" calcext:value-type="float">
            <text:p>0</text:p>
          </table:table-cell>
          <table:table-cell table:formula="of:=ROUND((SUM([.$B72:.Q72])/COUNT([.$B72:.Q7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73:.B73])/COUNT([.$B73:.B73]));0)" office:value-type="float" office:value="0" calcext:value-type="float">
            <text:p>0</text:p>
          </table:table-cell>
          <table:table-cell table:formula="of:=ROUND((SUM([.$B73:.C73])/COUNT([.$B73:.C73]));0)" office:value-type="float" office:value="0" calcext:value-type="float">
            <text:p>0</text:p>
          </table:table-cell>
          <table:table-cell table:formula="of:=ROUND((SUM([.$B73:.D73])/COUNT([.$B73:.D73]));0)" office:value-type="float" office:value="0" calcext:value-type="float">
            <text:p>0</text:p>
          </table:table-cell>
          <table:table-cell table:formula="of:=ROUND((SUM([.$B73:.E73])/COUNT([.$B73:.E73]));0)" office:value-type="float" office:value="0" calcext:value-type="float">
            <text:p>0</text:p>
          </table:table-cell>
          <table:table-cell table:formula="of:=ROUND((SUM([.$B73:.F73])/COUNT([.$B73:.F73]));0)" office:value-type="float" office:value="0" calcext:value-type="float">
            <text:p>0</text:p>
          </table:table-cell>
          <table:table-cell table:formula="of:=ROUND((SUM([.$B73:.G73])/COUNT([.$B73:.G73]));0)" office:value-type="float" office:value="0" calcext:value-type="float">
            <text:p>0</text:p>
          </table:table-cell>
          <table:table-cell table:formula="of:=ROUND((SUM([.$B73:.H73])/COUNT([.$B73:.H73]));0)" office:value-type="float" office:value="0" calcext:value-type="float">
            <text:p>0</text:p>
          </table:table-cell>
          <table:table-cell table:formula="of:=ROUND((SUM([.$B73:.I73])/COUNT([.$B73:.I73]));0)" office:value-type="float" office:value="0" calcext:value-type="float">
            <text:p>0</text:p>
          </table:table-cell>
          <table:table-cell table:formula="of:=ROUND((SUM([.$B73:.J73])/COUNT([.$B73:.J73]));0)" office:value-type="float" office:value="0" calcext:value-type="float">
            <text:p>0</text:p>
          </table:table-cell>
          <table:table-cell table:formula="of:=ROUND((SUM([.$B73:.K73])/COUNT([.$B73:.K73]));0)" office:value-type="float" office:value="0" calcext:value-type="float">
            <text:p>0</text:p>
          </table:table-cell>
          <table:table-cell table:formula="of:=ROUND((SUM([.$B73:.L73])/COUNT([.$B73:.L73]));0)" office:value-type="float" office:value="0" calcext:value-type="float">
            <text:p>0</text:p>
          </table:table-cell>
          <table:table-cell table:formula="of:=ROUND((SUM([.$B73:.M73])/COUNT([.$B73:.M73]));0)" office:value-type="float" office:value="0" calcext:value-type="float">
            <text:p>0</text:p>
          </table:table-cell>
          <table:table-cell table:formula="of:=ROUND((SUM([.$B73:.N73])/COUNT([.$B73:.N73]));0)" office:value-type="float" office:value="0" calcext:value-type="float">
            <text:p>0</text:p>
          </table:table-cell>
          <table:table-cell table:formula="of:=ROUND((SUM([.$B73:.O73])/COUNT([.$B73:.O73]));0)" office:value-type="float" office:value="0" calcext:value-type="float">
            <text:p>0</text:p>
          </table:table-cell>
          <table:table-cell table:formula="of:=ROUND((SUM([.$B73:.P73])/COUNT([.$B73:.P73]));0)" office:value-type="float" office:value="0" calcext:value-type="float">
            <text:p>0</text:p>
          </table:table-cell>
          <table:table-cell table:formula="of:=ROUND((SUM([.$B73:.Q73])/COUNT([.$B73:.Q7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74:.B74])/COUNT([.$B74:.B74]));0)" office:value-type="float" office:value="0" calcext:value-type="float">
            <text:p>0</text:p>
          </table:table-cell>
          <table:table-cell table:formula="of:=ROUND((SUM([.$B74:.C74])/COUNT([.$B74:.C74]));0)" office:value-type="float" office:value="0" calcext:value-type="float">
            <text:p>0</text:p>
          </table:table-cell>
          <table:table-cell table:formula="of:=ROUND((SUM([.$B74:.D74])/COUNT([.$B74:.D74]));0)" office:value-type="float" office:value="0" calcext:value-type="float">
            <text:p>0</text:p>
          </table:table-cell>
          <table:table-cell table:formula="of:=ROUND((SUM([.$B74:.E74])/COUNT([.$B74:.E74]));0)" office:value-type="float" office:value="0" calcext:value-type="float">
            <text:p>0</text:p>
          </table:table-cell>
          <table:table-cell table:formula="of:=ROUND((SUM([.$B74:.F74])/COUNT([.$B74:.F74]));0)" office:value-type="float" office:value="0" calcext:value-type="float">
            <text:p>0</text:p>
          </table:table-cell>
          <table:table-cell table:formula="of:=ROUND((SUM([.$B74:.G74])/COUNT([.$B74:.G74]));0)" office:value-type="float" office:value="0" calcext:value-type="float">
            <text:p>0</text:p>
          </table:table-cell>
          <table:table-cell table:formula="of:=ROUND((SUM([.$B74:.H74])/COUNT([.$B74:.H74]));0)" office:value-type="float" office:value="0" calcext:value-type="float">
            <text:p>0</text:p>
          </table:table-cell>
          <table:table-cell table:formula="of:=ROUND((SUM([.$B74:.I74])/COUNT([.$B74:.I74]));0)" office:value-type="float" office:value="0" calcext:value-type="float">
            <text:p>0</text:p>
          </table:table-cell>
          <table:table-cell table:formula="of:=ROUND((SUM([.$B74:.J74])/COUNT([.$B74:.J74]));0)" office:value-type="float" office:value="0" calcext:value-type="float">
            <text:p>0</text:p>
          </table:table-cell>
          <table:table-cell table:formula="of:=ROUND((SUM([.$B74:.K74])/COUNT([.$B74:.K74]));0)" office:value-type="float" office:value="0" calcext:value-type="float">
            <text:p>0</text:p>
          </table:table-cell>
          <table:table-cell table:formula="of:=ROUND((SUM([.$B74:.L74])/COUNT([.$B74:.L74]));0)" office:value-type="float" office:value="0" calcext:value-type="float">
            <text:p>0</text:p>
          </table:table-cell>
          <table:table-cell table:formula="of:=ROUND((SUM([.$B74:.M74])/COUNT([.$B74:.M74]));0)" office:value-type="float" office:value="0" calcext:value-type="float">
            <text:p>0</text:p>
          </table:table-cell>
          <table:table-cell table:formula="of:=ROUND((SUM([.$B74:.N74])/COUNT([.$B74:.N74]));0)" office:value-type="float" office:value="0" calcext:value-type="float">
            <text:p>0</text:p>
          </table:table-cell>
          <table:table-cell table:formula="of:=ROUND((SUM([.$B74:.O74])/COUNT([.$B74:.O74]));0)" office:value-type="float" office:value="0" calcext:value-type="float">
            <text:p>0</text:p>
          </table:table-cell>
          <table:table-cell table:formula="of:=ROUND((SUM([.$B74:.P74])/COUNT([.$B74:.P74]));0)" office:value-type="float" office:value="0" calcext:value-type="float">
            <text:p>0</text:p>
          </table:table-cell>
          <table:table-cell table:formula="of:=ROUND((SUM([.$B74:.Q74])/COUNT([.$B74:.Q7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75:.B75])/COUNT([.$B75:.B75]));0)" office:value-type="float" office:value="0" calcext:value-type="float">
            <text:p>0</text:p>
          </table:table-cell>
          <table:table-cell table:formula="of:=ROUND((SUM([.$B75:.C75])/COUNT([.$B75:.C75]));0)" office:value-type="float" office:value="0" calcext:value-type="float">
            <text:p>0</text:p>
          </table:table-cell>
          <table:table-cell table:formula="of:=ROUND((SUM([.$B75:.D75])/COUNT([.$B75:.D75]));0)" office:value-type="float" office:value="0" calcext:value-type="float">
            <text:p>0</text:p>
          </table:table-cell>
          <table:table-cell table:formula="of:=ROUND((SUM([.$B75:.E75])/COUNT([.$B75:.E75]));0)" office:value-type="float" office:value="0" calcext:value-type="float">
            <text:p>0</text:p>
          </table:table-cell>
          <table:table-cell table:formula="of:=ROUND((SUM([.$B75:.F75])/COUNT([.$B75:.F75]));0)" office:value-type="float" office:value="0" calcext:value-type="float">
            <text:p>0</text:p>
          </table:table-cell>
          <table:table-cell table:formula="of:=ROUND((SUM([.$B75:.G75])/COUNT([.$B75:.G75]));0)" office:value-type="float" office:value="0" calcext:value-type="float">
            <text:p>0</text:p>
          </table:table-cell>
          <table:table-cell table:formula="of:=ROUND((SUM([.$B75:.H75])/COUNT([.$B75:.H75]));0)" office:value-type="float" office:value="0" calcext:value-type="float">
            <text:p>0</text:p>
          </table:table-cell>
          <table:table-cell table:formula="of:=ROUND((SUM([.$B75:.I75])/COUNT([.$B75:.I75]));0)" office:value-type="float" office:value="0" calcext:value-type="float">
            <text:p>0</text:p>
          </table:table-cell>
          <table:table-cell table:formula="of:=ROUND((SUM([.$B75:.J75])/COUNT([.$B75:.J75]));0)" office:value-type="float" office:value="0" calcext:value-type="float">
            <text:p>0</text:p>
          </table:table-cell>
          <table:table-cell table:formula="of:=ROUND((SUM([.$B75:.K75])/COUNT([.$B75:.K75]));0)" office:value-type="float" office:value="0" calcext:value-type="float">
            <text:p>0</text:p>
          </table:table-cell>
          <table:table-cell table:formula="of:=ROUND((SUM([.$B75:.L75])/COUNT([.$B75:.L75]));0)" office:value-type="float" office:value="0" calcext:value-type="float">
            <text:p>0</text:p>
          </table:table-cell>
          <table:table-cell table:formula="of:=ROUND((SUM([.$B75:.M75])/COUNT([.$B75:.M75]));0)" office:value-type="float" office:value="0" calcext:value-type="float">
            <text:p>0</text:p>
          </table:table-cell>
          <table:table-cell table:formula="of:=ROUND((SUM([.$B75:.N75])/COUNT([.$B75:.N75]));0)" office:value-type="float" office:value="0" calcext:value-type="float">
            <text:p>0</text:p>
          </table:table-cell>
          <table:table-cell table:formula="of:=ROUND((SUM([.$B75:.O75])/COUNT([.$B75:.O75]));0)" office:value-type="float" office:value="0" calcext:value-type="float">
            <text:p>0</text:p>
          </table:table-cell>
          <table:table-cell table:formula="of:=ROUND((SUM([.$B75:.P75])/COUNT([.$B75:.P75]));0)" office:value-type="float" office:value="0" calcext:value-type="float">
            <text:p>0</text:p>
          </table:table-cell>
          <table:table-cell table:formula="of:=ROUND((SUM([.$B75:.Q75])/COUNT([.$B75:.Q7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76:.B76])/COUNT([.$B76:.B76]));0)" office:value-type="float" office:value="0" calcext:value-type="float">
            <text:p>0</text:p>
          </table:table-cell>
          <table:table-cell table:formula="of:=ROUND((SUM([.$B76:.C76])/COUNT([.$B76:.C76]));0)" office:value-type="float" office:value="0" calcext:value-type="float">
            <text:p>0</text:p>
          </table:table-cell>
          <table:table-cell table:formula="of:=ROUND((SUM([.$B76:.D76])/COUNT([.$B76:.D76]));0)" office:value-type="float" office:value="0" calcext:value-type="float">
            <text:p>0</text:p>
          </table:table-cell>
          <table:table-cell table:formula="of:=ROUND((SUM([.$B76:.E76])/COUNT([.$B76:.E76]));0)" office:value-type="float" office:value="0" calcext:value-type="float">
            <text:p>0</text:p>
          </table:table-cell>
          <table:table-cell table:formula="of:=ROUND((SUM([.$B76:.F76])/COUNT([.$B76:.F76]));0)" office:value-type="float" office:value="0" calcext:value-type="float">
            <text:p>0</text:p>
          </table:table-cell>
          <table:table-cell table:formula="of:=ROUND((SUM([.$B76:.G76])/COUNT([.$B76:.G76]));0)" office:value-type="float" office:value="0" calcext:value-type="float">
            <text:p>0</text:p>
          </table:table-cell>
          <table:table-cell table:formula="of:=ROUND((SUM([.$B76:.H76])/COUNT([.$B76:.H76]));0)" office:value-type="float" office:value="0" calcext:value-type="float">
            <text:p>0</text:p>
          </table:table-cell>
          <table:table-cell table:formula="of:=ROUND((SUM([.$B76:.I76])/COUNT([.$B76:.I76]));0)" office:value-type="float" office:value="0" calcext:value-type="float">
            <text:p>0</text:p>
          </table:table-cell>
          <table:table-cell table:formula="of:=ROUND((SUM([.$B76:.J76])/COUNT([.$B76:.J76]));0)" office:value-type="float" office:value="0" calcext:value-type="float">
            <text:p>0</text:p>
          </table:table-cell>
          <table:table-cell table:formula="of:=ROUND((SUM([.$B76:.K76])/COUNT([.$B76:.K76]));0)" office:value-type="float" office:value="0" calcext:value-type="float">
            <text:p>0</text:p>
          </table:table-cell>
          <table:table-cell table:formula="of:=ROUND((SUM([.$B76:.L76])/COUNT([.$B76:.L76]));0)" office:value-type="float" office:value="0" calcext:value-type="float">
            <text:p>0</text:p>
          </table:table-cell>
          <table:table-cell table:formula="of:=ROUND((SUM([.$B76:.M76])/COUNT([.$B76:.M76]));0)" office:value-type="float" office:value="0" calcext:value-type="float">
            <text:p>0</text:p>
          </table:table-cell>
          <table:table-cell table:formula="of:=ROUND((SUM([.$B76:.N76])/COUNT([.$B76:.N76]));0)" office:value-type="float" office:value="0" calcext:value-type="float">
            <text:p>0</text:p>
          </table:table-cell>
          <table:table-cell table:formula="of:=ROUND((SUM([.$B76:.O76])/COUNT([.$B76:.O76]));0)" office:value-type="float" office:value="0" calcext:value-type="float">
            <text:p>0</text:p>
          </table:table-cell>
          <table:table-cell table:formula="of:=ROUND((SUM([.$B76:.P76])/COUNT([.$B76:.P76]));0)" office:value-type="float" office:value="0" calcext:value-type="float">
            <text:p>0</text:p>
          </table:table-cell>
          <table:table-cell table:formula="of:=ROUND((SUM([.$B76:.Q76])/COUNT([.$B76:.Q7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77:.B77])/COUNT([.$B77:.B77]));0)" office:value-type="float" office:value="0" calcext:value-type="float">
            <text:p>0</text:p>
          </table:table-cell>
          <table:table-cell table:formula="of:=ROUND((SUM([.$B77:.C77])/COUNT([.$B77:.C77]));0)" office:value-type="float" office:value="0" calcext:value-type="float">
            <text:p>0</text:p>
          </table:table-cell>
          <table:table-cell table:formula="of:=ROUND((SUM([.$B77:.D77])/COUNT([.$B77:.D77]));0)" office:value-type="float" office:value="0" calcext:value-type="float">
            <text:p>0</text:p>
          </table:table-cell>
          <table:table-cell table:formula="of:=ROUND((SUM([.$B77:.E77])/COUNT([.$B77:.E77]));0)" office:value-type="float" office:value="0" calcext:value-type="float">
            <text:p>0</text:p>
          </table:table-cell>
          <table:table-cell table:formula="of:=ROUND((SUM([.$B77:.F77])/COUNT([.$B77:.F77]));0)" office:value-type="float" office:value="0" calcext:value-type="float">
            <text:p>0</text:p>
          </table:table-cell>
          <table:table-cell table:formula="of:=ROUND((SUM([.$B77:.G77])/COUNT([.$B77:.G77]));0)" office:value-type="float" office:value="0" calcext:value-type="float">
            <text:p>0</text:p>
          </table:table-cell>
          <table:table-cell table:formula="of:=ROUND((SUM([.$B77:.H77])/COUNT([.$B77:.H77]));0)" office:value-type="float" office:value="0" calcext:value-type="float">
            <text:p>0</text:p>
          </table:table-cell>
          <table:table-cell table:formula="of:=ROUND((SUM([.$B77:.I77])/COUNT([.$B77:.I77]));0)" office:value-type="float" office:value="0" calcext:value-type="float">
            <text:p>0</text:p>
          </table:table-cell>
          <table:table-cell table:formula="of:=ROUND((SUM([.$B77:.J77])/COUNT([.$B77:.J77]));0)" office:value-type="float" office:value="0" calcext:value-type="float">
            <text:p>0</text:p>
          </table:table-cell>
          <table:table-cell table:formula="of:=ROUND((SUM([.$B77:.K77])/COUNT([.$B77:.K77]));0)" office:value-type="float" office:value="0" calcext:value-type="float">
            <text:p>0</text:p>
          </table:table-cell>
          <table:table-cell table:formula="of:=ROUND((SUM([.$B77:.L77])/COUNT([.$B77:.L77]));0)" office:value-type="float" office:value="0" calcext:value-type="float">
            <text:p>0</text:p>
          </table:table-cell>
          <table:table-cell table:formula="of:=ROUND((SUM([.$B77:.M77])/COUNT([.$B77:.M77]));0)" office:value-type="float" office:value="0" calcext:value-type="float">
            <text:p>0</text:p>
          </table:table-cell>
          <table:table-cell table:formula="of:=ROUND((SUM([.$B77:.N77])/COUNT([.$B77:.N77]));0)" office:value-type="float" office:value="0" calcext:value-type="float">
            <text:p>0</text:p>
          </table:table-cell>
          <table:table-cell table:formula="of:=ROUND((SUM([.$B77:.O77])/COUNT([.$B77:.O77]));0)" office:value-type="float" office:value="0" calcext:value-type="float">
            <text:p>0</text:p>
          </table:table-cell>
          <table:table-cell table:formula="of:=ROUND((SUM([.$B77:.P77])/COUNT([.$B77:.P77]));0)" office:value-type="float" office:value="0" calcext:value-type="float">
            <text:p>0</text:p>
          </table:table-cell>
          <table:table-cell table:formula="of:=ROUND((SUM([.$B77:.Q77])/COUNT([.$B77:.Q7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78:.B78])/COUNT([.$B78:.B78]));0)" office:value-type="float" office:value="0" calcext:value-type="float">
            <text:p>0</text:p>
          </table:table-cell>
          <table:table-cell table:formula="of:=ROUND((SUM([.$B78:.C78])/COUNT([.$B78:.C78]));0)" office:value-type="float" office:value="0" calcext:value-type="float">
            <text:p>0</text:p>
          </table:table-cell>
          <table:table-cell table:formula="of:=ROUND((SUM([.$B78:.D78])/COUNT([.$B78:.D78]));0)" office:value-type="float" office:value="0" calcext:value-type="float">
            <text:p>0</text:p>
          </table:table-cell>
          <table:table-cell table:formula="of:=ROUND((SUM([.$B78:.E78])/COUNT([.$B78:.E78]));0)" office:value-type="float" office:value="0" calcext:value-type="float">
            <text:p>0</text:p>
          </table:table-cell>
          <table:table-cell table:formula="of:=ROUND((SUM([.$B78:.F78])/COUNT([.$B78:.F78]));0)" office:value-type="float" office:value="0" calcext:value-type="float">
            <text:p>0</text:p>
          </table:table-cell>
          <table:table-cell table:formula="of:=ROUND((SUM([.$B78:.G78])/COUNT([.$B78:.G78]));0)" office:value-type="float" office:value="0" calcext:value-type="float">
            <text:p>0</text:p>
          </table:table-cell>
          <table:table-cell table:formula="of:=ROUND((SUM([.$B78:.H78])/COUNT([.$B78:.H78]));0)" office:value-type="float" office:value="0" calcext:value-type="float">
            <text:p>0</text:p>
          </table:table-cell>
          <table:table-cell table:formula="of:=ROUND((SUM([.$B78:.I78])/COUNT([.$B78:.I78]));0)" office:value-type="float" office:value="0" calcext:value-type="float">
            <text:p>0</text:p>
          </table:table-cell>
          <table:table-cell table:formula="of:=ROUND((SUM([.$B78:.J78])/COUNT([.$B78:.J78]));0)" office:value-type="float" office:value="0" calcext:value-type="float">
            <text:p>0</text:p>
          </table:table-cell>
          <table:table-cell table:formula="of:=ROUND((SUM([.$B78:.K78])/COUNT([.$B78:.K78]));0)" office:value-type="float" office:value="0" calcext:value-type="float">
            <text:p>0</text:p>
          </table:table-cell>
          <table:table-cell table:formula="of:=ROUND((SUM([.$B78:.L78])/COUNT([.$B78:.L78]));0)" office:value-type="float" office:value="0" calcext:value-type="float">
            <text:p>0</text:p>
          </table:table-cell>
          <table:table-cell table:formula="of:=ROUND((SUM([.$B78:.M78])/COUNT([.$B78:.M78]));0)" office:value-type="float" office:value="0" calcext:value-type="float">
            <text:p>0</text:p>
          </table:table-cell>
          <table:table-cell table:formula="of:=ROUND((SUM([.$B78:.N78])/COUNT([.$B78:.N78]));0)" office:value-type="float" office:value="0" calcext:value-type="float">
            <text:p>0</text:p>
          </table:table-cell>
          <table:table-cell table:formula="of:=ROUND((SUM([.$B78:.O78])/COUNT([.$B78:.O78]));0)" office:value-type="float" office:value="0" calcext:value-type="float">
            <text:p>0</text:p>
          </table:table-cell>
          <table:table-cell table:formula="of:=ROUND((SUM([.$B78:.P78])/COUNT([.$B78:.P78]));0)" office:value-type="float" office:value="0" calcext:value-type="float">
            <text:p>0</text:p>
          </table:table-cell>
          <table:table-cell table:formula="of:=ROUND((SUM([.$B78:.Q78])/COUNT([.$B78:.Q7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79:.B79])/COUNT([.$B79:.B79]));0)" office:value-type="float" office:value="0" calcext:value-type="float">
            <text:p>0</text:p>
          </table:table-cell>
          <table:table-cell table:formula="of:=ROUND((SUM([.$B79:.C79])/COUNT([.$B79:.C79]));0)" office:value-type="float" office:value="0" calcext:value-type="float">
            <text:p>0</text:p>
          </table:table-cell>
          <table:table-cell table:formula="of:=ROUND((SUM([.$B79:.D79])/COUNT([.$B79:.D79]));0)" office:value-type="float" office:value="0" calcext:value-type="float">
            <text:p>0</text:p>
          </table:table-cell>
          <table:table-cell table:formula="of:=ROUND((SUM([.$B79:.E79])/COUNT([.$B79:.E79]));0)" office:value-type="float" office:value="0" calcext:value-type="float">
            <text:p>0</text:p>
          </table:table-cell>
          <table:table-cell table:formula="of:=ROUND((SUM([.$B79:.F79])/COUNT([.$B79:.F79]));0)" office:value-type="float" office:value="0" calcext:value-type="float">
            <text:p>0</text:p>
          </table:table-cell>
          <table:table-cell table:formula="of:=ROUND((SUM([.$B79:.G79])/COUNT([.$B79:.G79]));0)" office:value-type="float" office:value="0" calcext:value-type="float">
            <text:p>0</text:p>
          </table:table-cell>
          <table:table-cell table:formula="of:=ROUND((SUM([.$B79:.H79])/COUNT([.$B79:.H79]));0)" office:value-type="float" office:value="0" calcext:value-type="float">
            <text:p>0</text:p>
          </table:table-cell>
          <table:table-cell table:formula="of:=ROUND((SUM([.$B79:.I79])/COUNT([.$B79:.I79]));0)" office:value-type="float" office:value="0" calcext:value-type="float">
            <text:p>0</text:p>
          </table:table-cell>
          <table:table-cell table:formula="of:=ROUND((SUM([.$B79:.J79])/COUNT([.$B79:.J79]));0)" office:value-type="float" office:value="0" calcext:value-type="float">
            <text:p>0</text:p>
          </table:table-cell>
          <table:table-cell table:formula="of:=ROUND((SUM([.$B79:.K79])/COUNT([.$B79:.K79]));0)" office:value-type="float" office:value="0" calcext:value-type="float">
            <text:p>0</text:p>
          </table:table-cell>
          <table:table-cell table:formula="of:=ROUND((SUM([.$B79:.L79])/COUNT([.$B79:.L79]));0)" office:value-type="float" office:value="0" calcext:value-type="float">
            <text:p>0</text:p>
          </table:table-cell>
          <table:table-cell table:formula="of:=ROUND((SUM([.$B79:.M79])/COUNT([.$B79:.M79]));0)" office:value-type="float" office:value="0" calcext:value-type="float">
            <text:p>0</text:p>
          </table:table-cell>
          <table:table-cell table:formula="of:=ROUND((SUM([.$B79:.N79])/COUNT([.$B79:.N79]));0)" office:value-type="float" office:value="0" calcext:value-type="float">
            <text:p>0</text:p>
          </table:table-cell>
          <table:table-cell table:formula="of:=ROUND((SUM([.$B79:.O79])/COUNT([.$B79:.O79]));0)" office:value-type="float" office:value="0" calcext:value-type="float">
            <text:p>0</text:p>
          </table:table-cell>
          <table:table-cell table:formula="of:=ROUND((SUM([.$B79:.P79])/COUNT([.$B79:.P79]));0)" office:value-type="float" office:value="0" calcext:value-type="float">
            <text:p>0</text:p>
          </table:table-cell>
          <table:table-cell table:formula="of:=ROUND((SUM([.$B79:.Q79])/COUNT([.$B79:.Q7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0:.B80])/COUNT([.$B80:.B80]));0)" office:value-type="float" office:value="0" calcext:value-type="float">
            <text:p>0</text:p>
          </table:table-cell>
          <table:table-cell table:formula="of:=ROUND((SUM([.$B80:.C80])/COUNT([.$B80:.C80]));0)" office:value-type="float" office:value="0" calcext:value-type="float">
            <text:p>0</text:p>
          </table:table-cell>
          <table:table-cell table:formula="of:=ROUND((SUM([.$B80:.D80])/COUNT([.$B80:.D80]));0)" office:value-type="float" office:value="0" calcext:value-type="float">
            <text:p>0</text:p>
          </table:table-cell>
          <table:table-cell table:formula="of:=ROUND((SUM([.$B80:.E80])/COUNT([.$B80:.E80]));0)" office:value-type="float" office:value="0" calcext:value-type="float">
            <text:p>0</text:p>
          </table:table-cell>
          <table:table-cell table:formula="of:=ROUND((SUM([.$B80:.F80])/COUNT([.$B80:.F80]));0)" office:value-type="float" office:value="0" calcext:value-type="float">
            <text:p>0</text:p>
          </table:table-cell>
          <table:table-cell table:formula="of:=ROUND((SUM([.$B80:.G80])/COUNT([.$B80:.G80]));0)" office:value-type="float" office:value="0" calcext:value-type="float">
            <text:p>0</text:p>
          </table:table-cell>
          <table:table-cell table:formula="of:=ROUND((SUM([.$B80:.H80])/COUNT([.$B80:.H80]));0)" office:value-type="float" office:value="0" calcext:value-type="float">
            <text:p>0</text:p>
          </table:table-cell>
          <table:table-cell table:formula="of:=ROUND((SUM([.$B80:.I80])/COUNT([.$B80:.I80]));0)" office:value-type="float" office:value="0" calcext:value-type="float">
            <text:p>0</text:p>
          </table:table-cell>
          <table:table-cell table:formula="of:=ROUND((SUM([.$B80:.J80])/COUNT([.$B80:.J80]));0)" office:value-type="float" office:value="0" calcext:value-type="float">
            <text:p>0</text:p>
          </table:table-cell>
          <table:table-cell table:formula="of:=ROUND((SUM([.$B80:.K80])/COUNT([.$B80:.K80]));0)" office:value-type="float" office:value="0" calcext:value-type="float">
            <text:p>0</text:p>
          </table:table-cell>
          <table:table-cell table:formula="of:=ROUND((SUM([.$B80:.L80])/COUNT([.$B80:.L80]));0)" office:value-type="float" office:value="0" calcext:value-type="float">
            <text:p>0</text:p>
          </table:table-cell>
          <table:table-cell table:formula="of:=ROUND((SUM([.$B80:.M80])/COUNT([.$B80:.M80]));0)" office:value-type="float" office:value="0" calcext:value-type="float">
            <text:p>0</text:p>
          </table:table-cell>
          <table:table-cell table:formula="of:=ROUND((SUM([.$B80:.N80])/COUNT([.$B80:.N80]));0)" office:value-type="float" office:value="0" calcext:value-type="float">
            <text:p>0</text:p>
          </table:table-cell>
          <table:table-cell table:formula="of:=ROUND((SUM([.$B80:.O80])/COUNT([.$B80:.O80]));0)" office:value-type="float" office:value="0" calcext:value-type="float">
            <text:p>0</text:p>
          </table:table-cell>
          <table:table-cell table:formula="of:=ROUND((SUM([.$B80:.P80])/COUNT([.$B80:.P80]));0)" office:value-type="float" office:value="0" calcext:value-type="float">
            <text:p>0</text:p>
          </table:table-cell>
          <table:table-cell table:formula="of:=ROUND((SUM([.$B80:.Q80])/COUNT([.$B80:.Q8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81:.B81])/COUNT([.$B81:.B81]));0)" office:value-type="float" office:value="0" calcext:value-type="float">
            <text:p>0</text:p>
          </table:table-cell>
          <table:table-cell table:formula="of:=ROUND((SUM([.$B81:.C81])/COUNT([.$B81:.C81]));0)" office:value-type="float" office:value="0" calcext:value-type="float">
            <text:p>0</text:p>
          </table:table-cell>
          <table:table-cell table:formula="of:=ROUND((SUM([.$B81:.D81])/COUNT([.$B81:.D81]));0)" office:value-type="float" office:value="0" calcext:value-type="float">
            <text:p>0</text:p>
          </table:table-cell>
          <table:table-cell table:formula="of:=ROUND((SUM([.$B81:.E81])/COUNT([.$B81:.E81]));0)" office:value-type="float" office:value="0" calcext:value-type="float">
            <text:p>0</text:p>
          </table:table-cell>
          <table:table-cell table:formula="of:=ROUND((SUM([.$B81:.F81])/COUNT([.$B81:.F81]));0)" office:value-type="float" office:value="0" calcext:value-type="float">
            <text:p>0</text:p>
          </table:table-cell>
          <table:table-cell table:formula="of:=ROUND((SUM([.$B81:.G81])/COUNT([.$B81:.G81]));0)" office:value-type="float" office:value="0" calcext:value-type="float">
            <text:p>0</text:p>
          </table:table-cell>
          <table:table-cell table:formula="of:=ROUND((SUM([.$B81:.H81])/COUNT([.$B81:.H81]));0)" office:value-type="float" office:value="0" calcext:value-type="float">
            <text:p>0</text:p>
          </table:table-cell>
          <table:table-cell table:formula="of:=ROUND((SUM([.$B81:.I81])/COUNT([.$B81:.I81]));0)" office:value-type="float" office:value="0" calcext:value-type="float">
            <text:p>0</text:p>
          </table:table-cell>
          <table:table-cell table:formula="of:=ROUND((SUM([.$B81:.J81])/COUNT([.$B81:.J81]));0)" office:value-type="float" office:value="0" calcext:value-type="float">
            <text:p>0</text:p>
          </table:table-cell>
          <table:table-cell table:formula="of:=ROUND((SUM([.$B81:.K81])/COUNT([.$B81:.K81]));0)" office:value-type="float" office:value="0" calcext:value-type="float">
            <text:p>0</text:p>
          </table:table-cell>
          <table:table-cell table:formula="of:=ROUND((SUM([.$B81:.L81])/COUNT([.$B81:.L81]));0)" office:value-type="float" office:value="0" calcext:value-type="float">
            <text:p>0</text:p>
          </table:table-cell>
          <table:table-cell table:formula="of:=ROUND((SUM([.$B81:.M81])/COUNT([.$B81:.M81]));0)" office:value-type="float" office:value="0" calcext:value-type="float">
            <text:p>0</text:p>
          </table:table-cell>
          <table:table-cell table:formula="of:=ROUND((SUM([.$B81:.N81])/COUNT([.$B81:.N81]));0)" office:value-type="float" office:value="0" calcext:value-type="float">
            <text:p>0</text:p>
          </table:table-cell>
          <table:table-cell table:formula="of:=ROUND((SUM([.$B81:.O81])/COUNT([.$B81:.O81]));0)" office:value-type="float" office:value="0" calcext:value-type="float">
            <text:p>0</text:p>
          </table:table-cell>
          <table:table-cell table:formula="of:=ROUND((SUM([.$B81:.P81])/COUNT([.$B81:.P81]));0)" office:value-type="float" office:value="0" calcext:value-type="float">
            <text:p>0</text:p>
          </table:table-cell>
          <table:table-cell table:formula="of:=ROUND((SUM([.$B81:.Q81])/COUNT([.$B81:.Q8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2:.B82])/COUNT([.$B82:.B82]));0)" office:value-type="float" office:value="0" calcext:value-type="float">
            <text:p>0</text:p>
          </table:table-cell>
          <table:table-cell table:formula="of:=ROUND((SUM([.$B82:.C82])/COUNT([.$B82:.C82]));0)" office:value-type="float" office:value="0" calcext:value-type="float">
            <text:p>0</text:p>
          </table:table-cell>
          <table:table-cell table:formula="of:=ROUND((SUM([.$B82:.D82])/COUNT([.$B82:.D82]));0)" office:value-type="float" office:value="0" calcext:value-type="float">
            <text:p>0</text:p>
          </table:table-cell>
          <table:table-cell table:formula="of:=ROUND((SUM([.$B82:.E82])/COUNT([.$B82:.E82]));0)" office:value-type="float" office:value="0" calcext:value-type="float">
            <text:p>0</text:p>
          </table:table-cell>
          <table:table-cell table:formula="of:=ROUND((SUM([.$B82:.F82])/COUNT([.$B82:.F82]));0)" office:value-type="float" office:value="0" calcext:value-type="float">
            <text:p>0</text:p>
          </table:table-cell>
          <table:table-cell table:formula="of:=ROUND((SUM([.$B82:.G82])/COUNT([.$B82:.G82]));0)" office:value-type="float" office:value="0" calcext:value-type="float">
            <text:p>0</text:p>
          </table:table-cell>
          <table:table-cell table:formula="of:=ROUND((SUM([.$B82:.H82])/COUNT([.$B82:.H82]));0)" office:value-type="float" office:value="0" calcext:value-type="float">
            <text:p>0</text:p>
          </table:table-cell>
          <table:table-cell table:formula="of:=ROUND((SUM([.$B82:.I82])/COUNT([.$B82:.I82]));0)" office:value-type="float" office:value="0" calcext:value-type="float">
            <text:p>0</text:p>
          </table:table-cell>
          <table:table-cell table:formula="of:=ROUND((SUM([.$B82:.J82])/COUNT([.$B82:.J82]));0)" office:value-type="float" office:value="0" calcext:value-type="float">
            <text:p>0</text:p>
          </table:table-cell>
          <table:table-cell table:formula="of:=ROUND((SUM([.$B82:.K82])/COUNT([.$B82:.K82]));0)" office:value-type="float" office:value="0" calcext:value-type="float">
            <text:p>0</text:p>
          </table:table-cell>
          <table:table-cell table:formula="of:=ROUND((SUM([.$B82:.L82])/COUNT([.$B82:.L82]));0)" office:value-type="float" office:value="0" calcext:value-type="float">
            <text:p>0</text:p>
          </table:table-cell>
          <table:table-cell table:formula="of:=ROUND((SUM([.$B82:.M82])/COUNT([.$B82:.M82]));0)" office:value-type="float" office:value="0" calcext:value-type="float">
            <text:p>0</text:p>
          </table:table-cell>
          <table:table-cell table:formula="of:=ROUND((SUM([.$B82:.N82])/COUNT([.$B82:.N82]));0)" office:value-type="float" office:value="0" calcext:value-type="float">
            <text:p>0</text:p>
          </table:table-cell>
          <table:table-cell table:formula="of:=ROUND((SUM([.$B82:.O82])/COUNT([.$B82:.O82]));0)" office:value-type="float" office:value="0" calcext:value-type="float">
            <text:p>0</text:p>
          </table:table-cell>
          <table:table-cell table:formula="of:=ROUND((SUM([.$B82:.P82])/COUNT([.$B82:.P82]));0)" office:value-type="float" office:value="0" calcext:value-type="float">
            <text:p>0</text:p>
          </table:table-cell>
          <table:table-cell table:formula="of:=ROUND((SUM([.$B82:.Q82])/COUNT([.$B82:.Q8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83:.B83])/COUNT([.$B83:.B83]));0)" office:value-type="float" office:value="0" calcext:value-type="float">
            <text:p>0</text:p>
          </table:table-cell>
          <table:table-cell table:formula="of:=ROUND((SUM([.$B83:.C83])/COUNT([.$B83:.C83]));0)" office:value-type="float" office:value="0" calcext:value-type="float">
            <text:p>0</text:p>
          </table:table-cell>
          <table:table-cell table:formula="of:=ROUND((SUM([.$B83:.D83])/COUNT([.$B83:.D83]));0)" office:value-type="float" office:value="0" calcext:value-type="float">
            <text:p>0</text:p>
          </table:table-cell>
          <table:table-cell table:formula="of:=ROUND((SUM([.$B83:.E83])/COUNT([.$B83:.E83]));0)" office:value-type="float" office:value="0" calcext:value-type="float">
            <text:p>0</text:p>
          </table:table-cell>
          <table:table-cell table:formula="of:=ROUND((SUM([.$B83:.F83])/COUNT([.$B83:.F83]));0)" office:value-type="float" office:value="0" calcext:value-type="float">
            <text:p>0</text:p>
          </table:table-cell>
          <table:table-cell table:formula="of:=ROUND((SUM([.$B83:.G83])/COUNT([.$B83:.G83]));0)" office:value-type="float" office:value="0" calcext:value-type="float">
            <text:p>0</text:p>
          </table:table-cell>
          <table:table-cell table:formula="of:=ROUND((SUM([.$B83:.H83])/COUNT([.$B83:.H83]));0)" office:value-type="float" office:value="0" calcext:value-type="float">
            <text:p>0</text:p>
          </table:table-cell>
          <table:table-cell table:formula="of:=ROUND((SUM([.$B83:.I83])/COUNT([.$B83:.I83]));0)" office:value-type="float" office:value="0" calcext:value-type="float">
            <text:p>0</text:p>
          </table:table-cell>
          <table:table-cell table:formula="of:=ROUND((SUM([.$B83:.J83])/COUNT([.$B83:.J83]));0)" office:value-type="float" office:value="0" calcext:value-type="float">
            <text:p>0</text:p>
          </table:table-cell>
          <table:table-cell table:formula="of:=ROUND((SUM([.$B83:.K83])/COUNT([.$B83:.K83]));0)" office:value-type="float" office:value="0" calcext:value-type="float">
            <text:p>0</text:p>
          </table:table-cell>
          <table:table-cell table:formula="of:=ROUND((SUM([.$B83:.L83])/COUNT([.$B83:.L83]));0)" office:value-type="float" office:value="0" calcext:value-type="float">
            <text:p>0</text:p>
          </table:table-cell>
          <table:table-cell table:formula="of:=ROUND((SUM([.$B83:.M83])/COUNT([.$B83:.M83]));0)" office:value-type="float" office:value="0" calcext:value-type="float">
            <text:p>0</text:p>
          </table:table-cell>
          <table:table-cell table:formula="of:=ROUND((SUM([.$B83:.N83])/COUNT([.$B83:.N83]));0)" office:value-type="float" office:value="0" calcext:value-type="float">
            <text:p>0</text:p>
          </table:table-cell>
          <table:table-cell table:formula="of:=ROUND((SUM([.$B83:.O83])/COUNT([.$B83:.O83]));0)" office:value-type="float" office:value="0" calcext:value-type="float">
            <text:p>0</text:p>
          </table:table-cell>
          <table:table-cell table:formula="of:=ROUND((SUM([.$B83:.P83])/COUNT([.$B83:.P83]));0)" office:value-type="float" office:value="0" calcext:value-type="float">
            <text:p>0</text:p>
          </table:table-cell>
          <table:table-cell table:formula="of:=ROUND((SUM([.$B83:.Q83])/COUNT([.$B83:.Q8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84:.B84])/COUNT([.$B84:.B84]));0)" office:value-type="float" office:value="0" calcext:value-type="float">
            <text:p>0</text:p>
          </table:table-cell>
          <table:table-cell table:formula="of:=ROUND((SUM([.$B84:.C84])/COUNT([.$B84:.C84]));0)" office:value-type="float" office:value="0" calcext:value-type="float">
            <text:p>0</text:p>
          </table:table-cell>
          <table:table-cell table:formula="of:=ROUND((SUM([.$B84:.D84])/COUNT([.$B84:.D84]));0)" office:value-type="float" office:value="0" calcext:value-type="float">
            <text:p>0</text:p>
          </table:table-cell>
          <table:table-cell table:formula="of:=ROUND((SUM([.$B84:.E84])/COUNT([.$B84:.E84]));0)" office:value-type="float" office:value="0" calcext:value-type="float">
            <text:p>0</text:p>
          </table:table-cell>
          <table:table-cell table:formula="of:=ROUND((SUM([.$B84:.F84])/COUNT([.$B84:.F84]));0)" office:value-type="float" office:value="0" calcext:value-type="float">
            <text:p>0</text:p>
          </table:table-cell>
          <table:table-cell table:formula="of:=ROUND((SUM([.$B84:.G84])/COUNT([.$B84:.G84]));0)" office:value-type="float" office:value="0" calcext:value-type="float">
            <text:p>0</text:p>
          </table:table-cell>
          <table:table-cell table:formula="of:=ROUND((SUM([.$B84:.H84])/COUNT([.$B84:.H84]));0)" office:value-type="float" office:value="0" calcext:value-type="float">
            <text:p>0</text:p>
          </table:table-cell>
          <table:table-cell table:formula="of:=ROUND((SUM([.$B84:.I84])/COUNT([.$B84:.I84]));0)" office:value-type="float" office:value="0" calcext:value-type="float">
            <text:p>0</text:p>
          </table:table-cell>
          <table:table-cell table:formula="of:=ROUND((SUM([.$B84:.J84])/COUNT([.$B84:.J84]));0)" office:value-type="float" office:value="0" calcext:value-type="float">
            <text:p>0</text:p>
          </table:table-cell>
          <table:table-cell table:formula="of:=ROUND((SUM([.$B84:.K84])/COUNT([.$B84:.K84]));0)" office:value-type="float" office:value="0" calcext:value-type="float">
            <text:p>0</text:p>
          </table:table-cell>
          <table:table-cell table:formula="of:=ROUND((SUM([.$B84:.L84])/COUNT([.$B84:.L84]));0)" office:value-type="float" office:value="0" calcext:value-type="float">
            <text:p>0</text:p>
          </table:table-cell>
          <table:table-cell table:formula="of:=ROUND((SUM([.$B84:.M84])/COUNT([.$B84:.M84]));0)" office:value-type="float" office:value="0" calcext:value-type="float">
            <text:p>0</text:p>
          </table:table-cell>
          <table:table-cell table:formula="of:=ROUND((SUM([.$B84:.N84])/COUNT([.$B84:.N84]));0)" office:value-type="float" office:value="0" calcext:value-type="float">
            <text:p>0</text:p>
          </table:table-cell>
          <table:table-cell table:formula="of:=ROUND((SUM([.$B84:.O84])/COUNT([.$B84:.O84]));0)" office:value-type="float" office:value="0" calcext:value-type="float">
            <text:p>0</text:p>
          </table:table-cell>
          <table:table-cell table:formula="of:=ROUND((SUM([.$B84:.P84])/COUNT([.$B84:.P84]));0)" office:value-type="float" office:value="0" calcext:value-type="float">
            <text:p>0</text:p>
          </table:table-cell>
          <table:table-cell table:formula="of:=ROUND((SUM([.$B84:.Q84])/COUNT([.$B84:.Q8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85:.B85])/COUNT([.$B85:.B85]));0)" office:value-type="float" office:value="0" calcext:value-type="float">
            <text:p>0</text:p>
          </table:table-cell>
          <table:table-cell table:formula="of:=ROUND((SUM([.$B85:.C85])/COUNT([.$B85:.C85]));0)" office:value-type="float" office:value="0" calcext:value-type="float">
            <text:p>0</text:p>
          </table:table-cell>
          <table:table-cell table:formula="of:=ROUND((SUM([.$B85:.D85])/COUNT([.$B85:.D85]));0)" office:value-type="float" office:value="0" calcext:value-type="float">
            <text:p>0</text:p>
          </table:table-cell>
          <table:table-cell table:formula="of:=ROUND((SUM([.$B85:.E85])/COUNT([.$B85:.E85]));0)" office:value-type="float" office:value="0" calcext:value-type="float">
            <text:p>0</text:p>
          </table:table-cell>
          <table:table-cell table:formula="of:=ROUND((SUM([.$B85:.F85])/COUNT([.$B85:.F85]));0)" office:value-type="float" office:value="0" calcext:value-type="float">
            <text:p>0</text:p>
          </table:table-cell>
          <table:table-cell table:formula="of:=ROUND((SUM([.$B85:.G85])/COUNT([.$B85:.G85]));0)" office:value-type="float" office:value="0" calcext:value-type="float">
            <text:p>0</text:p>
          </table:table-cell>
          <table:table-cell table:formula="of:=ROUND((SUM([.$B85:.H85])/COUNT([.$B85:.H85]));0)" office:value-type="float" office:value="0" calcext:value-type="float">
            <text:p>0</text:p>
          </table:table-cell>
          <table:table-cell table:formula="of:=ROUND((SUM([.$B85:.I85])/COUNT([.$B85:.I85]));0)" office:value-type="float" office:value="0" calcext:value-type="float">
            <text:p>0</text:p>
          </table:table-cell>
          <table:table-cell table:formula="of:=ROUND((SUM([.$B85:.J85])/COUNT([.$B85:.J85]));0)" office:value-type="float" office:value="0" calcext:value-type="float">
            <text:p>0</text:p>
          </table:table-cell>
          <table:table-cell table:formula="of:=ROUND((SUM([.$B85:.K85])/COUNT([.$B85:.K85]));0)" office:value-type="float" office:value="0" calcext:value-type="float">
            <text:p>0</text:p>
          </table:table-cell>
          <table:table-cell table:formula="of:=ROUND((SUM([.$B85:.L85])/COUNT([.$B85:.L85]));0)" office:value-type="float" office:value="0" calcext:value-type="float">
            <text:p>0</text:p>
          </table:table-cell>
          <table:table-cell table:formula="of:=ROUND((SUM([.$B85:.M85])/COUNT([.$B85:.M85]));0)" office:value-type="float" office:value="0" calcext:value-type="float">
            <text:p>0</text:p>
          </table:table-cell>
          <table:table-cell table:formula="of:=ROUND((SUM([.$B85:.N85])/COUNT([.$B85:.N85]));0)" office:value-type="float" office:value="0" calcext:value-type="float">
            <text:p>0</text:p>
          </table:table-cell>
          <table:table-cell table:formula="of:=ROUND((SUM([.$B85:.O85])/COUNT([.$B85:.O85]));0)" office:value-type="float" office:value="0" calcext:value-type="float">
            <text:p>0</text:p>
          </table:table-cell>
          <table:table-cell table:formula="of:=ROUND((SUM([.$B85:.P85])/COUNT([.$B85:.P85]));0)" office:value-type="float" office:value="0" calcext:value-type="float">
            <text:p>0</text:p>
          </table:table-cell>
          <table:table-cell table:formula="of:=ROUND((SUM([.$B85:.Q85])/COUNT([.$B85:.Q8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6:.B86])/COUNT([.$B86:.B86]));0)" office:value-type="float" office:value="0" calcext:value-type="float">
            <text:p>0</text:p>
          </table:table-cell>
          <table:table-cell table:formula="of:=ROUND((SUM([.$B86:.C86])/COUNT([.$B86:.C86]));0)" office:value-type="float" office:value="0" calcext:value-type="float">
            <text:p>0</text:p>
          </table:table-cell>
          <table:table-cell table:formula="of:=ROUND((SUM([.$B86:.D86])/COUNT([.$B86:.D86]));0)" office:value-type="float" office:value="0" calcext:value-type="float">
            <text:p>0</text:p>
          </table:table-cell>
          <table:table-cell table:formula="of:=ROUND((SUM([.$B86:.E86])/COUNT([.$B86:.E86]));0)" office:value-type="float" office:value="0" calcext:value-type="float">
            <text:p>0</text:p>
          </table:table-cell>
          <table:table-cell table:formula="of:=ROUND((SUM([.$B86:.F86])/COUNT([.$B86:.F86]));0)" office:value-type="float" office:value="0" calcext:value-type="float">
            <text:p>0</text:p>
          </table:table-cell>
          <table:table-cell table:formula="of:=ROUND((SUM([.$B86:.G86])/COUNT([.$B86:.G86]));0)" office:value-type="float" office:value="0" calcext:value-type="float">
            <text:p>0</text:p>
          </table:table-cell>
          <table:table-cell table:formula="of:=ROUND((SUM([.$B86:.H86])/COUNT([.$B86:.H86]));0)" office:value-type="float" office:value="0" calcext:value-type="float">
            <text:p>0</text:p>
          </table:table-cell>
          <table:table-cell table:formula="of:=ROUND((SUM([.$B86:.I86])/COUNT([.$B86:.I86]));0)" office:value-type="float" office:value="0" calcext:value-type="float">
            <text:p>0</text:p>
          </table:table-cell>
          <table:table-cell table:formula="of:=ROUND((SUM([.$B86:.J86])/COUNT([.$B86:.J86]));0)" office:value-type="float" office:value="0" calcext:value-type="float">
            <text:p>0</text:p>
          </table:table-cell>
          <table:table-cell table:formula="of:=ROUND((SUM([.$B86:.K86])/COUNT([.$B86:.K86]));0)" office:value-type="float" office:value="0" calcext:value-type="float">
            <text:p>0</text:p>
          </table:table-cell>
          <table:table-cell table:formula="of:=ROUND((SUM([.$B86:.L86])/COUNT([.$B86:.L86]));0)" office:value-type="float" office:value="0" calcext:value-type="float">
            <text:p>0</text:p>
          </table:table-cell>
          <table:table-cell table:formula="of:=ROUND((SUM([.$B86:.M86])/COUNT([.$B86:.M86]));0)" office:value-type="float" office:value="0" calcext:value-type="float">
            <text:p>0</text:p>
          </table:table-cell>
          <table:table-cell table:formula="of:=ROUND((SUM([.$B86:.N86])/COUNT([.$B86:.N86]));0)" office:value-type="float" office:value="0" calcext:value-type="float">
            <text:p>0</text:p>
          </table:table-cell>
          <table:table-cell table:formula="of:=ROUND((SUM([.$B86:.O86])/COUNT([.$B86:.O86]));0)" office:value-type="float" office:value="0" calcext:value-type="float">
            <text:p>0</text:p>
          </table:table-cell>
          <table:table-cell table:formula="of:=ROUND((SUM([.$B86:.P86])/COUNT([.$B86:.P86]));0)" office:value-type="float" office:value="0" calcext:value-type="float">
            <text:p>0</text:p>
          </table:table-cell>
          <table:table-cell table:formula="of:=ROUND((SUM([.$B86:.Q86])/COUNT([.$B86:.Q8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87:.B87])/COUNT([.$B87:.B87]));0)" office:value-type="float" office:value="0" calcext:value-type="float">
            <text:p>0</text:p>
          </table:table-cell>
          <table:table-cell table:formula="of:=ROUND((SUM([.$B87:.C87])/COUNT([.$B87:.C87]));0)" office:value-type="float" office:value="0" calcext:value-type="float">
            <text:p>0</text:p>
          </table:table-cell>
          <table:table-cell table:formula="of:=ROUND((SUM([.$B87:.D87])/COUNT([.$B87:.D87]));0)" office:value-type="float" office:value="0" calcext:value-type="float">
            <text:p>0</text:p>
          </table:table-cell>
          <table:table-cell table:formula="of:=ROUND((SUM([.$B87:.E87])/COUNT([.$B87:.E87]));0)" office:value-type="float" office:value="0" calcext:value-type="float">
            <text:p>0</text:p>
          </table:table-cell>
          <table:table-cell table:formula="of:=ROUND((SUM([.$B87:.F87])/COUNT([.$B87:.F87]));0)" office:value-type="float" office:value="0" calcext:value-type="float">
            <text:p>0</text:p>
          </table:table-cell>
          <table:table-cell table:formula="of:=ROUND((SUM([.$B87:.G87])/COUNT([.$B87:.G87]));0)" office:value-type="float" office:value="0" calcext:value-type="float">
            <text:p>0</text:p>
          </table:table-cell>
          <table:table-cell table:formula="of:=ROUND((SUM([.$B87:.H87])/COUNT([.$B87:.H87]));0)" office:value-type="float" office:value="0" calcext:value-type="float">
            <text:p>0</text:p>
          </table:table-cell>
          <table:table-cell table:formula="of:=ROUND((SUM([.$B87:.I87])/COUNT([.$B87:.I87]));0)" office:value-type="float" office:value="0" calcext:value-type="float">
            <text:p>0</text:p>
          </table:table-cell>
          <table:table-cell table:formula="of:=ROUND((SUM([.$B87:.J87])/COUNT([.$B87:.J87]));0)" office:value-type="float" office:value="0" calcext:value-type="float">
            <text:p>0</text:p>
          </table:table-cell>
          <table:table-cell table:formula="of:=ROUND((SUM([.$B87:.K87])/COUNT([.$B87:.K87]));0)" office:value-type="float" office:value="0" calcext:value-type="float">
            <text:p>0</text:p>
          </table:table-cell>
          <table:table-cell table:formula="of:=ROUND((SUM([.$B87:.L87])/COUNT([.$B87:.L87]));0)" office:value-type="float" office:value="0" calcext:value-type="float">
            <text:p>0</text:p>
          </table:table-cell>
          <table:table-cell table:formula="of:=ROUND((SUM([.$B87:.M87])/COUNT([.$B87:.M87]));0)" office:value-type="float" office:value="0" calcext:value-type="float">
            <text:p>0</text:p>
          </table:table-cell>
          <table:table-cell table:formula="of:=ROUND((SUM([.$B87:.N87])/COUNT([.$B87:.N87]));0)" office:value-type="float" office:value="0" calcext:value-type="float">
            <text:p>0</text:p>
          </table:table-cell>
          <table:table-cell table:formula="of:=ROUND((SUM([.$B87:.O87])/COUNT([.$B87:.O87]));0)" office:value-type="float" office:value="0" calcext:value-type="float">
            <text:p>0</text:p>
          </table:table-cell>
          <table:table-cell table:formula="of:=ROUND((SUM([.$B87:.P87])/COUNT([.$B87:.P87]));0)" office:value-type="float" office:value="0" calcext:value-type="float">
            <text:p>0</text:p>
          </table:table-cell>
          <table:table-cell table:formula="of:=ROUND((SUM([.$B87:.Q87])/COUNT([.$B87:.Q8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8:.B88])/COUNT([.$B88:.B88]));0)" office:value-type="float" office:value="0" calcext:value-type="float">
            <text:p>0</text:p>
          </table:table-cell>
          <table:table-cell table:formula="of:=ROUND((SUM([.$B88:.C88])/COUNT([.$B88:.C88]));0)" office:value-type="float" office:value="0" calcext:value-type="float">
            <text:p>0</text:p>
          </table:table-cell>
          <table:table-cell table:formula="of:=ROUND((SUM([.$B88:.D88])/COUNT([.$B88:.D88]));0)" office:value-type="float" office:value="0" calcext:value-type="float">
            <text:p>0</text:p>
          </table:table-cell>
          <table:table-cell table:formula="of:=ROUND((SUM([.$B88:.E88])/COUNT([.$B88:.E88]));0)" office:value-type="float" office:value="0" calcext:value-type="float">
            <text:p>0</text:p>
          </table:table-cell>
          <table:table-cell table:formula="of:=ROUND((SUM([.$B88:.F88])/COUNT([.$B88:.F88]));0)" office:value-type="float" office:value="0" calcext:value-type="float">
            <text:p>0</text:p>
          </table:table-cell>
          <table:table-cell table:formula="of:=ROUND((SUM([.$B88:.G88])/COUNT([.$B88:.G88]));0)" office:value-type="float" office:value="0" calcext:value-type="float">
            <text:p>0</text:p>
          </table:table-cell>
          <table:table-cell table:formula="of:=ROUND((SUM([.$B88:.H88])/COUNT([.$B88:.H88]));0)" office:value-type="float" office:value="0" calcext:value-type="float">
            <text:p>0</text:p>
          </table:table-cell>
          <table:table-cell table:formula="of:=ROUND((SUM([.$B88:.I88])/COUNT([.$B88:.I88]));0)" office:value-type="float" office:value="0" calcext:value-type="float">
            <text:p>0</text:p>
          </table:table-cell>
          <table:table-cell table:formula="of:=ROUND((SUM([.$B88:.J88])/COUNT([.$B88:.J88]));0)" office:value-type="float" office:value="0" calcext:value-type="float">
            <text:p>0</text:p>
          </table:table-cell>
          <table:table-cell table:formula="of:=ROUND((SUM([.$B88:.K88])/COUNT([.$B88:.K88]));0)" office:value-type="float" office:value="0" calcext:value-type="float">
            <text:p>0</text:p>
          </table:table-cell>
          <table:table-cell table:formula="of:=ROUND((SUM([.$B88:.L88])/COUNT([.$B88:.L88]));0)" office:value-type="float" office:value="0" calcext:value-type="float">
            <text:p>0</text:p>
          </table:table-cell>
          <table:table-cell table:formula="of:=ROUND((SUM([.$B88:.M88])/COUNT([.$B88:.M88]));0)" office:value-type="float" office:value="0" calcext:value-type="float">
            <text:p>0</text:p>
          </table:table-cell>
          <table:table-cell table:formula="of:=ROUND((SUM([.$B88:.N88])/COUNT([.$B88:.N88]));0)" office:value-type="float" office:value="0" calcext:value-type="float">
            <text:p>0</text:p>
          </table:table-cell>
          <table:table-cell table:formula="of:=ROUND((SUM([.$B88:.O88])/COUNT([.$B88:.O88]));0)" office:value-type="float" office:value="0" calcext:value-type="float">
            <text:p>0</text:p>
          </table:table-cell>
          <table:table-cell table:formula="of:=ROUND((SUM([.$B88:.P88])/COUNT([.$B88:.P88]));0)" office:value-type="float" office:value="0" calcext:value-type="float">
            <text:p>0</text:p>
          </table:table-cell>
          <table:table-cell table:formula="of:=ROUND((SUM([.$B88:.Q88])/COUNT([.$B88:.Q8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89:.B89])/COUNT([.$B89:.B89]));0)" office:value-type="float" office:value="0" calcext:value-type="float">
            <text:p>0</text:p>
          </table:table-cell>
          <table:table-cell table:formula="of:=ROUND((SUM([.$B89:.C89])/COUNT([.$B89:.C89]));0)" office:value-type="float" office:value="0" calcext:value-type="float">
            <text:p>0</text:p>
          </table:table-cell>
          <table:table-cell table:formula="of:=ROUND((SUM([.$B89:.D89])/COUNT([.$B89:.D89]));0)" office:value-type="float" office:value="0" calcext:value-type="float">
            <text:p>0</text:p>
          </table:table-cell>
          <table:table-cell table:formula="of:=ROUND((SUM([.$B89:.E89])/COUNT([.$B89:.E89]));0)" office:value-type="float" office:value="0" calcext:value-type="float">
            <text:p>0</text:p>
          </table:table-cell>
          <table:table-cell table:formula="of:=ROUND((SUM([.$B89:.F89])/COUNT([.$B89:.F89]));0)" office:value-type="float" office:value="0" calcext:value-type="float">
            <text:p>0</text:p>
          </table:table-cell>
          <table:table-cell table:formula="of:=ROUND((SUM([.$B89:.G89])/COUNT([.$B89:.G89]));0)" office:value-type="float" office:value="0" calcext:value-type="float">
            <text:p>0</text:p>
          </table:table-cell>
          <table:table-cell table:formula="of:=ROUND((SUM([.$B89:.H89])/COUNT([.$B89:.H89]));0)" office:value-type="float" office:value="0" calcext:value-type="float">
            <text:p>0</text:p>
          </table:table-cell>
          <table:table-cell table:formula="of:=ROUND((SUM([.$B89:.I89])/COUNT([.$B89:.I89]));0)" office:value-type="float" office:value="0" calcext:value-type="float">
            <text:p>0</text:p>
          </table:table-cell>
          <table:table-cell table:formula="of:=ROUND((SUM([.$B89:.J89])/COUNT([.$B89:.J89]));0)" office:value-type="float" office:value="0" calcext:value-type="float">
            <text:p>0</text:p>
          </table:table-cell>
          <table:table-cell table:formula="of:=ROUND((SUM([.$B89:.K89])/COUNT([.$B89:.K89]));0)" office:value-type="float" office:value="0" calcext:value-type="float">
            <text:p>0</text:p>
          </table:table-cell>
          <table:table-cell table:formula="of:=ROUND((SUM([.$B89:.L89])/COUNT([.$B89:.L89]));0)" office:value-type="float" office:value="0" calcext:value-type="float">
            <text:p>0</text:p>
          </table:table-cell>
          <table:table-cell table:formula="of:=ROUND((SUM([.$B89:.M89])/COUNT([.$B89:.M89]));0)" office:value-type="float" office:value="0" calcext:value-type="float">
            <text:p>0</text:p>
          </table:table-cell>
          <table:table-cell table:formula="of:=ROUND((SUM([.$B89:.N89])/COUNT([.$B89:.N89]));0)" office:value-type="float" office:value="0" calcext:value-type="float">
            <text:p>0</text:p>
          </table:table-cell>
          <table:table-cell table:formula="of:=ROUND((SUM([.$B89:.O89])/COUNT([.$B89:.O89]));0)" office:value-type="float" office:value="0" calcext:value-type="float">
            <text:p>0</text:p>
          </table:table-cell>
          <table:table-cell table:formula="of:=ROUND((SUM([.$B89:.P89])/COUNT([.$B89:.P89]));0)" office:value-type="float" office:value="0" calcext:value-type="float">
            <text:p>0</text:p>
          </table:table-cell>
          <table:table-cell table:formula="of:=ROUND((SUM([.$B89:.Q89])/COUNT([.$B89:.Q8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90:.B90])/COUNT([.$B90:.B90]));0)" office:value-type="float" office:value="0" calcext:value-type="float">
            <text:p>0</text:p>
          </table:table-cell>
          <table:table-cell table:formula="of:=ROUND((SUM([.$B90:.C90])/COUNT([.$B90:.C90]));0)" office:value-type="float" office:value="0" calcext:value-type="float">
            <text:p>0</text:p>
          </table:table-cell>
          <table:table-cell table:formula="of:=ROUND((SUM([.$B90:.D90])/COUNT([.$B90:.D90]));0)" office:value-type="float" office:value="0" calcext:value-type="float">
            <text:p>0</text:p>
          </table:table-cell>
          <table:table-cell table:formula="of:=ROUND((SUM([.$B90:.E90])/COUNT([.$B90:.E90]));0)" office:value-type="float" office:value="0" calcext:value-type="float">
            <text:p>0</text:p>
          </table:table-cell>
          <table:table-cell table:formula="of:=ROUND((SUM([.$B90:.F90])/COUNT([.$B90:.F90]));0)" office:value-type="float" office:value="0" calcext:value-type="float">
            <text:p>0</text:p>
          </table:table-cell>
          <table:table-cell table:formula="of:=ROUND((SUM([.$B90:.G90])/COUNT([.$B90:.G90]));0)" office:value-type="float" office:value="0" calcext:value-type="float">
            <text:p>0</text:p>
          </table:table-cell>
          <table:table-cell table:formula="of:=ROUND((SUM([.$B90:.H90])/COUNT([.$B90:.H90]));0)" office:value-type="float" office:value="0" calcext:value-type="float">
            <text:p>0</text:p>
          </table:table-cell>
          <table:table-cell table:formula="of:=ROUND((SUM([.$B90:.I90])/COUNT([.$B90:.I90]));0)" office:value-type="float" office:value="0" calcext:value-type="float">
            <text:p>0</text:p>
          </table:table-cell>
          <table:table-cell table:formula="of:=ROUND((SUM([.$B90:.J90])/COUNT([.$B90:.J90]));0)" office:value-type="float" office:value="0" calcext:value-type="float">
            <text:p>0</text:p>
          </table:table-cell>
          <table:table-cell table:formula="of:=ROUND((SUM([.$B90:.K90])/COUNT([.$B90:.K90]));0)" office:value-type="float" office:value="0" calcext:value-type="float">
            <text:p>0</text:p>
          </table:table-cell>
          <table:table-cell table:formula="of:=ROUND((SUM([.$B90:.L90])/COUNT([.$B90:.L90]));0)" office:value-type="float" office:value="0" calcext:value-type="float">
            <text:p>0</text:p>
          </table:table-cell>
          <table:table-cell table:formula="of:=ROUND((SUM([.$B90:.M90])/COUNT([.$B90:.M90]));0)" office:value-type="float" office:value="0" calcext:value-type="float">
            <text:p>0</text:p>
          </table:table-cell>
          <table:table-cell table:formula="of:=ROUND((SUM([.$B90:.N90])/COUNT([.$B90:.N90]));0)" office:value-type="float" office:value="0" calcext:value-type="float">
            <text:p>0</text:p>
          </table:table-cell>
          <table:table-cell table:formula="of:=ROUND((SUM([.$B90:.O90])/COUNT([.$B90:.O90]));0)" office:value-type="float" office:value="0" calcext:value-type="float">
            <text:p>0</text:p>
          </table:table-cell>
          <table:table-cell table:formula="of:=ROUND((SUM([.$B90:.P90])/COUNT([.$B90:.P90]));0)" office:value-type="float" office:value="0" calcext:value-type="float">
            <text:p>0</text:p>
          </table:table-cell>
          <table:table-cell table:formula="of:=ROUND((SUM([.$B90:.Q90])/COUNT([.$B90:.Q9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91:.B91])/COUNT([.$B91:.B91]));0)" office:value-type="float" office:value="0" calcext:value-type="float">
            <text:p>0</text:p>
          </table:table-cell>
          <table:table-cell table:formula="of:=ROUND((SUM([.$B91:.C91])/COUNT([.$B91:.C91]));0)" office:value-type="float" office:value="0" calcext:value-type="float">
            <text:p>0</text:p>
          </table:table-cell>
          <table:table-cell table:formula="of:=ROUND((SUM([.$B91:.D91])/COUNT([.$B91:.D91]));0)" office:value-type="float" office:value="0" calcext:value-type="float">
            <text:p>0</text:p>
          </table:table-cell>
          <table:table-cell table:formula="of:=ROUND((SUM([.$B91:.E91])/COUNT([.$B91:.E91]));0)" office:value-type="float" office:value="0" calcext:value-type="float">
            <text:p>0</text:p>
          </table:table-cell>
          <table:table-cell table:formula="of:=ROUND((SUM([.$B91:.F91])/COUNT([.$B91:.F91]));0)" office:value-type="float" office:value="0" calcext:value-type="float">
            <text:p>0</text:p>
          </table:table-cell>
          <table:table-cell table:formula="of:=ROUND((SUM([.$B91:.G91])/COUNT([.$B91:.G91]));0)" office:value-type="float" office:value="0" calcext:value-type="float">
            <text:p>0</text:p>
          </table:table-cell>
          <table:table-cell table:formula="of:=ROUND((SUM([.$B91:.H91])/COUNT([.$B91:.H91]));0)" office:value-type="float" office:value="0" calcext:value-type="float">
            <text:p>0</text:p>
          </table:table-cell>
          <table:table-cell table:formula="of:=ROUND((SUM([.$B91:.I91])/COUNT([.$B91:.I91]));0)" office:value-type="float" office:value="0" calcext:value-type="float">
            <text:p>0</text:p>
          </table:table-cell>
          <table:table-cell table:formula="of:=ROUND((SUM([.$B91:.J91])/COUNT([.$B91:.J91]));0)" office:value-type="float" office:value="0" calcext:value-type="float">
            <text:p>0</text:p>
          </table:table-cell>
          <table:table-cell table:formula="of:=ROUND((SUM([.$B91:.K91])/COUNT([.$B91:.K91]));0)" office:value-type="float" office:value="0" calcext:value-type="float">
            <text:p>0</text:p>
          </table:table-cell>
          <table:table-cell table:formula="of:=ROUND((SUM([.$B91:.L91])/COUNT([.$B91:.L91]));0)" office:value-type="float" office:value="0" calcext:value-type="float">
            <text:p>0</text:p>
          </table:table-cell>
          <table:table-cell table:formula="of:=ROUND((SUM([.$B91:.M91])/COUNT([.$B91:.M91]));0)" office:value-type="float" office:value="0" calcext:value-type="float">
            <text:p>0</text:p>
          </table:table-cell>
          <table:table-cell table:formula="of:=ROUND((SUM([.$B91:.N91])/COUNT([.$B91:.N91]));0)" office:value-type="float" office:value="0" calcext:value-type="float">
            <text:p>0</text:p>
          </table:table-cell>
          <table:table-cell table:formula="of:=ROUND((SUM([.$B91:.O91])/COUNT([.$B91:.O91]));0)" office:value-type="float" office:value="0" calcext:value-type="float">
            <text:p>0</text:p>
          </table:table-cell>
          <table:table-cell table:formula="of:=ROUND((SUM([.$B91:.P91])/COUNT([.$B91:.P91]));0)" office:value-type="float" office:value="0" calcext:value-type="float">
            <text:p>0</text:p>
          </table:table-cell>
          <table:table-cell table:formula="of:=ROUND((SUM([.$B91:.Q91])/COUNT([.$B91:.Q9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92:.B92])/COUNT([.$B92:.B92]));0)" office:value-type="float" office:value="0" calcext:value-type="float">
            <text:p>0</text:p>
          </table:table-cell>
          <table:table-cell table:formula="of:=ROUND((SUM([.$B92:.C92])/COUNT([.$B92:.C92]));0)" office:value-type="float" office:value="0" calcext:value-type="float">
            <text:p>0</text:p>
          </table:table-cell>
          <table:table-cell table:formula="of:=ROUND((SUM([.$B92:.D92])/COUNT([.$B92:.D92]));0)" office:value-type="float" office:value="0" calcext:value-type="float">
            <text:p>0</text:p>
          </table:table-cell>
          <table:table-cell table:formula="of:=ROUND((SUM([.$B92:.E92])/COUNT([.$B92:.E92]));0)" office:value-type="float" office:value="0" calcext:value-type="float">
            <text:p>0</text:p>
          </table:table-cell>
          <table:table-cell table:formula="of:=ROUND((SUM([.$B92:.F92])/COUNT([.$B92:.F92]));0)" office:value-type="float" office:value="0" calcext:value-type="float">
            <text:p>0</text:p>
          </table:table-cell>
          <table:table-cell table:formula="of:=ROUND((SUM([.$B92:.G92])/COUNT([.$B92:.G92]));0)" office:value-type="float" office:value="0" calcext:value-type="float">
            <text:p>0</text:p>
          </table:table-cell>
          <table:table-cell table:formula="of:=ROUND((SUM([.$B92:.H92])/COUNT([.$B92:.H92]));0)" office:value-type="float" office:value="0" calcext:value-type="float">
            <text:p>0</text:p>
          </table:table-cell>
          <table:table-cell table:formula="of:=ROUND((SUM([.$B92:.I92])/COUNT([.$B92:.I92]));0)" office:value-type="float" office:value="0" calcext:value-type="float">
            <text:p>0</text:p>
          </table:table-cell>
          <table:table-cell table:formula="of:=ROUND((SUM([.$B92:.J92])/COUNT([.$B92:.J92]));0)" office:value-type="float" office:value="0" calcext:value-type="float">
            <text:p>0</text:p>
          </table:table-cell>
          <table:table-cell table:formula="of:=ROUND((SUM([.$B92:.K92])/COUNT([.$B92:.K92]));0)" office:value-type="float" office:value="0" calcext:value-type="float">
            <text:p>0</text:p>
          </table:table-cell>
          <table:table-cell table:formula="of:=ROUND((SUM([.$B92:.L92])/COUNT([.$B92:.L92]));0)" office:value-type="float" office:value="0" calcext:value-type="float">
            <text:p>0</text:p>
          </table:table-cell>
          <table:table-cell table:formula="of:=ROUND((SUM([.$B92:.M92])/COUNT([.$B92:.M92]));0)" office:value-type="float" office:value="0" calcext:value-type="float">
            <text:p>0</text:p>
          </table:table-cell>
          <table:table-cell table:formula="of:=ROUND((SUM([.$B92:.N92])/COUNT([.$B92:.N92]));0)" office:value-type="float" office:value="0" calcext:value-type="float">
            <text:p>0</text:p>
          </table:table-cell>
          <table:table-cell table:formula="of:=ROUND((SUM([.$B92:.O92])/COUNT([.$B92:.O92]));0)" office:value-type="float" office:value="0" calcext:value-type="float">
            <text:p>0</text:p>
          </table:table-cell>
          <table:table-cell table:formula="of:=ROUND((SUM([.$B92:.P92])/COUNT([.$B92:.P92]));0)" office:value-type="float" office:value="0" calcext:value-type="float">
            <text:p>0</text:p>
          </table:table-cell>
          <table:table-cell table:formula="of:=ROUND((SUM([.$B92:.Q92])/COUNT([.$B92:.Q9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93:.B93])/COUNT([.$B93:.B93]));0)" office:value-type="float" office:value="0" calcext:value-type="float">
            <text:p>0</text:p>
          </table:table-cell>
          <table:table-cell table:formula="of:=ROUND((SUM([.$B93:.C93])/COUNT([.$B93:.C93]));0)" office:value-type="float" office:value="0" calcext:value-type="float">
            <text:p>0</text:p>
          </table:table-cell>
          <table:table-cell table:formula="of:=ROUND((SUM([.$B93:.D93])/COUNT([.$B93:.D93]));0)" office:value-type="float" office:value="0" calcext:value-type="float">
            <text:p>0</text:p>
          </table:table-cell>
          <table:table-cell table:formula="of:=ROUND((SUM([.$B93:.E93])/COUNT([.$B93:.E93]));0)" office:value-type="float" office:value="0" calcext:value-type="float">
            <text:p>0</text:p>
          </table:table-cell>
          <table:table-cell table:formula="of:=ROUND((SUM([.$B93:.F93])/COUNT([.$B93:.F93]));0)" office:value-type="float" office:value="0" calcext:value-type="float">
            <text:p>0</text:p>
          </table:table-cell>
          <table:table-cell table:formula="of:=ROUND((SUM([.$B93:.G93])/COUNT([.$B93:.G93]));0)" office:value-type="float" office:value="1" calcext:value-type="float">
            <text:p>1</text:p>
          </table:table-cell>
          <table:table-cell table:formula="of:=ROUND((SUM([.$B93:.H93])/COUNT([.$B93:.H93]));0)" office:value-type="float" office:value="0" calcext:value-type="float">
            <text:p>0</text:p>
          </table:table-cell>
          <table:table-cell table:formula="of:=ROUND((SUM([.$B93:.I93])/COUNT([.$B93:.I93]));0)" office:value-type="float" office:value="1" calcext:value-type="float">
            <text:p>1</text:p>
          </table:table-cell>
          <table:table-cell table:formula="of:=ROUND((SUM([.$B93:.J93])/COUNT([.$B93:.J93]));0)" office:value-type="float" office:value="0" calcext:value-type="float">
            <text:p>0</text:p>
          </table:table-cell>
          <table:table-cell table:formula="of:=ROUND((SUM([.$B93:.K93])/COUNT([.$B93:.K93]));0)" office:value-type="float" office:value="1" calcext:value-type="float">
            <text:p>1</text:p>
          </table:table-cell>
          <table:table-cell table:formula="of:=ROUND((SUM([.$B93:.L93])/COUNT([.$B93:.L93]));0)" office:value-type="float" office:value="0" calcext:value-type="float">
            <text:p>0</text:p>
          </table:table-cell>
          <table:table-cell table:formula="of:=ROUND((SUM([.$B93:.M93])/COUNT([.$B93:.M93]));0)" office:value-type="float" office:value="0" calcext:value-type="float">
            <text:p>0</text:p>
          </table:table-cell>
          <table:table-cell table:formula="of:=ROUND((SUM([.$B93:.N93])/COUNT([.$B93:.N93]));0)" office:value-type="float" office:value="0" calcext:value-type="float">
            <text:p>0</text:p>
          </table:table-cell>
          <table:table-cell table:formula="of:=ROUND((SUM([.$B93:.O93])/COUNT([.$B93:.O93]));0)" office:value-type="float" office:value="0" calcext:value-type="float">
            <text:p>0</text:p>
          </table:table-cell>
          <table:table-cell table:formula="of:=ROUND((SUM([.$B93:.P93])/COUNT([.$B93:.P93]));0)" office:value-type="float" office:value="0" calcext:value-type="float">
            <text:p>0</text:p>
          </table:table-cell>
          <table:table-cell table:formula="of:=ROUND((SUM([.$B93:.Q93])/COUNT([.$B93:.Q9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94:.B94])/COUNT([.$B94:.B94]));0)" office:value-type="float" office:value="0" calcext:value-type="float">
            <text:p>0</text:p>
          </table:table-cell>
          <table:table-cell table:formula="of:=ROUND((SUM([.$B94:.C94])/COUNT([.$B94:.C94]));0)" office:value-type="float" office:value="0" calcext:value-type="float">
            <text:p>0</text:p>
          </table:table-cell>
          <table:table-cell table:formula="of:=ROUND((SUM([.$B94:.D94])/COUNT([.$B94:.D94]));0)" office:value-type="float" office:value="0" calcext:value-type="float">
            <text:p>0</text:p>
          </table:table-cell>
          <table:table-cell table:formula="of:=ROUND((SUM([.$B94:.E94])/COUNT([.$B94:.E94]));0)" office:value-type="float" office:value="0" calcext:value-type="float">
            <text:p>0</text:p>
          </table:table-cell>
          <table:table-cell table:formula="of:=ROUND((SUM([.$B94:.F94])/COUNT([.$B94:.F94]));0)" office:value-type="float" office:value="0" calcext:value-type="float">
            <text:p>0</text:p>
          </table:table-cell>
          <table:table-cell table:formula="of:=ROUND((SUM([.$B94:.G94])/COUNT([.$B94:.G94]));0)" office:value-type="float" office:value="0" calcext:value-type="float">
            <text:p>0</text:p>
          </table:table-cell>
          <table:table-cell table:formula="of:=ROUND((SUM([.$B94:.H94])/COUNT([.$B94:.H94]));0)" office:value-type="float" office:value="0" calcext:value-type="float">
            <text:p>0</text:p>
          </table:table-cell>
          <table:table-cell table:formula="of:=ROUND((SUM([.$B94:.I94])/COUNT([.$B94:.I94]));0)" office:value-type="float" office:value="0" calcext:value-type="float">
            <text:p>0</text:p>
          </table:table-cell>
          <table:table-cell table:formula="of:=ROUND((SUM([.$B94:.J94])/COUNT([.$B94:.J94]));0)" office:value-type="float" office:value="0" calcext:value-type="float">
            <text:p>0</text:p>
          </table:table-cell>
          <table:table-cell table:formula="of:=ROUND((SUM([.$B94:.K94])/COUNT([.$B94:.K94]));0)" office:value-type="float" office:value="0" calcext:value-type="float">
            <text:p>0</text:p>
          </table:table-cell>
          <table:table-cell table:formula="of:=ROUND((SUM([.$B94:.L94])/COUNT([.$B94:.L94]));0)" office:value-type="float" office:value="0" calcext:value-type="float">
            <text:p>0</text:p>
          </table:table-cell>
          <table:table-cell table:formula="of:=ROUND((SUM([.$B94:.M94])/COUNT([.$B94:.M94]));0)" office:value-type="float" office:value="0" calcext:value-type="float">
            <text:p>0</text:p>
          </table:table-cell>
          <table:table-cell table:formula="of:=ROUND((SUM([.$B94:.N94])/COUNT([.$B94:.N94]));0)" office:value-type="float" office:value="0" calcext:value-type="float">
            <text:p>0</text:p>
          </table:table-cell>
          <table:table-cell table:formula="of:=ROUND((SUM([.$B94:.O94])/COUNT([.$B94:.O94]));0)" office:value-type="float" office:value="0" calcext:value-type="float">
            <text:p>0</text:p>
          </table:table-cell>
          <table:table-cell table:formula="of:=ROUND((SUM([.$B94:.P94])/COUNT([.$B94:.P94]));0)" office:value-type="float" office:value="0" calcext:value-type="float">
            <text:p>0</text:p>
          </table:table-cell>
          <table:table-cell table:formula="of:=ROUND((SUM([.$B94:.Q94])/COUNT([.$B94:.Q9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95:.B95])/COUNT([.$B95:.B95]));0)" office:value-type="float" office:value="0" calcext:value-type="float">
            <text:p>0</text:p>
          </table:table-cell>
          <table:table-cell table:formula="of:=ROUND((SUM([.$B95:.C95])/COUNT([.$B95:.C95]));0)" office:value-type="float" office:value="0" calcext:value-type="float">
            <text:p>0</text:p>
          </table:table-cell>
          <table:table-cell table:formula="of:=ROUND((SUM([.$B95:.D95])/COUNT([.$B95:.D95]));0)" office:value-type="float" office:value="0" calcext:value-type="float">
            <text:p>0</text:p>
          </table:table-cell>
          <table:table-cell table:formula="of:=ROUND((SUM([.$B95:.E95])/COUNT([.$B95:.E95]));0)" office:value-type="float" office:value="0" calcext:value-type="float">
            <text:p>0</text:p>
          </table:table-cell>
          <table:table-cell table:formula="of:=ROUND((SUM([.$B95:.F95])/COUNT([.$B95:.F95]));0)" office:value-type="float" office:value="0" calcext:value-type="float">
            <text:p>0</text:p>
          </table:table-cell>
          <table:table-cell table:formula="of:=ROUND((SUM([.$B95:.G95])/COUNT([.$B95:.G95]));0)" office:value-type="float" office:value="0" calcext:value-type="float">
            <text:p>0</text:p>
          </table:table-cell>
          <table:table-cell table:formula="of:=ROUND((SUM([.$B95:.H95])/COUNT([.$B95:.H95]));0)" office:value-type="float" office:value="0" calcext:value-type="float">
            <text:p>0</text:p>
          </table:table-cell>
          <table:table-cell table:formula="of:=ROUND((SUM([.$B95:.I95])/COUNT([.$B95:.I95]));0)" office:value-type="float" office:value="0" calcext:value-type="float">
            <text:p>0</text:p>
          </table:table-cell>
          <table:table-cell table:formula="of:=ROUND((SUM([.$B95:.J95])/COUNT([.$B95:.J95]));0)" office:value-type="float" office:value="0" calcext:value-type="float">
            <text:p>0</text:p>
          </table:table-cell>
          <table:table-cell table:formula="of:=ROUND((SUM([.$B95:.K95])/COUNT([.$B95:.K95]));0)" office:value-type="float" office:value="0" calcext:value-type="float">
            <text:p>0</text:p>
          </table:table-cell>
          <table:table-cell table:formula="of:=ROUND((SUM([.$B95:.L95])/COUNT([.$B95:.L95]));0)" office:value-type="float" office:value="0" calcext:value-type="float">
            <text:p>0</text:p>
          </table:table-cell>
          <table:table-cell table:formula="of:=ROUND((SUM([.$B95:.M95])/COUNT([.$B95:.M95]));0)" office:value-type="float" office:value="0" calcext:value-type="float">
            <text:p>0</text:p>
          </table:table-cell>
          <table:table-cell table:formula="of:=ROUND((SUM([.$B95:.N95])/COUNT([.$B95:.N95]));0)" office:value-type="float" office:value="0" calcext:value-type="float">
            <text:p>0</text:p>
          </table:table-cell>
          <table:table-cell table:formula="of:=ROUND((SUM([.$B95:.O95])/COUNT([.$B95:.O95]));0)" office:value-type="float" office:value="0" calcext:value-type="float">
            <text:p>0</text:p>
          </table:table-cell>
          <table:table-cell table:formula="of:=ROUND((SUM([.$B95:.P95])/COUNT([.$B95:.P95]));0)" office:value-type="float" office:value="0" calcext:value-type="float">
            <text:p>0</text:p>
          </table:table-cell>
          <table:table-cell table:formula="of:=ROUND((SUM([.$B95:.Q95])/COUNT([.$B95:.Q9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96:.B96])/COUNT([.$B96:.B96]));0)" office:value-type="float" office:value="0" calcext:value-type="float">
            <text:p>0</text:p>
          </table:table-cell>
          <table:table-cell table:formula="of:=ROUND((SUM([.$B96:.C96])/COUNT([.$B96:.C96]));0)" office:value-type="float" office:value="0" calcext:value-type="float">
            <text:p>0</text:p>
          </table:table-cell>
          <table:table-cell table:formula="of:=ROUND((SUM([.$B96:.D96])/COUNT([.$B96:.D96]));0)" office:value-type="float" office:value="0" calcext:value-type="float">
            <text:p>0</text:p>
          </table:table-cell>
          <table:table-cell table:formula="of:=ROUND((SUM([.$B96:.E96])/COUNT([.$B96:.E96]));0)" office:value-type="float" office:value="0" calcext:value-type="float">
            <text:p>0</text:p>
          </table:table-cell>
          <table:table-cell table:formula="of:=ROUND((SUM([.$B96:.F96])/COUNT([.$B96:.F96]));0)" office:value-type="float" office:value="0" calcext:value-type="float">
            <text:p>0</text:p>
          </table:table-cell>
          <table:table-cell table:formula="of:=ROUND((SUM([.$B96:.G96])/COUNT([.$B96:.G96]));0)" office:value-type="float" office:value="0" calcext:value-type="float">
            <text:p>0</text:p>
          </table:table-cell>
          <table:table-cell table:formula="of:=ROUND((SUM([.$B96:.H96])/COUNT([.$B96:.H96]));0)" office:value-type="float" office:value="0" calcext:value-type="float">
            <text:p>0</text:p>
          </table:table-cell>
          <table:table-cell table:formula="of:=ROUND((SUM([.$B96:.I96])/COUNT([.$B96:.I96]));0)" office:value-type="float" office:value="0" calcext:value-type="float">
            <text:p>0</text:p>
          </table:table-cell>
          <table:table-cell table:formula="of:=ROUND((SUM([.$B96:.J96])/COUNT([.$B96:.J96]));0)" office:value-type="float" office:value="0" calcext:value-type="float">
            <text:p>0</text:p>
          </table:table-cell>
          <table:table-cell table:formula="of:=ROUND((SUM([.$B96:.K96])/COUNT([.$B96:.K96]));0)" office:value-type="float" office:value="0" calcext:value-type="float">
            <text:p>0</text:p>
          </table:table-cell>
          <table:table-cell table:formula="of:=ROUND((SUM([.$B96:.L96])/COUNT([.$B96:.L96]));0)" office:value-type="float" office:value="0" calcext:value-type="float">
            <text:p>0</text:p>
          </table:table-cell>
          <table:table-cell table:formula="of:=ROUND((SUM([.$B96:.M96])/COUNT([.$B96:.M96]));0)" office:value-type="float" office:value="0" calcext:value-type="float">
            <text:p>0</text:p>
          </table:table-cell>
          <table:table-cell table:formula="of:=ROUND((SUM([.$B96:.N96])/COUNT([.$B96:.N96]));0)" office:value-type="float" office:value="0" calcext:value-type="float">
            <text:p>0</text:p>
          </table:table-cell>
          <table:table-cell table:formula="of:=ROUND((SUM([.$B96:.O96])/COUNT([.$B96:.O96]));0)" office:value-type="float" office:value="0" calcext:value-type="float">
            <text:p>0</text:p>
          </table:table-cell>
          <table:table-cell table:formula="of:=ROUND((SUM([.$B96:.P96])/COUNT([.$B96:.P96]));0)" office:value-type="float" office:value="0" calcext:value-type="float">
            <text:p>0</text:p>
          </table:table-cell>
          <table:table-cell table:formula="of:=ROUND((SUM([.$B96:.Q96])/COUNT([.$B96:.Q9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97:.B97])/COUNT([.$B97:.B97]));0)" office:value-type="float" office:value="0" calcext:value-type="float">
            <text:p>0</text:p>
          </table:table-cell>
          <table:table-cell table:formula="of:=ROUND((SUM([.$B97:.C97])/COUNT([.$B97:.C97]));0)" office:value-type="float" office:value="0" calcext:value-type="float">
            <text:p>0</text:p>
          </table:table-cell>
          <table:table-cell table:formula="of:=ROUND((SUM([.$B97:.D97])/COUNT([.$B97:.D97]));0)" office:value-type="float" office:value="0" calcext:value-type="float">
            <text:p>0</text:p>
          </table:table-cell>
          <table:table-cell table:formula="of:=ROUND((SUM([.$B97:.E97])/COUNT([.$B97:.E97]));0)" office:value-type="float" office:value="0" calcext:value-type="float">
            <text:p>0</text:p>
          </table:table-cell>
          <table:table-cell table:formula="of:=ROUND((SUM([.$B97:.F97])/COUNT([.$B97:.F97]));0)" office:value-type="float" office:value="0" calcext:value-type="float">
            <text:p>0</text:p>
          </table:table-cell>
          <table:table-cell table:formula="of:=ROUND((SUM([.$B97:.G97])/COUNT([.$B97:.G97]));0)" office:value-type="float" office:value="0" calcext:value-type="float">
            <text:p>0</text:p>
          </table:table-cell>
          <table:table-cell table:formula="of:=ROUND((SUM([.$B97:.H97])/COUNT([.$B97:.H97]));0)" office:value-type="float" office:value="0" calcext:value-type="float">
            <text:p>0</text:p>
          </table:table-cell>
          <table:table-cell table:formula="of:=ROUND((SUM([.$B97:.I97])/COUNT([.$B97:.I97]));0)" office:value-type="float" office:value="0" calcext:value-type="float">
            <text:p>0</text:p>
          </table:table-cell>
          <table:table-cell table:formula="of:=ROUND((SUM([.$B97:.J97])/COUNT([.$B97:.J97]));0)" office:value-type="float" office:value="0" calcext:value-type="float">
            <text:p>0</text:p>
          </table:table-cell>
          <table:table-cell table:formula="of:=ROUND((SUM([.$B97:.K97])/COUNT([.$B97:.K97]));0)" office:value-type="float" office:value="0" calcext:value-type="float">
            <text:p>0</text:p>
          </table:table-cell>
          <table:table-cell table:formula="of:=ROUND((SUM([.$B97:.L97])/COUNT([.$B97:.L97]));0)" office:value-type="float" office:value="0" calcext:value-type="float">
            <text:p>0</text:p>
          </table:table-cell>
          <table:table-cell table:formula="of:=ROUND((SUM([.$B97:.M97])/COUNT([.$B97:.M97]));0)" office:value-type="float" office:value="0" calcext:value-type="float">
            <text:p>0</text:p>
          </table:table-cell>
          <table:table-cell table:formula="of:=ROUND((SUM([.$B97:.N97])/COUNT([.$B97:.N97]));0)" office:value-type="float" office:value="0" calcext:value-type="float">
            <text:p>0</text:p>
          </table:table-cell>
          <table:table-cell table:formula="of:=ROUND((SUM([.$B97:.O97])/COUNT([.$B97:.O97]));0)" office:value-type="float" office:value="0" calcext:value-type="float">
            <text:p>0</text:p>
          </table:table-cell>
          <table:table-cell table:formula="of:=ROUND((SUM([.$B97:.P97])/COUNT([.$B97:.P97]));0)" office:value-type="float" office:value="0" calcext:value-type="float">
            <text:p>0</text:p>
          </table:table-cell>
          <table:table-cell table:formula="of:=ROUND((SUM([.$B97:.Q97])/COUNT([.$B97:.Q9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98:.B98])/COUNT([.$B98:.B98]));0)" office:value-type="float" office:value="0" calcext:value-type="float">
            <text:p>0</text:p>
          </table:table-cell>
          <table:table-cell table:formula="of:=ROUND((SUM([.$B98:.C98])/COUNT([.$B98:.C98]));0)" office:value-type="float" office:value="0" calcext:value-type="float">
            <text:p>0</text:p>
          </table:table-cell>
          <table:table-cell table:formula="of:=ROUND((SUM([.$B98:.D98])/COUNT([.$B98:.D98]));0)" office:value-type="float" office:value="0" calcext:value-type="float">
            <text:p>0</text:p>
          </table:table-cell>
          <table:table-cell table:formula="of:=ROUND((SUM([.$B98:.E98])/COUNT([.$B98:.E98]));0)" office:value-type="float" office:value="0" calcext:value-type="float">
            <text:p>0</text:p>
          </table:table-cell>
          <table:table-cell table:formula="of:=ROUND((SUM([.$B98:.F98])/COUNT([.$B98:.F98]));0)" office:value-type="float" office:value="0" calcext:value-type="float">
            <text:p>0</text:p>
          </table:table-cell>
          <table:table-cell table:formula="of:=ROUND((SUM([.$B98:.G98])/COUNT([.$B98:.G98]));0)" office:value-type="float" office:value="0" calcext:value-type="float">
            <text:p>0</text:p>
          </table:table-cell>
          <table:table-cell table:formula="of:=ROUND((SUM([.$B98:.H98])/COUNT([.$B98:.H98]));0)" office:value-type="float" office:value="0" calcext:value-type="float">
            <text:p>0</text:p>
          </table:table-cell>
          <table:table-cell table:formula="of:=ROUND((SUM([.$B98:.I98])/COUNT([.$B98:.I98]));0)" office:value-type="float" office:value="0" calcext:value-type="float">
            <text:p>0</text:p>
          </table:table-cell>
          <table:table-cell table:formula="of:=ROUND((SUM([.$B98:.J98])/COUNT([.$B98:.J98]));0)" office:value-type="float" office:value="0" calcext:value-type="float">
            <text:p>0</text:p>
          </table:table-cell>
          <table:table-cell table:formula="of:=ROUND((SUM([.$B98:.K98])/COUNT([.$B98:.K98]));0)" office:value-type="float" office:value="0" calcext:value-type="float">
            <text:p>0</text:p>
          </table:table-cell>
          <table:table-cell table:formula="of:=ROUND((SUM([.$B98:.L98])/COUNT([.$B98:.L98]));0)" office:value-type="float" office:value="0" calcext:value-type="float">
            <text:p>0</text:p>
          </table:table-cell>
          <table:table-cell table:formula="of:=ROUND((SUM([.$B98:.M98])/COUNT([.$B98:.M98]));0)" office:value-type="float" office:value="0" calcext:value-type="float">
            <text:p>0</text:p>
          </table:table-cell>
          <table:table-cell table:formula="of:=ROUND((SUM([.$B98:.N98])/COUNT([.$B98:.N98]));0)" office:value-type="float" office:value="0" calcext:value-type="float">
            <text:p>0</text:p>
          </table:table-cell>
          <table:table-cell table:formula="of:=ROUND((SUM([.$B98:.O98])/COUNT([.$B98:.O98]));0)" office:value-type="float" office:value="0" calcext:value-type="float">
            <text:p>0</text:p>
          </table:table-cell>
          <table:table-cell table:formula="of:=ROUND((SUM([.$B98:.P98])/COUNT([.$B98:.P98]));0)" office:value-type="float" office:value="0" calcext:value-type="float">
            <text:p>0</text:p>
          </table:table-cell>
          <table:table-cell table:formula="of:=ROUND((SUM([.$B98:.Q98])/COUNT([.$B98:.Q9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99:.B99])/COUNT([.$B99:.B99]));0)" office:value-type="float" office:value="0" calcext:value-type="float">
            <text:p>0</text:p>
          </table:table-cell>
          <table:table-cell table:formula="of:=ROUND((SUM([.$B99:.C99])/COUNT([.$B99:.C99]));0)" office:value-type="float" office:value="0" calcext:value-type="float">
            <text:p>0</text:p>
          </table:table-cell>
          <table:table-cell table:formula="of:=ROUND((SUM([.$B99:.D99])/COUNT([.$B99:.D99]));0)" office:value-type="float" office:value="0" calcext:value-type="float">
            <text:p>0</text:p>
          </table:table-cell>
          <table:table-cell table:formula="of:=ROUND((SUM([.$B99:.E99])/COUNT([.$B99:.E99]));0)" office:value-type="float" office:value="0" calcext:value-type="float">
            <text:p>0</text:p>
          </table:table-cell>
          <table:table-cell table:formula="of:=ROUND((SUM([.$B99:.F99])/COUNT([.$B99:.F99]));0)" office:value-type="float" office:value="0" calcext:value-type="float">
            <text:p>0</text:p>
          </table:table-cell>
          <table:table-cell table:formula="of:=ROUND((SUM([.$B99:.G99])/COUNT([.$B99:.G99]));0)" office:value-type="float" office:value="0" calcext:value-type="float">
            <text:p>0</text:p>
          </table:table-cell>
          <table:table-cell table:formula="of:=ROUND((SUM([.$B99:.H99])/COUNT([.$B99:.H99]));0)" office:value-type="float" office:value="0" calcext:value-type="float">
            <text:p>0</text:p>
          </table:table-cell>
          <table:table-cell table:formula="of:=ROUND((SUM([.$B99:.I99])/COUNT([.$B99:.I99]));0)" office:value-type="float" office:value="0" calcext:value-type="float">
            <text:p>0</text:p>
          </table:table-cell>
          <table:table-cell table:formula="of:=ROUND((SUM([.$B99:.J99])/COUNT([.$B99:.J99]));0)" office:value-type="float" office:value="0" calcext:value-type="float">
            <text:p>0</text:p>
          </table:table-cell>
          <table:table-cell table:formula="of:=ROUND((SUM([.$B99:.K99])/COUNT([.$B99:.K99]));0)" office:value-type="float" office:value="0" calcext:value-type="float">
            <text:p>0</text:p>
          </table:table-cell>
          <table:table-cell table:formula="of:=ROUND((SUM([.$B99:.L99])/COUNT([.$B99:.L99]));0)" office:value-type="float" office:value="0" calcext:value-type="float">
            <text:p>0</text:p>
          </table:table-cell>
          <table:table-cell table:formula="of:=ROUND((SUM([.$B99:.M99])/COUNT([.$B99:.M99]));0)" office:value-type="float" office:value="0" calcext:value-type="float">
            <text:p>0</text:p>
          </table:table-cell>
          <table:table-cell table:formula="of:=ROUND((SUM([.$B99:.N99])/COUNT([.$B99:.N99]));0)" office:value-type="float" office:value="0" calcext:value-type="float">
            <text:p>0</text:p>
          </table:table-cell>
          <table:table-cell table:formula="of:=ROUND((SUM([.$B99:.O99])/COUNT([.$B99:.O99]));0)" office:value-type="float" office:value="0" calcext:value-type="float">
            <text:p>0</text:p>
          </table:table-cell>
          <table:table-cell table:formula="of:=ROUND((SUM([.$B99:.P99])/COUNT([.$B99:.P99]));0)" office:value-type="float" office:value="0" calcext:value-type="float">
            <text:p>0</text:p>
          </table:table-cell>
          <table:table-cell table:formula="of:=ROUND((SUM([.$B99:.Q99])/COUNT([.$B99:.Q9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00:.B100])/COUNT([.$B100:.B100]));0)" office:value-type="float" office:value="0" calcext:value-type="float">
            <text:p>0</text:p>
          </table:table-cell>
          <table:table-cell table:formula="of:=ROUND((SUM([.$B100:.C100])/COUNT([.$B100:.C100]));0)" office:value-type="float" office:value="0" calcext:value-type="float">
            <text:p>0</text:p>
          </table:table-cell>
          <table:table-cell table:formula="of:=ROUND((SUM([.$B100:.D100])/COUNT([.$B100:.D100]));0)" office:value-type="float" office:value="0" calcext:value-type="float">
            <text:p>0</text:p>
          </table:table-cell>
          <table:table-cell table:formula="of:=ROUND((SUM([.$B100:.E100])/COUNT([.$B100:.E100]));0)" office:value-type="float" office:value="0" calcext:value-type="float">
            <text:p>0</text:p>
          </table:table-cell>
          <table:table-cell table:formula="of:=ROUND((SUM([.$B100:.F100])/COUNT([.$B100:.F100]));0)" office:value-type="float" office:value="0" calcext:value-type="float">
            <text:p>0</text:p>
          </table:table-cell>
          <table:table-cell table:formula="of:=ROUND((SUM([.$B100:.G100])/COUNT([.$B100:.G100]));0)" office:value-type="float" office:value="0" calcext:value-type="float">
            <text:p>0</text:p>
          </table:table-cell>
          <table:table-cell table:formula="of:=ROUND((SUM([.$B100:.H100])/COUNT([.$B100:.H100]));0)" office:value-type="float" office:value="0" calcext:value-type="float">
            <text:p>0</text:p>
          </table:table-cell>
          <table:table-cell table:formula="of:=ROUND((SUM([.$B100:.I100])/COUNT([.$B100:.I100]));0)" office:value-type="float" office:value="0" calcext:value-type="float">
            <text:p>0</text:p>
          </table:table-cell>
          <table:table-cell table:formula="of:=ROUND((SUM([.$B100:.J100])/COUNT([.$B100:.J100]));0)" office:value-type="float" office:value="0" calcext:value-type="float">
            <text:p>0</text:p>
          </table:table-cell>
          <table:table-cell table:formula="of:=ROUND((SUM([.$B100:.K100])/COUNT([.$B100:.K100]));0)" office:value-type="float" office:value="0" calcext:value-type="float">
            <text:p>0</text:p>
          </table:table-cell>
          <table:table-cell table:formula="of:=ROUND((SUM([.$B100:.L100])/COUNT([.$B100:.L100]));0)" office:value-type="float" office:value="0" calcext:value-type="float">
            <text:p>0</text:p>
          </table:table-cell>
          <table:table-cell table:formula="of:=ROUND((SUM([.$B100:.M100])/COUNT([.$B100:.M100]));0)" office:value-type="float" office:value="0" calcext:value-type="float">
            <text:p>0</text:p>
          </table:table-cell>
          <table:table-cell table:formula="of:=ROUND((SUM([.$B100:.N100])/COUNT([.$B100:.N100]));0)" office:value-type="float" office:value="0" calcext:value-type="float">
            <text:p>0</text:p>
          </table:table-cell>
          <table:table-cell table:formula="of:=ROUND((SUM([.$B100:.O100])/COUNT([.$B100:.O100]));0)" office:value-type="float" office:value="0" calcext:value-type="float">
            <text:p>0</text:p>
          </table:table-cell>
          <table:table-cell table:formula="of:=ROUND((SUM([.$B100:.P100])/COUNT([.$B100:.P100]));0)" office:value-type="float" office:value="0" calcext:value-type="float">
            <text:p>0</text:p>
          </table:table-cell>
          <table:table-cell table:formula="of:=ROUND((SUM([.$B100:.Q100])/COUNT([.$B100:.Q10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01:.B101])/COUNT([.$B101:.B101]));0)" office:value-type="float" office:value="0" calcext:value-type="float">
            <text:p>0</text:p>
          </table:table-cell>
          <table:table-cell table:formula="of:=ROUND((SUM([.$B101:.C101])/COUNT([.$B101:.C101]));0)" office:value-type="float" office:value="0" calcext:value-type="float">
            <text:p>0</text:p>
          </table:table-cell>
          <table:table-cell table:formula="of:=ROUND((SUM([.$B101:.D101])/COUNT([.$B101:.D101]));0)" office:value-type="float" office:value="0" calcext:value-type="float">
            <text:p>0</text:p>
          </table:table-cell>
          <table:table-cell table:formula="of:=ROUND((SUM([.$B101:.E101])/COUNT([.$B101:.E101]));0)" office:value-type="float" office:value="0" calcext:value-type="float">
            <text:p>0</text:p>
          </table:table-cell>
          <table:table-cell table:formula="of:=ROUND((SUM([.$B101:.F101])/COUNT([.$B101:.F101]));0)" office:value-type="float" office:value="0" calcext:value-type="float">
            <text:p>0</text:p>
          </table:table-cell>
          <table:table-cell table:formula="of:=ROUND((SUM([.$B101:.G101])/COUNT([.$B101:.G101]));0)" office:value-type="float" office:value="0" calcext:value-type="float">
            <text:p>0</text:p>
          </table:table-cell>
          <table:table-cell table:formula="of:=ROUND((SUM([.$B101:.H101])/COUNT([.$B101:.H101]));0)" office:value-type="float" office:value="0" calcext:value-type="float">
            <text:p>0</text:p>
          </table:table-cell>
          <table:table-cell table:formula="of:=ROUND((SUM([.$B101:.I101])/COUNT([.$B101:.I101]));0)" office:value-type="float" office:value="0" calcext:value-type="float">
            <text:p>0</text:p>
          </table:table-cell>
          <table:table-cell table:formula="of:=ROUND((SUM([.$B101:.J101])/COUNT([.$B101:.J101]));0)" office:value-type="float" office:value="0" calcext:value-type="float">
            <text:p>0</text:p>
          </table:table-cell>
          <table:table-cell table:formula="of:=ROUND((SUM([.$B101:.K101])/COUNT([.$B101:.K101]));0)" office:value-type="float" office:value="0" calcext:value-type="float">
            <text:p>0</text:p>
          </table:table-cell>
          <table:table-cell table:formula="of:=ROUND((SUM([.$B101:.L101])/COUNT([.$B101:.L101]));0)" office:value-type="float" office:value="0" calcext:value-type="float">
            <text:p>0</text:p>
          </table:table-cell>
          <table:table-cell table:formula="of:=ROUND((SUM([.$B101:.M101])/COUNT([.$B101:.M101]));0)" office:value-type="float" office:value="0" calcext:value-type="float">
            <text:p>0</text:p>
          </table:table-cell>
          <table:table-cell table:formula="of:=ROUND((SUM([.$B101:.N101])/COUNT([.$B101:.N101]));0)" office:value-type="float" office:value="0" calcext:value-type="float">
            <text:p>0</text:p>
          </table:table-cell>
          <table:table-cell table:formula="of:=ROUND((SUM([.$B101:.O101])/COUNT([.$B101:.O101]));0)" office:value-type="float" office:value="0" calcext:value-type="float">
            <text:p>0</text:p>
          </table:table-cell>
          <table:table-cell table:formula="of:=ROUND((SUM([.$B101:.P101])/COUNT([.$B101:.P101]));0)" office:value-type="float" office:value="0" calcext:value-type="float">
            <text:p>0</text:p>
          </table:table-cell>
          <table:table-cell table:formula="of:=ROUND((SUM([.$B101:.Q101])/COUNT([.$B101:.Q10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02:.B102])/COUNT([.$B102:.B102]));0)" office:value-type="float" office:value="0" calcext:value-type="float">
            <text:p>0</text:p>
          </table:table-cell>
          <table:table-cell table:formula="of:=ROUND((SUM([.$B102:.C102])/COUNT([.$B102:.C102]));0)" office:value-type="float" office:value="0" calcext:value-type="float">
            <text:p>0</text:p>
          </table:table-cell>
          <table:table-cell table:formula="of:=ROUND((SUM([.$B102:.D102])/COUNT([.$B102:.D102]));0)" office:value-type="float" office:value="0" calcext:value-type="float">
            <text:p>0</text:p>
          </table:table-cell>
          <table:table-cell table:formula="of:=ROUND((SUM([.$B102:.E102])/COUNT([.$B102:.E102]));0)" office:value-type="float" office:value="0" calcext:value-type="float">
            <text:p>0</text:p>
          </table:table-cell>
          <table:table-cell table:formula="of:=ROUND((SUM([.$B102:.F102])/COUNT([.$B102:.F102]));0)" office:value-type="float" office:value="0" calcext:value-type="float">
            <text:p>0</text:p>
          </table:table-cell>
          <table:table-cell table:formula="of:=ROUND((SUM([.$B102:.G102])/COUNT([.$B102:.G102]));0)" office:value-type="float" office:value="0" calcext:value-type="float">
            <text:p>0</text:p>
          </table:table-cell>
          <table:table-cell table:formula="of:=ROUND((SUM([.$B102:.H102])/COUNT([.$B102:.H102]));0)" office:value-type="float" office:value="0" calcext:value-type="float">
            <text:p>0</text:p>
          </table:table-cell>
          <table:table-cell table:formula="of:=ROUND((SUM([.$B102:.I102])/COUNT([.$B102:.I102]));0)" office:value-type="float" office:value="0" calcext:value-type="float">
            <text:p>0</text:p>
          </table:table-cell>
          <table:table-cell table:formula="of:=ROUND((SUM([.$B102:.J102])/COUNT([.$B102:.J102]));0)" office:value-type="float" office:value="0" calcext:value-type="float">
            <text:p>0</text:p>
          </table:table-cell>
          <table:table-cell table:formula="of:=ROUND((SUM([.$B102:.K102])/COUNT([.$B102:.K102]));0)" office:value-type="float" office:value="0" calcext:value-type="float">
            <text:p>0</text:p>
          </table:table-cell>
          <table:table-cell table:formula="of:=ROUND((SUM([.$B102:.L102])/COUNT([.$B102:.L102]));0)" office:value-type="float" office:value="0" calcext:value-type="float">
            <text:p>0</text:p>
          </table:table-cell>
          <table:table-cell table:formula="of:=ROUND((SUM([.$B102:.M102])/COUNT([.$B102:.M102]));0)" office:value-type="float" office:value="0" calcext:value-type="float">
            <text:p>0</text:p>
          </table:table-cell>
          <table:table-cell table:formula="of:=ROUND((SUM([.$B102:.N102])/COUNT([.$B102:.N102]));0)" office:value-type="float" office:value="0" calcext:value-type="float">
            <text:p>0</text:p>
          </table:table-cell>
          <table:table-cell table:formula="of:=ROUND((SUM([.$B102:.O102])/COUNT([.$B102:.O102]));0)" office:value-type="float" office:value="0" calcext:value-type="float">
            <text:p>0</text:p>
          </table:table-cell>
          <table:table-cell table:formula="of:=ROUND((SUM([.$B102:.P102])/COUNT([.$B102:.P102]));0)" office:value-type="float" office:value="0" calcext:value-type="float">
            <text:p>0</text:p>
          </table:table-cell>
          <table:table-cell table:formula="of:=ROUND((SUM([.$B102:.Q102])/COUNT([.$B102:.Q10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$B103:.B103])/COUNT([.$B103:.B103]));0)" office:value-type="float" office:value="0" calcext:value-type="float">
            <text:p>0</text:p>
          </table:table-cell>
          <table:table-cell table:formula="of:=ROUND((SUM([.$B103:.C103])/COUNT([.$B103:.C103]));0)" office:value-type="float" office:value="0" calcext:value-type="float">
            <text:p>0</text:p>
          </table:table-cell>
          <table:table-cell table:formula="of:=ROUND((SUM([.$B103:.D103])/COUNT([.$B103:.D103]));0)" office:value-type="float" office:value="0" calcext:value-type="float">
            <text:p>0</text:p>
          </table:table-cell>
          <table:table-cell table:formula="of:=ROUND((SUM([.$B103:.E103])/COUNT([.$B103:.E103]));0)" office:value-type="float" office:value="0" calcext:value-type="float">
            <text:p>0</text:p>
          </table:table-cell>
          <table:table-cell table:formula="of:=ROUND((SUM([.$B103:.F103])/COUNT([.$B103:.F103]));0)" office:value-type="float" office:value="0" calcext:value-type="float">
            <text:p>0</text:p>
          </table:table-cell>
          <table:table-cell table:formula="of:=ROUND((SUM([.$B103:.G103])/COUNT([.$B103:.G103]));0)" office:value-type="float" office:value="0" calcext:value-type="float">
            <text:p>0</text:p>
          </table:table-cell>
          <table:table-cell table:formula="of:=ROUND((SUM([.$B103:.H103])/COUNT([.$B103:.H103]));0)" office:value-type="float" office:value="0" calcext:value-type="float">
            <text:p>0</text:p>
          </table:table-cell>
          <table:table-cell table:formula="of:=ROUND((SUM([.$B103:.I103])/COUNT([.$B103:.I103]));0)" office:value-type="float" office:value="0" calcext:value-type="float">
            <text:p>0</text:p>
          </table:table-cell>
          <table:table-cell table:formula="of:=ROUND((SUM([.$B103:.J103])/COUNT([.$B103:.J103]));0)" office:value-type="float" office:value="0" calcext:value-type="float">
            <text:p>0</text:p>
          </table:table-cell>
          <table:table-cell table:formula="of:=ROUND((SUM([.$B103:.K103])/COUNT([.$B103:.K103]));0)" office:value-type="float" office:value="0" calcext:value-type="float">
            <text:p>0</text:p>
          </table:table-cell>
          <table:table-cell table:formula="of:=ROUND((SUM([.$B103:.L103])/COUNT([.$B103:.L103]));0)" office:value-type="float" office:value="0" calcext:value-type="float">
            <text:p>0</text:p>
          </table:table-cell>
          <table:table-cell table:formula="of:=ROUND((SUM([.$B103:.M103])/COUNT([.$B103:.M103]));0)" office:value-type="float" office:value="0" calcext:value-type="float">
            <text:p>0</text:p>
          </table:table-cell>
          <table:table-cell table:formula="of:=ROUND((SUM([.$B103:.N103])/COUNT([.$B103:.N103]));0)" office:value-type="float" office:value="0" calcext:value-type="float">
            <text:p>0</text:p>
          </table:table-cell>
          <table:table-cell table:formula="of:=ROUND((SUM([.$B103:.O103])/COUNT([.$B103:.O103]));0)" office:value-type="float" office:value="0" calcext:value-type="float">
            <text:p>0</text:p>
          </table:table-cell>
          <table:table-cell table:formula="of:=ROUND((SUM([.$B103:.P103])/COUNT([.$B103:.P103]));0)" office:value-type="float" office:value="0" calcext:value-type="float">
            <text:p>0</text:p>
          </table:table-cell>
          <table:table-cell table:formula="of:=ROUND((SUM([.$B103:.Q103])/COUNT([.$B103:.Q10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04:.B104])/COUNT([.$B104:.B104]));0)" office:value-type="float" office:value="0" calcext:value-type="float">
            <text:p>0</text:p>
          </table:table-cell>
          <table:table-cell table:formula="of:=ROUND((SUM([.$B104:.C104])/COUNT([.$B104:.C104]));0)" office:value-type="float" office:value="0" calcext:value-type="float">
            <text:p>0</text:p>
          </table:table-cell>
          <table:table-cell table:formula="of:=ROUND((SUM([.$B104:.D104])/COUNT([.$B104:.D104]));0)" office:value-type="float" office:value="0" calcext:value-type="float">
            <text:p>0</text:p>
          </table:table-cell>
          <table:table-cell table:formula="of:=ROUND((SUM([.$B104:.E104])/COUNT([.$B104:.E104]));0)" office:value-type="float" office:value="0" calcext:value-type="float">
            <text:p>0</text:p>
          </table:table-cell>
          <table:table-cell table:formula="of:=ROUND((SUM([.$B104:.F104])/COUNT([.$B104:.F104]));0)" office:value-type="float" office:value="0" calcext:value-type="float">
            <text:p>0</text:p>
          </table:table-cell>
          <table:table-cell table:formula="of:=ROUND((SUM([.$B104:.G104])/COUNT([.$B104:.G104]));0)" office:value-type="float" office:value="0" calcext:value-type="float">
            <text:p>0</text:p>
          </table:table-cell>
          <table:table-cell table:formula="of:=ROUND((SUM([.$B104:.H104])/COUNT([.$B104:.H104]));0)" office:value-type="float" office:value="0" calcext:value-type="float">
            <text:p>0</text:p>
          </table:table-cell>
          <table:table-cell table:formula="of:=ROUND((SUM([.$B104:.I104])/COUNT([.$B104:.I104]));0)" office:value-type="float" office:value="0" calcext:value-type="float">
            <text:p>0</text:p>
          </table:table-cell>
          <table:table-cell table:formula="of:=ROUND((SUM([.$B104:.J104])/COUNT([.$B104:.J104]));0)" office:value-type="float" office:value="0" calcext:value-type="float">
            <text:p>0</text:p>
          </table:table-cell>
          <table:table-cell table:formula="of:=ROUND((SUM([.$B104:.K104])/COUNT([.$B104:.K104]));0)" office:value-type="float" office:value="0" calcext:value-type="float">
            <text:p>0</text:p>
          </table:table-cell>
          <table:table-cell table:formula="of:=ROUND((SUM([.$B104:.L104])/COUNT([.$B104:.L104]));0)" office:value-type="float" office:value="0" calcext:value-type="float">
            <text:p>0</text:p>
          </table:table-cell>
          <table:table-cell table:formula="of:=ROUND((SUM([.$B104:.M104])/COUNT([.$B104:.M104]));0)" office:value-type="float" office:value="0" calcext:value-type="float">
            <text:p>0</text:p>
          </table:table-cell>
          <table:table-cell table:formula="of:=ROUND((SUM([.$B104:.N104])/COUNT([.$B104:.N104]));0)" office:value-type="float" office:value="0" calcext:value-type="float">
            <text:p>0</text:p>
          </table:table-cell>
          <table:table-cell table:formula="of:=ROUND((SUM([.$B104:.O104])/COUNT([.$B104:.O104]));0)" office:value-type="float" office:value="0" calcext:value-type="float">
            <text:p>0</text:p>
          </table:table-cell>
          <table:table-cell table:formula="of:=ROUND((SUM([.$B104:.P104])/COUNT([.$B104:.P104]));0)" office:value-type="float" office:value="0" calcext:value-type="float">
            <text:p>0</text:p>
          </table:table-cell>
          <table:table-cell table:formula="of:=ROUND((SUM([.$B104:.Q104])/COUNT([.$B104:.Q10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05:.B105])/COUNT([.$B105:.B105]));0)" office:value-type="float" office:value="0" calcext:value-type="float">
            <text:p>0</text:p>
          </table:table-cell>
          <table:table-cell table:formula="of:=ROUND((SUM([.$B105:.C105])/COUNT([.$B105:.C105]));0)" office:value-type="float" office:value="0" calcext:value-type="float">
            <text:p>0</text:p>
          </table:table-cell>
          <table:table-cell table:formula="of:=ROUND((SUM([.$B105:.D105])/COUNT([.$B105:.D105]));0)" office:value-type="float" office:value="0" calcext:value-type="float">
            <text:p>0</text:p>
          </table:table-cell>
          <table:table-cell table:formula="of:=ROUND((SUM([.$B105:.E105])/COUNT([.$B105:.E105]));0)" office:value-type="float" office:value="0" calcext:value-type="float">
            <text:p>0</text:p>
          </table:table-cell>
          <table:table-cell table:formula="of:=ROUND((SUM([.$B105:.F105])/COUNT([.$B105:.F105]));0)" office:value-type="float" office:value="0" calcext:value-type="float">
            <text:p>0</text:p>
          </table:table-cell>
          <table:table-cell table:formula="of:=ROUND((SUM([.$B105:.G105])/COUNT([.$B105:.G105]));0)" office:value-type="float" office:value="0" calcext:value-type="float">
            <text:p>0</text:p>
          </table:table-cell>
          <table:table-cell table:formula="of:=ROUND((SUM([.$B105:.H105])/COUNT([.$B105:.H105]));0)" office:value-type="float" office:value="0" calcext:value-type="float">
            <text:p>0</text:p>
          </table:table-cell>
          <table:table-cell table:formula="of:=ROUND((SUM([.$B105:.I105])/COUNT([.$B105:.I105]));0)" office:value-type="float" office:value="0" calcext:value-type="float">
            <text:p>0</text:p>
          </table:table-cell>
          <table:table-cell table:formula="of:=ROUND((SUM([.$B105:.J105])/COUNT([.$B105:.J105]));0)" office:value-type="float" office:value="0" calcext:value-type="float">
            <text:p>0</text:p>
          </table:table-cell>
          <table:table-cell table:formula="of:=ROUND((SUM([.$B105:.K105])/COUNT([.$B105:.K105]));0)" office:value-type="float" office:value="0" calcext:value-type="float">
            <text:p>0</text:p>
          </table:table-cell>
          <table:table-cell table:formula="of:=ROUND((SUM([.$B105:.L105])/COUNT([.$B105:.L105]));0)" office:value-type="float" office:value="0" calcext:value-type="float">
            <text:p>0</text:p>
          </table:table-cell>
          <table:table-cell table:formula="of:=ROUND((SUM([.$B105:.M105])/COUNT([.$B105:.M105]));0)" office:value-type="float" office:value="0" calcext:value-type="float">
            <text:p>0</text:p>
          </table:table-cell>
          <table:table-cell table:formula="of:=ROUND((SUM([.$B105:.N105])/COUNT([.$B105:.N105]));0)" office:value-type="float" office:value="0" calcext:value-type="float">
            <text:p>0</text:p>
          </table:table-cell>
          <table:table-cell table:formula="of:=ROUND((SUM([.$B105:.O105])/COUNT([.$B105:.O105]));0)" office:value-type="float" office:value="0" calcext:value-type="float">
            <text:p>0</text:p>
          </table:table-cell>
          <table:table-cell table:formula="of:=ROUND((SUM([.$B105:.P105])/COUNT([.$B105:.P105]));0)" office:value-type="float" office:value="0" calcext:value-type="float">
            <text:p>0</text:p>
          </table:table-cell>
          <table:table-cell table:formula="of:=ROUND((SUM([.$B105:.Q105])/COUNT([.$B105:.Q10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06:.B106])/COUNT([.$B106:.B106]));0)" office:value-type="float" office:value="0" calcext:value-type="float">
            <text:p>0</text:p>
          </table:table-cell>
          <table:table-cell table:formula="of:=ROUND((SUM([.$B106:.C106])/COUNT([.$B106:.C106]));0)" office:value-type="float" office:value="0" calcext:value-type="float">
            <text:p>0</text:p>
          </table:table-cell>
          <table:table-cell table:formula="of:=ROUND((SUM([.$B106:.D106])/COUNT([.$B106:.D106]));0)" office:value-type="float" office:value="0" calcext:value-type="float">
            <text:p>0</text:p>
          </table:table-cell>
          <table:table-cell table:formula="of:=ROUND((SUM([.$B106:.E106])/COUNT([.$B106:.E106]));0)" office:value-type="float" office:value="0" calcext:value-type="float">
            <text:p>0</text:p>
          </table:table-cell>
          <table:table-cell table:formula="of:=ROUND((SUM([.$B106:.F106])/COUNT([.$B106:.F106]));0)" office:value-type="float" office:value="0" calcext:value-type="float">
            <text:p>0</text:p>
          </table:table-cell>
          <table:table-cell table:formula="of:=ROUND((SUM([.$B106:.G106])/COUNT([.$B106:.G106]));0)" office:value-type="float" office:value="0" calcext:value-type="float">
            <text:p>0</text:p>
          </table:table-cell>
          <table:table-cell table:formula="of:=ROUND((SUM([.$B106:.H106])/COUNT([.$B106:.H106]));0)" office:value-type="float" office:value="0" calcext:value-type="float">
            <text:p>0</text:p>
          </table:table-cell>
          <table:table-cell table:formula="of:=ROUND((SUM([.$B106:.I106])/COUNT([.$B106:.I106]));0)" office:value-type="float" office:value="0" calcext:value-type="float">
            <text:p>0</text:p>
          </table:table-cell>
          <table:table-cell table:formula="of:=ROUND((SUM([.$B106:.J106])/COUNT([.$B106:.J106]));0)" office:value-type="float" office:value="0" calcext:value-type="float">
            <text:p>0</text:p>
          </table:table-cell>
          <table:table-cell table:formula="of:=ROUND((SUM([.$B106:.K106])/COUNT([.$B106:.K106]));0)" office:value-type="float" office:value="0" calcext:value-type="float">
            <text:p>0</text:p>
          </table:table-cell>
          <table:table-cell table:formula="of:=ROUND((SUM([.$B106:.L106])/COUNT([.$B106:.L106]));0)" office:value-type="float" office:value="0" calcext:value-type="float">
            <text:p>0</text:p>
          </table:table-cell>
          <table:table-cell table:formula="of:=ROUND((SUM([.$B106:.M106])/COUNT([.$B106:.M106]));0)" office:value-type="float" office:value="0" calcext:value-type="float">
            <text:p>0</text:p>
          </table:table-cell>
          <table:table-cell table:formula="of:=ROUND((SUM([.$B106:.N106])/COUNT([.$B106:.N106]));0)" office:value-type="float" office:value="0" calcext:value-type="float">
            <text:p>0</text:p>
          </table:table-cell>
          <table:table-cell table:formula="of:=ROUND((SUM([.$B106:.O106])/COUNT([.$B106:.O106]));0)" office:value-type="float" office:value="0" calcext:value-type="float">
            <text:p>0</text:p>
          </table:table-cell>
          <table:table-cell table:formula="of:=ROUND((SUM([.$B106:.P106])/COUNT([.$B106:.P106]));0)" office:value-type="float" office:value="0" calcext:value-type="float">
            <text:p>0</text:p>
          </table:table-cell>
          <table:table-cell table:formula="of:=ROUND((SUM([.$B106:.Q106])/COUNT([.$B106:.Q10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07:.B107])/COUNT([.$B107:.B107]));0)" office:value-type="float" office:value="0" calcext:value-type="float">
            <text:p>0</text:p>
          </table:table-cell>
          <table:table-cell table:formula="of:=ROUND((SUM([.$B107:.C107])/COUNT([.$B107:.C107]));0)" office:value-type="float" office:value="0" calcext:value-type="float">
            <text:p>0</text:p>
          </table:table-cell>
          <table:table-cell table:formula="of:=ROUND((SUM([.$B107:.D107])/COUNT([.$B107:.D107]));0)" office:value-type="float" office:value="0" calcext:value-type="float">
            <text:p>0</text:p>
          </table:table-cell>
          <table:table-cell table:formula="of:=ROUND((SUM([.$B107:.E107])/COUNT([.$B107:.E107]));0)" office:value-type="float" office:value="0" calcext:value-type="float">
            <text:p>0</text:p>
          </table:table-cell>
          <table:table-cell table:formula="of:=ROUND((SUM([.$B107:.F107])/COUNT([.$B107:.F107]));0)" office:value-type="float" office:value="0" calcext:value-type="float">
            <text:p>0</text:p>
          </table:table-cell>
          <table:table-cell table:formula="of:=ROUND((SUM([.$B107:.G107])/COUNT([.$B107:.G107]));0)" office:value-type="float" office:value="0" calcext:value-type="float">
            <text:p>0</text:p>
          </table:table-cell>
          <table:table-cell table:formula="of:=ROUND((SUM([.$B107:.H107])/COUNT([.$B107:.H107]));0)" office:value-type="float" office:value="0" calcext:value-type="float">
            <text:p>0</text:p>
          </table:table-cell>
          <table:table-cell table:formula="of:=ROUND((SUM([.$B107:.I107])/COUNT([.$B107:.I107]));0)" office:value-type="float" office:value="0" calcext:value-type="float">
            <text:p>0</text:p>
          </table:table-cell>
          <table:table-cell table:formula="of:=ROUND((SUM([.$B107:.J107])/COUNT([.$B107:.J107]));0)" office:value-type="float" office:value="0" calcext:value-type="float">
            <text:p>0</text:p>
          </table:table-cell>
          <table:table-cell table:formula="of:=ROUND((SUM([.$B107:.K107])/COUNT([.$B107:.K107]));0)" office:value-type="float" office:value="0" calcext:value-type="float">
            <text:p>0</text:p>
          </table:table-cell>
          <table:table-cell table:formula="of:=ROUND((SUM([.$B107:.L107])/COUNT([.$B107:.L107]));0)" office:value-type="float" office:value="0" calcext:value-type="float">
            <text:p>0</text:p>
          </table:table-cell>
          <table:table-cell table:formula="of:=ROUND((SUM([.$B107:.M107])/COUNT([.$B107:.M107]));0)" office:value-type="float" office:value="0" calcext:value-type="float">
            <text:p>0</text:p>
          </table:table-cell>
          <table:table-cell table:formula="of:=ROUND((SUM([.$B107:.N107])/COUNT([.$B107:.N107]));0)" office:value-type="float" office:value="0" calcext:value-type="float">
            <text:p>0</text:p>
          </table:table-cell>
          <table:table-cell table:formula="of:=ROUND((SUM([.$B107:.O107])/COUNT([.$B107:.O107]));0)" office:value-type="float" office:value="0" calcext:value-type="float">
            <text:p>0</text:p>
          </table:table-cell>
          <table:table-cell table:formula="of:=ROUND((SUM([.$B107:.P107])/COUNT([.$B107:.P107]));0)" office:value-type="float" office:value="0" calcext:value-type="float">
            <text:p>0</text:p>
          </table:table-cell>
          <table:table-cell table:formula="of:=ROUND((SUM([.$B107:.Q107])/COUNT([.$B107:.Q10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08:.B108])/COUNT([.$B108:.B108]));0)" office:value-type="float" office:value="0" calcext:value-type="float">
            <text:p>0</text:p>
          </table:table-cell>
          <table:table-cell table:formula="of:=ROUND((SUM([.$B108:.C108])/COUNT([.$B108:.C108]));0)" office:value-type="float" office:value="0" calcext:value-type="float">
            <text:p>0</text:p>
          </table:table-cell>
          <table:table-cell table:formula="of:=ROUND((SUM([.$B108:.D108])/COUNT([.$B108:.D108]));0)" office:value-type="float" office:value="0" calcext:value-type="float">
            <text:p>0</text:p>
          </table:table-cell>
          <table:table-cell table:formula="of:=ROUND((SUM([.$B108:.E108])/COUNT([.$B108:.E108]));0)" office:value-type="float" office:value="0" calcext:value-type="float">
            <text:p>0</text:p>
          </table:table-cell>
          <table:table-cell table:formula="of:=ROUND((SUM([.$B108:.F108])/COUNT([.$B108:.F108]));0)" office:value-type="float" office:value="0" calcext:value-type="float">
            <text:p>0</text:p>
          </table:table-cell>
          <table:table-cell table:formula="of:=ROUND((SUM([.$B108:.G108])/COUNT([.$B108:.G108]));0)" office:value-type="float" office:value="0" calcext:value-type="float">
            <text:p>0</text:p>
          </table:table-cell>
          <table:table-cell table:formula="of:=ROUND((SUM([.$B108:.H108])/COUNT([.$B108:.H108]));0)" office:value-type="float" office:value="0" calcext:value-type="float">
            <text:p>0</text:p>
          </table:table-cell>
          <table:table-cell table:formula="of:=ROUND((SUM([.$B108:.I108])/COUNT([.$B108:.I108]));0)" office:value-type="float" office:value="0" calcext:value-type="float">
            <text:p>0</text:p>
          </table:table-cell>
          <table:table-cell table:formula="of:=ROUND((SUM([.$B108:.J108])/COUNT([.$B108:.J108]));0)" office:value-type="float" office:value="0" calcext:value-type="float">
            <text:p>0</text:p>
          </table:table-cell>
          <table:table-cell table:formula="of:=ROUND((SUM([.$B108:.K108])/COUNT([.$B108:.K108]));0)" office:value-type="float" office:value="0" calcext:value-type="float">
            <text:p>0</text:p>
          </table:table-cell>
          <table:table-cell table:formula="of:=ROUND((SUM([.$B108:.L108])/COUNT([.$B108:.L108]));0)" office:value-type="float" office:value="0" calcext:value-type="float">
            <text:p>0</text:p>
          </table:table-cell>
          <table:table-cell table:formula="of:=ROUND((SUM([.$B108:.M108])/COUNT([.$B108:.M108]));0)" office:value-type="float" office:value="0" calcext:value-type="float">
            <text:p>0</text:p>
          </table:table-cell>
          <table:table-cell table:formula="of:=ROUND((SUM([.$B108:.N108])/COUNT([.$B108:.N108]));0)" office:value-type="float" office:value="0" calcext:value-type="float">
            <text:p>0</text:p>
          </table:table-cell>
          <table:table-cell table:formula="of:=ROUND((SUM([.$B108:.O108])/COUNT([.$B108:.O108]));0)" office:value-type="float" office:value="0" calcext:value-type="float">
            <text:p>0</text:p>
          </table:table-cell>
          <table:table-cell table:formula="of:=ROUND((SUM([.$B108:.P108])/COUNT([.$B108:.P108]));0)" office:value-type="float" office:value="0" calcext:value-type="float">
            <text:p>0</text:p>
          </table:table-cell>
          <table:table-cell table:formula="of:=ROUND((SUM([.$B108:.Q108])/COUNT([.$B108:.Q10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09:.B109])/COUNT([.$B109:.B109]));0)" office:value-type="float" office:value="0" calcext:value-type="float">
            <text:p>0</text:p>
          </table:table-cell>
          <table:table-cell table:formula="of:=ROUND((SUM([.$B109:.C109])/COUNT([.$B109:.C109]));0)" office:value-type="float" office:value="0" calcext:value-type="float">
            <text:p>0</text:p>
          </table:table-cell>
          <table:table-cell table:formula="of:=ROUND((SUM([.$B109:.D109])/COUNT([.$B109:.D109]));0)" office:value-type="float" office:value="0" calcext:value-type="float">
            <text:p>0</text:p>
          </table:table-cell>
          <table:table-cell table:formula="of:=ROUND((SUM([.$B109:.E109])/COUNT([.$B109:.E109]));0)" office:value-type="float" office:value="0" calcext:value-type="float">
            <text:p>0</text:p>
          </table:table-cell>
          <table:table-cell table:formula="of:=ROUND((SUM([.$B109:.F109])/COUNT([.$B109:.F109]));0)" office:value-type="float" office:value="0" calcext:value-type="float">
            <text:p>0</text:p>
          </table:table-cell>
          <table:table-cell table:formula="of:=ROUND((SUM([.$B109:.G109])/COUNT([.$B109:.G109]));0)" office:value-type="float" office:value="0" calcext:value-type="float">
            <text:p>0</text:p>
          </table:table-cell>
          <table:table-cell table:formula="of:=ROUND((SUM([.$B109:.H109])/COUNT([.$B109:.H109]));0)" office:value-type="float" office:value="0" calcext:value-type="float">
            <text:p>0</text:p>
          </table:table-cell>
          <table:table-cell table:formula="of:=ROUND((SUM([.$B109:.I109])/COUNT([.$B109:.I109]));0)" office:value-type="float" office:value="0" calcext:value-type="float">
            <text:p>0</text:p>
          </table:table-cell>
          <table:table-cell table:formula="of:=ROUND((SUM([.$B109:.J109])/COUNT([.$B109:.J109]));0)" office:value-type="float" office:value="0" calcext:value-type="float">
            <text:p>0</text:p>
          </table:table-cell>
          <table:table-cell table:formula="of:=ROUND((SUM([.$B109:.K109])/COUNT([.$B109:.K109]));0)" office:value-type="float" office:value="0" calcext:value-type="float">
            <text:p>0</text:p>
          </table:table-cell>
          <table:table-cell table:formula="of:=ROUND((SUM([.$B109:.L109])/COUNT([.$B109:.L109]));0)" office:value-type="float" office:value="0" calcext:value-type="float">
            <text:p>0</text:p>
          </table:table-cell>
          <table:table-cell table:formula="of:=ROUND((SUM([.$B109:.M109])/COUNT([.$B109:.M109]));0)" office:value-type="float" office:value="0" calcext:value-type="float">
            <text:p>0</text:p>
          </table:table-cell>
          <table:table-cell table:formula="of:=ROUND((SUM([.$B109:.N109])/COUNT([.$B109:.N109]));0)" office:value-type="float" office:value="0" calcext:value-type="float">
            <text:p>0</text:p>
          </table:table-cell>
          <table:table-cell table:formula="of:=ROUND((SUM([.$B109:.O109])/COUNT([.$B109:.O109]));0)" office:value-type="float" office:value="0" calcext:value-type="float">
            <text:p>0</text:p>
          </table:table-cell>
          <table:table-cell table:formula="of:=ROUND((SUM([.$B109:.P109])/COUNT([.$B109:.P109]));0)" office:value-type="float" office:value="0" calcext:value-type="float">
            <text:p>0</text:p>
          </table:table-cell>
          <table:table-cell table:formula="of:=ROUND((SUM([.$B109:.Q109])/COUNT([.$B109:.Q10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10:.B110])/COUNT([.$B110:.B110]));0)" office:value-type="float" office:value="0" calcext:value-type="float">
            <text:p>0</text:p>
          </table:table-cell>
          <table:table-cell table:formula="of:=ROUND((SUM([.$B110:.C110])/COUNT([.$B110:.C110]));0)" office:value-type="float" office:value="0" calcext:value-type="float">
            <text:p>0</text:p>
          </table:table-cell>
          <table:table-cell table:formula="of:=ROUND((SUM([.$B110:.D110])/COUNT([.$B110:.D110]));0)" office:value-type="float" office:value="0" calcext:value-type="float">
            <text:p>0</text:p>
          </table:table-cell>
          <table:table-cell table:formula="of:=ROUND((SUM([.$B110:.E110])/COUNT([.$B110:.E110]));0)" office:value-type="float" office:value="0" calcext:value-type="float">
            <text:p>0</text:p>
          </table:table-cell>
          <table:table-cell table:formula="of:=ROUND((SUM([.$B110:.F110])/COUNT([.$B110:.F110]));0)" office:value-type="float" office:value="0" calcext:value-type="float">
            <text:p>0</text:p>
          </table:table-cell>
          <table:table-cell table:formula="of:=ROUND((SUM([.$B110:.G110])/COUNT([.$B110:.G110]));0)" office:value-type="float" office:value="0" calcext:value-type="float">
            <text:p>0</text:p>
          </table:table-cell>
          <table:table-cell table:formula="of:=ROUND((SUM([.$B110:.H110])/COUNT([.$B110:.H110]));0)" office:value-type="float" office:value="0" calcext:value-type="float">
            <text:p>0</text:p>
          </table:table-cell>
          <table:table-cell table:formula="of:=ROUND((SUM([.$B110:.I110])/COUNT([.$B110:.I110]));0)" office:value-type="float" office:value="0" calcext:value-type="float">
            <text:p>0</text:p>
          </table:table-cell>
          <table:table-cell table:formula="of:=ROUND((SUM([.$B110:.J110])/COUNT([.$B110:.J110]));0)" office:value-type="float" office:value="0" calcext:value-type="float">
            <text:p>0</text:p>
          </table:table-cell>
          <table:table-cell table:formula="of:=ROUND((SUM([.$B110:.K110])/COUNT([.$B110:.K110]));0)" office:value-type="float" office:value="0" calcext:value-type="float">
            <text:p>0</text:p>
          </table:table-cell>
          <table:table-cell table:formula="of:=ROUND((SUM([.$B110:.L110])/COUNT([.$B110:.L110]));0)" office:value-type="float" office:value="0" calcext:value-type="float">
            <text:p>0</text:p>
          </table:table-cell>
          <table:table-cell table:formula="of:=ROUND((SUM([.$B110:.M110])/COUNT([.$B110:.M110]));0)" office:value-type="float" office:value="0" calcext:value-type="float">
            <text:p>0</text:p>
          </table:table-cell>
          <table:table-cell table:formula="of:=ROUND((SUM([.$B110:.N110])/COUNT([.$B110:.N110]));0)" office:value-type="float" office:value="0" calcext:value-type="float">
            <text:p>0</text:p>
          </table:table-cell>
          <table:table-cell table:formula="of:=ROUND((SUM([.$B110:.O110])/COUNT([.$B110:.O110]));0)" office:value-type="float" office:value="0" calcext:value-type="float">
            <text:p>0</text:p>
          </table:table-cell>
          <table:table-cell table:formula="of:=ROUND((SUM([.$B110:.P110])/COUNT([.$B110:.P110]));0)" office:value-type="float" office:value="0" calcext:value-type="float">
            <text:p>0</text:p>
          </table:table-cell>
          <table:table-cell table:formula="of:=ROUND((SUM([.$B110:.Q110])/COUNT([.$B110:.Q11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$B111:.B111])/COUNT([.$B111:.B111]));0)" office:value-type="float" office:value="0" calcext:value-type="float">
            <text:p>0</text:p>
          </table:table-cell>
          <table:table-cell table:formula="of:=ROUND((SUM([.$B111:.C111])/COUNT([.$B111:.C111]));0)" office:value-type="float" office:value="0" calcext:value-type="float">
            <text:p>0</text:p>
          </table:table-cell>
          <table:table-cell table:formula="of:=ROUND((SUM([.$B111:.D111])/COUNT([.$B111:.D111]));0)" office:value-type="float" office:value="0" calcext:value-type="float">
            <text:p>0</text:p>
          </table:table-cell>
          <table:table-cell table:formula="of:=ROUND((SUM([.$B111:.E111])/COUNT([.$B111:.E111]));0)" office:value-type="float" office:value="0" calcext:value-type="float">
            <text:p>0</text:p>
          </table:table-cell>
          <table:table-cell table:formula="of:=ROUND((SUM([.$B111:.F111])/COUNT([.$B111:.F111]));0)" office:value-type="float" office:value="0" calcext:value-type="float">
            <text:p>0</text:p>
          </table:table-cell>
          <table:table-cell table:formula="of:=ROUND((SUM([.$B111:.G111])/COUNT([.$B111:.G111]));0)" office:value-type="float" office:value="0" calcext:value-type="float">
            <text:p>0</text:p>
          </table:table-cell>
          <table:table-cell table:formula="of:=ROUND((SUM([.$B111:.H111])/COUNT([.$B111:.H111]));0)" office:value-type="float" office:value="0" calcext:value-type="float">
            <text:p>0</text:p>
          </table:table-cell>
          <table:table-cell table:formula="of:=ROUND((SUM([.$B111:.I111])/COUNT([.$B111:.I111]));0)" office:value-type="float" office:value="0" calcext:value-type="float">
            <text:p>0</text:p>
          </table:table-cell>
          <table:table-cell table:formula="of:=ROUND((SUM([.$B111:.J111])/COUNT([.$B111:.J111]));0)" office:value-type="float" office:value="0" calcext:value-type="float">
            <text:p>0</text:p>
          </table:table-cell>
          <table:table-cell table:formula="of:=ROUND((SUM([.$B111:.K111])/COUNT([.$B111:.K111]));0)" office:value-type="float" office:value="0" calcext:value-type="float">
            <text:p>0</text:p>
          </table:table-cell>
          <table:table-cell table:formula="of:=ROUND((SUM([.$B111:.L111])/COUNT([.$B111:.L111]));0)" office:value-type="float" office:value="0" calcext:value-type="float">
            <text:p>0</text:p>
          </table:table-cell>
          <table:table-cell table:formula="of:=ROUND((SUM([.$B111:.M111])/COUNT([.$B111:.M111]));0)" office:value-type="float" office:value="0" calcext:value-type="float">
            <text:p>0</text:p>
          </table:table-cell>
          <table:table-cell table:formula="of:=ROUND((SUM([.$B111:.N111])/COUNT([.$B111:.N111]));0)" office:value-type="float" office:value="0" calcext:value-type="float">
            <text:p>0</text:p>
          </table:table-cell>
          <table:table-cell table:formula="of:=ROUND((SUM([.$B111:.O111])/COUNT([.$B111:.O111]));0)" office:value-type="float" office:value="0" calcext:value-type="float">
            <text:p>0</text:p>
          </table:table-cell>
          <table:table-cell table:formula="of:=ROUND((SUM([.$B111:.P111])/COUNT([.$B111:.P111]));0)" office:value-type="float" office:value="0" calcext:value-type="float">
            <text:p>0</text:p>
          </table:table-cell>
          <table:table-cell table:formula="of:=ROUND((SUM([.$B111:.Q111])/COUNT([.$B111:.Q11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12:.B112])/COUNT([.$B112:.B112]));0)" office:value-type="float" office:value="0" calcext:value-type="float">
            <text:p>0</text:p>
          </table:table-cell>
          <table:table-cell table:formula="of:=ROUND((SUM([.$B112:.C112])/COUNT([.$B112:.C112]));0)" office:value-type="float" office:value="0" calcext:value-type="float">
            <text:p>0</text:p>
          </table:table-cell>
          <table:table-cell table:formula="of:=ROUND((SUM([.$B112:.D112])/COUNT([.$B112:.D112]));0)" office:value-type="float" office:value="0" calcext:value-type="float">
            <text:p>0</text:p>
          </table:table-cell>
          <table:table-cell table:formula="of:=ROUND((SUM([.$B112:.E112])/COUNT([.$B112:.E112]));0)" office:value-type="float" office:value="0" calcext:value-type="float">
            <text:p>0</text:p>
          </table:table-cell>
          <table:table-cell table:formula="of:=ROUND((SUM([.$B112:.F112])/COUNT([.$B112:.F112]));0)" office:value-type="float" office:value="0" calcext:value-type="float">
            <text:p>0</text:p>
          </table:table-cell>
          <table:table-cell table:formula="of:=ROUND((SUM([.$B112:.G112])/COUNT([.$B112:.G112]));0)" office:value-type="float" office:value="0" calcext:value-type="float">
            <text:p>0</text:p>
          </table:table-cell>
          <table:table-cell table:formula="of:=ROUND((SUM([.$B112:.H112])/COUNT([.$B112:.H112]));0)" office:value-type="float" office:value="0" calcext:value-type="float">
            <text:p>0</text:p>
          </table:table-cell>
          <table:table-cell table:formula="of:=ROUND((SUM([.$B112:.I112])/COUNT([.$B112:.I112]));0)" office:value-type="float" office:value="0" calcext:value-type="float">
            <text:p>0</text:p>
          </table:table-cell>
          <table:table-cell table:formula="of:=ROUND((SUM([.$B112:.J112])/COUNT([.$B112:.J112]));0)" office:value-type="float" office:value="0" calcext:value-type="float">
            <text:p>0</text:p>
          </table:table-cell>
          <table:table-cell table:formula="of:=ROUND((SUM([.$B112:.K112])/COUNT([.$B112:.K112]));0)" office:value-type="float" office:value="0" calcext:value-type="float">
            <text:p>0</text:p>
          </table:table-cell>
          <table:table-cell table:formula="of:=ROUND((SUM([.$B112:.L112])/COUNT([.$B112:.L112]));0)" office:value-type="float" office:value="0" calcext:value-type="float">
            <text:p>0</text:p>
          </table:table-cell>
          <table:table-cell table:formula="of:=ROUND((SUM([.$B112:.M112])/COUNT([.$B112:.M112]));0)" office:value-type="float" office:value="0" calcext:value-type="float">
            <text:p>0</text:p>
          </table:table-cell>
          <table:table-cell table:formula="of:=ROUND((SUM([.$B112:.N112])/COUNT([.$B112:.N112]));0)" office:value-type="float" office:value="0" calcext:value-type="float">
            <text:p>0</text:p>
          </table:table-cell>
          <table:table-cell table:formula="of:=ROUND((SUM([.$B112:.O112])/COUNT([.$B112:.O112]));0)" office:value-type="float" office:value="0" calcext:value-type="float">
            <text:p>0</text:p>
          </table:table-cell>
          <table:table-cell table:formula="of:=ROUND((SUM([.$B112:.P112])/COUNT([.$B112:.P112]));0)" office:value-type="float" office:value="0" calcext:value-type="float">
            <text:p>0</text:p>
          </table:table-cell>
          <table:table-cell table:formula="of:=ROUND((SUM([.$B112:.Q112])/COUNT([.$B112:.Q11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3:.B113])/COUNT([.$B113:.B113]));0)" office:value-type="float" office:value="0" calcext:value-type="float">
            <text:p>0</text:p>
          </table:table-cell>
          <table:table-cell table:formula="of:=ROUND((SUM([.$B113:.C113])/COUNT([.$B113:.C113]));0)" office:value-type="float" office:value="0" calcext:value-type="float">
            <text:p>0</text:p>
          </table:table-cell>
          <table:table-cell table:formula="of:=ROUND((SUM([.$B113:.D113])/COUNT([.$B113:.D113]));0)" office:value-type="float" office:value="0" calcext:value-type="float">
            <text:p>0</text:p>
          </table:table-cell>
          <table:table-cell table:formula="of:=ROUND((SUM([.$B113:.E113])/COUNT([.$B113:.E113]));0)" office:value-type="float" office:value="0" calcext:value-type="float">
            <text:p>0</text:p>
          </table:table-cell>
          <table:table-cell table:formula="of:=ROUND((SUM([.$B113:.F113])/COUNT([.$B113:.F113]));0)" office:value-type="float" office:value="0" calcext:value-type="float">
            <text:p>0</text:p>
          </table:table-cell>
          <table:table-cell table:formula="of:=ROUND((SUM([.$B113:.G113])/COUNT([.$B113:.G113]));0)" office:value-type="float" office:value="0" calcext:value-type="float">
            <text:p>0</text:p>
          </table:table-cell>
          <table:table-cell table:formula="of:=ROUND((SUM([.$B113:.H113])/COUNT([.$B113:.H113]));0)" office:value-type="float" office:value="0" calcext:value-type="float">
            <text:p>0</text:p>
          </table:table-cell>
          <table:table-cell table:formula="of:=ROUND((SUM([.$B113:.I113])/COUNT([.$B113:.I113]));0)" office:value-type="float" office:value="0" calcext:value-type="float">
            <text:p>0</text:p>
          </table:table-cell>
          <table:table-cell table:formula="of:=ROUND((SUM([.$B113:.J113])/COUNT([.$B113:.J113]));0)" office:value-type="float" office:value="0" calcext:value-type="float">
            <text:p>0</text:p>
          </table:table-cell>
          <table:table-cell table:formula="of:=ROUND((SUM([.$B113:.K113])/COUNT([.$B113:.K113]));0)" office:value-type="float" office:value="0" calcext:value-type="float">
            <text:p>0</text:p>
          </table:table-cell>
          <table:table-cell table:formula="of:=ROUND((SUM([.$B113:.L113])/COUNT([.$B113:.L113]));0)" office:value-type="float" office:value="0" calcext:value-type="float">
            <text:p>0</text:p>
          </table:table-cell>
          <table:table-cell table:formula="of:=ROUND((SUM([.$B113:.M113])/COUNT([.$B113:.M113]));0)" office:value-type="float" office:value="0" calcext:value-type="float">
            <text:p>0</text:p>
          </table:table-cell>
          <table:table-cell table:formula="of:=ROUND((SUM([.$B113:.N113])/COUNT([.$B113:.N113]));0)" office:value-type="float" office:value="0" calcext:value-type="float">
            <text:p>0</text:p>
          </table:table-cell>
          <table:table-cell table:formula="of:=ROUND((SUM([.$B113:.O113])/COUNT([.$B113:.O113]));0)" office:value-type="float" office:value="0" calcext:value-type="float">
            <text:p>0</text:p>
          </table:table-cell>
          <table:table-cell table:formula="of:=ROUND((SUM([.$B113:.P113])/COUNT([.$B113:.P113]));0)" office:value-type="float" office:value="0" calcext:value-type="float">
            <text:p>0</text:p>
          </table:table-cell>
          <table:table-cell table:formula="of:=ROUND((SUM([.$B113:.Q113])/COUNT([.$B113:.Q11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$B114:.B114])/COUNT([.$B114:.B114]));0)" office:value-type="float" office:value="1" calcext:value-type="float">
            <text:p>1</text:p>
          </table:table-cell>
          <table:table-cell table:formula="of:=ROUND((SUM([.$B114:.C114])/COUNT([.$B114:.C114]));0)" office:value-type="float" office:value="1" calcext:value-type="float">
            <text:p>1</text:p>
          </table:table-cell>
          <table:table-cell table:formula="of:=ROUND((SUM([.$B114:.D114])/COUNT([.$B114:.D114]));0)" office:value-type="float" office:value="0" calcext:value-type="float">
            <text:p>0</text:p>
          </table:table-cell>
          <table:table-cell table:formula="of:=ROUND((SUM([.$B114:.E114])/COUNT([.$B114:.E114]));0)" office:value-type="float" office:value="0" calcext:value-type="float">
            <text:p>0</text:p>
          </table:table-cell>
          <table:table-cell table:formula="of:=ROUND((SUM([.$B114:.F114])/COUNT([.$B114:.F114]));0)" office:value-type="float" office:value="0" calcext:value-type="float">
            <text:p>0</text:p>
          </table:table-cell>
          <table:table-cell table:formula="of:=ROUND((SUM([.$B114:.G114])/COUNT([.$B114:.G114]));0)" office:value-type="float" office:value="0" calcext:value-type="float">
            <text:p>0</text:p>
          </table:table-cell>
          <table:table-cell table:formula="of:=ROUND((SUM([.$B114:.H114])/COUNT([.$B114:.H114]));0)" office:value-type="float" office:value="0" calcext:value-type="float">
            <text:p>0</text:p>
          </table:table-cell>
          <table:table-cell table:formula="of:=ROUND((SUM([.$B114:.I114])/COUNT([.$B114:.I114]));0)" office:value-type="float" office:value="0" calcext:value-type="float">
            <text:p>0</text:p>
          </table:table-cell>
          <table:table-cell table:formula="of:=ROUND((SUM([.$B114:.J114])/COUNT([.$B114:.J114]));0)" office:value-type="float" office:value="0" calcext:value-type="float">
            <text:p>0</text:p>
          </table:table-cell>
          <table:table-cell table:formula="of:=ROUND((SUM([.$B114:.K114])/COUNT([.$B114:.K114]));0)" office:value-type="float" office:value="0" calcext:value-type="float">
            <text:p>0</text:p>
          </table:table-cell>
          <table:table-cell table:formula="of:=ROUND((SUM([.$B114:.L114])/COUNT([.$B114:.L114]));0)" office:value-type="float" office:value="0" calcext:value-type="float">
            <text:p>0</text:p>
          </table:table-cell>
          <table:table-cell table:formula="of:=ROUND((SUM([.$B114:.M114])/COUNT([.$B114:.M114]));0)" office:value-type="float" office:value="0" calcext:value-type="float">
            <text:p>0</text:p>
          </table:table-cell>
          <table:table-cell table:formula="of:=ROUND((SUM([.$B114:.N114])/COUNT([.$B114:.N114]));0)" office:value-type="float" office:value="0" calcext:value-type="float">
            <text:p>0</text:p>
          </table:table-cell>
          <table:table-cell table:formula="of:=ROUND((SUM([.$B114:.O114])/COUNT([.$B114:.O114]));0)" office:value-type="float" office:value="0" calcext:value-type="float">
            <text:p>0</text:p>
          </table:table-cell>
          <table:table-cell table:formula="of:=ROUND((SUM([.$B114:.P114])/COUNT([.$B114:.P114]));0)" office:value-type="float" office:value="0" calcext:value-type="float">
            <text:p>0</text:p>
          </table:table-cell>
          <table:table-cell table:formula="of:=ROUND((SUM([.$B114:.Q114])/COUNT([.$B114:.Q11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5:.B115])/COUNT([.$B115:.B115]));0)" office:value-type="float" office:value="0" calcext:value-type="float">
            <text:p>0</text:p>
          </table:table-cell>
          <table:table-cell table:formula="of:=ROUND((SUM([.$B115:.C115])/COUNT([.$B115:.C115]));0)" office:value-type="float" office:value="0" calcext:value-type="float">
            <text:p>0</text:p>
          </table:table-cell>
          <table:table-cell table:formula="of:=ROUND((SUM([.$B115:.D115])/COUNT([.$B115:.D115]));0)" office:value-type="float" office:value="0" calcext:value-type="float">
            <text:p>0</text:p>
          </table:table-cell>
          <table:table-cell table:formula="of:=ROUND((SUM([.$B115:.E115])/COUNT([.$B115:.E115]));0)" office:value-type="float" office:value="0" calcext:value-type="float">
            <text:p>0</text:p>
          </table:table-cell>
          <table:table-cell table:formula="of:=ROUND((SUM([.$B115:.F115])/COUNT([.$B115:.F115]));0)" office:value-type="float" office:value="0" calcext:value-type="float">
            <text:p>0</text:p>
          </table:table-cell>
          <table:table-cell table:formula="of:=ROUND((SUM([.$B115:.G115])/COUNT([.$B115:.G115]));0)" office:value-type="float" office:value="0" calcext:value-type="float">
            <text:p>0</text:p>
          </table:table-cell>
          <table:table-cell table:formula="of:=ROUND((SUM([.$B115:.H115])/COUNT([.$B115:.H115]));0)" office:value-type="float" office:value="0" calcext:value-type="float">
            <text:p>0</text:p>
          </table:table-cell>
          <table:table-cell table:formula="of:=ROUND((SUM([.$B115:.I115])/COUNT([.$B115:.I115]));0)" office:value-type="float" office:value="0" calcext:value-type="float">
            <text:p>0</text:p>
          </table:table-cell>
          <table:table-cell table:formula="of:=ROUND((SUM([.$B115:.J115])/COUNT([.$B115:.J115]));0)" office:value-type="float" office:value="0" calcext:value-type="float">
            <text:p>0</text:p>
          </table:table-cell>
          <table:table-cell table:formula="of:=ROUND((SUM([.$B115:.K115])/COUNT([.$B115:.K115]));0)" office:value-type="float" office:value="0" calcext:value-type="float">
            <text:p>0</text:p>
          </table:table-cell>
          <table:table-cell table:formula="of:=ROUND((SUM([.$B115:.L115])/COUNT([.$B115:.L115]));0)" office:value-type="float" office:value="0" calcext:value-type="float">
            <text:p>0</text:p>
          </table:table-cell>
          <table:table-cell table:formula="of:=ROUND((SUM([.$B115:.M115])/COUNT([.$B115:.M115]));0)" office:value-type="float" office:value="0" calcext:value-type="float">
            <text:p>0</text:p>
          </table:table-cell>
          <table:table-cell table:formula="of:=ROUND((SUM([.$B115:.N115])/COUNT([.$B115:.N115]));0)" office:value-type="float" office:value="0" calcext:value-type="float">
            <text:p>0</text:p>
          </table:table-cell>
          <table:table-cell table:formula="of:=ROUND((SUM([.$B115:.O115])/COUNT([.$B115:.O115]));0)" office:value-type="float" office:value="0" calcext:value-type="float">
            <text:p>0</text:p>
          </table:table-cell>
          <table:table-cell table:formula="of:=ROUND((SUM([.$B115:.P115])/COUNT([.$B115:.P115]));0)" office:value-type="float" office:value="0" calcext:value-type="float">
            <text:p>0</text:p>
          </table:table-cell>
          <table:table-cell table:formula="of:=ROUND((SUM([.$B115:.Q115])/COUNT([.$B115:.Q11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16:.B116])/COUNT([.$B116:.B116]));0)" office:value-type="float" office:value="0" calcext:value-type="float">
            <text:p>0</text:p>
          </table:table-cell>
          <table:table-cell table:formula="of:=ROUND((SUM([.$B116:.C116])/COUNT([.$B116:.C116]));0)" office:value-type="float" office:value="0" calcext:value-type="float">
            <text:p>0</text:p>
          </table:table-cell>
          <table:table-cell table:formula="of:=ROUND((SUM([.$B116:.D116])/COUNT([.$B116:.D116]));0)" office:value-type="float" office:value="0" calcext:value-type="float">
            <text:p>0</text:p>
          </table:table-cell>
          <table:table-cell table:formula="of:=ROUND((SUM([.$B116:.E116])/COUNT([.$B116:.E116]));0)" office:value-type="float" office:value="0" calcext:value-type="float">
            <text:p>0</text:p>
          </table:table-cell>
          <table:table-cell table:formula="of:=ROUND((SUM([.$B116:.F116])/COUNT([.$B116:.F116]));0)" office:value-type="float" office:value="0" calcext:value-type="float">
            <text:p>0</text:p>
          </table:table-cell>
          <table:table-cell table:formula="of:=ROUND((SUM([.$B116:.G116])/COUNT([.$B116:.G116]));0)" office:value-type="float" office:value="0" calcext:value-type="float">
            <text:p>0</text:p>
          </table:table-cell>
          <table:table-cell table:formula="of:=ROUND((SUM([.$B116:.H116])/COUNT([.$B116:.H116]));0)" office:value-type="float" office:value="0" calcext:value-type="float">
            <text:p>0</text:p>
          </table:table-cell>
          <table:table-cell table:formula="of:=ROUND((SUM([.$B116:.I116])/COUNT([.$B116:.I116]));0)" office:value-type="float" office:value="0" calcext:value-type="float">
            <text:p>0</text:p>
          </table:table-cell>
          <table:table-cell table:formula="of:=ROUND((SUM([.$B116:.J116])/COUNT([.$B116:.J116]));0)" office:value-type="float" office:value="0" calcext:value-type="float">
            <text:p>0</text:p>
          </table:table-cell>
          <table:table-cell table:formula="of:=ROUND((SUM([.$B116:.K116])/COUNT([.$B116:.K116]));0)" office:value-type="float" office:value="0" calcext:value-type="float">
            <text:p>0</text:p>
          </table:table-cell>
          <table:table-cell table:formula="of:=ROUND((SUM([.$B116:.L116])/COUNT([.$B116:.L116]));0)" office:value-type="float" office:value="0" calcext:value-type="float">
            <text:p>0</text:p>
          </table:table-cell>
          <table:table-cell table:formula="of:=ROUND((SUM([.$B116:.M116])/COUNT([.$B116:.M116]));0)" office:value-type="float" office:value="0" calcext:value-type="float">
            <text:p>0</text:p>
          </table:table-cell>
          <table:table-cell table:formula="of:=ROUND((SUM([.$B116:.N116])/COUNT([.$B116:.N116]));0)" office:value-type="float" office:value="0" calcext:value-type="float">
            <text:p>0</text:p>
          </table:table-cell>
          <table:table-cell table:formula="of:=ROUND((SUM([.$B116:.O116])/COUNT([.$B116:.O116]));0)" office:value-type="float" office:value="0" calcext:value-type="float">
            <text:p>0</text:p>
          </table:table-cell>
          <table:table-cell table:formula="of:=ROUND((SUM([.$B116:.P116])/COUNT([.$B116:.P116]));0)" office:value-type="float" office:value="0" calcext:value-type="float">
            <text:p>0</text:p>
          </table:table-cell>
          <table:table-cell table:formula="of:=ROUND((SUM([.$B116:.Q116])/COUNT([.$B116:.Q11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(SUM([.$B117:.B117])/COUNT([.$B117:.B117]));0)" office:value-type="float" office:value="0" calcext:value-type="float">
            <text:p>0</text:p>
          </table:table-cell>
          <table:table-cell table:formula="of:=ROUND((SUM([.$B117:.C117])/COUNT([.$B117:.C117]));0)" office:value-type="float" office:value="0" calcext:value-type="float">
            <text:p>0</text:p>
          </table:table-cell>
          <table:table-cell table:formula="of:=ROUND((SUM([.$B117:.D117])/COUNT([.$B117:.D117]));0)" office:value-type="float" office:value="0" calcext:value-type="float">
            <text:p>0</text:p>
          </table:table-cell>
          <table:table-cell table:formula="of:=ROUND((SUM([.$B117:.E117])/COUNT([.$B117:.E117]));0)" office:value-type="float" office:value="0" calcext:value-type="float">
            <text:p>0</text:p>
          </table:table-cell>
          <table:table-cell table:formula="of:=ROUND((SUM([.$B117:.F117])/COUNT([.$B117:.F117]));0)" office:value-type="float" office:value="0" calcext:value-type="float">
            <text:p>0</text:p>
          </table:table-cell>
          <table:table-cell table:formula="of:=ROUND((SUM([.$B117:.G117])/COUNT([.$B117:.G117]));0)" office:value-type="float" office:value="0" calcext:value-type="float">
            <text:p>0</text:p>
          </table:table-cell>
          <table:table-cell table:formula="of:=ROUND((SUM([.$B117:.H117])/COUNT([.$B117:.H117]));0)" office:value-type="float" office:value="0" calcext:value-type="float">
            <text:p>0</text:p>
          </table:table-cell>
          <table:table-cell table:formula="of:=ROUND((SUM([.$B117:.I117])/COUNT([.$B117:.I117]));0)" office:value-type="float" office:value="0" calcext:value-type="float">
            <text:p>0</text:p>
          </table:table-cell>
          <table:table-cell table:formula="of:=ROUND((SUM([.$B117:.J117])/COUNT([.$B117:.J117]));0)" office:value-type="float" office:value="0" calcext:value-type="float">
            <text:p>0</text:p>
          </table:table-cell>
          <table:table-cell table:formula="of:=ROUND((SUM([.$B117:.K117])/COUNT([.$B117:.K117]));0)" office:value-type="float" office:value="0" calcext:value-type="float">
            <text:p>0</text:p>
          </table:table-cell>
          <table:table-cell table:formula="of:=ROUND((SUM([.$B117:.L117])/COUNT([.$B117:.L117]));0)" office:value-type="float" office:value="0" calcext:value-type="float">
            <text:p>0</text:p>
          </table:table-cell>
          <table:table-cell table:formula="of:=ROUND((SUM([.$B117:.M117])/COUNT([.$B117:.M117]));0)" office:value-type="float" office:value="0" calcext:value-type="float">
            <text:p>0</text:p>
          </table:table-cell>
          <table:table-cell table:formula="of:=ROUND((SUM([.$B117:.N117])/COUNT([.$B117:.N117]));0)" office:value-type="float" office:value="0" calcext:value-type="float">
            <text:p>0</text:p>
          </table:table-cell>
          <table:table-cell table:formula="of:=ROUND((SUM([.$B117:.O117])/COUNT([.$B117:.O117]));0)" office:value-type="float" office:value="0" calcext:value-type="float">
            <text:p>0</text:p>
          </table:table-cell>
          <table:table-cell table:formula="of:=ROUND((SUM([.$B117:.P117])/COUNT([.$B117:.P117]));0)" office:value-type="float" office:value="0" calcext:value-type="float">
            <text:p>0</text:p>
          </table:table-cell>
          <table:table-cell table:formula="of:=ROUND((SUM([.$B117:.Q117])/COUNT([.$B117:.Q11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8:.B118])/COUNT([.$B118:.B118]));0)" office:value-type="float" office:value="0" calcext:value-type="float">
            <text:p>0</text:p>
          </table:table-cell>
          <table:table-cell table:formula="of:=ROUND((SUM([.$B118:.C118])/COUNT([.$B118:.C118]));0)" office:value-type="float" office:value="0" calcext:value-type="float">
            <text:p>0</text:p>
          </table:table-cell>
          <table:table-cell table:formula="of:=ROUND((SUM([.$B118:.D118])/COUNT([.$B118:.D118]));0)" office:value-type="float" office:value="0" calcext:value-type="float">
            <text:p>0</text:p>
          </table:table-cell>
          <table:table-cell table:formula="of:=ROUND((SUM([.$B118:.E118])/COUNT([.$B118:.E118]));0)" office:value-type="float" office:value="0" calcext:value-type="float">
            <text:p>0</text:p>
          </table:table-cell>
          <table:table-cell table:formula="of:=ROUND((SUM([.$B118:.F118])/COUNT([.$B118:.F118]));0)" office:value-type="float" office:value="0" calcext:value-type="float">
            <text:p>0</text:p>
          </table:table-cell>
          <table:table-cell table:formula="of:=ROUND((SUM([.$B118:.G118])/COUNT([.$B118:.G118]));0)" office:value-type="float" office:value="0" calcext:value-type="float">
            <text:p>0</text:p>
          </table:table-cell>
          <table:table-cell table:formula="of:=ROUND((SUM([.$B118:.H118])/COUNT([.$B118:.H118]));0)" office:value-type="float" office:value="0" calcext:value-type="float">
            <text:p>0</text:p>
          </table:table-cell>
          <table:table-cell table:formula="of:=ROUND((SUM([.$B118:.I118])/COUNT([.$B118:.I118]));0)" office:value-type="float" office:value="0" calcext:value-type="float">
            <text:p>0</text:p>
          </table:table-cell>
          <table:table-cell table:formula="of:=ROUND((SUM([.$B118:.J118])/COUNT([.$B118:.J118]));0)" office:value-type="float" office:value="0" calcext:value-type="float">
            <text:p>0</text:p>
          </table:table-cell>
          <table:table-cell table:formula="of:=ROUND((SUM([.$B118:.K118])/COUNT([.$B118:.K118]));0)" office:value-type="float" office:value="0" calcext:value-type="float">
            <text:p>0</text:p>
          </table:table-cell>
          <table:table-cell table:formula="of:=ROUND((SUM([.$B118:.L118])/COUNT([.$B118:.L118]));0)" office:value-type="float" office:value="0" calcext:value-type="float">
            <text:p>0</text:p>
          </table:table-cell>
          <table:table-cell table:formula="of:=ROUND((SUM([.$B118:.M118])/COUNT([.$B118:.M118]));0)" office:value-type="float" office:value="0" calcext:value-type="float">
            <text:p>0</text:p>
          </table:table-cell>
          <table:table-cell table:formula="of:=ROUND((SUM([.$B118:.N118])/COUNT([.$B118:.N118]));0)" office:value-type="float" office:value="0" calcext:value-type="float">
            <text:p>0</text:p>
          </table:table-cell>
          <table:table-cell table:formula="of:=ROUND((SUM([.$B118:.O118])/COUNT([.$B118:.O118]));0)" office:value-type="float" office:value="0" calcext:value-type="float">
            <text:p>0</text:p>
          </table:table-cell>
          <table:table-cell table:formula="of:=ROUND((SUM([.$B118:.P118])/COUNT([.$B118:.P118]));0)" office:value-type="float" office:value="0" calcext:value-type="float">
            <text:p>0</text:p>
          </table:table-cell>
          <table:table-cell table:formula="of:=ROUND((SUM([.$B118:.Q118])/COUNT([.$B118:.Q11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9:.B119])/COUNT([.$B119:.B119]));0)" office:value-type="float" office:value="0" calcext:value-type="float">
            <text:p>0</text:p>
          </table:table-cell>
          <table:table-cell table:formula="of:=ROUND((SUM([.$B119:.C119])/COUNT([.$B119:.C119]));0)" office:value-type="float" office:value="0" calcext:value-type="float">
            <text:p>0</text:p>
          </table:table-cell>
          <table:table-cell table:formula="of:=ROUND((SUM([.$B119:.D119])/COUNT([.$B119:.D119]));0)" office:value-type="float" office:value="0" calcext:value-type="float">
            <text:p>0</text:p>
          </table:table-cell>
          <table:table-cell table:formula="of:=ROUND((SUM([.$B119:.E119])/COUNT([.$B119:.E119]));0)" office:value-type="float" office:value="0" calcext:value-type="float">
            <text:p>0</text:p>
          </table:table-cell>
          <table:table-cell table:formula="of:=ROUND((SUM([.$B119:.F119])/COUNT([.$B119:.F119]));0)" office:value-type="float" office:value="0" calcext:value-type="float">
            <text:p>0</text:p>
          </table:table-cell>
          <table:table-cell table:formula="of:=ROUND((SUM([.$B119:.G119])/COUNT([.$B119:.G119]));0)" office:value-type="float" office:value="0" calcext:value-type="float">
            <text:p>0</text:p>
          </table:table-cell>
          <table:table-cell table:formula="of:=ROUND((SUM([.$B119:.H119])/COUNT([.$B119:.H119]));0)" office:value-type="float" office:value="0" calcext:value-type="float">
            <text:p>0</text:p>
          </table:table-cell>
          <table:table-cell table:formula="of:=ROUND((SUM([.$B119:.I119])/COUNT([.$B119:.I119]));0)" office:value-type="float" office:value="0" calcext:value-type="float">
            <text:p>0</text:p>
          </table:table-cell>
          <table:table-cell table:formula="of:=ROUND((SUM([.$B119:.J119])/COUNT([.$B119:.J119]));0)" office:value-type="float" office:value="0" calcext:value-type="float">
            <text:p>0</text:p>
          </table:table-cell>
          <table:table-cell table:formula="of:=ROUND((SUM([.$B119:.K119])/COUNT([.$B119:.K119]));0)" office:value-type="float" office:value="0" calcext:value-type="float">
            <text:p>0</text:p>
          </table:table-cell>
          <table:table-cell table:formula="of:=ROUND((SUM([.$B119:.L119])/COUNT([.$B119:.L119]));0)" office:value-type="float" office:value="0" calcext:value-type="float">
            <text:p>0</text:p>
          </table:table-cell>
          <table:table-cell table:formula="of:=ROUND((SUM([.$B119:.M119])/COUNT([.$B119:.M119]));0)" office:value-type="float" office:value="0" calcext:value-type="float">
            <text:p>0</text:p>
          </table:table-cell>
          <table:table-cell table:formula="of:=ROUND((SUM([.$B119:.N119])/COUNT([.$B119:.N119]));0)" office:value-type="float" office:value="0" calcext:value-type="float">
            <text:p>0</text:p>
          </table:table-cell>
          <table:table-cell table:formula="of:=ROUND((SUM([.$B119:.O119])/COUNT([.$B119:.O119]));0)" office:value-type="float" office:value="0" calcext:value-type="float">
            <text:p>0</text:p>
          </table:table-cell>
          <table:table-cell table:formula="of:=ROUND((SUM([.$B119:.P119])/COUNT([.$B119:.P119]));0)" office:value-type="float" office:value="0" calcext:value-type="float">
            <text:p>0</text:p>
          </table:table-cell>
          <table:table-cell table:formula="of:=ROUND((SUM([.$B119:.Q119])/COUNT([.$B119:.Q11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20:.B120])/COUNT([.$B120:.B120]));0)" office:value-type="float" office:value="0" calcext:value-type="float">
            <text:p>0</text:p>
          </table:table-cell>
          <table:table-cell table:formula="of:=ROUND((SUM([.$B120:.C120])/COUNT([.$B120:.C120]));0)" office:value-type="float" office:value="0" calcext:value-type="float">
            <text:p>0</text:p>
          </table:table-cell>
          <table:table-cell table:formula="of:=ROUND((SUM([.$B120:.D120])/COUNT([.$B120:.D120]));0)" office:value-type="float" office:value="0" calcext:value-type="float">
            <text:p>0</text:p>
          </table:table-cell>
          <table:table-cell table:formula="of:=ROUND((SUM([.$B120:.E120])/COUNT([.$B120:.E120]));0)" office:value-type="float" office:value="0" calcext:value-type="float">
            <text:p>0</text:p>
          </table:table-cell>
          <table:table-cell table:formula="of:=ROUND((SUM([.$B120:.F120])/COUNT([.$B120:.F120]));0)" office:value-type="float" office:value="0" calcext:value-type="float">
            <text:p>0</text:p>
          </table:table-cell>
          <table:table-cell table:formula="of:=ROUND((SUM([.$B120:.G120])/COUNT([.$B120:.G120]));0)" office:value-type="float" office:value="0" calcext:value-type="float">
            <text:p>0</text:p>
          </table:table-cell>
          <table:table-cell table:formula="of:=ROUND((SUM([.$B120:.H120])/COUNT([.$B120:.H120]));0)" office:value-type="float" office:value="0" calcext:value-type="float">
            <text:p>0</text:p>
          </table:table-cell>
          <table:table-cell table:formula="of:=ROUND((SUM([.$B120:.I120])/COUNT([.$B120:.I120]));0)" office:value-type="float" office:value="0" calcext:value-type="float">
            <text:p>0</text:p>
          </table:table-cell>
          <table:table-cell table:formula="of:=ROUND((SUM([.$B120:.J120])/COUNT([.$B120:.J120]));0)" office:value-type="float" office:value="0" calcext:value-type="float">
            <text:p>0</text:p>
          </table:table-cell>
          <table:table-cell table:formula="of:=ROUND((SUM([.$B120:.K120])/COUNT([.$B120:.K120]));0)" office:value-type="float" office:value="0" calcext:value-type="float">
            <text:p>0</text:p>
          </table:table-cell>
          <table:table-cell table:formula="of:=ROUND((SUM([.$B120:.L120])/COUNT([.$B120:.L120]));0)" office:value-type="float" office:value="0" calcext:value-type="float">
            <text:p>0</text:p>
          </table:table-cell>
          <table:table-cell table:formula="of:=ROUND((SUM([.$B120:.M120])/COUNT([.$B120:.M120]));0)" office:value-type="float" office:value="0" calcext:value-type="float">
            <text:p>0</text:p>
          </table:table-cell>
          <table:table-cell table:formula="of:=ROUND((SUM([.$B120:.N120])/COUNT([.$B120:.N120]));0)" office:value-type="float" office:value="0" calcext:value-type="float">
            <text:p>0</text:p>
          </table:table-cell>
          <table:table-cell table:formula="of:=ROUND((SUM([.$B120:.O120])/COUNT([.$B120:.O120]));0)" office:value-type="float" office:value="0" calcext:value-type="float">
            <text:p>0</text:p>
          </table:table-cell>
          <table:table-cell table:formula="of:=ROUND((SUM([.$B120:.P120])/COUNT([.$B120:.P120]));0)" office:value-type="float" office:value="0" calcext:value-type="float">
            <text:p>0</text:p>
          </table:table-cell>
          <table:table-cell table:formula="of:=ROUND((SUM([.$B120:.Q120])/COUNT([.$B120:.Q12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21:.B121])/COUNT([.$B121:.B121]));0)" office:value-type="float" office:value="0" calcext:value-type="float">
            <text:p>0</text:p>
          </table:table-cell>
          <table:table-cell table:formula="of:=ROUND((SUM([.$B121:.C121])/COUNT([.$B121:.C121]));0)" office:value-type="float" office:value="0" calcext:value-type="float">
            <text:p>0</text:p>
          </table:table-cell>
          <table:table-cell table:formula="of:=ROUND((SUM([.$B121:.D121])/COUNT([.$B121:.D121]));0)" office:value-type="float" office:value="0" calcext:value-type="float">
            <text:p>0</text:p>
          </table:table-cell>
          <table:table-cell table:formula="of:=ROUND((SUM([.$B121:.E121])/COUNT([.$B121:.E121]));0)" office:value-type="float" office:value="0" calcext:value-type="float">
            <text:p>0</text:p>
          </table:table-cell>
          <table:table-cell table:formula="of:=ROUND((SUM([.$B121:.F121])/COUNT([.$B121:.F121]));0)" office:value-type="float" office:value="0" calcext:value-type="float">
            <text:p>0</text:p>
          </table:table-cell>
          <table:table-cell table:formula="of:=ROUND((SUM([.$B121:.G121])/COUNT([.$B121:.G121]));0)" office:value-type="float" office:value="0" calcext:value-type="float">
            <text:p>0</text:p>
          </table:table-cell>
          <table:table-cell table:formula="of:=ROUND((SUM([.$B121:.H121])/COUNT([.$B121:.H121]));0)" office:value-type="float" office:value="0" calcext:value-type="float">
            <text:p>0</text:p>
          </table:table-cell>
          <table:table-cell table:formula="of:=ROUND((SUM([.$B121:.I121])/COUNT([.$B121:.I121]));0)" office:value-type="float" office:value="0" calcext:value-type="float">
            <text:p>0</text:p>
          </table:table-cell>
          <table:table-cell table:formula="of:=ROUND((SUM([.$B121:.J121])/COUNT([.$B121:.J121]));0)" office:value-type="float" office:value="0" calcext:value-type="float">
            <text:p>0</text:p>
          </table:table-cell>
          <table:table-cell table:formula="of:=ROUND((SUM([.$B121:.K121])/COUNT([.$B121:.K121]));0)" office:value-type="float" office:value="0" calcext:value-type="float">
            <text:p>0</text:p>
          </table:table-cell>
          <table:table-cell table:formula="of:=ROUND((SUM([.$B121:.L121])/COUNT([.$B121:.L121]));0)" office:value-type="float" office:value="0" calcext:value-type="float">
            <text:p>0</text:p>
          </table:table-cell>
          <table:table-cell table:formula="of:=ROUND((SUM([.$B121:.M121])/COUNT([.$B121:.M121]));0)" office:value-type="float" office:value="0" calcext:value-type="float">
            <text:p>0</text:p>
          </table:table-cell>
          <table:table-cell table:formula="of:=ROUND((SUM([.$B121:.N121])/COUNT([.$B121:.N121]));0)" office:value-type="float" office:value="0" calcext:value-type="float">
            <text:p>0</text:p>
          </table:table-cell>
          <table:table-cell table:formula="of:=ROUND((SUM([.$B121:.O121])/COUNT([.$B121:.O121]));0)" office:value-type="float" office:value="0" calcext:value-type="float">
            <text:p>0</text:p>
          </table:table-cell>
          <table:table-cell table:formula="of:=ROUND((SUM([.$B121:.P121])/COUNT([.$B121:.P121]));0)" office:value-type="float" office:value="0" calcext:value-type="float">
            <text:p>0</text:p>
          </table:table-cell>
          <table:table-cell table:formula="of:=ROUND((SUM([.$B121:.Q121])/COUNT([.$B121:.Q12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22:.B122])/COUNT([.$B122:.B122]));0)" office:value-type="float" office:value="0" calcext:value-type="float">
            <text:p>0</text:p>
          </table:table-cell>
          <table:table-cell table:formula="of:=ROUND((SUM([.$B122:.C122])/COUNT([.$B122:.C122]));0)" office:value-type="float" office:value="0" calcext:value-type="float">
            <text:p>0</text:p>
          </table:table-cell>
          <table:table-cell table:formula="of:=ROUND((SUM([.$B122:.D122])/COUNT([.$B122:.D122]));0)" office:value-type="float" office:value="0" calcext:value-type="float">
            <text:p>0</text:p>
          </table:table-cell>
          <table:table-cell table:formula="of:=ROUND((SUM([.$B122:.E122])/COUNT([.$B122:.E122]));0)" office:value-type="float" office:value="0" calcext:value-type="float">
            <text:p>0</text:p>
          </table:table-cell>
          <table:table-cell table:formula="of:=ROUND((SUM([.$B122:.F122])/COUNT([.$B122:.F122]));0)" office:value-type="float" office:value="0" calcext:value-type="float">
            <text:p>0</text:p>
          </table:table-cell>
          <table:table-cell table:formula="of:=ROUND((SUM([.$B122:.G122])/COUNT([.$B122:.G122]));0)" office:value-type="float" office:value="0" calcext:value-type="float">
            <text:p>0</text:p>
          </table:table-cell>
          <table:table-cell table:formula="of:=ROUND((SUM([.$B122:.H122])/COUNT([.$B122:.H122]));0)" office:value-type="float" office:value="0" calcext:value-type="float">
            <text:p>0</text:p>
          </table:table-cell>
          <table:table-cell table:formula="of:=ROUND((SUM([.$B122:.I122])/COUNT([.$B122:.I122]));0)" office:value-type="float" office:value="0" calcext:value-type="float">
            <text:p>0</text:p>
          </table:table-cell>
          <table:table-cell table:formula="of:=ROUND((SUM([.$B122:.J122])/COUNT([.$B122:.J122]));0)" office:value-type="float" office:value="0" calcext:value-type="float">
            <text:p>0</text:p>
          </table:table-cell>
          <table:table-cell table:formula="of:=ROUND((SUM([.$B122:.K122])/COUNT([.$B122:.K122]));0)" office:value-type="float" office:value="0" calcext:value-type="float">
            <text:p>0</text:p>
          </table:table-cell>
          <table:table-cell table:formula="of:=ROUND((SUM([.$B122:.L122])/COUNT([.$B122:.L122]));0)" office:value-type="float" office:value="0" calcext:value-type="float">
            <text:p>0</text:p>
          </table:table-cell>
          <table:table-cell table:formula="of:=ROUND((SUM([.$B122:.M122])/COUNT([.$B122:.M122]));0)" office:value-type="float" office:value="0" calcext:value-type="float">
            <text:p>0</text:p>
          </table:table-cell>
          <table:table-cell table:formula="of:=ROUND((SUM([.$B122:.N122])/COUNT([.$B122:.N122]));0)" office:value-type="float" office:value="0" calcext:value-type="float">
            <text:p>0</text:p>
          </table:table-cell>
          <table:table-cell table:formula="of:=ROUND((SUM([.$B122:.O122])/COUNT([.$B122:.O122]));0)" office:value-type="float" office:value="0" calcext:value-type="float">
            <text:p>0</text:p>
          </table:table-cell>
          <table:table-cell table:formula="of:=ROUND((SUM([.$B122:.P122])/COUNT([.$B122:.P122]));0)" office:value-type="float" office:value="0" calcext:value-type="float">
            <text:p>0</text:p>
          </table:table-cell>
          <table:table-cell table:formula="of:=ROUND((SUM([.$B122:.Q122])/COUNT([.$B122:.Q12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23:.B123])/COUNT([.$B123:.B123]));0)" office:value-type="float" office:value="0" calcext:value-type="float">
            <text:p>0</text:p>
          </table:table-cell>
          <table:table-cell table:formula="of:=ROUND((SUM([.$B123:.C123])/COUNT([.$B123:.C123]));0)" office:value-type="float" office:value="0" calcext:value-type="float">
            <text:p>0</text:p>
          </table:table-cell>
          <table:table-cell table:formula="of:=ROUND((SUM([.$B123:.D123])/COUNT([.$B123:.D123]));0)" office:value-type="float" office:value="0" calcext:value-type="float">
            <text:p>0</text:p>
          </table:table-cell>
          <table:table-cell table:formula="of:=ROUND((SUM([.$B123:.E123])/COUNT([.$B123:.E123]));0)" office:value-type="float" office:value="0" calcext:value-type="float">
            <text:p>0</text:p>
          </table:table-cell>
          <table:table-cell table:formula="of:=ROUND((SUM([.$B123:.F123])/COUNT([.$B123:.F123]));0)" office:value-type="float" office:value="0" calcext:value-type="float">
            <text:p>0</text:p>
          </table:table-cell>
          <table:table-cell table:formula="of:=ROUND((SUM([.$B123:.G123])/COUNT([.$B123:.G123]));0)" office:value-type="float" office:value="0" calcext:value-type="float">
            <text:p>0</text:p>
          </table:table-cell>
          <table:table-cell table:formula="of:=ROUND((SUM([.$B123:.H123])/COUNT([.$B123:.H123]));0)" office:value-type="float" office:value="0" calcext:value-type="float">
            <text:p>0</text:p>
          </table:table-cell>
          <table:table-cell table:formula="of:=ROUND((SUM([.$B123:.I123])/COUNT([.$B123:.I123]));0)" office:value-type="float" office:value="0" calcext:value-type="float">
            <text:p>0</text:p>
          </table:table-cell>
          <table:table-cell table:formula="of:=ROUND((SUM([.$B123:.J123])/COUNT([.$B123:.J123]));0)" office:value-type="float" office:value="0" calcext:value-type="float">
            <text:p>0</text:p>
          </table:table-cell>
          <table:table-cell table:formula="of:=ROUND((SUM([.$B123:.K123])/COUNT([.$B123:.K123]));0)" office:value-type="float" office:value="0" calcext:value-type="float">
            <text:p>0</text:p>
          </table:table-cell>
          <table:table-cell table:formula="of:=ROUND((SUM([.$B123:.L123])/COUNT([.$B123:.L123]));0)" office:value-type="float" office:value="0" calcext:value-type="float">
            <text:p>0</text:p>
          </table:table-cell>
          <table:table-cell table:formula="of:=ROUND((SUM([.$B123:.M123])/COUNT([.$B123:.M123]));0)" office:value-type="float" office:value="0" calcext:value-type="float">
            <text:p>0</text:p>
          </table:table-cell>
          <table:table-cell table:formula="of:=ROUND((SUM([.$B123:.N123])/COUNT([.$B123:.N123]));0)" office:value-type="float" office:value="0" calcext:value-type="float">
            <text:p>0</text:p>
          </table:table-cell>
          <table:table-cell table:formula="of:=ROUND((SUM([.$B123:.O123])/COUNT([.$B123:.O123]));0)" office:value-type="float" office:value="0" calcext:value-type="float">
            <text:p>0</text:p>
          </table:table-cell>
          <table:table-cell table:formula="of:=ROUND((SUM([.$B123:.P123])/COUNT([.$B123:.P123]));0)" office:value-type="float" office:value="0" calcext:value-type="float">
            <text:p>0</text:p>
          </table:table-cell>
          <table:table-cell table:formula="of:=ROUND((SUM([.$B123:.Q123])/COUNT([.$B123:.Q12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(SUM([.$B124:.B124])/COUNT([.$B124:.B124]));0)" office:value-type="float" office:value="0" calcext:value-type="float">
            <text:p>0</text:p>
          </table:table-cell>
          <table:table-cell table:formula="of:=ROUND((SUM([.$B124:.C124])/COUNT([.$B124:.C124]));0)" office:value-type="float" office:value="0" calcext:value-type="float">
            <text:p>0</text:p>
          </table:table-cell>
          <table:table-cell table:formula="of:=ROUND((SUM([.$B124:.D124])/COUNT([.$B124:.D124]));0)" office:value-type="float" office:value="0" calcext:value-type="float">
            <text:p>0</text:p>
          </table:table-cell>
          <table:table-cell table:formula="of:=ROUND((SUM([.$B124:.E124])/COUNT([.$B124:.E124]));0)" office:value-type="float" office:value="0" calcext:value-type="float">
            <text:p>0</text:p>
          </table:table-cell>
          <table:table-cell table:formula="of:=ROUND((SUM([.$B124:.F124])/COUNT([.$B124:.F124]));0)" office:value-type="float" office:value="0" calcext:value-type="float">
            <text:p>0</text:p>
          </table:table-cell>
          <table:table-cell table:formula="of:=ROUND((SUM([.$B124:.G124])/COUNT([.$B124:.G124]));0)" office:value-type="float" office:value="0" calcext:value-type="float">
            <text:p>0</text:p>
          </table:table-cell>
          <table:table-cell table:formula="of:=ROUND((SUM([.$B124:.H124])/COUNT([.$B124:.H124]));0)" office:value-type="float" office:value="0" calcext:value-type="float">
            <text:p>0</text:p>
          </table:table-cell>
          <table:table-cell table:formula="of:=ROUND((SUM([.$B124:.I124])/COUNT([.$B124:.I124]));0)" office:value-type="float" office:value="0" calcext:value-type="float">
            <text:p>0</text:p>
          </table:table-cell>
          <table:table-cell table:formula="of:=ROUND((SUM([.$B124:.J124])/COUNT([.$B124:.J124]));0)" office:value-type="float" office:value="0" calcext:value-type="float">
            <text:p>0</text:p>
          </table:table-cell>
          <table:table-cell table:formula="of:=ROUND((SUM([.$B124:.K124])/COUNT([.$B124:.K124]));0)" office:value-type="float" office:value="0" calcext:value-type="float">
            <text:p>0</text:p>
          </table:table-cell>
          <table:table-cell table:formula="of:=ROUND((SUM([.$B124:.L124])/COUNT([.$B124:.L124]));0)" office:value-type="float" office:value="0" calcext:value-type="float">
            <text:p>0</text:p>
          </table:table-cell>
          <table:table-cell table:formula="of:=ROUND((SUM([.$B124:.M124])/COUNT([.$B124:.M124]));0)" office:value-type="float" office:value="0" calcext:value-type="float">
            <text:p>0</text:p>
          </table:table-cell>
          <table:table-cell table:formula="of:=ROUND((SUM([.$B124:.N124])/COUNT([.$B124:.N124]));0)" office:value-type="float" office:value="0" calcext:value-type="float">
            <text:p>0</text:p>
          </table:table-cell>
          <table:table-cell table:formula="of:=ROUND((SUM([.$B124:.O124])/COUNT([.$B124:.O124]));0)" office:value-type="float" office:value="0" calcext:value-type="float">
            <text:p>0</text:p>
          </table:table-cell>
          <table:table-cell table:formula="of:=ROUND((SUM([.$B124:.P124])/COUNT([.$B124:.P124]));0)" office:value-type="float" office:value="0" calcext:value-type="float">
            <text:p>0</text:p>
          </table:table-cell>
          <table:table-cell table:formula="of:=ROUND((SUM([.$B124:.Q124])/COUNT([.$B124:.Q12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25:.B125])/COUNT([.$B125:.B125]));0)" office:value-type="float" office:value="0" calcext:value-type="float">
            <text:p>0</text:p>
          </table:table-cell>
          <table:table-cell table:formula="of:=ROUND((SUM([.$B125:.C125])/COUNT([.$B125:.C125]));0)" office:value-type="float" office:value="0" calcext:value-type="float">
            <text:p>0</text:p>
          </table:table-cell>
          <table:table-cell table:formula="of:=ROUND((SUM([.$B125:.D125])/COUNT([.$B125:.D125]));0)" office:value-type="float" office:value="0" calcext:value-type="float">
            <text:p>0</text:p>
          </table:table-cell>
          <table:table-cell table:formula="of:=ROUND((SUM([.$B125:.E125])/COUNT([.$B125:.E125]));0)" office:value-type="float" office:value="0" calcext:value-type="float">
            <text:p>0</text:p>
          </table:table-cell>
          <table:table-cell table:formula="of:=ROUND((SUM([.$B125:.F125])/COUNT([.$B125:.F125]));0)" office:value-type="float" office:value="0" calcext:value-type="float">
            <text:p>0</text:p>
          </table:table-cell>
          <table:table-cell table:formula="of:=ROUND((SUM([.$B125:.G125])/COUNT([.$B125:.G125]));0)" office:value-type="float" office:value="0" calcext:value-type="float">
            <text:p>0</text:p>
          </table:table-cell>
          <table:table-cell table:formula="of:=ROUND((SUM([.$B125:.H125])/COUNT([.$B125:.H125]));0)" office:value-type="float" office:value="0" calcext:value-type="float">
            <text:p>0</text:p>
          </table:table-cell>
          <table:table-cell table:formula="of:=ROUND((SUM([.$B125:.I125])/COUNT([.$B125:.I125]));0)" office:value-type="float" office:value="0" calcext:value-type="float">
            <text:p>0</text:p>
          </table:table-cell>
          <table:table-cell table:formula="of:=ROUND((SUM([.$B125:.J125])/COUNT([.$B125:.J125]));0)" office:value-type="float" office:value="0" calcext:value-type="float">
            <text:p>0</text:p>
          </table:table-cell>
          <table:table-cell table:formula="of:=ROUND((SUM([.$B125:.K125])/COUNT([.$B125:.K125]));0)" office:value-type="float" office:value="0" calcext:value-type="float">
            <text:p>0</text:p>
          </table:table-cell>
          <table:table-cell table:formula="of:=ROUND((SUM([.$B125:.L125])/COUNT([.$B125:.L125]));0)" office:value-type="float" office:value="0" calcext:value-type="float">
            <text:p>0</text:p>
          </table:table-cell>
          <table:table-cell table:formula="of:=ROUND((SUM([.$B125:.M125])/COUNT([.$B125:.M125]));0)" office:value-type="float" office:value="0" calcext:value-type="float">
            <text:p>0</text:p>
          </table:table-cell>
          <table:table-cell table:formula="of:=ROUND((SUM([.$B125:.N125])/COUNT([.$B125:.N125]));0)" office:value-type="float" office:value="0" calcext:value-type="float">
            <text:p>0</text:p>
          </table:table-cell>
          <table:table-cell table:formula="of:=ROUND((SUM([.$B125:.O125])/COUNT([.$B125:.O125]));0)" office:value-type="float" office:value="0" calcext:value-type="float">
            <text:p>0</text:p>
          </table:table-cell>
          <table:table-cell table:formula="of:=ROUND((SUM([.$B125:.P125])/COUNT([.$B125:.P125]));0)" office:value-type="float" office:value="0" calcext:value-type="float">
            <text:p>0</text:p>
          </table:table-cell>
          <table:table-cell table:formula="of:=ROUND((SUM([.$B125:.Q125])/COUNT([.$B125:.Q12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26:.B126])/COUNT([.$B126:.B126]));0)" office:value-type="float" office:value="0" calcext:value-type="float">
            <text:p>0</text:p>
          </table:table-cell>
          <table:table-cell table:formula="of:=ROUND((SUM([.$B126:.C126])/COUNT([.$B126:.C126]));0)" office:value-type="float" office:value="0" calcext:value-type="float">
            <text:p>0</text:p>
          </table:table-cell>
          <table:table-cell table:formula="of:=ROUND((SUM([.$B126:.D126])/COUNT([.$B126:.D126]));0)" office:value-type="float" office:value="0" calcext:value-type="float">
            <text:p>0</text:p>
          </table:table-cell>
          <table:table-cell table:formula="of:=ROUND((SUM([.$B126:.E126])/COUNT([.$B126:.E126]));0)" office:value-type="float" office:value="0" calcext:value-type="float">
            <text:p>0</text:p>
          </table:table-cell>
          <table:table-cell table:formula="of:=ROUND((SUM([.$B126:.F126])/COUNT([.$B126:.F126]));0)" office:value-type="float" office:value="0" calcext:value-type="float">
            <text:p>0</text:p>
          </table:table-cell>
          <table:table-cell table:formula="of:=ROUND((SUM([.$B126:.G126])/COUNT([.$B126:.G126]));0)" office:value-type="float" office:value="0" calcext:value-type="float">
            <text:p>0</text:p>
          </table:table-cell>
          <table:table-cell table:formula="of:=ROUND((SUM([.$B126:.H126])/COUNT([.$B126:.H126]));0)" office:value-type="float" office:value="0" calcext:value-type="float">
            <text:p>0</text:p>
          </table:table-cell>
          <table:table-cell table:formula="of:=ROUND((SUM([.$B126:.I126])/COUNT([.$B126:.I126]));0)" office:value-type="float" office:value="0" calcext:value-type="float">
            <text:p>0</text:p>
          </table:table-cell>
          <table:table-cell table:formula="of:=ROUND((SUM([.$B126:.J126])/COUNT([.$B126:.J126]));0)" office:value-type="float" office:value="0" calcext:value-type="float">
            <text:p>0</text:p>
          </table:table-cell>
          <table:table-cell table:formula="of:=ROUND((SUM([.$B126:.K126])/COUNT([.$B126:.K126]));0)" office:value-type="float" office:value="0" calcext:value-type="float">
            <text:p>0</text:p>
          </table:table-cell>
          <table:table-cell table:formula="of:=ROUND((SUM([.$B126:.L126])/COUNT([.$B126:.L126]));0)" office:value-type="float" office:value="0" calcext:value-type="float">
            <text:p>0</text:p>
          </table:table-cell>
          <table:table-cell table:formula="of:=ROUND((SUM([.$B126:.M126])/COUNT([.$B126:.M126]));0)" office:value-type="float" office:value="0" calcext:value-type="float">
            <text:p>0</text:p>
          </table:table-cell>
          <table:table-cell table:formula="of:=ROUND((SUM([.$B126:.N126])/COUNT([.$B126:.N126]));0)" office:value-type="float" office:value="0" calcext:value-type="float">
            <text:p>0</text:p>
          </table:table-cell>
          <table:table-cell table:formula="of:=ROUND((SUM([.$B126:.O126])/COUNT([.$B126:.O126]));0)" office:value-type="float" office:value="0" calcext:value-type="float">
            <text:p>0</text:p>
          </table:table-cell>
          <table:table-cell table:formula="of:=ROUND((SUM([.$B126:.P126])/COUNT([.$B126:.P126]));0)" office:value-type="float" office:value="0" calcext:value-type="float">
            <text:p>0</text:p>
          </table:table-cell>
          <table:table-cell table:formula="of:=ROUND((SUM([.$B126:.Q126])/COUNT([.$B126:.Q12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27:.B127])/COUNT([.$B127:.B127]));0)" office:value-type="float" office:value="0" calcext:value-type="float">
            <text:p>0</text:p>
          </table:table-cell>
          <table:table-cell table:formula="of:=ROUND((SUM([.$B127:.C127])/COUNT([.$B127:.C127]));0)" office:value-type="float" office:value="0" calcext:value-type="float">
            <text:p>0</text:p>
          </table:table-cell>
          <table:table-cell table:formula="of:=ROUND((SUM([.$B127:.D127])/COUNT([.$B127:.D127]));0)" office:value-type="float" office:value="0" calcext:value-type="float">
            <text:p>0</text:p>
          </table:table-cell>
          <table:table-cell table:formula="of:=ROUND((SUM([.$B127:.E127])/COUNT([.$B127:.E127]));0)" office:value-type="float" office:value="0" calcext:value-type="float">
            <text:p>0</text:p>
          </table:table-cell>
          <table:table-cell table:formula="of:=ROUND((SUM([.$B127:.F127])/COUNT([.$B127:.F127]));0)" office:value-type="float" office:value="0" calcext:value-type="float">
            <text:p>0</text:p>
          </table:table-cell>
          <table:table-cell table:formula="of:=ROUND((SUM([.$B127:.G127])/COUNT([.$B127:.G127]));0)" office:value-type="float" office:value="0" calcext:value-type="float">
            <text:p>0</text:p>
          </table:table-cell>
          <table:table-cell table:formula="of:=ROUND((SUM([.$B127:.H127])/COUNT([.$B127:.H127]));0)" office:value-type="float" office:value="0" calcext:value-type="float">
            <text:p>0</text:p>
          </table:table-cell>
          <table:table-cell table:formula="of:=ROUND((SUM([.$B127:.I127])/COUNT([.$B127:.I127]));0)" office:value-type="float" office:value="0" calcext:value-type="float">
            <text:p>0</text:p>
          </table:table-cell>
          <table:table-cell table:formula="of:=ROUND((SUM([.$B127:.J127])/COUNT([.$B127:.J127]));0)" office:value-type="float" office:value="0" calcext:value-type="float">
            <text:p>0</text:p>
          </table:table-cell>
          <table:table-cell table:formula="of:=ROUND((SUM([.$B127:.K127])/COUNT([.$B127:.K127]));0)" office:value-type="float" office:value="0" calcext:value-type="float">
            <text:p>0</text:p>
          </table:table-cell>
          <table:table-cell table:formula="of:=ROUND((SUM([.$B127:.L127])/COUNT([.$B127:.L127]));0)" office:value-type="float" office:value="0" calcext:value-type="float">
            <text:p>0</text:p>
          </table:table-cell>
          <table:table-cell table:formula="of:=ROUND((SUM([.$B127:.M127])/COUNT([.$B127:.M127]));0)" office:value-type="float" office:value="0" calcext:value-type="float">
            <text:p>0</text:p>
          </table:table-cell>
          <table:table-cell table:formula="of:=ROUND((SUM([.$B127:.N127])/COUNT([.$B127:.N127]));0)" office:value-type="float" office:value="0" calcext:value-type="float">
            <text:p>0</text:p>
          </table:table-cell>
          <table:table-cell table:formula="of:=ROUND((SUM([.$B127:.O127])/COUNT([.$B127:.O127]));0)" office:value-type="float" office:value="0" calcext:value-type="float">
            <text:p>0</text:p>
          </table:table-cell>
          <table:table-cell table:formula="of:=ROUND((SUM([.$B127:.P127])/COUNT([.$B127:.P127]));0)" office:value-type="float" office:value="0" calcext:value-type="float">
            <text:p>0</text:p>
          </table:table-cell>
          <table:table-cell table:formula="of:=ROUND((SUM([.$B127:.Q127])/COUNT([.$B127:.Q12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28:.B128])/COUNT([.$B128:.B128]));0)" office:value-type="float" office:value="0" calcext:value-type="float">
            <text:p>0</text:p>
          </table:table-cell>
          <table:table-cell table:formula="of:=ROUND((SUM([.$B128:.C128])/COUNT([.$B128:.C128]));0)" office:value-type="float" office:value="0" calcext:value-type="float">
            <text:p>0</text:p>
          </table:table-cell>
          <table:table-cell table:formula="of:=ROUND((SUM([.$B128:.D128])/COUNT([.$B128:.D128]));0)" office:value-type="float" office:value="0" calcext:value-type="float">
            <text:p>0</text:p>
          </table:table-cell>
          <table:table-cell table:formula="of:=ROUND((SUM([.$B128:.E128])/COUNT([.$B128:.E128]));0)" office:value-type="float" office:value="0" calcext:value-type="float">
            <text:p>0</text:p>
          </table:table-cell>
          <table:table-cell table:formula="of:=ROUND((SUM([.$B128:.F128])/COUNT([.$B128:.F128]));0)" office:value-type="float" office:value="0" calcext:value-type="float">
            <text:p>0</text:p>
          </table:table-cell>
          <table:table-cell table:formula="of:=ROUND((SUM([.$B128:.G128])/COUNT([.$B128:.G128]));0)" office:value-type="float" office:value="0" calcext:value-type="float">
            <text:p>0</text:p>
          </table:table-cell>
          <table:table-cell table:formula="of:=ROUND((SUM([.$B128:.H128])/COUNT([.$B128:.H128]));0)" office:value-type="float" office:value="0" calcext:value-type="float">
            <text:p>0</text:p>
          </table:table-cell>
          <table:table-cell table:formula="of:=ROUND((SUM([.$B128:.I128])/COUNT([.$B128:.I128]));0)" office:value-type="float" office:value="0" calcext:value-type="float">
            <text:p>0</text:p>
          </table:table-cell>
          <table:table-cell table:formula="of:=ROUND((SUM([.$B128:.J128])/COUNT([.$B128:.J128]));0)" office:value-type="float" office:value="0" calcext:value-type="float">
            <text:p>0</text:p>
          </table:table-cell>
          <table:table-cell table:formula="of:=ROUND((SUM([.$B128:.K128])/COUNT([.$B128:.K128]));0)" office:value-type="float" office:value="0" calcext:value-type="float">
            <text:p>0</text:p>
          </table:table-cell>
          <table:table-cell table:formula="of:=ROUND((SUM([.$B128:.L128])/COUNT([.$B128:.L128]));0)" office:value-type="float" office:value="0" calcext:value-type="float">
            <text:p>0</text:p>
          </table:table-cell>
          <table:table-cell table:formula="of:=ROUND((SUM([.$B128:.M128])/COUNT([.$B128:.M128]));0)" office:value-type="float" office:value="0" calcext:value-type="float">
            <text:p>0</text:p>
          </table:table-cell>
          <table:table-cell table:formula="of:=ROUND((SUM([.$B128:.N128])/COUNT([.$B128:.N128]));0)" office:value-type="float" office:value="0" calcext:value-type="float">
            <text:p>0</text:p>
          </table:table-cell>
          <table:table-cell table:formula="of:=ROUND((SUM([.$B128:.O128])/COUNT([.$B128:.O128]));0)" office:value-type="float" office:value="0" calcext:value-type="float">
            <text:p>0</text:p>
          </table:table-cell>
          <table:table-cell table:formula="of:=ROUND((SUM([.$B128:.P128])/COUNT([.$B128:.P128]));0)" office:value-type="float" office:value="0" calcext:value-type="float">
            <text:p>0</text:p>
          </table:table-cell>
          <table:table-cell table:formula="of:=ROUND((SUM([.$B128:.Q128])/COUNT([.$B128:.Q12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(SUM([.$B129:.B129])/COUNT([.$B129:.B129]));0)" office:value-type="float" office:value="0" calcext:value-type="float">
            <text:p>0</text:p>
          </table:table-cell>
          <table:table-cell table:formula="of:=ROUND((SUM([.$B129:.C129])/COUNT([.$B129:.C129]));0)" office:value-type="float" office:value="0" calcext:value-type="float">
            <text:p>0</text:p>
          </table:table-cell>
          <table:table-cell table:formula="of:=ROUND((SUM([.$B129:.D129])/COUNT([.$B129:.D129]));0)" office:value-type="float" office:value="0" calcext:value-type="float">
            <text:p>0</text:p>
          </table:table-cell>
          <table:table-cell table:formula="of:=ROUND((SUM([.$B129:.E129])/COUNT([.$B129:.E129]));0)" office:value-type="float" office:value="0" calcext:value-type="float">
            <text:p>0</text:p>
          </table:table-cell>
          <table:table-cell table:formula="of:=ROUND((SUM([.$B129:.F129])/COUNT([.$B129:.F129]));0)" office:value-type="float" office:value="0" calcext:value-type="float">
            <text:p>0</text:p>
          </table:table-cell>
          <table:table-cell table:formula="of:=ROUND((SUM([.$B129:.G129])/COUNT([.$B129:.G129]));0)" office:value-type="float" office:value="0" calcext:value-type="float">
            <text:p>0</text:p>
          </table:table-cell>
          <table:table-cell table:formula="of:=ROUND((SUM([.$B129:.H129])/COUNT([.$B129:.H129]));0)" office:value-type="float" office:value="0" calcext:value-type="float">
            <text:p>0</text:p>
          </table:table-cell>
          <table:table-cell table:formula="of:=ROUND((SUM([.$B129:.I129])/COUNT([.$B129:.I129]));0)" office:value-type="float" office:value="0" calcext:value-type="float">
            <text:p>0</text:p>
          </table:table-cell>
          <table:table-cell table:formula="of:=ROUND((SUM([.$B129:.J129])/COUNT([.$B129:.J129]));0)" office:value-type="float" office:value="0" calcext:value-type="float">
            <text:p>0</text:p>
          </table:table-cell>
          <table:table-cell table:formula="of:=ROUND((SUM([.$B129:.K129])/COUNT([.$B129:.K129]));0)" office:value-type="float" office:value="0" calcext:value-type="float">
            <text:p>0</text:p>
          </table:table-cell>
          <table:table-cell table:formula="of:=ROUND((SUM([.$B129:.L129])/COUNT([.$B129:.L129]));0)" office:value-type="float" office:value="0" calcext:value-type="float">
            <text:p>0</text:p>
          </table:table-cell>
          <table:table-cell table:formula="of:=ROUND((SUM([.$B129:.M129])/COUNT([.$B129:.M129]));0)" office:value-type="float" office:value="0" calcext:value-type="float">
            <text:p>0</text:p>
          </table:table-cell>
          <table:table-cell table:formula="of:=ROUND((SUM([.$B129:.N129])/COUNT([.$B129:.N129]));0)" office:value-type="float" office:value="0" calcext:value-type="float">
            <text:p>0</text:p>
          </table:table-cell>
          <table:table-cell table:formula="of:=ROUND((SUM([.$B129:.O129])/COUNT([.$B129:.O129]));0)" office:value-type="float" office:value="0" calcext:value-type="float">
            <text:p>0</text:p>
          </table:table-cell>
          <table:table-cell table:formula="of:=ROUND((SUM([.$B129:.P129])/COUNT([.$B129:.P129]));0)" office:value-type="float" office:value="0" calcext:value-type="float">
            <text:p>0</text:p>
          </table:table-cell>
          <table:table-cell table:formula="of:=ROUND((SUM([.$B129:.Q129])/COUNT([.$B129:.Q12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30:.B130])/COUNT([.$B130:.B130]));0)" office:value-type="float" office:value="1" calcext:value-type="float">
            <text:p>1</text:p>
          </table:table-cell>
          <table:table-cell table:formula="of:=ROUND((SUM([.$B130:.C130])/COUNT([.$B130:.C130]));0)" office:value-type="float" office:value="1" calcext:value-type="float">
            <text:p>1</text:p>
          </table:table-cell>
          <table:table-cell table:formula="of:=ROUND((SUM([.$B130:.D130])/COUNT([.$B130:.D130]));0)" office:value-type="float" office:value="1" calcext:value-type="float">
            <text:p>1</text:p>
          </table:table-cell>
          <table:table-cell table:formula="of:=ROUND((SUM([.$B130:.E130])/COUNT([.$B130:.E130]));0)" office:value-type="float" office:value="1" calcext:value-type="float">
            <text:p>1</text:p>
          </table:table-cell>
          <table:table-cell table:formula="of:=ROUND((SUM([.$B130:.F130])/COUNT([.$B130:.F130]));0)" office:value-type="float" office:value="0" calcext:value-type="float">
            <text:p>0</text:p>
          </table:table-cell>
          <table:table-cell table:formula="of:=ROUND((SUM([.$B130:.G130])/COUNT([.$B130:.G130]));0)" office:value-type="float" office:value="0" calcext:value-type="float">
            <text:p>0</text:p>
          </table:table-cell>
          <table:table-cell table:formula="of:=ROUND((SUM([.$B130:.H130])/COUNT([.$B130:.H130]));0)" office:value-type="float" office:value="0" calcext:value-type="float">
            <text:p>0</text:p>
          </table:table-cell>
          <table:table-cell table:formula="of:=ROUND((SUM([.$B130:.I130])/COUNT([.$B130:.I130]));0)" office:value-type="float" office:value="0" calcext:value-type="float">
            <text:p>0</text:p>
          </table:table-cell>
          <table:table-cell table:formula="of:=ROUND((SUM([.$B130:.J130])/COUNT([.$B130:.J130]));0)" office:value-type="float" office:value="0" calcext:value-type="float">
            <text:p>0</text:p>
          </table:table-cell>
          <table:table-cell table:formula="of:=ROUND((SUM([.$B130:.K130])/COUNT([.$B130:.K130]));0)" office:value-type="float" office:value="0" calcext:value-type="float">
            <text:p>0</text:p>
          </table:table-cell>
          <table:table-cell table:formula="of:=ROUND((SUM([.$B130:.L130])/COUNT([.$B130:.L130]));0)" office:value-type="float" office:value="0" calcext:value-type="float">
            <text:p>0</text:p>
          </table:table-cell>
          <table:table-cell table:formula="of:=ROUND((SUM([.$B130:.M130])/COUNT([.$B130:.M130]));0)" office:value-type="float" office:value="0" calcext:value-type="float">
            <text:p>0</text:p>
          </table:table-cell>
          <table:table-cell table:formula="of:=ROUND((SUM([.$B130:.N130])/COUNT([.$B130:.N130]));0)" office:value-type="float" office:value="0" calcext:value-type="float">
            <text:p>0</text:p>
          </table:table-cell>
          <table:table-cell table:formula="of:=ROUND((SUM([.$B130:.O130])/COUNT([.$B130:.O130]));0)" office:value-type="float" office:value="0" calcext:value-type="float">
            <text:p>0</text:p>
          </table:table-cell>
          <table:table-cell table:formula="of:=ROUND((SUM([.$B130:.P130])/COUNT([.$B130:.P130]));0)" office:value-type="float" office:value="0" calcext:value-type="float">
            <text:p>0</text:p>
          </table:table-cell>
          <table:table-cell table:formula="of:=ROUND((SUM([.$B130:.Q130])/COUNT([.$B130:.Q13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31:.B131])/COUNT([.$B131:.B131]));0)" office:value-type="float" office:value="0" calcext:value-type="float">
            <text:p>0</text:p>
          </table:table-cell>
          <table:table-cell table:formula="of:=ROUND((SUM([.$B131:.C131])/COUNT([.$B131:.C131]));0)" office:value-type="float" office:value="0" calcext:value-type="float">
            <text:p>0</text:p>
          </table:table-cell>
          <table:table-cell table:formula="of:=ROUND((SUM([.$B131:.D131])/COUNT([.$B131:.D131]));0)" office:value-type="float" office:value="0" calcext:value-type="float">
            <text:p>0</text:p>
          </table:table-cell>
          <table:table-cell table:formula="of:=ROUND((SUM([.$B131:.E131])/COUNT([.$B131:.E131]));0)" office:value-type="float" office:value="0" calcext:value-type="float">
            <text:p>0</text:p>
          </table:table-cell>
          <table:table-cell table:formula="of:=ROUND((SUM([.$B131:.F131])/COUNT([.$B131:.F131]));0)" office:value-type="float" office:value="0" calcext:value-type="float">
            <text:p>0</text:p>
          </table:table-cell>
          <table:table-cell table:formula="of:=ROUND((SUM([.$B131:.G131])/COUNT([.$B131:.G131]));0)" office:value-type="float" office:value="0" calcext:value-type="float">
            <text:p>0</text:p>
          </table:table-cell>
          <table:table-cell table:formula="of:=ROUND((SUM([.$B131:.H131])/COUNT([.$B131:.H131]));0)" office:value-type="float" office:value="0" calcext:value-type="float">
            <text:p>0</text:p>
          </table:table-cell>
          <table:table-cell table:formula="of:=ROUND((SUM([.$B131:.I131])/COUNT([.$B131:.I131]));0)" office:value-type="float" office:value="0" calcext:value-type="float">
            <text:p>0</text:p>
          </table:table-cell>
          <table:table-cell table:formula="of:=ROUND((SUM([.$B131:.J131])/COUNT([.$B131:.J131]));0)" office:value-type="float" office:value="0" calcext:value-type="float">
            <text:p>0</text:p>
          </table:table-cell>
          <table:table-cell table:formula="of:=ROUND((SUM([.$B131:.K131])/COUNT([.$B131:.K131]));0)" office:value-type="float" office:value="0" calcext:value-type="float">
            <text:p>0</text:p>
          </table:table-cell>
          <table:table-cell table:formula="of:=ROUND((SUM([.$B131:.L131])/COUNT([.$B131:.L131]));0)" office:value-type="float" office:value="0" calcext:value-type="float">
            <text:p>0</text:p>
          </table:table-cell>
          <table:table-cell table:formula="of:=ROUND((SUM([.$B131:.M131])/COUNT([.$B131:.M131]));0)" office:value-type="float" office:value="0" calcext:value-type="float">
            <text:p>0</text:p>
          </table:table-cell>
          <table:table-cell table:formula="of:=ROUND((SUM([.$B131:.N131])/COUNT([.$B131:.N131]));0)" office:value-type="float" office:value="0" calcext:value-type="float">
            <text:p>0</text:p>
          </table:table-cell>
          <table:table-cell table:formula="of:=ROUND((SUM([.$B131:.O131])/COUNT([.$B131:.O131]));0)" office:value-type="float" office:value="0" calcext:value-type="float">
            <text:p>0</text:p>
          </table:table-cell>
          <table:table-cell table:formula="of:=ROUND((SUM([.$B131:.P131])/COUNT([.$B131:.P131]));0)" office:value-type="float" office:value="0" calcext:value-type="float">
            <text:p>0</text:p>
          </table:table-cell>
          <table:table-cell table:formula="of:=ROUND((SUM([.$B131:.Q131])/COUNT([.$B131:.Q13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32:.B132])/COUNT([.$B132:.B132]));0)" office:value-type="float" office:value="0" calcext:value-type="float">
            <text:p>0</text:p>
          </table:table-cell>
          <table:table-cell table:formula="of:=ROUND((SUM([.$B132:.C132])/COUNT([.$B132:.C132]));0)" office:value-type="float" office:value="0" calcext:value-type="float">
            <text:p>0</text:p>
          </table:table-cell>
          <table:table-cell table:formula="of:=ROUND((SUM([.$B132:.D132])/COUNT([.$B132:.D132]));0)" office:value-type="float" office:value="0" calcext:value-type="float">
            <text:p>0</text:p>
          </table:table-cell>
          <table:table-cell table:formula="of:=ROUND((SUM([.$B132:.E132])/COUNT([.$B132:.E132]));0)" office:value-type="float" office:value="0" calcext:value-type="float">
            <text:p>0</text:p>
          </table:table-cell>
          <table:table-cell table:formula="of:=ROUND((SUM([.$B132:.F132])/COUNT([.$B132:.F132]));0)" office:value-type="float" office:value="0" calcext:value-type="float">
            <text:p>0</text:p>
          </table:table-cell>
          <table:table-cell table:formula="of:=ROUND((SUM([.$B132:.G132])/COUNT([.$B132:.G132]));0)" office:value-type="float" office:value="0" calcext:value-type="float">
            <text:p>0</text:p>
          </table:table-cell>
          <table:table-cell table:formula="of:=ROUND((SUM([.$B132:.H132])/COUNT([.$B132:.H132]));0)" office:value-type="float" office:value="0" calcext:value-type="float">
            <text:p>0</text:p>
          </table:table-cell>
          <table:table-cell table:formula="of:=ROUND((SUM([.$B132:.I132])/COUNT([.$B132:.I132]));0)" office:value-type="float" office:value="0" calcext:value-type="float">
            <text:p>0</text:p>
          </table:table-cell>
          <table:table-cell table:formula="of:=ROUND((SUM([.$B132:.J132])/COUNT([.$B132:.J132]));0)" office:value-type="float" office:value="0" calcext:value-type="float">
            <text:p>0</text:p>
          </table:table-cell>
          <table:table-cell table:formula="of:=ROUND((SUM([.$B132:.K132])/COUNT([.$B132:.K132]));0)" office:value-type="float" office:value="0" calcext:value-type="float">
            <text:p>0</text:p>
          </table:table-cell>
          <table:table-cell table:formula="of:=ROUND((SUM([.$B132:.L132])/COUNT([.$B132:.L132]));0)" office:value-type="float" office:value="0" calcext:value-type="float">
            <text:p>0</text:p>
          </table:table-cell>
          <table:table-cell table:formula="of:=ROUND((SUM([.$B132:.M132])/COUNT([.$B132:.M132]));0)" office:value-type="float" office:value="0" calcext:value-type="float">
            <text:p>0</text:p>
          </table:table-cell>
          <table:table-cell table:formula="of:=ROUND((SUM([.$B132:.N132])/COUNT([.$B132:.N132]));0)" office:value-type="float" office:value="0" calcext:value-type="float">
            <text:p>0</text:p>
          </table:table-cell>
          <table:table-cell table:formula="of:=ROUND((SUM([.$B132:.O132])/COUNT([.$B132:.O132]));0)" office:value-type="float" office:value="0" calcext:value-type="float">
            <text:p>0</text:p>
          </table:table-cell>
          <table:table-cell table:formula="of:=ROUND((SUM([.$B132:.P132])/COUNT([.$B132:.P132]));0)" office:value-type="float" office:value="0" calcext:value-type="float">
            <text:p>0</text:p>
          </table:table-cell>
          <table:table-cell table:formula="of:=ROUND((SUM([.$B132:.Q132])/COUNT([.$B132:.Q13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33:.B133])/COUNT([.$B133:.B133]));0)" office:value-type="float" office:value="0" calcext:value-type="float">
            <text:p>0</text:p>
          </table:table-cell>
          <table:table-cell table:formula="of:=ROUND((SUM([.$B133:.C133])/COUNT([.$B133:.C133]));0)" office:value-type="float" office:value="0" calcext:value-type="float">
            <text:p>0</text:p>
          </table:table-cell>
          <table:table-cell table:formula="of:=ROUND((SUM([.$B133:.D133])/COUNT([.$B133:.D133]));0)" office:value-type="float" office:value="0" calcext:value-type="float">
            <text:p>0</text:p>
          </table:table-cell>
          <table:table-cell table:formula="of:=ROUND((SUM([.$B133:.E133])/COUNT([.$B133:.E133]));0)" office:value-type="float" office:value="0" calcext:value-type="float">
            <text:p>0</text:p>
          </table:table-cell>
          <table:table-cell table:formula="of:=ROUND((SUM([.$B133:.F133])/COUNT([.$B133:.F133]));0)" office:value-type="float" office:value="0" calcext:value-type="float">
            <text:p>0</text:p>
          </table:table-cell>
          <table:table-cell table:formula="of:=ROUND((SUM([.$B133:.G133])/COUNT([.$B133:.G133]));0)" office:value-type="float" office:value="0" calcext:value-type="float">
            <text:p>0</text:p>
          </table:table-cell>
          <table:table-cell table:formula="of:=ROUND((SUM([.$B133:.H133])/COUNT([.$B133:.H133]));0)" office:value-type="float" office:value="0" calcext:value-type="float">
            <text:p>0</text:p>
          </table:table-cell>
          <table:table-cell table:formula="of:=ROUND((SUM([.$B133:.I133])/COUNT([.$B133:.I133]));0)" office:value-type="float" office:value="0" calcext:value-type="float">
            <text:p>0</text:p>
          </table:table-cell>
          <table:table-cell table:formula="of:=ROUND((SUM([.$B133:.J133])/COUNT([.$B133:.J133]));0)" office:value-type="float" office:value="0" calcext:value-type="float">
            <text:p>0</text:p>
          </table:table-cell>
          <table:table-cell table:formula="of:=ROUND((SUM([.$B133:.K133])/COUNT([.$B133:.K133]));0)" office:value-type="float" office:value="0" calcext:value-type="float">
            <text:p>0</text:p>
          </table:table-cell>
          <table:table-cell table:formula="of:=ROUND((SUM([.$B133:.L133])/COUNT([.$B133:.L133]));0)" office:value-type="float" office:value="0" calcext:value-type="float">
            <text:p>0</text:p>
          </table:table-cell>
          <table:table-cell table:formula="of:=ROUND((SUM([.$B133:.M133])/COUNT([.$B133:.M133]));0)" office:value-type="float" office:value="0" calcext:value-type="float">
            <text:p>0</text:p>
          </table:table-cell>
          <table:table-cell table:formula="of:=ROUND((SUM([.$B133:.N133])/COUNT([.$B133:.N133]));0)" office:value-type="float" office:value="0" calcext:value-type="float">
            <text:p>0</text:p>
          </table:table-cell>
          <table:table-cell table:formula="of:=ROUND((SUM([.$B133:.O133])/COUNT([.$B133:.O133]));0)" office:value-type="float" office:value="0" calcext:value-type="float">
            <text:p>0</text:p>
          </table:table-cell>
          <table:table-cell table:formula="of:=ROUND((SUM([.$B133:.P133])/COUNT([.$B133:.P133]));0)" office:value-type="float" office:value="0" calcext:value-type="float">
            <text:p>0</text:p>
          </table:table-cell>
          <table:table-cell table:formula="of:=ROUND((SUM([.$B133:.Q133])/COUNT([.$B133:.Q13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34:.B134])/COUNT([.$B134:.B134]));0)" office:value-type="float" office:value="0" calcext:value-type="float">
            <text:p>0</text:p>
          </table:table-cell>
          <table:table-cell table:formula="of:=ROUND((SUM([.$B134:.C134])/COUNT([.$B134:.C134]));0)" office:value-type="float" office:value="0" calcext:value-type="float">
            <text:p>0</text:p>
          </table:table-cell>
          <table:table-cell table:formula="of:=ROUND((SUM([.$B134:.D134])/COUNT([.$B134:.D134]));0)" office:value-type="float" office:value="0" calcext:value-type="float">
            <text:p>0</text:p>
          </table:table-cell>
          <table:table-cell table:formula="of:=ROUND((SUM([.$B134:.E134])/COUNT([.$B134:.E134]));0)" office:value-type="float" office:value="0" calcext:value-type="float">
            <text:p>0</text:p>
          </table:table-cell>
          <table:table-cell table:formula="of:=ROUND((SUM([.$B134:.F134])/COUNT([.$B134:.F134]));0)" office:value-type="float" office:value="0" calcext:value-type="float">
            <text:p>0</text:p>
          </table:table-cell>
          <table:table-cell table:formula="of:=ROUND((SUM([.$B134:.G134])/COUNT([.$B134:.G134]));0)" office:value-type="float" office:value="0" calcext:value-type="float">
            <text:p>0</text:p>
          </table:table-cell>
          <table:table-cell table:formula="of:=ROUND((SUM([.$B134:.H134])/COUNT([.$B134:.H134]));0)" office:value-type="float" office:value="0" calcext:value-type="float">
            <text:p>0</text:p>
          </table:table-cell>
          <table:table-cell table:formula="of:=ROUND((SUM([.$B134:.I134])/COUNT([.$B134:.I134]));0)" office:value-type="float" office:value="0" calcext:value-type="float">
            <text:p>0</text:p>
          </table:table-cell>
          <table:table-cell table:formula="of:=ROUND((SUM([.$B134:.J134])/COUNT([.$B134:.J134]));0)" office:value-type="float" office:value="0" calcext:value-type="float">
            <text:p>0</text:p>
          </table:table-cell>
          <table:table-cell table:formula="of:=ROUND((SUM([.$B134:.K134])/COUNT([.$B134:.K134]));0)" office:value-type="float" office:value="0" calcext:value-type="float">
            <text:p>0</text:p>
          </table:table-cell>
          <table:table-cell table:formula="of:=ROUND((SUM([.$B134:.L134])/COUNT([.$B134:.L134]));0)" office:value-type="float" office:value="0" calcext:value-type="float">
            <text:p>0</text:p>
          </table:table-cell>
          <table:table-cell table:formula="of:=ROUND((SUM([.$B134:.M134])/COUNT([.$B134:.M134]));0)" office:value-type="float" office:value="0" calcext:value-type="float">
            <text:p>0</text:p>
          </table:table-cell>
          <table:table-cell table:formula="of:=ROUND((SUM([.$B134:.N134])/COUNT([.$B134:.N134]));0)" office:value-type="float" office:value="0" calcext:value-type="float">
            <text:p>0</text:p>
          </table:table-cell>
          <table:table-cell table:formula="of:=ROUND((SUM([.$B134:.O134])/COUNT([.$B134:.O134]));0)" office:value-type="float" office:value="0" calcext:value-type="float">
            <text:p>0</text:p>
          </table:table-cell>
          <table:table-cell table:formula="of:=ROUND((SUM([.$B134:.P134])/COUNT([.$B134:.P134]));0)" office:value-type="float" office:value="0" calcext:value-type="float">
            <text:p>0</text:p>
          </table:table-cell>
          <table:table-cell table:formula="of:=ROUND((SUM([.$B134:.Q134])/COUNT([.$B134:.Q13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35:.B135])/COUNT([.$B135:.B135]));0)" office:value-type="float" office:value="1" calcext:value-type="float">
            <text:p>1</text:p>
          </table:table-cell>
          <table:table-cell table:formula="of:=ROUND((SUM([.$B135:.C135])/COUNT([.$B135:.C135]));0)" office:value-type="float" office:value="1" calcext:value-type="float">
            <text:p>1</text:p>
          </table:table-cell>
          <table:table-cell table:formula="of:=ROUND((SUM([.$B135:.D135])/COUNT([.$B135:.D135]));0)" office:value-type="float" office:value="1" calcext:value-type="float">
            <text:p>1</text:p>
          </table:table-cell>
          <table:table-cell table:formula="of:=ROUND((SUM([.$B135:.E135])/COUNT([.$B135:.E135]));0)" office:value-type="float" office:value="1" calcext:value-type="float">
            <text:p>1</text:p>
          </table:table-cell>
          <table:table-cell table:formula="of:=ROUND((SUM([.$B135:.F135])/COUNT([.$B135:.F135]));0)" office:value-type="float" office:value="0" calcext:value-type="float">
            <text:p>0</text:p>
          </table:table-cell>
          <table:table-cell table:formula="of:=ROUND((SUM([.$B135:.G135])/COUNT([.$B135:.G135]));0)" office:value-type="float" office:value="1" calcext:value-type="float">
            <text:p>1</text:p>
          </table:table-cell>
          <table:table-cell table:formula="of:=ROUND((SUM([.$B135:.H135])/COUNT([.$B135:.H135]));0)" office:value-type="float" office:value="1" calcext:value-type="float">
            <text:p>1</text:p>
          </table:table-cell>
          <table:table-cell table:formula="of:=ROUND((SUM([.$B135:.I135])/COUNT([.$B135:.I135]));0)" office:value-type="float" office:value="1" calcext:value-type="float">
            <text:p>1</text:p>
          </table:table-cell>
          <table:table-cell table:formula="of:=ROUND((SUM([.$B135:.J135])/COUNT([.$B135:.J135]));0)" office:value-type="float" office:value="0" calcext:value-type="float">
            <text:p>0</text:p>
          </table:table-cell>
          <table:table-cell table:formula="of:=ROUND((SUM([.$B135:.K135])/COUNT([.$B135:.K135]));0)" office:value-type="float" office:value="1" calcext:value-type="float">
            <text:p>1</text:p>
          </table:table-cell>
          <table:table-cell table:formula="of:=ROUND((SUM([.$B135:.L135])/COUNT([.$B135:.L135]));0)" office:value-type="float" office:value="0" calcext:value-type="float">
            <text:p>0</text:p>
          </table:table-cell>
          <table:table-cell table:formula="of:=ROUND((SUM([.$B135:.M135])/COUNT([.$B135:.M135]));0)" office:value-type="float" office:value="0" calcext:value-type="float">
            <text:p>0</text:p>
          </table:table-cell>
          <table:table-cell table:formula="of:=ROUND((SUM([.$B135:.N135])/COUNT([.$B135:.N135]));0)" office:value-type="float" office:value="0" calcext:value-type="float">
            <text:p>0</text:p>
          </table:table-cell>
          <table:table-cell table:formula="of:=ROUND((SUM([.$B135:.O135])/COUNT([.$B135:.O135]));0)" office:value-type="float" office:value="1" calcext:value-type="float">
            <text:p>1</text:p>
          </table:table-cell>
          <table:table-cell table:formula="of:=ROUND((SUM([.$B135:.P135])/COUNT([.$B135:.P135]));0)" office:value-type="float" office:value="0" calcext:value-type="float">
            <text:p>0</text:p>
          </table:table-cell>
          <table:table-cell table:formula="of:=ROUND((SUM([.$B135:.Q135])/COUNT([.$B135:.Q13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36:.B136])/COUNT([.$B136:.B136]));0)" office:value-type="float" office:value="0" calcext:value-type="float">
            <text:p>0</text:p>
          </table:table-cell>
          <table:table-cell table:formula="of:=ROUND((SUM([.$B136:.C136])/COUNT([.$B136:.C136]));0)" office:value-type="float" office:value="0" calcext:value-type="float">
            <text:p>0</text:p>
          </table:table-cell>
          <table:table-cell table:formula="of:=ROUND((SUM([.$B136:.D136])/COUNT([.$B136:.D136]));0)" office:value-type="float" office:value="0" calcext:value-type="float">
            <text:p>0</text:p>
          </table:table-cell>
          <table:table-cell table:formula="of:=ROUND((SUM([.$B136:.E136])/COUNT([.$B136:.E136]));0)" office:value-type="float" office:value="0" calcext:value-type="float">
            <text:p>0</text:p>
          </table:table-cell>
          <table:table-cell table:formula="of:=ROUND((SUM([.$B136:.F136])/COUNT([.$B136:.F136]));0)" office:value-type="float" office:value="0" calcext:value-type="float">
            <text:p>0</text:p>
          </table:table-cell>
          <table:table-cell table:formula="of:=ROUND((SUM([.$B136:.G136])/COUNT([.$B136:.G136]));0)" office:value-type="float" office:value="0" calcext:value-type="float">
            <text:p>0</text:p>
          </table:table-cell>
          <table:table-cell table:formula="of:=ROUND((SUM([.$B136:.H136])/COUNT([.$B136:.H136]));0)" office:value-type="float" office:value="0" calcext:value-type="float">
            <text:p>0</text:p>
          </table:table-cell>
          <table:table-cell table:formula="of:=ROUND((SUM([.$B136:.I136])/COUNT([.$B136:.I136]));0)" office:value-type="float" office:value="0" calcext:value-type="float">
            <text:p>0</text:p>
          </table:table-cell>
          <table:table-cell table:formula="of:=ROUND((SUM([.$B136:.J136])/COUNT([.$B136:.J136]));0)" office:value-type="float" office:value="0" calcext:value-type="float">
            <text:p>0</text:p>
          </table:table-cell>
          <table:table-cell table:formula="of:=ROUND((SUM([.$B136:.K136])/COUNT([.$B136:.K136]));0)" office:value-type="float" office:value="0" calcext:value-type="float">
            <text:p>0</text:p>
          </table:table-cell>
          <table:table-cell table:formula="of:=ROUND((SUM([.$B136:.L136])/COUNT([.$B136:.L136]));0)" office:value-type="float" office:value="0" calcext:value-type="float">
            <text:p>0</text:p>
          </table:table-cell>
          <table:table-cell table:formula="of:=ROUND((SUM([.$B136:.M136])/COUNT([.$B136:.M136]));0)" office:value-type="float" office:value="0" calcext:value-type="float">
            <text:p>0</text:p>
          </table:table-cell>
          <table:table-cell table:formula="of:=ROUND((SUM([.$B136:.N136])/COUNT([.$B136:.N136]));0)" office:value-type="float" office:value="0" calcext:value-type="float">
            <text:p>0</text:p>
          </table:table-cell>
          <table:table-cell table:formula="of:=ROUND((SUM([.$B136:.O136])/COUNT([.$B136:.O136]));0)" office:value-type="float" office:value="0" calcext:value-type="float">
            <text:p>0</text:p>
          </table:table-cell>
          <table:table-cell table:formula="of:=ROUND((SUM([.$B136:.P136])/COUNT([.$B136:.P136]));0)" office:value-type="float" office:value="0" calcext:value-type="float">
            <text:p>0</text:p>
          </table:table-cell>
          <table:table-cell table:formula="of:=ROUND((SUM([.$B136:.Q136])/COUNT([.$B136:.Q13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37:.B137])/COUNT([.$B137:.B137]));0)" office:value-type="float" office:value="0" calcext:value-type="float">
            <text:p>0</text:p>
          </table:table-cell>
          <table:table-cell table:formula="of:=ROUND((SUM([.$B137:.C137])/COUNT([.$B137:.C137]));0)" office:value-type="float" office:value="0" calcext:value-type="float">
            <text:p>0</text:p>
          </table:table-cell>
          <table:table-cell table:formula="of:=ROUND((SUM([.$B137:.D137])/COUNT([.$B137:.D137]));0)" office:value-type="float" office:value="0" calcext:value-type="float">
            <text:p>0</text:p>
          </table:table-cell>
          <table:table-cell table:formula="of:=ROUND((SUM([.$B137:.E137])/COUNT([.$B137:.E137]));0)" office:value-type="float" office:value="0" calcext:value-type="float">
            <text:p>0</text:p>
          </table:table-cell>
          <table:table-cell table:formula="of:=ROUND((SUM([.$B137:.F137])/COUNT([.$B137:.F137]));0)" office:value-type="float" office:value="0" calcext:value-type="float">
            <text:p>0</text:p>
          </table:table-cell>
          <table:table-cell table:formula="of:=ROUND((SUM([.$B137:.G137])/COUNT([.$B137:.G137]));0)" office:value-type="float" office:value="0" calcext:value-type="float">
            <text:p>0</text:p>
          </table:table-cell>
          <table:table-cell table:formula="of:=ROUND((SUM([.$B137:.H137])/COUNT([.$B137:.H137]));0)" office:value-type="float" office:value="0" calcext:value-type="float">
            <text:p>0</text:p>
          </table:table-cell>
          <table:table-cell table:formula="of:=ROUND((SUM([.$B137:.I137])/COUNT([.$B137:.I137]));0)" office:value-type="float" office:value="0" calcext:value-type="float">
            <text:p>0</text:p>
          </table:table-cell>
          <table:table-cell table:formula="of:=ROUND((SUM([.$B137:.J137])/COUNT([.$B137:.J137]));0)" office:value-type="float" office:value="0" calcext:value-type="float">
            <text:p>0</text:p>
          </table:table-cell>
          <table:table-cell table:formula="of:=ROUND((SUM([.$B137:.K137])/COUNT([.$B137:.K137]));0)" office:value-type="float" office:value="0" calcext:value-type="float">
            <text:p>0</text:p>
          </table:table-cell>
          <table:table-cell table:formula="of:=ROUND((SUM([.$B137:.L137])/COUNT([.$B137:.L137]));0)" office:value-type="float" office:value="0" calcext:value-type="float">
            <text:p>0</text:p>
          </table:table-cell>
          <table:table-cell table:formula="of:=ROUND((SUM([.$B137:.M137])/COUNT([.$B137:.M137]));0)" office:value-type="float" office:value="0" calcext:value-type="float">
            <text:p>0</text:p>
          </table:table-cell>
          <table:table-cell table:formula="of:=ROUND((SUM([.$B137:.N137])/COUNT([.$B137:.N137]));0)" office:value-type="float" office:value="0" calcext:value-type="float">
            <text:p>0</text:p>
          </table:table-cell>
          <table:table-cell table:formula="of:=ROUND((SUM([.$B137:.O137])/COUNT([.$B137:.O137]));0)" office:value-type="float" office:value="0" calcext:value-type="float">
            <text:p>0</text:p>
          </table:table-cell>
          <table:table-cell table:formula="of:=ROUND((SUM([.$B137:.P137])/COUNT([.$B137:.P137]));0)" office:value-type="float" office:value="0" calcext:value-type="float">
            <text:p>0</text:p>
          </table:table-cell>
          <table:table-cell table:formula="of:=ROUND((SUM([.$B137:.Q137])/COUNT([.$B137:.Q13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38:.B138])/COUNT([.$B138:.B138]));0)" office:value-type="float" office:value="0" calcext:value-type="float">
            <text:p>0</text:p>
          </table:table-cell>
          <table:table-cell table:formula="of:=ROUND((SUM([.$B138:.C138])/COUNT([.$B138:.C138]));0)" office:value-type="float" office:value="0" calcext:value-type="float">
            <text:p>0</text:p>
          </table:table-cell>
          <table:table-cell table:formula="of:=ROUND((SUM([.$B138:.D138])/COUNT([.$B138:.D138]));0)" office:value-type="float" office:value="0" calcext:value-type="float">
            <text:p>0</text:p>
          </table:table-cell>
          <table:table-cell table:formula="of:=ROUND((SUM([.$B138:.E138])/COUNT([.$B138:.E138]));0)" office:value-type="float" office:value="0" calcext:value-type="float">
            <text:p>0</text:p>
          </table:table-cell>
          <table:table-cell table:formula="of:=ROUND((SUM([.$B138:.F138])/COUNT([.$B138:.F138]));0)" office:value-type="float" office:value="0" calcext:value-type="float">
            <text:p>0</text:p>
          </table:table-cell>
          <table:table-cell table:formula="of:=ROUND((SUM([.$B138:.G138])/COUNT([.$B138:.G138]));0)" office:value-type="float" office:value="0" calcext:value-type="float">
            <text:p>0</text:p>
          </table:table-cell>
          <table:table-cell table:formula="of:=ROUND((SUM([.$B138:.H138])/COUNT([.$B138:.H138]));0)" office:value-type="float" office:value="0" calcext:value-type="float">
            <text:p>0</text:p>
          </table:table-cell>
          <table:table-cell table:formula="of:=ROUND((SUM([.$B138:.I138])/COUNT([.$B138:.I138]));0)" office:value-type="float" office:value="0" calcext:value-type="float">
            <text:p>0</text:p>
          </table:table-cell>
          <table:table-cell table:formula="of:=ROUND((SUM([.$B138:.J138])/COUNT([.$B138:.J138]));0)" office:value-type="float" office:value="0" calcext:value-type="float">
            <text:p>0</text:p>
          </table:table-cell>
          <table:table-cell table:formula="of:=ROUND((SUM([.$B138:.K138])/COUNT([.$B138:.K138]));0)" office:value-type="float" office:value="0" calcext:value-type="float">
            <text:p>0</text:p>
          </table:table-cell>
          <table:table-cell table:formula="of:=ROUND((SUM([.$B138:.L138])/COUNT([.$B138:.L138]));0)" office:value-type="float" office:value="0" calcext:value-type="float">
            <text:p>0</text:p>
          </table:table-cell>
          <table:table-cell table:formula="of:=ROUND((SUM([.$B138:.M138])/COUNT([.$B138:.M138]));0)" office:value-type="float" office:value="0" calcext:value-type="float">
            <text:p>0</text:p>
          </table:table-cell>
          <table:table-cell table:formula="of:=ROUND((SUM([.$B138:.N138])/COUNT([.$B138:.N138]));0)" office:value-type="float" office:value="0" calcext:value-type="float">
            <text:p>0</text:p>
          </table:table-cell>
          <table:table-cell table:formula="of:=ROUND((SUM([.$B138:.O138])/COUNT([.$B138:.O138]));0)" office:value-type="float" office:value="0" calcext:value-type="float">
            <text:p>0</text:p>
          </table:table-cell>
          <table:table-cell table:formula="of:=ROUND((SUM([.$B138:.P138])/COUNT([.$B138:.P138]));0)" office:value-type="float" office:value="0" calcext:value-type="float">
            <text:p>0</text:p>
          </table:table-cell>
          <table:table-cell table:formula="of:=ROUND((SUM([.$B138:.Q138])/COUNT([.$B138:.Q13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39:.B139])/COUNT([.$B139:.B139]));0)" office:value-type="float" office:value="0" calcext:value-type="float">
            <text:p>0</text:p>
          </table:table-cell>
          <table:table-cell table:formula="of:=ROUND((SUM([.$B139:.C139])/COUNT([.$B139:.C139]));0)" office:value-type="float" office:value="0" calcext:value-type="float">
            <text:p>0</text:p>
          </table:table-cell>
          <table:table-cell table:formula="of:=ROUND((SUM([.$B139:.D139])/COUNT([.$B139:.D139]));0)" office:value-type="float" office:value="0" calcext:value-type="float">
            <text:p>0</text:p>
          </table:table-cell>
          <table:table-cell table:formula="of:=ROUND((SUM([.$B139:.E139])/COUNT([.$B139:.E139]));0)" office:value-type="float" office:value="0" calcext:value-type="float">
            <text:p>0</text:p>
          </table:table-cell>
          <table:table-cell table:formula="of:=ROUND((SUM([.$B139:.F139])/COUNT([.$B139:.F139]));0)" office:value-type="float" office:value="0" calcext:value-type="float">
            <text:p>0</text:p>
          </table:table-cell>
          <table:table-cell table:formula="of:=ROUND((SUM([.$B139:.G139])/COUNT([.$B139:.G139]));0)" office:value-type="float" office:value="0" calcext:value-type="float">
            <text:p>0</text:p>
          </table:table-cell>
          <table:table-cell table:formula="of:=ROUND((SUM([.$B139:.H139])/COUNT([.$B139:.H139]));0)" office:value-type="float" office:value="0" calcext:value-type="float">
            <text:p>0</text:p>
          </table:table-cell>
          <table:table-cell table:formula="of:=ROUND((SUM([.$B139:.I139])/COUNT([.$B139:.I139]));0)" office:value-type="float" office:value="0" calcext:value-type="float">
            <text:p>0</text:p>
          </table:table-cell>
          <table:table-cell table:formula="of:=ROUND((SUM([.$B139:.J139])/COUNT([.$B139:.J139]));0)" office:value-type="float" office:value="0" calcext:value-type="float">
            <text:p>0</text:p>
          </table:table-cell>
          <table:table-cell table:formula="of:=ROUND((SUM([.$B139:.K139])/COUNT([.$B139:.K139]));0)" office:value-type="float" office:value="0" calcext:value-type="float">
            <text:p>0</text:p>
          </table:table-cell>
          <table:table-cell table:formula="of:=ROUND((SUM([.$B139:.L139])/COUNT([.$B139:.L139]));0)" office:value-type="float" office:value="0" calcext:value-type="float">
            <text:p>0</text:p>
          </table:table-cell>
          <table:table-cell table:formula="of:=ROUND((SUM([.$B139:.M139])/COUNT([.$B139:.M139]));0)" office:value-type="float" office:value="0" calcext:value-type="float">
            <text:p>0</text:p>
          </table:table-cell>
          <table:table-cell table:formula="of:=ROUND((SUM([.$B139:.N139])/COUNT([.$B139:.N139]));0)" office:value-type="float" office:value="0" calcext:value-type="float">
            <text:p>0</text:p>
          </table:table-cell>
          <table:table-cell table:formula="of:=ROUND((SUM([.$B139:.O139])/COUNT([.$B139:.O139]));0)" office:value-type="float" office:value="0" calcext:value-type="float">
            <text:p>0</text:p>
          </table:table-cell>
          <table:table-cell table:formula="of:=ROUND((SUM([.$B139:.P139])/COUNT([.$B139:.P139]));0)" office:value-type="float" office:value="0" calcext:value-type="float">
            <text:p>0</text:p>
          </table:table-cell>
          <table:table-cell table:formula="of:=ROUND((SUM([.$B139:.Q139])/COUNT([.$B139:.Q13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40:.B140])/COUNT([.$B140:.B140]));0)" office:value-type="float" office:value="0" calcext:value-type="float">
            <text:p>0</text:p>
          </table:table-cell>
          <table:table-cell table:formula="of:=ROUND((SUM([.$B140:.C140])/COUNT([.$B140:.C140]));0)" office:value-type="float" office:value="0" calcext:value-type="float">
            <text:p>0</text:p>
          </table:table-cell>
          <table:table-cell table:formula="of:=ROUND((SUM([.$B140:.D140])/COUNT([.$B140:.D140]));0)" office:value-type="float" office:value="0" calcext:value-type="float">
            <text:p>0</text:p>
          </table:table-cell>
          <table:table-cell table:formula="of:=ROUND((SUM([.$B140:.E140])/COUNT([.$B140:.E140]));0)" office:value-type="float" office:value="0" calcext:value-type="float">
            <text:p>0</text:p>
          </table:table-cell>
          <table:table-cell table:formula="of:=ROUND((SUM([.$B140:.F140])/COUNT([.$B140:.F140]));0)" office:value-type="float" office:value="0" calcext:value-type="float">
            <text:p>0</text:p>
          </table:table-cell>
          <table:table-cell table:formula="of:=ROUND((SUM([.$B140:.G140])/COUNT([.$B140:.G140]));0)" office:value-type="float" office:value="0" calcext:value-type="float">
            <text:p>0</text:p>
          </table:table-cell>
          <table:table-cell table:formula="of:=ROUND((SUM([.$B140:.H140])/COUNT([.$B140:.H140]));0)" office:value-type="float" office:value="0" calcext:value-type="float">
            <text:p>0</text:p>
          </table:table-cell>
          <table:table-cell table:formula="of:=ROUND((SUM([.$B140:.I140])/COUNT([.$B140:.I140]));0)" office:value-type="float" office:value="0" calcext:value-type="float">
            <text:p>0</text:p>
          </table:table-cell>
          <table:table-cell table:formula="of:=ROUND((SUM([.$B140:.J140])/COUNT([.$B140:.J140]));0)" office:value-type="float" office:value="0" calcext:value-type="float">
            <text:p>0</text:p>
          </table:table-cell>
          <table:table-cell table:formula="of:=ROUND((SUM([.$B140:.K140])/COUNT([.$B140:.K140]));0)" office:value-type="float" office:value="0" calcext:value-type="float">
            <text:p>0</text:p>
          </table:table-cell>
          <table:table-cell table:formula="of:=ROUND((SUM([.$B140:.L140])/COUNT([.$B140:.L140]));0)" office:value-type="float" office:value="0" calcext:value-type="float">
            <text:p>0</text:p>
          </table:table-cell>
          <table:table-cell table:formula="of:=ROUND((SUM([.$B140:.M140])/COUNT([.$B140:.M140]));0)" office:value-type="float" office:value="0" calcext:value-type="float">
            <text:p>0</text:p>
          </table:table-cell>
          <table:table-cell table:formula="of:=ROUND((SUM([.$B140:.N140])/COUNT([.$B140:.N140]));0)" office:value-type="float" office:value="0" calcext:value-type="float">
            <text:p>0</text:p>
          </table:table-cell>
          <table:table-cell table:formula="of:=ROUND((SUM([.$B140:.O140])/COUNT([.$B140:.O140]));0)" office:value-type="float" office:value="0" calcext:value-type="float">
            <text:p>0</text:p>
          </table:table-cell>
          <table:table-cell table:formula="of:=ROUND((SUM([.$B140:.P140])/COUNT([.$B140:.P140]));0)" office:value-type="float" office:value="0" calcext:value-type="float">
            <text:p>0</text:p>
          </table:table-cell>
          <table:table-cell table:formula="of:=ROUND((SUM([.$B140:.Q140])/COUNT([.$B140:.Q14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41:.B141])/COUNT([.$B141:.B141]));0)" office:value-type="float" office:value="0" calcext:value-type="float">
            <text:p>0</text:p>
          </table:table-cell>
          <table:table-cell table:formula="of:=ROUND((SUM([.$B141:.C141])/COUNT([.$B141:.C141]));0)" office:value-type="float" office:value="0" calcext:value-type="float">
            <text:p>0</text:p>
          </table:table-cell>
          <table:table-cell table:formula="of:=ROUND((SUM([.$B141:.D141])/COUNT([.$B141:.D141]));0)" office:value-type="float" office:value="0" calcext:value-type="float">
            <text:p>0</text:p>
          </table:table-cell>
          <table:table-cell table:formula="of:=ROUND((SUM([.$B141:.E141])/COUNT([.$B141:.E141]));0)" office:value-type="float" office:value="0" calcext:value-type="float">
            <text:p>0</text:p>
          </table:table-cell>
          <table:table-cell table:formula="of:=ROUND((SUM([.$B141:.F141])/COUNT([.$B141:.F141]));0)" office:value-type="float" office:value="0" calcext:value-type="float">
            <text:p>0</text:p>
          </table:table-cell>
          <table:table-cell table:formula="of:=ROUND((SUM([.$B141:.G141])/COUNT([.$B141:.G141]));0)" office:value-type="float" office:value="0" calcext:value-type="float">
            <text:p>0</text:p>
          </table:table-cell>
          <table:table-cell table:formula="of:=ROUND((SUM([.$B141:.H141])/COUNT([.$B141:.H141]));0)" office:value-type="float" office:value="0" calcext:value-type="float">
            <text:p>0</text:p>
          </table:table-cell>
          <table:table-cell table:formula="of:=ROUND((SUM([.$B141:.I141])/COUNT([.$B141:.I141]));0)" office:value-type="float" office:value="0" calcext:value-type="float">
            <text:p>0</text:p>
          </table:table-cell>
          <table:table-cell table:formula="of:=ROUND((SUM([.$B141:.J141])/COUNT([.$B141:.J141]));0)" office:value-type="float" office:value="0" calcext:value-type="float">
            <text:p>0</text:p>
          </table:table-cell>
          <table:table-cell table:formula="of:=ROUND((SUM([.$B141:.K141])/COUNT([.$B141:.K141]));0)" office:value-type="float" office:value="0" calcext:value-type="float">
            <text:p>0</text:p>
          </table:table-cell>
          <table:table-cell table:formula="of:=ROUND((SUM([.$B141:.L141])/COUNT([.$B141:.L141]));0)" office:value-type="float" office:value="0" calcext:value-type="float">
            <text:p>0</text:p>
          </table:table-cell>
          <table:table-cell table:formula="of:=ROUND((SUM([.$B141:.M141])/COUNT([.$B141:.M141]));0)" office:value-type="float" office:value="0" calcext:value-type="float">
            <text:p>0</text:p>
          </table:table-cell>
          <table:table-cell table:formula="of:=ROUND((SUM([.$B141:.N141])/COUNT([.$B141:.N141]));0)" office:value-type="float" office:value="0" calcext:value-type="float">
            <text:p>0</text:p>
          </table:table-cell>
          <table:table-cell table:formula="of:=ROUND((SUM([.$B141:.O141])/COUNT([.$B141:.O141]));0)" office:value-type="float" office:value="0" calcext:value-type="float">
            <text:p>0</text:p>
          </table:table-cell>
          <table:table-cell table:formula="of:=ROUND((SUM([.$B141:.P141])/COUNT([.$B141:.P141]));0)" office:value-type="float" office:value="0" calcext:value-type="float">
            <text:p>0</text:p>
          </table:table-cell>
          <table:table-cell table:formula="of:=ROUND((SUM([.$B141:.Q141])/COUNT([.$B141:.Q14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(SUM([.$B142:.B142])/COUNT([.$B142:.B142]));0)" office:value-type="float" office:value="1" calcext:value-type="float">
            <text:p>1</text:p>
          </table:table-cell>
          <table:table-cell table:formula="of:=ROUND((SUM([.$B142:.C142])/COUNT([.$B142:.C142]));0)" office:value-type="float" office:value="1" calcext:value-type="float">
            <text:p>1</text:p>
          </table:table-cell>
          <table:table-cell table:formula="of:=ROUND((SUM([.$B142:.D142])/COUNT([.$B142:.D142]));0)" office:value-type="float" office:value="0" calcext:value-type="float">
            <text:p>0</text:p>
          </table:table-cell>
          <table:table-cell table:formula="of:=ROUND((SUM([.$B142:.E142])/COUNT([.$B142:.E142]));0)" office:value-type="float" office:value="0" calcext:value-type="float">
            <text:p>0</text:p>
          </table:table-cell>
          <table:table-cell table:formula="of:=ROUND((SUM([.$B142:.F142])/COUNT([.$B142:.F142]));0)" office:value-type="float" office:value="0" calcext:value-type="float">
            <text:p>0</text:p>
          </table:table-cell>
          <table:table-cell table:formula="of:=ROUND((SUM([.$B142:.G142])/COUNT([.$B142:.G142]));0)" office:value-type="float" office:value="0" calcext:value-type="float">
            <text:p>0</text:p>
          </table:table-cell>
          <table:table-cell table:formula="of:=ROUND((SUM([.$B142:.H142])/COUNT([.$B142:.H142]));0)" office:value-type="float" office:value="0" calcext:value-type="float">
            <text:p>0</text:p>
          </table:table-cell>
          <table:table-cell table:formula="of:=ROUND((SUM([.$B142:.I142])/COUNT([.$B142:.I142]));0)" office:value-type="float" office:value="0" calcext:value-type="float">
            <text:p>0</text:p>
          </table:table-cell>
          <table:table-cell table:formula="of:=ROUND((SUM([.$B142:.J142])/COUNT([.$B142:.J142]));0)" office:value-type="float" office:value="0" calcext:value-type="float">
            <text:p>0</text:p>
          </table:table-cell>
          <table:table-cell table:formula="of:=ROUND((SUM([.$B142:.K142])/COUNT([.$B142:.K142]));0)" office:value-type="float" office:value="0" calcext:value-type="float">
            <text:p>0</text:p>
          </table:table-cell>
          <table:table-cell table:formula="of:=ROUND((SUM([.$B142:.L142])/COUNT([.$B142:.L142]));0)" office:value-type="float" office:value="0" calcext:value-type="float">
            <text:p>0</text:p>
          </table:table-cell>
          <table:table-cell table:formula="of:=ROUND((SUM([.$B142:.M142])/COUNT([.$B142:.M142]));0)" office:value-type="float" office:value="0" calcext:value-type="float">
            <text:p>0</text:p>
          </table:table-cell>
          <table:table-cell table:formula="of:=ROUND((SUM([.$B142:.N142])/COUNT([.$B142:.N142]));0)" office:value-type="float" office:value="0" calcext:value-type="float">
            <text:p>0</text:p>
          </table:table-cell>
          <table:table-cell table:formula="of:=ROUND((SUM([.$B142:.O142])/COUNT([.$B142:.O142]));0)" office:value-type="float" office:value="0" calcext:value-type="float">
            <text:p>0</text:p>
          </table:table-cell>
          <table:table-cell table:formula="of:=ROUND((SUM([.$B142:.P142])/COUNT([.$B142:.P142]));0)" office:value-type="float" office:value="0" calcext:value-type="float">
            <text:p>0</text:p>
          </table:table-cell>
          <table:table-cell table:formula="of:=ROUND((SUM([.$B142:.Q142])/COUNT([.$B142:.Q14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43:.B143])/COUNT([.$B143:.B143]));0)" office:value-type="float" office:value="0" calcext:value-type="float">
            <text:p>0</text:p>
          </table:table-cell>
          <table:table-cell table:formula="of:=ROUND((SUM([.$B143:.C143])/COUNT([.$B143:.C143]));0)" office:value-type="float" office:value="0" calcext:value-type="float">
            <text:p>0</text:p>
          </table:table-cell>
          <table:table-cell table:formula="of:=ROUND((SUM([.$B143:.D143])/COUNT([.$B143:.D143]));0)" office:value-type="float" office:value="0" calcext:value-type="float">
            <text:p>0</text:p>
          </table:table-cell>
          <table:table-cell table:formula="of:=ROUND((SUM([.$B143:.E143])/COUNT([.$B143:.E143]));0)" office:value-type="float" office:value="0" calcext:value-type="float">
            <text:p>0</text:p>
          </table:table-cell>
          <table:table-cell table:formula="of:=ROUND((SUM([.$B143:.F143])/COUNT([.$B143:.F143]));0)" office:value-type="float" office:value="0" calcext:value-type="float">
            <text:p>0</text:p>
          </table:table-cell>
          <table:table-cell table:formula="of:=ROUND((SUM([.$B143:.G143])/COUNT([.$B143:.G143]));0)" office:value-type="float" office:value="0" calcext:value-type="float">
            <text:p>0</text:p>
          </table:table-cell>
          <table:table-cell table:formula="of:=ROUND((SUM([.$B143:.H143])/COUNT([.$B143:.H143]));0)" office:value-type="float" office:value="0" calcext:value-type="float">
            <text:p>0</text:p>
          </table:table-cell>
          <table:table-cell table:formula="of:=ROUND((SUM([.$B143:.I143])/COUNT([.$B143:.I143]));0)" office:value-type="float" office:value="0" calcext:value-type="float">
            <text:p>0</text:p>
          </table:table-cell>
          <table:table-cell table:formula="of:=ROUND((SUM([.$B143:.J143])/COUNT([.$B143:.J143]));0)" office:value-type="float" office:value="0" calcext:value-type="float">
            <text:p>0</text:p>
          </table:table-cell>
          <table:table-cell table:formula="of:=ROUND((SUM([.$B143:.K143])/COUNT([.$B143:.K143]));0)" office:value-type="float" office:value="0" calcext:value-type="float">
            <text:p>0</text:p>
          </table:table-cell>
          <table:table-cell table:formula="of:=ROUND((SUM([.$B143:.L143])/COUNT([.$B143:.L143]));0)" office:value-type="float" office:value="0" calcext:value-type="float">
            <text:p>0</text:p>
          </table:table-cell>
          <table:table-cell table:formula="of:=ROUND((SUM([.$B143:.M143])/COUNT([.$B143:.M143]));0)" office:value-type="float" office:value="0" calcext:value-type="float">
            <text:p>0</text:p>
          </table:table-cell>
          <table:table-cell table:formula="of:=ROUND((SUM([.$B143:.N143])/COUNT([.$B143:.N143]));0)" office:value-type="float" office:value="0" calcext:value-type="float">
            <text:p>0</text:p>
          </table:table-cell>
          <table:table-cell table:formula="of:=ROUND((SUM([.$B143:.O143])/COUNT([.$B143:.O143]));0)" office:value-type="float" office:value="0" calcext:value-type="float">
            <text:p>0</text:p>
          </table:table-cell>
          <table:table-cell table:formula="of:=ROUND((SUM([.$B143:.P143])/COUNT([.$B143:.P143]));0)" office:value-type="float" office:value="0" calcext:value-type="float">
            <text:p>0</text:p>
          </table:table-cell>
          <table:table-cell table:formula="of:=ROUND((SUM([.$B143:.Q143])/COUNT([.$B143:.Q14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44:.B144])/COUNT([.$B144:.B144]));0)" office:value-type="float" office:value="0" calcext:value-type="float">
            <text:p>0</text:p>
          </table:table-cell>
          <table:table-cell table:formula="of:=ROUND((SUM([.$B144:.C144])/COUNT([.$B144:.C144]));0)" office:value-type="float" office:value="1" calcext:value-type="float">
            <text:p>1</text:p>
          </table:table-cell>
          <table:table-cell table:formula="of:=ROUND((SUM([.$B144:.D144])/COUNT([.$B144:.D144]));0)" office:value-type="float" office:value="0" calcext:value-type="float">
            <text:p>0</text:p>
          </table:table-cell>
          <table:table-cell table:formula="of:=ROUND((SUM([.$B144:.E144])/COUNT([.$B144:.E144]));0)" office:value-type="float" office:value="0" calcext:value-type="float">
            <text:p>0</text:p>
          </table:table-cell>
          <table:table-cell table:formula="of:=ROUND((SUM([.$B144:.F144])/COUNT([.$B144:.F144]));0)" office:value-type="float" office:value="0" calcext:value-type="float">
            <text:p>0</text:p>
          </table:table-cell>
          <table:table-cell table:formula="of:=ROUND((SUM([.$B144:.G144])/COUNT([.$B144:.G144]));0)" office:value-type="float" office:value="0" calcext:value-type="float">
            <text:p>0</text:p>
          </table:table-cell>
          <table:table-cell table:formula="of:=ROUND((SUM([.$B144:.H144])/COUNT([.$B144:.H144]));0)" office:value-type="float" office:value="0" calcext:value-type="float">
            <text:p>0</text:p>
          </table:table-cell>
          <table:table-cell table:formula="of:=ROUND((SUM([.$B144:.I144])/COUNT([.$B144:.I144]));0)" office:value-type="float" office:value="0" calcext:value-type="float">
            <text:p>0</text:p>
          </table:table-cell>
          <table:table-cell table:formula="of:=ROUND((SUM([.$B144:.J144])/COUNT([.$B144:.J144]));0)" office:value-type="float" office:value="0" calcext:value-type="float">
            <text:p>0</text:p>
          </table:table-cell>
          <table:table-cell table:formula="of:=ROUND((SUM([.$B144:.K144])/COUNT([.$B144:.K144]));0)" office:value-type="float" office:value="0" calcext:value-type="float">
            <text:p>0</text:p>
          </table:table-cell>
          <table:table-cell table:formula="of:=ROUND((SUM([.$B144:.L144])/COUNT([.$B144:.L144]));0)" office:value-type="float" office:value="0" calcext:value-type="float">
            <text:p>0</text:p>
          </table:table-cell>
          <table:table-cell table:formula="of:=ROUND((SUM([.$B144:.M144])/COUNT([.$B144:.M144]));0)" office:value-type="float" office:value="0" calcext:value-type="float">
            <text:p>0</text:p>
          </table:table-cell>
          <table:table-cell table:formula="of:=ROUND((SUM([.$B144:.N144])/COUNT([.$B144:.N144]));0)" office:value-type="float" office:value="0" calcext:value-type="float">
            <text:p>0</text:p>
          </table:table-cell>
          <table:table-cell table:formula="of:=ROUND((SUM([.$B144:.O144])/COUNT([.$B144:.O144]));0)" office:value-type="float" office:value="0" calcext:value-type="float">
            <text:p>0</text:p>
          </table:table-cell>
          <table:table-cell table:formula="of:=ROUND((SUM([.$B144:.P144])/COUNT([.$B144:.P144]));0)" office:value-type="float" office:value="0" calcext:value-type="float">
            <text:p>0</text:p>
          </table:table-cell>
          <table:table-cell table:formula="of:=ROUND((SUM([.$B144:.Q144])/COUNT([.$B144:.Q14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45:.B145])/COUNT([.$B145:.B145]));0)" office:value-type="float" office:value="0" calcext:value-type="float">
            <text:p>0</text:p>
          </table:table-cell>
          <table:table-cell table:formula="of:=ROUND((SUM([.$B145:.C145])/COUNT([.$B145:.C145]));0)" office:value-type="float" office:value="0" calcext:value-type="float">
            <text:p>0</text:p>
          </table:table-cell>
          <table:table-cell table:formula="of:=ROUND((SUM([.$B145:.D145])/COUNT([.$B145:.D145]));0)" office:value-type="float" office:value="0" calcext:value-type="float">
            <text:p>0</text:p>
          </table:table-cell>
          <table:table-cell table:formula="of:=ROUND((SUM([.$B145:.E145])/COUNT([.$B145:.E145]));0)" office:value-type="float" office:value="0" calcext:value-type="float">
            <text:p>0</text:p>
          </table:table-cell>
          <table:table-cell table:formula="of:=ROUND((SUM([.$B145:.F145])/COUNT([.$B145:.F145]));0)" office:value-type="float" office:value="0" calcext:value-type="float">
            <text:p>0</text:p>
          </table:table-cell>
          <table:table-cell table:formula="of:=ROUND((SUM([.$B145:.G145])/COUNT([.$B145:.G145]));0)" office:value-type="float" office:value="0" calcext:value-type="float">
            <text:p>0</text:p>
          </table:table-cell>
          <table:table-cell table:formula="of:=ROUND((SUM([.$B145:.H145])/COUNT([.$B145:.H145]));0)" office:value-type="float" office:value="0" calcext:value-type="float">
            <text:p>0</text:p>
          </table:table-cell>
          <table:table-cell table:formula="of:=ROUND((SUM([.$B145:.I145])/COUNT([.$B145:.I145]));0)" office:value-type="float" office:value="0" calcext:value-type="float">
            <text:p>0</text:p>
          </table:table-cell>
          <table:table-cell table:formula="of:=ROUND((SUM([.$B145:.J145])/COUNT([.$B145:.J145]));0)" office:value-type="float" office:value="0" calcext:value-type="float">
            <text:p>0</text:p>
          </table:table-cell>
          <table:table-cell table:formula="of:=ROUND((SUM([.$B145:.K145])/COUNT([.$B145:.K145]));0)" office:value-type="float" office:value="0" calcext:value-type="float">
            <text:p>0</text:p>
          </table:table-cell>
          <table:table-cell table:formula="of:=ROUND((SUM([.$B145:.L145])/COUNT([.$B145:.L145]));0)" office:value-type="float" office:value="0" calcext:value-type="float">
            <text:p>0</text:p>
          </table:table-cell>
          <table:table-cell table:formula="of:=ROUND((SUM([.$B145:.M145])/COUNT([.$B145:.M145]));0)" office:value-type="float" office:value="0" calcext:value-type="float">
            <text:p>0</text:p>
          </table:table-cell>
          <table:table-cell table:formula="of:=ROUND((SUM([.$B145:.N145])/COUNT([.$B145:.N145]));0)" office:value-type="float" office:value="0" calcext:value-type="float">
            <text:p>0</text:p>
          </table:table-cell>
          <table:table-cell table:formula="of:=ROUND((SUM([.$B145:.O145])/COUNT([.$B145:.O145]));0)" office:value-type="float" office:value="0" calcext:value-type="float">
            <text:p>0</text:p>
          </table:table-cell>
          <table:table-cell table:formula="of:=ROUND((SUM([.$B145:.P145])/COUNT([.$B145:.P145]));0)" office:value-type="float" office:value="0" calcext:value-type="float">
            <text:p>0</text:p>
          </table:table-cell>
          <table:table-cell table:formula="of:=ROUND((SUM([.$B145:.Q145])/COUNT([.$B145:.Q14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$B146:.B146])/COUNT([.$B146:.B146]));0)" office:value-type="float" office:value="0" calcext:value-type="float">
            <text:p>0</text:p>
          </table:table-cell>
          <table:table-cell table:formula="of:=ROUND((SUM([.$B146:.C146])/COUNT([.$B146:.C146]));0)" office:value-type="float" office:value="1" calcext:value-type="float">
            <text:p>1</text:p>
          </table:table-cell>
          <table:table-cell table:formula="of:=ROUND((SUM([.$B146:.D146])/COUNT([.$B146:.D146]));0)" office:value-type="float" office:value="0" calcext:value-type="float">
            <text:p>0</text:p>
          </table:table-cell>
          <table:table-cell table:formula="of:=ROUND((SUM([.$B146:.E146])/COUNT([.$B146:.E146]));0)" office:value-type="float" office:value="0" calcext:value-type="float">
            <text:p>0</text:p>
          </table:table-cell>
          <table:table-cell table:formula="of:=ROUND((SUM([.$B146:.F146])/COUNT([.$B146:.F146]));0)" office:value-type="float" office:value="0" calcext:value-type="float">
            <text:p>0</text:p>
          </table:table-cell>
          <table:table-cell table:formula="of:=ROUND((SUM([.$B146:.G146])/COUNT([.$B146:.G146]));0)" office:value-type="float" office:value="0" calcext:value-type="float">
            <text:p>0</text:p>
          </table:table-cell>
          <table:table-cell table:formula="of:=ROUND((SUM([.$B146:.H146])/COUNT([.$B146:.H146]));0)" office:value-type="float" office:value="0" calcext:value-type="float">
            <text:p>0</text:p>
          </table:table-cell>
          <table:table-cell table:formula="of:=ROUND((SUM([.$B146:.I146])/COUNT([.$B146:.I146]));0)" office:value-type="float" office:value="0" calcext:value-type="float">
            <text:p>0</text:p>
          </table:table-cell>
          <table:table-cell table:formula="of:=ROUND((SUM([.$B146:.J146])/COUNT([.$B146:.J146]));0)" office:value-type="float" office:value="0" calcext:value-type="float">
            <text:p>0</text:p>
          </table:table-cell>
          <table:table-cell table:formula="of:=ROUND((SUM([.$B146:.K146])/COUNT([.$B146:.K146]));0)" office:value-type="float" office:value="0" calcext:value-type="float">
            <text:p>0</text:p>
          </table:table-cell>
          <table:table-cell table:formula="of:=ROUND((SUM([.$B146:.L146])/COUNT([.$B146:.L146]));0)" office:value-type="float" office:value="0" calcext:value-type="float">
            <text:p>0</text:p>
          </table:table-cell>
          <table:table-cell table:formula="of:=ROUND((SUM([.$B146:.M146])/COUNT([.$B146:.M146]));0)" office:value-type="float" office:value="0" calcext:value-type="float">
            <text:p>0</text:p>
          </table:table-cell>
          <table:table-cell table:formula="of:=ROUND((SUM([.$B146:.N146])/COUNT([.$B146:.N146]));0)" office:value-type="float" office:value="0" calcext:value-type="float">
            <text:p>0</text:p>
          </table:table-cell>
          <table:table-cell table:formula="of:=ROUND((SUM([.$B146:.O146])/COUNT([.$B146:.O146]));0)" office:value-type="float" office:value="0" calcext:value-type="float">
            <text:p>0</text:p>
          </table:table-cell>
          <table:table-cell table:formula="of:=ROUND((SUM([.$B146:.P146])/COUNT([.$B146:.P146]));0)" office:value-type="float" office:value="0" calcext:value-type="float">
            <text:p>0</text:p>
          </table:table-cell>
          <table:table-cell table:formula="of:=ROUND((SUM([.$B146:.Q146])/COUNT([.$B146:.Q14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47:.B147])/COUNT([.$B147:.B147]));0)" office:value-type="float" office:value="0" calcext:value-type="float">
            <text:p>0</text:p>
          </table:table-cell>
          <table:table-cell table:formula="of:=ROUND((SUM([.$B147:.C147])/COUNT([.$B147:.C147]));0)" office:value-type="float" office:value="1" calcext:value-type="float">
            <text:p>1</text:p>
          </table:table-cell>
          <table:table-cell table:formula="of:=ROUND((SUM([.$B147:.D147])/COUNT([.$B147:.D147]));0)" office:value-type="float" office:value="0" calcext:value-type="float">
            <text:p>0</text:p>
          </table:table-cell>
          <table:table-cell table:formula="of:=ROUND((SUM([.$B147:.E147])/COUNT([.$B147:.E147]));0)" office:value-type="float" office:value="0" calcext:value-type="float">
            <text:p>0</text:p>
          </table:table-cell>
          <table:table-cell table:formula="of:=ROUND((SUM([.$B147:.F147])/COUNT([.$B147:.F147]));0)" office:value-type="float" office:value="0" calcext:value-type="float">
            <text:p>0</text:p>
          </table:table-cell>
          <table:table-cell table:formula="of:=ROUND((SUM([.$B147:.G147])/COUNT([.$B147:.G147]));0)" office:value-type="float" office:value="1" calcext:value-type="float">
            <text:p>1</text:p>
          </table:table-cell>
          <table:table-cell table:formula="of:=ROUND((SUM([.$B147:.H147])/COUNT([.$B147:.H147]));0)" office:value-type="float" office:value="0" calcext:value-type="float">
            <text:p>0</text:p>
          </table:table-cell>
          <table:table-cell table:formula="of:=ROUND((SUM([.$B147:.I147])/COUNT([.$B147:.I147]));0)" office:value-type="float" office:value="0" calcext:value-type="float">
            <text:p>0</text:p>
          </table:table-cell>
          <table:table-cell table:formula="of:=ROUND((SUM([.$B147:.J147])/COUNT([.$B147:.J147]));0)" office:value-type="float" office:value="0" calcext:value-type="float">
            <text:p>0</text:p>
          </table:table-cell>
          <table:table-cell table:formula="of:=ROUND((SUM([.$B147:.K147])/COUNT([.$B147:.K147]));0)" office:value-type="float" office:value="0" calcext:value-type="float">
            <text:p>0</text:p>
          </table:table-cell>
          <table:table-cell table:formula="of:=ROUND((SUM([.$B147:.L147])/COUNT([.$B147:.L147]));0)" office:value-type="float" office:value="0" calcext:value-type="float">
            <text:p>0</text:p>
          </table:table-cell>
          <table:table-cell table:formula="of:=ROUND((SUM([.$B147:.M147])/COUNT([.$B147:.M147]));0)" office:value-type="float" office:value="0" calcext:value-type="float">
            <text:p>0</text:p>
          </table:table-cell>
          <table:table-cell table:formula="of:=ROUND((SUM([.$B147:.N147])/COUNT([.$B147:.N147]));0)" office:value-type="float" office:value="0" calcext:value-type="float">
            <text:p>0</text:p>
          </table:table-cell>
          <table:table-cell table:formula="of:=ROUND((SUM([.$B147:.O147])/COUNT([.$B147:.O147]));0)" office:value-type="float" office:value="0" calcext:value-type="float">
            <text:p>0</text:p>
          </table:table-cell>
          <table:table-cell table:formula="of:=ROUND((SUM([.$B147:.P147])/COUNT([.$B147:.P147]));0)" office:value-type="float" office:value="0" calcext:value-type="float">
            <text:p>0</text:p>
          </table:table-cell>
          <table:table-cell table:formula="of:=ROUND((SUM([.$B147:.Q147])/COUNT([.$B147:.Q14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(SUM([.$B148:.B148])/COUNT([.$B148:.B148]));0)" office:value-type="float" office:value="0" calcext:value-type="float">
            <text:p>0</text:p>
          </table:table-cell>
          <table:table-cell table:formula="of:=ROUND((SUM([.$B148:.C148])/COUNT([.$B148:.C148]));0)" office:value-type="float" office:value="0" calcext:value-type="float">
            <text:p>0</text:p>
          </table:table-cell>
          <table:table-cell table:formula="of:=ROUND((SUM([.$B148:.D148])/COUNT([.$B148:.D148]));0)" office:value-type="float" office:value="0" calcext:value-type="float">
            <text:p>0</text:p>
          </table:table-cell>
          <table:table-cell table:formula="of:=ROUND((SUM([.$B148:.E148])/COUNT([.$B148:.E148]));0)" office:value-type="float" office:value="0" calcext:value-type="float">
            <text:p>0</text:p>
          </table:table-cell>
          <table:table-cell table:formula="of:=ROUND((SUM([.$B148:.F148])/COUNT([.$B148:.F148]));0)" office:value-type="float" office:value="0" calcext:value-type="float">
            <text:p>0</text:p>
          </table:table-cell>
          <table:table-cell table:formula="of:=ROUND((SUM([.$B148:.G148])/COUNT([.$B148:.G148]));0)" office:value-type="float" office:value="0" calcext:value-type="float">
            <text:p>0</text:p>
          </table:table-cell>
          <table:table-cell table:formula="of:=ROUND((SUM([.$B148:.H148])/COUNT([.$B148:.H148]));0)" office:value-type="float" office:value="0" calcext:value-type="float">
            <text:p>0</text:p>
          </table:table-cell>
          <table:table-cell table:formula="of:=ROUND((SUM([.$B148:.I148])/COUNT([.$B148:.I148]));0)" office:value-type="float" office:value="0" calcext:value-type="float">
            <text:p>0</text:p>
          </table:table-cell>
          <table:table-cell table:formula="of:=ROUND((SUM([.$B148:.J148])/COUNT([.$B148:.J148]));0)" office:value-type="float" office:value="0" calcext:value-type="float">
            <text:p>0</text:p>
          </table:table-cell>
          <table:table-cell table:formula="of:=ROUND((SUM([.$B148:.K148])/COUNT([.$B148:.K148]));0)" office:value-type="float" office:value="0" calcext:value-type="float">
            <text:p>0</text:p>
          </table:table-cell>
          <table:table-cell table:formula="of:=ROUND((SUM([.$B148:.L148])/COUNT([.$B148:.L148]));0)" office:value-type="float" office:value="0" calcext:value-type="float">
            <text:p>0</text:p>
          </table:table-cell>
          <table:table-cell table:formula="of:=ROUND((SUM([.$B148:.M148])/COUNT([.$B148:.M148]));0)" office:value-type="float" office:value="0" calcext:value-type="float">
            <text:p>0</text:p>
          </table:table-cell>
          <table:table-cell table:formula="of:=ROUND((SUM([.$B148:.N148])/COUNT([.$B148:.N148]));0)" office:value-type="float" office:value="0" calcext:value-type="float">
            <text:p>0</text:p>
          </table:table-cell>
          <table:table-cell table:formula="of:=ROUND((SUM([.$B148:.O148])/COUNT([.$B148:.O148]));0)" office:value-type="float" office:value="0" calcext:value-type="float">
            <text:p>0</text:p>
          </table:table-cell>
          <table:table-cell table:formula="of:=ROUND((SUM([.$B148:.P148])/COUNT([.$B148:.P148]));0)" office:value-type="float" office:value="0" calcext:value-type="float">
            <text:p>0</text:p>
          </table:table-cell>
          <table:table-cell table:formula="of:=ROUND((SUM([.$B148:.Q148])/COUNT([.$B148:.Q14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49:.B149])/COUNT([.$B149:.B149]));0)" office:value-type="float" office:value="0" calcext:value-type="float">
            <text:p>0</text:p>
          </table:table-cell>
          <table:table-cell table:formula="of:=ROUND((SUM([.$B149:.C149])/COUNT([.$B149:.C149]));0)" office:value-type="float" office:value="0" calcext:value-type="float">
            <text:p>0</text:p>
          </table:table-cell>
          <table:table-cell table:formula="of:=ROUND((SUM([.$B149:.D149])/COUNT([.$B149:.D149]));0)" office:value-type="float" office:value="0" calcext:value-type="float">
            <text:p>0</text:p>
          </table:table-cell>
          <table:table-cell table:formula="of:=ROUND((SUM([.$B149:.E149])/COUNT([.$B149:.E149]));0)" office:value-type="float" office:value="0" calcext:value-type="float">
            <text:p>0</text:p>
          </table:table-cell>
          <table:table-cell table:formula="of:=ROUND((SUM([.$B149:.F149])/COUNT([.$B149:.F149]));0)" office:value-type="float" office:value="0" calcext:value-type="float">
            <text:p>0</text:p>
          </table:table-cell>
          <table:table-cell table:formula="of:=ROUND((SUM([.$B149:.G149])/COUNT([.$B149:.G149]));0)" office:value-type="float" office:value="0" calcext:value-type="float">
            <text:p>0</text:p>
          </table:table-cell>
          <table:table-cell table:formula="of:=ROUND((SUM([.$B149:.H149])/COUNT([.$B149:.H149]));0)" office:value-type="float" office:value="0" calcext:value-type="float">
            <text:p>0</text:p>
          </table:table-cell>
          <table:table-cell table:formula="of:=ROUND((SUM([.$B149:.I149])/COUNT([.$B149:.I149]));0)" office:value-type="float" office:value="0" calcext:value-type="float">
            <text:p>0</text:p>
          </table:table-cell>
          <table:table-cell table:formula="of:=ROUND((SUM([.$B149:.J149])/COUNT([.$B149:.J149]));0)" office:value-type="float" office:value="0" calcext:value-type="float">
            <text:p>0</text:p>
          </table:table-cell>
          <table:table-cell table:formula="of:=ROUND((SUM([.$B149:.K149])/COUNT([.$B149:.K149]));0)" office:value-type="float" office:value="0" calcext:value-type="float">
            <text:p>0</text:p>
          </table:table-cell>
          <table:table-cell table:formula="of:=ROUND((SUM([.$B149:.L149])/COUNT([.$B149:.L149]));0)" office:value-type="float" office:value="0" calcext:value-type="float">
            <text:p>0</text:p>
          </table:table-cell>
          <table:table-cell table:formula="of:=ROUND((SUM([.$B149:.M149])/COUNT([.$B149:.M149]));0)" office:value-type="float" office:value="0" calcext:value-type="float">
            <text:p>0</text:p>
          </table:table-cell>
          <table:table-cell table:formula="of:=ROUND((SUM([.$B149:.N149])/COUNT([.$B149:.N149]));0)" office:value-type="float" office:value="0" calcext:value-type="float">
            <text:p>0</text:p>
          </table:table-cell>
          <table:table-cell table:formula="of:=ROUND((SUM([.$B149:.O149])/COUNT([.$B149:.O149]));0)" office:value-type="float" office:value="0" calcext:value-type="float">
            <text:p>0</text:p>
          </table:table-cell>
          <table:table-cell table:formula="of:=ROUND((SUM([.$B149:.P149])/COUNT([.$B149:.P149]));0)" office:value-type="float" office:value="0" calcext:value-type="float">
            <text:p>0</text:p>
          </table:table-cell>
          <table:table-cell table:formula="of:=ROUND((SUM([.$B149:.Q149])/COUNT([.$B149:.Q14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50:.B150])/COUNT([.$B150:.B150]));0)" office:value-type="float" office:value="0" calcext:value-type="float">
            <text:p>0</text:p>
          </table:table-cell>
          <table:table-cell table:formula="of:=ROUND((SUM([.$B150:.C150])/COUNT([.$B150:.C150]));0)" office:value-type="float" office:value="0" calcext:value-type="float">
            <text:p>0</text:p>
          </table:table-cell>
          <table:table-cell table:formula="of:=ROUND((SUM([.$B150:.D150])/COUNT([.$B150:.D150]));0)" office:value-type="float" office:value="0" calcext:value-type="float">
            <text:p>0</text:p>
          </table:table-cell>
          <table:table-cell table:formula="of:=ROUND((SUM([.$B150:.E150])/COUNT([.$B150:.E150]));0)" office:value-type="float" office:value="0" calcext:value-type="float">
            <text:p>0</text:p>
          </table:table-cell>
          <table:table-cell table:formula="of:=ROUND((SUM([.$B150:.F150])/COUNT([.$B150:.F150]));0)" office:value-type="float" office:value="0" calcext:value-type="float">
            <text:p>0</text:p>
          </table:table-cell>
          <table:table-cell table:formula="of:=ROUND((SUM([.$B150:.G150])/COUNT([.$B150:.G150]));0)" office:value-type="float" office:value="0" calcext:value-type="float">
            <text:p>0</text:p>
          </table:table-cell>
          <table:table-cell table:formula="of:=ROUND((SUM([.$B150:.H150])/COUNT([.$B150:.H150]));0)" office:value-type="float" office:value="0" calcext:value-type="float">
            <text:p>0</text:p>
          </table:table-cell>
          <table:table-cell table:formula="of:=ROUND((SUM([.$B150:.I150])/COUNT([.$B150:.I150]));0)" office:value-type="float" office:value="0" calcext:value-type="float">
            <text:p>0</text:p>
          </table:table-cell>
          <table:table-cell table:formula="of:=ROUND((SUM([.$B150:.J150])/COUNT([.$B150:.J150]));0)" office:value-type="float" office:value="0" calcext:value-type="float">
            <text:p>0</text:p>
          </table:table-cell>
          <table:table-cell table:formula="of:=ROUND((SUM([.$B150:.K150])/COUNT([.$B150:.K150]));0)" office:value-type="float" office:value="0" calcext:value-type="float">
            <text:p>0</text:p>
          </table:table-cell>
          <table:table-cell table:formula="of:=ROUND((SUM([.$B150:.L150])/COUNT([.$B150:.L150]));0)" office:value-type="float" office:value="0" calcext:value-type="float">
            <text:p>0</text:p>
          </table:table-cell>
          <table:table-cell table:formula="of:=ROUND((SUM([.$B150:.M150])/COUNT([.$B150:.M150]));0)" office:value-type="float" office:value="0" calcext:value-type="float">
            <text:p>0</text:p>
          </table:table-cell>
          <table:table-cell table:formula="of:=ROUND((SUM([.$B150:.N150])/COUNT([.$B150:.N150]));0)" office:value-type="float" office:value="0" calcext:value-type="float">
            <text:p>0</text:p>
          </table:table-cell>
          <table:table-cell table:formula="of:=ROUND((SUM([.$B150:.O150])/COUNT([.$B150:.O150]));0)" office:value-type="float" office:value="0" calcext:value-type="float">
            <text:p>0</text:p>
          </table:table-cell>
          <table:table-cell table:formula="of:=ROUND((SUM([.$B150:.P150])/COUNT([.$B150:.P150]));0)" office:value-type="float" office:value="0" calcext:value-type="float">
            <text:p>0</text:p>
          </table:table-cell>
          <table:table-cell table:formula="of:=ROUND((SUM([.$B150:.Q150])/COUNT([.$B150:.Q15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51:.B151])/COUNT([.$B151:.B151]));0)" office:value-type="float" office:value="0" calcext:value-type="float">
            <text:p>0</text:p>
          </table:table-cell>
          <table:table-cell table:formula="of:=ROUND((SUM([.$B151:.C151])/COUNT([.$B151:.C151]));0)" office:value-type="float" office:value="1" calcext:value-type="float">
            <text:p>1</text:p>
          </table:table-cell>
          <table:table-cell table:formula="of:=ROUND((SUM([.$B151:.D151])/COUNT([.$B151:.D151]));0)" office:value-type="float" office:value="0" calcext:value-type="float">
            <text:p>0</text:p>
          </table:table-cell>
          <table:table-cell table:formula="of:=ROUND((SUM([.$B151:.E151])/COUNT([.$B151:.E151]));0)" office:value-type="float" office:value="0" calcext:value-type="float">
            <text:p>0</text:p>
          </table:table-cell>
          <table:table-cell table:formula="of:=ROUND((SUM([.$B151:.F151])/COUNT([.$B151:.F151]));0)" office:value-type="float" office:value="0" calcext:value-type="float">
            <text:p>0</text:p>
          </table:table-cell>
          <table:table-cell table:formula="of:=ROUND((SUM([.$B151:.G151])/COUNT([.$B151:.G151]));0)" office:value-type="float" office:value="0" calcext:value-type="float">
            <text:p>0</text:p>
          </table:table-cell>
          <table:table-cell table:formula="of:=ROUND((SUM([.$B151:.H151])/COUNT([.$B151:.H151]));0)" office:value-type="float" office:value="0" calcext:value-type="float">
            <text:p>0</text:p>
          </table:table-cell>
          <table:table-cell table:formula="of:=ROUND((SUM([.$B151:.I151])/COUNT([.$B151:.I151]));0)" office:value-type="float" office:value="0" calcext:value-type="float">
            <text:p>0</text:p>
          </table:table-cell>
          <table:table-cell table:formula="of:=ROUND((SUM([.$B151:.J151])/COUNT([.$B151:.J151]));0)" office:value-type="float" office:value="0" calcext:value-type="float">
            <text:p>0</text:p>
          </table:table-cell>
          <table:table-cell table:formula="of:=ROUND((SUM([.$B151:.K151])/COUNT([.$B151:.K151]));0)" office:value-type="float" office:value="0" calcext:value-type="float">
            <text:p>0</text:p>
          </table:table-cell>
          <table:table-cell table:formula="of:=ROUND((SUM([.$B151:.L151])/COUNT([.$B151:.L151]));0)" office:value-type="float" office:value="0" calcext:value-type="float">
            <text:p>0</text:p>
          </table:table-cell>
          <table:table-cell table:formula="of:=ROUND((SUM([.$B151:.M151])/COUNT([.$B151:.M151]));0)" office:value-type="float" office:value="0" calcext:value-type="float">
            <text:p>0</text:p>
          </table:table-cell>
          <table:table-cell table:formula="of:=ROUND((SUM([.$B151:.N151])/COUNT([.$B151:.N151]));0)" office:value-type="float" office:value="0" calcext:value-type="float">
            <text:p>0</text:p>
          </table:table-cell>
          <table:table-cell table:formula="of:=ROUND((SUM([.$B151:.O151])/COUNT([.$B151:.O151]));0)" office:value-type="float" office:value="0" calcext:value-type="float">
            <text:p>0</text:p>
          </table:table-cell>
          <table:table-cell table:formula="of:=ROUND((SUM([.$B151:.P151])/COUNT([.$B151:.P151]));0)" office:value-type="float" office:value="0" calcext:value-type="float">
            <text:p>0</text:p>
          </table:table-cell>
          <table:table-cell table:formula="of:=ROUND((SUM([.$B151:.Q151])/COUNT([.$B151:.Q15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52:.B152])/COUNT([.$B152:.B152]));0)" office:value-type="float" office:value="0" calcext:value-type="float">
            <text:p>0</text:p>
          </table:table-cell>
          <table:table-cell table:formula="of:=ROUND((SUM([.$B152:.C152])/COUNT([.$B152:.C152]));0)" office:value-type="float" office:value="0" calcext:value-type="float">
            <text:p>0</text:p>
          </table:table-cell>
          <table:table-cell table:formula="of:=ROUND((SUM([.$B152:.D152])/COUNT([.$B152:.D152]));0)" office:value-type="float" office:value="0" calcext:value-type="float">
            <text:p>0</text:p>
          </table:table-cell>
          <table:table-cell table:formula="of:=ROUND((SUM([.$B152:.E152])/COUNT([.$B152:.E152]));0)" office:value-type="float" office:value="0" calcext:value-type="float">
            <text:p>0</text:p>
          </table:table-cell>
          <table:table-cell table:formula="of:=ROUND((SUM([.$B152:.F152])/COUNT([.$B152:.F152]));0)" office:value-type="float" office:value="0" calcext:value-type="float">
            <text:p>0</text:p>
          </table:table-cell>
          <table:table-cell table:formula="of:=ROUND((SUM([.$B152:.G152])/COUNT([.$B152:.G152]));0)" office:value-type="float" office:value="0" calcext:value-type="float">
            <text:p>0</text:p>
          </table:table-cell>
          <table:table-cell table:formula="of:=ROUND((SUM([.$B152:.H152])/COUNT([.$B152:.H152]));0)" office:value-type="float" office:value="0" calcext:value-type="float">
            <text:p>0</text:p>
          </table:table-cell>
          <table:table-cell table:formula="of:=ROUND((SUM([.$B152:.I152])/COUNT([.$B152:.I152]));0)" office:value-type="float" office:value="0" calcext:value-type="float">
            <text:p>0</text:p>
          </table:table-cell>
          <table:table-cell table:formula="of:=ROUND((SUM([.$B152:.J152])/COUNT([.$B152:.J152]));0)" office:value-type="float" office:value="0" calcext:value-type="float">
            <text:p>0</text:p>
          </table:table-cell>
          <table:table-cell table:formula="of:=ROUND((SUM([.$B152:.K152])/COUNT([.$B152:.K152]));0)" office:value-type="float" office:value="0" calcext:value-type="float">
            <text:p>0</text:p>
          </table:table-cell>
          <table:table-cell table:formula="of:=ROUND((SUM([.$B152:.L152])/COUNT([.$B152:.L152]));0)" office:value-type="float" office:value="0" calcext:value-type="float">
            <text:p>0</text:p>
          </table:table-cell>
          <table:table-cell table:formula="of:=ROUND((SUM([.$B152:.M152])/COUNT([.$B152:.M152]));0)" office:value-type="float" office:value="0" calcext:value-type="float">
            <text:p>0</text:p>
          </table:table-cell>
          <table:table-cell table:formula="of:=ROUND((SUM([.$B152:.N152])/COUNT([.$B152:.N152]));0)" office:value-type="float" office:value="0" calcext:value-type="float">
            <text:p>0</text:p>
          </table:table-cell>
          <table:table-cell table:formula="of:=ROUND((SUM([.$B152:.O152])/COUNT([.$B152:.O152]));0)" office:value-type="float" office:value="0" calcext:value-type="float">
            <text:p>0</text:p>
          </table:table-cell>
          <table:table-cell table:formula="of:=ROUND((SUM([.$B152:.P152])/COUNT([.$B152:.P152]));0)" office:value-type="float" office:value="0" calcext:value-type="float">
            <text:p>0</text:p>
          </table:table-cell>
          <table:table-cell table:formula="of:=ROUND((SUM([.$B152:.Q152])/COUNT([.$B152:.Q15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53:.B153])/COUNT([.$B153:.B153]));0)" office:value-type="float" office:value="0" calcext:value-type="float">
            <text:p>0</text:p>
          </table:table-cell>
          <table:table-cell table:formula="of:=ROUND((SUM([.$B153:.C153])/COUNT([.$B153:.C153]));0)" office:value-type="float" office:value="0" calcext:value-type="float">
            <text:p>0</text:p>
          </table:table-cell>
          <table:table-cell table:formula="of:=ROUND((SUM([.$B153:.D153])/COUNT([.$B153:.D153]));0)" office:value-type="float" office:value="0" calcext:value-type="float">
            <text:p>0</text:p>
          </table:table-cell>
          <table:table-cell table:formula="of:=ROUND((SUM([.$B153:.E153])/COUNT([.$B153:.E153]));0)" office:value-type="float" office:value="0" calcext:value-type="float">
            <text:p>0</text:p>
          </table:table-cell>
          <table:table-cell table:formula="of:=ROUND((SUM([.$B153:.F153])/COUNT([.$B153:.F153]));0)" office:value-type="float" office:value="0" calcext:value-type="float">
            <text:p>0</text:p>
          </table:table-cell>
          <table:table-cell table:formula="of:=ROUND((SUM([.$B153:.G153])/COUNT([.$B153:.G153]));0)" office:value-type="float" office:value="0" calcext:value-type="float">
            <text:p>0</text:p>
          </table:table-cell>
          <table:table-cell table:formula="of:=ROUND((SUM([.$B153:.H153])/COUNT([.$B153:.H153]));0)" office:value-type="float" office:value="0" calcext:value-type="float">
            <text:p>0</text:p>
          </table:table-cell>
          <table:table-cell table:formula="of:=ROUND((SUM([.$B153:.I153])/COUNT([.$B153:.I153]));0)" office:value-type="float" office:value="0" calcext:value-type="float">
            <text:p>0</text:p>
          </table:table-cell>
          <table:table-cell table:formula="of:=ROUND((SUM([.$B153:.J153])/COUNT([.$B153:.J153]));0)" office:value-type="float" office:value="0" calcext:value-type="float">
            <text:p>0</text:p>
          </table:table-cell>
          <table:table-cell table:formula="of:=ROUND((SUM([.$B153:.K153])/COUNT([.$B153:.K153]));0)" office:value-type="float" office:value="0" calcext:value-type="float">
            <text:p>0</text:p>
          </table:table-cell>
          <table:table-cell table:formula="of:=ROUND((SUM([.$B153:.L153])/COUNT([.$B153:.L153]));0)" office:value-type="float" office:value="0" calcext:value-type="float">
            <text:p>0</text:p>
          </table:table-cell>
          <table:table-cell table:formula="of:=ROUND((SUM([.$B153:.M153])/COUNT([.$B153:.M153]));0)" office:value-type="float" office:value="0" calcext:value-type="float">
            <text:p>0</text:p>
          </table:table-cell>
          <table:table-cell table:formula="of:=ROUND((SUM([.$B153:.N153])/COUNT([.$B153:.N153]));0)" office:value-type="float" office:value="0" calcext:value-type="float">
            <text:p>0</text:p>
          </table:table-cell>
          <table:table-cell table:formula="of:=ROUND((SUM([.$B153:.O153])/COUNT([.$B153:.O153]));0)" office:value-type="float" office:value="0" calcext:value-type="float">
            <text:p>0</text:p>
          </table:table-cell>
          <table:table-cell table:formula="of:=ROUND((SUM([.$B153:.P153])/COUNT([.$B153:.P153]));0)" office:value-type="float" office:value="0" calcext:value-type="float">
            <text:p>0</text:p>
          </table:table-cell>
          <table:table-cell table:formula="of:=ROUND((SUM([.$B153:.Q153])/COUNT([.$B153:.Q15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54:.B154])/COUNT([.$B154:.B154]));0)" office:value-type="float" office:value="0" calcext:value-type="float">
            <text:p>0</text:p>
          </table:table-cell>
          <table:table-cell table:formula="of:=ROUND((SUM([.$B154:.C154])/COUNT([.$B154:.C154]));0)" office:value-type="float" office:value="0" calcext:value-type="float">
            <text:p>0</text:p>
          </table:table-cell>
          <table:table-cell table:formula="of:=ROUND((SUM([.$B154:.D154])/COUNT([.$B154:.D154]));0)" office:value-type="float" office:value="0" calcext:value-type="float">
            <text:p>0</text:p>
          </table:table-cell>
          <table:table-cell table:formula="of:=ROUND((SUM([.$B154:.E154])/COUNT([.$B154:.E154]));0)" office:value-type="float" office:value="0" calcext:value-type="float">
            <text:p>0</text:p>
          </table:table-cell>
          <table:table-cell table:formula="of:=ROUND((SUM([.$B154:.F154])/COUNT([.$B154:.F154]));0)" office:value-type="float" office:value="0" calcext:value-type="float">
            <text:p>0</text:p>
          </table:table-cell>
          <table:table-cell table:formula="of:=ROUND((SUM([.$B154:.G154])/COUNT([.$B154:.G154]));0)" office:value-type="float" office:value="0" calcext:value-type="float">
            <text:p>0</text:p>
          </table:table-cell>
          <table:table-cell table:formula="of:=ROUND((SUM([.$B154:.H154])/COUNT([.$B154:.H154]));0)" office:value-type="float" office:value="0" calcext:value-type="float">
            <text:p>0</text:p>
          </table:table-cell>
          <table:table-cell table:formula="of:=ROUND((SUM([.$B154:.I154])/COUNT([.$B154:.I154]));0)" office:value-type="float" office:value="0" calcext:value-type="float">
            <text:p>0</text:p>
          </table:table-cell>
          <table:table-cell table:formula="of:=ROUND((SUM([.$B154:.J154])/COUNT([.$B154:.J154]));0)" office:value-type="float" office:value="0" calcext:value-type="float">
            <text:p>0</text:p>
          </table:table-cell>
          <table:table-cell table:formula="of:=ROUND((SUM([.$B154:.K154])/COUNT([.$B154:.K154]));0)" office:value-type="float" office:value="0" calcext:value-type="float">
            <text:p>0</text:p>
          </table:table-cell>
          <table:table-cell table:formula="of:=ROUND((SUM([.$B154:.L154])/COUNT([.$B154:.L154]));0)" office:value-type="float" office:value="0" calcext:value-type="float">
            <text:p>0</text:p>
          </table:table-cell>
          <table:table-cell table:formula="of:=ROUND((SUM([.$B154:.M154])/COUNT([.$B154:.M154]));0)" office:value-type="float" office:value="0" calcext:value-type="float">
            <text:p>0</text:p>
          </table:table-cell>
          <table:table-cell table:formula="of:=ROUND((SUM([.$B154:.N154])/COUNT([.$B154:.N154]));0)" office:value-type="float" office:value="0" calcext:value-type="float">
            <text:p>0</text:p>
          </table:table-cell>
          <table:table-cell table:formula="of:=ROUND((SUM([.$B154:.O154])/COUNT([.$B154:.O154]));0)" office:value-type="float" office:value="0" calcext:value-type="float">
            <text:p>0</text:p>
          </table:table-cell>
          <table:table-cell table:formula="of:=ROUND((SUM([.$B154:.P154])/COUNT([.$B154:.P154]));0)" office:value-type="float" office:value="0" calcext:value-type="float">
            <text:p>0</text:p>
          </table:table-cell>
          <table:table-cell table:formula="of:=ROUND((SUM([.$B154:.Q154])/COUNT([.$B154:.Q15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55:.B155])/COUNT([.$B155:.B155]));0)" office:value-type="float" office:value="0" calcext:value-type="float">
            <text:p>0</text:p>
          </table:table-cell>
          <table:table-cell table:formula="of:=ROUND((SUM([.$B155:.C155])/COUNT([.$B155:.C155]));0)" office:value-type="float" office:value="1" calcext:value-type="float">
            <text:p>1</text:p>
          </table:table-cell>
          <table:table-cell table:formula="of:=ROUND((SUM([.$B155:.D155])/COUNT([.$B155:.D155]));0)" office:value-type="float" office:value="0" calcext:value-type="float">
            <text:p>0</text:p>
          </table:table-cell>
          <table:table-cell table:formula="of:=ROUND((SUM([.$B155:.E155])/COUNT([.$B155:.E155]));0)" office:value-type="float" office:value="0" calcext:value-type="float">
            <text:p>0</text:p>
          </table:table-cell>
          <table:table-cell table:formula="of:=ROUND((SUM([.$B155:.F155])/COUNT([.$B155:.F155]));0)" office:value-type="float" office:value="0" calcext:value-type="float">
            <text:p>0</text:p>
          </table:table-cell>
          <table:table-cell table:formula="of:=ROUND((SUM([.$B155:.G155])/COUNT([.$B155:.G155]));0)" office:value-type="float" office:value="0" calcext:value-type="float">
            <text:p>0</text:p>
          </table:table-cell>
          <table:table-cell table:formula="of:=ROUND((SUM([.$B155:.H155])/COUNT([.$B155:.H155]));0)" office:value-type="float" office:value="0" calcext:value-type="float">
            <text:p>0</text:p>
          </table:table-cell>
          <table:table-cell table:formula="of:=ROUND((SUM([.$B155:.I155])/COUNT([.$B155:.I155]));0)" office:value-type="float" office:value="0" calcext:value-type="float">
            <text:p>0</text:p>
          </table:table-cell>
          <table:table-cell table:formula="of:=ROUND((SUM([.$B155:.J155])/COUNT([.$B155:.J155]));0)" office:value-type="float" office:value="0" calcext:value-type="float">
            <text:p>0</text:p>
          </table:table-cell>
          <table:table-cell table:formula="of:=ROUND((SUM([.$B155:.K155])/COUNT([.$B155:.K155]));0)" office:value-type="float" office:value="0" calcext:value-type="float">
            <text:p>0</text:p>
          </table:table-cell>
          <table:table-cell table:formula="of:=ROUND((SUM([.$B155:.L155])/COUNT([.$B155:.L155]));0)" office:value-type="float" office:value="0" calcext:value-type="float">
            <text:p>0</text:p>
          </table:table-cell>
          <table:table-cell table:formula="of:=ROUND((SUM([.$B155:.M155])/COUNT([.$B155:.M155]));0)" office:value-type="float" office:value="0" calcext:value-type="float">
            <text:p>0</text:p>
          </table:table-cell>
          <table:table-cell table:formula="of:=ROUND((SUM([.$B155:.N155])/COUNT([.$B155:.N155]));0)" office:value-type="float" office:value="0" calcext:value-type="float">
            <text:p>0</text:p>
          </table:table-cell>
          <table:table-cell table:formula="of:=ROUND((SUM([.$B155:.O155])/COUNT([.$B155:.O155]));0)" office:value-type="float" office:value="0" calcext:value-type="float">
            <text:p>0</text:p>
          </table:table-cell>
          <table:table-cell table:formula="of:=ROUND((SUM([.$B155:.P155])/COUNT([.$B155:.P155]));0)" office:value-type="float" office:value="0" calcext:value-type="float">
            <text:p>0</text:p>
          </table:table-cell>
          <table:table-cell table:formula="of:=ROUND((SUM([.$B155:.Q155])/COUNT([.$B155:.Q15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56:.B156])/COUNT([.$B156:.B156]));0)" office:value-type="float" office:value="0" calcext:value-type="float">
            <text:p>0</text:p>
          </table:table-cell>
          <table:table-cell table:formula="of:=ROUND((SUM([.$B156:.C156])/COUNT([.$B156:.C156]));0)" office:value-type="float" office:value="0" calcext:value-type="float">
            <text:p>0</text:p>
          </table:table-cell>
          <table:table-cell table:formula="of:=ROUND((SUM([.$B156:.D156])/COUNT([.$B156:.D156]));0)" office:value-type="float" office:value="0" calcext:value-type="float">
            <text:p>0</text:p>
          </table:table-cell>
          <table:table-cell table:formula="of:=ROUND((SUM([.$B156:.E156])/COUNT([.$B156:.E156]));0)" office:value-type="float" office:value="0" calcext:value-type="float">
            <text:p>0</text:p>
          </table:table-cell>
          <table:table-cell table:formula="of:=ROUND((SUM([.$B156:.F156])/COUNT([.$B156:.F156]));0)" office:value-type="float" office:value="0" calcext:value-type="float">
            <text:p>0</text:p>
          </table:table-cell>
          <table:table-cell table:formula="of:=ROUND((SUM([.$B156:.G156])/COUNT([.$B156:.G156]));0)" office:value-type="float" office:value="0" calcext:value-type="float">
            <text:p>0</text:p>
          </table:table-cell>
          <table:table-cell table:formula="of:=ROUND((SUM([.$B156:.H156])/COUNT([.$B156:.H156]));0)" office:value-type="float" office:value="0" calcext:value-type="float">
            <text:p>0</text:p>
          </table:table-cell>
          <table:table-cell table:formula="of:=ROUND((SUM([.$B156:.I156])/COUNT([.$B156:.I156]));0)" office:value-type="float" office:value="0" calcext:value-type="float">
            <text:p>0</text:p>
          </table:table-cell>
          <table:table-cell table:formula="of:=ROUND((SUM([.$B156:.J156])/COUNT([.$B156:.J156]));0)" office:value-type="float" office:value="0" calcext:value-type="float">
            <text:p>0</text:p>
          </table:table-cell>
          <table:table-cell table:formula="of:=ROUND((SUM([.$B156:.K156])/COUNT([.$B156:.K156]));0)" office:value-type="float" office:value="0" calcext:value-type="float">
            <text:p>0</text:p>
          </table:table-cell>
          <table:table-cell table:formula="of:=ROUND((SUM([.$B156:.L156])/COUNT([.$B156:.L156]));0)" office:value-type="float" office:value="0" calcext:value-type="float">
            <text:p>0</text:p>
          </table:table-cell>
          <table:table-cell table:formula="of:=ROUND((SUM([.$B156:.M156])/COUNT([.$B156:.M156]));0)" office:value-type="float" office:value="0" calcext:value-type="float">
            <text:p>0</text:p>
          </table:table-cell>
          <table:table-cell table:formula="of:=ROUND((SUM([.$B156:.N156])/COUNT([.$B156:.N156]));0)" office:value-type="float" office:value="0" calcext:value-type="float">
            <text:p>0</text:p>
          </table:table-cell>
          <table:table-cell table:formula="of:=ROUND((SUM([.$B156:.O156])/COUNT([.$B156:.O156]));0)" office:value-type="float" office:value="0" calcext:value-type="float">
            <text:p>0</text:p>
          </table:table-cell>
          <table:table-cell table:formula="of:=ROUND((SUM([.$B156:.P156])/COUNT([.$B156:.P156]));0)" office:value-type="float" office:value="0" calcext:value-type="float">
            <text:p>0</text:p>
          </table:table-cell>
          <table:table-cell table:formula="of:=ROUND((SUM([.$B156:.Q156])/COUNT([.$B156:.Q15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57:.B157])/COUNT([.$B157:.B157]));0)" office:value-type="float" office:value="0" calcext:value-type="float">
            <text:p>0</text:p>
          </table:table-cell>
          <table:table-cell table:formula="of:=ROUND((SUM([.$B157:.C157])/COUNT([.$B157:.C157]));0)" office:value-type="float" office:value="0" calcext:value-type="float">
            <text:p>0</text:p>
          </table:table-cell>
          <table:table-cell table:formula="of:=ROUND((SUM([.$B157:.D157])/COUNT([.$B157:.D157]));0)" office:value-type="float" office:value="0" calcext:value-type="float">
            <text:p>0</text:p>
          </table:table-cell>
          <table:table-cell table:formula="of:=ROUND((SUM([.$B157:.E157])/COUNT([.$B157:.E157]));0)" office:value-type="float" office:value="0" calcext:value-type="float">
            <text:p>0</text:p>
          </table:table-cell>
          <table:table-cell table:formula="of:=ROUND((SUM([.$B157:.F157])/COUNT([.$B157:.F157]));0)" office:value-type="float" office:value="0" calcext:value-type="float">
            <text:p>0</text:p>
          </table:table-cell>
          <table:table-cell table:formula="of:=ROUND((SUM([.$B157:.G157])/COUNT([.$B157:.G157]));0)" office:value-type="float" office:value="0" calcext:value-type="float">
            <text:p>0</text:p>
          </table:table-cell>
          <table:table-cell table:formula="of:=ROUND((SUM([.$B157:.H157])/COUNT([.$B157:.H157]));0)" office:value-type="float" office:value="0" calcext:value-type="float">
            <text:p>0</text:p>
          </table:table-cell>
          <table:table-cell table:formula="of:=ROUND((SUM([.$B157:.I157])/COUNT([.$B157:.I157]));0)" office:value-type="float" office:value="0" calcext:value-type="float">
            <text:p>0</text:p>
          </table:table-cell>
          <table:table-cell table:formula="of:=ROUND((SUM([.$B157:.J157])/COUNT([.$B157:.J157]));0)" office:value-type="float" office:value="0" calcext:value-type="float">
            <text:p>0</text:p>
          </table:table-cell>
          <table:table-cell table:formula="of:=ROUND((SUM([.$B157:.K157])/COUNT([.$B157:.K157]));0)" office:value-type="float" office:value="0" calcext:value-type="float">
            <text:p>0</text:p>
          </table:table-cell>
          <table:table-cell table:formula="of:=ROUND((SUM([.$B157:.L157])/COUNT([.$B157:.L157]));0)" office:value-type="float" office:value="0" calcext:value-type="float">
            <text:p>0</text:p>
          </table:table-cell>
          <table:table-cell table:formula="of:=ROUND((SUM([.$B157:.M157])/COUNT([.$B157:.M157]));0)" office:value-type="float" office:value="0" calcext:value-type="float">
            <text:p>0</text:p>
          </table:table-cell>
          <table:table-cell table:formula="of:=ROUND((SUM([.$B157:.N157])/COUNT([.$B157:.N157]));0)" office:value-type="float" office:value="0" calcext:value-type="float">
            <text:p>0</text:p>
          </table:table-cell>
          <table:table-cell table:formula="of:=ROUND((SUM([.$B157:.O157])/COUNT([.$B157:.O157]));0)" office:value-type="float" office:value="0" calcext:value-type="float">
            <text:p>0</text:p>
          </table:table-cell>
          <table:table-cell table:formula="of:=ROUND((SUM([.$B157:.P157])/COUNT([.$B157:.P157]));0)" office:value-type="float" office:value="0" calcext:value-type="float">
            <text:p>0</text:p>
          </table:table-cell>
          <table:table-cell table:formula="of:=ROUND((SUM([.$B157:.Q157])/COUNT([.$B157:.Q15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58:.B158])/COUNT([.$B158:.B158]));0)" office:value-type="float" office:value="0" calcext:value-type="float">
            <text:p>0</text:p>
          </table:table-cell>
          <table:table-cell table:formula="of:=ROUND((SUM([.$B158:.C158])/COUNT([.$B158:.C158]));0)" office:value-type="float" office:value="0" calcext:value-type="float">
            <text:p>0</text:p>
          </table:table-cell>
          <table:table-cell table:formula="of:=ROUND((SUM([.$B158:.D158])/COUNT([.$B158:.D158]));0)" office:value-type="float" office:value="0" calcext:value-type="float">
            <text:p>0</text:p>
          </table:table-cell>
          <table:table-cell table:formula="of:=ROUND((SUM([.$B158:.E158])/COUNT([.$B158:.E158]));0)" office:value-type="float" office:value="0" calcext:value-type="float">
            <text:p>0</text:p>
          </table:table-cell>
          <table:table-cell table:formula="of:=ROUND((SUM([.$B158:.F158])/COUNT([.$B158:.F158]));0)" office:value-type="float" office:value="0" calcext:value-type="float">
            <text:p>0</text:p>
          </table:table-cell>
          <table:table-cell table:formula="of:=ROUND((SUM([.$B158:.G158])/COUNT([.$B158:.G158]));0)" office:value-type="float" office:value="0" calcext:value-type="float">
            <text:p>0</text:p>
          </table:table-cell>
          <table:table-cell table:formula="of:=ROUND((SUM([.$B158:.H158])/COUNT([.$B158:.H158]));0)" office:value-type="float" office:value="0" calcext:value-type="float">
            <text:p>0</text:p>
          </table:table-cell>
          <table:table-cell table:formula="of:=ROUND((SUM([.$B158:.I158])/COUNT([.$B158:.I158]));0)" office:value-type="float" office:value="0" calcext:value-type="float">
            <text:p>0</text:p>
          </table:table-cell>
          <table:table-cell table:formula="of:=ROUND((SUM([.$B158:.J158])/COUNT([.$B158:.J158]));0)" office:value-type="float" office:value="0" calcext:value-type="float">
            <text:p>0</text:p>
          </table:table-cell>
          <table:table-cell table:formula="of:=ROUND((SUM([.$B158:.K158])/COUNT([.$B158:.K158]));0)" office:value-type="float" office:value="0" calcext:value-type="float">
            <text:p>0</text:p>
          </table:table-cell>
          <table:table-cell table:formula="of:=ROUND((SUM([.$B158:.L158])/COUNT([.$B158:.L158]));0)" office:value-type="float" office:value="0" calcext:value-type="float">
            <text:p>0</text:p>
          </table:table-cell>
          <table:table-cell table:formula="of:=ROUND((SUM([.$B158:.M158])/COUNT([.$B158:.M158]));0)" office:value-type="float" office:value="0" calcext:value-type="float">
            <text:p>0</text:p>
          </table:table-cell>
          <table:table-cell table:formula="of:=ROUND((SUM([.$B158:.N158])/COUNT([.$B158:.N158]));0)" office:value-type="float" office:value="0" calcext:value-type="float">
            <text:p>0</text:p>
          </table:table-cell>
          <table:table-cell table:formula="of:=ROUND((SUM([.$B158:.O158])/COUNT([.$B158:.O158]));0)" office:value-type="float" office:value="0" calcext:value-type="float">
            <text:p>0</text:p>
          </table:table-cell>
          <table:table-cell table:formula="of:=ROUND((SUM([.$B158:.P158])/COUNT([.$B158:.P158]));0)" office:value-type="float" office:value="0" calcext:value-type="float">
            <text:p>0</text:p>
          </table:table-cell>
          <table:table-cell table:formula="of:=ROUND((SUM([.$B158:.Q158])/COUNT([.$B158:.Q15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59:.B159])/COUNT([.$B159:.B159]));0)" office:value-type="float" office:value="0" calcext:value-type="float">
            <text:p>0</text:p>
          </table:table-cell>
          <table:table-cell table:formula="of:=ROUND((SUM([.$B159:.C159])/COUNT([.$B159:.C159]));0)" office:value-type="float" office:value="0" calcext:value-type="float">
            <text:p>0</text:p>
          </table:table-cell>
          <table:table-cell table:formula="of:=ROUND((SUM([.$B159:.D159])/COUNT([.$B159:.D159]));0)" office:value-type="float" office:value="0" calcext:value-type="float">
            <text:p>0</text:p>
          </table:table-cell>
          <table:table-cell table:formula="of:=ROUND((SUM([.$B159:.E159])/COUNT([.$B159:.E159]));0)" office:value-type="float" office:value="0" calcext:value-type="float">
            <text:p>0</text:p>
          </table:table-cell>
          <table:table-cell table:formula="of:=ROUND((SUM([.$B159:.F159])/COUNT([.$B159:.F159]));0)" office:value-type="float" office:value="0" calcext:value-type="float">
            <text:p>0</text:p>
          </table:table-cell>
          <table:table-cell table:formula="of:=ROUND((SUM([.$B159:.G159])/COUNT([.$B159:.G159]));0)" office:value-type="float" office:value="0" calcext:value-type="float">
            <text:p>0</text:p>
          </table:table-cell>
          <table:table-cell table:formula="of:=ROUND((SUM([.$B159:.H159])/COUNT([.$B159:.H159]));0)" office:value-type="float" office:value="0" calcext:value-type="float">
            <text:p>0</text:p>
          </table:table-cell>
          <table:table-cell table:formula="of:=ROUND((SUM([.$B159:.I159])/COUNT([.$B159:.I159]));0)" office:value-type="float" office:value="0" calcext:value-type="float">
            <text:p>0</text:p>
          </table:table-cell>
          <table:table-cell table:formula="of:=ROUND((SUM([.$B159:.J159])/COUNT([.$B159:.J159]));0)" office:value-type="float" office:value="0" calcext:value-type="float">
            <text:p>0</text:p>
          </table:table-cell>
          <table:table-cell table:formula="of:=ROUND((SUM([.$B159:.K159])/COUNT([.$B159:.K159]));0)" office:value-type="float" office:value="0" calcext:value-type="float">
            <text:p>0</text:p>
          </table:table-cell>
          <table:table-cell table:formula="of:=ROUND((SUM([.$B159:.L159])/COUNT([.$B159:.L159]));0)" office:value-type="float" office:value="0" calcext:value-type="float">
            <text:p>0</text:p>
          </table:table-cell>
          <table:table-cell table:formula="of:=ROUND((SUM([.$B159:.M159])/COUNT([.$B159:.M159]));0)" office:value-type="float" office:value="0" calcext:value-type="float">
            <text:p>0</text:p>
          </table:table-cell>
          <table:table-cell table:formula="of:=ROUND((SUM([.$B159:.N159])/COUNT([.$B159:.N159]));0)" office:value-type="float" office:value="0" calcext:value-type="float">
            <text:p>0</text:p>
          </table:table-cell>
          <table:table-cell table:formula="of:=ROUND((SUM([.$B159:.O159])/COUNT([.$B159:.O159]));0)" office:value-type="float" office:value="0" calcext:value-type="float">
            <text:p>0</text:p>
          </table:table-cell>
          <table:table-cell table:formula="of:=ROUND((SUM([.$B159:.P159])/COUNT([.$B159:.P159]));0)" office:value-type="float" office:value="0" calcext:value-type="float">
            <text:p>0</text:p>
          </table:table-cell>
          <table:table-cell table:formula="of:=ROUND((SUM([.$B159:.Q159])/COUNT([.$B159:.Q15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60:.B160])/COUNT([.$B160:.B160]));0)" office:value-type="float" office:value="0" calcext:value-type="float">
            <text:p>0</text:p>
          </table:table-cell>
          <table:table-cell table:formula="of:=ROUND((SUM([.$B160:.C160])/COUNT([.$B160:.C160]));0)" office:value-type="float" office:value="0" calcext:value-type="float">
            <text:p>0</text:p>
          </table:table-cell>
          <table:table-cell table:formula="of:=ROUND((SUM([.$B160:.D160])/COUNT([.$B160:.D160]));0)" office:value-type="float" office:value="0" calcext:value-type="float">
            <text:p>0</text:p>
          </table:table-cell>
          <table:table-cell table:formula="of:=ROUND((SUM([.$B160:.E160])/COUNT([.$B160:.E160]));0)" office:value-type="float" office:value="0" calcext:value-type="float">
            <text:p>0</text:p>
          </table:table-cell>
          <table:table-cell table:formula="of:=ROUND((SUM([.$B160:.F160])/COUNT([.$B160:.F160]));0)" office:value-type="float" office:value="0" calcext:value-type="float">
            <text:p>0</text:p>
          </table:table-cell>
          <table:table-cell table:formula="of:=ROUND((SUM([.$B160:.G160])/COUNT([.$B160:.G160]));0)" office:value-type="float" office:value="0" calcext:value-type="float">
            <text:p>0</text:p>
          </table:table-cell>
          <table:table-cell table:formula="of:=ROUND((SUM([.$B160:.H160])/COUNT([.$B160:.H160]));0)" office:value-type="float" office:value="0" calcext:value-type="float">
            <text:p>0</text:p>
          </table:table-cell>
          <table:table-cell table:formula="of:=ROUND((SUM([.$B160:.I160])/COUNT([.$B160:.I160]));0)" office:value-type="float" office:value="0" calcext:value-type="float">
            <text:p>0</text:p>
          </table:table-cell>
          <table:table-cell table:formula="of:=ROUND((SUM([.$B160:.J160])/COUNT([.$B160:.J160]));0)" office:value-type="float" office:value="0" calcext:value-type="float">
            <text:p>0</text:p>
          </table:table-cell>
          <table:table-cell table:formula="of:=ROUND((SUM([.$B160:.K160])/COUNT([.$B160:.K160]));0)" office:value-type="float" office:value="0" calcext:value-type="float">
            <text:p>0</text:p>
          </table:table-cell>
          <table:table-cell table:formula="of:=ROUND((SUM([.$B160:.L160])/COUNT([.$B160:.L160]));0)" office:value-type="float" office:value="0" calcext:value-type="float">
            <text:p>0</text:p>
          </table:table-cell>
          <table:table-cell table:formula="of:=ROUND((SUM([.$B160:.M160])/COUNT([.$B160:.M160]));0)" office:value-type="float" office:value="0" calcext:value-type="float">
            <text:p>0</text:p>
          </table:table-cell>
          <table:table-cell table:formula="of:=ROUND((SUM([.$B160:.N160])/COUNT([.$B160:.N160]));0)" office:value-type="float" office:value="0" calcext:value-type="float">
            <text:p>0</text:p>
          </table:table-cell>
          <table:table-cell table:formula="of:=ROUND((SUM([.$B160:.O160])/COUNT([.$B160:.O160]));0)" office:value-type="float" office:value="0" calcext:value-type="float">
            <text:p>0</text:p>
          </table:table-cell>
          <table:table-cell table:formula="of:=ROUND((SUM([.$B160:.P160])/COUNT([.$B160:.P160]));0)" office:value-type="float" office:value="0" calcext:value-type="float">
            <text:p>0</text:p>
          </table:table-cell>
          <table:table-cell table:formula="of:=ROUND((SUM([.$B160:.Q160])/COUNT([.$B160:.Q16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61:.B161])/COUNT([.$B161:.B161]));0)" office:value-type="float" office:value="0" calcext:value-type="float">
            <text:p>0</text:p>
          </table:table-cell>
          <table:table-cell table:formula="of:=ROUND((SUM([.$B161:.C161])/COUNT([.$B161:.C161]));0)" office:value-type="float" office:value="1" calcext:value-type="float">
            <text:p>1</text:p>
          </table:table-cell>
          <table:table-cell table:formula="of:=ROUND((SUM([.$B161:.D161])/COUNT([.$B161:.D161]));0)" office:value-type="float" office:value="0" calcext:value-type="float">
            <text:p>0</text:p>
          </table:table-cell>
          <table:table-cell table:formula="of:=ROUND((SUM([.$B161:.E161])/COUNT([.$B161:.E161]));0)" office:value-type="float" office:value="0" calcext:value-type="float">
            <text:p>0</text:p>
          </table:table-cell>
          <table:table-cell table:formula="of:=ROUND((SUM([.$B161:.F161])/COUNT([.$B161:.F161]));0)" office:value-type="float" office:value="0" calcext:value-type="float">
            <text:p>0</text:p>
          </table:table-cell>
          <table:table-cell table:formula="of:=ROUND((SUM([.$B161:.G161])/COUNT([.$B161:.G161]));0)" office:value-type="float" office:value="1" calcext:value-type="float">
            <text:p>1</text:p>
          </table:table-cell>
          <table:table-cell table:formula="of:=ROUND((SUM([.$B161:.H161])/COUNT([.$B161:.H161]));0)" office:value-type="float" office:value="0" calcext:value-type="float">
            <text:p>0</text:p>
          </table:table-cell>
          <table:table-cell table:formula="of:=ROUND((SUM([.$B161:.I161])/COUNT([.$B161:.I161]));0)" office:value-type="float" office:value="0" calcext:value-type="float">
            <text:p>0</text:p>
          </table:table-cell>
          <table:table-cell table:formula="of:=ROUND((SUM([.$B161:.J161])/COUNT([.$B161:.J161]));0)" office:value-type="float" office:value="0" calcext:value-type="float">
            <text:p>0</text:p>
          </table:table-cell>
          <table:table-cell table:formula="of:=ROUND((SUM([.$B161:.K161])/COUNT([.$B161:.K161]));0)" office:value-type="float" office:value="0" calcext:value-type="float">
            <text:p>0</text:p>
          </table:table-cell>
          <table:table-cell table:formula="of:=ROUND((SUM([.$B161:.L161])/COUNT([.$B161:.L161]));0)" office:value-type="float" office:value="0" calcext:value-type="float">
            <text:p>0</text:p>
          </table:table-cell>
          <table:table-cell table:formula="of:=ROUND((SUM([.$B161:.M161])/COUNT([.$B161:.M161]));0)" office:value-type="float" office:value="0" calcext:value-type="float">
            <text:p>0</text:p>
          </table:table-cell>
          <table:table-cell table:formula="of:=ROUND((SUM([.$B161:.N161])/COUNT([.$B161:.N161]));0)" office:value-type="float" office:value="0" calcext:value-type="float">
            <text:p>0</text:p>
          </table:table-cell>
          <table:table-cell table:formula="of:=ROUND((SUM([.$B161:.O161])/COUNT([.$B161:.O161]));0)" office:value-type="float" office:value="0" calcext:value-type="float">
            <text:p>0</text:p>
          </table:table-cell>
          <table:table-cell table:formula="of:=ROUND((SUM([.$B161:.P161])/COUNT([.$B161:.P161]));0)" office:value-type="float" office:value="0" calcext:value-type="float">
            <text:p>0</text:p>
          </table:table-cell>
          <table:table-cell table:formula="of:=ROUND((SUM([.$B161:.Q161])/COUNT([.$B161:.Q16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62:.B162])/COUNT([.$B162:.B162]));0)" office:value-type="float" office:value="0" calcext:value-type="float">
            <text:p>0</text:p>
          </table:table-cell>
          <table:table-cell table:formula="of:=ROUND((SUM([.$B162:.C162])/COUNT([.$B162:.C162]));0)" office:value-type="float" office:value="0" calcext:value-type="float">
            <text:p>0</text:p>
          </table:table-cell>
          <table:table-cell table:formula="of:=ROUND((SUM([.$B162:.D162])/COUNT([.$B162:.D162]));0)" office:value-type="float" office:value="0" calcext:value-type="float">
            <text:p>0</text:p>
          </table:table-cell>
          <table:table-cell table:formula="of:=ROUND((SUM([.$B162:.E162])/COUNT([.$B162:.E162]));0)" office:value-type="float" office:value="0" calcext:value-type="float">
            <text:p>0</text:p>
          </table:table-cell>
          <table:table-cell table:formula="of:=ROUND((SUM([.$B162:.F162])/COUNT([.$B162:.F162]));0)" office:value-type="float" office:value="0" calcext:value-type="float">
            <text:p>0</text:p>
          </table:table-cell>
          <table:table-cell table:formula="of:=ROUND((SUM([.$B162:.G162])/COUNT([.$B162:.G162]));0)" office:value-type="float" office:value="0" calcext:value-type="float">
            <text:p>0</text:p>
          </table:table-cell>
          <table:table-cell table:formula="of:=ROUND((SUM([.$B162:.H162])/COUNT([.$B162:.H162]));0)" office:value-type="float" office:value="0" calcext:value-type="float">
            <text:p>0</text:p>
          </table:table-cell>
          <table:table-cell table:formula="of:=ROUND((SUM([.$B162:.I162])/COUNT([.$B162:.I162]));0)" office:value-type="float" office:value="0" calcext:value-type="float">
            <text:p>0</text:p>
          </table:table-cell>
          <table:table-cell table:formula="of:=ROUND((SUM([.$B162:.J162])/COUNT([.$B162:.J162]));0)" office:value-type="float" office:value="0" calcext:value-type="float">
            <text:p>0</text:p>
          </table:table-cell>
          <table:table-cell table:formula="of:=ROUND((SUM([.$B162:.K162])/COUNT([.$B162:.K162]));0)" office:value-type="float" office:value="0" calcext:value-type="float">
            <text:p>0</text:p>
          </table:table-cell>
          <table:table-cell table:formula="of:=ROUND((SUM([.$B162:.L162])/COUNT([.$B162:.L162]));0)" office:value-type="float" office:value="0" calcext:value-type="float">
            <text:p>0</text:p>
          </table:table-cell>
          <table:table-cell table:formula="of:=ROUND((SUM([.$B162:.M162])/COUNT([.$B162:.M162]));0)" office:value-type="float" office:value="0" calcext:value-type="float">
            <text:p>0</text:p>
          </table:table-cell>
          <table:table-cell table:formula="of:=ROUND((SUM([.$B162:.N162])/COUNT([.$B162:.N162]));0)" office:value-type="float" office:value="0" calcext:value-type="float">
            <text:p>0</text:p>
          </table:table-cell>
          <table:table-cell table:formula="of:=ROUND((SUM([.$B162:.O162])/COUNT([.$B162:.O162]));0)" office:value-type="float" office:value="0" calcext:value-type="float">
            <text:p>0</text:p>
          </table:table-cell>
          <table:table-cell table:formula="of:=ROUND((SUM([.$B162:.P162])/COUNT([.$B162:.P162]));0)" office:value-type="float" office:value="0" calcext:value-type="float">
            <text:p>0</text:p>
          </table:table-cell>
          <table:table-cell table:formula="of:=ROUND((SUM([.$B162:.Q162])/COUNT([.$B162:.Q16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3:.B163])/COUNT([.$B163:.B163]));0)" office:value-type="float" office:value="0" calcext:value-type="float">
            <text:p>0</text:p>
          </table:table-cell>
          <table:table-cell table:formula="of:=ROUND((SUM([.$B163:.C163])/COUNT([.$B163:.C163]));0)" office:value-type="float" office:value="0" calcext:value-type="float">
            <text:p>0</text:p>
          </table:table-cell>
          <table:table-cell table:formula="of:=ROUND((SUM([.$B163:.D163])/COUNT([.$B163:.D163]));0)" office:value-type="float" office:value="0" calcext:value-type="float">
            <text:p>0</text:p>
          </table:table-cell>
          <table:table-cell table:formula="of:=ROUND((SUM([.$B163:.E163])/COUNT([.$B163:.E163]));0)" office:value-type="float" office:value="0" calcext:value-type="float">
            <text:p>0</text:p>
          </table:table-cell>
          <table:table-cell table:formula="of:=ROUND((SUM([.$B163:.F163])/COUNT([.$B163:.F163]));0)" office:value-type="float" office:value="0" calcext:value-type="float">
            <text:p>0</text:p>
          </table:table-cell>
          <table:table-cell table:formula="of:=ROUND((SUM([.$B163:.G163])/COUNT([.$B163:.G163]));0)" office:value-type="float" office:value="0" calcext:value-type="float">
            <text:p>0</text:p>
          </table:table-cell>
          <table:table-cell table:formula="of:=ROUND((SUM([.$B163:.H163])/COUNT([.$B163:.H163]));0)" office:value-type="float" office:value="0" calcext:value-type="float">
            <text:p>0</text:p>
          </table:table-cell>
          <table:table-cell table:formula="of:=ROUND((SUM([.$B163:.I163])/COUNT([.$B163:.I163]));0)" office:value-type="float" office:value="0" calcext:value-type="float">
            <text:p>0</text:p>
          </table:table-cell>
          <table:table-cell table:formula="of:=ROUND((SUM([.$B163:.J163])/COUNT([.$B163:.J163]));0)" office:value-type="float" office:value="0" calcext:value-type="float">
            <text:p>0</text:p>
          </table:table-cell>
          <table:table-cell table:formula="of:=ROUND((SUM([.$B163:.K163])/COUNT([.$B163:.K163]));0)" office:value-type="float" office:value="0" calcext:value-type="float">
            <text:p>0</text:p>
          </table:table-cell>
          <table:table-cell table:formula="of:=ROUND((SUM([.$B163:.L163])/COUNT([.$B163:.L163]));0)" office:value-type="float" office:value="0" calcext:value-type="float">
            <text:p>0</text:p>
          </table:table-cell>
          <table:table-cell table:formula="of:=ROUND((SUM([.$B163:.M163])/COUNT([.$B163:.M163]));0)" office:value-type="float" office:value="0" calcext:value-type="float">
            <text:p>0</text:p>
          </table:table-cell>
          <table:table-cell table:formula="of:=ROUND((SUM([.$B163:.N163])/COUNT([.$B163:.N163]));0)" office:value-type="float" office:value="0" calcext:value-type="float">
            <text:p>0</text:p>
          </table:table-cell>
          <table:table-cell table:formula="of:=ROUND((SUM([.$B163:.O163])/COUNT([.$B163:.O163]));0)" office:value-type="float" office:value="0" calcext:value-type="float">
            <text:p>0</text:p>
          </table:table-cell>
          <table:table-cell table:formula="of:=ROUND((SUM([.$B163:.P163])/COUNT([.$B163:.P163]));0)" office:value-type="float" office:value="0" calcext:value-type="float">
            <text:p>0</text:p>
          </table:table-cell>
          <table:table-cell table:formula="of:=ROUND((SUM([.$B163:.Q163])/COUNT([.$B163:.Q16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4:.B164])/COUNT([.$B164:.B164]));0)" office:value-type="float" office:value="0" calcext:value-type="float">
            <text:p>0</text:p>
          </table:table-cell>
          <table:table-cell table:formula="of:=ROUND((SUM([.$B164:.C164])/COUNT([.$B164:.C164]));0)" office:value-type="float" office:value="0" calcext:value-type="float">
            <text:p>0</text:p>
          </table:table-cell>
          <table:table-cell table:formula="of:=ROUND((SUM([.$B164:.D164])/COUNT([.$B164:.D164]));0)" office:value-type="float" office:value="0" calcext:value-type="float">
            <text:p>0</text:p>
          </table:table-cell>
          <table:table-cell table:formula="of:=ROUND((SUM([.$B164:.E164])/COUNT([.$B164:.E164]));0)" office:value-type="float" office:value="0" calcext:value-type="float">
            <text:p>0</text:p>
          </table:table-cell>
          <table:table-cell table:formula="of:=ROUND((SUM([.$B164:.F164])/COUNT([.$B164:.F164]));0)" office:value-type="float" office:value="0" calcext:value-type="float">
            <text:p>0</text:p>
          </table:table-cell>
          <table:table-cell table:formula="of:=ROUND((SUM([.$B164:.G164])/COUNT([.$B164:.G164]));0)" office:value-type="float" office:value="0" calcext:value-type="float">
            <text:p>0</text:p>
          </table:table-cell>
          <table:table-cell table:formula="of:=ROUND((SUM([.$B164:.H164])/COUNT([.$B164:.H164]));0)" office:value-type="float" office:value="0" calcext:value-type="float">
            <text:p>0</text:p>
          </table:table-cell>
          <table:table-cell table:formula="of:=ROUND((SUM([.$B164:.I164])/COUNT([.$B164:.I164]));0)" office:value-type="float" office:value="0" calcext:value-type="float">
            <text:p>0</text:p>
          </table:table-cell>
          <table:table-cell table:formula="of:=ROUND((SUM([.$B164:.J164])/COUNT([.$B164:.J164]));0)" office:value-type="float" office:value="0" calcext:value-type="float">
            <text:p>0</text:p>
          </table:table-cell>
          <table:table-cell table:formula="of:=ROUND((SUM([.$B164:.K164])/COUNT([.$B164:.K164]));0)" office:value-type="float" office:value="0" calcext:value-type="float">
            <text:p>0</text:p>
          </table:table-cell>
          <table:table-cell table:formula="of:=ROUND((SUM([.$B164:.L164])/COUNT([.$B164:.L164]));0)" office:value-type="float" office:value="0" calcext:value-type="float">
            <text:p>0</text:p>
          </table:table-cell>
          <table:table-cell table:formula="of:=ROUND((SUM([.$B164:.M164])/COUNT([.$B164:.M164]));0)" office:value-type="float" office:value="0" calcext:value-type="float">
            <text:p>0</text:p>
          </table:table-cell>
          <table:table-cell table:formula="of:=ROUND((SUM([.$B164:.N164])/COUNT([.$B164:.N164]));0)" office:value-type="float" office:value="0" calcext:value-type="float">
            <text:p>0</text:p>
          </table:table-cell>
          <table:table-cell table:formula="of:=ROUND((SUM([.$B164:.O164])/COUNT([.$B164:.O164]));0)" office:value-type="float" office:value="0" calcext:value-type="float">
            <text:p>0</text:p>
          </table:table-cell>
          <table:table-cell table:formula="of:=ROUND((SUM([.$B164:.P164])/COUNT([.$B164:.P164]));0)" office:value-type="float" office:value="0" calcext:value-type="float">
            <text:p>0</text:p>
          </table:table-cell>
          <table:table-cell table:formula="of:=ROUND((SUM([.$B164:.Q164])/COUNT([.$B164:.Q16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65:.B165])/COUNT([.$B165:.B165]));0)" office:value-type="float" office:value="0" calcext:value-type="float">
            <text:p>0</text:p>
          </table:table-cell>
          <table:table-cell table:formula="of:=ROUND((SUM([.$B165:.C165])/COUNT([.$B165:.C165]));0)" office:value-type="float" office:value="0" calcext:value-type="float">
            <text:p>0</text:p>
          </table:table-cell>
          <table:table-cell table:formula="of:=ROUND((SUM([.$B165:.D165])/COUNT([.$B165:.D165]));0)" office:value-type="float" office:value="0" calcext:value-type="float">
            <text:p>0</text:p>
          </table:table-cell>
          <table:table-cell table:formula="of:=ROUND((SUM([.$B165:.E165])/COUNT([.$B165:.E165]));0)" office:value-type="float" office:value="0" calcext:value-type="float">
            <text:p>0</text:p>
          </table:table-cell>
          <table:table-cell table:formula="of:=ROUND((SUM([.$B165:.F165])/COUNT([.$B165:.F165]));0)" office:value-type="float" office:value="0" calcext:value-type="float">
            <text:p>0</text:p>
          </table:table-cell>
          <table:table-cell table:formula="of:=ROUND((SUM([.$B165:.G165])/COUNT([.$B165:.G165]));0)" office:value-type="float" office:value="0" calcext:value-type="float">
            <text:p>0</text:p>
          </table:table-cell>
          <table:table-cell table:formula="of:=ROUND((SUM([.$B165:.H165])/COUNT([.$B165:.H165]));0)" office:value-type="float" office:value="0" calcext:value-type="float">
            <text:p>0</text:p>
          </table:table-cell>
          <table:table-cell table:formula="of:=ROUND((SUM([.$B165:.I165])/COUNT([.$B165:.I165]));0)" office:value-type="float" office:value="0" calcext:value-type="float">
            <text:p>0</text:p>
          </table:table-cell>
          <table:table-cell table:formula="of:=ROUND((SUM([.$B165:.J165])/COUNT([.$B165:.J165]));0)" office:value-type="float" office:value="0" calcext:value-type="float">
            <text:p>0</text:p>
          </table:table-cell>
          <table:table-cell table:formula="of:=ROUND((SUM([.$B165:.K165])/COUNT([.$B165:.K165]));0)" office:value-type="float" office:value="0" calcext:value-type="float">
            <text:p>0</text:p>
          </table:table-cell>
          <table:table-cell table:formula="of:=ROUND((SUM([.$B165:.L165])/COUNT([.$B165:.L165]));0)" office:value-type="float" office:value="0" calcext:value-type="float">
            <text:p>0</text:p>
          </table:table-cell>
          <table:table-cell table:formula="of:=ROUND((SUM([.$B165:.M165])/COUNT([.$B165:.M165]));0)" office:value-type="float" office:value="0" calcext:value-type="float">
            <text:p>0</text:p>
          </table:table-cell>
          <table:table-cell table:formula="of:=ROUND((SUM([.$B165:.N165])/COUNT([.$B165:.N165]));0)" office:value-type="float" office:value="0" calcext:value-type="float">
            <text:p>0</text:p>
          </table:table-cell>
          <table:table-cell table:formula="of:=ROUND((SUM([.$B165:.O165])/COUNT([.$B165:.O165]));0)" office:value-type="float" office:value="0" calcext:value-type="float">
            <text:p>0</text:p>
          </table:table-cell>
          <table:table-cell table:formula="of:=ROUND((SUM([.$B165:.P165])/COUNT([.$B165:.P165]));0)" office:value-type="float" office:value="0" calcext:value-type="float">
            <text:p>0</text:p>
          </table:table-cell>
          <table:table-cell table:formula="of:=ROUND((SUM([.$B165:.Q165])/COUNT([.$B165:.Q16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6:.B166])/COUNT([.$B166:.B166]));0)" office:value-type="float" office:value="0" calcext:value-type="float">
            <text:p>0</text:p>
          </table:table-cell>
          <table:table-cell table:formula="of:=ROUND((SUM([.$B166:.C166])/COUNT([.$B166:.C166]));0)" office:value-type="float" office:value="0" calcext:value-type="float">
            <text:p>0</text:p>
          </table:table-cell>
          <table:table-cell table:formula="of:=ROUND((SUM([.$B166:.D166])/COUNT([.$B166:.D166]));0)" office:value-type="float" office:value="0" calcext:value-type="float">
            <text:p>0</text:p>
          </table:table-cell>
          <table:table-cell table:formula="of:=ROUND((SUM([.$B166:.E166])/COUNT([.$B166:.E166]));0)" office:value-type="float" office:value="0" calcext:value-type="float">
            <text:p>0</text:p>
          </table:table-cell>
          <table:table-cell table:formula="of:=ROUND((SUM([.$B166:.F166])/COUNT([.$B166:.F166]));0)" office:value-type="float" office:value="0" calcext:value-type="float">
            <text:p>0</text:p>
          </table:table-cell>
          <table:table-cell table:formula="of:=ROUND((SUM([.$B166:.G166])/COUNT([.$B166:.G166]));0)" office:value-type="float" office:value="0" calcext:value-type="float">
            <text:p>0</text:p>
          </table:table-cell>
          <table:table-cell table:formula="of:=ROUND((SUM([.$B166:.H166])/COUNT([.$B166:.H166]));0)" office:value-type="float" office:value="0" calcext:value-type="float">
            <text:p>0</text:p>
          </table:table-cell>
          <table:table-cell table:formula="of:=ROUND((SUM([.$B166:.I166])/COUNT([.$B166:.I166]));0)" office:value-type="float" office:value="0" calcext:value-type="float">
            <text:p>0</text:p>
          </table:table-cell>
          <table:table-cell table:formula="of:=ROUND((SUM([.$B166:.J166])/COUNT([.$B166:.J166]));0)" office:value-type="float" office:value="0" calcext:value-type="float">
            <text:p>0</text:p>
          </table:table-cell>
          <table:table-cell table:formula="of:=ROUND((SUM([.$B166:.K166])/COUNT([.$B166:.K166]));0)" office:value-type="float" office:value="0" calcext:value-type="float">
            <text:p>0</text:p>
          </table:table-cell>
          <table:table-cell table:formula="of:=ROUND((SUM([.$B166:.L166])/COUNT([.$B166:.L166]));0)" office:value-type="float" office:value="0" calcext:value-type="float">
            <text:p>0</text:p>
          </table:table-cell>
          <table:table-cell table:formula="of:=ROUND((SUM([.$B166:.M166])/COUNT([.$B166:.M166]));0)" office:value-type="float" office:value="0" calcext:value-type="float">
            <text:p>0</text:p>
          </table:table-cell>
          <table:table-cell table:formula="of:=ROUND((SUM([.$B166:.N166])/COUNT([.$B166:.N166]));0)" office:value-type="float" office:value="0" calcext:value-type="float">
            <text:p>0</text:p>
          </table:table-cell>
          <table:table-cell table:formula="of:=ROUND((SUM([.$B166:.O166])/COUNT([.$B166:.O166]));0)" office:value-type="float" office:value="0" calcext:value-type="float">
            <text:p>0</text:p>
          </table:table-cell>
          <table:table-cell table:formula="of:=ROUND((SUM([.$B166:.P166])/COUNT([.$B166:.P166]));0)" office:value-type="float" office:value="0" calcext:value-type="float">
            <text:p>0</text:p>
          </table:table-cell>
          <table:table-cell table:formula="of:=ROUND((SUM([.$B166:.Q166])/COUNT([.$B166:.Q16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67:.B167])/COUNT([.$B167:.B167]));0)" office:value-type="float" office:value="0" calcext:value-type="float">
            <text:p>0</text:p>
          </table:table-cell>
          <table:table-cell table:formula="of:=ROUND((SUM([.$B167:.C167])/COUNT([.$B167:.C167]));0)" office:value-type="float" office:value="0" calcext:value-type="float">
            <text:p>0</text:p>
          </table:table-cell>
          <table:table-cell table:formula="of:=ROUND((SUM([.$B167:.D167])/COUNT([.$B167:.D167]));0)" office:value-type="float" office:value="0" calcext:value-type="float">
            <text:p>0</text:p>
          </table:table-cell>
          <table:table-cell table:formula="of:=ROUND((SUM([.$B167:.E167])/COUNT([.$B167:.E167]));0)" office:value-type="float" office:value="0" calcext:value-type="float">
            <text:p>0</text:p>
          </table:table-cell>
          <table:table-cell table:formula="of:=ROUND((SUM([.$B167:.F167])/COUNT([.$B167:.F167]));0)" office:value-type="float" office:value="0" calcext:value-type="float">
            <text:p>0</text:p>
          </table:table-cell>
          <table:table-cell table:formula="of:=ROUND((SUM([.$B167:.G167])/COUNT([.$B167:.G167]));0)" office:value-type="float" office:value="0" calcext:value-type="float">
            <text:p>0</text:p>
          </table:table-cell>
          <table:table-cell table:formula="of:=ROUND((SUM([.$B167:.H167])/COUNT([.$B167:.H167]));0)" office:value-type="float" office:value="0" calcext:value-type="float">
            <text:p>0</text:p>
          </table:table-cell>
          <table:table-cell table:formula="of:=ROUND((SUM([.$B167:.I167])/COUNT([.$B167:.I167]));0)" office:value-type="float" office:value="0" calcext:value-type="float">
            <text:p>0</text:p>
          </table:table-cell>
          <table:table-cell table:formula="of:=ROUND((SUM([.$B167:.J167])/COUNT([.$B167:.J167]));0)" office:value-type="float" office:value="0" calcext:value-type="float">
            <text:p>0</text:p>
          </table:table-cell>
          <table:table-cell table:formula="of:=ROUND((SUM([.$B167:.K167])/COUNT([.$B167:.K167]));0)" office:value-type="float" office:value="0" calcext:value-type="float">
            <text:p>0</text:p>
          </table:table-cell>
          <table:table-cell table:formula="of:=ROUND((SUM([.$B167:.L167])/COUNT([.$B167:.L167]));0)" office:value-type="float" office:value="0" calcext:value-type="float">
            <text:p>0</text:p>
          </table:table-cell>
          <table:table-cell table:formula="of:=ROUND((SUM([.$B167:.M167])/COUNT([.$B167:.M167]));0)" office:value-type="float" office:value="0" calcext:value-type="float">
            <text:p>0</text:p>
          </table:table-cell>
          <table:table-cell table:formula="of:=ROUND((SUM([.$B167:.N167])/COUNT([.$B167:.N167]));0)" office:value-type="float" office:value="0" calcext:value-type="float">
            <text:p>0</text:p>
          </table:table-cell>
          <table:table-cell table:formula="of:=ROUND((SUM([.$B167:.O167])/COUNT([.$B167:.O167]));0)" office:value-type="float" office:value="0" calcext:value-type="float">
            <text:p>0</text:p>
          </table:table-cell>
          <table:table-cell table:formula="of:=ROUND((SUM([.$B167:.P167])/COUNT([.$B167:.P167]));0)" office:value-type="float" office:value="0" calcext:value-type="float">
            <text:p>0</text:p>
          </table:table-cell>
          <table:table-cell table:formula="of:=ROUND((SUM([.$B167:.Q167])/COUNT([.$B167:.Q16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8:.B168])/COUNT([.$B168:.B168]));0)" office:value-type="float" office:value="0" calcext:value-type="float">
            <text:p>0</text:p>
          </table:table-cell>
          <table:table-cell table:formula="of:=ROUND((SUM([.$B168:.C168])/COUNT([.$B168:.C168]));0)" office:value-type="float" office:value="0" calcext:value-type="float">
            <text:p>0</text:p>
          </table:table-cell>
          <table:table-cell table:formula="of:=ROUND((SUM([.$B168:.D168])/COUNT([.$B168:.D168]));0)" office:value-type="float" office:value="0" calcext:value-type="float">
            <text:p>0</text:p>
          </table:table-cell>
          <table:table-cell table:formula="of:=ROUND((SUM([.$B168:.E168])/COUNT([.$B168:.E168]));0)" office:value-type="float" office:value="0" calcext:value-type="float">
            <text:p>0</text:p>
          </table:table-cell>
          <table:table-cell table:formula="of:=ROUND((SUM([.$B168:.F168])/COUNT([.$B168:.F168]));0)" office:value-type="float" office:value="0" calcext:value-type="float">
            <text:p>0</text:p>
          </table:table-cell>
          <table:table-cell table:formula="of:=ROUND((SUM([.$B168:.G168])/COUNT([.$B168:.G168]));0)" office:value-type="float" office:value="0" calcext:value-type="float">
            <text:p>0</text:p>
          </table:table-cell>
          <table:table-cell table:formula="of:=ROUND((SUM([.$B168:.H168])/COUNT([.$B168:.H168]));0)" office:value-type="float" office:value="0" calcext:value-type="float">
            <text:p>0</text:p>
          </table:table-cell>
          <table:table-cell table:formula="of:=ROUND((SUM([.$B168:.I168])/COUNT([.$B168:.I168]));0)" office:value-type="float" office:value="0" calcext:value-type="float">
            <text:p>0</text:p>
          </table:table-cell>
          <table:table-cell table:formula="of:=ROUND((SUM([.$B168:.J168])/COUNT([.$B168:.J168]));0)" office:value-type="float" office:value="0" calcext:value-type="float">
            <text:p>0</text:p>
          </table:table-cell>
          <table:table-cell table:formula="of:=ROUND((SUM([.$B168:.K168])/COUNT([.$B168:.K168]));0)" office:value-type="float" office:value="0" calcext:value-type="float">
            <text:p>0</text:p>
          </table:table-cell>
          <table:table-cell table:formula="of:=ROUND((SUM([.$B168:.L168])/COUNT([.$B168:.L168]));0)" office:value-type="float" office:value="0" calcext:value-type="float">
            <text:p>0</text:p>
          </table:table-cell>
          <table:table-cell table:formula="of:=ROUND((SUM([.$B168:.M168])/COUNT([.$B168:.M168]));0)" office:value-type="float" office:value="0" calcext:value-type="float">
            <text:p>0</text:p>
          </table:table-cell>
          <table:table-cell table:formula="of:=ROUND((SUM([.$B168:.N168])/COUNT([.$B168:.N168]));0)" office:value-type="float" office:value="0" calcext:value-type="float">
            <text:p>0</text:p>
          </table:table-cell>
          <table:table-cell table:formula="of:=ROUND((SUM([.$B168:.O168])/COUNT([.$B168:.O168]));0)" office:value-type="float" office:value="0" calcext:value-type="float">
            <text:p>0</text:p>
          </table:table-cell>
          <table:table-cell table:formula="of:=ROUND((SUM([.$B168:.P168])/COUNT([.$B168:.P168]));0)" office:value-type="float" office:value="0" calcext:value-type="float">
            <text:p>0</text:p>
          </table:table-cell>
          <table:table-cell table:formula="of:=ROUND((SUM([.$B168:.Q168])/COUNT([.$B168:.Q16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69:.B169])/COUNT([.$B169:.B169]));0)" office:value-type="float" office:value="0" calcext:value-type="float">
            <text:p>0</text:p>
          </table:table-cell>
          <table:table-cell table:formula="of:=ROUND((SUM([.$B169:.C169])/COUNT([.$B169:.C169]));0)" office:value-type="float" office:value="0" calcext:value-type="float">
            <text:p>0</text:p>
          </table:table-cell>
          <table:table-cell table:formula="of:=ROUND((SUM([.$B169:.D169])/COUNT([.$B169:.D169]));0)" office:value-type="float" office:value="0" calcext:value-type="float">
            <text:p>0</text:p>
          </table:table-cell>
          <table:table-cell table:formula="of:=ROUND((SUM([.$B169:.E169])/COUNT([.$B169:.E169]));0)" office:value-type="float" office:value="0" calcext:value-type="float">
            <text:p>0</text:p>
          </table:table-cell>
          <table:table-cell table:formula="of:=ROUND((SUM([.$B169:.F169])/COUNT([.$B169:.F169]));0)" office:value-type="float" office:value="0" calcext:value-type="float">
            <text:p>0</text:p>
          </table:table-cell>
          <table:table-cell table:formula="of:=ROUND((SUM([.$B169:.G169])/COUNT([.$B169:.G169]));0)" office:value-type="float" office:value="0" calcext:value-type="float">
            <text:p>0</text:p>
          </table:table-cell>
          <table:table-cell table:formula="of:=ROUND((SUM([.$B169:.H169])/COUNT([.$B169:.H169]));0)" office:value-type="float" office:value="0" calcext:value-type="float">
            <text:p>0</text:p>
          </table:table-cell>
          <table:table-cell table:formula="of:=ROUND((SUM([.$B169:.I169])/COUNT([.$B169:.I169]));0)" office:value-type="float" office:value="0" calcext:value-type="float">
            <text:p>0</text:p>
          </table:table-cell>
          <table:table-cell table:formula="of:=ROUND((SUM([.$B169:.J169])/COUNT([.$B169:.J169]));0)" office:value-type="float" office:value="0" calcext:value-type="float">
            <text:p>0</text:p>
          </table:table-cell>
          <table:table-cell table:formula="of:=ROUND((SUM([.$B169:.K169])/COUNT([.$B169:.K169]));0)" office:value-type="float" office:value="0" calcext:value-type="float">
            <text:p>0</text:p>
          </table:table-cell>
          <table:table-cell table:formula="of:=ROUND((SUM([.$B169:.L169])/COUNT([.$B169:.L169]));0)" office:value-type="float" office:value="0" calcext:value-type="float">
            <text:p>0</text:p>
          </table:table-cell>
          <table:table-cell table:formula="of:=ROUND((SUM([.$B169:.M169])/COUNT([.$B169:.M169]));0)" office:value-type="float" office:value="0" calcext:value-type="float">
            <text:p>0</text:p>
          </table:table-cell>
          <table:table-cell table:formula="of:=ROUND((SUM([.$B169:.N169])/COUNT([.$B169:.N169]));0)" office:value-type="float" office:value="0" calcext:value-type="float">
            <text:p>0</text:p>
          </table:table-cell>
          <table:table-cell table:formula="of:=ROUND((SUM([.$B169:.O169])/COUNT([.$B169:.O169]));0)" office:value-type="float" office:value="0" calcext:value-type="float">
            <text:p>0</text:p>
          </table:table-cell>
          <table:table-cell table:formula="of:=ROUND((SUM([.$B169:.P169])/COUNT([.$B169:.P169]));0)" office:value-type="float" office:value="0" calcext:value-type="float">
            <text:p>0</text:p>
          </table:table-cell>
          <table:table-cell table:formula="of:=ROUND((SUM([.$B169:.Q169])/COUNT([.$B169:.Q16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0:.B170])/COUNT([.$B170:.B170]));0)" office:value-type="float" office:value="1" calcext:value-type="float">
            <text:p>1</text:p>
          </table:table-cell>
          <table:table-cell table:formula="of:=ROUND((SUM([.$B170:.C170])/COUNT([.$B170:.C170]));0)" office:value-type="float" office:value="1" calcext:value-type="float">
            <text:p>1</text:p>
          </table:table-cell>
          <table:table-cell table:formula="of:=ROUND((SUM([.$B170:.D170])/COUNT([.$B170:.D170]));0)" office:value-type="float" office:value="1" calcext:value-type="float">
            <text:p>1</text:p>
          </table:table-cell>
          <table:table-cell table:formula="of:=ROUND((SUM([.$B170:.E170])/COUNT([.$B170:.E170]));0)" office:value-type="float" office:value="1" calcext:value-type="float">
            <text:p>1</text:p>
          </table:table-cell>
          <table:table-cell table:formula="of:=ROUND((SUM([.$B170:.F170])/COUNT([.$B170:.F170]));0)" office:value-type="float" office:value="0" calcext:value-type="float">
            <text:p>0</text:p>
          </table:table-cell>
          <table:table-cell table:formula="of:=ROUND((SUM([.$B170:.G170])/COUNT([.$B170:.G170]));0)" office:value-type="float" office:value="0" calcext:value-type="float">
            <text:p>0</text:p>
          </table:table-cell>
          <table:table-cell table:formula="of:=ROUND((SUM([.$B170:.H170])/COUNT([.$B170:.H170]));0)" office:value-type="float" office:value="0" calcext:value-type="float">
            <text:p>0</text:p>
          </table:table-cell>
          <table:table-cell table:formula="of:=ROUND((SUM([.$B170:.I170])/COUNT([.$B170:.I170]));0)" office:value-type="float" office:value="0" calcext:value-type="float">
            <text:p>0</text:p>
          </table:table-cell>
          <table:table-cell table:formula="of:=ROUND((SUM([.$B170:.J170])/COUNT([.$B170:.J170]));0)" office:value-type="float" office:value="0" calcext:value-type="float">
            <text:p>0</text:p>
          </table:table-cell>
          <table:table-cell table:formula="of:=ROUND((SUM([.$B170:.K170])/COUNT([.$B170:.K170]));0)" office:value-type="float" office:value="0" calcext:value-type="float">
            <text:p>0</text:p>
          </table:table-cell>
          <table:table-cell table:formula="of:=ROUND((SUM([.$B170:.L170])/COUNT([.$B170:.L170]));0)" office:value-type="float" office:value="0" calcext:value-type="float">
            <text:p>0</text:p>
          </table:table-cell>
          <table:table-cell table:formula="of:=ROUND((SUM([.$B170:.M170])/COUNT([.$B170:.M170]));0)" office:value-type="float" office:value="0" calcext:value-type="float">
            <text:p>0</text:p>
          </table:table-cell>
          <table:table-cell table:formula="of:=ROUND((SUM([.$B170:.N170])/COUNT([.$B170:.N170]));0)" office:value-type="float" office:value="0" calcext:value-type="float">
            <text:p>0</text:p>
          </table:table-cell>
          <table:table-cell table:formula="of:=ROUND((SUM([.$B170:.O170])/COUNT([.$B170:.O170]));0)" office:value-type="float" office:value="0" calcext:value-type="float">
            <text:p>0</text:p>
          </table:table-cell>
          <table:table-cell table:formula="of:=ROUND((SUM([.$B170:.P170])/COUNT([.$B170:.P170]));0)" office:value-type="float" office:value="0" calcext:value-type="float">
            <text:p>0</text:p>
          </table:table-cell>
          <table:table-cell table:formula="of:=ROUND((SUM([.$B170:.Q170])/COUNT([.$B170:.Q17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1:.B171])/COUNT([.$B171:.B171]));0)" office:value-type="float" office:value="0" calcext:value-type="float">
            <text:p>0</text:p>
          </table:table-cell>
          <table:table-cell table:formula="of:=ROUND((SUM([.$B171:.C171])/COUNT([.$B171:.C171]));0)" office:value-type="float" office:value="0" calcext:value-type="float">
            <text:p>0</text:p>
          </table:table-cell>
          <table:table-cell table:formula="of:=ROUND((SUM([.$B171:.D171])/COUNT([.$B171:.D171]));0)" office:value-type="float" office:value="0" calcext:value-type="float">
            <text:p>0</text:p>
          </table:table-cell>
          <table:table-cell table:formula="of:=ROUND((SUM([.$B171:.E171])/COUNT([.$B171:.E171]));0)" office:value-type="float" office:value="0" calcext:value-type="float">
            <text:p>0</text:p>
          </table:table-cell>
          <table:table-cell table:formula="of:=ROUND((SUM([.$B171:.F171])/COUNT([.$B171:.F171]));0)" office:value-type="float" office:value="0" calcext:value-type="float">
            <text:p>0</text:p>
          </table:table-cell>
          <table:table-cell table:formula="of:=ROUND((SUM([.$B171:.G171])/COUNT([.$B171:.G171]));0)" office:value-type="float" office:value="0" calcext:value-type="float">
            <text:p>0</text:p>
          </table:table-cell>
          <table:table-cell table:formula="of:=ROUND((SUM([.$B171:.H171])/COUNT([.$B171:.H171]));0)" office:value-type="float" office:value="0" calcext:value-type="float">
            <text:p>0</text:p>
          </table:table-cell>
          <table:table-cell table:formula="of:=ROUND((SUM([.$B171:.I171])/COUNT([.$B171:.I171]));0)" office:value-type="float" office:value="0" calcext:value-type="float">
            <text:p>0</text:p>
          </table:table-cell>
          <table:table-cell table:formula="of:=ROUND((SUM([.$B171:.J171])/COUNT([.$B171:.J171]));0)" office:value-type="float" office:value="0" calcext:value-type="float">
            <text:p>0</text:p>
          </table:table-cell>
          <table:table-cell table:formula="of:=ROUND((SUM([.$B171:.K171])/COUNT([.$B171:.K171]));0)" office:value-type="float" office:value="0" calcext:value-type="float">
            <text:p>0</text:p>
          </table:table-cell>
          <table:table-cell table:formula="of:=ROUND((SUM([.$B171:.L171])/COUNT([.$B171:.L171]));0)" office:value-type="float" office:value="0" calcext:value-type="float">
            <text:p>0</text:p>
          </table:table-cell>
          <table:table-cell table:formula="of:=ROUND((SUM([.$B171:.M171])/COUNT([.$B171:.M171]));0)" office:value-type="float" office:value="0" calcext:value-type="float">
            <text:p>0</text:p>
          </table:table-cell>
          <table:table-cell table:formula="of:=ROUND((SUM([.$B171:.N171])/COUNT([.$B171:.N171]));0)" office:value-type="float" office:value="0" calcext:value-type="float">
            <text:p>0</text:p>
          </table:table-cell>
          <table:table-cell table:formula="of:=ROUND((SUM([.$B171:.O171])/COUNT([.$B171:.O171]));0)" office:value-type="float" office:value="0" calcext:value-type="float">
            <text:p>0</text:p>
          </table:table-cell>
          <table:table-cell table:formula="of:=ROUND((SUM([.$B171:.P171])/COUNT([.$B171:.P171]));0)" office:value-type="float" office:value="0" calcext:value-type="float">
            <text:p>0</text:p>
          </table:table-cell>
          <table:table-cell table:formula="of:=ROUND((SUM([.$B171:.Q171])/COUNT([.$B171:.Q17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2:.B172])/COUNT([.$B172:.B172]));0)" office:value-type="float" office:value="0" calcext:value-type="float">
            <text:p>0</text:p>
          </table:table-cell>
          <table:table-cell table:formula="of:=ROUND((SUM([.$B172:.C172])/COUNT([.$B172:.C172]));0)" office:value-type="float" office:value="0" calcext:value-type="float">
            <text:p>0</text:p>
          </table:table-cell>
          <table:table-cell table:formula="of:=ROUND((SUM([.$B172:.D172])/COUNT([.$B172:.D172]));0)" office:value-type="float" office:value="0" calcext:value-type="float">
            <text:p>0</text:p>
          </table:table-cell>
          <table:table-cell table:formula="of:=ROUND((SUM([.$B172:.E172])/COUNT([.$B172:.E172]));0)" office:value-type="float" office:value="0" calcext:value-type="float">
            <text:p>0</text:p>
          </table:table-cell>
          <table:table-cell table:formula="of:=ROUND((SUM([.$B172:.F172])/COUNT([.$B172:.F172]));0)" office:value-type="float" office:value="0" calcext:value-type="float">
            <text:p>0</text:p>
          </table:table-cell>
          <table:table-cell table:formula="of:=ROUND((SUM([.$B172:.G172])/COUNT([.$B172:.G172]));0)" office:value-type="float" office:value="0" calcext:value-type="float">
            <text:p>0</text:p>
          </table:table-cell>
          <table:table-cell table:formula="of:=ROUND((SUM([.$B172:.H172])/COUNT([.$B172:.H172]));0)" office:value-type="float" office:value="0" calcext:value-type="float">
            <text:p>0</text:p>
          </table:table-cell>
          <table:table-cell table:formula="of:=ROUND((SUM([.$B172:.I172])/COUNT([.$B172:.I172]));0)" office:value-type="float" office:value="0" calcext:value-type="float">
            <text:p>0</text:p>
          </table:table-cell>
          <table:table-cell table:formula="of:=ROUND((SUM([.$B172:.J172])/COUNT([.$B172:.J172]));0)" office:value-type="float" office:value="0" calcext:value-type="float">
            <text:p>0</text:p>
          </table:table-cell>
          <table:table-cell table:formula="of:=ROUND((SUM([.$B172:.K172])/COUNT([.$B172:.K172]));0)" office:value-type="float" office:value="0" calcext:value-type="float">
            <text:p>0</text:p>
          </table:table-cell>
          <table:table-cell table:formula="of:=ROUND((SUM([.$B172:.L172])/COUNT([.$B172:.L172]));0)" office:value-type="float" office:value="0" calcext:value-type="float">
            <text:p>0</text:p>
          </table:table-cell>
          <table:table-cell table:formula="of:=ROUND((SUM([.$B172:.M172])/COUNT([.$B172:.M172]));0)" office:value-type="float" office:value="0" calcext:value-type="float">
            <text:p>0</text:p>
          </table:table-cell>
          <table:table-cell table:formula="of:=ROUND((SUM([.$B172:.N172])/COUNT([.$B172:.N172]));0)" office:value-type="float" office:value="0" calcext:value-type="float">
            <text:p>0</text:p>
          </table:table-cell>
          <table:table-cell table:formula="of:=ROUND((SUM([.$B172:.O172])/COUNT([.$B172:.O172]));0)" office:value-type="float" office:value="0" calcext:value-type="float">
            <text:p>0</text:p>
          </table:table-cell>
          <table:table-cell table:formula="of:=ROUND((SUM([.$B172:.P172])/COUNT([.$B172:.P172]));0)" office:value-type="float" office:value="0" calcext:value-type="float">
            <text:p>0</text:p>
          </table:table-cell>
          <table:table-cell table:formula="of:=ROUND((SUM([.$B172:.Q172])/COUNT([.$B172:.Q17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3:.B173])/COUNT([.$B173:.B173]));0)" office:value-type="float" office:value="1" calcext:value-type="float">
            <text:p>1</text:p>
          </table:table-cell>
          <table:table-cell table:formula="of:=ROUND((SUM([.$B173:.C173])/COUNT([.$B173:.C173]));0)" office:value-type="float" office:value="1" calcext:value-type="float">
            <text:p>1</text:p>
          </table:table-cell>
          <table:table-cell table:formula="of:=ROUND((SUM([.$B173:.D173])/COUNT([.$B173:.D173]));0)" office:value-type="float" office:value="1" calcext:value-type="float">
            <text:p>1</text:p>
          </table:table-cell>
          <table:table-cell table:formula="of:=ROUND((SUM([.$B173:.E173])/COUNT([.$B173:.E173]));0)" office:value-type="float" office:value="1" calcext:value-type="float">
            <text:p>1</text:p>
          </table:table-cell>
          <table:table-cell table:formula="of:=ROUND((SUM([.$B173:.F173])/COUNT([.$B173:.F173]));0)" office:value-type="float" office:value="0" calcext:value-type="float">
            <text:p>0</text:p>
          </table:table-cell>
          <table:table-cell table:formula="of:=ROUND((SUM([.$B173:.G173])/COUNT([.$B173:.G173]));0)" office:value-type="float" office:value="0" calcext:value-type="float">
            <text:p>0</text:p>
          </table:table-cell>
          <table:table-cell table:formula="of:=ROUND((SUM([.$B173:.H173])/COUNT([.$B173:.H173]));0)" office:value-type="float" office:value="0" calcext:value-type="float">
            <text:p>0</text:p>
          </table:table-cell>
          <table:table-cell table:formula="of:=ROUND((SUM([.$B173:.I173])/COUNT([.$B173:.I173]));0)" office:value-type="float" office:value="0" calcext:value-type="float">
            <text:p>0</text:p>
          </table:table-cell>
          <table:table-cell table:formula="of:=ROUND((SUM([.$B173:.J173])/COUNT([.$B173:.J173]));0)" office:value-type="float" office:value="0" calcext:value-type="float">
            <text:p>0</text:p>
          </table:table-cell>
          <table:table-cell table:formula="of:=ROUND((SUM([.$B173:.K173])/COUNT([.$B173:.K173]));0)" office:value-type="float" office:value="0" calcext:value-type="float">
            <text:p>0</text:p>
          </table:table-cell>
          <table:table-cell table:formula="of:=ROUND((SUM([.$B173:.L173])/COUNT([.$B173:.L173]));0)" office:value-type="float" office:value="0" calcext:value-type="float">
            <text:p>0</text:p>
          </table:table-cell>
          <table:table-cell table:formula="of:=ROUND((SUM([.$B173:.M173])/COUNT([.$B173:.M173]));0)" office:value-type="float" office:value="0" calcext:value-type="float">
            <text:p>0</text:p>
          </table:table-cell>
          <table:table-cell table:formula="of:=ROUND((SUM([.$B173:.N173])/COUNT([.$B173:.N173]));0)" office:value-type="float" office:value="0" calcext:value-type="float">
            <text:p>0</text:p>
          </table:table-cell>
          <table:table-cell table:formula="of:=ROUND((SUM([.$B173:.O173])/COUNT([.$B173:.O173]));0)" office:value-type="float" office:value="0" calcext:value-type="float">
            <text:p>0</text:p>
          </table:table-cell>
          <table:table-cell table:formula="of:=ROUND((SUM([.$B173:.P173])/COUNT([.$B173:.P173]));0)" office:value-type="float" office:value="0" calcext:value-type="float">
            <text:p>0</text:p>
          </table:table-cell>
          <table:table-cell table:formula="of:=ROUND((SUM([.$B173:.Q173])/COUNT([.$B173:.Q17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74:.B174])/COUNT([.$B174:.B174]));0)" office:value-type="float" office:value="0" calcext:value-type="float">
            <text:p>0</text:p>
          </table:table-cell>
          <table:table-cell table:formula="of:=ROUND((SUM([.$B174:.C174])/COUNT([.$B174:.C174]));0)" office:value-type="float" office:value="0" calcext:value-type="float">
            <text:p>0</text:p>
          </table:table-cell>
          <table:table-cell table:formula="of:=ROUND((SUM([.$B174:.D174])/COUNT([.$B174:.D174]));0)" office:value-type="float" office:value="0" calcext:value-type="float">
            <text:p>0</text:p>
          </table:table-cell>
          <table:table-cell table:formula="of:=ROUND((SUM([.$B174:.E174])/COUNT([.$B174:.E174]));0)" office:value-type="float" office:value="0" calcext:value-type="float">
            <text:p>0</text:p>
          </table:table-cell>
          <table:table-cell table:formula="of:=ROUND((SUM([.$B174:.F174])/COUNT([.$B174:.F174]));0)" office:value-type="float" office:value="0" calcext:value-type="float">
            <text:p>0</text:p>
          </table:table-cell>
          <table:table-cell table:formula="of:=ROUND((SUM([.$B174:.G174])/COUNT([.$B174:.G174]));0)" office:value-type="float" office:value="0" calcext:value-type="float">
            <text:p>0</text:p>
          </table:table-cell>
          <table:table-cell table:formula="of:=ROUND((SUM([.$B174:.H174])/COUNT([.$B174:.H174]));0)" office:value-type="float" office:value="0" calcext:value-type="float">
            <text:p>0</text:p>
          </table:table-cell>
          <table:table-cell table:formula="of:=ROUND((SUM([.$B174:.I174])/COUNT([.$B174:.I174]));0)" office:value-type="float" office:value="0" calcext:value-type="float">
            <text:p>0</text:p>
          </table:table-cell>
          <table:table-cell table:formula="of:=ROUND((SUM([.$B174:.J174])/COUNT([.$B174:.J174]));0)" office:value-type="float" office:value="0" calcext:value-type="float">
            <text:p>0</text:p>
          </table:table-cell>
          <table:table-cell table:formula="of:=ROUND((SUM([.$B174:.K174])/COUNT([.$B174:.K174]));0)" office:value-type="float" office:value="0" calcext:value-type="float">
            <text:p>0</text:p>
          </table:table-cell>
          <table:table-cell table:formula="of:=ROUND((SUM([.$B174:.L174])/COUNT([.$B174:.L174]));0)" office:value-type="float" office:value="0" calcext:value-type="float">
            <text:p>0</text:p>
          </table:table-cell>
          <table:table-cell table:formula="of:=ROUND((SUM([.$B174:.M174])/COUNT([.$B174:.M174]));0)" office:value-type="float" office:value="0" calcext:value-type="float">
            <text:p>0</text:p>
          </table:table-cell>
          <table:table-cell table:formula="of:=ROUND((SUM([.$B174:.N174])/COUNT([.$B174:.N174]));0)" office:value-type="float" office:value="0" calcext:value-type="float">
            <text:p>0</text:p>
          </table:table-cell>
          <table:table-cell table:formula="of:=ROUND((SUM([.$B174:.O174])/COUNT([.$B174:.O174]));0)" office:value-type="float" office:value="0" calcext:value-type="float">
            <text:p>0</text:p>
          </table:table-cell>
          <table:table-cell table:formula="of:=ROUND((SUM([.$B174:.P174])/COUNT([.$B174:.P174]));0)" office:value-type="float" office:value="0" calcext:value-type="float">
            <text:p>0</text:p>
          </table:table-cell>
          <table:table-cell table:formula="of:=ROUND((SUM([.$B174:.Q174])/COUNT([.$B174:.Q17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5:.B175])/COUNT([.$B175:.B175]));0)" office:value-type="float" office:value="1" calcext:value-type="float">
            <text:p>1</text:p>
          </table:table-cell>
          <table:table-cell table:formula="of:=ROUND((SUM([.$B175:.C175])/COUNT([.$B175:.C175]));0)" office:value-type="float" office:value="1" calcext:value-type="float">
            <text:p>1</text:p>
          </table:table-cell>
          <table:table-cell table:formula="of:=ROUND((SUM([.$B175:.D175])/COUNT([.$B175:.D175]));0)" office:value-type="float" office:value="1" calcext:value-type="float">
            <text:p>1</text:p>
          </table:table-cell>
          <table:table-cell table:formula="of:=ROUND((SUM([.$B175:.E175])/COUNT([.$B175:.E175]));0)" office:value-type="float" office:value="1" calcext:value-type="float">
            <text:p>1</text:p>
          </table:table-cell>
          <table:table-cell table:formula="of:=ROUND((SUM([.$B175:.F175])/COUNT([.$B175:.F175]));0)" office:value-type="float" office:value="1" calcext:value-type="float">
            <text:p>1</text:p>
          </table:table-cell>
          <table:table-cell table:formula="of:=ROUND((SUM([.$B175:.G175])/COUNT([.$B175:.G175]));0)" office:value-type="float" office:value="1" calcext:value-type="float">
            <text:p>1</text:p>
          </table:table-cell>
          <table:table-cell table:formula="of:=ROUND((SUM([.$B175:.H175])/COUNT([.$B175:.H175]));0)" office:value-type="float" office:value="1" calcext:value-type="float">
            <text:p>1</text:p>
          </table:table-cell>
          <table:table-cell table:formula="of:=ROUND((SUM([.$B175:.I175])/COUNT([.$B175:.I175]));0)" office:value-type="float" office:value="1" calcext:value-type="float">
            <text:p>1</text:p>
          </table:table-cell>
          <table:table-cell table:formula="of:=ROUND((SUM([.$B175:.J175])/COUNT([.$B175:.J175]));0)" office:value-type="float" office:value="1" calcext:value-type="float">
            <text:p>1</text:p>
          </table:table-cell>
          <table:table-cell table:formula="of:=ROUND((SUM([.$B175:.K175])/COUNT([.$B175:.K175]));0)" office:value-type="float" office:value="1" calcext:value-type="float">
            <text:p>1</text:p>
          </table:table-cell>
          <table:table-cell table:formula="of:=ROUND((SUM([.$B175:.L175])/COUNT([.$B175:.L175]));0)" office:value-type="float" office:value="1" calcext:value-type="float">
            <text:p>1</text:p>
          </table:table-cell>
          <table:table-cell table:formula="of:=ROUND((SUM([.$B175:.M175])/COUNT([.$B175:.M175]));0)" office:value-type="float" office:value="1" calcext:value-type="float">
            <text:p>1</text:p>
          </table:table-cell>
          <table:table-cell table:formula="of:=ROUND((SUM([.$B175:.N175])/COUNT([.$B175:.N175]));0)" office:value-type="float" office:value="1" calcext:value-type="float">
            <text:p>1</text:p>
          </table:table-cell>
          <table:table-cell table:formula="of:=ROUND((SUM([.$B175:.O175])/COUNT([.$B175:.O175]));0)" office:value-type="float" office:value="1" calcext:value-type="float">
            <text:p>1</text:p>
          </table:table-cell>
          <table:table-cell table:formula="of:=ROUND((SUM([.$B175:.P175])/COUNT([.$B175:.P175]));0)" office:value-type="float" office:value="1" calcext:value-type="float">
            <text:p>1</text:p>
          </table:table-cell>
          <table:table-cell table:formula="of:=ROUND((SUM([.$B175:.Q175])/COUNT([.$B175:.Q175]));0)" office:value-type="float" office:value="1" calcext:value-type="float">
            <text:p>1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76:.B176])/COUNT([.$B176:.B176]));0)" office:value-type="float" office:value="0" calcext:value-type="float">
            <text:p>0</text:p>
          </table:table-cell>
          <table:table-cell table:formula="of:=ROUND((SUM([.$B176:.C176])/COUNT([.$B176:.C176]));0)" office:value-type="float" office:value="0" calcext:value-type="float">
            <text:p>0</text:p>
          </table:table-cell>
          <table:table-cell table:formula="of:=ROUND((SUM([.$B176:.D176])/COUNT([.$B176:.D176]));0)" office:value-type="float" office:value="0" calcext:value-type="float">
            <text:p>0</text:p>
          </table:table-cell>
          <table:table-cell table:formula="of:=ROUND((SUM([.$B176:.E176])/COUNT([.$B176:.E176]));0)" office:value-type="float" office:value="0" calcext:value-type="float">
            <text:p>0</text:p>
          </table:table-cell>
          <table:table-cell table:formula="of:=ROUND((SUM([.$B176:.F176])/COUNT([.$B176:.F176]));0)" office:value-type="float" office:value="0" calcext:value-type="float">
            <text:p>0</text:p>
          </table:table-cell>
          <table:table-cell table:formula="of:=ROUND((SUM([.$B176:.G176])/COUNT([.$B176:.G176]));0)" office:value-type="float" office:value="0" calcext:value-type="float">
            <text:p>0</text:p>
          </table:table-cell>
          <table:table-cell table:formula="of:=ROUND((SUM([.$B176:.H176])/COUNT([.$B176:.H176]));0)" office:value-type="float" office:value="0" calcext:value-type="float">
            <text:p>0</text:p>
          </table:table-cell>
          <table:table-cell table:formula="of:=ROUND((SUM([.$B176:.I176])/COUNT([.$B176:.I176]));0)" office:value-type="float" office:value="0" calcext:value-type="float">
            <text:p>0</text:p>
          </table:table-cell>
          <table:table-cell table:formula="of:=ROUND((SUM([.$B176:.J176])/COUNT([.$B176:.J176]));0)" office:value-type="float" office:value="0" calcext:value-type="float">
            <text:p>0</text:p>
          </table:table-cell>
          <table:table-cell table:formula="of:=ROUND((SUM([.$B176:.K176])/COUNT([.$B176:.K176]));0)" office:value-type="float" office:value="0" calcext:value-type="float">
            <text:p>0</text:p>
          </table:table-cell>
          <table:table-cell table:formula="of:=ROUND((SUM([.$B176:.L176])/COUNT([.$B176:.L176]));0)" office:value-type="float" office:value="0" calcext:value-type="float">
            <text:p>0</text:p>
          </table:table-cell>
          <table:table-cell table:formula="of:=ROUND((SUM([.$B176:.M176])/COUNT([.$B176:.M176]));0)" office:value-type="float" office:value="0" calcext:value-type="float">
            <text:p>0</text:p>
          </table:table-cell>
          <table:table-cell table:formula="of:=ROUND((SUM([.$B176:.N176])/COUNT([.$B176:.N176]));0)" office:value-type="float" office:value="0" calcext:value-type="float">
            <text:p>0</text:p>
          </table:table-cell>
          <table:table-cell table:formula="of:=ROUND((SUM([.$B176:.O176])/COUNT([.$B176:.O176]));0)" office:value-type="float" office:value="0" calcext:value-type="float">
            <text:p>0</text:p>
          </table:table-cell>
          <table:table-cell table:formula="of:=ROUND((SUM([.$B176:.P176])/COUNT([.$B176:.P176]));0)" office:value-type="float" office:value="0" calcext:value-type="float">
            <text:p>0</text:p>
          </table:table-cell>
          <table:table-cell table:formula="of:=ROUND((SUM([.$B176:.Q176])/COUNT([.$B176:.Q17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77:.B177])/COUNT([.$B177:.B177]));0)" office:value-type="float" office:value="0" calcext:value-type="float">
            <text:p>0</text:p>
          </table:table-cell>
          <table:table-cell table:formula="of:=ROUND((SUM([.$B177:.C177])/COUNT([.$B177:.C177]));0)" office:value-type="float" office:value="0" calcext:value-type="float">
            <text:p>0</text:p>
          </table:table-cell>
          <table:table-cell table:formula="of:=ROUND((SUM([.$B177:.D177])/COUNT([.$B177:.D177]));0)" office:value-type="float" office:value="0" calcext:value-type="float">
            <text:p>0</text:p>
          </table:table-cell>
          <table:table-cell table:formula="of:=ROUND((SUM([.$B177:.E177])/COUNT([.$B177:.E177]));0)" office:value-type="float" office:value="0" calcext:value-type="float">
            <text:p>0</text:p>
          </table:table-cell>
          <table:table-cell table:formula="of:=ROUND((SUM([.$B177:.F177])/COUNT([.$B177:.F177]));0)" office:value-type="float" office:value="0" calcext:value-type="float">
            <text:p>0</text:p>
          </table:table-cell>
          <table:table-cell table:formula="of:=ROUND((SUM([.$B177:.G177])/COUNT([.$B177:.G177]));0)" office:value-type="float" office:value="0" calcext:value-type="float">
            <text:p>0</text:p>
          </table:table-cell>
          <table:table-cell table:formula="of:=ROUND((SUM([.$B177:.H177])/COUNT([.$B177:.H177]));0)" office:value-type="float" office:value="0" calcext:value-type="float">
            <text:p>0</text:p>
          </table:table-cell>
          <table:table-cell table:formula="of:=ROUND((SUM([.$B177:.I177])/COUNT([.$B177:.I177]));0)" office:value-type="float" office:value="0" calcext:value-type="float">
            <text:p>0</text:p>
          </table:table-cell>
          <table:table-cell table:formula="of:=ROUND((SUM([.$B177:.J177])/COUNT([.$B177:.J177]));0)" office:value-type="float" office:value="0" calcext:value-type="float">
            <text:p>0</text:p>
          </table:table-cell>
          <table:table-cell table:formula="of:=ROUND((SUM([.$B177:.K177])/COUNT([.$B177:.K177]));0)" office:value-type="float" office:value="0" calcext:value-type="float">
            <text:p>0</text:p>
          </table:table-cell>
          <table:table-cell table:formula="of:=ROUND((SUM([.$B177:.L177])/COUNT([.$B177:.L177]));0)" office:value-type="float" office:value="0" calcext:value-type="float">
            <text:p>0</text:p>
          </table:table-cell>
          <table:table-cell table:formula="of:=ROUND((SUM([.$B177:.M177])/COUNT([.$B177:.M177]));0)" office:value-type="float" office:value="0" calcext:value-type="float">
            <text:p>0</text:p>
          </table:table-cell>
          <table:table-cell table:formula="of:=ROUND((SUM([.$B177:.N177])/COUNT([.$B177:.N177]));0)" office:value-type="float" office:value="0" calcext:value-type="float">
            <text:p>0</text:p>
          </table:table-cell>
          <table:table-cell table:formula="of:=ROUND((SUM([.$B177:.O177])/COUNT([.$B177:.O177]));0)" office:value-type="float" office:value="0" calcext:value-type="float">
            <text:p>0</text:p>
          </table:table-cell>
          <table:table-cell table:formula="of:=ROUND((SUM([.$B177:.P177])/COUNT([.$B177:.P177]));0)" office:value-type="float" office:value="0" calcext:value-type="float">
            <text:p>0</text:p>
          </table:table-cell>
          <table:table-cell table:formula="of:=ROUND((SUM([.$B177:.Q177])/COUNT([.$B177:.Q17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(SUM([.$B178:.B178])/COUNT([.$B178:.B178]));0)" office:value-type="float" office:value="0" calcext:value-type="float">
            <text:p>0</text:p>
          </table:table-cell>
          <table:table-cell table:formula="of:=ROUND((SUM([.$B178:.C178])/COUNT([.$B178:.C178]));0)" office:value-type="float" office:value="0" calcext:value-type="float">
            <text:p>0</text:p>
          </table:table-cell>
          <table:table-cell table:formula="of:=ROUND((SUM([.$B178:.D178])/COUNT([.$B178:.D178]));0)" office:value-type="float" office:value="0" calcext:value-type="float">
            <text:p>0</text:p>
          </table:table-cell>
          <table:table-cell table:formula="of:=ROUND((SUM([.$B178:.E178])/COUNT([.$B178:.E178]));0)" office:value-type="float" office:value="0" calcext:value-type="float">
            <text:p>0</text:p>
          </table:table-cell>
          <table:table-cell table:formula="of:=ROUND((SUM([.$B178:.F178])/COUNT([.$B178:.F178]));0)" office:value-type="float" office:value="0" calcext:value-type="float">
            <text:p>0</text:p>
          </table:table-cell>
          <table:table-cell table:formula="of:=ROUND((SUM([.$B178:.G178])/COUNT([.$B178:.G178]));0)" office:value-type="float" office:value="0" calcext:value-type="float">
            <text:p>0</text:p>
          </table:table-cell>
          <table:table-cell table:formula="of:=ROUND((SUM([.$B178:.H178])/COUNT([.$B178:.H178]));0)" office:value-type="float" office:value="0" calcext:value-type="float">
            <text:p>0</text:p>
          </table:table-cell>
          <table:table-cell table:formula="of:=ROUND((SUM([.$B178:.I178])/COUNT([.$B178:.I178]));0)" office:value-type="float" office:value="0" calcext:value-type="float">
            <text:p>0</text:p>
          </table:table-cell>
          <table:table-cell table:formula="of:=ROUND((SUM([.$B178:.J178])/COUNT([.$B178:.J178]));0)" office:value-type="float" office:value="0" calcext:value-type="float">
            <text:p>0</text:p>
          </table:table-cell>
          <table:table-cell table:formula="of:=ROUND((SUM([.$B178:.K178])/COUNT([.$B178:.K178]));0)" office:value-type="float" office:value="0" calcext:value-type="float">
            <text:p>0</text:p>
          </table:table-cell>
          <table:table-cell table:formula="of:=ROUND((SUM([.$B178:.L178])/COUNT([.$B178:.L178]));0)" office:value-type="float" office:value="0" calcext:value-type="float">
            <text:p>0</text:p>
          </table:table-cell>
          <table:table-cell table:formula="of:=ROUND((SUM([.$B178:.M178])/COUNT([.$B178:.M178]));0)" office:value-type="float" office:value="0" calcext:value-type="float">
            <text:p>0</text:p>
          </table:table-cell>
          <table:table-cell table:formula="of:=ROUND((SUM([.$B178:.N178])/COUNT([.$B178:.N178]));0)" office:value-type="float" office:value="0" calcext:value-type="float">
            <text:p>0</text:p>
          </table:table-cell>
          <table:table-cell table:formula="of:=ROUND((SUM([.$B178:.O178])/COUNT([.$B178:.O178]));0)" office:value-type="float" office:value="0" calcext:value-type="float">
            <text:p>0</text:p>
          </table:table-cell>
          <table:table-cell table:formula="of:=ROUND((SUM([.$B178:.P178])/COUNT([.$B178:.P178]));0)" office:value-type="float" office:value="0" calcext:value-type="float">
            <text:p>0</text:p>
          </table:table-cell>
          <table:table-cell table:formula="of:=ROUND((SUM([.$B178:.Q178])/COUNT([.$B178:.Q17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79:.B179])/COUNT([.$B179:.B179]));0)" office:value-type="float" office:value="0" calcext:value-type="float">
            <text:p>0</text:p>
          </table:table-cell>
          <table:table-cell table:formula="of:=ROUND((SUM([.$B179:.C179])/COUNT([.$B179:.C179]));0)" office:value-type="float" office:value="0" calcext:value-type="float">
            <text:p>0</text:p>
          </table:table-cell>
          <table:table-cell table:formula="of:=ROUND((SUM([.$B179:.D179])/COUNT([.$B179:.D179]));0)" office:value-type="float" office:value="0" calcext:value-type="float">
            <text:p>0</text:p>
          </table:table-cell>
          <table:table-cell table:formula="of:=ROUND((SUM([.$B179:.E179])/COUNT([.$B179:.E179]));0)" office:value-type="float" office:value="0" calcext:value-type="float">
            <text:p>0</text:p>
          </table:table-cell>
          <table:table-cell table:formula="of:=ROUND((SUM([.$B179:.F179])/COUNT([.$B179:.F179]));0)" office:value-type="float" office:value="0" calcext:value-type="float">
            <text:p>0</text:p>
          </table:table-cell>
          <table:table-cell table:formula="of:=ROUND((SUM([.$B179:.G179])/COUNT([.$B179:.G179]));0)" office:value-type="float" office:value="0" calcext:value-type="float">
            <text:p>0</text:p>
          </table:table-cell>
          <table:table-cell table:formula="of:=ROUND((SUM([.$B179:.H179])/COUNT([.$B179:.H179]));0)" office:value-type="float" office:value="0" calcext:value-type="float">
            <text:p>0</text:p>
          </table:table-cell>
          <table:table-cell table:formula="of:=ROUND((SUM([.$B179:.I179])/COUNT([.$B179:.I179]));0)" office:value-type="float" office:value="0" calcext:value-type="float">
            <text:p>0</text:p>
          </table:table-cell>
          <table:table-cell table:formula="of:=ROUND((SUM([.$B179:.J179])/COUNT([.$B179:.J179]));0)" office:value-type="float" office:value="0" calcext:value-type="float">
            <text:p>0</text:p>
          </table:table-cell>
          <table:table-cell table:formula="of:=ROUND((SUM([.$B179:.K179])/COUNT([.$B179:.K179]));0)" office:value-type="float" office:value="0" calcext:value-type="float">
            <text:p>0</text:p>
          </table:table-cell>
          <table:table-cell table:formula="of:=ROUND((SUM([.$B179:.L179])/COUNT([.$B179:.L179]));0)" office:value-type="float" office:value="0" calcext:value-type="float">
            <text:p>0</text:p>
          </table:table-cell>
          <table:table-cell table:formula="of:=ROUND((SUM([.$B179:.M179])/COUNT([.$B179:.M179]));0)" office:value-type="float" office:value="0" calcext:value-type="float">
            <text:p>0</text:p>
          </table:table-cell>
          <table:table-cell table:formula="of:=ROUND((SUM([.$B179:.N179])/COUNT([.$B179:.N179]));0)" office:value-type="float" office:value="0" calcext:value-type="float">
            <text:p>0</text:p>
          </table:table-cell>
          <table:table-cell table:formula="of:=ROUND((SUM([.$B179:.O179])/COUNT([.$B179:.O179]));0)" office:value-type="float" office:value="0" calcext:value-type="float">
            <text:p>0</text:p>
          </table:table-cell>
          <table:table-cell table:formula="of:=ROUND((SUM([.$B179:.P179])/COUNT([.$B179:.P179]));0)" office:value-type="float" office:value="0" calcext:value-type="float">
            <text:p>0</text:p>
          </table:table-cell>
          <table:table-cell table:formula="of:=ROUND((SUM([.$B179:.Q179])/COUNT([.$B179:.Q17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0:.B180])/COUNT([.$B180:.B180]));0)" office:value-type="float" office:value="0" calcext:value-type="float">
            <text:p>0</text:p>
          </table:table-cell>
          <table:table-cell table:formula="of:=ROUND((SUM([.$B180:.C180])/COUNT([.$B180:.C180]));0)" office:value-type="float" office:value="0" calcext:value-type="float">
            <text:p>0</text:p>
          </table:table-cell>
          <table:table-cell table:formula="of:=ROUND((SUM([.$B180:.D180])/COUNT([.$B180:.D180]));0)" office:value-type="float" office:value="0" calcext:value-type="float">
            <text:p>0</text:p>
          </table:table-cell>
          <table:table-cell table:formula="of:=ROUND((SUM([.$B180:.E180])/COUNT([.$B180:.E180]));0)" office:value-type="float" office:value="0" calcext:value-type="float">
            <text:p>0</text:p>
          </table:table-cell>
          <table:table-cell table:formula="of:=ROUND((SUM([.$B180:.F180])/COUNT([.$B180:.F180]));0)" office:value-type="float" office:value="0" calcext:value-type="float">
            <text:p>0</text:p>
          </table:table-cell>
          <table:table-cell table:formula="of:=ROUND((SUM([.$B180:.G180])/COUNT([.$B180:.G180]));0)" office:value-type="float" office:value="0" calcext:value-type="float">
            <text:p>0</text:p>
          </table:table-cell>
          <table:table-cell table:formula="of:=ROUND((SUM([.$B180:.H180])/COUNT([.$B180:.H180]));0)" office:value-type="float" office:value="0" calcext:value-type="float">
            <text:p>0</text:p>
          </table:table-cell>
          <table:table-cell table:formula="of:=ROUND((SUM([.$B180:.I180])/COUNT([.$B180:.I180]));0)" office:value-type="float" office:value="0" calcext:value-type="float">
            <text:p>0</text:p>
          </table:table-cell>
          <table:table-cell table:formula="of:=ROUND((SUM([.$B180:.J180])/COUNT([.$B180:.J180]));0)" office:value-type="float" office:value="0" calcext:value-type="float">
            <text:p>0</text:p>
          </table:table-cell>
          <table:table-cell table:formula="of:=ROUND((SUM([.$B180:.K180])/COUNT([.$B180:.K180]));0)" office:value-type="float" office:value="0" calcext:value-type="float">
            <text:p>0</text:p>
          </table:table-cell>
          <table:table-cell table:formula="of:=ROUND((SUM([.$B180:.L180])/COUNT([.$B180:.L180]));0)" office:value-type="float" office:value="0" calcext:value-type="float">
            <text:p>0</text:p>
          </table:table-cell>
          <table:table-cell table:formula="of:=ROUND((SUM([.$B180:.M180])/COUNT([.$B180:.M180]));0)" office:value-type="float" office:value="0" calcext:value-type="float">
            <text:p>0</text:p>
          </table:table-cell>
          <table:table-cell table:formula="of:=ROUND((SUM([.$B180:.N180])/COUNT([.$B180:.N180]));0)" office:value-type="float" office:value="0" calcext:value-type="float">
            <text:p>0</text:p>
          </table:table-cell>
          <table:table-cell table:formula="of:=ROUND((SUM([.$B180:.O180])/COUNT([.$B180:.O180]));0)" office:value-type="float" office:value="0" calcext:value-type="float">
            <text:p>0</text:p>
          </table:table-cell>
          <table:table-cell table:formula="of:=ROUND((SUM([.$B180:.P180])/COUNT([.$B180:.P180]));0)" office:value-type="float" office:value="0" calcext:value-type="float">
            <text:p>0</text:p>
          </table:table-cell>
          <table:table-cell table:formula="of:=ROUND((SUM([.$B180:.Q180])/COUNT([.$B180:.Q18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1:.B181])/COUNT([.$B181:.B181]));0)" office:value-type="float" office:value="0" calcext:value-type="float">
            <text:p>0</text:p>
          </table:table-cell>
          <table:table-cell table:formula="of:=ROUND((SUM([.$B181:.C181])/COUNT([.$B181:.C181]));0)" office:value-type="float" office:value="0" calcext:value-type="float">
            <text:p>0</text:p>
          </table:table-cell>
          <table:table-cell table:formula="of:=ROUND((SUM([.$B181:.D181])/COUNT([.$B181:.D181]));0)" office:value-type="float" office:value="0" calcext:value-type="float">
            <text:p>0</text:p>
          </table:table-cell>
          <table:table-cell table:formula="of:=ROUND((SUM([.$B181:.E181])/COUNT([.$B181:.E181]));0)" office:value-type="float" office:value="0" calcext:value-type="float">
            <text:p>0</text:p>
          </table:table-cell>
          <table:table-cell table:formula="of:=ROUND((SUM([.$B181:.F181])/COUNT([.$B181:.F181]));0)" office:value-type="float" office:value="0" calcext:value-type="float">
            <text:p>0</text:p>
          </table:table-cell>
          <table:table-cell table:formula="of:=ROUND((SUM([.$B181:.G181])/COUNT([.$B181:.G181]));0)" office:value-type="float" office:value="0" calcext:value-type="float">
            <text:p>0</text:p>
          </table:table-cell>
          <table:table-cell table:formula="of:=ROUND((SUM([.$B181:.H181])/COUNT([.$B181:.H181]));0)" office:value-type="float" office:value="0" calcext:value-type="float">
            <text:p>0</text:p>
          </table:table-cell>
          <table:table-cell table:formula="of:=ROUND((SUM([.$B181:.I181])/COUNT([.$B181:.I181]));0)" office:value-type="float" office:value="0" calcext:value-type="float">
            <text:p>0</text:p>
          </table:table-cell>
          <table:table-cell table:formula="of:=ROUND((SUM([.$B181:.J181])/COUNT([.$B181:.J181]));0)" office:value-type="float" office:value="0" calcext:value-type="float">
            <text:p>0</text:p>
          </table:table-cell>
          <table:table-cell table:formula="of:=ROUND((SUM([.$B181:.K181])/COUNT([.$B181:.K181]));0)" office:value-type="float" office:value="0" calcext:value-type="float">
            <text:p>0</text:p>
          </table:table-cell>
          <table:table-cell table:formula="of:=ROUND((SUM([.$B181:.L181])/COUNT([.$B181:.L181]));0)" office:value-type="float" office:value="0" calcext:value-type="float">
            <text:p>0</text:p>
          </table:table-cell>
          <table:table-cell table:formula="of:=ROUND((SUM([.$B181:.M181])/COUNT([.$B181:.M181]));0)" office:value-type="float" office:value="0" calcext:value-type="float">
            <text:p>0</text:p>
          </table:table-cell>
          <table:table-cell table:formula="of:=ROUND((SUM([.$B181:.N181])/COUNT([.$B181:.N181]));0)" office:value-type="float" office:value="0" calcext:value-type="float">
            <text:p>0</text:p>
          </table:table-cell>
          <table:table-cell table:formula="of:=ROUND((SUM([.$B181:.O181])/COUNT([.$B181:.O181]));0)" office:value-type="float" office:value="0" calcext:value-type="float">
            <text:p>0</text:p>
          </table:table-cell>
          <table:table-cell table:formula="of:=ROUND((SUM([.$B181:.P181])/COUNT([.$B181:.P181]));0)" office:value-type="float" office:value="0" calcext:value-type="float">
            <text:p>0</text:p>
          </table:table-cell>
          <table:table-cell table:formula="of:=ROUND((SUM([.$B181:.Q181])/COUNT([.$B181:.Q18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2:.B182])/COUNT([.$B182:.B182]));0)" office:value-type="float" office:value="0" calcext:value-type="float">
            <text:p>0</text:p>
          </table:table-cell>
          <table:table-cell table:formula="of:=ROUND((SUM([.$B182:.C182])/COUNT([.$B182:.C182]));0)" office:value-type="float" office:value="0" calcext:value-type="float">
            <text:p>0</text:p>
          </table:table-cell>
          <table:table-cell table:formula="of:=ROUND((SUM([.$B182:.D182])/COUNT([.$B182:.D182]));0)" office:value-type="float" office:value="0" calcext:value-type="float">
            <text:p>0</text:p>
          </table:table-cell>
          <table:table-cell table:formula="of:=ROUND((SUM([.$B182:.E182])/COUNT([.$B182:.E182]));0)" office:value-type="float" office:value="0" calcext:value-type="float">
            <text:p>0</text:p>
          </table:table-cell>
          <table:table-cell table:formula="of:=ROUND((SUM([.$B182:.F182])/COUNT([.$B182:.F182]));0)" office:value-type="float" office:value="0" calcext:value-type="float">
            <text:p>0</text:p>
          </table:table-cell>
          <table:table-cell table:formula="of:=ROUND((SUM([.$B182:.G182])/COUNT([.$B182:.G182]));0)" office:value-type="float" office:value="0" calcext:value-type="float">
            <text:p>0</text:p>
          </table:table-cell>
          <table:table-cell table:formula="of:=ROUND((SUM([.$B182:.H182])/COUNT([.$B182:.H182]));0)" office:value-type="float" office:value="0" calcext:value-type="float">
            <text:p>0</text:p>
          </table:table-cell>
          <table:table-cell table:formula="of:=ROUND((SUM([.$B182:.I182])/COUNT([.$B182:.I182]));0)" office:value-type="float" office:value="0" calcext:value-type="float">
            <text:p>0</text:p>
          </table:table-cell>
          <table:table-cell table:formula="of:=ROUND((SUM([.$B182:.J182])/COUNT([.$B182:.J182]));0)" office:value-type="float" office:value="0" calcext:value-type="float">
            <text:p>0</text:p>
          </table:table-cell>
          <table:table-cell table:formula="of:=ROUND((SUM([.$B182:.K182])/COUNT([.$B182:.K182]));0)" office:value-type="float" office:value="0" calcext:value-type="float">
            <text:p>0</text:p>
          </table:table-cell>
          <table:table-cell table:formula="of:=ROUND((SUM([.$B182:.L182])/COUNT([.$B182:.L182]));0)" office:value-type="float" office:value="0" calcext:value-type="float">
            <text:p>0</text:p>
          </table:table-cell>
          <table:table-cell table:formula="of:=ROUND((SUM([.$B182:.M182])/COUNT([.$B182:.M182]));0)" office:value-type="float" office:value="0" calcext:value-type="float">
            <text:p>0</text:p>
          </table:table-cell>
          <table:table-cell table:formula="of:=ROUND((SUM([.$B182:.N182])/COUNT([.$B182:.N182]));0)" office:value-type="float" office:value="0" calcext:value-type="float">
            <text:p>0</text:p>
          </table:table-cell>
          <table:table-cell table:formula="of:=ROUND((SUM([.$B182:.O182])/COUNT([.$B182:.O182]));0)" office:value-type="float" office:value="0" calcext:value-type="float">
            <text:p>0</text:p>
          </table:table-cell>
          <table:table-cell table:formula="of:=ROUND((SUM([.$B182:.P182])/COUNT([.$B182:.P182]));0)" office:value-type="float" office:value="0" calcext:value-type="float">
            <text:p>0</text:p>
          </table:table-cell>
          <table:table-cell table:formula="of:=ROUND((SUM([.$B182:.Q182])/COUNT([.$B182:.Q18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3:.B183])/COUNT([.$B183:.B183]));0)" office:value-type="float" office:value="0" calcext:value-type="float">
            <text:p>0</text:p>
          </table:table-cell>
          <table:table-cell table:formula="of:=ROUND((SUM([.$B183:.C183])/COUNT([.$B183:.C183]));0)" office:value-type="float" office:value="0" calcext:value-type="float">
            <text:p>0</text:p>
          </table:table-cell>
          <table:table-cell table:formula="of:=ROUND((SUM([.$B183:.D183])/COUNT([.$B183:.D183]));0)" office:value-type="float" office:value="0" calcext:value-type="float">
            <text:p>0</text:p>
          </table:table-cell>
          <table:table-cell table:formula="of:=ROUND((SUM([.$B183:.E183])/COUNT([.$B183:.E183]));0)" office:value-type="float" office:value="0" calcext:value-type="float">
            <text:p>0</text:p>
          </table:table-cell>
          <table:table-cell table:formula="of:=ROUND((SUM([.$B183:.F183])/COUNT([.$B183:.F183]));0)" office:value-type="float" office:value="0" calcext:value-type="float">
            <text:p>0</text:p>
          </table:table-cell>
          <table:table-cell table:formula="of:=ROUND((SUM([.$B183:.G183])/COUNT([.$B183:.G183]));0)" office:value-type="float" office:value="0" calcext:value-type="float">
            <text:p>0</text:p>
          </table:table-cell>
          <table:table-cell table:formula="of:=ROUND((SUM([.$B183:.H183])/COUNT([.$B183:.H183]));0)" office:value-type="float" office:value="0" calcext:value-type="float">
            <text:p>0</text:p>
          </table:table-cell>
          <table:table-cell table:formula="of:=ROUND((SUM([.$B183:.I183])/COUNT([.$B183:.I183]));0)" office:value-type="float" office:value="0" calcext:value-type="float">
            <text:p>0</text:p>
          </table:table-cell>
          <table:table-cell table:formula="of:=ROUND((SUM([.$B183:.J183])/COUNT([.$B183:.J183]));0)" office:value-type="float" office:value="0" calcext:value-type="float">
            <text:p>0</text:p>
          </table:table-cell>
          <table:table-cell table:formula="of:=ROUND((SUM([.$B183:.K183])/COUNT([.$B183:.K183]));0)" office:value-type="float" office:value="0" calcext:value-type="float">
            <text:p>0</text:p>
          </table:table-cell>
          <table:table-cell table:formula="of:=ROUND((SUM([.$B183:.L183])/COUNT([.$B183:.L183]));0)" office:value-type="float" office:value="0" calcext:value-type="float">
            <text:p>0</text:p>
          </table:table-cell>
          <table:table-cell table:formula="of:=ROUND((SUM([.$B183:.M183])/COUNT([.$B183:.M183]));0)" office:value-type="float" office:value="0" calcext:value-type="float">
            <text:p>0</text:p>
          </table:table-cell>
          <table:table-cell table:formula="of:=ROUND((SUM([.$B183:.N183])/COUNT([.$B183:.N183]));0)" office:value-type="float" office:value="0" calcext:value-type="float">
            <text:p>0</text:p>
          </table:table-cell>
          <table:table-cell table:formula="of:=ROUND((SUM([.$B183:.O183])/COUNT([.$B183:.O183]));0)" office:value-type="float" office:value="0" calcext:value-type="float">
            <text:p>0</text:p>
          </table:table-cell>
          <table:table-cell table:formula="of:=ROUND((SUM([.$B183:.P183])/COUNT([.$B183:.P183]));0)" office:value-type="float" office:value="0" calcext:value-type="float">
            <text:p>0</text:p>
          </table:table-cell>
          <table:table-cell table:formula="of:=ROUND((SUM([.$B183:.Q183])/COUNT([.$B183:.Q18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$B184:.B184])/COUNT([.$B184:.B184]));0)" office:value-type="float" office:value="0" calcext:value-type="float">
            <text:p>0</text:p>
          </table:table-cell>
          <table:table-cell table:formula="of:=ROUND((SUM([.$B184:.C184])/COUNT([.$B184:.C184]));0)" office:value-type="float" office:value="0" calcext:value-type="float">
            <text:p>0</text:p>
          </table:table-cell>
          <table:table-cell table:formula="of:=ROUND((SUM([.$B184:.D184])/COUNT([.$B184:.D184]));0)" office:value-type="float" office:value="0" calcext:value-type="float">
            <text:p>0</text:p>
          </table:table-cell>
          <table:table-cell table:formula="of:=ROUND((SUM([.$B184:.E184])/COUNT([.$B184:.E184]));0)" office:value-type="float" office:value="0" calcext:value-type="float">
            <text:p>0</text:p>
          </table:table-cell>
          <table:table-cell table:formula="of:=ROUND((SUM([.$B184:.F184])/COUNT([.$B184:.F184]));0)" office:value-type="float" office:value="0" calcext:value-type="float">
            <text:p>0</text:p>
          </table:table-cell>
          <table:table-cell table:formula="of:=ROUND((SUM([.$B184:.G184])/COUNT([.$B184:.G184]));0)" office:value-type="float" office:value="0" calcext:value-type="float">
            <text:p>0</text:p>
          </table:table-cell>
          <table:table-cell table:formula="of:=ROUND((SUM([.$B184:.H184])/COUNT([.$B184:.H184]));0)" office:value-type="float" office:value="0" calcext:value-type="float">
            <text:p>0</text:p>
          </table:table-cell>
          <table:table-cell table:formula="of:=ROUND((SUM([.$B184:.I184])/COUNT([.$B184:.I184]));0)" office:value-type="float" office:value="0" calcext:value-type="float">
            <text:p>0</text:p>
          </table:table-cell>
          <table:table-cell table:formula="of:=ROUND((SUM([.$B184:.J184])/COUNT([.$B184:.J184]));0)" office:value-type="float" office:value="0" calcext:value-type="float">
            <text:p>0</text:p>
          </table:table-cell>
          <table:table-cell table:formula="of:=ROUND((SUM([.$B184:.K184])/COUNT([.$B184:.K184]));0)" office:value-type="float" office:value="0" calcext:value-type="float">
            <text:p>0</text:p>
          </table:table-cell>
          <table:table-cell table:formula="of:=ROUND((SUM([.$B184:.L184])/COUNT([.$B184:.L184]));0)" office:value-type="float" office:value="0" calcext:value-type="float">
            <text:p>0</text:p>
          </table:table-cell>
          <table:table-cell table:formula="of:=ROUND((SUM([.$B184:.M184])/COUNT([.$B184:.M184]));0)" office:value-type="float" office:value="0" calcext:value-type="float">
            <text:p>0</text:p>
          </table:table-cell>
          <table:table-cell table:formula="of:=ROUND((SUM([.$B184:.N184])/COUNT([.$B184:.N184]));0)" office:value-type="float" office:value="0" calcext:value-type="float">
            <text:p>0</text:p>
          </table:table-cell>
          <table:table-cell table:formula="of:=ROUND((SUM([.$B184:.O184])/COUNT([.$B184:.O184]));0)" office:value-type="float" office:value="0" calcext:value-type="float">
            <text:p>0</text:p>
          </table:table-cell>
          <table:table-cell table:formula="of:=ROUND((SUM([.$B184:.P184])/COUNT([.$B184:.P184]));0)" office:value-type="float" office:value="0" calcext:value-type="float">
            <text:p>0</text:p>
          </table:table-cell>
          <table:table-cell table:formula="of:=ROUND((SUM([.$B184:.Q184])/COUNT([.$B184:.Q18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5:.B185])/COUNT([.$B185:.B185]));0)" office:value-type="float" office:value="0" calcext:value-type="float">
            <text:p>0</text:p>
          </table:table-cell>
          <table:table-cell table:formula="of:=ROUND((SUM([.$B185:.C185])/COUNT([.$B185:.C185]));0)" office:value-type="float" office:value="0" calcext:value-type="float">
            <text:p>0</text:p>
          </table:table-cell>
          <table:table-cell table:formula="of:=ROUND((SUM([.$B185:.D185])/COUNT([.$B185:.D185]));0)" office:value-type="float" office:value="0" calcext:value-type="float">
            <text:p>0</text:p>
          </table:table-cell>
          <table:table-cell table:formula="of:=ROUND((SUM([.$B185:.E185])/COUNT([.$B185:.E185]));0)" office:value-type="float" office:value="0" calcext:value-type="float">
            <text:p>0</text:p>
          </table:table-cell>
          <table:table-cell table:formula="of:=ROUND((SUM([.$B185:.F185])/COUNT([.$B185:.F185]));0)" office:value-type="float" office:value="0" calcext:value-type="float">
            <text:p>0</text:p>
          </table:table-cell>
          <table:table-cell table:formula="of:=ROUND((SUM([.$B185:.G185])/COUNT([.$B185:.G185]));0)" office:value-type="float" office:value="0" calcext:value-type="float">
            <text:p>0</text:p>
          </table:table-cell>
          <table:table-cell table:formula="of:=ROUND((SUM([.$B185:.H185])/COUNT([.$B185:.H185]));0)" office:value-type="float" office:value="0" calcext:value-type="float">
            <text:p>0</text:p>
          </table:table-cell>
          <table:table-cell table:formula="of:=ROUND((SUM([.$B185:.I185])/COUNT([.$B185:.I185]));0)" office:value-type="float" office:value="0" calcext:value-type="float">
            <text:p>0</text:p>
          </table:table-cell>
          <table:table-cell table:formula="of:=ROUND((SUM([.$B185:.J185])/COUNT([.$B185:.J185]));0)" office:value-type="float" office:value="0" calcext:value-type="float">
            <text:p>0</text:p>
          </table:table-cell>
          <table:table-cell table:formula="of:=ROUND((SUM([.$B185:.K185])/COUNT([.$B185:.K185]));0)" office:value-type="float" office:value="0" calcext:value-type="float">
            <text:p>0</text:p>
          </table:table-cell>
          <table:table-cell table:formula="of:=ROUND((SUM([.$B185:.L185])/COUNT([.$B185:.L185]));0)" office:value-type="float" office:value="0" calcext:value-type="float">
            <text:p>0</text:p>
          </table:table-cell>
          <table:table-cell table:formula="of:=ROUND((SUM([.$B185:.M185])/COUNT([.$B185:.M185]));0)" office:value-type="float" office:value="0" calcext:value-type="float">
            <text:p>0</text:p>
          </table:table-cell>
          <table:table-cell table:formula="of:=ROUND((SUM([.$B185:.N185])/COUNT([.$B185:.N185]));0)" office:value-type="float" office:value="0" calcext:value-type="float">
            <text:p>0</text:p>
          </table:table-cell>
          <table:table-cell table:formula="of:=ROUND((SUM([.$B185:.O185])/COUNT([.$B185:.O185]));0)" office:value-type="float" office:value="0" calcext:value-type="float">
            <text:p>0</text:p>
          </table:table-cell>
          <table:table-cell table:formula="of:=ROUND((SUM([.$B185:.P185])/COUNT([.$B185:.P185]));0)" office:value-type="float" office:value="0" calcext:value-type="float">
            <text:p>0</text:p>
          </table:table-cell>
          <table:table-cell table:formula="of:=ROUND((SUM([.$B185:.Q185])/COUNT([.$B185:.Q18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6:.B186])/COUNT([.$B186:.B186]));0)" office:value-type="float" office:value="0" calcext:value-type="float">
            <text:p>0</text:p>
          </table:table-cell>
          <table:table-cell table:formula="of:=ROUND((SUM([.$B186:.C186])/COUNT([.$B186:.C186]));0)" office:value-type="float" office:value="0" calcext:value-type="float">
            <text:p>0</text:p>
          </table:table-cell>
          <table:table-cell table:formula="of:=ROUND((SUM([.$B186:.D186])/COUNT([.$B186:.D186]));0)" office:value-type="float" office:value="0" calcext:value-type="float">
            <text:p>0</text:p>
          </table:table-cell>
          <table:table-cell table:formula="of:=ROUND((SUM([.$B186:.E186])/COUNT([.$B186:.E186]));0)" office:value-type="float" office:value="0" calcext:value-type="float">
            <text:p>0</text:p>
          </table:table-cell>
          <table:table-cell table:formula="of:=ROUND((SUM([.$B186:.F186])/COUNT([.$B186:.F186]));0)" office:value-type="float" office:value="0" calcext:value-type="float">
            <text:p>0</text:p>
          </table:table-cell>
          <table:table-cell table:formula="of:=ROUND((SUM([.$B186:.G186])/COUNT([.$B186:.G186]));0)" office:value-type="float" office:value="0" calcext:value-type="float">
            <text:p>0</text:p>
          </table:table-cell>
          <table:table-cell table:formula="of:=ROUND((SUM([.$B186:.H186])/COUNT([.$B186:.H186]));0)" office:value-type="float" office:value="0" calcext:value-type="float">
            <text:p>0</text:p>
          </table:table-cell>
          <table:table-cell table:formula="of:=ROUND((SUM([.$B186:.I186])/COUNT([.$B186:.I186]));0)" office:value-type="float" office:value="0" calcext:value-type="float">
            <text:p>0</text:p>
          </table:table-cell>
          <table:table-cell table:formula="of:=ROUND((SUM([.$B186:.J186])/COUNT([.$B186:.J186]));0)" office:value-type="float" office:value="0" calcext:value-type="float">
            <text:p>0</text:p>
          </table:table-cell>
          <table:table-cell table:formula="of:=ROUND((SUM([.$B186:.K186])/COUNT([.$B186:.K186]));0)" office:value-type="float" office:value="0" calcext:value-type="float">
            <text:p>0</text:p>
          </table:table-cell>
          <table:table-cell table:formula="of:=ROUND((SUM([.$B186:.L186])/COUNT([.$B186:.L186]));0)" office:value-type="float" office:value="0" calcext:value-type="float">
            <text:p>0</text:p>
          </table:table-cell>
          <table:table-cell table:formula="of:=ROUND((SUM([.$B186:.M186])/COUNT([.$B186:.M186]));0)" office:value-type="float" office:value="0" calcext:value-type="float">
            <text:p>0</text:p>
          </table:table-cell>
          <table:table-cell table:formula="of:=ROUND((SUM([.$B186:.N186])/COUNT([.$B186:.N186]));0)" office:value-type="float" office:value="0" calcext:value-type="float">
            <text:p>0</text:p>
          </table:table-cell>
          <table:table-cell table:formula="of:=ROUND((SUM([.$B186:.O186])/COUNT([.$B186:.O186]));0)" office:value-type="float" office:value="0" calcext:value-type="float">
            <text:p>0</text:p>
          </table:table-cell>
          <table:table-cell table:formula="of:=ROUND((SUM([.$B186:.P186])/COUNT([.$B186:.P186]));0)" office:value-type="float" office:value="0" calcext:value-type="float">
            <text:p>0</text:p>
          </table:table-cell>
          <table:table-cell table:formula="of:=ROUND((SUM([.$B186:.Q186])/COUNT([.$B186:.Q18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7:.B187])/COUNT([.$B187:.B187]));0)" office:value-type="float" office:value="0" calcext:value-type="float">
            <text:p>0</text:p>
          </table:table-cell>
          <table:table-cell table:formula="of:=ROUND((SUM([.$B187:.C187])/COUNT([.$B187:.C187]));0)" office:value-type="float" office:value="0" calcext:value-type="float">
            <text:p>0</text:p>
          </table:table-cell>
          <table:table-cell table:formula="of:=ROUND((SUM([.$B187:.D187])/COUNT([.$B187:.D187]));0)" office:value-type="float" office:value="0" calcext:value-type="float">
            <text:p>0</text:p>
          </table:table-cell>
          <table:table-cell table:formula="of:=ROUND((SUM([.$B187:.E187])/COUNT([.$B187:.E187]));0)" office:value-type="float" office:value="0" calcext:value-type="float">
            <text:p>0</text:p>
          </table:table-cell>
          <table:table-cell table:formula="of:=ROUND((SUM([.$B187:.F187])/COUNT([.$B187:.F187]));0)" office:value-type="float" office:value="0" calcext:value-type="float">
            <text:p>0</text:p>
          </table:table-cell>
          <table:table-cell table:formula="of:=ROUND((SUM([.$B187:.G187])/COUNT([.$B187:.G187]));0)" office:value-type="float" office:value="0" calcext:value-type="float">
            <text:p>0</text:p>
          </table:table-cell>
          <table:table-cell table:formula="of:=ROUND((SUM([.$B187:.H187])/COUNT([.$B187:.H187]));0)" office:value-type="float" office:value="0" calcext:value-type="float">
            <text:p>0</text:p>
          </table:table-cell>
          <table:table-cell table:formula="of:=ROUND((SUM([.$B187:.I187])/COUNT([.$B187:.I187]));0)" office:value-type="float" office:value="0" calcext:value-type="float">
            <text:p>0</text:p>
          </table:table-cell>
          <table:table-cell table:formula="of:=ROUND((SUM([.$B187:.J187])/COUNT([.$B187:.J187]));0)" office:value-type="float" office:value="0" calcext:value-type="float">
            <text:p>0</text:p>
          </table:table-cell>
          <table:table-cell table:formula="of:=ROUND((SUM([.$B187:.K187])/COUNT([.$B187:.K187]));0)" office:value-type="float" office:value="0" calcext:value-type="float">
            <text:p>0</text:p>
          </table:table-cell>
          <table:table-cell table:formula="of:=ROUND((SUM([.$B187:.L187])/COUNT([.$B187:.L187]));0)" office:value-type="float" office:value="0" calcext:value-type="float">
            <text:p>0</text:p>
          </table:table-cell>
          <table:table-cell table:formula="of:=ROUND((SUM([.$B187:.M187])/COUNT([.$B187:.M187]));0)" office:value-type="float" office:value="0" calcext:value-type="float">
            <text:p>0</text:p>
          </table:table-cell>
          <table:table-cell table:formula="of:=ROUND((SUM([.$B187:.N187])/COUNT([.$B187:.N187]));0)" office:value-type="float" office:value="0" calcext:value-type="float">
            <text:p>0</text:p>
          </table:table-cell>
          <table:table-cell table:formula="of:=ROUND((SUM([.$B187:.O187])/COUNT([.$B187:.O187]));0)" office:value-type="float" office:value="0" calcext:value-type="float">
            <text:p>0</text:p>
          </table:table-cell>
          <table:table-cell table:formula="of:=ROUND((SUM([.$B187:.P187])/COUNT([.$B187:.P187]));0)" office:value-type="float" office:value="0" calcext:value-type="float">
            <text:p>0</text:p>
          </table:table-cell>
          <table:table-cell table:formula="of:=ROUND((SUM([.$B187:.Q187])/COUNT([.$B187:.Q18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88:.B188])/COUNT([.$B188:.B188]));0)" office:value-type="float" office:value="0" calcext:value-type="float">
            <text:p>0</text:p>
          </table:table-cell>
          <table:table-cell table:formula="of:=ROUND((SUM([.$B188:.C188])/COUNT([.$B188:.C188]));0)" office:value-type="float" office:value="0" calcext:value-type="float">
            <text:p>0</text:p>
          </table:table-cell>
          <table:table-cell table:formula="of:=ROUND((SUM([.$B188:.D188])/COUNT([.$B188:.D188]));0)" office:value-type="float" office:value="0" calcext:value-type="float">
            <text:p>0</text:p>
          </table:table-cell>
          <table:table-cell table:formula="of:=ROUND((SUM([.$B188:.E188])/COUNT([.$B188:.E188]));0)" office:value-type="float" office:value="0" calcext:value-type="float">
            <text:p>0</text:p>
          </table:table-cell>
          <table:table-cell table:formula="of:=ROUND((SUM([.$B188:.F188])/COUNT([.$B188:.F188]));0)" office:value-type="float" office:value="0" calcext:value-type="float">
            <text:p>0</text:p>
          </table:table-cell>
          <table:table-cell table:formula="of:=ROUND((SUM([.$B188:.G188])/COUNT([.$B188:.G188]));0)" office:value-type="float" office:value="0" calcext:value-type="float">
            <text:p>0</text:p>
          </table:table-cell>
          <table:table-cell table:formula="of:=ROUND((SUM([.$B188:.H188])/COUNT([.$B188:.H188]));0)" office:value-type="float" office:value="0" calcext:value-type="float">
            <text:p>0</text:p>
          </table:table-cell>
          <table:table-cell table:formula="of:=ROUND((SUM([.$B188:.I188])/COUNT([.$B188:.I188]));0)" office:value-type="float" office:value="0" calcext:value-type="float">
            <text:p>0</text:p>
          </table:table-cell>
          <table:table-cell table:formula="of:=ROUND((SUM([.$B188:.J188])/COUNT([.$B188:.J188]));0)" office:value-type="float" office:value="0" calcext:value-type="float">
            <text:p>0</text:p>
          </table:table-cell>
          <table:table-cell table:formula="of:=ROUND((SUM([.$B188:.K188])/COUNT([.$B188:.K188]));0)" office:value-type="float" office:value="0" calcext:value-type="float">
            <text:p>0</text:p>
          </table:table-cell>
          <table:table-cell table:formula="of:=ROUND((SUM([.$B188:.L188])/COUNT([.$B188:.L188]));0)" office:value-type="float" office:value="0" calcext:value-type="float">
            <text:p>0</text:p>
          </table:table-cell>
          <table:table-cell table:formula="of:=ROUND((SUM([.$B188:.M188])/COUNT([.$B188:.M188]));0)" office:value-type="float" office:value="0" calcext:value-type="float">
            <text:p>0</text:p>
          </table:table-cell>
          <table:table-cell table:formula="of:=ROUND((SUM([.$B188:.N188])/COUNT([.$B188:.N188]));0)" office:value-type="float" office:value="0" calcext:value-type="float">
            <text:p>0</text:p>
          </table:table-cell>
          <table:table-cell table:formula="of:=ROUND((SUM([.$B188:.O188])/COUNT([.$B188:.O188]));0)" office:value-type="float" office:value="0" calcext:value-type="float">
            <text:p>0</text:p>
          </table:table-cell>
          <table:table-cell table:formula="of:=ROUND((SUM([.$B188:.P188])/COUNT([.$B188:.P188]));0)" office:value-type="float" office:value="0" calcext:value-type="float">
            <text:p>0</text:p>
          </table:table-cell>
          <table:table-cell table:formula="of:=ROUND((SUM([.$B188:.Q188])/COUNT([.$B188:.Q18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89:.B189])/COUNT([.$B189:.B189]));0)" office:value-type="float" office:value="0" calcext:value-type="float">
            <text:p>0</text:p>
          </table:table-cell>
          <table:table-cell table:formula="of:=ROUND((SUM([.$B189:.C189])/COUNT([.$B189:.C189]));0)" office:value-type="float" office:value="0" calcext:value-type="float">
            <text:p>0</text:p>
          </table:table-cell>
          <table:table-cell table:formula="of:=ROUND((SUM([.$B189:.D189])/COUNT([.$B189:.D189]));0)" office:value-type="float" office:value="0" calcext:value-type="float">
            <text:p>0</text:p>
          </table:table-cell>
          <table:table-cell table:formula="of:=ROUND((SUM([.$B189:.E189])/COUNT([.$B189:.E189]));0)" office:value-type="float" office:value="0" calcext:value-type="float">
            <text:p>0</text:p>
          </table:table-cell>
          <table:table-cell table:formula="of:=ROUND((SUM([.$B189:.F189])/COUNT([.$B189:.F189]));0)" office:value-type="float" office:value="0" calcext:value-type="float">
            <text:p>0</text:p>
          </table:table-cell>
          <table:table-cell table:formula="of:=ROUND((SUM([.$B189:.G189])/COUNT([.$B189:.G189]));0)" office:value-type="float" office:value="0" calcext:value-type="float">
            <text:p>0</text:p>
          </table:table-cell>
          <table:table-cell table:formula="of:=ROUND((SUM([.$B189:.H189])/COUNT([.$B189:.H189]));0)" office:value-type="float" office:value="0" calcext:value-type="float">
            <text:p>0</text:p>
          </table:table-cell>
          <table:table-cell table:formula="of:=ROUND((SUM([.$B189:.I189])/COUNT([.$B189:.I189]));0)" office:value-type="float" office:value="0" calcext:value-type="float">
            <text:p>0</text:p>
          </table:table-cell>
          <table:table-cell table:formula="of:=ROUND((SUM([.$B189:.J189])/COUNT([.$B189:.J189]));0)" office:value-type="float" office:value="0" calcext:value-type="float">
            <text:p>0</text:p>
          </table:table-cell>
          <table:table-cell table:formula="of:=ROUND((SUM([.$B189:.K189])/COUNT([.$B189:.K189]));0)" office:value-type="float" office:value="0" calcext:value-type="float">
            <text:p>0</text:p>
          </table:table-cell>
          <table:table-cell table:formula="of:=ROUND((SUM([.$B189:.L189])/COUNT([.$B189:.L189]));0)" office:value-type="float" office:value="0" calcext:value-type="float">
            <text:p>0</text:p>
          </table:table-cell>
          <table:table-cell table:formula="of:=ROUND((SUM([.$B189:.M189])/COUNT([.$B189:.M189]));0)" office:value-type="float" office:value="0" calcext:value-type="float">
            <text:p>0</text:p>
          </table:table-cell>
          <table:table-cell table:formula="of:=ROUND((SUM([.$B189:.N189])/COUNT([.$B189:.N189]));0)" office:value-type="float" office:value="0" calcext:value-type="float">
            <text:p>0</text:p>
          </table:table-cell>
          <table:table-cell table:formula="of:=ROUND((SUM([.$B189:.O189])/COUNT([.$B189:.O189]));0)" office:value-type="float" office:value="0" calcext:value-type="float">
            <text:p>0</text:p>
          </table:table-cell>
          <table:table-cell table:formula="of:=ROUND((SUM([.$B189:.P189])/COUNT([.$B189:.P189]));0)" office:value-type="float" office:value="0" calcext:value-type="float">
            <text:p>0</text:p>
          </table:table-cell>
          <table:table-cell table:formula="of:=ROUND((SUM([.$B189:.Q189])/COUNT([.$B189:.Q18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$B190:.B190])/COUNT([.$B190:.B190]));0)" office:value-type="float" office:value="0" calcext:value-type="float">
            <text:p>0</text:p>
          </table:table-cell>
          <table:table-cell table:formula="of:=ROUND((SUM([.$B190:.C190])/COUNT([.$B190:.C190]));0)" office:value-type="float" office:value="0" calcext:value-type="float">
            <text:p>0</text:p>
          </table:table-cell>
          <table:table-cell table:formula="of:=ROUND((SUM([.$B190:.D190])/COUNT([.$B190:.D190]));0)" office:value-type="float" office:value="0" calcext:value-type="float">
            <text:p>0</text:p>
          </table:table-cell>
          <table:table-cell table:formula="of:=ROUND((SUM([.$B190:.E190])/COUNT([.$B190:.E190]));0)" office:value-type="float" office:value="0" calcext:value-type="float">
            <text:p>0</text:p>
          </table:table-cell>
          <table:table-cell table:formula="of:=ROUND((SUM([.$B190:.F190])/COUNT([.$B190:.F190]));0)" office:value-type="float" office:value="0" calcext:value-type="float">
            <text:p>0</text:p>
          </table:table-cell>
          <table:table-cell table:formula="of:=ROUND((SUM([.$B190:.G190])/COUNT([.$B190:.G190]));0)" office:value-type="float" office:value="0" calcext:value-type="float">
            <text:p>0</text:p>
          </table:table-cell>
          <table:table-cell table:formula="of:=ROUND((SUM([.$B190:.H190])/COUNT([.$B190:.H190]));0)" office:value-type="float" office:value="0" calcext:value-type="float">
            <text:p>0</text:p>
          </table:table-cell>
          <table:table-cell table:formula="of:=ROUND((SUM([.$B190:.I190])/COUNT([.$B190:.I190]));0)" office:value-type="float" office:value="0" calcext:value-type="float">
            <text:p>0</text:p>
          </table:table-cell>
          <table:table-cell table:formula="of:=ROUND((SUM([.$B190:.J190])/COUNT([.$B190:.J190]));0)" office:value-type="float" office:value="0" calcext:value-type="float">
            <text:p>0</text:p>
          </table:table-cell>
          <table:table-cell table:formula="of:=ROUND((SUM([.$B190:.K190])/COUNT([.$B190:.K190]));0)" office:value-type="float" office:value="0" calcext:value-type="float">
            <text:p>0</text:p>
          </table:table-cell>
          <table:table-cell table:formula="of:=ROUND((SUM([.$B190:.L190])/COUNT([.$B190:.L190]));0)" office:value-type="float" office:value="0" calcext:value-type="float">
            <text:p>0</text:p>
          </table:table-cell>
          <table:table-cell table:formula="of:=ROUND((SUM([.$B190:.M190])/COUNT([.$B190:.M190]));0)" office:value-type="float" office:value="0" calcext:value-type="float">
            <text:p>0</text:p>
          </table:table-cell>
          <table:table-cell table:formula="of:=ROUND((SUM([.$B190:.N190])/COUNT([.$B190:.N190]));0)" office:value-type="float" office:value="0" calcext:value-type="float">
            <text:p>0</text:p>
          </table:table-cell>
          <table:table-cell table:formula="of:=ROUND((SUM([.$B190:.O190])/COUNT([.$B190:.O190]));0)" office:value-type="float" office:value="0" calcext:value-type="float">
            <text:p>0</text:p>
          </table:table-cell>
          <table:table-cell table:formula="of:=ROUND((SUM([.$B190:.P190])/COUNT([.$B190:.P190]));0)" office:value-type="float" office:value="0" calcext:value-type="float">
            <text:p>0</text:p>
          </table:table-cell>
          <table:table-cell table:formula="of:=ROUND((SUM([.$B190:.Q190])/COUNT([.$B190:.Q19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91:.B191])/COUNT([.$B191:.B191]));0)" office:value-type="float" office:value="0" calcext:value-type="float">
            <text:p>0</text:p>
          </table:table-cell>
          <table:table-cell table:formula="of:=ROUND((SUM([.$B191:.C191])/COUNT([.$B191:.C191]));0)" office:value-type="float" office:value="0" calcext:value-type="float">
            <text:p>0</text:p>
          </table:table-cell>
          <table:table-cell table:formula="of:=ROUND((SUM([.$B191:.D191])/COUNT([.$B191:.D191]));0)" office:value-type="float" office:value="0" calcext:value-type="float">
            <text:p>0</text:p>
          </table:table-cell>
          <table:table-cell table:formula="of:=ROUND((SUM([.$B191:.E191])/COUNT([.$B191:.E191]));0)" office:value-type="float" office:value="0" calcext:value-type="float">
            <text:p>0</text:p>
          </table:table-cell>
          <table:table-cell table:formula="of:=ROUND((SUM([.$B191:.F191])/COUNT([.$B191:.F191]));0)" office:value-type="float" office:value="0" calcext:value-type="float">
            <text:p>0</text:p>
          </table:table-cell>
          <table:table-cell table:formula="of:=ROUND((SUM([.$B191:.G191])/COUNT([.$B191:.G191]));0)" office:value-type="float" office:value="0" calcext:value-type="float">
            <text:p>0</text:p>
          </table:table-cell>
          <table:table-cell table:formula="of:=ROUND((SUM([.$B191:.H191])/COUNT([.$B191:.H191]));0)" office:value-type="float" office:value="0" calcext:value-type="float">
            <text:p>0</text:p>
          </table:table-cell>
          <table:table-cell table:formula="of:=ROUND((SUM([.$B191:.I191])/COUNT([.$B191:.I191]));0)" office:value-type="float" office:value="0" calcext:value-type="float">
            <text:p>0</text:p>
          </table:table-cell>
          <table:table-cell table:formula="of:=ROUND((SUM([.$B191:.J191])/COUNT([.$B191:.J191]));0)" office:value-type="float" office:value="0" calcext:value-type="float">
            <text:p>0</text:p>
          </table:table-cell>
          <table:table-cell table:formula="of:=ROUND((SUM([.$B191:.K191])/COUNT([.$B191:.K191]));0)" office:value-type="float" office:value="0" calcext:value-type="float">
            <text:p>0</text:p>
          </table:table-cell>
          <table:table-cell table:formula="of:=ROUND((SUM([.$B191:.L191])/COUNT([.$B191:.L191]));0)" office:value-type="float" office:value="0" calcext:value-type="float">
            <text:p>0</text:p>
          </table:table-cell>
          <table:table-cell table:formula="of:=ROUND((SUM([.$B191:.M191])/COUNT([.$B191:.M191]));0)" office:value-type="float" office:value="0" calcext:value-type="float">
            <text:p>0</text:p>
          </table:table-cell>
          <table:table-cell table:formula="of:=ROUND((SUM([.$B191:.N191])/COUNT([.$B191:.N191]));0)" office:value-type="float" office:value="0" calcext:value-type="float">
            <text:p>0</text:p>
          </table:table-cell>
          <table:table-cell table:formula="of:=ROUND((SUM([.$B191:.O191])/COUNT([.$B191:.O191]));0)" office:value-type="float" office:value="0" calcext:value-type="float">
            <text:p>0</text:p>
          </table:table-cell>
          <table:table-cell table:formula="of:=ROUND((SUM([.$B191:.P191])/COUNT([.$B191:.P191]));0)" office:value-type="float" office:value="0" calcext:value-type="float">
            <text:p>0</text:p>
          </table:table-cell>
          <table:table-cell table:formula="of:=ROUND((SUM([.$B191:.Q191])/COUNT([.$B191:.Q19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92:.B192])/COUNT([.$B192:.B192]));0)" office:value-type="float" office:value="0" calcext:value-type="float">
            <text:p>0</text:p>
          </table:table-cell>
          <table:table-cell table:formula="of:=ROUND((SUM([.$B192:.C192])/COUNT([.$B192:.C192]));0)" office:value-type="float" office:value="0" calcext:value-type="float">
            <text:p>0</text:p>
          </table:table-cell>
          <table:table-cell table:formula="of:=ROUND((SUM([.$B192:.D192])/COUNT([.$B192:.D192]));0)" office:value-type="float" office:value="0" calcext:value-type="float">
            <text:p>0</text:p>
          </table:table-cell>
          <table:table-cell table:formula="of:=ROUND((SUM([.$B192:.E192])/COUNT([.$B192:.E192]));0)" office:value-type="float" office:value="0" calcext:value-type="float">
            <text:p>0</text:p>
          </table:table-cell>
          <table:table-cell table:formula="of:=ROUND((SUM([.$B192:.F192])/COUNT([.$B192:.F192]));0)" office:value-type="float" office:value="0" calcext:value-type="float">
            <text:p>0</text:p>
          </table:table-cell>
          <table:table-cell table:formula="of:=ROUND((SUM([.$B192:.G192])/COUNT([.$B192:.G192]));0)" office:value-type="float" office:value="0" calcext:value-type="float">
            <text:p>0</text:p>
          </table:table-cell>
          <table:table-cell table:formula="of:=ROUND((SUM([.$B192:.H192])/COUNT([.$B192:.H192]));0)" office:value-type="float" office:value="0" calcext:value-type="float">
            <text:p>0</text:p>
          </table:table-cell>
          <table:table-cell table:formula="of:=ROUND((SUM([.$B192:.I192])/COUNT([.$B192:.I192]));0)" office:value-type="float" office:value="0" calcext:value-type="float">
            <text:p>0</text:p>
          </table:table-cell>
          <table:table-cell table:formula="of:=ROUND((SUM([.$B192:.J192])/COUNT([.$B192:.J192]));0)" office:value-type="float" office:value="0" calcext:value-type="float">
            <text:p>0</text:p>
          </table:table-cell>
          <table:table-cell table:formula="of:=ROUND((SUM([.$B192:.K192])/COUNT([.$B192:.K192]));0)" office:value-type="float" office:value="0" calcext:value-type="float">
            <text:p>0</text:p>
          </table:table-cell>
          <table:table-cell table:formula="of:=ROUND((SUM([.$B192:.L192])/COUNT([.$B192:.L192]));0)" office:value-type="float" office:value="0" calcext:value-type="float">
            <text:p>0</text:p>
          </table:table-cell>
          <table:table-cell table:formula="of:=ROUND((SUM([.$B192:.M192])/COUNT([.$B192:.M192]));0)" office:value-type="float" office:value="0" calcext:value-type="float">
            <text:p>0</text:p>
          </table:table-cell>
          <table:table-cell table:formula="of:=ROUND((SUM([.$B192:.N192])/COUNT([.$B192:.N192]));0)" office:value-type="float" office:value="0" calcext:value-type="float">
            <text:p>0</text:p>
          </table:table-cell>
          <table:table-cell table:formula="of:=ROUND((SUM([.$B192:.O192])/COUNT([.$B192:.O192]));0)" office:value-type="float" office:value="0" calcext:value-type="float">
            <text:p>0</text:p>
          </table:table-cell>
          <table:table-cell table:formula="of:=ROUND((SUM([.$B192:.P192])/COUNT([.$B192:.P192]));0)" office:value-type="float" office:value="0" calcext:value-type="float">
            <text:p>0</text:p>
          </table:table-cell>
          <table:table-cell table:formula="of:=ROUND((SUM([.$B192:.Q192])/COUNT([.$B192:.Q19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93:.B193])/COUNT([.$B193:.B193]));0)" office:value-type="float" office:value="0" calcext:value-type="float">
            <text:p>0</text:p>
          </table:table-cell>
          <table:table-cell table:formula="of:=ROUND((SUM([.$B193:.C193])/COUNT([.$B193:.C193]));0)" office:value-type="float" office:value="0" calcext:value-type="float">
            <text:p>0</text:p>
          </table:table-cell>
          <table:table-cell table:formula="of:=ROUND((SUM([.$B193:.D193])/COUNT([.$B193:.D193]));0)" office:value-type="float" office:value="0" calcext:value-type="float">
            <text:p>0</text:p>
          </table:table-cell>
          <table:table-cell table:formula="of:=ROUND((SUM([.$B193:.E193])/COUNT([.$B193:.E193]));0)" office:value-type="float" office:value="0" calcext:value-type="float">
            <text:p>0</text:p>
          </table:table-cell>
          <table:table-cell table:formula="of:=ROUND((SUM([.$B193:.F193])/COUNT([.$B193:.F193]));0)" office:value-type="float" office:value="0" calcext:value-type="float">
            <text:p>0</text:p>
          </table:table-cell>
          <table:table-cell table:formula="of:=ROUND((SUM([.$B193:.G193])/COUNT([.$B193:.G193]));0)" office:value-type="float" office:value="0" calcext:value-type="float">
            <text:p>0</text:p>
          </table:table-cell>
          <table:table-cell table:formula="of:=ROUND((SUM([.$B193:.H193])/COUNT([.$B193:.H193]));0)" office:value-type="float" office:value="0" calcext:value-type="float">
            <text:p>0</text:p>
          </table:table-cell>
          <table:table-cell table:formula="of:=ROUND((SUM([.$B193:.I193])/COUNT([.$B193:.I193]));0)" office:value-type="float" office:value="0" calcext:value-type="float">
            <text:p>0</text:p>
          </table:table-cell>
          <table:table-cell table:formula="of:=ROUND((SUM([.$B193:.J193])/COUNT([.$B193:.J193]));0)" office:value-type="float" office:value="0" calcext:value-type="float">
            <text:p>0</text:p>
          </table:table-cell>
          <table:table-cell table:formula="of:=ROUND((SUM([.$B193:.K193])/COUNT([.$B193:.K193]));0)" office:value-type="float" office:value="0" calcext:value-type="float">
            <text:p>0</text:p>
          </table:table-cell>
          <table:table-cell table:formula="of:=ROUND((SUM([.$B193:.L193])/COUNT([.$B193:.L193]));0)" office:value-type="float" office:value="0" calcext:value-type="float">
            <text:p>0</text:p>
          </table:table-cell>
          <table:table-cell table:formula="of:=ROUND((SUM([.$B193:.M193])/COUNT([.$B193:.M193]));0)" office:value-type="float" office:value="0" calcext:value-type="float">
            <text:p>0</text:p>
          </table:table-cell>
          <table:table-cell table:formula="of:=ROUND((SUM([.$B193:.N193])/COUNT([.$B193:.N193]));0)" office:value-type="float" office:value="0" calcext:value-type="float">
            <text:p>0</text:p>
          </table:table-cell>
          <table:table-cell table:formula="of:=ROUND((SUM([.$B193:.O193])/COUNT([.$B193:.O193]));0)" office:value-type="float" office:value="0" calcext:value-type="float">
            <text:p>0</text:p>
          </table:table-cell>
          <table:table-cell table:formula="of:=ROUND((SUM([.$B193:.P193])/COUNT([.$B193:.P193]));0)" office:value-type="float" office:value="0" calcext:value-type="float">
            <text:p>0</text:p>
          </table:table-cell>
          <table:table-cell table:formula="of:=ROUND((SUM([.$B193:.Q193])/COUNT([.$B193:.Q19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94:.B194])/COUNT([.$B194:.B194]));0)" office:value-type="float" office:value="0" calcext:value-type="float">
            <text:p>0</text:p>
          </table:table-cell>
          <table:table-cell table:formula="of:=ROUND((SUM([.$B194:.C194])/COUNT([.$B194:.C194]));0)" office:value-type="float" office:value="0" calcext:value-type="float">
            <text:p>0</text:p>
          </table:table-cell>
          <table:table-cell table:formula="of:=ROUND((SUM([.$B194:.D194])/COUNT([.$B194:.D194]));0)" office:value-type="float" office:value="0" calcext:value-type="float">
            <text:p>0</text:p>
          </table:table-cell>
          <table:table-cell table:formula="of:=ROUND((SUM([.$B194:.E194])/COUNT([.$B194:.E194]));0)" office:value-type="float" office:value="0" calcext:value-type="float">
            <text:p>0</text:p>
          </table:table-cell>
          <table:table-cell table:formula="of:=ROUND((SUM([.$B194:.F194])/COUNT([.$B194:.F194]));0)" office:value-type="float" office:value="0" calcext:value-type="float">
            <text:p>0</text:p>
          </table:table-cell>
          <table:table-cell table:formula="of:=ROUND((SUM([.$B194:.G194])/COUNT([.$B194:.G194]));0)" office:value-type="float" office:value="0" calcext:value-type="float">
            <text:p>0</text:p>
          </table:table-cell>
          <table:table-cell table:formula="of:=ROUND((SUM([.$B194:.H194])/COUNT([.$B194:.H194]));0)" office:value-type="float" office:value="0" calcext:value-type="float">
            <text:p>0</text:p>
          </table:table-cell>
          <table:table-cell table:formula="of:=ROUND((SUM([.$B194:.I194])/COUNT([.$B194:.I194]));0)" office:value-type="float" office:value="0" calcext:value-type="float">
            <text:p>0</text:p>
          </table:table-cell>
          <table:table-cell table:formula="of:=ROUND((SUM([.$B194:.J194])/COUNT([.$B194:.J194]));0)" office:value-type="float" office:value="0" calcext:value-type="float">
            <text:p>0</text:p>
          </table:table-cell>
          <table:table-cell table:formula="of:=ROUND((SUM([.$B194:.K194])/COUNT([.$B194:.K194]));0)" office:value-type="float" office:value="0" calcext:value-type="float">
            <text:p>0</text:p>
          </table:table-cell>
          <table:table-cell table:formula="of:=ROUND((SUM([.$B194:.L194])/COUNT([.$B194:.L194]));0)" office:value-type="float" office:value="0" calcext:value-type="float">
            <text:p>0</text:p>
          </table:table-cell>
          <table:table-cell table:formula="of:=ROUND((SUM([.$B194:.M194])/COUNT([.$B194:.M194]));0)" office:value-type="float" office:value="0" calcext:value-type="float">
            <text:p>0</text:p>
          </table:table-cell>
          <table:table-cell table:formula="of:=ROUND((SUM([.$B194:.N194])/COUNT([.$B194:.N194]));0)" office:value-type="float" office:value="0" calcext:value-type="float">
            <text:p>0</text:p>
          </table:table-cell>
          <table:table-cell table:formula="of:=ROUND((SUM([.$B194:.O194])/COUNT([.$B194:.O194]));0)" office:value-type="float" office:value="0" calcext:value-type="float">
            <text:p>0</text:p>
          </table:table-cell>
          <table:table-cell table:formula="of:=ROUND((SUM([.$B194:.P194])/COUNT([.$B194:.P194]));0)" office:value-type="float" office:value="0" calcext:value-type="float">
            <text:p>0</text:p>
          </table:table-cell>
          <table:table-cell table:formula="of:=ROUND((SUM([.$B194:.Q194])/COUNT([.$B194:.Q19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ROUND((SUM([.$B195:.B195])/COUNT([.$B195:.B195]));0)" office:value-type="float" office:value="1" calcext:value-type="float">
            <text:p>1</text:p>
          </table:table-cell>
          <table:table-cell table:formula="of:=ROUND((SUM([.$B195:.C195])/COUNT([.$B195:.C195]));0)" office:value-type="float" office:value="1" calcext:value-type="float">
            <text:p>1</text:p>
          </table:table-cell>
          <table:table-cell table:formula="of:=ROUND((SUM([.$B195:.D195])/COUNT([.$B195:.D195]));0)" office:value-type="float" office:value="0" calcext:value-type="float">
            <text:p>0</text:p>
          </table:table-cell>
          <table:table-cell table:formula="of:=ROUND((SUM([.$B195:.E195])/COUNT([.$B195:.E195]));0)" office:value-type="float" office:value="0" calcext:value-type="float">
            <text:p>0</text:p>
          </table:table-cell>
          <table:table-cell table:formula="of:=ROUND((SUM([.$B195:.F195])/COUNT([.$B195:.F195]));0)" office:value-type="float" office:value="0" calcext:value-type="float">
            <text:p>0</text:p>
          </table:table-cell>
          <table:table-cell table:formula="of:=ROUND((SUM([.$B195:.G195])/COUNT([.$B195:.G195]));0)" office:value-type="float" office:value="0" calcext:value-type="float">
            <text:p>0</text:p>
          </table:table-cell>
          <table:table-cell table:formula="of:=ROUND((SUM([.$B195:.H195])/COUNT([.$B195:.H195]));0)" office:value-type="float" office:value="0" calcext:value-type="float">
            <text:p>0</text:p>
          </table:table-cell>
          <table:table-cell table:formula="of:=ROUND((SUM([.$B195:.I195])/COUNT([.$B195:.I195]));0)" office:value-type="float" office:value="0" calcext:value-type="float">
            <text:p>0</text:p>
          </table:table-cell>
          <table:table-cell table:formula="of:=ROUND((SUM([.$B195:.J195])/COUNT([.$B195:.J195]));0)" office:value-type="float" office:value="0" calcext:value-type="float">
            <text:p>0</text:p>
          </table:table-cell>
          <table:table-cell table:formula="of:=ROUND((SUM([.$B195:.K195])/COUNT([.$B195:.K195]));0)" office:value-type="float" office:value="0" calcext:value-type="float">
            <text:p>0</text:p>
          </table:table-cell>
          <table:table-cell table:formula="of:=ROUND((SUM([.$B195:.L195])/COUNT([.$B195:.L195]));0)" office:value-type="float" office:value="0" calcext:value-type="float">
            <text:p>0</text:p>
          </table:table-cell>
          <table:table-cell table:formula="of:=ROUND((SUM([.$B195:.M195])/COUNT([.$B195:.M195]));0)" office:value-type="float" office:value="0" calcext:value-type="float">
            <text:p>0</text:p>
          </table:table-cell>
          <table:table-cell table:formula="of:=ROUND((SUM([.$B195:.N195])/COUNT([.$B195:.N195]));0)" office:value-type="float" office:value="0" calcext:value-type="float">
            <text:p>0</text:p>
          </table:table-cell>
          <table:table-cell table:formula="of:=ROUND((SUM([.$B195:.O195])/COUNT([.$B195:.O195]));0)" office:value-type="float" office:value="0" calcext:value-type="float">
            <text:p>0</text:p>
          </table:table-cell>
          <table:table-cell table:formula="of:=ROUND((SUM([.$B195:.P195])/COUNT([.$B195:.P195]));0)" office:value-type="float" office:value="0" calcext:value-type="float">
            <text:p>0</text:p>
          </table:table-cell>
          <table:table-cell table:formula="of:=ROUND((SUM([.$B195:.Q195])/COUNT([.$B195:.Q19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96:.B196])/COUNT([.$B196:.B196]));0)" office:value-type="float" office:value="1" calcext:value-type="float">
            <text:p>1</text:p>
          </table:table-cell>
          <table:table-cell table:formula="of:=ROUND((SUM([.$B196:.C196])/COUNT([.$B196:.C196]));0)" office:value-type="float" office:value="1" calcext:value-type="float">
            <text:p>1</text:p>
          </table:table-cell>
          <table:table-cell table:formula="of:=ROUND((SUM([.$B196:.D196])/COUNT([.$B196:.D196]));0)" office:value-type="float" office:value="1" calcext:value-type="float">
            <text:p>1</text:p>
          </table:table-cell>
          <table:table-cell table:formula="of:=ROUND((SUM([.$B196:.E196])/COUNT([.$B196:.E196]));0)" office:value-type="float" office:value="1" calcext:value-type="float">
            <text:p>1</text:p>
          </table:table-cell>
          <table:table-cell table:formula="of:=ROUND((SUM([.$B196:.F196])/COUNT([.$B196:.F196]));0)" office:value-type="float" office:value="0" calcext:value-type="float">
            <text:p>0</text:p>
          </table:table-cell>
          <table:table-cell table:formula="of:=ROUND((SUM([.$B196:.G196])/COUNT([.$B196:.G196]));0)" office:value-type="float" office:value="0" calcext:value-type="float">
            <text:p>0</text:p>
          </table:table-cell>
          <table:table-cell table:formula="of:=ROUND((SUM([.$B196:.H196])/COUNT([.$B196:.H196]));0)" office:value-type="float" office:value="0" calcext:value-type="float">
            <text:p>0</text:p>
          </table:table-cell>
          <table:table-cell table:formula="of:=ROUND((SUM([.$B196:.I196])/COUNT([.$B196:.I196]));0)" office:value-type="float" office:value="0" calcext:value-type="float">
            <text:p>0</text:p>
          </table:table-cell>
          <table:table-cell table:formula="of:=ROUND((SUM([.$B196:.J196])/COUNT([.$B196:.J196]));0)" office:value-type="float" office:value="0" calcext:value-type="float">
            <text:p>0</text:p>
          </table:table-cell>
          <table:table-cell table:formula="of:=ROUND((SUM([.$B196:.K196])/COUNT([.$B196:.K196]));0)" office:value-type="float" office:value="0" calcext:value-type="float">
            <text:p>0</text:p>
          </table:table-cell>
          <table:table-cell table:formula="of:=ROUND((SUM([.$B196:.L196])/COUNT([.$B196:.L196]));0)" office:value-type="float" office:value="0" calcext:value-type="float">
            <text:p>0</text:p>
          </table:table-cell>
          <table:table-cell table:formula="of:=ROUND((SUM([.$B196:.M196])/COUNT([.$B196:.M196]));0)" office:value-type="float" office:value="0" calcext:value-type="float">
            <text:p>0</text:p>
          </table:table-cell>
          <table:table-cell table:formula="of:=ROUND((SUM([.$B196:.N196])/COUNT([.$B196:.N196]));0)" office:value-type="float" office:value="0" calcext:value-type="float">
            <text:p>0</text:p>
          </table:table-cell>
          <table:table-cell table:formula="of:=ROUND((SUM([.$B196:.O196])/COUNT([.$B196:.O196]));0)" office:value-type="float" office:value="0" calcext:value-type="float">
            <text:p>0</text:p>
          </table:table-cell>
          <table:table-cell table:formula="of:=ROUND((SUM([.$B196:.P196])/COUNT([.$B196:.P196]));0)" office:value-type="float" office:value="0" calcext:value-type="float">
            <text:p>0</text:p>
          </table:table-cell>
          <table:table-cell table:formula="of:=ROUND((SUM([.$B196:.Q196])/COUNT([.$B196:.Q19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97:.B197])/COUNT([.$B197:.B197]));0)" office:value-type="float" office:value="0" calcext:value-type="float">
            <text:p>0</text:p>
          </table:table-cell>
          <table:table-cell table:formula="of:=ROUND((SUM([.$B197:.C197])/COUNT([.$B197:.C197]));0)" office:value-type="float" office:value="0" calcext:value-type="float">
            <text:p>0</text:p>
          </table:table-cell>
          <table:table-cell table:formula="of:=ROUND((SUM([.$B197:.D197])/COUNT([.$B197:.D197]));0)" office:value-type="float" office:value="0" calcext:value-type="float">
            <text:p>0</text:p>
          </table:table-cell>
          <table:table-cell table:formula="of:=ROUND((SUM([.$B197:.E197])/COUNT([.$B197:.E197]));0)" office:value-type="float" office:value="0" calcext:value-type="float">
            <text:p>0</text:p>
          </table:table-cell>
          <table:table-cell table:formula="of:=ROUND((SUM([.$B197:.F197])/COUNT([.$B197:.F197]));0)" office:value-type="float" office:value="0" calcext:value-type="float">
            <text:p>0</text:p>
          </table:table-cell>
          <table:table-cell table:formula="of:=ROUND((SUM([.$B197:.G197])/COUNT([.$B197:.G197]));0)" office:value-type="float" office:value="0" calcext:value-type="float">
            <text:p>0</text:p>
          </table:table-cell>
          <table:table-cell table:formula="of:=ROUND((SUM([.$B197:.H197])/COUNT([.$B197:.H197]));0)" office:value-type="float" office:value="0" calcext:value-type="float">
            <text:p>0</text:p>
          </table:table-cell>
          <table:table-cell table:formula="of:=ROUND((SUM([.$B197:.I197])/COUNT([.$B197:.I197]));0)" office:value-type="float" office:value="0" calcext:value-type="float">
            <text:p>0</text:p>
          </table:table-cell>
          <table:table-cell table:formula="of:=ROUND((SUM([.$B197:.J197])/COUNT([.$B197:.J197]));0)" office:value-type="float" office:value="0" calcext:value-type="float">
            <text:p>0</text:p>
          </table:table-cell>
          <table:table-cell table:formula="of:=ROUND((SUM([.$B197:.K197])/COUNT([.$B197:.K197]));0)" office:value-type="float" office:value="0" calcext:value-type="float">
            <text:p>0</text:p>
          </table:table-cell>
          <table:table-cell table:formula="of:=ROUND((SUM([.$B197:.L197])/COUNT([.$B197:.L197]));0)" office:value-type="float" office:value="0" calcext:value-type="float">
            <text:p>0</text:p>
          </table:table-cell>
          <table:table-cell table:formula="of:=ROUND((SUM([.$B197:.M197])/COUNT([.$B197:.M197]));0)" office:value-type="float" office:value="0" calcext:value-type="float">
            <text:p>0</text:p>
          </table:table-cell>
          <table:table-cell table:formula="of:=ROUND((SUM([.$B197:.N197])/COUNT([.$B197:.N197]));0)" office:value-type="float" office:value="0" calcext:value-type="float">
            <text:p>0</text:p>
          </table:table-cell>
          <table:table-cell table:formula="of:=ROUND((SUM([.$B197:.O197])/COUNT([.$B197:.O197]));0)" office:value-type="float" office:value="0" calcext:value-type="float">
            <text:p>0</text:p>
          </table:table-cell>
          <table:table-cell table:formula="of:=ROUND((SUM([.$B197:.P197])/COUNT([.$B197:.P197]));0)" office:value-type="float" office:value="0" calcext:value-type="float">
            <text:p>0</text:p>
          </table:table-cell>
          <table:table-cell table:formula="of:=ROUND((SUM([.$B197:.Q197])/COUNT([.$B197:.Q19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ROUND((SUM([.$B198:.B198])/COUNT([.$B198:.B198]));0)" office:value-type="float" office:value="0" calcext:value-type="float">
            <text:p>0</text:p>
          </table:table-cell>
          <table:table-cell table:formula="of:=ROUND((SUM([.$B198:.C198])/COUNT([.$B198:.C198]));0)" office:value-type="float" office:value="0" calcext:value-type="float">
            <text:p>0</text:p>
          </table:table-cell>
          <table:table-cell table:formula="of:=ROUND((SUM([.$B198:.D198])/COUNT([.$B198:.D198]));0)" office:value-type="float" office:value="0" calcext:value-type="float">
            <text:p>0</text:p>
          </table:table-cell>
          <table:table-cell table:formula="of:=ROUND((SUM([.$B198:.E198])/COUNT([.$B198:.E198]));0)" office:value-type="float" office:value="0" calcext:value-type="float">
            <text:p>0</text:p>
          </table:table-cell>
          <table:table-cell table:formula="of:=ROUND((SUM([.$B198:.F198])/COUNT([.$B198:.F198]));0)" office:value-type="float" office:value="0" calcext:value-type="float">
            <text:p>0</text:p>
          </table:table-cell>
          <table:table-cell table:formula="of:=ROUND((SUM([.$B198:.G198])/COUNT([.$B198:.G198]));0)" office:value-type="float" office:value="0" calcext:value-type="float">
            <text:p>0</text:p>
          </table:table-cell>
          <table:table-cell table:formula="of:=ROUND((SUM([.$B198:.H198])/COUNT([.$B198:.H198]));0)" office:value-type="float" office:value="0" calcext:value-type="float">
            <text:p>0</text:p>
          </table:table-cell>
          <table:table-cell table:formula="of:=ROUND((SUM([.$B198:.I198])/COUNT([.$B198:.I198]));0)" office:value-type="float" office:value="0" calcext:value-type="float">
            <text:p>0</text:p>
          </table:table-cell>
          <table:table-cell table:formula="of:=ROUND((SUM([.$B198:.J198])/COUNT([.$B198:.J198]));0)" office:value-type="float" office:value="0" calcext:value-type="float">
            <text:p>0</text:p>
          </table:table-cell>
          <table:table-cell table:formula="of:=ROUND((SUM([.$B198:.K198])/COUNT([.$B198:.K198]));0)" office:value-type="float" office:value="0" calcext:value-type="float">
            <text:p>0</text:p>
          </table:table-cell>
          <table:table-cell table:formula="of:=ROUND((SUM([.$B198:.L198])/COUNT([.$B198:.L198]));0)" office:value-type="float" office:value="0" calcext:value-type="float">
            <text:p>0</text:p>
          </table:table-cell>
          <table:table-cell table:formula="of:=ROUND((SUM([.$B198:.M198])/COUNT([.$B198:.M198]));0)" office:value-type="float" office:value="0" calcext:value-type="float">
            <text:p>0</text:p>
          </table:table-cell>
          <table:table-cell table:formula="of:=ROUND((SUM([.$B198:.N198])/COUNT([.$B198:.N198]));0)" office:value-type="float" office:value="0" calcext:value-type="float">
            <text:p>0</text:p>
          </table:table-cell>
          <table:table-cell table:formula="of:=ROUND((SUM([.$B198:.O198])/COUNT([.$B198:.O198]));0)" office:value-type="float" office:value="0" calcext:value-type="float">
            <text:p>0</text:p>
          </table:table-cell>
          <table:table-cell table:formula="of:=ROUND((SUM([.$B198:.P198])/COUNT([.$B198:.P198]));0)" office:value-type="float" office:value="0" calcext:value-type="float">
            <text:p>0</text:p>
          </table:table-cell>
          <table:table-cell table:formula="of:=ROUND((SUM([.$B198:.Q198])/COUNT([.$B198:.Q19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199:.B199])/COUNT([.$B199:.B199]));0)" office:value-type="float" office:value="0" calcext:value-type="float">
            <text:p>0</text:p>
          </table:table-cell>
          <table:table-cell table:formula="of:=ROUND((SUM([.$B199:.C199])/COUNT([.$B199:.C199]));0)" office:value-type="float" office:value="0" calcext:value-type="float">
            <text:p>0</text:p>
          </table:table-cell>
          <table:table-cell table:formula="of:=ROUND((SUM([.$B199:.D199])/COUNT([.$B199:.D199]));0)" office:value-type="float" office:value="0" calcext:value-type="float">
            <text:p>0</text:p>
          </table:table-cell>
          <table:table-cell table:formula="of:=ROUND((SUM([.$B199:.E199])/COUNT([.$B199:.E199]));0)" office:value-type="float" office:value="0" calcext:value-type="float">
            <text:p>0</text:p>
          </table:table-cell>
          <table:table-cell table:formula="of:=ROUND((SUM([.$B199:.F199])/COUNT([.$B199:.F199]));0)" office:value-type="float" office:value="0" calcext:value-type="float">
            <text:p>0</text:p>
          </table:table-cell>
          <table:table-cell table:formula="of:=ROUND((SUM([.$B199:.G199])/COUNT([.$B199:.G199]));0)" office:value-type="float" office:value="0" calcext:value-type="float">
            <text:p>0</text:p>
          </table:table-cell>
          <table:table-cell table:formula="of:=ROUND((SUM([.$B199:.H199])/COUNT([.$B199:.H199]));0)" office:value-type="float" office:value="0" calcext:value-type="float">
            <text:p>0</text:p>
          </table:table-cell>
          <table:table-cell table:formula="of:=ROUND((SUM([.$B199:.I199])/COUNT([.$B199:.I199]));0)" office:value-type="float" office:value="0" calcext:value-type="float">
            <text:p>0</text:p>
          </table:table-cell>
          <table:table-cell table:formula="of:=ROUND((SUM([.$B199:.J199])/COUNT([.$B199:.J199]));0)" office:value-type="float" office:value="0" calcext:value-type="float">
            <text:p>0</text:p>
          </table:table-cell>
          <table:table-cell table:formula="of:=ROUND((SUM([.$B199:.K199])/COUNT([.$B199:.K199]));0)" office:value-type="float" office:value="0" calcext:value-type="float">
            <text:p>0</text:p>
          </table:table-cell>
          <table:table-cell table:formula="of:=ROUND((SUM([.$B199:.L199])/COUNT([.$B199:.L199]));0)" office:value-type="float" office:value="0" calcext:value-type="float">
            <text:p>0</text:p>
          </table:table-cell>
          <table:table-cell table:formula="of:=ROUND((SUM([.$B199:.M199])/COUNT([.$B199:.M199]));0)" office:value-type="float" office:value="0" calcext:value-type="float">
            <text:p>0</text:p>
          </table:table-cell>
          <table:table-cell table:formula="of:=ROUND((SUM([.$B199:.N199])/COUNT([.$B199:.N199]));0)" office:value-type="float" office:value="0" calcext:value-type="float">
            <text:p>0</text:p>
          </table:table-cell>
          <table:table-cell table:formula="of:=ROUND((SUM([.$B199:.O199])/COUNT([.$B199:.O199]));0)" office:value-type="float" office:value="0" calcext:value-type="float">
            <text:p>0</text:p>
          </table:table-cell>
          <table:table-cell table:formula="of:=ROUND((SUM([.$B199:.P199])/COUNT([.$B199:.P199]));0)" office:value-type="float" office:value="0" calcext:value-type="float">
            <text:p>0</text:p>
          </table:table-cell>
          <table:table-cell table:formula="of:=ROUND((SUM([.$B199:.Q199])/COUNT([.$B199:.Q19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formula="of:=ROUND((SUM([.$B200:.B200])/COUNT([.$B200:.B200]));0)" office:value-type="float" office:value="0" calcext:value-type="float">
            <text:p>0</text:p>
          </table:table-cell>
          <table:table-cell table:formula="of:=ROUND((SUM([.$B200:.C200])/COUNT([.$B200:.C200]));0)" office:value-type="float" office:value="0" calcext:value-type="float">
            <text:p>0</text:p>
          </table:table-cell>
          <table:table-cell table:formula="of:=ROUND((SUM([.$B200:.D200])/COUNT([.$B200:.D200]));0)" office:value-type="float" office:value="0" calcext:value-type="float">
            <text:p>0</text:p>
          </table:table-cell>
          <table:table-cell table:formula="of:=ROUND((SUM([.$B200:.E200])/COUNT([.$B200:.E200]));0)" office:value-type="float" office:value="0" calcext:value-type="float">
            <text:p>0</text:p>
          </table:table-cell>
          <table:table-cell table:formula="of:=ROUND((SUM([.$B200:.F200])/COUNT([.$B200:.F200]));0)" office:value-type="float" office:value="0" calcext:value-type="float">
            <text:p>0</text:p>
          </table:table-cell>
          <table:table-cell table:formula="of:=ROUND((SUM([.$B200:.G200])/COUNT([.$B200:.G200]));0)" office:value-type="float" office:value="0" calcext:value-type="float">
            <text:p>0</text:p>
          </table:table-cell>
          <table:table-cell table:formula="of:=ROUND((SUM([.$B200:.H200])/COUNT([.$B200:.H200]));0)" office:value-type="float" office:value="0" calcext:value-type="float">
            <text:p>0</text:p>
          </table:table-cell>
          <table:table-cell table:formula="of:=ROUND((SUM([.$B200:.I200])/COUNT([.$B200:.I200]));0)" office:value-type="float" office:value="0" calcext:value-type="float">
            <text:p>0</text:p>
          </table:table-cell>
          <table:table-cell table:formula="of:=ROUND((SUM([.$B200:.J200])/COUNT([.$B200:.J200]));0)" office:value-type="float" office:value="0" calcext:value-type="float">
            <text:p>0</text:p>
          </table:table-cell>
          <table:table-cell table:formula="of:=ROUND((SUM([.$B200:.K200])/COUNT([.$B200:.K200]));0)" office:value-type="float" office:value="0" calcext:value-type="float">
            <text:p>0</text:p>
          </table:table-cell>
          <table:table-cell table:formula="of:=ROUND((SUM([.$B200:.L200])/COUNT([.$B200:.L200]));0)" office:value-type="float" office:value="0" calcext:value-type="float">
            <text:p>0</text:p>
          </table:table-cell>
          <table:table-cell table:formula="of:=ROUND((SUM([.$B200:.M200])/COUNT([.$B200:.M200]));0)" office:value-type="float" office:value="0" calcext:value-type="float">
            <text:p>0</text:p>
          </table:table-cell>
          <table:table-cell table:formula="of:=ROUND((SUM([.$B200:.N200])/COUNT([.$B200:.N200]));0)" office:value-type="float" office:value="0" calcext:value-type="float">
            <text:p>0</text:p>
          </table:table-cell>
          <table:table-cell table:formula="of:=ROUND((SUM([.$B200:.O200])/COUNT([.$B200:.O200]));0)" office:value-type="float" office:value="0" calcext:value-type="float">
            <text:p>0</text:p>
          </table:table-cell>
          <table:table-cell table:formula="of:=ROUND((SUM([.$B200:.P200])/COUNT([.$B200:.P200]));0)" office:value-type="float" office:value="0" calcext:value-type="float">
            <text:p>0</text:p>
          </table:table-cell>
          <table:table-cell table:formula="of:=ROUND((SUM([.$B200:.Q200])/COUNT([.$B200:.Q20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01:.B201])/COUNT([.$B201:.B201]));0)" office:value-type="float" office:value="0" calcext:value-type="float">
            <text:p>0</text:p>
          </table:table-cell>
          <table:table-cell table:formula="of:=ROUND((SUM([.$B201:.C201])/COUNT([.$B201:.C201]));0)" office:value-type="float" office:value="0" calcext:value-type="float">
            <text:p>0</text:p>
          </table:table-cell>
          <table:table-cell table:formula="of:=ROUND((SUM([.$B201:.D201])/COUNT([.$B201:.D201]));0)" office:value-type="float" office:value="0" calcext:value-type="float">
            <text:p>0</text:p>
          </table:table-cell>
          <table:table-cell table:formula="of:=ROUND((SUM([.$B201:.E201])/COUNT([.$B201:.E201]));0)" office:value-type="float" office:value="0" calcext:value-type="float">
            <text:p>0</text:p>
          </table:table-cell>
          <table:table-cell table:formula="of:=ROUND((SUM([.$B201:.F201])/COUNT([.$B201:.F201]));0)" office:value-type="float" office:value="0" calcext:value-type="float">
            <text:p>0</text:p>
          </table:table-cell>
          <table:table-cell table:formula="of:=ROUND((SUM([.$B201:.G201])/COUNT([.$B201:.G201]));0)" office:value-type="float" office:value="0" calcext:value-type="float">
            <text:p>0</text:p>
          </table:table-cell>
          <table:table-cell table:formula="of:=ROUND((SUM([.$B201:.H201])/COUNT([.$B201:.H201]));0)" office:value-type="float" office:value="0" calcext:value-type="float">
            <text:p>0</text:p>
          </table:table-cell>
          <table:table-cell table:formula="of:=ROUND((SUM([.$B201:.I201])/COUNT([.$B201:.I201]));0)" office:value-type="float" office:value="0" calcext:value-type="float">
            <text:p>0</text:p>
          </table:table-cell>
          <table:table-cell table:formula="of:=ROUND((SUM([.$B201:.J201])/COUNT([.$B201:.J201]));0)" office:value-type="float" office:value="0" calcext:value-type="float">
            <text:p>0</text:p>
          </table:table-cell>
          <table:table-cell table:formula="of:=ROUND((SUM([.$B201:.K201])/COUNT([.$B201:.K201]));0)" office:value-type="float" office:value="0" calcext:value-type="float">
            <text:p>0</text:p>
          </table:table-cell>
          <table:table-cell table:formula="of:=ROUND((SUM([.$B201:.L201])/COUNT([.$B201:.L201]));0)" office:value-type="float" office:value="0" calcext:value-type="float">
            <text:p>0</text:p>
          </table:table-cell>
          <table:table-cell table:formula="of:=ROUND((SUM([.$B201:.M201])/COUNT([.$B201:.M201]));0)" office:value-type="float" office:value="0" calcext:value-type="float">
            <text:p>0</text:p>
          </table:table-cell>
          <table:table-cell table:formula="of:=ROUND((SUM([.$B201:.N201])/COUNT([.$B201:.N201]));0)" office:value-type="float" office:value="0" calcext:value-type="float">
            <text:p>0</text:p>
          </table:table-cell>
          <table:table-cell table:formula="of:=ROUND((SUM([.$B201:.O201])/COUNT([.$B201:.O201]));0)" office:value-type="float" office:value="0" calcext:value-type="float">
            <text:p>0</text:p>
          </table:table-cell>
          <table:table-cell table:formula="of:=ROUND((SUM([.$B201:.P201])/COUNT([.$B201:.P201]));0)" office:value-type="float" office:value="0" calcext:value-type="float">
            <text:p>0</text:p>
          </table:table-cell>
          <table:table-cell table:formula="of:=ROUND((SUM([.$B201:.Q201])/COUNT([.$B201:.Q20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ROUND((SUM([.$B202:.B202])/COUNT([.$B202:.B202]));0)" office:value-type="float" office:value="0" calcext:value-type="float">
            <text:p>0</text:p>
          </table:table-cell>
          <table:table-cell table:formula="of:=ROUND((SUM([.$B202:.C202])/COUNT([.$B202:.C202]));0)" office:value-type="float" office:value="0" calcext:value-type="float">
            <text:p>0</text:p>
          </table:table-cell>
          <table:table-cell table:formula="of:=ROUND((SUM([.$B202:.D202])/COUNT([.$B202:.D202]));0)" office:value-type="float" office:value="0" calcext:value-type="float">
            <text:p>0</text:p>
          </table:table-cell>
          <table:table-cell table:formula="of:=ROUND((SUM([.$B202:.E202])/COUNT([.$B202:.E202]));0)" office:value-type="float" office:value="0" calcext:value-type="float">
            <text:p>0</text:p>
          </table:table-cell>
          <table:table-cell table:formula="of:=ROUND((SUM([.$B202:.F202])/COUNT([.$B202:.F202]));0)" office:value-type="float" office:value="0" calcext:value-type="float">
            <text:p>0</text:p>
          </table:table-cell>
          <table:table-cell table:formula="of:=ROUND((SUM([.$B202:.G202])/COUNT([.$B202:.G202]));0)" office:value-type="float" office:value="0" calcext:value-type="float">
            <text:p>0</text:p>
          </table:table-cell>
          <table:table-cell table:formula="of:=ROUND((SUM([.$B202:.H202])/COUNT([.$B202:.H202]));0)" office:value-type="float" office:value="0" calcext:value-type="float">
            <text:p>0</text:p>
          </table:table-cell>
          <table:table-cell table:formula="of:=ROUND((SUM([.$B202:.I202])/COUNT([.$B202:.I202]));0)" office:value-type="float" office:value="0" calcext:value-type="float">
            <text:p>0</text:p>
          </table:table-cell>
          <table:table-cell table:formula="of:=ROUND((SUM([.$B202:.J202])/COUNT([.$B202:.J202]));0)" office:value-type="float" office:value="0" calcext:value-type="float">
            <text:p>0</text:p>
          </table:table-cell>
          <table:table-cell table:formula="of:=ROUND((SUM([.$B202:.K202])/COUNT([.$B202:.K202]));0)" office:value-type="float" office:value="0" calcext:value-type="float">
            <text:p>0</text:p>
          </table:table-cell>
          <table:table-cell table:formula="of:=ROUND((SUM([.$B202:.L202])/COUNT([.$B202:.L202]));0)" office:value-type="float" office:value="0" calcext:value-type="float">
            <text:p>0</text:p>
          </table:table-cell>
          <table:table-cell table:formula="of:=ROUND((SUM([.$B202:.M202])/COUNT([.$B202:.M202]));0)" office:value-type="float" office:value="0" calcext:value-type="float">
            <text:p>0</text:p>
          </table:table-cell>
          <table:table-cell table:formula="of:=ROUND((SUM([.$B202:.N202])/COUNT([.$B202:.N202]));0)" office:value-type="float" office:value="0" calcext:value-type="float">
            <text:p>0</text:p>
          </table:table-cell>
          <table:table-cell table:formula="of:=ROUND((SUM([.$B202:.O202])/COUNT([.$B202:.O202]));0)" office:value-type="float" office:value="0" calcext:value-type="float">
            <text:p>0</text:p>
          </table:table-cell>
          <table:table-cell table:formula="of:=ROUND((SUM([.$B202:.P202])/COUNT([.$B202:.P202]));0)" office:value-type="float" office:value="0" calcext:value-type="float">
            <text:p>0</text:p>
          </table:table-cell>
          <table:table-cell table:formula="of:=ROUND((SUM([.$B202:.Q202])/COUNT([.$B202:.Q202]));0)" office:value-type="float" office:value="0" calcext:value-type="float">
            <text:p>0</text:p>
          </table:table-cell>
          <table:table-cell table:number-columns-repeated="268"/>
        </table:table-row>
        <table:table-row table:style-name="ro2">
          <table:table-cell table:number-columns-repeated="16"/>
          <table:table-cell office:value-type="string" calcext:value-type="string">
            <text:p>Accracy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float" office:value="0.75" calcext:value-type="float">
            <text:p>0.75</text:p>
          </table:table-cell>
          <table:table-cell table:number-columns-repeated="3" table:style-name="ce6" office:value-type="float" office:value="0.72" calcext:value-type="float">
            <text:p>0.72</text:p>
          </table:table-cell>
          <table:table-cell table:style-name="ce6" office:value-type="float" office:value="0.73" calcext:value-type="float">
            <text:p>0.73</text:p>
          </table:table-cell>
          <table:table-cell table:number-columns-repeated="2" table:style-name="ce6" office:value-type="float" office:value="0.72" calcext:value-type="float">
            <text:p>0.72</text:p>
          </table:table-cell>
          <table:table-cell table:number-columns-repeated="5" table:style-name="ce6" office:value-type="float" office:value="0.71" calcext:value-type="float">
            <text:p>0.71</text:p>
          </table:table-cell>
          <table:table-cell table:style-name="ce6" office:value-type="float" office:value="0.72" calcext:value-type="float">
            <text:p>0.72</text:p>
          </table:table-cell>
          <table:table-cell table:number-columns-repeated="2" table:style-name="ce6" office:value-type="float" office:value="0.71" calcext:value-type="float">
            <text:p>0.71</text:p>
          </table:table-cell>
          <table:table-cell table:number-columns-repeated="268"/>
        </table:table-row>
        <table:table-row table:style-name="ro2">
          <table:table-cell table:number-columns-repeated="16"/>
          <table:table-cell office:value-type="string" calcext:value-type="string">
            <text:p>MCC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16" calcext:value-type="float">
            <text:p>0.1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6" calcext:value-type="float">
            <text:p>0.0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68"/>
        </table:table-row>
        <table:table-row table:style-name="ro2">
          <table:table-cell table:number-columns-repeated="16"/>
          <table:table-cell office:value-type="string" calcext:value-type="string">
            <text:p>Index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09" calcext:value-type="float">
            <text:p>0.09</text:p>
          </table:table-cell>
          <table:table-cell table:style-name="ce8" table:formula="of:=[.Y204]*[.Y203]" office:value-type="float" office:value="0.0792" calcext:value-type="float">
            <text:p>0.0792</text:p>
          </table:table-cell>
          <table:table-cell table:style-name="ce8" table:formula="of:=[.Z204]*[.Z203]" office:value-type="float" office:value="0" calcext:value-type="float">
            <text:p>0</text:p>
          </table:table-cell>
          <table:table-cell table:style-name="ce8" table:formula="of:=[.AA204]*[.AA203]" office:value-type="float" office:value="0.0426" calcext:value-type="float">
            <text:p>0.0426</text:p>
          </table:table-cell>
          <table:table-cell table:style-name="ce8" table:formula="of:=[.AB204]*[.AB203]" office:value-type="float" office:value="0" calcext:value-type="float">
            <text:p>0</text:p>
          </table:table-cell>
          <table:table-cell table:style-name="ce8" table:formula="of:=[.AC204]*[.AC203]" office:value-type="float" office:value="0" calcext:value-type="float">
            <text:p>0</text:p>
          </table:table-cell>
          <table:table-cell table:style-name="ce8" table:formula="of:=[.AD204]*[.AD203]" office:value-type="float" office:value="0" calcext:value-type="float">
            <text:p>0</text:p>
          </table:table-cell>
          <table:table-cell table:style-name="ce8" table:formula="of:=[.AE204]*[.AE203]" office:value-type="float" office:value="0.0576" calcext:value-type="float">
            <text:p>0.0576</text:p>
          </table:table-cell>
          <table:table-cell table:style-name="ce8" table:formula="of:=[.AF204]*[.AF203]" office:value-type="float" office:value="0" calcext:value-type="float">
            <text:p>0</text:p>
          </table:table-cell>
          <table:table-cell table:style-name="ce8" table:formula="of:=[.AG204]*[.AG203]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78"/>
        </table:table-row>
        <calcext:conditional-formats>
          <calcext:conditional-format calcext:target-range-address="'B-Reshuffled-Hard'.R205:'B-Reshuffled-Hard'.AG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B-Reshuffled-Hard-Reshuffled on Rho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.1536772991" calcext:value-type="float">
            <text:p>0.1536772991</text:p>
          </table:table-cell>
          <table:table-cell table:style-name="ce5" office:value-type="float" office:value="0.1447541011" calcext:value-type="float">
            <text:p>0.1447541011</text:p>
          </table:table-cell>
          <table:table-cell table:style-name="ce5" office:value-type="float" office:value="0.1197286504" calcext:value-type="float">
            <text:p>0.1197286504</text:p>
          </table:table-cell>
          <table:table-cell table:style-name="ce5" office:value-type="float" office:value="0.1194717068" calcext:value-type="float">
            <text:p>0.1194717068</text:p>
          </table:table-cell>
          <table:table-cell table:style-name="ce5" office:value-type="float" office:value="0.1188721579" calcext:value-type="float">
            <text:p>0.1188721579</text:p>
          </table:table-cell>
          <table:table-cell table:style-name="ce5" office:value-type="float" office:value="0.1182401934" calcext:value-type="float">
            <text:p>0.1182401934</text:p>
          </table:table-cell>
          <table:table-cell table:style-name="ce5" office:value-type="float" office:value="0.110793335" calcext:value-type="float">
            <text:p>0.110793335</text:p>
          </table:table-cell>
          <table:table-cell table:style-name="ce5" office:value-type="float" office:value="0.1099504452" calcext:value-type="float">
            <text:p>0.1099504452</text:p>
          </table:table-cell>
          <table:table-cell table:style-name="ce5" office:value-type="float" office:value="0.1048572825" calcext:value-type="float">
            <text:p>0.1048572825</text:p>
          </table:table-cell>
          <table:table-cell table:style-name="ce5" office:value-type="float" office:value="0.1035671821" calcext:value-type="float">
            <text:p>0.1035671821</text:p>
          </table:table-cell>
          <table:table-cell table:style-name="ce5" office:value-type="float" office:value="0.1034369376" calcext:value-type="float">
            <text:p>0.1034369376</text:p>
          </table:table-cell>
          <table:table-cell table:style-name="ce5" office:value-type="float" office:value="0.1032875666" calcext:value-type="float">
            <text:p>0.1032875666</text:p>
          </table:table-cell>
          <table:table-cell table:style-name="ce5" office:value-type="float" office:value="0.1018954787" calcext:value-type="float">
            <text:p>0.10189547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O1]+1" office:value-type="float" office:value="2" calcext:value-type="float">
            <text:p>2</text:p>
          </table:table-cell>
          <table:table-cell table:style-name="ce5" table:formula="of:=[#REF!]+1" office:value-type="string" office:string-value="" calcext:value-type="error">
            <text:p>#VALUE!</text:p>
          </table:table-cell>
          <table:table-cell table:style-name="ce5" table:formula="of:=[.Q1]+1" office:value-type="string" office:string-value="" calcext:value-type="error">
            <text:p>#VALUE!</text:p>
          </table:table-cell>
          <table:table-cell table:style-name="ce5" table:formula="of:=[.R1]+1" office:value-type="string" office:string-value="" calcext:value-type="error">
            <text:p>#VALUE!</text:p>
          </table:table-cell>
          <table:table-cell table:style-name="ce5" table:formula="of:=[.S1]+1" office:value-type="string" office:string-value="" calcext:value-type="error">
            <text:p>#VALUE!</text:p>
          </table:table-cell>
          <table:table-cell table:style-name="ce5" table:formula="of:=[.T1]+1" office:value-type="string" office:string-value="" calcext:value-type="error">
            <text:p>#VALUE!</text:p>
          </table:table-cell>
          <table:table-cell table:style-name="ce5" table:formula="of:=[.U1]+1" office:value-type="string" office:string-value="" calcext:value-type="error">
            <text:p>#VALUE!</text:p>
          </table:table-cell>
          <table:table-cell table:style-name="ce5" table:formula="of:=[.V1]+1" office:value-type="string" office:string-value="" calcext:value-type="error">
            <text:p>#VALUE!</text:p>
          </table:table-cell>
          <table:table-cell table:style-name="ce5" table:formula="of:=[.W1]+1" office:value-type="string" office:string-value="" calcext:value-type="error">
            <text:p>#VALUE!</text:p>
          </table:table-cell>
          <table:table-cell table:style-name="ce5" table:formula="of:=[.X1]+1" office:value-type="string" office:string-value="" calcext:value-type="error">
            <text:p>#VALUE!</text:p>
          </table:table-cell>
          <table:table-cell table:style-name="ce5" table:formula="of:=[.Y1]+1" office:value-type="string" office:string-value="" calcext:value-type="error">
            <text:p>#VALUE!</text:p>
          </table:table-cell>
          <table:table-cell table:style-name="ce5" table:formula="of:=[.Z1]+1" office:value-type="string" office:string-value="" calcext:value-type="error">
            <text:p>#VALUE!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2:.B2])/COUNT([.$B2:.B2]));0)" office:value-type="float" office:value="0" calcext:value-type="float">
            <text:p>0</text:p>
          </table:table-cell>
          <table:table-cell table:formula="of:=ROUND((SUM([.$B2:.C2])/COUNT([.$B2:.C2]));0)" office:value-type="float" office:value="1" calcext:value-type="float">
            <text:p>1</text:p>
          </table:table-cell>
          <table:table-cell table:formula="of:=ROUND((SUM([.$B2:.D2])/COUNT([.$B2:.D2]));0)" office:value-type="float" office:value="0" calcext:value-type="float">
            <text:p>0</text:p>
          </table:table-cell>
          <table:table-cell table:formula="of:=ROUND((SUM([.$B2:.E2])/COUNT([.$B2:.E2]));0)" office:value-type="float" office:value="0" calcext:value-type="float">
            <text:p>0</text:p>
          </table:table-cell>
          <table:table-cell table:formula="of:=ROUND((SUM([.$B2:.F2])/COUNT([.$B2:.F2]));0)" office:value-type="float" office:value="0" calcext:value-type="float">
            <text:p>0</text:p>
          </table:table-cell>
          <table:table-cell table:formula="of:=ROUND((SUM([.$B2:.G2])/COUNT([.$B2:.G2]));0)" office:value-type="float" office:value="0" calcext:value-type="float">
            <text:p>0</text:p>
          </table:table-cell>
          <table:table-cell table:formula="of:=ROUND((SUM([.$B2:.H2])/COUNT([.$B2:.H2]));0)" office:value-type="float" office:value="0" calcext:value-type="float">
            <text:p>0</text:p>
          </table:table-cell>
          <table:table-cell table:formula="of:=ROUND((SUM([.$B2:.I2])/COUNT([.$B2:.I2]));0)" office:value-type="float" office:value="0" calcext:value-type="float">
            <text:p>0</text:p>
          </table:table-cell>
          <table:table-cell table:formula="of:=ROUND((SUM([.$B2:.J2])/COUNT([.$B2:.J2]));0)" office:value-type="float" office:value="0" calcext:value-type="float">
            <text:p>0</text:p>
          </table:table-cell>
          <table:table-cell table:formula="of:=ROUND((SUM([.$B2:.K2])/COUNT([.$B2:.K2]));0)" office:value-type="float" office:value="0" calcext:value-type="float">
            <text:p>0</text:p>
          </table:table-cell>
          <table:table-cell table:formula="of:=ROUND((SUM([.$B2:.L2])/COUNT([.$B2:.L2]));0)" office:value-type="float" office:value="0" calcext:value-type="float">
            <text:p>0</text:p>
          </table:table-cell>
          <table:table-cell table:formula="of:=ROUND((SUM([.$B2:.M2])/COUNT([.$B2:.M2]));0)" office:value-type="float" office:value="0" calcext:value-type="float">
            <text:p>0</text:p>
          </table:table-cell>
          <table:table-cell table:formula="of:=ROUND((SUM([.$B2:.N2])/COUNT([.$B2:.N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3:.B3])/COUNT([.$B3:.B3]));0)" office:value-type="float" office:value="0" calcext:value-type="float">
            <text:p>0</text:p>
          </table:table-cell>
          <table:table-cell table:formula="of:=ROUND((SUM([.$B3:.C3])/COUNT([.$B3:.C3]));0)" office:value-type="float" office:value="0" calcext:value-type="float">
            <text:p>0</text:p>
          </table:table-cell>
          <table:table-cell table:formula="of:=ROUND((SUM([.$B3:.D3])/COUNT([.$B3:.D3]));0)" office:value-type="float" office:value="0" calcext:value-type="float">
            <text:p>0</text:p>
          </table:table-cell>
          <table:table-cell table:formula="of:=ROUND((SUM([.$B3:.E3])/COUNT([.$B3:.E3]));0)" office:value-type="float" office:value="0" calcext:value-type="float">
            <text:p>0</text:p>
          </table:table-cell>
          <table:table-cell table:formula="of:=ROUND((SUM([.$B3:.F3])/COUNT([.$B3:.F3]));0)" office:value-type="float" office:value="0" calcext:value-type="float">
            <text:p>0</text:p>
          </table:table-cell>
          <table:table-cell table:formula="of:=ROUND((SUM([.$B3:.G3])/COUNT([.$B3:.G3]));0)" office:value-type="float" office:value="0" calcext:value-type="float">
            <text:p>0</text:p>
          </table:table-cell>
          <table:table-cell table:formula="of:=ROUND((SUM([.$B3:.H3])/COUNT([.$B3:.H3]));0)" office:value-type="float" office:value="0" calcext:value-type="float">
            <text:p>0</text:p>
          </table:table-cell>
          <table:table-cell table:formula="of:=ROUND((SUM([.$B3:.I3])/COUNT([.$B3:.I3]));0)" office:value-type="float" office:value="0" calcext:value-type="float">
            <text:p>0</text:p>
          </table:table-cell>
          <table:table-cell table:formula="of:=ROUND((SUM([.$B3:.J3])/COUNT([.$B3:.J3]));0)" office:value-type="float" office:value="0" calcext:value-type="float">
            <text:p>0</text:p>
          </table:table-cell>
          <table:table-cell table:formula="of:=ROUND((SUM([.$B3:.K3])/COUNT([.$B3:.K3]));0)" office:value-type="float" office:value="0" calcext:value-type="float">
            <text:p>0</text:p>
          </table:table-cell>
          <table:table-cell table:formula="of:=ROUND((SUM([.$B3:.L3])/COUNT([.$B3:.L3]));0)" office:value-type="float" office:value="0" calcext:value-type="float">
            <text:p>0</text:p>
          </table:table-cell>
          <table:table-cell table:formula="of:=ROUND((SUM([.$B3:.M3])/COUNT([.$B3:.M3]));0)" office:value-type="float" office:value="0" calcext:value-type="float">
            <text:p>0</text:p>
          </table:table-cell>
          <table:table-cell table:formula="of:=ROUND((SUM([.$B3:.N3])/COUNT([.$B3:.N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:.B4])/COUNT([.$B4:.B4]));0)" office:value-type="float" office:value="0" calcext:value-type="float">
            <text:p>0</text:p>
          </table:table-cell>
          <table:table-cell table:formula="of:=ROUND((SUM([.$B4:.C4])/COUNT([.$B4:.C4]));0)" office:value-type="float" office:value="0" calcext:value-type="float">
            <text:p>0</text:p>
          </table:table-cell>
          <table:table-cell table:formula="of:=ROUND((SUM([.$B4:.D4])/COUNT([.$B4:.D4]));0)" office:value-type="float" office:value="0" calcext:value-type="float">
            <text:p>0</text:p>
          </table:table-cell>
          <table:table-cell table:formula="of:=ROUND((SUM([.$B4:.E4])/COUNT([.$B4:.E4]));0)" office:value-type="float" office:value="0" calcext:value-type="float">
            <text:p>0</text:p>
          </table:table-cell>
          <table:table-cell table:formula="of:=ROUND((SUM([.$B4:.F4])/COUNT([.$B4:.F4]));0)" office:value-type="float" office:value="0" calcext:value-type="float">
            <text:p>0</text:p>
          </table:table-cell>
          <table:table-cell table:formula="of:=ROUND((SUM([.$B4:.G4])/COUNT([.$B4:.G4]));0)" office:value-type="float" office:value="0" calcext:value-type="float">
            <text:p>0</text:p>
          </table:table-cell>
          <table:table-cell table:formula="of:=ROUND((SUM([.$B4:.H4])/COUNT([.$B4:.H4]));0)" office:value-type="float" office:value="0" calcext:value-type="float">
            <text:p>0</text:p>
          </table:table-cell>
          <table:table-cell table:formula="of:=ROUND((SUM([.$B4:.I4])/COUNT([.$B4:.I4]));0)" office:value-type="float" office:value="0" calcext:value-type="float">
            <text:p>0</text:p>
          </table:table-cell>
          <table:table-cell table:formula="of:=ROUND((SUM([.$B4:.J4])/COUNT([.$B4:.J4]));0)" office:value-type="float" office:value="0" calcext:value-type="float">
            <text:p>0</text:p>
          </table:table-cell>
          <table:table-cell table:formula="of:=ROUND((SUM([.$B4:.K4])/COUNT([.$B4:.K4]));0)" office:value-type="float" office:value="0" calcext:value-type="float">
            <text:p>0</text:p>
          </table:table-cell>
          <table:table-cell table:formula="of:=ROUND((SUM([.$B4:.L4])/COUNT([.$B4:.L4]));0)" office:value-type="float" office:value="0" calcext:value-type="float">
            <text:p>0</text:p>
          </table:table-cell>
          <table:table-cell table:formula="of:=ROUND((SUM([.$B4:.M4])/COUNT([.$B4:.M4]));0)" office:value-type="float" office:value="0" calcext:value-type="float">
            <text:p>0</text:p>
          </table:table-cell>
          <table:table-cell table:formula="of:=ROUND((SUM([.$B4:.N4])/COUNT([.$B4:.N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5:.B5])/COUNT([.$B5:.B5]));0)" office:value-type="float" office:value="0" calcext:value-type="float">
            <text:p>0</text:p>
          </table:table-cell>
          <table:table-cell table:formula="of:=ROUND((SUM([.$B5:.C5])/COUNT([.$B5:.C5]));0)" office:value-type="float" office:value="0" calcext:value-type="float">
            <text:p>0</text:p>
          </table:table-cell>
          <table:table-cell table:formula="of:=ROUND((SUM([.$B5:.D5])/COUNT([.$B5:.D5]));0)" office:value-type="float" office:value="0" calcext:value-type="float">
            <text:p>0</text:p>
          </table:table-cell>
          <table:table-cell table:formula="of:=ROUND((SUM([.$B5:.E5])/COUNT([.$B5:.E5]));0)" office:value-type="float" office:value="0" calcext:value-type="float">
            <text:p>0</text:p>
          </table:table-cell>
          <table:table-cell table:formula="of:=ROUND((SUM([.$B5:.F5])/COUNT([.$B5:.F5]));0)" office:value-type="float" office:value="0" calcext:value-type="float">
            <text:p>0</text:p>
          </table:table-cell>
          <table:table-cell table:formula="of:=ROUND((SUM([.$B5:.G5])/COUNT([.$B5:.G5]));0)" office:value-type="float" office:value="0" calcext:value-type="float">
            <text:p>0</text:p>
          </table:table-cell>
          <table:table-cell table:formula="of:=ROUND((SUM([.$B5:.H5])/COUNT([.$B5:.H5]));0)" office:value-type="float" office:value="0" calcext:value-type="float">
            <text:p>0</text:p>
          </table:table-cell>
          <table:table-cell table:formula="of:=ROUND((SUM([.$B5:.I5])/COUNT([.$B5:.I5]));0)" office:value-type="float" office:value="0" calcext:value-type="float">
            <text:p>0</text:p>
          </table:table-cell>
          <table:table-cell table:formula="of:=ROUND((SUM([.$B5:.J5])/COUNT([.$B5:.J5]));0)" office:value-type="float" office:value="0" calcext:value-type="float">
            <text:p>0</text:p>
          </table:table-cell>
          <table:table-cell table:formula="of:=ROUND((SUM([.$B5:.K5])/COUNT([.$B5:.K5]));0)" office:value-type="float" office:value="0" calcext:value-type="float">
            <text:p>0</text:p>
          </table:table-cell>
          <table:table-cell table:formula="of:=ROUND((SUM([.$B5:.L5])/COUNT([.$B5:.L5]));0)" office:value-type="float" office:value="0" calcext:value-type="float">
            <text:p>0</text:p>
          </table:table-cell>
          <table:table-cell table:formula="of:=ROUND((SUM([.$B5:.M5])/COUNT([.$B5:.M5]));0)" office:value-type="float" office:value="0" calcext:value-type="float">
            <text:p>0</text:p>
          </table:table-cell>
          <table:table-cell table:formula="of:=ROUND((SUM([.$B5:.N5])/COUNT([.$B5:.N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6:.B6])/COUNT([.$B6:.B6]));0)" office:value-type="float" office:value="0" calcext:value-type="float">
            <text:p>0</text:p>
          </table:table-cell>
          <table:table-cell table:formula="of:=ROUND((SUM([.$B6:.C6])/COUNT([.$B6:.C6]));0)" office:value-type="float" office:value="0" calcext:value-type="float">
            <text:p>0</text:p>
          </table:table-cell>
          <table:table-cell table:formula="of:=ROUND((SUM([.$B6:.D6])/COUNT([.$B6:.D6]));0)" office:value-type="float" office:value="0" calcext:value-type="float">
            <text:p>0</text:p>
          </table:table-cell>
          <table:table-cell table:formula="of:=ROUND((SUM([.$B6:.E6])/COUNT([.$B6:.E6]));0)" office:value-type="float" office:value="0" calcext:value-type="float">
            <text:p>0</text:p>
          </table:table-cell>
          <table:table-cell table:formula="of:=ROUND((SUM([.$B6:.F6])/COUNT([.$B6:.F6]));0)" office:value-type="float" office:value="0" calcext:value-type="float">
            <text:p>0</text:p>
          </table:table-cell>
          <table:table-cell table:formula="of:=ROUND((SUM([.$B6:.G6])/COUNT([.$B6:.G6]));0)" office:value-type="float" office:value="0" calcext:value-type="float">
            <text:p>0</text:p>
          </table:table-cell>
          <table:table-cell table:formula="of:=ROUND((SUM([.$B6:.H6])/COUNT([.$B6:.H6]));0)" office:value-type="float" office:value="0" calcext:value-type="float">
            <text:p>0</text:p>
          </table:table-cell>
          <table:table-cell table:formula="of:=ROUND((SUM([.$B6:.I6])/COUNT([.$B6:.I6]));0)" office:value-type="float" office:value="0" calcext:value-type="float">
            <text:p>0</text:p>
          </table:table-cell>
          <table:table-cell table:formula="of:=ROUND((SUM([.$B6:.J6])/COUNT([.$B6:.J6]));0)" office:value-type="float" office:value="0" calcext:value-type="float">
            <text:p>0</text:p>
          </table:table-cell>
          <table:table-cell table:formula="of:=ROUND((SUM([.$B6:.K6])/COUNT([.$B6:.K6]));0)" office:value-type="float" office:value="0" calcext:value-type="float">
            <text:p>0</text:p>
          </table:table-cell>
          <table:table-cell table:formula="of:=ROUND((SUM([.$B6:.L6])/COUNT([.$B6:.L6]));0)" office:value-type="float" office:value="0" calcext:value-type="float">
            <text:p>0</text:p>
          </table:table-cell>
          <table:table-cell table:formula="of:=ROUND((SUM([.$B6:.M6])/COUNT([.$B6:.M6]));0)" office:value-type="float" office:value="0" calcext:value-type="float">
            <text:p>0</text:p>
          </table:table-cell>
          <table:table-cell table:formula="of:=ROUND((SUM([.$B6:.N6])/COUNT([.$B6:.N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7:.B7])/COUNT([.$B7:.B7]));0)" office:value-type="float" office:value="0" calcext:value-type="float">
            <text:p>0</text:p>
          </table:table-cell>
          <table:table-cell table:formula="of:=ROUND((SUM([.$B7:.C7])/COUNT([.$B7:.C7]));0)" office:value-type="float" office:value="0" calcext:value-type="float">
            <text:p>0</text:p>
          </table:table-cell>
          <table:table-cell table:formula="of:=ROUND((SUM([.$B7:.D7])/COUNT([.$B7:.D7]));0)" office:value-type="float" office:value="0" calcext:value-type="float">
            <text:p>0</text:p>
          </table:table-cell>
          <table:table-cell table:formula="of:=ROUND((SUM([.$B7:.E7])/COUNT([.$B7:.E7]));0)" office:value-type="float" office:value="0" calcext:value-type="float">
            <text:p>0</text:p>
          </table:table-cell>
          <table:table-cell table:formula="of:=ROUND((SUM([.$B7:.F7])/COUNT([.$B7:.F7]));0)" office:value-type="float" office:value="0" calcext:value-type="float">
            <text:p>0</text:p>
          </table:table-cell>
          <table:table-cell table:formula="of:=ROUND((SUM([.$B7:.G7])/COUNT([.$B7:.G7]));0)" office:value-type="float" office:value="0" calcext:value-type="float">
            <text:p>0</text:p>
          </table:table-cell>
          <table:table-cell table:formula="of:=ROUND((SUM([.$B7:.H7])/COUNT([.$B7:.H7]));0)" office:value-type="float" office:value="0" calcext:value-type="float">
            <text:p>0</text:p>
          </table:table-cell>
          <table:table-cell table:formula="of:=ROUND((SUM([.$B7:.I7])/COUNT([.$B7:.I7]));0)" office:value-type="float" office:value="0" calcext:value-type="float">
            <text:p>0</text:p>
          </table:table-cell>
          <table:table-cell table:formula="of:=ROUND((SUM([.$B7:.J7])/COUNT([.$B7:.J7]));0)" office:value-type="float" office:value="0" calcext:value-type="float">
            <text:p>0</text:p>
          </table:table-cell>
          <table:table-cell table:formula="of:=ROUND((SUM([.$B7:.K7])/COUNT([.$B7:.K7]));0)" office:value-type="float" office:value="0" calcext:value-type="float">
            <text:p>0</text:p>
          </table:table-cell>
          <table:table-cell table:formula="of:=ROUND((SUM([.$B7:.L7])/COUNT([.$B7:.L7]));0)" office:value-type="float" office:value="0" calcext:value-type="float">
            <text:p>0</text:p>
          </table:table-cell>
          <table:table-cell table:formula="of:=ROUND((SUM([.$B7:.M7])/COUNT([.$B7:.M7]));0)" office:value-type="float" office:value="0" calcext:value-type="float">
            <text:p>0</text:p>
          </table:table-cell>
          <table:table-cell table:formula="of:=ROUND((SUM([.$B7:.N7])/COUNT([.$B7:.N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8:.B8])/COUNT([.$B8:.B8]));0)" office:value-type="float" office:value="0" calcext:value-type="float">
            <text:p>0</text:p>
          </table:table-cell>
          <table:table-cell table:formula="of:=ROUND((SUM([.$B8:.C8])/COUNT([.$B8:.C8]));0)" office:value-type="float" office:value="0" calcext:value-type="float">
            <text:p>0</text:p>
          </table:table-cell>
          <table:table-cell table:formula="of:=ROUND((SUM([.$B8:.D8])/COUNT([.$B8:.D8]));0)" office:value-type="float" office:value="0" calcext:value-type="float">
            <text:p>0</text:p>
          </table:table-cell>
          <table:table-cell table:formula="of:=ROUND((SUM([.$B8:.E8])/COUNT([.$B8:.E8]));0)" office:value-type="float" office:value="0" calcext:value-type="float">
            <text:p>0</text:p>
          </table:table-cell>
          <table:table-cell table:formula="of:=ROUND((SUM([.$B8:.F8])/COUNT([.$B8:.F8]));0)" office:value-type="float" office:value="0" calcext:value-type="float">
            <text:p>0</text:p>
          </table:table-cell>
          <table:table-cell table:formula="of:=ROUND((SUM([.$B8:.G8])/COUNT([.$B8:.G8]));0)" office:value-type="float" office:value="0" calcext:value-type="float">
            <text:p>0</text:p>
          </table:table-cell>
          <table:table-cell table:formula="of:=ROUND((SUM([.$B8:.H8])/COUNT([.$B8:.H8]));0)" office:value-type="float" office:value="0" calcext:value-type="float">
            <text:p>0</text:p>
          </table:table-cell>
          <table:table-cell table:formula="of:=ROUND((SUM([.$B8:.I8])/COUNT([.$B8:.I8]));0)" office:value-type="float" office:value="0" calcext:value-type="float">
            <text:p>0</text:p>
          </table:table-cell>
          <table:table-cell table:formula="of:=ROUND((SUM([.$B8:.J8])/COUNT([.$B8:.J8]));0)" office:value-type="float" office:value="0" calcext:value-type="float">
            <text:p>0</text:p>
          </table:table-cell>
          <table:table-cell table:formula="of:=ROUND((SUM([.$B8:.K8])/COUNT([.$B8:.K8]));0)" office:value-type="float" office:value="0" calcext:value-type="float">
            <text:p>0</text:p>
          </table:table-cell>
          <table:table-cell table:formula="of:=ROUND((SUM([.$B8:.L8])/COUNT([.$B8:.L8]));0)" office:value-type="float" office:value="0" calcext:value-type="float">
            <text:p>0</text:p>
          </table:table-cell>
          <table:table-cell table:formula="of:=ROUND((SUM([.$B8:.M8])/COUNT([.$B8:.M8]));0)" office:value-type="float" office:value="0" calcext:value-type="float">
            <text:p>0</text:p>
          </table:table-cell>
          <table:table-cell table:formula="of:=ROUND((SUM([.$B8:.N8])/COUNT([.$B8:.N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9:.B9])/COUNT([.$B9:.B9]));0)" office:value-type="float" office:value="0" calcext:value-type="float">
            <text:p>0</text:p>
          </table:table-cell>
          <table:table-cell table:formula="of:=ROUND((SUM([.$B9:.C9])/COUNT([.$B9:.C9]));0)" office:value-type="float" office:value="0" calcext:value-type="float">
            <text:p>0</text:p>
          </table:table-cell>
          <table:table-cell table:formula="of:=ROUND((SUM([.$B9:.D9])/COUNT([.$B9:.D9]));0)" office:value-type="float" office:value="0" calcext:value-type="float">
            <text:p>0</text:p>
          </table:table-cell>
          <table:table-cell table:formula="of:=ROUND((SUM([.$B9:.E9])/COUNT([.$B9:.E9]));0)" office:value-type="float" office:value="0" calcext:value-type="float">
            <text:p>0</text:p>
          </table:table-cell>
          <table:table-cell table:formula="of:=ROUND((SUM([.$B9:.F9])/COUNT([.$B9:.F9]));0)" office:value-type="float" office:value="0" calcext:value-type="float">
            <text:p>0</text:p>
          </table:table-cell>
          <table:table-cell table:formula="of:=ROUND((SUM([.$B9:.G9])/COUNT([.$B9:.G9]));0)" office:value-type="float" office:value="0" calcext:value-type="float">
            <text:p>0</text:p>
          </table:table-cell>
          <table:table-cell table:formula="of:=ROUND((SUM([.$B9:.H9])/COUNT([.$B9:.H9]));0)" office:value-type="float" office:value="0" calcext:value-type="float">
            <text:p>0</text:p>
          </table:table-cell>
          <table:table-cell table:formula="of:=ROUND((SUM([.$B9:.I9])/COUNT([.$B9:.I9]));0)" office:value-type="float" office:value="0" calcext:value-type="float">
            <text:p>0</text:p>
          </table:table-cell>
          <table:table-cell table:formula="of:=ROUND((SUM([.$B9:.J9])/COUNT([.$B9:.J9]));0)" office:value-type="float" office:value="0" calcext:value-type="float">
            <text:p>0</text:p>
          </table:table-cell>
          <table:table-cell table:formula="of:=ROUND((SUM([.$B9:.K9])/COUNT([.$B9:.K9]));0)" office:value-type="float" office:value="0" calcext:value-type="float">
            <text:p>0</text:p>
          </table:table-cell>
          <table:table-cell table:formula="of:=ROUND((SUM([.$B9:.L9])/COUNT([.$B9:.L9]));0)" office:value-type="float" office:value="0" calcext:value-type="float">
            <text:p>0</text:p>
          </table:table-cell>
          <table:table-cell table:formula="of:=ROUND((SUM([.$B9:.M9])/COUNT([.$B9:.M9]));0)" office:value-type="float" office:value="0" calcext:value-type="float">
            <text:p>0</text:p>
          </table:table-cell>
          <table:table-cell table:formula="of:=ROUND((SUM([.$B9:.N9])/COUNT([.$B9:.N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0:.B10])/COUNT([.$B10:.B10]));0)" office:value-type="float" office:value="0" calcext:value-type="float">
            <text:p>0</text:p>
          </table:table-cell>
          <table:table-cell table:formula="of:=ROUND((SUM([.$B10:.C10])/COUNT([.$B10:.C10]));0)" office:value-type="float" office:value="0" calcext:value-type="float">
            <text:p>0</text:p>
          </table:table-cell>
          <table:table-cell table:formula="of:=ROUND((SUM([.$B10:.D10])/COUNT([.$B10:.D10]));0)" office:value-type="float" office:value="0" calcext:value-type="float">
            <text:p>0</text:p>
          </table:table-cell>
          <table:table-cell table:formula="of:=ROUND((SUM([.$B10:.E10])/COUNT([.$B10:.E10]));0)" office:value-type="float" office:value="0" calcext:value-type="float">
            <text:p>0</text:p>
          </table:table-cell>
          <table:table-cell table:formula="of:=ROUND((SUM([.$B10:.F10])/COUNT([.$B10:.F10]));0)" office:value-type="float" office:value="0" calcext:value-type="float">
            <text:p>0</text:p>
          </table:table-cell>
          <table:table-cell table:formula="of:=ROUND((SUM([.$B10:.G10])/COUNT([.$B10:.G10]));0)" office:value-type="float" office:value="0" calcext:value-type="float">
            <text:p>0</text:p>
          </table:table-cell>
          <table:table-cell table:formula="of:=ROUND((SUM([.$B10:.H10])/COUNT([.$B10:.H10]));0)" office:value-type="float" office:value="0" calcext:value-type="float">
            <text:p>0</text:p>
          </table:table-cell>
          <table:table-cell table:formula="of:=ROUND((SUM([.$B10:.I10])/COUNT([.$B10:.I10]));0)" office:value-type="float" office:value="0" calcext:value-type="float">
            <text:p>0</text:p>
          </table:table-cell>
          <table:table-cell table:formula="of:=ROUND((SUM([.$B10:.J10])/COUNT([.$B10:.J10]));0)" office:value-type="float" office:value="0" calcext:value-type="float">
            <text:p>0</text:p>
          </table:table-cell>
          <table:table-cell table:formula="of:=ROUND((SUM([.$B10:.K10])/COUNT([.$B10:.K10]));0)" office:value-type="float" office:value="0" calcext:value-type="float">
            <text:p>0</text:p>
          </table:table-cell>
          <table:table-cell table:formula="of:=ROUND((SUM([.$B10:.L10])/COUNT([.$B10:.L10]));0)" office:value-type="float" office:value="0" calcext:value-type="float">
            <text:p>0</text:p>
          </table:table-cell>
          <table:table-cell table:formula="of:=ROUND((SUM([.$B10:.M10])/COUNT([.$B10:.M10]));0)" office:value-type="float" office:value="0" calcext:value-type="float">
            <text:p>0</text:p>
          </table:table-cell>
          <table:table-cell table:formula="of:=ROUND((SUM([.$B10:.N10])/COUNT([.$B10:.N1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1:.B11])/COUNT([.$B11:.B11]));0)" office:value-type="float" office:value="0" calcext:value-type="float">
            <text:p>0</text:p>
          </table:table-cell>
          <table:table-cell table:formula="of:=ROUND((SUM([.$B11:.C11])/COUNT([.$B11:.C11]));0)" office:value-type="float" office:value="0" calcext:value-type="float">
            <text:p>0</text:p>
          </table:table-cell>
          <table:table-cell table:formula="of:=ROUND((SUM([.$B11:.D11])/COUNT([.$B11:.D11]));0)" office:value-type="float" office:value="0" calcext:value-type="float">
            <text:p>0</text:p>
          </table:table-cell>
          <table:table-cell table:formula="of:=ROUND((SUM([.$B11:.E11])/COUNT([.$B11:.E11]));0)" office:value-type="float" office:value="0" calcext:value-type="float">
            <text:p>0</text:p>
          </table:table-cell>
          <table:table-cell table:formula="of:=ROUND((SUM([.$B11:.F11])/COUNT([.$B11:.F11]));0)" office:value-type="float" office:value="0" calcext:value-type="float">
            <text:p>0</text:p>
          </table:table-cell>
          <table:table-cell table:formula="of:=ROUND((SUM([.$B11:.G11])/COUNT([.$B11:.G11]));0)" office:value-type="float" office:value="0" calcext:value-type="float">
            <text:p>0</text:p>
          </table:table-cell>
          <table:table-cell table:formula="of:=ROUND((SUM([.$B11:.H11])/COUNT([.$B11:.H11]));0)" office:value-type="float" office:value="0" calcext:value-type="float">
            <text:p>0</text:p>
          </table:table-cell>
          <table:table-cell table:formula="of:=ROUND((SUM([.$B11:.I11])/COUNT([.$B11:.I11]));0)" office:value-type="float" office:value="0" calcext:value-type="float">
            <text:p>0</text:p>
          </table:table-cell>
          <table:table-cell table:formula="of:=ROUND((SUM([.$B11:.J11])/COUNT([.$B11:.J11]));0)" office:value-type="float" office:value="0" calcext:value-type="float">
            <text:p>0</text:p>
          </table:table-cell>
          <table:table-cell table:formula="of:=ROUND((SUM([.$B11:.K11])/COUNT([.$B11:.K11]));0)" office:value-type="float" office:value="0" calcext:value-type="float">
            <text:p>0</text:p>
          </table:table-cell>
          <table:table-cell table:formula="of:=ROUND((SUM([.$B11:.L11])/COUNT([.$B11:.L11]));0)" office:value-type="float" office:value="0" calcext:value-type="float">
            <text:p>0</text:p>
          </table:table-cell>
          <table:table-cell table:formula="of:=ROUND((SUM([.$B11:.M11])/COUNT([.$B11:.M11]));0)" office:value-type="float" office:value="0" calcext:value-type="float">
            <text:p>0</text:p>
          </table:table-cell>
          <table:table-cell table:formula="of:=ROUND((SUM([.$B11:.N11])/COUNT([.$B11:.N1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2:.B12])/COUNT([.$B12:.B12]));0)" office:value-type="float" office:value="0" calcext:value-type="float">
            <text:p>0</text:p>
          </table:table-cell>
          <table:table-cell table:formula="of:=ROUND((SUM([.$B12:.C12])/COUNT([.$B12:.C12]));0)" office:value-type="float" office:value="0" calcext:value-type="float">
            <text:p>0</text:p>
          </table:table-cell>
          <table:table-cell table:formula="of:=ROUND((SUM([.$B12:.D12])/COUNT([.$B12:.D12]));0)" office:value-type="float" office:value="0" calcext:value-type="float">
            <text:p>0</text:p>
          </table:table-cell>
          <table:table-cell table:formula="of:=ROUND((SUM([.$B12:.E12])/COUNT([.$B12:.E12]));0)" office:value-type="float" office:value="0" calcext:value-type="float">
            <text:p>0</text:p>
          </table:table-cell>
          <table:table-cell table:formula="of:=ROUND((SUM([.$B12:.F12])/COUNT([.$B12:.F12]));0)" office:value-type="float" office:value="0" calcext:value-type="float">
            <text:p>0</text:p>
          </table:table-cell>
          <table:table-cell table:formula="of:=ROUND((SUM([.$B12:.G12])/COUNT([.$B12:.G12]));0)" office:value-type="float" office:value="0" calcext:value-type="float">
            <text:p>0</text:p>
          </table:table-cell>
          <table:table-cell table:formula="of:=ROUND((SUM([.$B12:.H12])/COUNT([.$B12:.H12]));0)" office:value-type="float" office:value="0" calcext:value-type="float">
            <text:p>0</text:p>
          </table:table-cell>
          <table:table-cell table:formula="of:=ROUND((SUM([.$B12:.I12])/COUNT([.$B12:.I12]));0)" office:value-type="float" office:value="0" calcext:value-type="float">
            <text:p>0</text:p>
          </table:table-cell>
          <table:table-cell table:formula="of:=ROUND((SUM([.$B12:.J12])/COUNT([.$B12:.J12]));0)" office:value-type="float" office:value="0" calcext:value-type="float">
            <text:p>0</text:p>
          </table:table-cell>
          <table:table-cell table:formula="of:=ROUND((SUM([.$B12:.K12])/COUNT([.$B12:.K12]));0)" office:value-type="float" office:value="0" calcext:value-type="float">
            <text:p>0</text:p>
          </table:table-cell>
          <table:table-cell table:formula="of:=ROUND((SUM([.$B12:.L12])/COUNT([.$B12:.L12]));0)" office:value-type="float" office:value="0" calcext:value-type="float">
            <text:p>0</text:p>
          </table:table-cell>
          <table:table-cell table:formula="of:=ROUND((SUM([.$B12:.M12])/COUNT([.$B12:.M12]));0)" office:value-type="float" office:value="0" calcext:value-type="float">
            <text:p>0</text:p>
          </table:table-cell>
          <table:table-cell table:formula="of:=ROUND((SUM([.$B12:.N12])/COUNT([.$B12:.N1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3:.B13])/COUNT([.$B13:.B13]));0)" office:value-type="float" office:value="0" calcext:value-type="float">
            <text:p>0</text:p>
          </table:table-cell>
          <table:table-cell table:formula="of:=ROUND((SUM([.$B13:.C13])/COUNT([.$B13:.C13]));0)" office:value-type="float" office:value="0" calcext:value-type="float">
            <text:p>0</text:p>
          </table:table-cell>
          <table:table-cell table:formula="of:=ROUND((SUM([.$B13:.D13])/COUNT([.$B13:.D13]));0)" office:value-type="float" office:value="0" calcext:value-type="float">
            <text:p>0</text:p>
          </table:table-cell>
          <table:table-cell table:formula="of:=ROUND((SUM([.$B13:.E13])/COUNT([.$B13:.E13]));0)" office:value-type="float" office:value="0" calcext:value-type="float">
            <text:p>0</text:p>
          </table:table-cell>
          <table:table-cell table:formula="of:=ROUND((SUM([.$B13:.F13])/COUNT([.$B13:.F13]));0)" office:value-type="float" office:value="0" calcext:value-type="float">
            <text:p>0</text:p>
          </table:table-cell>
          <table:table-cell table:formula="of:=ROUND((SUM([.$B13:.G13])/COUNT([.$B13:.G13]));0)" office:value-type="float" office:value="0" calcext:value-type="float">
            <text:p>0</text:p>
          </table:table-cell>
          <table:table-cell table:formula="of:=ROUND((SUM([.$B13:.H13])/COUNT([.$B13:.H13]));0)" office:value-type="float" office:value="0" calcext:value-type="float">
            <text:p>0</text:p>
          </table:table-cell>
          <table:table-cell table:formula="of:=ROUND((SUM([.$B13:.I13])/COUNT([.$B13:.I13]));0)" office:value-type="float" office:value="0" calcext:value-type="float">
            <text:p>0</text:p>
          </table:table-cell>
          <table:table-cell table:formula="of:=ROUND((SUM([.$B13:.J13])/COUNT([.$B13:.J13]));0)" office:value-type="float" office:value="0" calcext:value-type="float">
            <text:p>0</text:p>
          </table:table-cell>
          <table:table-cell table:formula="of:=ROUND((SUM([.$B13:.K13])/COUNT([.$B13:.K13]));0)" office:value-type="float" office:value="0" calcext:value-type="float">
            <text:p>0</text:p>
          </table:table-cell>
          <table:table-cell table:formula="of:=ROUND((SUM([.$B13:.L13])/COUNT([.$B13:.L13]));0)" office:value-type="float" office:value="0" calcext:value-type="float">
            <text:p>0</text:p>
          </table:table-cell>
          <table:table-cell table:formula="of:=ROUND((SUM([.$B13:.M13])/COUNT([.$B13:.M13]));0)" office:value-type="float" office:value="0" calcext:value-type="float">
            <text:p>0</text:p>
          </table:table-cell>
          <table:table-cell table:formula="of:=ROUND((SUM([.$B13:.N13])/COUNT([.$B13:.N1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4:.B14])/COUNT([.$B14:.B14]));0)" office:value-type="float" office:value="0" calcext:value-type="float">
            <text:p>0</text:p>
          </table:table-cell>
          <table:table-cell table:formula="of:=ROUND((SUM([.$B14:.C14])/COUNT([.$B14:.C14]));0)" office:value-type="float" office:value="0" calcext:value-type="float">
            <text:p>0</text:p>
          </table:table-cell>
          <table:table-cell table:formula="of:=ROUND((SUM([.$B14:.D14])/COUNT([.$B14:.D14]));0)" office:value-type="float" office:value="0" calcext:value-type="float">
            <text:p>0</text:p>
          </table:table-cell>
          <table:table-cell table:formula="of:=ROUND((SUM([.$B14:.E14])/COUNT([.$B14:.E14]));0)" office:value-type="float" office:value="0" calcext:value-type="float">
            <text:p>0</text:p>
          </table:table-cell>
          <table:table-cell table:formula="of:=ROUND((SUM([.$B14:.F14])/COUNT([.$B14:.F14]));0)" office:value-type="float" office:value="0" calcext:value-type="float">
            <text:p>0</text:p>
          </table:table-cell>
          <table:table-cell table:formula="of:=ROUND((SUM([.$B14:.G14])/COUNT([.$B14:.G14]));0)" office:value-type="float" office:value="0" calcext:value-type="float">
            <text:p>0</text:p>
          </table:table-cell>
          <table:table-cell table:formula="of:=ROUND((SUM([.$B14:.H14])/COUNT([.$B14:.H14]));0)" office:value-type="float" office:value="0" calcext:value-type="float">
            <text:p>0</text:p>
          </table:table-cell>
          <table:table-cell table:formula="of:=ROUND((SUM([.$B14:.I14])/COUNT([.$B14:.I14]));0)" office:value-type="float" office:value="0" calcext:value-type="float">
            <text:p>0</text:p>
          </table:table-cell>
          <table:table-cell table:formula="of:=ROUND((SUM([.$B14:.J14])/COUNT([.$B14:.J14]));0)" office:value-type="float" office:value="0" calcext:value-type="float">
            <text:p>0</text:p>
          </table:table-cell>
          <table:table-cell table:formula="of:=ROUND((SUM([.$B14:.K14])/COUNT([.$B14:.K14]));0)" office:value-type="float" office:value="0" calcext:value-type="float">
            <text:p>0</text:p>
          </table:table-cell>
          <table:table-cell table:formula="of:=ROUND((SUM([.$B14:.L14])/COUNT([.$B14:.L14]));0)" office:value-type="float" office:value="0" calcext:value-type="float">
            <text:p>0</text:p>
          </table:table-cell>
          <table:table-cell table:formula="of:=ROUND((SUM([.$B14:.M14])/COUNT([.$B14:.M14]));0)" office:value-type="float" office:value="0" calcext:value-type="float">
            <text:p>0</text:p>
          </table:table-cell>
          <table:table-cell table:formula="of:=ROUND((SUM([.$B14:.N14])/COUNT([.$B14:.N1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5:.B15])/COUNT([.$B15:.B15]));0)" office:value-type="float" office:value="0" calcext:value-type="float">
            <text:p>0</text:p>
          </table:table-cell>
          <table:table-cell table:formula="of:=ROUND((SUM([.$B15:.C15])/COUNT([.$B15:.C15]));0)" office:value-type="float" office:value="0" calcext:value-type="float">
            <text:p>0</text:p>
          </table:table-cell>
          <table:table-cell table:formula="of:=ROUND((SUM([.$B15:.D15])/COUNT([.$B15:.D15]));0)" office:value-type="float" office:value="0" calcext:value-type="float">
            <text:p>0</text:p>
          </table:table-cell>
          <table:table-cell table:formula="of:=ROUND((SUM([.$B15:.E15])/COUNT([.$B15:.E15]));0)" office:value-type="float" office:value="0" calcext:value-type="float">
            <text:p>0</text:p>
          </table:table-cell>
          <table:table-cell table:formula="of:=ROUND((SUM([.$B15:.F15])/COUNT([.$B15:.F15]));0)" office:value-type="float" office:value="0" calcext:value-type="float">
            <text:p>0</text:p>
          </table:table-cell>
          <table:table-cell table:formula="of:=ROUND((SUM([.$B15:.G15])/COUNT([.$B15:.G15]));0)" office:value-type="float" office:value="0" calcext:value-type="float">
            <text:p>0</text:p>
          </table:table-cell>
          <table:table-cell table:formula="of:=ROUND((SUM([.$B15:.H15])/COUNT([.$B15:.H15]));0)" office:value-type="float" office:value="0" calcext:value-type="float">
            <text:p>0</text:p>
          </table:table-cell>
          <table:table-cell table:formula="of:=ROUND((SUM([.$B15:.I15])/COUNT([.$B15:.I15]));0)" office:value-type="float" office:value="0" calcext:value-type="float">
            <text:p>0</text:p>
          </table:table-cell>
          <table:table-cell table:formula="of:=ROUND((SUM([.$B15:.J15])/COUNT([.$B15:.J15]));0)" office:value-type="float" office:value="0" calcext:value-type="float">
            <text:p>0</text:p>
          </table:table-cell>
          <table:table-cell table:formula="of:=ROUND((SUM([.$B15:.K15])/COUNT([.$B15:.K15]));0)" office:value-type="float" office:value="0" calcext:value-type="float">
            <text:p>0</text:p>
          </table:table-cell>
          <table:table-cell table:formula="of:=ROUND((SUM([.$B15:.L15])/COUNT([.$B15:.L15]));0)" office:value-type="float" office:value="0" calcext:value-type="float">
            <text:p>0</text:p>
          </table:table-cell>
          <table:table-cell table:formula="of:=ROUND((SUM([.$B15:.M15])/COUNT([.$B15:.M15]));0)" office:value-type="float" office:value="0" calcext:value-type="float">
            <text:p>0</text:p>
          </table:table-cell>
          <table:table-cell table:formula="of:=ROUND((SUM([.$B15:.N15])/COUNT([.$B15:.N1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6:.B16])/COUNT([.$B16:.B16]));0)" office:value-type="float" office:value="0" calcext:value-type="float">
            <text:p>0</text:p>
          </table:table-cell>
          <table:table-cell table:formula="of:=ROUND((SUM([.$B16:.C16])/COUNT([.$B16:.C16]));0)" office:value-type="float" office:value="0" calcext:value-type="float">
            <text:p>0</text:p>
          </table:table-cell>
          <table:table-cell table:formula="of:=ROUND((SUM([.$B16:.D16])/COUNT([.$B16:.D16]));0)" office:value-type="float" office:value="0" calcext:value-type="float">
            <text:p>0</text:p>
          </table:table-cell>
          <table:table-cell table:formula="of:=ROUND((SUM([.$B16:.E16])/COUNT([.$B16:.E16]));0)" office:value-type="float" office:value="0" calcext:value-type="float">
            <text:p>0</text:p>
          </table:table-cell>
          <table:table-cell table:formula="of:=ROUND((SUM([.$B16:.F16])/COUNT([.$B16:.F16]));0)" office:value-type="float" office:value="0" calcext:value-type="float">
            <text:p>0</text:p>
          </table:table-cell>
          <table:table-cell table:formula="of:=ROUND((SUM([.$B16:.G16])/COUNT([.$B16:.G16]));0)" office:value-type="float" office:value="0" calcext:value-type="float">
            <text:p>0</text:p>
          </table:table-cell>
          <table:table-cell table:formula="of:=ROUND((SUM([.$B16:.H16])/COUNT([.$B16:.H16]));0)" office:value-type="float" office:value="0" calcext:value-type="float">
            <text:p>0</text:p>
          </table:table-cell>
          <table:table-cell table:formula="of:=ROUND((SUM([.$B16:.I16])/COUNT([.$B16:.I16]));0)" office:value-type="float" office:value="0" calcext:value-type="float">
            <text:p>0</text:p>
          </table:table-cell>
          <table:table-cell table:formula="of:=ROUND((SUM([.$B16:.J16])/COUNT([.$B16:.J16]));0)" office:value-type="float" office:value="0" calcext:value-type="float">
            <text:p>0</text:p>
          </table:table-cell>
          <table:table-cell table:formula="of:=ROUND((SUM([.$B16:.K16])/COUNT([.$B16:.K16]));0)" office:value-type="float" office:value="0" calcext:value-type="float">
            <text:p>0</text:p>
          </table:table-cell>
          <table:table-cell table:formula="of:=ROUND((SUM([.$B16:.L16])/COUNT([.$B16:.L16]));0)" office:value-type="float" office:value="0" calcext:value-type="float">
            <text:p>0</text:p>
          </table:table-cell>
          <table:table-cell table:formula="of:=ROUND((SUM([.$B16:.M16])/COUNT([.$B16:.M16]));0)" office:value-type="float" office:value="0" calcext:value-type="float">
            <text:p>0</text:p>
          </table:table-cell>
          <table:table-cell table:formula="of:=ROUND((SUM([.$B16:.N16])/COUNT([.$B16:.N1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7:.B17])/COUNT([.$B17:.B17]));0)" office:value-type="float" office:value="0" calcext:value-type="float">
            <text:p>0</text:p>
          </table:table-cell>
          <table:table-cell table:formula="of:=ROUND((SUM([.$B17:.C17])/COUNT([.$B17:.C17]));0)" office:value-type="float" office:value="0" calcext:value-type="float">
            <text:p>0</text:p>
          </table:table-cell>
          <table:table-cell table:formula="of:=ROUND((SUM([.$B17:.D17])/COUNT([.$B17:.D17]));0)" office:value-type="float" office:value="0" calcext:value-type="float">
            <text:p>0</text:p>
          </table:table-cell>
          <table:table-cell table:formula="of:=ROUND((SUM([.$B17:.E17])/COUNT([.$B17:.E17]));0)" office:value-type="float" office:value="0" calcext:value-type="float">
            <text:p>0</text:p>
          </table:table-cell>
          <table:table-cell table:formula="of:=ROUND((SUM([.$B17:.F17])/COUNT([.$B17:.F17]));0)" office:value-type="float" office:value="0" calcext:value-type="float">
            <text:p>0</text:p>
          </table:table-cell>
          <table:table-cell table:formula="of:=ROUND((SUM([.$B17:.G17])/COUNT([.$B17:.G17]));0)" office:value-type="float" office:value="0" calcext:value-type="float">
            <text:p>0</text:p>
          </table:table-cell>
          <table:table-cell table:formula="of:=ROUND((SUM([.$B17:.H17])/COUNT([.$B17:.H17]));0)" office:value-type="float" office:value="0" calcext:value-type="float">
            <text:p>0</text:p>
          </table:table-cell>
          <table:table-cell table:formula="of:=ROUND((SUM([.$B17:.I17])/COUNT([.$B17:.I17]));0)" office:value-type="float" office:value="0" calcext:value-type="float">
            <text:p>0</text:p>
          </table:table-cell>
          <table:table-cell table:formula="of:=ROUND((SUM([.$B17:.J17])/COUNT([.$B17:.J17]));0)" office:value-type="float" office:value="0" calcext:value-type="float">
            <text:p>0</text:p>
          </table:table-cell>
          <table:table-cell table:formula="of:=ROUND((SUM([.$B17:.K17])/COUNT([.$B17:.K17]));0)" office:value-type="float" office:value="0" calcext:value-type="float">
            <text:p>0</text:p>
          </table:table-cell>
          <table:table-cell table:formula="of:=ROUND((SUM([.$B17:.L17])/COUNT([.$B17:.L17]));0)" office:value-type="float" office:value="0" calcext:value-type="float">
            <text:p>0</text:p>
          </table:table-cell>
          <table:table-cell table:formula="of:=ROUND((SUM([.$B17:.M17])/COUNT([.$B17:.M17]));0)" office:value-type="float" office:value="0" calcext:value-type="float">
            <text:p>0</text:p>
          </table:table-cell>
          <table:table-cell table:formula="of:=ROUND((SUM([.$B17:.N17])/COUNT([.$B17:.N1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:.B18])/COUNT([.$B18:.B18]));0)" office:value-type="float" office:value="0" calcext:value-type="float">
            <text:p>0</text:p>
          </table:table-cell>
          <table:table-cell table:formula="of:=ROUND((SUM([.$B18:.C18])/COUNT([.$B18:.C18]));0)" office:value-type="float" office:value="0" calcext:value-type="float">
            <text:p>0</text:p>
          </table:table-cell>
          <table:table-cell table:formula="of:=ROUND((SUM([.$B18:.D18])/COUNT([.$B18:.D18]));0)" office:value-type="float" office:value="0" calcext:value-type="float">
            <text:p>0</text:p>
          </table:table-cell>
          <table:table-cell table:formula="of:=ROUND((SUM([.$B18:.E18])/COUNT([.$B18:.E18]));0)" office:value-type="float" office:value="0" calcext:value-type="float">
            <text:p>0</text:p>
          </table:table-cell>
          <table:table-cell table:formula="of:=ROUND((SUM([.$B18:.F18])/COUNT([.$B18:.F18]));0)" office:value-type="float" office:value="0" calcext:value-type="float">
            <text:p>0</text:p>
          </table:table-cell>
          <table:table-cell table:formula="of:=ROUND((SUM([.$B18:.G18])/COUNT([.$B18:.G18]));0)" office:value-type="float" office:value="0" calcext:value-type="float">
            <text:p>0</text:p>
          </table:table-cell>
          <table:table-cell table:formula="of:=ROUND((SUM([.$B18:.H18])/COUNT([.$B18:.H18]));0)" office:value-type="float" office:value="0" calcext:value-type="float">
            <text:p>0</text:p>
          </table:table-cell>
          <table:table-cell table:formula="of:=ROUND((SUM([.$B18:.I18])/COUNT([.$B18:.I18]));0)" office:value-type="float" office:value="0" calcext:value-type="float">
            <text:p>0</text:p>
          </table:table-cell>
          <table:table-cell table:formula="of:=ROUND((SUM([.$B18:.J18])/COUNT([.$B18:.J18]));0)" office:value-type="float" office:value="0" calcext:value-type="float">
            <text:p>0</text:p>
          </table:table-cell>
          <table:table-cell table:formula="of:=ROUND((SUM([.$B18:.K18])/COUNT([.$B18:.K18]));0)" office:value-type="float" office:value="0" calcext:value-type="float">
            <text:p>0</text:p>
          </table:table-cell>
          <table:table-cell table:formula="of:=ROUND((SUM([.$B18:.L18])/COUNT([.$B18:.L18]));0)" office:value-type="float" office:value="0" calcext:value-type="float">
            <text:p>0</text:p>
          </table:table-cell>
          <table:table-cell table:formula="of:=ROUND((SUM([.$B18:.M18])/COUNT([.$B18:.M18]));0)" office:value-type="float" office:value="0" calcext:value-type="float">
            <text:p>0</text:p>
          </table:table-cell>
          <table:table-cell table:formula="of:=ROUND((SUM([.$B18:.N18])/COUNT([.$B18:.N1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9:.B19])/COUNT([.$B19:.B19]));0)" office:value-type="float" office:value="0" calcext:value-type="float">
            <text:p>0</text:p>
          </table:table-cell>
          <table:table-cell table:formula="of:=ROUND((SUM([.$B19:.C19])/COUNT([.$B19:.C19]));0)" office:value-type="float" office:value="0" calcext:value-type="float">
            <text:p>0</text:p>
          </table:table-cell>
          <table:table-cell table:formula="of:=ROUND((SUM([.$B19:.D19])/COUNT([.$B19:.D19]));0)" office:value-type="float" office:value="0" calcext:value-type="float">
            <text:p>0</text:p>
          </table:table-cell>
          <table:table-cell table:formula="of:=ROUND((SUM([.$B19:.E19])/COUNT([.$B19:.E19]));0)" office:value-type="float" office:value="0" calcext:value-type="float">
            <text:p>0</text:p>
          </table:table-cell>
          <table:table-cell table:formula="of:=ROUND((SUM([.$B19:.F19])/COUNT([.$B19:.F19]));0)" office:value-type="float" office:value="0" calcext:value-type="float">
            <text:p>0</text:p>
          </table:table-cell>
          <table:table-cell table:formula="of:=ROUND((SUM([.$B19:.G19])/COUNT([.$B19:.G19]));0)" office:value-type="float" office:value="0" calcext:value-type="float">
            <text:p>0</text:p>
          </table:table-cell>
          <table:table-cell table:formula="of:=ROUND((SUM([.$B19:.H19])/COUNT([.$B19:.H19]));0)" office:value-type="float" office:value="0" calcext:value-type="float">
            <text:p>0</text:p>
          </table:table-cell>
          <table:table-cell table:formula="of:=ROUND((SUM([.$B19:.I19])/COUNT([.$B19:.I19]));0)" office:value-type="float" office:value="0" calcext:value-type="float">
            <text:p>0</text:p>
          </table:table-cell>
          <table:table-cell table:formula="of:=ROUND((SUM([.$B19:.J19])/COUNT([.$B19:.J19]));0)" office:value-type="float" office:value="0" calcext:value-type="float">
            <text:p>0</text:p>
          </table:table-cell>
          <table:table-cell table:formula="of:=ROUND((SUM([.$B19:.K19])/COUNT([.$B19:.K19]));0)" office:value-type="float" office:value="0" calcext:value-type="float">
            <text:p>0</text:p>
          </table:table-cell>
          <table:table-cell table:formula="of:=ROUND((SUM([.$B19:.L19])/COUNT([.$B19:.L19]));0)" office:value-type="float" office:value="0" calcext:value-type="float">
            <text:p>0</text:p>
          </table:table-cell>
          <table:table-cell table:formula="of:=ROUND((SUM([.$B19:.M19])/COUNT([.$B19:.M19]));0)" office:value-type="float" office:value="0" calcext:value-type="float">
            <text:p>0</text:p>
          </table:table-cell>
          <table:table-cell table:formula="of:=ROUND((SUM([.$B19:.N19])/COUNT([.$B19:.N1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20:.B20])/COUNT([.$B20:.B20]));0)" office:value-type="float" office:value="0" calcext:value-type="float">
            <text:p>0</text:p>
          </table:table-cell>
          <table:table-cell table:formula="of:=ROUND((SUM([.$B20:.C20])/COUNT([.$B20:.C20]));0)" office:value-type="float" office:value="1" calcext:value-type="float">
            <text:p>1</text:p>
          </table:table-cell>
          <table:table-cell table:formula="of:=ROUND((SUM([.$B20:.D20])/COUNT([.$B20:.D20]));0)" office:value-type="float" office:value="0" calcext:value-type="float">
            <text:p>0</text:p>
          </table:table-cell>
          <table:table-cell table:formula="of:=ROUND((SUM([.$B20:.E20])/COUNT([.$B20:.E20]));0)" office:value-type="float" office:value="0" calcext:value-type="float">
            <text:p>0</text:p>
          </table:table-cell>
          <table:table-cell table:formula="of:=ROUND((SUM([.$B20:.F20])/COUNT([.$B20:.F20]));0)" office:value-type="float" office:value="0" calcext:value-type="float">
            <text:p>0</text:p>
          </table:table-cell>
          <table:table-cell table:formula="of:=ROUND((SUM([.$B20:.G20])/COUNT([.$B20:.G20]));0)" office:value-type="float" office:value="1" calcext:value-type="float">
            <text:p>1</text:p>
          </table:table-cell>
          <table:table-cell table:formula="of:=ROUND((SUM([.$B20:.H20])/COUNT([.$B20:.H20]));0)" office:value-type="float" office:value="0" calcext:value-type="float">
            <text:p>0</text:p>
          </table:table-cell>
          <table:table-cell table:formula="of:=ROUND((SUM([.$B20:.I20])/COUNT([.$B20:.I20]));0)" office:value-type="float" office:value="0" calcext:value-type="float">
            <text:p>0</text:p>
          </table:table-cell>
          <table:table-cell table:formula="of:=ROUND((SUM([.$B20:.J20])/COUNT([.$B20:.J20]));0)" office:value-type="float" office:value="0" calcext:value-type="float">
            <text:p>0</text:p>
          </table:table-cell>
          <table:table-cell table:formula="of:=ROUND((SUM([.$B20:.K20])/COUNT([.$B20:.K20]));0)" office:value-type="float" office:value="0" calcext:value-type="float">
            <text:p>0</text:p>
          </table:table-cell>
          <table:table-cell table:formula="of:=ROUND((SUM([.$B20:.L20])/COUNT([.$B20:.L20]));0)" office:value-type="float" office:value="0" calcext:value-type="float">
            <text:p>0</text:p>
          </table:table-cell>
          <table:table-cell table:formula="of:=ROUND((SUM([.$B20:.M20])/COUNT([.$B20:.M20]));0)" office:value-type="float" office:value="0" calcext:value-type="float">
            <text:p>0</text:p>
          </table:table-cell>
          <table:table-cell table:formula="of:=ROUND((SUM([.$B20:.N20])/COUNT([.$B20:.N2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21:.B21])/COUNT([.$B21:.B21]));0)" office:value-type="float" office:value="0" calcext:value-type="float">
            <text:p>0</text:p>
          </table:table-cell>
          <table:table-cell table:formula="of:=ROUND((SUM([.$B21:.C21])/COUNT([.$B21:.C21]));0)" office:value-type="float" office:value="0" calcext:value-type="float">
            <text:p>0</text:p>
          </table:table-cell>
          <table:table-cell table:formula="of:=ROUND((SUM([.$B21:.D21])/COUNT([.$B21:.D21]));0)" office:value-type="float" office:value="0" calcext:value-type="float">
            <text:p>0</text:p>
          </table:table-cell>
          <table:table-cell table:formula="of:=ROUND((SUM([.$B21:.E21])/COUNT([.$B21:.E21]));0)" office:value-type="float" office:value="0" calcext:value-type="float">
            <text:p>0</text:p>
          </table:table-cell>
          <table:table-cell table:formula="of:=ROUND((SUM([.$B21:.F21])/COUNT([.$B21:.F21]));0)" office:value-type="float" office:value="0" calcext:value-type="float">
            <text:p>0</text:p>
          </table:table-cell>
          <table:table-cell table:formula="of:=ROUND((SUM([.$B21:.G21])/COUNT([.$B21:.G21]));0)" office:value-type="float" office:value="0" calcext:value-type="float">
            <text:p>0</text:p>
          </table:table-cell>
          <table:table-cell table:formula="of:=ROUND((SUM([.$B21:.H21])/COUNT([.$B21:.H21]));0)" office:value-type="float" office:value="0" calcext:value-type="float">
            <text:p>0</text:p>
          </table:table-cell>
          <table:table-cell table:formula="of:=ROUND((SUM([.$B21:.I21])/COUNT([.$B21:.I21]));0)" office:value-type="float" office:value="0" calcext:value-type="float">
            <text:p>0</text:p>
          </table:table-cell>
          <table:table-cell table:formula="of:=ROUND((SUM([.$B21:.J21])/COUNT([.$B21:.J21]));0)" office:value-type="float" office:value="0" calcext:value-type="float">
            <text:p>0</text:p>
          </table:table-cell>
          <table:table-cell table:formula="of:=ROUND((SUM([.$B21:.K21])/COUNT([.$B21:.K21]));0)" office:value-type="float" office:value="0" calcext:value-type="float">
            <text:p>0</text:p>
          </table:table-cell>
          <table:table-cell table:formula="of:=ROUND((SUM([.$B21:.L21])/COUNT([.$B21:.L21]));0)" office:value-type="float" office:value="0" calcext:value-type="float">
            <text:p>0</text:p>
          </table:table-cell>
          <table:table-cell table:formula="of:=ROUND((SUM([.$B21:.M21])/COUNT([.$B21:.M21]));0)" office:value-type="float" office:value="0" calcext:value-type="float">
            <text:p>0</text:p>
          </table:table-cell>
          <table:table-cell table:formula="of:=ROUND((SUM([.$B21:.N21])/COUNT([.$B21:.N2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$B22:.B22])/COUNT([.$B22:.B22]));0)" office:value-type="float" office:value="0" calcext:value-type="float">
            <text:p>0</text:p>
          </table:table-cell>
          <table:table-cell table:formula="of:=ROUND((SUM([.$B22:.C22])/COUNT([.$B22:.C22]));0)" office:value-type="float" office:value="0" calcext:value-type="float">
            <text:p>0</text:p>
          </table:table-cell>
          <table:table-cell table:formula="of:=ROUND((SUM([.$B22:.D22])/COUNT([.$B22:.D22]));0)" office:value-type="float" office:value="0" calcext:value-type="float">
            <text:p>0</text:p>
          </table:table-cell>
          <table:table-cell table:formula="of:=ROUND((SUM([.$B22:.E22])/COUNT([.$B22:.E22]));0)" office:value-type="float" office:value="0" calcext:value-type="float">
            <text:p>0</text:p>
          </table:table-cell>
          <table:table-cell table:formula="of:=ROUND((SUM([.$B22:.F22])/COUNT([.$B22:.F22]));0)" office:value-type="float" office:value="0" calcext:value-type="float">
            <text:p>0</text:p>
          </table:table-cell>
          <table:table-cell table:formula="of:=ROUND((SUM([.$B22:.G22])/COUNT([.$B22:.G22]));0)" office:value-type="float" office:value="0" calcext:value-type="float">
            <text:p>0</text:p>
          </table:table-cell>
          <table:table-cell table:formula="of:=ROUND((SUM([.$B22:.H22])/COUNT([.$B22:.H22]));0)" office:value-type="float" office:value="0" calcext:value-type="float">
            <text:p>0</text:p>
          </table:table-cell>
          <table:table-cell table:formula="of:=ROUND((SUM([.$B22:.I22])/COUNT([.$B22:.I22]));0)" office:value-type="float" office:value="0" calcext:value-type="float">
            <text:p>0</text:p>
          </table:table-cell>
          <table:table-cell table:formula="of:=ROUND((SUM([.$B22:.J22])/COUNT([.$B22:.J22]));0)" office:value-type="float" office:value="0" calcext:value-type="float">
            <text:p>0</text:p>
          </table:table-cell>
          <table:table-cell table:formula="of:=ROUND((SUM([.$B22:.K22])/COUNT([.$B22:.K22]));0)" office:value-type="float" office:value="0" calcext:value-type="float">
            <text:p>0</text:p>
          </table:table-cell>
          <table:table-cell table:formula="of:=ROUND((SUM([.$B22:.L22])/COUNT([.$B22:.L22]));0)" office:value-type="float" office:value="0" calcext:value-type="float">
            <text:p>0</text:p>
          </table:table-cell>
          <table:table-cell table:formula="of:=ROUND((SUM([.$B22:.M22])/COUNT([.$B22:.M22]));0)" office:value-type="float" office:value="0" calcext:value-type="float">
            <text:p>0</text:p>
          </table:table-cell>
          <table:table-cell table:formula="of:=ROUND((SUM([.$B22:.N22])/COUNT([.$B22:.N2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23:.B23])/COUNT([.$B23:.B23]));0)" office:value-type="float" office:value="0" calcext:value-type="float">
            <text:p>0</text:p>
          </table:table-cell>
          <table:table-cell table:formula="of:=ROUND((SUM([.$B23:.C23])/COUNT([.$B23:.C23]));0)" office:value-type="float" office:value="0" calcext:value-type="float">
            <text:p>0</text:p>
          </table:table-cell>
          <table:table-cell table:formula="of:=ROUND((SUM([.$B23:.D23])/COUNT([.$B23:.D23]));0)" office:value-type="float" office:value="0" calcext:value-type="float">
            <text:p>0</text:p>
          </table:table-cell>
          <table:table-cell table:formula="of:=ROUND((SUM([.$B23:.E23])/COUNT([.$B23:.E23]));0)" office:value-type="float" office:value="0" calcext:value-type="float">
            <text:p>0</text:p>
          </table:table-cell>
          <table:table-cell table:formula="of:=ROUND((SUM([.$B23:.F23])/COUNT([.$B23:.F23]));0)" office:value-type="float" office:value="0" calcext:value-type="float">
            <text:p>0</text:p>
          </table:table-cell>
          <table:table-cell table:formula="of:=ROUND((SUM([.$B23:.G23])/COUNT([.$B23:.G23]));0)" office:value-type="float" office:value="0" calcext:value-type="float">
            <text:p>0</text:p>
          </table:table-cell>
          <table:table-cell table:formula="of:=ROUND((SUM([.$B23:.H23])/COUNT([.$B23:.H23]));0)" office:value-type="float" office:value="0" calcext:value-type="float">
            <text:p>0</text:p>
          </table:table-cell>
          <table:table-cell table:formula="of:=ROUND((SUM([.$B23:.I23])/COUNT([.$B23:.I23]));0)" office:value-type="float" office:value="0" calcext:value-type="float">
            <text:p>0</text:p>
          </table:table-cell>
          <table:table-cell table:formula="of:=ROUND((SUM([.$B23:.J23])/COUNT([.$B23:.J23]));0)" office:value-type="float" office:value="0" calcext:value-type="float">
            <text:p>0</text:p>
          </table:table-cell>
          <table:table-cell table:formula="of:=ROUND((SUM([.$B23:.K23])/COUNT([.$B23:.K23]));0)" office:value-type="float" office:value="0" calcext:value-type="float">
            <text:p>0</text:p>
          </table:table-cell>
          <table:table-cell table:formula="of:=ROUND((SUM([.$B23:.L23])/COUNT([.$B23:.L23]));0)" office:value-type="float" office:value="0" calcext:value-type="float">
            <text:p>0</text:p>
          </table:table-cell>
          <table:table-cell table:formula="of:=ROUND((SUM([.$B23:.M23])/COUNT([.$B23:.M23]));0)" office:value-type="float" office:value="0" calcext:value-type="float">
            <text:p>0</text:p>
          </table:table-cell>
          <table:table-cell table:formula="of:=ROUND((SUM([.$B23:.N23])/COUNT([.$B23:.N2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4:.B24])/COUNT([.$B24:.B24]));0)" office:value-type="float" office:value="0" calcext:value-type="float">
            <text:p>0</text:p>
          </table:table-cell>
          <table:table-cell table:formula="of:=ROUND((SUM([.$B24:.C24])/COUNT([.$B24:.C24]));0)" office:value-type="float" office:value="0" calcext:value-type="float">
            <text:p>0</text:p>
          </table:table-cell>
          <table:table-cell table:formula="of:=ROUND((SUM([.$B24:.D24])/COUNT([.$B24:.D24]));0)" office:value-type="float" office:value="0" calcext:value-type="float">
            <text:p>0</text:p>
          </table:table-cell>
          <table:table-cell table:formula="of:=ROUND((SUM([.$B24:.E24])/COUNT([.$B24:.E24]));0)" office:value-type="float" office:value="0" calcext:value-type="float">
            <text:p>0</text:p>
          </table:table-cell>
          <table:table-cell table:formula="of:=ROUND((SUM([.$B24:.F24])/COUNT([.$B24:.F24]));0)" office:value-type="float" office:value="0" calcext:value-type="float">
            <text:p>0</text:p>
          </table:table-cell>
          <table:table-cell table:formula="of:=ROUND((SUM([.$B24:.G24])/COUNT([.$B24:.G24]));0)" office:value-type="float" office:value="0" calcext:value-type="float">
            <text:p>0</text:p>
          </table:table-cell>
          <table:table-cell table:formula="of:=ROUND((SUM([.$B24:.H24])/COUNT([.$B24:.H24]));0)" office:value-type="float" office:value="0" calcext:value-type="float">
            <text:p>0</text:p>
          </table:table-cell>
          <table:table-cell table:formula="of:=ROUND((SUM([.$B24:.I24])/COUNT([.$B24:.I24]));0)" office:value-type="float" office:value="0" calcext:value-type="float">
            <text:p>0</text:p>
          </table:table-cell>
          <table:table-cell table:formula="of:=ROUND((SUM([.$B24:.J24])/COUNT([.$B24:.J24]));0)" office:value-type="float" office:value="0" calcext:value-type="float">
            <text:p>0</text:p>
          </table:table-cell>
          <table:table-cell table:formula="of:=ROUND((SUM([.$B24:.K24])/COUNT([.$B24:.K24]));0)" office:value-type="float" office:value="0" calcext:value-type="float">
            <text:p>0</text:p>
          </table:table-cell>
          <table:table-cell table:formula="of:=ROUND((SUM([.$B24:.L24])/COUNT([.$B24:.L24]));0)" office:value-type="float" office:value="0" calcext:value-type="float">
            <text:p>0</text:p>
          </table:table-cell>
          <table:table-cell table:formula="of:=ROUND((SUM([.$B24:.M24])/COUNT([.$B24:.M24]));0)" office:value-type="float" office:value="0" calcext:value-type="float">
            <text:p>0</text:p>
          </table:table-cell>
          <table:table-cell table:formula="of:=ROUND((SUM([.$B24:.N24])/COUNT([.$B24:.N2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25:.B25])/COUNT([.$B25:.B25]));0)" office:value-type="float" office:value="1" calcext:value-type="float">
            <text:p>1</text:p>
          </table:table-cell>
          <table:table-cell table:formula="of:=ROUND((SUM([.$B25:.C25])/COUNT([.$B25:.C25]));0)" office:value-type="float" office:value="1" calcext:value-type="float">
            <text:p>1</text:p>
          </table:table-cell>
          <table:table-cell table:formula="of:=ROUND((SUM([.$B25:.D25])/COUNT([.$B25:.D25]));0)" office:value-type="float" office:value="0" calcext:value-type="float">
            <text:p>0</text:p>
          </table:table-cell>
          <table:table-cell table:formula="of:=ROUND((SUM([.$B25:.E25])/COUNT([.$B25:.E25]));0)" office:value-type="float" office:value="0" calcext:value-type="float">
            <text:p>0</text:p>
          </table:table-cell>
          <table:table-cell table:formula="of:=ROUND((SUM([.$B25:.F25])/COUNT([.$B25:.F25]));0)" office:value-type="float" office:value="0" calcext:value-type="float">
            <text:p>0</text:p>
          </table:table-cell>
          <table:table-cell table:formula="of:=ROUND((SUM([.$B25:.G25])/COUNT([.$B25:.G25]));0)" office:value-type="float" office:value="0" calcext:value-type="float">
            <text:p>0</text:p>
          </table:table-cell>
          <table:table-cell table:formula="of:=ROUND((SUM([.$B25:.H25])/COUNT([.$B25:.H25]));0)" office:value-type="float" office:value="0" calcext:value-type="float">
            <text:p>0</text:p>
          </table:table-cell>
          <table:table-cell table:formula="of:=ROUND((SUM([.$B25:.I25])/COUNT([.$B25:.I25]));0)" office:value-type="float" office:value="0" calcext:value-type="float">
            <text:p>0</text:p>
          </table:table-cell>
          <table:table-cell table:formula="of:=ROUND((SUM([.$B25:.J25])/COUNT([.$B25:.J25]));0)" office:value-type="float" office:value="0" calcext:value-type="float">
            <text:p>0</text:p>
          </table:table-cell>
          <table:table-cell table:formula="of:=ROUND((SUM([.$B25:.K25])/COUNT([.$B25:.K25]));0)" office:value-type="float" office:value="0" calcext:value-type="float">
            <text:p>0</text:p>
          </table:table-cell>
          <table:table-cell table:formula="of:=ROUND((SUM([.$B25:.L25])/COUNT([.$B25:.L25]));0)" office:value-type="float" office:value="0" calcext:value-type="float">
            <text:p>0</text:p>
          </table:table-cell>
          <table:table-cell table:formula="of:=ROUND((SUM([.$B25:.M25])/COUNT([.$B25:.M25]));0)" office:value-type="float" office:value="0" calcext:value-type="float">
            <text:p>0</text:p>
          </table:table-cell>
          <table:table-cell table:formula="of:=ROUND((SUM([.$B25:.N25])/COUNT([.$B25:.N2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6:.B26])/COUNT([.$B26:.B26]));0)" office:value-type="float" office:value="0" calcext:value-type="float">
            <text:p>0</text:p>
          </table:table-cell>
          <table:table-cell table:formula="of:=ROUND((SUM([.$B26:.C26])/COUNT([.$B26:.C26]));0)" office:value-type="float" office:value="0" calcext:value-type="float">
            <text:p>0</text:p>
          </table:table-cell>
          <table:table-cell table:formula="of:=ROUND((SUM([.$B26:.D26])/COUNT([.$B26:.D26]));0)" office:value-type="float" office:value="0" calcext:value-type="float">
            <text:p>0</text:p>
          </table:table-cell>
          <table:table-cell table:formula="of:=ROUND((SUM([.$B26:.E26])/COUNT([.$B26:.E26]));0)" office:value-type="float" office:value="0" calcext:value-type="float">
            <text:p>0</text:p>
          </table:table-cell>
          <table:table-cell table:formula="of:=ROUND((SUM([.$B26:.F26])/COUNT([.$B26:.F26]));0)" office:value-type="float" office:value="0" calcext:value-type="float">
            <text:p>0</text:p>
          </table:table-cell>
          <table:table-cell table:formula="of:=ROUND((SUM([.$B26:.G26])/COUNT([.$B26:.G26]));0)" office:value-type="float" office:value="0" calcext:value-type="float">
            <text:p>0</text:p>
          </table:table-cell>
          <table:table-cell table:formula="of:=ROUND((SUM([.$B26:.H26])/COUNT([.$B26:.H26]));0)" office:value-type="float" office:value="0" calcext:value-type="float">
            <text:p>0</text:p>
          </table:table-cell>
          <table:table-cell table:formula="of:=ROUND((SUM([.$B26:.I26])/COUNT([.$B26:.I26]));0)" office:value-type="float" office:value="0" calcext:value-type="float">
            <text:p>0</text:p>
          </table:table-cell>
          <table:table-cell table:formula="of:=ROUND((SUM([.$B26:.J26])/COUNT([.$B26:.J26]));0)" office:value-type="float" office:value="0" calcext:value-type="float">
            <text:p>0</text:p>
          </table:table-cell>
          <table:table-cell table:formula="of:=ROUND((SUM([.$B26:.K26])/COUNT([.$B26:.K26]));0)" office:value-type="float" office:value="0" calcext:value-type="float">
            <text:p>0</text:p>
          </table:table-cell>
          <table:table-cell table:formula="of:=ROUND((SUM([.$B26:.L26])/COUNT([.$B26:.L26]));0)" office:value-type="float" office:value="0" calcext:value-type="float">
            <text:p>0</text:p>
          </table:table-cell>
          <table:table-cell table:formula="of:=ROUND((SUM([.$B26:.M26])/COUNT([.$B26:.M26]));0)" office:value-type="float" office:value="0" calcext:value-type="float">
            <text:p>0</text:p>
          </table:table-cell>
          <table:table-cell table:formula="of:=ROUND((SUM([.$B26:.N26])/COUNT([.$B26:.N2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7:.B27])/COUNT([.$B27:.B27]));0)" office:value-type="float" office:value="0" calcext:value-type="float">
            <text:p>0</text:p>
          </table:table-cell>
          <table:table-cell table:formula="of:=ROUND((SUM([.$B27:.C27])/COUNT([.$B27:.C27]));0)" office:value-type="float" office:value="0" calcext:value-type="float">
            <text:p>0</text:p>
          </table:table-cell>
          <table:table-cell table:formula="of:=ROUND((SUM([.$B27:.D27])/COUNT([.$B27:.D27]));0)" office:value-type="float" office:value="0" calcext:value-type="float">
            <text:p>0</text:p>
          </table:table-cell>
          <table:table-cell table:formula="of:=ROUND((SUM([.$B27:.E27])/COUNT([.$B27:.E27]));0)" office:value-type="float" office:value="0" calcext:value-type="float">
            <text:p>0</text:p>
          </table:table-cell>
          <table:table-cell table:formula="of:=ROUND((SUM([.$B27:.F27])/COUNT([.$B27:.F27]));0)" office:value-type="float" office:value="0" calcext:value-type="float">
            <text:p>0</text:p>
          </table:table-cell>
          <table:table-cell table:formula="of:=ROUND((SUM([.$B27:.G27])/COUNT([.$B27:.G27]));0)" office:value-type="float" office:value="0" calcext:value-type="float">
            <text:p>0</text:p>
          </table:table-cell>
          <table:table-cell table:formula="of:=ROUND((SUM([.$B27:.H27])/COUNT([.$B27:.H27]));0)" office:value-type="float" office:value="0" calcext:value-type="float">
            <text:p>0</text:p>
          </table:table-cell>
          <table:table-cell table:formula="of:=ROUND((SUM([.$B27:.I27])/COUNT([.$B27:.I27]));0)" office:value-type="float" office:value="0" calcext:value-type="float">
            <text:p>0</text:p>
          </table:table-cell>
          <table:table-cell table:formula="of:=ROUND((SUM([.$B27:.J27])/COUNT([.$B27:.J27]));0)" office:value-type="float" office:value="0" calcext:value-type="float">
            <text:p>0</text:p>
          </table:table-cell>
          <table:table-cell table:formula="of:=ROUND((SUM([.$B27:.K27])/COUNT([.$B27:.K27]));0)" office:value-type="float" office:value="0" calcext:value-type="float">
            <text:p>0</text:p>
          </table:table-cell>
          <table:table-cell table:formula="of:=ROUND((SUM([.$B27:.L27])/COUNT([.$B27:.L27]));0)" office:value-type="float" office:value="0" calcext:value-type="float">
            <text:p>0</text:p>
          </table:table-cell>
          <table:table-cell table:formula="of:=ROUND((SUM([.$B27:.M27])/COUNT([.$B27:.M27]));0)" office:value-type="float" office:value="0" calcext:value-type="float">
            <text:p>0</text:p>
          </table:table-cell>
          <table:table-cell table:formula="of:=ROUND((SUM([.$B27:.N27])/COUNT([.$B27:.N2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28:.B28])/COUNT([.$B28:.B28]));0)" office:value-type="float" office:value="0" calcext:value-type="float">
            <text:p>0</text:p>
          </table:table-cell>
          <table:table-cell table:formula="of:=ROUND((SUM([.$B28:.C28])/COUNT([.$B28:.C28]));0)" office:value-type="float" office:value="0" calcext:value-type="float">
            <text:p>0</text:p>
          </table:table-cell>
          <table:table-cell table:formula="of:=ROUND((SUM([.$B28:.D28])/COUNT([.$B28:.D28]));0)" office:value-type="float" office:value="0" calcext:value-type="float">
            <text:p>0</text:p>
          </table:table-cell>
          <table:table-cell table:formula="of:=ROUND((SUM([.$B28:.E28])/COUNT([.$B28:.E28]));0)" office:value-type="float" office:value="0" calcext:value-type="float">
            <text:p>0</text:p>
          </table:table-cell>
          <table:table-cell table:formula="of:=ROUND((SUM([.$B28:.F28])/COUNT([.$B28:.F28]));0)" office:value-type="float" office:value="0" calcext:value-type="float">
            <text:p>0</text:p>
          </table:table-cell>
          <table:table-cell table:formula="of:=ROUND((SUM([.$B28:.G28])/COUNT([.$B28:.G28]));0)" office:value-type="float" office:value="0" calcext:value-type="float">
            <text:p>0</text:p>
          </table:table-cell>
          <table:table-cell table:formula="of:=ROUND((SUM([.$B28:.H28])/COUNT([.$B28:.H28]));0)" office:value-type="float" office:value="0" calcext:value-type="float">
            <text:p>0</text:p>
          </table:table-cell>
          <table:table-cell table:formula="of:=ROUND((SUM([.$B28:.I28])/COUNT([.$B28:.I28]));0)" office:value-type="float" office:value="0" calcext:value-type="float">
            <text:p>0</text:p>
          </table:table-cell>
          <table:table-cell table:formula="of:=ROUND((SUM([.$B28:.J28])/COUNT([.$B28:.J28]));0)" office:value-type="float" office:value="0" calcext:value-type="float">
            <text:p>0</text:p>
          </table:table-cell>
          <table:table-cell table:formula="of:=ROUND((SUM([.$B28:.K28])/COUNT([.$B28:.K28]));0)" office:value-type="float" office:value="0" calcext:value-type="float">
            <text:p>0</text:p>
          </table:table-cell>
          <table:table-cell table:formula="of:=ROUND((SUM([.$B28:.L28])/COUNT([.$B28:.L28]));0)" office:value-type="float" office:value="0" calcext:value-type="float">
            <text:p>0</text:p>
          </table:table-cell>
          <table:table-cell table:formula="of:=ROUND((SUM([.$B28:.M28])/COUNT([.$B28:.M28]));0)" office:value-type="float" office:value="0" calcext:value-type="float">
            <text:p>0</text:p>
          </table:table-cell>
          <table:table-cell table:formula="of:=ROUND((SUM([.$B28:.N28])/COUNT([.$B28:.N2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29:.B29])/COUNT([.$B29:.B29]));0)" office:value-type="float" office:value="0" calcext:value-type="float">
            <text:p>0</text:p>
          </table:table-cell>
          <table:table-cell table:formula="of:=ROUND((SUM([.$B29:.C29])/COUNT([.$B29:.C29]));0)" office:value-type="float" office:value="0" calcext:value-type="float">
            <text:p>0</text:p>
          </table:table-cell>
          <table:table-cell table:formula="of:=ROUND((SUM([.$B29:.D29])/COUNT([.$B29:.D29]));0)" office:value-type="float" office:value="0" calcext:value-type="float">
            <text:p>0</text:p>
          </table:table-cell>
          <table:table-cell table:formula="of:=ROUND((SUM([.$B29:.E29])/COUNT([.$B29:.E29]));0)" office:value-type="float" office:value="0" calcext:value-type="float">
            <text:p>0</text:p>
          </table:table-cell>
          <table:table-cell table:formula="of:=ROUND((SUM([.$B29:.F29])/COUNT([.$B29:.F29]));0)" office:value-type="float" office:value="0" calcext:value-type="float">
            <text:p>0</text:p>
          </table:table-cell>
          <table:table-cell table:formula="of:=ROUND((SUM([.$B29:.G29])/COUNT([.$B29:.G29]));0)" office:value-type="float" office:value="0" calcext:value-type="float">
            <text:p>0</text:p>
          </table:table-cell>
          <table:table-cell table:formula="of:=ROUND((SUM([.$B29:.H29])/COUNT([.$B29:.H29]));0)" office:value-type="float" office:value="0" calcext:value-type="float">
            <text:p>0</text:p>
          </table:table-cell>
          <table:table-cell table:formula="of:=ROUND((SUM([.$B29:.I29])/COUNT([.$B29:.I29]));0)" office:value-type="float" office:value="0" calcext:value-type="float">
            <text:p>0</text:p>
          </table:table-cell>
          <table:table-cell table:formula="of:=ROUND((SUM([.$B29:.J29])/COUNT([.$B29:.J29]));0)" office:value-type="float" office:value="0" calcext:value-type="float">
            <text:p>0</text:p>
          </table:table-cell>
          <table:table-cell table:formula="of:=ROUND((SUM([.$B29:.K29])/COUNT([.$B29:.K29]));0)" office:value-type="float" office:value="0" calcext:value-type="float">
            <text:p>0</text:p>
          </table:table-cell>
          <table:table-cell table:formula="of:=ROUND((SUM([.$B29:.L29])/COUNT([.$B29:.L29]));0)" office:value-type="float" office:value="0" calcext:value-type="float">
            <text:p>0</text:p>
          </table:table-cell>
          <table:table-cell table:formula="of:=ROUND((SUM([.$B29:.M29])/COUNT([.$B29:.M29]));0)" office:value-type="float" office:value="0" calcext:value-type="float">
            <text:p>0</text:p>
          </table:table-cell>
          <table:table-cell table:formula="of:=ROUND((SUM([.$B29:.N29])/COUNT([.$B29:.N2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30:.B30])/COUNT([.$B30:.B30]));0)" office:value-type="float" office:value="0" calcext:value-type="float">
            <text:p>0</text:p>
          </table:table-cell>
          <table:table-cell table:formula="of:=ROUND((SUM([.$B30:.C30])/COUNT([.$B30:.C30]));0)" office:value-type="float" office:value="0" calcext:value-type="float">
            <text:p>0</text:p>
          </table:table-cell>
          <table:table-cell table:formula="of:=ROUND((SUM([.$B30:.D30])/COUNT([.$B30:.D30]));0)" office:value-type="float" office:value="0" calcext:value-type="float">
            <text:p>0</text:p>
          </table:table-cell>
          <table:table-cell table:formula="of:=ROUND((SUM([.$B30:.E30])/COUNT([.$B30:.E30]));0)" office:value-type="float" office:value="0" calcext:value-type="float">
            <text:p>0</text:p>
          </table:table-cell>
          <table:table-cell table:formula="of:=ROUND((SUM([.$B30:.F30])/COUNT([.$B30:.F30]));0)" office:value-type="float" office:value="0" calcext:value-type="float">
            <text:p>0</text:p>
          </table:table-cell>
          <table:table-cell table:formula="of:=ROUND((SUM([.$B30:.G30])/COUNT([.$B30:.G30]));0)" office:value-type="float" office:value="0" calcext:value-type="float">
            <text:p>0</text:p>
          </table:table-cell>
          <table:table-cell table:formula="of:=ROUND((SUM([.$B30:.H30])/COUNT([.$B30:.H30]));0)" office:value-type="float" office:value="0" calcext:value-type="float">
            <text:p>0</text:p>
          </table:table-cell>
          <table:table-cell table:formula="of:=ROUND((SUM([.$B30:.I30])/COUNT([.$B30:.I30]));0)" office:value-type="float" office:value="0" calcext:value-type="float">
            <text:p>0</text:p>
          </table:table-cell>
          <table:table-cell table:formula="of:=ROUND((SUM([.$B30:.J30])/COUNT([.$B30:.J30]));0)" office:value-type="float" office:value="0" calcext:value-type="float">
            <text:p>0</text:p>
          </table:table-cell>
          <table:table-cell table:formula="of:=ROUND((SUM([.$B30:.K30])/COUNT([.$B30:.K30]));0)" office:value-type="float" office:value="0" calcext:value-type="float">
            <text:p>0</text:p>
          </table:table-cell>
          <table:table-cell table:formula="of:=ROUND((SUM([.$B30:.L30])/COUNT([.$B30:.L30]));0)" office:value-type="float" office:value="0" calcext:value-type="float">
            <text:p>0</text:p>
          </table:table-cell>
          <table:table-cell table:formula="of:=ROUND((SUM([.$B30:.M30])/COUNT([.$B30:.M30]));0)" office:value-type="float" office:value="0" calcext:value-type="float">
            <text:p>0</text:p>
          </table:table-cell>
          <table:table-cell table:formula="of:=ROUND((SUM([.$B30:.N30])/COUNT([.$B30:.N3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31:.B31])/COUNT([.$B31:.B31]));0)" office:value-type="float" office:value="0" calcext:value-type="float">
            <text:p>0</text:p>
          </table:table-cell>
          <table:table-cell table:formula="of:=ROUND((SUM([.$B31:.C31])/COUNT([.$B31:.C31]));0)" office:value-type="float" office:value="0" calcext:value-type="float">
            <text:p>0</text:p>
          </table:table-cell>
          <table:table-cell table:formula="of:=ROUND((SUM([.$B31:.D31])/COUNT([.$B31:.D31]));0)" office:value-type="float" office:value="0" calcext:value-type="float">
            <text:p>0</text:p>
          </table:table-cell>
          <table:table-cell table:formula="of:=ROUND((SUM([.$B31:.E31])/COUNT([.$B31:.E31]));0)" office:value-type="float" office:value="0" calcext:value-type="float">
            <text:p>0</text:p>
          </table:table-cell>
          <table:table-cell table:formula="of:=ROUND((SUM([.$B31:.F31])/COUNT([.$B31:.F31]));0)" office:value-type="float" office:value="0" calcext:value-type="float">
            <text:p>0</text:p>
          </table:table-cell>
          <table:table-cell table:formula="of:=ROUND((SUM([.$B31:.G31])/COUNT([.$B31:.G31]));0)" office:value-type="float" office:value="0" calcext:value-type="float">
            <text:p>0</text:p>
          </table:table-cell>
          <table:table-cell table:formula="of:=ROUND((SUM([.$B31:.H31])/COUNT([.$B31:.H31]));0)" office:value-type="float" office:value="0" calcext:value-type="float">
            <text:p>0</text:p>
          </table:table-cell>
          <table:table-cell table:formula="of:=ROUND((SUM([.$B31:.I31])/COUNT([.$B31:.I31]));0)" office:value-type="float" office:value="0" calcext:value-type="float">
            <text:p>0</text:p>
          </table:table-cell>
          <table:table-cell table:formula="of:=ROUND((SUM([.$B31:.J31])/COUNT([.$B31:.J31]));0)" office:value-type="float" office:value="0" calcext:value-type="float">
            <text:p>0</text:p>
          </table:table-cell>
          <table:table-cell table:formula="of:=ROUND((SUM([.$B31:.K31])/COUNT([.$B31:.K31]));0)" office:value-type="float" office:value="0" calcext:value-type="float">
            <text:p>0</text:p>
          </table:table-cell>
          <table:table-cell table:formula="of:=ROUND((SUM([.$B31:.L31])/COUNT([.$B31:.L31]));0)" office:value-type="float" office:value="0" calcext:value-type="float">
            <text:p>0</text:p>
          </table:table-cell>
          <table:table-cell table:formula="of:=ROUND((SUM([.$B31:.M31])/COUNT([.$B31:.M31]));0)" office:value-type="float" office:value="0" calcext:value-type="float">
            <text:p>0</text:p>
          </table:table-cell>
          <table:table-cell table:formula="of:=ROUND((SUM([.$B31:.N31])/COUNT([.$B31:.N3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32:.B32])/COUNT([.$B32:.B32]));0)" office:value-type="float" office:value="0" calcext:value-type="float">
            <text:p>0</text:p>
          </table:table-cell>
          <table:table-cell table:formula="of:=ROUND((SUM([.$B32:.C32])/COUNT([.$B32:.C32]));0)" office:value-type="float" office:value="0" calcext:value-type="float">
            <text:p>0</text:p>
          </table:table-cell>
          <table:table-cell table:formula="of:=ROUND((SUM([.$B32:.D32])/COUNT([.$B32:.D32]));0)" office:value-type="float" office:value="0" calcext:value-type="float">
            <text:p>0</text:p>
          </table:table-cell>
          <table:table-cell table:formula="of:=ROUND((SUM([.$B32:.E32])/COUNT([.$B32:.E32]));0)" office:value-type="float" office:value="0" calcext:value-type="float">
            <text:p>0</text:p>
          </table:table-cell>
          <table:table-cell table:formula="of:=ROUND((SUM([.$B32:.F32])/COUNT([.$B32:.F32]));0)" office:value-type="float" office:value="0" calcext:value-type="float">
            <text:p>0</text:p>
          </table:table-cell>
          <table:table-cell table:formula="of:=ROUND((SUM([.$B32:.G32])/COUNT([.$B32:.G32]));0)" office:value-type="float" office:value="0" calcext:value-type="float">
            <text:p>0</text:p>
          </table:table-cell>
          <table:table-cell table:formula="of:=ROUND((SUM([.$B32:.H32])/COUNT([.$B32:.H32]));0)" office:value-type="float" office:value="0" calcext:value-type="float">
            <text:p>0</text:p>
          </table:table-cell>
          <table:table-cell table:formula="of:=ROUND((SUM([.$B32:.I32])/COUNT([.$B32:.I32]));0)" office:value-type="float" office:value="0" calcext:value-type="float">
            <text:p>0</text:p>
          </table:table-cell>
          <table:table-cell table:formula="of:=ROUND((SUM([.$B32:.J32])/COUNT([.$B32:.J32]));0)" office:value-type="float" office:value="0" calcext:value-type="float">
            <text:p>0</text:p>
          </table:table-cell>
          <table:table-cell table:formula="of:=ROUND((SUM([.$B32:.K32])/COUNT([.$B32:.K32]));0)" office:value-type="float" office:value="0" calcext:value-type="float">
            <text:p>0</text:p>
          </table:table-cell>
          <table:table-cell table:formula="of:=ROUND((SUM([.$B32:.L32])/COUNT([.$B32:.L32]));0)" office:value-type="float" office:value="0" calcext:value-type="float">
            <text:p>0</text:p>
          </table:table-cell>
          <table:table-cell table:formula="of:=ROUND((SUM([.$B32:.M32])/COUNT([.$B32:.M32]));0)" office:value-type="float" office:value="0" calcext:value-type="float">
            <text:p>0</text:p>
          </table:table-cell>
          <table:table-cell table:formula="of:=ROUND((SUM([.$B32:.N32])/COUNT([.$B32:.N3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33:.B33])/COUNT([.$B33:.B33]));0)" office:value-type="float" office:value="0" calcext:value-type="float">
            <text:p>0</text:p>
          </table:table-cell>
          <table:table-cell table:formula="of:=ROUND((SUM([.$B33:.C33])/COUNT([.$B33:.C33]));0)" office:value-type="float" office:value="0" calcext:value-type="float">
            <text:p>0</text:p>
          </table:table-cell>
          <table:table-cell table:formula="of:=ROUND((SUM([.$B33:.D33])/COUNT([.$B33:.D33]));0)" office:value-type="float" office:value="0" calcext:value-type="float">
            <text:p>0</text:p>
          </table:table-cell>
          <table:table-cell table:formula="of:=ROUND((SUM([.$B33:.E33])/COUNT([.$B33:.E33]));0)" office:value-type="float" office:value="0" calcext:value-type="float">
            <text:p>0</text:p>
          </table:table-cell>
          <table:table-cell table:formula="of:=ROUND((SUM([.$B33:.F33])/COUNT([.$B33:.F33]));0)" office:value-type="float" office:value="0" calcext:value-type="float">
            <text:p>0</text:p>
          </table:table-cell>
          <table:table-cell table:formula="of:=ROUND((SUM([.$B33:.G33])/COUNT([.$B33:.G33]));0)" office:value-type="float" office:value="0" calcext:value-type="float">
            <text:p>0</text:p>
          </table:table-cell>
          <table:table-cell table:formula="of:=ROUND((SUM([.$B33:.H33])/COUNT([.$B33:.H33]));0)" office:value-type="float" office:value="0" calcext:value-type="float">
            <text:p>0</text:p>
          </table:table-cell>
          <table:table-cell table:formula="of:=ROUND((SUM([.$B33:.I33])/COUNT([.$B33:.I33]));0)" office:value-type="float" office:value="0" calcext:value-type="float">
            <text:p>0</text:p>
          </table:table-cell>
          <table:table-cell table:formula="of:=ROUND((SUM([.$B33:.J33])/COUNT([.$B33:.J33]));0)" office:value-type="float" office:value="0" calcext:value-type="float">
            <text:p>0</text:p>
          </table:table-cell>
          <table:table-cell table:formula="of:=ROUND((SUM([.$B33:.K33])/COUNT([.$B33:.K33]));0)" office:value-type="float" office:value="0" calcext:value-type="float">
            <text:p>0</text:p>
          </table:table-cell>
          <table:table-cell table:formula="of:=ROUND((SUM([.$B33:.L33])/COUNT([.$B33:.L33]));0)" office:value-type="float" office:value="0" calcext:value-type="float">
            <text:p>0</text:p>
          </table:table-cell>
          <table:table-cell table:formula="of:=ROUND((SUM([.$B33:.M33])/COUNT([.$B33:.M33]));0)" office:value-type="float" office:value="0" calcext:value-type="float">
            <text:p>0</text:p>
          </table:table-cell>
          <table:table-cell table:formula="of:=ROUND((SUM([.$B33:.N33])/COUNT([.$B33:.N3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(SUM([.$B34:.B34])/COUNT([.$B34:.B34]));0)" office:value-type="float" office:value="0" calcext:value-type="float">
            <text:p>0</text:p>
          </table:table-cell>
          <table:table-cell table:formula="of:=ROUND((SUM([.$B34:.C34])/COUNT([.$B34:.C34]));0)" office:value-type="float" office:value="0" calcext:value-type="float">
            <text:p>0</text:p>
          </table:table-cell>
          <table:table-cell table:formula="of:=ROUND((SUM([.$B34:.D34])/COUNT([.$B34:.D34]));0)" office:value-type="float" office:value="0" calcext:value-type="float">
            <text:p>0</text:p>
          </table:table-cell>
          <table:table-cell table:formula="of:=ROUND((SUM([.$B34:.E34])/COUNT([.$B34:.E34]));0)" office:value-type="float" office:value="0" calcext:value-type="float">
            <text:p>0</text:p>
          </table:table-cell>
          <table:table-cell table:formula="of:=ROUND((SUM([.$B34:.F34])/COUNT([.$B34:.F34]));0)" office:value-type="float" office:value="0" calcext:value-type="float">
            <text:p>0</text:p>
          </table:table-cell>
          <table:table-cell table:formula="of:=ROUND((SUM([.$B34:.G34])/COUNT([.$B34:.G34]));0)" office:value-type="float" office:value="0" calcext:value-type="float">
            <text:p>0</text:p>
          </table:table-cell>
          <table:table-cell table:formula="of:=ROUND((SUM([.$B34:.H34])/COUNT([.$B34:.H34]));0)" office:value-type="float" office:value="0" calcext:value-type="float">
            <text:p>0</text:p>
          </table:table-cell>
          <table:table-cell table:formula="of:=ROUND((SUM([.$B34:.I34])/COUNT([.$B34:.I34]));0)" office:value-type="float" office:value="0" calcext:value-type="float">
            <text:p>0</text:p>
          </table:table-cell>
          <table:table-cell table:formula="of:=ROUND((SUM([.$B34:.J34])/COUNT([.$B34:.J34]));0)" office:value-type="float" office:value="0" calcext:value-type="float">
            <text:p>0</text:p>
          </table:table-cell>
          <table:table-cell table:formula="of:=ROUND((SUM([.$B34:.K34])/COUNT([.$B34:.K34]));0)" office:value-type="float" office:value="0" calcext:value-type="float">
            <text:p>0</text:p>
          </table:table-cell>
          <table:table-cell table:formula="of:=ROUND((SUM([.$B34:.L34])/COUNT([.$B34:.L34]));0)" office:value-type="float" office:value="0" calcext:value-type="float">
            <text:p>0</text:p>
          </table:table-cell>
          <table:table-cell table:formula="of:=ROUND((SUM([.$B34:.M34])/COUNT([.$B34:.M34]));0)" office:value-type="float" office:value="0" calcext:value-type="float">
            <text:p>0</text:p>
          </table:table-cell>
          <table:table-cell table:formula="of:=ROUND((SUM([.$B34:.N34])/COUNT([.$B34:.N3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35:.B35])/COUNT([.$B35:.B35]));0)" office:value-type="float" office:value="0" calcext:value-type="float">
            <text:p>0</text:p>
          </table:table-cell>
          <table:table-cell table:formula="of:=ROUND((SUM([.$B35:.C35])/COUNT([.$B35:.C35]));0)" office:value-type="float" office:value="0" calcext:value-type="float">
            <text:p>0</text:p>
          </table:table-cell>
          <table:table-cell table:formula="of:=ROUND((SUM([.$B35:.D35])/COUNT([.$B35:.D35]));0)" office:value-type="float" office:value="0" calcext:value-type="float">
            <text:p>0</text:p>
          </table:table-cell>
          <table:table-cell table:formula="of:=ROUND((SUM([.$B35:.E35])/COUNT([.$B35:.E35]));0)" office:value-type="float" office:value="0" calcext:value-type="float">
            <text:p>0</text:p>
          </table:table-cell>
          <table:table-cell table:formula="of:=ROUND((SUM([.$B35:.F35])/COUNT([.$B35:.F35]));0)" office:value-type="float" office:value="0" calcext:value-type="float">
            <text:p>0</text:p>
          </table:table-cell>
          <table:table-cell table:formula="of:=ROUND((SUM([.$B35:.G35])/COUNT([.$B35:.G35]));0)" office:value-type="float" office:value="0" calcext:value-type="float">
            <text:p>0</text:p>
          </table:table-cell>
          <table:table-cell table:formula="of:=ROUND((SUM([.$B35:.H35])/COUNT([.$B35:.H35]));0)" office:value-type="float" office:value="0" calcext:value-type="float">
            <text:p>0</text:p>
          </table:table-cell>
          <table:table-cell table:formula="of:=ROUND((SUM([.$B35:.I35])/COUNT([.$B35:.I35]));0)" office:value-type="float" office:value="0" calcext:value-type="float">
            <text:p>0</text:p>
          </table:table-cell>
          <table:table-cell table:formula="of:=ROUND((SUM([.$B35:.J35])/COUNT([.$B35:.J35]));0)" office:value-type="float" office:value="0" calcext:value-type="float">
            <text:p>0</text:p>
          </table:table-cell>
          <table:table-cell table:formula="of:=ROUND((SUM([.$B35:.K35])/COUNT([.$B35:.K35]));0)" office:value-type="float" office:value="0" calcext:value-type="float">
            <text:p>0</text:p>
          </table:table-cell>
          <table:table-cell table:formula="of:=ROUND((SUM([.$B35:.L35])/COUNT([.$B35:.L35]));0)" office:value-type="float" office:value="0" calcext:value-type="float">
            <text:p>0</text:p>
          </table:table-cell>
          <table:table-cell table:formula="of:=ROUND((SUM([.$B35:.M35])/COUNT([.$B35:.M35]));0)" office:value-type="float" office:value="0" calcext:value-type="float">
            <text:p>0</text:p>
          </table:table-cell>
          <table:table-cell table:formula="of:=ROUND((SUM([.$B35:.N35])/COUNT([.$B35:.N3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36:.B36])/COUNT([.$B36:.B36]));0)" office:value-type="float" office:value="0" calcext:value-type="float">
            <text:p>0</text:p>
          </table:table-cell>
          <table:table-cell table:formula="of:=ROUND((SUM([.$B36:.C36])/COUNT([.$B36:.C36]));0)" office:value-type="float" office:value="0" calcext:value-type="float">
            <text:p>0</text:p>
          </table:table-cell>
          <table:table-cell table:formula="of:=ROUND((SUM([.$B36:.D36])/COUNT([.$B36:.D36]));0)" office:value-type="float" office:value="0" calcext:value-type="float">
            <text:p>0</text:p>
          </table:table-cell>
          <table:table-cell table:formula="of:=ROUND((SUM([.$B36:.E36])/COUNT([.$B36:.E36]));0)" office:value-type="float" office:value="0" calcext:value-type="float">
            <text:p>0</text:p>
          </table:table-cell>
          <table:table-cell table:formula="of:=ROUND((SUM([.$B36:.F36])/COUNT([.$B36:.F36]));0)" office:value-type="float" office:value="0" calcext:value-type="float">
            <text:p>0</text:p>
          </table:table-cell>
          <table:table-cell table:formula="of:=ROUND((SUM([.$B36:.G36])/COUNT([.$B36:.G36]));0)" office:value-type="float" office:value="0" calcext:value-type="float">
            <text:p>0</text:p>
          </table:table-cell>
          <table:table-cell table:formula="of:=ROUND((SUM([.$B36:.H36])/COUNT([.$B36:.H36]));0)" office:value-type="float" office:value="0" calcext:value-type="float">
            <text:p>0</text:p>
          </table:table-cell>
          <table:table-cell table:formula="of:=ROUND((SUM([.$B36:.I36])/COUNT([.$B36:.I36]));0)" office:value-type="float" office:value="0" calcext:value-type="float">
            <text:p>0</text:p>
          </table:table-cell>
          <table:table-cell table:formula="of:=ROUND((SUM([.$B36:.J36])/COUNT([.$B36:.J36]));0)" office:value-type="float" office:value="0" calcext:value-type="float">
            <text:p>0</text:p>
          </table:table-cell>
          <table:table-cell table:formula="of:=ROUND((SUM([.$B36:.K36])/COUNT([.$B36:.K36]));0)" office:value-type="float" office:value="0" calcext:value-type="float">
            <text:p>0</text:p>
          </table:table-cell>
          <table:table-cell table:formula="of:=ROUND((SUM([.$B36:.L36])/COUNT([.$B36:.L36]));0)" office:value-type="float" office:value="0" calcext:value-type="float">
            <text:p>0</text:p>
          </table:table-cell>
          <table:table-cell table:formula="of:=ROUND((SUM([.$B36:.M36])/COUNT([.$B36:.M36]));0)" office:value-type="float" office:value="0" calcext:value-type="float">
            <text:p>0</text:p>
          </table:table-cell>
          <table:table-cell table:formula="of:=ROUND((SUM([.$B36:.N36])/COUNT([.$B36:.N3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37:.B37])/COUNT([.$B37:.B37]));0)" office:value-type="float" office:value="0" calcext:value-type="float">
            <text:p>0</text:p>
          </table:table-cell>
          <table:table-cell table:formula="of:=ROUND((SUM([.$B37:.C37])/COUNT([.$B37:.C37]));0)" office:value-type="float" office:value="0" calcext:value-type="float">
            <text:p>0</text:p>
          </table:table-cell>
          <table:table-cell table:formula="of:=ROUND((SUM([.$B37:.D37])/COUNT([.$B37:.D37]));0)" office:value-type="float" office:value="0" calcext:value-type="float">
            <text:p>0</text:p>
          </table:table-cell>
          <table:table-cell table:formula="of:=ROUND((SUM([.$B37:.E37])/COUNT([.$B37:.E37]));0)" office:value-type="float" office:value="0" calcext:value-type="float">
            <text:p>0</text:p>
          </table:table-cell>
          <table:table-cell table:formula="of:=ROUND((SUM([.$B37:.F37])/COUNT([.$B37:.F37]));0)" office:value-type="float" office:value="0" calcext:value-type="float">
            <text:p>0</text:p>
          </table:table-cell>
          <table:table-cell table:formula="of:=ROUND((SUM([.$B37:.G37])/COUNT([.$B37:.G37]));0)" office:value-type="float" office:value="0" calcext:value-type="float">
            <text:p>0</text:p>
          </table:table-cell>
          <table:table-cell table:formula="of:=ROUND((SUM([.$B37:.H37])/COUNT([.$B37:.H37]));0)" office:value-type="float" office:value="0" calcext:value-type="float">
            <text:p>0</text:p>
          </table:table-cell>
          <table:table-cell table:formula="of:=ROUND((SUM([.$B37:.I37])/COUNT([.$B37:.I37]));0)" office:value-type="float" office:value="0" calcext:value-type="float">
            <text:p>0</text:p>
          </table:table-cell>
          <table:table-cell table:formula="of:=ROUND((SUM([.$B37:.J37])/COUNT([.$B37:.J37]));0)" office:value-type="float" office:value="0" calcext:value-type="float">
            <text:p>0</text:p>
          </table:table-cell>
          <table:table-cell table:formula="of:=ROUND((SUM([.$B37:.K37])/COUNT([.$B37:.K37]));0)" office:value-type="float" office:value="0" calcext:value-type="float">
            <text:p>0</text:p>
          </table:table-cell>
          <table:table-cell table:formula="of:=ROUND((SUM([.$B37:.L37])/COUNT([.$B37:.L37]));0)" office:value-type="float" office:value="0" calcext:value-type="float">
            <text:p>0</text:p>
          </table:table-cell>
          <table:table-cell table:formula="of:=ROUND((SUM([.$B37:.M37])/COUNT([.$B37:.M37]));0)" office:value-type="float" office:value="0" calcext:value-type="float">
            <text:p>0</text:p>
          </table:table-cell>
          <table:table-cell table:formula="of:=ROUND((SUM([.$B37:.N37])/COUNT([.$B37:.N3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38:.B38])/COUNT([.$B38:.B38]));0)" office:value-type="float" office:value="0" calcext:value-type="float">
            <text:p>0</text:p>
          </table:table-cell>
          <table:table-cell table:formula="of:=ROUND((SUM([.$B38:.C38])/COUNT([.$B38:.C38]));0)" office:value-type="float" office:value="0" calcext:value-type="float">
            <text:p>0</text:p>
          </table:table-cell>
          <table:table-cell table:formula="of:=ROUND((SUM([.$B38:.D38])/COUNT([.$B38:.D38]));0)" office:value-type="float" office:value="0" calcext:value-type="float">
            <text:p>0</text:p>
          </table:table-cell>
          <table:table-cell table:formula="of:=ROUND((SUM([.$B38:.E38])/COUNT([.$B38:.E38]));0)" office:value-type="float" office:value="0" calcext:value-type="float">
            <text:p>0</text:p>
          </table:table-cell>
          <table:table-cell table:formula="of:=ROUND((SUM([.$B38:.F38])/COUNT([.$B38:.F38]));0)" office:value-type="float" office:value="0" calcext:value-type="float">
            <text:p>0</text:p>
          </table:table-cell>
          <table:table-cell table:formula="of:=ROUND((SUM([.$B38:.G38])/COUNT([.$B38:.G38]));0)" office:value-type="float" office:value="0" calcext:value-type="float">
            <text:p>0</text:p>
          </table:table-cell>
          <table:table-cell table:formula="of:=ROUND((SUM([.$B38:.H38])/COUNT([.$B38:.H38]));0)" office:value-type="float" office:value="0" calcext:value-type="float">
            <text:p>0</text:p>
          </table:table-cell>
          <table:table-cell table:formula="of:=ROUND((SUM([.$B38:.I38])/COUNT([.$B38:.I38]));0)" office:value-type="float" office:value="0" calcext:value-type="float">
            <text:p>0</text:p>
          </table:table-cell>
          <table:table-cell table:formula="of:=ROUND((SUM([.$B38:.J38])/COUNT([.$B38:.J38]));0)" office:value-type="float" office:value="0" calcext:value-type="float">
            <text:p>0</text:p>
          </table:table-cell>
          <table:table-cell table:formula="of:=ROUND((SUM([.$B38:.K38])/COUNT([.$B38:.K38]));0)" office:value-type="float" office:value="0" calcext:value-type="float">
            <text:p>0</text:p>
          </table:table-cell>
          <table:table-cell table:formula="of:=ROUND((SUM([.$B38:.L38])/COUNT([.$B38:.L38]));0)" office:value-type="float" office:value="0" calcext:value-type="float">
            <text:p>0</text:p>
          </table:table-cell>
          <table:table-cell table:formula="of:=ROUND((SUM([.$B38:.M38])/COUNT([.$B38:.M38]));0)" office:value-type="float" office:value="0" calcext:value-type="float">
            <text:p>0</text:p>
          </table:table-cell>
          <table:table-cell table:formula="of:=ROUND((SUM([.$B38:.N38])/COUNT([.$B38:.N3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39:.B39])/COUNT([.$B39:.B39]));0)" office:value-type="float" office:value="0" calcext:value-type="float">
            <text:p>0</text:p>
          </table:table-cell>
          <table:table-cell table:formula="of:=ROUND((SUM([.$B39:.C39])/COUNT([.$B39:.C39]));0)" office:value-type="float" office:value="0" calcext:value-type="float">
            <text:p>0</text:p>
          </table:table-cell>
          <table:table-cell table:formula="of:=ROUND((SUM([.$B39:.D39])/COUNT([.$B39:.D39]));0)" office:value-type="float" office:value="0" calcext:value-type="float">
            <text:p>0</text:p>
          </table:table-cell>
          <table:table-cell table:formula="of:=ROUND((SUM([.$B39:.E39])/COUNT([.$B39:.E39]));0)" office:value-type="float" office:value="0" calcext:value-type="float">
            <text:p>0</text:p>
          </table:table-cell>
          <table:table-cell table:formula="of:=ROUND((SUM([.$B39:.F39])/COUNT([.$B39:.F39]));0)" office:value-type="float" office:value="0" calcext:value-type="float">
            <text:p>0</text:p>
          </table:table-cell>
          <table:table-cell table:formula="of:=ROUND((SUM([.$B39:.G39])/COUNT([.$B39:.G39]));0)" office:value-type="float" office:value="0" calcext:value-type="float">
            <text:p>0</text:p>
          </table:table-cell>
          <table:table-cell table:formula="of:=ROUND((SUM([.$B39:.H39])/COUNT([.$B39:.H39]));0)" office:value-type="float" office:value="0" calcext:value-type="float">
            <text:p>0</text:p>
          </table:table-cell>
          <table:table-cell table:formula="of:=ROUND((SUM([.$B39:.I39])/COUNT([.$B39:.I39]));0)" office:value-type="float" office:value="0" calcext:value-type="float">
            <text:p>0</text:p>
          </table:table-cell>
          <table:table-cell table:formula="of:=ROUND((SUM([.$B39:.J39])/COUNT([.$B39:.J39]));0)" office:value-type="float" office:value="0" calcext:value-type="float">
            <text:p>0</text:p>
          </table:table-cell>
          <table:table-cell table:formula="of:=ROUND((SUM([.$B39:.K39])/COUNT([.$B39:.K39]));0)" office:value-type="float" office:value="0" calcext:value-type="float">
            <text:p>0</text:p>
          </table:table-cell>
          <table:table-cell table:formula="of:=ROUND((SUM([.$B39:.L39])/COUNT([.$B39:.L39]));0)" office:value-type="float" office:value="0" calcext:value-type="float">
            <text:p>0</text:p>
          </table:table-cell>
          <table:table-cell table:formula="of:=ROUND((SUM([.$B39:.M39])/COUNT([.$B39:.M39]));0)" office:value-type="float" office:value="0" calcext:value-type="float">
            <text:p>0</text:p>
          </table:table-cell>
          <table:table-cell table:formula="of:=ROUND((SUM([.$B39:.N39])/COUNT([.$B39:.N3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$B40:.B40])/COUNT([.$B40:.B40]));0)" office:value-type="float" office:value="1" calcext:value-type="float">
            <text:p>1</text:p>
          </table:table-cell>
          <table:table-cell table:formula="of:=ROUND((SUM([.$B40:.C40])/COUNT([.$B40:.C40]));0)" office:value-type="float" office:value="1" calcext:value-type="float">
            <text:p>1</text:p>
          </table:table-cell>
          <table:table-cell table:formula="of:=ROUND((SUM([.$B40:.D40])/COUNT([.$B40:.D40]));0)" office:value-type="float" office:value="0" calcext:value-type="float">
            <text:p>0</text:p>
          </table:table-cell>
          <table:table-cell table:formula="of:=ROUND((SUM([.$B40:.E40])/COUNT([.$B40:.E40]));0)" office:value-type="float" office:value="0" calcext:value-type="float">
            <text:p>0</text:p>
          </table:table-cell>
          <table:table-cell table:formula="of:=ROUND((SUM([.$B40:.F40])/COUNT([.$B40:.F40]));0)" office:value-type="float" office:value="0" calcext:value-type="float">
            <text:p>0</text:p>
          </table:table-cell>
          <table:table-cell table:formula="of:=ROUND((SUM([.$B40:.G40])/COUNT([.$B40:.G40]));0)" office:value-type="float" office:value="0" calcext:value-type="float">
            <text:p>0</text:p>
          </table:table-cell>
          <table:table-cell table:formula="of:=ROUND((SUM([.$B40:.H40])/COUNT([.$B40:.H40]));0)" office:value-type="float" office:value="0" calcext:value-type="float">
            <text:p>0</text:p>
          </table:table-cell>
          <table:table-cell table:formula="of:=ROUND((SUM([.$B40:.I40])/COUNT([.$B40:.I40]));0)" office:value-type="float" office:value="0" calcext:value-type="float">
            <text:p>0</text:p>
          </table:table-cell>
          <table:table-cell table:formula="of:=ROUND((SUM([.$B40:.J40])/COUNT([.$B40:.J40]));0)" office:value-type="float" office:value="0" calcext:value-type="float">
            <text:p>0</text:p>
          </table:table-cell>
          <table:table-cell table:formula="of:=ROUND((SUM([.$B40:.K40])/COUNT([.$B40:.K40]));0)" office:value-type="float" office:value="0" calcext:value-type="float">
            <text:p>0</text:p>
          </table:table-cell>
          <table:table-cell table:formula="of:=ROUND((SUM([.$B40:.L40])/COUNT([.$B40:.L40]));0)" office:value-type="float" office:value="0" calcext:value-type="float">
            <text:p>0</text:p>
          </table:table-cell>
          <table:table-cell table:formula="of:=ROUND((SUM([.$B40:.M40])/COUNT([.$B40:.M40]));0)" office:value-type="float" office:value="0" calcext:value-type="float">
            <text:p>0</text:p>
          </table:table-cell>
          <table:table-cell table:formula="of:=ROUND((SUM([.$B40:.N40])/COUNT([.$B40:.N4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41:.B41])/COUNT([.$B41:.B41]));0)" office:value-type="float" office:value="0" calcext:value-type="float">
            <text:p>0</text:p>
          </table:table-cell>
          <table:table-cell table:formula="of:=ROUND((SUM([.$B41:.C41])/COUNT([.$B41:.C41]));0)" office:value-type="float" office:value="0" calcext:value-type="float">
            <text:p>0</text:p>
          </table:table-cell>
          <table:table-cell table:formula="of:=ROUND((SUM([.$B41:.D41])/COUNT([.$B41:.D41]));0)" office:value-type="float" office:value="0" calcext:value-type="float">
            <text:p>0</text:p>
          </table:table-cell>
          <table:table-cell table:formula="of:=ROUND((SUM([.$B41:.E41])/COUNT([.$B41:.E41]));0)" office:value-type="float" office:value="0" calcext:value-type="float">
            <text:p>0</text:p>
          </table:table-cell>
          <table:table-cell table:formula="of:=ROUND((SUM([.$B41:.F41])/COUNT([.$B41:.F41]));0)" office:value-type="float" office:value="0" calcext:value-type="float">
            <text:p>0</text:p>
          </table:table-cell>
          <table:table-cell table:formula="of:=ROUND((SUM([.$B41:.G41])/COUNT([.$B41:.G41]));0)" office:value-type="float" office:value="0" calcext:value-type="float">
            <text:p>0</text:p>
          </table:table-cell>
          <table:table-cell table:formula="of:=ROUND((SUM([.$B41:.H41])/COUNT([.$B41:.H41]));0)" office:value-type="float" office:value="0" calcext:value-type="float">
            <text:p>0</text:p>
          </table:table-cell>
          <table:table-cell table:formula="of:=ROUND((SUM([.$B41:.I41])/COUNT([.$B41:.I41]));0)" office:value-type="float" office:value="0" calcext:value-type="float">
            <text:p>0</text:p>
          </table:table-cell>
          <table:table-cell table:formula="of:=ROUND((SUM([.$B41:.J41])/COUNT([.$B41:.J41]));0)" office:value-type="float" office:value="0" calcext:value-type="float">
            <text:p>0</text:p>
          </table:table-cell>
          <table:table-cell table:formula="of:=ROUND((SUM([.$B41:.K41])/COUNT([.$B41:.K41]));0)" office:value-type="float" office:value="0" calcext:value-type="float">
            <text:p>0</text:p>
          </table:table-cell>
          <table:table-cell table:formula="of:=ROUND((SUM([.$B41:.L41])/COUNT([.$B41:.L41]));0)" office:value-type="float" office:value="0" calcext:value-type="float">
            <text:p>0</text:p>
          </table:table-cell>
          <table:table-cell table:formula="of:=ROUND((SUM([.$B41:.M41])/COUNT([.$B41:.M41]));0)" office:value-type="float" office:value="0" calcext:value-type="float">
            <text:p>0</text:p>
          </table:table-cell>
          <table:table-cell table:formula="of:=ROUND((SUM([.$B41:.N41])/COUNT([.$B41:.N4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42:.B42])/COUNT([.$B42:.B42]));0)" office:value-type="float" office:value="0" calcext:value-type="float">
            <text:p>0</text:p>
          </table:table-cell>
          <table:table-cell table:formula="of:=ROUND((SUM([.$B42:.C42])/COUNT([.$B42:.C42]));0)" office:value-type="float" office:value="0" calcext:value-type="float">
            <text:p>0</text:p>
          </table:table-cell>
          <table:table-cell table:formula="of:=ROUND((SUM([.$B42:.D42])/COUNT([.$B42:.D42]));0)" office:value-type="float" office:value="0" calcext:value-type="float">
            <text:p>0</text:p>
          </table:table-cell>
          <table:table-cell table:formula="of:=ROUND((SUM([.$B42:.E42])/COUNT([.$B42:.E42]));0)" office:value-type="float" office:value="0" calcext:value-type="float">
            <text:p>0</text:p>
          </table:table-cell>
          <table:table-cell table:formula="of:=ROUND((SUM([.$B42:.F42])/COUNT([.$B42:.F42]));0)" office:value-type="float" office:value="0" calcext:value-type="float">
            <text:p>0</text:p>
          </table:table-cell>
          <table:table-cell table:formula="of:=ROUND((SUM([.$B42:.G42])/COUNT([.$B42:.G42]));0)" office:value-type="float" office:value="0" calcext:value-type="float">
            <text:p>0</text:p>
          </table:table-cell>
          <table:table-cell table:formula="of:=ROUND((SUM([.$B42:.H42])/COUNT([.$B42:.H42]));0)" office:value-type="float" office:value="0" calcext:value-type="float">
            <text:p>0</text:p>
          </table:table-cell>
          <table:table-cell table:formula="of:=ROUND((SUM([.$B42:.I42])/COUNT([.$B42:.I42]));0)" office:value-type="float" office:value="0" calcext:value-type="float">
            <text:p>0</text:p>
          </table:table-cell>
          <table:table-cell table:formula="of:=ROUND((SUM([.$B42:.J42])/COUNT([.$B42:.J42]));0)" office:value-type="float" office:value="0" calcext:value-type="float">
            <text:p>0</text:p>
          </table:table-cell>
          <table:table-cell table:formula="of:=ROUND((SUM([.$B42:.K42])/COUNT([.$B42:.K42]));0)" office:value-type="float" office:value="0" calcext:value-type="float">
            <text:p>0</text:p>
          </table:table-cell>
          <table:table-cell table:formula="of:=ROUND((SUM([.$B42:.L42])/COUNT([.$B42:.L42]));0)" office:value-type="float" office:value="0" calcext:value-type="float">
            <text:p>0</text:p>
          </table:table-cell>
          <table:table-cell table:formula="of:=ROUND((SUM([.$B42:.M42])/COUNT([.$B42:.M42]));0)" office:value-type="float" office:value="0" calcext:value-type="float">
            <text:p>0</text:p>
          </table:table-cell>
          <table:table-cell table:formula="of:=ROUND((SUM([.$B42:.N42])/COUNT([.$B42:.N4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3:.B43])/COUNT([.$B43:.B43]));0)" office:value-type="float" office:value="0" calcext:value-type="float">
            <text:p>0</text:p>
          </table:table-cell>
          <table:table-cell table:formula="of:=ROUND((SUM([.$B43:.C43])/COUNT([.$B43:.C43]));0)" office:value-type="float" office:value="0" calcext:value-type="float">
            <text:p>0</text:p>
          </table:table-cell>
          <table:table-cell table:formula="of:=ROUND((SUM([.$B43:.D43])/COUNT([.$B43:.D43]));0)" office:value-type="float" office:value="0" calcext:value-type="float">
            <text:p>0</text:p>
          </table:table-cell>
          <table:table-cell table:formula="of:=ROUND((SUM([.$B43:.E43])/COUNT([.$B43:.E43]));0)" office:value-type="float" office:value="0" calcext:value-type="float">
            <text:p>0</text:p>
          </table:table-cell>
          <table:table-cell table:formula="of:=ROUND((SUM([.$B43:.F43])/COUNT([.$B43:.F43]));0)" office:value-type="float" office:value="0" calcext:value-type="float">
            <text:p>0</text:p>
          </table:table-cell>
          <table:table-cell table:formula="of:=ROUND((SUM([.$B43:.G43])/COUNT([.$B43:.G43]));0)" office:value-type="float" office:value="0" calcext:value-type="float">
            <text:p>0</text:p>
          </table:table-cell>
          <table:table-cell table:formula="of:=ROUND((SUM([.$B43:.H43])/COUNT([.$B43:.H43]));0)" office:value-type="float" office:value="0" calcext:value-type="float">
            <text:p>0</text:p>
          </table:table-cell>
          <table:table-cell table:formula="of:=ROUND((SUM([.$B43:.I43])/COUNT([.$B43:.I43]));0)" office:value-type="float" office:value="0" calcext:value-type="float">
            <text:p>0</text:p>
          </table:table-cell>
          <table:table-cell table:formula="of:=ROUND((SUM([.$B43:.J43])/COUNT([.$B43:.J43]));0)" office:value-type="float" office:value="0" calcext:value-type="float">
            <text:p>0</text:p>
          </table:table-cell>
          <table:table-cell table:formula="of:=ROUND((SUM([.$B43:.K43])/COUNT([.$B43:.K43]));0)" office:value-type="float" office:value="0" calcext:value-type="float">
            <text:p>0</text:p>
          </table:table-cell>
          <table:table-cell table:formula="of:=ROUND((SUM([.$B43:.L43])/COUNT([.$B43:.L43]));0)" office:value-type="float" office:value="0" calcext:value-type="float">
            <text:p>0</text:p>
          </table:table-cell>
          <table:table-cell table:formula="of:=ROUND((SUM([.$B43:.M43])/COUNT([.$B43:.M43]));0)" office:value-type="float" office:value="0" calcext:value-type="float">
            <text:p>0</text:p>
          </table:table-cell>
          <table:table-cell table:formula="of:=ROUND((SUM([.$B43:.N43])/COUNT([.$B43:.N4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44:.B44])/COUNT([.$B44:.B44]));0)" office:value-type="float" office:value="0" calcext:value-type="float">
            <text:p>0</text:p>
          </table:table-cell>
          <table:table-cell table:formula="of:=ROUND((SUM([.$B44:.C44])/COUNT([.$B44:.C44]));0)" office:value-type="float" office:value="0" calcext:value-type="float">
            <text:p>0</text:p>
          </table:table-cell>
          <table:table-cell table:formula="of:=ROUND((SUM([.$B44:.D44])/COUNT([.$B44:.D44]));0)" office:value-type="float" office:value="0" calcext:value-type="float">
            <text:p>0</text:p>
          </table:table-cell>
          <table:table-cell table:formula="of:=ROUND((SUM([.$B44:.E44])/COUNT([.$B44:.E44]));0)" office:value-type="float" office:value="0" calcext:value-type="float">
            <text:p>0</text:p>
          </table:table-cell>
          <table:table-cell table:formula="of:=ROUND((SUM([.$B44:.F44])/COUNT([.$B44:.F44]));0)" office:value-type="float" office:value="0" calcext:value-type="float">
            <text:p>0</text:p>
          </table:table-cell>
          <table:table-cell table:formula="of:=ROUND((SUM([.$B44:.G44])/COUNT([.$B44:.G44]));0)" office:value-type="float" office:value="0" calcext:value-type="float">
            <text:p>0</text:p>
          </table:table-cell>
          <table:table-cell table:formula="of:=ROUND((SUM([.$B44:.H44])/COUNT([.$B44:.H44]));0)" office:value-type="float" office:value="0" calcext:value-type="float">
            <text:p>0</text:p>
          </table:table-cell>
          <table:table-cell table:formula="of:=ROUND((SUM([.$B44:.I44])/COUNT([.$B44:.I44]));0)" office:value-type="float" office:value="0" calcext:value-type="float">
            <text:p>0</text:p>
          </table:table-cell>
          <table:table-cell table:formula="of:=ROUND((SUM([.$B44:.J44])/COUNT([.$B44:.J44]));0)" office:value-type="float" office:value="0" calcext:value-type="float">
            <text:p>0</text:p>
          </table:table-cell>
          <table:table-cell table:formula="of:=ROUND((SUM([.$B44:.K44])/COUNT([.$B44:.K44]));0)" office:value-type="float" office:value="0" calcext:value-type="float">
            <text:p>0</text:p>
          </table:table-cell>
          <table:table-cell table:formula="of:=ROUND((SUM([.$B44:.L44])/COUNT([.$B44:.L44]));0)" office:value-type="float" office:value="0" calcext:value-type="float">
            <text:p>0</text:p>
          </table:table-cell>
          <table:table-cell table:formula="of:=ROUND((SUM([.$B44:.M44])/COUNT([.$B44:.M44]));0)" office:value-type="float" office:value="0" calcext:value-type="float">
            <text:p>0</text:p>
          </table:table-cell>
          <table:table-cell table:formula="of:=ROUND((SUM([.$B44:.N44])/COUNT([.$B44:.N4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45:.B45])/COUNT([.$B45:.B45]));0)" office:value-type="float" office:value="0" calcext:value-type="float">
            <text:p>0</text:p>
          </table:table-cell>
          <table:table-cell table:formula="of:=ROUND((SUM([.$B45:.C45])/COUNT([.$B45:.C45]));0)" office:value-type="float" office:value="0" calcext:value-type="float">
            <text:p>0</text:p>
          </table:table-cell>
          <table:table-cell table:formula="of:=ROUND((SUM([.$B45:.D45])/COUNT([.$B45:.D45]));0)" office:value-type="float" office:value="0" calcext:value-type="float">
            <text:p>0</text:p>
          </table:table-cell>
          <table:table-cell table:formula="of:=ROUND((SUM([.$B45:.E45])/COUNT([.$B45:.E45]));0)" office:value-type="float" office:value="0" calcext:value-type="float">
            <text:p>0</text:p>
          </table:table-cell>
          <table:table-cell table:formula="of:=ROUND((SUM([.$B45:.F45])/COUNT([.$B45:.F45]));0)" office:value-type="float" office:value="0" calcext:value-type="float">
            <text:p>0</text:p>
          </table:table-cell>
          <table:table-cell table:formula="of:=ROUND((SUM([.$B45:.G45])/COUNT([.$B45:.G45]));0)" office:value-type="float" office:value="0" calcext:value-type="float">
            <text:p>0</text:p>
          </table:table-cell>
          <table:table-cell table:formula="of:=ROUND((SUM([.$B45:.H45])/COUNT([.$B45:.H45]));0)" office:value-type="float" office:value="0" calcext:value-type="float">
            <text:p>0</text:p>
          </table:table-cell>
          <table:table-cell table:formula="of:=ROUND((SUM([.$B45:.I45])/COUNT([.$B45:.I45]));0)" office:value-type="float" office:value="0" calcext:value-type="float">
            <text:p>0</text:p>
          </table:table-cell>
          <table:table-cell table:formula="of:=ROUND((SUM([.$B45:.J45])/COUNT([.$B45:.J45]));0)" office:value-type="float" office:value="0" calcext:value-type="float">
            <text:p>0</text:p>
          </table:table-cell>
          <table:table-cell table:formula="of:=ROUND((SUM([.$B45:.K45])/COUNT([.$B45:.K45]));0)" office:value-type="float" office:value="0" calcext:value-type="float">
            <text:p>0</text:p>
          </table:table-cell>
          <table:table-cell table:formula="of:=ROUND((SUM([.$B45:.L45])/COUNT([.$B45:.L45]));0)" office:value-type="float" office:value="0" calcext:value-type="float">
            <text:p>0</text:p>
          </table:table-cell>
          <table:table-cell table:formula="of:=ROUND((SUM([.$B45:.M45])/COUNT([.$B45:.M45]));0)" office:value-type="float" office:value="0" calcext:value-type="float">
            <text:p>0</text:p>
          </table:table-cell>
          <table:table-cell table:formula="of:=ROUND((SUM([.$B45:.N45])/COUNT([.$B45:.N4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46:.B46])/COUNT([.$B46:.B46]));0)" office:value-type="float" office:value="0" calcext:value-type="float">
            <text:p>0</text:p>
          </table:table-cell>
          <table:table-cell table:formula="of:=ROUND((SUM([.$B46:.C46])/COUNT([.$B46:.C46]));0)" office:value-type="float" office:value="0" calcext:value-type="float">
            <text:p>0</text:p>
          </table:table-cell>
          <table:table-cell table:formula="of:=ROUND((SUM([.$B46:.D46])/COUNT([.$B46:.D46]));0)" office:value-type="float" office:value="0" calcext:value-type="float">
            <text:p>0</text:p>
          </table:table-cell>
          <table:table-cell table:formula="of:=ROUND((SUM([.$B46:.E46])/COUNT([.$B46:.E46]));0)" office:value-type="float" office:value="0" calcext:value-type="float">
            <text:p>0</text:p>
          </table:table-cell>
          <table:table-cell table:formula="of:=ROUND((SUM([.$B46:.F46])/COUNT([.$B46:.F46]));0)" office:value-type="float" office:value="0" calcext:value-type="float">
            <text:p>0</text:p>
          </table:table-cell>
          <table:table-cell table:formula="of:=ROUND((SUM([.$B46:.G46])/COUNT([.$B46:.G46]));0)" office:value-type="float" office:value="0" calcext:value-type="float">
            <text:p>0</text:p>
          </table:table-cell>
          <table:table-cell table:formula="of:=ROUND((SUM([.$B46:.H46])/COUNT([.$B46:.H46]));0)" office:value-type="float" office:value="0" calcext:value-type="float">
            <text:p>0</text:p>
          </table:table-cell>
          <table:table-cell table:formula="of:=ROUND((SUM([.$B46:.I46])/COUNT([.$B46:.I46]));0)" office:value-type="float" office:value="0" calcext:value-type="float">
            <text:p>0</text:p>
          </table:table-cell>
          <table:table-cell table:formula="of:=ROUND((SUM([.$B46:.J46])/COUNT([.$B46:.J46]));0)" office:value-type="float" office:value="0" calcext:value-type="float">
            <text:p>0</text:p>
          </table:table-cell>
          <table:table-cell table:formula="of:=ROUND((SUM([.$B46:.K46])/COUNT([.$B46:.K46]));0)" office:value-type="float" office:value="0" calcext:value-type="float">
            <text:p>0</text:p>
          </table:table-cell>
          <table:table-cell table:formula="of:=ROUND((SUM([.$B46:.L46])/COUNT([.$B46:.L46]));0)" office:value-type="float" office:value="0" calcext:value-type="float">
            <text:p>0</text:p>
          </table:table-cell>
          <table:table-cell table:formula="of:=ROUND((SUM([.$B46:.M46])/COUNT([.$B46:.M46]));0)" office:value-type="float" office:value="0" calcext:value-type="float">
            <text:p>0</text:p>
          </table:table-cell>
          <table:table-cell table:formula="of:=ROUND((SUM([.$B46:.N46])/COUNT([.$B46:.N4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7:.B47])/COUNT([.$B47:.B47]));0)" office:value-type="float" office:value="0" calcext:value-type="float">
            <text:p>0</text:p>
          </table:table-cell>
          <table:table-cell table:formula="of:=ROUND((SUM([.$B47:.C47])/COUNT([.$B47:.C47]));0)" office:value-type="float" office:value="0" calcext:value-type="float">
            <text:p>0</text:p>
          </table:table-cell>
          <table:table-cell table:formula="of:=ROUND((SUM([.$B47:.D47])/COUNT([.$B47:.D47]));0)" office:value-type="float" office:value="0" calcext:value-type="float">
            <text:p>0</text:p>
          </table:table-cell>
          <table:table-cell table:formula="of:=ROUND((SUM([.$B47:.E47])/COUNT([.$B47:.E47]));0)" office:value-type="float" office:value="0" calcext:value-type="float">
            <text:p>0</text:p>
          </table:table-cell>
          <table:table-cell table:formula="of:=ROUND((SUM([.$B47:.F47])/COUNT([.$B47:.F47]));0)" office:value-type="float" office:value="0" calcext:value-type="float">
            <text:p>0</text:p>
          </table:table-cell>
          <table:table-cell table:formula="of:=ROUND((SUM([.$B47:.G47])/COUNT([.$B47:.G47]));0)" office:value-type="float" office:value="0" calcext:value-type="float">
            <text:p>0</text:p>
          </table:table-cell>
          <table:table-cell table:formula="of:=ROUND((SUM([.$B47:.H47])/COUNT([.$B47:.H47]));0)" office:value-type="float" office:value="0" calcext:value-type="float">
            <text:p>0</text:p>
          </table:table-cell>
          <table:table-cell table:formula="of:=ROUND((SUM([.$B47:.I47])/COUNT([.$B47:.I47]));0)" office:value-type="float" office:value="0" calcext:value-type="float">
            <text:p>0</text:p>
          </table:table-cell>
          <table:table-cell table:formula="of:=ROUND((SUM([.$B47:.J47])/COUNT([.$B47:.J47]));0)" office:value-type="float" office:value="0" calcext:value-type="float">
            <text:p>0</text:p>
          </table:table-cell>
          <table:table-cell table:formula="of:=ROUND((SUM([.$B47:.K47])/COUNT([.$B47:.K47]));0)" office:value-type="float" office:value="0" calcext:value-type="float">
            <text:p>0</text:p>
          </table:table-cell>
          <table:table-cell table:formula="of:=ROUND((SUM([.$B47:.L47])/COUNT([.$B47:.L47]));0)" office:value-type="float" office:value="0" calcext:value-type="float">
            <text:p>0</text:p>
          </table:table-cell>
          <table:table-cell table:formula="of:=ROUND((SUM([.$B47:.M47])/COUNT([.$B47:.M47]));0)" office:value-type="float" office:value="0" calcext:value-type="float">
            <text:p>0</text:p>
          </table:table-cell>
          <table:table-cell table:formula="of:=ROUND((SUM([.$B47:.N47])/COUNT([.$B47:.N4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48:.B48])/COUNT([.$B48:.B48]));0)" office:value-type="float" office:value="0" calcext:value-type="float">
            <text:p>0</text:p>
          </table:table-cell>
          <table:table-cell table:formula="of:=ROUND((SUM([.$B48:.C48])/COUNT([.$B48:.C48]));0)" office:value-type="float" office:value="0" calcext:value-type="float">
            <text:p>0</text:p>
          </table:table-cell>
          <table:table-cell table:formula="of:=ROUND((SUM([.$B48:.D48])/COUNT([.$B48:.D48]));0)" office:value-type="float" office:value="0" calcext:value-type="float">
            <text:p>0</text:p>
          </table:table-cell>
          <table:table-cell table:formula="of:=ROUND((SUM([.$B48:.E48])/COUNT([.$B48:.E48]));0)" office:value-type="float" office:value="0" calcext:value-type="float">
            <text:p>0</text:p>
          </table:table-cell>
          <table:table-cell table:formula="of:=ROUND((SUM([.$B48:.F48])/COUNT([.$B48:.F48]));0)" office:value-type="float" office:value="0" calcext:value-type="float">
            <text:p>0</text:p>
          </table:table-cell>
          <table:table-cell table:formula="of:=ROUND((SUM([.$B48:.G48])/COUNT([.$B48:.G48]));0)" office:value-type="float" office:value="0" calcext:value-type="float">
            <text:p>0</text:p>
          </table:table-cell>
          <table:table-cell table:formula="of:=ROUND((SUM([.$B48:.H48])/COUNT([.$B48:.H48]));0)" office:value-type="float" office:value="0" calcext:value-type="float">
            <text:p>0</text:p>
          </table:table-cell>
          <table:table-cell table:formula="of:=ROUND((SUM([.$B48:.I48])/COUNT([.$B48:.I48]));0)" office:value-type="float" office:value="0" calcext:value-type="float">
            <text:p>0</text:p>
          </table:table-cell>
          <table:table-cell table:formula="of:=ROUND((SUM([.$B48:.J48])/COUNT([.$B48:.J48]));0)" office:value-type="float" office:value="0" calcext:value-type="float">
            <text:p>0</text:p>
          </table:table-cell>
          <table:table-cell table:formula="of:=ROUND((SUM([.$B48:.K48])/COUNT([.$B48:.K48]));0)" office:value-type="float" office:value="0" calcext:value-type="float">
            <text:p>0</text:p>
          </table:table-cell>
          <table:table-cell table:formula="of:=ROUND((SUM([.$B48:.L48])/COUNT([.$B48:.L48]));0)" office:value-type="float" office:value="0" calcext:value-type="float">
            <text:p>0</text:p>
          </table:table-cell>
          <table:table-cell table:formula="of:=ROUND((SUM([.$B48:.M48])/COUNT([.$B48:.M48]));0)" office:value-type="float" office:value="0" calcext:value-type="float">
            <text:p>0</text:p>
          </table:table-cell>
          <table:table-cell table:formula="of:=ROUND((SUM([.$B48:.N48])/COUNT([.$B48:.N4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49:.B49])/COUNT([.$B49:.B49]));0)" office:value-type="float" office:value="0" calcext:value-type="float">
            <text:p>0</text:p>
          </table:table-cell>
          <table:table-cell table:formula="of:=ROUND((SUM([.$B49:.C49])/COUNT([.$B49:.C49]));0)" office:value-type="float" office:value="0" calcext:value-type="float">
            <text:p>0</text:p>
          </table:table-cell>
          <table:table-cell table:formula="of:=ROUND((SUM([.$B49:.D49])/COUNT([.$B49:.D49]));0)" office:value-type="float" office:value="0" calcext:value-type="float">
            <text:p>0</text:p>
          </table:table-cell>
          <table:table-cell table:formula="of:=ROUND((SUM([.$B49:.E49])/COUNT([.$B49:.E49]));0)" office:value-type="float" office:value="0" calcext:value-type="float">
            <text:p>0</text:p>
          </table:table-cell>
          <table:table-cell table:formula="of:=ROUND((SUM([.$B49:.F49])/COUNT([.$B49:.F49]));0)" office:value-type="float" office:value="0" calcext:value-type="float">
            <text:p>0</text:p>
          </table:table-cell>
          <table:table-cell table:formula="of:=ROUND((SUM([.$B49:.G49])/COUNT([.$B49:.G49]));0)" office:value-type="float" office:value="0" calcext:value-type="float">
            <text:p>0</text:p>
          </table:table-cell>
          <table:table-cell table:formula="of:=ROUND((SUM([.$B49:.H49])/COUNT([.$B49:.H49]));0)" office:value-type="float" office:value="0" calcext:value-type="float">
            <text:p>0</text:p>
          </table:table-cell>
          <table:table-cell table:formula="of:=ROUND((SUM([.$B49:.I49])/COUNT([.$B49:.I49]));0)" office:value-type="float" office:value="0" calcext:value-type="float">
            <text:p>0</text:p>
          </table:table-cell>
          <table:table-cell table:formula="of:=ROUND((SUM([.$B49:.J49])/COUNT([.$B49:.J49]));0)" office:value-type="float" office:value="0" calcext:value-type="float">
            <text:p>0</text:p>
          </table:table-cell>
          <table:table-cell table:formula="of:=ROUND((SUM([.$B49:.K49])/COUNT([.$B49:.K49]));0)" office:value-type="float" office:value="0" calcext:value-type="float">
            <text:p>0</text:p>
          </table:table-cell>
          <table:table-cell table:formula="of:=ROUND((SUM([.$B49:.L49])/COUNT([.$B49:.L49]));0)" office:value-type="float" office:value="0" calcext:value-type="float">
            <text:p>0</text:p>
          </table:table-cell>
          <table:table-cell table:formula="of:=ROUND((SUM([.$B49:.M49])/COUNT([.$B49:.M49]));0)" office:value-type="float" office:value="0" calcext:value-type="float">
            <text:p>0</text:p>
          </table:table-cell>
          <table:table-cell table:formula="of:=ROUND((SUM([.$B49:.N49])/COUNT([.$B49:.N4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50:.B50])/COUNT([.$B50:.B50]));0)" office:value-type="float" office:value="0" calcext:value-type="float">
            <text:p>0</text:p>
          </table:table-cell>
          <table:table-cell table:formula="of:=ROUND((SUM([.$B50:.C50])/COUNT([.$B50:.C50]));0)" office:value-type="float" office:value="0" calcext:value-type="float">
            <text:p>0</text:p>
          </table:table-cell>
          <table:table-cell table:formula="of:=ROUND((SUM([.$B50:.D50])/COUNT([.$B50:.D50]));0)" office:value-type="float" office:value="0" calcext:value-type="float">
            <text:p>0</text:p>
          </table:table-cell>
          <table:table-cell table:formula="of:=ROUND((SUM([.$B50:.E50])/COUNT([.$B50:.E50]));0)" office:value-type="float" office:value="0" calcext:value-type="float">
            <text:p>0</text:p>
          </table:table-cell>
          <table:table-cell table:formula="of:=ROUND((SUM([.$B50:.F50])/COUNT([.$B50:.F50]));0)" office:value-type="float" office:value="0" calcext:value-type="float">
            <text:p>0</text:p>
          </table:table-cell>
          <table:table-cell table:formula="of:=ROUND((SUM([.$B50:.G50])/COUNT([.$B50:.G50]));0)" office:value-type="float" office:value="0" calcext:value-type="float">
            <text:p>0</text:p>
          </table:table-cell>
          <table:table-cell table:formula="of:=ROUND((SUM([.$B50:.H50])/COUNT([.$B50:.H50]));0)" office:value-type="float" office:value="0" calcext:value-type="float">
            <text:p>0</text:p>
          </table:table-cell>
          <table:table-cell table:formula="of:=ROUND((SUM([.$B50:.I50])/COUNT([.$B50:.I50]));0)" office:value-type="float" office:value="0" calcext:value-type="float">
            <text:p>0</text:p>
          </table:table-cell>
          <table:table-cell table:formula="of:=ROUND((SUM([.$B50:.J50])/COUNT([.$B50:.J50]));0)" office:value-type="float" office:value="0" calcext:value-type="float">
            <text:p>0</text:p>
          </table:table-cell>
          <table:table-cell table:formula="of:=ROUND((SUM([.$B50:.K50])/COUNT([.$B50:.K50]));0)" office:value-type="float" office:value="0" calcext:value-type="float">
            <text:p>0</text:p>
          </table:table-cell>
          <table:table-cell table:formula="of:=ROUND((SUM([.$B50:.L50])/COUNT([.$B50:.L50]));0)" office:value-type="float" office:value="0" calcext:value-type="float">
            <text:p>0</text:p>
          </table:table-cell>
          <table:table-cell table:formula="of:=ROUND((SUM([.$B50:.M50])/COUNT([.$B50:.M50]));0)" office:value-type="float" office:value="0" calcext:value-type="float">
            <text:p>0</text:p>
          </table:table-cell>
          <table:table-cell table:formula="of:=ROUND((SUM([.$B50:.N50])/COUNT([.$B50:.N5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51:.B51])/COUNT([.$B51:.B51]));0)" office:value-type="float" office:value="0" calcext:value-type="float">
            <text:p>0</text:p>
          </table:table-cell>
          <table:table-cell table:formula="of:=ROUND((SUM([.$B51:.C51])/COUNT([.$B51:.C51]));0)" office:value-type="float" office:value="0" calcext:value-type="float">
            <text:p>0</text:p>
          </table:table-cell>
          <table:table-cell table:formula="of:=ROUND((SUM([.$B51:.D51])/COUNT([.$B51:.D51]));0)" office:value-type="float" office:value="0" calcext:value-type="float">
            <text:p>0</text:p>
          </table:table-cell>
          <table:table-cell table:formula="of:=ROUND((SUM([.$B51:.E51])/COUNT([.$B51:.E51]));0)" office:value-type="float" office:value="0" calcext:value-type="float">
            <text:p>0</text:p>
          </table:table-cell>
          <table:table-cell table:formula="of:=ROUND((SUM([.$B51:.F51])/COUNT([.$B51:.F51]));0)" office:value-type="float" office:value="0" calcext:value-type="float">
            <text:p>0</text:p>
          </table:table-cell>
          <table:table-cell table:formula="of:=ROUND((SUM([.$B51:.G51])/COUNT([.$B51:.G51]));0)" office:value-type="float" office:value="0" calcext:value-type="float">
            <text:p>0</text:p>
          </table:table-cell>
          <table:table-cell table:formula="of:=ROUND((SUM([.$B51:.H51])/COUNT([.$B51:.H51]));0)" office:value-type="float" office:value="0" calcext:value-type="float">
            <text:p>0</text:p>
          </table:table-cell>
          <table:table-cell table:formula="of:=ROUND((SUM([.$B51:.I51])/COUNT([.$B51:.I51]));0)" office:value-type="float" office:value="0" calcext:value-type="float">
            <text:p>0</text:p>
          </table:table-cell>
          <table:table-cell table:formula="of:=ROUND((SUM([.$B51:.J51])/COUNT([.$B51:.J51]));0)" office:value-type="float" office:value="0" calcext:value-type="float">
            <text:p>0</text:p>
          </table:table-cell>
          <table:table-cell table:formula="of:=ROUND((SUM([.$B51:.K51])/COUNT([.$B51:.K51]));0)" office:value-type="float" office:value="0" calcext:value-type="float">
            <text:p>0</text:p>
          </table:table-cell>
          <table:table-cell table:formula="of:=ROUND((SUM([.$B51:.L51])/COUNT([.$B51:.L51]));0)" office:value-type="float" office:value="0" calcext:value-type="float">
            <text:p>0</text:p>
          </table:table-cell>
          <table:table-cell table:formula="of:=ROUND((SUM([.$B51:.M51])/COUNT([.$B51:.M51]));0)" office:value-type="float" office:value="0" calcext:value-type="float">
            <text:p>0</text:p>
          </table:table-cell>
          <table:table-cell table:formula="of:=ROUND((SUM([.$B51:.N51])/COUNT([.$B51:.N5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52:.B52])/COUNT([.$B52:.B52]));0)" office:value-type="float" office:value="0" calcext:value-type="float">
            <text:p>0</text:p>
          </table:table-cell>
          <table:table-cell table:formula="of:=ROUND((SUM([.$B52:.C52])/COUNT([.$B52:.C52]));0)" office:value-type="float" office:value="0" calcext:value-type="float">
            <text:p>0</text:p>
          </table:table-cell>
          <table:table-cell table:formula="of:=ROUND((SUM([.$B52:.D52])/COUNT([.$B52:.D52]));0)" office:value-type="float" office:value="0" calcext:value-type="float">
            <text:p>0</text:p>
          </table:table-cell>
          <table:table-cell table:formula="of:=ROUND((SUM([.$B52:.E52])/COUNT([.$B52:.E52]));0)" office:value-type="float" office:value="0" calcext:value-type="float">
            <text:p>0</text:p>
          </table:table-cell>
          <table:table-cell table:formula="of:=ROUND((SUM([.$B52:.F52])/COUNT([.$B52:.F52]));0)" office:value-type="float" office:value="0" calcext:value-type="float">
            <text:p>0</text:p>
          </table:table-cell>
          <table:table-cell table:formula="of:=ROUND((SUM([.$B52:.G52])/COUNT([.$B52:.G52]));0)" office:value-type="float" office:value="0" calcext:value-type="float">
            <text:p>0</text:p>
          </table:table-cell>
          <table:table-cell table:formula="of:=ROUND((SUM([.$B52:.H52])/COUNT([.$B52:.H52]));0)" office:value-type="float" office:value="0" calcext:value-type="float">
            <text:p>0</text:p>
          </table:table-cell>
          <table:table-cell table:formula="of:=ROUND((SUM([.$B52:.I52])/COUNT([.$B52:.I52]));0)" office:value-type="float" office:value="0" calcext:value-type="float">
            <text:p>0</text:p>
          </table:table-cell>
          <table:table-cell table:formula="of:=ROUND((SUM([.$B52:.J52])/COUNT([.$B52:.J52]));0)" office:value-type="float" office:value="0" calcext:value-type="float">
            <text:p>0</text:p>
          </table:table-cell>
          <table:table-cell table:formula="of:=ROUND((SUM([.$B52:.K52])/COUNT([.$B52:.K52]));0)" office:value-type="float" office:value="0" calcext:value-type="float">
            <text:p>0</text:p>
          </table:table-cell>
          <table:table-cell table:formula="of:=ROUND((SUM([.$B52:.L52])/COUNT([.$B52:.L52]));0)" office:value-type="float" office:value="0" calcext:value-type="float">
            <text:p>0</text:p>
          </table:table-cell>
          <table:table-cell table:formula="of:=ROUND((SUM([.$B52:.M52])/COUNT([.$B52:.M52]));0)" office:value-type="float" office:value="0" calcext:value-type="float">
            <text:p>0</text:p>
          </table:table-cell>
          <table:table-cell table:formula="of:=ROUND((SUM([.$B52:.N52])/COUNT([.$B52:.N5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53:.B53])/COUNT([.$B53:.B53]));0)" office:value-type="float" office:value="0" calcext:value-type="float">
            <text:p>0</text:p>
          </table:table-cell>
          <table:table-cell table:formula="of:=ROUND((SUM([.$B53:.C53])/COUNT([.$B53:.C53]));0)" office:value-type="float" office:value="0" calcext:value-type="float">
            <text:p>0</text:p>
          </table:table-cell>
          <table:table-cell table:formula="of:=ROUND((SUM([.$B53:.D53])/COUNT([.$B53:.D53]));0)" office:value-type="float" office:value="0" calcext:value-type="float">
            <text:p>0</text:p>
          </table:table-cell>
          <table:table-cell table:formula="of:=ROUND((SUM([.$B53:.E53])/COUNT([.$B53:.E53]));0)" office:value-type="float" office:value="0" calcext:value-type="float">
            <text:p>0</text:p>
          </table:table-cell>
          <table:table-cell table:formula="of:=ROUND((SUM([.$B53:.F53])/COUNT([.$B53:.F53]));0)" office:value-type="float" office:value="0" calcext:value-type="float">
            <text:p>0</text:p>
          </table:table-cell>
          <table:table-cell table:formula="of:=ROUND((SUM([.$B53:.G53])/COUNT([.$B53:.G53]));0)" office:value-type="float" office:value="0" calcext:value-type="float">
            <text:p>0</text:p>
          </table:table-cell>
          <table:table-cell table:formula="of:=ROUND((SUM([.$B53:.H53])/COUNT([.$B53:.H53]));0)" office:value-type="float" office:value="0" calcext:value-type="float">
            <text:p>0</text:p>
          </table:table-cell>
          <table:table-cell table:formula="of:=ROUND((SUM([.$B53:.I53])/COUNT([.$B53:.I53]));0)" office:value-type="float" office:value="0" calcext:value-type="float">
            <text:p>0</text:p>
          </table:table-cell>
          <table:table-cell table:formula="of:=ROUND((SUM([.$B53:.J53])/COUNT([.$B53:.J53]));0)" office:value-type="float" office:value="0" calcext:value-type="float">
            <text:p>0</text:p>
          </table:table-cell>
          <table:table-cell table:formula="of:=ROUND((SUM([.$B53:.K53])/COUNT([.$B53:.K53]));0)" office:value-type="float" office:value="0" calcext:value-type="float">
            <text:p>0</text:p>
          </table:table-cell>
          <table:table-cell table:formula="of:=ROUND((SUM([.$B53:.L53])/COUNT([.$B53:.L53]));0)" office:value-type="float" office:value="0" calcext:value-type="float">
            <text:p>0</text:p>
          </table:table-cell>
          <table:table-cell table:formula="of:=ROUND((SUM([.$B53:.M53])/COUNT([.$B53:.M53]));0)" office:value-type="float" office:value="0" calcext:value-type="float">
            <text:p>0</text:p>
          </table:table-cell>
          <table:table-cell table:formula="of:=ROUND((SUM([.$B53:.N53])/COUNT([.$B53:.N5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54:.B54])/COUNT([.$B54:.B54]));0)" office:value-type="float" office:value="0" calcext:value-type="float">
            <text:p>0</text:p>
          </table:table-cell>
          <table:table-cell table:formula="of:=ROUND((SUM([.$B54:.C54])/COUNT([.$B54:.C54]));0)" office:value-type="float" office:value="0" calcext:value-type="float">
            <text:p>0</text:p>
          </table:table-cell>
          <table:table-cell table:formula="of:=ROUND((SUM([.$B54:.D54])/COUNT([.$B54:.D54]));0)" office:value-type="float" office:value="0" calcext:value-type="float">
            <text:p>0</text:p>
          </table:table-cell>
          <table:table-cell table:formula="of:=ROUND((SUM([.$B54:.E54])/COUNT([.$B54:.E54]));0)" office:value-type="float" office:value="0" calcext:value-type="float">
            <text:p>0</text:p>
          </table:table-cell>
          <table:table-cell table:formula="of:=ROUND((SUM([.$B54:.F54])/COUNT([.$B54:.F54]));0)" office:value-type="float" office:value="0" calcext:value-type="float">
            <text:p>0</text:p>
          </table:table-cell>
          <table:table-cell table:formula="of:=ROUND((SUM([.$B54:.G54])/COUNT([.$B54:.G54]));0)" office:value-type="float" office:value="0" calcext:value-type="float">
            <text:p>0</text:p>
          </table:table-cell>
          <table:table-cell table:formula="of:=ROUND((SUM([.$B54:.H54])/COUNT([.$B54:.H54]));0)" office:value-type="float" office:value="0" calcext:value-type="float">
            <text:p>0</text:p>
          </table:table-cell>
          <table:table-cell table:formula="of:=ROUND((SUM([.$B54:.I54])/COUNT([.$B54:.I54]));0)" office:value-type="float" office:value="0" calcext:value-type="float">
            <text:p>0</text:p>
          </table:table-cell>
          <table:table-cell table:formula="of:=ROUND((SUM([.$B54:.J54])/COUNT([.$B54:.J54]));0)" office:value-type="float" office:value="0" calcext:value-type="float">
            <text:p>0</text:p>
          </table:table-cell>
          <table:table-cell table:formula="of:=ROUND((SUM([.$B54:.K54])/COUNT([.$B54:.K54]));0)" office:value-type="float" office:value="0" calcext:value-type="float">
            <text:p>0</text:p>
          </table:table-cell>
          <table:table-cell table:formula="of:=ROUND((SUM([.$B54:.L54])/COUNT([.$B54:.L54]));0)" office:value-type="float" office:value="0" calcext:value-type="float">
            <text:p>0</text:p>
          </table:table-cell>
          <table:table-cell table:formula="of:=ROUND((SUM([.$B54:.M54])/COUNT([.$B54:.M54]));0)" office:value-type="float" office:value="0" calcext:value-type="float">
            <text:p>0</text:p>
          </table:table-cell>
          <table:table-cell table:formula="of:=ROUND((SUM([.$B54:.N54])/COUNT([.$B54:.N5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55:.B55])/COUNT([.$B55:.B55]));0)" office:value-type="float" office:value="0" calcext:value-type="float">
            <text:p>0</text:p>
          </table:table-cell>
          <table:table-cell table:formula="of:=ROUND((SUM([.$B55:.C55])/COUNT([.$B55:.C55]));0)" office:value-type="float" office:value="0" calcext:value-type="float">
            <text:p>0</text:p>
          </table:table-cell>
          <table:table-cell table:formula="of:=ROUND((SUM([.$B55:.D55])/COUNT([.$B55:.D55]));0)" office:value-type="float" office:value="0" calcext:value-type="float">
            <text:p>0</text:p>
          </table:table-cell>
          <table:table-cell table:formula="of:=ROUND((SUM([.$B55:.E55])/COUNT([.$B55:.E55]));0)" office:value-type="float" office:value="0" calcext:value-type="float">
            <text:p>0</text:p>
          </table:table-cell>
          <table:table-cell table:formula="of:=ROUND((SUM([.$B55:.F55])/COUNT([.$B55:.F55]));0)" office:value-type="float" office:value="0" calcext:value-type="float">
            <text:p>0</text:p>
          </table:table-cell>
          <table:table-cell table:formula="of:=ROUND((SUM([.$B55:.G55])/COUNT([.$B55:.G55]));0)" office:value-type="float" office:value="0" calcext:value-type="float">
            <text:p>0</text:p>
          </table:table-cell>
          <table:table-cell table:formula="of:=ROUND((SUM([.$B55:.H55])/COUNT([.$B55:.H55]));0)" office:value-type="float" office:value="0" calcext:value-type="float">
            <text:p>0</text:p>
          </table:table-cell>
          <table:table-cell table:formula="of:=ROUND((SUM([.$B55:.I55])/COUNT([.$B55:.I55]));0)" office:value-type="float" office:value="0" calcext:value-type="float">
            <text:p>0</text:p>
          </table:table-cell>
          <table:table-cell table:formula="of:=ROUND((SUM([.$B55:.J55])/COUNT([.$B55:.J55]));0)" office:value-type="float" office:value="0" calcext:value-type="float">
            <text:p>0</text:p>
          </table:table-cell>
          <table:table-cell table:formula="of:=ROUND((SUM([.$B55:.K55])/COUNT([.$B55:.K55]));0)" office:value-type="float" office:value="0" calcext:value-type="float">
            <text:p>0</text:p>
          </table:table-cell>
          <table:table-cell table:formula="of:=ROUND((SUM([.$B55:.L55])/COUNT([.$B55:.L55]));0)" office:value-type="float" office:value="0" calcext:value-type="float">
            <text:p>0</text:p>
          </table:table-cell>
          <table:table-cell table:formula="of:=ROUND((SUM([.$B55:.M55])/COUNT([.$B55:.M55]));0)" office:value-type="float" office:value="0" calcext:value-type="float">
            <text:p>0</text:p>
          </table:table-cell>
          <table:table-cell table:formula="of:=ROUND((SUM([.$B55:.N55])/COUNT([.$B55:.N5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56:.B56])/COUNT([.$B56:.B56]));0)" office:value-type="float" office:value="0" calcext:value-type="float">
            <text:p>0</text:p>
          </table:table-cell>
          <table:table-cell table:formula="of:=ROUND((SUM([.$B56:.C56])/COUNT([.$B56:.C56]));0)" office:value-type="float" office:value="0" calcext:value-type="float">
            <text:p>0</text:p>
          </table:table-cell>
          <table:table-cell table:formula="of:=ROUND((SUM([.$B56:.D56])/COUNT([.$B56:.D56]));0)" office:value-type="float" office:value="0" calcext:value-type="float">
            <text:p>0</text:p>
          </table:table-cell>
          <table:table-cell table:formula="of:=ROUND((SUM([.$B56:.E56])/COUNT([.$B56:.E56]));0)" office:value-type="float" office:value="0" calcext:value-type="float">
            <text:p>0</text:p>
          </table:table-cell>
          <table:table-cell table:formula="of:=ROUND((SUM([.$B56:.F56])/COUNT([.$B56:.F56]));0)" office:value-type="float" office:value="0" calcext:value-type="float">
            <text:p>0</text:p>
          </table:table-cell>
          <table:table-cell table:formula="of:=ROUND((SUM([.$B56:.G56])/COUNT([.$B56:.G56]));0)" office:value-type="float" office:value="0" calcext:value-type="float">
            <text:p>0</text:p>
          </table:table-cell>
          <table:table-cell table:formula="of:=ROUND((SUM([.$B56:.H56])/COUNT([.$B56:.H56]));0)" office:value-type="float" office:value="0" calcext:value-type="float">
            <text:p>0</text:p>
          </table:table-cell>
          <table:table-cell table:formula="of:=ROUND((SUM([.$B56:.I56])/COUNT([.$B56:.I56]));0)" office:value-type="float" office:value="0" calcext:value-type="float">
            <text:p>0</text:p>
          </table:table-cell>
          <table:table-cell table:formula="of:=ROUND((SUM([.$B56:.J56])/COUNT([.$B56:.J56]));0)" office:value-type="float" office:value="0" calcext:value-type="float">
            <text:p>0</text:p>
          </table:table-cell>
          <table:table-cell table:formula="of:=ROUND((SUM([.$B56:.K56])/COUNT([.$B56:.K56]));0)" office:value-type="float" office:value="0" calcext:value-type="float">
            <text:p>0</text:p>
          </table:table-cell>
          <table:table-cell table:formula="of:=ROUND((SUM([.$B56:.L56])/COUNT([.$B56:.L56]));0)" office:value-type="float" office:value="0" calcext:value-type="float">
            <text:p>0</text:p>
          </table:table-cell>
          <table:table-cell table:formula="of:=ROUND((SUM([.$B56:.M56])/COUNT([.$B56:.M56]));0)" office:value-type="float" office:value="0" calcext:value-type="float">
            <text:p>0</text:p>
          </table:table-cell>
          <table:table-cell table:formula="of:=ROUND((SUM([.$B56:.N56])/COUNT([.$B56:.N5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57:.B57])/COUNT([.$B57:.B57]));0)" office:value-type="float" office:value="0" calcext:value-type="float">
            <text:p>0</text:p>
          </table:table-cell>
          <table:table-cell table:formula="of:=ROUND((SUM([.$B57:.C57])/COUNT([.$B57:.C57]));0)" office:value-type="float" office:value="0" calcext:value-type="float">
            <text:p>0</text:p>
          </table:table-cell>
          <table:table-cell table:formula="of:=ROUND((SUM([.$B57:.D57])/COUNT([.$B57:.D57]));0)" office:value-type="float" office:value="0" calcext:value-type="float">
            <text:p>0</text:p>
          </table:table-cell>
          <table:table-cell table:formula="of:=ROUND((SUM([.$B57:.E57])/COUNT([.$B57:.E57]));0)" office:value-type="float" office:value="0" calcext:value-type="float">
            <text:p>0</text:p>
          </table:table-cell>
          <table:table-cell table:formula="of:=ROUND((SUM([.$B57:.F57])/COUNT([.$B57:.F57]));0)" office:value-type="float" office:value="0" calcext:value-type="float">
            <text:p>0</text:p>
          </table:table-cell>
          <table:table-cell table:formula="of:=ROUND((SUM([.$B57:.G57])/COUNT([.$B57:.G57]));0)" office:value-type="float" office:value="0" calcext:value-type="float">
            <text:p>0</text:p>
          </table:table-cell>
          <table:table-cell table:formula="of:=ROUND((SUM([.$B57:.H57])/COUNT([.$B57:.H57]));0)" office:value-type="float" office:value="0" calcext:value-type="float">
            <text:p>0</text:p>
          </table:table-cell>
          <table:table-cell table:formula="of:=ROUND((SUM([.$B57:.I57])/COUNT([.$B57:.I57]));0)" office:value-type="float" office:value="0" calcext:value-type="float">
            <text:p>0</text:p>
          </table:table-cell>
          <table:table-cell table:formula="of:=ROUND((SUM([.$B57:.J57])/COUNT([.$B57:.J57]));0)" office:value-type="float" office:value="0" calcext:value-type="float">
            <text:p>0</text:p>
          </table:table-cell>
          <table:table-cell table:formula="of:=ROUND((SUM([.$B57:.K57])/COUNT([.$B57:.K57]));0)" office:value-type="float" office:value="0" calcext:value-type="float">
            <text:p>0</text:p>
          </table:table-cell>
          <table:table-cell table:formula="of:=ROUND((SUM([.$B57:.L57])/COUNT([.$B57:.L57]));0)" office:value-type="float" office:value="0" calcext:value-type="float">
            <text:p>0</text:p>
          </table:table-cell>
          <table:table-cell table:formula="of:=ROUND((SUM([.$B57:.M57])/COUNT([.$B57:.M57]));0)" office:value-type="float" office:value="0" calcext:value-type="float">
            <text:p>0</text:p>
          </table:table-cell>
          <table:table-cell table:formula="of:=ROUND((SUM([.$B57:.N57])/COUNT([.$B57:.N5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58:.B58])/COUNT([.$B58:.B58]));0)" office:value-type="float" office:value="0" calcext:value-type="float">
            <text:p>0</text:p>
          </table:table-cell>
          <table:table-cell table:formula="of:=ROUND((SUM([.$B58:.C58])/COUNT([.$B58:.C58]));0)" office:value-type="float" office:value="0" calcext:value-type="float">
            <text:p>0</text:p>
          </table:table-cell>
          <table:table-cell table:formula="of:=ROUND((SUM([.$B58:.D58])/COUNT([.$B58:.D58]));0)" office:value-type="float" office:value="0" calcext:value-type="float">
            <text:p>0</text:p>
          </table:table-cell>
          <table:table-cell table:formula="of:=ROUND((SUM([.$B58:.E58])/COUNT([.$B58:.E58]));0)" office:value-type="float" office:value="0" calcext:value-type="float">
            <text:p>0</text:p>
          </table:table-cell>
          <table:table-cell table:formula="of:=ROUND((SUM([.$B58:.F58])/COUNT([.$B58:.F58]));0)" office:value-type="float" office:value="0" calcext:value-type="float">
            <text:p>0</text:p>
          </table:table-cell>
          <table:table-cell table:formula="of:=ROUND((SUM([.$B58:.G58])/COUNT([.$B58:.G58]));0)" office:value-type="float" office:value="0" calcext:value-type="float">
            <text:p>0</text:p>
          </table:table-cell>
          <table:table-cell table:formula="of:=ROUND((SUM([.$B58:.H58])/COUNT([.$B58:.H58]));0)" office:value-type="float" office:value="0" calcext:value-type="float">
            <text:p>0</text:p>
          </table:table-cell>
          <table:table-cell table:formula="of:=ROUND((SUM([.$B58:.I58])/COUNT([.$B58:.I58]));0)" office:value-type="float" office:value="0" calcext:value-type="float">
            <text:p>0</text:p>
          </table:table-cell>
          <table:table-cell table:formula="of:=ROUND((SUM([.$B58:.J58])/COUNT([.$B58:.J58]));0)" office:value-type="float" office:value="0" calcext:value-type="float">
            <text:p>0</text:p>
          </table:table-cell>
          <table:table-cell table:formula="of:=ROUND((SUM([.$B58:.K58])/COUNT([.$B58:.K58]));0)" office:value-type="float" office:value="0" calcext:value-type="float">
            <text:p>0</text:p>
          </table:table-cell>
          <table:table-cell table:formula="of:=ROUND((SUM([.$B58:.L58])/COUNT([.$B58:.L58]));0)" office:value-type="float" office:value="0" calcext:value-type="float">
            <text:p>0</text:p>
          </table:table-cell>
          <table:table-cell table:formula="of:=ROUND((SUM([.$B58:.M58])/COUNT([.$B58:.M58]));0)" office:value-type="float" office:value="0" calcext:value-type="float">
            <text:p>0</text:p>
          </table:table-cell>
          <table:table-cell table:formula="of:=ROUND((SUM([.$B58:.N58])/COUNT([.$B58:.N5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59:.B59])/COUNT([.$B59:.B59]));0)" office:value-type="float" office:value="0" calcext:value-type="float">
            <text:p>0</text:p>
          </table:table-cell>
          <table:table-cell table:formula="of:=ROUND((SUM([.$B59:.C59])/COUNT([.$B59:.C59]));0)" office:value-type="float" office:value="0" calcext:value-type="float">
            <text:p>0</text:p>
          </table:table-cell>
          <table:table-cell table:formula="of:=ROUND((SUM([.$B59:.D59])/COUNT([.$B59:.D59]));0)" office:value-type="float" office:value="0" calcext:value-type="float">
            <text:p>0</text:p>
          </table:table-cell>
          <table:table-cell table:formula="of:=ROUND((SUM([.$B59:.E59])/COUNT([.$B59:.E59]));0)" office:value-type="float" office:value="0" calcext:value-type="float">
            <text:p>0</text:p>
          </table:table-cell>
          <table:table-cell table:formula="of:=ROUND((SUM([.$B59:.F59])/COUNT([.$B59:.F59]));0)" office:value-type="float" office:value="0" calcext:value-type="float">
            <text:p>0</text:p>
          </table:table-cell>
          <table:table-cell table:formula="of:=ROUND((SUM([.$B59:.G59])/COUNT([.$B59:.G59]));0)" office:value-type="float" office:value="0" calcext:value-type="float">
            <text:p>0</text:p>
          </table:table-cell>
          <table:table-cell table:formula="of:=ROUND((SUM([.$B59:.H59])/COUNT([.$B59:.H59]));0)" office:value-type="float" office:value="0" calcext:value-type="float">
            <text:p>0</text:p>
          </table:table-cell>
          <table:table-cell table:formula="of:=ROUND((SUM([.$B59:.I59])/COUNT([.$B59:.I59]));0)" office:value-type="float" office:value="0" calcext:value-type="float">
            <text:p>0</text:p>
          </table:table-cell>
          <table:table-cell table:formula="of:=ROUND((SUM([.$B59:.J59])/COUNT([.$B59:.J59]));0)" office:value-type="float" office:value="0" calcext:value-type="float">
            <text:p>0</text:p>
          </table:table-cell>
          <table:table-cell table:formula="of:=ROUND((SUM([.$B59:.K59])/COUNT([.$B59:.K59]));0)" office:value-type="float" office:value="0" calcext:value-type="float">
            <text:p>0</text:p>
          </table:table-cell>
          <table:table-cell table:formula="of:=ROUND((SUM([.$B59:.L59])/COUNT([.$B59:.L59]));0)" office:value-type="float" office:value="0" calcext:value-type="float">
            <text:p>0</text:p>
          </table:table-cell>
          <table:table-cell table:formula="of:=ROUND((SUM([.$B59:.M59])/COUNT([.$B59:.M59]));0)" office:value-type="float" office:value="0" calcext:value-type="float">
            <text:p>0</text:p>
          </table:table-cell>
          <table:table-cell table:formula="of:=ROUND((SUM([.$B59:.N59])/COUNT([.$B59:.N5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60:.B60])/COUNT([.$B60:.B60]));0)" office:value-type="float" office:value="0" calcext:value-type="float">
            <text:p>0</text:p>
          </table:table-cell>
          <table:table-cell table:formula="of:=ROUND((SUM([.$B60:.C60])/COUNT([.$B60:.C60]));0)" office:value-type="float" office:value="0" calcext:value-type="float">
            <text:p>0</text:p>
          </table:table-cell>
          <table:table-cell table:formula="of:=ROUND((SUM([.$B60:.D60])/COUNT([.$B60:.D60]));0)" office:value-type="float" office:value="0" calcext:value-type="float">
            <text:p>0</text:p>
          </table:table-cell>
          <table:table-cell table:formula="of:=ROUND((SUM([.$B60:.E60])/COUNT([.$B60:.E60]));0)" office:value-type="float" office:value="0" calcext:value-type="float">
            <text:p>0</text:p>
          </table:table-cell>
          <table:table-cell table:formula="of:=ROUND((SUM([.$B60:.F60])/COUNT([.$B60:.F60]));0)" office:value-type="float" office:value="0" calcext:value-type="float">
            <text:p>0</text:p>
          </table:table-cell>
          <table:table-cell table:formula="of:=ROUND((SUM([.$B60:.G60])/COUNT([.$B60:.G60]));0)" office:value-type="float" office:value="0" calcext:value-type="float">
            <text:p>0</text:p>
          </table:table-cell>
          <table:table-cell table:formula="of:=ROUND((SUM([.$B60:.H60])/COUNT([.$B60:.H60]));0)" office:value-type="float" office:value="0" calcext:value-type="float">
            <text:p>0</text:p>
          </table:table-cell>
          <table:table-cell table:formula="of:=ROUND((SUM([.$B60:.I60])/COUNT([.$B60:.I60]));0)" office:value-type="float" office:value="0" calcext:value-type="float">
            <text:p>0</text:p>
          </table:table-cell>
          <table:table-cell table:formula="of:=ROUND((SUM([.$B60:.J60])/COUNT([.$B60:.J60]));0)" office:value-type="float" office:value="0" calcext:value-type="float">
            <text:p>0</text:p>
          </table:table-cell>
          <table:table-cell table:formula="of:=ROUND((SUM([.$B60:.K60])/COUNT([.$B60:.K60]));0)" office:value-type="float" office:value="0" calcext:value-type="float">
            <text:p>0</text:p>
          </table:table-cell>
          <table:table-cell table:formula="of:=ROUND((SUM([.$B60:.L60])/COUNT([.$B60:.L60]));0)" office:value-type="float" office:value="0" calcext:value-type="float">
            <text:p>0</text:p>
          </table:table-cell>
          <table:table-cell table:formula="of:=ROUND((SUM([.$B60:.M60])/COUNT([.$B60:.M60]));0)" office:value-type="float" office:value="0" calcext:value-type="float">
            <text:p>0</text:p>
          </table:table-cell>
          <table:table-cell table:formula="of:=ROUND((SUM([.$B60:.N60])/COUNT([.$B60:.N6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61:.B61])/COUNT([.$B61:.B61]));0)" office:value-type="float" office:value="0" calcext:value-type="float">
            <text:p>0</text:p>
          </table:table-cell>
          <table:table-cell table:formula="of:=ROUND((SUM([.$B61:.C61])/COUNT([.$B61:.C61]));0)" office:value-type="float" office:value="0" calcext:value-type="float">
            <text:p>0</text:p>
          </table:table-cell>
          <table:table-cell table:formula="of:=ROUND((SUM([.$B61:.D61])/COUNT([.$B61:.D61]));0)" office:value-type="float" office:value="0" calcext:value-type="float">
            <text:p>0</text:p>
          </table:table-cell>
          <table:table-cell table:formula="of:=ROUND((SUM([.$B61:.E61])/COUNT([.$B61:.E61]));0)" office:value-type="float" office:value="0" calcext:value-type="float">
            <text:p>0</text:p>
          </table:table-cell>
          <table:table-cell table:formula="of:=ROUND((SUM([.$B61:.F61])/COUNT([.$B61:.F61]));0)" office:value-type="float" office:value="0" calcext:value-type="float">
            <text:p>0</text:p>
          </table:table-cell>
          <table:table-cell table:formula="of:=ROUND((SUM([.$B61:.G61])/COUNT([.$B61:.G61]));0)" office:value-type="float" office:value="0" calcext:value-type="float">
            <text:p>0</text:p>
          </table:table-cell>
          <table:table-cell table:formula="of:=ROUND((SUM([.$B61:.H61])/COUNT([.$B61:.H61]));0)" office:value-type="float" office:value="0" calcext:value-type="float">
            <text:p>0</text:p>
          </table:table-cell>
          <table:table-cell table:formula="of:=ROUND((SUM([.$B61:.I61])/COUNT([.$B61:.I61]));0)" office:value-type="float" office:value="0" calcext:value-type="float">
            <text:p>0</text:p>
          </table:table-cell>
          <table:table-cell table:formula="of:=ROUND((SUM([.$B61:.J61])/COUNT([.$B61:.J61]));0)" office:value-type="float" office:value="0" calcext:value-type="float">
            <text:p>0</text:p>
          </table:table-cell>
          <table:table-cell table:formula="of:=ROUND((SUM([.$B61:.K61])/COUNT([.$B61:.K61]));0)" office:value-type="float" office:value="0" calcext:value-type="float">
            <text:p>0</text:p>
          </table:table-cell>
          <table:table-cell table:formula="of:=ROUND((SUM([.$B61:.L61])/COUNT([.$B61:.L61]));0)" office:value-type="float" office:value="0" calcext:value-type="float">
            <text:p>0</text:p>
          </table:table-cell>
          <table:table-cell table:formula="of:=ROUND((SUM([.$B61:.M61])/COUNT([.$B61:.M61]));0)" office:value-type="float" office:value="0" calcext:value-type="float">
            <text:p>0</text:p>
          </table:table-cell>
          <table:table-cell table:formula="of:=ROUND((SUM([.$B61:.N61])/COUNT([.$B61:.N6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62:.B62])/COUNT([.$B62:.B62]));0)" office:value-type="float" office:value="0" calcext:value-type="float">
            <text:p>0</text:p>
          </table:table-cell>
          <table:table-cell table:formula="of:=ROUND((SUM([.$B62:.C62])/COUNT([.$B62:.C62]));0)" office:value-type="float" office:value="0" calcext:value-type="float">
            <text:p>0</text:p>
          </table:table-cell>
          <table:table-cell table:formula="of:=ROUND((SUM([.$B62:.D62])/COUNT([.$B62:.D62]));0)" office:value-type="float" office:value="0" calcext:value-type="float">
            <text:p>0</text:p>
          </table:table-cell>
          <table:table-cell table:formula="of:=ROUND((SUM([.$B62:.E62])/COUNT([.$B62:.E62]));0)" office:value-type="float" office:value="0" calcext:value-type="float">
            <text:p>0</text:p>
          </table:table-cell>
          <table:table-cell table:formula="of:=ROUND((SUM([.$B62:.F62])/COUNT([.$B62:.F62]));0)" office:value-type="float" office:value="0" calcext:value-type="float">
            <text:p>0</text:p>
          </table:table-cell>
          <table:table-cell table:formula="of:=ROUND((SUM([.$B62:.G62])/COUNT([.$B62:.G62]));0)" office:value-type="float" office:value="0" calcext:value-type="float">
            <text:p>0</text:p>
          </table:table-cell>
          <table:table-cell table:formula="of:=ROUND((SUM([.$B62:.H62])/COUNT([.$B62:.H62]));0)" office:value-type="float" office:value="0" calcext:value-type="float">
            <text:p>0</text:p>
          </table:table-cell>
          <table:table-cell table:formula="of:=ROUND((SUM([.$B62:.I62])/COUNT([.$B62:.I62]));0)" office:value-type="float" office:value="0" calcext:value-type="float">
            <text:p>0</text:p>
          </table:table-cell>
          <table:table-cell table:formula="of:=ROUND((SUM([.$B62:.J62])/COUNT([.$B62:.J62]));0)" office:value-type="float" office:value="0" calcext:value-type="float">
            <text:p>0</text:p>
          </table:table-cell>
          <table:table-cell table:formula="of:=ROUND((SUM([.$B62:.K62])/COUNT([.$B62:.K62]));0)" office:value-type="float" office:value="0" calcext:value-type="float">
            <text:p>0</text:p>
          </table:table-cell>
          <table:table-cell table:formula="of:=ROUND((SUM([.$B62:.L62])/COUNT([.$B62:.L62]));0)" office:value-type="float" office:value="0" calcext:value-type="float">
            <text:p>0</text:p>
          </table:table-cell>
          <table:table-cell table:formula="of:=ROUND((SUM([.$B62:.M62])/COUNT([.$B62:.M62]));0)" office:value-type="float" office:value="0" calcext:value-type="float">
            <text:p>0</text:p>
          </table:table-cell>
          <table:table-cell table:formula="of:=ROUND((SUM([.$B62:.N62])/COUNT([.$B62:.N6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63:.B63])/COUNT([.$B63:.B63]));0)" office:value-type="float" office:value="0" calcext:value-type="float">
            <text:p>0</text:p>
          </table:table-cell>
          <table:table-cell table:formula="of:=ROUND((SUM([.$B63:.C63])/COUNT([.$B63:.C63]));0)" office:value-type="float" office:value="0" calcext:value-type="float">
            <text:p>0</text:p>
          </table:table-cell>
          <table:table-cell table:formula="of:=ROUND((SUM([.$B63:.D63])/COUNT([.$B63:.D63]));0)" office:value-type="float" office:value="0" calcext:value-type="float">
            <text:p>0</text:p>
          </table:table-cell>
          <table:table-cell table:formula="of:=ROUND((SUM([.$B63:.E63])/COUNT([.$B63:.E63]));0)" office:value-type="float" office:value="0" calcext:value-type="float">
            <text:p>0</text:p>
          </table:table-cell>
          <table:table-cell table:formula="of:=ROUND((SUM([.$B63:.F63])/COUNT([.$B63:.F63]));0)" office:value-type="float" office:value="0" calcext:value-type="float">
            <text:p>0</text:p>
          </table:table-cell>
          <table:table-cell table:formula="of:=ROUND((SUM([.$B63:.G63])/COUNT([.$B63:.G63]));0)" office:value-type="float" office:value="0" calcext:value-type="float">
            <text:p>0</text:p>
          </table:table-cell>
          <table:table-cell table:formula="of:=ROUND((SUM([.$B63:.H63])/COUNT([.$B63:.H63]));0)" office:value-type="float" office:value="0" calcext:value-type="float">
            <text:p>0</text:p>
          </table:table-cell>
          <table:table-cell table:formula="of:=ROUND((SUM([.$B63:.I63])/COUNT([.$B63:.I63]));0)" office:value-type="float" office:value="0" calcext:value-type="float">
            <text:p>0</text:p>
          </table:table-cell>
          <table:table-cell table:formula="of:=ROUND((SUM([.$B63:.J63])/COUNT([.$B63:.J63]));0)" office:value-type="float" office:value="0" calcext:value-type="float">
            <text:p>0</text:p>
          </table:table-cell>
          <table:table-cell table:formula="of:=ROUND((SUM([.$B63:.K63])/COUNT([.$B63:.K63]));0)" office:value-type="float" office:value="0" calcext:value-type="float">
            <text:p>0</text:p>
          </table:table-cell>
          <table:table-cell table:formula="of:=ROUND((SUM([.$B63:.L63])/COUNT([.$B63:.L63]));0)" office:value-type="float" office:value="0" calcext:value-type="float">
            <text:p>0</text:p>
          </table:table-cell>
          <table:table-cell table:formula="of:=ROUND((SUM([.$B63:.M63])/COUNT([.$B63:.M63]));0)" office:value-type="float" office:value="0" calcext:value-type="float">
            <text:p>0</text:p>
          </table:table-cell>
          <table:table-cell table:formula="of:=ROUND((SUM([.$B63:.N63])/COUNT([.$B63:.N6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64:.B64])/COUNT([.$B64:.B64]));0)" office:value-type="float" office:value="0" calcext:value-type="float">
            <text:p>0</text:p>
          </table:table-cell>
          <table:table-cell table:formula="of:=ROUND((SUM([.$B64:.C64])/COUNT([.$B64:.C64]));0)" office:value-type="float" office:value="0" calcext:value-type="float">
            <text:p>0</text:p>
          </table:table-cell>
          <table:table-cell table:formula="of:=ROUND((SUM([.$B64:.D64])/COUNT([.$B64:.D64]));0)" office:value-type="float" office:value="0" calcext:value-type="float">
            <text:p>0</text:p>
          </table:table-cell>
          <table:table-cell table:formula="of:=ROUND((SUM([.$B64:.E64])/COUNT([.$B64:.E64]));0)" office:value-type="float" office:value="0" calcext:value-type="float">
            <text:p>0</text:p>
          </table:table-cell>
          <table:table-cell table:formula="of:=ROUND((SUM([.$B64:.F64])/COUNT([.$B64:.F64]));0)" office:value-type="float" office:value="0" calcext:value-type="float">
            <text:p>0</text:p>
          </table:table-cell>
          <table:table-cell table:formula="of:=ROUND((SUM([.$B64:.G64])/COUNT([.$B64:.G64]));0)" office:value-type="float" office:value="0" calcext:value-type="float">
            <text:p>0</text:p>
          </table:table-cell>
          <table:table-cell table:formula="of:=ROUND((SUM([.$B64:.H64])/COUNT([.$B64:.H64]));0)" office:value-type="float" office:value="0" calcext:value-type="float">
            <text:p>0</text:p>
          </table:table-cell>
          <table:table-cell table:formula="of:=ROUND((SUM([.$B64:.I64])/COUNT([.$B64:.I64]));0)" office:value-type="float" office:value="0" calcext:value-type="float">
            <text:p>0</text:p>
          </table:table-cell>
          <table:table-cell table:formula="of:=ROUND((SUM([.$B64:.J64])/COUNT([.$B64:.J64]));0)" office:value-type="float" office:value="0" calcext:value-type="float">
            <text:p>0</text:p>
          </table:table-cell>
          <table:table-cell table:formula="of:=ROUND((SUM([.$B64:.K64])/COUNT([.$B64:.K64]));0)" office:value-type="float" office:value="0" calcext:value-type="float">
            <text:p>0</text:p>
          </table:table-cell>
          <table:table-cell table:formula="of:=ROUND((SUM([.$B64:.L64])/COUNT([.$B64:.L64]));0)" office:value-type="float" office:value="0" calcext:value-type="float">
            <text:p>0</text:p>
          </table:table-cell>
          <table:table-cell table:formula="of:=ROUND((SUM([.$B64:.M64])/COUNT([.$B64:.M64]));0)" office:value-type="float" office:value="0" calcext:value-type="float">
            <text:p>0</text:p>
          </table:table-cell>
          <table:table-cell table:formula="of:=ROUND((SUM([.$B64:.N64])/COUNT([.$B64:.N6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65:.B65])/COUNT([.$B65:.B65]));0)" office:value-type="float" office:value="0" calcext:value-type="float">
            <text:p>0</text:p>
          </table:table-cell>
          <table:table-cell table:formula="of:=ROUND((SUM([.$B65:.C65])/COUNT([.$B65:.C65]));0)" office:value-type="float" office:value="0" calcext:value-type="float">
            <text:p>0</text:p>
          </table:table-cell>
          <table:table-cell table:formula="of:=ROUND((SUM([.$B65:.D65])/COUNT([.$B65:.D65]));0)" office:value-type="float" office:value="0" calcext:value-type="float">
            <text:p>0</text:p>
          </table:table-cell>
          <table:table-cell table:formula="of:=ROUND((SUM([.$B65:.E65])/COUNT([.$B65:.E65]));0)" office:value-type="float" office:value="0" calcext:value-type="float">
            <text:p>0</text:p>
          </table:table-cell>
          <table:table-cell table:formula="of:=ROUND((SUM([.$B65:.F65])/COUNT([.$B65:.F65]));0)" office:value-type="float" office:value="0" calcext:value-type="float">
            <text:p>0</text:p>
          </table:table-cell>
          <table:table-cell table:formula="of:=ROUND((SUM([.$B65:.G65])/COUNT([.$B65:.G65]));0)" office:value-type="float" office:value="0" calcext:value-type="float">
            <text:p>0</text:p>
          </table:table-cell>
          <table:table-cell table:formula="of:=ROUND((SUM([.$B65:.H65])/COUNT([.$B65:.H65]));0)" office:value-type="float" office:value="0" calcext:value-type="float">
            <text:p>0</text:p>
          </table:table-cell>
          <table:table-cell table:formula="of:=ROUND((SUM([.$B65:.I65])/COUNT([.$B65:.I65]));0)" office:value-type="float" office:value="0" calcext:value-type="float">
            <text:p>0</text:p>
          </table:table-cell>
          <table:table-cell table:formula="of:=ROUND((SUM([.$B65:.J65])/COUNT([.$B65:.J65]));0)" office:value-type="float" office:value="0" calcext:value-type="float">
            <text:p>0</text:p>
          </table:table-cell>
          <table:table-cell table:formula="of:=ROUND((SUM([.$B65:.K65])/COUNT([.$B65:.K65]));0)" office:value-type="float" office:value="0" calcext:value-type="float">
            <text:p>0</text:p>
          </table:table-cell>
          <table:table-cell table:formula="of:=ROUND((SUM([.$B65:.L65])/COUNT([.$B65:.L65]));0)" office:value-type="float" office:value="0" calcext:value-type="float">
            <text:p>0</text:p>
          </table:table-cell>
          <table:table-cell table:formula="of:=ROUND((SUM([.$B65:.M65])/COUNT([.$B65:.M65]));0)" office:value-type="float" office:value="0" calcext:value-type="float">
            <text:p>0</text:p>
          </table:table-cell>
          <table:table-cell table:formula="of:=ROUND((SUM([.$B65:.N65])/COUNT([.$B65:.N6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66:.B66])/COUNT([.$B66:.B66]));0)" office:value-type="float" office:value="0" calcext:value-type="float">
            <text:p>0</text:p>
          </table:table-cell>
          <table:table-cell table:formula="of:=ROUND((SUM([.$B66:.C66])/COUNT([.$B66:.C66]));0)" office:value-type="float" office:value="0" calcext:value-type="float">
            <text:p>0</text:p>
          </table:table-cell>
          <table:table-cell table:formula="of:=ROUND((SUM([.$B66:.D66])/COUNT([.$B66:.D66]));0)" office:value-type="float" office:value="0" calcext:value-type="float">
            <text:p>0</text:p>
          </table:table-cell>
          <table:table-cell table:formula="of:=ROUND((SUM([.$B66:.E66])/COUNT([.$B66:.E66]));0)" office:value-type="float" office:value="0" calcext:value-type="float">
            <text:p>0</text:p>
          </table:table-cell>
          <table:table-cell table:formula="of:=ROUND((SUM([.$B66:.F66])/COUNT([.$B66:.F66]));0)" office:value-type="float" office:value="0" calcext:value-type="float">
            <text:p>0</text:p>
          </table:table-cell>
          <table:table-cell table:formula="of:=ROUND((SUM([.$B66:.G66])/COUNT([.$B66:.G66]));0)" office:value-type="float" office:value="0" calcext:value-type="float">
            <text:p>0</text:p>
          </table:table-cell>
          <table:table-cell table:formula="of:=ROUND((SUM([.$B66:.H66])/COUNT([.$B66:.H66]));0)" office:value-type="float" office:value="0" calcext:value-type="float">
            <text:p>0</text:p>
          </table:table-cell>
          <table:table-cell table:formula="of:=ROUND((SUM([.$B66:.I66])/COUNT([.$B66:.I66]));0)" office:value-type="float" office:value="0" calcext:value-type="float">
            <text:p>0</text:p>
          </table:table-cell>
          <table:table-cell table:formula="of:=ROUND((SUM([.$B66:.J66])/COUNT([.$B66:.J66]));0)" office:value-type="float" office:value="0" calcext:value-type="float">
            <text:p>0</text:p>
          </table:table-cell>
          <table:table-cell table:formula="of:=ROUND((SUM([.$B66:.K66])/COUNT([.$B66:.K66]));0)" office:value-type="float" office:value="0" calcext:value-type="float">
            <text:p>0</text:p>
          </table:table-cell>
          <table:table-cell table:formula="of:=ROUND((SUM([.$B66:.L66])/COUNT([.$B66:.L66]));0)" office:value-type="float" office:value="0" calcext:value-type="float">
            <text:p>0</text:p>
          </table:table-cell>
          <table:table-cell table:formula="of:=ROUND((SUM([.$B66:.M66])/COUNT([.$B66:.M66]));0)" office:value-type="float" office:value="0" calcext:value-type="float">
            <text:p>0</text:p>
          </table:table-cell>
          <table:table-cell table:formula="of:=ROUND((SUM([.$B66:.N66])/COUNT([.$B66:.N6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67:.B67])/COUNT([.$B67:.B67]));0)" office:value-type="float" office:value="0" calcext:value-type="float">
            <text:p>0</text:p>
          </table:table-cell>
          <table:table-cell table:formula="of:=ROUND((SUM([.$B67:.C67])/COUNT([.$B67:.C67]));0)" office:value-type="float" office:value="0" calcext:value-type="float">
            <text:p>0</text:p>
          </table:table-cell>
          <table:table-cell table:formula="of:=ROUND((SUM([.$B67:.D67])/COUNT([.$B67:.D67]));0)" office:value-type="float" office:value="0" calcext:value-type="float">
            <text:p>0</text:p>
          </table:table-cell>
          <table:table-cell table:formula="of:=ROUND((SUM([.$B67:.E67])/COUNT([.$B67:.E67]));0)" office:value-type="float" office:value="0" calcext:value-type="float">
            <text:p>0</text:p>
          </table:table-cell>
          <table:table-cell table:formula="of:=ROUND((SUM([.$B67:.F67])/COUNT([.$B67:.F67]));0)" office:value-type="float" office:value="0" calcext:value-type="float">
            <text:p>0</text:p>
          </table:table-cell>
          <table:table-cell table:formula="of:=ROUND((SUM([.$B67:.G67])/COUNT([.$B67:.G67]));0)" office:value-type="float" office:value="0" calcext:value-type="float">
            <text:p>0</text:p>
          </table:table-cell>
          <table:table-cell table:formula="of:=ROUND((SUM([.$B67:.H67])/COUNT([.$B67:.H67]));0)" office:value-type="float" office:value="0" calcext:value-type="float">
            <text:p>0</text:p>
          </table:table-cell>
          <table:table-cell table:formula="of:=ROUND((SUM([.$B67:.I67])/COUNT([.$B67:.I67]));0)" office:value-type="float" office:value="0" calcext:value-type="float">
            <text:p>0</text:p>
          </table:table-cell>
          <table:table-cell table:formula="of:=ROUND((SUM([.$B67:.J67])/COUNT([.$B67:.J67]));0)" office:value-type="float" office:value="0" calcext:value-type="float">
            <text:p>0</text:p>
          </table:table-cell>
          <table:table-cell table:formula="of:=ROUND((SUM([.$B67:.K67])/COUNT([.$B67:.K67]));0)" office:value-type="float" office:value="0" calcext:value-type="float">
            <text:p>0</text:p>
          </table:table-cell>
          <table:table-cell table:formula="of:=ROUND((SUM([.$B67:.L67])/COUNT([.$B67:.L67]));0)" office:value-type="float" office:value="0" calcext:value-type="float">
            <text:p>0</text:p>
          </table:table-cell>
          <table:table-cell table:formula="of:=ROUND((SUM([.$B67:.M67])/COUNT([.$B67:.M67]));0)" office:value-type="float" office:value="0" calcext:value-type="float">
            <text:p>0</text:p>
          </table:table-cell>
          <table:table-cell table:formula="of:=ROUND((SUM([.$B67:.N67])/COUNT([.$B67:.N6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68:.B68])/COUNT([.$B68:.B68]));0)" office:value-type="float" office:value="0" calcext:value-type="float">
            <text:p>0</text:p>
          </table:table-cell>
          <table:table-cell table:formula="of:=ROUND((SUM([.$B68:.C68])/COUNT([.$B68:.C68]));0)" office:value-type="float" office:value="0" calcext:value-type="float">
            <text:p>0</text:p>
          </table:table-cell>
          <table:table-cell table:formula="of:=ROUND((SUM([.$B68:.D68])/COUNT([.$B68:.D68]));0)" office:value-type="float" office:value="0" calcext:value-type="float">
            <text:p>0</text:p>
          </table:table-cell>
          <table:table-cell table:formula="of:=ROUND((SUM([.$B68:.E68])/COUNT([.$B68:.E68]));0)" office:value-type="float" office:value="0" calcext:value-type="float">
            <text:p>0</text:p>
          </table:table-cell>
          <table:table-cell table:formula="of:=ROUND((SUM([.$B68:.F68])/COUNT([.$B68:.F68]));0)" office:value-type="float" office:value="0" calcext:value-type="float">
            <text:p>0</text:p>
          </table:table-cell>
          <table:table-cell table:formula="of:=ROUND((SUM([.$B68:.G68])/COUNT([.$B68:.G68]));0)" office:value-type="float" office:value="0" calcext:value-type="float">
            <text:p>0</text:p>
          </table:table-cell>
          <table:table-cell table:formula="of:=ROUND((SUM([.$B68:.H68])/COUNT([.$B68:.H68]));0)" office:value-type="float" office:value="0" calcext:value-type="float">
            <text:p>0</text:p>
          </table:table-cell>
          <table:table-cell table:formula="of:=ROUND((SUM([.$B68:.I68])/COUNT([.$B68:.I68]));0)" office:value-type="float" office:value="0" calcext:value-type="float">
            <text:p>0</text:p>
          </table:table-cell>
          <table:table-cell table:formula="of:=ROUND((SUM([.$B68:.J68])/COUNT([.$B68:.J68]));0)" office:value-type="float" office:value="0" calcext:value-type="float">
            <text:p>0</text:p>
          </table:table-cell>
          <table:table-cell table:formula="of:=ROUND((SUM([.$B68:.K68])/COUNT([.$B68:.K68]));0)" office:value-type="float" office:value="0" calcext:value-type="float">
            <text:p>0</text:p>
          </table:table-cell>
          <table:table-cell table:formula="of:=ROUND((SUM([.$B68:.L68])/COUNT([.$B68:.L68]));0)" office:value-type="float" office:value="0" calcext:value-type="float">
            <text:p>0</text:p>
          </table:table-cell>
          <table:table-cell table:formula="of:=ROUND((SUM([.$B68:.M68])/COUNT([.$B68:.M68]));0)" office:value-type="float" office:value="0" calcext:value-type="float">
            <text:p>0</text:p>
          </table:table-cell>
          <table:table-cell table:formula="of:=ROUND((SUM([.$B68:.N68])/COUNT([.$B68:.N6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(SUM([.$B69:.B69])/COUNT([.$B69:.B69]));0)" office:value-type="float" office:value="1" calcext:value-type="float">
            <text:p>1</text:p>
          </table:table-cell>
          <table:table-cell table:formula="of:=ROUND((SUM([.$B69:.C69])/COUNT([.$B69:.C69]));0)" office:value-type="float" office:value="1" calcext:value-type="float">
            <text:p>1</text:p>
          </table:table-cell>
          <table:table-cell table:formula="of:=ROUND((SUM([.$B69:.D69])/COUNT([.$B69:.D69]));0)" office:value-type="float" office:value="0" calcext:value-type="float">
            <text:p>0</text:p>
          </table:table-cell>
          <table:table-cell table:formula="of:=ROUND((SUM([.$B69:.E69])/COUNT([.$B69:.E69]));0)" office:value-type="float" office:value="1" calcext:value-type="float">
            <text:p>1</text:p>
          </table:table-cell>
          <table:table-cell table:formula="of:=ROUND((SUM([.$B69:.F69])/COUNT([.$B69:.F69]));0)" office:value-type="float" office:value="0" calcext:value-type="float">
            <text:p>0</text:p>
          </table:table-cell>
          <table:table-cell table:formula="of:=ROUND((SUM([.$B69:.G69])/COUNT([.$B69:.G69]));0)" office:value-type="float" office:value="0" calcext:value-type="float">
            <text:p>0</text:p>
          </table:table-cell>
          <table:table-cell table:formula="of:=ROUND((SUM([.$B69:.H69])/COUNT([.$B69:.H69]));0)" office:value-type="float" office:value="0" calcext:value-type="float">
            <text:p>0</text:p>
          </table:table-cell>
          <table:table-cell table:formula="of:=ROUND((SUM([.$B69:.I69])/COUNT([.$B69:.I69]));0)" office:value-type="float" office:value="0" calcext:value-type="float">
            <text:p>0</text:p>
          </table:table-cell>
          <table:table-cell table:formula="of:=ROUND((SUM([.$B69:.J69])/COUNT([.$B69:.J69]));0)" office:value-type="float" office:value="0" calcext:value-type="float">
            <text:p>0</text:p>
          </table:table-cell>
          <table:table-cell table:formula="of:=ROUND((SUM([.$B69:.K69])/COUNT([.$B69:.K69]));0)" office:value-type="float" office:value="0" calcext:value-type="float">
            <text:p>0</text:p>
          </table:table-cell>
          <table:table-cell table:formula="of:=ROUND((SUM([.$B69:.L69])/COUNT([.$B69:.L69]));0)" office:value-type="float" office:value="0" calcext:value-type="float">
            <text:p>0</text:p>
          </table:table-cell>
          <table:table-cell table:formula="of:=ROUND((SUM([.$B69:.M69])/COUNT([.$B69:.M69]));0)" office:value-type="float" office:value="0" calcext:value-type="float">
            <text:p>0</text:p>
          </table:table-cell>
          <table:table-cell table:formula="of:=ROUND((SUM([.$B69:.N69])/COUNT([.$B69:.N6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70:.B70])/COUNT([.$B70:.B70]));0)" office:value-type="float" office:value="0" calcext:value-type="float">
            <text:p>0</text:p>
          </table:table-cell>
          <table:table-cell table:formula="of:=ROUND((SUM([.$B70:.C70])/COUNT([.$B70:.C70]));0)" office:value-type="float" office:value="0" calcext:value-type="float">
            <text:p>0</text:p>
          </table:table-cell>
          <table:table-cell table:formula="of:=ROUND((SUM([.$B70:.D70])/COUNT([.$B70:.D70]));0)" office:value-type="float" office:value="0" calcext:value-type="float">
            <text:p>0</text:p>
          </table:table-cell>
          <table:table-cell table:formula="of:=ROUND((SUM([.$B70:.E70])/COUNT([.$B70:.E70]));0)" office:value-type="float" office:value="0" calcext:value-type="float">
            <text:p>0</text:p>
          </table:table-cell>
          <table:table-cell table:formula="of:=ROUND((SUM([.$B70:.F70])/COUNT([.$B70:.F70]));0)" office:value-type="float" office:value="0" calcext:value-type="float">
            <text:p>0</text:p>
          </table:table-cell>
          <table:table-cell table:formula="of:=ROUND((SUM([.$B70:.G70])/COUNT([.$B70:.G70]));0)" office:value-type="float" office:value="0" calcext:value-type="float">
            <text:p>0</text:p>
          </table:table-cell>
          <table:table-cell table:formula="of:=ROUND((SUM([.$B70:.H70])/COUNT([.$B70:.H70]));0)" office:value-type="float" office:value="0" calcext:value-type="float">
            <text:p>0</text:p>
          </table:table-cell>
          <table:table-cell table:formula="of:=ROUND((SUM([.$B70:.I70])/COUNT([.$B70:.I70]));0)" office:value-type="float" office:value="0" calcext:value-type="float">
            <text:p>0</text:p>
          </table:table-cell>
          <table:table-cell table:formula="of:=ROUND((SUM([.$B70:.J70])/COUNT([.$B70:.J70]));0)" office:value-type="float" office:value="0" calcext:value-type="float">
            <text:p>0</text:p>
          </table:table-cell>
          <table:table-cell table:formula="of:=ROUND((SUM([.$B70:.K70])/COUNT([.$B70:.K70]));0)" office:value-type="float" office:value="0" calcext:value-type="float">
            <text:p>0</text:p>
          </table:table-cell>
          <table:table-cell table:formula="of:=ROUND((SUM([.$B70:.L70])/COUNT([.$B70:.L70]));0)" office:value-type="float" office:value="0" calcext:value-type="float">
            <text:p>0</text:p>
          </table:table-cell>
          <table:table-cell table:formula="of:=ROUND((SUM([.$B70:.M70])/COUNT([.$B70:.M70]));0)" office:value-type="float" office:value="0" calcext:value-type="float">
            <text:p>0</text:p>
          </table:table-cell>
          <table:table-cell table:formula="of:=ROUND((SUM([.$B70:.N70])/COUNT([.$B70:.N7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71:.B71])/COUNT([.$B71:.B71]));0)" office:value-type="float" office:value="0" calcext:value-type="float">
            <text:p>0</text:p>
          </table:table-cell>
          <table:table-cell table:formula="of:=ROUND((SUM([.$B71:.C71])/COUNT([.$B71:.C71]));0)" office:value-type="float" office:value="0" calcext:value-type="float">
            <text:p>0</text:p>
          </table:table-cell>
          <table:table-cell table:formula="of:=ROUND((SUM([.$B71:.D71])/COUNT([.$B71:.D71]));0)" office:value-type="float" office:value="0" calcext:value-type="float">
            <text:p>0</text:p>
          </table:table-cell>
          <table:table-cell table:formula="of:=ROUND((SUM([.$B71:.E71])/COUNT([.$B71:.E71]));0)" office:value-type="float" office:value="0" calcext:value-type="float">
            <text:p>0</text:p>
          </table:table-cell>
          <table:table-cell table:formula="of:=ROUND((SUM([.$B71:.F71])/COUNT([.$B71:.F71]));0)" office:value-type="float" office:value="0" calcext:value-type="float">
            <text:p>0</text:p>
          </table:table-cell>
          <table:table-cell table:formula="of:=ROUND((SUM([.$B71:.G71])/COUNT([.$B71:.G71]));0)" office:value-type="float" office:value="0" calcext:value-type="float">
            <text:p>0</text:p>
          </table:table-cell>
          <table:table-cell table:formula="of:=ROUND((SUM([.$B71:.H71])/COUNT([.$B71:.H71]));0)" office:value-type="float" office:value="0" calcext:value-type="float">
            <text:p>0</text:p>
          </table:table-cell>
          <table:table-cell table:formula="of:=ROUND((SUM([.$B71:.I71])/COUNT([.$B71:.I71]));0)" office:value-type="float" office:value="0" calcext:value-type="float">
            <text:p>0</text:p>
          </table:table-cell>
          <table:table-cell table:formula="of:=ROUND((SUM([.$B71:.J71])/COUNT([.$B71:.J71]));0)" office:value-type="float" office:value="0" calcext:value-type="float">
            <text:p>0</text:p>
          </table:table-cell>
          <table:table-cell table:formula="of:=ROUND((SUM([.$B71:.K71])/COUNT([.$B71:.K71]));0)" office:value-type="float" office:value="0" calcext:value-type="float">
            <text:p>0</text:p>
          </table:table-cell>
          <table:table-cell table:formula="of:=ROUND((SUM([.$B71:.L71])/COUNT([.$B71:.L71]));0)" office:value-type="float" office:value="0" calcext:value-type="float">
            <text:p>0</text:p>
          </table:table-cell>
          <table:table-cell table:formula="of:=ROUND((SUM([.$B71:.M71])/COUNT([.$B71:.M71]));0)" office:value-type="float" office:value="0" calcext:value-type="float">
            <text:p>0</text:p>
          </table:table-cell>
          <table:table-cell table:formula="of:=ROUND((SUM([.$B71:.N71])/COUNT([.$B71:.N7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72:.B72])/COUNT([.$B72:.B72]));0)" office:value-type="float" office:value="0" calcext:value-type="float">
            <text:p>0</text:p>
          </table:table-cell>
          <table:table-cell table:formula="of:=ROUND((SUM([.$B72:.C72])/COUNT([.$B72:.C72]));0)" office:value-type="float" office:value="0" calcext:value-type="float">
            <text:p>0</text:p>
          </table:table-cell>
          <table:table-cell table:formula="of:=ROUND((SUM([.$B72:.D72])/COUNT([.$B72:.D72]));0)" office:value-type="float" office:value="0" calcext:value-type="float">
            <text:p>0</text:p>
          </table:table-cell>
          <table:table-cell table:formula="of:=ROUND((SUM([.$B72:.E72])/COUNT([.$B72:.E72]));0)" office:value-type="float" office:value="0" calcext:value-type="float">
            <text:p>0</text:p>
          </table:table-cell>
          <table:table-cell table:formula="of:=ROUND((SUM([.$B72:.F72])/COUNT([.$B72:.F72]));0)" office:value-type="float" office:value="0" calcext:value-type="float">
            <text:p>0</text:p>
          </table:table-cell>
          <table:table-cell table:formula="of:=ROUND((SUM([.$B72:.G72])/COUNT([.$B72:.G72]));0)" office:value-type="float" office:value="0" calcext:value-type="float">
            <text:p>0</text:p>
          </table:table-cell>
          <table:table-cell table:formula="of:=ROUND((SUM([.$B72:.H72])/COUNT([.$B72:.H72]));0)" office:value-type="float" office:value="0" calcext:value-type="float">
            <text:p>0</text:p>
          </table:table-cell>
          <table:table-cell table:formula="of:=ROUND((SUM([.$B72:.I72])/COUNT([.$B72:.I72]));0)" office:value-type="float" office:value="0" calcext:value-type="float">
            <text:p>0</text:p>
          </table:table-cell>
          <table:table-cell table:formula="of:=ROUND((SUM([.$B72:.J72])/COUNT([.$B72:.J72]));0)" office:value-type="float" office:value="0" calcext:value-type="float">
            <text:p>0</text:p>
          </table:table-cell>
          <table:table-cell table:formula="of:=ROUND((SUM([.$B72:.K72])/COUNT([.$B72:.K72]));0)" office:value-type="float" office:value="0" calcext:value-type="float">
            <text:p>0</text:p>
          </table:table-cell>
          <table:table-cell table:formula="of:=ROUND((SUM([.$B72:.L72])/COUNT([.$B72:.L72]));0)" office:value-type="float" office:value="0" calcext:value-type="float">
            <text:p>0</text:p>
          </table:table-cell>
          <table:table-cell table:formula="of:=ROUND((SUM([.$B72:.M72])/COUNT([.$B72:.M72]));0)" office:value-type="float" office:value="0" calcext:value-type="float">
            <text:p>0</text:p>
          </table:table-cell>
          <table:table-cell table:formula="of:=ROUND((SUM([.$B72:.N72])/COUNT([.$B72:.N7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73:.B73])/COUNT([.$B73:.B73]));0)" office:value-type="float" office:value="0" calcext:value-type="float">
            <text:p>0</text:p>
          </table:table-cell>
          <table:table-cell table:formula="of:=ROUND((SUM([.$B73:.C73])/COUNT([.$B73:.C73]));0)" office:value-type="float" office:value="0" calcext:value-type="float">
            <text:p>0</text:p>
          </table:table-cell>
          <table:table-cell table:formula="of:=ROUND((SUM([.$B73:.D73])/COUNT([.$B73:.D73]));0)" office:value-type="float" office:value="0" calcext:value-type="float">
            <text:p>0</text:p>
          </table:table-cell>
          <table:table-cell table:formula="of:=ROUND((SUM([.$B73:.E73])/COUNT([.$B73:.E73]));0)" office:value-type="float" office:value="0" calcext:value-type="float">
            <text:p>0</text:p>
          </table:table-cell>
          <table:table-cell table:formula="of:=ROUND((SUM([.$B73:.F73])/COUNT([.$B73:.F73]));0)" office:value-type="float" office:value="0" calcext:value-type="float">
            <text:p>0</text:p>
          </table:table-cell>
          <table:table-cell table:formula="of:=ROUND((SUM([.$B73:.G73])/COUNT([.$B73:.G73]));0)" office:value-type="float" office:value="0" calcext:value-type="float">
            <text:p>0</text:p>
          </table:table-cell>
          <table:table-cell table:formula="of:=ROUND((SUM([.$B73:.H73])/COUNT([.$B73:.H73]));0)" office:value-type="float" office:value="0" calcext:value-type="float">
            <text:p>0</text:p>
          </table:table-cell>
          <table:table-cell table:formula="of:=ROUND((SUM([.$B73:.I73])/COUNT([.$B73:.I73]));0)" office:value-type="float" office:value="0" calcext:value-type="float">
            <text:p>0</text:p>
          </table:table-cell>
          <table:table-cell table:formula="of:=ROUND((SUM([.$B73:.J73])/COUNT([.$B73:.J73]));0)" office:value-type="float" office:value="0" calcext:value-type="float">
            <text:p>0</text:p>
          </table:table-cell>
          <table:table-cell table:formula="of:=ROUND((SUM([.$B73:.K73])/COUNT([.$B73:.K73]));0)" office:value-type="float" office:value="0" calcext:value-type="float">
            <text:p>0</text:p>
          </table:table-cell>
          <table:table-cell table:formula="of:=ROUND((SUM([.$B73:.L73])/COUNT([.$B73:.L73]));0)" office:value-type="float" office:value="0" calcext:value-type="float">
            <text:p>0</text:p>
          </table:table-cell>
          <table:table-cell table:formula="of:=ROUND((SUM([.$B73:.M73])/COUNT([.$B73:.M73]));0)" office:value-type="float" office:value="0" calcext:value-type="float">
            <text:p>0</text:p>
          </table:table-cell>
          <table:table-cell table:formula="of:=ROUND((SUM([.$B73:.N73])/COUNT([.$B73:.N7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74:.B74])/COUNT([.$B74:.B74]));0)" office:value-type="float" office:value="0" calcext:value-type="float">
            <text:p>0</text:p>
          </table:table-cell>
          <table:table-cell table:formula="of:=ROUND((SUM([.$B74:.C74])/COUNT([.$B74:.C74]));0)" office:value-type="float" office:value="0" calcext:value-type="float">
            <text:p>0</text:p>
          </table:table-cell>
          <table:table-cell table:formula="of:=ROUND((SUM([.$B74:.D74])/COUNT([.$B74:.D74]));0)" office:value-type="float" office:value="0" calcext:value-type="float">
            <text:p>0</text:p>
          </table:table-cell>
          <table:table-cell table:formula="of:=ROUND((SUM([.$B74:.E74])/COUNT([.$B74:.E74]));0)" office:value-type="float" office:value="0" calcext:value-type="float">
            <text:p>0</text:p>
          </table:table-cell>
          <table:table-cell table:formula="of:=ROUND((SUM([.$B74:.F74])/COUNT([.$B74:.F74]));0)" office:value-type="float" office:value="0" calcext:value-type="float">
            <text:p>0</text:p>
          </table:table-cell>
          <table:table-cell table:formula="of:=ROUND((SUM([.$B74:.G74])/COUNT([.$B74:.G74]));0)" office:value-type="float" office:value="0" calcext:value-type="float">
            <text:p>0</text:p>
          </table:table-cell>
          <table:table-cell table:formula="of:=ROUND((SUM([.$B74:.H74])/COUNT([.$B74:.H74]));0)" office:value-type="float" office:value="0" calcext:value-type="float">
            <text:p>0</text:p>
          </table:table-cell>
          <table:table-cell table:formula="of:=ROUND((SUM([.$B74:.I74])/COUNT([.$B74:.I74]));0)" office:value-type="float" office:value="0" calcext:value-type="float">
            <text:p>0</text:p>
          </table:table-cell>
          <table:table-cell table:formula="of:=ROUND((SUM([.$B74:.J74])/COUNT([.$B74:.J74]));0)" office:value-type="float" office:value="0" calcext:value-type="float">
            <text:p>0</text:p>
          </table:table-cell>
          <table:table-cell table:formula="of:=ROUND((SUM([.$B74:.K74])/COUNT([.$B74:.K74]));0)" office:value-type="float" office:value="0" calcext:value-type="float">
            <text:p>0</text:p>
          </table:table-cell>
          <table:table-cell table:formula="of:=ROUND((SUM([.$B74:.L74])/COUNT([.$B74:.L74]));0)" office:value-type="float" office:value="0" calcext:value-type="float">
            <text:p>0</text:p>
          </table:table-cell>
          <table:table-cell table:formula="of:=ROUND((SUM([.$B74:.M74])/COUNT([.$B74:.M74]));0)" office:value-type="float" office:value="0" calcext:value-type="float">
            <text:p>0</text:p>
          </table:table-cell>
          <table:table-cell table:formula="of:=ROUND((SUM([.$B74:.N74])/COUNT([.$B74:.N7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75:.B75])/COUNT([.$B75:.B75]));0)" office:value-type="float" office:value="0" calcext:value-type="float">
            <text:p>0</text:p>
          </table:table-cell>
          <table:table-cell table:formula="of:=ROUND((SUM([.$B75:.C75])/COUNT([.$B75:.C75]));0)" office:value-type="float" office:value="0" calcext:value-type="float">
            <text:p>0</text:p>
          </table:table-cell>
          <table:table-cell table:formula="of:=ROUND((SUM([.$B75:.D75])/COUNT([.$B75:.D75]));0)" office:value-type="float" office:value="0" calcext:value-type="float">
            <text:p>0</text:p>
          </table:table-cell>
          <table:table-cell table:formula="of:=ROUND((SUM([.$B75:.E75])/COUNT([.$B75:.E75]));0)" office:value-type="float" office:value="0" calcext:value-type="float">
            <text:p>0</text:p>
          </table:table-cell>
          <table:table-cell table:formula="of:=ROUND((SUM([.$B75:.F75])/COUNT([.$B75:.F75]));0)" office:value-type="float" office:value="0" calcext:value-type="float">
            <text:p>0</text:p>
          </table:table-cell>
          <table:table-cell table:formula="of:=ROUND((SUM([.$B75:.G75])/COUNT([.$B75:.G75]));0)" office:value-type="float" office:value="0" calcext:value-type="float">
            <text:p>0</text:p>
          </table:table-cell>
          <table:table-cell table:formula="of:=ROUND((SUM([.$B75:.H75])/COUNT([.$B75:.H75]));0)" office:value-type="float" office:value="0" calcext:value-type="float">
            <text:p>0</text:p>
          </table:table-cell>
          <table:table-cell table:formula="of:=ROUND((SUM([.$B75:.I75])/COUNT([.$B75:.I75]));0)" office:value-type="float" office:value="0" calcext:value-type="float">
            <text:p>0</text:p>
          </table:table-cell>
          <table:table-cell table:formula="of:=ROUND((SUM([.$B75:.J75])/COUNT([.$B75:.J75]));0)" office:value-type="float" office:value="0" calcext:value-type="float">
            <text:p>0</text:p>
          </table:table-cell>
          <table:table-cell table:formula="of:=ROUND((SUM([.$B75:.K75])/COUNT([.$B75:.K75]));0)" office:value-type="float" office:value="0" calcext:value-type="float">
            <text:p>0</text:p>
          </table:table-cell>
          <table:table-cell table:formula="of:=ROUND((SUM([.$B75:.L75])/COUNT([.$B75:.L75]));0)" office:value-type="float" office:value="0" calcext:value-type="float">
            <text:p>0</text:p>
          </table:table-cell>
          <table:table-cell table:formula="of:=ROUND((SUM([.$B75:.M75])/COUNT([.$B75:.M75]));0)" office:value-type="float" office:value="0" calcext:value-type="float">
            <text:p>0</text:p>
          </table:table-cell>
          <table:table-cell table:formula="of:=ROUND((SUM([.$B75:.N75])/COUNT([.$B75:.N7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76:.B76])/COUNT([.$B76:.B76]));0)" office:value-type="float" office:value="0" calcext:value-type="float">
            <text:p>0</text:p>
          </table:table-cell>
          <table:table-cell table:formula="of:=ROUND((SUM([.$B76:.C76])/COUNT([.$B76:.C76]));0)" office:value-type="float" office:value="0" calcext:value-type="float">
            <text:p>0</text:p>
          </table:table-cell>
          <table:table-cell table:formula="of:=ROUND((SUM([.$B76:.D76])/COUNT([.$B76:.D76]));0)" office:value-type="float" office:value="0" calcext:value-type="float">
            <text:p>0</text:p>
          </table:table-cell>
          <table:table-cell table:formula="of:=ROUND((SUM([.$B76:.E76])/COUNT([.$B76:.E76]));0)" office:value-type="float" office:value="0" calcext:value-type="float">
            <text:p>0</text:p>
          </table:table-cell>
          <table:table-cell table:formula="of:=ROUND((SUM([.$B76:.F76])/COUNT([.$B76:.F76]));0)" office:value-type="float" office:value="0" calcext:value-type="float">
            <text:p>0</text:p>
          </table:table-cell>
          <table:table-cell table:formula="of:=ROUND((SUM([.$B76:.G76])/COUNT([.$B76:.G76]));0)" office:value-type="float" office:value="0" calcext:value-type="float">
            <text:p>0</text:p>
          </table:table-cell>
          <table:table-cell table:formula="of:=ROUND((SUM([.$B76:.H76])/COUNT([.$B76:.H76]));0)" office:value-type="float" office:value="0" calcext:value-type="float">
            <text:p>0</text:p>
          </table:table-cell>
          <table:table-cell table:formula="of:=ROUND((SUM([.$B76:.I76])/COUNT([.$B76:.I76]));0)" office:value-type="float" office:value="0" calcext:value-type="float">
            <text:p>0</text:p>
          </table:table-cell>
          <table:table-cell table:formula="of:=ROUND((SUM([.$B76:.J76])/COUNT([.$B76:.J76]));0)" office:value-type="float" office:value="0" calcext:value-type="float">
            <text:p>0</text:p>
          </table:table-cell>
          <table:table-cell table:formula="of:=ROUND((SUM([.$B76:.K76])/COUNT([.$B76:.K76]));0)" office:value-type="float" office:value="0" calcext:value-type="float">
            <text:p>0</text:p>
          </table:table-cell>
          <table:table-cell table:formula="of:=ROUND((SUM([.$B76:.L76])/COUNT([.$B76:.L76]));0)" office:value-type="float" office:value="0" calcext:value-type="float">
            <text:p>0</text:p>
          </table:table-cell>
          <table:table-cell table:formula="of:=ROUND((SUM([.$B76:.M76])/COUNT([.$B76:.M76]));0)" office:value-type="float" office:value="0" calcext:value-type="float">
            <text:p>0</text:p>
          </table:table-cell>
          <table:table-cell table:formula="of:=ROUND((SUM([.$B76:.N76])/COUNT([.$B76:.N7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77:.B77])/COUNT([.$B77:.B77]));0)" office:value-type="float" office:value="0" calcext:value-type="float">
            <text:p>0</text:p>
          </table:table-cell>
          <table:table-cell table:formula="of:=ROUND((SUM([.$B77:.C77])/COUNT([.$B77:.C77]));0)" office:value-type="float" office:value="0" calcext:value-type="float">
            <text:p>0</text:p>
          </table:table-cell>
          <table:table-cell table:formula="of:=ROUND((SUM([.$B77:.D77])/COUNT([.$B77:.D77]));0)" office:value-type="float" office:value="0" calcext:value-type="float">
            <text:p>0</text:p>
          </table:table-cell>
          <table:table-cell table:formula="of:=ROUND((SUM([.$B77:.E77])/COUNT([.$B77:.E77]));0)" office:value-type="float" office:value="0" calcext:value-type="float">
            <text:p>0</text:p>
          </table:table-cell>
          <table:table-cell table:formula="of:=ROUND((SUM([.$B77:.F77])/COUNT([.$B77:.F77]));0)" office:value-type="float" office:value="0" calcext:value-type="float">
            <text:p>0</text:p>
          </table:table-cell>
          <table:table-cell table:formula="of:=ROUND((SUM([.$B77:.G77])/COUNT([.$B77:.G77]));0)" office:value-type="float" office:value="0" calcext:value-type="float">
            <text:p>0</text:p>
          </table:table-cell>
          <table:table-cell table:formula="of:=ROUND((SUM([.$B77:.H77])/COUNT([.$B77:.H77]));0)" office:value-type="float" office:value="0" calcext:value-type="float">
            <text:p>0</text:p>
          </table:table-cell>
          <table:table-cell table:formula="of:=ROUND((SUM([.$B77:.I77])/COUNT([.$B77:.I77]));0)" office:value-type="float" office:value="0" calcext:value-type="float">
            <text:p>0</text:p>
          </table:table-cell>
          <table:table-cell table:formula="of:=ROUND((SUM([.$B77:.J77])/COUNT([.$B77:.J77]));0)" office:value-type="float" office:value="0" calcext:value-type="float">
            <text:p>0</text:p>
          </table:table-cell>
          <table:table-cell table:formula="of:=ROUND((SUM([.$B77:.K77])/COUNT([.$B77:.K77]));0)" office:value-type="float" office:value="0" calcext:value-type="float">
            <text:p>0</text:p>
          </table:table-cell>
          <table:table-cell table:formula="of:=ROUND((SUM([.$B77:.L77])/COUNT([.$B77:.L77]));0)" office:value-type="float" office:value="0" calcext:value-type="float">
            <text:p>0</text:p>
          </table:table-cell>
          <table:table-cell table:formula="of:=ROUND((SUM([.$B77:.M77])/COUNT([.$B77:.M77]));0)" office:value-type="float" office:value="0" calcext:value-type="float">
            <text:p>0</text:p>
          </table:table-cell>
          <table:table-cell table:formula="of:=ROUND((SUM([.$B77:.N77])/COUNT([.$B77:.N7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78:.B78])/COUNT([.$B78:.B78]));0)" office:value-type="float" office:value="0" calcext:value-type="float">
            <text:p>0</text:p>
          </table:table-cell>
          <table:table-cell table:formula="of:=ROUND((SUM([.$B78:.C78])/COUNT([.$B78:.C78]));0)" office:value-type="float" office:value="0" calcext:value-type="float">
            <text:p>0</text:p>
          </table:table-cell>
          <table:table-cell table:formula="of:=ROUND((SUM([.$B78:.D78])/COUNT([.$B78:.D78]));0)" office:value-type="float" office:value="0" calcext:value-type="float">
            <text:p>0</text:p>
          </table:table-cell>
          <table:table-cell table:formula="of:=ROUND((SUM([.$B78:.E78])/COUNT([.$B78:.E78]));0)" office:value-type="float" office:value="0" calcext:value-type="float">
            <text:p>0</text:p>
          </table:table-cell>
          <table:table-cell table:formula="of:=ROUND((SUM([.$B78:.F78])/COUNT([.$B78:.F78]));0)" office:value-type="float" office:value="0" calcext:value-type="float">
            <text:p>0</text:p>
          </table:table-cell>
          <table:table-cell table:formula="of:=ROUND((SUM([.$B78:.G78])/COUNT([.$B78:.G78]));0)" office:value-type="float" office:value="0" calcext:value-type="float">
            <text:p>0</text:p>
          </table:table-cell>
          <table:table-cell table:formula="of:=ROUND((SUM([.$B78:.H78])/COUNT([.$B78:.H78]));0)" office:value-type="float" office:value="0" calcext:value-type="float">
            <text:p>0</text:p>
          </table:table-cell>
          <table:table-cell table:formula="of:=ROUND((SUM([.$B78:.I78])/COUNT([.$B78:.I78]));0)" office:value-type="float" office:value="0" calcext:value-type="float">
            <text:p>0</text:p>
          </table:table-cell>
          <table:table-cell table:formula="of:=ROUND((SUM([.$B78:.J78])/COUNT([.$B78:.J78]));0)" office:value-type="float" office:value="0" calcext:value-type="float">
            <text:p>0</text:p>
          </table:table-cell>
          <table:table-cell table:formula="of:=ROUND((SUM([.$B78:.K78])/COUNT([.$B78:.K78]));0)" office:value-type="float" office:value="0" calcext:value-type="float">
            <text:p>0</text:p>
          </table:table-cell>
          <table:table-cell table:formula="of:=ROUND((SUM([.$B78:.L78])/COUNT([.$B78:.L78]));0)" office:value-type="float" office:value="0" calcext:value-type="float">
            <text:p>0</text:p>
          </table:table-cell>
          <table:table-cell table:formula="of:=ROUND((SUM([.$B78:.M78])/COUNT([.$B78:.M78]));0)" office:value-type="float" office:value="0" calcext:value-type="float">
            <text:p>0</text:p>
          </table:table-cell>
          <table:table-cell table:formula="of:=ROUND((SUM([.$B78:.N78])/COUNT([.$B78:.N7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79:.B79])/COUNT([.$B79:.B79]));0)" office:value-type="float" office:value="0" calcext:value-type="float">
            <text:p>0</text:p>
          </table:table-cell>
          <table:table-cell table:formula="of:=ROUND((SUM([.$B79:.C79])/COUNT([.$B79:.C79]));0)" office:value-type="float" office:value="0" calcext:value-type="float">
            <text:p>0</text:p>
          </table:table-cell>
          <table:table-cell table:formula="of:=ROUND((SUM([.$B79:.D79])/COUNT([.$B79:.D79]));0)" office:value-type="float" office:value="0" calcext:value-type="float">
            <text:p>0</text:p>
          </table:table-cell>
          <table:table-cell table:formula="of:=ROUND((SUM([.$B79:.E79])/COUNT([.$B79:.E79]));0)" office:value-type="float" office:value="0" calcext:value-type="float">
            <text:p>0</text:p>
          </table:table-cell>
          <table:table-cell table:formula="of:=ROUND((SUM([.$B79:.F79])/COUNT([.$B79:.F79]));0)" office:value-type="float" office:value="0" calcext:value-type="float">
            <text:p>0</text:p>
          </table:table-cell>
          <table:table-cell table:formula="of:=ROUND((SUM([.$B79:.G79])/COUNT([.$B79:.G79]));0)" office:value-type="float" office:value="0" calcext:value-type="float">
            <text:p>0</text:p>
          </table:table-cell>
          <table:table-cell table:formula="of:=ROUND((SUM([.$B79:.H79])/COUNT([.$B79:.H79]));0)" office:value-type="float" office:value="0" calcext:value-type="float">
            <text:p>0</text:p>
          </table:table-cell>
          <table:table-cell table:formula="of:=ROUND((SUM([.$B79:.I79])/COUNT([.$B79:.I79]));0)" office:value-type="float" office:value="0" calcext:value-type="float">
            <text:p>0</text:p>
          </table:table-cell>
          <table:table-cell table:formula="of:=ROUND((SUM([.$B79:.J79])/COUNT([.$B79:.J79]));0)" office:value-type="float" office:value="0" calcext:value-type="float">
            <text:p>0</text:p>
          </table:table-cell>
          <table:table-cell table:formula="of:=ROUND((SUM([.$B79:.K79])/COUNT([.$B79:.K79]));0)" office:value-type="float" office:value="0" calcext:value-type="float">
            <text:p>0</text:p>
          </table:table-cell>
          <table:table-cell table:formula="of:=ROUND((SUM([.$B79:.L79])/COUNT([.$B79:.L79]));0)" office:value-type="float" office:value="0" calcext:value-type="float">
            <text:p>0</text:p>
          </table:table-cell>
          <table:table-cell table:formula="of:=ROUND((SUM([.$B79:.M79])/COUNT([.$B79:.M79]));0)" office:value-type="float" office:value="0" calcext:value-type="float">
            <text:p>0</text:p>
          </table:table-cell>
          <table:table-cell table:formula="of:=ROUND((SUM([.$B79:.N79])/COUNT([.$B79:.N7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0:.B80])/COUNT([.$B80:.B80]));0)" office:value-type="float" office:value="0" calcext:value-type="float">
            <text:p>0</text:p>
          </table:table-cell>
          <table:table-cell table:formula="of:=ROUND((SUM([.$B80:.C80])/COUNT([.$B80:.C80]));0)" office:value-type="float" office:value="0" calcext:value-type="float">
            <text:p>0</text:p>
          </table:table-cell>
          <table:table-cell table:formula="of:=ROUND((SUM([.$B80:.D80])/COUNT([.$B80:.D80]));0)" office:value-type="float" office:value="0" calcext:value-type="float">
            <text:p>0</text:p>
          </table:table-cell>
          <table:table-cell table:formula="of:=ROUND((SUM([.$B80:.E80])/COUNT([.$B80:.E80]));0)" office:value-type="float" office:value="0" calcext:value-type="float">
            <text:p>0</text:p>
          </table:table-cell>
          <table:table-cell table:formula="of:=ROUND((SUM([.$B80:.F80])/COUNT([.$B80:.F80]));0)" office:value-type="float" office:value="0" calcext:value-type="float">
            <text:p>0</text:p>
          </table:table-cell>
          <table:table-cell table:formula="of:=ROUND((SUM([.$B80:.G80])/COUNT([.$B80:.G80]));0)" office:value-type="float" office:value="0" calcext:value-type="float">
            <text:p>0</text:p>
          </table:table-cell>
          <table:table-cell table:formula="of:=ROUND((SUM([.$B80:.H80])/COUNT([.$B80:.H80]));0)" office:value-type="float" office:value="0" calcext:value-type="float">
            <text:p>0</text:p>
          </table:table-cell>
          <table:table-cell table:formula="of:=ROUND((SUM([.$B80:.I80])/COUNT([.$B80:.I80]));0)" office:value-type="float" office:value="0" calcext:value-type="float">
            <text:p>0</text:p>
          </table:table-cell>
          <table:table-cell table:formula="of:=ROUND((SUM([.$B80:.J80])/COUNT([.$B80:.J80]));0)" office:value-type="float" office:value="0" calcext:value-type="float">
            <text:p>0</text:p>
          </table:table-cell>
          <table:table-cell table:formula="of:=ROUND((SUM([.$B80:.K80])/COUNT([.$B80:.K80]));0)" office:value-type="float" office:value="0" calcext:value-type="float">
            <text:p>0</text:p>
          </table:table-cell>
          <table:table-cell table:formula="of:=ROUND((SUM([.$B80:.L80])/COUNT([.$B80:.L80]));0)" office:value-type="float" office:value="0" calcext:value-type="float">
            <text:p>0</text:p>
          </table:table-cell>
          <table:table-cell table:formula="of:=ROUND((SUM([.$B80:.M80])/COUNT([.$B80:.M80]));0)" office:value-type="float" office:value="0" calcext:value-type="float">
            <text:p>0</text:p>
          </table:table-cell>
          <table:table-cell table:formula="of:=ROUND((SUM([.$B80:.N80])/COUNT([.$B80:.N8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81:.B81])/COUNT([.$B81:.B81]));0)" office:value-type="float" office:value="0" calcext:value-type="float">
            <text:p>0</text:p>
          </table:table-cell>
          <table:table-cell table:formula="of:=ROUND((SUM([.$B81:.C81])/COUNT([.$B81:.C81]));0)" office:value-type="float" office:value="0" calcext:value-type="float">
            <text:p>0</text:p>
          </table:table-cell>
          <table:table-cell table:formula="of:=ROUND((SUM([.$B81:.D81])/COUNT([.$B81:.D81]));0)" office:value-type="float" office:value="0" calcext:value-type="float">
            <text:p>0</text:p>
          </table:table-cell>
          <table:table-cell table:formula="of:=ROUND((SUM([.$B81:.E81])/COUNT([.$B81:.E81]));0)" office:value-type="float" office:value="0" calcext:value-type="float">
            <text:p>0</text:p>
          </table:table-cell>
          <table:table-cell table:formula="of:=ROUND((SUM([.$B81:.F81])/COUNT([.$B81:.F81]));0)" office:value-type="float" office:value="0" calcext:value-type="float">
            <text:p>0</text:p>
          </table:table-cell>
          <table:table-cell table:formula="of:=ROUND((SUM([.$B81:.G81])/COUNT([.$B81:.G81]));0)" office:value-type="float" office:value="0" calcext:value-type="float">
            <text:p>0</text:p>
          </table:table-cell>
          <table:table-cell table:formula="of:=ROUND((SUM([.$B81:.H81])/COUNT([.$B81:.H81]));0)" office:value-type="float" office:value="0" calcext:value-type="float">
            <text:p>0</text:p>
          </table:table-cell>
          <table:table-cell table:formula="of:=ROUND((SUM([.$B81:.I81])/COUNT([.$B81:.I81]));0)" office:value-type="float" office:value="0" calcext:value-type="float">
            <text:p>0</text:p>
          </table:table-cell>
          <table:table-cell table:formula="of:=ROUND((SUM([.$B81:.J81])/COUNT([.$B81:.J81]));0)" office:value-type="float" office:value="0" calcext:value-type="float">
            <text:p>0</text:p>
          </table:table-cell>
          <table:table-cell table:formula="of:=ROUND((SUM([.$B81:.K81])/COUNT([.$B81:.K81]));0)" office:value-type="float" office:value="0" calcext:value-type="float">
            <text:p>0</text:p>
          </table:table-cell>
          <table:table-cell table:formula="of:=ROUND((SUM([.$B81:.L81])/COUNT([.$B81:.L81]));0)" office:value-type="float" office:value="0" calcext:value-type="float">
            <text:p>0</text:p>
          </table:table-cell>
          <table:table-cell table:formula="of:=ROUND((SUM([.$B81:.M81])/COUNT([.$B81:.M81]));0)" office:value-type="float" office:value="0" calcext:value-type="float">
            <text:p>0</text:p>
          </table:table-cell>
          <table:table-cell table:formula="of:=ROUND((SUM([.$B81:.N81])/COUNT([.$B81:.N8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2:.B82])/COUNT([.$B82:.B82]));0)" office:value-type="float" office:value="0" calcext:value-type="float">
            <text:p>0</text:p>
          </table:table-cell>
          <table:table-cell table:formula="of:=ROUND((SUM([.$B82:.C82])/COUNT([.$B82:.C82]));0)" office:value-type="float" office:value="0" calcext:value-type="float">
            <text:p>0</text:p>
          </table:table-cell>
          <table:table-cell table:formula="of:=ROUND((SUM([.$B82:.D82])/COUNT([.$B82:.D82]));0)" office:value-type="float" office:value="0" calcext:value-type="float">
            <text:p>0</text:p>
          </table:table-cell>
          <table:table-cell table:formula="of:=ROUND((SUM([.$B82:.E82])/COUNT([.$B82:.E82]));0)" office:value-type="float" office:value="1" calcext:value-type="float">
            <text:p>1</text:p>
          </table:table-cell>
          <table:table-cell table:formula="of:=ROUND((SUM([.$B82:.F82])/COUNT([.$B82:.F82]));0)" office:value-type="float" office:value="0" calcext:value-type="float">
            <text:p>0</text:p>
          </table:table-cell>
          <table:table-cell table:formula="of:=ROUND((SUM([.$B82:.G82])/COUNT([.$B82:.G82]));0)" office:value-type="float" office:value="0" calcext:value-type="float">
            <text:p>0</text:p>
          </table:table-cell>
          <table:table-cell table:formula="of:=ROUND((SUM([.$B82:.H82])/COUNT([.$B82:.H82]));0)" office:value-type="float" office:value="0" calcext:value-type="float">
            <text:p>0</text:p>
          </table:table-cell>
          <table:table-cell table:formula="of:=ROUND((SUM([.$B82:.I82])/COUNT([.$B82:.I82]));0)" office:value-type="float" office:value="0" calcext:value-type="float">
            <text:p>0</text:p>
          </table:table-cell>
          <table:table-cell table:formula="of:=ROUND((SUM([.$B82:.J82])/COUNT([.$B82:.J82]));0)" office:value-type="float" office:value="0" calcext:value-type="float">
            <text:p>0</text:p>
          </table:table-cell>
          <table:table-cell table:formula="of:=ROUND((SUM([.$B82:.K82])/COUNT([.$B82:.K82]));0)" office:value-type="float" office:value="0" calcext:value-type="float">
            <text:p>0</text:p>
          </table:table-cell>
          <table:table-cell table:formula="of:=ROUND((SUM([.$B82:.L82])/COUNT([.$B82:.L82]));0)" office:value-type="float" office:value="0" calcext:value-type="float">
            <text:p>0</text:p>
          </table:table-cell>
          <table:table-cell table:formula="of:=ROUND((SUM([.$B82:.M82])/COUNT([.$B82:.M82]));0)" office:value-type="float" office:value="0" calcext:value-type="float">
            <text:p>0</text:p>
          </table:table-cell>
          <table:table-cell table:formula="of:=ROUND((SUM([.$B82:.N82])/COUNT([.$B82:.N8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83:.B83])/COUNT([.$B83:.B83]));0)" office:value-type="float" office:value="0" calcext:value-type="float">
            <text:p>0</text:p>
          </table:table-cell>
          <table:table-cell table:formula="of:=ROUND((SUM([.$B83:.C83])/COUNT([.$B83:.C83]));0)" office:value-type="float" office:value="0" calcext:value-type="float">
            <text:p>0</text:p>
          </table:table-cell>
          <table:table-cell table:formula="of:=ROUND((SUM([.$B83:.D83])/COUNT([.$B83:.D83]));0)" office:value-type="float" office:value="0" calcext:value-type="float">
            <text:p>0</text:p>
          </table:table-cell>
          <table:table-cell table:formula="of:=ROUND((SUM([.$B83:.E83])/COUNT([.$B83:.E83]));0)" office:value-type="float" office:value="0" calcext:value-type="float">
            <text:p>0</text:p>
          </table:table-cell>
          <table:table-cell table:formula="of:=ROUND((SUM([.$B83:.F83])/COUNT([.$B83:.F83]));0)" office:value-type="float" office:value="0" calcext:value-type="float">
            <text:p>0</text:p>
          </table:table-cell>
          <table:table-cell table:formula="of:=ROUND((SUM([.$B83:.G83])/COUNT([.$B83:.G83]));0)" office:value-type="float" office:value="0" calcext:value-type="float">
            <text:p>0</text:p>
          </table:table-cell>
          <table:table-cell table:formula="of:=ROUND((SUM([.$B83:.H83])/COUNT([.$B83:.H83]));0)" office:value-type="float" office:value="0" calcext:value-type="float">
            <text:p>0</text:p>
          </table:table-cell>
          <table:table-cell table:formula="of:=ROUND((SUM([.$B83:.I83])/COUNT([.$B83:.I83]));0)" office:value-type="float" office:value="0" calcext:value-type="float">
            <text:p>0</text:p>
          </table:table-cell>
          <table:table-cell table:formula="of:=ROUND((SUM([.$B83:.J83])/COUNT([.$B83:.J83]));0)" office:value-type="float" office:value="0" calcext:value-type="float">
            <text:p>0</text:p>
          </table:table-cell>
          <table:table-cell table:formula="of:=ROUND((SUM([.$B83:.K83])/COUNT([.$B83:.K83]));0)" office:value-type="float" office:value="0" calcext:value-type="float">
            <text:p>0</text:p>
          </table:table-cell>
          <table:table-cell table:formula="of:=ROUND((SUM([.$B83:.L83])/COUNT([.$B83:.L83]));0)" office:value-type="float" office:value="0" calcext:value-type="float">
            <text:p>0</text:p>
          </table:table-cell>
          <table:table-cell table:formula="of:=ROUND((SUM([.$B83:.M83])/COUNT([.$B83:.M83]));0)" office:value-type="float" office:value="0" calcext:value-type="float">
            <text:p>0</text:p>
          </table:table-cell>
          <table:table-cell table:formula="of:=ROUND((SUM([.$B83:.N83])/COUNT([.$B83:.N8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84:.B84])/COUNT([.$B84:.B84]));0)" office:value-type="float" office:value="0" calcext:value-type="float">
            <text:p>0</text:p>
          </table:table-cell>
          <table:table-cell table:formula="of:=ROUND((SUM([.$B84:.C84])/COUNT([.$B84:.C84]));0)" office:value-type="float" office:value="0" calcext:value-type="float">
            <text:p>0</text:p>
          </table:table-cell>
          <table:table-cell table:formula="of:=ROUND((SUM([.$B84:.D84])/COUNT([.$B84:.D84]));0)" office:value-type="float" office:value="0" calcext:value-type="float">
            <text:p>0</text:p>
          </table:table-cell>
          <table:table-cell table:formula="of:=ROUND((SUM([.$B84:.E84])/COUNT([.$B84:.E84]));0)" office:value-type="float" office:value="0" calcext:value-type="float">
            <text:p>0</text:p>
          </table:table-cell>
          <table:table-cell table:formula="of:=ROUND((SUM([.$B84:.F84])/COUNT([.$B84:.F84]));0)" office:value-type="float" office:value="0" calcext:value-type="float">
            <text:p>0</text:p>
          </table:table-cell>
          <table:table-cell table:formula="of:=ROUND((SUM([.$B84:.G84])/COUNT([.$B84:.G84]));0)" office:value-type="float" office:value="0" calcext:value-type="float">
            <text:p>0</text:p>
          </table:table-cell>
          <table:table-cell table:formula="of:=ROUND((SUM([.$B84:.H84])/COUNT([.$B84:.H84]));0)" office:value-type="float" office:value="0" calcext:value-type="float">
            <text:p>0</text:p>
          </table:table-cell>
          <table:table-cell table:formula="of:=ROUND((SUM([.$B84:.I84])/COUNT([.$B84:.I84]));0)" office:value-type="float" office:value="0" calcext:value-type="float">
            <text:p>0</text:p>
          </table:table-cell>
          <table:table-cell table:formula="of:=ROUND((SUM([.$B84:.J84])/COUNT([.$B84:.J84]));0)" office:value-type="float" office:value="0" calcext:value-type="float">
            <text:p>0</text:p>
          </table:table-cell>
          <table:table-cell table:formula="of:=ROUND((SUM([.$B84:.K84])/COUNT([.$B84:.K84]));0)" office:value-type="float" office:value="0" calcext:value-type="float">
            <text:p>0</text:p>
          </table:table-cell>
          <table:table-cell table:formula="of:=ROUND((SUM([.$B84:.L84])/COUNT([.$B84:.L84]));0)" office:value-type="float" office:value="0" calcext:value-type="float">
            <text:p>0</text:p>
          </table:table-cell>
          <table:table-cell table:formula="of:=ROUND((SUM([.$B84:.M84])/COUNT([.$B84:.M84]));0)" office:value-type="float" office:value="0" calcext:value-type="float">
            <text:p>0</text:p>
          </table:table-cell>
          <table:table-cell table:formula="of:=ROUND((SUM([.$B84:.N84])/COUNT([.$B84:.N8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85:.B85])/COUNT([.$B85:.B85]));0)" office:value-type="float" office:value="0" calcext:value-type="float">
            <text:p>0</text:p>
          </table:table-cell>
          <table:table-cell table:formula="of:=ROUND((SUM([.$B85:.C85])/COUNT([.$B85:.C85]));0)" office:value-type="float" office:value="0" calcext:value-type="float">
            <text:p>0</text:p>
          </table:table-cell>
          <table:table-cell table:formula="of:=ROUND((SUM([.$B85:.D85])/COUNT([.$B85:.D85]));0)" office:value-type="float" office:value="0" calcext:value-type="float">
            <text:p>0</text:p>
          </table:table-cell>
          <table:table-cell table:formula="of:=ROUND((SUM([.$B85:.E85])/COUNT([.$B85:.E85]));0)" office:value-type="float" office:value="0" calcext:value-type="float">
            <text:p>0</text:p>
          </table:table-cell>
          <table:table-cell table:formula="of:=ROUND((SUM([.$B85:.F85])/COUNT([.$B85:.F85]));0)" office:value-type="float" office:value="0" calcext:value-type="float">
            <text:p>0</text:p>
          </table:table-cell>
          <table:table-cell table:formula="of:=ROUND((SUM([.$B85:.G85])/COUNT([.$B85:.G85]));0)" office:value-type="float" office:value="0" calcext:value-type="float">
            <text:p>0</text:p>
          </table:table-cell>
          <table:table-cell table:formula="of:=ROUND((SUM([.$B85:.H85])/COUNT([.$B85:.H85]));0)" office:value-type="float" office:value="0" calcext:value-type="float">
            <text:p>0</text:p>
          </table:table-cell>
          <table:table-cell table:formula="of:=ROUND((SUM([.$B85:.I85])/COUNT([.$B85:.I85]));0)" office:value-type="float" office:value="0" calcext:value-type="float">
            <text:p>0</text:p>
          </table:table-cell>
          <table:table-cell table:formula="of:=ROUND((SUM([.$B85:.J85])/COUNT([.$B85:.J85]));0)" office:value-type="float" office:value="0" calcext:value-type="float">
            <text:p>0</text:p>
          </table:table-cell>
          <table:table-cell table:formula="of:=ROUND((SUM([.$B85:.K85])/COUNT([.$B85:.K85]));0)" office:value-type="float" office:value="0" calcext:value-type="float">
            <text:p>0</text:p>
          </table:table-cell>
          <table:table-cell table:formula="of:=ROUND((SUM([.$B85:.L85])/COUNT([.$B85:.L85]));0)" office:value-type="float" office:value="0" calcext:value-type="float">
            <text:p>0</text:p>
          </table:table-cell>
          <table:table-cell table:formula="of:=ROUND((SUM([.$B85:.M85])/COUNT([.$B85:.M85]));0)" office:value-type="float" office:value="0" calcext:value-type="float">
            <text:p>0</text:p>
          </table:table-cell>
          <table:table-cell table:formula="of:=ROUND((SUM([.$B85:.N85])/COUNT([.$B85:.N8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6:.B86])/COUNT([.$B86:.B86]));0)" office:value-type="float" office:value="0" calcext:value-type="float">
            <text:p>0</text:p>
          </table:table-cell>
          <table:table-cell table:formula="of:=ROUND((SUM([.$B86:.C86])/COUNT([.$B86:.C86]));0)" office:value-type="float" office:value="0" calcext:value-type="float">
            <text:p>0</text:p>
          </table:table-cell>
          <table:table-cell table:formula="of:=ROUND((SUM([.$B86:.D86])/COUNT([.$B86:.D86]));0)" office:value-type="float" office:value="0" calcext:value-type="float">
            <text:p>0</text:p>
          </table:table-cell>
          <table:table-cell table:formula="of:=ROUND((SUM([.$B86:.E86])/COUNT([.$B86:.E86]));0)" office:value-type="float" office:value="0" calcext:value-type="float">
            <text:p>0</text:p>
          </table:table-cell>
          <table:table-cell table:formula="of:=ROUND((SUM([.$B86:.F86])/COUNT([.$B86:.F86]));0)" office:value-type="float" office:value="0" calcext:value-type="float">
            <text:p>0</text:p>
          </table:table-cell>
          <table:table-cell table:formula="of:=ROUND((SUM([.$B86:.G86])/COUNT([.$B86:.G86]));0)" office:value-type="float" office:value="0" calcext:value-type="float">
            <text:p>0</text:p>
          </table:table-cell>
          <table:table-cell table:formula="of:=ROUND((SUM([.$B86:.H86])/COUNT([.$B86:.H86]));0)" office:value-type="float" office:value="0" calcext:value-type="float">
            <text:p>0</text:p>
          </table:table-cell>
          <table:table-cell table:formula="of:=ROUND((SUM([.$B86:.I86])/COUNT([.$B86:.I86]));0)" office:value-type="float" office:value="0" calcext:value-type="float">
            <text:p>0</text:p>
          </table:table-cell>
          <table:table-cell table:formula="of:=ROUND((SUM([.$B86:.J86])/COUNT([.$B86:.J86]));0)" office:value-type="float" office:value="0" calcext:value-type="float">
            <text:p>0</text:p>
          </table:table-cell>
          <table:table-cell table:formula="of:=ROUND((SUM([.$B86:.K86])/COUNT([.$B86:.K86]));0)" office:value-type="float" office:value="0" calcext:value-type="float">
            <text:p>0</text:p>
          </table:table-cell>
          <table:table-cell table:formula="of:=ROUND((SUM([.$B86:.L86])/COUNT([.$B86:.L86]));0)" office:value-type="float" office:value="0" calcext:value-type="float">
            <text:p>0</text:p>
          </table:table-cell>
          <table:table-cell table:formula="of:=ROUND((SUM([.$B86:.M86])/COUNT([.$B86:.M86]));0)" office:value-type="float" office:value="0" calcext:value-type="float">
            <text:p>0</text:p>
          </table:table-cell>
          <table:table-cell table:formula="of:=ROUND((SUM([.$B86:.N86])/COUNT([.$B86:.N8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87:.B87])/COUNT([.$B87:.B87]));0)" office:value-type="float" office:value="0" calcext:value-type="float">
            <text:p>0</text:p>
          </table:table-cell>
          <table:table-cell table:formula="of:=ROUND((SUM([.$B87:.C87])/COUNT([.$B87:.C87]));0)" office:value-type="float" office:value="0" calcext:value-type="float">
            <text:p>0</text:p>
          </table:table-cell>
          <table:table-cell table:formula="of:=ROUND((SUM([.$B87:.D87])/COUNT([.$B87:.D87]));0)" office:value-type="float" office:value="0" calcext:value-type="float">
            <text:p>0</text:p>
          </table:table-cell>
          <table:table-cell table:formula="of:=ROUND((SUM([.$B87:.E87])/COUNT([.$B87:.E87]));0)" office:value-type="float" office:value="0" calcext:value-type="float">
            <text:p>0</text:p>
          </table:table-cell>
          <table:table-cell table:formula="of:=ROUND((SUM([.$B87:.F87])/COUNT([.$B87:.F87]));0)" office:value-type="float" office:value="0" calcext:value-type="float">
            <text:p>0</text:p>
          </table:table-cell>
          <table:table-cell table:formula="of:=ROUND((SUM([.$B87:.G87])/COUNT([.$B87:.G87]));0)" office:value-type="float" office:value="0" calcext:value-type="float">
            <text:p>0</text:p>
          </table:table-cell>
          <table:table-cell table:formula="of:=ROUND((SUM([.$B87:.H87])/COUNT([.$B87:.H87]));0)" office:value-type="float" office:value="0" calcext:value-type="float">
            <text:p>0</text:p>
          </table:table-cell>
          <table:table-cell table:formula="of:=ROUND((SUM([.$B87:.I87])/COUNT([.$B87:.I87]));0)" office:value-type="float" office:value="0" calcext:value-type="float">
            <text:p>0</text:p>
          </table:table-cell>
          <table:table-cell table:formula="of:=ROUND((SUM([.$B87:.J87])/COUNT([.$B87:.J87]));0)" office:value-type="float" office:value="0" calcext:value-type="float">
            <text:p>0</text:p>
          </table:table-cell>
          <table:table-cell table:formula="of:=ROUND((SUM([.$B87:.K87])/COUNT([.$B87:.K87]));0)" office:value-type="float" office:value="0" calcext:value-type="float">
            <text:p>0</text:p>
          </table:table-cell>
          <table:table-cell table:formula="of:=ROUND((SUM([.$B87:.L87])/COUNT([.$B87:.L87]));0)" office:value-type="float" office:value="0" calcext:value-type="float">
            <text:p>0</text:p>
          </table:table-cell>
          <table:table-cell table:formula="of:=ROUND((SUM([.$B87:.M87])/COUNT([.$B87:.M87]));0)" office:value-type="float" office:value="0" calcext:value-type="float">
            <text:p>0</text:p>
          </table:table-cell>
          <table:table-cell table:formula="of:=ROUND((SUM([.$B87:.N87])/COUNT([.$B87:.N8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88:.B88])/COUNT([.$B88:.B88]));0)" office:value-type="float" office:value="0" calcext:value-type="float">
            <text:p>0</text:p>
          </table:table-cell>
          <table:table-cell table:formula="of:=ROUND((SUM([.$B88:.C88])/COUNT([.$B88:.C88]));0)" office:value-type="float" office:value="0" calcext:value-type="float">
            <text:p>0</text:p>
          </table:table-cell>
          <table:table-cell table:formula="of:=ROUND((SUM([.$B88:.D88])/COUNT([.$B88:.D88]));0)" office:value-type="float" office:value="0" calcext:value-type="float">
            <text:p>0</text:p>
          </table:table-cell>
          <table:table-cell table:formula="of:=ROUND((SUM([.$B88:.E88])/COUNT([.$B88:.E88]));0)" office:value-type="float" office:value="0" calcext:value-type="float">
            <text:p>0</text:p>
          </table:table-cell>
          <table:table-cell table:formula="of:=ROUND((SUM([.$B88:.F88])/COUNT([.$B88:.F88]));0)" office:value-type="float" office:value="0" calcext:value-type="float">
            <text:p>0</text:p>
          </table:table-cell>
          <table:table-cell table:formula="of:=ROUND((SUM([.$B88:.G88])/COUNT([.$B88:.G88]));0)" office:value-type="float" office:value="0" calcext:value-type="float">
            <text:p>0</text:p>
          </table:table-cell>
          <table:table-cell table:formula="of:=ROUND((SUM([.$B88:.H88])/COUNT([.$B88:.H88]));0)" office:value-type="float" office:value="0" calcext:value-type="float">
            <text:p>0</text:p>
          </table:table-cell>
          <table:table-cell table:formula="of:=ROUND((SUM([.$B88:.I88])/COUNT([.$B88:.I88]));0)" office:value-type="float" office:value="0" calcext:value-type="float">
            <text:p>0</text:p>
          </table:table-cell>
          <table:table-cell table:formula="of:=ROUND((SUM([.$B88:.J88])/COUNT([.$B88:.J88]));0)" office:value-type="float" office:value="0" calcext:value-type="float">
            <text:p>0</text:p>
          </table:table-cell>
          <table:table-cell table:formula="of:=ROUND((SUM([.$B88:.K88])/COUNT([.$B88:.K88]));0)" office:value-type="float" office:value="0" calcext:value-type="float">
            <text:p>0</text:p>
          </table:table-cell>
          <table:table-cell table:formula="of:=ROUND((SUM([.$B88:.L88])/COUNT([.$B88:.L88]));0)" office:value-type="float" office:value="0" calcext:value-type="float">
            <text:p>0</text:p>
          </table:table-cell>
          <table:table-cell table:formula="of:=ROUND((SUM([.$B88:.M88])/COUNT([.$B88:.M88]));0)" office:value-type="float" office:value="0" calcext:value-type="float">
            <text:p>0</text:p>
          </table:table-cell>
          <table:table-cell table:formula="of:=ROUND((SUM([.$B88:.N88])/COUNT([.$B88:.N8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89:.B89])/COUNT([.$B89:.B89]));0)" office:value-type="float" office:value="0" calcext:value-type="float">
            <text:p>0</text:p>
          </table:table-cell>
          <table:table-cell table:formula="of:=ROUND((SUM([.$B89:.C89])/COUNT([.$B89:.C89]));0)" office:value-type="float" office:value="0" calcext:value-type="float">
            <text:p>0</text:p>
          </table:table-cell>
          <table:table-cell table:formula="of:=ROUND((SUM([.$B89:.D89])/COUNT([.$B89:.D89]));0)" office:value-type="float" office:value="0" calcext:value-type="float">
            <text:p>0</text:p>
          </table:table-cell>
          <table:table-cell table:formula="of:=ROUND((SUM([.$B89:.E89])/COUNT([.$B89:.E89]));0)" office:value-type="float" office:value="0" calcext:value-type="float">
            <text:p>0</text:p>
          </table:table-cell>
          <table:table-cell table:formula="of:=ROUND((SUM([.$B89:.F89])/COUNT([.$B89:.F89]));0)" office:value-type="float" office:value="0" calcext:value-type="float">
            <text:p>0</text:p>
          </table:table-cell>
          <table:table-cell table:formula="of:=ROUND((SUM([.$B89:.G89])/COUNT([.$B89:.G89]));0)" office:value-type="float" office:value="0" calcext:value-type="float">
            <text:p>0</text:p>
          </table:table-cell>
          <table:table-cell table:formula="of:=ROUND((SUM([.$B89:.H89])/COUNT([.$B89:.H89]));0)" office:value-type="float" office:value="0" calcext:value-type="float">
            <text:p>0</text:p>
          </table:table-cell>
          <table:table-cell table:formula="of:=ROUND((SUM([.$B89:.I89])/COUNT([.$B89:.I89]));0)" office:value-type="float" office:value="0" calcext:value-type="float">
            <text:p>0</text:p>
          </table:table-cell>
          <table:table-cell table:formula="of:=ROUND((SUM([.$B89:.J89])/COUNT([.$B89:.J89]));0)" office:value-type="float" office:value="0" calcext:value-type="float">
            <text:p>0</text:p>
          </table:table-cell>
          <table:table-cell table:formula="of:=ROUND((SUM([.$B89:.K89])/COUNT([.$B89:.K89]));0)" office:value-type="float" office:value="0" calcext:value-type="float">
            <text:p>0</text:p>
          </table:table-cell>
          <table:table-cell table:formula="of:=ROUND((SUM([.$B89:.L89])/COUNT([.$B89:.L89]));0)" office:value-type="float" office:value="0" calcext:value-type="float">
            <text:p>0</text:p>
          </table:table-cell>
          <table:table-cell table:formula="of:=ROUND((SUM([.$B89:.M89])/COUNT([.$B89:.M89]));0)" office:value-type="float" office:value="0" calcext:value-type="float">
            <text:p>0</text:p>
          </table:table-cell>
          <table:table-cell table:formula="of:=ROUND((SUM([.$B89:.N89])/COUNT([.$B89:.N8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90:.B90])/COUNT([.$B90:.B90]));0)" office:value-type="float" office:value="0" calcext:value-type="float">
            <text:p>0</text:p>
          </table:table-cell>
          <table:table-cell table:formula="of:=ROUND((SUM([.$B90:.C90])/COUNT([.$B90:.C90]));0)" office:value-type="float" office:value="0" calcext:value-type="float">
            <text:p>0</text:p>
          </table:table-cell>
          <table:table-cell table:formula="of:=ROUND((SUM([.$B90:.D90])/COUNT([.$B90:.D90]));0)" office:value-type="float" office:value="0" calcext:value-type="float">
            <text:p>0</text:p>
          </table:table-cell>
          <table:table-cell table:formula="of:=ROUND((SUM([.$B90:.E90])/COUNT([.$B90:.E90]));0)" office:value-type="float" office:value="0" calcext:value-type="float">
            <text:p>0</text:p>
          </table:table-cell>
          <table:table-cell table:formula="of:=ROUND((SUM([.$B90:.F90])/COUNT([.$B90:.F90]));0)" office:value-type="float" office:value="0" calcext:value-type="float">
            <text:p>0</text:p>
          </table:table-cell>
          <table:table-cell table:formula="of:=ROUND((SUM([.$B90:.G90])/COUNT([.$B90:.G90]));0)" office:value-type="float" office:value="0" calcext:value-type="float">
            <text:p>0</text:p>
          </table:table-cell>
          <table:table-cell table:formula="of:=ROUND((SUM([.$B90:.H90])/COUNT([.$B90:.H90]));0)" office:value-type="float" office:value="0" calcext:value-type="float">
            <text:p>0</text:p>
          </table:table-cell>
          <table:table-cell table:formula="of:=ROUND((SUM([.$B90:.I90])/COUNT([.$B90:.I90]));0)" office:value-type="float" office:value="0" calcext:value-type="float">
            <text:p>0</text:p>
          </table:table-cell>
          <table:table-cell table:formula="of:=ROUND((SUM([.$B90:.J90])/COUNT([.$B90:.J90]));0)" office:value-type="float" office:value="0" calcext:value-type="float">
            <text:p>0</text:p>
          </table:table-cell>
          <table:table-cell table:formula="of:=ROUND((SUM([.$B90:.K90])/COUNT([.$B90:.K90]));0)" office:value-type="float" office:value="0" calcext:value-type="float">
            <text:p>0</text:p>
          </table:table-cell>
          <table:table-cell table:formula="of:=ROUND((SUM([.$B90:.L90])/COUNT([.$B90:.L90]));0)" office:value-type="float" office:value="0" calcext:value-type="float">
            <text:p>0</text:p>
          </table:table-cell>
          <table:table-cell table:formula="of:=ROUND((SUM([.$B90:.M90])/COUNT([.$B90:.M90]));0)" office:value-type="float" office:value="0" calcext:value-type="float">
            <text:p>0</text:p>
          </table:table-cell>
          <table:table-cell table:formula="of:=ROUND((SUM([.$B90:.N90])/COUNT([.$B90:.N9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91:.B91])/COUNT([.$B91:.B91]));0)" office:value-type="float" office:value="0" calcext:value-type="float">
            <text:p>0</text:p>
          </table:table-cell>
          <table:table-cell table:formula="of:=ROUND((SUM([.$B91:.C91])/COUNT([.$B91:.C91]));0)" office:value-type="float" office:value="0" calcext:value-type="float">
            <text:p>0</text:p>
          </table:table-cell>
          <table:table-cell table:formula="of:=ROUND((SUM([.$B91:.D91])/COUNT([.$B91:.D91]));0)" office:value-type="float" office:value="0" calcext:value-type="float">
            <text:p>0</text:p>
          </table:table-cell>
          <table:table-cell table:formula="of:=ROUND((SUM([.$B91:.E91])/COUNT([.$B91:.E91]));0)" office:value-type="float" office:value="0" calcext:value-type="float">
            <text:p>0</text:p>
          </table:table-cell>
          <table:table-cell table:formula="of:=ROUND((SUM([.$B91:.F91])/COUNT([.$B91:.F91]));0)" office:value-type="float" office:value="0" calcext:value-type="float">
            <text:p>0</text:p>
          </table:table-cell>
          <table:table-cell table:formula="of:=ROUND((SUM([.$B91:.G91])/COUNT([.$B91:.G91]));0)" office:value-type="float" office:value="0" calcext:value-type="float">
            <text:p>0</text:p>
          </table:table-cell>
          <table:table-cell table:formula="of:=ROUND((SUM([.$B91:.H91])/COUNT([.$B91:.H91]));0)" office:value-type="float" office:value="0" calcext:value-type="float">
            <text:p>0</text:p>
          </table:table-cell>
          <table:table-cell table:formula="of:=ROUND((SUM([.$B91:.I91])/COUNT([.$B91:.I91]));0)" office:value-type="float" office:value="0" calcext:value-type="float">
            <text:p>0</text:p>
          </table:table-cell>
          <table:table-cell table:formula="of:=ROUND((SUM([.$B91:.J91])/COUNT([.$B91:.J91]));0)" office:value-type="float" office:value="0" calcext:value-type="float">
            <text:p>0</text:p>
          </table:table-cell>
          <table:table-cell table:formula="of:=ROUND((SUM([.$B91:.K91])/COUNT([.$B91:.K91]));0)" office:value-type="float" office:value="0" calcext:value-type="float">
            <text:p>0</text:p>
          </table:table-cell>
          <table:table-cell table:formula="of:=ROUND((SUM([.$B91:.L91])/COUNT([.$B91:.L91]));0)" office:value-type="float" office:value="0" calcext:value-type="float">
            <text:p>0</text:p>
          </table:table-cell>
          <table:table-cell table:formula="of:=ROUND((SUM([.$B91:.M91])/COUNT([.$B91:.M91]));0)" office:value-type="float" office:value="0" calcext:value-type="float">
            <text:p>0</text:p>
          </table:table-cell>
          <table:table-cell table:formula="of:=ROUND((SUM([.$B91:.N91])/COUNT([.$B91:.N9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92:.B92])/COUNT([.$B92:.B92]));0)" office:value-type="float" office:value="0" calcext:value-type="float">
            <text:p>0</text:p>
          </table:table-cell>
          <table:table-cell table:formula="of:=ROUND((SUM([.$B92:.C92])/COUNT([.$B92:.C92]));0)" office:value-type="float" office:value="0" calcext:value-type="float">
            <text:p>0</text:p>
          </table:table-cell>
          <table:table-cell table:formula="of:=ROUND((SUM([.$B92:.D92])/COUNT([.$B92:.D92]));0)" office:value-type="float" office:value="0" calcext:value-type="float">
            <text:p>0</text:p>
          </table:table-cell>
          <table:table-cell table:formula="of:=ROUND((SUM([.$B92:.E92])/COUNT([.$B92:.E92]));0)" office:value-type="float" office:value="0" calcext:value-type="float">
            <text:p>0</text:p>
          </table:table-cell>
          <table:table-cell table:formula="of:=ROUND((SUM([.$B92:.F92])/COUNT([.$B92:.F92]));0)" office:value-type="float" office:value="0" calcext:value-type="float">
            <text:p>0</text:p>
          </table:table-cell>
          <table:table-cell table:formula="of:=ROUND((SUM([.$B92:.G92])/COUNT([.$B92:.G92]));0)" office:value-type="float" office:value="0" calcext:value-type="float">
            <text:p>0</text:p>
          </table:table-cell>
          <table:table-cell table:formula="of:=ROUND((SUM([.$B92:.H92])/COUNT([.$B92:.H92]));0)" office:value-type="float" office:value="0" calcext:value-type="float">
            <text:p>0</text:p>
          </table:table-cell>
          <table:table-cell table:formula="of:=ROUND((SUM([.$B92:.I92])/COUNT([.$B92:.I92]));0)" office:value-type="float" office:value="0" calcext:value-type="float">
            <text:p>0</text:p>
          </table:table-cell>
          <table:table-cell table:formula="of:=ROUND((SUM([.$B92:.J92])/COUNT([.$B92:.J92]));0)" office:value-type="float" office:value="0" calcext:value-type="float">
            <text:p>0</text:p>
          </table:table-cell>
          <table:table-cell table:formula="of:=ROUND((SUM([.$B92:.K92])/COUNT([.$B92:.K92]));0)" office:value-type="float" office:value="0" calcext:value-type="float">
            <text:p>0</text:p>
          </table:table-cell>
          <table:table-cell table:formula="of:=ROUND((SUM([.$B92:.L92])/COUNT([.$B92:.L92]));0)" office:value-type="float" office:value="0" calcext:value-type="float">
            <text:p>0</text:p>
          </table:table-cell>
          <table:table-cell table:formula="of:=ROUND((SUM([.$B92:.M92])/COUNT([.$B92:.M92]));0)" office:value-type="float" office:value="0" calcext:value-type="float">
            <text:p>0</text:p>
          </table:table-cell>
          <table:table-cell table:formula="of:=ROUND((SUM([.$B92:.N92])/COUNT([.$B92:.N9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93:.B93])/COUNT([.$B93:.B93]));0)" office:value-type="float" office:value="0" calcext:value-type="float">
            <text:p>0</text:p>
          </table:table-cell>
          <table:table-cell table:formula="of:=ROUND((SUM([.$B93:.C93])/COUNT([.$B93:.C93]));0)" office:value-type="float" office:value="0" calcext:value-type="float">
            <text:p>0</text:p>
          </table:table-cell>
          <table:table-cell table:formula="of:=ROUND((SUM([.$B93:.D93])/COUNT([.$B93:.D93]));0)" office:value-type="float" office:value="0" calcext:value-type="float">
            <text:p>0</text:p>
          </table:table-cell>
          <table:table-cell table:formula="of:=ROUND((SUM([.$B93:.E93])/COUNT([.$B93:.E93]));0)" office:value-type="float" office:value="0" calcext:value-type="float">
            <text:p>0</text:p>
          </table:table-cell>
          <table:table-cell table:formula="of:=ROUND((SUM([.$B93:.F93])/COUNT([.$B93:.F93]));0)" office:value-type="float" office:value="0" calcext:value-type="float">
            <text:p>0</text:p>
          </table:table-cell>
          <table:table-cell table:formula="of:=ROUND((SUM([.$B93:.G93])/COUNT([.$B93:.G93]));0)" office:value-type="float" office:value="0" calcext:value-type="float">
            <text:p>0</text:p>
          </table:table-cell>
          <table:table-cell table:formula="of:=ROUND((SUM([.$B93:.H93])/COUNT([.$B93:.H93]));0)" office:value-type="float" office:value="0" calcext:value-type="float">
            <text:p>0</text:p>
          </table:table-cell>
          <table:table-cell table:formula="of:=ROUND((SUM([.$B93:.I93])/COUNT([.$B93:.I93]));0)" office:value-type="float" office:value="0" calcext:value-type="float">
            <text:p>0</text:p>
          </table:table-cell>
          <table:table-cell table:formula="of:=ROUND((SUM([.$B93:.J93])/COUNT([.$B93:.J93]));0)" office:value-type="float" office:value="0" calcext:value-type="float">
            <text:p>0</text:p>
          </table:table-cell>
          <table:table-cell table:formula="of:=ROUND((SUM([.$B93:.K93])/COUNT([.$B93:.K93]));0)" office:value-type="float" office:value="0" calcext:value-type="float">
            <text:p>0</text:p>
          </table:table-cell>
          <table:table-cell table:formula="of:=ROUND((SUM([.$B93:.L93])/COUNT([.$B93:.L93]));0)" office:value-type="float" office:value="0" calcext:value-type="float">
            <text:p>0</text:p>
          </table:table-cell>
          <table:table-cell table:formula="of:=ROUND((SUM([.$B93:.M93])/COUNT([.$B93:.M93]));0)" office:value-type="float" office:value="0" calcext:value-type="float">
            <text:p>0</text:p>
          </table:table-cell>
          <table:table-cell table:formula="of:=ROUND((SUM([.$B93:.N93])/COUNT([.$B93:.N9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94:.B94])/COUNT([.$B94:.B94]));0)" office:value-type="float" office:value="0" calcext:value-type="float">
            <text:p>0</text:p>
          </table:table-cell>
          <table:table-cell table:formula="of:=ROUND((SUM([.$B94:.C94])/COUNT([.$B94:.C94]));0)" office:value-type="float" office:value="0" calcext:value-type="float">
            <text:p>0</text:p>
          </table:table-cell>
          <table:table-cell table:formula="of:=ROUND((SUM([.$B94:.D94])/COUNT([.$B94:.D94]));0)" office:value-type="float" office:value="0" calcext:value-type="float">
            <text:p>0</text:p>
          </table:table-cell>
          <table:table-cell table:formula="of:=ROUND((SUM([.$B94:.E94])/COUNT([.$B94:.E94]));0)" office:value-type="float" office:value="0" calcext:value-type="float">
            <text:p>0</text:p>
          </table:table-cell>
          <table:table-cell table:formula="of:=ROUND((SUM([.$B94:.F94])/COUNT([.$B94:.F94]));0)" office:value-type="float" office:value="0" calcext:value-type="float">
            <text:p>0</text:p>
          </table:table-cell>
          <table:table-cell table:formula="of:=ROUND((SUM([.$B94:.G94])/COUNT([.$B94:.G94]));0)" office:value-type="float" office:value="0" calcext:value-type="float">
            <text:p>0</text:p>
          </table:table-cell>
          <table:table-cell table:formula="of:=ROUND((SUM([.$B94:.H94])/COUNT([.$B94:.H94]));0)" office:value-type="float" office:value="0" calcext:value-type="float">
            <text:p>0</text:p>
          </table:table-cell>
          <table:table-cell table:formula="of:=ROUND((SUM([.$B94:.I94])/COUNT([.$B94:.I94]));0)" office:value-type="float" office:value="0" calcext:value-type="float">
            <text:p>0</text:p>
          </table:table-cell>
          <table:table-cell table:formula="of:=ROUND((SUM([.$B94:.J94])/COUNT([.$B94:.J94]));0)" office:value-type="float" office:value="0" calcext:value-type="float">
            <text:p>0</text:p>
          </table:table-cell>
          <table:table-cell table:formula="of:=ROUND((SUM([.$B94:.K94])/COUNT([.$B94:.K94]));0)" office:value-type="float" office:value="0" calcext:value-type="float">
            <text:p>0</text:p>
          </table:table-cell>
          <table:table-cell table:formula="of:=ROUND((SUM([.$B94:.L94])/COUNT([.$B94:.L94]));0)" office:value-type="float" office:value="0" calcext:value-type="float">
            <text:p>0</text:p>
          </table:table-cell>
          <table:table-cell table:formula="of:=ROUND((SUM([.$B94:.M94])/COUNT([.$B94:.M94]));0)" office:value-type="float" office:value="0" calcext:value-type="float">
            <text:p>0</text:p>
          </table:table-cell>
          <table:table-cell table:formula="of:=ROUND((SUM([.$B94:.N94])/COUNT([.$B94:.N9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95:.B95])/COUNT([.$B95:.B95]));0)" office:value-type="float" office:value="0" calcext:value-type="float">
            <text:p>0</text:p>
          </table:table-cell>
          <table:table-cell table:formula="of:=ROUND((SUM([.$B95:.C95])/COUNT([.$B95:.C95]));0)" office:value-type="float" office:value="0" calcext:value-type="float">
            <text:p>0</text:p>
          </table:table-cell>
          <table:table-cell table:formula="of:=ROUND((SUM([.$B95:.D95])/COUNT([.$B95:.D95]));0)" office:value-type="float" office:value="0" calcext:value-type="float">
            <text:p>0</text:p>
          </table:table-cell>
          <table:table-cell table:formula="of:=ROUND((SUM([.$B95:.E95])/COUNT([.$B95:.E95]));0)" office:value-type="float" office:value="0" calcext:value-type="float">
            <text:p>0</text:p>
          </table:table-cell>
          <table:table-cell table:formula="of:=ROUND((SUM([.$B95:.F95])/COUNT([.$B95:.F95]));0)" office:value-type="float" office:value="0" calcext:value-type="float">
            <text:p>0</text:p>
          </table:table-cell>
          <table:table-cell table:formula="of:=ROUND((SUM([.$B95:.G95])/COUNT([.$B95:.G95]));0)" office:value-type="float" office:value="0" calcext:value-type="float">
            <text:p>0</text:p>
          </table:table-cell>
          <table:table-cell table:formula="of:=ROUND((SUM([.$B95:.H95])/COUNT([.$B95:.H95]));0)" office:value-type="float" office:value="0" calcext:value-type="float">
            <text:p>0</text:p>
          </table:table-cell>
          <table:table-cell table:formula="of:=ROUND((SUM([.$B95:.I95])/COUNT([.$B95:.I95]));0)" office:value-type="float" office:value="0" calcext:value-type="float">
            <text:p>0</text:p>
          </table:table-cell>
          <table:table-cell table:formula="of:=ROUND((SUM([.$B95:.J95])/COUNT([.$B95:.J95]));0)" office:value-type="float" office:value="0" calcext:value-type="float">
            <text:p>0</text:p>
          </table:table-cell>
          <table:table-cell table:formula="of:=ROUND((SUM([.$B95:.K95])/COUNT([.$B95:.K95]));0)" office:value-type="float" office:value="0" calcext:value-type="float">
            <text:p>0</text:p>
          </table:table-cell>
          <table:table-cell table:formula="of:=ROUND((SUM([.$B95:.L95])/COUNT([.$B95:.L95]));0)" office:value-type="float" office:value="0" calcext:value-type="float">
            <text:p>0</text:p>
          </table:table-cell>
          <table:table-cell table:formula="of:=ROUND((SUM([.$B95:.M95])/COUNT([.$B95:.M95]));0)" office:value-type="float" office:value="0" calcext:value-type="float">
            <text:p>0</text:p>
          </table:table-cell>
          <table:table-cell table:formula="of:=ROUND((SUM([.$B95:.N95])/COUNT([.$B95:.N9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96:.B96])/COUNT([.$B96:.B96]));0)" office:value-type="float" office:value="0" calcext:value-type="float">
            <text:p>0</text:p>
          </table:table-cell>
          <table:table-cell table:formula="of:=ROUND((SUM([.$B96:.C96])/COUNT([.$B96:.C96]));0)" office:value-type="float" office:value="0" calcext:value-type="float">
            <text:p>0</text:p>
          </table:table-cell>
          <table:table-cell table:formula="of:=ROUND((SUM([.$B96:.D96])/COUNT([.$B96:.D96]));0)" office:value-type="float" office:value="0" calcext:value-type="float">
            <text:p>0</text:p>
          </table:table-cell>
          <table:table-cell table:formula="of:=ROUND((SUM([.$B96:.E96])/COUNT([.$B96:.E96]));0)" office:value-type="float" office:value="0" calcext:value-type="float">
            <text:p>0</text:p>
          </table:table-cell>
          <table:table-cell table:formula="of:=ROUND((SUM([.$B96:.F96])/COUNT([.$B96:.F96]));0)" office:value-type="float" office:value="0" calcext:value-type="float">
            <text:p>0</text:p>
          </table:table-cell>
          <table:table-cell table:formula="of:=ROUND((SUM([.$B96:.G96])/COUNT([.$B96:.G96]));0)" office:value-type="float" office:value="0" calcext:value-type="float">
            <text:p>0</text:p>
          </table:table-cell>
          <table:table-cell table:formula="of:=ROUND((SUM([.$B96:.H96])/COUNT([.$B96:.H96]));0)" office:value-type="float" office:value="0" calcext:value-type="float">
            <text:p>0</text:p>
          </table:table-cell>
          <table:table-cell table:formula="of:=ROUND((SUM([.$B96:.I96])/COUNT([.$B96:.I96]));0)" office:value-type="float" office:value="0" calcext:value-type="float">
            <text:p>0</text:p>
          </table:table-cell>
          <table:table-cell table:formula="of:=ROUND((SUM([.$B96:.J96])/COUNT([.$B96:.J96]));0)" office:value-type="float" office:value="0" calcext:value-type="float">
            <text:p>0</text:p>
          </table:table-cell>
          <table:table-cell table:formula="of:=ROUND((SUM([.$B96:.K96])/COUNT([.$B96:.K96]));0)" office:value-type="float" office:value="0" calcext:value-type="float">
            <text:p>0</text:p>
          </table:table-cell>
          <table:table-cell table:formula="of:=ROUND((SUM([.$B96:.L96])/COUNT([.$B96:.L96]));0)" office:value-type="float" office:value="0" calcext:value-type="float">
            <text:p>0</text:p>
          </table:table-cell>
          <table:table-cell table:formula="of:=ROUND((SUM([.$B96:.M96])/COUNT([.$B96:.M96]));0)" office:value-type="float" office:value="0" calcext:value-type="float">
            <text:p>0</text:p>
          </table:table-cell>
          <table:table-cell table:formula="of:=ROUND((SUM([.$B96:.N96])/COUNT([.$B96:.N9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97:.B97])/COUNT([.$B97:.B97]));0)" office:value-type="float" office:value="0" calcext:value-type="float">
            <text:p>0</text:p>
          </table:table-cell>
          <table:table-cell table:formula="of:=ROUND((SUM([.$B97:.C97])/COUNT([.$B97:.C97]));0)" office:value-type="float" office:value="0" calcext:value-type="float">
            <text:p>0</text:p>
          </table:table-cell>
          <table:table-cell table:formula="of:=ROUND((SUM([.$B97:.D97])/COUNT([.$B97:.D97]));0)" office:value-type="float" office:value="0" calcext:value-type="float">
            <text:p>0</text:p>
          </table:table-cell>
          <table:table-cell table:formula="of:=ROUND((SUM([.$B97:.E97])/COUNT([.$B97:.E97]));0)" office:value-type="float" office:value="0" calcext:value-type="float">
            <text:p>0</text:p>
          </table:table-cell>
          <table:table-cell table:formula="of:=ROUND((SUM([.$B97:.F97])/COUNT([.$B97:.F97]));0)" office:value-type="float" office:value="0" calcext:value-type="float">
            <text:p>0</text:p>
          </table:table-cell>
          <table:table-cell table:formula="of:=ROUND((SUM([.$B97:.G97])/COUNT([.$B97:.G97]));0)" office:value-type="float" office:value="0" calcext:value-type="float">
            <text:p>0</text:p>
          </table:table-cell>
          <table:table-cell table:formula="of:=ROUND((SUM([.$B97:.H97])/COUNT([.$B97:.H97]));0)" office:value-type="float" office:value="0" calcext:value-type="float">
            <text:p>0</text:p>
          </table:table-cell>
          <table:table-cell table:formula="of:=ROUND((SUM([.$B97:.I97])/COUNT([.$B97:.I97]));0)" office:value-type="float" office:value="0" calcext:value-type="float">
            <text:p>0</text:p>
          </table:table-cell>
          <table:table-cell table:formula="of:=ROUND((SUM([.$B97:.J97])/COUNT([.$B97:.J97]));0)" office:value-type="float" office:value="0" calcext:value-type="float">
            <text:p>0</text:p>
          </table:table-cell>
          <table:table-cell table:formula="of:=ROUND((SUM([.$B97:.K97])/COUNT([.$B97:.K97]));0)" office:value-type="float" office:value="0" calcext:value-type="float">
            <text:p>0</text:p>
          </table:table-cell>
          <table:table-cell table:formula="of:=ROUND((SUM([.$B97:.L97])/COUNT([.$B97:.L97]));0)" office:value-type="float" office:value="0" calcext:value-type="float">
            <text:p>0</text:p>
          </table:table-cell>
          <table:table-cell table:formula="of:=ROUND((SUM([.$B97:.M97])/COUNT([.$B97:.M97]));0)" office:value-type="float" office:value="0" calcext:value-type="float">
            <text:p>0</text:p>
          </table:table-cell>
          <table:table-cell table:formula="of:=ROUND((SUM([.$B97:.N97])/COUNT([.$B97:.N9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98:.B98])/COUNT([.$B98:.B98]));0)" office:value-type="float" office:value="0" calcext:value-type="float">
            <text:p>0</text:p>
          </table:table-cell>
          <table:table-cell table:formula="of:=ROUND((SUM([.$B98:.C98])/COUNT([.$B98:.C98]));0)" office:value-type="float" office:value="0" calcext:value-type="float">
            <text:p>0</text:p>
          </table:table-cell>
          <table:table-cell table:formula="of:=ROUND((SUM([.$B98:.D98])/COUNT([.$B98:.D98]));0)" office:value-type="float" office:value="0" calcext:value-type="float">
            <text:p>0</text:p>
          </table:table-cell>
          <table:table-cell table:formula="of:=ROUND((SUM([.$B98:.E98])/COUNT([.$B98:.E98]));0)" office:value-type="float" office:value="1" calcext:value-type="float">
            <text:p>1</text:p>
          </table:table-cell>
          <table:table-cell table:formula="of:=ROUND((SUM([.$B98:.F98])/COUNT([.$B98:.F98]));0)" office:value-type="float" office:value="0" calcext:value-type="float">
            <text:p>0</text:p>
          </table:table-cell>
          <table:table-cell table:formula="of:=ROUND((SUM([.$B98:.G98])/COUNT([.$B98:.G98]));0)" office:value-type="float" office:value="0" calcext:value-type="float">
            <text:p>0</text:p>
          </table:table-cell>
          <table:table-cell table:formula="of:=ROUND((SUM([.$B98:.H98])/COUNT([.$B98:.H98]));0)" office:value-type="float" office:value="0" calcext:value-type="float">
            <text:p>0</text:p>
          </table:table-cell>
          <table:table-cell table:formula="of:=ROUND((SUM([.$B98:.I98])/COUNT([.$B98:.I98]));0)" office:value-type="float" office:value="0" calcext:value-type="float">
            <text:p>0</text:p>
          </table:table-cell>
          <table:table-cell table:formula="of:=ROUND((SUM([.$B98:.J98])/COUNT([.$B98:.J98]));0)" office:value-type="float" office:value="0" calcext:value-type="float">
            <text:p>0</text:p>
          </table:table-cell>
          <table:table-cell table:formula="of:=ROUND((SUM([.$B98:.K98])/COUNT([.$B98:.K98]));0)" office:value-type="float" office:value="0" calcext:value-type="float">
            <text:p>0</text:p>
          </table:table-cell>
          <table:table-cell table:formula="of:=ROUND((SUM([.$B98:.L98])/COUNT([.$B98:.L98]));0)" office:value-type="float" office:value="0" calcext:value-type="float">
            <text:p>0</text:p>
          </table:table-cell>
          <table:table-cell table:formula="of:=ROUND((SUM([.$B98:.M98])/COUNT([.$B98:.M98]));0)" office:value-type="float" office:value="0" calcext:value-type="float">
            <text:p>0</text:p>
          </table:table-cell>
          <table:table-cell table:formula="of:=ROUND((SUM([.$B98:.N98])/COUNT([.$B98:.N9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99:.B99])/COUNT([.$B99:.B99]));0)" office:value-type="float" office:value="0" calcext:value-type="float">
            <text:p>0</text:p>
          </table:table-cell>
          <table:table-cell table:formula="of:=ROUND((SUM([.$B99:.C99])/COUNT([.$B99:.C99]));0)" office:value-type="float" office:value="0" calcext:value-type="float">
            <text:p>0</text:p>
          </table:table-cell>
          <table:table-cell table:formula="of:=ROUND((SUM([.$B99:.D99])/COUNT([.$B99:.D99]));0)" office:value-type="float" office:value="0" calcext:value-type="float">
            <text:p>0</text:p>
          </table:table-cell>
          <table:table-cell table:formula="of:=ROUND((SUM([.$B99:.E99])/COUNT([.$B99:.E99]));0)" office:value-type="float" office:value="0" calcext:value-type="float">
            <text:p>0</text:p>
          </table:table-cell>
          <table:table-cell table:formula="of:=ROUND((SUM([.$B99:.F99])/COUNT([.$B99:.F99]));0)" office:value-type="float" office:value="0" calcext:value-type="float">
            <text:p>0</text:p>
          </table:table-cell>
          <table:table-cell table:formula="of:=ROUND((SUM([.$B99:.G99])/COUNT([.$B99:.G99]));0)" office:value-type="float" office:value="0" calcext:value-type="float">
            <text:p>0</text:p>
          </table:table-cell>
          <table:table-cell table:formula="of:=ROUND((SUM([.$B99:.H99])/COUNT([.$B99:.H99]));0)" office:value-type="float" office:value="0" calcext:value-type="float">
            <text:p>0</text:p>
          </table:table-cell>
          <table:table-cell table:formula="of:=ROUND((SUM([.$B99:.I99])/COUNT([.$B99:.I99]));0)" office:value-type="float" office:value="0" calcext:value-type="float">
            <text:p>0</text:p>
          </table:table-cell>
          <table:table-cell table:formula="of:=ROUND((SUM([.$B99:.J99])/COUNT([.$B99:.J99]));0)" office:value-type="float" office:value="0" calcext:value-type="float">
            <text:p>0</text:p>
          </table:table-cell>
          <table:table-cell table:formula="of:=ROUND((SUM([.$B99:.K99])/COUNT([.$B99:.K99]));0)" office:value-type="float" office:value="0" calcext:value-type="float">
            <text:p>0</text:p>
          </table:table-cell>
          <table:table-cell table:formula="of:=ROUND((SUM([.$B99:.L99])/COUNT([.$B99:.L99]));0)" office:value-type="float" office:value="0" calcext:value-type="float">
            <text:p>0</text:p>
          </table:table-cell>
          <table:table-cell table:formula="of:=ROUND((SUM([.$B99:.M99])/COUNT([.$B99:.M99]));0)" office:value-type="float" office:value="0" calcext:value-type="float">
            <text:p>0</text:p>
          </table:table-cell>
          <table:table-cell table:formula="of:=ROUND((SUM([.$B99:.N99])/COUNT([.$B99:.N9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00:.B100])/COUNT([.$B100:.B100]));0)" office:value-type="float" office:value="0" calcext:value-type="float">
            <text:p>0</text:p>
          </table:table-cell>
          <table:table-cell table:formula="of:=ROUND((SUM([.$B100:.C100])/COUNT([.$B100:.C100]));0)" office:value-type="float" office:value="0" calcext:value-type="float">
            <text:p>0</text:p>
          </table:table-cell>
          <table:table-cell table:formula="of:=ROUND((SUM([.$B100:.D100])/COUNT([.$B100:.D100]));0)" office:value-type="float" office:value="0" calcext:value-type="float">
            <text:p>0</text:p>
          </table:table-cell>
          <table:table-cell table:formula="of:=ROUND((SUM([.$B100:.E100])/COUNT([.$B100:.E100]));0)" office:value-type="float" office:value="0" calcext:value-type="float">
            <text:p>0</text:p>
          </table:table-cell>
          <table:table-cell table:formula="of:=ROUND((SUM([.$B100:.F100])/COUNT([.$B100:.F100]));0)" office:value-type="float" office:value="0" calcext:value-type="float">
            <text:p>0</text:p>
          </table:table-cell>
          <table:table-cell table:formula="of:=ROUND((SUM([.$B100:.G100])/COUNT([.$B100:.G100]));0)" office:value-type="float" office:value="0" calcext:value-type="float">
            <text:p>0</text:p>
          </table:table-cell>
          <table:table-cell table:formula="of:=ROUND((SUM([.$B100:.H100])/COUNT([.$B100:.H100]));0)" office:value-type="float" office:value="0" calcext:value-type="float">
            <text:p>0</text:p>
          </table:table-cell>
          <table:table-cell table:formula="of:=ROUND((SUM([.$B100:.I100])/COUNT([.$B100:.I100]));0)" office:value-type="float" office:value="0" calcext:value-type="float">
            <text:p>0</text:p>
          </table:table-cell>
          <table:table-cell table:formula="of:=ROUND((SUM([.$B100:.J100])/COUNT([.$B100:.J100]));0)" office:value-type="float" office:value="0" calcext:value-type="float">
            <text:p>0</text:p>
          </table:table-cell>
          <table:table-cell table:formula="of:=ROUND((SUM([.$B100:.K100])/COUNT([.$B100:.K100]));0)" office:value-type="float" office:value="0" calcext:value-type="float">
            <text:p>0</text:p>
          </table:table-cell>
          <table:table-cell table:formula="of:=ROUND((SUM([.$B100:.L100])/COUNT([.$B100:.L100]));0)" office:value-type="float" office:value="0" calcext:value-type="float">
            <text:p>0</text:p>
          </table:table-cell>
          <table:table-cell table:formula="of:=ROUND((SUM([.$B100:.M100])/COUNT([.$B100:.M100]));0)" office:value-type="float" office:value="0" calcext:value-type="float">
            <text:p>0</text:p>
          </table:table-cell>
          <table:table-cell table:formula="of:=ROUND((SUM([.$B100:.N100])/COUNT([.$B100:.N10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01:.B101])/COUNT([.$B101:.B101]));0)" office:value-type="float" office:value="0" calcext:value-type="float">
            <text:p>0</text:p>
          </table:table-cell>
          <table:table-cell table:formula="of:=ROUND((SUM([.$B101:.C101])/COUNT([.$B101:.C101]));0)" office:value-type="float" office:value="0" calcext:value-type="float">
            <text:p>0</text:p>
          </table:table-cell>
          <table:table-cell table:formula="of:=ROUND((SUM([.$B101:.D101])/COUNT([.$B101:.D101]));0)" office:value-type="float" office:value="0" calcext:value-type="float">
            <text:p>0</text:p>
          </table:table-cell>
          <table:table-cell table:formula="of:=ROUND((SUM([.$B101:.E101])/COUNT([.$B101:.E101]));0)" office:value-type="float" office:value="0" calcext:value-type="float">
            <text:p>0</text:p>
          </table:table-cell>
          <table:table-cell table:formula="of:=ROUND((SUM([.$B101:.F101])/COUNT([.$B101:.F101]));0)" office:value-type="float" office:value="0" calcext:value-type="float">
            <text:p>0</text:p>
          </table:table-cell>
          <table:table-cell table:formula="of:=ROUND((SUM([.$B101:.G101])/COUNT([.$B101:.G101]));0)" office:value-type="float" office:value="0" calcext:value-type="float">
            <text:p>0</text:p>
          </table:table-cell>
          <table:table-cell table:formula="of:=ROUND((SUM([.$B101:.H101])/COUNT([.$B101:.H101]));0)" office:value-type="float" office:value="0" calcext:value-type="float">
            <text:p>0</text:p>
          </table:table-cell>
          <table:table-cell table:formula="of:=ROUND((SUM([.$B101:.I101])/COUNT([.$B101:.I101]));0)" office:value-type="float" office:value="0" calcext:value-type="float">
            <text:p>0</text:p>
          </table:table-cell>
          <table:table-cell table:formula="of:=ROUND((SUM([.$B101:.J101])/COUNT([.$B101:.J101]));0)" office:value-type="float" office:value="0" calcext:value-type="float">
            <text:p>0</text:p>
          </table:table-cell>
          <table:table-cell table:formula="of:=ROUND((SUM([.$B101:.K101])/COUNT([.$B101:.K101]));0)" office:value-type="float" office:value="0" calcext:value-type="float">
            <text:p>0</text:p>
          </table:table-cell>
          <table:table-cell table:formula="of:=ROUND((SUM([.$B101:.L101])/COUNT([.$B101:.L101]));0)" office:value-type="float" office:value="0" calcext:value-type="float">
            <text:p>0</text:p>
          </table:table-cell>
          <table:table-cell table:formula="of:=ROUND((SUM([.$B101:.M101])/COUNT([.$B101:.M101]));0)" office:value-type="float" office:value="0" calcext:value-type="float">
            <text:p>0</text:p>
          </table:table-cell>
          <table:table-cell table:formula="of:=ROUND((SUM([.$B101:.N101])/COUNT([.$B101:.N10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02:.B102])/COUNT([.$B102:.B102]));0)" office:value-type="float" office:value="0" calcext:value-type="float">
            <text:p>0</text:p>
          </table:table-cell>
          <table:table-cell table:formula="of:=ROUND((SUM([.$B102:.C102])/COUNT([.$B102:.C102]));0)" office:value-type="float" office:value="0" calcext:value-type="float">
            <text:p>0</text:p>
          </table:table-cell>
          <table:table-cell table:formula="of:=ROUND((SUM([.$B102:.D102])/COUNT([.$B102:.D102]));0)" office:value-type="float" office:value="0" calcext:value-type="float">
            <text:p>0</text:p>
          </table:table-cell>
          <table:table-cell table:formula="of:=ROUND((SUM([.$B102:.E102])/COUNT([.$B102:.E102]));0)" office:value-type="float" office:value="0" calcext:value-type="float">
            <text:p>0</text:p>
          </table:table-cell>
          <table:table-cell table:formula="of:=ROUND((SUM([.$B102:.F102])/COUNT([.$B102:.F102]));0)" office:value-type="float" office:value="0" calcext:value-type="float">
            <text:p>0</text:p>
          </table:table-cell>
          <table:table-cell table:formula="of:=ROUND((SUM([.$B102:.G102])/COUNT([.$B102:.G102]));0)" office:value-type="float" office:value="0" calcext:value-type="float">
            <text:p>0</text:p>
          </table:table-cell>
          <table:table-cell table:formula="of:=ROUND((SUM([.$B102:.H102])/COUNT([.$B102:.H102]));0)" office:value-type="float" office:value="0" calcext:value-type="float">
            <text:p>0</text:p>
          </table:table-cell>
          <table:table-cell table:formula="of:=ROUND((SUM([.$B102:.I102])/COUNT([.$B102:.I102]));0)" office:value-type="float" office:value="0" calcext:value-type="float">
            <text:p>0</text:p>
          </table:table-cell>
          <table:table-cell table:formula="of:=ROUND((SUM([.$B102:.J102])/COUNT([.$B102:.J102]));0)" office:value-type="float" office:value="0" calcext:value-type="float">
            <text:p>0</text:p>
          </table:table-cell>
          <table:table-cell table:formula="of:=ROUND((SUM([.$B102:.K102])/COUNT([.$B102:.K102]));0)" office:value-type="float" office:value="0" calcext:value-type="float">
            <text:p>0</text:p>
          </table:table-cell>
          <table:table-cell table:formula="of:=ROUND((SUM([.$B102:.L102])/COUNT([.$B102:.L102]));0)" office:value-type="float" office:value="0" calcext:value-type="float">
            <text:p>0</text:p>
          </table:table-cell>
          <table:table-cell table:formula="of:=ROUND((SUM([.$B102:.M102])/COUNT([.$B102:.M102]));0)" office:value-type="float" office:value="0" calcext:value-type="float">
            <text:p>0</text:p>
          </table:table-cell>
          <table:table-cell table:formula="of:=ROUND((SUM([.$B102:.N102])/COUNT([.$B102:.N10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$B103:.B103])/COUNT([.$B103:.B103]));0)" office:value-type="float" office:value="0" calcext:value-type="float">
            <text:p>0</text:p>
          </table:table-cell>
          <table:table-cell table:formula="of:=ROUND((SUM([.$B103:.C103])/COUNT([.$B103:.C103]));0)" office:value-type="float" office:value="0" calcext:value-type="float">
            <text:p>0</text:p>
          </table:table-cell>
          <table:table-cell table:formula="of:=ROUND((SUM([.$B103:.D103])/COUNT([.$B103:.D103]));0)" office:value-type="float" office:value="0" calcext:value-type="float">
            <text:p>0</text:p>
          </table:table-cell>
          <table:table-cell table:formula="of:=ROUND((SUM([.$B103:.E103])/COUNT([.$B103:.E103]));0)" office:value-type="float" office:value="0" calcext:value-type="float">
            <text:p>0</text:p>
          </table:table-cell>
          <table:table-cell table:formula="of:=ROUND((SUM([.$B103:.F103])/COUNT([.$B103:.F103]));0)" office:value-type="float" office:value="0" calcext:value-type="float">
            <text:p>0</text:p>
          </table:table-cell>
          <table:table-cell table:formula="of:=ROUND((SUM([.$B103:.G103])/COUNT([.$B103:.G103]));0)" office:value-type="float" office:value="0" calcext:value-type="float">
            <text:p>0</text:p>
          </table:table-cell>
          <table:table-cell table:formula="of:=ROUND((SUM([.$B103:.H103])/COUNT([.$B103:.H103]));0)" office:value-type="float" office:value="0" calcext:value-type="float">
            <text:p>0</text:p>
          </table:table-cell>
          <table:table-cell table:formula="of:=ROUND((SUM([.$B103:.I103])/COUNT([.$B103:.I103]));0)" office:value-type="float" office:value="0" calcext:value-type="float">
            <text:p>0</text:p>
          </table:table-cell>
          <table:table-cell table:formula="of:=ROUND((SUM([.$B103:.J103])/COUNT([.$B103:.J103]));0)" office:value-type="float" office:value="0" calcext:value-type="float">
            <text:p>0</text:p>
          </table:table-cell>
          <table:table-cell table:formula="of:=ROUND((SUM([.$B103:.K103])/COUNT([.$B103:.K103]));0)" office:value-type="float" office:value="0" calcext:value-type="float">
            <text:p>0</text:p>
          </table:table-cell>
          <table:table-cell table:formula="of:=ROUND((SUM([.$B103:.L103])/COUNT([.$B103:.L103]));0)" office:value-type="float" office:value="0" calcext:value-type="float">
            <text:p>0</text:p>
          </table:table-cell>
          <table:table-cell table:formula="of:=ROUND((SUM([.$B103:.M103])/COUNT([.$B103:.M103]));0)" office:value-type="float" office:value="0" calcext:value-type="float">
            <text:p>0</text:p>
          </table:table-cell>
          <table:table-cell table:formula="of:=ROUND((SUM([.$B103:.N103])/COUNT([.$B103:.N10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04:.B104])/COUNT([.$B104:.B104]));0)" office:value-type="float" office:value="0" calcext:value-type="float">
            <text:p>0</text:p>
          </table:table-cell>
          <table:table-cell table:formula="of:=ROUND((SUM([.$B104:.C104])/COUNT([.$B104:.C104]));0)" office:value-type="float" office:value="0" calcext:value-type="float">
            <text:p>0</text:p>
          </table:table-cell>
          <table:table-cell table:formula="of:=ROUND((SUM([.$B104:.D104])/COUNT([.$B104:.D104]));0)" office:value-type="float" office:value="0" calcext:value-type="float">
            <text:p>0</text:p>
          </table:table-cell>
          <table:table-cell table:formula="of:=ROUND((SUM([.$B104:.E104])/COUNT([.$B104:.E104]));0)" office:value-type="float" office:value="0" calcext:value-type="float">
            <text:p>0</text:p>
          </table:table-cell>
          <table:table-cell table:formula="of:=ROUND((SUM([.$B104:.F104])/COUNT([.$B104:.F104]));0)" office:value-type="float" office:value="0" calcext:value-type="float">
            <text:p>0</text:p>
          </table:table-cell>
          <table:table-cell table:formula="of:=ROUND((SUM([.$B104:.G104])/COUNT([.$B104:.G104]));0)" office:value-type="float" office:value="0" calcext:value-type="float">
            <text:p>0</text:p>
          </table:table-cell>
          <table:table-cell table:formula="of:=ROUND((SUM([.$B104:.H104])/COUNT([.$B104:.H104]));0)" office:value-type="float" office:value="0" calcext:value-type="float">
            <text:p>0</text:p>
          </table:table-cell>
          <table:table-cell table:formula="of:=ROUND((SUM([.$B104:.I104])/COUNT([.$B104:.I104]));0)" office:value-type="float" office:value="0" calcext:value-type="float">
            <text:p>0</text:p>
          </table:table-cell>
          <table:table-cell table:formula="of:=ROUND((SUM([.$B104:.J104])/COUNT([.$B104:.J104]));0)" office:value-type="float" office:value="0" calcext:value-type="float">
            <text:p>0</text:p>
          </table:table-cell>
          <table:table-cell table:formula="of:=ROUND((SUM([.$B104:.K104])/COUNT([.$B104:.K104]));0)" office:value-type="float" office:value="0" calcext:value-type="float">
            <text:p>0</text:p>
          </table:table-cell>
          <table:table-cell table:formula="of:=ROUND((SUM([.$B104:.L104])/COUNT([.$B104:.L104]));0)" office:value-type="float" office:value="0" calcext:value-type="float">
            <text:p>0</text:p>
          </table:table-cell>
          <table:table-cell table:formula="of:=ROUND((SUM([.$B104:.M104])/COUNT([.$B104:.M104]));0)" office:value-type="float" office:value="0" calcext:value-type="float">
            <text:p>0</text:p>
          </table:table-cell>
          <table:table-cell table:formula="of:=ROUND((SUM([.$B104:.N104])/COUNT([.$B104:.N10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05:.B105])/COUNT([.$B105:.B105]));0)" office:value-type="float" office:value="0" calcext:value-type="float">
            <text:p>0</text:p>
          </table:table-cell>
          <table:table-cell table:formula="of:=ROUND((SUM([.$B105:.C105])/COUNT([.$B105:.C105]));0)" office:value-type="float" office:value="0" calcext:value-type="float">
            <text:p>0</text:p>
          </table:table-cell>
          <table:table-cell table:formula="of:=ROUND((SUM([.$B105:.D105])/COUNT([.$B105:.D105]));0)" office:value-type="float" office:value="0" calcext:value-type="float">
            <text:p>0</text:p>
          </table:table-cell>
          <table:table-cell table:formula="of:=ROUND((SUM([.$B105:.E105])/COUNT([.$B105:.E105]));0)" office:value-type="float" office:value="0" calcext:value-type="float">
            <text:p>0</text:p>
          </table:table-cell>
          <table:table-cell table:formula="of:=ROUND((SUM([.$B105:.F105])/COUNT([.$B105:.F105]));0)" office:value-type="float" office:value="0" calcext:value-type="float">
            <text:p>0</text:p>
          </table:table-cell>
          <table:table-cell table:formula="of:=ROUND((SUM([.$B105:.G105])/COUNT([.$B105:.G105]));0)" office:value-type="float" office:value="0" calcext:value-type="float">
            <text:p>0</text:p>
          </table:table-cell>
          <table:table-cell table:formula="of:=ROUND((SUM([.$B105:.H105])/COUNT([.$B105:.H105]));0)" office:value-type="float" office:value="0" calcext:value-type="float">
            <text:p>0</text:p>
          </table:table-cell>
          <table:table-cell table:formula="of:=ROUND((SUM([.$B105:.I105])/COUNT([.$B105:.I105]));0)" office:value-type="float" office:value="0" calcext:value-type="float">
            <text:p>0</text:p>
          </table:table-cell>
          <table:table-cell table:formula="of:=ROUND((SUM([.$B105:.J105])/COUNT([.$B105:.J105]));0)" office:value-type="float" office:value="0" calcext:value-type="float">
            <text:p>0</text:p>
          </table:table-cell>
          <table:table-cell table:formula="of:=ROUND((SUM([.$B105:.K105])/COUNT([.$B105:.K105]));0)" office:value-type="float" office:value="0" calcext:value-type="float">
            <text:p>0</text:p>
          </table:table-cell>
          <table:table-cell table:formula="of:=ROUND((SUM([.$B105:.L105])/COUNT([.$B105:.L105]));0)" office:value-type="float" office:value="0" calcext:value-type="float">
            <text:p>0</text:p>
          </table:table-cell>
          <table:table-cell table:formula="of:=ROUND((SUM([.$B105:.M105])/COUNT([.$B105:.M105]));0)" office:value-type="float" office:value="0" calcext:value-type="float">
            <text:p>0</text:p>
          </table:table-cell>
          <table:table-cell table:formula="of:=ROUND((SUM([.$B105:.N105])/COUNT([.$B105:.N10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06:.B106])/COUNT([.$B106:.B106]));0)" office:value-type="float" office:value="0" calcext:value-type="float">
            <text:p>0</text:p>
          </table:table-cell>
          <table:table-cell table:formula="of:=ROUND((SUM([.$B106:.C106])/COUNT([.$B106:.C106]));0)" office:value-type="float" office:value="0" calcext:value-type="float">
            <text:p>0</text:p>
          </table:table-cell>
          <table:table-cell table:formula="of:=ROUND((SUM([.$B106:.D106])/COUNT([.$B106:.D106]));0)" office:value-type="float" office:value="0" calcext:value-type="float">
            <text:p>0</text:p>
          </table:table-cell>
          <table:table-cell table:formula="of:=ROUND((SUM([.$B106:.E106])/COUNT([.$B106:.E106]));0)" office:value-type="float" office:value="0" calcext:value-type="float">
            <text:p>0</text:p>
          </table:table-cell>
          <table:table-cell table:formula="of:=ROUND((SUM([.$B106:.F106])/COUNT([.$B106:.F106]));0)" office:value-type="float" office:value="0" calcext:value-type="float">
            <text:p>0</text:p>
          </table:table-cell>
          <table:table-cell table:formula="of:=ROUND((SUM([.$B106:.G106])/COUNT([.$B106:.G106]));0)" office:value-type="float" office:value="0" calcext:value-type="float">
            <text:p>0</text:p>
          </table:table-cell>
          <table:table-cell table:formula="of:=ROUND((SUM([.$B106:.H106])/COUNT([.$B106:.H106]));0)" office:value-type="float" office:value="0" calcext:value-type="float">
            <text:p>0</text:p>
          </table:table-cell>
          <table:table-cell table:formula="of:=ROUND((SUM([.$B106:.I106])/COUNT([.$B106:.I106]));0)" office:value-type="float" office:value="0" calcext:value-type="float">
            <text:p>0</text:p>
          </table:table-cell>
          <table:table-cell table:formula="of:=ROUND((SUM([.$B106:.J106])/COUNT([.$B106:.J106]));0)" office:value-type="float" office:value="0" calcext:value-type="float">
            <text:p>0</text:p>
          </table:table-cell>
          <table:table-cell table:formula="of:=ROUND((SUM([.$B106:.K106])/COUNT([.$B106:.K106]));0)" office:value-type="float" office:value="0" calcext:value-type="float">
            <text:p>0</text:p>
          </table:table-cell>
          <table:table-cell table:formula="of:=ROUND((SUM([.$B106:.L106])/COUNT([.$B106:.L106]));0)" office:value-type="float" office:value="0" calcext:value-type="float">
            <text:p>0</text:p>
          </table:table-cell>
          <table:table-cell table:formula="of:=ROUND((SUM([.$B106:.M106])/COUNT([.$B106:.M106]));0)" office:value-type="float" office:value="0" calcext:value-type="float">
            <text:p>0</text:p>
          </table:table-cell>
          <table:table-cell table:formula="of:=ROUND((SUM([.$B106:.N106])/COUNT([.$B106:.N10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07:.B107])/COUNT([.$B107:.B107]));0)" office:value-type="float" office:value="0" calcext:value-type="float">
            <text:p>0</text:p>
          </table:table-cell>
          <table:table-cell table:formula="of:=ROUND((SUM([.$B107:.C107])/COUNT([.$B107:.C107]));0)" office:value-type="float" office:value="0" calcext:value-type="float">
            <text:p>0</text:p>
          </table:table-cell>
          <table:table-cell table:formula="of:=ROUND((SUM([.$B107:.D107])/COUNT([.$B107:.D107]));0)" office:value-type="float" office:value="0" calcext:value-type="float">
            <text:p>0</text:p>
          </table:table-cell>
          <table:table-cell table:formula="of:=ROUND((SUM([.$B107:.E107])/COUNT([.$B107:.E107]));0)" office:value-type="float" office:value="0" calcext:value-type="float">
            <text:p>0</text:p>
          </table:table-cell>
          <table:table-cell table:formula="of:=ROUND((SUM([.$B107:.F107])/COUNT([.$B107:.F107]));0)" office:value-type="float" office:value="0" calcext:value-type="float">
            <text:p>0</text:p>
          </table:table-cell>
          <table:table-cell table:formula="of:=ROUND((SUM([.$B107:.G107])/COUNT([.$B107:.G107]));0)" office:value-type="float" office:value="0" calcext:value-type="float">
            <text:p>0</text:p>
          </table:table-cell>
          <table:table-cell table:formula="of:=ROUND((SUM([.$B107:.H107])/COUNT([.$B107:.H107]));0)" office:value-type="float" office:value="0" calcext:value-type="float">
            <text:p>0</text:p>
          </table:table-cell>
          <table:table-cell table:formula="of:=ROUND((SUM([.$B107:.I107])/COUNT([.$B107:.I107]));0)" office:value-type="float" office:value="0" calcext:value-type="float">
            <text:p>0</text:p>
          </table:table-cell>
          <table:table-cell table:formula="of:=ROUND((SUM([.$B107:.J107])/COUNT([.$B107:.J107]));0)" office:value-type="float" office:value="0" calcext:value-type="float">
            <text:p>0</text:p>
          </table:table-cell>
          <table:table-cell table:formula="of:=ROUND((SUM([.$B107:.K107])/COUNT([.$B107:.K107]));0)" office:value-type="float" office:value="0" calcext:value-type="float">
            <text:p>0</text:p>
          </table:table-cell>
          <table:table-cell table:formula="of:=ROUND((SUM([.$B107:.L107])/COUNT([.$B107:.L107]));0)" office:value-type="float" office:value="0" calcext:value-type="float">
            <text:p>0</text:p>
          </table:table-cell>
          <table:table-cell table:formula="of:=ROUND((SUM([.$B107:.M107])/COUNT([.$B107:.M107]));0)" office:value-type="float" office:value="0" calcext:value-type="float">
            <text:p>0</text:p>
          </table:table-cell>
          <table:table-cell table:formula="of:=ROUND((SUM([.$B107:.N107])/COUNT([.$B107:.N10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08:.B108])/COUNT([.$B108:.B108]));0)" office:value-type="float" office:value="0" calcext:value-type="float">
            <text:p>0</text:p>
          </table:table-cell>
          <table:table-cell table:formula="of:=ROUND((SUM([.$B108:.C108])/COUNT([.$B108:.C108]));0)" office:value-type="float" office:value="0" calcext:value-type="float">
            <text:p>0</text:p>
          </table:table-cell>
          <table:table-cell table:formula="of:=ROUND((SUM([.$B108:.D108])/COUNT([.$B108:.D108]));0)" office:value-type="float" office:value="0" calcext:value-type="float">
            <text:p>0</text:p>
          </table:table-cell>
          <table:table-cell table:formula="of:=ROUND((SUM([.$B108:.E108])/COUNT([.$B108:.E108]));0)" office:value-type="float" office:value="0" calcext:value-type="float">
            <text:p>0</text:p>
          </table:table-cell>
          <table:table-cell table:formula="of:=ROUND((SUM([.$B108:.F108])/COUNT([.$B108:.F108]));0)" office:value-type="float" office:value="0" calcext:value-type="float">
            <text:p>0</text:p>
          </table:table-cell>
          <table:table-cell table:formula="of:=ROUND((SUM([.$B108:.G108])/COUNT([.$B108:.G108]));0)" office:value-type="float" office:value="0" calcext:value-type="float">
            <text:p>0</text:p>
          </table:table-cell>
          <table:table-cell table:formula="of:=ROUND((SUM([.$B108:.H108])/COUNT([.$B108:.H108]));0)" office:value-type="float" office:value="0" calcext:value-type="float">
            <text:p>0</text:p>
          </table:table-cell>
          <table:table-cell table:formula="of:=ROUND((SUM([.$B108:.I108])/COUNT([.$B108:.I108]));0)" office:value-type="float" office:value="0" calcext:value-type="float">
            <text:p>0</text:p>
          </table:table-cell>
          <table:table-cell table:formula="of:=ROUND((SUM([.$B108:.J108])/COUNT([.$B108:.J108]));0)" office:value-type="float" office:value="0" calcext:value-type="float">
            <text:p>0</text:p>
          </table:table-cell>
          <table:table-cell table:formula="of:=ROUND((SUM([.$B108:.K108])/COUNT([.$B108:.K108]));0)" office:value-type="float" office:value="0" calcext:value-type="float">
            <text:p>0</text:p>
          </table:table-cell>
          <table:table-cell table:formula="of:=ROUND((SUM([.$B108:.L108])/COUNT([.$B108:.L108]));0)" office:value-type="float" office:value="0" calcext:value-type="float">
            <text:p>0</text:p>
          </table:table-cell>
          <table:table-cell table:formula="of:=ROUND((SUM([.$B108:.M108])/COUNT([.$B108:.M108]));0)" office:value-type="float" office:value="0" calcext:value-type="float">
            <text:p>0</text:p>
          </table:table-cell>
          <table:table-cell table:formula="of:=ROUND((SUM([.$B108:.N108])/COUNT([.$B108:.N10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09:.B109])/COUNT([.$B109:.B109]));0)" office:value-type="float" office:value="0" calcext:value-type="float">
            <text:p>0</text:p>
          </table:table-cell>
          <table:table-cell table:formula="of:=ROUND((SUM([.$B109:.C109])/COUNT([.$B109:.C109]));0)" office:value-type="float" office:value="0" calcext:value-type="float">
            <text:p>0</text:p>
          </table:table-cell>
          <table:table-cell table:formula="of:=ROUND((SUM([.$B109:.D109])/COUNT([.$B109:.D109]));0)" office:value-type="float" office:value="0" calcext:value-type="float">
            <text:p>0</text:p>
          </table:table-cell>
          <table:table-cell table:formula="of:=ROUND((SUM([.$B109:.E109])/COUNT([.$B109:.E109]));0)" office:value-type="float" office:value="0" calcext:value-type="float">
            <text:p>0</text:p>
          </table:table-cell>
          <table:table-cell table:formula="of:=ROUND((SUM([.$B109:.F109])/COUNT([.$B109:.F109]));0)" office:value-type="float" office:value="0" calcext:value-type="float">
            <text:p>0</text:p>
          </table:table-cell>
          <table:table-cell table:formula="of:=ROUND((SUM([.$B109:.G109])/COUNT([.$B109:.G109]));0)" office:value-type="float" office:value="0" calcext:value-type="float">
            <text:p>0</text:p>
          </table:table-cell>
          <table:table-cell table:formula="of:=ROUND((SUM([.$B109:.H109])/COUNT([.$B109:.H109]));0)" office:value-type="float" office:value="0" calcext:value-type="float">
            <text:p>0</text:p>
          </table:table-cell>
          <table:table-cell table:formula="of:=ROUND((SUM([.$B109:.I109])/COUNT([.$B109:.I109]));0)" office:value-type="float" office:value="0" calcext:value-type="float">
            <text:p>0</text:p>
          </table:table-cell>
          <table:table-cell table:formula="of:=ROUND((SUM([.$B109:.J109])/COUNT([.$B109:.J109]));0)" office:value-type="float" office:value="0" calcext:value-type="float">
            <text:p>0</text:p>
          </table:table-cell>
          <table:table-cell table:formula="of:=ROUND((SUM([.$B109:.K109])/COUNT([.$B109:.K109]));0)" office:value-type="float" office:value="0" calcext:value-type="float">
            <text:p>0</text:p>
          </table:table-cell>
          <table:table-cell table:formula="of:=ROUND((SUM([.$B109:.L109])/COUNT([.$B109:.L109]));0)" office:value-type="float" office:value="0" calcext:value-type="float">
            <text:p>0</text:p>
          </table:table-cell>
          <table:table-cell table:formula="of:=ROUND((SUM([.$B109:.M109])/COUNT([.$B109:.M109]));0)" office:value-type="float" office:value="0" calcext:value-type="float">
            <text:p>0</text:p>
          </table:table-cell>
          <table:table-cell table:formula="of:=ROUND((SUM([.$B109:.N109])/COUNT([.$B109:.N10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10:.B110])/COUNT([.$B110:.B110]));0)" office:value-type="float" office:value="0" calcext:value-type="float">
            <text:p>0</text:p>
          </table:table-cell>
          <table:table-cell table:formula="of:=ROUND((SUM([.$B110:.C110])/COUNT([.$B110:.C110]));0)" office:value-type="float" office:value="0" calcext:value-type="float">
            <text:p>0</text:p>
          </table:table-cell>
          <table:table-cell table:formula="of:=ROUND((SUM([.$B110:.D110])/COUNT([.$B110:.D110]));0)" office:value-type="float" office:value="0" calcext:value-type="float">
            <text:p>0</text:p>
          </table:table-cell>
          <table:table-cell table:formula="of:=ROUND((SUM([.$B110:.E110])/COUNT([.$B110:.E110]));0)" office:value-type="float" office:value="0" calcext:value-type="float">
            <text:p>0</text:p>
          </table:table-cell>
          <table:table-cell table:formula="of:=ROUND((SUM([.$B110:.F110])/COUNT([.$B110:.F110]));0)" office:value-type="float" office:value="0" calcext:value-type="float">
            <text:p>0</text:p>
          </table:table-cell>
          <table:table-cell table:formula="of:=ROUND((SUM([.$B110:.G110])/COUNT([.$B110:.G110]));0)" office:value-type="float" office:value="0" calcext:value-type="float">
            <text:p>0</text:p>
          </table:table-cell>
          <table:table-cell table:formula="of:=ROUND((SUM([.$B110:.H110])/COUNT([.$B110:.H110]));0)" office:value-type="float" office:value="0" calcext:value-type="float">
            <text:p>0</text:p>
          </table:table-cell>
          <table:table-cell table:formula="of:=ROUND((SUM([.$B110:.I110])/COUNT([.$B110:.I110]));0)" office:value-type="float" office:value="0" calcext:value-type="float">
            <text:p>0</text:p>
          </table:table-cell>
          <table:table-cell table:formula="of:=ROUND((SUM([.$B110:.J110])/COUNT([.$B110:.J110]));0)" office:value-type="float" office:value="0" calcext:value-type="float">
            <text:p>0</text:p>
          </table:table-cell>
          <table:table-cell table:formula="of:=ROUND((SUM([.$B110:.K110])/COUNT([.$B110:.K110]));0)" office:value-type="float" office:value="0" calcext:value-type="float">
            <text:p>0</text:p>
          </table:table-cell>
          <table:table-cell table:formula="of:=ROUND((SUM([.$B110:.L110])/COUNT([.$B110:.L110]));0)" office:value-type="float" office:value="0" calcext:value-type="float">
            <text:p>0</text:p>
          </table:table-cell>
          <table:table-cell table:formula="of:=ROUND((SUM([.$B110:.M110])/COUNT([.$B110:.M110]));0)" office:value-type="float" office:value="0" calcext:value-type="float">
            <text:p>0</text:p>
          </table:table-cell>
          <table:table-cell table:formula="of:=ROUND((SUM([.$B110:.N110])/COUNT([.$B110:.N11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$B111:.B111])/COUNT([.$B111:.B111]));0)" office:value-type="float" office:value="0" calcext:value-type="float">
            <text:p>0</text:p>
          </table:table-cell>
          <table:table-cell table:formula="of:=ROUND((SUM([.$B111:.C111])/COUNT([.$B111:.C111]));0)" office:value-type="float" office:value="0" calcext:value-type="float">
            <text:p>0</text:p>
          </table:table-cell>
          <table:table-cell table:formula="of:=ROUND((SUM([.$B111:.D111])/COUNT([.$B111:.D111]));0)" office:value-type="float" office:value="0" calcext:value-type="float">
            <text:p>0</text:p>
          </table:table-cell>
          <table:table-cell table:formula="of:=ROUND((SUM([.$B111:.E111])/COUNT([.$B111:.E111]));0)" office:value-type="float" office:value="0" calcext:value-type="float">
            <text:p>0</text:p>
          </table:table-cell>
          <table:table-cell table:formula="of:=ROUND((SUM([.$B111:.F111])/COUNT([.$B111:.F111]));0)" office:value-type="float" office:value="0" calcext:value-type="float">
            <text:p>0</text:p>
          </table:table-cell>
          <table:table-cell table:formula="of:=ROUND((SUM([.$B111:.G111])/COUNT([.$B111:.G111]));0)" office:value-type="float" office:value="0" calcext:value-type="float">
            <text:p>0</text:p>
          </table:table-cell>
          <table:table-cell table:formula="of:=ROUND((SUM([.$B111:.H111])/COUNT([.$B111:.H111]));0)" office:value-type="float" office:value="0" calcext:value-type="float">
            <text:p>0</text:p>
          </table:table-cell>
          <table:table-cell table:formula="of:=ROUND((SUM([.$B111:.I111])/COUNT([.$B111:.I111]));0)" office:value-type="float" office:value="0" calcext:value-type="float">
            <text:p>0</text:p>
          </table:table-cell>
          <table:table-cell table:formula="of:=ROUND((SUM([.$B111:.J111])/COUNT([.$B111:.J111]));0)" office:value-type="float" office:value="0" calcext:value-type="float">
            <text:p>0</text:p>
          </table:table-cell>
          <table:table-cell table:formula="of:=ROUND((SUM([.$B111:.K111])/COUNT([.$B111:.K111]));0)" office:value-type="float" office:value="0" calcext:value-type="float">
            <text:p>0</text:p>
          </table:table-cell>
          <table:table-cell table:formula="of:=ROUND((SUM([.$B111:.L111])/COUNT([.$B111:.L111]));0)" office:value-type="float" office:value="0" calcext:value-type="float">
            <text:p>0</text:p>
          </table:table-cell>
          <table:table-cell table:formula="of:=ROUND((SUM([.$B111:.M111])/COUNT([.$B111:.M111]));0)" office:value-type="float" office:value="0" calcext:value-type="float">
            <text:p>0</text:p>
          </table:table-cell>
          <table:table-cell table:formula="of:=ROUND((SUM([.$B111:.N111])/COUNT([.$B111:.N11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12:.B112])/COUNT([.$B112:.B112]));0)" office:value-type="float" office:value="0" calcext:value-type="float">
            <text:p>0</text:p>
          </table:table-cell>
          <table:table-cell table:formula="of:=ROUND((SUM([.$B112:.C112])/COUNT([.$B112:.C112]));0)" office:value-type="float" office:value="0" calcext:value-type="float">
            <text:p>0</text:p>
          </table:table-cell>
          <table:table-cell table:formula="of:=ROUND((SUM([.$B112:.D112])/COUNT([.$B112:.D112]));0)" office:value-type="float" office:value="0" calcext:value-type="float">
            <text:p>0</text:p>
          </table:table-cell>
          <table:table-cell table:formula="of:=ROUND((SUM([.$B112:.E112])/COUNT([.$B112:.E112]));0)" office:value-type="float" office:value="0" calcext:value-type="float">
            <text:p>0</text:p>
          </table:table-cell>
          <table:table-cell table:formula="of:=ROUND((SUM([.$B112:.F112])/COUNT([.$B112:.F112]));0)" office:value-type="float" office:value="0" calcext:value-type="float">
            <text:p>0</text:p>
          </table:table-cell>
          <table:table-cell table:formula="of:=ROUND((SUM([.$B112:.G112])/COUNT([.$B112:.G112]));0)" office:value-type="float" office:value="0" calcext:value-type="float">
            <text:p>0</text:p>
          </table:table-cell>
          <table:table-cell table:formula="of:=ROUND((SUM([.$B112:.H112])/COUNT([.$B112:.H112]));0)" office:value-type="float" office:value="0" calcext:value-type="float">
            <text:p>0</text:p>
          </table:table-cell>
          <table:table-cell table:formula="of:=ROUND((SUM([.$B112:.I112])/COUNT([.$B112:.I112]));0)" office:value-type="float" office:value="0" calcext:value-type="float">
            <text:p>0</text:p>
          </table:table-cell>
          <table:table-cell table:formula="of:=ROUND((SUM([.$B112:.J112])/COUNT([.$B112:.J112]));0)" office:value-type="float" office:value="0" calcext:value-type="float">
            <text:p>0</text:p>
          </table:table-cell>
          <table:table-cell table:formula="of:=ROUND((SUM([.$B112:.K112])/COUNT([.$B112:.K112]));0)" office:value-type="float" office:value="0" calcext:value-type="float">
            <text:p>0</text:p>
          </table:table-cell>
          <table:table-cell table:formula="of:=ROUND((SUM([.$B112:.L112])/COUNT([.$B112:.L112]));0)" office:value-type="float" office:value="0" calcext:value-type="float">
            <text:p>0</text:p>
          </table:table-cell>
          <table:table-cell table:formula="of:=ROUND((SUM([.$B112:.M112])/COUNT([.$B112:.M112]));0)" office:value-type="float" office:value="0" calcext:value-type="float">
            <text:p>0</text:p>
          </table:table-cell>
          <table:table-cell table:formula="of:=ROUND((SUM([.$B112:.N112])/COUNT([.$B112:.N11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3:.B113])/COUNT([.$B113:.B113]));0)" office:value-type="float" office:value="0" calcext:value-type="float">
            <text:p>0</text:p>
          </table:table-cell>
          <table:table-cell table:formula="of:=ROUND((SUM([.$B113:.C113])/COUNT([.$B113:.C113]));0)" office:value-type="float" office:value="0" calcext:value-type="float">
            <text:p>0</text:p>
          </table:table-cell>
          <table:table-cell table:formula="of:=ROUND((SUM([.$B113:.D113])/COUNT([.$B113:.D113]));0)" office:value-type="float" office:value="0" calcext:value-type="float">
            <text:p>0</text:p>
          </table:table-cell>
          <table:table-cell table:formula="of:=ROUND((SUM([.$B113:.E113])/COUNT([.$B113:.E113]));0)" office:value-type="float" office:value="0" calcext:value-type="float">
            <text:p>0</text:p>
          </table:table-cell>
          <table:table-cell table:formula="of:=ROUND((SUM([.$B113:.F113])/COUNT([.$B113:.F113]));0)" office:value-type="float" office:value="0" calcext:value-type="float">
            <text:p>0</text:p>
          </table:table-cell>
          <table:table-cell table:formula="of:=ROUND((SUM([.$B113:.G113])/COUNT([.$B113:.G113]));0)" office:value-type="float" office:value="0" calcext:value-type="float">
            <text:p>0</text:p>
          </table:table-cell>
          <table:table-cell table:formula="of:=ROUND((SUM([.$B113:.H113])/COUNT([.$B113:.H113]));0)" office:value-type="float" office:value="0" calcext:value-type="float">
            <text:p>0</text:p>
          </table:table-cell>
          <table:table-cell table:formula="of:=ROUND((SUM([.$B113:.I113])/COUNT([.$B113:.I113]));0)" office:value-type="float" office:value="0" calcext:value-type="float">
            <text:p>0</text:p>
          </table:table-cell>
          <table:table-cell table:formula="of:=ROUND((SUM([.$B113:.J113])/COUNT([.$B113:.J113]));0)" office:value-type="float" office:value="0" calcext:value-type="float">
            <text:p>0</text:p>
          </table:table-cell>
          <table:table-cell table:formula="of:=ROUND((SUM([.$B113:.K113])/COUNT([.$B113:.K113]));0)" office:value-type="float" office:value="0" calcext:value-type="float">
            <text:p>0</text:p>
          </table:table-cell>
          <table:table-cell table:formula="of:=ROUND((SUM([.$B113:.L113])/COUNT([.$B113:.L113]));0)" office:value-type="float" office:value="0" calcext:value-type="float">
            <text:p>0</text:p>
          </table:table-cell>
          <table:table-cell table:formula="of:=ROUND((SUM([.$B113:.M113])/COUNT([.$B113:.M113]));0)" office:value-type="float" office:value="0" calcext:value-type="float">
            <text:p>0</text:p>
          </table:table-cell>
          <table:table-cell table:formula="of:=ROUND((SUM([.$B113:.N113])/COUNT([.$B113:.N11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$B114:.B114])/COUNT([.$B114:.B114]));0)" office:value-type="float" office:value="1" calcext:value-type="float">
            <text:p>1</text:p>
          </table:table-cell>
          <table:table-cell table:formula="of:=ROUND((SUM([.$B114:.C114])/COUNT([.$B114:.C114]));0)" office:value-type="float" office:value="1" calcext:value-type="float">
            <text:p>1</text:p>
          </table:table-cell>
          <table:table-cell table:formula="of:=ROUND((SUM([.$B114:.D114])/COUNT([.$B114:.D114]));0)" office:value-type="float" office:value="0" calcext:value-type="float">
            <text:p>0</text:p>
          </table:table-cell>
          <table:table-cell table:formula="of:=ROUND((SUM([.$B114:.E114])/COUNT([.$B114:.E114]));0)" office:value-type="float" office:value="0" calcext:value-type="float">
            <text:p>0</text:p>
          </table:table-cell>
          <table:table-cell table:formula="of:=ROUND((SUM([.$B114:.F114])/COUNT([.$B114:.F114]));0)" office:value-type="float" office:value="0" calcext:value-type="float">
            <text:p>0</text:p>
          </table:table-cell>
          <table:table-cell table:formula="of:=ROUND((SUM([.$B114:.G114])/COUNT([.$B114:.G114]));0)" office:value-type="float" office:value="0" calcext:value-type="float">
            <text:p>0</text:p>
          </table:table-cell>
          <table:table-cell table:formula="of:=ROUND((SUM([.$B114:.H114])/COUNT([.$B114:.H114]));0)" office:value-type="float" office:value="0" calcext:value-type="float">
            <text:p>0</text:p>
          </table:table-cell>
          <table:table-cell table:formula="of:=ROUND((SUM([.$B114:.I114])/COUNT([.$B114:.I114]));0)" office:value-type="float" office:value="0" calcext:value-type="float">
            <text:p>0</text:p>
          </table:table-cell>
          <table:table-cell table:formula="of:=ROUND((SUM([.$B114:.J114])/COUNT([.$B114:.J114]));0)" office:value-type="float" office:value="0" calcext:value-type="float">
            <text:p>0</text:p>
          </table:table-cell>
          <table:table-cell table:formula="of:=ROUND((SUM([.$B114:.K114])/COUNT([.$B114:.K114]));0)" office:value-type="float" office:value="0" calcext:value-type="float">
            <text:p>0</text:p>
          </table:table-cell>
          <table:table-cell table:formula="of:=ROUND((SUM([.$B114:.L114])/COUNT([.$B114:.L114]));0)" office:value-type="float" office:value="0" calcext:value-type="float">
            <text:p>0</text:p>
          </table:table-cell>
          <table:table-cell table:formula="of:=ROUND((SUM([.$B114:.M114])/COUNT([.$B114:.M114]));0)" office:value-type="float" office:value="0" calcext:value-type="float">
            <text:p>0</text:p>
          </table:table-cell>
          <table:table-cell table:formula="of:=ROUND((SUM([.$B114:.N114])/COUNT([.$B114:.N11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5:.B115])/COUNT([.$B115:.B115]));0)" office:value-type="float" office:value="0" calcext:value-type="float">
            <text:p>0</text:p>
          </table:table-cell>
          <table:table-cell table:formula="of:=ROUND((SUM([.$B115:.C115])/COUNT([.$B115:.C115]));0)" office:value-type="float" office:value="0" calcext:value-type="float">
            <text:p>0</text:p>
          </table:table-cell>
          <table:table-cell table:formula="of:=ROUND((SUM([.$B115:.D115])/COUNT([.$B115:.D115]));0)" office:value-type="float" office:value="0" calcext:value-type="float">
            <text:p>0</text:p>
          </table:table-cell>
          <table:table-cell table:formula="of:=ROUND((SUM([.$B115:.E115])/COUNT([.$B115:.E115]));0)" office:value-type="float" office:value="0" calcext:value-type="float">
            <text:p>0</text:p>
          </table:table-cell>
          <table:table-cell table:formula="of:=ROUND((SUM([.$B115:.F115])/COUNT([.$B115:.F115]));0)" office:value-type="float" office:value="0" calcext:value-type="float">
            <text:p>0</text:p>
          </table:table-cell>
          <table:table-cell table:formula="of:=ROUND((SUM([.$B115:.G115])/COUNT([.$B115:.G115]));0)" office:value-type="float" office:value="0" calcext:value-type="float">
            <text:p>0</text:p>
          </table:table-cell>
          <table:table-cell table:formula="of:=ROUND((SUM([.$B115:.H115])/COUNT([.$B115:.H115]));0)" office:value-type="float" office:value="0" calcext:value-type="float">
            <text:p>0</text:p>
          </table:table-cell>
          <table:table-cell table:formula="of:=ROUND((SUM([.$B115:.I115])/COUNT([.$B115:.I115]));0)" office:value-type="float" office:value="0" calcext:value-type="float">
            <text:p>0</text:p>
          </table:table-cell>
          <table:table-cell table:formula="of:=ROUND((SUM([.$B115:.J115])/COUNT([.$B115:.J115]));0)" office:value-type="float" office:value="0" calcext:value-type="float">
            <text:p>0</text:p>
          </table:table-cell>
          <table:table-cell table:formula="of:=ROUND((SUM([.$B115:.K115])/COUNT([.$B115:.K115]));0)" office:value-type="float" office:value="0" calcext:value-type="float">
            <text:p>0</text:p>
          </table:table-cell>
          <table:table-cell table:formula="of:=ROUND((SUM([.$B115:.L115])/COUNT([.$B115:.L115]));0)" office:value-type="float" office:value="0" calcext:value-type="float">
            <text:p>0</text:p>
          </table:table-cell>
          <table:table-cell table:formula="of:=ROUND((SUM([.$B115:.M115])/COUNT([.$B115:.M115]));0)" office:value-type="float" office:value="0" calcext:value-type="float">
            <text:p>0</text:p>
          </table:table-cell>
          <table:table-cell table:formula="of:=ROUND((SUM([.$B115:.N115])/COUNT([.$B115:.N11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16:.B116])/COUNT([.$B116:.B116]));0)" office:value-type="float" office:value="0" calcext:value-type="float">
            <text:p>0</text:p>
          </table:table-cell>
          <table:table-cell table:formula="of:=ROUND((SUM([.$B116:.C116])/COUNT([.$B116:.C116]));0)" office:value-type="float" office:value="0" calcext:value-type="float">
            <text:p>0</text:p>
          </table:table-cell>
          <table:table-cell table:formula="of:=ROUND((SUM([.$B116:.D116])/COUNT([.$B116:.D116]));0)" office:value-type="float" office:value="0" calcext:value-type="float">
            <text:p>0</text:p>
          </table:table-cell>
          <table:table-cell table:formula="of:=ROUND((SUM([.$B116:.E116])/COUNT([.$B116:.E116]));0)" office:value-type="float" office:value="0" calcext:value-type="float">
            <text:p>0</text:p>
          </table:table-cell>
          <table:table-cell table:formula="of:=ROUND((SUM([.$B116:.F116])/COUNT([.$B116:.F116]));0)" office:value-type="float" office:value="0" calcext:value-type="float">
            <text:p>0</text:p>
          </table:table-cell>
          <table:table-cell table:formula="of:=ROUND((SUM([.$B116:.G116])/COUNT([.$B116:.G116]));0)" office:value-type="float" office:value="0" calcext:value-type="float">
            <text:p>0</text:p>
          </table:table-cell>
          <table:table-cell table:formula="of:=ROUND((SUM([.$B116:.H116])/COUNT([.$B116:.H116]));0)" office:value-type="float" office:value="0" calcext:value-type="float">
            <text:p>0</text:p>
          </table:table-cell>
          <table:table-cell table:formula="of:=ROUND((SUM([.$B116:.I116])/COUNT([.$B116:.I116]));0)" office:value-type="float" office:value="0" calcext:value-type="float">
            <text:p>0</text:p>
          </table:table-cell>
          <table:table-cell table:formula="of:=ROUND((SUM([.$B116:.J116])/COUNT([.$B116:.J116]));0)" office:value-type="float" office:value="0" calcext:value-type="float">
            <text:p>0</text:p>
          </table:table-cell>
          <table:table-cell table:formula="of:=ROUND((SUM([.$B116:.K116])/COUNT([.$B116:.K116]));0)" office:value-type="float" office:value="0" calcext:value-type="float">
            <text:p>0</text:p>
          </table:table-cell>
          <table:table-cell table:formula="of:=ROUND((SUM([.$B116:.L116])/COUNT([.$B116:.L116]));0)" office:value-type="float" office:value="0" calcext:value-type="float">
            <text:p>0</text:p>
          </table:table-cell>
          <table:table-cell table:formula="of:=ROUND((SUM([.$B116:.M116])/COUNT([.$B116:.M116]));0)" office:value-type="float" office:value="0" calcext:value-type="float">
            <text:p>0</text:p>
          </table:table-cell>
          <table:table-cell table:formula="of:=ROUND((SUM([.$B116:.N116])/COUNT([.$B116:.N11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17:.B117])/COUNT([.$B117:.B117]));0)" office:value-type="float" office:value="0" calcext:value-type="float">
            <text:p>0</text:p>
          </table:table-cell>
          <table:table-cell table:formula="of:=ROUND((SUM([.$B117:.C117])/COUNT([.$B117:.C117]));0)" office:value-type="float" office:value="0" calcext:value-type="float">
            <text:p>0</text:p>
          </table:table-cell>
          <table:table-cell table:formula="of:=ROUND((SUM([.$B117:.D117])/COUNT([.$B117:.D117]));0)" office:value-type="float" office:value="0" calcext:value-type="float">
            <text:p>0</text:p>
          </table:table-cell>
          <table:table-cell table:formula="of:=ROUND((SUM([.$B117:.E117])/COUNT([.$B117:.E117]));0)" office:value-type="float" office:value="0" calcext:value-type="float">
            <text:p>0</text:p>
          </table:table-cell>
          <table:table-cell table:formula="of:=ROUND((SUM([.$B117:.F117])/COUNT([.$B117:.F117]));0)" office:value-type="float" office:value="0" calcext:value-type="float">
            <text:p>0</text:p>
          </table:table-cell>
          <table:table-cell table:formula="of:=ROUND((SUM([.$B117:.G117])/COUNT([.$B117:.G117]));0)" office:value-type="float" office:value="0" calcext:value-type="float">
            <text:p>0</text:p>
          </table:table-cell>
          <table:table-cell table:formula="of:=ROUND((SUM([.$B117:.H117])/COUNT([.$B117:.H117]));0)" office:value-type="float" office:value="0" calcext:value-type="float">
            <text:p>0</text:p>
          </table:table-cell>
          <table:table-cell table:formula="of:=ROUND((SUM([.$B117:.I117])/COUNT([.$B117:.I117]));0)" office:value-type="float" office:value="0" calcext:value-type="float">
            <text:p>0</text:p>
          </table:table-cell>
          <table:table-cell table:formula="of:=ROUND((SUM([.$B117:.J117])/COUNT([.$B117:.J117]));0)" office:value-type="float" office:value="0" calcext:value-type="float">
            <text:p>0</text:p>
          </table:table-cell>
          <table:table-cell table:formula="of:=ROUND((SUM([.$B117:.K117])/COUNT([.$B117:.K117]));0)" office:value-type="float" office:value="0" calcext:value-type="float">
            <text:p>0</text:p>
          </table:table-cell>
          <table:table-cell table:formula="of:=ROUND((SUM([.$B117:.L117])/COUNT([.$B117:.L117]));0)" office:value-type="float" office:value="0" calcext:value-type="float">
            <text:p>0</text:p>
          </table:table-cell>
          <table:table-cell table:formula="of:=ROUND((SUM([.$B117:.M117])/COUNT([.$B117:.M117]));0)" office:value-type="float" office:value="0" calcext:value-type="float">
            <text:p>0</text:p>
          </table:table-cell>
          <table:table-cell table:formula="of:=ROUND((SUM([.$B117:.N117])/COUNT([.$B117:.N11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8:.B118])/COUNT([.$B118:.B118]));0)" office:value-type="float" office:value="0" calcext:value-type="float">
            <text:p>0</text:p>
          </table:table-cell>
          <table:table-cell table:formula="of:=ROUND((SUM([.$B118:.C118])/COUNT([.$B118:.C118]));0)" office:value-type="float" office:value="0" calcext:value-type="float">
            <text:p>0</text:p>
          </table:table-cell>
          <table:table-cell table:formula="of:=ROUND((SUM([.$B118:.D118])/COUNT([.$B118:.D118]));0)" office:value-type="float" office:value="0" calcext:value-type="float">
            <text:p>0</text:p>
          </table:table-cell>
          <table:table-cell table:formula="of:=ROUND((SUM([.$B118:.E118])/COUNT([.$B118:.E118]));0)" office:value-type="float" office:value="0" calcext:value-type="float">
            <text:p>0</text:p>
          </table:table-cell>
          <table:table-cell table:formula="of:=ROUND((SUM([.$B118:.F118])/COUNT([.$B118:.F118]));0)" office:value-type="float" office:value="0" calcext:value-type="float">
            <text:p>0</text:p>
          </table:table-cell>
          <table:table-cell table:formula="of:=ROUND((SUM([.$B118:.G118])/COUNT([.$B118:.G118]));0)" office:value-type="float" office:value="0" calcext:value-type="float">
            <text:p>0</text:p>
          </table:table-cell>
          <table:table-cell table:formula="of:=ROUND((SUM([.$B118:.H118])/COUNT([.$B118:.H118]));0)" office:value-type="float" office:value="0" calcext:value-type="float">
            <text:p>0</text:p>
          </table:table-cell>
          <table:table-cell table:formula="of:=ROUND((SUM([.$B118:.I118])/COUNT([.$B118:.I118]));0)" office:value-type="float" office:value="0" calcext:value-type="float">
            <text:p>0</text:p>
          </table:table-cell>
          <table:table-cell table:formula="of:=ROUND((SUM([.$B118:.J118])/COUNT([.$B118:.J118]));0)" office:value-type="float" office:value="0" calcext:value-type="float">
            <text:p>0</text:p>
          </table:table-cell>
          <table:table-cell table:formula="of:=ROUND((SUM([.$B118:.K118])/COUNT([.$B118:.K118]));0)" office:value-type="float" office:value="0" calcext:value-type="float">
            <text:p>0</text:p>
          </table:table-cell>
          <table:table-cell table:formula="of:=ROUND((SUM([.$B118:.L118])/COUNT([.$B118:.L118]));0)" office:value-type="float" office:value="0" calcext:value-type="float">
            <text:p>0</text:p>
          </table:table-cell>
          <table:table-cell table:formula="of:=ROUND((SUM([.$B118:.M118])/COUNT([.$B118:.M118]));0)" office:value-type="float" office:value="0" calcext:value-type="float">
            <text:p>0</text:p>
          </table:table-cell>
          <table:table-cell table:formula="of:=ROUND((SUM([.$B118:.N118])/COUNT([.$B118:.N11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19:.B119])/COUNT([.$B119:.B119]));0)" office:value-type="float" office:value="0" calcext:value-type="float">
            <text:p>0</text:p>
          </table:table-cell>
          <table:table-cell table:formula="of:=ROUND((SUM([.$B119:.C119])/COUNT([.$B119:.C119]));0)" office:value-type="float" office:value="0" calcext:value-type="float">
            <text:p>0</text:p>
          </table:table-cell>
          <table:table-cell table:formula="of:=ROUND((SUM([.$B119:.D119])/COUNT([.$B119:.D119]));0)" office:value-type="float" office:value="0" calcext:value-type="float">
            <text:p>0</text:p>
          </table:table-cell>
          <table:table-cell table:formula="of:=ROUND((SUM([.$B119:.E119])/COUNT([.$B119:.E119]));0)" office:value-type="float" office:value="0" calcext:value-type="float">
            <text:p>0</text:p>
          </table:table-cell>
          <table:table-cell table:formula="of:=ROUND((SUM([.$B119:.F119])/COUNT([.$B119:.F119]));0)" office:value-type="float" office:value="0" calcext:value-type="float">
            <text:p>0</text:p>
          </table:table-cell>
          <table:table-cell table:formula="of:=ROUND((SUM([.$B119:.G119])/COUNT([.$B119:.G119]));0)" office:value-type="float" office:value="0" calcext:value-type="float">
            <text:p>0</text:p>
          </table:table-cell>
          <table:table-cell table:formula="of:=ROUND((SUM([.$B119:.H119])/COUNT([.$B119:.H119]));0)" office:value-type="float" office:value="0" calcext:value-type="float">
            <text:p>0</text:p>
          </table:table-cell>
          <table:table-cell table:formula="of:=ROUND((SUM([.$B119:.I119])/COUNT([.$B119:.I119]));0)" office:value-type="float" office:value="0" calcext:value-type="float">
            <text:p>0</text:p>
          </table:table-cell>
          <table:table-cell table:formula="of:=ROUND((SUM([.$B119:.J119])/COUNT([.$B119:.J119]));0)" office:value-type="float" office:value="0" calcext:value-type="float">
            <text:p>0</text:p>
          </table:table-cell>
          <table:table-cell table:formula="of:=ROUND((SUM([.$B119:.K119])/COUNT([.$B119:.K119]));0)" office:value-type="float" office:value="0" calcext:value-type="float">
            <text:p>0</text:p>
          </table:table-cell>
          <table:table-cell table:formula="of:=ROUND((SUM([.$B119:.L119])/COUNT([.$B119:.L119]));0)" office:value-type="float" office:value="0" calcext:value-type="float">
            <text:p>0</text:p>
          </table:table-cell>
          <table:table-cell table:formula="of:=ROUND((SUM([.$B119:.M119])/COUNT([.$B119:.M119]));0)" office:value-type="float" office:value="0" calcext:value-type="float">
            <text:p>0</text:p>
          </table:table-cell>
          <table:table-cell table:formula="of:=ROUND((SUM([.$B119:.N119])/COUNT([.$B119:.N11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20:.B120])/COUNT([.$B120:.B120]));0)" office:value-type="float" office:value="0" calcext:value-type="float">
            <text:p>0</text:p>
          </table:table-cell>
          <table:table-cell table:formula="of:=ROUND((SUM([.$B120:.C120])/COUNT([.$B120:.C120]));0)" office:value-type="float" office:value="0" calcext:value-type="float">
            <text:p>0</text:p>
          </table:table-cell>
          <table:table-cell table:formula="of:=ROUND((SUM([.$B120:.D120])/COUNT([.$B120:.D120]));0)" office:value-type="float" office:value="0" calcext:value-type="float">
            <text:p>0</text:p>
          </table:table-cell>
          <table:table-cell table:formula="of:=ROUND((SUM([.$B120:.E120])/COUNT([.$B120:.E120]));0)" office:value-type="float" office:value="0" calcext:value-type="float">
            <text:p>0</text:p>
          </table:table-cell>
          <table:table-cell table:formula="of:=ROUND((SUM([.$B120:.F120])/COUNT([.$B120:.F120]));0)" office:value-type="float" office:value="0" calcext:value-type="float">
            <text:p>0</text:p>
          </table:table-cell>
          <table:table-cell table:formula="of:=ROUND((SUM([.$B120:.G120])/COUNT([.$B120:.G120]));0)" office:value-type="float" office:value="0" calcext:value-type="float">
            <text:p>0</text:p>
          </table:table-cell>
          <table:table-cell table:formula="of:=ROUND((SUM([.$B120:.H120])/COUNT([.$B120:.H120]));0)" office:value-type="float" office:value="0" calcext:value-type="float">
            <text:p>0</text:p>
          </table:table-cell>
          <table:table-cell table:formula="of:=ROUND((SUM([.$B120:.I120])/COUNT([.$B120:.I120]));0)" office:value-type="float" office:value="0" calcext:value-type="float">
            <text:p>0</text:p>
          </table:table-cell>
          <table:table-cell table:formula="of:=ROUND((SUM([.$B120:.J120])/COUNT([.$B120:.J120]));0)" office:value-type="float" office:value="0" calcext:value-type="float">
            <text:p>0</text:p>
          </table:table-cell>
          <table:table-cell table:formula="of:=ROUND((SUM([.$B120:.K120])/COUNT([.$B120:.K120]));0)" office:value-type="float" office:value="0" calcext:value-type="float">
            <text:p>0</text:p>
          </table:table-cell>
          <table:table-cell table:formula="of:=ROUND((SUM([.$B120:.L120])/COUNT([.$B120:.L120]));0)" office:value-type="float" office:value="0" calcext:value-type="float">
            <text:p>0</text:p>
          </table:table-cell>
          <table:table-cell table:formula="of:=ROUND((SUM([.$B120:.M120])/COUNT([.$B120:.M120]));0)" office:value-type="float" office:value="0" calcext:value-type="float">
            <text:p>0</text:p>
          </table:table-cell>
          <table:table-cell table:formula="of:=ROUND((SUM([.$B120:.N120])/COUNT([.$B120:.N12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21:.B121])/COUNT([.$B121:.B121]));0)" office:value-type="float" office:value="0" calcext:value-type="float">
            <text:p>0</text:p>
          </table:table-cell>
          <table:table-cell table:formula="of:=ROUND((SUM([.$B121:.C121])/COUNT([.$B121:.C121]));0)" office:value-type="float" office:value="0" calcext:value-type="float">
            <text:p>0</text:p>
          </table:table-cell>
          <table:table-cell table:formula="of:=ROUND((SUM([.$B121:.D121])/COUNT([.$B121:.D121]));0)" office:value-type="float" office:value="0" calcext:value-type="float">
            <text:p>0</text:p>
          </table:table-cell>
          <table:table-cell table:formula="of:=ROUND((SUM([.$B121:.E121])/COUNT([.$B121:.E121]));0)" office:value-type="float" office:value="0" calcext:value-type="float">
            <text:p>0</text:p>
          </table:table-cell>
          <table:table-cell table:formula="of:=ROUND((SUM([.$B121:.F121])/COUNT([.$B121:.F121]));0)" office:value-type="float" office:value="0" calcext:value-type="float">
            <text:p>0</text:p>
          </table:table-cell>
          <table:table-cell table:formula="of:=ROUND((SUM([.$B121:.G121])/COUNT([.$B121:.G121]));0)" office:value-type="float" office:value="0" calcext:value-type="float">
            <text:p>0</text:p>
          </table:table-cell>
          <table:table-cell table:formula="of:=ROUND((SUM([.$B121:.H121])/COUNT([.$B121:.H121]));0)" office:value-type="float" office:value="0" calcext:value-type="float">
            <text:p>0</text:p>
          </table:table-cell>
          <table:table-cell table:formula="of:=ROUND((SUM([.$B121:.I121])/COUNT([.$B121:.I121]));0)" office:value-type="float" office:value="0" calcext:value-type="float">
            <text:p>0</text:p>
          </table:table-cell>
          <table:table-cell table:formula="of:=ROUND((SUM([.$B121:.J121])/COUNT([.$B121:.J121]));0)" office:value-type="float" office:value="0" calcext:value-type="float">
            <text:p>0</text:p>
          </table:table-cell>
          <table:table-cell table:formula="of:=ROUND((SUM([.$B121:.K121])/COUNT([.$B121:.K121]));0)" office:value-type="float" office:value="0" calcext:value-type="float">
            <text:p>0</text:p>
          </table:table-cell>
          <table:table-cell table:formula="of:=ROUND((SUM([.$B121:.L121])/COUNT([.$B121:.L121]));0)" office:value-type="float" office:value="0" calcext:value-type="float">
            <text:p>0</text:p>
          </table:table-cell>
          <table:table-cell table:formula="of:=ROUND((SUM([.$B121:.M121])/COUNT([.$B121:.M121]));0)" office:value-type="float" office:value="0" calcext:value-type="float">
            <text:p>0</text:p>
          </table:table-cell>
          <table:table-cell table:formula="of:=ROUND((SUM([.$B121:.N121])/COUNT([.$B121:.N12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22:.B122])/COUNT([.$B122:.B122]));0)" office:value-type="float" office:value="0" calcext:value-type="float">
            <text:p>0</text:p>
          </table:table-cell>
          <table:table-cell table:formula="of:=ROUND((SUM([.$B122:.C122])/COUNT([.$B122:.C122]));0)" office:value-type="float" office:value="0" calcext:value-type="float">
            <text:p>0</text:p>
          </table:table-cell>
          <table:table-cell table:formula="of:=ROUND((SUM([.$B122:.D122])/COUNT([.$B122:.D122]));0)" office:value-type="float" office:value="0" calcext:value-type="float">
            <text:p>0</text:p>
          </table:table-cell>
          <table:table-cell table:formula="of:=ROUND((SUM([.$B122:.E122])/COUNT([.$B122:.E122]));0)" office:value-type="float" office:value="0" calcext:value-type="float">
            <text:p>0</text:p>
          </table:table-cell>
          <table:table-cell table:formula="of:=ROUND((SUM([.$B122:.F122])/COUNT([.$B122:.F122]));0)" office:value-type="float" office:value="0" calcext:value-type="float">
            <text:p>0</text:p>
          </table:table-cell>
          <table:table-cell table:formula="of:=ROUND((SUM([.$B122:.G122])/COUNT([.$B122:.G122]));0)" office:value-type="float" office:value="0" calcext:value-type="float">
            <text:p>0</text:p>
          </table:table-cell>
          <table:table-cell table:formula="of:=ROUND((SUM([.$B122:.H122])/COUNT([.$B122:.H122]));0)" office:value-type="float" office:value="0" calcext:value-type="float">
            <text:p>0</text:p>
          </table:table-cell>
          <table:table-cell table:formula="of:=ROUND((SUM([.$B122:.I122])/COUNT([.$B122:.I122]));0)" office:value-type="float" office:value="0" calcext:value-type="float">
            <text:p>0</text:p>
          </table:table-cell>
          <table:table-cell table:formula="of:=ROUND((SUM([.$B122:.J122])/COUNT([.$B122:.J122]));0)" office:value-type="float" office:value="0" calcext:value-type="float">
            <text:p>0</text:p>
          </table:table-cell>
          <table:table-cell table:formula="of:=ROUND((SUM([.$B122:.K122])/COUNT([.$B122:.K122]));0)" office:value-type="float" office:value="0" calcext:value-type="float">
            <text:p>0</text:p>
          </table:table-cell>
          <table:table-cell table:formula="of:=ROUND((SUM([.$B122:.L122])/COUNT([.$B122:.L122]));0)" office:value-type="float" office:value="0" calcext:value-type="float">
            <text:p>0</text:p>
          </table:table-cell>
          <table:table-cell table:formula="of:=ROUND((SUM([.$B122:.M122])/COUNT([.$B122:.M122]));0)" office:value-type="float" office:value="0" calcext:value-type="float">
            <text:p>0</text:p>
          </table:table-cell>
          <table:table-cell table:formula="of:=ROUND((SUM([.$B122:.N122])/COUNT([.$B122:.N12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23:.B123])/COUNT([.$B123:.B123]));0)" office:value-type="float" office:value="0" calcext:value-type="float">
            <text:p>0</text:p>
          </table:table-cell>
          <table:table-cell table:formula="of:=ROUND((SUM([.$B123:.C123])/COUNT([.$B123:.C123]));0)" office:value-type="float" office:value="0" calcext:value-type="float">
            <text:p>0</text:p>
          </table:table-cell>
          <table:table-cell table:formula="of:=ROUND((SUM([.$B123:.D123])/COUNT([.$B123:.D123]));0)" office:value-type="float" office:value="0" calcext:value-type="float">
            <text:p>0</text:p>
          </table:table-cell>
          <table:table-cell table:formula="of:=ROUND((SUM([.$B123:.E123])/COUNT([.$B123:.E123]));0)" office:value-type="float" office:value="0" calcext:value-type="float">
            <text:p>0</text:p>
          </table:table-cell>
          <table:table-cell table:formula="of:=ROUND((SUM([.$B123:.F123])/COUNT([.$B123:.F123]));0)" office:value-type="float" office:value="0" calcext:value-type="float">
            <text:p>0</text:p>
          </table:table-cell>
          <table:table-cell table:formula="of:=ROUND((SUM([.$B123:.G123])/COUNT([.$B123:.G123]));0)" office:value-type="float" office:value="0" calcext:value-type="float">
            <text:p>0</text:p>
          </table:table-cell>
          <table:table-cell table:formula="of:=ROUND((SUM([.$B123:.H123])/COUNT([.$B123:.H123]));0)" office:value-type="float" office:value="0" calcext:value-type="float">
            <text:p>0</text:p>
          </table:table-cell>
          <table:table-cell table:formula="of:=ROUND((SUM([.$B123:.I123])/COUNT([.$B123:.I123]));0)" office:value-type="float" office:value="0" calcext:value-type="float">
            <text:p>0</text:p>
          </table:table-cell>
          <table:table-cell table:formula="of:=ROUND((SUM([.$B123:.J123])/COUNT([.$B123:.J123]));0)" office:value-type="float" office:value="0" calcext:value-type="float">
            <text:p>0</text:p>
          </table:table-cell>
          <table:table-cell table:formula="of:=ROUND((SUM([.$B123:.K123])/COUNT([.$B123:.K123]));0)" office:value-type="float" office:value="0" calcext:value-type="float">
            <text:p>0</text:p>
          </table:table-cell>
          <table:table-cell table:formula="of:=ROUND((SUM([.$B123:.L123])/COUNT([.$B123:.L123]));0)" office:value-type="float" office:value="0" calcext:value-type="float">
            <text:p>0</text:p>
          </table:table-cell>
          <table:table-cell table:formula="of:=ROUND((SUM([.$B123:.M123])/COUNT([.$B123:.M123]));0)" office:value-type="float" office:value="0" calcext:value-type="float">
            <text:p>0</text:p>
          </table:table-cell>
          <table:table-cell table:formula="of:=ROUND((SUM([.$B123:.N123])/COUNT([.$B123:.N12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(SUM([.$B124:.B124])/COUNT([.$B124:.B124]));0)" office:value-type="float" office:value="0" calcext:value-type="float">
            <text:p>0</text:p>
          </table:table-cell>
          <table:table-cell table:formula="of:=ROUND((SUM([.$B124:.C124])/COUNT([.$B124:.C124]));0)" office:value-type="float" office:value="0" calcext:value-type="float">
            <text:p>0</text:p>
          </table:table-cell>
          <table:table-cell table:formula="of:=ROUND((SUM([.$B124:.D124])/COUNT([.$B124:.D124]));0)" office:value-type="float" office:value="0" calcext:value-type="float">
            <text:p>0</text:p>
          </table:table-cell>
          <table:table-cell table:formula="of:=ROUND((SUM([.$B124:.E124])/COUNT([.$B124:.E124]));0)" office:value-type="float" office:value="0" calcext:value-type="float">
            <text:p>0</text:p>
          </table:table-cell>
          <table:table-cell table:formula="of:=ROUND((SUM([.$B124:.F124])/COUNT([.$B124:.F124]));0)" office:value-type="float" office:value="0" calcext:value-type="float">
            <text:p>0</text:p>
          </table:table-cell>
          <table:table-cell table:formula="of:=ROUND((SUM([.$B124:.G124])/COUNT([.$B124:.G124]));0)" office:value-type="float" office:value="0" calcext:value-type="float">
            <text:p>0</text:p>
          </table:table-cell>
          <table:table-cell table:formula="of:=ROUND((SUM([.$B124:.H124])/COUNT([.$B124:.H124]));0)" office:value-type="float" office:value="0" calcext:value-type="float">
            <text:p>0</text:p>
          </table:table-cell>
          <table:table-cell table:formula="of:=ROUND((SUM([.$B124:.I124])/COUNT([.$B124:.I124]));0)" office:value-type="float" office:value="0" calcext:value-type="float">
            <text:p>0</text:p>
          </table:table-cell>
          <table:table-cell table:formula="of:=ROUND((SUM([.$B124:.J124])/COUNT([.$B124:.J124]));0)" office:value-type="float" office:value="0" calcext:value-type="float">
            <text:p>0</text:p>
          </table:table-cell>
          <table:table-cell table:formula="of:=ROUND((SUM([.$B124:.K124])/COUNT([.$B124:.K124]));0)" office:value-type="float" office:value="0" calcext:value-type="float">
            <text:p>0</text:p>
          </table:table-cell>
          <table:table-cell table:formula="of:=ROUND((SUM([.$B124:.L124])/COUNT([.$B124:.L124]));0)" office:value-type="float" office:value="0" calcext:value-type="float">
            <text:p>0</text:p>
          </table:table-cell>
          <table:table-cell table:formula="of:=ROUND((SUM([.$B124:.M124])/COUNT([.$B124:.M124]));0)" office:value-type="float" office:value="0" calcext:value-type="float">
            <text:p>0</text:p>
          </table:table-cell>
          <table:table-cell table:formula="of:=ROUND((SUM([.$B124:.N124])/COUNT([.$B124:.N12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25:.B125])/COUNT([.$B125:.B125]));0)" office:value-type="float" office:value="0" calcext:value-type="float">
            <text:p>0</text:p>
          </table:table-cell>
          <table:table-cell table:formula="of:=ROUND((SUM([.$B125:.C125])/COUNT([.$B125:.C125]));0)" office:value-type="float" office:value="0" calcext:value-type="float">
            <text:p>0</text:p>
          </table:table-cell>
          <table:table-cell table:formula="of:=ROUND((SUM([.$B125:.D125])/COUNT([.$B125:.D125]));0)" office:value-type="float" office:value="0" calcext:value-type="float">
            <text:p>0</text:p>
          </table:table-cell>
          <table:table-cell table:formula="of:=ROUND((SUM([.$B125:.E125])/COUNT([.$B125:.E125]));0)" office:value-type="float" office:value="0" calcext:value-type="float">
            <text:p>0</text:p>
          </table:table-cell>
          <table:table-cell table:formula="of:=ROUND((SUM([.$B125:.F125])/COUNT([.$B125:.F125]));0)" office:value-type="float" office:value="0" calcext:value-type="float">
            <text:p>0</text:p>
          </table:table-cell>
          <table:table-cell table:formula="of:=ROUND((SUM([.$B125:.G125])/COUNT([.$B125:.G125]));0)" office:value-type="float" office:value="0" calcext:value-type="float">
            <text:p>0</text:p>
          </table:table-cell>
          <table:table-cell table:formula="of:=ROUND((SUM([.$B125:.H125])/COUNT([.$B125:.H125]));0)" office:value-type="float" office:value="0" calcext:value-type="float">
            <text:p>0</text:p>
          </table:table-cell>
          <table:table-cell table:formula="of:=ROUND((SUM([.$B125:.I125])/COUNT([.$B125:.I125]));0)" office:value-type="float" office:value="0" calcext:value-type="float">
            <text:p>0</text:p>
          </table:table-cell>
          <table:table-cell table:formula="of:=ROUND((SUM([.$B125:.J125])/COUNT([.$B125:.J125]));0)" office:value-type="float" office:value="0" calcext:value-type="float">
            <text:p>0</text:p>
          </table:table-cell>
          <table:table-cell table:formula="of:=ROUND((SUM([.$B125:.K125])/COUNT([.$B125:.K125]));0)" office:value-type="float" office:value="0" calcext:value-type="float">
            <text:p>0</text:p>
          </table:table-cell>
          <table:table-cell table:formula="of:=ROUND((SUM([.$B125:.L125])/COUNT([.$B125:.L125]));0)" office:value-type="float" office:value="0" calcext:value-type="float">
            <text:p>0</text:p>
          </table:table-cell>
          <table:table-cell table:formula="of:=ROUND((SUM([.$B125:.M125])/COUNT([.$B125:.M125]));0)" office:value-type="float" office:value="0" calcext:value-type="float">
            <text:p>0</text:p>
          </table:table-cell>
          <table:table-cell table:formula="of:=ROUND((SUM([.$B125:.N125])/COUNT([.$B125:.N12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26:.B126])/COUNT([.$B126:.B126]));0)" office:value-type="float" office:value="0" calcext:value-type="float">
            <text:p>0</text:p>
          </table:table-cell>
          <table:table-cell table:formula="of:=ROUND((SUM([.$B126:.C126])/COUNT([.$B126:.C126]));0)" office:value-type="float" office:value="0" calcext:value-type="float">
            <text:p>0</text:p>
          </table:table-cell>
          <table:table-cell table:formula="of:=ROUND((SUM([.$B126:.D126])/COUNT([.$B126:.D126]));0)" office:value-type="float" office:value="0" calcext:value-type="float">
            <text:p>0</text:p>
          </table:table-cell>
          <table:table-cell table:formula="of:=ROUND((SUM([.$B126:.E126])/COUNT([.$B126:.E126]));0)" office:value-type="float" office:value="0" calcext:value-type="float">
            <text:p>0</text:p>
          </table:table-cell>
          <table:table-cell table:formula="of:=ROUND((SUM([.$B126:.F126])/COUNT([.$B126:.F126]));0)" office:value-type="float" office:value="0" calcext:value-type="float">
            <text:p>0</text:p>
          </table:table-cell>
          <table:table-cell table:formula="of:=ROUND((SUM([.$B126:.G126])/COUNT([.$B126:.G126]));0)" office:value-type="float" office:value="0" calcext:value-type="float">
            <text:p>0</text:p>
          </table:table-cell>
          <table:table-cell table:formula="of:=ROUND((SUM([.$B126:.H126])/COUNT([.$B126:.H126]));0)" office:value-type="float" office:value="0" calcext:value-type="float">
            <text:p>0</text:p>
          </table:table-cell>
          <table:table-cell table:formula="of:=ROUND((SUM([.$B126:.I126])/COUNT([.$B126:.I126]));0)" office:value-type="float" office:value="0" calcext:value-type="float">
            <text:p>0</text:p>
          </table:table-cell>
          <table:table-cell table:formula="of:=ROUND((SUM([.$B126:.J126])/COUNT([.$B126:.J126]));0)" office:value-type="float" office:value="0" calcext:value-type="float">
            <text:p>0</text:p>
          </table:table-cell>
          <table:table-cell table:formula="of:=ROUND((SUM([.$B126:.K126])/COUNT([.$B126:.K126]));0)" office:value-type="float" office:value="0" calcext:value-type="float">
            <text:p>0</text:p>
          </table:table-cell>
          <table:table-cell table:formula="of:=ROUND((SUM([.$B126:.L126])/COUNT([.$B126:.L126]));0)" office:value-type="float" office:value="0" calcext:value-type="float">
            <text:p>0</text:p>
          </table:table-cell>
          <table:table-cell table:formula="of:=ROUND((SUM([.$B126:.M126])/COUNT([.$B126:.M126]));0)" office:value-type="float" office:value="0" calcext:value-type="float">
            <text:p>0</text:p>
          </table:table-cell>
          <table:table-cell table:formula="of:=ROUND((SUM([.$B126:.N126])/COUNT([.$B126:.N12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27:.B127])/COUNT([.$B127:.B127]));0)" office:value-type="float" office:value="0" calcext:value-type="float">
            <text:p>0</text:p>
          </table:table-cell>
          <table:table-cell table:formula="of:=ROUND((SUM([.$B127:.C127])/COUNT([.$B127:.C127]));0)" office:value-type="float" office:value="0" calcext:value-type="float">
            <text:p>0</text:p>
          </table:table-cell>
          <table:table-cell table:formula="of:=ROUND((SUM([.$B127:.D127])/COUNT([.$B127:.D127]));0)" office:value-type="float" office:value="0" calcext:value-type="float">
            <text:p>0</text:p>
          </table:table-cell>
          <table:table-cell table:formula="of:=ROUND((SUM([.$B127:.E127])/COUNT([.$B127:.E127]));0)" office:value-type="float" office:value="0" calcext:value-type="float">
            <text:p>0</text:p>
          </table:table-cell>
          <table:table-cell table:formula="of:=ROUND((SUM([.$B127:.F127])/COUNT([.$B127:.F127]));0)" office:value-type="float" office:value="0" calcext:value-type="float">
            <text:p>0</text:p>
          </table:table-cell>
          <table:table-cell table:formula="of:=ROUND((SUM([.$B127:.G127])/COUNT([.$B127:.G127]));0)" office:value-type="float" office:value="0" calcext:value-type="float">
            <text:p>0</text:p>
          </table:table-cell>
          <table:table-cell table:formula="of:=ROUND((SUM([.$B127:.H127])/COUNT([.$B127:.H127]));0)" office:value-type="float" office:value="0" calcext:value-type="float">
            <text:p>0</text:p>
          </table:table-cell>
          <table:table-cell table:formula="of:=ROUND((SUM([.$B127:.I127])/COUNT([.$B127:.I127]));0)" office:value-type="float" office:value="0" calcext:value-type="float">
            <text:p>0</text:p>
          </table:table-cell>
          <table:table-cell table:formula="of:=ROUND((SUM([.$B127:.J127])/COUNT([.$B127:.J127]));0)" office:value-type="float" office:value="0" calcext:value-type="float">
            <text:p>0</text:p>
          </table:table-cell>
          <table:table-cell table:formula="of:=ROUND((SUM([.$B127:.K127])/COUNT([.$B127:.K127]));0)" office:value-type="float" office:value="0" calcext:value-type="float">
            <text:p>0</text:p>
          </table:table-cell>
          <table:table-cell table:formula="of:=ROUND((SUM([.$B127:.L127])/COUNT([.$B127:.L127]));0)" office:value-type="float" office:value="0" calcext:value-type="float">
            <text:p>0</text:p>
          </table:table-cell>
          <table:table-cell table:formula="of:=ROUND((SUM([.$B127:.M127])/COUNT([.$B127:.M127]));0)" office:value-type="float" office:value="0" calcext:value-type="float">
            <text:p>0</text:p>
          </table:table-cell>
          <table:table-cell table:formula="of:=ROUND((SUM([.$B127:.N127])/COUNT([.$B127:.N12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28:.B128])/COUNT([.$B128:.B128]));0)" office:value-type="float" office:value="0" calcext:value-type="float">
            <text:p>0</text:p>
          </table:table-cell>
          <table:table-cell table:formula="of:=ROUND((SUM([.$B128:.C128])/COUNT([.$B128:.C128]));0)" office:value-type="float" office:value="0" calcext:value-type="float">
            <text:p>0</text:p>
          </table:table-cell>
          <table:table-cell table:formula="of:=ROUND((SUM([.$B128:.D128])/COUNT([.$B128:.D128]));0)" office:value-type="float" office:value="0" calcext:value-type="float">
            <text:p>0</text:p>
          </table:table-cell>
          <table:table-cell table:formula="of:=ROUND((SUM([.$B128:.E128])/COUNT([.$B128:.E128]));0)" office:value-type="float" office:value="0" calcext:value-type="float">
            <text:p>0</text:p>
          </table:table-cell>
          <table:table-cell table:formula="of:=ROUND((SUM([.$B128:.F128])/COUNT([.$B128:.F128]));0)" office:value-type="float" office:value="0" calcext:value-type="float">
            <text:p>0</text:p>
          </table:table-cell>
          <table:table-cell table:formula="of:=ROUND((SUM([.$B128:.G128])/COUNT([.$B128:.G128]));0)" office:value-type="float" office:value="0" calcext:value-type="float">
            <text:p>0</text:p>
          </table:table-cell>
          <table:table-cell table:formula="of:=ROUND((SUM([.$B128:.H128])/COUNT([.$B128:.H128]));0)" office:value-type="float" office:value="0" calcext:value-type="float">
            <text:p>0</text:p>
          </table:table-cell>
          <table:table-cell table:formula="of:=ROUND((SUM([.$B128:.I128])/COUNT([.$B128:.I128]));0)" office:value-type="float" office:value="0" calcext:value-type="float">
            <text:p>0</text:p>
          </table:table-cell>
          <table:table-cell table:formula="of:=ROUND((SUM([.$B128:.J128])/COUNT([.$B128:.J128]));0)" office:value-type="float" office:value="0" calcext:value-type="float">
            <text:p>0</text:p>
          </table:table-cell>
          <table:table-cell table:formula="of:=ROUND((SUM([.$B128:.K128])/COUNT([.$B128:.K128]));0)" office:value-type="float" office:value="0" calcext:value-type="float">
            <text:p>0</text:p>
          </table:table-cell>
          <table:table-cell table:formula="of:=ROUND((SUM([.$B128:.L128])/COUNT([.$B128:.L128]));0)" office:value-type="float" office:value="0" calcext:value-type="float">
            <text:p>0</text:p>
          </table:table-cell>
          <table:table-cell table:formula="of:=ROUND((SUM([.$B128:.M128])/COUNT([.$B128:.M128]));0)" office:value-type="float" office:value="0" calcext:value-type="float">
            <text:p>0</text:p>
          </table:table-cell>
          <table:table-cell table:formula="of:=ROUND((SUM([.$B128:.N128])/COUNT([.$B128:.N12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(SUM([.$B129:.B129])/COUNT([.$B129:.B129]));0)" office:value-type="float" office:value="0" calcext:value-type="float">
            <text:p>0</text:p>
          </table:table-cell>
          <table:table-cell table:formula="of:=ROUND((SUM([.$B129:.C129])/COUNT([.$B129:.C129]));0)" office:value-type="float" office:value="0" calcext:value-type="float">
            <text:p>0</text:p>
          </table:table-cell>
          <table:table-cell table:formula="of:=ROUND((SUM([.$B129:.D129])/COUNT([.$B129:.D129]));0)" office:value-type="float" office:value="0" calcext:value-type="float">
            <text:p>0</text:p>
          </table:table-cell>
          <table:table-cell table:formula="of:=ROUND((SUM([.$B129:.E129])/COUNT([.$B129:.E129]));0)" office:value-type="float" office:value="0" calcext:value-type="float">
            <text:p>0</text:p>
          </table:table-cell>
          <table:table-cell table:formula="of:=ROUND((SUM([.$B129:.F129])/COUNT([.$B129:.F129]));0)" office:value-type="float" office:value="0" calcext:value-type="float">
            <text:p>0</text:p>
          </table:table-cell>
          <table:table-cell table:formula="of:=ROUND((SUM([.$B129:.G129])/COUNT([.$B129:.G129]));0)" office:value-type="float" office:value="0" calcext:value-type="float">
            <text:p>0</text:p>
          </table:table-cell>
          <table:table-cell table:formula="of:=ROUND((SUM([.$B129:.H129])/COUNT([.$B129:.H129]));0)" office:value-type="float" office:value="0" calcext:value-type="float">
            <text:p>0</text:p>
          </table:table-cell>
          <table:table-cell table:formula="of:=ROUND((SUM([.$B129:.I129])/COUNT([.$B129:.I129]));0)" office:value-type="float" office:value="0" calcext:value-type="float">
            <text:p>0</text:p>
          </table:table-cell>
          <table:table-cell table:formula="of:=ROUND((SUM([.$B129:.J129])/COUNT([.$B129:.J129]));0)" office:value-type="float" office:value="0" calcext:value-type="float">
            <text:p>0</text:p>
          </table:table-cell>
          <table:table-cell table:formula="of:=ROUND((SUM([.$B129:.K129])/COUNT([.$B129:.K129]));0)" office:value-type="float" office:value="0" calcext:value-type="float">
            <text:p>0</text:p>
          </table:table-cell>
          <table:table-cell table:formula="of:=ROUND((SUM([.$B129:.L129])/COUNT([.$B129:.L129]));0)" office:value-type="float" office:value="0" calcext:value-type="float">
            <text:p>0</text:p>
          </table:table-cell>
          <table:table-cell table:formula="of:=ROUND((SUM([.$B129:.M129])/COUNT([.$B129:.M129]));0)" office:value-type="float" office:value="0" calcext:value-type="float">
            <text:p>0</text:p>
          </table:table-cell>
          <table:table-cell table:formula="of:=ROUND((SUM([.$B129:.N129])/COUNT([.$B129:.N12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30:.B130])/COUNT([.$B130:.B130]));0)" office:value-type="float" office:value="1" calcext:value-type="float">
            <text:p>1</text:p>
          </table:table-cell>
          <table:table-cell table:formula="of:=ROUND((SUM([.$B130:.C130])/COUNT([.$B130:.C130]));0)" office:value-type="float" office:value="1" calcext:value-type="float">
            <text:p>1</text:p>
          </table:table-cell>
          <table:table-cell table:formula="of:=ROUND((SUM([.$B130:.D130])/COUNT([.$B130:.D130]));0)" office:value-type="float" office:value="0" calcext:value-type="float">
            <text:p>0</text:p>
          </table:table-cell>
          <table:table-cell table:formula="of:=ROUND((SUM([.$B130:.E130])/COUNT([.$B130:.E130]));0)" office:value-type="float" office:value="0" calcext:value-type="float">
            <text:p>0</text:p>
          </table:table-cell>
          <table:table-cell table:formula="of:=ROUND((SUM([.$B130:.F130])/COUNT([.$B130:.F130]));0)" office:value-type="float" office:value="0" calcext:value-type="float">
            <text:p>0</text:p>
          </table:table-cell>
          <table:table-cell table:formula="of:=ROUND((SUM([.$B130:.G130])/COUNT([.$B130:.G130]));0)" office:value-type="float" office:value="0" calcext:value-type="float">
            <text:p>0</text:p>
          </table:table-cell>
          <table:table-cell table:formula="of:=ROUND((SUM([.$B130:.H130])/COUNT([.$B130:.H130]));0)" office:value-type="float" office:value="0" calcext:value-type="float">
            <text:p>0</text:p>
          </table:table-cell>
          <table:table-cell table:formula="of:=ROUND((SUM([.$B130:.I130])/COUNT([.$B130:.I130]));0)" office:value-type="float" office:value="0" calcext:value-type="float">
            <text:p>0</text:p>
          </table:table-cell>
          <table:table-cell table:formula="of:=ROUND((SUM([.$B130:.J130])/COUNT([.$B130:.J130]));0)" office:value-type="float" office:value="0" calcext:value-type="float">
            <text:p>0</text:p>
          </table:table-cell>
          <table:table-cell table:formula="of:=ROUND((SUM([.$B130:.K130])/COUNT([.$B130:.K130]));0)" office:value-type="float" office:value="0" calcext:value-type="float">
            <text:p>0</text:p>
          </table:table-cell>
          <table:table-cell table:formula="of:=ROUND((SUM([.$B130:.L130])/COUNT([.$B130:.L130]));0)" office:value-type="float" office:value="0" calcext:value-type="float">
            <text:p>0</text:p>
          </table:table-cell>
          <table:table-cell table:formula="of:=ROUND((SUM([.$B130:.M130])/COUNT([.$B130:.M130]));0)" office:value-type="float" office:value="0" calcext:value-type="float">
            <text:p>0</text:p>
          </table:table-cell>
          <table:table-cell table:formula="of:=ROUND((SUM([.$B130:.N130])/COUNT([.$B130:.N13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31:.B131])/COUNT([.$B131:.B131]));0)" office:value-type="float" office:value="0" calcext:value-type="float">
            <text:p>0</text:p>
          </table:table-cell>
          <table:table-cell table:formula="of:=ROUND((SUM([.$B131:.C131])/COUNT([.$B131:.C131]));0)" office:value-type="float" office:value="0" calcext:value-type="float">
            <text:p>0</text:p>
          </table:table-cell>
          <table:table-cell table:formula="of:=ROUND((SUM([.$B131:.D131])/COUNT([.$B131:.D131]));0)" office:value-type="float" office:value="0" calcext:value-type="float">
            <text:p>0</text:p>
          </table:table-cell>
          <table:table-cell table:formula="of:=ROUND((SUM([.$B131:.E131])/COUNT([.$B131:.E131]));0)" office:value-type="float" office:value="0" calcext:value-type="float">
            <text:p>0</text:p>
          </table:table-cell>
          <table:table-cell table:formula="of:=ROUND((SUM([.$B131:.F131])/COUNT([.$B131:.F131]));0)" office:value-type="float" office:value="0" calcext:value-type="float">
            <text:p>0</text:p>
          </table:table-cell>
          <table:table-cell table:formula="of:=ROUND((SUM([.$B131:.G131])/COUNT([.$B131:.G131]));0)" office:value-type="float" office:value="0" calcext:value-type="float">
            <text:p>0</text:p>
          </table:table-cell>
          <table:table-cell table:formula="of:=ROUND((SUM([.$B131:.H131])/COUNT([.$B131:.H131]));0)" office:value-type="float" office:value="0" calcext:value-type="float">
            <text:p>0</text:p>
          </table:table-cell>
          <table:table-cell table:formula="of:=ROUND((SUM([.$B131:.I131])/COUNT([.$B131:.I131]));0)" office:value-type="float" office:value="0" calcext:value-type="float">
            <text:p>0</text:p>
          </table:table-cell>
          <table:table-cell table:formula="of:=ROUND((SUM([.$B131:.J131])/COUNT([.$B131:.J131]));0)" office:value-type="float" office:value="0" calcext:value-type="float">
            <text:p>0</text:p>
          </table:table-cell>
          <table:table-cell table:formula="of:=ROUND((SUM([.$B131:.K131])/COUNT([.$B131:.K131]));0)" office:value-type="float" office:value="0" calcext:value-type="float">
            <text:p>0</text:p>
          </table:table-cell>
          <table:table-cell table:formula="of:=ROUND((SUM([.$B131:.L131])/COUNT([.$B131:.L131]));0)" office:value-type="float" office:value="0" calcext:value-type="float">
            <text:p>0</text:p>
          </table:table-cell>
          <table:table-cell table:formula="of:=ROUND((SUM([.$B131:.M131])/COUNT([.$B131:.M131]));0)" office:value-type="float" office:value="0" calcext:value-type="float">
            <text:p>0</text:p>
          </table:table-cell>
          <table:table-cell table:formula="of:=ROUND((SUM([.$B131:.N131])/COUNT([.$B131:.N13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32:.B132])/COUNT([.$B132:.B132]));0)" office:value-type="float" office:value="0" calcext:value-type="float">
            <text:p>0</text:p>
          </table:table-cell>
          <table:table-cell table:formula="of:=ROUND((SUM([.$B132:.C132])/COUNT([.$B132:.C132]));0)" office:value-type="float" office:value="0" calcext:value-type="float">
            <text:p>0</text:p>
          </table:table-cell>
          <table:table-cell table:formula="of:=ROUND((SUM([.$B132:.D132])/COUNT([.$B132:.D132]));0)" office:value-type="float" office:value="0" calcext:value-type="float">
            <text:p>0</text:p>
          </table:table-cell>
          <table:table-cell table:formula="of:=ROUND((SUM([.$B132:.E132])/COUNT([.$B132:.E132]));0)" office:value-type="float" office:value="0" calcext:value-type="float">
            <text:p>0</text:p>
          </table:table-cell>
          <table:table-cell table:formula="of:=ROUND((SUM([.$B132:.F132])/COUNT([.$B132:.F132]));0)" office:value-type="float" office:value="0" calcext:value-type="float">
            <text:p>0</text:p>
          </table:table-cell>
          <table:table-cell table:formula="of:=ROUND((SUM([.$B132:.G132])/COUNT([.$B132:.G132]));0)" office:value-type="float" office:value="0" calcext:value-type="float">
            <text:p>0</text:p>
          </table:table-cell>
          <table:table-cell table:formula="of:=ROUND((SUM([.$B132:.H132])/COUNT([.$B132:.H132]));0)" office:value-type="float" office:value="0" calcext:value-type="float">
            <text:p>0</text:p>
          </table:table-cell>
          <table:table-cell table:formula="of:=ROUND((SUM([.$B132:.I132])/COUNT([.$B132:.I132]));0)" office:value-type="float" office:value="0" calcext:value-type="float">
            <text:p>0</text:p>
          </table:table-cell>
          <table:table-cell table:formula="of:=ROUND((SUM([.$B132:.J132])/COUNT([.$B132:.J132]));0)" office:value-type="float" office:value="0" calcext:value-type="float">
            <text:p>0</text:p>
          </table:table-cell>
          <table:table-cell table:formula="of:=ROUND((SUM([.$B132:.K132])/COUNT([.$B132:.K132]));0)" office:value-type="float" office:value="0" calcext:value-type="float">
            <text:p>0</text:p>
          </table:table-cell>
          <table:table-cell table:formula="of:=ROUND((SUM([.$B132:.L132])/COUNT([.$B132:.L132]));0)" office:value-type="float" office:value="0" calcext:value-type="float">
            <text:p>0</text:p>
          </table:table-cell>
          <table:table-cell table:formula="of:=ROUND((SUM([.$B132:.M132])/COUNT([.$B132:.M132]));0)" office:value-type="float" office:value="0" calcext:value-type="float">
            <text:p>0</text:p>
          </table:table-cell>
          <table:table-cell table:formula="of:=ROUND((SUM([.$B132:.N132])/COUNT([.$B132:.N13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33:.B133])/COUNT([.$B133:.B133]));0)" office:value-type="float" office:value="0" calcext:value-type="float">
            <text:p>0</text:p>
          </table:table-cell>
          <table:table-cell table:formula="of:=ROUND((SUM([.$B133:.C133])/COUNT([.$B133:.C133]));0)" office:value-type="float" office:value="0" calcext:value-type="float">
            <text:p>0</text:p>
          </table:table-cell>
          <table:table-cell table:formula="of:=ROUND((SUM([.$B133:.D133])/COUNT([.$B133:.D133]));0)" office:value-type="float" office:value="0" calcext:value-type="float">
            <text:p>0</text:p>
          </table:table-cell>
          <table:table-cell table:formula="of:=ROUND((SUM([.$B133:.E133])/COUNT([.$B133:.E133]));0)" office:value-type="float" office:value="0" calcext:value-type="float">
            <text:p>0</text:p>
          </table:table-cell>
          <table:table-cell table:formula="of:=ROUND((SUM([.$B133:.F133])/COUNT([.$B133:.F133]));0)" office:value-type="float" office:value="0" calcext:value-type="float">
            <text:p>0</text:p>
          </table:table-cell>
          <table:table-cell table:formula="of:=ROUND((SUM([.$B133:.G133])/COUNT([.$B133:.G133]));0)" office:value-type="float" office:value="0" calcext:value-type="float">
            <text:p>0</text:p>
          </table:table-cell>
          <table:table-cell table:formula="of:=ROUND((SUM([.$B133:.H133])/COUNT([.$B133:.H133]));0)" office:value-type="float" office:value="0" calcext:value-type="float">
            <text:p>0</text:p>
          </table:table-cell>
          <table:table-cell table:formula="of:=ROUND((SUM([.$B133:.I133])/COUNT([.$B133:.I133]));0)" office:value-type="float" office:value="0" calcext:value-type="float">
            <text:p>0</text:p>
          </table:table-cell>
          <table:table-cell table:formula="of:=ROUND((SUM([.$B133:.J133])/COUNT([.$B133:.J133]));0)" office:value-type="float" office:value="0" calcext:value-type="float">
            <text:p>0</text:p>
          </table:table-cell>
          <table:table-cell table:formula="of:=ROUND((SUM([.$B133:.K133])/COUNT([.$B133:.K133]));0)" office:value-type="float" office:value="0" calcext:value-type="float">
            <text:p>0</text:p>
          </table:table-cell>
          <table:table-cell table:formula="of:=ROUND((SUM([.$B133:.L133])/COUNT([.$B133:.L133]));0)" office:value-type="float" office:value="0" calcext:value-type="float">
            <text:p>0</text:p>
          </table:table-cell>
          <table:table-cell table:formula="of:=ROUND((SUM([.$B133:.M133])/COUNT([.$B133:.M133]));0)" office:value-type="float" office:value="0" calcext:value-type="float">
            <text:p>0</text:p>
          </table:table-cell>
          <table:table-cell table:formula="of:=ROUND((SUM([.$B133:.N133])/COUNT([.$B133:.N13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34:.B134])/COUNT([.$B134:.B134]));0)" office:value-type="float" office:value="0" calcext:value-type="float">
            <text:p>0</text:p>
          </table:table-cell>
          <table:table-cell table:formula="of:=ROUND((SUM([.$B134:.C134])/COUNT([.$B134:.C134]));0)" office:value-type="float" office:value="0" calcext:value-type="float">
            <text:p>0</text:p>
          </table:table-cell>
          <table:table-cell table:formula="of:=ROUND((SUM([.$B134:.D134])/COUNT([.$B134:.D134]));0)" office:value-type="float" office:value="0" calcext:value-type="float">
            <text:p>0</text:p>
          </table:table-cell>
          <table:table-cell table:formula="of:=ROUND((SUM([.$B134:.E134])/COUNT([.$B134:.E134]));0)" office:value-type="float" office:value="0" calcext:value-type="float">
            <text:p>0</text:p>
          </table:table-cell>
          <table:table-cell table:formula="of:=ROUND((SUM([.$B134:.F134])/COUNT([.$B134:.F134]));0)" office:value-type="float" office:value="0" calcext:value-type="float">
            <text:p>0</text:p>
          </table:table-cell>
          <table:table-cell table:formula="of:=ROUND((SUM([.$B134:.G134])/COUNT([.$B134:.G134]));0)" office:value-type="float" office:value="0" calcext:value-type="float">
            <text:p>0</text:p>
          </table:table-cell>
          <table:table-cell table:formula="of:=ROUND((SUM([.$B134:.H134])/COUNT([.$B134:.H134]));0)" office:value-type="float" office:value="0" calcext:value-type="float">
            <text:p>0</text:p>
          </table:table-cell>
          <table:table-cell table:formula="of:=ROUND((SUM([.$B134:.I134])/COUNT([.$B134:.I134]));0)" office:value-type="float" office:value="0" calcext:value-type="float">
            <text:p>0</text:p>
          </table:table-cell>
          <table:table-cell table:formula="of:=ROUND((SUM([.$B134:.J134])/COUNT([.$B134:.J134]));0)" office:value-type="float" office:value="0" calcext:value-type="float">
            <text:p>0</text:p>
          </table:table-cell>
          <table:table-cell table:formula="of:=ROUND((SUM([.$B134:.K134])/COUNT([.$B134:.K134]));0)" office:value-type="float" office:value="0" calcext:value-type="float">
            <text:p>0</text:p>
          </table:table-cell>
          <table:table-cell table:formula="of:=ROUND((SUM([.$B134:.L134])/COUNT([.$B134:.L134]));0)" office:value-type="float" office:value="0" calcext:value-type="float">
            <text:p>0</text:p>
          </table:table-cell>
          <table:table-cell table:formula="of:=ROUND((SUM([.$B134:.M134])/COUNT([.$B134:.M134]));0)" office:value-type="float" office:value="0" calcext:value-type="float">
            <text:p>0</text:p>
          </table:table-cell>
          <table:table-cell table:formula="of:=ROUND((SUM([.$B134:.N134])/COUNT([.$B134:.N13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35:.B135])/COUNT([.$B135:.B135]));0)" office:value-type="float" office:value="1" calcext:value-type="float">
            <text:p>1</text:p>
          </table:table-cell>
          <table:table-cell table:formula="of:=ROUND((SUM([.$B135:.C135])/COUNT([.$B135:.C135]));0)" office:value-type="float" office:value="1" calcext:value-type="float">
            <text:p>1</text:p>
          </table:table-cell>
          <table:table-cell table:formula="of:=ROUND((SUM([.$B135:.D135])/COUNT([.$B135:.D135]));0)" office:value-type="float" office:value="1" calcext:value-type="float">
            <text:p>1</text:p>
          </table:table-cell>
          <table:table-cell table:formula="of:=ROUND((SUM([.$B135:.E135])/COUNT([.$B135:.E135]));0)" office:value-type="float" office:value="1" calcext:value-type="float">
            <text:p>1</text:p>
          </table:table-cell>
          <table:table-cell table:formula="of:=ROUND((SUM([.$B135:.F135])/COUNT([.$B135:.F135]));0)" office:value-type="float" office:value="1" calcext:value-type="float">
            <text:p>1</text:p>
          </table:table-cell>
          <table:table-cell table:formula="of:=ROUND((SUM([.$B135:.G135])/COUNT([.$B135:.G135]));0)" office:value-type="float" office:value="1" calcext:value-type="float">
            <text:p>1</text:p>
          </table:table-cell>
          <table:table-cell table:formula="of:=ROUND((SUM([.$B135:.H135])/COUNT([.$B135:.H135]));0)" office:value-type="float" office:value="1" calcext:value-type="float">
            <text:p>1</text:p>
          </table:table-cell>
          <table:table-cell table:formula="of:=ROUND((SUM([.$B135:.I135])/COUNT([.$B135:.I135]));0)" office:value-type="float" office:value="1" calcext:value-type="float">
            <text:p>1</text:p>
          </table:table-cell>
          <table:table-cell table:formula="of:=ROUND((SUM([.$B135:.J135])/COUNT([.$B135:.J135]));0)" office:value-type="float" office:value="1" calcext:value-type="float">
            <text:p>1</text:p>
          </table:table-cell>
          <table:table-cell table:formula="of:=ROUND((SUM([.$B135:.K135])/COUNT([.$B135:.K135]));0)" office:value-type="float" office:value="1" calcext:value-type="float">
            <text:p>1</text:p>
          </table:table-cell>
          <table:table-cell table:formula="of:=ROUND((SUM([.$B135:.L135])/COUNT([.$B135:.L135]));0)" office:value-type="float" office:value="1" calcext:value-type="float">
            <text:p>1</text:p>
          </table:table-cell>
          <table:table-cell table:formula="of:=ROUND((SUM([.$B135:.M135])/COUNT([.$B135:.M135]));0)" office:value-type="float" office:value="1" calcext:value-type="float">
            <text:p>1</text:p>
          </table:table-cell>
          <table:table-cell table:formula="of:=ROUND((SUM([.$B135:.N135])/COUNT([.$B135:.N135]));0)" office:value-type="float" office:value="1" calcext:value-type="float">
            <text:p>1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36:.B136])/COUNT([.$B136:.B136]));0)" office:value-type="float" office:value="0" calcext:value-type="float">
            <text:p>0</text:p>
          </table:table-cell>
          <table:table-cell table:formula="of:=ROUND((SUM([.$B136:.C136])/COUNT([.$B136:.C136]));0)" office:value-type="float" office:value="0" calcext:value-type="float">
            <text:p>0</text:p>
          </table:table-cell>
          <table:table-cell table:formula="of:=ROUND((SUM([.$B136:.D136])/COUNT([.$B136:.D136]));0)" office:value-type="float" office:value="0" calcext:value-type="float">
            <text:p>0</text:p>
          </table:table-cell>
          <table:table-cell table:formula="of:=ROUND((SUM([.$B136:.E136])/COUNT([.$B136:.E136]));0)" office:value-type="float" office:value="0" calcext:value-type="float">
            <text:p>0</text:p>
          </table:table-cell>
          <table:table-cell table:formula="of:=ROUND((SUM([.$B136:.F136])/COUNT([.$B136:.F136]));0)" office:value-type="float" office:value="0" calcext:value-type="float">
            <text:p>0</text:p>
          </table:table-cell>
          <table:table-cell table:formula="of:=ROUND((SUM([.$B136:.G136])/COUNT([.$B136:.G136]));0)" office:value-type="float" office:value="0" calcext:value-type="float">
            <text:p>0</text:p>
          </table:table-cell>
          <table:table-cell table:formula="of:=ROUND((SUM([.$B136:.H136])/COUNT([.$B136:.H136]));0)" office:value-type="float" office:value="0" calcext:value-type="float">
            <text:p>0</text:p>
          </table:table-cell>
          <table:table-cell table:formula="of:=ROUND((SUM([.$B136:.I136])/COUNT([.$B136:.I136]));0)" office:value-type="float" office:value="0" calcext:value-type="float">
            <text:p>0</text:p>
          </table:table-cell>
          <table:table-cell table:formula="of:=ROUND((SUM([.$B136:.J136])/COUNT([.$B136:.J136]));0)" office:value-type="float" office:value="0" calcext:value-type="float">
            <text:p>0</text:p>
          </table:table-cell>
          <table:table-cell table:formula="of:=ROUND((SUM([.$B136:.K136])/COUNT([.$B136:.K136]));0)" office:value-type="float" office:value="0" calcext:value-type="float">
            <text:p>0</text:p>
          </table:table-cell>
          <table:table-cell table:formula="of:=ROUND((SUM([.$B136:.L136])/COUNT([.$B136:.L136]));0)" office:value-type="float" office:value="0" calcext:value-type="float">
            <text:p>0</text:p>
          </table:table-cell>
          <table:table-cell table:formula="of:=ROUND((SUM([.$B136:.M136])/COUNT([.$B136:.M136]));0)" office:value-type="float" office:value="0" calcext:value-type="float">
            <text:p>0</text:p>
          </table:table-cell>
          <table:table-cell table:formula="of:=ROUND((SUM([.$B136:.N136])/COUNT([.$B136:.N13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37:.B137])/COUNT([.$B137:.B137]));0)" office:value-type="float" office:value="0" calcext:value-type="float">
            <text:p>0</text:p>
          </table:table-cell>
          <table:table-cell table:formula="of:=ROUND((SUM([.$B137:.C137])/COUNT([.$B137:.C137]));0)" office:value-type="float" office:value="0" calcext:value-type="float">
            <text:p>0</text:p>
          </table:table-cell>
          <table:table-cell table:formula="of:=ROUND((SUM([.$B137:.D137])/COUNT([.$B137:.D137]));0)" office:value-type="float" office:value="0" calcext:value-type="float">
            <text:p>0</text:p>
          </table:table-cell>
          <table:table-cell table:formula="of:=ROUND((SUM([.$B137:.E137])/COUNT([.$B137:.E137]));0)" office:value-type="float" office:value="0" calcext:value-type="float">
            <text:p>0</text:p>
          </table:table-cell>
          <table:table-cell table:formula="of:=ROUND((SUM([.$B137:.F137])/COUNT([.$B137:.F137]));0)" office:value-type="float" office:value="0" calcext:value-type="float">
            <text:p>0</text:p>
          </table:table-cell>
          <table:table-cell table:formula="of:=ROUND((SUM([.$B137:.G137])/COUNT([.$B137:.G137]));0)" office:value-type="float" office:value="0" calcext:value-type="float">
            <text:p>0</text:p>
          </table:table-cell>
          <table:table-cell table:formula="of:=ROUND((SUM([.$B137:.H137])/COUNT([.$B137:.H137]));0)" office:value-type="float" office:value="0" calcext:value-type="float">
            <text:p>0</text:p>
          </table:table-cell>
          <table:table-cell table:formula="of:=ROUND((SUM([.$B137:.I137])/COUNT([.$B137:.I137]));0)" office:value-type="float" office:value="0" calcext:value-type="float">
            <text:p>0</text:p>
          </table:table-cell>
          <table:table-cell table:formula="of:=ROUND((SUM([.$B137:.J137])/COUNT([.$B137:.J137]));0)" office:value-type="float" office:value="0" calcext:value-type="float">
            <text:p>0</text:p>
          </table:table-cell>
          <table:table-cell table:formula="of:=ROUND((SUM([.$B137:.K137])/COUNT([.$B137:.K137]));0)" office:value-type="float" office:value="0" calcext:value-type="float">
            <text:p>0</text:p>
          </table:table-cell>
          <table:table-cell table:formula="of:=ROUND((SUM([.$B137:.L137])/COUNT([.$B137:.L137]));0)" office:value-type="float" office:value="0" calcext:value-type="float">
            <text:p>0</text:p>
          </table:table-cell>
          <table:table-cell table:formula="of:=ROUND((SUM([.$B137:.M137])/COUNT([.$B137:.M137]));0)" office:value-type="float" office:value="0" calcext:value-type="float">
            <text:p>0</text:p>
          </table:table-cell>
          <table:table-cell table:formula="of:=ROUND((SUM([.$B137:.N137])/COUNT([.$B137:.N13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38:.B138])/COUNT([.$B138:.B138]));0)" office:value-type="float" office:value="0" calcext:value-type="float">
            <text:p>0</text:p>
          </table:table-cell>
          <table:table-cell table:formula="of:=ROUND((SUM([.$B138:.C138])/COUNT([.$B138:.C138]));0)" office:value-type="float" office:value="0" calcext:value-type="float">
            <text:p>0</text:p>
          </table:table-cell>
          <table:table-cell table:formula="of:=ROUND((SUM([.$B138:.D138])/COUNT([.$B138:.D138]));0)" office:value-type="float" office:value="0" calcext:value-type="float">
            <text:p>0</text:p>
          </table:table-cell>
          <table:table-cell table:formula="of:=ROUND((SUM([.$B138:.E138])/COUNT([.$B138:.E138]));0)" office:value-type="float" office:value="0" calcext:value-type="float">
            <text:p>0</text:p>
          </table:table-cell>
          <table:table-cell table:formula="of:=ROUND((SUM([.$B138:.F138])/COUNT([.$B138:.F138]));0)" office:value-type="float" office:value="0" calcext:value-type="float">
            <text:p>0</text:p>
          </table:table-cell>
          <table:table-cell table:formula="of:=ROUND((SUM([.$B138:.G138])/COUNT([.$B138:.G138]));0)" office:value-type="float" office:value="0" calcext:value-type="float">
            <text:p>0</text:p>
          </table:table-cell>
          <table:table-cell table:formula="of:=ROUND((SUM([.$B138:.H138])/COUNT([.$B138:.H138]));0)" office:value-type="float" office:value="0" calcext:value-type="float">
            <text:p>0</text:p>
          </table:table-cell>
          <table:table-cell table:formula="of:=ROUND((SUM([.$B138:.I138])/COUNT([.$B138:.I138]));0)" office:value-type="float" office:value="0" calcext:value-type="float">
            <text:p>0</text:p>
          </table:table-cell>
          <table:table-cell table:formula="of:=ROUND((SUM([.$B138:.J138])/COUNT([.$B138:.J138]));0)" office:value-type="float" office:value="0" calcext:value-type="float">
            <text:p>0</text:p>
          </table:table-cell>
          <table:table-cell table:formula="of:=ROUND((SUM([.$B138:.K138])/COUNT([.$B138:.K138]));0)" office:value-type="float" office:value="0" calcext:value-type="float">
            <text:p>0</text:p>
          </table:table-cell>
          <table:table-cell table:formula="of:=ROUND((SUM([.$B138:.L138])/COUNT([.$B138:.L138]));0)" office:value-type="float" office:value="0" calcext:value-type="float">
            <text:p>0</text:p>
          </table:table-cell>
          <table:table-cell table:formula="of:=ROUND((SUM([.$B138:.M138])/COUNT([.$B138:.M138]));0)" office:value-type="float" office:value="0" calcext:value-type="float">
            <text:p>0</text:p>
          </table:table-cell>
          <table:table-cell table:formula="of:=ROUND((SUM([.$B138:.N138])/COUNT([.$B138:.N13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39:.B139])/COUNT([.$B139:.B139]));0)" office:value-type="float" office:value="0" calcext:value-type="float">
            <text:p>0</text:p>
          </table:table-cell>
          <table:table-cell table:formula="of:=ROUND((SUM([.$B139:.C139])/COUNT([.$B139:.C139]));0)" office:value-type="float" office:value="0" calcext:value-type="float">
            <text:p>0</text:p>
          </table:table-cell>
          <table:table-cell table:formula="of:=ROUND((SUM([.$B139:.D139])/COUNT([.$B139:.D139]));0)" office:value-type="float" office:value="0" calcext:value-type="float">
            <text:p>0</text:p>
          </table:table-cell>
          <table:table-cell table:formula="of:=ROUND((SUM([.$B139:.E139])/COUNT([.$B139:.E139]));0)" office:value-type="float" office:value="0" calcext:value-type="float">
            <text:p>0</text:p>
          </table:table-cell>
          <table:table-cell table:formula="of:=ROUND((SUM([.$B139:.F139])/COUNT([.$B139:.F139]));0)" office:value-type="float" office:value="0" calcext:value-type="float">
            <text:p>0</text:p>
          </table:table-cell>
          <table:table-cell table:formula="of:=ROUND((SUM([.$B139:.G139])/COUNT([.$B139:.G139]));0)" office:value-type="float" office:value="0" calcext:value-type="float">
            <text:p>0</text:p>
          </table:table-cell>
          <table:table-cell table:formula="of:=ROUND((SUM([.$B139:.H139])/COUNT([.$B139:.H139]));0)" office:value-type="float" office:value="0" calcext:value-type="float">
            <text:p>0</text:p>
          </table:table-cell>
          <table:table-cell table:formula="of:=ROUND((SUM([.$B139:.I139])/COUNT([.$B139:.I139]));0)" office:value-type="float" office:value="0" calcext:value-type="float">
            <text:p>0</text:p>
          </table:table-cell>
          <table:table-cell table:formula="of:=ROUND((SUM([.$B139:.J139])/COUNT([.$B139:.J139]));0)" office:value-type="float" office:value="0" calcext:value-type="float">
            <text:p>0</text:p>
          </table:table-cell>
          <table:table-cell table:formula="of:=ROUND((SUM([.$B139:.K139])/COUNT([.$B139:.K139]));0)" office:value-type="float" office:value="0" calcext:value-type="float">
            <text:p>0</text:p>
          </table:table-cell>
          <table:table-cell table:formula="of:=ROUND((SUM([.$B139:.L139])/COUNT([.$B139:.L139]));0)" office:value-type="float" office:value="0" calcext:value-type="float">
            <text:p>0</text:p>
          </table:table-cell>
          <table:table-cell table:formula="of:=ROUND((SUM([.$B139:.M139])/COUNT([.$B139:.M139]));0)" office:value-type="float" office:value="0" calcext:value-type="float">
            <text:p>0</text:p>
          </table:table-cell>
          <table:table-cell table:formula="of:=ROUND((SUM([.$B139:.N139])/COUNT([.$B139:.N13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40:.B140])/COUNT([.$B140:.B140]));0)" office:value-type="float" office:value="0" calcext:value-type="float">
            <text:p>0</text:p>
          </table:table-cell>
          <table:table-cell table:formula="of:=ROUND((SUM([.$B140:.C140])/COUNT([.$B140:.C140]));0)" office:value-type="float" office:value="0" calcext:value-type="float">
            <text:p>0</text:p>
          </table:table-cell>
          <table:table-cell table:formula="of:=ROUND((SUM([.$B140:.D140])/COUNT([.$B140:.D140]));0)" office:value-type="float" office:value="0" calcext:value-type="float">
            <text:p>0</text:p>
          </table:table-cell>
          <table:table-cell table:formula="of:=ROUND((SUM([.$B140:.E140])/COUNT([.$B140:.E140]));0)" office:value-type="float" office:value="0" calcext:value-type="float">
            <text:p>0</text:p>
          </table:table-cell>
          <table:table-cell table:formula="of:=ROUND((SUM([.$B140:.F140])/COUNT([.$B140:.F140]));0)" office:value-type="float" office:value="0" calcext:value-type="float">
            <text:p>0</text:p>
          </table:table-cell>
          <table:table-cell table:formula="of:=ROUND((SUM([.$B140:.G140])/COUNT([.$B140:.G140]));0)" office:value-type="float" office:value="0" calcext:value-type="float">
            <text:p>0</text:p>
          </table:table-cell>
          <table:table-cell table:formula="of:=ROUND((SUM([.$B140:.H140])/COUNT([.$B140:.H140]));0)" office:value-type="float" office:value="0" calcext:value-type="float">
            <text:p>0</text:p>
          </table:table-cell>
          <table:table-cell table:formula="of:=ROUND((SUM([.$B140:.I140])/COUNT([.$B140:.I140]));0)" office:value-type="float" office:value="0" calcext:value-type="float">
            <text:p>0</text:p>
          </table:table-cell>
          <table:table-cell table:formula="of:=ROUND((SUM([.$B140:.J140])/COUNT([.$B140:.J140]));0)" office:value-type="float" office:value="0" calcext:value-type="float">
            <text:p>0</text:p>
          </table:table-cell>
          <table:table-cell table:formula="of:=ROUND((SUM([.$B140:.K140])/COUNT([.$B140:.K140]));0)" office:value-type="float" office:value="0" calcext:value-type="float">
            <text:p>0</text:p>
          </table:table-cell>
          <table:table-cell table:formula="of:=ROUND((SUM([.$B140:.L140])/COUNT([.$B140:.L140]));0)" office:value-type="float" office:value="0" calcext:value-type="float">
            <text:p>0</text:p>
          </table:table-cell>
          <table:table-cell table:formula="of:=ROUND((SUM([.$B140:.M140])/COUNT([.$B140:.M140]));0)" office:value-type="float" office:value="0" calcext:value-type="float">
            <text:p>0</text:p>
          </table:table-cell>
          <table:table-cell table:formula="of:=ROUND((SUM([.$B140:.N140])/COUNT([.$B140:.N14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41:.B141])/COUNT([.$B141:.B141]));0)" office:value-type="float" office:value="0" calcext:value-type="float">
            <text:p>0</text:p>
          </table:table-cell>
          <table:table-cell table:formula="of:=ROUND((SUM([.$B141:.C141])/COUNT([.$B141:.C141]));0)" office:value-type="float" office:value="0" calcext:value-type="float">
            <text:p>0</text:p>
          </table:table-cell>
          <table:table-cell table:formula="of:=ROUND((SUM([.$B141:.D141])/COUNT([.$B141:.D141]));0)" office:value-type="float" office:value="0" calcext:value-type="float">
            <text:p>0</text:p>
          </table:table-cell>
          <table:table-cell table:formula="of:=ROUND((SUM([.$B141:.E141])/COUNT([.$B141:.E141]));0)" office:value-type="float" office:value="0" calcext:value-type="float">
            <text:p>0</text:p>
          </table:table-cell>
          <table:table-cell table:formula="of:=ROUND((SUM([.$B141:.F141])/COUNT([.$B141:.F141]));0)" office:value-type="float" office:value="0" calcext:value-type="float">
            <text:p>0</text:p>
          </table:table-cell>
          <table:table-cell table:formula="of:=ROUND((SUM([.$B141:.G141])/COUNT([.$B141:.G141]));0)" office:value-type="float" office:value="0" calcext:value-type="float">
            <text:p>0</text:p>
          </table:table-cell>
          <table:table-cell table:formula="of:=ROUND((SUM([.$B141:.H141])/COUNT([.$B141:.H141]));0)" office:value-type="float" office:value="0" calcext:value-type="float">
            <text:p>0</text:p>
          </table:table-cell>
          <table:table-cell table:formula="of:=ROUND((SUM([.$B141:.I141])/COUNT([.$B141:.I141]));0)" office:value-type="float" office:value="0" calcext:value-type="float">
            <text:p>0</text:p>
          </table:table-cell>
          <table:table-cell table:formula="of:=ROUND((SUM([.$B141:.J141])/COUNT([.$B141:.J141]));0)" office:value-type="float" office:value="0" calcext:value-type="float">
            <text:p>0</text:p>
          </table:table-cell>
          <table:table-cell table:formula="of:=ROUND((SUM([.$B141:.K141])/COUNT([.$B141:.K141]));0)" office:value-type="float" office:value="0" calcext:value-type="float">
            <text:p>0</text:p>
          </table:table-cell>
          <table:table-cell table:formula="of:=ROUND((SUM([.$B141:.L141])/COUNT([.$B141:.L141]));0)" office:value-type="float" office:value="0" calcext:value-type="float">
            <text:p>0</text:p>
          </table:table-cell>
          <table:table-cell table:formula="of:=ROUND((SUM([.$B141:.M141])/COUNT([.$B141:.M141]));0)" office:value-type="float" office:value="0" calcext:value-type="float">
            <text:p>0</text:p>
          </table:table-cell>
          <table:table-cell table:formula="of:=ROUND((SUM([.$B141:.N141])/COUNT([.$B141:.N14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ROUND((SUM([.$B142:.B142])/COUNT([.$B142:.B142]));0)" office:value-type="float" office:value="1" calcext:value-type="float">
            <text:p>1</text:p>
          </table:table-cell>
          <table:table-cell table:formula="of:=ROUND((SUM([.$B142:.C142])/COUNT([.$B142:.C142]));0)" office:value-type="float" office:value="1" calcext:value-type="float">
            <text:p>1</text:p>
          </table:table-cell>
          <table:table-cell table:formula="of:=ROUND((SUM([.$B142:.D142])/COUNT([.$B142:.D142]));0)" office:value-type="float" office:value="0" calcext:value-type="float">
            <text:p>0</text:p>
          </table:table-cell>
          <table:table-cell table:formula="of:=ROUND((SUM([.$B142:.E142])/COUNT([.$B142:.E142]));0)" office:value-type="float" office:value="0" calcext:value-type="float">
            <text:p>0</text:p>
          </table:table-cell>
          <table:table-cell table:formula="of:=ROUND((SUM([.$B142:.F142])/COUNT([.$B142:.F142]));0)" office:value-type="float" office:value="0" calcext:value-type="float">
            <text:p>0</text:p>
          </table:table-cell>
          <table:table-cell table:formula="of:=ROUND((SUM([.$B142:.G142])/COUNT([.$B142:.G142]));0)" office:value-type="float" office:value="0" calcext:value-type="float">
            <text:p>0</text:p>
          </table:table-cell>
          <table:table-cell table:formula="of:=ROUND((SUM([.$B142:.H142])/COUNT([.$B142:.H142]));0)" office:value-type="float" office:value="0" calcext:value-type="float">
            <text:p>0</text:p>
          </table:table-cell>
          <table:table-cell table:formula="of:=ROUND((SUM([.$B142:.I142])/COUNT([.$B142:.I142]));0)" office:value-type="float" office:value="0" calcext:value-type="float">
            <text:p>0</text:p>
          </table:table-cell>
          <table:table-cell table:formula="of:=ROUND((SUM([.$B142:.J142])/COUNT([.$B142:.J142]));0)" office:value-type="float" office:value="0" calcext:value-type="float">
            <text:p>0</text:p>
          </table:table-cell>
          <table:table-cell table:formula="of:=ROUND((SUM([.$B142:.K142])/COUNT([.$B142:.K142]));0)" office:value-type="float" office:value="0" calcext:value-type="float">
            <text:p>0</text:p>
          </table:table-cell>
          <table:table-cell table:formula="of:=ROUND((SUM([.$B142:.L142])/COUNT([.$B142:.L142]));0)" office:value-type="float" office:value="0" calcext:value-type="float">
            <text:p>0</text:p>
          </table:table-cell>
          <table:table-cell table:formula="of:=ROUND((SUM([.$B142:.M142])/COUNT([.$B142:.M142]));0)" office:value-type="float" office:value="0" calcext:value-type="float">
            <text:p>0</text:p>
          </table:table-cell>
          <table:table-cell table:formula="of:=ROUND((SUM([.$B142:.N142])/COUNT([.$B142:.N14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43:.B143])/COUNT([.$B143:.B143]));0)" office:value-type="float" office:value="0" calcext:value-type="float">
            <text:p>0</text:p>
          </table:table-cell>
          <table:table-cell table:formula="of:=ROUND((SUM([.$B143:.C143])/COUNT([.$B143:.C143]));0)" office:value-type="float" office:value="0" calcext:value-type="float">
            <text:p>0</text:p>
          </table:table-cell>
          <table:table-cell table:formula="of:=ROUND((SUM([.$B143:.D143])/COUNT([.$B143:.D143]));0)" office:value-type="float" office:value="0" calcext:value-type="float">
            <text:p>0</text:p>
          </table:table-cell>
          <table:table-cell table:formula="of:=ROUND((SUM([.$B143:.E143])/COUNT([.$B143:.E143]));0)" office:value-type="float" office:value="0" calcext:value-type="float">
            <text:p>0</text:p>
          </table:table-cell>
          <table:table-cell table:formula="of:=ROUND((SUM([.$B143:.F143])/COUNT([.$B143:.F143]));0)" office:value-type="float" office:value="0" calcext:value-type="float">
            <text:p>0</text:p>
          </table:table-cell>
          <table:table-cell table:formula="of:=ROUND((SUM([.$B143:.G143])/COUNT([.$B143:.G143]));0)" office:value-type="float" office:value="0" calcext:value-type="float">
            <text:p>0</text:p>
          </table:table-cell>
          <table:table-cell table:formula="of:=ROUND((SUM([.$B143:.H143])/COUNT([.$B143:.H143]));0)" office:value-type="float" office:value="0" calcext:value-type="float">
            <text:p>0</text:p>
          </table:table-cell>
          <table:table-cell table:formula="of:=ROUND((SUM([.$B143:.I143])/COUNT([.$B143:.I143]));0)" office:value-type="float" office:value="0" calcext:value-type="float">
            <text:p>0</text:p>
          </table:table-cell>
          <table:table-cell table:formula="of:=ROUND((SUM([.$B143:.J143])/COUNT([.$B143:.J143]));0)" office:value-type="float" office:value="0" calcext:value-type="float">
            <text:p>0</text:p>
          </table:table-cell>
          <table:table-cell table:formula="of:=ROUND((SUM([.$B143:.K143])/COUNT([.$B143:.K143]));0)" office:value-type="float" office:value="0" calcext:value-type="float">
            <text:p>0</text:p>
          </table:table-cell>
          <table:table-cell table:formula="of:=ROUND((SUM([.$B143:.L143])/COUNT([.$B143:.L143]));0)" office:value-type="float" office:value="0" calcext:value-type="float">
            <text:p>0</text:p>
          </table:table-cell>
          <table:table-cell table:formula="of:=ROUND((SUM([.$B143:.M143])/COUNT([.$B143:.M143]));0)" office:value-type="float" office:value="0" calcext:value-type="float">
            <text:p>0</text:p>
          </table:table-cell>
          <table:table-cell table:formula="of:=ROUND((SUM([.$B143:.N143])/COUNT([.$B143:.N14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44:.B144])/COUNT([.$B144:.B144]));0)" office:value-type="float" office:value="0" calcext:value-type="float">
            <text:p>0</text:p>
          </table:table-cell>
          <table:table-cell table:formula="of:=ROUND((SUM([.$B144:.C144])/COUNT([.$B144:.C144]));0)" office:value-type="float" office:value="1" calcext:value-type="float">
            <text:p>1</text:p>
          </table:table-cell>
          <table:table-cell table:formula="of:=ROUND((SUM([.$B144:.D144])/COUNT([.$B144:.D144]));0)" office:value-type="float" office:value="0" calcext:value-type="float">
            <text:p>0</text:p>
          </table:table-cell>
          <table:table-cell table:formula="of:=ROUND((SUM([.$B144:.E144])/COUNT([.$B144:.E144]));0)" office:value-type="float" office:value="1" calcext:value-type="float">
            <text:p>1</text:p>
          </table:table-cell>
          <table:table-cell table:formula="of:=ROUND((SUM([.$B144:.F144])/COUNT([.$B144:.F144]));0)" office:value-type="float" office:value="0" calcext:value-type="float">
            <text:p>0</text:p>
          </table:table-cell>
          <table:table-cell table:formula="of:=ROUND((SUM([.$B144:.G144])/COUNT([.$B144:.G144]));0)" office:value-type="float" office:value="1" calcext:value-type="float">
            <text:p>1</text:p>
          </table:table-cell>
          <table:table-cell table:formula="of:=ROUND((SUM([.$B144:.H144])/COUNT([.$B144:.H144]));0)" office:value-type="float" office:value="0" calcext:value-type="float">
            <text:p>0</text:p>
          </table:table-cell>
          <table:table-cell table:formula="of:=ROUND((SUM([.$B144:.I144])/COUNT([.$B144:.I144]));0)" office:value-type="float" office:value="0" calcext:value-type="float">
            <text:p>0</text:p>
          </table:table-cell>
          <table:table-cell table:formula="of:=ROUND((SUM([.$B144:.J144])/COUNT([.$B144:.J144]));0)" office:value-type="float" office:value="0" calcext:value-type="float">
            <text:p>0</text:p>
          </table:table-cell>
          <table:table-cell table:formula="of:=ROUND((SUM([.$B144:.K144])/COUNT([.$B144:.K144]));0)" office:value-type="float" office:value="0" calcext:value-type="float">
            <text:p>0</text:p>
          </table:table-cell>
          <table:table-cell table:formula="of:=ROUND((SUM([.$B144:.L144])/COUNT([.$B144:.L144]));0)" office:value-type="float" office:value="0" calcext:value-type="float">
            <text:p>0</text:p>
          </table:table-cell>
          <table:table-cell table:formula="of:=ROUND((SUM([.$B144:.M144])/COUNT([.$B144:.M144]));0)" office:value-type="float" office:value="0" calcext:value-type="float">
            <text:p>0</text:p>
          </table:table-cell>
          <table:table-cell table:formula="of:=ROUND((SUM([.$B144:.N144])/COUNT([.$B144:.N14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45:.B145])/COUNT([.$B145:.B145]));0)" office:value-type="float" office:value="0" calcext:value-type="float">
            <text:p>0</text:p>
          </table:table-cell>
          <table:table-cell table:formula="of:=ROUND((SUM([.$B145:.C145])/COUNT([.$B145:.C145]));0)" office:value-type="float" office:value="0" calcext:value-type="float">
            <text:p>0</text:p>
          </table:table-cell>
          <table:table-cell table:formula="of:=ROUND((SUM([.$B145:.D145])/COUNT([.$B145:.D145]));0)" office:value-type="float" office:value="0" calcext:value-type="float">
            <text:p>0</text:p>
          </table:table-cell>
          <table:table-cell table:formula="of:=ROUND((SUM([.$B145:.E145])/COUNT([.$B145:.E145]));0)" office:value-type="float" office:value="0" calcext:value-type="float">
            <text:p>0</text:p>
          </table:table-cell>
          <table:table-cell table:formula="of:=ROUND((SUM([.$B145:.F145])/COUNT([.$B145:.F145]));0)" office:value-type="float" office:value="0" calcext:value-type="float">
            <text:p>0</text:p>
          </table:table-cell>
          <table:table-cell table:formula="of:=ROUND((SUM([.$B145:.G145])/COUNT([.$B145:.G145]));0)" office:value-type="float" office:value="0" calcext:value-type="float">
            <text:p>0</text:p>
          </table:table-cell>
          <table:table-cell table:formula="of:=ROUND((SUM([.$B145:.H145])/COUNT([.$B145:.H145]));0)" office:value-type="float" office:value="0" calcext:value-type="float">
            <text:p>0</text:p>
          </table:table-cell>
          <table:table-cell table:formula="of:=ROUND((SUM([.$B145:.I145])/COUNT([.$B145:.I145]));0)" office:value-type="float" office:value="0" calcext:value-type="float">
            <text:p>0</text:p>
          </table:table-cell>
          <table:table-cell table:formula="of:=ROUND((SUM([.$B145:.J145])/COUNT([.$B145:.J145]));0)" office:value-type="float" office:value="0" calcext:value-type="float">
            <text:p>0</text:p>
          </table:table-cell>
          <table:table-cell table:formula="of:=ROUND((SUM([.$B145:.K145])/COUNT([.$B145:.K145]));0)" office:value-type="float" office:value="0" calcext:value-type="float">
            <text:p>0</text:p>
          </table:table-cell>
          <table:table-cell table:formula="of:=ROUND((SUM([.$B145:.L145])/COUNT([.$B145:.L145]));0)" office:value-type="float" office:value="0" calcext:value-type="float">
            <text:p>0</text:p>
          </table:table-cell>
          <table:table-cell table:formula="of:=ROUND((SUM([.$B145:.M145])/COUNT([.$B145:.M145]));0)" office:value-type="float" office:value="0" calcext:value-type="float">
            <text:p>0</text:p>
          </table:table-cell>
          <table:table-cell table:formula="of:=ROUND((SUM([.$B145:.N145])/COUNT([.$B145:.N14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$B146:.B146])/COUNT([.$B146:.B146]));0)" office:value-type="float" office:value="0" calcext:value-type="float">
            <text:p>0</text:p>
          </table:table-cell>
          <table:table-cell table:formula="of:=ROUND((SUM([.$B146:.C146])/COUNT([.$B146:.C146]));0)" office:value-type="float" office:value="1" calcext:value-type="float">
            <text:p>1</text:p>
          </table:table-cell>
          <table:table-cell table:formula="of:=ROUND((SUM([.$B146:.D146])/COUNT([.$B146:.D146]));0)" office:value-type="float" office:value="0" calcext:value-type="float">
            <text:p>0</text:p>
          </table:table-cell>
          <table:table-cell table:formula="of:=ROUND((SUM([.$B146:.E146])/COUNT([.$B146:.E146]));0)" office:value-type="float" office:value="0" calcext:value-type="float">
            <text:p>0</text:p>
          </table:table-cell>
          <table:table-cell table:formula="of:=ROUND((SUM([.$B146:.F146])/COUNT([.$B146:.F146]));0)" office:value-type="float" office:value="0" calcext:value-type="float">
            <text:p>0</text:p>
          </table:table-cell>
          <table:table-cell table:formula="of:=ROUND((SUM([.$B146:.G146])/COUNT([.$B146:.G146]));0)" office:value-type="float" office:value="0" calcext:value-type="float">
            <text:p>0</text:p>
          </table:table-cell>
          <table:table-cell table:formula="of:=ROUND((SUM([.$B146:.H146])/COUNT([.$B146:.H146]));0)" office:value-type="float" office:value="0" calcext:value-type="float">
            <text:p>0</text:p>
          </table:table-cell>
          <table:table-cell table:formula="of:=ROUND((SUM([.$B146:.I146])/COUNT([.$B146:.I146]));0)" office:value-type="float" office:value="0" calcext:value-type="float">
            <text:p>0</text:p>
          </table:table-cell>
          <table:table-cell table:formula="of:=ROUND((SUM([.$B146:.J146])/COUNT([.$B146:.J146]));0)" office:value-type="float" office:value="0" calcext:value-type="float">
            <text:p>0</text:p>
          </table:table-cell>
          <table:table-cell table:formula="of:=ROUND((SUM([.$B146:.K146])/COUNT([.$B146:.K146]));0)" office:value-type="float" office:value="0" calcext:value-type="float">
            <text:p>0</text:p>
          </table:table-cell>
          <table:table-cell table:formula="of:=ROUND((SUM([.$B146:.L146])/COUNT([.$B146:.L146]));0)" office:value-type="float" office:value="0" calcext:value-type="float">
            <text:p>0</text:p>
          </table:table-cell>
          <table:table-cell table:formula="of:=ROUND((SUM([.$B146:.M146])/COUNT([.$B146:.M146]));0)" office:value-type="float" office:value="0" calcext:value-type="float">
            <text:p>0</text:p>
          </table:table-cell>
          <table:table-cell table:formula="of:=ROUND((SUM([.$B146:.N146])/COUNT([.$B146:.N14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47:.B147])/COUNT([.$B147:.B147]));0)" office:value-type="float" office:value="0" calcext:value-type="float">
            <text:p>0</text:p>
          </table:table-cell>
          <table:table-cell table:formula="of:=ROUND((SUM([.$B147:.C147])/COUNT([.$B147:.C147]));0)" office:value-type="float" office:value="1" calcext:value-type="float">
            <text:p>1</text:p>
          </table:table-cell>
          <table:table-cell table:formula="of:=ROUND((SUM([.$B147:.D147])/COUNT([.$B147:.D147]));0)" office:value-type="float" office:value="1" calcext:value-type="float">
            <text:p>1</text:p>
          </table:table-cell>
          <table:table-cell table:formula="of:=ROUND((SUM([.$B147:.E147])/COUNT([.$B147:.E147]));0)" office:value-type="float" office:value="1" calcext:value-type="float">
            <text:p>1</text:p>
          </table:table-cell>
          <table:table-cell table:formula="of:=ROUND((SUM([.$B147:.F147])/COUNT([.$B147:.F147]));0)" office:value-type="float" office:value="0" calcext:value-type="float">
            <text:p>0</text:p>
          </table:table-cell>
          <table:table-cell table:formula="of:=ROUND((SUM([.$B147:.G147])/COUNT([.$B147:.G147]));0)" office:value-type="float" office:value="0" calcext:value-type="float">
            <text:p>0</text:p>
          </table:table-cell>
          <table:table-cell table:formula="of:=ROUND((SUM([.$B147:.H147])/COUNT([.$B147:.H147]));0)" office:value-type="float" office:value="0" calcext:value-type="float">
            <text:p>0</text:p>
          </table:table-cell>
          <table:table-cell table:formula="of:=ROUND((SUM([.$B147:.I147])/COUNT([.$B147:.I147]));0)" office:value-type="float" office:value="0" calcext:value-type="float">
            <text:p>0</text:p>
          </table:table-cell>
          <table:table-cell table:formula="of:=ROUND((SUM([.$B147:.J147])/COUNT([.$B147:.J147]));0)" office:value-type="float" office:value="0" calcext:value-type="float">
            <text:p>0</text:p>
          </table:table-cell>
          <table:table-cell table:formula="of:=ROUND((SUM([.$B147:.K147])/COUNT([.$B147:.K147]));0)" office:value-type="float" office:value="0" calcext:value-type="float">
            <text:p>0</text:p>
          </table:table-cell>
          <table:table-cell table:formula="of:=ROUND((SUM([.$B147:.L147])/COUNT([.$B147:.L147]));0)" office:value-type="float" office:value="0" calcext:value-type="float">
            <text:p>0</text:p>
          </table:table-cell>
          <table:table-cell table:formula="of:=ROUND((SUM([.$B147:.M147])/COUNT([.$B147:.M147]));0)" office:value-type="float" office:value="0" calcext:value-type="float">
            <text:p>0</text:p>
          </table:table-cell>
          <table:table-cell table:formula="of:=ROUND((SUM([.$B147:.N147])/COUNT([.$B147:.N14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48:.B148])/COUNT([.$B148:.B148]));0)" office:value-type="float" office:value="0" calcext:value-type="float">
            <text:p>0</text:p>
          </table:table-cell>
          <table:table-cell table:formula="of:=ROUND((SUM([.$B148:.C148])/COUNT([.$B148:.C148]));0)" office:value-type="float" office:value="0" calcext:value-type="float">
            <text:p>0</text:p>
          </table:table-cell>
          <table:table-cell table:formula="of:=ROUND((SUM([.$B148:.D148])/COUNT([.$B148:.D148]));0)" office:value-type="float" office:value="0" calcext:value-type="float">
            <text:p>0</text:p>
          </table:table-cell>
          <table:table-cell table:formula="of:=ROUND((SUM([.$B148:.E148])/COUNT([.$B148:.E148]));0)" office:value-type="float" office:value="0" calcext:value-type="float">
            <text:p>0</text:p>
          </table:table-cell>
          <table:table-cell table:formula="of:=ROUND((SUM([.$B148:.F148])/COUNT([.$B148:.F148]));0)" office:value-type="float" office:value="0" calcext:value-type="float">
            <text:p>0</text:p>
          </table:table-cell>
          <table:table-cell table:formula="of:=ROUND((SUM([.$B148:.G148])/COUNT([.$B148:.G148]));0)" office:value-type="float" office:value="0" calcext:value-type="float">
            <text:p>0</text:p>
          </table:table-cell>
          <table:table-cell table:formula="of:=ROUND((SUM([.$B148:.H148])/COUNT([.$B148:.H148]));0)" office:value-type="float" office:value="0" calcext:value-type="float">
            <text:p>0</text:p>
          </table:table-cell>
          <table:table-cell table:formula="of:=ROUND((SUM([.$B148:.I148])/COUNT([.$B148:.I148]));0)" office:value-type="float" office:value="0" calcext:value-type="float">
            <text:p>0</text:p>
          </table:table-cell>
          <table:table-cell table:formula="of:=ROUND((SUM([.$B148:.J148])/COUNT([.$B148:.J148]));0)" office:value-type="float" office:value="0" calcext:value-type="float">
            <text:p>0</text:p>
          </table:table-cell>
          <table:table-cell table:formula="of:=ROUND((SUM([.$B148:.K148])/COUNT([.$B148:.K148]));0)" office:value-type="float" office:value="0" calcext:value-type="float">
            <text:p>0</text:p>
          </table:table-cell>
          <table:table-cell table:formula="of:=ROUND((SUM([.$B148:.L148])/COUNT([.$B148:.L148]));0)" office:value-type="float" office:value="0" calcext:value-type="float">
            <text:p>0</text:p>
          </table:table-cell>
          <table:table-cell table:formula="of:=ROUND((SUM([.$B148:.M148])/COUNT([.$B148:.M148]));0)" office:value-type="float" office:value="0" calcext:value-type="float">
            <text:p>0</text:p>
          </table:table-cell>
          <table:table-cell table:formula="of:=ROUND((SUM([.$B148:.N148])/COUNT([.$B148:.N14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49:.B149])/COUNT([.$B149:.B149]));0)" office:value-type="float" office:value="0" calcext:value-type="float">
            <text:p>0</text:p>
          </table:table-cell>
          <table:table-cell table:formula="of:=ROUND((SUM([.$B149:.C149])/COUNT([.$B149:.C149]));0)" office:value-type="float" office:value="0" calcext:value-type="float">
            <text:p>0</text:p>
          </table:table-cell>
          <table:table-cell table:formula="of:=ROUND((SUM([.$B149:.D149])/COUNT([.$B149:.D149]));0)" office:value-type="float" office:value="0" calcext:value-type="float">
            <text:p>0</text:p>
          </table:table-cell>
          <table:table-cell table:formula="of:=ROUND((SUM([.$B149:.E149])/COUNT([.$B149:.E149]));0)" office:value-type="float" office:value="0" calcext:value-type="float">
            <text:p>0</text:p>
          </table:table-cell>
          <table:table-cell table:formula="of:=ROUND((SUM([.$B149:.F149])/COUNT([.$B149:.F149]));0)" office:value-type="float" office:value="0" calcext:value-type="float">
            <text:p>0</text:p>
          </table:table-cell>
          <table:table-cell table:formula="of:=ROUND((SUM([.$B149:.G149])/COUNT([.$B149:.G149]));0)" office:value-type="float" office:value="0" calcext:value-type="float">
            <text:p>0</text:p>
          </table:table-cell>
          <table:table-cell table:formula="of:=ROUND((SUM([.$B149:.H149])/COUNT([.$B149:.H149]));0)" office:value-type="float" office:value="0" calcext:value-type="float">
            <text:p>0</text:p>
          </table:table-cell>
          <table:table-cell table:formula="of:=ROUND((SUM([.$B149:.I149])/COUNT([.$B149:.I149]));0)" office:value-type="float" office:value="0" calcext:value-type="float">
            <text:p>0</text:p>
          </table:table-cell>
          <table:table-cell table:formula="of:=ROUND((SUM([.$B149:.J149])/COUNT([.$B149:.J149]));0)" office:value-type="float" office:value="0" calcext:value-type="float">
            <text:p>0</text:p>
          </table:table-cell>
          <table:table-cell table:formula="of:=ROUND((SUM([.$B149:.K149])/COUNT([.$B149:.K149]));0)" office:value-type="float" office:value="0" calcext:value-type="float">
            <text:p>0</text:p>
          </table:table-cell>
          <table:table-cell table:formula="of:=ROUND((SUM([.$B149:.L149])/COUNT([.$B149:.L149]));0)" office:value-type="float" office:value="0" calcext:value-type="float">
            <text:p>0</text:p>
          </table:table-cell>
          <table:table-cell table:formula="of:=ROUND((SUM([.$B149:.M149])/COUNT([.$B149:.M149]));0)" office:value-type="float" office:value="0" calcext:value-type="float">
            <text:p>0</text:p>
          </table:table-cell>
          <table:table-cell table:formula="of:=ROUND((SUM([.$B149:.N149])/COUNT([.$B149:.N14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50:.B150])/COUNT([.$B150:.B150]));0)" office:value-type="float" office:value="0" calcext:value-type="float">
            <text:p>0</text:p>
          </table:table-cell>
          <table:table-cell table:formula="of:=ROUND((SUM([.$B150:.C150])/COUNT([.$B150:.C150]));0)" office:value-type="float" office:value="0" calcext:value-type="float">
            <text:p>0</text:p>
          </table:table-cell>
          <table:table-cell table:formula="of:=ROUND((SUM([.$B150:.D150])/COUNT([.$B150:.D150]));0)" office:value-type="float" office:value="0" calcext:value-type="float">
            <text:p>0</text:p>
          </table:table-cell>
          <table:table-cell table:formula="of:=ROUND((SUM([.$B150:.E150])/COUNT([.$B150:.E150]));0)" office:value-type="float" office:value="0" calcext:value-type="float">
            <text:p>0</text:p>
          </table:table-cell>
          <table:table-cell table:formula="of:=ROUND((SUM([.$B150:.F150])/COUNT([.$B150:.F150]));0)" office:value-type="float" office:value="0" calcext:value-type="float">
            <text:p>0</text:p>
          </table:table-cell>
          <table:table-cell table:formula="of:=ROUND((SUM([.$B150:.G150])/COUNT([.$B150:.G150]));0)" office:value-type="float" office:value="0" calcext:value-type="float">
            <text:p>0</text:p>
          </table:table-cell>
          <table:table-cell table:formula="of:=ROUND((SUM([.$B150:.H150])/COUNT([.$B150:.H150]));0)" office:value-type="float" office:value="0" calcext:value-type="float">
            <text:p>0</text:p>
          </table:table-cell>
          <table:table-cell table:formula="of:=ROUND((SUM([.$B150:.I150])/COUNT([.$B150:.I150]));0)" office:value-type="float" office:value="0" calcext:value-type="float">
            <text:p>0</text:p>
          </table:table-cell>
          <table:table-cell table:formula="of:=ROUND((SUM([.$B150:.J150])/COUNT([.$B150:.J150]));0)" office:value-type="float" office:value="0" calcext:value-type="float">
            <text:p>0</text:p>
          </table:table-cell>
          <table:table-cell table:formula="of:=ROUND((SUM([.$B150:.K150])/COUNT([.$B150:.K150]));0)" office:value-type="float" office:value="0" calcext:value-type="float">
            <text:p>0</text:p>
          </table:table-cell>
          <table:table-cell table:formula="of:=ROUND((SUM([.$B150:.L150])/COUNT([.$B150:.L150]));0)" office:value-type="float" office:value="0" calcext:value-type="float">
            <text:p>0</text:p>
          </table:table-cell>
          <table:table-cell table:formula="of:=ROUND((SUM([.$B150:.M150])/COUNT([.$B150:.M150]));0)" office:value-type="float" office:value="0" calcext:value-type="float">
            <text:p>0</text:p>
          </table:table-cell>
          <table:table-cell table:formula="of:=ROUND((SUM([.$B150:.N150])/COUNT([.$B150:.N15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51:.B151])/COUNT([.$B151:.B151]));0)" office:value-type="float" office:value="0" calcext:value-type="float">
            <text:p>0</text:p>
          </table:table-cell>
          <table:table-cell table:formula="of:=ROUND((SUM([.$B151:.C151])/COUNT([.$B151:.C151]));0)" office:value-type="float" office:value="1" calcext:value-type="float">
            <text:p>1</text:p>
          </table:table-cell>
          <table:table-cell table:formula="of:=ROUND((SUM([.$B151:.D151])/COUNT([.$B151:.D151]));0)" office:value-type="float" office:value="1" calcext:value-type="float">
            <text:p>1</text:p>
          </table:table-cell>
          <table:table-cell table:formula="of:=ROUND((SUM([.$B151:.E151])/COUNT([.$B151:.E151]));0)" office:value-type="float" office:value="1" calcext:value-type="float">
            <text:p>1</text:p>
          </table:table-cell>
          <table:table-cell table:formula="of:=ROUND((SUM([.$B151:.F151])/COUNT([.$B151:.F151]));0)" office:value-type="float" office:value="1" calcext:value-type="float">
            <text:p>1</text:p>
          </table:table-cell>
          <table:table-cell table:formula="of:=ROUND((SUM([.$B151:.G151])/COUNT([.$B151:.G151]));0)" office:value-type="float" office:value="1" calcext:value-type="float">
            <text:p>1</text:p>
          </table:table-cell>
          <table:table-cell table:formula="of:=ROUND((SUM([.$B151:.H151])/COUNT([.$B151:.H151]));0)" office:value-type="float" office:value="1" calcext:value-type="float">
            <text:p>1</text:p>
          </table:table-cell>
          <table:table-cell table:formula="of:=ROUND((SUM([.$B151:.I151])/COUNT([.$B151:.I151]));0)" office:value-type="float" office:value="1" calcext:value-type="float">
            <text:p>1</text:p>
          </table:table-cell>
          <table:table-cell table:formula="of:=ROUND((SUM([.$B151:.J151])/COUNT([.$B151:.J151]));0)" office:value-type="float" office:value="1" calcext:value-type="float">
            <text:p>1</text:p>
          </table:table-cell>
          <table:table-cell table:formula="of:=ROUND((SUM([.$B151:.K151])/COUNT([.$B151:.K151]));0)" office:value-type="float" office:value="1" calcext:value-type="float">
            <text:p>1</text:p>
          </table:table-cell>
          <table:table-cell table:formula="of:=ROUND((SUM([.$B151:.L151])/COUNT([.$B151:.L151]));0)" office:value-type="float" office:value="0" calcext:value-type="float">
            <text:p>0</text:p>
          </table:table-cell>
          <table:table-cell table:formula="of:=ROUND((SUM([.$B151:.M151])/COUNT([.$B151:.M151]));0)" office:value-type="float" office:value="0" calcext:value-type="float">
            <text:p>0</text:p>
          </table:table-cell>
          <table:table-cell table:formula="of:=ROUND((SUM([.$B151:.N151])/COUNT([.$B151:.N15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52:.B152])/COUNT([.$B152:.B152]));0)" office:value-type="float" office:value="0" calcext:value-type="float">
            <text:p>0</text:p>
          </table:table-cell>
          <table:table-cell table:formula="of:=ROUND((SUM([.$B152:.C152])/COUNT([.$B152:.C152]));0)" office:value-type="float" office:value="0" calcext:value-type="float">
            <text:p>0</text:p>
          </table:table-cell>
          <table:table-cell table:formula="of:=ROUND((SUM([.$B152:.D152])/COUNT([.$B152:.D152]));0)" office:value-type="float" office:value="0" calcext:value-type="float">
            <text:p>0</text:p>
          </table:table-cell>
          <table:table-cell table:formula="of:=ROUND((SUM([.$B152:.E152])/COUNT([.$B152:.E152]));0)" office:value-type="float" office:value="0" calcext:value-type="float">
            <text:p>0</text:p>
          </table:table-cell>
          <table:table-cell table:formula="of:=ROUND((SUM([.$B152:.F152])/COUNT([.$B152:.F152]));0)" office:value-type="float" office:value="0" calcext:value-type="float">
            <text:p>0</text:p>
          </table:table-cell>
          <table:table-cell table:formula="of:=ROUND((SUM([.$B152:.G152])/COUNT([.$B152:.G152]));0)" office:value-type="float" office:value="0" calcext:value-type="float">
            <text:p>0</text:p>
          </table:table-cell>
          <table:table-cell table:formula="of:=ROUND((SUM([.$B152:.H152])/COUNT([.$B152:.H152]));0)" office:value-type="float" office:value="0" calcext:value-type="float">
            <text:p>0</text:p>
          </table:table-cell>
          <table:table-cell table:formula="of:=ROUND((SUM([.$B152:.I152])/COUNT([.$B152:.I152]));0)" office:value-type="float" office:value="0" calcext:value-type="float">
            <text:p>0</text:p>
          </table:table-cell>
          <table:table-cell table:formula="of:=ROUND((SUM([.$B152:.J152])/COUNT([.$B152:.J152]));0)" office:value-type="float" office:value="0" calcext:value-type="float">
            <text:p>0</text:p>
          </table:table-cell>
          <table:table-cell table:formula="of:=ROUND((SUM([.$B152:.K152])/COUNT([.$B152:.K152]));0)" office:value-type="float" office:value="0" calcext:value-type="float">
            <text:p>0</text:p>
          </table:table-cell>
          <table:table-cell table:formula="of:=ROUND((SUM([.$B152:.L152])/COUNT([.$B152:.L152]));0)" office:value-type="float" office:value="0" calcext:value-type="float">
            <text:p>0</text:p>
          </table:table-cell>
          <table:table-cell table:formula="of:=ROUND((SUM([.$B152:.M152])/COUNT([.$B152:.M152]));0)" office:value-type="float" office:value="0" calcext:value-type="float">
            <text:p>0</text:p>
          </table:table-cell>
          <table:table-cell table:formula="of:=ROUND((SUM([.$B152:.N152])/COUNT([.$B152:.N15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53:.B153])/COUNT([.$B153:.B153]));0)" office:value-type="float" office:value="0" calcext:value-type="float">
            <text:p>0</text:p>
          </table:table-cell>
          <table:table-cell table:formula="of:=ROUND((SUM([.$B153:.C153])/COUNT([.$B153:.C153]));0)" office:value-type="float" office:value="0" calcext:value-type="float">
            <text:p>0</text:p>
          </table:table-cell>
          <table:table-cell table:formula="of:=ROUND((SUM([.$B153:.D153])/COUNT([.$B153:.D153]));0)" office:value-type="float" office:value="0" calcext:value-type="float">
            <text:p>0</text:p>
          </table:table-cell>
          <table:table-cell table:formula="of:=ROUND((SUM([.$B153:.E153])/COUNT([.$B153:.E153]));0)" office:value-type="float" office:value="0" calcext:value-type="float">
            <text:p>0</text:p>
          </table:table-cell>
          <table:table-cell table:formula="of:=ROUND((SUM([.$B153:.F153])/COUNT([.$B153:.F153]));0)" office:value-type="float" office:value="0" calcext:value-type="float">
            <text:p>0</text:p>
          </table:table-cell>
          <table:table-cell table:formula="of:=ROUND((SUM([.$B153:.G153])/COUNT([.$B153:.G153]));0)" office:value-type="float" office:value="0" calcext:value-type="float">
            <text:p>0</text:p>
          </table:table-cell>
          <table:table-cell table:formula="of:=ROUND((SUM([.$B153:.H153])/COUNT([.$B153:.H153]));0)" office:value-type="float" office:value="0" calcext:value-type="float">
            <text:p>0</text:p>
          </table:table-cell>
          <table:table-cell table:formula="of:=ROUND((SUM([.$B153:.I153])/COUNT([.$B153:.I153]));0)" office:value-type="float" office:value="0" calcext:value-type="float">
            <text:p>0</text:p>
          </table:table-cell>
          <table:table-cell table:formula="of:=ROUND((SUM([.$B153:.J153])/COUNT([.$B153:.J153]));0)" office:value-type="float" office:value="0" calcext:value-type="float">
            <text:p>0</text:p>
          </table:table-cell>
          <table:table-cell table:formula="of:=ROUND((SUM([.$B153:.K153])/COUNT([.$B153:.K153]));0)" office:value-type="float" office:value="0" calcext:value-type="float">
            <text:p>0</text:p>
          </table:table-cell>
          <table:table-cell table:formula="of:=ROUND((SUM([.$B153:.L153])/COUNT([.$B153:.L153]));0)" office:value-type="float" office:value="0" calcext:value-type="float">
            <text:p>0</text:p>
          </table:table-cell>
          <table:table-cell table:formula="of:=ROUND((SUM([.$B153:.M153])/COUNT([.$B153:.M153]));0)" office:value-type="float" office:value="0" calcext:value-type="float">
            <text:p>0</text:p>
          </table:table-cell>
          <table:table-cell table:formula="of:=ROUND((SUM([.$B153:.N153])/COUNT([.$B153:.N15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54:.B154])/COUNT([.$B154:.B154]));0)" office:value-type="float" office:value="0" calcext:value-type="float">
            <text:p>0</text:p>
          </table:table-cell>
          <table:table-cell table:formula="of:=ROUND((SUM([.$B154:.C154])/COUNT([.$B154:.C154]));0)" office:value-type="float" office:value="0" calcext:value-type="float">
            <text:p>0</text:p>
          </table:table-cell>
          <table:table-cell table:formula="of:=ROUND((SUM([.$B154:.D154])/COUNT([.$B154:.D154]));0)" office:value-type="float" office:value="0" calcext:value-type="float">
            <text:p>0</text:p>
          </table:table-cell>
          <table:table-cell table:formula="of:=ROUND((SUM([.$B154:.E154])/COUNT([.$B154:.E154]));0)" office:value-type="float" office:value="0" calcext:value-type="float">
            <text:p>0</text:p>
          </table:table-cell>
          <table:table-cell table:formula="of:=ROUND((SUM([.$B154:.F154])/COUNT([.$B154:.F154]));0)" office:value-type="float" office:value="0" calcext:value-type="float">
            <text:p>0</text:p>
          </table:table-cell>
          <table:table-cell table:formula="of:=ROUND((SUM([.$B154:.G154])/COUNT([.$B154:.G154]));0)" office:value-type="float" office:value="0" calcext:value-type="float">
            <text:p>0</text:p>
          </table:table-cell>
          <table:table-cell table:formula="of:=ROUND((SUM([.$B154:.H154])/COUNT([.$B154:.H154]));0)" office:value-type="float" office:value="0" calcext:value-type="float">
            <text:p>0</text:p>
          </table:table-cell>
          <table:table-cell table:formula="of:=ROUND((SUM([.$B154:.I154])/COUNT([.$B154:.I154]));0)" office:value-type="float" office:value="0" calcext:value-type="float">
            <text:p>0</text:p>
          </table:table-cell>
          <table:table-cell table:formula="of:=ROUND((SUM([.$B154:.J154])/COUNT([.$B154:.J154]));0)" office:value-type="float" office:value="0" calcext:value-type="float">
            <text:p>0</text:p>
          </table:table-cell>
          <table:table-cell table:formula="of:=ROUND((SUM([.$B154:.K154])/COUNT([.$B154:.K154]));0)" office:value-type="float" office:value="0" calcext:value-type="float">
            <text:p>0</text:p>
          </table:table-cell>
          <table:table-cell table:formula="of:=ROUND((SUM([.$B154:.L154])/COUNT([.$B154:.L154]));0)" office:value-type="float" office:value="0" calcext:value-type="float">
            <text:p>0</text:p>
          </table:table-cell>
          <table:table-cell table:formula="of:=ROUND((SUM([.$B154:.M154])/COUNT([.$B154:.M154]));0)" office:value-type="float" office:value="0" calcext:value-type="float">
            <text:p>0</text:p>
          </table:table-cell>
          <table:table-cell table:formula="of:=ROUND((SUM([.$B154:.N154])/COUNT([.$B154:.N15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55:.B155])/COUNT([.$B155:.B155]));0)" office:value-type="float" office:value="0" calcext:value-type="float">
            <text:p>0</text:p>
          </table:table-cell>
          <table:table-cell table:formula="of:=ROUND((SUM([.$B155:.C155])/COUNT([.$B155:.C155]));0)" office:value-type="float" office:value="1" calcext:value-type="float">
            <text:p>1</text:p>
          </table:table-cell>
          <table:table-cell table:formula="of:=ROUND((SUM([.$B155:.D155])/COUNT([.$B155:.D155]));0)" office:value-type="float" office:value="0" calcext:value-type="float">
            <text:p>0</text:p>
          </table:table-cell>
          <table:table-cell table:formula="of:=ROUND((SUM([.$B155:.E155])/COUNT([.$B155:.E155]));0)" office:value-type="float" office:value="1" calcext:value-type="float">
            <text:p>1</text:p>
          </table:table-cell>
          <table:table-cell table:formula="of:=ROUND((SUM([.$B155:.F155])/COUNT([.$B155:.F155]));0)" office:value-type="float" office:value="0" calcext:value-type="float">
            <text:p>0</text:p>
          </table:table-cell>
          <table:table-cell table:formula="of:=ROUND((SUM([.$B155:.G155])/COUNT([.$B155:.G155]));0)" office:value-type="float" office:value="0" calcext:value-type="float">
            <text:p>0</text:p>
          </table:table-cell>
          <table:table-cell table:formula="of:=ROUND((SUM([.$B155:.H155])/COUNT([.$B155:.H155]));0)" office:value-type="float" office:value="0" calcext:value-type="float">
            <text:p>0</text:p>
          </table:table-cell>
          <table:table-cell table:formula="of:=ROUND((SUM([.$B155:.I155])/COUNT([.$B155:.I155]));0)" office:value-type="float" office:value="0" calcext:value-type="float">
            <text:p>0</text:p>
          </table:table-cell>
          <table:table-cell table:formula="of:=ROUND((SUM([.$B155:.J155])/COUNT([.$B155:.J155]));0)" office:value-type="float" office:value="0" calcext:value-type="float">
            <text:p>0</text:p>
          </table:table-cell>
          <table:table-cell table:formula="of:=ROUND((SUM([.$B155:.K155])/COUNT([.$B155:.K155]));0)" office:value-type="float" office:value="0" calcext:value-type="float">
            <text:p>0</text:p>
          </table:table-cell>
          <table:table-cell table:formula="of:=ROUND((SUM([.$B155:.L155])/COUNT([.$B155:.L155]));0)" office:value-type="float" office:value="0" calcext:value-type="float">
            <text:p>0</text:p>
          </table:table-cell>
          <table:table-cell table:formula="of:=ROUND((SUM([.$B155:.M155])/COUNT([.$B155:.M155]));0)" office:value-type="float" office:value="0" calcext:value-type="float">
            <text:p>0</text:p>
          </table:table-cell>
          <table:table-cell table:formula="of:=ROUND((SUM([.$B155:.N155])/COUNT([.$B155:.N15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(SUM([.$B156:.B156])/COUNT([.$B156:.B156]));0)" office:value-type="float" office:value="0" calcext:value-type="float">
            <text:p>0</text:p>
          </table:table-cell>
          <table:table-cell table:formula="of:=ROUND((SUM([.$B156:.C156])/COUNT([.$B156:.C156]));0)" office:value-type="float" office:value="0" calcext:value-type="float">
            <text:p>0</text:p>
          </table:table-cell>
          <table:table-cell table:formula="of:=ROUND((SUM([.$B156:.D156])/COUNT([.$B156:.D156]));0)" office:value-type="float" office:value="0" calcext:value-type="float">
            <text:p>0</text:p>
          </table:table-cell>
          <table:table-cell table:formula="of:=ROUND((SUM([.$B156:.E156])/COUNT([.$B156:.E156]));0)" office:value-type="float" office:value="0" calcext:value-type="float">
            <text:p>0</text:p>
          </table:table-cell>
          <table:table-cell table:formula="of:=ROUND((SUM([.$B156:.F156])/COUNT([.$B156:.F156]));0)" office:value-type="float" office:value="0" calcext:value-type="float">
            <text:p>0</text:p>
          </table:table-cell>
          <table:table-cell table:formula="of:=ROUND((SUM([.$B156:.G156])/COUNT([.$B156:.G156]));0)" office:value-type="float" office:value="0" calcext:value-type="float">
            <text:p>0</text:p>
          </table:table-cell>
          <table:table-cell table:formula="of:=ROUND((SUM([.$B156:.H156])/COUNT([.$B156:.H156]));0)" office:value-type="float" office:value="0" calcext:value-type="float">
            <text:p>0</text:p>
          </table:table-cell>
          <table:table-cell table:formula="of:=ROUND((SUM([.$B156:.I156])/COUNT([.$B156:.I156]));0)" office:value-type="float" office:value="0" calcext:value-type="float">
            <text:p>0</text:p>
          </table:table-cell>
          <table:table-cell table:formula="of:=ROUND((SUM([.$B156:.J156])/COUNT([.$B156:.J156]));0)" office:value-type="float" office:value="0" calcext:value-type="float">
            <text:p>0</text:p>
          </table:table-cell>
          <table:table-cell table:formula="of:=ROUND((SUM([.$B156:.K156])/COUNT([.$B156:.K156]));0)" office:value-type="float" office:value="0" calcext:value-type="float">
            <text:p>0</text:p>
          </table:table-cell>
          <table:table-cell table:formula="of:=ROUND((SUM([.$B156:.L156])/COUNT([.$B156:.L156]));0)" office:value-type="float" office:value="0" calcext:value-type="float">
            <text:p>0</text:p>
          </table:table-cell>
          <table:table-cell table:formula="of:=ROUND((SUM([.$B156:.M156])/COUNT([.$B156:.M156]));0)" office:value-type="float" office:value="0" calcext:value-type="float">
            <text:p>0</text:p>
          </table:table-cell>
          <table:table-cell table:formula="of:=ROUND((SUM([.$B156:.N156])/COUNT([.$B156:.N15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57:.B157])/COUNT([.$B157:.B157]));0)" office:value-type="float" office:value="0" calcext:value-type="float">
            <text:p>0</text:p>
          </table:table-cell>
          <table:table-cell table:formula="of:=ROUND((SUM([.$B157:.C157])/COUNT([.$B157:.C157]));0)" office:value-type="float" office:value="0" calcext:value-type="float">
            <text:p>0</text:p>
          </table:table-cell>
          <table:table-cell table:formula="of:=ROUND((SUM([.$B157:.D157])/COUNT([.$B157:.D157]));0)" office:value-type="float" office:value="0" calcext:value-type="float">
            <text:p>0</text:p>
          </table:table-cell>
          <table:table-cell table:formula="of:=ROUND((SUM([.$B157:.E157])/COUNT([.$B157:.E157]));0)" office:value-type="float" office:value="0" calcext:value-type="float">
            <text:p>0</text:p>
          </table:table-cell>
          <table:table-cell table:formula="of:=ROUND((SUM([.$B157:.F157])/COUNT([.$B157:.F157]));0)" office:value-type="float" office:value="0" calcext:value-type="float">
            <text:p>0</text:p>
          </table:table-cell>
          <table:table-cell table:formula="of:=ROUND((SUM([.$B157:.G157])/COUNT([.$B157:.G157]));0)" office:value-type="float" office:value="0" calcext:value-type="float">
            <text:p>0</text:p>
          </table:table-cell>
          <table:table-cell table:formula="of:=ROUND((SUM([.$B157:.H157])/COUNT([.$B157:.H157]));0)" office:value-type="float" office:value="0" calcext:value-type="float">
            <text:p>0</text:p>
          </table:table-cell>
          <table:table-cell table:formula="of:=ROUND((SUM([.$B157:.I157])/COUNT([.$B157:.I157]));0)" office:value-type="float" office:value="0" calcext:value-type="float">
            <text:p>0</text:p>
          </table:table-cell>
          <table:table-cell table:formula="of:=ROUND((SUM([.$B157:.J157])/COUNT([.$B157:.J157]));0)" office:value-type="float" office:value="0" calcext:value-type="float">
            <text:p>0</text:p>
          </table:table-cell>
          <table:table-cell table:formula="of:=ROUND((SUM([.$B157:.K157])/COUNT([.$B157:.K157]));0)" office:value-type="float" office:value="0" calcext:value-type="float">
            <text:p>0</text:p>
          </table:table-cell>
          <table:table-cell table:formula="of:=ROUND((SUM([.$B157:.L157])/COUNT([.$B157:.L157]));0)" office:value-type="float" office:value="0" calcext:value-type="float">
            <text:p>0</text:p>
          </table:table-cell>
          <table:table-cell table:formula="of:=ROUND((SUM([.$B157:.M157])/COUNT([.$B157:.M157]));0)" office:value-type="float" office:value="0" calcext:value-type="float">
            <text:p>0</text:p>
          </table:table-cell>
          <table:table-cell table:formula="of:=ROUND((SUM([.$B157:.N157])/COUNT([.$B157:.N15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(SUM([.$B158:.B158])/COUNT([.$B158:.B158]));0)" office:value-type="float" office:value="0" calcext:value-type="float">
            <text:p>0</text:p>
          </table:table-cell>
          <table:table-cell table:formula="of:=ROUND((SUM([.$B158:.C158])/COUNT([.$B158:.C158]));0)" office:value-type="float" office:value="0" calcext:value-type="float">
            <text:p>0</text:p>
          </table:table-cell>
          <table:table-cell table:formula="of:=ROUND((SUM([.$B158:.D158])/COUNT([.$B158:.D158]));0)" office:value-type="float" office:value="0" calcext:value-type="float">
            <text:p>0</text:p>
          </table:table-cell>
          <table:table-cell table:formula="of:=ROUND((SUM([.$B158:.E158])/COUNT([.$B158:.E158]));0)" office:value-type="float" office:value="0" calcext:value-type="float">
            <text:p>0</text:p>
          </table:table-cell>
          <table:table-cell table:formula="of:=ROUND((SUM([.$B158:.F158])/COUNT([.$B158:.F158]));0)" office:value-type="float" office:value="0" calcext:value-type="float">
            <text:p>0</text:p>
          </table:table-cell>
          <table:table-cell table:formula="of:=ROUND((SUM([.$B158:.G158])/COUNT([.$B158:.G158]));0)" office:value-type="float" office:value="0" calcext:value-type="float">
            <text:p>0</text:p>
          </table:table-cell>
          <table:table-cell table:formula="of:=ROUND((SUM([.$B158:.H158])/COUNT([.$B158:.H158]));0)" office:value-type="float" office:value="0" calcext:value-type="float">
            <text:p>0</text:p>
          </table:table-cell>
          <table:table-cell table:formula="of:=ROUND((SUM([.$B158:.I158])/COUNT([.$B158:.I158]));0)" office:value-type="float" office:value="0" calcext:value-type="float">
            <text:p>0</text:p>
          </table:table-cell>
          <table:table-cell table:formula="of:=ROUND((SUM([.$B158:.J158])/COUNT([.$B158:.J158]));0)" office:value-type="float" office:value="0" calcext:value-type="float">
            <text:p>0</text:p>
          </table:table-cell>
          <table:table-cell table:formula="of:=ROUND((SUM([.$B158:.K158])/COUNT([.$B158:.K158]));0)" office:value-type="float" office:value="0" calcext:value-type="float">
            <text:p>0</text:p>
          </table:table-cell>
          <table:table-cell table:formula="of:=ROUND((SUM([.$B158:.L158])/COUNT([.$B158:.L158]));0)" office:value-type="float" office:value="0" calcext:value-type="float">
            <text:p>0</text:p>
          </table:table-cell>
          <table:table-cell table:formula="of:=ROUND((SUM([.$B158:.M158])/COUNT([.$B158:.M158]));0)" office:value-type="float" office:value="0" calcext:value-type="float">
            <text:p>0</text:p>
          </table:table-cell>
          <table:table-cell table:formula="of:=ROUND((SUM([.$B158:.N158])/COUNT([.$B158:.N15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59:.B159])/COUNT([.$B159:.B159]));0)" office:value-type="float" office:value="0" calcext:value-type="float">
            <text:p>0</text:p>
          </table:table-cell>
          <table:table-cell table:formula="of:=ROUND((SUM([.$B159:.C159])/COUNT([.$B159:.C159]));0)" office:value-type="float" office:value="0" calcext:value-type="float">
            <text:p>0</text:p>
          </table:table-cell>
          <table:table-cell table:formula="of:=ROUND((SUM([.$B159:.D159])/COUNT([.$B159:.D159]));0)" office:value-type="float" office:value="0" calcext:value-type="float">
            <text:p>0</text:p>
          </table:table-cell>
          <table:table-cell table:formula="of:=ROUND((SUM([.$B159:.E159])/COUNT([.$B159:.E159]));0)" office:value-type="float" office:value="0" calcext:value-type="float">
            <text:p>0</text:p>
          </table:table-cell>
          <table:table-cell table:formula="of:=ROUND((SUM([.$B159:.F159])/COUNT([.$B159:.F159]));0)" office:value-type="float" office:value="0" calcext:value-type="float">
            <text:p>0</text:p>
          </table:table-cell>
          <table:table-cell table:formula="of:=ROUND((SUM([.$B159:.G159])/COUNT([.$B159:.G159]));0)" office:value-type="float" office:value="0" calcext:value-type="float">
            <text:p>0</text:p>
          </table:table-cell>
          <table:table-cell table:formula="of:=ROUND((SUM([.$B159:.H159])/COUNT([.$B159:.H159]));0)" office:value-type="float" office:value="0" calcext:value-type="float">
            <text:p>0</text:p>
          </table:table-cell>
          <table:table-cell table:formula="of:=ROUND((SUM([.$B159:.I159])/COUNT([.$B159:.I159]));0)" office:value-type="float" office:value="0" calcext:value-type="float">
            <text:p>0</text:p>
          </table:table-cell>
          <table:table-cell table:formula="of:=ROUND((SUM([.$B159:.J159])/COUNT([.$B159:.J159]));0)" office:value-type="float" office:value="0" calcext:value-type="float">
            <text:p>0</text:p>
          </table:table-cell>
          <table:table-cell table:formula="of:=ROUND((SUM([.$B159:.K159])/COUNT([.$B159:.K159]));0)" office:value-type="float" office:value="0" calcext:value-type="float">
            <text:p>0</text:p>
          </table:table-cell>
          <table:table-cell table:formula="of:=ROUND((SUM([.$B159:.L159])/COUNT([.$B159:.L159]));0)" office:value-type="float" office:value="0" calcext:value-type="float">
            <text:p>0</text:p>
          </table:table-cell>
          <table:table-cell table:formula="of:=ROUND((SUM([.$B159:.M159])/COUNT([.$B159:.M159]));0)" office:value-type="float" office:value="0" calcext:value-type="float">
            <text:p>0</text:p>
          </table:table-cell>
          <table:table-cell table:formula="of:=ROUND((SUM([.$B159:.N159])/COUNT([.$B159:.N15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60:.B160])/COUNT([.$B160:.B160]));0)" office:value-type="float" office:value="0" calcext:value-type="float">
            <text:p>0</text:p>
          </table:table-cell>
          <table:table-cell table:formula="of:=ROUND((SUM([.$B160:.C160])/COUNT([.$B160:.C160]));0)" office:value-type="float" office:value="0" calcext:value-type="float">
            <text:p>0</text:p>
          </table:table-cell>
          <table:table-cell table:formula="of:=ROUND((SUM([.$B160:.D160])/COUNT([.$B160:.D160]));0)" office:value-type="float" office:value="0" calcext:value-type="float">
            <text:p>0</text:p>
          </table:table-cell>
          <table:table-cell table:formula="of:=ROUND((SUM([.$B160:.E160])/COUNT([.$B160:.E160]));0)" office:value-type="float" office:value="0" calcext:value-type="float">
            <text:p>0</text:p>
          </table:table-cell>
          <table:table-cell table:formula="of:=ROUND((SUM([.$B160:.F160])/COUNT([.$B160:.F160]));0)" office:value-type="float" office:value="0" calcext:value-type="float">
            <text:p>0</text:p>
          </table:table-cell>
          <table:table-cell table:formula="of:=ROUND((SUM([.$B160:.G160])/COUNT([.$B160:.G160]));0)" office:value-type="float" office:value="0" calcext:value-type="float">
            <text:p>0</text:p>
          </table:table-cell>
          <table:table-cell table:formula="of:=ROUND((SUM([.$B160:.H160])/COUNT([.$B160:.H160]));0)" office:value-type="float" office:value="0" calcext:value-type="float">
            <text:p>0</text:p>
          </table:table-cell>
          <table:table-cell table:formula="of:=ROUND((SUM([.$B160:.I160])/COUNT([.$B160:.I160]));0)" office:value-type="float" office:value="0" calcext:value-type="float">
            <text:p>0</text:p>
          </table:table-cell>
          <table:table-cell table:formula="of:=ROUND((SUM([.$B160:.J160])/COUNT([.$B160:.J160]));0)" office:value-type="float" office:value="0" calcext:value-type="float">
            <text:p>0</text:p>
          </table:table-cell>
          <table:table-cell table:formula="of:=ROUND((SUM([.$B160:.K160])/COUNT([.$B160:.K160]));0)" office:value-type="float" office:value="0" calcext:value-type="float">
            <text:p>0</text:p>
          </table:table-cell>
          <table:table-cell table:formula="of:=ROUND((SUM([.$B160:.L160])/COUNT([.$B160:.L160]));0)" office:value-type="float" office:value="0" calcext:value-type="float">
            <text:p>0</text:p>
          </table:table-cell>
          <table:table-cell table:formula="of:=ROUND((SUM([.$B160:.M160])/COUNT([.$B160:.M160]));0)" office:value-type="float" office:value="0" calcext:value-type="float">
            <text:p>0</text:p>
          </table:table-cell>
          <table:table-cell table:formula="of:=ROUND((SUM([.$B160:.N160])/COUNT([.$B160:.N16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(SUM([.$B161:.B161])/COUNT([.$B161:.B161]));0)" office:value-type="float" office:value="0" calcext:value-type="float">
            <text:p>0</text:p>
          </table:table-cell>
          <table:table-cell table:formula="of:=ROUND((SUM([.$B161:.C161])/COUNT([.$B161:.C161]));0)" office:value-type="float" office:value="1" calcext:value-type="float">
            <text:p>1</text:p>
          </table:table-cell>
          <table:table-cell table:formula="of:=ROUND((SUM([.$B161:.D161])/COUNT([.$B161:.D161]));0)" office:value-type="float" office:value="1" calcext:value-type="float">
            <text:p>1</text:p>
          </table:table-cell>
          <table:table-cell table:formula="of:=ROUND((SUM([.$B161:.E161])/COUNT([.$B161:.E161]));0)" office:value-type="float" office:value="1" calcext:value-type="float">
            <text:p>1</text:p>
          </table:table-cell>
          <table:table-cell table:formula="of:=ROUND((SUM([.$B161:.F161])/COUNT([.$B161:.F161]));0)" office:value-type="float" office:value="0" calcext:value-type="float">
            <text:p>0</text:p>
          </table:table-cell>
          <table:table-cell table:formula="of:=ROUND((SUM([.$B161:.G161])/COUNT([.$B161:.G161]));0)" office:value-type="float" office:value="0" calcext:value-type="float">
            <text:p>0</text:p>
          </table:table-cell>
          <table:table-cell table:formula="of:=ROUND((SUM([.$B161:.H161])/COUNT([.$B161:.H161]));0)" office:value-type="float" office:value="0" calcext:value-type="float">
            <text:p>0</text:p>
          </table:table-cell>
          <table:table-cell table:formula="of:=ROUND((SUM([.$B161:.I161])/COUNT([.$B161:.I161]));0)" office:value-type="float" office:value="0" calcext:value-type="float">
            <text:p>0</text:p>
          </table:table-cell>
          <table:table-cell table:formula="of:=ROUND((SUM([.$B161:.J161])/COUNT([.$B161:.J161]));0)" office:value-type="float" office:value="0" calcext:value-type="float">
            <text:p>0</text:p>
          </table:table-cell>
          <table:table-cell table:formula="of:=ROUND((SUM([.$B161:.K161])/COUNT([.$B161:.K161]));0)" office:value-type="float" office:value="0" calcext:value-type="float">
            <text:p>0</text:p>
          </table:table-cell>
          <table:table-cell table:formula="of:=ROUND((SUM([.$B161:.L161])/COUNT([.$B161:.L161]));0)" office:value-type="float" office:value="0" calcext:value-type="float">
            <text:p>0</text:p>
          </table:table-cell>
          <table:table-cell table:formula="of:=ROUND((SUM([.$B161:.M161])/COUNT([.$B161:.M161]));0)" office:value-type="float" office:value="0" calcext:value-type="float">
            <text:p>0</text:p>
          </table:table-cell>
          <table:table-cell table:formula="of:=ROUND((SUM([.$B161:.N161])/COUNT([.$B161:.N16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62:.B162])/COUNT([.$B162:.B162]));0)" office:value-type="float" office:value="0" calcext:value-type="float">
            <text:p>0</text:p>
          </table:table-cell>
          <table:table-cell table:formula="of:=ROUND((SUM([.$B162:.C162])/COUNT([.$B162:.C162]));0)" office:value-type="float" office:value="0" calcext:value-type="float">
            <text:p>0</text:p>
          </table:table-cell>
          <table:table-cell table:formula="of:=ROUND((SUM([.$B162:.D162])/COUNT([.$B162:.D162]));0)" office:value-type="float" office:value="0" calcext:value-type="float">
            <text:p>0</text:p>
          </table:table-cell>
          <table:table-cell table:formula="of:=ROUND((SUM([.$B162:.E162])/COUNT([.$B162:.E162]));0)" office:value-type="float" office:value="0" calcext:value-type="float">
            <text:p>0</text:p>
          </table:table-cell>
          <table:table-cell table:formula="of:=ROUND((SUM([.$B162:.F162])/COUNT([.$B162:.F162]));0)" office:value-type="float" office:value="0" calcext:value-type="float">
            <text:p>0</text:p>
          </table:table-cell>
          <table:table-cell table:formula="of:=ROUND((SUM([.$B162:.G162])/COUNT([.$B162:.G162]));0)" office:value-type="float" office:value="0" calcext:value-type="float">
            <text:p>0</text:p>
          </table:table-cell>
          <table:table-cell table:formula="of:=ROUND((SUM([.$B162:.H162])/COUNT([.$B162:.H162]));0)" office:value-type="float" office:value="0" calcext:value-type="float">
            <text:p>0</text:p>
          </table:table-cell>
          <table:table-cell table:formula="of:=ROUND((SUM([.$B162:.I162])/COUNT([.$B162:.I162]));0)" office:value-type="float" office:value="0" calcext:value-type="float">
            <text:p>0</text:p>
          </table:table-cell>
          <table:table-cell table:formula="of:=ROUND((SUM([.$B162:.J162])/COUNT([.$B162:.J162]));0)" office:value-type="float" office:value="0" calcext:value-type="float">
            <text:p>0</text:p>
          </table:table-cell>
          <table:table-cell table:formula="of:=ROUND((SUM([.$B162:.K162])/COUNT([.$B162:.K162]));0)" office:value-type="float" office:value="0" calcext:value-type="float">
            <text:p>0</text:p>
          </table:table-cell>
          <table:table-cell table:formula="of:=ROUND((SUM([.$B162:.L162])/COUNT([.$B162:.L162]));0)" office:value-type="float" office:value="0" calcext:value-type="float">
            <text:p>0</text:p>
          </table:table-cell>
          <table:table-cell table:formula="of:=ROUND((SUM([.$B162:.M162])/COUNT([.$B162:.M162]));0)" office:value-type="float" office:value="0" calcext:value-type="float">
            <text:p>0</text:p>
          </table:table-cell>
          <table:table-cell table:formula="of:=ROUND((SUM([.$B162:.N162])/COUNT([.$B162:.N16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3:.B163])/COUNT([.$B163:.B163]));0)" office:value-type="float" office:value="0" calcext:value-type="float">
            <text:p>0</text:p>
          </table:table-cell>
          <table:table-cell table:formula="of:=ROUND((SUM([.$B163:.C163])/COUNT([.$B163:.C163]));0)" office:value-type="float" office:value="0" calcext:value-type="float">
            <text:p>0</text:p>
          </table:table-cell>
          <table:table-cell table:formula="of:=ROUND((SUM([.$B163:.D163])/COUNT([.$B163:.D163]));0)" office:value-type="float" office:value="0" calcext:value-type="float">
            <text:p>0</text:p>
          </table:table-cell>
          <table:table-cell table:formula="of:=ROUND((SUM([.$B163:.E163])/COUNT([.$B163:.E163]));0)" office:value-type="float" office:value="0" calcext:value-type="float">
            <text:p>0</text:p>
          </table:table-cell>
          <table:table-cell table:formula="of:=ROUND((SUM([.$B163:.F163])/COUNT([.$B163:.F163]));0)" office:value-type="float" office:value="0" calcext:value-type="float">
            <text:p>0</text:p>
          </table:table-cell>
          <table:table-cell table:formula="of:=ROUND((SUM([.$B163:.G163])/COUNT([.$B163:.G163]));0)" office:value-type="float" office:value="0" calcext:value-type="float">
            <text:p>0</text:p>
          </table:table-cell>
          <table:table-cell table:formula="of:=ROUND((SUM([.$B163:.H163])/COUNT([.$B163:.H163]));0)" office:value-type="float" office:value="0" calcext:value-type="float">
            <text:p>0</text:p>
          </table:table-cell>
          <table:table-cell table:formula="of:=ROUND((SUM([.$B163:.I163])/COUNT([.$B163:.I163]));0)" office:value-type="float" office:value="0" calcext:value-type="float">
            <text:p>0</text:p>
          </table:table-cell>
          <table:table-cell table:formula="of:=ROUND((SUM([.$B163:.J163])/COUNT([.$B163:.J163]));0)" office:value-type="float" office:value="0" calcext:value-type="float">
            <text:p>0</text:p>
          </table:table-cell>
          <table:table-cell table:formula="of:=ROUND((SUM([.$B163:.K163])/COUNT([.$B163:.K163]));0)" office:value-type="float" office:value="0" calcext:value-type="float">
            <text:p>0</text:p>
          </table:table-cell>
          <table:table-cell table:formula="of:=ROUND((SUM([.$B163:.L163])/COUNT([.$B163:.L163]));0)" office:value-type="float" office:value="0" calcext:value-type="float">
            <text:p>0</text:p>
          </table:table-cell>
          <table:table-cell table:formula="of:=ROUND((SUM([.$B163:.M163])/COUNT([.$B163:.M163]));0)" office:value-type="float" office:value="0" calcext:value-type="float">
            <text:p>0</text:p>
          </table:table-cell>
          <table:table-cell table:formula="of:=ROUND((SUM([.$B163:.N163])/COUNT([.$B163:.N16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4:.B164])/COUNT([.$B164:.B164]));0)" office:value-type="float" office:value="0" calcext:value-type="float">
            <text:p>0</text:p>
          </table:table-cell>
          <table:table-cell table:formula="of:=ROUND((SUM([.$B164:.C164])/COUNT([.$B164:.C164]));0)" office:value-type="float" office:value="0" calcext:value-type="float">
            <text:p>0</text:p>
          </table:table-cell>
          <table:table-cell table:formula="of:=ROUND((SUM([.$B164:.D164])/COUNT([.$B164:.D164]));0)" office:value-type="float" office:value="0" calcext:value-type="float">
            <text:p>0</text:p>
          </table:table-cell>
          <table:table-cell table:formula="of:=ROUND((SUM([.$B164:.E164])/COUNT([.$B164:.E164]));0)" office:value-type="float" office:value="0" calcext:value-type="float">
            <text:p>0</text:p>
          </table:table-cell>
          <table:table-cell table:formula="of:=ROUND((SUM([.$B164:.F164])/COUNT([.$B164:.F164]));0)" office:value-type="float" office:value="0" calcext:value-type="float">
            <text:p>0</text:p>
          </table:table-cell>
          <table:table-cell table:formula="of:=ROUND((SUM([.$B164:.G164])/COUNT([.$B164:.G164]));0)" office:value-type="float" office:value="0" calcext:value-type="float">
            <text:p>0</text:p>
          </table:table-cell>
          <table:table-cell table:formula="of:=ROUND((SUM([.$B164:.H164])/COUNT([.$B164:.H164]));0)" office:value-type="float" office:value="0" calcext:value-type="float">
            <text:p>0</text:p>
          </table:table-cell>
          <table:table-cell table:formula="of:=ROUND((SUM([.$B164:.I164])/COUNT([.$B164:.I164]));0)" office:value-type="float" office:value="0" calcext:value-type="float">
            <text:p>0</text:p>
          </table:table-cell>
          <table:table-cell table:formula="of:=ROUND((SUM([.$B164:.J164])/COUNT([.$B164:.J164]));0)" office:value-type="float" office:value="0" calcext:value-type="float">
            <text:p>0</text:p>
          </table:table-cell>
          <table:table-cell table:formula="of:=ROUND((SUM([.$B164:.K164])/COUNT([.$B164:.K164]));0)" office:value-type="float" office:value="0" calcext:value-type="float">
            <text:p>0</text:p>
          </table:table-cell>
          <table:table-cell table:formula="of:=ROUND((SUM([.$B164:.L164])/COUNT([.$B164:.L164]));0)" office:value-type="float" office:value="0" calcext:value-type="float">
            <text:p>0</text:p>
          </table:table-cell>
          <table:table-cell table:formula="of:=ROUND((SUM([.$B164:.M164])/COUNT([.$B164:.M164]));0)" office:value-type="float" office:value="0" calcext:value-type="float">
            <text:p>0</text:p>
          </table:table-cell>
          <table:table-cell table:formula="of:=ROUND((SUM([.$B164:.N164])/COUNT([.$B164:.N16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65:.B165])/COUNT([.$B165:.B165]));0)" office:value-type="float" office:value="0" calcext:value-type="float">
            <text:p>0</text:p>
          </table:table-cell>
          <table:table-cell table:formula="of:=ROUND((SUM([.$B165:.C165])/COUNT([.$B165:.C165]));0)" office:value-type="float" office:value="0" calcext:value-type="float">
            <text:p>0</text:p>
          </table:table-cell>
          <table:table-cell table:formula="of:=ROUND((SUM([.$B165:.D165])/COUNT([.$B165:.D165]));0)" office:value-type="float" office:value="0" calcext:value-type="float">
            <text:p>0</text:p>
          </table:table-cell>
          <table:table-cell table:formula="of:=ROUND((SUM([.$B165:.E165])/COUNT([.$B165:.E165]));0)" office:value-type="float" office:value="0" calcext:value-type="float">
            <text:p>0</text:p>
          </table:table-cell>
          <table:table-cell table:formula="of:=ROUND((SUM([.$B165:.F165])/COUNT([.$B165:.F165]));0)" office:value-type="float" office:value="0" calcext:value-type="float">
            <text:p>0</text:p>
          </table:table-cell>
          <table:table-cell table:formula="of:=ROUND((SUM([.$B165:.G165])/COUNT([.$B165:.G165]));0)" office:value-type="float" office:value="0" calcext:value-type="float">
            <text:p>0</text:p>
          </table:table-cell>
          <table:table-cell table:formula="of:=ROUND((SUM([.$B165:.H165])/COUNT([.$B165:.H165]));0)" office:value-type="float" office:value="0" calcext:value-type="float">
            <text:p>0</text:p>
          </table:table-cell>
          <table:table-cell table:formula="of:=ROUND((SUM([.$B165:.I165])/COUNT([.$B165:.I165]));0)" office:value-type="float" office:value="0" calcext:value-type="float">
            <text:p>0</text:p>
          </table:table-cell>
          <table:table-cell table:formula="of:=ROUND((SUM([.$B165:.J165])/COUNT([.$B165:.J165]));0)" office:value-type="float" office:value="0" calcext:value-type="float">
            <text:p>0</text:p>
          </table:table-cell>
          <table:table-cell table:formula="of:=ROUND((SUM([.$B165:.K165])/COUNT([.$B165:.K165]));0)" office:value-type="float" office:value="0" calcext:value-type="float">
            <text:p>0</text:p>
          </table:table-cell>
          <table:table-cell table:formula="of:=ROUND((SUM([.$B165:.L165])/COUNT([.$B165:.L165]));0)" office:value-type="float" office:value="0" calcext:value-type="float">
            <text:p>0</text:p>
          </table:table-cell>
          <table:table-cell table:formula="of:=ROUND((SUM([.$B165:.M165])/COUNT([.$B165:.M165]));0)" office:value-type="float" office:value="0" calcext:value-type="float">
            <text:p>0</text:p>
          </table:table-cell>
          <table:table-cell table:formula="of:=ROUND((SUM([.$B165:.N165])/COUNT([.$B165:.N16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6:.B166])/COUNT([.$B166:.B166]));0)" office:value-type="float" office:value="0" calcext:value-type="float">
            <text:p>0</text:p>
          </table:table-cell>
          <table:table-cell table:formula="of:=ROUND((SUM([.$B166:.C166])/COUNT([.$B166:.C166]));0)" office:value-type="float" office:value="0" calcext:value-type="float">
            <text:p>0</text:p>
          </table:table-cell>
          <table:table-cell table:formula="of:=ROUND((SUM([.$B166:.D166])/COUNT([.$B166:.D166]));0)" office:value-type="float" office:value="0" calcext:value-type="float">
            <text:p>0</text:p>
          </table:table-cell>
          <table:table-cell table:formula="of:=ROUND((SUM([.$B166:.E166])/COUNT([.$B166:.E166]));0)" office:value-type="float" office:value="0" calcext:value-type="float">
            <text:p>0</text:p>
          </table:table-cell>
          <table:table-cell table:formula="of:=ROUND((SUM([.$B166:.F166])/COUNT([.$B166:.F166]));0)" office:value-type="float" office:value="0" calcext:value-type="float">
            <text:p>0</text:p>
          </table:table-cell>
          <table:table-cell table:formula="of:=ROUND((SUM([.$B166:.G166])/COUNT([.$B166:.G166]));0)" office:value-type="float" office:value="0" calcext:value-type="float">
            <text:p>0</text:p>
          </table:table-cell>
          <table:table-cell table:formula="of:=ROUND((SUM([.$B166:.H166])/COUNT([.$B166:.H166]));0)" office:value-type="float" office:value="0" calcext:value-type="float">
            <text:p>0</text:p>
          </table:table-cell>
          <table:table-cell table:formula="of:=ROUND((SUM([.$B166:.I166])/COUNT([.$B166:.I166]));0)" office:value-type="float" office:value="0" calcext:value-type="float">
            <text:p>0</text:p>
          </table:table-cell>
          <table:table-cell table:formula="of:=ROUND((SUM([.$B166:.J166])/COUNT([.$B166:.J166]));0)" office:value-type="float" office:value="0" calcext:value-type="float">
            <text:p>0</text:p>
          </table:table-cell>
          <table:table-cell table:formula="of:=ROUND((SUM([.$B166:.K166])/COUNT([.$B166:.K166]));0)" office:value-type="float" office:value="0" calcext:value-type="float">
            <text:p>0</text:p>
          </table:table-cell>
          <table:table-cell table:formula="of:=ROUND((SUM([.$B166:.L166])/COUNT([.$B166:.L166]));0)" office:value-type="float" office:value="0" calcext:value-type="float">
            <text:p>0</text:p>
          </table:table-cell>
          <table:table-cell table:formula="of:=ROUND((SUM([.$B166:.M166])/COUNT([.$B166:.M166]));0)" office:value-type="float" office:value="0" calcext:value-type="float">
            <text:p>0</text:p>
          </table:table-cell>
          <table:table-cell table:formula="of:=ROUND((SUM([.$B166:.N166])/COUNT([.$B166:.N16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67:.B167])/COUNT([.$B167:.B167]));0)" office:value-type="float" office:value="0" calcext:value-type="float">
            <text:p>0</text:p>
          </table:table-cell>
          <table:table-cell table:formula="of:=ROUND((SUM([.$B167:.C167])/COUNT([.$B167:.C167]));0)" office:value-type="float" office:value="0" calcext:value-type="float">
            <text:p>0</text:p>
          </table:table-cell>
          <table:table-cell table:formula="of:=ROUND((SUM([.$B167:.D167])/COUNT([.$B167:.D167]));0)" office:value-type="float" office:value="0" calcext:value-type="float">
            <text:p>0</text:p>
          </table:table-cell>
          <table:table-cell table:formula="of:=ROUND((SUM([.$B167:.E167])/COUNT([.$B167:.E167]));0)" office:value-type="float" office:value="0" calcext:value-type="float">
            <text:p>0</text:p>
          </table:table-cell>
          <table:table-cell table:formula="of:=ROUND((SUM([.$B167:.F167])/COUNT([.$B167:.F167]));0)" office:value-type="float" office:value="0" calcext:value-type="float">
            <text:p>0</text:p>
          </table:table-cell>
          <table:table-cell table:formula="of:=ROUND((SUM([.$B167:.G167])/COUNT([.$B167:.G167]));0)" office:value-type="float" office:value="0" calcext:value-type="float">
            <text:p>0</text:p>
          </table:table-cell>
          <table:table-cell table:formula="of:=ROUND((SUM([.$B167:.H167])/COUNT([.$B167:.H167]));0)" office:value-type="float" office:value="0" calcext:value-type="float">
            <text:p>0</text:p>
          </table:table-cell>
          <table:table-cell table:formula="of:=ROUND((SUM([.$B167:.I167])/COUNT([.$B167:.I167]));0)" office:value-type="float" office:value="0" calcext:value-type="float">
            <text:p>0</text:p>
          </table:table-cell>
          <table:table-cell table:formula="of:=ROUND((SUM([.$B167:.J167])/COUNT([.$B167:.J167]));0)" office:value-type="float" office:value="0" calcext:value-type="float">
            <text:p>0</text:p>
          </table:table-cell>
          <table:table-cell table:formula="of:=ROUND((SUM([.$B167:.K167])/COUNT([.$B167:.K167]));0)" office:value-type="float" office:value="0" calcext:value-type="float">
            <text:p>0</text:p>
          </table:table-cell>
          <table:table-cell table:formula="of:=ROUND((SUM([.$B167:.L167])/COUNT([.$B167:.L167]));0)" office:value-type="float" office:value="0" calcext:value-type="float">
            <text:p>0</text:p>
          </table:table-cell>
          <table:table-cell table:formula="of:=ROUND((SUM([.$B167:.M167])/COUNT([.$B167:.M167]));0)" office:value-type="float" office:value="0" calcext:value-type="float">
            <text:p>0</text:p>
          </table:table-cell>
          <table:table-cell table:formula="of:=ROUND((SUM([.$B167:.N167])/COUNT([.$B167:.N16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68:.B168])/COUNT([.$B168:.B168]));0)" office:value-type="float" office:value="0" calcext:value-type="float">
            <text:p>0</text:p>
          </table:table-cell>
          <table:table-cell table:formula="of:=ROUND((SUM([.$B168:.C168])/COUNT([.$B168:.C168]));0)" office:value-type="float" office:value="0" calcext:value-type="float">
            <text:p>0</text:p>
          </table:table-cell>
          <table:table-cell table:formula="of:=ROUND((SUM([.$B168:.D168])/COUNT([.$B168:.D168]));0)" office:value-type="float" office:value="0" calcext:value-type="float">
            <text:p>0</text:p>
          </table:table-cell>
          <table:table-cell table:formula="of:=ROUND((SUM([.$B168:.E168])/COUNT([.$B168:.E168]));0)" office:value-type="float" office:value="0" calcext:value-type="float">
            <text:p>0</text:p>
          </table:table-cell>
          <table:table-cell table:formula="of:=ROUND((SUM([.$B168:.F168])/COUNT([.$B168:.F168]));0)" office:value-type="float" office:value="0" calcext:value-type="float">
            <text:p>0</text:p>
          </table:table-cell>
          <table:table-cell table:formula="of:=ROUND((SUM([.$B168:.G168])/COUNT([.$B168:.G168]));0)" office:value-type="float" office:value="0" calcext:value-type="float">
            <text:p>0</text:p>
          </table:table-cell>
          <table:table-cell table:formula="of:=ROUND((SUM([.$B168:.H168])/COUNT([.$B168:.H168]));0)" office:value-type="float" office:value="0" calcext:value-type="float">
            <text:p>0</text:p>
          </table:table-cell>
          <table:table-cell table:formula="of:=ROUND((SUM([.$B168:.I168])/COUNT([.$B168:.I168]));0)" office:value-type="float" office:value="0" calcext:value-type="float">
            <text:p>0</text:p>
          </table:table-cell>
          <table:table-cell table:formula="of:=ROUND((SUM([.$B168:.J168])/COUNT([.$B168:.J168]));0)" office:value-type="float" office:value="0" calcext:value-type="float">
            <text:p>0</text:p>
          </table:table-cell>
          <table:table-cell table:formula="of:=ROUND((SUM([.$B168:.K168])/COUNT([.$B168:.K168]));0)" office:value-type="float" office:value="0" calcext:value-type="float">
            <text:p>0</text:p>
          </table:table-cell>
          <table:table-cell table:formula="of:=ROUND((SUM([.$B168:.L168])/COUNT([.$B168:.L168]));0)" office:value-type="float" office:value="0" calcext:value-type="float">
            <text:p>0</text:p>
          </table:table-cell>
          <table:table-cell table:formula="of:=ROUND((SUM([.$B168:.M168])/COUNT([.$B168:.M168]));0)" office:value-type="float" office:value="0" calcext:value-type="float">
            <text:p>0</text:p>
          </table:table-cell>
          <table:table-cell table:formula="of:=ROUND((SUM([.$B168:.N168])/COUNT([.$B168:.N16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69:.B169])/COUNT([.$B169:.B169]));0)" office:value-type="float" office:value="0" calcext:value-type="float">
            <text:p>0</text:p>
          </table:table-cell>
          <table:table-cell table:formula="of:=ROUND((SUM([.$B169:.C169])/COUNT([.$B169:.C169]));0)" office:value-type="float" office:value="0" calcext:value-type="float">
            <text:p>0</text:p>
          </table:table-cell>
          <table:table-cell table:formula="of:=ROUND((SUM([.$B169:.D169])/COUNT([.$B169:.D169]));0)" office:value-type="float" office:value="0" calcext:value-type="float">
            <text:p>0</text:p>
          </table:table-cell>
          <table:table-cell table:formula="of:=ROUND((SUM([.$B169:.E169])/COUNT([.$B169:.E169]));0)" office:value-type="float" office:value="0" calcext:value-type="float">
            <text:p>0</text:p>
          </table:table-cell>
          <table:table-cell table:formula="of:=ROUND((SUM([.$B169:.F169])/COUNT([.$B169:.F169]));0)" office:value-type="float" office:value="0" calcext:value-type="float">
            <text:p>0</text:p>
          </table:table-cell>
          <table:table-cell table:formula="of:=ROUND((SUM([.$B169:.G169])/COUNT([.$B169:.G169]));0)" office:value-type="float" office:value="0" calcext:value-type="float">
            <text:p>0</text:p>
          </table:table-cell>
          <table:table-cell table:formula="of:=ROUND((SUM([.$B169:.H169])/COUNT([.$B169:.H169]));0)" office:value-type="float" office:value="0" calcext:value-type="float">
            <text:p>0</text:p>
          </table:table-cell>
          <table:table-cell table:formula="of:=ROUND((SUM([.$B169:.I169])/COUNT([.$B169:.I169]));0)" office:value-type="float" office:value="0" calcext:value-type="float">
            <text:p>0</text:p>
          </table:table-cell>
          <table:table-cell table:formula="of:=ROUND((SUM([.$B169:.J169])/COUNT([.$B169:.J169]));0)" office:value-type="float" office:value="0" calcext:value-type="float">
            <text:p>0</text:p>
          </table:table-cell>
          <table:table-cell table:formula="of:=ROUND((SUM([.$B169:.K169])/COUNT([.$B169:.K169]));0)" office:value-type="float" office:value="0" calcext:value-type="float">
            <text:p>0</text:p>
          </table:table-cell>
          <table:table-cell table:formula="of:=ROUND((SUM([.$B169:.L169])/COUNT([.$B169:.L169]));0)" office:value-type="float" office:value="0" calcext:value-type="float">
            <text:p>0</text:p>
          </table:table-cell>
          <table:table-cell table:formula="of:=ROUND((SUM([.$B169:.M169])/COUNT([.$B169:.M169]));0)" office:value-type="float" office:value="0" calcext:value-type="float">
            <text:p>0</text:p>
          </table:table-cell>
          <table:table-cell table:formula="of:=ROUND((SUM([.$B169:.N169])/COUNT([.$B169:.N16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0:.B170])/COUNT([.$B170:.B170]));0)" office:value-type="float" office:value="1" calcext:value-type="float">
            <text:p>1</text:p>
          </table:table-cell>
          <table:table-cell table:formula="of:=ROUND((SUM([.$B170:.C170])/COUNT([.$B170:.C170]));0)" office:value-type="float" office:value="1" calcext:value-type="float">
            <text:p>1</text:p>
          </table:table-cell>
          <table:table-cell table:formula="of:=ROUND((SUM([.$B170:.D170])/COUNT([.$B170:.D170]));0)" office:value-type="float" office:value="1" calcext:value-type="float">
            <text:p>1</text:p>
          </table:table-cell>
          <table:table-cell table:formula="of:=ROUND((SUM([.$B170:.E170])/COUNT([.$B170:.E170]));0)" office:value-type="float" office:value="1" calcext:value-type="float">
            <text:p>1</text:p>
          </table:table-cell>
          <table:table-cell table:formula="of:=ROUND((SUM([.$B170:.F170])/COUNT([.$B170:.F170]));0)" office:value-type="float" office:value="0" calcext:value-type="float">
            <text:p>0</text:p>
          </table:table-cell>
          <table:table-cell table:formula="of:=ROUND((SUM([.$B170:.G170])/COUNT([.$B170:.G170]));0)" office:value-type="float" office:value="0" calcext:value-type="float">
            <text:p>0</text:p>
          </table:table-cell>
          <table:table-cell table:formula="of:=ROUND((SUM([.$B170:.H170])/COUNT([.$B170:.H170]));0)" office:value-type="float" office:value="0" calcext:value-type="float">
            <text:p>0</text:p>
          </table:table-cell>
          <table:table-cell table:formula="of:=ROUND((SUM([.$B170:.I170])/COUNT([.$B170:.I170]));0)" office:value-type="float" office:value="0" calcext:value-type="float">
            <text:p>0</text:p>
          </table:table-cell>
          <table:table-cell table:formula="of:=ROUND((SUM([.$B170:.J170])/COUNT([.$B170:.J170]));0)" office:value-type="float" office:value="0" calcext:value-type="float">
            <text:p>0</text:p>
          </table:table-cell>
          <table:table-cell table:formula="of:=ROUND((SUM([.$B170:.K170])/COUNT([.$B170:.K170]));0)" office:value-type="float" office:value="0" calcext:value-type="float">
            <text:p>0</text:p>
          </table:table-cell>
          <table:table-cell table:formula="of:=ROUND((SUM([.$B170:.L170])/COUNT([.$B170:.L170]));0)" office:value-type="float" office:value="0" calcext:value-type="float">
            <text:p>0</text:p>
          </table:table-cell>
          <table:table-cell table:formula="of:=ROUND((SUM([.$B170:.M170])/COUNT([.$B170:.M170]));0)" office:value-type="float" office:value="0" calcext:value-type="float">
            <text:p>0</text:p>
          </table:table-cell>
          <table:table-cell table:formula="of:=ROUND((SUM([.$B170:.N170])/COUNT([.$B170:.N17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1:.B171])/COUNT([.$B171:.B171]));0)" office:value-type="float" office:value="0" calcext:value-type="float">
            <text:p>0</text:p>
          </table:table-cell>
          <table:table-cell table:formula="of:=ROUND((SUM([.$B171:.C171])/COUNT([.$B171:.C171]));0)" office:value-type="float" office:value="0" calcext:value-type="float">
            <text:p>0</text:p>
          </table:table-cell>
          <table:table-cell table:formula="of:=ROUND((SUM([.$B171:.D171])/COUNT([.$B171:.D171]));0)" office:value-type="float" office:value="0" calcext:value-type="float">
            <text:p>0</text:p>
          </table:table-cell>
          <table:table-cell table:formula="of:=ROUND((SUM([.$B171:.E171])/COUNT([.$B171:.E171]));0)" office:value-type="float" office:value="0" calcext:value-type="float">
            <text:p>0</text:p>
          </table:table-cell>
          <table:table-cell table:formula="of:=ROUND((SUM([.$B171:.F171])/COUNT([.$B171:.F171]));0)" office:value-type="float" office:value="0" calcext:value-type="float">
            <text:p>0</text:p>
          </table:table-cell>
          <table:table-cell table:formula="of:=ROUND((SUM([.$B171:.G171])/COUNT([.$B171:.G171]));0)" office:value-type="float" office:value="0" calcext:value-type="float">
            <text:p>0</text:p>
          </table:table-cell>
          <table:table-cell table:formula="of:=ROUND((SUM([.$B171:.H171])/COUNT([.$B171:.H171]));0)" office:value-type="float" office:value="0" calcext:value-type="float">
            <text:p>0</text:p>
          </table:table-cell>
          <table:table-cell table:formula="of:=ROUND((SUM([.$B171:.I171])/COUNT([.$B171:.I171]));0)" office:value-type="float" office:value="0" calcext:value-type="float">
            <text:p>0</text:p>
          </table:table-cell>
          <table:table-cell table:formula="of:=ROUND((SUM([.$B171:.J171])/COUNT([.$B171:.J171]));0)" office:value-type="float" office:value="0" calcext:value-type="float">
            <text:p>0</text:p>
          </table:table-cell>
          <table:table-cell table:formula="of:=ROUND((SUM([.$B171:.K171])/COUNT([.$B171:.K171]));0)" office:value-type="float" office:value="0" calcext:value-type="float">
            <text:p>0</text:p>
          </table:table-cell>
          <table:table-cell table:formula="of:=ROUND((SUM([.$B171:.L171])/COUNT([.$B171:.L171]));0)" office:value-type="float" office:value="0" calcext:value-type="float">
            <text:p>0</text:p>
          </table:table-cell>
          <table:table-cell table:formula="of:=ROUND((SUM([.$B171:.M171])/COUNT([.$B171:.M171]));0)" office:value-type="float" office:value="0" calcext:value-type="float">
            <text:p>0</text:p>
          </table:table-cell>
          <table:table-cell table:formula="of:=ROUND((SUM([.$B171:.N171])/COUNT([.$B171:.N17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2:.B172])/COUNT([.$B172:.B172]));0)" office:value-type="float" office:value="0" calcext:value-type="float">
            <text:p>0</text:p>
          </table:table-cell>
          <table:table-cell table:formula="of:=ROUND((SUM([.$B172:.C172])/COUNT([.$B172:.C172]));0)" office:value-type="float" office:value="0" calcext:value-type="float">
            <text:p>0</text:p>
          </table:table-cell>
          <table:table-cell table:formula="of:=ROUND((SUM([.$B172:.D172])/COUNT([.$B172:.D172]));0)" office:value-type="float" office:value="0" calcext:value-type="float">
            <text:p>0</text:p>
          </table:table-cell>
          <table:table-cell table:formula="of:=ROUND((SUM([.$B172:.E172])/COUNT([.$B172:.E172]));0)" office:value-type="float" office:value="0" calcext:value-type="float">
            <text:p>0</text:p>
          </table:table-cell>
          <table:table-cell table:formula="of:=ROUND((SUM([.$B172:.F172])/COUNT([.$B172:.F172]));0)" office:value-type="float" office:value="0" calcext:value-type="float">
            <text:p>0</text:p>
          </table:table-cell>
          <table:table-cell table:formula="of:=ROUND((SUM([.$B172:.G172])/COUNT([.$B172:.G172]));0)" office:value-type="float" office:value="0" calcext:value-type="float">
            <text:p>0</text:p>
          </table:table-cell>
          <table:table-cell table:formula="of:=ROUND((SUM([.$B172:.H172])/COUNT([.$B172:.H172]));0)" office:value-type="float" office:value="0" calcext:value-type="float">
            <text:p>0</text:p>
          </table:table-cell>
          <table:table-cell table:formula="of:=ROUND((SUM([.$B172:.I172])/COUNT([.$B172:.I172]));0)" office:value-type="float" office:value="0" calcext:value-type="float">
            <text:p>0</text:p>
          </table:table-cell>
          <table:table-cell table:formula="of:=ROUND((SUM([.$B172:.J172])/COUNT([.$B172:.J172]));0)" office:value-type="float" office:value="0" calcext:value-type="float">
            <text:p>0</text:p>
          </table:table-cell>
          <table:table-cell table:formula="of:=ROUND((SUM([.$B172:.K172])/COUNT([.$B172:.K172]));0)" office:value-type="float" office:value="0" calcext:value-type="float">
            <text:p>0</text:p>
          </table:table-cell>
          <table:table-cell table:formula="of:=ROUND((SUM([.$B172:.L172])/COUNT([.$B172:.L172]));0)" office:value-type="float" office:value="0" calcext:value-type="float">
            <text:p>0</text:p>
          </table:table-cell>
          <table:table-cell table:formula="of:=ROUND((SUM([.$B172:.M172])/COUNT([.$B172:.M172]));0)" office:value-type="float" office:value="0" calcext:value-type="float">
            <text:p>0</text:p>
          </table:table-cell>
          <table:table-cell table:formula="of:=ROUND((SUM([.$B172:.N172])/COUNT([.$B172:.N17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3:.B173])/COUNT([.$B173:.B173]));0)" office:value-type="float" office:value="1" calcext:value-type="float">
            <text:p>1</text:p>
          </table:table-cell>
          <table:table-cell table:formula="of:=ROUND((SUM([.$B173:.C173])/COUNT([.$B173:.C173]));0)" office:value-type="float" office:value="1" calcext:value-type="float">
            <text:p>1</text:p>
          </table:table-cell>
          <table:table-cell table:formula="of:=ROUND((SUM([.$B173:.D173])/COUNT([.$B173:.D173]));0)" office:value-type="float" office:value="1" calcext:value-type="float">
            <text:p>1</text:p>
          </table:table-cell>
          <table:table-cell table:formula="of:=ROUND((SUM([.$B173:.E173])/COUNT([.$B173:.E173]));0)" office:value-type="float" office:value="1" calcext:value-type="float">
            <text:p>1</text:p>
          </table:table-cell>
          <table:table-cell table:formula="of:=ROUND((SUM([.$B173:.F173])/COUNT([.$B173:.F173]));0)" office:value-type="float" office:value="0" calcext:value-type="float">
            <text:p>0</text:p>
          </table:table-cell>
          <table:table-cell table:formula="of:=ROUND((SUM([.$B173:.G173])/COUNT([.$B173:.G173]));0)" office:value-type="float" office:value="0" calcext:value-type="float">
            <text:p>0</text:p>
          </table:table-cell>
          <table:table-cell table:formula="of:=ROUND((SUM([.$B173:.H173])/COUNT([.$B173:.H173]));0)" office:value-type="float" office:value="0" calcext:value-type="float">
            <text:p>0</text:p>
          </table:table-cell>
          <table:table-cell table:formula="of:=ROUND((SUM([.$B173:.I173])/COUNT([.$B173:.I173]));0)" office:value-type="float" office:value="0" calcext:value-type="float">
            <text:p>0</text:p>
          </table:table-cell>
          <table:table-cell table:formula="of:=ROUND((SUM([.$B173:.J173])/COUNT([.$B173:.J173]));0)" office:value-type="float" office:value="0" calcext:value-type="float">
            <text:p>0</text:p>
          </table:table-cell>
          <table:table-cell table:formula="of:=ROUND((SUM([.$B173:.K173])/COUNT([.$B173:.K173]));0)" office:value-type="float" office:value="0" calcext:value-type="float">
            <text:p>0</text:p>
          </table:table-cell>
          <table:table-cell table:formula="of:=ROUND((SUM([.$B173:.L173])/COUNT([.$B173:.L173]));0)" office:value-type="float" office:value="0" calcext:value-type="float">
            <text:p>0</text:p>
          </table:table-cell>
          <table:table-cell table:formula="of:=ROUND((SUM([.$B173:.M173])/COUNT([.$B173:.M173]));0)" office:value-type="float" office:value="0" calcext:value-type="float">
            <text:p>0</text:p>
          </table:table-cell>
          <table:table-cell table:formula="of:=ROUND((SUM([.$B173:.N173])/COUNT([.$B173:.N17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74:.B174])/COUNT([.$B174:.B174]));0)" office:value-type="float" office:value="0" calcext:value-type="float">
            <text:p>0</text:p>
          </table:table-cell>
          <table:table-cell table:formula="of:=ROUND((SUM([.$B174:.C174])/COUNT([.$B174:.C174]));0)" office:value-type="float" office:value="0" calcext:value-type="float">
            <text:p>0</text:p>
          </table:table-cell>
          <table:table-cell table:formula="of:=ROUND((SUM([.$B174:.D174])/COUNT([.$B174:.D174]));0)" office:value-type="float" office:value="0" calcext:value-type="float">
            <text:p>0</text:p>
          </table:table-cell>
          <table:table-cell table:formula="of:=ROUND((SUM([.$B174:.E174])/COUNT([.$B174:.E174]));0)" office:value-type="float" office:value="0" calcext:value-type="float">
            <text:p>0</text:p>
          </table:table-cell>
          <table:table-cell table:formula="of:=ROUND((SUM([.$B174:.F174])/COUNT([.$B174:.F174]));0)" office:value-type="float" office:value="0" calcext:value-type="float">
            <text:p>0</text:p>
          </table:table-cell>
          <table:table-cell table:formula="of:=ROUND((SUM([.$B174:.G174])/COUNT([.$B174:.G174]));0)" office:value-type="float" office:value="0" calcext:value-type="float">
            <text:p>0</text:p>
          </table:table-cell>
          <table:table-cell table:formula="of:=ROUND((SUM([.$B174:.H174])/COUNT([.$B174:.H174]));0)" office:value-type="float" office:value="0" calcext:value-type="float">
            <text:p>0</text:p>
          </table:table-cell>
          <table:table-cell table:formula="of:=ROUND((SUM([.$B174:.I174])/COUNT([.$B174:.I174]));0)" office:value-type="float" office:value="0" calcext:value-type="float">
            <text:p>0</text:p>
          </table:table-cell>
          <table:table-cell table:formula="of:=ROUND((SUM([.$B174:.J174])/COUNT([.$B174:.J174]));0)" office:value-type="float" office:value="0" calcext:value-type="float">
            <text:p>0</text:p>
          </table:table-cell>
          <table:table-cell table:formula="of:=ROUND((SUM([.$B174:.K174])/COUNT([.$B174:.K174]));0)" office:value-type="float" office:value="0" calcext:value-type="float">
            <text:p>0</text:p>
          </table:table-cell>
          <table:table-cell table:formula="of:=ROUND((SUM([.$B174:.L174])/COUNT([.$B174:.L174]));0)" office:value-type="float" office:value="0" calcext:value-type="float">
            <text:p>0</text:p>
          </table:table-cell>
          <table:table-cell table:formula="of:=ROUND((SUM([.$B174:.M174])/COUNT([.$B174:.M174]));0)" office:value-type="float" office:value="0" calcext:value-type="float">
            <text:p>0</text:p>
          </table:table-cell>
          <table:table-cell table:formula="of:=ROUND((SUM([.$B174:.N174])/COUNT([.$B174:.N17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75:.B175])/COUNT([.$B175:.B175]));0)" office:value-type="float" office:value="1" calcext:value-type="float">
            <text:p>1</text:p>
          </table:table-cell>
          <table:table-cell table:formula="of:=ROUND((SUM([.$B175:.C175])/COUNT([.$B175:.C175]));0)" office:value-type="float" office:value="1" calcext:value-type="float">
            <text:p>1</text:p>
          </table:table-cell>
          <table:table-cell table:formula="of:=ROUND((SUM([.$B175:.D175])/COUNT([.$B175:.D175]));0)" office:value-type="float" office:value="1" calcext:value-type="float">
            <text:p>1</text:p>
          </table:table-cell>
          <table:table-cell table:formula="of:=ROUND((SUM([.$B175:.E175])/COUNT([.$B175:.E175]));0)" office:value-type="float" office:value="1" calcext:value-type="float">
            <text:p>1</text:p>
          </table:table-cell>
          <table:table-cell table:formula="of:=ROUND((SUM([.$B175:.F175])/COUNT([.$B175:.F175]));0)" office:value-type="float" office:value="1" calcext:value-type="float">
            <text:p>1</text:p>
          </table:table-cell>
          <table:table-cell table:formula="of:=ROUND((SUM([.$B175:.G175])/COUNT([.$B175:.G175]));0)" office:value-type="float" office:value="1" calcext:value-type="float">
            <text:p>1</text:p>
          </table:table-cell>
          <table:table-cell table:formula="of:=ROUND((SUM([.$B175:.H175])/COUNT([.$B175:.H175]));0)" office:value-type="float" office:value="1" calcext:value-type="float">
            <text:p>1</text:p>
          </table:table-cell>
          <table:table-cell table:formula="of:=ROUND((SUM([.$B175:.I175])/COUNT([.$B175:.I175]));0)" office:value-type="float" office:value="1" calcext:value-type="float">
            <text:p>1</text:p>
          </table:table-cell>
          <table:table-cell table:formula="of:=ROUND((SUM([.$B175:.J175])/COUNT([.$B175:.J175]));0)" office:value-type="float" office:value="1" calcext:value-type="float">
            <text:p>1</text:p>
          </table:table-cell>
          <table:table-cell table:formula="of:=ROUND((SUM([.$B175:.K175])/COUNT([.$B175:.K175]));0)" office:value-type="float" office:value="1" calcext:value-type="float">
            <text:p>1</text:p>
          </table:table-cell>
          <table:table-cell table:formula="of:=ROUND((SUM([.$B175:.L175])/COUNT([.$B175:.L175]));0)" office:value-type="float" office:value="1" calcext:value-type="float">
            <text:p>1</text:p>
          </table:table-cell>
          <table:table-cell table:formula="of:=ROUND((SUM([.$B175:.M175])/COUNT([.$B175:.M175]));0)" office:value-type="float" office:value="1" calcext:value-type="float">
            <text:p>1</text:p>
          </table:table-cell>
          <table:table-cell table:formula="of:=ROUND((SUM([.$B175:.N175])/COUNT([.$B175:.N175]));0)" office:value-type="float" office:value="1" calcext:value-type="float">
            <text:p>1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76:.B176])/COUNT([.$B176:.B176]));0)" office:value-type="float" office:value="0" calcext:value-type="float">
            <text:p>0</text:p>
          </table:table-cell>
          <table:table-cell table:formula="of:=ROUND((SUM([.$B176:.C176])/COUNT([.$B176:.C176]));0)" office:value-type="float" office:value="0" calcext:value-type="float">
            <text:p>0</text:p>
          </table:table-cell>
          <table:table-cell table:formula="of:=ROUND((SUM([.$B176:.D176])/COUNT([.$B176:.D176]));0)" office:value-type="float" office:value="0" calcext:value-type="float">
            <text:p>0</text:p>
          </table:table-cell>
          <table:table-cell table:formula="of:=ROUND((SUM([.$B176:.E176])/COUNT([.$B176:.E176]));0)" office:value-type="float" office:value="0" calcext:value-type="float">
            <text:p>0</text:p>
          </table:table-cell>
          <table:table-cell table:formula="of:=ROUND((SUM([.$B176:.F176])/COUNT([.$B176:.F176]));0)" office:value-type="float" office:value="0" calcext:value-type="float">
            <text:p>0</text:p>
          </table:table-cell>
          <table:table-cell table:formula="of:=ROUND((SUM([.$B176:.G176])/COUNT([.$B176:.G176]));0)" office:value-type="float" office:value="0" calcext:value-type="float">
            <text:p>0</text:p>
          </table:table-cell>
          <table:table-cell table:formula="of:=ROUND((SUM([.$B176:.H176])/COUNT([.$B176:.H176]));0)" office:value-type="float" office:value="0" calcext:value-type="float">
            <text:p>0</text:p>
          </table:table-cell>
          <table:table-cell table:formula="of:=ROUND((SUM([.$B176:.I176])/COUNT([.$B176:.I176]));0)" office:value-type="float" office:value="0" calcext:value-type="float">
            <text:p>0</text:p>
          </table:table-cell>
          <table:table-cell table:formula="of:=ROUND((SUM([.$B176:.J176])/COUNT([.$B176:.J176]));0)" office:value-type="float" office:value="0" calcext:value-type="float">
            <text:p>0</text:p>
          </table:table-cell>
          <table:table-cell table:formula="of:=ROUND((SUM([.$B176:.K176])/COUNT([.$B176:.K176]));0)" office:value-type="float" office:value="0" calcext:value-type="float">
            <text:p>0</text:p>
          </table:table-cell>
          <table:table-cell table:formula="of:=ROUND((SUM([.$B176:.L176])/COUNT([.$B176:.L176]));0)" office:value-type="float" office:value="0" calcext:value-type="float">
            <text:p>0</text:p>
          </table:table-cell>
          <table:table-cell table:formula="of:=ROUND((SUM([.$B176:.M176])/COUNT([.$B176:.M176]));0)" office:value-type="float" office:value="0" calcext:value-type="float">
            <text:p>0</text:p>
          </table:table-cell>
          <table:table-cell table:formula="of:=ROUND((SUM([.$B176:.N176])/COUNT([.$B176:.N17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77:.B177])/COUNT([.$B177:.B177]));0)" office:value-type="float" office:value="0" calcext:value-type="float">
            <text:p>0</text:p>
          </table:table-cell>
          <table:table-cell table:formula="of:=ROUND((SUM([.$B177:.C177])/COUNT([.$B177:.C177]));0)" office:value-type="float" office:value="0" calcext:value-type="float">
            <text:p>0</text:p>
          </table:table-cell>
          <table:table-cell table:formula="of:=ROUND((SUM([.$B177:.D177])/COUNT([.$B177:.D177]));0)" office:value-type="float" office:value="0" calcext:value-type="float">
            <text:p>0</text:p>
          </table:table-cell>
          <table:table-cell table:formula="of:=ROUND((SUM([.$B177:.E177])/COUNT([.$B177:.E177]));0)" office:value-type="float" office:value="0" calcext:value-type="float">
            <text:p>0</text:p>
          </table:table-cell>
          <table:table-cell table:formula="of:=ROUND((SUM([.$B177:.F177])/COUNT([.$B177:.F177]));0)" office:value-type="float" office:value="0" calcext:value-type="float">
            <text:p>0</text:p>
          </table:table-cell>
          <table:table-cell table:formula="of:=ROUND((SUM([.$B177:.G177])/COUNT([.$B177:.G177]));0)" office:value-type="float" office:value="0" calcext:value-type="float">
            <text:p>0</text:p>
          </table:table-cell>
          <table:table-cell table:formula="of:=ROUND((SUM([.$B177:.H177])/COUNT([.$B177:.H177]));0)" office:value-type="float" office:value="0" calcext:value-type="float">
            <text:p>0</text:p>
          </table:table-cell>
          <table:table-cell table:formula="of:=ROUND((SUM([.$B177:.I177])/COUNT([.$B177:.I177]));0)" office:value-type="float" office:value="0" calcext:value-type="float">
            <text:p>0</text:p>
          </table:table-cell>
          <table:table-cell table:formula="of:=ROUND((SUM([.$B177:.J177])/COUNT([.$B177:.J177]));0)" office:value-type="float" office:value="0" calcext:value-type="float">
            <text:p>0</text:p>
          </table:table-cell>
          <table:table-cell table:formula="of:=ROUND((SUM([.$B177:.K177])/COUNT([.$B177:.K177]));0)" office:value-type="float" office:value="0" calcext:value-type="float">
            <text:p>0</text:p>
          </table:table-cell>
          <table:table-cell table:formula="of:=ROUND((SUM([.$B177:.L177])/COUNT([.$B177:.L177]));0)" office:value-type="float" office:value="0" calcext:value-type="float">
            <text:p>0</text:p>
          </table:table-cell>
          <table:table-cell table:formula="of:=ROUND((SUM([.$B177:.M177])/COUNT([.$B177:.M177]));0)" office:value-type="float" office:value="0" calcext:value-type="float">
            <text:p>0</text:p>
          </table:table-cell>
          <table:table-cell table:formula="of:=ROUND((SUM([.$B177:.N177])/COUNT([.$B177:.N17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78:.B178])/COUNT([.$B178:.B178]));0)" office:value-type="float" office:value="0" calcext:value-type="float">
            <text:p>0</text:p>
          </table:table-cell>
          <table:table-cell table:formula="of:=ROUND((SUM([.$B178:.C178])/COUNT([.$B178:.C178]));0)" office:value-type="float" office:value="0" calcext:value-type="float">
            <text:p>0</text:p>
          </table:table-cell>
          <table:table-cell table:formula="of:=ROUND((SUM([.$B178:.D178])/COUNT([.$B178:.D178]));0)" office:value-type="float" office:value="0" calcext:value-type="float">
            <text:p>0</text:p>
          </table:table-cell>
          <table:table-cell table:formula="of:=ROUND((SUM([.$B178:.E178])/COUNT([.$B178:.E178]));0)" office:value-type="float" office:value="0" calcext:value-type="float">
            <text:p>0</text:p>
          </table:table-cell>
          <table:table-cell table:formula="of:=ROUND((SUM([.$B178:.F178])/COUNT([.$B178:.F178]));0)" office:value-type="float" office:value="0" calcext:value-type="float">
            <text:p>0</text:p>
          </table:table-cell>
          <table:table-cell table:formula="of:=ROUND((SUM([.$B178:.G178])/COUNT([.$B178:.G178]));0)" office:value-type="float" office:value="0" calcext:value-type="float">
            <text:p>0</text:p>
          </table:table-cell>
          <table:table-cell table:formula="of:=ROUND((SUM([.$B178:.H178])/COUNT([.$B178:.H178]));0)" office:value-type="float" office:value="0" calcext:value-type="float">
            <text:p>0</text:p>
          </table:table-cell>
          <table:table-cell table:formula="of:=ROUND((SUM([.$B178:.I178])/COUNT([.$B178:.I178]));0)" office:value-type="float" office:value="0" calcext:value-type="float">
            <text:p>0</text:p>
          </table:table-cell>
          <table:table-cell table:formula="of:=ROUND((SUM([.$B178:.J178])/COUNT([.$B178:.J178]));0)" office:value-type="float" office:value="0" calcext:value-type="float">
            <text:p>0</text:p>
          </table:table-cell>
          <table:table-cell table:formula="of:=ROUND((SUM([.$B178:.K178])/COUNT([.$B178:.K178]));0)" office:value-type="float" office:value="0" calcext:value-type="float">
            <text:p>0</text:p>
          </table:table-cell>
          <table:table-cell table:formula="of:=ROUND((SUM([.$B178:.L178])/COUNT([.$B178:.L178]));0)" office:value-type="float" office:value="0" calcext:value-type="float">
            <text:p>0</text:p>
          </table:table-cell>
          <table:table-cell table:formula="of:=ROUND((SUM([.$B178:.M178])/COUNT([.$B178:.M178]));0)" office:value-type="float" office:value="0" calcext:value-type="float">
            <text:p>0</text:p>
          </table:table-cell>
          <table:table-cell table:formula="of:=ROUND((SUM([.$B178:.N178])/COUNT([.$B178:.N17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79:.B179])/COUNT([.$B179:.B179]));0)" office:value-type="float" office:value="0" calcext:value-type="float">
            <text:p>0</text:p>
          </table:table-cell>
          <table:table-cell table:formula="of:=ROUND((SUM([.$B179:.C179])/COUNT([.$B179:.C179]));0)" office:value-type="float" office:value="0" calcext:value-type="float">
            <text:p>0</text:p>
          </table:table-cell>
          <table:table-cell table:formula="of:=ROUND((SUM([.$B179:.D179])/COUNT([.$B179:.D179]));0)" office:value-type="float" office:value="0" calcext:value-type="float">
            <text:p>0</text:p>
          </table:table-cell>
          <table:table-cell table:formula="of:=ROUND((SUM([.$B179:.E179])/COUNT([.$B179:.E179]));0)" office:value-type="float" office:value="0" calcext:value-type="float">
            <text:p>0</text:p>
          </table:table-cell>
          <table:table-cell table:formula="of:=ROUND((SUM([.$B179:.F179])/COUNT([.$B179:.F179]));0)" office:value-type="float" office:value="0" calcext:value-type="float">
            <text:p>0</text:p>
          </table:table-cell>
          <table:table-cell table:formula="of:=ROUND((SUM([.$B179:.G179])/COUNT([.$B179:.G179]));0)" office:value-type="float" office:value="0" calcext:value-type="float">
            <text:p>0</text:p>
          </table:table-cell>
          <table:table-cell table:formula="of:=ROUND((SUM([.$B179:.H179])/COUNT([.$B179:.H179]));0)" office:value-type="float" office:value="0" calcext:value-type="float">
            <text:p>0</text:p>
          </table:table-cell>
          <table:table-cell table:formula="of:=ROUND((SUM([.$B179:.I179])/COUNT([.$B179:.I179]));0)" office:value-type="float" office:value="0" calcext:value-type="float">
            <text:p>0</text:p>
          </table:table-cell>
          <table:table-cell table:formula="of:=ROUND((SUM([.$B179:.J179])/COUNT([.$B179:.J179]));0)" office:value-type="float" office:value="0" calcext:value-type="float">
            <text:p>0</text:p>
          </table:table-cell>
          <table:table-cell table:formula="of:=ROUND((SUM([.$B179:.K179])/COUNT([.$B179:.K179]));0)" office:value-type="float" office:value="0" calcext:value-type="float">
            <text:p>0</text:p>
          </table:table-cell>
          <table:table-cell table:formula="of:=ROUND((SUM([.$B179:.L179])/COUNT([.$B179:.L179]));0)" office:value-type="float" office:value="0" calcext:value-type="float">
            <text:p>0</text:p>
          </table:table-cell>
          <table:table-cell table:formula="of:=ROUND((SUM([.$B179:.M179])/COUNT([.$B179:.M179]));0)" office:value-type="float" office:value="0" calcext:value-type="float">
            <text:p>0</text:p>
          </table:table-cell>
          <table:table-cell table:formula="of:=ROUND((SUM([.$B179:.N179])/COUNT([.$B179:.N17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0:.B180])/COUNT([.$B180:.B180]));0)" office:value-type="float" office:value="0" calcext:value-type="float">
            <text:p>0</text:p>
          </table:table-cell>
          <table:table-cell table:formula="of:=ROUND((SUM([.$B180:.C180])/COUNT([.$B180:.C180]));0)" office:value-type="float" office:value="0" calcext:value-type="float">
            <text:p>0</text:p>
          </table:table-cell>
          <table:table-cell table:formula="of:=ROUND((SUM([.$B180:.D180])/COUNT([.$B180:.D180]));0)" office:value-type="float" office:value="0" calcext:value-type="float">
            <text:p>0</text:p>
          </table:table-cell>
          <table:table-cell table:formula="of:=ROUND((SUM([.$B180:.E180])/COUNT([.$B180:.E180]));0)" office:value-type="float" office:value="0" calcext:value-type="float">
            <text:p>0</text:p>
          </table:table-cell>
          <table:table-cell table:formula="of:=ROUND((SUM([.$B180:.F180])/COUNT([.$B180:.F180]));0)" office:value-type="float" office:value="0" calcext:value-type="float">
            <text:p>0</text:p>
          </table:table-cell>
          <table:table-cell table:formula="of:=ROUND((SUM([.$B180:.G180])/COUNT([.$B180:.G180]));0)" office:value-type="float" office:value="0" calcext:value-type="float">
            <text:p>0</text:p>
          </table:table-cell>
          <table:table-cell table:formula="of:=ROUND((SUM([.$B180:.H180])/COUNT([.$B180:.H180]));0)" office:value-type="float" office:value="0" calcext:value-type="float">
            <text:p>0</text:p>
          </table:table-cell>
          <table:table-cell table:formula="of:=ROUND((SUM([.$B180:.I180])/COUNT([.$B180:.I180]));0)" office:value-type="float" office:value="0" calcext:value-type="float">
            <text:p>0</text:p>
          </table:table-cell>
          <table:table-cell table:formula="of:=ROUND((SUM([.$B180:.J180])/COUNT([.$B180:.J180]));0)" office:value-type="float" office:value="0" calcext:value-type="float">
            <text:p>0</text:p>
          </table:table-cell>
          <table:table-cell table:formula="of:=ROUND((SUM([.$B180:.K180])/COUNT([.$B180:.K180]));0)" office:value-type="float" office:value="0" calcext:value-type="float">
            <text:p>0</text:p>
          </table:table-cell>
          <table:table-cell table:formula="of:=ROUND((SUM([.$B180:.L180])/COUNT([.$B180:.L180]));0)" office:value-type="float" office:value="0" calcext:value-type="float">
            <text:p>0</text:p>
          </table:table-cell>
          <table:table-cell table:formula="of:=ROUND((SUM([.$B180:.M180])/COUNT([.$B180:.M180]));0)" office:value-type="float" office:value="0" calcext:value-type="float">
            <text:p>0</text:p>
          </table:table-cell>
          <table:table-cell table:formula="of:=ROUND((SUM([.$B180:.N180])/COUNT([.$B180:.N18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1:.B181])/COUNT([.$B181:.B181]));0)" office:value-type="float" office:value="0" calcext:value-type="float">
            <text:p>0</text:p>
          </table:table-cell>
          <table:table-cell table:formula="of:=ROUND((SUM([.$B181:.C181])/COUNT([.$B181:.C181]));0)" office:value-type="float" office:value="0" calcext:value-type="float">
            <text:p>0</text:p>
          </table:table-cell>
          <table:table-cell table:formula="of:=ROUND((SUM([.$B181:.D181])/COUNT([.$B181:.D181]));0)" office:value-type="float" office:value="0" calcext:value-type="float">
            <text:p>0</text:p>
          </table:table-cell>
          <table:table-cell table:formula="of:=ROUND((SUM([.$B181:.E181])/COUNT([.$B181:.E181]));0)" office:value-type="float" office:value="0" calcext:value-type="float">
            <text:p>0</text:p>
          </table:table-cell>
          <table:table-cell table:formula="of:=ROUND((SUM([.$B181:.F181])/COUNT([.$B181:.F181]));0)" office:value-type="float" office:value="0" calcext:value-type="float">
            <text:p>0</text:p>
          </table:table-cell>
          <table:table-cell table:formula="of:=ROUND((SUM([.$B181:.G181])/COUNT([.$B181:.G181]));0)" office:value-type="float" office:value="0" calcext:value-type="float">
            <text:p>0</text:p>
          </table:table-cell>
          <table:table-cell table:formula="of:=ROUND((SUM([.$B181:.H181])/COUNT([.$B181:.H181]));0)" office:value-type="float" office:value="0" calcext:value-type="float">
            <text:p>0</text:p>
          </table:table-cell>
          <table:table-cell table:formula="of:=ROUND((SUM([.$B181:.I181])/COUNT([.$B181:.I181]));0)" office:value-type="float" office:value="0" calcext:value-type="float">
            <text:p>0</text:p>
          </table:table-cell>
          <table:table-cell table:formula="of:=ROUND((SUM([.$B181:.J181])/COUNT([.$B181:.J181]));0)" office:value-type="float" office:value="0" calcext:value-type="float">
            <text:p>0</text:p>
          </table:table-cell>
          <table:table-cell table:formula="of:=ROUND((SUM([.$B181:.K181])/COUNT([.$B181:.K181]));0)" office:value-type="float" office:value="0" calcext:value-type="float">
            <text:p>0</text:p>
          </table:table-cell>
          <table:table-cell table:formula="of:=ROUND((SUM([.$B181:.L181])/COUNT([.$B181:.L181]));0)" office:value-type="float" office:value="0" calcext:value-type="float">
            <text:p>0</text:p>
          </table:table-cell>
          <table:table-cell table:formula="of:=ROUND((SUM([.$B181:.M181])/COUNT([.$B181:.M181]));0)" office:value-type="float" office:value="0" calcext:value-type="float">
            <text:p>0</text:p>
          </table:table-cell>
          <table:table-cell table:formula="of:=ROUND((SUM([.$B181:.N181])/COUNT([.$B181:.N18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2:.B182])/COUNT([.$B182:.B182]));0)" office:value-type="float" office:value="0" calcext:value-type="float">
            <text:p>0</text:p>
          </table:table-cell>
          <table:table-cell table:formula="of:=ROUND((SUM([.$B182:.C182])/COUNT([.$B182:.C182]));0)" office:value-type="float" office:value="0" calcext:value-type="float">
            <text:p>0</text:p>
          </table:table-cell>
          <table:table-cell table:formula="of:=ROUND((SUM([.$B182:.D182])/COUNT([.$B182:.D182]));0)" office:value-type="float" office:value="0" calcext:value-type="float">
            <text:p>0</text:p>
          </table:table-cell>
          <table:table-cell table:formula="of:=ROUND((SUM([.$B182:.E182])/COUNT([.$B182:.E182]));0)" office:value-type="float" office:value="0" calcext:value-type="float">
            <text:p>0</text:p>
          </table:table-cell>
          <table:table-cell table:formula="of:=ROUND((SUM([.$B182:.F182])/COUNT([.$B182:.F182]));0)" office:value-type="float" office:value="0" calcext:value-type="float">
            <text:p>0</text:p>
          </table:table-cell>
          <table:table-cell table:formula="of:=ROUND((SUM([.$B182:.G182])/COUNT([.$B182:.G182]));0)" office:value-type="float" office:value="0" calcext:value-type="float">
            <text:p>0</text:p>
          </table:table-cell>
          <table:table-cell table:formula="of:=ROUND((SUM([.$B182:.H182])/COUNT([.$B182:.H182]));0)" office:value-type="float" office:value="0" calcext:value-type="float">
            <text:p>0</text:p>
          </table:table-cell>
          <table:table-cell table:formula="of:=ROUND((SUM([.$B182:.I182])/COUNT([.$B182:.I182]));0)" office:value-type="float" office:value="0" calcext:value-type="float">
            <text:p>0</text:p>
          </table:table-cell>
          <table:table-cell table:formula="of:=ROUND((SUM([.$B182:.J182])/COUNT([.$B182:.J182]));0)" office:value-type="float" office:value="0" calcext:value-type="float">
            <text:p>0</text:p>
          </table:table-cell>
          <table:table-cell table:formula="of:=ROUND((SUM([.$B182:.K182])/COUNT([.$B182:.K182]));0)" office:value-type="float" office:value="0" calcext:value-type="float">
            <text:p>0</text:p>
          </table:table-cell>
          <table:table-cell table:formula="of:=ROUND((SUM([.$B182:.L182])/COUNT([.$B182:.L182]));0)" office:value-type="float" office:value="0" calcext:value-type="float">
            <text:p>0</text:p>
          </table:table-cell>
          <table:table-cell table:formula="of:=ROUND((SUM([.$B182:.M182])/COUNT([.$B182:.M182]));0)" office:value-type="float" office:value="0" calcext:value-type="float">
            <text:p>0</text:p>
          </table:table-cell>
          <table:table-cell table:formula="of:=ROUND((SUM([.$B182:.N182])/COUNT([.$B182:.N18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3:.B183])/COUNT([.$B183:.B183]));0)" office:value-type="float" office:value="0" calcext:value-type="float">
            <text:p>0</text:p>
          </table:table-cell>
          <table:table-cell table:formula="of:=ROUND((SUM([.$B183:.C183])/COUNT([.$B183:.C183]));0)" office:value-type="float" office:value="0" calcext:value-type="float">
            <text:p>0</text:p>
          </table:table-cell>
          <table:table-cell table:formula="of:=ROUND((SUM([.$B183:.D183])/COUNT([.$B183:.D183]));0)" office:value-type="float" office:value="0" calcext:value-type="float">
            <text:p>0</text:p>
          </table:table-cell>
          <table:table-cell table:formula="of:=ROUND((SUM([.$B183:.E183])/COUNT([.$B183:.E183]));0)" office:value-type="float" office:value="0" calcext:value-type="float">
            <text:p>0</text:p>
          </table:table-cell>
          <table:table-cell table:formula="of:=ROUND((SUM([.$B183:.F183])/COUNT([.$B183:.F183]));0)" office:value-type="float" office:value="0" calcext:value-type="float">
            <text:p>0</text:p>
          </table:table-cell>
          <table:table-cell table:formula="of:=ROUND((SUM([.$B183:.G183])/COUNT([.$B183:.G183]));0)" office:value-type="float" office:value="0" calcext:value-type="float">
            <text:p>0</text:p>
          </table:table-cell>
          <table:table-cell table:formula="of:=ROUND((SUM([.$B183:.H183])/COUNT([.$B183:.H183]));0)" office:value-type="float" office:value="0" calcext:value-type="float">
            <text:p>0</text:p>
          </table:table-cell>
          <table:table-cell table:formula="of:=ROUND((SUM([.$B183:.I183])/COUNT([.$B183:.I183]));0)" office:value-type="float" office:value="0" calcext:value-type="float">
            <text:p>0</text:p>
          </table:table-cell>
          <table:table-cell table:formula="of:=ROUND((SUM([.$B183:.J183])/COUNT([.$B183:.J183]));0)" office:value-type="float" office:value="0" calcext:value-type="float">
            <text:p>0</text:p>
          </table:table-cell>
          <table:table-cell table:formula="of:=ROUND((SUM([.$B183:.K183])/COUNT([.$B183:.K183]));0)" office:value-type="float" office:value="0" calcext:value-type="float">
            <text:p>0</text:p>
          </table:table-cell>
          <table:table-cell table:formula="of:=ROUND((SUM([.$B183:.L183])/COUNT([.$B183:.L183]));0)" office:value-type="float" office:value="0" calcext:value-type="float">
            <text:p>0</text:p>
          </table:table-cell>
          <table:table-cell table:formula="of:=ROUND((SUM([.$B183:.M183])/COUNT([.$B183:.M183]));0)" office:value-type="float" office:value="0" calcext:value-type="float">
            <text:p>0</text:p>
          </table:table-cell>
          <table:table-cell table:formula="of:=ROUND((SUM([.$B183:.N183])/COUNT([.$B183:.N18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ROUND((SUM([.$B184:.B184])/COUNT([.$B184:.B184]));0)" office:value-type="float" office:value="0" calcext:value-type="float">
            <text:p>0</text:p>
          </table:table-cell>
          <table:table-cell table:formula="of:=ROUND((SUM([.$B184:.C184])/COUNT([.$B184:.C184]));0)" office:value-type="float" office:value="0" calcext:value-type="float">
            <text:p>0</text:p>
          </table:table-cell>
          <table:table-cell table:formula="of:=ROUND((SUM([.$B184:.D184])/COUNT([.$B184:.D184]));0)" office:value-type="float" office:value="0" calcext:value-type="float">
            <text:p>0</text:p>
          </table:table-cell>
          <table:table-cell table:formula="of:=ROUND((SUM([.$B184:.E184])/COUNT([.$B184:.E184]));0)" office:value-type="float" office:value="0" calcext:value-type="float">
            <text:p>0</text:p>
          </table:table-cell>
          <table:table-cell table:formula="of:=ROUND((SUM([.$B184:.F184])/COUNT([.$B184:.F184]));0)" office:value-type="float" office:value="0" calcext:value-type="float">
            <text:p>0</text:p>
          </table:table-cell>
          <table:table-cell table:formula="of:=ROUND((SUM([.$B184:.G184])/COUNT([.$B184:.G184]));0)" office:value-type="float" office:value="0" calcext:value-type="float">
            <text:p>0</text:p>
          </table:table-cell>
          <table:table-cell table:formula="of:=ROUND((SUM([.$B184:.H184])/COUNT([.$B184:.H184]));0)" office:value-type="float" office:value="0" calcext:value-type="float">
            <text:p>0</text:p>
          </table:table-cell>
          <table:table-cell table:formula="of:=ROUND((SUM([.$B184:.I184])/COUNT([.$B184:.I184]));0)" office:value-type="float" office:value="0" calcext:value-type="float">
            <text:p>0</text:p>
          </table:table-cell>
          <table:table-cell table:formula="of:=ROUND((SUM([.$B184:.J184])/COUNT([.$B184:.J184]));0)" office:value-type="float" office:value="0" calcext:value-type="float">
            <text:p>0</text:p>
          </table:table-cell>
          <table:table-cell table:formula="of:=ROUND((SUM([.$B184:.K184])/COUNT([.$B184:.K184]));0)" office:value-type="float" office:value="0" calcext:value-type="float">
            <text:p>0</text:p>
          </table:table-cell>
          <table:table-cell table:formula="of:=ROUND((SUM([.$B184:.L184])/COUNT([.$B184:.L184]));0)" office:value-type="float" office:value="0" calcext:value-type="float">
            <text:p>0</text:p>
          </table:table-cell>
          <table:table-cell table:formula="of:=ROUND((SUM([.$B184:.M184])/COUNT([.$B184:.M184]));0)" office:value-type="float" office:value="0" calcext:value-type="float">
            <text:p>0</text:p>
          </table:table-cell>
          <table:table-cell table:formula="of:=ROUND((SUM([.$B184:.N184])/COUNT([.$B184:.N18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5:.B185])/COUNT([.$B185:.B185]));0)" office:value-type="float" office:value="0" calcext:value-type="float">
            <text:p>0</text:p>
          </table:table-cell>
          <table:table-cell table:formula="of:=ROUND((SUM([.$B185:.C185])/COUNT([.$B185:.C185]));0)" office:value-type="float" office:value="0" calcext:value-type="float">
            <text:p>0</text:p>
          </table:table-cell>
          <table:table-cell table:formula="of:=ROUND((SUM([.$B185:.D185])/COUNT([.$B185:.D185]));0)" office:value-type="float" office:value="0" calcext:value-type="float">
            <text:p>0</text:p>
          </table:table-cell>
          <table:table-cell table:formula="of:=ROUND((SUM([.$B185:.E185])/COUNT([.$B185:.E185]));0)" office:value-type="float" office:value="0" calcext:value-type="float">
            <text:p>0</text:p>
          </table:table-cell>
          <table:table-cell table:formula="of:=ROUND((SUM([.$B185:.F185])/COUNT([.$B185:.F185]));0)" office:value-type="float" office:value="0" calcext:value-type="float">
            <text:p>0</text:p>
          </table:table-cell>
          <table:table-cell table:formula="of:=ROUND((SUM([.$B185:.G185])/COUNT([.$B185:.G185]));0)" office:value-type="float" office:value="0" calcext:value-type="float">
            <text:p>0</text:p>
          </table:table-cell>
          <table:table-cell table:formula="of:=ROUND((SUM([.$B185:.H185])/COUNT([.$B185:.H185]));0)" office:value-type="float" office:value="0" calcext:value-type="float">
            <text:p>0</text:p>
          </table:table-cell>
          <table:table-cell table:formula="of:=ROUND((SUM([.$B185:.I185])/COUNT([.$B185:.I185]));0)" office:value-type="float" office:value="0" calcext:value-type="float">
            <text:p>0</text:p>
          </table:table-cell>
          <table:table-cell table:formula="of:=ROUND((SUM([.$B185:.J185])/COUNT([.$B185:.J185]));0)" office:value-type="float" office:value="0" calcext:value-type="float">
            <text:p>0</text:p>
          </table:table-cell>
          <table:table-cell table:formula="of:=ROUND((SUM([.$B185:.K185])/COUNT([.$B185:.K185]));0)" office:value-type="float" office:value="0" calcext:value-type="float">
            <text:p>0</text:p>
          </table:table-cell>
          <table:table-cell table:formula="of:=ROUND((SUM([.$B185:.L185])/COUNT([.$B185:.L185]));0)" office:value-type="float" office:value="0" calcext:value-type="float">
            <text:p>0</text:p>
          </table:table-cell>
          <table:table-cell table:formula="of:=ROUND((SUM([.$B185:.M185])/COUNT([.$B185:.M185]));0)" office:value-type="float" office:value="0" calcext:value-type="float">
            <text:p>0</text:p>
          </table:table-cell>
          <table:table-cell table:formula="of:=ROUND((SUM([.$B185:.N185])/COUNT([.$B185:.N18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6:.B186])/COUNT([.$B186:.B186]));0)" office:value-type="float" office:value="0" calcext:value-type="float">
            <text:p>0</text:p>
          </table:table-cell>
          <table:table-cell table:formula="of:=ROUND((SUM([.$B186:.C186])/COUNT([.$B186:.C186]));0)" office:value-type="float" office:value="0" calcext:value-type="float">
            <text:p>0</text:p>
          </table:table-cell>
          <table:table-cell table:formula="of:=ROUND((SUM([.$B186:.D186])/COUNT([.$B186:.D186]));0)" office:value-type="float" office:value="0" calcext:value-type="float">
            <text:p>0</text:p>
          </table:table-cell>
          <table:table-cell table:formula="of:=ROUND((SUM([.$B186:.E186])/COUNT([.$B186:.E186]));0)" office:value-type="float" office:value="0" calcext:value-type="float">
            <text:p>0</text:p>
          </table:table-cell>
          <table:table-cell table:formula="of:=ROUND((SUM([.$B186:.F186])/COUNT([.$B186:.F186]));0)" office:value-type="float" office:value="0" calcext:value-type="float">
            <text:p>0</text:p>
          </table:table-cell>
          <table:table-cell table:formula="of:=ROUND((SUM([.$B186:.G186])/COUNT([.$B186:.G186]));0)" office:value-type="float" office:value="0" calcext:value-type="float">
            <text:p>0</text:p>
          </table:table-cell>
          <table:table-cell table:formula="of:=ROUND((SUM([.$B186:.H186])/COUNT([.$B186:.H186]));0)" office:value-type="float" office:value="0" calcext:value-type="float">
            <text:p>0</text:p>
          </table:table-cell>
          <table:table-cell table:formula="of:=ROUND((SUM([.$B186:.I186])/COUNT([.$B186:.I186]));0)" office:value-type="float" office:value="0" calcext:value-type="float">
            <text:p>0</text:p>
          </table:table-cell>
          <table:table-cell table:formula="of:=ROUND((SUM([.$B186:.J186])/COUNT([.$B186:.J186]));0)" office:value-type="float" office:value="0" calcext:value-type="float">
            <text:p>0</text:p>
          </table:table-cell>
          <table:table-cell table:formula="of:=ROUND((SUM([.$B186:.K186])/COUNT([.$B186:.K186]));0)" office:value-type="float" office:value="0" calcext:value-type="float">
            <text:p>0</text:p>
          </table:table-cell>
          <table:table-cell table:formula="of:=ROUND((SUM([.$B186:.L186])/COUNT([.$B186:.L186]));0)" office:value-type="float" office:value="0" calcext:value-type="float">
            <text:p>0</text:p>
          </table:table-cell>
          <table:table-cell table:formula="of:=ROUND((SUM([.$B186:.M186])/COUNT([.$B186:.M186]));0)" office:value-type="float" office:value="0" calcext:value-type="float">
            <text:p>0</text:p>
          </table:table-cell>
          <table:table-cell table:formula="of:=ROUND((SUM([.$B186:.N186])/COUNT([.$B186:.N18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7:.B187])/COUNT([.$B187:.B187]));0)" office:value-type="float" office:value="0" calcext:value-type="float">
            <text:p>0</text:p>
          </table:table-cell>
          <table:table-cell table:formula="of:=ROUND((SUM([.$B187:.C187])/COUNT([.$B187:.C187]));0)" office:value-type="float" office:value="0" calcext:value-type="float">
            <text:p>0</text:p>
          </table:table-cell>
          <table:table-cell table:formula="of:=ROUND((SUM([.$B187:.D187])/COUNT([.$B187:.D187]));0)" office:value-type="float" office:value="0" calcext:value-type="float">
            <text:p>0</text:p>
          </table:table-cell>
          <table:table-cell table:formula="of:=ROUND((SUM([.$B187:.E187])/COUNT([.$B187:.E187]));0)" office:value-type="float" office:value="0" calcext:value-type="float">
            <text:p>0</text:p>
          </table:table-cell>
          <table:table-cell table:formula="of:=ROUND((SUM([.$B187:.F187])/COUNT([.$B187:.F187]));0)" office:value-type="float" office:value="0" calcext:value-type="float">
            <text:p>0</text:p>
          </table:table-cell>
          <table:table-cell table:formula="of:=ROUND((SUM([.$B187:.G187])/COUNT([.$B187:.G187]));0)" office:value-type="float" office:value="0" calcext:value-type="float">
            <text:p>0</text:p>
          </table:table-cell>
          <table:table-cell table:formula="of:=ROUND((SUM([.$B187:.H187])/COUNT([.$B187:.H187]));0)" office:value-type="float" office:value="0" calcext:value-type="float">
            <text:p>0</text:p>
          </table:table-cell>
          <table:table-cell table:formula="of:=ROUND((SUM([.$B187:.I187])/COUNT([.$B187:.I187]));0)" office:value-type="float" office:value="0" calcext:value-type="float">
            <text:p>0</text:p>
          </table:table-cell>
          <table:table-cell table:formula="of:=ROUND((SUM([.$B187:.J187])/COUNT([.$B187:.J187]));0)" office:value-type="float" office:value="0" calcext:value-type="float">
            <text:p>0</text:p>
          </table:table-cell>
          <table:table-cell table:formula="of:=ROUND((SUM([.$B187:.K187])/COUNT([.$B187:.K187]));0)" office:value-type="float" office:value="0" calcext:value-type="float">
            <text:p>0</text:p>
          </table:table-cell>
          <table:table-cell table:formula="of:=ROUND((SUM([.$B187:.L187])/COUNT([.$B187:.L187]));0)" office:value-type="float" office:value="0" calcext:value-type="float">
            <text:p>0</text:p>
          </table:table-cell>
          <table:table-cell table:formula="of:=ROUND((SUM([.$B187:.M187])/COUNT([.$B187:.M187]));0)" office:value-type="float" office:value="0" calcext:value-type="float">
            <text:p>0</text:p>
          </table:table-cell>
          <table:table-cell table:formula="of:=ROUND((SUM([.$B187:.N187])/COUNT([.$B187:.N18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188:.B188])/COUNT([.$B188:.B188]));0)" office:value-type="float" office:value="0" calcext:value-type="float">
            <text:p>0</text:p>
          </table:table-cell>
          <table:table-cell table:formula="of:=ROUND((SUM([.$B188:.C188])/COUNT([.$B188:.C188]));0)" office:value-type="float" office:value="0" calcext:value-type="float">
            <text:p>0</text:p>
          </table:table-cell>
          <table:table-cell table:formula="of:=ROUND((SUM([.$B188:.D188])/COUNT([.$B188:.D188]));0)" office:value-type="float" office:value="0" calcext:value-type="float">
            <text:p>0</text:p>
          </table:table-cell>
          <table:table-cell table:formula="of:=ROUND((SUM([.$B188:.E188])/COUNT([.$B188:.E188]));0)" office:value-type="float" office:value="0" calcext:value-type="float">
            <text:p>0</text:p>
          </table:table-cell>
          <table:table-cell table:formula="of:=ROUND((SUM([.$B188:.F188])/COUNT([.$B188:.F188]));0)" office:value-type="float" office:value="0" calcext:value-type="float">
            <text:p>0</text:p>
          </table:table-cell>
          <table:table-cell table:formula="of:=ROUND((SUM([.$B188:.G188])/COUNT([.$B188:.G188]));0)" office:value-type="float" office:value="0" calcext:value-type="float">
            <text:p>0</text:p>
          </table:table-cell>
          <table:table-cell table:formula="of:=ROUND((SUM([.$B188:.H188])/COUNT([.$B188:.H188]));0)" office:value-type="float" office:value="0" calcext:value-type="float">
            <text:p>0</text:p>
          </table:table-cell>
          <table:table-cell table:formula="of:=ROUND((SUM([.$B188:.I188])/COUNT([.$B188:.I188]));0)" office:value-type="float" office:value="0" calcext:value-type="float">
            <text:p>0</text:p>
          </table:table-cell>
          <table:table-cell table:formula="of:=ROUND((SUM([.$B188:.J188])/COUNT([.$B188:.J188]));0)" office:value-type="float" office:value="0" calcext:value-type="float">
            <text:p>0</text:p>
          </table:table-cell>
          <table:table-cell table:formula="of:=ROUND((SUM([.$B188:.K188])/COUNT([.$B188:.K188]));0)" office:value-type="float" office:value="0" calcext:value-type="float">
            <text:p>0</text:p>
          </table:table-cell>
          <table:table-cell table:formula="of:=ROUND((SUM([.$B188:.L188])/COUNT([.$B188:.L188]));0)" office:value-type="float" office:value="0" calcext:value-type="float">
            <text:p>0</text:p>
          </table:table-cell>
          <table:table-cell table:formula="of:=ROUND((SUM([.$B188:.M188])/COUNT([.$B188:.M188]));0)" office:value-type="float" office:value="0" calcext:value-type="float">
            <text:p>0</text:p>
          </table:table-cell>
          <table:table-cell table:formula="of:=ROUND((SUM([.$B188:.N188])/COUNT([.$B188:.N18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89:.B189])/COUNT([.$B189:.B189]));0)" office:value-type="float" office:value="0" calcext:value-type="float">
            <text:p>0</text:p>
          </table:table-cell>
          <table:table-cell table:formula="of:=ROUND((SUM([.$B189:.C189])/COUNT([.$B189:.C189]));0)" office:value-type="float" office:value="0" calcext:value-type="float">
            <text:p>0</text:p>
          </table:table-cell>
          <table:table-cell table:formula="of:=ROUND((SUM([.$B189:.D189])/COUNT([.$B189:.D189]));0)" office:value-type="float" office:value="0" calcext:value-type="float">
            <text:p>0</text:p>
          </table:table-cell>
          <table:table-cell table:formula="of:=ROUND((SUM([.$B189:.E189])/COUNT([.$B189:.E189]));0)" office:value-type="float" office:value="0" calcext:value-type="float">
            <text:p>0</text:p>
          </table:table-cell>
          <table:table-cell table:formula="of:=ROUND((SUM([.$B189:.F189])/COUNT([.$B189:.F189]));0)" office:value-type="float" office:value="0" calcext:value-type="float">
            <text:p>0</text:p>
          </table:table-cell>
          <table:table-cell table:formula="of:=ROUND((SUM([.$B189:.G189])/COUNT([.$B189:.G189]));0)" office:value-type="float" office:value="0" calcext:value-type="float">
            <text:p>0</text:p>
          </table:table-cell>
          <table:table-cell table:formula="of:=ROUND((SUM([.$B189:.H189])/COUNT([.$B189:.H189]));0)" office:value-type="float" office:value="0" calcext:value-type="float">
            <text:p>0</text:p>
          </table:table-cell>
          <table:table-cell table:formula="of:=ROUND((SUM([.$B189:.I189])/COUNT([.$B189:.I189]));0)" office:value-type="float" office:value="0" calcext:value-type="float">
            <text:p>0</text:p>
          </table:table-cell>
          <table:table-cell table:formula="of:=ROUND((SUM([.$B189:.J189])/COUNT([.$B189:.J189]));0)" office:value-type="float" office:value="0" calcext:value-type="float">
            <text:p>0</text:p>
          </table:table-cell>
          <table:table-cell table:formula="of:=ROUND((SUM([.$B189:.K189])/COUNT([.$B189:.K189]));0)" office:value-type="float" office:value="0" calcext:value-type="float">
            <text:p>0</text:p>
          </table:table-cell>
          <table:table-cell table:formula="of:=ROUND((SUM([.$B189:.L189])/COUNT([.$B189:.L189]));0)" office:value-type="float" office:value="0" calcext:value-type="float">
            <text:p>0</text:p>
          </table:table-cell>
          <table:table-cell table:formula="of:=ROUND((SUM([.$B189:.M189])/COUNT([.$B189:.M189]));0)" office:value-type="float" office:value="0" calcext:value-type="float">
            <text:p>0</text:p>
          </table:table-cell>
          <table:table-cell table:formula="of:=ROUND((SUM([.$B189:.N189])/COUNT([.$B189:.N18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ROUND((SUM([.$B190:.B190])/COUNT([.$B190:.B190]));0)" office:value-type="float" office:value="0" calcext:value-type="float">
            <text:p>0</text:p>
          </table:table-cell>
          <table:table-cell table:formula="of:=ROUND((SUM([.$B190:.C190])/COUNT([.$B190:.C190]));0)" office:value-type="float" office:value="0" calcext:value-type="float">
            <text:p>0</text:p>
          </table:table-cell>
          <table:table-cell table:formula="of:=ROUND((SUM([.$B190:.D190])/COUNT([.$B190:.D190]));0)" office:value-type="float" office:value="0" calcext:value-type="float">
            <text:p>0</text:p>
          </table:table-cell>
          <table:table-cell table:formula="of:=ROUND((SUM([.$B190:.E190])/COUNT([.$B190:.E190]));0)" office:value-type="float" office:value="0" calcext:value-type="float">
            <text:p>0</text:p>
          </table:table-cell>
          <table:table-cell table:formula="of:=ROUND((SUM([.$B190:.F190])/COUNT([.$B190:.F190]));0)" office:value-type="float" office:value="0" calcext:value-type="float">
            <text:p>0</text:p>
          </table:table-cell>
          <table:table-cell table:formula="of:=ROUND((SUM([.$B190:.G190])/COUNT([.$B190:.G190]));0)" office:value-type="float" office:value="0" calcext:value-type="float">
            <text:p>0</text:p>
          </table:table-cell>
          <table:table-cell table:formula="of:=ROUND((SUM([.$B190:.H190])/COUNT([.$B190:.H190]));0)" office:value-type="float" office:value="0" calcext:value-type="float">
            <text:p>0</text:p>
          </table:table-cell>
          <table:table-cell table:formula="of:=ROUND((SUM([.$B190:.I190])/COUNT([.$B190:.I190]));0)" office:value-type="float" office:value="0" calcext:value-type="float">
            <text:p>0</text:p>
          </table:table-cell>
          <table:table-cell table:formula="of:=ROUND((SUM([.$B190:.J190])/COUNT([.$B190:.J190]));0)" office:value-type="float" office:value="0" calcext:value-type="float">
            <text:p>0</text:p>
          </table:table-cell>
          <table:table-cell table:formula="of:=ROUND((SUM([.$B190:.K190])/COUNT([.$B190:.K190]));0)" office:value-type="float" office:value="0" calcext:value-type="float">
            <text:p>0</text:p>
          </table:table-cell>
          <table:table-cell table:formula="of:=ROUND((SUM([.$B190:.L190])/COUNT([.$B190:.L190]));0)" office:value-type="float" office:value="0" calcext:value-type="float">
            <text:p>0</text:p>
          </table:table-cell>
          <table:table-cell table:formula="of:=ROUND((SUM([.$B190:.M190])/COUNT([.$B190:.M190]));0)" office:value-type="float" office:value="0" calcext:value-type="float">
            <text:p>0</text:p>
          </table:table-cell>
          <table:table-cell table:formula="of:=ROUND((SUM([.$B190:.N190])/COUNT([.$B190:.N19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91:.B191])/COUNT([.$B191:.B191]));0)" office:value-type="float" office:value="0" calcext:value-type="float">
            <text:p>0</text:p>
          </table:table-cell>
          <table:table-cell table:formula="of:=ROUND((SUM([.$B191:.C191])/COUNT([.$B191:.C191]));0)" office:value-type="float" office:value="0" calcext:value-type="float">
            <text:p>0</text:p>
          </table:table-cell>
          <table:table-cell table:formula="of:=ROUND((SUM([.$B191:.D191])/COUNT([.$B191:.D191]));0)" office:value-type="float" office:value="0" calcext:value-type="float">
            <text:p>0</text:p>
          </table:table-cell>
          <table:table-cell table:formula="of:=ROUND((SUM([.$B191:.E191])/COUNT([.$B191:.E191]));0)" office:value-type="float" office:value="0" calcext:value-type="float">
            <text:p>0</text:p>
          </table:table-cell>
          <table:table-cell table:formula="of:=ROUND((SUM([.$B191:.F191])/COUNT([.$B191:.F191]));0)" office:value-type="float" office:value="0" calcext:value-type="float">
            <text:p>0</text:p>
          </table:table-cell>
          <table:table-cell table:formula="of:=ROUND((SUM([.$B191:.G191])/COUNT([.$B191:.G191]));0)" office:value-type="float" office:value="0" calcext:value-type="float">
            <text:p>0</text:p>
          </table:table-cell>
          <table:table-cell table:formula="of:=ROUND((SUM([.$B191:.H191])/COUNT([.$B191:.H191]));0)" office:value-type="float" office:value="0" calcext:value-type="float">
            <text:p>0</text:p>
          </table:table-cell>
          <table:table-cell table:formula="of:=ROUND((SUM([.$B191:.I191])/COUNT([.$B191:.I191]));0)" office:value-type="float" office:value="0" calcext:value-type="float">
            <text:p>0</text:p>
          </table:table-cell>
          <table:table-cell table:formula="of:=ROUND((SUM([.$B191:.J191])/COUNT([.$B191:.J191]));0)" office:value-type="float" office:value="0" calcext:value-type="float">
            <text:p>0</text:p>
          </table:table-cell>
          <table:table-cell table:formula="of:=ROUND((SUM([.$B191:.K191])/COUNT([.$B191:.K191]));0)" office:value-type="float" office:value="0" calcext:value-type="float">
            <text:p>0</text:p>
          </table:table-cell>
          <table:table-cell table:formula="of:=ROUND((SUM([.$B191:.L191])/COUNT([.$B191:.L191]));0)" office:value-type="float" office:value="0" calcext:value-type="float">
            <text:p>0</text:p>
          </table:table-cell>
          <table:table-cell table:formula="of:=ROUND((SUM([.$B191:.M191])/COUNT([.$B191:.M191]));0)" office:value-type="float" office:value="0" calcext:value-type="float">
            <text:p>0</text:p>
          </table:table-cell>
          <table:table-cell table:formula="of:=ROUND((SUM([.$B191:.N191])/COUNT([.$B191:.N19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92:.B192])/COUNT([.$B192:.B192]));0)" office:value-type="float" office:value="0" calcext:value-type="float">
            <text:p>0</text:p>
          </table:table-cell>
          <table:table-cell table:formula="of:=ROUND((SUM([.$B192:.C192])/COUNT([.$B192:.C192]));0)" office:value-type="float" office:value="0" calcext:value-type="float">
            <text:p>0</text:p>
          </table:table-cell>
          <table:table-cell table:formula="of:=ROUND((SUM([.$B192:.D192])/COUNT([.$B192:.D192]));0)" office:value-type="float" office:value="0" calcext:value-type="float">
            <text:p>0</text:p>
          </table:table-cell>
          <table:table-cell table:formula="of:=ROUND((SUM([.$B192:.E192])/COUNT([.$B192:.E192]));0)" office:value-type="float" office:value="0" calcext:value-type="float">
            <text:p>0</text:p>
          </table:table-cell>
          <table:table-cell table:formula="of:=ROUND((SUM([.$B192:.F192])/COUNT([.$B192:.F192]));0)" office:value-type="float" office:value="0" calcext:value-type="float">
            <text:p>0</text:p>
          </table:table-cell>
          <table:table-cell table:formula="of:=ROUND((SUM([.$B192:.G192])/COUNT([.$B192:.G192]));0)" office:value-type="float" office:value="0" calcext:value-type="float">
            <text:p>0</text:p>
          </table:table-cell>
          <table:table-cell table:formula="of:=ROUND((SUM([.$B192:.H192])/COUNT([.$B192:.H192]));0)" office:value-type="float" office:value="0" calcext:value-type="float">
            <text:p>0</text:p>
          </table:table-cell>
          <table:table-cell table:formula="of:=ROUND((SUM([.$B192:.I192])/COUNT([.$B192:.I192]));0)" office:value-type="float" office:value="0" calcext:value-type="float">
            <text:p>0</text:p>
          </table:table-cell>
          <table:table-cell table:formula="of:=ROUND((SUM([.$B192:.J192])/COUNT([.$B192:.J192]));0)" office:value-type="float" office:value="0" calcext:value-type="float">
            <text:p>0</text:p>
          </table:table-cell>
          <table:table-cell table:formula="of:=ROUND((SUM([.$B192:.K192])/COUNT([.$B192:.K192]));0)" office:value-type="float" office:value="0" calcext:value-type="float">
            <text:p>0</text:p>
          </table:table-cell>
          <table:table-cell table:formula="of:=ROUND((SUM([.$B192:.L192])/COUNT([.$B192:.L192]));0)" office:value-type="float" office:value="0" calcext:value-type="float">
            <text:p>0</text:p>
          </table:table-cell>
          <table:table-cell table:formula="of:=ROUND((SUM([.$B192:.M192])/COUNT([.$B192:.M192]));0)" office:value-type="float" office:value="0" calcext:value-type="float">
            <text:p>0</text:p>
          </table:table-cell>
          <table:table-cell table:formula="of:=ROUND((SUM([.$B192:.N192])/COUNT([.$B192:.N192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93:.B193])/COUNT([.$B193:.B193]));0)" office:value-type="float" office:value="0" calcext:value-type="float">
            <text:p>0</text:p>
          </table:table-cell>
          <table:table-cell table:formula="of:=ROUND((SUM([.$B193:.C193])/COUNT([.$B193:.C193]));0)" office:value-type="float" office:value="0" calcext:value-type="float">
            <text:p>0</text:p>
          </table:table-cell>
          <table:table-cell table:formula="of:=ROUND((SUM([.$B193:.D193])/COUNT([.$B193:.D193]));0)" office:value-type="float" office:value="0" calcext:value-type="float">
            <text:p>0</text:p>
          </table:table-cell>
          <table:table-cell table:formula="of:=ROUND((SUM([.$B193:.E193])/COUNT([.$B193:.E193]));0)" office:value-type="float" office:value="0" calcext:value-type="float">
            <text:p>0</text:p>
          </table:table-cell>
          <table:table-cell table:formula="of:=ROUND((SUM([.$B193:.F193])/COUNT([.$B193:.F193]));0)" office:value-type="float" office:value="0" calcext:value-type="float">
            <text:p>0</text:p>
          </table:table-cell>
          <table:table-cell table:formula="of:=ROUND((SUM([.$B193:.G193])/COUNT([.$B193:.G193]));0)" office:value-type="float" office:value="0" calcext:value-type="float">
            <text:p>0</text:p>
          </table:table-cell>
          <table:table-cell table:formula="of:=ROUND((SUM([.$B193:.H193])/COUNT([.$B193:.H193]));0)" office:value-type="float" office:value="0" calcext:value-type="float">
            <text:p>0</text:p>
          </table:table-cell>
          <table:table-cell table:formula="of:=ROUND((SUM([.$B193:.I193])/COUNT([.$B193:.I193]));0)" office:value-type="float" office:value="0" calcext:value-type="float">
            <text:p>0</text:p>
          </table:table-cell>
          <table:table-cell table:formula="of:=ROUND((SUM([.$B193:.J193])/COUNT([.$B193:.J193]));0)" office:value-type="float" office:value="0" calcext:value-type="float">
            <text:p>0</text:p>
          </table:table-cell>
          <table:table-cell table:formula="of:=ROUND((SUM([.$B193:.K193])/COUNT([.$B193:.K193]));0)" office:value-type="float" office:value="0" calcext:value-type="float">
            <text:p>0</text:p>
          </table:table-cell>
          <table:table-cell table:formula="of:=ROUND((SUM([.$B193:.L193])/COUNT([.$B193:.L193]));0)" office:value-type="float" office:value="0" calcext:value-type="float">
            <text:p>0</text:p>
          </table:table-cell>
          <table:table-cell table:formula="of:=ROUND((SUM([.$B193:.M193])/COUNT([.$B193:.M193]));0)" office:value-type="float" office:value="0" calcext:value-type="float">
            <text:p>0</text:p>
          </table:table-cell>
          <table:table-cell table:formula="of:=ROUND((SUM([.$B193:.N193])/COUNT([.$B193:.N193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94:.B194])/COUNT([.$B194:.B194]));0)" office:value-type="float" office:value="0" calcext:value-type="float">
            <text:p>0</text:p>
          </table:table-cell>
          <table:table-cell table:formula="of:=ROUND((SUM([.$B194:.C194])/COUNT([.$B194:.C194]));0)" office:value-type="float" office:value="0" calcext:value-type="float">
            <text:p>0</text:p>
          </table:table-cell>
          <table:table-cell table:formula="of:=ROUND((SUM([.$B194:.D194])/COUNT([.$B194:.D194]));0)" office:value-type="float" office:value="0" calcext:value-type="float">
            <text:p>0</text:p>
          </table:table-cell>
          <table:table-cell table:formula="of:=ROUND((SUM([.$B194:.E194])/COUNT([.$B194:.E194]));0)" office:value-type="float" office:value="0" calcext:value-type="float">
            <text:p>0</text:p>
          </table:table-cell>
          <table:table-cell table:formula="of:=ROUND((SUM([.$B194:.F194])/COUNT([.$B194:.F194]));0)" office:value-type="float" office:value="0" calcext:value-type="float">
            <text:p>0</text:p>
          </table:table-cell>
          <table:table-cell table:formula="of:=ROUND((SUM([.$B194:.G194])/COUNT([.$B194:.G194]));0)" office:value-type="float" office:value="0" calcext:value-type="float">
            <text:p>0</text:p>
          </table:table-cell>
          <table:table-cell table:formula="of:=ROUND((SUM([.$B194:.H194])/COUNT([.$B194:.H194]));0)" office:value-type="float" office:value="0" calcext:value-type="float">
            <text:p>0</text:p>
          </table:table-cell>
          <table:table-cell table:formula="of:=ROUND((SUM([.$B194:.I194])/COUNT([.$B194:.I194]));0)" office:value-type="float" office:value="0" calcext:value-type="float">
            <text:p>0</text:p>
          </table:table-cell>
          <table:table-cell table:formula="of:=ROUND((SUM([.$B194:.J194])/COUNT([.$B194:.J194]));0)" office:value-type="float" office:value="0" calcext:value-type="float">
            <text:p>0</text:p>
          </table:table-cell>
          <table:table-cell table:formula="of:=ROUND((SUM([.$B194:.K194])/COUNT([.$B194:.K194]));0)" office:value-type="float" office:value="0" calcext:value-type="float">
            <text:p>0</text:p>
          </table:table-cell>
          <table:table-cell table:formula="of:=ROUND((SUM([.$B194:.L194])/COUNT([.$B194:.L194]));0)" office:value-type="float" office:value="0" calcext:value-type="float">
            <text:p>0</text:p>
          </table:table-cell>
          <table:table-cell table:formula="of:=ROUND((SUM([.$B194:.M194])/COUNT([.$B194:.M194]));0)" office:value-type="float" office:value="0" calcext:value-type="float">
            <text:p>0</text:p>
          </table:table-cell>
          <table:table-cell table:formula="of:=ROUND((SUM([.$B194:.N194])/COUNT([.$B194:.N194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ROUND((SUM([.$B195:.B195])/COUNT([.$B195:.B195]));0)" office:value-type="float" office:value="1" calcext:value-type="float">
            <text:p>1</text:p>
          </table:table-cell>
          <table:table-cell table:formula="of:=ROUND((SUM([.$B195:.C195])/COUNT([.$B195:.C195]));0)" office:value-type="float" office:value="1" calcext:value-type="float">
            <text:p>1</text:p>
          </table:table-cell>
          <table:table-cell table:formula="of:=ROUND((SUM([.$B195:.D195])/COUNT([.$B195:.D195]));0)" office:value-type="float" office:value="0" calcext:value-type="float">
            <text:p>0</text:p>
          </table:table-cell>
          <table:table-cell table:formula="of:=ROUND((SUM([.$B195:.E195])/COUNT([.$B195:.E195]));0)" office:value-type="float" office:value="0" calcext:value-type="float">
            <text:p>0</text:p>
          </table:table-cell>
          <table:table-cell table:formula="of:=ROUND((SUM([.$B195:.F195])/COUNT([.$B195:.F195]));0)" office:value-type="float" office:value="0" calcext:value-type="float">
            <text:p>0</text:p>
          </table:table-cell>
          <table:table-cell table:formula="of:=ROUND((SUM([.$B195:.G195])/COUNT([.$B195:.G195]));0)" office:value-type="float" office:value="0" calcext:value-type="float">
            <text:p>0</text:p>
          </table:table-cell>
          <table:table-cell table:formula="of:=ROUND((SUM([.$B195:.H195])/COUNT([.$B195:.H195]));0)" office:value-type="float" office:value="0" calcext:value-type="float">
            <text:p>0</text:p>
          </table:table-cell>
          <table:table-cell table:formula="of:=ROUND((SUM([.$B195:.I195])/COUNT([.$B195:.I195]));0)" office:value-type="float" office:value="0" calcext:value-type="float">
            <text:p>0</text:p>
          </table:table-cell>
          <table:table-cell table:formula="of:=ROUND((SUM([.$B195:.J195])/COUNT([.$B195:.J195]));0)" office:value-type="float" office:value="0" calcext:value-type="float">
            <text:p>0</text:p>
          </table:table-cell>
          <table:table-cell table:formula="of:=ROUND((SUM([.$B195:.K195])/COUNT([.$B195:.K195]));0)" office:value-type="float" office:value="0" calcext:value-type="float">
            <text:p>0</text:p>
          </table:table-cell>
          <table:table-cell table:formula="of:=ROUND((SUM([.$B195:.L195])/COUNT([.$B195:.L195]));0)" office:value-type="float" office:value="0" calcext:value-type="float">
            <text:p>0</text:p>
          </table:table-cell>
          <table:table-cell table:formula="of:=ROUND((SUM([.$B195:.M195])/COUNT([.$B195:.M195]));0)" office:value-type="float" office:value="0" calcext:value-type="float">
            <text:p>0</text:p>
          </table:table-cell>
          <table:table-cell table:formula="of:=ROUND((SUM([.$B195:.N195])/COUNT([.$B195:.N195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(SUM([.$B196:.B196])/COUNT([.$B196:.B196]));0)" office:value-type="float" office:value="1" calcext:value-type="float">
            <text:p>1</text:p>
          </table:table-cell>
          <table:table-cell table:formula="of:=ROUND((SUM([.$B196:.C196])/COUNT([.$B196:.C196]));0)" office:value-type="float" office:value="1" calcext:value-type="float">
            <text:p>1</text:p>
          </table:table-cell>
          <table:table-cell table:formula="of:=ROUND((SUM([.$B196:.D196])/COUNT([.$B196:.D196]));0)" office:value-type="float" office:value="0" calcext:value-type="float">
            <text:p>0</text:p>
          </table:table-cell>
          <table:table-cell table:formula="of:=ROUND((SUM([.$B196:.E196])/COUNT([.$B196:.E196]));0)" office:value-type="float" office:value="0" calcext:value-type="float">
            <text:p>0</text:p>
          </table:table-cell>
          <table:table-cell table:formula="of:=ROUND((SUM([.$B196:.F196])/COUNT([.$B196:.F196]));0)" office:value-type="float" office:value="0" calcext:value-type="float">
            <text:p>0</text:p>
          </table:table-cell>
          <table:table-cell table:formula="of:=ROUND((SUM([.$B196:.G196])/COUNT([.$B196:.G196]));0)" office:value-type="float" office:value="0" calcext:value-type="float">
            <text:p>0</text:p>
          </table:table-cell>
          <table:table-cell table:formula="of:=ROUND((SUM([.$B196:.H196])/COUNT([.$B196:.H196]));0)" office:value-type="float" office:value="0" calcext:value-type="float">
            <text:p>0</text:p>
          </table:table-cell>
          <table:table-cell table:formula="of:=ROUND((SUM([.$B196:.I196])/COUNT([.$B196:.I196]));0)" office:value-type="float" office:value="0" calcext:value-type="float">
            <text:p>0</text:p>
          </table:table-cell>
          <table:table-cell table:formula="of:=ROUND((SUM([.$B196:.J196])/COUNT([.$B196:.J196]));0)" office:value-type="float" office:value="0" calcext:value-type="float">
            <text:p>0</text:p>
          </table:table-cell>
          <table:table-cell table:formula="of:=ROUND((SUM([.$B196:.K196])/COUNT([.$B196:.K196]));0)" office:value-type="float" office:value="0" calcext:value-type="float">
            <text:p>0</text:p>
          </table:table-cell>
          <table:table-cell table:formula="of:=ROUND((SUM([.$B196:.L196])/COUNT([.$B196:.L196]));0)" office:value-type="float" office:value="0" calcext:value-type="float">
            <text:p>0</text:p>
          </table:table-cell>
          <table:table-cell table:formula="of:=ROUND((SUM([.$B196:.M196])/COUNT([.$B196:.M196]));0)" office:value-type="float" office:value="1" calcext:value-type="float">
            <text:p>1</text:p>
          </table:table-cell>
          <table:table-cell table:formula="of:=ROUND((SUM([.$B196:.N196])/COUNT([.$B196:.N196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97:.B197])/COUNT([.$B197:.B197]));0)" office:value-type="float" office:value="0" calcext:value-type="float">
            <text:p>0</text:p>
          </table:table-cell>
          <table:table-cell table:formula="of:=ROUND((SUM([.$B197:.C197])/COUNT([.$B197:.C197]));0)" office:value-type="float" office:value="0" calcext:value-type="float">
            <text:p>0</text:p>
          </table:table-cell>
          <table:table-cell table:formula="of:=ROUND((SUM([.$B197:.D197])/COUNT([.$B197:.D197]));0)" office:value-type="float" office:value="0" calcext:value-type="float">
            <text:p>0</text:p>
          </table:table-cell>
          <table:table-cell table:formula="of:=ROUND((SUM([.$B197:.E197])/COUNT([.$B197:.E197]));0)" office:value-type="float" office:value="0" calcext:value-type="float">
            <text:p>0</text:p>
          </table:table-cell>
          <table:table-cell table:formula="of:=ROUND((SUM([.$B197:.F197])/COUNT([.$B197:.F197]));0)" office:value-type="float" office:value="0" calcext:value-type="float">
            <text:p>0</text:p>
          </table:table-cell>
          <table:table-cell table:formula="of:=ROUND((SUM([.$B197:.G197])/COUNT([.$B197:.G197]));0)" office:value-type="float" office:value="0" calcext:value-type="float">
            <text:p>0</text:p>
          </table:table-cell>
          <table:table-cell table:formula="of:=ROUND((SUM([.$B197:.H197])/COUNT([.$B197:.H197]));0)" office:value-type="float" office:value="0" calcext:value-type="float">
            <text:p>0</text:p>
          </table:table-cell>
          <table:table-cell table:formula="of:=ROUND((SUM([.$B197:.I197])/COUNT([.$B197:.I197]));0)" office:value-type="float" office:value="0" calcext:value-type="float">
            <text:p>0</text:p>
          </table:table-cell>
          <table:table-cell table:formula="of:=ROUND((SUM([.$B197:.J197])/COUNT([.$B197:.J197]));0)" office:value-type="float" office:value="0" calcext:value-type="float">
            <text:p>0</text:p>
          </table:table-cell>
          <table:table-cell table:formula="of:=ROUND((SUM([.$B197:.K197])/COUNT([.$B197:.K197]));0)" office:value-type="float" office:value="0" calcext:value-type="float">
            <text:p>0</text:p>
          </table:table-cell>
          <table:table-cell table:formula="of:=ROUND((SUM([.$B197:.L197])/COUNT([.$B197:.L197]));0)" office:value-type="float" office:value="0" calcext:value-type="float">
            <text:p>0</text:p>
          </table:table-cell>
          <table:table-cell table:formula="of:=ROUND((SUM([.$B197:.M197])/COUNT([.$B197:.M197]));0)" office:value-type="float" office:value="0" calcext:value-type="float">
            <text:p>0</text:p>
          </table:table-cell>
          <table:table-cell table:formula="of:=ROUND((SUM([.$B197:.N197])/COUNT([.$B197:.N197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198:.B198])/COUNT([.$B198:.B198]));0)" office:value-type="float" office:value="0" calcext:value-type="float">
            <text:p>0</text:p>
          </table:table-cell>
          <table:table-cell table:formula="of:=ROUND((SUM([.$B198:.C198])/COUNT([.$B198:.C198]));0)" office:value-type="float" office:value="0" calcext:value-type="float">
            <text:p>0</text:p>
          </table:table-cell>
          <table:table-cell table:formula="of:=ROUND((SUM([.$B198:.D198])/COUNT([.$B198:.D198]));0)" office:value-type="float" office:value="0" calcext:value-type="float">
            <text:p>0</text:p>
          </table:table-cell>
          <table:table-cell table:formula="of:=ROUND((SUM([.$B198:.E198])/COUNT([.$B198:.E198]));0)" office:value-type="float" office:value="0" calcext:value-type="float">
            <text:p>0</text:p>
          </table:table-cell>
          <table:table-cell table:formula="of:=ROUND((SUM([.$B198:.F198])/COUNT([.$B198:.F198]));0)" office:value-type="float" office:value="0" calcext:value-type="float">
            <text:p>0</text:p>
          </table:table-cell>
          <table:table-cell table:formula="of:=ROUND((SUM([.$B198:.G198])/COUNT([.$B198:.G198]));0)" office:value-type="float" office:value="0" calcext:value-type="float">
            <text:p>0</text:p>
          </table:table-cell>
          <table:table-cell table:formula="of:=ROUND((SUM([.$B198:.H198])/COUNT([.$B198:.H198]));0)" office:value-type="float" office:value="0" calcext:value-type="float">
            <text:p>0</text:p>
          </table:table-cell>
          <table:table-cell table:formula="of:=ROUND((SUM([.$B198:.I198])/COUNT([.$B198:.I198]));0)" office:value-type="float" office:value="0" calcext:value-type="float">
            <text:p>0</text:p>
          </table:table-cell>
          <table:table-cell table:formula="of:=ROUND((SUM([.$B198:.J198])/COUNT([.$B198:.J198]));0)" office:value-type="float" office:value="0" calcext:value-type="float">
            <text:p>0</text:p>
          </table:table-cell>
          <table:table-cell table:formula="of:=ROUND((SUM([.$B198:.K198])/COUNT([.$B198:.K198]));0)" office:value-type="float" office:value="0" calcext:value-type="float">
            <text:p>0</text:p>
          </table:table-cell>
          <table:table-cell table:formula="of:=ROUND((SUM([.$B198:.L198])/COUNT([.$B198:.L198]));0)" office:value-type="float" office:value="0" calcext:value-type="float">
            <text:p>0</text:p>
          </table:table-cell>
          <table:table-cell table:formula="of:=ROUND((SUM([.$B198:.M198])/COUNT([.$B198:.M198]));0)" office:value-type="float" office:value="0" calcext:value-type="float">
            <text:p>0</text:p>
          </table:table-cell>
          <table:table-cell table:formula="of:=ROUND((SUM([.$B198:.N198])/COUNT([.$B198:.N198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199:.B199])/COUNT([.$B199:.B199]));0)" office:value-type="float" office:value="0" calcext:value-type="float">
            <text:p>0</text:p>
          </table:table-cell>
          <table:table-cell table:formula="of:=ROUND((SUM([.$B199:.C199])/COUNT([.$B199:.C199]));0)" office:value-type="float" office:value="0" calcext:value-type="float">
            <text:p>0</text:p>
          </table:table-cell>
          <table:table-cell table:formula="of:=ROUND((SUM([.$B199:.D199])/COUNT([.$B199:.D199]));0)" office:value-type="float" office:value="0" calcext:value-type="float">
            <text:p>0</text:p>
          </table:table-cell>
          <table:table-cell table:formula="of:=ROUND((SUM([.$B199:.E199])/COUNT([.$B199:.E199]));0)" office:value-type="float" office:value="0" calcext:value-type="float">
            <text:p>0</text:p>
          </table:table-cell>
          <table:table-cell table:formula="of:=ROUND((SUM([.$B199:.F199])/COUNT([.$B199:.F199]));0)" office:value-type="float" office:value="0" calcext:value-type="float">
            <text:p>0</text:p>
          </table:table-cell>
          <table:table-cell table:formula="of:=ROUND((SUM([.$B199:.G199])/COUNT([.$B199:.G199]));0)" office:value-type="float" office:value="0" calcext:value-type="float">
            <text:p>0</text:p>
          </table:table-cell>
          <table:table-cell table:formula="of:=ROUND((SUM([.$B199:.H199])/COUNT([.$B199:.H199]));0)" office:value-type="float" office:value="0" calcext:value-type="float">
            <text:p>0</text:p>
          </table:table-cell>
          <table:table-cell table:formula="of:=ROUND((SUM([.$B199:.I199])/COUNT([.$B199:.I199]));0)" office:value-type="float" office:value="0" calcext:value-type="float">
            <text:p>0</text:p>
          </table:table-cell>
          <table:table-cell table:formula="of:=ROUND((SUM([.$B199:.J199])/COUNT([.$B199:.J199]));0)" office:value-type="float" office:value="0" calcext:value-type="float">
            <text:p>0</text:p>
          </table:table-cell>
          <table:table-cell table:formula="of:=ROUND((SUM([.$B199:.K199])/COUNT([.$B199:.K199]));0)" office:value-type="float" office:value="0" calcext:value-type="float">
            <text:p>0</text:p>
          </table:table-cell>
          <table:table-cell table:formula="of:=ROUND((SUM([.$B199:.L199])/COUNT([.$B199:.L199]));0)" office:value-type="float" office:value="0" calcext:value-type="float">
            <text:p>0</text:p>
          </table:table-cell>
          <table:table-cell table:formula="of:=ROUND((SUM([.$B199:.M199])/COUNT([.$B199:.M199]));0)" office:value-type="float" office:value="0" calcext:value-type="float">
            <text:p>0</text:p>
          </table:table-cell>
          <table:table-cell table:formula="of:=ROUND((SUM([.$B199:.N199])/COUNT([.$B199:.N199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ROUND((SUM([.$B200:.B200])/COUNT([.$B200:.B200]));0)" office:value-type="float" office:value="0" calcext:value-type="float">
            <text:p>0</text:p>
          </table:table-cell>
          <table:table-cell table:formula="of:=ROUND((SUM([.$B200:.C200])/COUNT([.$B200:.C200]));0)" office:value-type="float" office:value="0" calcext:value-type="float">
            <text:p>0</text:p>
          </table:table-cell>
          <table:table-cell table:formula="of:=ROUND((SUM([.$B200:.D200])/COUNT([.$B200:.D200]));0)" office:value-type="float" office:value="0" calcext:value-type="float">
            <text:p>0</text:p>
          </table:table-cell>
          <table:table-cell table:formula="of:=ROUND((SUM([.$B200:.E200])/COUNT([.$B200:.E200]));0)" office:value-type="float" office:value="0" calcext:value-type="float">
            <text:p>0</text:p>
          </table:table-cell>
          <table:table-cell table:formula="of:=ROUND((SUM([.$B200:.F200])/COUNT([.$B200:.F200]));0)" office:value-type="float" office:value="0" calcext:value-type="float">
            <text:p>0</text:p>
          </table:table-cell>
          <table:table-cell table:formula="of:=ROUND((SUM([.$B200:.G200])/COUNT([.$B200:.G200]));0)" office:value-type="float" office:value="0" calcext:value-type="float">
            <text:p>0</text:p>
          </table:table-cell>
          <table:table-cell table:formula="of:=ROUND((SUM([.$B200:.H200])/COUNT([.$B200:.H200]));0)" office:value-type="float" office:value="0" calcext:value-type="float">
            <text:p>0</text:p>
          </table:table-cell>
          <table:table-cell table:formula="of:=ROUND((SUM([.$B200:.I200])/COUNT([.$B200:.I200]));0)" office:value-type="float" office:value="0" calcext:value-type="float">
            <text:p>0</text:p>
          </table:table-cell>
          <table:table-cell table:formula="of:=ROUND((SUM([.$B200:.J200])/COUNT([.$B200:.J200]));0)" office:value-type="float" office:value="0" calcext:value-type="float">
            <text:p>0</text:p>
          </table:table-cell>
          <table:table-cell table:formula="of:=ROUND((SUM([.$B200:.K200])/COUNT([.$B200:.K200]));0)" office:value-type="float" office:value="0" calcext:value-type="float">
            <text:p>0</text:p>
          </table:table-cell>
          <table:table-cell table:formula="of:=ROUND((SUM([.$B200:.L200])/COUNT([.$B200:.L200]));0)" office:value-type="float" office:value="0" calcext:value-type="float">
            <text:p>0</text:p>
          </table:table-cell>
          <table:table-cell table:formula="of:=ROUND((SUM([.$B200:.M200])/COUNT([.$B200:.M200]));0)" office:value-type="float" office:value="0" calcext:value-type="float">
            <text:p>0</text:p>
          </table:table-cell>
          <table:table-cell table:formula="of:=ROUND((SUM([.$B200:.N200])/COUNT([.$B200:.N200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(SUM([.$B201:.B201])/COUNT([.$B201:.B201]));0)" office:value-type="float" office:value="0" calcext:value-type="float">
            <text:p>0</text:p>
          </table:table-cell>
          <table:table-cell table:formula="of:=ROUND((SUM([.$B201:.C201])/COUNT([.$B201:.C201]));0)" office:value-type="float" office:value="0" calcext:value-type="float">
            <text:p>0</text:p>
          </table:table-cell>
          <table:table-cell table:formula="of:=ROUND((SUM([.$B201:.D201])/COUNT([.$B201:.D201]));0)" office:value-type="float" office:value="0" calcext:value-type="float">
            <text:p>0</text:p>
          </table:table-cell>
          <table:table-cell table:formula="of:=ROUND((SUM([.$B201:.E201])/COUNT([.$B201:.E201]));0)" office:value-type="float" office:value="0" calcext:value-type="float">
            <text:p>0</text:p>
          </table:table-cell>
          <table:table-cell table:formula="of:=ROUND((SUM([.$B201:.F201])/COUNT([.$B201:.F201]));0)" office:value-type="float" office:value="0" calcext:value-type="float">
            <text:p>0</text:p>
          </table:table-cell>
          <table:table-cell table:formula="of:=ROUND((SUM([.$B201:.G201])/COUNT([.$B201:.G201]));0)" office:value-type="float" office:value="0" calcext:value-type="float">
            <text:p>0</text:p>
          </table:table-cell>
          <table:table-cell table:formula="of:=ROUND((SUM([.$B201:.H201])/COUNT([.$B201:.H201]));0)" office:value-type="float" office:value="0" calcext:value-type="float">
            <text:p>0</text:p>
          </table:table-cell>
          <table:table-cell table:formula="of:=ROUND((SUM([.$B201:.I201])/COUNT([.$B201:.I201]));0)" office:value-type="float" office:value="0" calcext:value-type="float">
            <text:p>0</text:p>
          </table:table-cell>
          <table:table-cell table:formula="of:=ROUND((SUM([.$B201:.J201])/COUNT([.$B201:.J201]));0)" office:value-type="float" office:value="0" calcext:value-type="float">
            <text:p>0</text:p>
          </table:table-cell>
          <table:table-cell table:formula="of:=ROUND((SUM([.$B201:.K201])/COUNT([.$B201:.K201]));0)" office:value-type="float" office:value="0" calcext:value-type="float">
            <text:p>0</text:p>
          </table:table-cell>
          <table:table-cell table:formula="of:=ROUND((SUM([.$B201:.L201])/COUNT([.$B201:.L201]));0)" office:value-type="float" office:value="0" calcext:value-type="float">
            <text:p>0</text:p>
          </table:table-cell>
          <table:table-cell table:formula="of:=ROUND((SUM([.$B201:.M201])/COUNT([.$B201:.M201]));0)" office:value-type="float" office:value="0" calcext:value-type="float">
            <text:p>0</text:p>
          </table:table-cell>
          <table:table-cell table:formula="of:=ROUND((SUM([.$B201:.N201])/COUNT([.$B201:.N201]));0)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(SUM([.$B202:.B202])/COUNT([.$B202:.B202]));0)" office:value-type="float" office:value="0" calcext:value-type="float">
            <text:p>0</text:p>
          </table:table-cell>
          <table:table-cell table:formula="of:=ROUND((SUM([.$B202:.C202])/COUNT([.$B202:.C202]));0)" office:value-type="float" office:value="0" calcext:value-type="float">
            <text:p>0</text:p>
          </table:table-cell>
          <table:table-cell table:formula="of:=ROUND((SUM([.$B202:.D202])/COUNT([.$B202:.D202]));0)" office:value-type="float" office:value="0" calcext:value-type="float">
            <text:p>0</text:p>
          </table:table-cell>
          <table:table-cell table:formula="of:=ROUND((SUM([.$B202:.E202])/COUNT([.$B202:.E202]));0)" office:value-type="float" office:value="0" calcext:value-type="float">
            <text:p>0</text:p>
          </table:table-cell>
          <table:table-cell table:formula="of:=ROUND((SUM([.$B202:.F202])/COUNT([.$B202:.F202]));0)" office:value-type="float" office:value="0" calcext:value-type="float">
            <text:p>0</text:p>
          </table:table-cell>
          <table:table-cell table:formula="of:=ROUND((SUM([.$B202:.G202])/COUNT([.$B202:.G202]));0)" office:value-type="float" office:value="0" calcext:value-type="float">
            <text:p>0</text:p>
          </table:table-cell>
          <table:table-cell table:formula="of:=ROUND((SUM([.$B202:.H202])/COUNT([.$B202:.H202]));0)" office:value-type="float" office:value="0" calcext:value-type="float">
            <text:p>0</text:p>
          </table:table-cell>
          <table:table-cell table:formula="of:=ROUND((SUM([.$B202:.I202])/COUNT([.$B202:.I202]));0)" office:value-type="float" office:value="0" calcext:value-type="float">
            <text:p>0</text:p>
          </table:table-cell>
          <table:table-cell table:formula="of:=ROUND((SUM([.$B202:.J202])/COUNT([.$B202:.J202]));0)" office:value-type="float" office:value="0" calcext:value-type="float">
            <text:p>0</text:p>
          </table:table-cell>
          <table:table-cell table:formula="of:=ROUND((SUM([.$B202:.K202])/COUNT([.$B202:.K202]));0)" office:value-type="float" office:value="0" calcext:value-type="float">
            <text:p>0</text:p>
          </table:table-cell>
          <table:table-cell table:formula="of:=ROUND((SUM([.$B202:.L202])/COUNT([.$B202:.L202]));0)" office:value-type="float" office:value="0" calcext:value-type="float">
            <text:p>0</text:p>
          </table:table-cell>
          <table:table-cell table:formula="of:=ROUND((SUM([.$B202:.M202])/COUNT([.$B202:.M202]));0)" office:value-type="float" office:value="0" calcext:value-type="float">
            <text:p>0</text:p>
          </table:table-cell>
          <table:table-cell table:formula="of:=ROUND((SUM([.$B202:.N202])/COUNT([.$B202:.N202]));0)" office:value-type="float" office:value="0" calcext:value-type="float">
            <text:p>0</text:p>
          </table:table-cell>
          <table:table-cell table:number-columns-repeated="268"/>
        </table:table-row>
        <table:table-row table:style-name="ro2">
          <table:table-cell table:number-columns-repeated="13"/>
          <table:table-cell office:value-type="string" calcext:value-type="string">
            <text:p>Accracy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74" calcext:value-type="float">
            <text:p>0.74</text:p>
          </table:table-cell>
          <table:table-cell table:number-columns-repeated="2" table:style-name="ce6" office:value-type="float" office:value="0.72" calcext:value-type="float">
            <text:p>0.72</text:p>
          </table:table-cell>
          <table:table-cell table:number-columns-repeated="5" table:style-name="ce6" office:value-type="float" office:value="0.71" calcext:value-type="float">
            <text:p>0.71</text:p>
          </table:table-cell>
          <table:table-cell table:style-name="ce6" office:value-type="float" office:value="0.72" calcext:value-type="float">
            <text:p>0.72</text:p>
          </table:table-cell>
          <table:table-cell table:number-columns-repeated="2" table:style-name="ce6" office:value-type="float" office:value="0.71" calcext:value-type="float">
            <text:p>0.71</text:p>
          </table:table-cell>
          <table:table-cell table:number-columns-repeated="268"/>
        </table:table-row>
        <table:table-row table:style-name="ro2">
          <table:table-cell table:number-columns-repeated="13"/>
          <table:table-cell office:value-type="string" calcext:value-type="string">
            <text:p>MCC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6" calcext:value-type="float">
            <text:p>0.0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68"/>
        </table:table-row>
        <table:table-row table:style-name="ro2">
          <table:table-cell table:number-columns-repeated="13"/>
          <table:table-cell office:value-type="string" calcext:value-type="string">
            <text:p>Index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0.24" calcext:value-type="float">
            <text:p>0.24</text:p>
          </table:table-cell>
          <table:table-cell table:style-name="ce10" table:formula="of:=[.Q203]*[.Q204]" office:value-type="float" office:value="0.1924" calcext:value-type="float">
            <text:p>0.1924</text:p>
          </table:table-cell>
          <table:table-cell table:style-name="ce9" office:value-type="float" office:value="0.09" calcext:value-type="float">
            <text:p>0.09</text:p>
          </table:table-cell>
          <table:table-cell table:style-name="ce11" table:formula="of:=[.S204]*[.S203]" office:value-type="float" office:value="0.0792" calcext:value-type="float">
            <text:p>0.0792</text:p>
          </table:table-cell>
          <table:table-cell table:style-name="ce11" table:formula="of:=[.T204]*[.T203]" office:value-type="float" office:value="0" calcext:value-type="float">
            <text:p>0</text:p>
          </table:table-cell>
          <table:table-cell table:style-name="ce11" table:formula="of:=[.U204]*[.U203]" office:value-type="float" office:value="0.0426" calcext:value-type="float">
            <text:p>0.0426</text:p>
          </table:table-cell>
          <table:table-cell table:style-name="ce11" table:formula="of:=[.V204]*[.V203]" office:value-type="float" office:value="0" calcext:value-type="float">
            <text:p>0</text:p>
          </table:table-cell>
          <table:table-cell table:style-name="ce11" table:formula="of:=[.W204]*[.W203]" office:value-type="float" office:value="0" calcext:value-type="float">
            <text:p>0</text:p>
          </table:table-cell>
          <table:table-cell table:style-name="ce11" table:formula="of:=[.X204]*[.X203]" office:value-type="float" office:value="0" calcext:value-type="float">
            <text:p>0</text:p>
          </table:table-cell>
          <table:table-cell table:style-name="ce11" table:formula="of:=[.Y204]*[.Y203]" office:value-type="float" office:value="0.0576" calcext:value-type="float">
            <text:p>0.0576</text:p>
          </table:table-cell>
          <table:table-cell table:style-name="ce11" table:formula="of:=[.Z204]*[.Z203]" office:value-type="float" office:value="0" calcext:value-type="float">
            <text:p>0</text:p>
          </table:table-cell>
          <table:table-cell table:style-name="ce11" table:formula="of:=[.AA204]*[.AA203]" office:value-type="float" office:value="0" calcext:value-type="float">
            <text:p>0</text:p>
          </table:table-cell>
          <table:table-cell table:number-columns-repeated="268"/>
        </table:table-row>
        <table:table-row table:style-name="ro1"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278"/>
        </table:table-row>
        <calcext:conditional-formats>
          <calcext:conditional-format calcext:target-range-address="'B-Reshuffled-Hard-Reshuffled on Rho'.R205:'B-Reshuffled-Hard-Reshuffled on Rho'.AA205 'B-Reshuffled-Hard-Reshuffled on Rho'.O205:'B-Reshuffled-Hard-Reshuffled on Rho'.P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B-Reshuffled-Hard-Reshuffled on Rho'.Q205:'B-Reshuffled-Hard-Reshuffled on Rho'.Q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2" table:target-range-address="Sheet4.A1:Sheet4.GT1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6:23:35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8T12:35:12.868000000</meta:creation-date>
    <dc:date>2020-01-24T17:26:19.810000000</dc:date>
    <meta:editing-duration>PT23H36M46S</meta:editing-duration>
    <meta:editing-cycles>4</meta:editing-cycles>
    <meta:generator>LibreOffice/6.3.3.2$Windows_X86_64 LibreOffice_project/a64200df03143b798afd1ec74a12ab50359878ed</meta:generator>
    <meta:document-statistic meta:table-count="5" meta:cell-count="19933" meta:object-count="0"/>
  </office:meta>
</office:document-meta>
</file>